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0.6pt"/>
    </style:style>
    <style:style style:name="co2" style:family="table-column">
      <style:table-column-properties fo:break-before="auto" style:column-width="150.75pt"/>
    </style:style>
    <style:style style:name="co3" style:family="table-column">
      <style:table-column-properties fo:break-before="auto" style:column-width="43.99pt"/>
    </style:style>
    <style:style style:name="co4" style:family="table-column">
      <style:table-column-properties fo:break-before="auto" style:column-width="66.36pt"/>
    </style:style>
    <style:style style:name="co5" style:family="table-column">
      <style:table-column-properties fo:break-before="auto" style:column-width="104.2pt"/>
    </style:style>
    <style:style style:name="co6" style:family="table-column">
      <style:table-column-properties fo:break-before="auto" style:column-width="79.51pt"/>
    </style:style>
    <style:style style:name="co7" style:family="table-column">
      <style:table-column-properties fo:break-before="auto" style:column-width="128.1pt"/>
    </style:style>
    <style:style style:name="co8" style:family="table-column">
      <style:table-column-properties fo:break-before="auto" style:column-width="172.35pt"/>
    </style:style>
    <style:style style:name="co9" style:family="table-column">
      <style:table-column-properties fo:break-before="auto" style:column-width="105.19pt"/>
    </style:style>
    <style:style style:name="co10" style:family="table-column">
      <style:table-column-properties fo:break-before="auto" style:column-width="126.85pt"/>
    </style:style>
    <style:style style:name="co11" style:family="table-column">
      <style:table-column-properties fo:break-before="auto" style:column-width="148.45pt"/>
    </style:style>
    <style:style style:name="co12" style:family="table-column">
      <style:table-column-properties fo:break-before="auto" style:column-width="122.71pt"/>
    </style:style>
    <style:style style:name="co13" style:family="table-column">
      <style:table-column-properties fo:break-before="auto" style:column-width="170.05pt"/>
    </style:style>
    <style:style style:name="co14" style:family="table-column">
      <style:table-column-properties fo:break-before="auto" style:column-width="150.01pt"/>
    </style:style>
    <style:style style:name="co15" style:family="table-column">
      <style:table-column-properties fo:break-before="auto" style:column-width="128.89pt"/>
    </style:style>
    <style:style style:name="co16" style:family="table-column">
      <style:table-column-properties fo:break-before="auto" style:column-width="171.61pt"/>
    </style:style>
    <style:style style:name="co17" style:family="table-column">
      <style:table-column-properties fo:break-before="auto" style:column-width="125.04pt"/>
    </style:style>
    <style:style style:name="co18" style:family="table-column">
      <style:table-column-properties fo:break-before="auto" style:column-width="75.66pt"/>
    </style:style>
    <style:style style:name="co19" style:family="table-column">
      <style:table-column-properties fo:break-before="auto" style:column-width="121.95pt"/>
    </style:style>
    <style:style style:name="co20" style:family="table-column">
      <style:table-column-properties fo:break-before="auto" style:column-width="111.15pt"/>
    </style:style>
    <style:style style:name="co2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nsfection-merg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Default"/>
        <table:table-column table:style-name="co8" table:visibility="collapse" table:number-columns-repeated="4" table:default-cell-style-name="Default"/>
        <table:table-column table:style-name="co9" table:visibility="collapse" table:default-cell-style-name="Default"/>
        <table:table-column table:style-name="co9" table:default-cell-style-name="Default"/>
        <table:table-column table:style-name="co10" table:visibility="collapse" table:number-columns-repeated="4" table:default-cell-style-name="Default"/>
        <table:table-column table:style-name="co11" table:visibility="collapse" table:default-cell-style-name="Default"/>
        <table:table-column table:style-name="co12" table:default-cell-style-name="Default"/>
        <table:table-column table:style-name="co13" table:visibility="collapse" table:number-columns-repeated="4" table:default-cell-style-name="Default"/>
        <table:table-column table:style-name="co14" table:visibility="collapse" table:default-cell-style-name="Default"/>
        <table:table-column table:style-name="co15" table:default-cell-style-name="Default"/>
        <table:table-column table:style-name="co16" table:visibility="collapse" table:number-columns-repeated="4" table:default-cell-style-name="Default"/>
        <table:table-column table:style-name="co2" table:visibility="collapse" table:default-cell-style-name="Default"/>
        <table:table-column table:style-name="co17" table:default-cell-style-name="Default"/>
        <table:table-column table:style-name="co8" table:visibility="collapse" table:number-columns-repeated="4" table:default-cell-style-name="Default"/>
        <table:table-column table:style-name="co9" table:visibility="collapse" table:default-cell-style-name="Default"/>
        <table:table-column table:style-name="co18" table:default-cell-style-name="Default"/>
        <table:table-column table:style-name="co10" table:visibility="collapse" table:number-columns-repeated="4" table:default-cell-style-name="Default"/>
        <table:table-column table:style-name="co11" table:visibility="collapse" table:default-cell-style-name="Default"/>
        <table:table-column table:style-name="co19" table:default-cell-style-name="Default"/>
        <table:table-column table:style-name="co13" table:visibility="collapse" table:number-columns-repeated="4" table:default-cell-style-name="Default"/>
        <table:table-column table:style-name="co14" table:visibility="collapse" table:default-cell-style-name="Default"/>
        <table:table-column table:style-name="co20" table:default-cell-style-name="Default"/>
        <table:table-column table:style-name="co16" table:visibility="collapse" table:number-columns-repeated="4" table:default-cell-style-name="Default"/>
        <table:table-row table:style-name="ro1">
          <table:table-cell office:value-type="string" calcext:value-type="string">
            <text:p>#ID</text:p>
          </table:table-cell>
          <table:table-cell office:value-type="string" calcext:value-type="string">
            <text:p>#ID2</text:p>
          </table:table-cell>
          <table:table-cell table:style-name="ce1" office:value-type="string" calcext:value-type="string">
            <text:p>Idmatc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HR(mm10)</text:p>
          </table:table-cell>
          <table:table-cell office:value-type="string" calcext:value-type="string">
            <text:p>Start(mm10)</text:p>
          </table:table-cell>
          <table:table-cell office:value-type="string" calcext:value-type="string">
            <text:p>Stop(mm10)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C2C12_Myoblast_Rep1-ASSAY</text:p>
          </table:table-cell>
          <table:table-cell office:value-type="string" calcext:value-type="string">
            <text:p>C2C12_Myoblast_Rep1-Tech_Rep_1</text:p>
          </table:table-cell>
          <table:table-cell office:value-type="string" calcext:value-type="string">
            <text:p>C2C12_Myoblast_Rep1-Tech_Rep_2</text:p>
          </table:table-cell>
          <table:table-cell office:value-type="string" calcext:value-type="string">
            <text:p>C2C12_Myoblast_Rep1-Tech_Rep_3</text:p>
          </table:table-cell>
          <table:table-cell office:value-type="string" calcext:value-type="string">
            <text:p>C2C12_Myoblast_Rep1-Tech_Rep_4</text:p>
          </table:table-cell>
          <table:table-cell office:value-type="string" calcext:value-type="string">
            <text:p>10T1/2_Rep1-STDEV</text:p>
          </table:table-cell>
          <table:table-cell office:value-type="string" calcext:value-type="string">
            <text:p>10T1/2_Rep1-ASSAY</text:p>
          </table:table-cell>
          <table:table-cell office:value-type="string" calcext:value-type="string">
            <text:p>10T1/2_Rep1-Tech_Rep_1</text:p>
          </table:table-cell>
          <table:table-cell office:value-type="string" calcext:value-type="string">
            <text:p>10T1/2_Rep1-Tech_Rep_2</text:p>
          </table:table-cell>
          <table:table-cell office:value-type="string" calcext:value-type="string">
            <text:p>10T1/2_Rep1-Tech_Rep_3</text:p>
          </table:table-cell>
          <table:table-cell office:value-type="string" calcext:value-type="string">
            <text:p>10T1/2_Rep1-Tech_Rep_4</text:p>
          </table:table-cell>
          <table:table-cell office:value-type="string" calcext:value-type="string">
            <text:p>C2C12_Myocyte_Rep1-STDEV</text:p>
          </table:table-cell>
          <table:table-cell office:value-type="string" calcext:value-type="string">
            <text:p>C2C12_Myocyte_Rep1-ASSAY</text:p>
          </table:table-cell>
          <table:table-cell office:value-type="string" calcext:value-type="string">
            <text:p>C2C12_Myocyte_Rep1-Tech_Rep_1</text:p>
          </table:table-cell>
          <table:table-cell office:value-type="string" calcext:value-type="string">
            <text:p>C2C12_Myocyte_Rep1-Tech_Rep_2</text:p>
          </table:table-cell>
          <table:table-cell office:value-type="string" calcext:value-type="string">
            <text:p>C2C12_Myocyte_Rep1-Tech_Rep_3</text:p>
          </table:table-cell>
          <table:table-cell office:value-type="string" calcext:value-type="string">
            <text:p>C2C12_Myocyte_Rep1-Tech_Rep_4</text:p>
          </table:table-cell>
          <table:table-cell office:value-type="string" calcext:value-type="string">
            <text:p>10T1/2_MockDiff_Rep1-STDEV</text:p>
          </table:table-cell>
          <table:table-cell office:value-type="string" calcext:value-type="string">
            <text:p>10T1/2_MockDiff_Rep1-ASSAY</text:p>
          </table:table-cell>
          <table:table-cell office:value-type="string" calcext:value-type="string">
            <text:p>10T1/2_MockDiff_Rep1-Tech_Rep_1</text:p>
          </table:table-cell>
          <table:table-cell office:value-type="string" calcext:value-type="string">
            <text:p>10T1/2_MockDiff_Rep1-Tech_Rep_2</text:p>
          </table:table-cell>
          <table:table-cell office:value-type="string" calcext:value-type="string">
            <text:p>10T1/2_MockDiff_Rep1-Tech_Rep_3</text:p>
          </table:table-cell>
          <table:table-cell office:value-type="string" calcext:value-type="string">
            <text:p>10T1/2_MockDiff_Rep1-Tech_Rep_4</text:p>
          </table:table-cell>
          <table:table-cell office:value-type="string" calcext:value-type="string">
            <text:p>C2C12_Myoblast_Rep2-STDEV</text:p>
          </table:table-cell>
          <table:table-cell office:value-type="string" calcext:value-type="string">
            <text:p>C2C12_Myoblast_Rep2-ASSAY</text:p>
          </table:table-cell>
          <table:table-cell office:value-type="string" calcext:value-type="string">
            <text:p>C2C12_Myoblast_Rep2-Tech_Rep_1</text:p>
          </table:table-cell>
          <table:table-cell office:value-type="string" calcext:value-type="string">
            <text:p>C2C12_Myoblast_Rep2-Tech_Rep_2</text:p>
          </table:table-cell>
          <table:table-cell office:value-type="string" calcext:value-type="string">
            <text:p>C2C12_Myoblast_Rep2-Tech_Rep_3</text:p>
          </table:table-cell>
          <table:table-cell office:value-type="string" calcext:value-type="string">
            <text:p>C2C12_Myoblast_Rep2-Tech_Rep_4</text:p>
          </table:table-cell>
          <table:table-cell office:value-type="string" calcext:value-type="string">
            <text:p>10T1/2_Rep2-STDEV</text:p>
          </table:table-cell>
          <table:table-cell office:value-type="string" calcext:value-type="string">
            <text:p>10T1/2_Rep2-ASSAY</text:p>
          </table:table-cell>
          <table:table-cell office:value-type="string" calcext:value-type="string">
            <text:p>10T1/2_Rep2-Tech_Rep_1</text:p>
          </table:table-cell>
          <table:table-cell office:value-type="string" calcext:value-type="string">
            <text:p>10T1/2_Rep2-Tech_Rep_2</text:p>
          </table:table-cell>
          <table:table-cell office:value-type="string" calcext:value-type="string">
            <text:p>10T1/2_Rep2-Tech_Rep_3</text:p>
          </table:table-cell>
          <table:table-cell office:value-type="string" calcext:value-type="string">
            <text:p>10T1/2_Rep2-Tech_Rep_4</text:p>
          </table:table-cell>
          <table:table-cell office:value-type="string" calcext:value-type="string">
            <text:p>C2C12_Myocyte_Rep2-STDEV</text:p>
          </table:table-cell>
          <table:table-cell office:value-type="string" calcext:value-type="string">
            <text:p>C2C12_Myocyte_Rep2-ASSAY</text:p>
          </table:table-cell>
          <table:table-cell office:value-type="string" calcext:value-type="string">
            <text:p>C2C12_Myocyte_Rep2-Tech_Rep_1</text:p>
          </table:table-cell>
          <table:table-cell office:value-type="string" calcext:value-type="string">
            <text:p>C2C12_Myocyte_Rep2-Tech_Rep_2</text:p>
          </table:table-cell>
          <table:table-cell office:value-type="string" calcext:value-type="string">
            <text:p>C2C12_Myocyte_Rep2-Tech_Rep_3</text:p>
          </table:table-cell>
          <table:table-cell office:value-type="string" calcext:value-type="string">
            <text:p>C2C12_Myocyte_Rep2-Tech_Rep_4</text:p>
          </table:table-cell>
          <table:table-cell office:value-type="string" calcext:value-type="string">
            <text:p>10T1/2_MockDiff_Rep2-STDEV</text:p>
          </table:table-cell>
          <table:table-cell office:value-type="string" calcext:value-type="string">
            <text:p>10T1/2_MockDiff_Rep2-ASSAY</text:p>
          </table:table-cell>
          <table:table-cell office:value-type="string" calcext:value-type="string">
            <text:p>10T1/2_MockDiff_Rep2-Tech_Rep_1</text:p>
          </table:table-cell>
          <table:table-cell office:value-type="string" calcext:value-type="string">
            <text:p>10T1/2_MockDiff_Rep2-Tech_Rep_2</text:p>
          </table:table-cell>
          <table:table-cell office:value-type="string" calcext:value-type="string">
            <text:p>10T1/2_MockDiff_Rep2-Tech_Rep_3</text:p>
          </table:table-cell>
          <table:table-cell office:value-type="string" calcext:value-type="string">
            <text:p>10T1/2_MockDiff_Rep2-Tech_Rep_4</text:p>
          </table:table-cell>
        </table:table-row>
        <table:table-row table:style-name="ro1">
          <table:table-cell table:number-columns-repeated="2" office:value-type="string" calcext:value-type="string">
            <text:p>BJW1000A</text:p>
          </table:table-cell>
          <table:table-cell table:formula="of:=EXACT([.A2];[.B2])" office:value-type="boolean" office:boolean-value="true" calcext:value-type="boolean">
            <text:p>TRUE</text:p>
          </table:table-cell>
          <table:table-cell office:value-type="string" calcext:value-type="string">
            <text:p>TEST ELEMENT*NESTED</text:p>
          </table:table-cell>
          <table:table-cell office:value-type="string" calcext:value-type="string">
            <text:p>chr1</text:p>
          </table:table-cell>
          <table:table-cell office:value-type="float" office:value="134244219" calcext:value-type="float">
            <text:p>134244219</text:p>
          </table:table-cell>
          <table:table-cell office:value-type="float" office:value="134245778" calcext:value-type="float">
            <text:p>134245778</text:p>
          </table:table-cell>
          <table:table-cell office:value-type="float" office:value="0.3590531186" calcext:value-type="float">
            <text:p>0.3590531186</text:p>
          </table:table-cell>
          <table:table-cell office:value-type="float" office:value="0.902164591" calcext:value-type="float">
            <text:p>0.902164591</text:p>
          </table:table-cell>
          <table:table-cell office:value-type="float" office:value="1.067865133" calcext:value-type="float">
            <text:p>1.067865133</text:p>
          </table:table-cell>
          <table:table-cell office:value-type="float" office:value="0.942516136" calcext:value-type="float">
            <text:p>0.942516136</text:p>
          </table:table-cell>
          <table:table-cell office:value-type="float" office:value="0.807572524" calcext:value-type="float">
            <text:p>0.807572524</text:p>
          </table:table-cell>
          <table:table-cell office:value-type="float" office:value="0.790704572" calcext:value-type="float">
            <text:p>0.790704572</text:p>
          </table:table-cell>
          <table:table-cell office:value-type="float" office:value="0.497031572" calcext:value-type="float">
            <text:p>0.497031572</text:p>
          </table:table-cell>
          <table:table-cell office:value-type="float" office:value="0.624285945" calcext:value-type="float">
            <text:p>0.624285945</text:p>
          </table:table-cell>
          <table:table-cell office:value-type="float" office:value="0.843072256" calcext:value-type="float">
            <text:p>0.843072256</text:p>
          </table:table-cell>
          <table:table-cell office:value-type="float" office:value="0.269171019" calcext:value-type="float">
            <text:p>0.269171019</text:p>
          </table:table-cell>
          <table:table-cell office:value-type="float" office:value="0.760614549" calcext:value-type="float">
            <text:p>0.760614549</text:p>
          </table:table-cell>
          <table:table-cell office:value-type="string" calcext:value-type="string">
            <text:p>N/A</text:p>
          </table:table-cell>
          <table:table-cell office:value-type="float" office:value="0.131641688" calcext:value-type="float">
            <text:p>0.131641688</text:p>
          </table:table-cell>
          <table:table-cell office:value-type="float" office:value="5.293484745" calcext:value-type="float">
            <text:p>5.293484745</text:p>
          </table:table-cell>
          <table:table-cell office:value-type="float" office:value="4.419844589" calcext:value-type="float">
            <text:p>4.419844589</text:p>
          </table:table-cell>
          <table:table-cell office:value-type="float" office:value="6.125523011" calcext:value-type="float">
            <text:p>6.125523011</text:p>
          </table:table-cell>
          <table:table-cell office:value-type="float" office:value="5.327913926" calcext:value-type="float">
            <text:p>5.327913926</text:p>
          </table:table-cell>
          <table:table-cell office:value-type="float" office:value="5.3006575" calcext:value-type="float">
            <text:p>5.3006575</text:p>
          </table:table-cell>
          <table:table-cell office:value-type="float" office:value="0.226485681" calcext:value-type="float">
            <text:p>0.226485681</text:p>
          </table:table-cell>
          <table:table-cell office:value-type="float" office:value="0.827990873" calcext:value-type="float">
            <text:p>0.827990873</text:p>
          </table:table-cell>
          <table:table-cell office:value-type="float" office:value="1.043464088" calcext:value-type="float">
            <text:p>1.043464088</text:p>
          </table:table-cell>
          <table:table-cell office:value-type="float" office:value="0.738835162" calcext:value-type="float">
            <text:p>0.738835162</text:p>
          </table:table-cell>
          <table:table-cell office:value-type="float" office:value="0.701673367" calcext:value-type="float">
            <text:p>0.701673367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BJW1000B</text:p>
          </table:table-cell>
          <table:table-cell table:formula="of:=EXACT([.A3];[.B3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4244219" calcext:value-type="float">
            <text:p>134244219</text:p>
          </table:table-cell>
          <table:table-cell office:value-type="float" office:value="134245778" calcext:value-type="float">
            <text:p>134245778</text:p>
          </table:table-cell>
          <table:table-cell office:value-type="float" office:value="0.4763891942" calcext:value-type="float">
            <text:p>0.4763891942</text:p>
          </table:table-cell>
          <table:table-cell office:value-type="float" office:value="1.653044686" calcext:value-type="float">
            <text:p>1.653044686</text:p>
          </table:table-cell>
          <table:table-cell office:value-type="float" office:value="2.017943969" calcext:value-type="float">
            <text:p>2.017943969</text:p>
          </table:table-cell>
          <table:table-cell office:value-type="float" office:value="2.017480898" calcext:value-type="float">
            <text:p>2.017480898</text:p>
          </table:table-cell>
          <table:table-cell office:value-type="float" office:value="1.561241028" calcext:value-type="float">
            <text:p>1.561241028</text:p>
          </table:table-cell>
          <table:table-cell office:value-type="float" office:value="1.01551285" calcext:value-type="float">
            <text:p>1.01551285</text:p>
          </table:table-cell>
          <table:table-cell office:value-type="float" office:value="0.341388326" calcext:value-type="float">
            <text:p>0.341388326</text:p>
          </table:table-cell>
          <table:table-cell office:value-type="float" office:value="2.082971329" calcext:value-type="float">
            <text:p>2.082971329</text:p>
          </table:table-cell>
          <table:table-cell office:value-type="float" office:value="3.081668115" calcext:value-type="float">
            <text:p>3.081668115</text:p>
          </table:table-cell>
          <table:table-cell office:value-type="float" office:value="2.0981755" calcext:value-type="float">
            <text:p>2.0981755</text:p>
          </table:table-cell>
          <table:table-cell office:value-type="float" office:value="1.627859832" calcext:value-type="float">
            <text:p>1.627859832</text:p>
          </table:table-cell>
          <table:table-cell office:value-type="float" office:value="1.524181871" calcext:value-type="float">
            <text:p>1.524181871</text:p>
          </table:table-cell>
          <table:table-cell office:value-type="float" office:value="0.165529032" calcext:value-type="float">
            <text:p>0.165529032</text:p>
          </table:table-cell>
          <table:table-cell office:value-type="float" office:value="10.71177945" calcext:value-type="float">
            <text:p>10.71177945</text:p>
          </table:table-cell>
          <table:table-cell office:value-type="float" office:value="11.33082707" calcext:value-type="float">
            <text:p>11.33082707</text:p>
          </table:table-cell>
          <table:table-cell office:value-type="float" office:value="12.19548872" calcext:value-type="float">
            <text:p>12.19548872</text:p>
          </table:table-cell>
          <table:table-cell office:value-type="float" office:value="8.137844612" calcext:value-type="float">
            <text:p>8.137844612</text:p>
          </table:table-cell>
          <table:table-cell office:value-type="float" office:value="11.18295739" calcext:value-type="float">
            <text:p>11.18295739</text:p>
          </table:table-cell>
          <table:table-cell office:value-type="float" office:value="0.523330869" calcext:value-type="float">
            <text:p>0.523330869</text:p>
          </table:table-cell>
          <table:table-cell office:value-type="float" office:value="2.727020272" calcext:value-type="float">
            <text:p>2.727020272</text:p>
          </table:table-cell>
          <table:table-cell office:value-type="float" office:value="1.477367398" calcext:value-type="float">
            <text:p>1.477367398</text:p>
          </table:table-cell>
          <table:table-cell office:value-type="float" office:value="4.735351291" calcext:value-type="float">
            <text:p>4.735351291</text:p>
          </table:table-cell>
          <table:table-cell office:value-type="float" office:value="2.684809775" calcext:value-type="float">
            <text:p>2.684809775</text:p>
          </table:table-cell>
          <table:table-cell office:value-type="float" office:value="2.010552624" calcext:value-type="float">
            <text:p>2.010552624</text:p>
          </table:table-cell>
          <table:table-cell office:value-type="float" office:value="0.094076389" calcext:value-type="float">
            <text:p>0.094076389</text:p>
          </table:table-cell>
          <table:table-cell office:value-type="float" office:value="2.108817606" calcext:value-type="float">
            <text:p>2.108817606</text:p>
          </table:table-cell>
          <table:table-cell office:value-type="float" office:value="2.07278481" calcext:value-type="float">
            <text:p>2.07278481</text:p>
          </table:table-cell>
          <table:table-cell office:value-type="float" office:value="2.072209436" calcext:value-type="float">
            <text:p>2.072209436</text:p>
          </table:table-cell>
          <table:table-cell office:value-type="float" office:value="2.382623705" calcext:value-type="float">
            <text:p>2.382623705</text:p>
          </table:table-cell>
          <table:table-cell office:value-type="float" office:value="1.907652474" calcext:value-type="float">
            <text:p>1.907652474</text:p>
          </table:table-cell>
          <table:table-cell office:value-type="float" office:value="0.25279376" calcext:value-type="float">
            <text:p>0.25279376</text:p>
          </table:table-cell>
          <table:table-cell office:value-type="float" office:value="2.688466948" calcext:value-type="float">
            <text:p>2.688466948</text:p>
          </table:table-cell>
          <table:table-cell office:value-type="float" office:value="3.135021097" calcext:value-type="float">
            <text:p>3.135021097</text:p>
          </table:table-cell>
          <table:table-cell office:value-type="float" office:value="2.915611814" calcext:value-type="float">
            <text:p>2.915611814</text:p>
          </table:table-cell>
          <table:table-cell office:value-type="float" office:value="3.025316456" calcext:value-type="float">
            <text:p>3.025316456</text:p>
          </table:table-cell>
          <table:table-cell office:value-type="float" office:value="1.677918425" calcext:value-type="float">
            <text:p>1.677918425</text:p>
          </table:table-cell>
          <table:table-cell office:value-type="float" office:value="0.352658747" calcext:value-type="float">
            <text:p>0.352658747</text:p>
          </table:table-cell>
          <table:table-cell office:value-type="float" office:value="11.32407407" calcext:value-type="float">
            <text:p>11.32407407</text:p>
          </table:table-cell>
          <table:table-cell office:value-type="float" office:value="12.5308642" calcext:value-type="float">
            <text:p>12.5308642</text:p>
          </table:table-cell>
          <table:table-cell office:value-type="float" office:value="16.4537037" calcext:value-type="float">
            <text:p>16.4537037</text:p>
          </table:table-cell>
          <table:table-cell office:value-type="float" office:value="8.141975309" calcext:value-type="float">
            <text:p>8.141975309</text:p>
          </table:table-cell>
          <table:table-cell office:value-type="float" office:value="8.169753086" calcext:value-type="float">
            <text:p>8.169753086</text:p>
          </table:table-cell>
          <table:table-cell office:value-type="float" office:value="0.412939247" calcext:value-type="float">
            <text:p>0.412939247</text:p>
          </table:table-cell>
          <table:table-cell office:value-type="float" office:value="1.275764938" calcext:value-type="float">
            <text:p>1.275764938</text:p>
          </table:table-cell>
          <table:table-cell office:value-type="float" office:value="2.615789474" calcext:value-type="float">
            <text:p>2.615789474</text:p>
          </table:table-cell>
          <table:table-cell office:value-type="float" office:value="3.723684211" calcext:value-type="float">
            <text:p>3.723684211</text:p>
          </table:table-cell>
          <table:table-cell office:value-type="float" office:value="4.465789474" calcext:value-type="float">
            <text:p>4.465789474</text:p>
          </table:table-cell>
          <table:table-cell office:value-type="float" office:value="1.552631579" calcext:value-type="float">
            <text:p>1.552631579</text:p>
          </table:table-cell>
        </table:table-row>
        <table:table-row table:style-name="ro1">
          <table:table-cell table:number-columns-repeated="2" office:value-type="string" calcext:value-type="string">
            <text:p>BJW1001</text:p>
          </table:table-cell>
          <table:table-cell table:formula="of:=EXACT([.A4];[.B4])" office:value-type="boolean" office:boolean-value="true" calcext:value-type="boolean">
            <text:p>TRUE</text:p>
          </table:table-cell>
          <table:table-cell office:value-type="string" calcext:value-type="string">
            <text:p>TEST ELEMENT*NESTED</text:p>
          </table:table-cell>
          <table:table-cell office:value-type="string" calcext:value-type="string">
            <text:p>chr1</text:p>
          </table:table-cell>
          <table:table-cell office:value-type="float" office:value="134244847" calcext:value-type="float">
            <text:p>134244847</text:p>
          </table:table-cell>
          <table:table-cell office:value-type="float" office:value="134245778" calcext:value-type="float">
            <text:p>134245778</text:p>
          </table:table-cell>
          <table:table-cell office:value-type="float" office:value="0.0457749874" calcext:value-type="float">
            <text:p>0.0457749874</text:p>
          </table:table-cell>
          <table:table-cell office:value-type="float" office:value="0.325528846" calcext:value-type="float">
            <text:p>0.325528846</text:p>
          </table:table-cell>
          <table:table-cell office:value-type="float" office:value="0.274230769" calcext:value-type="float">
            <text:p>0.274230769</text:p>
          </table:table-cell>
          <table:table-cell office:value-type="float" office:value="0.299615385" calcext:value-type="float">
            <text:p>0.299615385</text:p>
          </table:table-cell>
          <table:table-cell office:value-type="float" office:value="0.363076923" calcext:value-type="float">
            <text:p>0.363076923</text:p>
          </table:table-cell>
          <table:table-cell office:value-type="float" office:value="0.365192308" calcext:value-type="float">
            <text:p>0.365192308</text:p>
          </table:table-cell>
          <table:table-cell office:value-type="float" office:value="0.255979495" calcext:value-type="float">
            <text:p>0.255979495</text:p>
          </table:table-cell>
          <table:table-cell office:value-type="float" office:value="0.265126513" calcext:value-type="float">
            <text:p>0.265126513</text:p>
          </table:table-cell>
          <table:table-cell office:value-type="float" office:value="0.317931793" calcext:value-type="float">
            <text:p>0.317931793</text:p>
          </table:table-cell>
          <table:table-cell office:value-type="float" office:value="0.329372937" calcext:value-type="float">
            <text:p>0.329372937</text:p>
          </table:table-cell>
          <table:table-cell office:value-type="float" office:value="0.201540154" calcext:value-type="float">
            <text:p>0.201540154</text:p>
          </table:table-cell>
          <table:table-cell office:value-type="float" office:value="0.211661166" calcext:value-type="float">
            <text:p>0.211661166</text:p>
          </table:table-cell>
          <table:table-cell office:value-type="float" office:value="0.703998869" calcext:value-type="float">
            <text:p>0.703998869</text:p>
          </table:table-cell>
          <table:table-cell office:value-type="float" office:value="6.927547771" calcext:value-type="float">
            <text:p>6.927547771</text:p>
          </table:table-cell>
          <table:table-cell office:value-type="float" office:value="2.955414013" calcext:value-type="float">
            <text:p>2.955414013</text:p>
          </table:table-cell>
          <table:table-cell office:value-type="float" office:value="5.678343949" calcext:value-type="float">
            <text:p>5.678343949</text:p>
          </table:table-cell>
          <table:table-cell office:value-type="float" office:value="5.044585987" calcext:value-type="float">
            <text:p>5.044585987</text:p>
          </table:table-cell>
          <table:table-cell office:value-type="float" office:value="14.03184713" calcext:value-type="float">
            <text:p>14.03184713</text:p>
          </table:table-cell>
          <table:table-cell office:value-type="float" office:value="0.142620331" calcext:value-type="float">
            <text:p>0.142620331</text:p>
          </table:table-cell>
          <table:table-cell office:value-type="float" office:value="0.595978756" calcext:value-type="float">
            <text:p>0.595978756</text:p>
          </table:table-cell>
          <table:table-cell office:value-type="float" office:value="0.652503794" calcext:value-type="float">
            <text:p>0.652503794</text:p>
          </table:table-cell>
          <table:table-cell office:value-type="float" office:value="0.684370258" calcext:value-type="float">
            <text:p>0.684370258</text:p>
          </table:table-cell>
          <table:table-cell office:value-type="float" office:value="0.53262519" calcext:value-type="float">
            <text:p>0.53262519</text:p>
          </table:table-cell>
          <table:table-cell office:value-type="float" office:value="0.514415781" calcext:value-type="float">
            <text:p>0.514415781</text:p>
          </table:table-cell>
          <table:table-cell office:value-type="float" office:value="0.202262589" calcext:value-type="float">
            <text:p>0.202262589</text:p>
          </table:table-cell>
          <table:table-cell office:value-type="float" office:value="0.819004816" calcext:value-type="float">
            <text:p>0.819004816</text:p>
          </table:table-cell>
          <table:table-cell office:value-type="float" office:value="1.059663285" calcext:value-type="float">
            <text:p>1.059663285</text:p>
          </table:table-cell>
          <table:table-cell office:value-type="float" office:value="0.765712148" calcext:value-type="float">
            <text:p>0.765712148</text:p>
          </table:table-cell>
          <table:table-cell office:value-type="float" office:value="0.680521256" calcext:value-type="float">
            <text:p>0.680521256</text:p>
          </table:table-cell>
          <table:table-cell office:value-type="float" office:value="0.770122576" calcext:value-type="float">
            <text:p>0.770122576</text:p>
          </table:table-cell>
          <table:table-cell office:value-type="float" office:value="0.122309099" calcext:value-type="float">
            <text:p>0.122309099</text:p>
          </table:table-cell>
          <table:table-cell office:value-type="float" office:value="0.748981667" calcext:value-type="float">
            <text:p>0.748981667</text:p>
          </table:table-cell>
          <table:table-cell office:value-type="float" office:value="0.846705239" calcext:value-type="float">
            <text:p>0.846705239</text:p>
          </table:table-cell>
          <table:table-cell office:value-type="float" office:value="0.665056085" calcext:value-type="float">
            <text:p>0.665056085</text:p>
          </table:table-cell>
          <table:table-cell office:value-type="float" office:value="0.735183668" calcext:value-type="float">
            <text:p>0.735183668</text:p>
          </table:table-cell>
          <table:table-cell office:value-type="string" calcext:value-type="string">
            <text:p>N/A</text:p>
          </table:table-cell>
          <table:table-cell office:value-type="float" office:value="0.169694617" calcext:value-type="float">
            <text:p>0.169694617</text:p>
          </table:table-cell>
          <table:table-cell office:value-type="float" office:value="4.89898385" calcext:value-type="float">
            <text:p>4.89898385</text:p>
          </table:table-cell>
          <table:table-cell office:value-type="float" office:value="5.017334129" calcext:value-type="float">
            <text:p>5.017334129</text:p>
          </table:table-cell>
          <table:table-cell office:value-type="float" office:value="3.755648535" calcext:value-type="float">
            <text:p>3.755648535</text:p>
          </table:table-cell>
          <table:table-cell office:value-type="float" office:value="5.074716078" calcext:value-type="float">
            <text:p>5.074716078</text:p>
          </table:table-cell>
          <table:table-cell office:value-type="float" office:value="5.748236699" calcext:value-type="float">
            <text:p>5.748236699</text:p>
          </table:table-cell>
          <table:table-cell office:value-type="float" office:value="0.133760997" calcext:value-type="float">
            <text:p>0.133760997</text:p>
          </table:table-cell>
          <table:table-cell office:value-type="float" office:value="1.145170054" calcext:value-type="float">
            <text:p>1.145170054</text:p>
          </table:table-cell>
          <table:table-cell office:value-type="float" office:value="1.312887102" calcext:value-type="float">
            <text:p>1.312887102</text:p>
          </table:table-cell>
          <table:table-cell office:value-type="float" office:value="1.109964142" calcext:value-type="float">
            <text:p>1.109964142</text:p>
          </table:table-cell>
          <table:table-cell office:value-type="float" office:value="1.012658916" calcext:value-type="float">
            <text:p>1.01265891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BJW1002</text:p>
          </table:table-cell>
          <table:table-cell table:formula="of:=EXACT([.A5];[.B5])" office:value-type="boolean" office:boolean-value="true" calcext:value-type="boolean">
            <text:p>TRUE</text:p>
          </table:table-cell>
          <table:table-cell office:value-type="string" calcext:value-type="string">
            <text:p>TEST ELEMENT*TSS</text:p>
          </table:table-cell>
          <table:table-cell office:value-type="string" calcext:value-type="string">
            <text:p>chr1</text:p>
          </table:table-cell>
          <table:table-cell office:value-type="float" office:value="134192922" calcext:value-type="float">
            <text:p>134192922</text:p>
          </table:table-cell>
          <table:table-cell office:value-type="float" office:value="134193474" calcext:value-type="float">
            <text:p>134193474</text:p>
          </table:table-cell>
          <table:table-cell office:value-type="float" office:value="0.09759337464" calcext:value-type="float">
            <text:p>0.09759337464</text:p>
          </table:table-cell>
          <table:table-cell office:value-type="float" office:value="0.795625" calcext:value-type="float">
            <text:p>0.795625</text:p>
          </table:table-cell>
          <table:table-cell office:value-type="float" office:value="0.825" calcext:value-type="float">
            <text:p>0.825</text:p>
          </table:table-cell>
          <table:table-cell office:value-type="float" office:value="0.825576923" calcext:value-type="float">
            <text:p>0.825576923</text:p>
          </table:table-cell>
          <table:table-cell office:value-type="float" office:value="0.877884615" calcext:value-type="float">
            <text:p>0.877884615</text:p>
          </table:table-cell>
          <table:table-cell office:value-type="float" office:value="0.654038462" calcext:value-type="float">
            <text:p>0.654038462</text:p>
          </table:table-cell>
          <table:table-cell office:value-type="float" office:value="0.04829159" calcext:value-type="float">
            <text:p>0.04829159</text:p>
          </table:table-cell>
          <table:table-cell office:value-type="float" office:value="0.603520352" calcext:value-type="float">
            <text:p>0.603520352</text:p>
          </table:table-cell>
          <table:table-cell office:value-type="float" office:value="0.56919692" calcext:value-type="float">
            <text:p>0.56919692</text:p>
          </table:table-cell>
          <table:table-cell office:value-type="float" office:value="0.627282728" calcext:value-type="float">
            <text:p>0.627282728</text:p>
          </table:table-cell>
          <table:table-cell office:value-type="float" office:value="0.628162816" calcext:value-type="float">
            <text:p>0.628162816</text:p>
          </table:table-cell>
          <table:table-cell office:value-type="float" office:value="0.589438944" calcext:value-type="float">
            <text:p>0.589438944</text:p>
          </table:table-cell>
          <table:table-cell office:value-type="float" office:value="0.442908679" calcext:value-type="float">
            <text:p>0.442908679</text:p>
          </table:table-cell>
          <table:table-cell office:value-type="float" office:value="1.131369427" calcext:value-type="float">
            <text:p>1.131369427</text:p>
          </table:table-cell>
          <table:table-cell office:value-type="float" office:value="1.872611465" calcext:value-type="float">
            <text:p>1.872611465</text:p>
          </table:table-cell>
          <table:table-cell office:value-type="float" office:value="0.808917197" calcext:value-type="float">
            <text:p>0.808917197</text:p>
          </table:table-cell>
          <table:table-cell office:value-type="float" office:value="0.843949045" calcext:value-type="float">
            <text:p>0.843949045</text:p>
          </table:table-cell>
          <table:table-cell office:value-type="float" office:value="1" calcext:value-type="float">
            <text:p>1</text:p>
          </table:table-cell>
          <table:table-cell office:value-type="float" office:value="0.132165545" calcext:value-type="float">
            <text:p>0.132165545</text:p>
          </table:table-cell>
          <table:table-cell office:value-type="float" office:value="1.264036419" calcext:value-type="float">
            <text:p>1.264036419</text:p>
          </table:table-cell>
          <table:table-cell office:value-type="float" office:value="1.500758725" calcext:value-type="float">
            <text:p>1.500758725</text:p>
          </table:table-cell>
          <table:table-cell office:value-type="float" office:value="1.128983308" calcext:value-type="float">
            <text:p>1.128983308</text:p>
          </table:table-cell>
          <table:table-cell office:value-type="float" office:value="1.166919575" calcext:value-type="float">
            <text:p>1.166919575</text:p>
          </table:table-cell>
          <table:table-cell office:value-type="float" office:value="1.259484067" calcext:value-type="float">
            <text:p>1.259484067</text:p>
          </table:table-cell>
          <table:table-cell office:value-type="float" office:value="0.078385868" calcext:value-type="float">
            <text:p>0.078385868</text:p>
          </table:table-cell>
          <table:table-cell office:value-type="float" office:value="0.946431081" calcext:value-type="float">
            <text:p>0.946431081</text:p>
          </table:table-cell>
          <table:table-cell office:value-type="float" office:value="1.021778839" calcext:value-type="float">
            <text:p>1.021778839</text:p>
          </table:table-cell>
          <table:table-cell office:value-type="float" office:value="0.981312351" calcext:value-type="float">
            <text:p>0.981312351</text:p>
          </table:table-cell>
          <table:table-cell office:value-type="float" office:value="0.933398904" calcext:value-type="float">
            <text:p>0.933398904</text:p>
          </table:table-cell>
          <table:table-cell office:value-type="float" office:value="0.849234228" calcext:value-type="float">
            <text:p>0.849234228</text:p>
          </table:table-cell>
          <table:table-cell office:value-type="float" office:value="0.17965377" calcext:value-type="float">
            <text:p>0.17965377</text:p>
          </table:table-cell>
          <table:table-cell office:value-type="float" office:value="1.031935622" calcext:value-type="float">
            <text:p>1.031935622</text:p>
          </table:table-cell>
          <table:table-cell office:value-type="float" office:value="1.245462553" calcext:value-type="float">
            <text:p>1.245462553</text:p>
          </table:table-cell>
          <table:table-cell office:value-type="float" office:value="0.938384135" calcext:value-type="float">
            <text:p>0.938384135</text:p>
          </table:table-cell>
          <table:table-cell office:value-type="float" office:value="0.911960177" calcext:value-type="float">
            <text:p>0.911960177</text:p>
          </table:table-cell>
          <table:table-cell office:value-type="string" calcext:value-type="string">
            <text:p>N/A</text:p>
          </table:table-cell>
          <table:table-cell office:value-type="float" office:value="0.263469907" calcext:value-type="float">
            <text:p>0.263469907</text:p>
          </table:table-cell>
          <table:table-cell office:value-type="float" office:value="1.075925926" calcext:value-type="float">
            <text:p>1.075925926</text:p>
          </table:table-cell>
          <table:table-cell office:value-type="float" office:value="1.405925926" calcext:value-type="float">
            <text:p>1.405925926</text:p>
          </table:table-cell>
          <table:table-cell office:value-type="float" office:value="0.871111111" calcext:value-type="float">
            <text:p>0.871111111</text:p>
          </table:table-cell>
          <table:table-cell office:value-type="float" office:value="1.216296296" calcext:value-type="float">
            <text:p>1.216296296</text:p>
          </table:table-cell>
          <table:table-cell office:value-type="float" office:value="0.81037037" calcext:value-type="float">
            <text:p>0.81037037</text:p>
          </table:table-cell>
          <table:table-cell office:value-type="float" office:value="0.075203074" calcext:value-type="float">
            <text:p>0.075203074</text:p>
          </table:table-cell>
          <table:table-cell office:value-type="float" office:value="1.44938694" calcext:value-type="float">
            <text:p>1.44938694</text:p>
          </table:table-cell>
          <table:table-cell office:value-type="float" office:value="1.466713632" calcext:value-type="float">
            <text:p>1.466713632</text:p>
          </table:table-cell>
          <table:table-cell office:value-type="float" office:value="1.332763045" calcext:value-type="float">
            <text:p>1.332763045</text:p>
          </table:table-cell>
          <table:table-cell office:value-type="float" office:value="1.548684144" calcext:value-type="float">
            <text:p>1.54868414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BJW1003</text:p>
          </table:table-cell>
          <table:table-cell table:formula="of:=EXACT([.A6];[.B6])" office:value-type="boolean" office:boolean-value="true" calcext:value-type="boolean">
            <text:p>TRUE</text:p>
          </table:table-cell>
          <table:table-cell office:value-type="string" calcext:value-type="string">
            <text:p>TEST ELEMENT*NESTED</text:p>
          </table:table-cell>
          <table:table-cell office:value-type="string" calcext:value-type="string">
            <text:p>chr1</text:p>
          </table:table-cell>
          <table:table-cell office:value-type="float" office:value="134195091" calcext:value-type="float">
            <text:p>134195091</text:p>
          </table:table-cell>
          <table:table-cell office:value-type="float" office:value="134196873" calcext:value-type="float">
            <text:p>134196873</text:p>
          </table:table-cell>
          <table:table-cell office:value-type="float" office:value="0.2220855949" calcext:value-type="float">
            <text:p>0.2220855949</text:p>
          </table:table-cell>
          <table:table-cell office:value-type="float" office:value="0.989289882" calcext:value-type="float">
            <text:p>0.989289882</text:p>
          </table:table-cell>
          <table:table-cell office:value-type="float" office:value="1.081560672" calcext:value-type="float">
            <text:p>1.081560672</text:p>
          </table:table-cell>
          <table:table-cell office:value-type="float" office:value="0.885799583" calcext:value-type="float">
            <text:p>0.885799583</text:p>
          </table:table-cell>
          <table:table-cell office:value-type="float" office:value="0.992036728" calcext:value-type="float">
            <text:p>0.992036728</text:p>
          </table:table-cell>
          <table:table-cell office:value-type="float" office:value="0.997762546" calcext:value-type="float">
            <text:p>0.997762546</text:p>
          </table:table-cell>
          <table:table-cell office:value-type="float" office:value="0.268848514" calcext:value-type="float">
            <text:p>0.268848514</text:p>
          </table:table-cell>
          <table:table-cell office:value-type="float" office:value="1.046372527" calcext:value-type="float">
            <text:p>1.046372527</text:p>
          </table:table-cell>
          <table:table-cell office:value-type="float" office:value="1.332754339" calcext:value-type="float">
            <text:p>1.332754339</text:p>
          </table:table-cell>
          <table:table-cell office:value-type="float" office:value="0.770412594" calcext:value-type="float">
            <text:p>0.770412594</text:p>
          </table:table-cell>
          <table:table-cell office:value-type="float" office:value="1.035950631" calcext:value-type="float">
            <text:p>1.035950631</text:p>
          </table:table-cell>
          <table:table-cell office:value-type="string" calcext:value-type="string">
            <text:p>N/A</text:p>
          </table:table-cell>
          <table:table-cell office:value-type="float" office:value="0.201385278" calcext:value-type="float">
            <text:p>0.201385278</text:p>
          </table:table-cell>
          <table:table-cell office:value-type="float" office:value="5.50759114" calcext:value-type="float">
            <text:p>5.50759114</text:p>
          </table:table-cell>
          <table:table-cell office:value-type="float" office:value="7.166288103" calcext:value-type="float">
            <text:p>7.166288103</text:p>
          </table:table-cell>
          <table:table-cell office:value-type="float" office:value="5.075433352" calcext:value-type="float">
            <text:p>5.075433352</text:p>
          </table:table-cell>
          <table:table-cell office:value-type="float" office:value="4.880334727" calcext:value-type="float">
            <text:p>4.880334727</text:p>
          </table:table-cell>
          <table:table-cell office:value-type="float" office:value="4.908308427" calcext:value-type="float">
            <text:p>4.908308427</text:p>
          </table:table-cell>
          <table:table-cell office:value-type="float" office:value="0.168714215" calcext:value-type="float">
            <text:p>0.168714215</text:p>
          </table:table-cell>
          <table:table-cell office:value-type="float" office:value="1.706997719" calcext:value-type="float">
            <text:p>1.706997719</text:p>
          </table:table-cell>
          <table:table-cell office:value-type="float" office:value="1.776431598" calcext:value-type="float">
            <text:p>1.776431598</text:p>
          </table:table-cell>
          <table:table-cell office:value-type="float" office:value="1.390633489" calcext:value-type="float">
            <text:p>1.390633489</text:p>
          </table:table-cell>
          <table:table-cell office:value-type="float" office:value="1.953928067" calcext:value-type="float">
            <text:p>1.953928067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BJW1004</text:p>
          </table:table-cell>
          <table:table-cell table:formula="of:=EXACT([.A7];[.B7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4195091" calcext:value-type="float">
            <text:p>134195091</text:p>
          </table:table-cell>
          <table:table-cell office:value-type="float" office:value="134196873" calcext:value-type="float">
            <text:p>134196873</text:p>
          </table:table-cell>
          <table:table-cell office:value-type="float" office:value="0.175630828" calcext:value-type="float">
            <text:p>0.175630828</text:p>
          </table:table-cell>
          <table:table-cell office:value-type="float" office:value="0.894278846" calcext:value-type="float">
            <text:p>0.894278846</text:p>
          </table:table-cell>
          <table:table-cell office:value-type="float" office:value="0.799423077" calcext:value-type="float">
            <text:p>0.799423077</text:p>
          </table:table-cell>
          <table:table-cell office:value-type="float" office:value="1.157307692" calcext:value-type="float">
            <text:p>1.157307692</text:p>
          </table:table-cell>
          <table:table-cell office:value-type="float" office:value="0.820576923" calcext:value-type="float">
            <text:p>0.820576923</text:p>
          </table:table-cell>
          <table:table-cell office:value-type="float" office:value="0.799807692" calcext:value-type="float">
            <text:p>0.799807692</text:p>
          </table:table-cell>
          <table:table-cell office:value-type="float" office:value="0.422471624" calcext:value-type="float">
            <text:p>0.422471624</text:p>
          </table:table-cell>
          <table:table-cell office:value-type="float" office:value="0.538778878" calcext:value-type="float">
            <text:p>0.538778878</text:p>
          </table:table-cell>
          <table:table-cell office:value-type="float" office:value="0.526072607" calcext:value-type="float">
            <text:p>0.526072607</text:p>
          </table:table-cell>
          <table:table-cell office:value-type="float" office:value="0.864686469" calcext:value-type="float">
            <text:p>0.864686469</text:p>
          </table:table-cell>
          <table:table-cell office:value-type="float" office:value="0.383938394" calcext:value-type="float">
            <text:p>0.383938394</text:p>
          </table:table-cell>
          <table:table-cell office:value-type="float" office:value="0.380418042" calcext:value-type="float">
            <text:p>0.380418042</text:p>
          </table:table-cell>
          <table:table-cell office:value-type="float" office:value="0.209272707" calcext:value-type="float">
            <text:p>0.209272707</text:p>
          </table:table-cell>
          <table:table-cell office:value-type="float" office:value="17.35191083" calcext:value-type="float">
            <text:p>17.35191083</text:p>
          </table:table-cell>
          <table:table-cell office:value-type="float" office:value="19.18152866" calcext:value-type="float">
            <text:p>19.18152866</text:p>
          </table:table-cell>
          <table:table-cell office:value-type="float" office:value="19.36305732" calcext:value-type="float">
            <text:p>19.36305732</text:p>
          </table:table-cell>
          <table:table-cell office:value-type="float" office:value="18.9522293" calcext:value-type="float">
            <text:p>18.9522293</text:p>
          </table:table-cell>
          <table:table-cell office:value-type="float" office:value="11.91082803" calcext:value-type="float">
            <text:p>11.91082803</text:p>
          </table:table-cell>
          <table:table-cell office:value-type="float" office:value="0.145442671" calcext:value-type="float">
            <text:p>0.145442671</text:p>
          </table:table-cell>
          <table:table-cell office:value-type="float" office:value="0.798558422" calcext:value-type="float">
            <text:p>0.798558422</text:p>
          </table:table-cell>
          <table:table-cell office:value-type="float" office:value="0.836115326" calcext:value-type="float">
            <text:p>0.836115326</text:p>
          </table:table-cell>
          <table:table-cell office:value-type="float" office:value="0.626707132" calcext:value-type="float">
            <text:p>0.626707132</text:p>
          </table:table-cell>
          <table:table-cell office:value-type="float" office:value="0.849772382" calcext:value-type="float">
            <text:p>0.849772382</text:p>
          </table:table-cell>
          <table:table-cell office:value-type="float" office:value="0.881638847" calcext:value-type="float">
            <text:p>0.881638847</text:p>
          </table:table-cell>
          <table:table-cell office:value-type="float" office:value="0.209875631" calcext:value-type="float">
            <text:p>0.209875631</text:p>
          </table:table-cell>
          <table:table-cell office:value-type="float" office:value="0.490866938" calcext:value-type="float">
            <text:p>0.490866938</text:p>
          </table:table-cell>
          <table:table-cell office:value-type="float" office:value="0.52325418" calcext:value-type="float">
            <text:p>0.52325418</text:p>
          </table:table-cell>
          <table:table-cell office:value-type="float" office:value="0.621891246" calcext:value-type="float">
            <text:p>0.621891246</text:p>
          </table:table-cell>
          <table:table-cell office:value-type="float" office:value="0.420823381" calcext:value-type="float">
            <text:p>0.420823381</text:p>
          </table:table-cell>
          <table:table-cell office:value-type="float" office:value="0.397498946" calcext:value-type="float">
            <text:p>0.397498946</text:p>
          </table:table-cell>
          <table:table-cell office:value-type="float" office:value="0.029998123" calcext:value-type="float">
            <text:p>0.029998123</text:p>
          </table:table-cell>
          <table:table-cell office:value-type="float" office:value="0.842879767" calcext:value-type="float">
            <text:p>0.842879767</text:p>
          </table:table-cell>
          <table:table-cell office:value-type="float" office:value="0.820477233" calcext:value-type="float">
            <text:p>0.820477233</text:p>
          </table:table-cell>
          <table:table-cell office:value-type="float" office:value="0.837866332" calcext:value-type="float">
            <text:p>0.837866332</text:p>
          </table:table-cell>
          <table:table-cell office:value-type="float" office:value="0.870295735" calcext:value-type="float">
            <text:p>0.870295735</text:p>
          </table:table-cell>
          <table:table-cell office:value-type="string" calcext:value-type="string">
            <text:p>N/A</text:p>
          </table:table-cell>
          <table:table-cell office:value-type="float" office:value="0.074558657" calcext:value-type="float">
            <text:p>0.074558657</text:p>
          </table:table-cell>
          <table:table-cell office:value-type="float" office:value="6.900896576" calcext:value-type="float">
            <text:p>6.900896576</text:p>
          </table:table-cell>
          <table:table-cell office:value-type="float" office:value="7.613150028" calcext:value-type="float">
            <text:p>7.613150028</text:p>
          </table:table-cell>
          <table:table-cell office:value-type="float" office:value="6.537955767" calcext:value-type="float">
            <text:p>6.537955767</text:p>
          </table:table-cell>
          <table:table-cell office:value-type="float" office:value="6.943215778" calcext:value-type="float">
            <text:p>6.943215778</text:p>
          </table:table-cell>
          <table:table-cell office:value-type="float" office:value="6.509264792" calcext:value-type="float">
            <text:p>6.509264792</text:p>
          </table:table-cell>
          <table:table-cell office:value-type="float" office:value="0.112559846" calcext:value-type="float">
            <text:p>0.112559846</text:p>
          </table:table-cell>
          <table:table-cell office:value-type="float" office:value="1.128834767" calcext:value-type="float">
            <text:p>1.128834767</text:p>
          </table:table-cell>
          <table:table-cell office:value-type="float" office:value="1.209782116" calcext:value-type="float">
            <text:p>1.209782116</text:p>
          </table:table-cell>
          <table:table-cell office:value-type="float" office:value="1.194334021" calcext:value-type="float">
            <text:p>1.194334021</text:p>
          </table:table-cell>
          <table:table-cell office:value-type="float" office:value="0.982388165" calcext:value-type="float">
            <text:p>0.98238816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BJW1005</text:p>
          </table:table-cell>
          <table:table-cell table:formula="of:=EXACT([.A8];[.B8])" office:value-type="boolean" office:boolean-value="true" calcext:value-type="boolean">
            <text:p>TRUE</text:p>
          </table:table-cell>
          <table:table-cell office:value-type="string" calcext:value-type="string">
            <text:p>TEST ELEMENT*NESTED</text:p>
          </table:table-cell>
          <table:table-cell office:value-type="string" calcext:value-type="string">
            <text:p>chr1</text:p>
          </table:table-cell>
          <table:table-cell office:value-type="float" office:value="134195091" calcext:value-type="float">
            <text:p>134195091</text:p>
          </table:table-cell>
          <table:table-cell office:value-type="float" office:value="134196479" calcext:value-type="float">
            <text:p>134196479</text:p>
          </table:table-cell>
          <table:table-cell office:value-type="float" office:value="0.1177630924" calcext:value-type="float">
            <text:p>0.1177630924</text:p>
          </table:table-cell>
          <table:table-cell office:value-type="float" office:value="0.403461538" calcext:value-type="float">
            <text:p>0.403461538</text:p>
          </table:table-cell>
          <table:table-cell office:value-type="float" office:value="0.431923077" calcext:value-type="float">
            <text:p>0.431923077</text:p>
          </table:table-cell>
          <table:table-cell office:value-type="float" office:value="0.331153846" calcext:value-type="float">
            <text:p>0.331153846</text:p>
          </table:table-cell>
          <table:table-cell office:value-type="float" office:value="0.293846154" calcext:value-type="float">
            <text:p>0.293846154</text:p>
          </table:table-cell>
          <table:table-cell office:value-type="float" office:value="0.556923077" calcext:value-type="float">
            <text:p>0.556923077</text:p>
          </table:table-cell>
          <table:table-cell office:value-type="float" office:value="0.346768716" calcext:value-type="float">
            <text:p>0.346768716</text:p>
          </table:table-cell>
          <table:table-cell office:value-type="float" office:value="0.333443344" calcext:value-type="float">
            <text:p>0.333443344</text:p>
          </table:table-cell>
          <table:table-cell office:value-type="float" office:value="0.386578658" calcext:value-type="float">
            <text:p>0.386578658</text:p>
          </table:table-cell>
          <table:table-cell office:value-type="float" office:value="0.464906491" calcext:value-type="float">
            <text:p>0.464906491</text:p>
          </table:table-cell>
          <table:table-cell office:value-type="float" office:value="0.202640264" calcext:value-type="float">
            <text:p>0.202640264</text:p>
          </table:table-cell>
          <table:table-cell office:value-type="float" office:value="0.279647965" calcext:value-type="float">
            <text:p>0.279647965</text:p>
          </table:table-cell>
          <table:table-cell office:value-type="float" office:value="0.173036768" calcext:value-type="float">
            <text:p>0.173036768</text:p>
          </table:table-cell>
          <table:table-cell office:value-type="float" office:value="12.83041401" calcext:value-type="float">
            <text:p>12.83041401</text:p>
          </table:table-cell>
          <table:table-cell office:value-type="float" office:value="11.54458599" calcext:value-type="float">
            <text:p>11.54458599</text:p>
          </table:table-cell>
          <table:table-cell office:value-type="float" office:value="12.10191083" calcext:value-type="float">
            <text:p>12.10191083</text:p>
          </table:table-cell>
          <table:table-cell office:value-type="float" office:value="16.13694268" calcext:value-type="float">
            <text:p>16.13694268</text:p>
          </table:table-cell>
          <table:table-cell office:value-type="float" office:value="11.53821656" calcext:value-type="float">
            <text:p>11.53821656</text:p>
          </table:table-cell>
          <table:table-cell office:value-type="float" office:value="0.214783796" calcext:value-type="float">
            <text:p>0.214783796</text:p>
          </table:table-cell>
          <table:table-cell office:value-type="float" office:value="0.66198786" calcext:value-type="float">
            <text:p>0.66198786</text:p>
          </table:table-cell>
          <table:table-cell office:value-type="float" office:value="0.66616085" calcext:value-type="float">
            <text:p>0.66616085</text:p>
          </table:table-cell>
          <table:table-cell office:value-type="float" office:value="0.769347496" calcext:value-type="float">
            <text:p>0.769347496</text:p>
          </table:table-cell>
          <table:table-cell office:value-type="float" office:value="0.752655539" calcext:value-type="float">
            <text:p>0.752655539</text:p>
          </table:table-cell>
          <table:table-cell office:value-type="float" office:value="0.459787557" calcext:value-type="float">
            <text:p>0.459787557</text:p>
          </table:table-cell>
          <table:table-cell office:value-type="float" office:value="0.091670832" calcext:value-type="float">
            <text:p>0.091670832</text:p>
          </table:table-cell>
          <table:table-cell office:value-type="float" office:value="0.412533371" calcext:value-type="float">
            <text:p>0.412533371</text:p>
          </table:table-cell>
          <table:table-cell office:value-type="float" office:value="0.400590136" calcext:value-type="float">
            <text:p>0.400590136</text:p>
          </table:table-cell>
          <table:table-cell office:value-type="float" office:value="0.450189687" calcext:value-type="float">
            <text:p>0.450189687</text:p>
          </table:table-cell>
          <table:table-cell office:value-type="float" office:value="0.43431221" calcext:value-type="float">
            <text:p>0.43431221</text:p>
          </table:table-cell>
          <table:table-cell office:value-type="float" office:value="0.36504145" calcext:value-type="float">
            <text:p>0.36504145</text:p>
          </table:table-cell>
          <table:table-cell office:value-type="float" office:value="0.077781353" calcext:value-type="float">
            <text:p>0.077781353</text:p>
          </table:table-cell>
          <table:table-cell office:value-type="float" office:value="0.956222531" calcext:value-type="float">
            <text:p>0.956222531</text:p>
          </table:table-cell>
          <table:table-cell office:value-type="float" office:value="0.885442801" calcext:value-type="float">
            <text:p>0.885442801</text:p>
          </table:table-cell>
          <table:table-cell office:value-type="float" office:value="0.949487535" calcext:value-type="float">
            <text:p>0.949487535</text:p>
          </table:table-cell>
          <table:table-cell office:value-type="float" office:value="1.033737255" calcext:value-type="float">
            <text:p>1.033737255</text:p>
          </table:table-cell>
          <table:table-cell office:value-type="string" calcext:value-type="string">
            <text:p>N/A</text:p>
          </table:table-cell>
          <table:table-cell office:value-type="float" office:value="0.14364992" calcext:value-type="float">
            <text:p>0.14364992</text:p>
          </table:table-cell>
          <table:table-cell office:value-type="float" office:value="4.753915111" calcext:value-type="float">
            <text:p>4.753915111</text:p>
          </table:table-cell>
          <table:table-cell office:value-type="float" office:value="5.556007171" calcext:value-type="float">
            <text:p>5.556007171</text:p>
          </table:table-cell>
          <table:table-cell office:value-type="float" office:value="4.061924685" calcext:value-type="float">
            <text:p>4.061924685</text:p>
          </table:table-cell>
          <table:table-cell office:value-type="float" office:value="5.06682606" calcext:value-type="float">
            <text:p>5.06682606</text:p>
          </table:table-cell>
          <table:table-cell office:value-type="float" office:value="4.330902569" calcext:value-type="float">
            <text:p>4.330902569</text:p>
          </table:table-cell>
          <table:table-cell office:value-type="float" office:value="0.2365657" calcext:value-type="float">
            <text:p>0.2365657</text:p>
          </table:table-cell>
          <table:table-cell office:value-type="float" office:value="1.170381925" calcext:value-type="float">
            <text:p>1.170381925</text:p>
          </table:table-cell>
          <table:table-cell office:value-type="float" office:value="0.878629296" calcext:value-type="float">
            <text:p>0.878629296</text:p>
          </table:table-cell>
          <table:table-cell office:value-type="float" office:value="1.2030393" calcext:value-type="float">
            <text:p>1.2030393</text:p>
          </table:table-cell>
          <table:table-cell office:value-type="float" office:value="1.42947718" calcext:value-type="float">
            <text:p>1.4294771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BJW1006</text:p>
          </table:table-cell>
          <table:table-cell table:formula="of:=EXACT([.A9];[.B9])" office:value-type="boolean" office:boolean-value="true" calcext:value-type="boolean">
            <text:p>TRUE</text:p>
          </table:table-cell>
          <table:table-cell office:value-type="string" calcext:value-type="string">
            <text:p>TEST ELEMENT*NESTED</text:p>
          </table:table-cell>
          <table:table-cell office:value-type="string" calcext:value-type="string">
            <text:p>chr1</text:p>
          </table:table-cell>
          <table:table-cell office:value-type="float" office:value="134195091" calcext:value-type="float">
            <text:p>134195091</text:p>
          </table:table-cell>
          <table:table-cell office:value-type="float" office:value="134195506" calcext:value-type="float">
            <text:p>134195506</text:p>
          </table:table-cell>
          <table:table-cell office:value-type="float" office:value="0.1051608965" calcext:value-type="float">
            <text:p>0.1051608965</text:p>
          </table:table-cell>
          <table:table-cell office:value-type="float" office:value="1.710480769" calcext:value-type="float">
            <text:p>1.710480769</text:p>
          </table:table-cell>
          <table:table-cell office:value-type="float" office:value="1.700576923" calcext:value-type="float">
            <text:p>1.700576923</text:p>
          </table:table-cell>
          <table:table-cell office:value-type="float" office:value="1.693269231" calcext:value-type="float">
            <text:p>1.693269231</text:p>
          </table:table-cell>
          <table:table-cell office:value-type="float" office:value="1.596730769" calcext:value-type="float">
            <text:p>1.596730769</text:p>
          </table:table-cell>
          <table:table-cell office:value-type="float" office:value="1.851346154" calcext:value-type="float">
            <text:p>1.851346154</text:p>
          </table:table-cell>
          <table:table-cell office:value-type="float" office:value="0.18180128" calcext:value-type="float">
            <text:p>0.18180128</text:p>
          </table:table-cell>
          <table:table-cell office:value-type="float" office:value="1.578217822" calcext:value-type="float">
            <text:p>1.578217822</text:p>
          </table:table-cell>
          <table:table-cell office:value-type="float" office:value="1.445324532" calcext:value-type="float">
            <text:p>1.445324532</text:p>
          </table:table-cell>
          <table:table-cell office:value-type="float" office:value="1.925192519" calcext:value-type="float">
            <text:p>1.925192519</text:p>
          </table:table-cell>
          <table:table-cell office:value-type="float" office:value="1.678547855" calcext:value-type="float">
            <text:p>1.678547855</text:p>
          </table:table-cell>
          <table:table-cell office:value-type="float" office:value="1.263806381" calcext:value-type="float">
            <text:p>1.263806381</text:p>
          </table:table-cell>
          <table:table-cell office:value-type="float" office:value="0.329620542" calcext:value-type="float">
            <text:p>0.329620542</text:p>
          </table:table-cell>
          <table:table-cell office:value-type="float" office:value="2.550159236" calcext:value-type="float">
            <text:p>2.550159236</text:p>
          </table:table-cell>
          <table:table-cell office:value-type="float" office:value="2.312101911" calcext:value-type="float">
            <text:p>2.312101911</text:p>
          </table:table-cell>
          <table:table-cell office:value-type="float" office:value="2.719745223" calcext:value-type="float">
            <text:p>2.719745223</text:p>
          </table:table-cell>
          <table:table-cell office:value-type="float" office:value="1.576433121" calcext:value-type="float">
            <text:p>1.576433121</text:p>
          </table:table-cell>
          <table:table-cell office:value-type="float" office:value="3.592356688" calcext:value-type="float">
            <text:p>3.592356688</text:p>
          </table:table-cell>
          <table:table-cell office:value-type="float" office:value="0.062019888" calcext:value-type="float">
            <text:p>0.062019888</text:p>
          </table:table-cell>
          <table:table-cell office:value-type="float" office:value="1.606221548" calcext:value-type="float">
            <text:p>1.606221548</text:p>
          </table:table-cell>
          <table:table-cell office:value-type="float" office:value="1.558421851" calcext:value-type="float">
            <text:p>1.558421851</text:p>
          </table:table-cell>
          <table:table-cell office:value-type="float" office:value="1.631259484" calcext:value-type="float">
            <text:p>1.631259484</text:p>
          </table:table-cell>
          <table:table-cell office:value-type="float" office:value="1.73292868" calcext:value-type="float">
            <text:p>1.73292868</text:p>
          </table:table-cell>
          <table:table-cell office:value-type="float" office:value="1.502276176" calcext:value-type="float">
            <text:p>1.502276176</text:p>
          </table:table-cell>
          <table:table-cell office:value-type="float" office:value="0.149735381" calcext:value-type="float">
            <text:p>0.149735381</text:p>
          </table:table-cell>
          <table:table-cell office:value-type="float" office:value="0.630778418" calcext:value-type="float">
            <text:p>0.630778418</text:p>
          </table:table-cell>
          <table:table-cell office:value-type="float" office:value="0.665589434" calcext:value-type="float">
            <text:p>0.665589434</text:p>
          </table:table-cell>
          <table:table-cell office:value-type="float" office:value="0.722916959" calcext:value-type="float">
            <text:p>0.722916959</text:p>
          </table:table-cell>
          <table:table-cell office:value-type="float" office:value="0.634396515" calcext:value-type="float">
            <text:p>0.634396515</text:p>
          </table:table-cell>
          <table:table-cell office:value-type="float" office:value="0.500210763" calcext:value-type="float">
            <text:p>0.500210763</text:p>
          </table:table-cell>
          <table:table-cell office:value-type="float" office:value="0.118858673" calcext:value-type="float">
            <text:p>0.118858673</text:p>
          </table:table-cell>
          <table:table-cell office:value-type="float" office:value="0.171488817" calcext:value-type="float">
            <text:p>0.171488817</text:p>
          </table:table-cell>
          <table:table-cell office:value-type="float" office:value="0.149295361" calcext:value-type="float">
            <text:p>0.149295361</text:p>
          </table:table-cell>
          <table:table-cell office:value-type="float" office:value="0.175799391" calcext:value-type="float">
            <text:p>0.175799391</text:p>
          </table:table-cell>
          <table:table-cell office:value-type="float" office:value="0.189371697" calcext:value-type="float">
            <text:p>0.189371697</text:p>
          </table:table-cell>
          <table:table-cell office:value-type="string" calcext:value-type="string">
            <text:p>N/A</text:p>
          </table:table-cell>
          <table:table-cell office:value-type="float" office:value="0.246969724" calcext:value-type="float">
            <text:p>0.246969724</text:p>
          </table:table-cell>
          <table:table-cell office:value-type="float" office:value="0.737407407" calcext:value-type="float">
            <text:p>0.737407407</text:p>
          </table:table-cell>
          <table:table-cell office:value-type="float" office:value="0.792592593" calcext:value-type="float">
            <text:p>0.792592593</text:p>
          </table:table-cell>
          <table:table-cell office:value-type="float" office:value="0.946666667" calcext:value-type="float">
            <text:p>0.946666667</text:p>
          </table:table-cell>
          <table:table-cell office:value-type="float" office:value="0.699259259" calcext:value-type="float">
            <text:p>0.699259259</text:p>
          </table:table-cell>
          <table:table-cell office:value-type="float" office:value="0.511111111" calcext:value-type="float">
            <text:p>0.511111111</text:p>
          </table:table-cell>
          <table:table-cell office:value-type="float" office:value="0.563343349" calcext:value-type="float">
            <text:p>0.563343349</text:p>
          </table:table-cell>
          <table:table-cell office:value-type="float" office:value="0.471108204" calcext:value-type="float">
            <text:p>0.471108204</text:p>
          </table:table-cell>
          <table:table-cell office:value-type="float" office:value="0.232425904" calcext:value-type="float">
            <text:p>0.232425904</text:p>
          </table:table-cell>
          <table:table-cell office:value-type="float" office:value="0.756906355" calcext:value-type="float">
            <text:p>0.756906355</text:p>
          </table:table-cell>
          <table:table-cell office:value-type="float" office:value="0.423992351" calcext:value-type="float">
            <text:p>0.42399235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BJW1007</text:p>
          </table:table-cell>
          <table:table-cell table:formula="of:=EXACT([.A10];[.B10])" office:value-type="boolean" office:boolean-value="true" calcext:value-type="boolean">
            <text:p>TRUE</text:p>
          </table:table-cell>
          <table:table-cell office:value-type="string" calcext:value-type="string">
            <text:p>TEST ELEMENT*NESTED</text:p>
          </table:table-cell>
          <table:table-cell office:value-type="string" calcext:value-type="string">
            <text:p>chr1</text:p>
          </table:table-cell>
          <table:table-cell office:value-type="float" office:value="134195091" calcext:value-type="float">
            <text:p>134195091</text:p>
          </table:table-cell>
          <table:table-cell office:value-type="float" office:value="134195589" calcext:value-type="float">
            <text:p>134195589</text:p>
          </table:table-cell>
          <table:table-cell office:value-type="float" office:value="0.3774816764" calcext:value-type="float">
            <text:p>0.3774816764</text:p>
          </table:table-cell>
          <table:table-cell office:value-type="float" office:value="0.610921612" calcext:value-type="float">
            <text:p>0.610921612</text:p>
          </table:table-cell>
          <table:table-cell office:value-type="float" office:value="0.745130153" calcext:value-type="float">
            <text:p>0.745130153</text:p>
          </table:table-cell>
          <table:table-cell office:value-type="float" office:value="0.490099106" calcext:value-type="float">
            <text:p>0.490099106</text:p>
          </table:table-cell>
          <table:table-cell office:value-type="float" office:value="0.711626377" calcext:value-type="float">
            <text:p>0.711626377</text:p>
          </table:table-cell>
          <table:table-cell office:value-type="float" office:value="0.496830811" calcext:value-type="float">
            <text:p>0.496830811</text:p>
          </table:table-cell>
          <table:table-cell office:value-type="float" office:value="0.165215831" calcext:value-type="float">
            <text:p>0.165215831</text:p>
          </table:table-cell>
          <table:table-cell office:value-type="float" office:value="0.837347559" calcext:value-type="float">
            <text:p>0.837347559</text:p>
          </table:table-cell>
          <table:table-cell office:value-type="float" office:value="0.982336608" calcext:value-type="float">
            <text:p>0.982336608</text:p>
          </table:table-cell>
          <table:table-cell office:value-type="float" office:value="0.706780345" calcext:value-type="float">
            <text:p>0.706780345</text:p>
          </table:table-cell>
          <table:table-cell office:value-type="float" office:value="0.822925713" calcext:value-type="float">
            <text:p>0.822925713</text:p>
          </table:table-cell>
          <table:table-cell office:value-type="string" calcext:value-type="string">
            <text:p>N/A</text:p>
          </table:table-cell>
          <table:table-cell office:value-type="float" office:value="0.205787143" calcext:value-type="float">
            <text:p>0.205787143</text:p>
          </table:table-cell>
          <table:table-cell office:value-type="float" office:value="0.764255826" calcext:value-type="float">
            <text:p>0.764255826</text:p>
          </table:table-cell>
          <table:table-cell office:value-type="float" office:value="0.941781231" calcext:value-type="float">
            <text:p>0.941781231</text:p>
          </table:table-cell>
          <table:table-cell office:value-type="float" office:value="0.71440526" calcext:value-type="float">
            <text:p>0.71440526</text:p>
          </table:table-cell>
          <table:table-cell office:value-type="float" office:value="0.827017334" calcext:value-type="float">
            <text:p>0.827017334</text:p>
          </table:table-cell>
          <table:table-cell office:value-type="float" office:value="0.573819486" calcext:value-type="float">
            <text:p>0.573819486</text:p>
          </table:table-cell>
          <table:table-cell office:value-type="float" office:value="0.321686096" calcext:value-type="float">
            <text:p>0.321686096</text:p>
          </table:table-cell>
          <table:table-cell office:value-type="float" office:value="1.258937304" calcext:value-type="float">
            <text:p>1.258937304</text:p>
          </table:table-cell>
          <table:table-cell office:value-type="float" office:value="1.726556558" calcext:value-type="float">
            <text:p>1.726556558</text:p>
          </table:table-cell>
          <table:table-cell office:value-type="float" office:value="1.021949364" calcext:value-type="float">
            <text:p>1.021949364</text:p>
          </table:table-cell>
          <table:table-cell office:value-type="float" office:value="1.028305987" calcext:value-type="float">
            <text:p>1.028305987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BJW1008</text:p>
          </table:table-cell>
          <table:table-cell table:formula="of:=EXACT([.A11];[.B11])" office:value-type="boolean" office:boolean-value="true" calcext:value-type="boolean">
            <text:p>TRUE</text:p>
          </table:table-cell>
          <table:table-cell office:value-type="string" calcext:value-type="string">
            <text:p>TEST ELEMENT*NESTED</text:p>
          </table:table-cell>
          <table:table-cell office:value-type="string" calcext:value-type="string">
            <text:p>chr1</text:p>
          </table:table-cell>
          <table:table-cell office:value-type="float" office:value="134195643" calcext:value-type="float">
            <text:p>134195643</text:p>
          </table:table-cell>
          <table:table-cell office:value-type="float" office:value="134196479" calcext:value-type="float">
            <text:p>134196479</text:p>
          </table:table-cell>
          <table:table-cell office:value-type="float" office:value="0.2568557033" calcext:value-type="float">
            <text:p>0.2568557033</text:p>
          </table:table-cell>
          <table:table-cell office:value-type="float" office:value="1.114423077" calcext:value-type="float">
            <text:p>1.114423077</text:p>
          </table:table-cell>
          <table:table-cell office:value-type="float" office:value="0.950576923" calcext:value-type="float">
            <text:p>0.950576923</text:p>
          </table:table-cell>
          <table:table-cell office:value-type="float" office:value="0.892115385" calcext:value-type="float">
            <text:p>0.892115385</text:p>
          </table:table-cell>
          <table:table-cell office:value-type="float" office:value="1.460961538" calcext:value-type="float">
            <text:p>1.460961538</text:p>
          </table:table-cell>
          <table:table-cell office:value-type="float" office:value="1.154038462" calcext:value-type="float">
            <text:p>1.154038462</text:p>
          </table:table-cell>
          <table:table-cell office:value-type="float" office:value="0.130079789" calcext:value-type="float">
            <text:p>0.130079789</text:p>
          </table:table-cell>
          <table:table-cell office:value-type="float" office:value="1.094444444" calcext:value-type="float">
            <text:p>1.094444444</text:p>
          </table:table-cell>
          <table:table-cell office:value-type="float" office:value="1.221122112" calcext:value-type="float">
            <text:p>1.221122112</text:p>
          </table:table-cell>
          <table:table-cell office:value-type="float" office:value="1.21430143" calcext:value-type="float">
            <text:p>1.21430143</text:p>
          </table:table-cell>
          <table:table-cell office:value-type="float" office:value="0.971837184" calcext:value-type="float">
            <text:p>0.971837184</text:p>
          </table:table-cell>
          <table:table-cell office:value-type="float" office:value="0.970517052" calcext:value-type="float">
            <text:p>0.970517052</text:p>
          </table:table-cell>
          <table:table-cell office:value-type="float" office:value="0.236092082" calcext:value-type="float">
            <text:p>0.236092082</text:p>
          </table:table-cell>
          <table:table-cell office:value-type="float" office:value="9.707802548" calcext:value-type="float">
            <text:p>9.707802548</text:p>
          </table:table-cell>
          <table:table-cell office:value-type="float" office:value="7.777070064" calcext:value-type="float">
            <text:p>7.777070064</text:p>
          </table:table-cell>
          <table:table-cell office:value-type="float" office:value="12.10191083" calcext:value-type="float">
            <text:p>12.10191083</text:p>
          </table:table-cell>
          <table:table-cell office:value-type="float" office:value="7.71656051" calcext:value-type="float">
            <text:p>7.71656051</text:p>
          </table:table-cell>
          <table:table-cell office:value-type="float" office:value="11.23566879" calcext:value-type="float">
            <text:p>11.23566879</text:p>
          </table:table-cell>
          <table:table-cell office:value-type="float" office:value="0.055034206" calcext:value-type="float">
            <text:p>0.055034206</text:p>
          </table:table-cell>
          <table:table-cell office:value-type="float" office:value="1.488998483" calcext:value-type="float">
            <text:p>1.488998483</text:p>
          </table:table-cell>
          <table:table-cell office:value-type="float" office:value="1.529590288" calcext:value-type="float">
            <text:p>1.529590288</text:p>
          </table:table-cell>
          <table:table-cell office:value-type="float" office:value="1.543247344" calcext:value-type="float">
            <text:p>1.543247344</text:p>
          </table:table-cell>
          <table:table-cell office:value-type="float" office:value="1.367223065" calcext:value-type="float">
            <text:p>1.367223065</text:p>
          </table:table-cell>
          <table:table-cell office:value-type="float" office:value="1.515933232" calcext:value-type="float">
            <text:p>1.515933232</text:p>
          </table:table-cell>
          <table:table-cell office:value-type="float" office:value="0.16778633" calcext:value-type="float">
            <text:p>0.16778633</text:p>
          </table:table-cell>
          <table:table-cell office:value-type="float" office:value="0.642054236" calcext:value-type="float">
            <text:p>0.642054236</text:p>
          </table:table-cell>
          <table:table-cell office:value-type="float" office:value="0.668540115" calcext:value-type="float">
            <text:p>0.668540115</text:p>
          </table:table-cell>
          <table:table-cell office:value-type="float" office:value="0.536602501" calcext:value-type="float">
            <text:p>0.536602501</text:p>
          </table:table-cell>
          <table:table-cell office:value-type="float" office:value="0.781228046" calcext:value-type="float">
            <text:p>0.781228046</text:p>
          </table:table-cell>
          <table:table-cell office:value-type="float" office:value="0.581846284" calcext:value-type="float">
            <text:p>0.581846284</text:p>
          </table:table-cell>
          <table:table-cell office:value-type="float" office:value="0.201886589" calcext:value-type="float">
            <text:p>0.201886589</text:p>
          </table:table-cell>
          <table:table-cell office:value-type="float" office:value="0.148160999" calcext:value-type="float">
            <text:p>0.148160999</text:p>
          </table:table-cell>
          <table:table-cell office:value-type="float" office:value="0.12030908" calcext:value-type="float">
            <text:p>0.12030908</text:p>
          </table:table-cell>
          <table:table-cell office:value-type="float" office:value="0.144397587" calcext:value-type="float">
            <text:p>0.144397587</text:p>
          </table:table-cell>
          <table:table-cell office:value-type="float" office:value="0.179776331" calcext:value-type="float">
            <text:p>0.179776331</text:p>
          </table:table-cell>
          <table:table-cell office:value-type="string" calcext:value-type="string">
            <text:p>N/A</text:p>
          </table:table-cell>
          <table:table-cell office:value-type="float" office:value="0.17621374" calcext:value-type="float">
            <text:p>0.17621374</text:p>
          </table:table-cell>
          <table:table-cell office:value-type="float" office:value="1.955925926" calcext:value-type="float">
            <text:p>1.955925926</text:p>
          </table:table-cell>
          <table:table-cell office:value-type="float" office:value="1.555555556" calcext:value-type="float">
            <text:p>1.555555556</text:p>
          </table:table-cell>
          <table:table-cell office:value-type="float" office:value="2.026666667" calcext:value-type="float">
            <text:p>2.026666667</text:p>
          </table:table-cell>
          <table:table-cell office:value-type="float" office:value="2.382222222" calcext:value-type="float">
            <text:p>2.382222222</text:p>
          </table:table-cell>
          <table:table-cell office:value-type="float" office:value="1.859259259" calcext:value-type="float">
            <text:p>1.859259259</text:p>
          </table:table-cell>
          <table:table-cell office:value-type="float" office:value="0.118668308" calcext:value-type="float">
            <text:p>0.118668308</text:p>
          </table:table-cell>
          <table:table-cell office:value-type="float" office:value="0.432865362" calcext:value-type="float">
            <text:p>0.432865362</text:p>
          </table:table-cell>
          <table:table-cell office:value-type="float" office:value="0.489709656" calcext:value-type="float">
            <text:p>0.489709656</text:p>
          </table:table-cell>
          <table:table-cell office:value-type="float" office:value="0.419111357" calcext:value-type="float">
            <text:p>0.419111357</text:p>
          </table:table-cell>
          <table:table-cell office:value-type="float" office:value="0.389775072" calcext:value-type="float">
            <text:p>0.38977507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BJW1009</text:p>
          </table:table-cell>
          <table:table-cell table:formula="of:=EXACT([.A12];[.B12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4160156" calcext:value-type="float">
            <text:p>134160156</text:p>
          </table:table-cell>
          <table:table-cell office:value-type="float" office:value="134160953" calcext:value-type="float">
            <text:p>134160953</text:p>
          </table:table-cell>
          <table:table-cell office:value-type="float" office:value="0.1679295467" calcext:value-type="float">
            <text:p>0.1679295467</text:p>
          </table:table-cell>
          <table:table-cell office:value-type="float" office:value="1.744326923" calcext:value-type="float">
            <text:p>1.744326923</text:p>
          </table:table-cell>
          <table:table-cell office:value-type="float" office:value="1.777692308" calcext:value-type="float">
            <text:p>1.777692308</text:p>
          </table:table-cell>
          <table:table-cell office:value-type="float" office:value="1.678461538" calcext:value-type="float">
            <text:p>1.678461538</text:p>
          </table:table-cell>
          <table:table-cell office:value-type="float" office:value="1.562307692" calcext:value-type="float">
            <text:p>1.562307692</text:p>
          </table:table-cell>
          <table:table-cell office:value-type="float" office:value="1.958846154" calcext:value-type="float">
            <text:p>1.958846154</text:p>
          </table:table-cell>
          <table:table-cell office:value-type="float" office:value="0.126085501" calcext:value-type="float">
            <text:p>0.126085501</text:p>
          </table:table-cell>
          <table:table-cell office:value-type="float" office:value="1.069911991" calcext:value-type="float">
            <text:p>1.069911991</text:p>
          </table:table-cell>
          <table:table-cell office:value-type="float" office:value="1.018481848" calcext:value-type="float">
            <text:p>1.018481848</text:p>
          </table:table-cell>
          <table:table-cell office:value-type="float" office:value="1.20770077" calcext:value-type="float">
            <text:p>1.20770077</text:p>
          </table:table-cell>
          <table:table-cell office:value-type="float" office:value="0.905830583" calcext:value-type="float">
            <text:p>0.905830583</text:p>
          </table:table-cell>
          <table:table-cell office:value-type="float" office:value="1.147634763" calcext:value-type="float">
            <text:p>1.147634763</text:p>
          </table:table-cell>
          <table:table-cell office:value-type="float" office:value="0.045482605" calcext:value-type="float">
            <text:p>0.045482605</text:p>
          </table:table-cell>
          <table:table-cell office:value-type="float" office:value="9.282643312" calcext:value-type="float">
            <text:p>9.282643312</text:p>
          </table:table-cell>
          <table:table-cell office:value-type="float" office:value="8.742038217" calcext:value-type="float">
            <text:p>8.742038217</text:p>
          </table:table-cell>
          <table:table-cell office:value-type="float" office:value="9.770700637" calcext:value-type="float">
            <text:p>9.770700637</text:p>
          </table:table-cell>
          <table:table-cell office:value-type="float" office:value="9.347133758" calcext:value-type="float">
            <text:p>9.347133758</text:p>
          </table:table-cell>
          <table:table-cell office:value-type="float" office:value="9.270700637" calcext:value-type="float">
            <text:p>9.270700637</text:p>
          </table:table-cell>
          <table:table-cell office:value-type="float" office:value="0.081203495" calcext:value-type="float">
            <text:p>0.081203495</text:p>
          </table:table-cell>
          <table:table-cell office:value-type="float" office:value="1.337253414" calcext:value-type="float">
            <text:p>1.337253414</text:p>
          </table:table-cell>
          <table:table-cell office:value-type="float" office:value="1.264036419" calcext:value-type="float">
            <text:p>1.264036419</text:p>
          </table:table-cell>
          <table:table-cell office:value-type="float" office:value="1.411229135" calcext:value-type="float">
            <text:p>1.411229135</text:p>
          </table:table-cell>
          <table:table-cell office:value-type="float" office:value="1.226100152" calcext:value-type="float">
            <text:p>1.226100152</text:p>
          </table:table-cell>
          <table:table-cell office:value-type="float" office:value="1.447647951" calcext:value-type="float">
            <text:p>1.447647951</text:p>
          </table:table-cell>
          <table:table-cell office:value-type="float" office:value="0.200586304" calcext:value-type="float">
            <text:p>0.200586304</text:p>
          </table:table-cell>
          <table:table-cell office:value-type="float" office:value="0.61430378" calcext:value-type="float">
            <text:p>0.61430378</text:p>
          </table:table-cell>
          <table:table-cell office:value-type="float" office:value="0.770970915" calcext:value-type="float">
            <text:p>0.770970915</text:p>
          </table:table-cell>
          <table:table-cell office:value-type="float" office:value="0.647744836" calcext:value-type="float">
            <text:p>0.647744836</text:p>
          </table:table-cell>
          <table:table-cell office:value-type="float" office:value="0.549388787" calcext:value-type="float">
            <text:p>0.549388787</text:p>
          </table:table-cell>
          <table:table-cell office:value-type="float" office:value="0.48911058" calcext:value-type="float">
            <text:p>0.48911058</text:p>
          </table:table-cell>
          <table:table-cell office:value-type="float" office:value="0.03233043" calcext:value-type="float">
            <text:p>0.03233043</text:p>
          </table:table-cell>
          <table:table-cell office:value-type="float" office:value="0.119779711" calcext:value-type="float">
            <text:p>0.119779711</text:p>
          </table:table-cell>
          <table:table-cell office:value-type="float" office:value="0.124232638" calcext:value-type="float">
            <text:p>0.124232638</text:p>
          </table:table-cell>
          <table:table-cell office:value-type="float" office:value="0.117199594" calcext:value-type="float">
            <text:p>0.117199594</text:p>
          </table:table-cell>
          <table:table-cell office:value-type="float" office:value="0.117906902" calcext:value-type="float">
            <text:p>0.117906902</text:p>
          </table:table-cell>
          <table:table-cell office:value-type="string" calcext:value-type="string">
            <text:p>N/A</text:p>
          </table:table-cell>
          <table:table-cell office:value-type="float" office:value="0.141905318" calcext:value-type="float">
            <text:p>0.141905318</text:p>
          </table:table-cell>
          <table:table-cell office:value-type="float" office:value="5.122414811" calcext:value-type="float">
            <text:p>5.122414811</text:p>
          </table:table-cell>
          <table:table-cell office:value-type="float" office:value="5.531619843" calcext:value-type="float">
            <text:p>5.531619843</text:p>
          </table:table-cell>
          <table:table-cell office:value-type="float" office:value="4.26347878" calcext:value-type="float">
            <text:p>4.26347878</text:p>
          </table:table-cell>
          <table:table-cell office:value-type="float" office:value="5.885236101" calcext:value-type="float">
            <text:p>5.885236101</text:p>
          </table:table-cell>
          <table:table-cell office:value-type="float" office:value="4.809324565" calcext:value-type="float">
            <text:p>4.809324565</text:p>
          </table:table-cell>
          <table:table-cell office:value-type="float" office:value="0.061388794" calcext:value-type="float">
            <text:p>0.061388794</text:p>
          </table:table-cell>
          <table:table-cell office:value-type="float" office:value="1.128871021" calcext:value-type="float">
            <text:p>1.128871021</text:p>
          </table:table-cell>
          <table:table-cell office:value-type="float" office:value="1.109475171" calcext:value-type="float">
            <text:p>1.109475171</text:p>
          </table:table-cell>
          <table:table-cell office:value-type="float" office:value="1.205802456" calcext:value-type="float">
            <text:p>1.205802456</text:p>
          </table:table-cell>
          <table:table-cell office:value-type="float" office:value="1.071335434" calcext:value-type="float">
            <text:p>1.07133543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BJW1010</text:p>
          </table:table-cell>
          <table:table-cell table:formula="of:=EXACT([.A13];[.B13])" office:value-type="boolean" office:boolean-value="true" calcext:value-type="boolean">
            <text:p>TRUE</text:p>
          </table:table-cell>
          <table:table-cell office:value-type="string" calcext:value-type="string">
            <text:p>TEST ELEMENT*NESTED</text:p>
          </table:table-cell>
          <table:table-cell office:value-type="string" calcext:value-type="string">
            <text:p>chr1</text:p>
          </table:table-cell>
          <table:table-cell office:value-type="float" office:value="134161168" calcext:value-type="float">
            <text:p>134161168</text:p>
          </table:table-cell>
          <table:table-cell office:value-type="float" office:value="134162062" calcext:value-type="float">
            <text:p>134162062</text:p>
          </table:table-cell>
          <table:table-cell office:value-type="float" office:value="0.04999637653" calcext:value-type="float">
            <text:p>0.04999637653</text:p>
          </table:table-cell>
          <table:table-cell office:value-type="float" office:value="0.686363138" calcext:value-type="float">
            <text:p>0.686363138</text:p>
          </table:table-cell>
          <table:table-cell office:value-type="float" office:value="0.711162122" calcext:value-type="float">
            <text:p>0.711162122</text:p>
          </table:table-cell>
          <table:table-cell office:value-type="float" office:value="0.671081393" calcext:value-type="float">
            <text:p>0.671081393</text:p>
          </table:table-cell>
          <table:table-cell office:value-type="float" office:value="0.675104941" calcext:value-type="float">
            <text:p>0.675104941</text:p>
          </table:table-cell>
          <table:table-cell office:value-type="float" office:value="0.688104096" calcext:value-type="float">
            <text:p>0.688104096</text:p>
          </table:table-cell>
          <table:table-cell office:value-type="float" office:value="0.114054914" calcext:value-type="float">
            <text:p>0.114054914</text:p>
          </table:table-cell>
          <table:table-cell office:value-type="float" office:value="1.150848313" calcext:value-type="float">
            <text:p>1.150848313</text:p>
          </table:table-cell>
          <table:table-cell office:value-type="float" office:value="1.29961713" calcext:value-type="float">
            <text:p>1.29961713</text:p>
          </table:table-cell>
          <table:table-cell office:value-type="float" office:value="1.101564507" calcext:value-type="float">
            <text:p>1.101564507</text:p>
          </table:table-cell>
          <table:table-cell office:value-type="float" office:value="1.051363286" calcext:value-type="float">
            <text:p>1.051363286</text:p>
          </table:table-cell>
          <table:table-cell office:value-type="string" calcext:value-type="string">
            <text:p>N/A</text:p>
          </table:table-cell>
          <table:table-cell office:value-type="float" office:value="0.144632537" calcext:value-type="float">
            <text:p>0.144632537</text:p>
          </table:table-cell>
          <table:table-cell office:value-type="float" office:value="0.919725043" calcext:value-type="float">
            <text:p>0.919725043</text:p>
          </table:table-cell>
          <table:table-cell office:value-type="float" office:value="0.976927675" calcext:value-type="float">
            <text:p>0.976927675</text:p>
          </table:table-cell>
          <table:table-cell office:value-type="float" office:value="0.720860729" calcext:value-type="float">
            <text:p>0.720860729</text:p>
          </table:table-cell>
          <table:table-cell office:value-type="float" office:value="0.979796772" calcext:value-type="float">
            <text:p>0.979796772</text:p>
          </table:table-cell>
          <table:table-cell office:value-type="float" office:value="1.001315003" calcext:value-type="float">
            <text:p>1.001315003</text:p>
          </table:table-cell>
          <table:table-cell office:value-type="float" office:value="0.215778771" calcext:value-type="float">
            <text:p>0.215778771</text:p>
          </table:table-cell>
          <table:table-cell office:value-type="float" office:value="1.992719766" calcext:value-type="float">
            <text:p>1.992719766</text:p>
          </table:table-cell>
          <table:table-cell office:value-type="float" office:value="2.364174726" calcext:value-type="float">
            <text:p>2.364174726</text:p>
          </table:table-cell>
          <table:table-cell office:value-type="float" office:value="2.092306857" calcext:value-type="float">
            <text:p>2.092306857</text:p>
          </table:table-cell>
          <table:table-cell office:value-type="float" office:value="1.521677714" calcext:value-type="float">
            <text:p>1.521677714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BJW1011</text:p>
          </table:table-cell>
          <table:table-cell table:formula="of:=EXACT([.A14];[.B14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4201955" calcext:value-type="float">
            <text:p>134201955</text:p>
          </table:table-cell>
          <table:table-cell office:value-type="float" office:value="134203654" calcext:value-type="float">
            <text:p>134203654</text:p>
          </table:table-cell>
          <table:table-cell office:value-type="float" office:value="0.1392571958" calcext:value-type="float">
            <text:p>0.1392571958</text:p>
          </table:table-cell>
          <table:table-cell office:value-type="float" office:value="0.509519231" calcext:value-type="float">
            <text:p>0.509519231</text:p>
          </table:table-cell>
          <table:table-cell office:value-type="float" office:value="0.520576923" calcext:value-type="float">
            <text:p>0.520576923</text:p>
          </table:table-cell>
          <table:table-cell office:value-type="float" office:value="0.687884615" calcext:value-type="float">
            <text:p>0.687884615</text:p>
          </table:table-cell>
          <table:table-cell office:value-type="float" office:value="0.350384615" calcext:value-type="float">
            <text:p>0.350384615</text:p>
          </table:table-cell>
          <table:table-cell office:value-type="float" office:value="0.479230769" calcext:value-type="float">
            <text:p>0.479230769</text:p>
          </table:table-cell>
          <table:table-cell office:value-type="float" office:value="0.377845349" calcext:value-type="float">
            <text:p>0.377845349</text:p>
          </table:table-cell>
          <table:table-cell office:value-type="float" office:value="0.215566557" calcext:value-type="float">
            <text:p>0.215566557</text:p>
          </table:table-cell>
          <table:table-cell office:value-type="float" office:value="0.311551155" calcext:value-type="float">
            <text:p>0.311551155</text:p>
          </table:table-cell>
          <table:table-cell office:value-type="float" office:value="0.229042904" calcext:value-type="float">
            <text:p>0.229042904</text:p>
          </table:table-cell>
          <table:table-cell office:value-type="float" office:value="0.113311331" calcext:value-type="float">
            <text:p>0.113311331</text:p>
          </table:table-cell>
          <table:table-cell office:value-type="float" office:value="0.208360836" calcext:value-type="float">
            <text:p>0.208360836</text:p>
          </table:table-cell>
          <table:table-cell office:value-type="float" office:value="0.208492456" calcext:value-type="float">
            <text:p>0.208492456</text:p>
          </table:table-cell>
          <table:table-cell office:value-type="float" office:value="0.790605096" calcext:value-type="float">
            <text:p>0.790605096</text:p>
          </table:table-cell>
          <table:table-cell office:value-type="float" office:value="0.659235669" calcext:value-type="float">
            <text:p>0.659235669</text:p>
          </table:table-cell>
          <table:table-cell office:value-type="float" office:value="0.738853503" calcext:value-type="float">
            <text:p>0.738853503</text:p>
          </table:table-cell>
          <table:table-cell office:value-type="float" office:value="1.031847134" calcext:value-type="float">
            <text:p>1.031847134</text:p>
          </table:table-cell>
          <table:table-cell office:value-type="float" office:value="0.732484076" calcext:value-type="float">
            <text:p>0.732484076</text:p>
          </table:table-cell>
          <table:table-cell office:value-type="float" office:value="0.342350587" calcext:value-type="float">
            <text:p>0.342350587</text:p>
          </table:table-cell>
          <table:table-cell office:value-type="float" office:value="0.580424886" calcext:value-type="float">
            <text:p>0.580424886</text:p>
          </table:table-cell>
          <table:table-cell office:value-type="float" office:value="0.496206373" calcext:value-type="float">
            <text:p>0.496206373</text:p>
          </table:table-cell>
          <table:table-cell office:value-type="float" office:value="0.693474962" calcext:value-type="float">
            <text:p>0.693474962</text:p>
          </table:table-cell>
          <table:table-cell office:value-type="float" office:value="0.344461305" calcext:value-type="float">
            <text:p>0.344461305</text:p>
          </table:table-cell>
          <table:table-cell office:value-type="float" office:value="0.787556904" calcext:value-type="float">
            <text:p>0.787556904</text:p>
          </table:table-cell>
          <table:table-cell office:value-type="float" office:value="0.10957254" calcext:value-type="float">
            <text:p>0.10957254</text:p>
          </table:table-cell>
          <table:table-cell office:value-type="float" office:value="0.475200225" calcext:value-type="float">
            <text:p>0.475200225</text:p>
          </table:table-cell>
          <table:table-cell office:value-type="float" office:value="0.423212028" calcext:value-type="float">
            <text:p>0.423212028</text:p>
          </table:table-cell>
          <table:table-cell office:value-type="float" office:value="0.547421666" calcext:value-type="float">
            <text:p>0.547421666</text:p>
          </table:table-cell>
          <table:table-cell office:value-type="float" office:value="0.462835464" calcext:value-type="float">
            <text:p>0.462835464</text:p>
          </table:table-cell>
          <table:table-cell office:value-type="float" office:value="0.467331741" calcext:value-type="float">
            <text:p>0.467331741</text:p>
          </table:table-cell>
          <table:table-cell office:value-type="float" office:value="0.354210312" calcext:value-type="float">
            <text:p>0.354210312</text:p>
          </table:table-cell>
          <table:table-cell office:value-type="float" office:value="0.180412463" calcext:value-type="float">
            <text:p>0.180412463</text:p>
          </table:table-cell>
          <table:table-cell office:value-type="float" office:value="0.122751295" calcext:value-type="float">
            <text:p>0.122751295</text:p>
          </table:table-cell>
          <table:table-cell office:value-type="float" office:value="0.169366893" calcext:value-type="float">
            <text:p>0.169366893</text:p>
          </table:table-cell>
          <table:table-cell office:value-type="float" office:value="0.249119201" calcext:value-type="float">
            <text:p>0.249119201</text:p>
          </table:table-cell>
          <table:table-cell office:value-type="string" calcext:value-type="string">
            <text:p>N/A</text:p>
          </table:table-cell>
          <table:table-cell office:value-type="float" office:value="0.18709174" calcext:value-type="float">
            <text:p>0.18709174</text:p>
          </table:table-cell>
          <table:table-cell office:value-type="float" office:value="0.698518519" calcext:value-type="float">
            <text:p>0.698518519</text:p>
          </table:table-cell>
          <table:table-cell office:value-type="float" office:value="0.767407407" calcext:value-type="float">
            <text:p>0.767407407</text:p>
          </table:table-cell>
          <table:table-cell office:value-type="float" office:value="0.838518519" calcext:value-type="float">
            <text:p>0.838518519</text:p>
          </table:table-cell>
          <table:table-cell office:value-type="float" office:value="0.644444444" calcext:value-type="float">
            <text:p>0.644444444</text:p>
          </table:table-cell>
          <table:table-cell office:value-type="float" office:value="0.543703704" calcext:value-type="float">
            <text:p>0.543703704</text:p>
          </table:table-cell>
          <table:table-cell office:value-type="float" office:value="0.117206829" calcext:value-type="float">
            <text:p>0.117206829</text:p>
          </table:table-cell>
          <table:table-cell office:value-type="float" office:value="0.377346148" calcext:value-type="float">
            <text:p>0.377346148</text:p>
          </table:table-cell>
          <table:table-cell office:value-type="float" office:value="0.416343783" calcext:value-type="float">
            <text:p>0.416343783</text:p>
          </table:table-cell>
          <table:table-cell office:value-type="float" office:value="0.329290998" calcext:value-type="float">
            <text:p>0.329290998</text:p>
          </table:table-cell>
          <table:table-cell office:value-type="float" office:value="0.386403663" calcext:value-type="float">
            <text:p>0.38640366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BJW1012</text:p>
          </table:table-cell>
          <table:table-cell table:formula="of:=EXACT([.A15];[.B15])" office:value-type="boolean" office:boolean-value="true" calcext:value-type="boolean">
            <text:p>TRUE</text:p>
          </table:table-cell>
          <table:table-cell office:value-type="string" calcext:value-type="string">
            <text:p>TEST ELEMENT*NESTED</text:p>
          </table:table-cell>
          <table:table-cell office:value-type="string" calcext:value-type="string">
            <text:p>chr1</text:p>
          </table:table-cell>
          <table:table-cell office:value-type="float" office:value="134201955" calcext:value-type="float">
            <text:p>134201955</text:p>
          </table:table-cell>
          <table:table-cell office:value-type="float" office:value="134203654" calcext:value-type="float">
            <text:p>134203654</text:p>
          </table:table-cell>
          <table:table-cell office:value-type="float" office:value="0.2944866839" calcext:value-type="float">
            <text:p>0.2944866839</text:p>
          </table:table-cell>
          <table:table-cell office:value-type="float" office:value="0.579545674" calcext:value-type="float">
            <text:p>0.579545674</text:p>
          </table:table-cell>
          <table:table-cell office:value-type="float" office:value="0.707138574" calcext:value-type="float">
            <text:p>0.707138574</text:p>
          </table:table-cell>
          <table:table-cell office:value-type="float" office:value="0.623649951" calcext:value-type="float">
            <text:p>0.623649951</text:p>
          </table:table-cell>
          <table:table-cell office:value-type="float" office:value="0.515787912" calcext:value-type="float">
            <text:p>0.515787912</text:p>
          </table:table-cell>
          <table:table-cell office:value-type="float" office:value="0.47160626" calcext:value-type="float">
            <text:p>0.47160626</text:p>
          </table:table-cell>
          <table:table-cell office:value-type="float" office:value="0.174385423" calcext:value-type="float">
            <text:p>0.174385423</text:p>
          </table:table-cell>
          <table:table-cell office:value-type="float" office:value="0.674266985" calcext:value-type="float">
            <text:p>0.674266985</text:p>
          </table:table-cell>
          <table:table-cell office:value-type="float" office:value="0.713495859" calcext:value-type="float">
            <text:p>0.713495859</text:p>
          </table:table-cell>
          <table:table-cell office:value-type="float" office:value="0.542085112" calcext:value-type="float">
            <text:p>0.542085112</text:p>
          </table:table-cell>
          <table:table-cell office:value-type="float" office:value="0.767219973" calcext:value-type="float">
            <text:p>0.767219973</text:p>
          </table:table-cell>
          <table:table-cell office:value-type="string" calcext:value-type="string">
            <text:p>N/A</text:p>
          </table:table-cell>
          <table:table-cell office:value-type="float" office:value="0.080990898" calcext:value-type="float">
            <text:p>0.080990898</text:p>
          </table:table-cell>
          <table:table-cell office:value-type="float" office:value="0.796712491" calcext:value-type="float">
            <text:p>0.796712491</text:p>
          </table:table-cell>
          <table:table-cell office:value-type="float" office:value="0.750268978" calcext:value-type="float">
            <text:p>0.750268978</text:p>
          </table:table-cell>
          <table:table-cell office:value-type="float" office:value="0.889420203" calcext:value-type="float">
            <text:p>0.889420203</text:p>
          </table:table-cell>
          <table:table-cell office:value-type="float" office:value="0.79187089" calcext:value-type="float">
            <text:p>0.79187089</text:p>
          </table:table-cell>
          <table:table-cell office:value-type="float" office:value="0.755289898" calcext:value-type="float">
            <text:p>0.755289898</text:p>
          </table:table-cell>
          <table:table-cell office:value-type="float" office:value="0.054826896" calcext:value-type="float">
            <text:p>0.054826896</text:p>
          </table:table-cell>
          <table:table-cell office:value-type="float" office:value="0.855536239" calcext:value-type="float">
            <text:p>0.855536239</text:p>
          </table:table-cell>
          <table:table-cell office:value-type="float" office:value="0.875747039" calcext:value-type="float">
            <text:p>0.875747039</text:p>
          </table:table-cell>
          <table:table-cell office:value-type="float" office:value="0.888949256" calcext:value-type="float">
            <text:p>0.888949256</text:p>
          </table:table-cell>
          <table:table-cell office:value-type="float" office:value="0.80191242" calcext:value-type="float">
            <text:p>0.80191242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BJW1013</text:p>
          </table:table-cell>
          <table:table-cell table:formula="of:=EXACT([.A16];[.B16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4096300" calcext:value-type="float">
            <text:p>134096300</text:p>
          </table:table-cell>
          <table:table-cell office:value-type="float" office:value="134097279" calcext:value-type="float">
            <text:p>134097279</text:p>
          </table:table-cell>
          <table:table-cell office:value-type="float" office:value="0.6398193546" calcext:value-type="float">
            <text:p>0.6398193546</text:p>
          </table:table-cell>
          <table:table-cell office:value-type="float" office:value="0.7867584" calcext:value-type="float">
            <text:p>0.7867584</text:p>
          </table:table-cell>
          <table:table-cell office:value-type="float" office:value="0.951182239" calcext:value-type="float">
            <text:p>0.951182239</text:p>
          </table:table-cell>
          <table:table-cell office:value-type="float" office:value="1.016874399" calcext:value-type="float">
            <text:p>1.016874399</text:p>
          </table:table-cell>
          <table:table-cell office:value-type="float" office:value="0.624114207" calcext:value-type="float">
            <text:p>0.624114207</text:p>
          </table:table-cell>
          <table:table-cell office:value-type="float" office:value="0.554862754" calcext:value-type="float">
            <text:p>0.554862754</text:p>
          </table:table-cell>
          <table:table-cell office:value-type="float" office:value="0.369036646" calcext:value-type="float">
            <text:p>0.369036646</text:p>
          </table:table-cell>
          <table:table-cell office:value-type="float" office:value="0.741789095" calcext:value-type="float">
            <text:p>0.741789095</text:p>
          </table:table-cell>
          <table:table-cell office:value-type="float" office:value="0.997198811" calcext:value-type="float">
            <text:p>0.997198811</text:p>
          </table:table-cell>
          <table:table-cell office:value-type="float" office:value="0.452801801" calcext:value-type="float">
            <text:p>0.452801801</text:p>
          </table:table-cell>
          <table:table-cell office:value-type="float" office:value="0.775366662" calcext:value-type="float">
            <text:p>0.775366662</text:p>
          </table:table-cell>
          <table:table-cell office:value-type="string" calcext:value-type="string">
            <text:p>N/A</text:p>
          </table:table-cell>
          <table:table-cell office:value-type="float" office:value="0.437513534" calcext:value-type="float">
            <text:p>0.437513534</text:p>
          </table:table-cell>
          <table:table-cell office:value-type="float" office:value="1.115182305" calcext:value-type="float">
            <text:p>1.115182305</text:p>
          </table:table-cell>
          <table:table-cell office:value-type="float" office:value="0.589599522" calcext:value-type="float">
            <text:p>0.589599522</text:p>
          </table:table-cell>
          <table:table-cell office:value-type="float" office:value="0.816975493" calcext:value-type="float">
            <text:p>0.816975493</text:p>
          </table:table-cell>
          <table:table-cell office:value-type="float" office:value="1.457501494" calcext:value-type="float">
            <text:p>1.457501494</text:p>
          </table:table-cell>
          <table:table-cell office:value-type="float" office:value="1.596652719" calcext:value-type="float">
            <text:p>1.596652719</text:p>
          </table:table-cell>
          <table:table-cell office:value-type="float" office:value="0.218759885" calcext:value-type="float">
            <text:p>0.218759885</text:p>
          </table:table-cell>
          <table:table-cell office:value-type="float" office:value="0.962294904" calcext:value-type="float">
            <text:p>0.962294904</text:p>
          </table:table-cell>
          <table:table-cell office:value-type="float" office:value="1.07915897" calcext:value-type="float">
            <text:p>1.07915897</text:p>
          </table:table-cell>
          <table:table-cell office:value-type="float" office:value="0.719276323" calcext:value-type="float">
            <text:p>0.719276323</text:p>
          </table:table-cell>
          <table:table-cell office:value-type="float" office:value="1.088449419" calcext:value-type="float">
            <text:p>1.088449419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BJW1014A</text:p>
          </table:table-cell>
          <table:table-cell table:formula="of:=EXACT([.A17];[.B17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4098990" calcext:value-type="float">
            <text:p>134098990</text:p>
          </table:table-cell>
          <table:table-cell office:value-type="float" office:value="134100352" calcext:value-type="float">
            <text:p>134100352</text:p>
          </table:table-cell>
          <table:table-cell office:value-type="float" office:value="0.9348625164" calcext:value-type="float">
            <text:p>0.9348625164</text:p>
          </table:table-cell>
          <table:table-cell office:value-type="float" office:value="2.929092382" calcext:value-type="float">
            <text:p>2.929092382</text:p>
          </table:table-cell>
          <table:table-cell office:value-type="float" office:value="3.045265108" calcext:value-type="float">
            <text:p>3.045265108</text:p>
          </table:table-cell>
          <table:table-cell office:value-type="float" office:value="4.114031026" calcext:value-type="float">
            <text:p>4.114031026</text:p>
          </table:table-cell>
          <table:table-cell office:value-type="float" office:value="2.701551285" calcext:value-type="float">
            <text:p>2.701551285</text:p>
          </table:table-cell>
          <table:table-cell office:value-type="float" office:value="1.855522112" calcext:value-type="float">
            <text:p>1.855522112</text:p>
          </table:table-cell>
          <table:table-cell office:value-type="float" office:value="0.426573963" calcext:value-type="float">
            <text:p>0.426573963</text:p>
          </table:table-cell>
          <table:table-cell office:value-type="float" office:value="1.112221257" calcext:value-type="float">
            <text:p>1.112221257</text:p>
          </table:table-cell>
          <table:table-cell office:value-type="float" office:value="1.773819867" calcext:value-type="float">
            <text:p>1.773819867</text:p>
          </table:table-cell>
          <table:table-cell office:value-type="float" office:value="0.951925862" calcext:value-type="float">
            <text:p>0.951925862</text:p>
          </table:table-cell>
          <table:table-cell office:value-type="float" office:value="1.069215175" calcext:value-type="float">
            <text:p>1.069215175</text:p>
          </table:table-cell>
          <table:table-cell office:value-type="float" office:value="0.653924124" calcext:value-type="float">
            <text:p>0.653924124</text:p>
          </table:table-cell>
          <table:table-cell office:value-type="float" office:value="0.282674138" calcext:value-type="float">
            <text:p>0.282674138</text:p>
          </table:table-cell>
          <table:table-cell office:value-type="float" office:value="5.865914787" calcext:value-type="float">
            <text:p>5.865914787</text:p>
          </table:table-cell>
          <table:table-cell office:value-type="float" office:value="6.626566416" calcext:value-type="float">
            <text:p>6.626566416</text:p>
          </table:table-cell>
          <table:table-cell office:value-type="float" office:value="5.032581454" calcext:value-type="float">
            <text:p>5.032581454</text:p>
          </table:table-cell>
          <table:table-cell office:value-type="float" office:value="7.769423559" calcext:value-type="float">
            <text:p>7.769423559</text:p>
          </table:table-cell>
          <table:table-cell office:value-type="float" office:value="4.035087719" calcext:value-type="float">
            <text:p>4.035087719</text:p>
          </table:table-cell>
          <table:table-cell office:value-type="float" office:value="0.061235905" calcext:value-type="float">
            <text:p>0.061235905</text:p>
          </table:table-cell>
          <table:table-cell office:value-type="float" office:value="0.815884477" calcext:value-type="float">
            <text:p>0.815884477</text:p>
          </table:table-cell>
          <table:table-cell office:value-type="float" office:value="0.815329075" calcext:value-type="float">
            <text:p>0.815329075</text:p>
          </table:table-cell>
          <table:table-cell office:value-type="float" office:value="0.86531519" calcext:value-type="float">
            <text:p>0.86531519</text:p>
          </table:table-cell>
          <table:table-cell office:value-type="float" office:value="0.835323521" calcext:value-type="float">
            <text:p>0.835323521</text:p>
          </table:table-cell>
          <table:table-cell office:value-type="float" office:value="0.747570119" calcext:value-type="float">
            <text:p>0.747570119</text:p>
          </table:table-cell>
          <table:table-cell office:value-type="float" office:value="0.097157758" calcext:value-type="float">
            <text:p>0.097157758</text:p>
          </table:table-cell>
          <table:table-cell office:value-type="float" office:value="3.877445339" calcext:value-type="float">
            <text:p>3.877445339</text:p>
          </table:table-cell>
          <table:table-cell office:value-type="float" office:value="3.665420023" calcext:value-type="float">
            <text:p>3.665420023</text:p>
          </table:table-cell>
          <table:table-cell office:value-type="float" office:value="4.155638665" calcext:value-type="float">
            <text:p>4.155638665</text:p>
          </table:table-cell>
          <table:table-cell office:value-type="float" office:value="3.456271577" calcext:value-type="float">
            <text:p>3.456271577</text:p>
          </table:table-cell>
          <table:table-cell office:value-type="float" office:value="4.232451093" calcext:value-type="float">
            <text:p>4.232451093</text:p>
          </table:table-cell>
          <table:table-cell office:value-type="float" office:value="0.086768075" calcext:value-type="float">
            <text:p>0.086768075</text:p>
          </table:table-cell>
          <table:table-cell office:value-type="float" office:value="1.749296765" calcext:value-type="float">
            <text:p>1.749296765</text:p>
          </table:table-cell>
          <table:table-cell office:value-type="float" office:value="1.860759494" calcext:value-type="float">
            <text:p>1.860759494</text:p>
          </table:table-cell>
          <table:table-cell office:value-type="float" office:value="1.845288326" calcext:value-type="float">
            <text:p>1.845288326</text:p>
          </table:table-cell>
          <table:table-cell office:value-type="float" office:value="1.759493671" calcext:value-type="float">
            <text:p>1.759493671</text:p>
          </table:table-cell>
          <table:table-cell office:value-type="float" office:value="1.53164557" calcext:value-type="float">
            <text:p>1.53164557</text:p>
          </table:table-cell>
          <table:table-cell office:value-type="float" office:value="0.184017867" calcext:value-type="float">
            <text:p>0.184017867</text:p>
          </table:table-cell>
          <table:table-cell office:value-type="float" office:value="6.516203704" calcext:value-type="float">
            <text:p>6.516203704</text:p>
          </table:table-cell>
          <table:table-cell office:value-type="float" office:value="7.166666667" calcext:value-type="float">
            <text:p>7.166666667</text:p>
          </table:table-cell>
          <table:table-cell office:value-type="float" office:value="7.867283951" calcext:value-type="float">
            <text:p>7.867283951</text:p>
          </table:table-cell>
          <table:table-cell office:value-type="float" office:value="5.339506173" calcext:value-type="float">
            <text:p>5.339506173</text:p>
          </table:table-cell>
          <table:table-cell office:value-type="float" office:value="5.691358025" calcext:value-type="float">
            <text:p>5.691358025</text:p>
          </table:table-cell>
          <table:table-cell office:value-type="float" office:value="0.149958124" calcext:value-type="float">
            <text:p>0.149958124</text:p>
          </table:table-cell>
          <table:table-cell office:value-type="float" office:value="0.21388764" calcext:value-type="float">
            <text:p>0.21388764</text:p>
          </table:table-cell>
          <table:table-cell office:value-type="float" office:value="1.621052632" calcext:value-type="float">
            <text:p>1.621052632</text:p>
          </table:table-cell>
          <table:table-cell office:value-type="float" office:value="1.589473684" calcext:value-type="float">
            <text:p>1.589473684</text:p>
          </table:table-cell>
          <table:table-cell office:value-type="float" office:value="1.313157895" calcext:value-type="float">
            <text:p>1.313157895</text:p>
          </table:table-cell>
          <table:table-cell office:value-type="float" office:value="1.181578947" calcext:value-type="float">
            <text:p>1.181578947</text:p>
          </table:table-cell>
        </table:table-row>
        <table:table-row table:style-name="ro1">
          <table:table-cell table:number-columns-repeated="2" office:value-type="string" calcext:value-type="string">
            <text:p>BJW1014B</text:p>
          </table:table-cell>
          <table:table-cell table:formula="of:=EXACT([.A18];[.B18])" office:value-type="boolean" office:boolean-value="true" calcext:value-type="boolean">
            <text:p>TRUE</text:p>
          </table:table-cell>
          <table:table-cell office:value-type="string" calcext:value-type="string">
            <text:p>TEST ELEMENT*NESTED</text:p>
          </table:table-cell>
          <table:table-cell office:value-type="string" calcext:value-type="string">
            <text:p>chr1</text:p>
          </table:table-cell>
          <table:table-cell office:value-type="float" office:value="134098990" calcext:value-type="float">
            <text:p>134098990</text:p>
          </table:table-cell>
          <table:table-cell office:value-type="float" office:value="134100352" calcext:value-type="float">
            <text:p>134100352</text:p>
          </table:table-cell>
          <table:table-cell office:value-type="float" office:value="1.47566743" calcext:value-type="float">
            <text:p>1.47566743</text:p>
          </table:table-cell>
          <table:table-cell office:value-type="float" office:value="2.166003597" calcext:value-type="float">
            <text:p>2.166003597</text:p>
          </table:table-cell>
          <table:table-cell office:value-type="float" office:value="2.91142391" calcext:value-type="float">
            <text:p>2.91142391</text:p>
          </table:table-cell>
          <table:table-cell office:value-type="float" office:value="2.11421976" calcext:value-type="float">
            <text:p>2.11421976</text:p>
          </table:table-cell>
          <table:table-cell office:value-type="float" office:value="1.982525937" calcext:value-type="float">
            <text:p>1.982525937</text:p>
          </table:table-cell>
          <table:table-cell office:value-type="float" office:value="1.655844783" calcext:value-type="float">
            <text:p>1.655844783</text:p>
          </table:table-cell>
          <table:table-cell office:value-type="float" office:value="0.420438124" calcext:value-type="float">
            <text:p>0.420438124</text:p>
          </table:table-cell>
          <table:table-cell office:value-type="float" office:value="1.654805454" calcext:value-type="float">
            <text:p>1.654805454</text:p>
          </table:table-cell>
          <table:table-cell office:value-type="float" office:value="2.354062947" calcext:value-type="float">
            <text:p>2.354062947</text:p>
          </table:table-cell>
          <table:table-cell office:value-type="float" office:value="0.962630427" calcext:value-type="float">
            <text:p>0.962630427</text:p>
          </table:table-cell>
          <table:table-cell office:value-type="float" office:value="1.647722964" calcext:value-type="float">
            <text:p>1.647722964</text:p>
          </table:table-cell>
          <table:table-cell office:value-type="string" calcext:value-type="string">
            <text:p>N/A</text:p>
          </table:table-cell>
          <table:table-cell office:value-type="float" office:value="0.178741994" calcext:value-type="float">
            <text:p>0.178741994</text:p>
          </table:table-cell>
          <table:table-cell office:value-type="float" office:value="5.141960538" calcext:value-type="float">
            <text:p>5.141960538</text:p>
          </table:table-cell>
          <table:table-cell office:value-type="float" office:value="5.655708307" calcext:value-type="float">
            <text:p>5.655708307</text:p>
          </table:table-cell>
          <table:table-cell office:value-type="float" office:value="4.292169754" calcext:value-type="float">
            <text:p>4.292169754</text:p>
          </table:table-cell>
          <table:table-cell office:value-type="float" office:value="4.446383741" calcext:value-type="float">
            <text:p>4.446383741</text:p>
          </table:table-cell>
          <table:table-cell office:value-type="float" office:value="6.173580393" calcext:value-type="float">
            <text:p>6.173580393</text:p>
          </table:table-cell>
          <table:table-cell office:value-type="float" office:value="0.214004552" calcext:value-type="float">
            <text:p>0.214004552</text:p>
          </table:table-cell>
          <table:table-cell office:value-type="float" office:value="2.236716289" calcext:value-type="float">
            <text:p>2.236716289</text:p>
          </table:table-cell>
          <table:table-cell office:value-type="float" office:value="2.789090514" calcext:value-type="float">
            <text:p>2.789090514</text:p>
          </table:table-cell>
          <table:table-cell office:value-type="float" office:value="1.977398674" calcext:value-type="float">
            <text:p>1.977398674</text:p>
          </table:table-cell>
          <table:table-cell office:value-type="float" office:value="1.943659676" calcext:value-type="float">
            <text:p>1.943659676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BJW1015</text:p>
          </table:table-cell>
          <table:table-cell table:formula="of:=EXACT([.A19];[.B19])" office:value-type="boolean" office:boolean-value="true" calcext:value-type="boolean">
            <text:p>TRUE</text:p>
          </table:table-cell>
          <table:table-cell office:value-type="string" calcext:value-type="string">
            <text:p>CONTROL ELEMENT</text:p>
          </table:table-cell>
          <table:table-cell office:value-type="string" calcext:value-type="string">
            <text:p>chr1</text:p>
          </table:table-cell>
          <table:table-cell office:value-type="float" office:value="134200504" calcext:value-type="float">
            <text:p>134200504</text:p>
          </table:table-cell>
          <table:table-cell office:value-type="float" office:value="134201153" calcext:value-type="float">
            <text:p>134201153</text:p>
          </table:table-cell>
          <table:table-cell office:value-type="float" office:value="0.2407955563" calcext:value-type="float">
            <text:p>0.2407955563</text:p>
          </table:table-cell>
          <table:table-cell office:value-type="float" office:value="0.582369895" calcext:value-type="float">
            <text:p>0.582369895</text:p>
          </table:table-cell>
          <table:table-cell office:value-type="float" office:value="0.666825717" calcext:value-type="float">
            <text:p>0.666825717</text:p>
          </table:table-cell>
          <table:table-cell office:value-type="float" office:value="0.632161303" calcext:value-type="float">
            <text:p>0.632161303</text:p>
          </table:table-cell>
          <table:table-cell office:value-type="float" office:value="0.470136117" calcext:value-type="float">
            <text:p>0.470136117</text:p>
          </table:table-cell>
          <table:table-cell office:value-type="float" office:value="0.560356445" calcext:value-type="float">
            <text:p>0.560356445</text:p>
          </table:table-cell>
          <table:table-cell office:value-type="float" office:value="0.313669655" calcext:value-type="float">
            <text:p>0.313669655</text:p>
          </table:table-cell>
          <table:table-cell office:value-type="float" office:value="0.707881253" calcext:value-type="float">
            <text:p>0.707881253</text:p>
          </table:table-cell>
          <table:table-cell office:value-type="float" office:value="0.956685545" calcext:value-type="float">
            <text:p>0.956685545</text:p>
          </table:table-cell>
          <table:table-cell office:value-type="float" office:value="0.529865078" calcext:value-type="float">
            <text:p>0.529865078</text:p>
          </table:table-cell>
          <table:table-cell office:value-type="float" office:value="0.637093124" calcext:value-type="float">
            <text:p>0.637093124</text:p>
          </table:table-cell>
          <table:table-cell office:value-type="string" calcext:value-type="string">
            <text:p>N/A</text:p>
          </table:table-cell>
          <table:table-cell office:value-type="float" office:value="0.221913942" calcext:value-type="float">
            <text:p>0.221913942</text:p>
          </table:table-cell>
          <table:table-cell office:value-type="float" office:value="0.685176328" calcext:value-type="float">
            <text:p>0.685176328</text:p>
          </table:table-cell>
          <table:table-cell office:value-type="float" office:value="0.823430962" calcext:value-type="float">
            <text:p>0.823430962</text:p>
          </table:table-cell>
          <table:table-cell office:value-type="float" office:value="0.504243873" calcext:value-type="float">
            <text:p>0.504243873</text:p>
          </table:table-cell>
          <table:table-cell office:value-type="float" office:value="0.615421399" calcext:value-type="float">
            <text:p>0.615421399</text:p>
          </table:table-cell>
          <table:table-cell office:value-type="float" office:value="0.797609085" calcext:value-type="float">
            <text:p>0.797609085</text:p>
          </table:table-cell>
          <table:table-cell office:value-type="float" office:value="0.142390004" calcext:value-type="float">
            <text:p>0.142390004</text:p>
          </table:table-cell>
          <table:table-cell office:value-type="float" office:value="1.159513203" calcext:value-type="float">
            <text:p>1.159513203</text:p>
          </table:table-cell>
          <table:table-cell office:value-type="float" office:value="1.276214278" calcext:value-type="float">
            <text:p>1.276214278</text:p>
          </table:table-cell>
          <table:table-cell office:value-type="float" office:value="0.970607411" calcext:value-type="float">
            <text:p>0.970607411</text:p>
          </table:table-cell>
          <table:table-cell office:value-type="float" office:value="1.231717918" calcext:value-type="float">
            <text:p>1.231717918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BJW1016</text:p>
          </table:table-cell>
          <table:table-cell table:formula="of:=EXACT([.A20];[.B20])" office:value-type="boolean" office:boolean-value="true" calcext:value-type="boolean">
            <text:p>TRUE</text:p>
          </table:table-cell>
          <table:table-cell office:value-type="string" calcext:value-type="string">
            <text:p>TEST ELEMENT*NESTED</text:p>
          </table:table-cell>
          <table:table-cell office:value-type="string" calcext:value-type="string">
            <text:p>chr1</text:p>
          </table:table-cell>
          <table:table-cell office:value-type="float" office:value="134282948" calcext:value-type="float">
            <text:p>134282948</text:p>
          </table:table-cell>
          <table:table-cell office:value-type="float" office:value="134284098" calcext:value-type="float">
            <text:p>134284098</text:p>
          </table:table-cell>
          <table:table-cell office:value-type="float" office:value="0.1363765175" calcext:value-type="float">
            <text:p>0.1363765175</text:p>
          </table:table-cell>
          <table:table-cell office:value-type="float" office:value="1.360913462" calcext:value-type="float">
            <text:p>1.360913462</text:p>
          </table:table-cell>
          <table:table-cell office:value-type="float" office:value="1.403076923" calcext:value-type="float">
            <text:p>1.403076923</text:p>
          </table:table-cell>
          <table:table-cell office:value-type="float" office:value="1.4" calcext:value-type="float">
            <text:p>1.4</text:p>
          </table:table-cell>
          <table:table-cell office:value-type="float" office:value="1.477115385" calcext:value-type="float">
            <text:p>1.477115385</text:p>
          </table:table-cell>
          <table:table-cell office:value-type="float" office:value="1.163461538" calcext:value-type="float">
            <text:p>1.163461538</text:p>
          </table:table-cell>
          <table:table-cell office:value-type="float" office:value="0.085608805" calcext:value-type="float">
            <text:p>0.085608805</text:p>
          </table:table-cell>
          <table:table-cell office:value-type="float" office:value="1.05269527" calcext:value-type="float">
            <text:p>1.05269527</text:p>
          </table:table-cell>
          <table:table-cell office:value-type="float" office:value="1.018481848" calcext:value-type="float">
            <text:p>1.018481848</text:p>
          </table:table-cell>
          <table:table-cell office:value-type="float" office:value="1.180638064" calcext:value-type="float">
            <text:p>1.180638064</text:p>
          </table:table-cell>
          <table:table-cell office:value-type="float" office:value="0.970957096" calcext:value-type="float">
            <text:p>0.970957096</text:p>
          </table:table-cell>
          <table:table-cell office:value-type="float" office:value="1.04070407" calcext:value-type="float">
            <text:p>1.04070407</text:p>
          </table:table-cell>
          <table:table-cell office:value-type="float" office:value="0.110353552" calcext:value-type="float">
            <text:p>0.110353552</text:p>
          </table:table-cell>
          <table:table-cell office:value-type="float" office:value="3.191082803" calcext:value-type="float">
            <text:p>3.191082803</text:p>
          </table:table-cell>
          <table:table-cell office:value-type="float" office:value="3.547770701" calcext:value-type="float">
            <text:p>3.547770701</text:p>
          </table:table-cell>
          <table:table-cell office:value-type="float" office:value="2.891719745" calcext:value-type="float">
            <text:p>2.891719745</text:p>
          </table:table-cell>
          <table:table-cell office:value-type="float" office:value="2.885350318" calcext:value-type="float">
            <text:p>2.885350318</text:p>
          </table:table-cell>
          <table:table-cell office:value-type="float" office:value="3.439490446" calcext:value-type="float">
            <text:p>3.439490446</text:p>
          </table:table-cell>
          <table:table-cell office:value-type="float" office:value="0.108226828" calcext:value-type="float">
            <text:p>0.108226828</text:p>
          </table:table-cell>
          <table:table-cell office:value-type="float" office:value="1.674886191" calcext:value-type="float">
            <text:p>1.674886191</text:p>
          </table:table-cell>
          <table:table-cell office:value-type="float" office:value="1.71168437" calcext:value-type="float">
            <text:p>1.71168437</text:p>
          </table:table-cell>
          <table:table-cell office:value-type="float" office:value="1.748103187" calcext:value-type="float">
            <text:p>1.748103187</text:p>
          </table:table-cell>
          <table:table-cell office:value-type="float" office:value="1.412746586" calcext:value-type="float">
            <text:p>1.412746586</text:p>
          </table:table-cell>
          <table:table-cell office:value-type="float" office:value="1.827010622" calcext:value-type="float">
            <text:p>1.827010622</text:p>
          </table:table-cell>
          <table:table-cell office:value-type="float" office:value="0.108583059" calcext:value-type="float">
            <text:p>0.108583059</text:p>
          </table:table-cell>
          <table:table-cell office:value-type="float" office:value="0.840030912" calcext:value-type="float">
            <text:p>0.840030912</text:p>
          </table:table-cell>
          <table:table-cell office:value-type="float" office:value="0.868905438" calcext:value-type="float">
            <text:p>0.868905438</text:p>
          </table:table-cell>
          <table:table-cell office:value-type="float" office:value="0.948152311" calcext:value-type="float">
            <text:p>0.948152311</text:p>
          </table:table-cell>
          <table:table-cell office:value-type="float" office:value="0.732471547" calcext:value-type="float">
            <text:p>0.732471547</text:p>
          </table:table-cell>
          <table:table-cell office:value-type="float" office:value="0.810594352" calcext:value-type="float">
            <text:p>0.810594352</text:p>
          </table:table-cell>
          <table:table-cell office:value-type="float" office:value="0.177140908" calcext:value-type="float">
            <text:p>0.177140908</text:p>
          </table:table-cell>
          <table:table-cell office:value-type="float" office:value="0.202018719" calcext:value-type="float">
            <text:p>0.202018719</text:p>
          </table:table-cell>
          <table:table-cell office:value-type="float" office:value="0.237802274" calcext:value-type="float">
            <text:p>0.237802274</text:p>
          </table:table-cell>
          <table:table-cell office:value-type="float" office:value="0.166230716" calcext:value-type="float">
            <text:p>0.166230716</text:p>
          </table:table-cell>
          <table:table-cell office:value-type="float" office:value="0.202023168" calcext:value-type="float">
            <text:p>0.202023168</text:p>
          </table:table-cell>
          <table:table-cell office:value-type="string" calcext:value-type="string">
            <text:p>N/A</text:p>
          </table:table-cell>
          <table:table-cell office:value-type="float" office:value="0.24290875" calcext:value-type="float">
            <text:p>0.24290875</text:p>
          </table:table-cell>
          <table:table-cell office:value-type="float" office:value="1.292592593" calcext:value-type="float">
            <text:p>1.292592593</text:p>
          </table:table-cell>
          <table:table-cell office:value-type="float" office:value="1.739259259" calcext:value-type="float">
            <text:p>1.739259259</text:p>
          </table:table-cell>
          <table:table-cell office:value-type="float" office:value="1.217777778" calcext:value-type="float">
            <text:p>1.217777778</text:p>
          </table:table-cell>
          <table:table-cell office:value-type="float" office:value="1.002962963" calcext:value-type="float">
            <text:p>1.002962963</text:p>
          </table:table-cell>
          <table:table-cell office:value-type="float" office:value="1.21037037" calcext:value-type="float">
            <text:p>1.21037037</text:p>
          </table:table-cell>
          <table:table-cell office:value-type="float" office:value="0.130091566" calcext:value-type="float">
            <text:p>0.130091566</text:p>
          </table:table-cell>
          <table:table-cell office:value-type="float" office:value="0.435112967" calcext:value-type="float">
            <text:p>0.435112967</text:p>
          </table:table-cell>
          <table:table-cell office:value-type="float" office:value="0.411965984" calcext:value-type="float">
            <text:p>0.411965984</text:p>
          </table:table-cell>
          <table:table-cell office:value-type="float" office:value="0.393750314" calcext:value-type="float">
            <text:p>0.393750314</text:p>
          </table:table-cell>
          <table:table-cell office:value-type="float" office:value="0.499622604" calcext:value-type="float">
            <text:p>0.49962260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DW_1</text:p>
          </table:table-cell>
          <table:table-cell table:formula="of:=EXACT([.A21];[.B21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3</text:p>
          </table:table-cell>
          <table:table-cell office:value-type="float" office:value="145654797" calcext:value-type="float">
            <text:p>145654797</text:p>
          </table:table-cell>
          <table:table-cell office:value-type="float" office:value="145655492" calcext:value-type="float">
            <text:p>145655492</text:p>
          </table:table-cell>
          <table:table-cell office:value-type="float" office:value="0.3444802362" calcext:value-type="float">
            <text:p>0.3444802362</text:p>
          </table:table-cell>
          <table:table-cell office:value-type="float" office:value="1.365249453" calcext:value-type="float">
            <text:p>1.365249453</text:p>
          </table:table-cell>
          <table:table-cell office:value-type="float" office:value="1.430694781" calcext:value-type="float">
            <text:p>1.430694781</text:p>
          </table:table-cell>
          <table:table-cell office:value-type="float" office:value="0.992741099" calcext:value-type="float">
            <text:p>0.992741099</text:p>
          </table:table-cell>
          <table:table-cell office:value-type="float" office:value="1.672312478" calcext:value-type="float">
            <text:p>1.672312478</text:p>
          </table:table-cell>
          <table:table-cell office:value-type="string" calcext:value-type="string">
            <text:p>N/A</text:p>
          </table:table-cell>
          <table:table-cell office:value-type="float" office:value="0.108678021" calcext:value-type="float">
            <text:p>0.108678021</text:p>
          </table:table-cell>
          <table:table-cell office:value-type="float" office:value="1.345702592" calcext:value-type="float">
            <text:p>1.345702592</text:p>
          </table:table-cell>
          <table:table-cell office:value-type="float" office:value="1.491950887" calcext:value-type="float">
            <text:p>1.491950887</text:p>
          </table:table-cell>
          <table:table-cell office:value-type="float" office:value="1.199454297" calcext:value-type="float">
            <text:p>1.199454297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66798521" calcext:value-type="float">
            <text:p>0.166798521</text:p>
          </table:table-cell>
          <table:table-cell office:value-type="float" office:value="1.295991214" calcext:value-type="float">
            <text:p>1.295991214</text:p>
          </table:table-cell>
          <table:table-cell office:value-type="float" office:value="1.350906096" calcext:value-type="float">
            <text:p>1.350906096</text:p>
          </table:table-cell>
          <table:table-cell office:value-type="float" office:value="1.479406919" calcext:value-type="float">
            <text:p>1.479406919</text:p>
          </table:table-cell>
          <table:table-cell office:value-type="float" office:value="1.057660626" calcext:value-type="float">
            <text:p>1.057660626</text:p>
          </table:table-cell>
          <table:table-cell office:value-type="string" calcext:value-type="string">
            <text:p>N/A</text:p>
          </table:table-cell>
          <table:table-cell office:value-type="float" office:value="0.088803089" calcext:value-type="float">
            <text:p>0.088803089</text:p>
          </table:table-cell>
          <table:table-cell office:value-type="float" office:value="1.363157895" calcext:value-type="float">
            <text:p>1.363157895</text:p>
          </table:table-cell>
          <table:table-cell office:value-type="float" office:value="1.768736617" calcext:value-type="float">
            <text:p>1.768736617</text:p>
          </table:table-cell>
          <table:table-cell office:value-type="float" office:value="2.113490364" calcext:value-type="float">
            <text:p>2.11349036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42096398" calcext:value-type="float">
            <text:p>0.142096398</text:p>
          </table:table-cell>
          <table:table-cell office:value-type="float" office:value="1.428268512" calcext:value-type="float">
            <text:p>1.428268512</text:p>
          </table:table-cell>
          <table:table-cell office:value-type="float" office:value="1.194576196" calcext:value-type="float">
            <text:p>1.194576196</text:p>
          </table:table-cell>
          <table:table-cell office:value-type="float" office:value="1.560292394" calcext:value-type="float">
            <text:p>1.560292394</text:p>
          </table:table-cell>
          <table:table-cell office:value-type="float" office:value="1.529936945" calcext:value-type="float">
            <text:p>1.529936945</text:p>
          </table:table-cell>
          <table:table-cell office:value-type="string" calcext:value-type="string">
            <text:p>N/A</text:p>
          </table:table-cell>
          <table:table-cell office:value-type="float" office:value="0.122846802" calcext:value-type="float">
            <text:p>0.122846802</text:p>
          </table:table-cell>
          <table:table-cell office:value-type="float" office:value="2.288230453" calcext:value-type="float">
            <text:p>2.288230453</text:p>
          </table:table-cell>
          <table:table-cell office:value-type="float" office:value="2.469876543" calcext:value-type="float">
            <text:p>2.469876543</text:p>
          </table:table-cell>
          <table:table-cell office:value-type="float" office:value="2.43037037" calcext:value-type="float">
            <text:p>2.43037037</text:p>
          </table:table-cell>
          <table:table-cell office:value-type="float" office:value="1.964444444" calcext:value-type="float">
            <text:p>1.964444444</text:p>
          </table:table-cell>
          <table:table-cell office:value-type="string" calcext:value-type="string">
            <text:p>N/A</text:p>
          </table:table-cell>
          <table:table-cell office:value-type="float" office:value="0.34978118" calcext:value-type="float">
            <text:p>0.34978118</text:p>
          </table:table-cell>
          <table:table-cell office:value-type="float" office:value="1.180435676" calcext:value-type="float">
            <text:p>1.180435676</text:p>
          </table:table-cell>
          <table:table-cell office:value-type="float" office:value="1.230579531" calcext:value-type="float">
            <text:p>1.230579531</text:p>
          </table:table-cell>
          <table:table-cell office:value-type="float" office:value="1.565967941" calcext:value-type="float">
            <text:p>1.565967941</text:p>
          </table:table-cell>
          <table:table-cell office:value-type="float" office:value="0.744759556" calcext:value-type="float">
            <text:p>0.744759556</text:p>
          </table:table-cell>
          <table:table-cell office:value-type="string" calcext:value-type="string">
            <text:p>N/A</text:p>
          </table:table-cell>
          <table:table-cell office:value-type="float" office:value="0.032448201" calcext:value-type="float">
            <text:p>0.032448201</text:p>
          </table:table-cell>
          <table:table-cell office:value-type="float" office:value="1.526949714" calcext:value-type="float">
            <text:p>1.526949714</text:p>
          </table:table-cell>
          <table:table-cell office:value-type="float" office:value="1.510388437" calcext:value-type="float">
            <text:p>1.510388437</text:p>
          </table:table-cell>
          <table:table-cell office:value-type="float" office:value="1.487804878" calcext:value-type="float">
            <text:p>1.487804878</text:p>
          </table:table-cell>
          <table:table-cell office:value-type="float" office:value="1.582655827" calcext:value-type="float">
            <text:p>1.58265582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DW_10</text:p>
          </table:table-cell>
          <table:table-cell table:formula="of:=EXACT([.A22];[.B22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91956233" calcext:value-type="float">
            <text:p>91956233</text:p>
          </table:table-cell>
          <table:table-cell office:value-type="float" office:value="91956817" calcext:value-type="float">
            <text:p>91956817</text:p>
          </table:table-cell>
          <table:table-cell office:value-type="float" office:value="0.1963998151" calcext:value-type="float">
            <text:p>0.1963998151</text:p>
          </table:table-cell>
          <table:table-cell office:value-type="float" office:value="3.319276414" calcext:value-type="float">
            <text:p>3.319276414</text:p>
          </table:table-cell>
          <table:table-cell office:value-type="float" office:value="3.592810232" calcext:value-type="float">
            <text:p>3.592810232</text:p>
          </table:table-cell>
          <table:table-cell office:value-type="float" office:value="3.470445904" calcext:value-type="float">
            <text:p>3.470445904</text:p>
          </table:table-cell>
          <table:table-cell office:value-type="float" office:value="2.894573108" calcext:value-type="float">
            <text:p>2.894573108</text:p>
          </table:table-cell>
          <table:table-cell office:value-type="string" calcext:value-type="string">
            <text:p>N/A</text:p>
          </table:table-cell>
          <table:table-cell office:value-type="float" office:value="0.07879635" calcext:value-type="float">
            <text:p>0.07879635</text:p>
          </table:table-cell>
          <table:table-cell office:value-type="float" office:value="3.089222374" calcext:value-type="float">
            <text:p>3.089222374</text:p>
          </table:table-cell>
          <table:table-cell office:value-type="float" office:value="3.053751705" calcext:value-type="float">
            <text:p>3.053751705</text:p>
          </table:table-cell>
          <table:table-cell office:value-type="float" office:value="2.865484311" calcext:value-type="float">
            <text:p>2.86548431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554710062" calcext:value-type="float">
            <text:p>0.554710062</text:p>
          </table:table-cell>
          <table:table-cell office:value-type="float" office:value="1.594728171" calcext:value-type="float">
            <text:p>1.594728171</text:p>
          </table:table-cell>
          <table:table-cell office:value-type="float" office:value="1.426688633" calcext:value-type="float">
            <text:p>1.426688633</text:p>
          </table:table-cell>
          <table:table-cell office:value-type="float" office:value="1.868204283" calcext:value-type="float">
            <text:p>1.868204283</text:p>
          </table:table-cell>
          <table:table-cell office:value-type="float" office:value="1.489291598" calcext:value-type="float">
            <text:p>1.489291598</text:p>
          </table:table-cell>
          <table:table-cell office:value-type="string" calcext:value-type="string">
            <text:p>N/A</text:p>
          </table:table-cell>
          <table:table-cell office:value-type="float" office:value="0.22746089" calcext:value-type="float">
            <text:p>0.22746089</text:p>
          </table:table-cell>
          <table:table-cell office:value-type="float" office:value="1.774937343" calcext:value-type="float">
            <text:p>1.774937343</text:p>
          </table:table-cell>
          <table:table-cell office:value-type="float" office:value="2.143468951" calcext:value-type="float">
            <text:p>2.143468951</text:p>
          </table:table-cell>
          <table:table-cell office:value-type="float" office:value="2.250535332" calcext:value-type="float">
            <text:p>2.25053533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39156232" calcext:value-type="float">
            <text:p>0.039156232</text:p>
          </table:table-cell>
          <table:table-cell office:value-type="float" office:value="4.622212302" calcext:value-type="float">
            <text:p>4.622212302</text:p>
          </table:table-cell>
          <table:table-cell office:value-type="float" office:value="4.535907594" calcext:value-type="float">
            <text:p>4.535907594</text:p>
          </table:table-cell>
          <table:table-cell office:value-type="float" office:value="4.500530104" calcext:value-type="float">
            <text:p>4.500530104</text:p>
          </table:table-cell>
          <table:table-cell office:value-type="float" office:value="4.830199208" calcext:value-type="float">
            <text:p>4.830199208</text:p>
          </table:table-cell>
          <table:table-cell office:value-type="string" calcext:value-type="string">
            <text:p>N/A</text:p>
          </table:table-cell>
          <table:table-cell office:value-type="float" office:value="0.068973513" calcext:value-type="float">
            <text:p>0.068973513</text:p>
          </table:table-cell>
          <table:table-cell office:value-type="float" office:value="4.971358025" calcext:value-type="float">
            <text:p>4.971358025</text:p>
          </table:table-cell>
          <table:table-cell office:value-type="float" office:value="5.322222222" calcext:value-type="float">
            <text:p>5.322222222</text:p>
          </table:table-cell>
          <table:table-cell office:value-type="float" office:value="4.954814815" calcext:value-type="float">
            <text:p>4.954814815</text:p>
          </table:table-cell>
          <table:table-cell office:value-type="float" office:value="4.637037037" calcext:value-type="float">
            <text:p>4.637037037</text:p>
          </table:table-cell>
          <table:table-cell office:value-type="string" calcext:value-type="string">
            <text:p>N/A</text:p>
          </table:table-cell>
          <table:table-cell office:value-type="float" office:value="0.326813145" calcext:value-type="float">
            <text:p>0.326813145</text:p>
          </table:table-cell>
          <table:table-cell office:value-type="float" office:value="2.576243322" calcext:value-type="float">
            <text:p>2.576243322</text:p>
          </table:table-cell>
          <table:table-cell office:value-type="float" office:value="2.623921085" calcext:value-type="float">
            <text:p>2.623921085</text:p>
          </table:table-cell>
          <table:table-cell office:value-type="float" office:value="1.711467324" calcext:value-type="float">
            <text:p>1.711467324</text:p>
          </table:table-cell>
          <table:table-cell office:value-type="float" office:value="3.393341554" calcext:value-type="float">
            <text:p>3.393341554</text:p>
          </table:table-cell>
          <table:table-cell office:value-type="string" calcext:value-type="string">
            <text:p>N/A</text:p>
          </table:table-cell>
          <table:table-cell office:value-type="float" office:value="0.11463953" calcext:value-type="float">
            <text:p>0.11463953</text:p>
          </table:table-cell>
          <table:table-cell office:value-type="float" office:value="2.647094248" calcext:value-type="float">
            <text:p>2.647094248</text:p>
          </table:table-cell>
          <table:table-cell office:value-type="float" office:value="2.993676603" calcext:value-type="float">
            <text:p>2.993676603</text:p>
          </table:table-cell>
          <table:table-cell office:value-type="float" office:value="2.429087624" calcext:value-type="float">
            <text:p>2.429087624</text:p>
          </table:table-cell>
          <table:table-cell office:value-type="float" office:value="2.518518519" calcext:value-type="float">
            <text:p>2.51851851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DW_11</text:p>
          </table:table-cell>
          <table:table-cell table:formula="of:=EXACT([.A23];[.B23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7</text:p>
          </table:table-cell>
          <table:table-cell office:value-type="float" office:value="45460723" calcext:value-type="float">
            <text:p>45460723</text:p>
          </table:table-cell>
          <table:table-cell office:value-type="float" office:value="45461396" calcext:value-type="float">
            <text:p>45461396</text:p>
          </table:table-cell>
          <table:table-cell office:value-type="float" office:value="4.222865761" calcext:value-type="float">
            <text:p>4.222865761</text:p>
          </table:table-cell>
          <table:table-cell office:value-type="float" office:value="20.7695587" calcext:value-type="float">
            <text:p>20.7695587</text:p>
          </table:table-cell>
          <table:table-cell office:value-type="float" office:value="17.0753543" calcext:value-type="float">
            <text:p>17.0753543</text:p>
          </table:table-cell>
          <table:table-cell office:value-type="float" office:value="19.86035258" calcext:value-type="float">
            <text:p>19.86035258</text:p>
          </table:table-cell>
          <table:table-cell office:value-type="float" office:value="25.37296924" calcext:value-type="float">
            <text:p>25.37296924</text:p>
          </table:table-cell>
          <table:table-cell office:value-type="string" calcext:value-type="string">
            <text:p>N/A</text:p>
          </table:table-cell>
          <table:table-cell office:value-type="float" office:value="0.038096092" calcext:value-type="float">
            <text:p>0.038096092</text:p>
          </table:table-cell>
          <table:table-cell office:value-type="float" office:value="12.17571623" calcext:value-type="float">
            <text:p>12.17571623</text:p>
          </table:table-cell>
          <table:table-cell office:value-type="float" office:value="12.63956344" calcext:value-type="float">
            <text:p>12.63956344</text:p>
          </table:table-cell>
          <table:table-cell office:value-type="float" office:value="11.71186903" calcext:value-type="float">
            <text:p>11.71186903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96852443" calcext:value-type="float">
            <text:p>0.096852443</text:p>
          </table:table-cell>
          <table:table-cell office:value-type="float" office:value="41.50686435" calcext:value-type="float">
            <text:p>41.50686435</text:p>
          </table:table-cell>
          <table:table-cell office:value-type="float" office:value="41.31136738" calcext:value-type="float">
            <text:p>41.31136738</text:p>
          </table:table-cell>
          <table:table-cell office:value-type="float" office:value="37.58813839" calcext:value-type="float">
            <text:p>37.58813839</text:p>
          </table:table-cell>
          <table:table-cell office:value-type="float" office:value="45.62108731" calcext:value-type="float">
            <text:p>45.62108731</text:p>
          </table:table-cell>
          <table:table-cell office:value-type="string" calcext:value-type="string">
            <text:p>N/A</text:p>
          </table:table-cell>
          <table:table-cell office:value-type="float" office:value="0.033836763" calcext:value-type="float">
            <text:p>0.033836763</text:p>
          </table:table-cell>
          <table:table-cell office:value-type="float" office:value="14.28796992" calcext:value-type="float">
            <text:p>14.28796992</text:p>
          </table:table-cell>
          <table:table-cell office:value-type="float" office:value="19.65738758" calcext:value-type="float">
            <text:p>19.65738758</text:p>
          </table:table-cell>
          <table:table-cell office:value-type="float" office:value="21.03426124" calcext:value-type="float">
            <text:p>21.0342612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61524979" calcext:value-type="float">
            <text:p>0.061524979</text:p>
          </table:table-cell>
          <table:table-cell office:value-type="float" office:value="17.20052824" calcext:value-type="float">
            <text:p>17.20052824</text:p>
          </table:table-cell>
          <table:table-cell office:value-type="float" office:value="16.63724123" calcext:value-type="float">
            <text:p>16.63724123</text:p>
          </table:table-cell>
          <table:table-cell office:value-type="float" office:value="16.54305005" calcext:value-type="float">
            <text:p>16.54305005</text:p>
          </table:table-cell>
          <table:table-cell office:value-type="float" office:value="18.42129345" calcext:value-type="float">
            <text:p>18.42129345</text:p>
          </table:table-cell>
          <table:table-cell office:value-type="string" calcext:value-type="string">
            <text:p>N/A</text:p>
          </table:table-cell>
          <table:table-cell office:value-type="float" office:value="0.139180494" calcext:value-type="float">
            <text:p>0.139180494</text:p>
          </table:table-cell>
          <table:table-cell office:value-type="float" office:value="21.55473251" calcext:value-type="float">
            <text:p>21.55473251</text:p>
          </table:table-cell>
          <table:table-cell office:value-type="float" office:value="18.90518519" calcext:value-type="float">
            <text:p>18.90518519</text:p>
          </table:table-cell>
          <table:table-cell office:value-type="float" office:value="24.81209877" calcext:value-type="float">
            <text:p>24.81209877</text:p>
          </table:table-cell>
          <table:table-cell office:value-type="float" office:value="20.94691358" calcext:value-type="float">
            <text:p>20.94691358</text:p>
          </table:table-cell>
          <table:table-cell office:value-type="string" calcext:value-type="string">
            <text:p>N/A</text:p>
          </table:table-cell>
          <table:table-cell office:value-type="float" office:value="0.129881249" calcext:value-type="float">
            <text:p>0.129881249</text:p>
          </table:table-cell>
          <table:table-cell office:value-type="float" office:value="50.55898069" calcext:value-type="float">
            <text:p>50.55898069</text:p>
          </table:table-cell>
          <table:table-cell office:value-type="float" office:value="55.49938348" calcext:value-type="float">
            <text:p>55.49938348</text:p>
          </table:table-cell>
          <table:table-cell office:value-type="float" office:value="43.10727497" calcext:value-type="float">
            <text:p>43.10727497</text:p>
          </table:table-cell>
          <table:table-cell office:value-type="float" office:value="53.0702836" calcext:value-type="float">
            <text:p>53.0702836</text:p>
          </table:table-cell>
          <table:table-cell office:value-type="string" calcext:value-type="string">
            <text:p>N/A</text:p>
          </table:table-cell>
          <table:table-cell office:value-type="float" office:value="0.056243995" calcext:value-type="float">
            <text:p>0.056243995</text:p>
          </table:table-cell>
          <table:table-cell office:value-type="float" office:value="23.45498344" calcext:value-type="float">
            <text:p>23.45498344</text:p>
          </table:table-cell>
          <table:table-cell office:value-type="float" office:value="24.32158988" calcext:value-type="float">
            <text:p>24.32158988</text:p>
          </table:table-cell>
          <table:table-cell office:value-type="float" office:value="24.1065944" calcext:value-type="float">
            <text:p>24.1065944</text:p>
          </table:table-cell>
          <table:table-cell office:value-type="float" office:value="21.93676603" calcext:value-type="float">
            <text:p>21.9367660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DW_2</text:p>
          </table:table-cell>
          <table:table-cell table:formula="of:=EXACT([.A24];[.B24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3</text:p>
          </table:table-cell>
          <table:table-cell office:value-type="float" office:value="10013005" calcext:value-type="float">
            <text:p>10013005</text:p>
          </table:table-cell>
          <table:table-cell office:value-type="float" office:value="10013602" calcext:value-type="float">
            <text:p>10013602</text:p>
          </table:table-cell>
          <table:table-cell office:value-type="float" office:value="0.07255964912" calcext:value-type="float">
            <text:p>0.07255964912</text:p>
          </table:table-cell>
          <table:table-cell office:value-type="float" office:value="3.547067636" calcext:value-type="float">
            <text:p>3.547067636</text:p>
          </table:table-cell>
          <table:table-cell office:value-type="float" office:value="3.045973038" calcext:value-type="float">
            <text:p>3.045973038</text:p>
          </table:table-cell>
          <table:table-cell office:value-type="float" office:value="3.505012098" calcext:value-type="float">
            <text:p>3.505012098</text:p>
          </table:table-cell>
          <table:table-cell office:value-type="float" office:value="4.090217767" calcext:value-type="float">
            <text:p>4.090217767</text:p>
          </table:table-cell>
          <table:table-cell office:value-type="string" calcext:value-type="string">
            <text:p>N/A</text:p>
          </table:table-cell>
          <table:table-cell office:value-type="float" office:value="0.100550086" calcext:value-type="float">
            <text:p>0.100550086</text:p>
          </table:table-cell>
          <table:table-cell office:value-type="float" office:value="1.139245112" calcext:value-type="float">
            <text:p>1.139245112</text:p>
          </table:table-cell>
          <table:table-cell office:value-type="float" office:value="1.27148704" calcext:value-type="float">
            <text:p>1.27148704</text:p>
          </table:table-cell>
          <table:table-cell office:value-type="float" office:value="1.075579809" calcext:value-type="float">
            <text:p>1.075579809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08888776" calcext:value-type="float">
            <text:p>0.108888776</text:p>
          </table:table-cell>
          <table:table-cell office:value-type="float" office:value="1.188358045" calcext:value-type="float">
            <text:p>1.188358045</text:p>
          </table:table-cell>
          <table:table-cell office:value-type="float" office:value="1.196046129" calcext:value-type="float">
            <text:p>1.196046129</text:p>
          </table:table-cell>
          <table:table-cell office:value-type="float" office:value="1.212520593" calcext:value-type="float">
            <text:p>1.212520593</text:p>
          </table:table-cell>
          <table:table-cell office:value-type="float" office:value="1.156507414" calcext:value-type="float">
            <text:p>1.156507414</text:p>
          </table:table-cell>
          <table:table-cell office:value-type="string" calcext:value-type="string">
            <text:p>N/A</text:p>
          </table:table-cell>
          <table:table-cell office:value-type="float" office:value="0.058849978" calcext:value-type="float">
            <text:p>0.058849978</text:p>
          </table:table-cell>
          <table:table-cell office:value-type="float" office:value="1.003508772" calcext:value-type="float">
            <text:p>1.003508772</text:p>
          </table:table-cell>
          <table:table-cell office:value-type="float" office:value="1.475374732" calcext:value-type="float">
            <text:p>1.475374732</text:p>
          </table:table-cell>
          <table:table-cell office:value-type="float" office:value="1.331905782" calcext:value-type="float">
            <text:p>1.33190578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98906024" calcext:value-type="float">
            <text:p>0.198906024</text:p>
          </table:table-cell>
          <table:table-cell office:value-type="float" office:value="4.270148616" calcext:value-type="float">
            <text:p>4.270148616</text:p>
          </table:table-cell>
          <table:table-cell office:value-type="float" office:value="4.043412756" calcext:value-type="float">
            <text:p>4.043412756</text:p>
          </table:table-cell>
          <table:table-cell office:value-type="float" office:value="5.209865521" calcext:value-type="float">
            <text:p>5.209865521</text:p>
          </table:table-cell>
          <table:table-cell office:value-type="float" office:value="3.557167569" calcext:value-type="float">
            <text:p>3.557167569</text:p>
          </table:table-cell>
          <table:table-cell office:value-type="string" calcext:value-type="string">
            <text:p>N/A</text:p>
          </table:table-cell>
          <table:table-cell office:value-type="float" office:value="0.059737065" calcext:value-type="float">
            <text:p>0.059737065</text:p>
          </table:table-cell>
          <table:table-cell office:value-type="float" office:value="2.998436215" calcext:value-type="float">
            <text:p>2.998436215</text:p>
          </table:table-cell>
          <table:table-cell office:value-type="float" office:value="2.879506173" calcext:value-type="float">
            <text:p>2.879506173</text:p>
          </table:table-cell>
          <table:table-cell office:value-type="float" office:value="2.911358025" calcext:value-type="float">
            <text:p>2.911358025</text:p>
          </table:table-cell>
          <table:table-cell office:value-type="float" office:value="3.204444444" calcext:value-type="float">
            <text:p>3.204444444</text:p>
          </table:table-cell>
          <table:table-cell office:value-type="string" calcext:value-type="string">
            <text:p>N/A</text:p>
          </table:table-cell>
          <table:table-cell office:value-type="float" office:value="0.162002523" calcext:value-type="float">
            <text:p>0.162002523</text:p>
          </table:table-cell>
          <table:table-cell office:value-type="float" office:value="2.01972873" calcext:value-type="float">
            <text:p>2.01972873</text:p>
          </table:table-cell>
          <table:table-cell office:value-type="float" office:value="2.13810111" calcext:value-type="float">
            <text:p>2.13810111</text:p>
          </table:table-cell>
          <table:table-cell office:value-type="float" office:value="2.271270037" calcext:value-type="float">
            <text:p>2.271270037</text:p>
          </table:table-cell>
          <table:table-cell office:value-type="float" office:value="1.649815043" calcext:value-type="float">
            <text:p>1.649815043</text:p>
          </table:table-cell>
          <table:table-cell office:value-type="string" calcext:value-type="string">
            <text:p>N/A</text:p>
          </table:table-cell>
          <table:table-cell office:value-type="float" office:value="0.181223508" calcext:value-type="float">
            <text:p>0.181223508</text:p>
          </table:table-cell>
          <table:table-cell office:value-type="float" office:value="1.461306836" calcext:value-type="float">
            <text:p>1.461306836</text:p>
          </table:table-cell>
          <table:table-cell office:value-type="float" office:value="1.317073171" calcext:value-type="float">
            <text:p>1.317073171</text:p>
          </table:table-cell>
          <table:table-cell office:value-type="float" office:value="1.766937669" calcext:value-type="float">
            <text:p>1.766937669</text:p>
          </table:table-cell>
          <table:table-cell office:value-type="float" office:value="1.299909666" calcext:value-type="float">
            <text:p>1.29990966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DW_4</text:p>
          </table:table-cell>
          <table:table-cell table:formula="of:=EXACT([.A25];[.B25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93686391" calcext:value-type="float">
            <text:p>93686391</text:p>
          </table:table-cell>
          <table:table-cell office:value-type="float" office:value="93687051" calcext:value-type="float">
            <text:p>93687051</text:p>
          </table:table-cell>
          <table:table-cell office:value-type="float" office:value="0.07210704824" calcext:value-type="float">
            <text:p>0.07210704824</text:p>
          </table:table-cell>
          <table:table-cell office:value-type="float" office:value="1.694780505" calcext:value-type="float">
            <text:p>1.694780505</text:p>
          </table:table-cell>
          <table:table-cell office:value-type="float" office:value="1.343587971" calcext:value-type="float">
            <text:p>1.343587971</text:p>
          </table:table-cell>
          <table:table-cell office:value-type="float" office:value="1.569305219" calcext:value-type="float">
            <text:p>1.569305219</text:p>
          </table:table-cell>
          <table:table-cell office:value-type="float" office:value="2.171448324" calcext:value-type="float">
            <text:p>2.171448324</text:p>
          </table:table-cell>
          <table:table-cell office:value-type="string" calcext:value-type="string">
            <text:p>N/A</text:p>
          </table:table-cell>
          <table:table-cell office:value-type="float" office:value="0.207843595" calcext:value-type="float">
            <text:p>0.207843595</text:p>
          </table:table-cell>
          <table:table-cell office:value-type="float" office:value="0.547703502" calcext:value-type="float">
            <text:p>0.547703502</text:p>
          </table:table-cell>
          <table:table-cell office:value-type="float" office:value="0.640654843" calcext:value-type="float">
            <text:p>0.640654843</text:p>
          </table:table-cell>
          <table:table-cell office:value-type="float" office:value="0.420736698" calcext:value-type="float">
            <text:p>0.420736698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79729428" calcext:value-type="float">
            <text:p>0.179729428</text:p>
          </table:table-cell>
          <table:table-cell office:value-type="float" office:value="0.986271279" calcext:value-type="float">
            <text:p>0.986271279</text:p>
          </table:table-cell>
          <table:table-cell office:value-type="float" office:value="0.925864909" calcext:value-type="float">
            <text:p>0.925864909</text:p>
          </table:table-cell>
          <table:table-cell office:value-type="float" office:value="0.945634267" calcext:value-type="float">
            <text:p>0.945634267</text:p>
          </table:table-cell>
          <table:table-cell office:value-type="float" office:value="1.087314662" calcext:value-type="float">
            <text:p>1.087314662</text:p>
          </table:table-cell>
          <table:table-cell office:value-type="string" calcext:value-type="string">
            <text:p>N/A</text:p>
          </table:table-cell>
          <table:table-cell office:value-type="float" office:value="0.1602751" calcext:value-type="float">
            <text:p>0.1602751</text:p>
          </table:table-cell>
          <table:table-cell office:value-type="float" office:value="0.504761905" calcext:value-type="float">
            <text:p>0.504761905</text:p>
          </table:table-cell>
          <table:table-cell office:value-type="float" office:value="0.843683084" calcext:value-type="float">
            <text:p>0.843683084</text:p>
          </table:table-cell>
          <table:table-cell office:value-type="float" office:value="0.695931478" calcext:value-type="float">
            <text:p>0.695931478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79214796" calcext:value-type="float">
            <text:p>0.079214796</text:p>
          </table:table-cell>
          <table:table-cell office:value-type="float" office:value="2.393765229" calcext:value-type="float">
            <text:p>2.393765229</text:p>
          </table:table-cell>
          <table:table-cell office:value-type="float" office:value="2.546956085" calcext:value-type="float">
            <text:p>2.546956085</text:p>
          </table:table-cell>
          <table:table-cell office:value-type="float" office:value="2.18168629" calcext:value-type="float">
            <text:p>2.18168629</text:p>
          </table:table-cell>
          <table:table-cell office:value-type="float" office:value="2.452653312" calcext:value-type="float">
            <text:p>2.452653312</text:p>
          </table:table-cell>
          <table:table-cell office:value-type="string" calcext:value-type="string">
            <text:p>N/A</text:p>
          </table:table-cell>
          <table:table-cell office:value-type="float" office:value="0.098887947" calcext:value-type="float">
            <text:p>0.098887947</text:p>
          </table:table-cell>
          <table:table-cell office:value-type="float" office:value="1.309958848" calcext:value-type="float">
            <text:p>1.309958848</text:p>
          </table:table-cell>
          <table:table-cell office:value-type="float" office:value="1.313333333" calcext:value-type="float">
            <text:p>1.313333333</text:p>
          </table:table-cell>
          <table:table-cell office:value-type="float" office:value="1.178765432" calcext:value-type="float">
            <text:p>1.178765432</text:p>
          </table:table-cell>
          <table:table-cell office:value-type="float" office:value="1.437777778" calcext:value-type="float">
            <text:p>1.437777778</text:p>
          </table:table-cell>
          <table:table-cell office:value-type="string" calcext:value-type="string">
            <text:p>N/A</text:p>
          </table:table-cell>
          <table:table-cell office:value-type="float" office:value="0.156949743" calcext:value-type="float">
            <text:p>0.156949743</text:p>
          </table:table-cell>
          <table:table-cell office:value-type="float" office:value="1.547061241" calcext:value-type="float">
            <text:p>1.547061241</text:p>
          </table:table-cell>
          <table:table-cell office:value-type="float" office:value="1.748458693" calcext:value-type="float">
            <text:p>1.748458693</text:p>
          </table:table-cell>
          <table:table-cell office:value-type="float" office:value="1.615289766" calcext:value-type="float">
            <text:p>1.615289766</text:p>
          </table:table-cell>
          <table:table-cell office:value-type="float" office:value="1.277435265" calcext:value-type="float">
            <text:p>1.277435265</text:p>
          </table:table-cell>
          <table:table-cell office:value-type="string" calcext:value-type="string">
            <text:p>N/A</text:p>
          </table:table-cell>
          <table:table-cell office:value-type="float" office:value="0.158662164" calcext:value-type="float">
            <text:p>0.158662164</text:p>
          </table:table-cell>
          <table:table-cell office:value-type="float" office:value="0.783498946" calcext:value-type="float">
            <text:p>0.783498946</text:p>
          </table:table-cell>
          <table:table-cell office:value-type="float" office:value="0.827461608" calcext:value-type="float">
            <text:p>0.827461608</text:p>
          </table:table-cell>
          <table:table-cell office:value-type="float" office:value="0.879855465" calcext:value-type="float">
            <text:p>0.879855465</text:p>
          </table:table-cell>
          <table:table-cell office:value-type="float" office:value="0.643179765" calcext:value-type="float">
            <text:p>0.64317976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DW_5</text:p>
          </table:table-cell>
          <table:table-cell table:formula="of:=EXACT([.A26];[.B26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1</text:p>
          </table:table-cell>
          <table:table-cell office:value-type="float" office:value="95533718" calcext:value-type="float">
            <text:p>95533718</text:p>
          </table:table-cell>
          <table:table-cell office:value-type="float" office:value="95534393" calcext:value-type="float">
            <text:p>95534393</text:p>
          </table:table-cell>
          <table:table-cell office:value-type="float" office:value="0.1723709751" calcext:value-type="float">
            <text:p>0.1723709751</text:p>
          </table:table-cell>
          <table:table-cell office:value-type="float" office:value="2.022007144" calcext:value-type="float">
            <text:p>2.022007144</text:p>
          </table:table-cell>
          <table:table-cell office:value-type="float" office:value="1.954026962" calcext:value-type="float">
            <text:p>1.954026962</text:p>
          </table:table-cell>
          <table:table-cell office:value-type="float" office:value="1.95022468" calcext:value-type="float">
            <text:p>1.95022468</text:p>
          </table:table-cell>
          <table:table-cell office:value-type="float" office:value="2.161769789" calcext:value-type="float">
            <text:p>2.161769789</text:p>
          </table:table-cell>
          <table:table-cell office:value-type="string" calcext:value-type="string">
            <text:p>N/A</text:p>
          </table:table-cell>
          <table:table-cell office:value-type="float" office:value="0.341087024" calcext:value-type="float">
            <text:p>0.341087024</text:p>
          </table:table-cell>
          <table:table-cell office:value-type="float" office:value="0.79781719" calcext:value-type="float">
            <text:p>0.79781719</text:p>
          </table:table-cell>
          <table:table-cell office:value-type="float" office:value="1.11159618" calcext:value-type="float">
            <text:p>1.11159618</text:p>
          </table:table-cell>
          <table:table-cell office:value-type="float" office:value="0.655388813" calcext:value-type="float">
            <text:p>0.655388813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276106392" calcext:value-type="float">
            <text:p>0.276106392</text:p>
          </table:table-cell>
          <table:table-cell office:value-type="float" office:value="0.903898957" calcext:value-type="float">
            <text:p>0.903898957</text:p>
          </table:table-cell>
          <table:table-cell office:value-type="float" office:value="1.001647446" calcext:value-type="float">
            <text:p>1.001647446</text:p>
          </table:table-cell>
          <table:table-cell office:value-type="float" office:value="0.856672158" calcext:value-type="float">
            <text:p>0.856672158</text:p>
          </table:table-cell>
          <table:table-cell office:value-type="float" office:value="0.853377265" calcext:value-type="float">
            <text:p>0.853377265</text:p>
          </table:table-cell>
          <table:table-cell office:value-type="string" calcext:value-type="string">
            <text:p>N/A</text:p>
          </table:table-cell>
          <table:table-cell office:value-type="float" office:value="0.160704074" calcext:value-type="float">
            <text:p>0.160704074</text:p>
          </table:table-cell>
          <table:table-cell office:value-type="float" office:value="0.70877193" calcext:value-type="float">
            <text:p>0.70877193</text:p>
          </table:table-cell>
          <table:table-cell office:value-type="float" office:value="1.190578158" calcext:value-type="float">
            <text:p>1.190578158</text:p>
          </table:table-cell>
          <table:table-cell office:value-type="float" office:value="0.959314775" calcext:value-type="float">
            <text:p>0.959314775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97241093" calcext:value-type="float">
            <text:p>0.097241093</text:p>
          </table:table-cell>
          <table:table-cell office:value-type="float" office:value="1.86459089" calcext:value-type="float">
            <text:p>1.86459089</text:p>
          </table:table-cell>
          <table:table-cell office:value-type="float" office:value="2.061938508" calcext:value-type="float">
            <text:p>2.061938508</text:p>
          </table:table-cell>
          <table:table-cell office:value-type="float" office:value="1.705373584" calcext:value-type="float">
            <text:p>1.705373584</text:p>
          </table:table-cell>
          <table:table-cell office:value-type="float" office:value="1.826460577" calcext:value-type="float">
            <text:p>1.826460577</text:p>
          </table:table-cell>
          <table:table-cell office:value-type="string" calcext:value-type="string">
            <text:p>N/A</text:p>
          </table:table-cell>
          <table:table-cell office:value-type="float" office:value="0.132875644" calcext:value-type="float">
            <text:p>0.132875644</text:p>
          </table:table-cell>
          <table:table-cell office:value-type="float" office:value="1.412592593" calcext:value-type="float">
            <text:p>1.412592593</text:p>
          </table:table-cell>
          <table:table-cell office:value-type="float" office:value="1.616049383" calcext:value-type="float">
            <text:p>1.616049383</text:p>
          </table:table-cell>
          <table:table-cell office:value-type="float" office:value="1.375555556" calcext:value-type="float">
            <text:p>1.375555556</text:p>
          </table:table-cell>
          <table:table-cell office:value-type="float" office:value="1.24617284" calcext:value-type="float">
            <text:p>1.24617284</text:p>
          </table:table-cell>
          <table:table-cell office:value-type="string" calcext:value-type="string">
            <text:p>N/A</text:p>
          </table:table-cell>
          <table:table-cell office:value-type="float" office:value="0.300689655" calcext:value-type="float">
            <text:p>0.300689655</text:p>
          </table:table-cell>
          <table:table-cell office:value-type="float" office:value="1.787916153" calcext:value-type="float">
            <text:p>1.787916153</text:p>
          </table:table-cell>
          <table:table-cell office:value-type="float" office:value="1.250308261" calcext:value-type="float">
            <text:p>1.250308261</text:p>
          </table:table-cell>
          <table:table-cell office:value-type="float" office:value="2.325524044" calcext:value-type="float">
            <text:p>2.325524044</text:p>
          </table:table-cell>
          <table:table-cell office:value-type="float" office:value="1.787916153" calcext:value-type="float">
            <text:p>1.787916153</text:p>
          </table:table-cell>
          <table:table-cell office:value-type="string" calcext:value-type="string">
            <text:p>N/A</text:p>
          </table:table-cell>
          <table:table-cell office:value-type="float" office:value="0.109229857" calcext:value-type="float">
            <text:p>0.109229857</text:p>
          </table:table-cell>
          <table:table-cell office:value-type="float" office:value="0.996687744" calcext:value-type="float">
            <text:p>0.996687744</text:p>
          </table:table-cell>
          <table:table-cell office:value-type="float" office:value="1.106594399" calcext:value-type="float">
            <text:p>1.106594399</text:p>
          </table:table-cell>
          <table:table-cell office:value-type="float" office:value="0.994579946" calcext:value-type="float">
            <text:p>0.994579946</text:p>
          </table:table-cell>
          <table:table-cell office:value-type="float" office:value="0.888888889" calcext:value-type="float">
            <text:p>0.88888888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DW_6</text:p>
          </table:table-cell>
          <table:table-cell table:formula="of:=EXACT([.A27];[.B27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5</text:p>
          </table:table-cell>
          <table:table-cell office:value-type="float" office:value="87678597" calcext:value-type="float">
            <text:p>87678597</text:p>
          </table:table-cell>
          <table:table-cell office:value-type="float" office:value="87679280" calcext:value-type="float">
            <text:p>87679280</text:p>
          </table:table-cell>
          <table:table-cell office:value-type="float" office:value="0.09930248577" calcext:value-type="float">
            <text:p>0.09930248577</text:p>
          </table:table-cell>
          <table:table-cell office:value-type="float" office:value="1.27572301" calcext:value-type="float">
            <text:p>1.27572301</text:p>
          </table:table-cell>
          <table:table-cell office:value-type="float" office:value="1.160041479" calcext:value-type="float">
            <text:p>1.160041479</text:p>
          </table:table-cell>
          <table:table-cell office:value-type="float" office:value="1.322502592" calcext:value-type="float">
            <text:p>1.322502592</text:p>
          </table:table-cell>
          <table:table-cell office:value-type="float" office:value="1.344624957" calcext:value-type="float">
            <text:p>1.344624957</text:p>
          </table:table-cell>
          <table:table-cell office:value-type="string" calcext:value-type="string">
            <text:p>N/A</text:p>
          </table:table-cell>
          <table:table-cell office:value-type="float" office:value="0.215839287" calcext:value-type="float">
            <text:p>0.215839287</text:p>
          </table:table-cell>
          <table:table-cell office:value-type="float" office:value="0.72633015" calcext:value-type="float">
            <text:p>0.72633015</text:p>
          </table:table-cell>
          <table:table-cell office:value-type="float" office:value="0.894952251" calcext:value-type="float">
            <text:p>0.894952251</text:p>
          </table:table-cell>
          <table:table-cell office:value-type="float" office:value="0.69904502" calcext:value-type="float">
            <text:p>0.6990450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366980436" calcext:value-type="float">
            <text:p>0.366980436</text:p>
          </table:table-cell>
          <table:table-cell office:value-type="float" office:value="0.821526634" calcext:value-type="float">
            <text:p>0.821526634</text:p>
          </table:table-cell>
          <table:table-cell office:value-type="float" office:value="1.070840198" calcext:value-type="float">
            <text:p>1.070840198</text:p>
          </table:table-cell>
          <table:table-cell office:value-type="float" office:value="0.836902801" calcext:value-type="float">
            <text:p>0.836902801</text:p>
          </table:table-cell>
          <table:table-cell office:value-type="float" office:value="0.556836903" calcext:value-type="float">
            <text:p>0.556836903</text:p>
          </table:table-cell>
          <table:table-cell office:value-type="string" calcext:value-type="string">
            <text:p>N/A</text:p>
          </table:table-cell>
          <table:table-cell office:value-type="float" office:value="0.215464181" calcext:value-type="float">
            <text:p>0.215464181</text:p>
          </table:table-cell>
          <table:table-cell office:value-type="float" office:value="0.638596491" calcext:value-type="float">
            <text:p>0.638596491</text:p>
          </table:table-cell>
          <table:table-cell office:value-type="float" office:value="1.104925054" calcext:value-type="float">
            <text:p>1.104925054</text:p>
          </table:table-cell>
          <table:table-cell office:value-type="float" office:value="0.713062099" calcext:value-type="float">
            <text:p>0.713062099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70690839" calcext:value-type="float">
            <text:p>0.070690839</text:p>
          </table:table-cell>
          <table:table-cell office:value-type="float" office:value="1.574130908" calcext:value-type="float">
            <text:p>1.574130908</text:p>
          </table:table-cell>
          <table:table-cell office:value-type="float" office:value="1.45851236" calcext:value-type="float">
            <text:p>1.45851236</text:p>
          </table:table-cell>
          <table:table-cell office:value-type="float" office:value="1.583393784" calcext:value-type="float">
            <text:p>1.583393784</text:p>
          </table:table-cell>
          <table:table-cell office:value-type="float" office:value="1.68048658" calcext:value-type="float">
            <text:p>1.68048658</text:p>
          </table:table-cell>
          <table:table-cell office:value-type="string" calcext:value-type="string">
            <text:p>N/A</text:p>
          </table:table-cell>
          <table:table-cell office:value-type="float" office:value="0.072524301" calcext:value-type="float">
            <text:p>0.072524301</text:p>
          </table:table-cell>
          <table:table-cell office:value-type="float" office:value="1.34872428" calcext:value-type="float">
            <text:p>1.34872428</text:p>
          </table:table-cell>
          <table:table-cell office:value-type="float" office:value="1.411851852" calcext:value-type="float">
            <text:p>1.411851852</text:p>
          </table:table-cell>
          <table:table-cell office:value-type="float" office:value="1.398271605" calcext:value-type="float">
            <text:p>1.398271605</text:p>
          </table:table-cell>
          <table:table-cell office:value-type="float" office:value="1.236049383" calcext:value-type="float">
            <text:p>1.236049383</text:p>
          </table:table-cell>
          <table:table-cell office:value-type="string" calcext:value-type="string">
            <text:p>N/A</text:p>
          </table:table-cell>
          <table:table-cell office:value-type="float" office:value="0.061365984" calcext:value-type="float">
            <text:p>0.061365984</text:p>
          </table:table-cell>
          <table:table-cell office:value-type="float" office:value="1.689272503" calcext:value-type="float">
            <text:p>1.689272503</text:p>
          </table:table-cell>
          <table:table-cell office:value-type="float" office:value="1.721331689" calcext:value-type="float">
            <text:p>1.721331689</text:p>
          </table:table-cell>
          <table:table-cell office:value-type="float" office:value="1.773119605" calcext:value-type="float">
            <text:p>1.773119605</text:p>
          </table:table-cell>
          <table:table-cell office:value-type="float" office:value="1.573366215" calcext:value-type="float">
            <text:p>1.573366215</text:p>
          </table:table-cell>
          <table:table-cell office:value-type="string" calcext:value-type="string">
            <text:p>N/A</text:p>
          </table:table-cell>
          <table:table-cell office:value-type="float" office:value="0.202348652" calcext:value-type="float">
            <text:p>0.202348652</text:p>
          </table:table-cell>
          <table:table-cell office:value-type="float" office:value="1.346883469" calcext:value-type="float">
            <text:p>1.346883469</text:p>
          </table:table-cell>
          <table:table-cell office:value-type="float" office:value="1.661246612" calcext:value-type="float">
            <text:p>1.661246612</text:p>
          </table:table-cell>
          <table:table-cell office:value-type="float" office:value="1.20234869" calcext:value-type="float">
            <text:p>1.20234869</text:p>
          </table:table-cell>
          <table:table-cell office:value-type="float" office:value="1.177055104" calcext:value-type="float">
            <text:p>1.17705510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DW_7</text:p>
          </table:table-cell>
          <table:table-cell table:formula="of:=EXACT([.A28];[.B28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0</text:p>
          </table:table-cell>
          <table:table-cell office:value-type="float" office:value="110804134" calcext:value-type="float">
            <text:p>110804134</text:p>
          </table:table-cell>
          <table:table-cell office:value-type="float" office:value="110804904" calcext:value-type="float">
            <text:p>110804904</text:p>
          </table:table-cell>
          <table:table-cell office:value-type="float" office:value="0.6977924435" calcext:value-type="float">
            <text:p>0.6977924435</text:p>
          </table:table-cell>
          <table:table-cell office:value-type="float" office:value="3.591081922" calcext:value-type="float">
            <text:p>3.591081922</text:p>
          </table:table-cell>
          <table:table-cell office:value-type="float" office:value="4.656066367" calcext:value-type="float">
            <text:p>4.656066367</text:p>
          </table:table-cell>
          <table:table-cell office:value-type="float" office:value="2.845834774" calcext:value-type="float">
            <text:p>2.845834774</text:p>
          </table:table-cell>
          <table:table-cell office:value-type="float" office:value="3.271344625" calcext:value-type="float">
            <text:p>3.271344625</text:p>
          </table:table-cell>
          <table:table-cell office:value-type="string" calcext:value-type="string">
            <text:p>N/A</text:p>
          </table:table-cell>
          <table:table-cell office:value-type="float" office:value="0.143861572" calcext:value-type="float">
            <text:p>0.143861572</text:p>
          </table:table-cell>
          <table:table-cell office:value-type="float" office:value="7.657480671" calcext:value-type="float">
            <text:p>7.657480671</text:p>
          </table:table-cell>
          <table:table-cell office:value-type="float" office:value="8.83165075" calcext:value-type="float">
            <text:p>8.83165075</text:p>
          </table:table-cell>
          <table:table-cell office:value-type="float" office:value="7.494133697" calcext:value-type="float">
            <text:p>7.494133697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405613843" calcext:value-type="float">
            <text:p>0.405613843</text:p>
          </table:table-cell>
          <table:table-cell office:value-type="float" office:value="1.086216365" calcext:value-type="float">
            <text:p>1.086216365</text:p>
          </table:table-cell>
          <table:table-cell office:value-type="float" office:value="1.001647446" calcext:value-type="float">
            <text:p>1.001647446</text:p>
          </table:table-cell>
          <table:table-cell office:value-type="float" office:value="1.143327842" calcext:value-type="float">
            <text:p>1.143327842</text:p>
          </table:table-cell>
          <table:table-cell office:value-type="float" office:value="1.113673806" calcext:value-type="float">
            <text:p>1.113673806</text:p>
          </table:table-cell>
          <table:table-cell office:value-type="string" calcext:value-type="string">
            <text:p>N/A</text:p>
          </table:table-cell>
          <table:table-cell office:value-type="float" office:value="0.047898757" calcext:value-type="float">
            <text:p>0.047898757</text:p>
          </table:table-cell>
          <table:table-cell office:value-type="float" office:value="4.197994988" calcext:value-type="float">
            <text:p>4.197994988</text:p>
          </table:table-cell>
          <table:table-cell office:value-type="float" office:value="5.734475375" calcext:value-type="float">
            <text:p>5.734475375</text:p>
          </table:table-cell>
          <table:table-cell office:value-type="float" office:value="5.905781585" calcext:value-type="float">
            <text:p>5.905781585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39071797" calcext:value-type="float">
            <text:p>0.039071797</text:p>
          </table:table-cell>
          <table:table-cell office:value-type="float" office:value="1.732604207" calcext:value-type="float">
            <text:p>1.732604207</text:p>
          </table:table-cell>
          <table:table-cell office:value-type="float" office:value="1.670219296" calcext:value-type="float">
            <text:p>1.670219296</text:p>
          </table:table-cell>
          <table:table-cell office:value-type="float" office:value="1.723006529" calcext:value-type="float">
            <text:p>1.723006529</text:p>
          </table:table-cell>
          <table:table-cell office:value-type="float" office:value="1.804586798" calcext:value-type="float">
            <text:p>1.804586798</text:p>
          </table:table-cell>
          <table:table-cell office:value-type="string" calcext:value-type="string">
            <text:p>N/A</text:p>
          </table:table-cell>
          <table:table-cell office:value-type="float" office:value="0.131771698" calcext:value-type="float">
            <text:p>0.131771698</text:p>
          </table:table-cell>
          <table:table-cell office:value-type="float" office:value="14.84436214" calcext:value-type="float">
            <text:p>14.84436214</text:p>
          </table:table-cell>
          <table:table-cell office:value-type="float" office:value="16.19160494" calcext:value-type="float">
            <text:p>16.19160494</text:p>
          </table:table-cell>
          <table:table-cell office:value-type="float" office:value="15.74074074" calcext:value-type="float">
            <text:p>15.74074074</text:p>
          </table:table-cell>
          <table:table-cell office:value-type="float" office:value="12.60074074" calcext:value-type="float">
            <text:p>12.60074074</text:p>
          </table:table-cell>
          <table:table-cell office:value-type="string" calcext:value-type="string">
            <text:p>N/A</text:p>
          </table:table-cell>
          <table:table-cell office:value-type="float" office:value="0.164077601" calcext:value-type="float">
            <text:p>0.164077601</text:p>
          </table:table-cell>
          <table:table-cell office:value-type="float" office:value="0.954377312" calcext:value-type="float">
            <text:p>0.954377312</text:p>
          </table:table-cell>
          <table:table-cell office:value-type="float" office:value="1.131935882" calcext:value-type="float">
            <text:p>1.131935882</text:p>
          </table:table-cell>
          <table:table-cell office:value-type="float" office:value="0.836004932" calcext:value-type="float">
            <text:p>0.836004932</text:p>
          </table:table-cell>
          <table:table-cell office:value-type="float" office:value="0.895191122" calcext:value-type="float">
            <text:p>0.895191122</text:p>
          </table:table-cell>
          <table:table-cell office:value-type="string" calcext:value-type="string">
            <text:p>N/A</text:p>
          </table:table-cell>
          <table:table-cell office:value-type="float" office:value="0.076268752" calcext:value-type="float">
            <text:p>0.076268752</text:p>
          </table:table-cell>
          <table:table-cell office:value-type="float" office:value="4.688647997" calcext:value-type="float">
            <text:p>4.688647997</text:p>
          </table:table-cell>
          <table:table-cell office:value-type="float" office:value="4.434507678" calcext:value-type="float">
            <text:p>4.434507678</text:p>
          </table:table-cell>
          <table:table-cell office:value-type="float" office:value="5.097560976" calcext:value-type="float">
            <text:p>5.097560976</text:p>
          </table:table-cell>
          <table:table-cell office:value-type="float" office:value="4.533875339" calcext:value-type="float">
            <text:p>4.53387533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DW_8</text:p>
          </table:table-cell>
          <table:table-cell table:formula="of:=EXACT([.A29];[.B29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64113355" calcext:value-type="float">
            <text:p>164113355</text:p>
          </table:table-cell>
          <table:table-cell office:value-type="float" office:value="164113938" calcext:value-type="float">
            <text:p>164113938</text:p>
          </table:table-cell>
          <table:table-cell office:value-type="float" office:value="0.1124591893" calcext:value-type="float">
            <text:p>0.1124591893</text:p>
          </table:table-cell>
          <table:table-cell office:value-type="float" office:value="2.189768406" calcext:value-type="float">
            <text:p>2.189768406</text:p>
          </table:table-cell>
          <table:table-cell office:value-type="float" office:value="2.284134117" calcext:value-type="float">
            <text:p>2.284134117</text:p>
          </table:table-cell>
          <table:table-cell office:value-type="float" office:value="2.065330107" calcext:value-type="float">
            <text:p>2.065330107</text:p>
          </table:table-cell>
          <table:table-cell office:value-type="float" office:value="2.219840996" calcext:value-type="float">
            <text:p>2.219840996</text:p>
          </table:table-cell>
          <table:table-cell office:value-type="string" calcext:value-type="string">
            <text:p>N/A</text:p>
          </table:table-cell>
          <table:table-cell office:value-type="float" office:value="0.053547685" calcext:value-type="float">
            <text:p>0.053547685</text:p>
          </table:table-cell>
          <table:table-cell office:value-type="float" office:value="2.257298772" calcext:value-type="float">
            <text:p>2.257298772</text:p>
          </table:table-cell>
          <table:table-cell office:value-type="float" office:value="2.136425648" calcext:value-type="float">
            <text:p>2.136425648</text:p>
          </table:table-cell>
          <table:table-cell office:value-type="float" office:value="2.378171896" calcext:value-type="float">
            <text:p>2.378171896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517736431" calcext:value-type="float">
            <text:p>0.517736431</text:p>
          </table:table-cell>
          <table:table-cell office:value-type="float" office:value="2.428336079" calcext:value-type="float">
            <text:p>2.428336079</text:p>
          </table:table-cell>
          <table:table-cell office:value-type="float" office:value="3.558484349" calcext:value-type="float">
            <text:p>3.558484349</text:p>
          </table:table-cell>
          <table:table-cell office:value-type="float" office:value="2.652388797" calcext:value-type="float">
            <text:p>2.652388797</text:p>
          </table:table-cell>
          <table:table-cell office:value-type="float" office:value="1.074135091" calcext:value-type="float">
            <text:p>1.074135091</text:p>
          </table:table-cell>
          <table:table-cell office:value-type="string" calcext:value-type="string">
            <text:p>N/A</text:p>
          </table:table-cell>
          <table:table-cell office:value-type="float" office:value="0.082352941" calcext:value-type="float">
            <text:p>0.082352941</text:p>
          </table:table-cell>
          <table:table-cell office:value-type="float" office:value="1.661654135" calcext:value-type="float">
            <text:p>1.661654135</text:p>
          </table:table-cell>
          <table:table-cell office:value-type="float" office:value="2.561027837" calcext:value-type="float">
            <text:p>2.561027837</text:p>
          </table:table-cell>
          <table:table-cell office:value-type="float" office:value="2.17130621" calcext:value-type="float">
            <text:p>2.1713062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88826296" calcext:value-type="float">
            <text:p>0.188826296</text:p>
          </table:table-cell>
          <table:table-cell office:value-type="float" office:value="1.736287038" calcext:value-type="float">
            <text:p>1.736287038</text:p>
          </table:table-cell>
          <table:table-cell office:value-type="float" office:value="1.965515317" calcext:value-type="float">
            <text:p>1.965515317</text:p>
          </table:table-cell>
          <table:table-cell office:value-type="float" office:value="1.882595837" calcext:value-type="float">
            <text:p>1.882595837</text:p>
          </table:table-cell>
          <table:table-cell office:value-type="float" office:value="1.360749958" calcext:value-type="float">
            <text:p>1.360749958</text:p>
          </table:table-cell>
          <table:table-cell office:value-type="string" calcext:value-type="string">
            <text:p>N/A</text:p>
          </table:table-cell>
          <table:table-cell office:value-type="float" office:value="0.087763239" calcext:value-type="float">
            <text:p>0.087763239</text:p>
          </table:table-cell>
          <table:table-cell office:value-type="float" office:value="3.111522635" calcext:value-type="float">
            <text:p>3.111522635</text:p>
          </table:table-cell>
          <table:table-cell office:value-type="float" office:value="3.293580247" calcext:value-type="float">
            <text:p>3.293580247</text:p>
          </table:table-cell>
          <table:table-cell office:value-type="float" office:value="2.797530864" calcext:value-type="float">
            <text:p>2.797530864</text:p>
          </table:table-cell>
          <table:table-cell office:value-type="float" office:value="3.24345679" calcext:value-type="float">
            <text:p>3.24345679</text:p>
          </table:table-cell>
          <table:table-cell office:value-type="string" calcext:value-type="string">
            <text:p>N/A</text:p>
          </table:table-cell>
          <table:table-cell office:value-type="float" office:value="0.255668366" calcext:value-type="float">
            <text:p>0.255668366</text:p>
          </table:table-cell>
          <table:table-cell office:value-type="float" office:value="1.316070695" calcext:value-type="float">
            <text:p>1.316070695</text:p>
          </table:table-cell>
          <table:table-cell office:value-type="float" office:value="1.284833539" calcext:value-type="float">
            <text:p>1.284833539</text:p>
          </table:table-cell>
          <table:table-cell office:value-type="float" office:value="1.667077682" calcext:value-type="float">
            <text:p>1.667077682</text:p>
          </table:table-cell>
          <table:table-cell office:value-type="float" office:value="0.996300863" calcext:value-type="float">
            <text:p>0.996300863</text:p>
          </table:table-cell>
          <table:table-cell office:value-type="string" calcext:value-type="string">
            <text:p>N/A</text:p>
          </table:table-cell>
          <table:table-cell office:value-type="float" office:value="0.045688852" calcext:value-type="float">
            <text:p>0.045688852</text:p>
          </table:table-cell>
          <table:table-cell office:value-type="float" office:value="3.272207166" calcext:value-type="float">
            <text:p>3.272207166</text:p>
          </table:table-cell>
          <table:table-cell office:value-type="float" office:value="3.421860885" calcext:value-type="float">
            <text:p>3.421860885</text:p>
          </table:table-cell>
          <table:table-cell office:value-type="float" office:value="3.122854562" calcext:value-type="float">
            <text:p>3.122854562</text:p>
          </table:table-cell>
          <table:table-cell office:value-type="float" office:value="3.271906052" calcext:value-type="float">
            <text:p>3.27190605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DW_9</text:p>
          </table:table-cell>
          <table:table-cell table:formula="of:=EXACT([.A30];[.B30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4</text:p>
          </table:table-cell>
          <table:table-cell office:value-type="float" office:value="139770981" calcext:value-type="float">
            <text:p>139770981</text:p>
          </table:table-cell>
          <table:table-cell office:value-type="float" office:value="139771606" calcext:value-type="float">
            <text:p>139771606</text:p>
          </table:table-cell>
          <table:table-cell office:value-type="float" office:value="0.1143343615" calcext:value-type="float">
            <text:p>0.1143343615</text:p>
          </table:table-cell>
          <table:table-cell office:value-type="float" office:value="2.173061413" calcext:value-type="float">
            <text:p>2.173061413</text:p>
          </table:table-cell>
          <table:table-cell office:value-type="float" office:value="2.300380228" calcext:value-type="float">
            <text:p>2.300380228</text:p>
          </table:table-cell>
          <table:table-cell office:value-type="float" office:value="2.079156585" calcext:value-type="float">
            <text:p>2.079156585</text:p>
          </table:table-cell>
          <table:table-cell office:value-type="float" office:value="2.139647425" calcext:value-type="float">
            <text:p>2.139647425</text:p>
          </table:table-cell>
          <table:table-cell office:value-type="string" calcext:value-type="string">
            <text:p>N/A</text:p>
          </table:table-cell>
          <table:table-cell office:value-type="float" office:value="0.098609904" calcext:value-type="float">
            <text:p>0.098609904</text:p>
          </table:table-cell>
          <table:table-cell office:value-type="float" office:value="1.256207367" calcext:value-type="float">
            <text:p>1.256207367</text:p>
          </table:table-cell>
          <table:table-cell office:value-type="float" office:value="1.380081855" calcext:value-type="float">
            <text:p>1.380081855</text:p>
          </table:table-cell>
          <table:table-cell office:value-type="float" office:value="1.132332879" calcext:value-type="float">
            <text:p>1.132332879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9215046" calcext:value-type="float">
            <text:p>0.19215046</text:p>
          </table:table-cell>
          <table:table-cell office:value-type="float" office:value="7.94947831" calcext:value-type="float">
            <text:p>7.94947831</text:p>
          </table:table-cell>
          <table:table-cell office:value-type="float" office:value="8.365733114" calcext:value-type="float">
            <text:p>8.365733114</text:p>
          </table:table-cell>
          <table:table-cell office:value-type="float" office:value="9.225700165" calcext:value-type="float">
            <text:p>9.225700165</text:p>
          </table:table-cell>
          <table:table-cell office:value-type="float" office:value="6.257001647" calcext:value-type="float">
            <text:p>6.257001647</text:p>
          </table:table-cell>
          <table:table-cell office:value-type="string" calcext:value-type="string">
            <text:p>N/A</text:p>
          </table:table-cell>
          <table:table-cell office:value-type="float" office:value="0.031377899" calcext:value-type="float">
            <text:p>0.031377899</text:p>
          </table:table-cell>
          <table:table-cell office:value-type="float" office:value="1.102255639" calcext:value-type="float">
            <text:p>1.102255639</text:p>
          </table:table-cell>
          <table:table-cell office:value-type="float" office:value="1.618843683" calcext:value-type="float">
            <text:p>1.618843683</text:p>
          </table:table-cell>
          <table:table-cell office:value-type="float" office:value="1.520342612" calcext:value-type="float">
            <text:p>1.52034261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95269542" calcext:value-type="float">
            <text:p>0.095269542</text:p>
          </table:table-cell>
          <table:table-cell office:value-type="float" office:value="1.958261258" calcext:value-type="float">
            <text:p>1.958261258</text:p>
          </table:table-cell>
          <table:table-cell office:value-type="float" office:value="1.742983092" calcext:value-type="float">
            <text:p>1.742983092</text:p>
          </table:table-cell>
          <table:table-cell office:value-type="float" office:value="2.072763797" calcext:value-type="float">
            <text:p>2.072763797</text:p>
          </table:table-cell>
          <table:table-cell office:value-type="float" office:value="2.059036884" calcext:value-type="float">
            <text:p>2.059036884</text:p>
          </table:table-cell>
          <table:table-cell office:value-type="string" calcext:value-type="string">
            <text:p>N/A</text:p>
          </table:table-cell>
          <table:table-cell office:value-type="float" office:value="0.093031799" calcext:value-type="float">
            <text:p>0.093031799</text:p>
          </table:table-cell>
          <table:table-cell office:value-type="float" office:value="1.467654321" calcext:value-type="float">
            <text:p>1.467654321</text:p>
          </table:table-cell>
          <table:table-cell office:value-type="float" office:value="1.571851852" calcext:value-type="float">
            <text:p>1.571851852</text:p>
          </table:table-cell>
          <table:table-cell office:value-type="float" office:value="1.518024691" calcext:value-type="float">
            <text:p>1.518024691</text:p>
          </table:table-cell>
          <table:table-cell office:value-type="float" office:value="1.31308642" calcext:value-type="float">
            <text:p>1.31308642</text:p>
          </table:table-cell>
          <table:table-cell office:value-type="string" calcext:value-type="string">
            <text:p>N/A</text:p>
          </table:table-cell>
          <table:table-cell office:value-type="float" office:value="0.167349316" calcext:value-type="float">
            <text:p>0.167349316</text:p>
          </table:table-cell>
          <table:table-cell office:value-type="float" office:value="6.734073162" calcext:value-type="float">
            <text:p>6.734073162</text:p>
          </table:table-cell>
          <table:table-cell office:value-type="float" office:value="6.165228113" calcext:value-type="float">
            <text:p>6.165228113</text:p>
          </table:table-cell>
          <table:table-cell office:value-type="float" office:value="6.004932182" calcext:value-type="float">
            <text:p>6.004932182</text:p>
          </table:table-cell>
          <table:table-cell office:value-type="float" office:value="8.032059186" calcext:value-type="float">
            <text:p>8.032059186</text:p>
          </table:table-cell>
          <table:table-cell office:value-type="string" calcext:value-type="string">
            <text:p>N/A</text:p>
          </table:table-cell>
          <table:table-cell office:value-type="float" office:value="0.229385972" calcext:value-type="float">
            <text:p>0.229385972</text:p>
          </table:table-cell>
          <table:table-cell office:value-type="float" office:value="1.270400481" calcext:value-type="float">
            <text:p>1.270400481</text:p>
          </table:table-cell>
          <table:table-cell office:value-type="float" office:value="1.04968383" calcext:value-type="float">
            <text:p>1.04968383</text:p>
          </table:table-cell>
          <table:table-cell office:value-type="float" office:value="1.600722674" calcext:value-type="float">
            <text:p>1.600722674</text:p>
          </table:table-cell>
          <table:table-cell office:value-type="float" office:value="1.160794941" calcext:value-type="float">
            <text:p>1.16079494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DWR_1</text:p>
          </table:table-cell>
          <table:table-cell table:formula="of:=EXACT([.A31];[.B31])" office:value-type="boolean" office:boolean-value="true" calcext:value-type="boolean">
            <text:p>TRUE</text:p>
          </table:table-cell>
          <table:table-cell office:value-type="string" calcext:value-type="string">
            <text:p>TEST ELEMENT*TSS</text:p>
          </table:table-cell>
          <table:table-cell office:value-type="string" calcext:value-type="string">
            <text:p>chr6</text:p>
          </table:table-cell>
          <table:table-cell office:value-type="float" office:value="5495650" calcext:value-type="float">
            <text:p>5495650</text:p>
          </table:table-cell>
          <table:table-cell office:value-type="float" office:value="5496432" calcext:value-type="float">
            <text:p>5496432</text:p>
          </table:table-cell>
          <table:table-cell office:value-type="float" office:value="0.2093554093" calcext:value-type="float">
            <text:p>0.2093554093</text:p>
          </table:table-cell>
          <table:table-cell office:value-type="float" office:value="0.783500403" calcext:value-type="float">
            <text:p>0.783500403</text:p>
          </table:table-cell>
          <table:table-cell office:value-type="float" office:value="0.571379191" calcext:value-type="float">
            <text:p>0.571379191</text:p>
          </table:table-cell>
          <table:table-cell office:value-type="float" office:value="0.989975804" calcext:value-type="float">
            <text:p>0.989975804</text:p>
          </table:table-cell>
          <table:table-cell office:value-type="float" office:value="0.789146215" calcext:value-type="float">
            <text:p>0.789146215</text:p>
          </table:table-cell>
          <table:table-cell office:value-type="string" calcext:value-type="string">
            <text:p>N/A</text:p>
          </table:table-cell>
          <table:table-cell office:value-type="float" office:value="0.079182631" calcext:value-type="float">
            <text:p>0.079182631</text:p>
          </table:table-cell>
          <table:table-cell office:value-type="float" office:value="0.42728513" calcext:value-type="float">
            <text:p>0.42728513</text:p>
          </table:table-cell>
          <table:table-cell office:value-type="float" office:value="0.393451569" calcext:value-type="float">
            <text:p>0.393451569</text:p>
          </table:table-cell>
          <table:table-cell office:value-type="float" office:value="0.46111869" calcext:value-type="float">
            <text:p>0.46111869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570028273" calcext:value-type="float">
            <text:p>0.570028273</text:p>
          </table:table-cell>
          <table:table-cell office:value-type="float" office:value="0.604063701" calcext:value-type="float">
            <text:p>0.604063701</text:p>
          </table:table-cell>
          <table:table-cell office:value-type="float" office:value="0.408566722" calcext:value-type="float">
            <text:p>0.408566722</text:p>
          </table:table-cell>
          <table:table-cell office:value-type="float" office:value="1.001647446" calcext:value-type="float">
            <text:p>1.001647446</text:p>
          </table:table-cell>
          <table:table-cell office:value-type="float" office:value="0.401976936" calcext:value-type="float">
            <text:p>0.401976936</text:p>
          </table:table-cell>
          <table:table-cell office:value-type="string" calcext:value-type="string">
            <text:p>N/A</text:p>
          </table:table-cell>
          <table:table-cell office:value-type="float" office:value="0.155378486" calcext:value-type="float">
            <text:p>0.155378486</text:p>
          </table:table-cell>
          <table:table-cell office:value-type="float" office:value="0.377443609" calcext:value-type="float">
            <text:p>0.377443609</text:p>
          </table:table-cell>
          <table:table-cell office:value-type="float" office:value="0.453961456" calcext:value-type="float">
            <text:p>0.453961456</text:p>
          </table:table-cell>
          <table:table-cell office:value-type="float" office:value="0.620985011" calcext:value-type="float">
            <text:p>0.62098501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7885403" calcext:value-type="float">
            <text:p>0.07885403</text:p>
          </table:table-cell>
          <table:table-cell office:value-type="float" office:value="0.508453769" calcext:value-type="float">
            <text:p>0.508453769</text:p>
          </table:table-cell>
          <table:table-cell office:value-type="float" office:value="0.523408292" calcext:value-type="float">
            <text:p>0.523408292</text:p>
          </table:table-cell>
          <table:table-cell office:value-type="float" office:value="0.538920819" calcext:value-type="float">
            <text:p>0.538920819</text:p>
          </table:table-cell>
          <table:table-cell office:value-type="float" office:value="0.463032197" calcext:value-type="float">
            <text:p>0.463032197</text:p>
          </table:table-cell>
          <table:table-cell office:value-type="string" calcext:value-type="string">
            <text:p>N/A</text:p>
          </table:table-cell>
          <table:table-cell office:value-type="float" office:value="0.079227916" calcext:value-type="float">
            <text:p>0.079227916</text:p>
          </table:table-cell>
          <table:table-cell office:value-type="float" office:value="0.654897119" calcext:value-type="float">
            <text:p>0.654897119</text:p>
          </table:table-cell>
          <table:table-cell office:value-type="float" office:value="0.610864198" calcext:value-type="float">
            <text:p>0.610864198</text:p>
          </table:table-cell>
          <table:table-cell office:value-type="float" office:value="0.712098765" calcext:value-type="float">
            <text:p>0.712098765</text:p>
          </table:table-cell>
          <table:table-cell office:value-type="float" office:value="0.641728395" calcext:value-type="float">
            <text:p>0.641728395</text:p>
          </table:table-cell>
          <table:table-cell office:value-type="string" calcext:value-type="string">
            <text:p>N/A</text:p>
          </table:table-cell>
          <table:table-cell office:value-type="float" office:value="0.144219075" calcext:value-type="float">
            <text:p>0.144219075</text:p>
          </table:table-cell>
          <table:table-cell office:value-type="float" office:value="0.385532265" calcext:value-type="float">
            <text:p>0.385532265</text:p>
          </table:table-cell>
          <table:table-cell office:value-type="float" office:value="0.389642417" calcext:value-type="float">
            <text:p>0.389642417</text:p>
          </table:table-cell>
          <table:table-cell office:value-type="float" office:value="0.327990136" calcext:value-type="float">
            <text:p>0.327990136</text:p>
          </table:table-cell>
          <table:table-cell office:value-type="float" office:value="0.438964242" calcext:value-type="float">
            <text:p>0.438964242</text:p>
          </table:table-cell>
          <table:table-cell office:value-type="string" calcext:value-type="string">
            <text:p>N/A</text:p>
          </table:table-cell>
          <table:table-cell office:value-type="float" office:value="0.281988949" calcext:value-type="float">
            <text:p>0.281988949</text:p>
          </table:table-cell>
          <table:table-cell office:value-type="float" office:value="0.449563385" calcext:value-type="float">
            <text:p>0.449563385</text:p>
          </table:table-cell>
          <table:table-cell office:value-type="float" office:value="0.331526649" calcext:value-type="float">
            <text:p>0.331526649</text:p>
          </table:table-cell>
          <table:table-cell office:value-type="float" office:value="0.433604336" calcext:value-type="float">
            <text:p>0.433604336</text:p>
          </table:table-cell>
          <table:table-cell office:value-type="float" office:value="0.583559169" calcext:value-type="float">
            <text:p>0.58355916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DWR_12</text:p>
          </table:table-cell>
          <table:table-cell table:formula="of:=EXACT([.A32];[.B32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7</text:p>
          </table:table-cell>
          <table:table-cell office:value-type="float" office:value="38125343" calcext:value-type="float">
            <text:p>38125343</text:p>
          </table:table-cell>
          <table:table-cell office:value-type="float" office:value="38125978" calcext:value-type="float">
            <text:p>38125978</text:p>
          </table:table-cell>
          <table:table-cell office:value-type="float" office:value="0.1706955295" calcext:value-type="float">
            <text:p>0.1706955295</text:p>
          </table:table-cell>
          <table:table-cell office:value-type="float" office:value="0.982486461" calcext:value-type="float">
            <text:p>0.982486461</text:p>
          </table:table-cell>
          <table:table-cell office:value-type="float" office:value="0.854476322" calcext:value-type="float">
            <text:p>0.854476322</text:p>
          </table:table-cell>
          <table:table-cell office:value-type="float" office:value="1.176287591" calcext:value-type="float">
            <text:p>1.176287591</text:p>
          </table:table-cell>
          <table:table-cell office:value-type="float" office:value="0.916695472" calcext:value-type="float">
            <text:p>0.916695472</text:p>
          </table:table-cell>
          <table:table-cell office:value-type="string" calcext:value-type="string">
            <text:p>N/A</text:p>
          </table:table-cell>
          <table:table-cell office:value-type="float" office:value="0.038530466" calcext:value-type="float">
            <text:p>0.038530466</text:p>
          </table:table-cell>
          <table:table-cell office:value-type="float" office:value="0.609004093" calcext:value-type="float">
            <text:p>0.609004093</text:p>
          </table:table-cell>
          <table:table-cell office:value-type="float" office:value="0.585538881" calcext:value-type="float">
            <text:p>0.585538881</text:p>
          </table:table-cell>
          <table:table-cell office:value-type="float" office:value="0.632469304" calcext:value-type="float">
            <text:p>0.63246930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308861778" calcext:value-type="float">
            <text:p>0.308861778</text:p>
          </table:table-cell>
          <table:table-cell office:value-type="float" office:value="1.350906096" calcext:value-type="float">
            <text:p>1.350906096</text:p>
          </table:table-cell>
          <table:table-cell office:value-type="float" office:value="1.087314662" calcext:value-type="float">
            <text:p>1.087314662</text:p>
          </table:table-cell>
          <table:table-cell office:value-type="float" office:value="1.831960461" calcext:value-type="float">
            <text:p>1.831960461</text:p>
          </table:table-cell>
          <table:table-cell office:value-type="float" office:value="1.133443163" calcext:value-type="float">
            <text:p>1.133443163</text:p>
          </table:table-cell>
          <table:table-cell office:value-type="string" calcext:value-type="string">
            <text:p>N/A</text:p>
          </table:table-cell>
          <table:table-cell office:value-type="float" office:value="0.038936372" calcext:value-type="float">
            <text:p>0.038936372</text:p>
          </table:table-cell>
          <table:table-cell office:value-type="float" office:value="0.791729323" calcext:value-type="float">
            <text:p>0.791729323</text:p>
          </table:table-cell>
          <table:table-cell office:value-type="float" office:value="1.083511777" calcext:value-type="float">
            <text:p>1.083511777</text:p>
          </table:table-cell>
          <table:table-cell office:value-type="float" office:value="1.17130621" calcext:value-type="float">
            <text:p>1.1713062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6498424" calcext:value-type="float">
            <text:p>0.16498424</text:p>
          </table:table-cell>
          <table:table-cell office:value-type="float" office:value="1.119319979" calcext:value-type="float">
            <text:p>1.119319979</text:p>
          </table:table-cell>
          <table:table-cell office:value-type="float" office:value="1.302159478" calcext:value-type="float">
            <text:p>1.302159478</text:p>
          </table:table-cell>
          <table:table-cell office:value-type="float" office:value="0.93287205" calcext:value-type="float">
            <text:p>0.93287205</text:p>
          </table:table-cell>
          <table:table-cell office:value-type="float" office:value="1.122928408" calcext:value-type="float">
            <text:p>1.122928408</text:p>
          </table:table-cell>
          <table:table-cell office:value-type="string" calcext:value-type="string">
            <text:p>N/A</text:p>
          </table:table-cell>
          <table:table-cell office:value-type="float" office:value="0.134478394" calcext:value-type="float">
            <text:p>0.134478394</text:p>
          </table:table-cell>
          <table:table-cell office:value-type="float" office:value="1.128641975" calcext:value-type="float">
            <text:p>1.128641975</text:p>
          </table:table-cell>
          <table:table-cell office:value-type="float" office:value="1.202469136" calcext:value-type="float">
            <text:p>1.202469136</text:p>
          </table:table-cell>
          <table:table-cell office:value-type="float" office:value="1.229382716" calcext:value-type="float">
            <text:p>1.229382716</text:p>
          </table:table-cell>
          <table:table-cell office:value-type="float" office:value="0.954074074" calcext:value-type="float">
            <text:p>0.954074074</text:p>
          </table:table-cell>
          <table:table-cell office:value-type="string" calcext:value-type="string">
            <text:p>N/A</text:p>
          </table:table-cell>
          <table:table-cell office:value-type="float" office:value="0.165597984" calcext:value-type="float">
            <text:p>0.165597984</text:p>
          </table:table-cell>
          <table:table-cell office:value-type="float" office:value="1.601315249" calcext:value-type="float">
            <text:p>1.601315249</text:p>
          </table:table-cell>
          <table:table-cell office:value-type="float" office:value="1.684340321" calcext:value-type="float">
            <text:p>1.684340321</text:p>
          </table:table-cell>
          <table:table-cell office:value-type="float" office:value="1.815043157" calcext:value-type="float">
            <text:p>1.815043157</text:p>
          </table:table-cell>
          <table:table-cell office:value-type="float" office:value="1.304562269" calcext:value-type="float">
            <text:p>1.304562269</text:p>
          </table:table-cell>
          <table:table-cell office:value-type="string" calcext:value-type="string">
            <text:p>N/A</text:p>
          </table:table-cell>
          <table:table-cell office:value-type="float" office:value="0.078842067" calcext:value-type="float">
            <text:p>0.078842067</text:p>
          </table:table-cell>
          <table:table-cell office:value-type="float" office:value="0.806684734" calcext:value-type="float">
            <text:p>0.806684734</text:p>
          </table:table-cell>
          <table:table-cell office:value-type="float" office:value="0.863595303" calcext:value-type="float">
            <text:p>0.863595303</text:p>
          </table:table-cell>
          <table:table-cell office:value-type="float" office:value="0.818428184" calcext:value-type="float">
            <text:p>0.818428184</text:p>
          </table:table-cell>
          <table:table-cell office:value-type="float" office:value="0.738030714" calcext:value-type="float">
            <text:p>0.73803071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DWR_2</text:p>
          </table:table-cell>
          <table:table-cell table:formula="of:=EXACT([.A33];[.B33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8</text:p>
          </table:table-cell>
          <table:table-cell office:value-type="float" office:value="34679746" calcext:value-type="float">
            <text:p>34679746</text:p>
          </table:table-cell>
          <table:table-cell office:value-type="float" office:value="34680516" calcext:value-type="float">
            <text:p>34680516</text:p>
          </table:table-cell>
          <table:table-cell office:value-type="float" office:value="0.2552565431" calcext:value-type="float">
            <text:p>0.2552565431</text:p>
          </table:table-cell>
          <table:table-cell office:value-type="float" office:value="3.330107155" calcext:value-type="float">
            <text:p>3.330107155</text:p>
          </table:table-cell>
          <table:table-cell office:value-type="float" office:value="3.492568268" calcext:value-type="float">
            <text:p>3.492568268</text:p>
          </table:table-cell>
          <table:table-cell office:value-type="float" office:value="2.389906671" calcext:value-type="float">
            <text:p>2.389906671</text:p>
          </table:table-cell>
          <table:table-cell office:value-type="float" office:value="4.107846526" calcext:value-type="float">
            <text:p>4.107846526</text:p>
          </table:table-cell>
          <table:table-cell office:value-type="string" calcext:value-type="string">
            <text:p>N/A</text:p>
          </table:table-cell>
          <table:table-cell office:value-type="float" office:value="0.205526628" calcext:value-type="float">
            <text:p>0.205526628</text:p>
          </table:table-cell>
          <table:table-cell office:value-type="float" office:value="1.960709413" calcext:value-type="float">
            <text:p>1.960709413</text:p>
          </table:table-cell>
          <table:table-cell office:value-type="float" office:value="2.311050477" calcext:value-type="float">
            <text:p>2.311050477</text:p>
          </table:table-cell>
          <table:table-cell office:value-type="float" office:value="2.050750341" calcext:value-type="float">
            <text:p>2.05075034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00814064" calcext:value-type="float">
            <text:p>0.100814064</text:p>
          </table:table-cell>
          <table:table-cell office:value-type="float" office:value="3.404722679" calcext:value-type="float">
            <text:p>3.404722679</text:p>
          </table:table-cell>
          <table:table-cell office:value-type="float" office:value="3.018121911" calcext:value-type="float">
            <text:p>3.018121911</text:p>
          </table:table-cell>
          <table:table-cell office:value-type="float" office:value="3.347611203" calcext:value-type="float">
            <text:p>3.347611203</text:p>
          </table:table-cell>
          <table:table-cell office:value-type="float" office:value="3.848434926" calcext:value-type="float">
            <text:p>3.848434926</text:p>
          </table:table-cell>
          <table:table-cell office:value-type="string" calcext:value-type="string">
            <text:p>N/A</text:p>
          </table:table-cell>
          <table:table-cell office:value-type="float" office:value="0.085505773" calcext:value-type="float">
            <text:p>0.085505773</text:p>
          </table:table-cell>
          <table:table-cell office:value-type="float" office:value="1.8320802" calcext:value-type="float">
            <text:p>1.8320802</text:p>
          </table:table-cell>
          <table:table-cell office:value-type="float" office:value="2.815845824" calcext:value-type="float">
            <text:p>2.815845824</text:p>
          </table:table-cell>
          <table:table-cell office:value-type="float" office:value="2.372591006" calcext:value-type="float">
            <text:p>2.372591006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3790935" calcext:value-type="float">
            <text:p>0.03790935</text:p>
          </table:table-cell>
          <table:table-cell office:value-type="float" office:value="4.514108216" calcext:value-type="float">
            <text:p>4.514108216</text:p>
          </table:table-cell>
          <table:table-cell office:value-type="float" office:value="4.711679036" calcext:value-type="float">
            <text:p>4.711679036</text:p>
          </table:table-cell>
          <table:table-cell office:value-type="float" office:value="4.41828023" calcext:value-type="float">
            <text:p>4.41828023</text:p>
          </table:table-cell>
          <table:table-cell office:value-type="float" office:value="4.412365381" calcext:value-type="float">
            <text:p>4.412365381</text:p>
          </table:table-cell>
          <table:table-cell office:value-type="string" calcext:value-type="string">
            <text:p>N/A</text:p>
          </table:table-cell>
          <table:table-cell office:value-type="float" office:value="0.033201701" calcext:value-type="float">
            <text:p>0.033201701</text:p>
          </table:table-cell>
          <table:table-cell office:value-type="float" office:value="3.127818931" calcext:value-type="float">
            <text:p>3.127818931</text:p>
          </table:table-cell>
          <table:table-cell office:value-type="float" office:value="3.018518519" calcext:value-type="float">
            <text:p>3.018518519</text:p>
          </table:table-cell>
          <table:table-cell office:value-type="float" office:value="3.225185185" calcext:value-type="float">
            <text:p>3.225185185</text:p>
          </table:table-cell>
          <table:table-cell office:value-type="float" office:value="3.139753086" calcext:value-type="float">
            <text:p>3.139753086</text:p>
          </table:table-cell>
          <table:table-cell office:value-type="string" calcext:value-type="string">
            <text:p>N/A</text:p>
          </table:table-cell>
          <table:table-cell office:value-type="float" office:value="0.348257044" calcext:value-type="float">
            <text:p>0.348257044</text:p>
          </table:table-cell>
          <table:table-cell office:value-type="float" office:value="6.163584052" calcext:value-type="float">
            <text:p>6.163584052</text:p>
          </table:table-cell>
          <table:table-cell office:value-type="float" office:value="8.63378545" calcext:value-type="float">
            <text:p>8.63378545</text:p>
          </table:table-cell>
          <table:table-cell office:value-type="float" office:value="5.104808878" calcext:value-type="float">
            <text:p>5.104808878</text:p>
          </table:table-cell>
          <table:table-cell office:value-type="float" office:value="4.75215783" calcext:value-type="float">
            <text:p>4.75215783</text:p>
          </table:table-cell>
          <table:table-cell office:value-type="string" calcext:value-type="string">
            <text:p>N/A</text:p>
          </table:table-cell>
          <table:table-cell office:value-type="float" office:value="0.08040404" calcext:value-type="float">
            <text:p>0.08040404</text:p>
          </table:table-cell>
          <table:table-cell office:value-type="float" office:value="3.720867209" calcext:value-type="float">
            <text:p>3.720867209</text:p>
          </table:table-cell>
          <table:table-cell office:value-type="float" office:value="3.642276423" calcext:value-type="float">
            <text:p>3.642276423</text:p>
          </table:table-cell>
          <table:table-cell office:value-type="float" office:value="4.051490515" calcext:value-type="float">
            <text:p>4.051490515</text:p>
          </table:table-cell>
          <table:table-cell office:value-type="float" office:value="3.468834688" calcext:value-type="float">
            <text:p>3.46883468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DWR_3</text:p>
          </table:table-cell>
          <table:table-cell table:formula="of:=EXACT([.A34];[.B34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5</text:p>
          </table:table-cell>
          <table:table-cell office:value-type="float" office:value="56692195" calcext:value-type="float">
            <text:p>56692195</text:p>
          </table:table-cell>
          <table:table-cell office:value-type="float" office:value="56692841" calcext:value-type="float">
            <text:p>56692841</text:p>
          </table:table-cell>
          <table:table-cell office:value-type="float" office:value="0.1025051339" calcext:value-type="float">
            <text:p>0.1025051339</text:p>
          </table:table-cell>
          <table:table-cell office:value-type="float" office:value="1.765756423" calcext:value-type="float">
            <text:p>1.765756423</text:p>
          </table:table-cell>
          <table:table-cell office:value-type="float" office:value="1.67438645" calcext:value-type="float">
            <text:p>1.67438645</text:p>
          </table:table-cell>
          <table:table-cell office:value-type="float" office:value="1.652609748" calcext:value-type="float">
            <text:p>1.652609748</text:p>
          </table:table-cell>
          <table:table-cell office:value-type="float" office:value="1.970273073" calcext:value-type="float">
            <text:p>1.970273073</text:p>
          </table:table-cell>
          <table:table-cell office:value-type="string" calcext:value-type="string">
            <text:p>N/A</text:p>
          </table:table-cell>
          <table:table-cell office:value-type="float" office:value="0.206893503" calcext:value-type="float">
            <text:p>0.206893503</text:p>
          </table:table-cell>
          <table:table-cell office:value-type="float" office:value="0.782173715" calcext:value-type="float">
            <text:p>0.782173715</text:p>
          </table:table-cell>
          <table:table-cell office:value-type="float" office:value="0.968076398" calcext:value-type="float">
            <text:p>0.968076398</text:p>
          </table:table-cell>
          <table:table-cell office:value-type="float" office:value="0.705593452" calcext:value-type="float">
            <text:p>0.70559345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632228742" calcext:value-type="float">
            <text:p>0.632228742</text:p>
          </table:table-cell>
          <table:table-cell office:value-type="float" office:value="0.963207029" calcext:value-type="float">
            <text:p>0.963207029</text:p>
          </table:table-cell>
          <table:table-cell office:value-type="float" office:value="0.415156507" calcext:value-type="float">
            <text:p>0.415156507</text:p>
          </table:table-cell>
          <table:table-cell office:value-type="float" office:value="1.225700165" calcext:value-type="float">
            <text:p>1.225700165</text:p>
          </table:table-cell>
          <table:table-cell office:value-type="float" office:value="1.248764415" calcext:value-type="float">
            <text:p>1.248764415</text:p>
          </table:table-cell>
          <table:table-cell office:value-type="string" calcext:value-type="string">
            <text:p>N/A</text:p>
          </table:table-cell>
          <table:table-cell office:value-type="float" office:value="0.311147366" calcext:value-type="float">
            <text:p>0.311147366</text:p>
          </table:table-cell>
          <table:table-cell office:value-type="float" office:value="0.893233083" calcext:value-type="float">
            <text:p>0.893233083</text:p>
          </table:table-cell>
          <table:table-cell office:value-type="float" office:value="1.019271949" calcext:value-type="float">
            <text:p>1.019271949</text:p>
          </table:table-cell>
          <table:table-cell office:value-type="float" office:value="1.728051392" calcext:value-type="float">
            <text:p>1.72805139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80371346" calcext:value-type="float">
            <text:p>0.080371346</text:p>
          </table:table-cell>
          <table:table-cell office:value-type="float" office:value="1.018432751" calcext:value-type="float">
            <text:p>1.018432751</text:p>
          </table:table-cell>
          <table:table-cell office:value-type="float" office:value="1.035768093" calcext:value-type="float">
            <text:p>1.035768093</text:p>
          </table:table-cell>
          <table:table-cell office:value-type="float" office:value="0.92930082" calcext:value-type="float">
            <text:p>0.92930082</text:p>
          </table:table-cell>
          <table:table-cell office:value-type="float" office:value="1.09022934" calcext:value-type="float">
            <text:p>1.09022934</text:p>
          </table:table-cell>
          <table:table-cell office:value-type="string" calcext:value-type="string">
            <text:p>N/A</text:p>
          </table:table-cell>
          <table:table-cell office:value-type="float" office:value="0.076719912" calcext:value-type="float">
            <text:p>0.076719912</text:p>
          </table:table-cell>
          <table:table-cell office:value-type="float" office:value="0.673333333" calcext:value-type="float">
            <text:p>0.673333333</text:p>
          </table:table-cell>
          <table:table-cell office:value-type="float" office:value="0.61654321" calcext:value-type="float">
            <text:p>0.61654321</text:p>
          </table:table-cell>
          <table:table-cell office:value-type="float" office:value="0.717530864" calcext:value-type="float">
            <text:p>0.717530864</text:p>
          </table:table-cell>
          <table:table-cell office:value-type="float" office:value="0.685925926" calcext:value-type="float">
            <text:p>0.685925926</text:p>
          </table:table-cell>
          <table:table-cell office:value-type="string" calcext:value-type="string">
            <text:p>N/A</text:p>
          </table:table-cell>
          <table:table-cell office:value-type="float" office:value="0.319493877" calcext:value-type="float">
            <text:p>0.319493877</text:p>
          </table:table-cell>
          <table:table-cell office:value-type="float" office:value="0.860665845" calcext:value-type="float">
            <text:p>0.860665845</text:p>
          </table:table-cell>
          <table:table-cell office:value-type="float" office:value="1.134401973" calcext:value-type="float">
            <text:p>1.134401973</text:p>
          </table:table-cell>
          <table:table-cell office:value-type="float" office:value="0.863131936" calcext:value-type="float">
            <text:p>0.863131936</text:p>
          </table:table-cell>
          <table:table-cell office:value-type="float" office:value="0.584463625" calcext:value-type="float">
            <text:p>0.584463625</text:p>
          </table:table-cell>
          <table:table-cell office:value-type="string" calcext:value-type="string">
            <text:p>N/A</text:p>
          </table:table-cell>
          <table:table-cell office:value-type="float" office:value="0.131546828" calcext:value-type="float">
            <text:p>0.131546828</text:p>
          </table:table-cell>
          <table:table-cell office:value-type="float" office:value="0.775067751" calcext:value-type="float">
            <text:p>0.775067751</text:p>
          </table:table-cell>
          <table:table-cell office:value-type="float" office:value="0.826558266" calcext:value-type="float">
            <text:p>0.826558266</text:p>
          </table:table-cell>
          <table:table-cell office:value-type="float" office:value="0.657633243" calcext:value-type="float">
            <text:p>0.657633243</text:p>
          </table:table-cell>
          <table:table-cell office:value-type="float" office:value="0.841011743" calcext:value-type="float">
            <text:p>0.84101174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DWR_5</text:p>
          </table:table-cell>
          <table:table-cell table:formula="of:=EXACT([.A35];[.B35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5</text:p>
          </table:table-cell>
          <table:table-cell office:value-type="float" office:value="39077183" calcext:value-type="float">
            <text:p>39077183</text:p>
          </table:table-cell>
          <table:table-cell office:value-type="float" office:value="39077985" calcext:value-type="float">
            <text:p>39077985</text:p>
          </table:table-cell>
          <table:table-cell office:value-type="float" office:value="0.1323379741" calcext:value-type="float">
            <text:p>0.1323379741</text:p>
          </table:table-cell>
          <table:table-cell office:value-type="float" office:value="1.909782233" calcext:value-type="float">
            <text:p>1.909782233</text:p>
          </table:table-cell>
          <table:table-cell office:value-type="float" office:value="2.592118908" calcext:value-type="float">
            <text:p>2.592118908</text:p>
          </table:table-cell>
          <table:table-cell office:value-type="float" office:value="1.447286554" calcext:value-type="float">
            <text:p>1.447286554</text:p>
          </table:table-cell>
          <table:table-cell office:value-type="float" office:value="1.689941237" calcext:value-type="float">
            <text:p>1.689941237</text:p>
          </table:table-cell>
          <table:table-cell office:value-type="string" calcext:value-type="string">
            <text:p>N/A</text:p>
          </table:table-cell>
          <table:table-cell office:value-type="float" office:value="0.207171947" calcext:value-type="float">
            <text:p>0.207171947</text:p>
          </table:table-cell>
          <table:table-cell office:value-type="float" office:value="1.00845839" calcext:value-type="float">
            <text:p>1.00845839</text:p>
          </table:table-cell>
          <table:table-cell office:value-type="float" office:value="1.222373806" calcext:value-type="float">
            <text:p>1.222373806</text:p>
          </table:table-cell>
          <table:table-cell office:value-type="float" office:value="0.998090041" calcext:value-type="float">
            <text:p>0.99809004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289664295" calcext:value-type="float">
            <text:p>0.289664295</text:p>
          </table:table-cell>
          <table:table-cell office:value-type="float" office:value="1.44645799" calcext:value-type="float">
            <text:p>1.44645799</text:p>
          </table:table-cell>
          <table:table-cell office:value-type="float" office:value="1.772652389" calcext:value-type="float">
            <text:p>1.772652389</text:p>
          </table:table-cell>
          <table:table-cell office:value-type="float" office:value="1.149917628" calcext:value-type="float">
            <text:p>1.149917628</text:p>
          </table:table-cell>
          <table:table-cell office:value-type="float" office:value="1.416803954" calcext:value-type="float">
            <text:p>1.416803954</text:p>
          </table:table-cell>
          <table:table-cell office:value-type="string" calcext:value-type="string">
            <text:p>N/A</text:p>
          </table:table-cell>
          <table:table-cell office:value-type="float" office:value="0.172618949" calcext:value-type="float">
            <text:p>0.172618949</text:p>
          </table:table-cell>
          <table:table-cell office:value-type="float" office:value="1.107769424" calcext:value-type="float">
            <text:p>1.107769424</text:p>
          </table:table-cell>
          <table:table-cell office:value-type="float" office:value="1.334047109" calcext:value-type="float">
            <text:p>1.334047109</text:p>
          </table:table-cell>
          <table:table-cell office:value-type="float" office:value="1.526766595" calcext:value-type="float">
            <text:p>1.526766595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40102606" calcext:value-type="float">
            <text:p>0.040102606</text:p>
          </table:table-cell>
          <table:table-cell office:value-type="float" office:value="1.772668936" calcext:value-type="float">
            <text:p>1.772668936</text:p>
          </table:table-cell>
          <table:table-cell office:value-type="float" office:value="1.829585403" calcext:value-type="float">
            <text:p>1.829585403</text:p>
          </table:table-cell>
          <table:table-cell office:value-type="float" office:value="1.795435523" calcext:value-type="float">
            <text:p>1.795435523</text:p>
          </table:table-cell>
          <table:table-cell office:value-type="float" office:value="1.692985882" calcext:value-type="float">
            <text:p>1.692985882</text:p>
          </table:table-cell>
          <table:table-cell office:value-type="string" calcext:value-type="string">
            <text:p>N/A</text:p>
          </table:table-cell>
          <table:table-cell office:value-type="float" office:value="0.10832132" calcext:value-type="float">
            <text:p>0.10832132</text:p>
          </table:table-cell>
          <table:table-cell office:value-type="float" office:value="1.32345679" calcext:value-type="float">
            <text:p>1.32345679</text:p>
          </table:table-cell>
          <table:table-cell office:value-type="float" office:value="1.43654321" calcext:value-type="float">
            <text:p>1.43654321</text:p>
          </table:table-cell>
          <table:table-cell office:value-type="float" office:value="1.371604938" calcext:value-type="float">
            <text:p>1.371604938</text:p>
          </table:table-cell>
          <table:table-cell office:value-type="float" office:value="1.162222222" calcext:value-type="float">
            <text:p>1.162222222</text:p>
          </table:table-cell>
          <table:table-cell office:value-type="string" calcext:value-type="string">
            <text:p>N/A</text:p>
          </table:table-cell>
          <table:table-cell office:value-type="float" office:value="0.431058375" calcext:value-type="float">
            <text:p>0.431058375</text:p>
          </table:table-cell>
          <table:table-cell office:value-type="float" office:value="2.442252363" calcext:value-type="float">
            <text:p>2.442252363</text:p>
          </table:table-cell>
          <table:table-cell office:value-type="float" office:value="3.657213317" calcext:value-type="float">
            <text:p>3.657213317</text:p>
          </table:table-cell>
          <table:table-cell office:value-type="float" office:value="1.869297164" calcext:value-type="float">
            <text:p>1.869297164</text:p>
          </table:table-cell>
          <table:table-cell office:value-type="float" office:value="1.800246609" calcext:value-type="float">
            <text:p>1.800246609</text:p>
          </table:table-cell>
          <table:table-cell office:value-type="string" calcext:value-type="string">
            <text:p>N/A</text:p>
          </table:table-cell>
          <table:table-cell office:value-type="float" office:value="0.225621294" calcext:value-type="float">
            <text:p>0.225621294</text:p>
          </table:table-cell>
          <table:table-cell office:value-type="float" office:value="1.526347486" calcext:value-type="float">
            <text:p>1.526347486</text:p>
          </table:table-cell>
          <table:table-cell office:value-type="float" office:value="1.811201445" calcext:value-type="float">
            <text:p>1.811201445</text:p>
          </table:table-cell>
          <table:table-cell office:value-type="float" office:value="1.624209575" calcext:value-type="float">
            <text:p>1.624209575</text:p>
          </table:table-cell>
          <table:table-cell office:value-type="float" office:value="1.143631436" calcext:value-type="float">
            <text:p>1.14363143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DWR_6</text:p>
          </table:table-cell>
          <table:table-cell table:formula="of:=EXACT([.A36];[.B36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0</text:p>
          </table:table-cell>
          <table:table-cell office:value-type="float" office:value="4174220" calcext:value-type="float">
            <text:p>4174220</text:p>
          </table:table-cell>
          <table:table-cell office:value-type="float" office:value="4174765" calcext:value-type="float">
            <text:p>4174765</text:p>
          </table:table-cell>
          <table:table-cell office:value-type="float" office:value="0.01568228761" calcext:value-type="float">
            <text:p>0.01568228761</text:p>
          </table:table-cell>
          <table:table-cell office:value-type="float" office:value="0.824288513" calcext:value-type="float">
            <text:p>0.824288513</text:p>
          </table:table-cell>
          <table:table-cell office:value-type="float" office:value="0.840995506" calcext:value-type="float">
            <text:p>0.840995506</text:p>
          </table:table-cell>
          <table:table-cell office:value-type="float" office:value="0.809885932" calcext:value-type="float">
            <text:p>0.809885932</text:p>
          </table:table-cell>
          <table:table-cell office:value-type="float" office:value="0.8219841" calcext:value-type="float">
            <text:p>0.8219841</text:p>
          </table:table-cell>
          <table:table-cell office:value-type="string" calcext:value-type="string">
            <text:p>N/A</text:p>
          </table:table-cell>
          <table:table-cell office:value-type="float" office:value="0.074338086" calcext:value-type="float">
            <text:p>0.074338086</text:p>
          </table:table-cell>
          <table:table-cell office:value-type="float" office:value="0.535879945" calcext:value-type="float">
            <text:p>0.535879945</text:p>
          </table:table-cell>
          <table:table-cell office:value-type="float" office:value="0.575716235" calcext:value-type="float">
            <text:p>0.575716235</text:p>
          </table:table-cell>
          <table:table-cell office:value-type="float" office:value="0.496043656" calcext:value-type="float">
            <text:p>0.496043656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450205829" calcext:value-type="float">
            <text:p>0.450205829</text:p>
          </table:table-cell>
          <table:table-cell office:value-type="float" office:value="1.066447007" calcext:value-type="float">
            <text:p>1.066447007</text:p>
          </table:table-cell>
          <table:table-cell office:value-type="float" office:value="1.60461285" calcext:value-type="float">
            <text:p>1.60461285</text:p>
          </table:table-cell>
          <table:table-cell office:value-type="float" office:value="0.682042834" calcext:value-type="float">
            <text:p>0.682042834</text:p>
          </table:table-cell>
          <table:table-cell office:value-type="float" office:value="0.912685338" calcext:value-type="float">
            <text:p>0.912685338</text:p>
          </table:table-cell>
          <table:table-cell office:value-type="string" calcext:value-type="string">
            <text:p>N/A</text:p>
          </table:table-cell>
          <table:table-cell office:value-type="float" office:value="0.189759036" calcext:value-type="float">
            <text:p>0.189759036</text:p>
          </table:table-cell>
          <table:table-cell office:value-type="float" office:value="0.49924812" calcext:value-type="float">
            <text:p>0.49924812</text:p>
          </table:table-cell>
          <table:table-cell office:value-type="float" office:value="0.845824411" calcext:value-type="float">
            <text:p>0.845824411</text:p>
          </table:table-cell>
          <table:table-cell office:value-type="float" office:value="0.576017131" calcext:value-type="float">
            <text:p>0.57601713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36637321" calcext:value-type="float">
            <text:p>0.136637321</text:p>
          </table:table-cell>
          <table:table-cell office:value-type="float" office:value="0.688540446" calcext:value-type="float">
            <text:p>0.688540446</text:p>
          </table:table-cell>
          <table:table-cell office:value-type="float" office:value="0.714803861" calcext:value-type="float">
            <text:p>0.714803861</text:p>
          </table:table-cell>
          <table:table-cell office:value-type="float" office:value="0.58411919" calcext:value-type="float">
            <text:p>0.58411919</text:p>
          </table:table-cell>
          <table:table-cell office:value-type="float" office:value="0.766698287" calcext:value-type="float">
            <text:p>0.766698287</text:p>
          </table:table-cell>
          <table:table-cell office:value-type="string" calcext:value-type="string">
            <text:p>N/A</text:p>
          </table:table-cell>
          <table:table-cell office:value-type="float" office:value="0.087536989" calcext:value-type="float">
            <text:p>0.087536989</text:p>
          </table:table-cell>
          <table:table-cell office:value-type="float" office:value="0.727160494" calcext:value-type="float">
            <text:p>0.727160494</text:p>
          </table:table-cell>
          <table:table-cell office:value-type="float" office:value="0.699259259" calcext:value-type="float">
            <text:p>0.699259259</text:p>
          </table:table-cell>
          <table:table-cell office:value-type="float" office:value="0.8" calcext:value-type="float">
            <text:p>0.8</text:p>
          </table:table-cell>
          <table:table-cell office:value-type="float" office:value="0.682222222" calcext:value-type="float">
            <text:p>0.682222222</text:p>
          </table:table-cell>
          <table:table-cell office:value-type="string" calcext:value-type="string">
            <text:p>N/A</text:p>
          </table:table-cell>
          <table:table-cell office:value-type="float" office:value="0.416582518" calcext:value-type="float">
            <text:p>0.416582518</text:p>
          </table:table-cell>
          <table:table-cell office:value-type="float" office:value="0.81216605" calcext:value-type="float">
            <text:p>0.81216605</text:p>
          </table:table-cell>
          <table:table-cell office:value-type="float" office:value="1.018495684" calcext:value-type="float">
            <text:p>1.018495684</text:p>
          </table:table-cell>
          <table:table-cell office:value-type="float" office:value="0.996300863" calcext:value-type="float">
            <text:p>0.996300863</text:p>
          </table:table-cell>
          <table:table-cell office:value-type="float" office:value="0.421701603" calcext:value-type="float">
            <text:p>0.421701603</text:p>
          </table:table-cell>
          <table:table-cell office:value-type="string" calcext:value-type="string">
            <text:p>N/A</text:p>
          </table:table-cell>
          <table:table-cell office:value-type="float" office:value="0.282572073" calcext:value-type="float">
            <text:p>0.282572073</text:p>
          </table:table-cell>
          <table:table-cell office:value-type="float" office:value="0.561276724" calcext:value-type="float">
            <text:p>0.561276724</text:p>
          </table:table-cell>
          <table:table-cell office:value-type="float" office:value="0.493224932" calcext:value-type="float">
            <text:p>0.493224932</text:p>
          </table:table-cell>
          <table:table-cell office:value-type="float" office:value="0.742547425" calcext:value-type="float">
            <text:p>0.742547425</text:p>
          </table:table-cell>
          <table:table-cell office:value-type="float" office:value="0.448057814" calcext:value-type="float">
            <text:p>0.44805781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DWR_7</text:p>
          </table:table-cell>
          <table:table-cell table:formula="of:=EXACT([.A37];[.B37])" office:value-type="boolean" office:boolean-value="true" calcext:value-type="boolean">
            <text:p>TRUE</text:p>
          </table:table-cell>
          <table:table-cell office:value-type="string" calcext:value-type="string">
            <text:p>TEST ELEMENT*NESTED</text:p>
          </table:table-cell>
          <table:table-cell office:value-type="string" calcext:value-type="string">
            <text:p>chr8</text:p>
          </table:table-cell>
          <table:table-cell office:value-type="float" office:value="34679746" calcext:value-type="float">
            <text:p>34679746</text:p>
          </table:table-cell>
          <table:table-cell office:value-type="float" office:value="34680381" calcext:value-type="float">
            <text:p>34680381</text:p>
          </table:table-cell>
          <table:table-cell office:value-type="float" office:value="0.3423008051" calcext:value-type="float">
            <text:p>0.3423008051</text:p>
          </table:table-cell>
          <table:table-cell office:value-type="float" office:value="3.692130429" calcext:value-type="float">
            <text:p>3.692130429</text:p>
          </table:table-cell>
          <table:table-cell office:value-type="float" office:value="3.446249568" calcext:value-type="float">
            <text:p>3.446249568</text:p>
          </table:table-cell>
          <table:table-cell office:value-type="float" office:value="3.848254407" calcext:value-type="float">
            <text:p>3.848254407</text:p>
          </table:table-cell>
          <table:table-cell office:value-type="float" office:value="3.781887314" calcext:value-type="float">
            <text:p>3.781887314</text:p>
          </table:table-cell>
          <table:table-cell office:value-type="string" calcext:value-type="string">
            <text:p>N/A</text:p>
          </table:table-cell>
          <table:table-cell office:value-type="float" office:value="0.24094312" calcext:value-type="float">
            <text:p>0.24094312</text:p>
          </table:table-cell>
          <table:table-cell office:value-type="float" office:value="2.242837653" calcext:value-type="float">
            <text:p>2.242837653</text:p>
          </table:table-cell>
          <table:table-cell office:value-type="float" office:value="1.979809004" calcext:value-type="float">
            <text:p>1.979809004</text:p>
          </table:table-cell>
          <table:table-cell office:value-type="float" office:value="1.88431105" calcext:value-type="float">
            <text:p>1.88431105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345513785" calcext:value-type="float">
            <text:p>0.345513785</text:p>
          </table:table-cell>
          <table:table-cell office:value-type="float" office:value="2.419549698" calcext:value-type="float">
            <text:p>2.419549698</text:p>
          </table:table-cell>
          <table:table-cell office:value-type="float" office:value="2.032948929" calcext:value-type="float">
            <text:p>2.032948929</text:p>
          </table:table-cell>
          <table:table-cell office:value-type="float" office:value="2.649093904" calcext:value-type="float">
            <text:p>2.649093904</text:p>
          </table:table-cell>
          <table:table-cell office:value-type="float" office:value="2.57660626" calcext:value-type="float">
            <text:p>2.57660626</text:p>
          </table:table-cell>
          <table:table-cell office:value-type="string" calcext:value-type="string">
            <text:p>N/A</text:p>
          </table:table-cell>
          <table:table-cell office:value-type="float" office:value="0.177180369" calcext:value-type="float">
            <text:p>0.177180369</text:p>
          </table:table-cell>
          <table:table-cell office:value-type="float" office:value="2.153383459" calcext:value-type="float">
            <text:p>2.153383459</text:p>
          </table:table-cell>
          <table:table-cell office:value-type="float" office:value="3.655246253" calcext:value-type="float">
            <text:p>3.655246253</text:p>
          </table:table-cell>
          <table:table-cell office:value-type="float" office:value="2.584582441" calcext:value-type="float">
            <text:p>2.58458244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72187357" calcext:value-type="float">
            <text:p>0.072187357</text:p>
          </table:table-cell>
          <table:table-cell office:value-type="float" office:value="4.433978759" calcext:value-type="float">
            <text:p>4.433978759</text:p>
          </table:table-cell>
          <table:table-cell office:value-type="float" office:value="4.548853301" calcext:value-type="float">
            <text:p>4.548853301</text:p>
          </table:table-cell>
          <table:table-cell office:value-type="float" office:value="4.680765582" calcext:value-type="float">
            <text:p>4.680765582</text:p>
          </table:table-cell>
          <table:table-cell office:value-type="float" office:value="4.072317393" calcext:value-type="float">
            <text:p>4.072317393</text:p>
          </table:table-cell>
          <table:table-cell office:value-type="string" calcext:value-type="string">
            <text:p>N/A</text:p>
          </table:table-cell>
          <table:table-cell office:value-type="float" office:value="0.142213892" calcext:value-type="float">
            <text:p>0.142213892</text:p>
          </table:table-cell>
          <table:table-cell office:value-type="float" office:value="3.797366254" calcext:value-type="float">
            <text:p>3.797366254</text:p>
          </table:table-cell>
          <table:table-cell office:value-type="float" office:value="4.359259259" calcext:value-type="float">
            <text:p>4.359259259</text:p>
          </table:table-cell>
          <table:table-cell office:value-type="float" office:value="3.282222222" calcext:value-type="float">
            <text:p>3.282222222</text:p>
          </table:table-cell>
          <table:table-cell office:value-type="float" office:value="3.750617284" calcext:value-type="float">
            <text:p>3.750617284</text:p>
          </table:table-cell>
          <table:table-cell office:value-type="string" calcext:value-type="string">
            <text:p>N/A</text:p>
          </table:table-cell>
          <table:table-cell office:value-type="float" office:value="0.120992827" calcext:value-type="float">
            <text:p>0.120992827</text:p>
          </table:table-cell>
          <table:table-cell office:value-type="float" office:value="6.189066996" calcext:value-type="float">
            <text:p>6.189066996</text:p>
          </table:table-cell>
          <table:table-cell office:value-type="float" office:value="5.371146732" calcext:value-type="float">
            <text:p>5.371146732</text:p>
          </table:table-cell>
          <table:table-cell office:value-type="float" office:value="6.355117139" calcext:value-type="float">
            <text:p>6.355117139</text:p>
          </table:table-cell>
          <table:table-cell office:value-type="float" office:value="6.840937115" calcext:value-type="float">
            <text:p>6.840937115</text:p>
          </table:table-cell>
          <table:table-cell office:value-type="string" calcext:value-type="string">
            <text:p>N/A</text:p>
          </table:table-cell>
          <table:table-cell office:value-type="float" office:value="0.032666822" calcext:value-type="float">
            <text:p>0.032666822</text:p>
          </table:table-cell>
          <table:table-cell office:value-type="float" office:value="2.992472147" calcext:value-type="float">
            <text:p>2.992472147</text:p>
          </table:table-cell>
          <table:table-cell office:value-type="float" office:value="3.097560976" calcext:value-type="float">
            <text:p>3.097560976</text:p>
          </table:table-cell>
          <table:table-cell office:value-type="float" office:value="2.975609756" calcext:value-type="float">
            <text:p>2.975609756</text:p>
          </table:table-cell>
          <table:table-cell office:value-type="float" office:value="2.904245709" calcext:value-type="float">
            <text:p>2.90424570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DWR_8</text:p>
          </table:table-cell>
          <table:table-cell table:formula="of:=EXACT([.A38];[.B38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6</text:p>
          </table:table-cell>
          <table:table-cell office:value-type="float" office:value="55299394" calcext:value-type="float">
            <text:p>55299394</text:p>
          </table:table-cell>
          <table:table-cell office:value-type="float" office:value="55299985" calcext:value-type="float">
            <text:p>55299985</text:p>
          </table:table-cell>
          <table:table-cell office:value-type="float" office:value="0.1267992098" calcext:value-type="float">
            <text:p>0.1267992098</text:p>
          </table:table-cell>
          <table:table-cell office:value-type="float" office:value="1.335061643" calcext:value-type="float">
            <text:p>1.335061643</text:p>
          </table:table-cell>
          <table:table-cell office:value-type="float" office:value="1.452817145" calcext:value-type="float">
            <text:p>1.452817145</text:p>
          </table:table-cell>
          <table:table-cell office:value-type="float" office:value="1.200829589" calcext:value-type="float">
            <text:p>1.200829589</text:p>
          </table:table-cell>
          <table:table-cell office:value-type="float" office:value="1.351538196" calcext:value-type="float">
            <text:p>1.351538196</text:p>
          </table:table-cell>
          <table:table-cell office:value-type="string" calcext:value-type="string">
            <text:p>N/A</text:p>
          </table:table-cell>
          <table:table-cell office:value-type="float" office:value="0.015831135" calcext:value-type="float">
            <text:p>0.015831135</text:p>
          </table:table-cell>
          <table:table-cell office:value-type="float" office:value="0.82728513" calcext:value-type="float">
            <text:p>0.82728513</text:p>
          </table:table-cell>
          <table:table-cell office:value-type="float" office:value="0.840381992" calcext:value-type="float">
            <text:p>0.840381992</text:p>
          </table:table-cell>
          <table:table-cell office:value-type="float" office:value="0.814188267" calcext:value-type="float">
            <text:p>0.814188267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81997626" calcext:value-type="float">
            <text:p>0.181997626</text:p>
          </table:table-cell>
          <table:table-cell office:value-type="float" office:value="1.129049973" calcext:value-type="float">
            <text:p>1.129049973</text:p>
          </table:table-cell>
          <table:table-cell office:value-type="float" office:value="0.896210873" calcext:value-type="float">
            <text:p>0.896210873</text:p>
          </table:table-cell>
          <table:table-cell office:value-type="float" office:value="1.205930807" calcext:value-type="float">
            <text:p>1.205930807</text:p>
          </table:table-cell>
          <table:table-cell office:value-type="float" office:value="1.285008237" calcext:value-type="float">
            <text:p>1.285008237</text:p>
          </table:table-cell>
          <table:table-cell office:value-type="string" calcext:value-type="string">
            <text:p>N/A</text:p>
          </table:table-cell>
          <table:table-cell office:value-type="float" office:value="0.056812469" calcext:value-type="float">
            <text:p>0.056812469</text:p>
          </table:table-cell>
          <table:table-cell office:value-type="float" office:value="1.495488722" calcext:value-type="float">
            <text:p>1.495488722</text:p>
          </table:table-cell>
          <table:table-cell office:value-type="float" office:value="2.250535332" calcext:value-type="float">
            <text:p>2.250535332</text:p>
          </table:table-cell>
          <table:table-cell office:value-type="float" office:value="2.00856531" calcext:value-type="float">
            <text:p>2.0085653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04875104" calcext:value-type="float">
            <text:p>0.104875104</text:p>
          </table:table-cell>
          <table:table-cell office:value-type="float" office:value="1.055633056" calcext:value-type="float">
            <text:p>1.055633056</text:p>
          </table:table-cell>
          <table:table-cell office:value-type="float" office:value="0.945259751" calcext:value-type="float">
            <text:p>0.945259751</text:p>
          </table:table-cell>
          <table:table-cell office:value-type="float" office:value="1.166675967" calcext:value-type="float">
            <text:p>1.166675967</text:p>
          </table:table-cell>
          <table:table-cell office:value-type="float" office:value="1.054963451" calcext:value-type="float">
            <text:p>1.054963451</text:p>
          </table:table-cell>
          <table:table-cell office:value-type="string" calcext:value-type="string">
            <text:p>N/A</text:p>
          </table:table-cell>
          <table:table-cell office:value-type="float" office:value="0.115497176" calcext:value-type="float">
            <text:p>0.115497176</text:p>
          </table:table-cell>
          <table:table-cell office:value-type="float" office:value="1.547901235" calcext:value-type="float">
            <text:p>1.547901235</text:p>
          </table:table-cell>
          <table:table-cell office:value-type="float" office:value="1.727901235" calcext:value-type="float">
            <text:p>1.727901235</text:p>
          </table:table-cell>
          <table:table-cell office:value-type="float" office:value="1.37037037" calcext:value-type="float">
            <text:p>1.37037037</text:p>
          </table:table-cell>
          <table:table-cell office:value-type="float" office:value="1.545432099" calcext:value-type="float">
            <text:p>1.545432099</text:p>
          </table:table-cell>
          <table:table-cell office:value-type="string" calcext:value-type="string">
            <text:p>N/A</text:p>
          </table:table-cell>
          <table:table-cell office:value-type="float" office:value="0.201437676" calcext:value-type="float">
            <text:p>0.201437676</text:p>
          </table:table-cell>
          <table:table-cell office:value-type="float" office:value="1.080969996" calcext:value-type="float">
            <text:p>1.080969996</text:p>
          </table:table-cell>
          <table:table-cell office:value-type="float" office:value="0.848335388" calcext:value-type="float">
            <text:p>0.848335388</text:p>
          </table:table-cell>
          <table:table-cell office:value-type="float" office:value="1.114673243" calcext:value-type="float">
            <text:p>1.114673243</text:p>
          </table:table-cell>
          <table:table-cell office:value-type="float" office:value="1.279901356" calcext:value-type="float">
            <text:p>1.279901356</text:p>
          </table:table-cell>
          <table:table-cell office:value-type="string" calcext:value-type="string">
            <text:p>N/A</text:p>
          </table:table-cell>
          <table:table-cell office:value-type="float" office:value="0.036991694" calcext:value-type="float">
            <text:p>0.036991694</text:p>
          </table:table-cell>
          <table:table-cell office:value-type="float" office:value="1.310749774" calcext:value-type="float">
            <text:p>1.310749774</text:p>
          </table:table-cell>
          <table:table-cell office:value-type="float" office:value="1.291779584" calcext:value-type="float">
            <text:p>1.291779584</text:p>
          </table:table-cell>
          <table:table-cell office:value-type="float" office:value="1.365853659" calcext:value-type="float">
            <text:p>1.365853659</text:p>
          </table:table-cell>
          <table:table-cell office:value-type="float" office:value="1.274616079" calcext:value-type="float">
            <text:p>1.27461607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DWR_NEW_1</text:p>
          </table:table-cell>
          <table:table-cell table:formula="of:=EXACT([.A39];[.B39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1</text:p>
          </table:table-cell>
          <table:table-cell office:value-type="float" office:value="90275464" calcext:value-type="float">
            <text:p>90275464</text:p>
          </table:table-cell>
          <table:table-cell office:value-type="float" office:value="90276273" calcext:value-type="float">
            <text:p>90276273</text:p>
          </table:table-cell>
          <table:table-cell office:value-type="float" office:value="0.1208858482" calcext:value-type="float">
            <text:p>0.1208858482</text:p>
          </table:table-cell>
          <table:table-cell office:value-type="float" office:value="1.211354903" calcext:value-type="float">
            <text:p>1.211354903</text:p>
          </table:table-cell>
          <table:table-cell office:value-type="float" office:value="1.245816289" calcext:value-type="float">
            <text:p>1.245816289</text:p>
          </table:table-cell>
          <table:table-cell office:value-type="float" office:value="1.07698029" calcext:value-type="float">
            <text:p>1.07698029</text:p>
          </table:table-cell>
          <table:table-cell office:value-type="float" office:value="1.311268129" calcext:value-type="float">
            <text:p>1.311268129</text:p>
          </table:table-cell>
          <table:table-cell office:value-type="string" calcext:value-type="string">
            <text:p>N/A</text:p>
          </table:table-cell>
          <table:table-cell office:value-type="float" office:value="0.113148793" calcext:value-type="float">
            <text:p>0.113148793</text:p>
          </table:table-cell>
          <table:table-cell office:value-type="float" office:value="1.784126984" calcext:value-type="float">
            <text:p>1.784126984</text:p>
          </table:table-cell>
          <table:table-cell office:value-type="float" office:value="1.594285714" calcext:value-type="float">
            <text:p>1.594285714</text:p>
          </table:table-cell>
          <table:table-cell office:value-type="float" office:value="1.996190476" calcext:value-type="float">
            <text:p>1.996190476</text:p>
          </table:table-cell>
          <table:table-cell office:value-type="float" office:value="1.761904762" calcext:value-type="float">
            <text:p>1.761904762</text:p>
          </table:table-cell>
          <table:table-cell office:value-type="string" calcext:value-type="string">
            <text:p>N/A</text:p>
          </table:table-cell>
          <table:table-cell office:value-type="float" office:value="0.470632624" calcext:value-type="float">
            <text:p>0.470632624</text:p>
          </table:table-cell>
          <table:table-cell office:value-type="float" office:value="1.032317636" calcext:value-type="float">
            <text:p>1.032317636</text:p>
          </table:table-cell>
          <table:table-cell office:value-type="float" office:value="0.670360111" calcext:value-type="float">
            <text:p>0.670360111</text:p>
          </table:table-cell>
          <table:table-cell office:value-type="float" office:value="0.842105263" calcext:value-type="float">
            <text:p>0.842105263</text:p>
          </table:table-cell>
          <table:table-cell office:value-type="float" office:value="1.584487535" calcext:value-type="float">
            <text:p>1.584487535</text:p>
          </table:table-cell>
          <table:table-cell office:value-type="string" calcext:value-type="string">
            <text:p>N/A</text:p>
          </table:table-cell>
          <table:table-cell office:value-type="float" office:value="0.25040667" calcext:value-type="float">
            <text:p>0.25040667</text:p>
          </table:table-cell>
          <table:table-cell office:value-type="float" office:value="0.864382584" calcext:value-type="float">
            <text:p>0.864382584</text:p>
          </table:table-cell>
          <table:table-cell office:value-type="float" office:value="0.854389722" calcext:value-type="float">
            <text:p>0.854389722</text:p>
          </table:table-cell>
          <table:table-cell office:value-type="float" office:value="1.085653105" calcext:value-type="float">
            <text:p>1.085653105</text:p>
          </table:table-cell>
          <table:table-cell office:value-type="float" office:value="0.653104925" calcext:value-type="float">
            <text:p>0.653104925</text:p>
          </table:table-cell>
          <table:table-cell office:value-type="string" calcext:value-type="string">
            <text:p>N/A</text:p>
          </table:table-cell>
          <table:table-cell office:value-type="float" office:value="0.170296098" calcext:value-type="float">
            <text:p>0.170296098</text:p>
          </table:table-cell>
          <table:table-cell office:value-type="float" office:value="1.151515152" calcext:value-type="float">
            <text:p>1.151515152</text:p>
          </table:table-cell>
          <table:table-cell office:value-type="float" office:value="0.99020278" calcext:value-type="float">
            <text:p>0.99020278</text:p>
          </table:table-cell>
          <table:table-cell office:value-type="float" office:value="1.369788107" calcext:value-type="float">
            <text:p>1.369788107</text:p>
          </table:table-cell>
          <table:table-cell office:value-type="float" office:value="1.094554568" calcext:value-type="float">
            <text:p>1.094554568</text:p>
          </table:table-cell>
          <table:table-cell office:value-type="string" calcext:value-type="string">
            <text:p>N/A</text:p>
          </table:table-cell>
          <table:table-cell office:value-type="float" office:value="0.130746177" calcext:value-type="float">
            <text:p>0.130746177</text:p>
          </table:table-cell>
          <table:table-cell office:value-type="float" office:value="1.128071036" calcext:value-type="float">
            <text:p>1.128071036</text:p>
          </table:table-cell>
          <table:table-cell office:value-type="float" office:value="1.104755679" calcext:value-type="float">
            <text:p>1.104755679</text:p>
          </table:table-cell>
          <table:table-cell office:value-type="float" office:value="1.285831018" calcext:value-type="float">
            <text:p>1.285831018</text:p>
          </table:table-cell>
          <table:table-cell office:value-type="float" office:value="0.99362641" calcext:value-type="float">
            <text:p>0.99362641</text:p>
          </table:table-cell>
          <table:table-cell office:value-type="string" calcext:value-type="string">
            <text:p>N/A</text:p>
          </table:table-cell>
          <table:table-cell office:value-type="float" office:value="0.556320487" calcext:value-type="float">
            <text:p>0.556320487</text:p>
          </table:table-cell>
          <table:table-cell office:value-type="float" office:value="1.023783388" calcext:value-type="float">
            <text:p>1.023783388</text:p>
          </table:table-cell>
          <table:table-cell office:value-type="float" office:value="0.61909989" calcext:value-type="float">
            <text:p>0.61909989</text:p>
          </table:table-cell>
          <table:table-cell office:value-type="float" office:value="0.777167947" calcext:value-type="float">
            <text:p>0.777167947</text:p>
          </table:table-cell>
          <table:table-cell office:value-type="float" office:value="1.675082327" calcext:value-type="float">
            <text:p>1.675082327</text:p>
          </table:table-cell>
          <table:table-cell office:value-type="string" calcext:value-type="string">
            <text:p>N/A</text:p>
          </table:table-cell>
          <table:table-cell office:value-type="float" office:value="0.169074402" calcext:value-type="float">
            <text:p>0.169074402</text:p>
          </table:table-cell>
          <table:table-cell office:value-type="float" office:value="0.775350737" calcext:value-type="float">
            <text:p>0.775350737</text:p>
          </table:table-cell>
          <table:table-cell office:value-type="float" office:value="0.675546084" calcext:value-type="float">
            <text:p>0.675546084</text:p>
          </table:table-cell>
          <table:table-cell office:value-type="float" office:value="0.923814598" calcext:value-type="float">
            <text:p>0.923814598</text:p>
          </table:table-cell>
          <table:table-cell office:value-type="float" office:value="0.726691529" calcext:value-type="float">
            <text:p>0.72669152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DWR_NEW_2</text:p>
          </table:table-cell>
          <table:table-cell table:formula="of:=EXACT([.A40];[.B40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7</text:p>
          </table:table-cell>
          <table:table-cell office:value-type="float" office:value="29391873" calcext:value-type="float">
            <text:p>29391873</text:p>
          </table:table-cell>
          <table:table-cell office:value-type="float" office:value="29392666" calcext:value-type="float">
            <text:p>29392666</text:p>
          </table:table-cell>
          <table:table-cell office:value-type="float" office:value="0.1027982579" calcext:value-type="float">
            <text:p>0.1027982579</text:p>
          </table:table-cell>
          <table:table-cell office:value-type="float" office:value="0.633598341" calcext:value-type="float">
            <text:p>0.633598341</text:p>
          </table:table-cell>
          <table:table-cell office:value-type="float" office:value="0.518838576" calcext:value-type="float">
            <text:p>0.518838576</text:p>
          </table:table-cell>
          <table:table-cell office:value-type="float" office:value="0.664707916" calcext:value-type="float">
            <text:p>0.664707916</text:p>
          </table:table-cell>
          <table:table-cell office:value-type="float" office:value="0.717248531" calcext:value-type="float">
            <text:p>0.717248531</text:p>
          </table:table-cell>
          <table:table-cell office:value-type="string" calcext:value-type="string">
            <text:p>N/A</text:p>
          </table:table-cell>
          <table:table-cell office:value-type="float" office:value="0.116336634" calcext:value-type="float">
            <text:p>0.116336634</text:p>
          </table:table-cell>
          <table:table-cell office:value-type="float" office:value="0.661391542" calcext:value-type="float">
            <text:p>0.661391542</text:p>
          </table:table-cell>
          <table:table-cell office:value-type="float" office:value="0.738335607" calcext:value-type="float">
            <text:p>0.738335607</text:p>
          </table:table-cell>
          <table:table-cell office:value-type="float" office:value="0.584447476" calcext:value-type="float">
            <text:p>0.584447476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41240195" calcext:value-type="float">
            <text:p>0.141240195</text:p>
          </table:table-cell>
          <table:table-cell office:value-type="float" office:value="0.25590335" calcext:value-type="float">
            <text:p>0.25590335</text:p>
          </table:table-cell>
          <table:table-cell office:value-type="float" office:value="0.296540362" calcext:value-type="float">
            <text:p>0.296540362</text:p>
          </table:table-cell>
          <table:table-cell office:value-type="float" office:value="0.227347611" calcext:value-type="float">
            <text:p>0.227347611</text:p>
          </table:table-cell>
          <table:table-cell office:value-type="float" office:value="0.243822076" calcext:value-type="float">
            <text:p>0.243822076</text:p>
          </table:table-cell>
          <table:table-cell office:value-type="string" calcext:value-type="string">
            <text:p>N/A</text:p>
          </table:table-cell>
          <table:table-cell office:value-type="float" office:value="0.072555205" calcext:value-type="float">
            <text:p>0.072555205</text:p>
          </table:table-cell>
          <table:table-cell office:value-type="float" office:value="0.476691729" calcext:value-type="float">
            <text:p>0.476691729</text:p>
          </table:table-cell>
          <table:table-cell office:value-type="float" office:value="0.728051392" calcext:value-type="float">
            <text:p>0.728051392</text:p>
          </table:table-cell>
          <table:table-cell office:value-type="float" office:value="0.629550321" calcext:value-type="float">
            <text:p>0.62955032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364903284" calcext:value-type="float">
            <text:p>0.364903284</text:p>
          </table:table-cell>
          <table:table-cell office:value-type="float" office:value="0.412588583" calcext:value-type="float">
            <text:p>0.412588583</text:p>
          </table:table-cell>
          <table:table-cell office:value-type="float" office:value="0.572401094" calcext:value-type="float">
            <text:p>0.572401094</text:p>
          </table:table-cell>
          <table:table-cell office:value-type="float" office:value="0.391942414" calcext:value-type="float">
            <text:p>0.391942414</text:p>
          </table:table-cell>
          <table:table-cell office:value-type="float" office:value="0.273422242" calcext:value-type="float">
            <text:p>0.273422242</text:p>
          </table:table-cell>
          <table:table-cell office:value-type="string" calcext:value-type="string">
            <text:p>N/A</text:p>
          </table:table-cell>
          <table:table-cell office:value-type="float" office:value="0.131426935" calcext:value-type="float">
            <text:p>0.131426935</text:p>
          </table:table-cell>
          <table:table-cell office:value-type="float" office:value="0.802633745" calcext:value-type="float">
            <text:p>0.802633745</text:p>
          </table:table-cell>
          <table:table-cell office:value-type="float" office:value="0.903209877" calcext:value-type="float">
            <text:p>0.903209877</text:p>
          </table:table-cell>
          <table:table-cell office:value-type="float" office:value="0.692839506" calcext:value-type="float">
            <text:p>0.692839506</text:p>
          </table:table-cell>
          <table:table-cell office:value-type="float" office:value="0.811851852" calcext:value-type="float">
            <text:p>0.811851852</text:p>
          </table:table-cell>
          <table:table-cell office:value-type="string" calcext:value-type="string">
            <text:p>N/A</text:p>
          </table:table-cell>
          <table:table-cell office:value-type="float" office:value="0.43243335" calcext:value-type="float">
            <text:p>0.43243335</text:p>
          </table:table-cell>
          <table:table-cell office:value-type="float" office:value="0.342786683" calcext:value-type="float">
            <text:p>0.342786683</text:p>
          </table:table-cell>
          <table:table-cell office:value-type="float" office:value="0.241676942" calcext:value-type="float">
            <text:p>0.241676942</text:p>
          </table:table-cell>
          <table:table-cell office:value-type="float" office:value="0.273736128" calcext:value-type="float">
            <text:p>0.273736128</text:p>
          </table:table-cell>
          <table:table-cell office:value-type="float" office:value="0.512946979" calcext:value-type="float">
            <text:p>0.512946979</text:p>
          </table:table-cell>
          <table:table-cell office:value-type="string" calcext:value-type="string">
            <text:p>N/A</text:p>
          </table:table-cell>
          <table:table-cell office:value-type="float" office:value="0.210812023" calcext:value-type="float">
            <text:p>0.210812023</text:p>
          </table:table-cell>
          <table:table-cell office:value-type="float" office:value="0.505570611" calcext:value-type="float">
            <text:p>0.505570611</text:p>
          </table:table-cell>
          <table:table-cell office:value-type="float" office:value="0.516711834" calcext:value-type="float">
            <text:p>0.516711834</text:p>
          </table:table-cell>
          <table:table-cell office:value-type="float" office:value="0.393857272" calcext:value-type="float">
            <text:p>0.393857272</text:p>
          </table:table-cell>
          <table:table-cell office:value-type="float" office:value="0.606142728" calcext:value-type="float">
            <text:p>0.60614272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DWR_NEW_3</text:p>
          </table:table-cell>
          <table:table-cell table:formula="of:=EXACT([.A41];[.B41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6</text:p>
          </table:table-cell>
          <table:table-cell office:value-type="float" office:value="96151332" calcext:value-type="float">
            <text:p>96151332</text:p>
          </table:table-cell>
          <table:table-cell office:value-type="float" office:value="96152097" calcext:value-type="float">
            <text:p>96152097</text:p>
          </table:table-cell>
          <table:table-cell office:value-type="float" office:value="0.1386181965" calcext:value-type="float">
            <text:p>0.1386181965</text:p>
          </table:table-cell>
          <table:table-cell office:value-type="float" office:value="0.858278604" calcext:value-type="float">
            <text:p>0.858278604</text:p>
          </table:table-cell>
          <table:table-cell office:value-type="float" office:value="0.776011061" calcext:value-type="float">
            <text:p>0.776011061</text:p>
          </table:table-cell>
          <table:table-cell office:value-type="float" office:value="0.780504666" calcext:value-type="float">
            <text:p>0.780504666</text:p>
          </table:table-cell>
          <table:table-cell office:value-type="float" office:value="1.018320083" calcext:value-type="float">
            <text:p>1.018320083</text:p>
          </table:table-cell>
          <table:table-cell office:value-type="string" calcext:value-type="string">
            <text:p>N/A</text:p>
          </table:table-cell>
          <table:table-cell office:value-type="float" office:value="0.075574113" calcext:value-type="float">
            <text:p>0.075574113</text:p>
          </table:table-cell>
          <table:table-cell office:value-type="float" office:value="0.653478854" calcext:value-type="float">
            <text:p>0.653478854</text:p>
          </table:table-cell>
          <table:table-cell office:value-type="float" office:value="0.702864939" calcext:value-type="float">
            <text:p>0.702864939</text:p>
          </table:table-cell>
          <table:table-cell office:value-type="float" office:value="0.604092769" calcext:value-type="float">
            <text:p>0.604092769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407257717" calcext:value-type="float">
            <text:p>0.407257717</text:p>
          </table:table-cell>
          <table:table-cell office:value-type="float" office:value="0.811641955" calcext:value-type="float">
            <text:p>0.811641955</text:p>
          </table:table-cell>
          <table:table-cell office:value-type="float" office:value="0.441515651" calcext:value-type="float">
            <text:p>0.441515651</text:p>
          </table:table-cell>
          <table:table-cell office:value-type="float" office:value="1.077429984" calcext:value-type="float">
            <text:p>1.077429984</text:p>
          </table:table-cell>
          <table:table-cell office:value-type="float" office:value="0.915980231" calcext:value-type="float">
            <text:p>0.915980231</text:p>
          </table:table-cell>
          <table:table-cell office:value-type="string" calcext:value-type="string">
            <text:p>N/A</text:p>
          </table:table-cell>
          <table:table-cell office:value-type="float" office:value="0.032894737" calcext:value-type="float">
            <text:p>0.032894737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1.573875803" calcext:value-type="float">
            <text:p>1.573875803</text:p>
          </table:table-cell>
          <table:table-cell office:value-type="float" office:value="1.680942184" calcext:value-type="float">
            <text:p>1.68094218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19485494" calcext:value-type="float">
            <text:p>0.119485494</text:p>
          </table:table-cell>
          <table:table-cell office:value-type="float" office:value="0.602644942" calcext:value-type="float">
            <text:p>0.602644942</text:p>
          </table:table-cell>
          <table:table-cell office:value-type="float" office:value="0.685787623" calcext:value-type="float">
            <text:p>0.685787623</text:p>
          </table:table-cell>
          <table:table-cell office:value-type="float" office:value="0.560348195" calcext:value-type="float">
            <text:p>0.560348195</text:p>
          </table:table-cell>
          <table:table-cell office:value-type="float" office:value="0.561799007" calcext:value-type="float">
            <text:p>0.561799007</text:p>
          </table:table-cell>
          <table:table-cell office:value-type="string" calcext:value-type="string">
            <text:p>N/A</text:p>
          </table:table-cell>
          <table:table-cell office:value-type="float" office:value="0.035725973" calcext:value-type="float">
            <text:p>0.035725973</text:p>
          </table:table-cell>
          <table:table-cell office:value-type="float" office:value="0.767654321" calcext:value-type="float">
            <text:p>0.767654321</text:p>
          </table:table-cell>
          <table:table-cell office:value-type="float" office:value="0.781728395" calcext:value-type="float">
            <text:p>0.781728395</text:p>
          </table:table-cell>
          <table:table-cell office:value-type="float" office:value="0.785185185" calcext:value-type="float">
            <text:p>0.785185185</text:p>
          </table:table-cell>
          <table:table-cell office:value-type="float" office:value="0.736049383" calcext:value-type="float">
            <text:p>0.736049383</text:p>
          </table:table-cell>
          <table:table-cell office:value-type="string" calcext:value-type="string">
            <text:p>N/A</text:p>
          </table:table-cell>
          <table:table-cell office:value-type="float" office:value="0.256657234" calcext:value-type="float">
            <text:p>0.256657234</text:p>
          </table:table-cell>
          <table:table-cell office:value-type="float" office:value="0.561446774" calcext:value-type="float">
            <text:p>0.561446774</text:p>
          </table:table-cell>
          <table:table-cell office:value-type="float" office:value="0.665844636" calcext:value-type="float">
            <text:p>0.665844636</text:p>
          </table:table-cell>
          <table:table-cell office:value-type="float" office:value="0.621454994" calcext:value-type="float">
            <text:p>0.621454994</text:p>
          </table:table-cell>
          <table:table-cell office:value-type="float" office:value="0.397040691" calcext:value-type="float">
            <text:p>0.397040691</text:p>
          </table:table-cell>
          <table:table-cell office:value-type="string" calcext:value-type="string">
            <text:p>N/A</text:p>
          </table:table-cell>
          <table:table-cell office:value-type="float" office:value="0.137616247" calcext:value-type="float">
            <text:p>0.137616247</text:p>
          </table:table-cell>
          <table:table-cell office:value-type="float" office:value="0.572417946" calcext:value-type="float">
            <text:p>0.572417946</text:p>
          </table:table-cell>
          <table:table-cell office:value-type="float" office:value="0.481481481" calcext:value-type="float">
            <text:p>0.481481481</text:p>
          </table:table-cell>
          <table:table-cell office:value-type="float" office:value="0.619692864" calcext:value-type="float">
            <text:p>0.619692864</text:p>
          </table:table-cell>
          <table:table-cell office:value-type="float" office:value="0.616079494" calcext:value-type="float">
            <text:p>0.61607949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DWR_NEW_4</text:p>
          </table:table-cell>
          <table:table-cell table:formula="of:=EXACT([.A42];[.B42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3</text:p>
          </table:table-cell>
          <table:table-cell office:value-type="float" office:value="81690312" calcext:value-type="float">
            <text:p>81690312</text:p>
          </table:table-cell>
          <table:table-cell office:value-type="float" office:value="81691137" calcext:value-type="float">
            <text:p>81691137</text:p>
          </table:table-cell>
          <table:table-cell office:value-type="float" office:value="0.3290227832" calcext:value-type="float">
            <text:p>0.3290227832</text:p>
          </table:table-cell>
          <table:table-cell office:value-type="float" office:value="1.366055997" calcext:value-type="float">
            <text:p>1.366055997</text:p>
          </table:table-cell>
          <table:table-cell office:value-type="float" office:value="1.096785344" calcext:value-type="float">
            <text:p>1.096785344</text:p>
          </table:table-cell>
          <table:table-cell office:value-type="float" office:value="1.268579329" calcext:value-type="float">
            <text:p>1.268579329</text:p>
          </table:table-cell>
          <table:table-cell office:value-type="float" office:value="1.732803318" calcext:value-type="float">
            <text:p>1.732803318</text:p>
          </table:table-cell>
          <table:table-cell office:value-type="string" calcext:value-type="string">
            <text:p>N/A</text:p>
          </table:table-cell>
          <table:table-cell office:value-type="float" office:value="0.019071608" calcext:value-type="float">
            <text:p>0.019071608</text:p>
          </table:table-cell>
          <table:table-cell office:value-type="float" office:value="1.516507503" calcext:value-type="float">
            <text:p>1.516507503</text:p>
          </table:table-cell>
          <table:table-cell office:value-type="float" office:value="1.545429741" calcext:value-type="float">
            <text:p>1.545429741</text:p>
          </table:table-cell>
          <table:table-cell office:value-type="float" office:value="1.487585266" calcext:value-type="float">
            <text:p>1.487585266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541879975" calcext:value-type="float">
            <text:p>0.541879975</text:p>
          </table:table-cell>
          <table:table-cell office:value-type="float" office:value="1.751784734" calcext:value-type="float">
            <text:p>1.751784734</text:p>
          </table:table-cell>
          <table:table-cell office:value-type="float" office:value="0.89291598" calcext:value-type="float">
            <text:p>0.89291598</text:p>
          </table:table-cell>
          <table:table-cell office:value-type="float" office:value="2.771004942" calcext:value-type="float">
            <text:p>2.771004942</text:p>
          </table:table-cell>
          <table:table-cell office:value-type="float" office:value="1.591433278" calcext:value-type="float">
            <text:p>1.591433278</text:p>
          </table:table-cell>
          <table:table-cell office:value-type="string" calcext:value-type="string">
            <text:p>N/A</text:p>
          </table:table-cell>
          <table:table-cell office:value-type="float" office:value="0.22201317" calcext:value-type="float">
            <text:p>0.22201317</text:p>
          </table:table-cell>
          <table:table-cell office:value-type="float" office:value="1.598496241" calcext:value-type="float">
            <text:p>1.598496241</text:p>
          </table:table-cell>
          <table:table-cell office:value-type="float" office:value="1.770877944" calcext:value-type="float">
            <text:p>1.770877944</text:p>
          </table:table-cell>
          <table:table-cell office:value-type="float" office:value="2.781584582" calcext:value-type="float">
            <text:p>2.78158458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83651576" calcext:value-type="float">
            <text:p>0.183651576</text:p>
          </table:table-cell>
          <table:table-cell office:value-type="float" office:value="0.940386511" calcext:value-type="float">
            <text:p>0.940386511</text:p>
          </table:table-cell>
          <table:table-cell office:value-type="float" office:value="0.819708722" calcext:value-type="float">
            <text:p>0.819708722</text:p>
          </table:table-cell>
          <table:table-cell office:value-type="float" office:value="0.863233079" calcext:value-type="float">
            <text:p>0.863233079</text:p>
          </table:table-cell>
          <table:table-cell office:value-type="float" office:value="1.138217733" calcext:value-type="float">
            <text:p>1.138217733</text:p>
          </table:table-cell>
          <table:table-cell office:value-type="string" calcext:value-type="string">
            <text:p>N/A</text:p>
          </table:table-cell>
          <table:table-cell office:value-type="float" office:value="0.037220767" calcext:value-type="float">
            <text:p>0.037220767</text:p>
          </table:table-cell>
          <table:table-cell office:value-type="float" office:value="1.572592593" calcext:value-type="float">
            <text:p>1.572592593</text:p>
          </table:table-cell>
          <table:table-cell office:value-type="float" office:value="1.581481481" calcext:value-type="float">
            <text:p>1.581481481</text:p>
          </table:table-cell>
          <table:table-cell office:value-type="float" office:value="1.510123457" calcext:value-type="float">
            <text:p>1.510123457</text:p>
          </table:table-cell>
          <table:table-cell office:value-type="float" office:value="1.62617284" calcext:value-type="float">
            <text:p>1.62617284</text:p>
          </table:table-cell>
          <table:table-cell office:value-type="string" calcext:value-type="string">
            <text:p>N/A</text:p>
          </table:table-cell>
          <table:table-cell office:value-type="float" office:value="0.424259067" calcext:value-type="float">
            <text:p>0.424259067</text:p>
          </table:table-cell>
          <table:table-cell office:value-type="float" office:value="1.545417181" calcext:value-type="float">
            <text:p>1.545417181</text:p>
          </table:table-cell>
          <table:table-cell office:value-type="float" office:value="2.09864365" calcext:value-type="float">
            <text:p>2.09864365</text:p>
          </table:table-cell>
          <table:table-cell office:value-type="float" office:value="0.821208385" calcext:value-type="float">
            <text:p>0.821208385</text:p>
          </table:table-cell>
          <table:table-cell office:value-type="float" office:value="1.716399507" calcext:value-type="float">
            <text:p>1.716399507</text:p>
          </table:table-cell>
          <table:table-cell office:value-type="string" calcext:value-type="string">
            <text:p>N/A</text:p>
          </table:table-cell>
          <table:table-cell office:value-type="float" office:value="0.029460852" calcext:value-type="float">
            <text:p>0.029460852</text:p>
          </table:table-cell>
          <table:table-cell office:value-type="float" office:value="1.399879555" calcext:value-type="float">
            <text:p>1.399879555</text:p>
          </table:table-cell>
          <table:table-cell office:value-type="float" office:value="1.421860885" calcext:value-type="float">
            <text:p>1.421860885</text:p>
          </table:table-cell>
          <table:table-cell office:value-type="float" office:value="1.425474255" calcext:value-type="float">
            <text:p>1.425474255</text:p>
          </table:table-cell>
          <table:table-cell office:value-type="float" office:value="1.352303523" calcext:value-type="float">
            <text:p>1.35230352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FT_1</text:p>
          </table:table-cell>
          <table:table-cell table:formula="of:=EXACT([.A43];[.B43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5</text:p>
          </table:table-cell>
          <table:table-cell office:value-type="float" office:value="58986361" calcext:value-type="float">
            <text:p>58986361</text:p>
          </table:table-cell>
          <table:table-cell office:value-type="float" office:value="58987006" calcext:value-type="float">
            <text:p>58987006</text:p>
          </table:table-cell>
          <table:table-cell office:value-type="float" office:value="0.04247143177" calcext:value-type="float">
            <text:p>0.04247143177</text:p>
          </table:table-cell>
          <table:table-cell office:value-type="float" office:value="4.799285631" calcext:value-type="float">
            <text:p>4.799285631</text:p>
          </table:table-cell>
          <table:table-cell office:value-type="float" office:value="4.595229865" calcext:value-type="float">
            <text:p>4.595229865</text:p>
          </table:table-cell>
          <table:table-cell office:value-type="float" office:value="4.491531282" calcext:value-type="float">
            <text:p>4.491531282</text:p>
          </table:table-cell>
          <table:table-cell office:value-type="float" office:value="5.311095748" calcext:value-type="float">
            <text:p>5.311095748</text:p>
          </table:table-cell>
          <table:table-cell office:value-type="string" calcext:value-type="string">
            <text:p>N/A</text:p>
          </table:table-cell>
          <table:table-cell office:value-type="float" office:value="0.069105652" calcext:value-type="float">
            <text:p>0.069105652</text:p>
          </table:table-cell>
          <table:table-cell office:value-type="float" office:value="0.970259209" calcext:value-type="float">
            <text:p>0.970259209</text:p>
          </table:table-cell>
          <table:table-cell office:value-type="float" office:value="0.988267394" calcext:value-type="float">
            <text:p>0.988267394</text:p>
          </table:table-cell>
          <table:table-cell office:value-type="float" office:value="0.896043656" calcext:value-type="float">
            <text:p>0.896043656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33837507" calcext:value-type="float">
            <text:p>0.133837507</text:p>
          </table:table-cell>
          <table:table-cell office:value-type="float" office:value="6.97199341" calcext:value-type="float">
            <text:p>6.97199341</text:p>
          </table:table-cell>
          <table:table-cell office:value-type="float" office:value="4.919275124" calcext:value-type="float">
            <text:p>4.919275124</text:p>
          </table:table-cell>
          <table:table-cell office:value-type="float" office:value="7.196046129" calcext:value-type="float">
            <text:p>7.196046129</text:p>
          </table:table-cell>
          <table:table-cell office:value-type="float" office:value="8.800658979" calcext:value-type="float">
            <text:p>8.800658979</text:p>
          </table:table-cell>
          <table:table-cell office:value-type="string" calcext:value-type="string">
            <text:p>N/A</text:p>
          </table:table-cell>
          <table:table-cell office:value-type="float" office:value="0.262627665" calcext:value-type="float">
            <text:p>0.262627665</text:p>
          </table:table-cell>
          <table:table-cell office:value-type="float" office:value="1.621553884" calcext:value-type="float">
            <text:p>1.621553884</text:p>
          </table:table-cell>
          <table:table-cell office:value-type="float" office:value="3.00856531" calcext:value-type="float">
            <text:p>3.00856531</text:p>
          </table:table-cell>
          <table:table-cell office:value-type="float" office:value="1.931477516" calcext:value-type="float">
            <text:p>1.931477516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40733022" calcext:value-type="float">
            <text:p>0.140733022</text:p>
          </table:table-cell>
          <table:table-cell office:value-type="float" office:value="0.810520246" calcext:value-type="float">
            <text:p>0.810520246</text:p>
          </table:table-cell>
          <table:table-cell office:value-type="float" office:value="0.927515206" calcext:value-type="float">
            <text:p>0.927515206</text:p>
          </table:table-cell>
          <table:table-cell office:value-type="float" office:value="0.804419396" calcext:value-type="float">
            <text:p>0.804419396</text:p>
          </table:table-cell>
          <table:table-cell office:value-type="float" office:value="0.699626137" calcext:value-type="float">
            <text:p>0.699626137</text:p>
          </table:table-cell>
          <table:table-cell office:value-type="string" calcext:value-type="string">
            <text:p>N/A</text:p>
          </table:table-cell>
          <table:table-cell office:value-type="float" office:value="0.053498778" calcext:value-type="float">
            <text:p>0.053498778</text:p>
          </table:table-cell>
          <table:table-cell office:value-type="float" office:value="0.47308642" calcext:value-type="float">
            <text:p>0.47308642</text:p>
          </table:table-cell>
          <table:table-cell office:value-type="float" office:value="0.447901235" calcext:value-type="float">
            <text:p>0.447901235</text:p>
          </table:table-cell>
          <table:table-cell office:value-type="float" office:value="0.498518519" calcext:value-type="float">
            <text:p>0.498518519</text:p>
          </table:table-cell>
          <table:table-cell office:value-type="float" office:value="0.472839506" calcext:value-type="float">
            <text:p>0.472839506</text:p>
          </table:table-cell>
          <table:table-cell office:value-type="string" calcext:value-type="string">
            <text:p>N/A</text:p>
          </table:table-cell>
          <table:table-cell office:value-type="float" office:value="0.144575475" calcext:value-type="float">
            <text:p>0.144575475</text:p>
          </table:table-cell>
          <table:table-cell office:value-type="float" office:value="3.772297576" calcext:value-type="float">
            <text:p>3.772297576</text:p>
          </table:table-cell>
          <table:table-cell office:value-type="float" office:value="3.990135635" calcext:value-type="float">
            <text:p>3.990135635</text:p>
          </table:table-cell>
          <table:table-cell office:value-type="float" office:value="3.151664612" calcext:value-type="float">
            <text:p>3.151664612</text:p>
          </table:table-cell>
          <table:table-cell office:value-type="float" office:value="4.175092478" calcext:value-type="float">
            <text:p>4.175092478</text:p>
          </table:table-cell>
          <table:table-cell office:value-type="string" calcext:value-type="string">
            <text:p>N/A</text:p>
          </table:table-cell>
          <table:table-cell office:value-type="float" office:value="0.1033843" calcext:value-type="float">
            <text:p>0.1033843</text:p>
          </table:table-cell>
          <table:table-cell office:value-type="float" office:value="1.033724781" calcext:value-type="float">
            <text:p>1.033724781</text:p>
          </table:table-cell>
          <table:table-cell office:value-type="float" office:value="1.102077687" calcext:value-type="float">
            <text:p>1.102077687</text:p>
          </table:table-cell>
          <table:table-cell office:value-type="float" office:value="0.910569106" calcext:value-type="float">
            <text:p>0.910569106</text:p>
          </table:table-cell>
          <table:table-cell office:value-type="float" office:value="1.088527552" calcext:value-type="float">
            <text:p>1.08852755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FT_13</text:p>
          </table:table-cell>
          <table:table-cell table:formula="of:=EXACT([.A44];[.B44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5</text:p>
          </table:table-cell>
          <table:table-cell office:value-type="float" office:value="66883318" calcext:value-type="float">
            <text:p>66883318</text:p>
          </table:table-cell>
          <table:table-cell office:value-type="float" office:value="66884276" calcext:value-type="float">
            <text:p>66884276</text:p>
          </table:table-cell>
          <table:table-cell office:value-type="float" office:value="0.2315661208" calcext:value-type="float">
            <text:p>0.2315661208</text:p>
          </table:table-cell>
          <table:table-cell office:value-type="float" office:value="1.509854965" calcext:value-type="float">
            <text:p>1.509854965</text:p>
          </table:table-cell>
          <table:table-cell office:value-type="float" office:value="1.723317218" calcext:value-type="float">
            <text:p>1.723317218</text:p>
          </table:table-cell>
          <table:table-cell office:value-type="float" office:value="1.542580885" calcext:value-type="float">
            <text:p>1.542580885</text:p>
          </table:table-cell>
          <table:table-cell office:value-type="float" office:value="1.263666791" calcext:value-type="float">
            <text:p>1.263666791</text:p>
          </table:table-cell>
          <table:table-cell office:value-type="string" calcext:value-type="string">
            <text:p>N/A</text:p>
          </table:table-cell>
          <table:table-cell office:value-type="float" office:value="0.159437596" calcext:value-type="float">
            <text:p>0.159437596</text:p>
          </table:table-cell>
          <table:table-cell office:value-type="float" office:value="2.040634921" calcext:value-type="float">
            <text:p>2.040634921</text:p>
          </table:table-cell>
          <table:table-cell office:value-type="float" office:value="2.392380952" calcext:value-type="float">
            <text:p>2.392380952</text:p>
          </table:table-cell>
          <table:table-cell office:value-type="float" office:value="1.979047619" calcext:value-type="float">
            <text:p>1.979047619</text:p>
          </table:table-cell>
          <table:table-cell office:value-type="float" office:value="1.75047619" calcext:value-type="float">
            <text:p>1.75047619</text:p>
          </table:table-cell>
          <table:table-cell office:value-type="string" calcext:value-type="string">
            <text:p>N/A</text:p>
          </table:table-cell>
          <table:table-cell office:value-type="float" office:value="0.116245021" calcext:value-type="float">
            <text:p>0.116245021</text:p>
          </table:table-cell>
          <table:table-cell office:value-type="float" office:value="3.577100646" calcext:value-type="float">
            <text:p>3.577100646</text:p>
          </table:table-cell>
          <table:table-cell office:value-type="float" office:value="3.983379501" calcext:value-type="float">
            <text:p>3.983379501</text:p>
          </table:table-cell>
          <table:table-cell office:value-type="float" office:value="3.152354571" calcext:value-type="float">
            <text:p>3.152354571</text:p>
          </table:table-cell>
          <table:table-cell office:value-type="float" office:value="3.595567867" calcext:value-type="float">
            <text:p>3.595567867</text:p>
          </table:table-cell>
          <table:table-cell office:value-type="string" calcext:value-type="string">
            <text:p>N/A</text:p>
          </table:table-cell>
          <table:table-cell office:value-type="float" office:value="0.142161289" calcext:value-type="float">
            <text:p>0.142161289</text:p>
          </table:table-cell>
          <table:table-cell office:value-type="float" office:value="1.662384011" calcext:value-type="float">
            <text:p>1.662384011</text:p>
          </table:table-cell>
          <table:table-cell office:value-type="float" office:value="1.82869379" calcext:value-type="float">
            <text:p>1.82869379</text:p>
          </table:table-cell>
          <table:table-cell office:value-type="float" office:value="1.391862955" calcext:value-type="float">
            <text:p>1.391862955</text:p>
          </table:table-cell>
          <table:table-cell office:value-type="float" office:value="1.766595289" calcext:value-type="float">
            <text:p>1.766595289</text:p>
          </table:table-cell>
          <table:table-cell office:value-type="string" calcext:value-type="string">
            <text:p>N/A</text:p>
          </table:table-cell>
          <table:table-cell office:value-type="float" office:value="0.064911489" calcext:value-type="float">
            <text:p>0.064911489</text:p>
          </table:table-cell>
          <table:table-cell office:value-type="float" office:value="1.498645604" calcext:value-type="float">
            <text:p>1.498645604</text:p>
          </table:table-cell>
          <table:table-cell office:value-type="float" office:value="1.539758487" calcext:value-type="float">
            <text:p>1.539758487</text:p>
          </table:table-cell>
          <table:table-cell office:value-type="float" office:value="1.568618516" calcext:value-type="float">
            <text:p>1.568618516</text:p>
          </table:table-cell>
          <table:table-cell office:value-type="float" office:value="1.387559809" calcext:value-type="float">
            <text:p>1.387559809</text:p>
          </table:table-cell>
          <table:table-cell office:value-type="string" calcext:value-type="string">
            <text:p>N/A</text:p>
          </table:table-cell>
          <table:table-cell office:value-type="float" office:value="0.112747314" calcext:value-type="float">
            <text:p>0.112747314</text:p>
          </table:table-cell>
          <table:table-cell office:value-type="float" office:value="2.558043253" calcext:value-type="float">
            <text:p>2.558043253</text:p>
          </table:table-cell>
          <table:table-cell office:value-type="float" office:value="2.670044125" calcext:value-type="float">
            <text:p>2.670044125</text:p>
          </table:table-cell>
          <table:table-cell office:value-type="float" office:value="2.230429809" calcext:value-type="float">
            <text:p>2.230429809</text:p>
          </table:table-cell>
          <table:table-cell office:value-type="float" office:value="2.773655826" calcext:value-type="float">
            <text:p>2.773655826</text:p>
          </table:table-cell>
          <table:table-cell office:value-type="string" calcext:value-type="string">
            <text:p>N/A</text:p>
          </table:table-cell>
          <table:table-cell office:value-type="float" office:value="0.130895966" calcext:value-type="float">
            <text:p>0.130895966</text:p>
          </table:table-cell>
          <table:table-cell office:value-type="float" office:value="2.194657885" calcext:value-type="float">
            <text:p>2.194657885</text:p>
          </table:table-cell>
          <table:table-cell office:value-type="float" office:value="1.883644347" calcext:value-type="float">
            <text:p>1.883644347</text:p>
          </table:table-cell>
          <table:table-cell office:value-type="float" office:value="2.250274424" calcext:value-type="float">
            <text:p>2.250274424</text:p>
          </table:table-cell>
          <table:table-cell office:value-type="float" office:value="2.450054885" calcext:value-type="float">
            <text:p>2.450054885</text:p>
          </table:table-cell>
          <table:table-cell office:value-type="string" calcext:value-type="string">
            <text:p>N/A</text:p>
          </table:table-cell>
          <table:table-cell office:value-type="float" office:value="0.046119831" calcext:value-type="float">
            <text:p>0.046119831</text:p>
          </table:table-cell>
          <table:table-cell office:value-type="float" office:value="1.468300479" calcext:value-type="float">
            <text:p>1.468300479</text:p>
          </table:table-cell>
          <table:table-cell office:value-type="float" office:value="1.399041023" calcext:value-type="float">
            <text:p>1.399041023</text:p>
          </table:table-cell>
          <table:table-cell office:value-type="float" office:value="1.534363346" calcext:value-type="float">
            <text:p>1.534363346</text:p>
          </table:table-cell>
          <table:table-cell office:value-type="float" office:value="1.47149707" calcext:value-type="float">
            <text:p>1.4714970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FT_14</text:p>
          </table:table-cell>
          <table:table-cell table:formula="of:=EXACT([.A45];[.B45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1</text:p>
          </table:table-cell>
          <table:table-cell office:value-type="float" office:value="6481396" calcext:value-type="float">
            <text:p>6481396</text:p>
          </table:table-cell>
          <table:table-cell office:value-type="float" office:value="6482367" calcext:value-type="float">
            <text:p>6482367</text:p>
          </table:table-cell>
          <table:table-cell office:value-type="float" office:value="0.1673225605" calcext:value-type="float">
            <text:p>0.1673225605</text:p>
          </table:table-cell>
          <table:table-cell office:value-type="float" office:value="1.150861535" calcext:value-type="float">
            <text:p>1.150861535</text:p>
          </table:table-cell>
          <table:table-cell office:value-type="float" office:value="1.237634808" calcext:value-type="float">
            <text:p>1.237634808</text:p>
          </table:table-cell>
          <table:table-cell office:value-type="float" office:value="1.256972852" calcext:value-type="float">
            <text:p>1.256972852</text:p>
          </table:table-cell>
          <table:table-cell office:value-type="float" office:value="0.957976943" calcext:value-type="float">
            <text:p>0.957976943</text:p>
          </table:table-cell>
          <table:table-cell office:value-type="string" calcext:value-type="string">
            <text:p>N/A</text:p>
          </table:table-cell>
          <table:table-cell office:value-type="float" office:value="0.169459478" calcext:value-type="float">
            <text:p>0.169459478</text:p>
          </table:table-cell>
          <table:table-cell office:value-type="float" office:value="0.833015873" calcext:value-type="float">
            <text:p>0.833015873</text:p>
          </table:table-cell>
          <table:table-cell office:value-type="float" office:value="0.96952381" calcext:value-type="float">
            <text:p>0.96952381</text:p>
          </table:table-cell>
          <table:table-cell office:value-type="float" office:value="0.841904762" calcext:value-type="float">
            <text:p>0.841904762</text:p>
          </table:table-cell>
          <table:table-cell office:value-type="float" office:value="0.687619048" calcext:value-type="float">
            <text:p>0.687619048</text:p>
          </table:table-cell>
          <table:table-cell office:value-type="string" calcext:value-type="string">
            <text:p>N/A</text:p>
          </table:table-cell>
          <table:table-cell office:value-type="float" office:value="0.140837192" calcext:value-type="float">
            <text:p>0.140837192</text:p>
          </table:table-cell>
          <table:table-cell office:value-type="float" office:value="13.63619575" calcext:value-type="float">
            <text:p>13.63619575</text:p>
          </table:table-cell>
          <table:table-cell office:value-type="float" office:value="11.68421053" calcext:value-type="float">
            <text:p>11.68421053</text:p>
          </table:table-cell>
          <table:table-cell office:value-type="float" office:value="13.70083102" calcext:value-type="float">
            <text:p>13.70083102</text:p>
          </table:table-cell>
          <table:table-cell office:value-type="float" office:value="15.52354571" calcext:value-type="float">
            <text:p>15.52354571</text:p>
          </table:table-cell>
          <table:table-cell office:value-type="string" calcext:value-type="string">
            <text:p>N/A</text:p>
          </table:table-cell>
          <table:table-cell office:value-type="float" office:value="0.254516049" calcext:value-type="float">
            <text:p>0.254516049</text:p>
          </table:table-cell>
          <table:table-cell office:value-type="float" office:value="0.903640257" calcext:value-type="float">
            <text:p>0.903640257</text:p>
          </table:table-cell>
          <table:table-cell office:value-type="float" office:value="0.946466809" calcext:value-type="float">
            <text:p>0.946466809</text:p>
          </table:table-cell>
          <table:table-cell office:value-type="float" office:value="1.109207709" calcext:value-type="float">
            <text:p>1.109207709</text:p>
          </table:table-cell>
          <table:table-cell office:value-type="float" office:value="0.655246253" calcext:value-type="float">
            <text:p>0.655246253</text:p>
          </table:table-cell>
          <table:table-cell office:value-type="string" calcext:value-type="string">
            <text:p>N/A</text:p>
          </table:table-cell>
          <table:table-cell office:value-type="float" office:value="0.155695417" calcext:value-type="float">
            <text:p>0.155695417</text:p>
          </table:table-cell>
          <table:table-cell office:value-type="float" office:value="0.953140427" calcext:value-type="float">
            <text:p>0.953140427</text:p>
          </table:table-cell>
          <table:table-cell office:value-type="float" office:value="0.91501481" calcext:value-type="float">
            <text:p>0.91501481</text:p>
          </table:table-cell>
          <table:table-cell office:value-type="float" office:value="1.116883117" calcext:value-type="float">
            <text:p>1.116883117</text:p>
          </table:table-cell>
          <table:table-cell office:value-type="float" office:value="0.827523354" calcext:value-type="float">
            <text:p>0.827523354</text:p>
          </table:table-cell>
          <table:table-cell office:value-type="string" calcext:value-type="string">
            <text:p>N/A</text:p>
          </table:table-cell>
          <table:table-cell office:value-type="float" office:value="0.041256594" calcext:value-type="float">
            <text:p>0.041256594</text:p>
          </table:table-cell>
          <table:table-cell office:value-type="float" office:value="0.919213379" calcext:value-type="float">
            <text:p>0.919213379</text:p>
          </table:table-cell>
          <table:table-cell office:value-type="float" office:value="0.87824808" calcext:value-type="float">
            <text:p>0.87824808</text:p>
          </table:table-cell>
          <table:table-cell office:value-type="float" office:value="0.953096911" calcext:value-type="float">
            <text:p>0.953096911</text:p>
          </table:table-cell>
          <table:table-cell office:value-type="float" office:value="0.926295146" calcext:value-type="float">
            <text:p>0.926295146</text:p>
          </table:table-cell>
          <table:table-cell office:value-type="string" calcext:value-type="string">
            <text:p>N/A</text:p>
          </table:table-cell>
          <table:table-cell office:value-type="float" office:value="0.110652664" calcext:value-type="float">
            <text:p>0.110652664</text:p>
          </table:table-cell>
          <table:table-cell office:value-type="float" office:value="6.398829126" calcext:value-type="float">
            <text:p>6.398829126</text:p>
          </table:table-cell>
          <table:table-cell office:value-type="float" office:value="6.390779363" calcext:value-type="float">
            <text:p>6.390779363</text:p>
          </table:table-cell>
          <table:table-cell office:value-type="float" office:value="5.694840834" calcext:value-type="float">
            <text:p>5.694840834</text:p>
          </table:table-cell>
          <table:table-cell office:value-type="float" office:value="7.110867179" calcext:value-type="float">
            <text:p>7.110867179</text:p>
          </table:table-cell>
          <table:table-cell office:value-type="string" calcext:value-type="string">
            <text:p>N/A</text:p>
          </table:table-cell>
          <table:table-cell office:value-type="float" office:value="0.114172554" calcext:value-type="float">
            <text:p>0.114172554</text:p>
          </table:table-cell>
          <table:table-cell office:value-type="float" office:value="0.827206535" calcext:value-type="float">
            <text:p>0.827206535</text:p>
          </table:table-cell>
          <table:table-cell office:value-type="float" office:value="0.809802877" calcext:value-type="float">
            <text:p>0.809802877</text:p>
          </table:table-cell>
          <table:table-cell office:value-type="float" office:value="0.742674481" calcext:value-type="float">
            <text:p>0.742674481</text:p>
          </table:table-cell>
          <table:table-cell office:value-type="float" office:value="0.929142248" calcext:value-type="float">
            <text:p>0.92914224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FT_15</text:p>
          </table:table-cell>
          <table:table-cell table:formula="of:=EXACT([.A46];[.B46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3</text:p>
          </table:table-cell>
          <table:table-cell office:value-type="float" office:value="87982114" calcext:value-type="float">
            <text:p>87982114</text:p>
          </table:table-cell>
          <table:table-cell office:value-type="float" office:value="87984371" calcext:value-type="float">
            <text:p>87984371</text:p>
          </table:table-cell>
          <table:table-cell office:value-type="float" office:value="0.5853529951" calcext:value-type="float">
            <text:p>0.5853529951</text:p>
          </table:table-cell>
          <table:table-cell office:value-type="float" office:value="3.289203825" calcext:value-type="float">
            <text:p>3.289203825</text:p>
          </table:table-cell>
          <table:table-cell office:value-type="float" office:value="3.965088144" calcext:value-type="float">
            <text:p>3.965088144</text:p>
          </table:table-cell>
          <table:table-cell office:value-type="float" office:value="2.956100933" calcext:value-type="float">
            <text:p>2.956100933</text:p>
          </table:table-cell>
          <table:table-cell office:value-type="float" office:value="2.946422399" calcext:value-type="float">
            <text:p>2.946422399</text:p>
          </table:table-cell>
          <table:table-cell office:value-type="string" calcext:value-type="string">
            <text:p>N/A</text:p>
          </table:table-cell>
          <table:table-cell office:value-type="float" office:value="0.161971831" calcext:value-type="float">
            <text:p>0.161971831</text:p>
          </table:table-cell>
          <table:table-cell office:value-type="float" office:value="1.937244202" calcext:value-type="float">
            <text:p>1.937244202</text:p>
          </table:table-cell>
          <table:table-cell office:value-type="float" office:value="2.251023192" calcext:value-type="float">
            <text:p>2.251023192</text:p>
          </table:table-cell>
          <table:table-cell office:value-type="float" office:value="1.623465211" calcext:value-type="float">
            <text:p>1.62346521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247721163" calcext:value-type="float">
            <text:p>0.247721163</text:p>
          </table:table-cell>
          <table:table-cell office:value-type="float" office:value="8.399780339" calcext:value-type="float">
            <text:p>8.399780339</text:p>
          </table:table-cell>
          <table:table-cell office:value-type="float" office:value="6.329489292" calcext:value-type="float">
            <text:p>6.329489292</text:p>
          </table:table-cell>
          <table:table-cell office:value-type="float" office:value="8.378912685" calcext:value-type="float">
            <text:p>8.378912685</text:p>
          </table:table-cell>
          <table:table-cell office:value-type="float" office:value="10.49093904" calcext:value-type="float">
            <text:p>10.49093904</text:p>
          </table:table-cell>
          <table:table-cell office:value-type="string" calcext:value-type="string">
            <text:p>N/A</text:p>
          </table:table-cell>
          <table:table-cell office:value-type="float" office:value="0.175097276" calcext:value-type="float">
            <text:p>0.175097276</text:p>
          </table:table-cell>
          <table:table-cell office:value-type="float" office:value="2.512030075" calcext:value-type="float">
            <text:p>2.512030075</text:p>
          </table:table-cell>
          <table:table-cell office:value-type="float" office:value="4.203426124" calcext:value-type="float">
            <text:p>4.203426124</text:p>
          </table:table-cell>
          <table:table-cell office:value-type="float" office:value="2.950749465" calcext:value-type="float">
            <text:p>2.950749465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34247831" calcext:value-type="float">
            <text:p>0.034247831</text:p>
          </table:table-cell>
          <table:table-cell office:value-type="float" office:value="3.191748973" calcext:value-type="float">
            <text:p>3.191748973</text:p>
          </table:table-cell>
          <table:table-cell office:value-type="float" office:value="3.160761118" calcext:value-type="float">
            <text:p>3.160761118</text:p>
          </table:table-cell>
          <table:table-cell office:value-type="float" office:value="3.313207968" calcext:value-type="float">
            <text:p>3.313207968</text:p>
          </table:table-cell>
          <table:table-cell office:value-type="float" office:value="3.10127783" calcext:value-type="float">
            <text:p>3.10127783</text:p>
          </table:table-cell>
          <table:table-cell office:value-type="string" calcext:value-type="string">
            <text:p>N/A</text:p>
          </table:table-cell>
          <table:table-cell office:value-type="float" office:value="0.01297332" calcext:value-type="float">
            <text:p>0.01297332</text:p>
          </table:table-cell>
          <table:table-cell office:value-type="float" office:value="2.645596709" calcext:value-type="float">
            <text:p>2.645596709</text:p>
          </table:table-cell>
          <table:table-cell office:value-type="float" office:value="2.624197531" calcext:value-type="float">
            <text:p>2.624197531</text:p>
          </table:table-cell>
          <table:table-cell office:value-type="float" office:value="2.685185185" calcext:value-type="float">
            <text:p>2.685185185</text:p>
          </table:table-cell>
          <table:table-cell office:value-type="float" office:value="2.627407407" calcext:value-type="float">
            <text:p>2.627407407</text:p>
          </table:table-cell>
          <table:table-cell office:value-type="string" calcext:value-type="string">
            <text:p>N/A</text:p>
          </table:table-cell>
          <table:table-cell office:value-type="float" office:value="0.174648445" calcext:value-type="float">
            <text:p>0.174648445</text:p>
          </table:table-cell>
          <table:table-cell office:value-type="float" office:value="10.38799836" calcext:value-type="float">
            <text:p>10.38799836</text:p>
          </table:table-cell>
          <table:table-cell office:value-type="float" office:value="8.717632552" calcext:value-type="float">
            <text:p>8.717632552</text:p>
          </table:table-cell>
          <table:table-cell office:value-type="float" office:value="10.12823674" calcext:value-type="float">
            <text:p>10.12823674</text:p>
          </table:table-cell>
          <table:table-cell office:value-type="float" office:value="12.31812577" calcext:value-type="float">
            <text:p>12.31812577</text:p>
          </table:table-cell>
          <table:table-cell office:value-type="string" calcext:value-type="string">
            <text:p>N/A</text:p>
          </table:table-cell>
          <table:table-cell office:value-type="float" office:value="0.181310996" calcext:value-type="float">
            <text:p>0.181310996</text:p>
          </table:table-cell>
          <table:table-cell office:value-type="float" office:value="3.165612767" calcext:value-type="float">
            <text:p>3.165612767</text:p>
          </table:table-cell>
          <table:table-cell office:value-type="float" office:value="3.550135501" calcext:value-type="float">
            <text:p>3.550135501</text:p>
          </table:table-cell>
          <table:table-cell office:value-type="float" office:value="3.440831075" calcext:value-type="float">
            <text:p>3.440831075</text:p>
          </table:table-cell>
          <table:table-cell office:value-type="float" office:value="2.505871725" calcext:value-type="float">
            <text:p>2.50587172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FT_2</text:p>
          </table:table-cell>
          <table:table-cell table:formula="of:=EXACT([.A47];[.B47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9</text:p>
          </table:table-cell>
          <table:table-cell office:value-type="float" office:value="67077437" calcext:value-type="float">
            <text:p>67077437</text:p>
          </table:table-cell>
          <table:table-cell office:value-type="float" office:value="67078107" calcext:value-type="float">
            <text:p>67078107</text:p>
          </table:table-cell>
          <table:table-cell office:value-type="float" office:value="0.1470003224" calcext:value-type="float">
            <text:p>0.1470003224</text:p>
          </table:table-cell>
          <table:table-cell office:value-type="float" office:value="2.233791992" calcext:value-type="float">
            <text:p>2.233791992</text:p>
          </table:table-cell>
          <table:table-cell office:value-type="float" office:value="2.402380067" calcext:value-type="float">
            <text:p>2.402380067</text:p>
          </table:table-cell>
          <table:table-cell office:value-type="float" office:value="2.166604686" calcext:value-type="float">
            <text:p>2.166604686</text:p>
          </table:table-cell>
          <table:table-cell office:value-type="float" office:value="2.132391224" calcext:value-type="float">
            <text:p>2.132391224</text:p>
          </table:table-cell>
          <table:table-cell office:value-type="string" calcext:value-type="string">
            <text:p>N/A</text:p>
          </table:table-cell>
          <table:table-cell office:value-type="float" office:value="0.090343132" calcext:value-type="float">
            <text:p>0.090343132</text:p>
          </table:table-cell>
          <table:table-cell office:value-type="float" office:value="1.713015873" calcext:value-type="float">
            <text:p>1.713015873</text:p>
          </table:table-cell>
          <table:table-cell office:value-type="float" office:value="1.699047619" calcext:value-type="float">
            <text:p>1.699047619</text:p>
          </table:table-cell>
          <table:table-cell office:value-type="float" office:value="1.874285714" calcext:value-type="float">
            <text:p>1.874285714</text:p>
          </table:table-cell>
          <table:table-cell office:value-type="float" office:value="1.565714286" calcext:value-type="float">
            <text:p>1.565714286</text:p>
          </table:table-cell>
          <table:table-cell office:value-type="string" calcext:value-type="string">
            <text:p>N/A</text:p>
          </table:table-cell>
          <table:table-cell office:value-type="float" office:value="0.311812225" calcext:value-type="float">
            <text:p>0.311812225</text:p>
          </table:table-cell>
          <table:table-cell office:value-type="float" office:value="4.626038781" calcext:value-type="float">
            <text:p>4.626038781</text:p>
          </table:table-cell>
          <table:table-cell office:value-type="float" office:value="3.889196676" calcext:value-type="float">
            <text:p>3.889196676</text:p>
          </table:table-cell>
          <table:table-cell office:value-type="float" office:value="3.700831025" calcext:value-type="float">
            <text:p>3.700831025</text:p>
          </table:table-cell>
          <table:table-cell office:value-type="float" office:value="6.288088643" calcext:value-type="float">
            <text:p>6.288088643</text:p>
          </table:table-cell>
          <table:table-cell office:value-type="string" calcext:value-type="string">
            <text:p>N/A</text:p>
          </table:table-cell>
          <table:table-cell office:value-type="float" office:value="0.235516481" calcext:value-type="float">
            <text:p>0.235516481</text:p>
          </table:table-cell>
          <table:table-cell office:value-type="float" office:value="2.545324768" calcext:value-type="float">
            <text:p>2.545324768</text:p>
          </table:table-cell>
          <table:table-cell office:value-type="float" office:value="3.124197002" calcext:value-type="float">
            <text:p>3.124197002</text:p>
          </table:table-cell>
          <table:table-cell office:value-type="float" office:value="2.584582441" calcext:value-type="float">
            <text:p>2.584582441</text:p>
          </table:table-cell>
          <table:table-cell office:value-type="float" office:value="1.927194861" calcext:value-type="float">
            <text:p>1.927194861</text:p>
          </table:table-cell>
          <table:table-cell office:value-type="string" calcext:value-type="string">
            <text:p>N/A</text:p>
          </table:table-cell>
          <table:table-cell office:value-type="float" office:value="0.180286725" calcext:value-type="float">
            <text:p>0.180286725</text:p>
          </table:table-cell>
          <table:table-cell office:value-type="float" office:value="2.048707628" calcext:value-type="float">
            <text:p>2.048707628</text:p>
          </table:table-cell>
          <table:table-cell office:value-type="float" office:value="1.729475203" calcext:value-type="float">
            <text:p>1.729475203</text:p>
          </table:table-cell>
          <table:table-cell office:value-type="float" office:value="1.963393332" calcext:value-type="float">
            <text:p>1.963393332</text:p>
          </table:table-cell>
          <table:table-cell office:value-type="float" office:value="2.453254348" calcext:value-type="float">
            <text:p>2.453254348</text:p>
          </table:table-cell>
          <table:table-cell office:value-type="string" calcext:value-type="string">
            <text:p>N/A</text:p>
          </table:table-cell>
          <table:table-cell office:value-type="float" office:value="0.036521989" calcext:value-type="float">
            <text:p>0.036521989</text:p>
          </table:table-cell>
          <table:table-cell office:value-type="float" office:value="1.956310944" calcext:value-type="float">
            <text:p>1.956310944</text:p>
          </table:table-cell>
          <table:table-cell office:value-type="float" office:value="1.942474261" calcext:value-type="float">
            <text:p>1.942474261</text:p>
          </table:table-cell>
          <table:table-cell office:value-type="float" office:value="1.89279294" calcext:value-type="float">
            <text:p>1.89279294</text:p>
          </table:table-cell>
          <table:table-cell office:value-type="float" office:value="2.033665632" calcext:value-type="float">
            <text:p>2.033665632</text:p>
          </table:table-cell>
          <table:table-cell office:value-type="string" calcext:value-type="string">
            <text:p>N/A</text:p>
          </table:table-cell>
          <table:table-cell office:value-type="float" office:value="0.253395263" calcext:value-type="float">
            <text:p>0.253395263</text:p>
          </table:table-cell>
          <table:table-cell office:value-type="float" office:value="3.596048299" calcext:value-type="float">
            <text:p>3.596048299</text:p>
          </table:table-cell>
          <table:table-cell office:value-type="float" office:value="2.805708013" calcext:value-type="float">
            <text:p>2.805708013</text:p>
          </table:table-cell>
          <table:table-cell office:value-type="float" office:value="4.592755214" calcext:value-type="float">
            <text:p>4.592755214</text:p>
          </table:table-cell>
          <table:table-cell office:value-type="float" office:value="3.389681668" calcext:value-type="float">
            <text:p>3.389681668</text:p>
          </table:table-cell>
          <table:table-cell office:value-type="string" calcext:value-type="string">
            <text:p>N/A</text:p>
          </table:table-cell>
          <table:table-cell office:value-type="float" office:value="0.296844272" calcext:value-type="float">
            <text:p>0.296844272</text:p>
          </table:table-cell>
          <table:table-cell office:value-type="float" office:value="1.737524418" calcext:value-type="float">
            <text:p>1.737524418</text:p>
          </table:table-cell>
          <table:table-cell office:value-type="float" office:value="1.277570591" calcext:value-type="float">
            <text:p>1.277570591</text:p>
          </table:table-cell>
          <table:table-cell office:value-type="float" office:value="1.639850826" calcext:value-type="float">
            <text:p>1.639850826</text:p>
          </table:table-cell>
          <table:table-cell office:value-type="float" office:value="2.295151838" calcext:value-type="float">
            <text:p>2.29515183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FT_3</text:p>
          </table:table-cell>
          <table:table-cell table:formula="of:=EXACT([.A48];[.B48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0</text:p>
          </table:table-cell>
          <table:table-cell office:value-type="float" office:value="45311444" calcext:value-type="float">
            <text:p>45311444</text:p>
          </table:table-cell>
          <table:table-cell office:value-type="float" office:value="45312243" calcext:value-type="float">
            <text:p>45312243</text:p>
          </table:table-cell>
          <table:table-cell office:value-type="float" office:value="1.301783757" calcext:value-type="float">
            <text:p>1.301783757</text:p>
          </table:table-cell>
          <table:table-cell office:value-type="float" office:value="12.68129416" calcext:value-type="float">
            <text:p>12.68129416</text:p>
          </table:table-cell>
          <table:table-cell office:value-type="float" office:value="13.75827445" calcext:value-type="float">
            <text:p>13.75827445</text:p>
          </table:table-cell>
          <table:table-cell office:value-type="float" office:value="13.05094831" calcext:value-type="float">
            <text:p>13.05094831</text:p>
          </table:table-cell>
          <table:table-cell office:value-type="float" office:value="11.23465972" calcext:value-type="float">
            <text:p>11.23465972</text:p>
          </table:table-cell>
          <table:table-cell office:value-type="string" calcext:value-type="string">
            <text:p>N/A</text:p>
          </table:table-cell>
          <table:table-cell office:value-type="float" office:value="0.17052694" calcext:value-type="float">
            <text:p>0.17052694</text:p>
          </table:table-cell>
          <table:table-cell office:value-type="float" office:value="1.95047619" calcext:value-type="float">
            <text:p>1.95047619</text:p>
          </table:table-cell>
          <table:table-cell office:value-type="float" office:value="2.076190476" calcext:value-type="float">
            <text:p>2.076190476</text:p>
          </table:table-cell>
          <table:table-cell office:value-type="float" office:value="2.201904762" calcext:value-type="float">
            <text:p>2.201904762</text:p>
          </table:table-cell>
          <table:table-cell office:value-type="float" office:value="1.573333333" calcext:value-type="float">
            <text:p>1.573333333</text:p>
          </table:table-cell>
          <table:table-cell office:value-type="string" calcext:value-type="string">
            <text:p>N/A</text:p>
          </table:table-cell>
          <table:table-cell office:value-type="float" office:value="0.095384572" calcext:value-type="float">
            <text:p>0.095384572</text:p>
          </table:table-cell>
          <table:table-cell office:value-type="float" office:value="42.19390582" calcext:value-type="float">
            <text:p>42.19390582</text:p>
          </table:table-cell>
          <table:table-cell office:value-type="float" office:value="43.72299169" calcext:value-type="float">
            <text:p>43.72299169</text:p>
          </table:table-cell>
          <table:table-cell office:value-type="float" office:value="37.62880886" calcext:value-type="float">
            <text:p>37.62880886</text:p>
          </table:table-cell>
          <table:table-cell office:value-type="float" office:value="45.2299169" calcext:value-type="float">
            <text:p>45.2299169</text:p>
          </table:table-cell>
          <table:table-cell office:value-type="string" calcext:value-type="string">
            <text:p>N/A</text:p>
          </table:table-cell>
          <table:table-cell office:value-type="float" office:value="0.13913298" calcext:value-type="float">
            <text:p>0.13913298</text:p>
          </table:table-cell>
          <table:table-cell office:value-type="float" office:value="3.053533191" calcext:value-type="float">
            <text:p>3.053533191</text:p>
          </table:table-cell>
          <table:table-cell office:value-type="float" office:value="3.520342612" calcext:value-type="float">
            <text:p>3.520342612</text:p>
          </table:table-cell>
          <table:table-cell office:value-type="float" office:value="2.689507495" calcext:value-type="float">
            <text:p>2.689507495</text:p>
          </table:table-cell>
          <table:table-cell office:value-type="float" office:value="2.950749465" calcext:value-type="float">
            <text:p>2.950749465</text:p>
          </table:table-cell>
          <table:table-cell office:value-type="string" calcext:value-type="string">
            <text:p>N/A</text:p>
          </table:table-cell>
          <table:table-cell office:value-type="float" office:value="0.134659899" calcext:value-type="float">
            <text:p>0.134659899</text:p>
          </table:table-cell>
          <table:table-cell office:value-type="float" office:value="7.580770107" calcext:value-type="float">
            <text:p>7.580770107</text:p>
          </table:table-cell>
          <table:table-cell office:value-type="float" office:value="6.485911749" calcext:value-type="float">
            <text:p>6.485911749</text:p>
          </table:table-cell>
          <table:table-cell office:value-type="float" office:value="7.749981013" calcext:value-type="float">
            <text:p>7.749981013</text:p>
          </table:table-cell>
          <table:table-cell office:value-type="float" office:value="8.506417559" calcext:value-type="float">
            <text:p>8.506417559</text:p>
          </table:table-cell>
          <table:table-cell office:value-type="string" calcext:value-type="string">
            <text:p>N/A</text:p>
          </table:table-cell>
          <table:table-cell office:value-type="float" office:value="0.099156234" calcext:value-type="float">
            <text:p>0.099156234</text:p>
          </table:table-cell>
          <table:table-cell office:value-type="float" office:value="1.803344773" calcext:value-type="float">
            <text:p>1.803344773</text:p>
          </table:table-cell>
          <table:table-cell office:value-type="float" office:value="1.622814185" calcext:value-type="float">
            <text:p>1.622814185</text:p>
          </table:table-cell>
          <table:table-cell office:value-type="float" office:value="1.806831182" calcext:value-type="float">
            <text:p>1.806831182</text:p>
          </table:table-cell>
          <table:table-cell office:value-type="float" office:value="1.980388952" calcext:value-type="float">
            <text:p>1.980388952</text:p>
          </table:table-cell>
          <table:table-cell office:value-type="string" calcext:value-type="string">
            <text:p>N/A</text:p>
          </table:table-cell>
          <table:table-cell office:value-type="float" office:value="0.071968187" calcext:value-type="float">
            <text:p>0.071968187</text:p>
          </table:table-cell>
          <table:table-cell office:value-type="float" office:value="36.48005854" calcext:value-type="float">
            <text:p>36.48005854</text:p>
          </table:table-cell>
          <table:table-cell office:value-type="float" office:value="39.24259056" calcext:value-type="float">
            <text:p>39.24259056</text:p>
          </table:table-cell>
          <table:table-cell office:value-type="float" office:value="36.18002195" calcext:value-type="float">
            <text:p>36.18002195</text:p>
          </table:table-cell>
          <table:table-cell office:value-type="float" office:value="34.01756312" calcext:value-type="float">
            <text:p>34.01756312</text:p>
          </table:table-cell>
          <table:table-cell office:value-type="string" calcext:value-type="string">
            <text:p>N/A</text:p>
          </table:table-cell>
          <table:table-cell office:value-type="float" office:value="0.041429511" calcext:value-type="float">
            <text:p>0.041429511</text:p>
          </table:table-cell>
          <table:table-cell office:value-type="float" office:value="2.235837329" calcext:value-type="float">
            <text:p>2.235837329</text:p>
          </table:table-cell>
          <table:table-cell office:value-type="float" office:value="2.200319659" calcext:value-type="float">
            <text:p>2.200319659</text:p>
          </table:table-cell>
          <table:table-cell office:value-type="float" office:value="2.340969632" calcext:value-type="float">
            <text:p>2.340969632</text:p>
          </table:table-cell>
          <table:table-cell office:value-type="float" office:value="2.166222696" calcext:value-type="float">
            <text:p>2.16622269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FT_4</text:p>
          </table:table-cell>
          <table:table-cell table:formula="of:=EXACT([.A49];[.B49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5</text:p>
          </table:table-cell>
          <table:table-cell office:value-type="float" office:value="77888063" calcext:value-type="float">
            <text:p>77888063</text:p>
          </table:table-cell>
          <table:table-cell office:value-type="float" office:value="77888703" calcext:value-type="float">
            <text:p>77888703</text:p>
          </table:table-cell>
          <table:table-cell office:value-type="float" office:value="0.3876152697" calcext:value-type="float">
            <text:p>0.3876152697</text:p>
          </table:table-cell>
          <table:table-cell office:value-type="float" office:value="3.147638527" calcext:value-type="float">
            <text:p>3.147638527</text:p>
          </table:table-cell>
          <table:table-cell office:value-type="float" office:value="2.872443287" calcext:value-type="float">
            <text:p>2.872443287</text:p>
          </table:table-cell>
          <table:table-cell office:value-type="float" office:value="3.590925995" calcext:value-type="float">
            <text:p>3.590925995</text:p>
          </table:table-cell>
          <table:table-cell office:value-type="float" office:value="2.9795463" calcext:value-type="float">
            <text:p>2.9795463</text:p>
          </table:table-cell>
          <table:table-cell office:value-type="string" calcext:value-type="string">
            <text:p>N/A</text:p>
          </table:table-cell>
          <table:table-cell office:value-type="float" office:value="0.13097073" calcext:value-type="float">
            <text:p>0.13097073</text:p>
          </table:table-cell>
          <table:table-cell office:value-type="float" office:value="3.153015873" calcext:value-type="float">
            <text:p>3.153015873</text:p>
          </table:table-cell>
          <table:table-cell office:value-type="float" office:value="3.622857143" calcext:value-type="float">
            <text:p>3.622857143</text:p>
          </table:table-cell>
          <table:table-cell office:value-type="float" office:value="2.988571429" calcext:value-type="float">
            <text:p>2.988571429</text:p>
          </table:table-cell>
          <table:table-cell office:value-type="float" office:value="2.847619048" calcext:value-type="float">
            <text:p>2.847619048</text:p>
          </table:table-cell>
          <table:table-cell office:value-type="string" calcext:value-type="string">
            <text:p>N/A</text:p>
          </table:table-cell>
          <table:table-cell office:value-type="float" office:value="0.143513553" calcext:value-type="float">
            <text:p>0.143513553</text:p>
          </table:table-cell>
          <table:table-cell office:value-type="float" office:value="7.667590028" calcext:value-type="float">
            <text:p>7.667590028</text:p>
          </table:table-cell>
          <table:table-cell office:value-type="float" office:value="6.831024931" calcext:value-type="float">
            <text:p>6.831024931</text:p>
          </table:table-cell>
          <table:table-cell office:value-type="float" office:value="7.257617729" calcext:value-type="float">
            <text:p>7.257617729</text:p>
          </table:table-cell>
          <table:table-cell office:value-type="float" office:value="8.914127424" calcext:value-type="float">
            <text:p>8.914127424</text:p>
          </table:table-cell>
          <table:table-cell office:value-type="string" calcext:value-type="string">
            <text:p>N/A</text:p>
          </table:table-cell>
          <table:table-cell office:value-type="float" office:value="0.136198077" calcext:value-type="float">
            <text:p>0.136198077</text:p>
          </table:table-cell>
          <table:table-cell office:value-type="float" office:value="4.292648108" calcext:value-type="float">
            <text:p>4.292648108</text:p>
          </table:table-cell>
          <table:table-cell office:value-type="float" office:value="4.569593148" calcext:value-type="float">
            <text:p>4.569593148</text:p>
          </table:table-cell>
          <table:table-cell office:value-type="float" office:value="3.620985011" calcext:value-type="float">
            <text:p>3.620985011</text:p>
          </table:table-cell>
          <table:table-cell office:value-type="float" office:value="4.687366167" calcext:value-type="float">
            <text:p>4.687366167</text:p>
          </table:table-cell>
          <table:table-cell office:value-type="string" calcext:value-type="string">
            <text:p>N/A</text:p>
          </table:table-cell>
          <table:table-cell office:value-type="float" office:value="0.17738989" calcext:value-type="float">
            <text:p>0.17738989</text:p>
          </table:table-cell>
          <table:table-cell office:value-type="float" office:value="2.889445837" calcext:value-type="float">
            <text:p>2.889445837</text:p>
          </table:table-cell>
          <table:table-cell office:value-type="float" office:value="3.255411255" calcext:value-type="float">
            <text:p>3.255411255</text:p>
          </table:table-cell>
          <table:table-cell office:value-type="float" office:value="3.109288372" calcext:value-type="float">
            <text:p>3.109288372</text:p>
          </table:table-cell>
          <table:table-cell office:value-type="float" office:value="2.303637883" calcext:value-type="float">
            <text:p>2.303637883</text:p>
          </table:table-cell>
          <table:table-cell office:value-type="string" calcext:value-type="string">
            <text:p>N/A</text:p>
          </table:table-cell>
          <table:table-cell office:value-type="float" office:value="0.106210042" calcext:value-type="float">
            <text:p>0.106210042</text:p>
          </table:table-cell>
          <table:table-cell office:value-type="float" office:value="2.871820014" calcext:value-type="float">
            <text:p>2.871820014</text:p>
          </table:table-cell>
          <table:table-cell office:value-type="float" office:value="2.640627554" calcext:value-type="float">
            <text:p>2.640627554</text:p>
          </table:table-cell>
          <table:table-cell office:value-type="float" office:value="2.757313286" calcext:value-type="float">
            <text:p>2.757313286</text:p>
          </table:table-cell>
          <table:table-cell office:value-type="float" office:value="3.217519202" calcext:value-type="float">
            <text:p>3.217519202</text:p>
          </table:table-cell>
          <table:table-cell office:value-type="string" calcext:value-type="string">
            <text:p>N/A</text:p>
          </table:table-cell>
          <table:table-cell office:value-type="float" office:value="0.274681773" calcext:value-type="float">
            <text:p>0.274681773</text:p>
          </table:table-cell>
          <table:table-cell office:value-type="float" office:value="7.345042078" calcext:value-type="float">
            <text:p>7.345042078</text:p>
          </table:table-cell>
          <table:table-cell office:value-type="float" office:value="6.355653128" calcext:value-type="float">
            <text:p>6.355653128</text:p>
          </table:table-cell>
          <table:table-cell office:value-type="float" office:value="9.666300768" calcext:value-type="float">
            <text:p>9.666300768</text:p>
          </table:table-cell>
          <table:table-cell office:value-type="float" office:value="6.013172338" calcext:value-type="float">
            <text:p>6.013172338</text:p>
          </table:table-cell>
          <table:table-cell office:value-type="string" calcext:value-type="string">
            <text:p>N/A</text:p>
          </table:table-cell>
          <table:table-cell office:value-type="float" office:value="0.089624917" calcext:value-type="float">
            <text:p>0.089624917</text:p>
          </table:table-cell>
          <table:table-cell office:value-type="float" office:value="3.054519624" calcext:value-type="float">
            <text:p>3.054519624</text:p>
          </table:table-cell>
          <table:table-cell office:value-type="float" office:value="3.26798082" calcext:value-type="float">
            <text:p>3.26798082</text:p>
          </table:table-cell>
          <table:table-cell office:value-type="float" office:value="3.149706979" calcext:value-type="float">
            <text:p>3.149706979</text:p>
          </table:table-cell>
          <table:table-cell office:value-type="float" office:value="2.745871071" calcext:value-type="float">
            <text:p>2.74587107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FT_6</text:p>
          </table:table-cell>
          <table:table-cell table:formula="of:=EXACT([.A50];[.B50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2370626" calcext:value-type="float">
            <text:p>132370626</text:p>
          </table:table-cell>
          <table:table-cell office:value-type="float" office:value="132371282" calcext:value-type="float">
            <text:p>132371282</text:p>
          </table:table-cell>
          <table:table-cell office:value-type="float" office:value="0.07960202275" calcext:value-type="float">
            <text:p>0.07960202275</text:p>
          </table:table-cell>
          <table:table-cell office:value-type="float" office:value="3.234163878" calcext:value-type="float">
            <text:p>3.234163878</text:p>
          </table:table-cell>
          <table:table-cell office:value-type="float" office:value="3.325399777" calcext:value-type="float">
            <text:p>3.325399777</text:p>
          </table:table-cell>
          <table:table-cell office:value-type="float" office:value="3.178876906" calcext:value-type="float">
            <text:p>3.178876906</text:p>
          </table:table-cell>
          <table:table-cell office:value-type="float" office:value="3.19821495" calcext:value-type="float">
            <text:p>3.19821495</text:p>
          </table:table-cell>
          <table:table-cell office:value-type="string" calcext:value-type="string">
            <text:p>N/A</text:p>
          </table:table-cell>
          <table:table-cell office:value-type="float" office:value="0.11561833" calcext:value-type="float">
            <text:p>0.11561833</text:p>
          </table:table-cell>
          <table:table-cell office:value-type="float" office:value="2.229206349" calcext:value-type="float">
            <text:p>2.229206349</text:p>
          </table:table-cell>
          <table:table-cell office:value-type="float" office:value="2.424761905" calcext:value-type="float">
            <text:p>2.424761905</text:p>
          </table:table-cell>
          <table:table-cell office:value-type="float" office:value="2.325714286" calcext:value-type="float">
            <text:p>2.325714286</text:p>
          </table:table-cell>
          <table:table-cell office:value-type="float" office:value="1.937142857" calcext:value-type="float">
            <text:p>1.937142857</text:p>
          </table:table-cell>
          <table:table-cell office:value-type="string" calcext:value-type="string">
            <text:p>N/A</text:p>
          </table:table-cell>
          <table:table-cell office:value-type="float" office:value="0.374739441" calcext:value-type="float">
            <text:p>0.374739441</text:p>
          </table:table-cell>
          <table:table-cell office:value-type="float" office:value="3.957525392" calcext:value-type="float">
            <text:p>3.957525392</text:p>
          </table:table-cell>
          <table:table-cell office:value-type="float" office:value="2.32132964" calcext:value-type="float">
            <text:p>2.32132964</text:p>
          </table:table-cell>
          <table:table-cell office:value-type="float" office:value="4.337950139" calcext:value-type="float">
            <text:p>4.337950139</text:p>
          </table:table-cell>
          <table:table-cell office:value-type="float" office:value="5.213296399" calcext:value-type="float">
            <text:p>5.213296399</text:p>
          </table:table-cell>
          <table:table-cell office:value-type="string" calcext:value-type="string">
            <text:p>N/A</text:p>
          </table:table-cell>
          <table:table-cell office:value-type="float" office:value="0.08541378" calcext:value-type="float">
            <text:p>0.08541378</text:p>
          </table:table-cell>
          <table:table-cell office:value-type="float" office:value="2.585296217" calcext:value-type="float">
            <text:p>2.585296217</text:p>
          </table:table-cell>
          <table:table-cell office:value-type="float" office:value="2.832976445" calcext:value-type="float">
            <text:p>2.832976445</text:p>
          </table:table-cell>
          <table:table-cell office:value-type="float" office:value="2.408993576" calcext:value-type="float">
            <text:p>2.408993576</text:p>
          </table:table-cell>
          <table:table-cell office:value-type="float" office:value="2.51391863" calcext:value-type="float">
            <text:p>2.51391863</text:p>
          </table:table-cell>
          <table:table-cell office:value-type="string" calcext:value-type="string">
            <text:p>N/A</text:p>
          </table:table-cell>
          <table:table-cell office:value-type="float" office:value="0.304344143" calcext:value-type="float">
            <text:p>0.304344143</text:p>
          </table:table-cell>
          <table:table-cell office:value-type="float" office:value="2.481608061" calcext:value-type="float">
            <text:p>2.481608061</text:p>
          </table:table-cell>
          <table:table-cell office:value-type="float" office:value="3.146958305" calcext:value-type="float">
            <text:p>3.146958305</text:p>
          </table:table-cell>
          <table:table-cell office:value-type="float" office:value="1.660666819" calcext:value-type="float">
            <text:p>1.660666819</text:p>
          </table:table-cell>
          <table:table-cell office:value-type="float" office:value="2.637199058" calcext:value-type="float">
            <text:p>2.637199058</text:p>
          </table:table-cell>
          <table:table-cell office:value-type="string" calcext:value-type="string">
            <text:p>N/A</text:p>
          </table:table-cell>
          <table:table-cell office:value-type="float" office:value="0.162384429" calcext:value-type="float">
            <text:p>0.162384429</text:p>
          </table:table-cell>
          <table:table-cell office:value-type="float" office:value="2.287737648" calcext:value-type="float">
            <text:p>2.287737648</text:p>
          </table:table-cell>
          <table:table-cell office:value-type="float" office:value="1.858800458" calcext:value-type="float">
            <text:p>1.858800458</text:p>
          </table:table-cell>
          <table:table-cell office:value-type="float" office:value="2.506291878" calcext:value-type="float">
            <text:p>2.506291878</text:p>
          </table:table-cell>
          <table:table-cell office:value-type="float" office:value="2.498120608" calcext:value-type="float">
            <text:p>2.498120608</text:p>
          </table:table-cell>
          <table:table-cell office:value-type="string" calcext:value-type="string">
            <text:p>N/A</text:p>
          </table:table-cell>
          <table:table-cell office:value-type="float" office:value="0.232516778" calcext:value-type="float">
            <text:p>0.232516778</text:p>
          </table:table-cell>
          <table:table-cell office:value-type="float" office:value="3.069154775" calcext:value-type="float">
            <text:p>3.069154775</text:p>
          </table:table-cell>
          <table:table-cell office:value-type="float" office:value="3.17233809" calcext:value-type="float">
            <text:p>3.17233809</text:p>
          </table:table-cell>
          <table:table-cell office:value-type="float" office:value="3.72557629" calcext:value-type="float">
            <text:p>3.72557629</text:p>
          </table:table-cell>
          <table:table-cell office:value-type="float" office:value="2.309549945" calcext:value-type="float">
            <text:p>2.309549945</text:p>
          </table:table-cell>
          <table:table-cell office:value-type="string" calcext:value-type="string">
            <text:p>N/A</text:p>
          </table:table-cell>
          <table:table-cell office:value-type="float" office:value="0.119840486" calcext:value-type="float">
            <text:p>0.119840486</text:p>
          </table:table-cell>
          <table:table-cell office:value-type="float" office:value="2.187533298" calcext:value-type="float">
            <text:p>2.187533298</text:p>
          </table:table-cell>
          <table:table-cell office:value-type="float" office:value="1.912626532" calcext:value-type="float">
            <text:p>1.912626532</text:p>
          </table:table-cell>
          <table:table-cell office:value-type="float" office:value="2.21523708" calcext:value-type="float">
            <text:p>2.21523708</text:p>
          </table:table-cell>
          <table:table-cell office:value-type="float" office:value="2.434736281" calcext:value-type="float">
            <text:p>2.43473628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FT_7</text:p>
          </table:table-cell>
          <table:table-cell table:formula="of:=EXACT([.A51];[.B51])" office:value-type="boolean" office:boolean-value="true" calcext:value-type="boolean">
            <text:p>TRUE</text:p>
          </table:table-cell>
          <table:table-cell office:value-type="string" calcext:value-type="string">
            <text:p>TEST ELEMENT*NESTED</text:p>
          </table:table-cell>
          <table:table-cell office:value-type="string" calcext:value-type="string">
            <text:p>chr7</text:p>
          </table:table-cell>
          <table:table-cell office:value-type="float" office:value="46352696" calcext:value-type="float">
            <text:p>46352696</text:p>
          </table:table-cell>
          <table:table-cell office:value-type="float" office:value="46354059" calcext:value-type="float">
            <text:p>46354059</text:p>
          </table:table-cell>
          <table:table-cell office:value-type="float" office:value="0.6071067799" calcext:value-type="float">
            <text:p>0.6071067799</text:p>
          </table:table-cell>
          <table:table-cell office:value-type="float" office:value="2.320069419" calcext:value-type="float">
            <text:p>2.320069419</text:p>
          </table:table-cell>
          <table:table-cell office:value-type="float" office:value="2.834510971" calcext:value-type="float">
            <text:p>2.834510971</text:p>
          </table:table-cell>
          <table:table-cell office:value-type="float" office:value="2.475269617" calcext:value-type="float">
            <text:p>2.475269617</text:p>
          </table:table-cell>
          <table:table-cell office:value-type="float" office:value="1.650427668" calcext:value-type="float">
            <text:p>1.650427668</text:p>
          </table:table-cell>
          <table:table-cell office:value-type="string" calcext:value-type="string">
            <text:p>N/A</text:p>
          </table:table-cell>
          <table:table-cell office:value-type="float" office:value="0.099839672" calcext:value-type="float">
            <text:p>0.099839672</text:p>
          </table:table-cell>
          <table:table-cell office:value-type="float" office:value="0.807619048" calcext:value-type="float">
            <text:p>0.807619048</text:p>
          </table:table-cell>
          <table:table-cell office:value-type="float" office:value="0.777142857" calcext:value-type="float">
            <text:p>0.777142857</text:p>
          </table:table-cell>
          <table:table-cell office:value-type="float" office:value="0.899047619" calcext:value-type="float">
            <text:p>0.899047619</text:p>
          </table:table-cell>
          <table:table-cell office:value-type="float" office:value="0.746666667" calcext:value-type="float">
            <text:p>0.746666667</text:p>
          </table:table-cell>
          <table:table-cell office:value-type="string" calcext:value-type="string">
            <text:p>N/A</text:p>
          </table:table-cell>
          <table:table-cell office:value-type="float" office:value="0.328424402" calcext:value-type="float">
            <text:p>0.328424402</text:p>
          </table:table-cell>
          <table:table-cell office:value-type="float" office:value="22" calcext:value-type="float">
            <text:p>22</text:p>
          </table:table-cell>
          <table:table-cell office:value-type="float" office:value="21.25761773" calcext:value-type="float">
            <text:p>21.25761773</text:p>
          </table:table-cell>
          <table:table-cell office:value-type="float" office:value="15.17451524" calcext:value-type="float">
            <text:p>15.17451524</text:p>
          </table:table-cell>
          <table:table-cell office:value-type="float" office:value="29.56786704" calcext:value-type="float">
            <text:p>29.56786704</text:p>
          </table:table-cell>
          <table:table-cell office:value-type="string" calcext:value-type="string">
            <text:p>N/A</text:p>
          </table:table-cell>
          <table:table-cell office:value-type="float" office:value="0.098081186" calcext:value-type="float">
            <text:p>0.098081186</text:p>
          </table:table-cell>
          <table:table-cell office:value-type="float" office:value="2.142041399" calcext:value-type="float">
            <text:p>2.142041399</text:p>
          </table:table-cell>
          <table:table-cell office:value-type="float" office:value="2.379014989" calcext:value-type="float">
            <text:p>2.379014989</text:p>
          </table:table-cell>
          <table:table-cell office:value-type="float" office:value="1.978586724" calcext:value-type="float">
            <text:p>1.978586724</text:p>
          </table:table-cell>
          <table:table-cell office:value-type="float" office:value="2.068522484" calcext:value-type="float">
            <text:p>2.068522484</text:p>
          </table:table-cell>
          <table:table-cell office:value-type="string" calcext:value-type="string">
            <text:p>N/A</text:p>
          </table:table-cell>
          <table:table-cell office:value-type="float" office:value="0.081993461" calcext:value-type="float">
            <text:p>0.081993461</text:p>
          </table:table-cell>
          <table:table-cell office:value-type="float" office:value="1.542391332" calcext:value-type="float">
            <text:p>1.542391332</text:p>
          </table:table-cell>
          <table:table-cell office:value-type="float" office:value="1.684058631" calcext:value-type="float">
            <text:p>1.684058631</text:p>
          </table:table-cell>
          <table:table-cell office:value-type="float" office:value="1.440874915" calcext:value-type="float">
            <text:p>1.440874915</text:p>
          </table:table-cell>
          <table:table-cell office:value-type="float" office:value="1.50224045" calcext:value-type="float">
            <text:p>1.50224045</text:p>
          </table:table-cell>
          <table:table-cell office:value-type="string" calcext:value-type="string">
            <text:p>N/A</text:p>
          </table:table-cell>
          <table:table-cell office:value-type="float" office:value="0.260146554" calcext:value-type="float">
            <text:p>0.260146554</text:p>
          </table:table-cell>
          <table:table-cell office:value-type="float" office:value="1.225254671" calcext:value-type="float">
            <text:p>1.225254671</text:p>
          </table:table-cell>
          <table:table-cell office:value-type="float" office:value="0.870730512" calcext:value-type="float">
            <text:p>0.870730512</text:p>
          </table:table-cell>
          <table:table-cell office:value-type="float" office:value="1.316881843" calcext:value-type="float">
            <text:p>1.316881843</text:p>
          </table:table-cell>
          <table:table-cell office:value-type="float" office:value="1.488151659" calcext:value-type="float">
            <text:p>1.488151659</text:p>
          </table:table-cell>
          <table:table-cell office:value-type="string" calcext:value-type="string">
            <text:p>N/A</text:p>
          </table:table-cell>
          <table:table-cell office:value-type="float" office:value="0.071770667" calcext:value-type="float">
            <text:p>0.071770667</text:p>
          </table:table-cell>
          <table:table-cell office:value-type="float" office:value="17.5528723" calcext:value-type="float">
            <text:p>17.5528723</text:p>
          </table:table-cell>
          <table:table-cell office:value-type="float" office:value="18.98572997" calcext:value-type="float">
            <text:p>18.98572997</text:p>
          </table:table-cell>
          <table:table-cell office:value-type="float" office:value="16.61909989" calcext:value-type="float">
            <text:p>16.61909989</text:p>
          </table:table-cell>
          <table:table-cell office:value-type="float" office:value="17.05378705" calcext:value-type="float">
            <text:p>17.05378705</text:p>
          </table:table-cell>
          <table:table-cell office:value-type="string" calcext:value-type="string">
            <text:p>N/A</text:p>
          </table:table-cell>
          <table:table-cell office:value-type="float" office:value="0.190224" calcext:value-type="float">
            <text:p>0.190224</text:p>
          </table:table-cell>
          <table:table-cell office:value-type="float" office:value="1.846918842" calcext:value-type="float">
            <text:p>1.846918842</text:p>
          </table:table-cell>
          <table:table-cell office:value-type="float" office:value="1.650506127" calcext:value-type="float">
            <text:p>1.650506127</text:p>
          </table:table-cell>
          <table:table-cell office:value-type="float" office:value="2.252530634" calcext:value-type="float">
            <text:p>2.252530634</text:p>
          </table:table-cell>
          <table:table-cell office:value-type="float" office:value="1.637719766" calcext:value-type="float">
            <text:p>1.63771976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FT_NEW_1</text:p>
          </table:table-cell>
          <table:table-cell table:formula="of:=EXACT([.A52];[.B52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3</text:p>
          </table:table-cell>
          <table:table-cell office:value-type="float" office:value="41545980" calcext:value-type="float">
            <text:p>41545980</text:p>
          </table:table-cell>
          <table:table-cell office:value-type="float" office:value="41546746" calcext:value-type="float">
            <text:p>41546746</text:p>
          </table:table-cell>
          <table:table-cell office:value-type="float" office:value="0.3792610964" calcext:value-type="float">
            <text:p>0.3792610964</text:p>
          </table:table-cell>
          <table:table-cell office:value-type="float" office:value="2.40926374" calcext:value-type="float">
            <text:p>2.40926374</text:p>
          </table:table-cell>
          <table:table-cell office:value-type="float" office:value="2.278949188" calcext:value-type="float">
            <text:p>2.278949188</text:p>
          </table:table-cell>
          <table:table-cell office:value-type="float" office:value="2.112340131" calcext:value-type="float">
            <text:p>2.112340131</text:p>
          </table:table-cell>
          <table:table-cell office:value-type="float" office:value="2.836501901" calcext:value-type="float">
            <text:p>2.836501901</text:p>
          </table:table-cell>
          <table:table-cell office:value-type="string" calcext:value-type="string">
            <text:p>N/A</text:p>
          </table:table-cell>
          <table:table-cell office:value-type="float" office:value="0.044693701" calcext:value-type="float">
            <text:p>0.044693701</text:p>
          </table:table-cell>
          <table:table-cell office:value-type="float" office:value="1.581173261" calcext:value-type="float">
            <text:p>1.581173261</text:p>
          </table:table-cell>
          <table:table-cell office:value-type="float" office:value="1.510504775" calcext:value-type="float">
            <text:p>1.510504775</text:p>
          </table:table-cell>
          <table:table-cell office:value-type="float" office:value="1.651841746" calcext:value-type="float">
            <text:p>1.651841746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13490218" calcext:value-type="float">
            <text:p>0.113490218</text:p>
          </table:table-cell>
          <table:table-cell office:value-type="float" office:value="2.855573861" calcext:value-type="float">
            <text:p>2.855573861</text:p>
          </table:table-cell>
          <table:table-cell office:value-type="float" office:value="2.622734761" calcext:value-type="float">
            <text:p>2.622734761</text:p>
          </table:table-cell>
          <table:table-cell office:value-type="float" office:value="2.718286656" calcext:value-type="float">
            <text:p>2.718286656</text:p>
          </table:table-cell>
          <table:table-cell office:value-type="float" office:value="3.225700165" calcext:value-type="float">
            <text:p>3.225700165</text:p>
          </table:table-cell>
          <table:table-cell office:value-type="string" calcext:value-type="string">
            <text:p>N/A</text:p>
          </table:table-cell>
          <table:table-cell office:value-type="float" office:value="0.084515366" calcext:value-type="float">
            <text:p>0.084515366</text:p>
          </table:table-cell>
          <table:table-cell office:value-type="float" office:value="2.544360902" calcext:value-type="float">
            <text:p>2.544360902</text:p>
          </table:table-cell>
          <table:table-cell office:value-type="float" office:value="3.929336188" calcext:value-type="float">
            <text:p>3.929336188</text:p>
          </table:table-cell>
          <table:table-cell office:value-type="float" office:value="3.316916488" calcext:value-type="float">
            <text:p>3.316916488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24782692" calcext:value-type="float">
            <text:p>0.124782692</text:p>
          </table:table-cell>
          <table:table-cell office:value-type="float" office:value="1.575470119" calcext:value-type="float">
            <text:p>1.575470119</text:p>
          </table:table-cell>
          <table:table-cell office:value-type="float" office:value="1.712739244" calcext:value-type="float">
            <text:p>1.712739244</text:p>
          </table:table-cell>
          <table:table-cell office:value-type="float" office:value="1.66341164" calcext:value-type="float">
            <text:p>1.66341164</text:p>
          </table:table-cell>
          <table:table-cell office:value-type="float" office:value="1.350259472" calcext:value-type="float">
            <text:p>1.350259472</text:p>
          </table:table-cell>
          <table:table-cell office:value-type="string" calcext:value-type="string">
            <text:p>N/A</text:p>
          </table:table-cell>
          <table:table-cell office:value-type="float" office:value="0.104216668" calcext:value-type="float">
            <text:p>0.104216668</text:p>
          </table:table-cell>
          <table:table-cell office:value-type="float" office:value="1.996213992" calcext:value-type="float">
            <text:p>1.996213992</text:p>
          </table:table-cell>
          <table:table-cell office:value-type="float" office:value="1.942222222" calcext:value-type="float">
            <text:p>1.942222222</text:p>
          </table:table-cell>
          <table:table-cell office:value-type="float" office:value="1.820493827" calcext:value-type="float">
            <text:p>1.820493827</text:p>
          </table:table-cell>
          <table:table-cell office:value-type="float" office:value="2.225925926" calcext:value-type="float">
            <text:p>2.225925926</text:p>
          </table:table-cell>
          <table:table-cell office:value-type="string" calcext:value-type="string">
            <text:p>N/A</text:p>
          </table:table-cell>
          <table:table-cell office:value-type="float" office:value="0.425929141" calcext:value-type="float">
            <text:p>0.425929141</text:p>
          </table:table-cell>
          <table:table-cell office:value-type="float" office:value="2.701191943" calcext:value-type="float">
            <text:p>2.701191943</text:p>
          </table:table-cell>
          <table:table-cell office:value-type="float" office:value="1.918618989" calcext:value-type="float">
            <text:p>1.918618989</text:p>
          </table:table-cell>
          <table:table-cell office:value-type="float" office:value="4.022194821" calcext:value-type="float">
            <text:p>4.022194821</text:p>
          </table:table-cell>
          <table:table-cell office:value-type="float" office:value="2.162762022" calcext:value-type="float">
            <text:p>2.162762022</text:p>
          </table:table-cell>
          <table:table-cell office:value-type="string" calcext:value-type="string">
            <text:p>N/A</text:p>
          </table:table-cell>
          <table:table-cell office:value-type="float" office:value="0.063721055" calcext:value-type="float">
            <text:p>0.063721055</text:p>
          </table:table-cell>
          <table:table-cell office:value-type="float" office:value="1.800361337" calcext:value-type="float">
            <text:p>1.800361337</text:p>
          </table:table-cell>
          <table:table-cell office:value-type="float" office:value="1.71364047" calcext:value-type="float">
            <text:p>1.71364047</text:p>
          </table:table-cell>
          <table:table-cell office:value-type="float" office:value="1.930442638" calcext:value-type="float">
            <text:p>1.930442638</text:p>
          </table:table-cell>
          <table:table-cell office:value-type="float" office:value="1.757000903" calcext:value-type="float">
            <text:p>1.75700090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FTR_1</text:p>
          </table:table-cell>
          <table:table-cell table:formula="of:=EXACT([.A53];[.B53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3</text:p>
          </table:table-cell>
          <table:table-cell office:value-type="float" office:value="56006556" calcext:value-type="float">
            <text:p>56006556</text:p>
          </table:table-cell>
          <table:table-cell office:value-type="float" office:value="56007398" calcext:value-type="float">
            <text:p>56007398</text:p>
          </table:table-cell>
          <table:table-cell office:value-type="float" office:value="0.2769149484" calcext:value-type="float">
            <text:p>0.2769149484</text:p>
          </table:table-cell>
          <table:table-cell office:value-type="float" office:value="4.868228586" calcext:value-type="float">
            <text:p>4.868228586</text:p>
          </table:table-cell>
          <table:table-cell office:value-type="float" office:value="4.699144663" calcext:value-type="float">
            <text:p>4.699144663</text:p>
          </table:table-cell>
          <table:table-cell office:value-type="float" office:value="5.187802157" calcext:value-type="float">
            <text:p>5.187802157</text:p>
          </table:table-cell>
          <table:table-cell office:value-type="float" office:value="4.717738936" calcext:value-type="float">
            <text:p>4.717738936</text:p>
          </table:table-cell>
          <table:table-cell office:value-type="string" calcext:value-type="string">
            <text:p>N/A</text:p>
          </table:table-cell>
          <table:table-cell office:value-type="float" office:value="0.178694117" calcext:value-type="float">
            <text:p>0.178694117</text:p>
          </table:table-cell>
          <table:table-cell office:value-type="float" office:value="3.696507937" calcext:value-type="float">
            <text:p>3.696507937</text:p>
          </table:table-cell>
          <table:table-cell office:value-type="float" office:value="3.224761905" calcext:value-type="float">
            <text:p>3.224761905</text:p>
          </table:table-cell>
          <table:table-cell office:value-type="float" office:value="4.451428571" calcext:value-type="float">
            <text:p>4.451428571</text:p>
          </table:table-cell>
          <table:table-cell office:value-type="float" office:value="3.413333333" calcext:value-type="float">
            <text:p>3.413333333</text:p>
          </table:table-cell>
          <table:table-cell office:value-type="string" calcext:value-type="string">
            <text:p>N/A</text:p>
          </table:table-cell>
          <table:table-cell office:value-type="float" office:value="0.105706057" calcext:value-type="float">
            <text:p>0.105706057</text:p>
          </table:table-cell>
          <table:table-cell office:value-type="float" office:value="2.867959372" calcext:value-type="float">
            <text:p>2.867959372</text:p>
          </table:table-cell>
          <table:table-cell office:value-type="float" office:value="2.520775623" calcext:value-type="float">
            <text:p>2.520775623</text:p>
          </table:table-cell>
          <table:table-cell office:value-type="float" office:value="3.002770083" calcext:value-type="float">
            <text:p>3.002770083</text:p>
          </table:table-cell>
          <table:table-cell office:value-type="float" office:value="3.08033241" calcext:value-type="float">
            <text:p>3.08033241</text:p>
          </table:table-cell>
          <table:table-cell office:value-type="string" calcext:value-type="string">
            <text:p>N/A</text:p>
          </table:table-cell>
          <table:table-cell office:value-type="float" office:value="0.096336066" calcext:value-type="float">
            <text:p>0.096336066</text:p>
          </table:table-cell>
          <table:table-cell office:value-type="float" office:value="2.496074233" calcext:value-type="float">
            <text:p>2.496074233</text:p>
          </table:table-cell>
          <table:table-cell office:value-type="float" office:value="2.635974304" calcext:value-type="float">
            <text:p>2.635974304</text:p>
          </table:table-cell>
          <table:table-cell office:value-type="float" office:value="2.218415418" calcext:value-type="float">
            <text:p>2.218415418</text:p>
          </table:table-cell>
          <table:table-cell office:value-type="float" office:value="2.633832976" calcext:value-type="float">
            <text:p>2.633832976</text:p>
          </table:table-cell>
          <table:table-cell office:value-type="string" calcext:value-type="string">
            <text:p>N/A</text:p>
          </table:table-cell>
          <table:table-cell office:value-type="float" office:value="0.238369569" calcext:value-type="float">
            <text:p>0.238369569</text:p>
          </table:table-cell>
          <table:table-cell office:value-type="float" office:value="4.129718235" calcext:value-type="float">
            <text:p>4.129718235</text:p>
          </table:table-cell>
          <table:table-cell office:value-type="float" office:value="3.16078074" calcext:value-type="float">
            <text:p>3.16078074</text:p>
          </table:table-cell>
          <table:table-cell office:value-type="float" office:value="5.128882813" calcext:value-type="float">
            <text:p>5.128882813</text:p>
          </table:table-cell>
          <table:table-cell office:value-type="float" office:value="4.099491152" calcext:value-type="float">
            <text:p>4.099491152</text:p>
          </table:table-cell>
          <table:table-cell office:value-type="string" calcext:value-type="string">
            <text:p>N/A</text:p>
          </table:table-cell>
          <table:table-cell office:value-type="float" office:value="0.236394183" calcext:value-type="float">
            <text:p>0.236394183</text:p>
          </table:table-cell>
          <table:table-cell office:value-type="float" office:value="2.146864956" calcext:value-type="float">
            <text:p>2.146864956</text:p>
          </table:table-cell>
          <table:table-cell office:value-type="float" office:value="1.564307893" calcext:value-type="float">
            <text:p>1.564307893</text:p>
          </table:table-cell>
          <table:table-cell office:value-type="float" office:value="2.493217846" calcext:value-type="float">
            <text:p>2.493217846</text:p>
          </table:table-cell>
          <table:table-cell office:value-type="float" office:value="2.383069129" calcext:value-type="float">
            <text:p>2.383069129</text:p>
          </table:table-cell>
          <table:table-cell office:value-type="string" calcext:value-type="string">
            <text:p>N/A</text:p>
          </table:table-cell>
          <table:table-cell office:value-type="float" office:value="0.258662574" calcext:value-type="float">
            <text:p>0.258662574</text:p>
          </table:table-cell>
          <table:table-cell office:value-type="float" office:value="3.806805708" calcext:value-type="float">
            <text:p>3.806805708</text:p>
          </table:table-cell>
          <table:table-cell office:value-type="float" office:value="2.82766191" calcext:value-type="float">
            <text:p>2.82766191</text:p>
          </table:table-cell>
          <table:table-cell office:value-type="float" office:value="4.796926454" calcext:value-type="float">
            <text:p>4.796926454</text:p>
          </table:table-cell>
          <table:table-cell office:value-type="float" office:value="3.79582876" calcext:value-type="float">
            <text:p>3.79582876</text:p>
          </table:table-cell>
          <table:table-cell office:value-type="string" calcext:value-type="string">
            <text:p>N/A</text:p>
          </table:table-cell>
          <table:table-cell office:value-type="float" office:value="0.161860406" calcext:value-type="float">
            <text:p>0.161860406</text:p>
          </table:table-cell>
          <table:table-cell office:value-type="float" office:value="2.495826674" calcext:value-type="float">
            <text:p>2.495826674</text:p>
          </table:table-cell>
          <table:table-cell office:value-type="float" office:value="2.033031433" calcext:value-type="float">
            <text:p>2.033031433</text:p>
          </table:table-cell>
          <table:table-cell office:value-type="float" office:value="2.676611614" calcext:value-type="float">
            <text:p>2.676611614</text:p>
          </table:table-cell>
          <table:table-cell office:value-type="float" office:value="2.777836974" calcext:value-type="float">
            <text:p>2.77783697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FTR_2</text:p>
          </table:table-cell>
          <table:table-cell table:formula="of:=EXACT([.A54];[.B54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3</text:p>
          </table:table-cell>
          <table:table-cell office:value-type="float" office:value="99323556" calcext:value-type="float">
            <text:p>99323556</text:p>
          </table:table-cell>
          <table:table-cell office:value-type="float" office:value="99324231" calcext:value-type="float">
            <text:p>99324231</text:p>
          </table:table-cell>
          <table:table-cell office:value-type="float" office:value="0.08028663688" calcext:value-type="float">
            <text:p>0.08028663688</text:p>
          </table:table-cell>
          <table:table-cell office:value-type="float" office:value="0.992741099" calcext:value-type="float">
            <text:p>0.992741099</text:p>
          </table:table-cell>
          <table:table-cell office:value-type="float" office:value="0.983062565" calcext:value-type="float">
            <text:p>0.983062565</text:p>
          </table:table-cell>
          <table:table-cell office:value-type="float" office:value="0.917732458" calcext:value-type="float">
            <text:p>0.917732458</text:p>
          </table:table-cell>
          <table:table-cell office:value-type="float" office:value="1.077428275" calcext:value-type="float">
            <text:p>1.077428275</text:p>
          </table:table-cell>
          <table:table-cell office:value-type="string" calcext:value-type="string">
            <text:p>N/A</text:p>
          </table:table-cell>
          <table:table-cell office:value-type="float" office:value="0.083415113" calcext:value-type="float">
            <text:p>0.083415113</text:p>
          </table:table-cell>
          <table:table-cell office:value-type="float" office:value="0.556070941" calcext:value-type="float">
            <text:p>0.556070941</text:p>
          </table:table-cell>
          <table:table-cell office:value-type="float" office:value="0.602455662" calcext:value-type="float">
            <text:p>0.602455662</text:p>
          </table:table-cell>
          <table:table-cell office:value-type="float" office:value="0.509686221" calcext:value-type="float">
            <text:p>0.50968622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37864501" calcext:value-type="float">
            <text:p>0.137864501</text:p>
          </table:table-cell>
          <table:table-cell office:value-type="float" office:value="1.719934102" calcext:value-type="float">
            <text:p>1.719934102</text:p>
          </table:table-cell>
          <table:table-cell office:value-type="float" office:value="1.845140033" calcext:value-type="float">
            <text:p>1.845140033</text:p>
          </table:table-cell>
          <table:table-cell office:value-type="float" office:value="1.868204283" calcext:value-type="float">
            <text:p>1.868204283</text:p>
          </table:table-cell>
          <table:table-cell office:value-type="float" office:value="1.44645799" calcext:value-type="float">
            <text:p>1.44645799</text:p>
          </table:table-cell>
          <table:table-cell office:value-type="string" calcext:value-type="string">
            <text:p>N/A</text:p>
          </table:table-cell>
          <table:table-cell office:value-type="float" office:value="0.23992674" calcext:value-type="float">
            <text:p>0.23992674</text:p>
          </table:table-cell>
          <table:table-cell office:value-type="float" office:value="0.821052632" calcext:value-type="float">
            <text:p>0.821052632</text:p>
          </table:table-cell>
          <table:table-cell office:value-type="float" office:value="1.449678801" calcext:value-type="float">
            <text:p>1.449678801</text:p>
          </table:table-cell>
          <table:table-cell office:value-type="float" office:value="0.888650964" calcext:value-type="float">
            <text:p>0.88865096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60863218" calcext:value-type="float">
            <text:p>0.060863218</text:p>
          </table:table-cell>
          <table:table-cell office:value-type="float" office:value="0.875695181" calcext:value-type="float">
            <text:p>0.875695181</text:p>
          </table:table-cell>
          <table:table-cell office:value-type="float" office:value="0.934434462" calcext:value-type="float">
            <text:p>0.934434462</text:p>
          </table:table-cell>
          <table:table-cell office:value-type="float" office:value="0.86222867" calcext:value-type="float">
            <text:p>0.86222867</text:p>
          </table:table-cell>
          <table:table-cell office:value-type="float" office:value="0.830422409" calcext:value-type="float">
            <text:p>0.830422409</text:p>
          </table:table-cell>
          <table:table-cell office:value-type="string" calcext:value-type="string">
            <text:p>N/A</text:p>
          </table:table-cell>
          <table:table-cell office:value-type="float" office:value="0.055319369" calcext:value-type="float">
            <text:p>0.055319369</text:p>
          </table:table-cell>
          <table:table-cell office:value-type="float" office:value="0.846831276" calcext:value-type="float">
            <text:p>0.846831276</text:p>
          </table:table-cell>
          <table:table-cell office:value-type="float" office:value="0.879012346" calcext:value-type="float">
            <text:p>0.879012346</text:p>
          </table:table-cell>
          <table:table-cell office:value-type="float" office:value="0.868395062" calcext:value-type="float">
            <text:p>0.868395062</text:p>
          </table:table-cell>
          <table:table-cell office:value-type="float" office:value="0.79308642" calcext:value-type="float">
            <text:p>0.79308642</text:p>
          </table:table-cell>
          <table:table-cell office:value-type="string" calcext:value-type="string">
            <text:p>N/A</text:p>
          </table:table-cell>
          <table:table-cell office:value-type="float" office:value="0.150310315" calcext:value-type="float">
            <text:p>0.150310315</text:p>
          </table:table-cell>
          <table:table-cell office:value-type="float" office:value="1.826551582" calcext:value-type="float">
            <text:p>1.826551582</text:p>
          </table:table-cell>
          <table:table-cell office:value-type="float" office:value="1.514180025" calcext:value-type="float">
            <text:p>1.514180025</text:p>
          </table:table-cell>
          <table:table-cell office:value-type="float" office:value="2.029593095" calcext:value-type="float">
            <text:p>2.029593095</text:p>
          </table:table-cell>
          <table:table-cell office:value-type="float" office:value="1.935881628" calcext:value-type="float">
            <text:p>1.935881628</text:p>
          </table:table-cell>
          <table:table-cell office:value-type="string" calcext:value-type="string">
            <text:p>N/A</text:p>
          </table:table-cell>
          <table:table-cell office:value-type="float" office:value="0.116909158" calcext:value-type="float">
            <text:p>0.116909158</text:p>
          </table:table-cell>
          <table:table-cell office:value-type="float" office:value="0.739536284" calcext:value-type="float">
            <text:p>0.739536284</text:p>
          </table:table-cell>
          <table:table-cell office:value-type="float" office:value="0.69467028" calcext:value-type="float">
            <text:p>0.69467028</text:p>
          </table:table-cell>
          <table:table-cell office:value-type="float" office:value="0.839205059" calcext:value-type="float">
            <text:p>0.839205059</text:p>
          </table:table-cell>
          <table:table-cell office:value-type="float" office:value="0.684733514" calcext:value-type="float">
            <text:p>0.68473351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FTR_3</text:p>
          </table:table-cell>
          <table:table-cell table:formula="of:=EXACT([.A55];[.B55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2</text:p>
          </table:table-cell>
          <table:table-cell office:value-type="float" office:value="17746987" calcext:value-type="float">
            <text:p>17746987</text:p>
          </table:table-cell>
          <table:table-cell office:value-type="float" office:value="17747690" calcext:value-type="float">
            <text:p>17747690</text:p>
          </table:table-cell>
          <table:table-cell office:value-type="float" office:value="0.2740645842" calcext:value-type="float">
            <text:p>0.2740645842</text:p>
          </table:table-cell>
          <table:table-cell office:value-type="float" office:value="1.032837885" calcext:value-type="float">
            <text:p>1.032837885</text:p>
          </table:table-cell>
          <table:table-cell office:value-type="float" office:value="1.157276184" calcext:value-type="float">
            <text:p>1.157276184</text:p>
          </table:table-cell>
          <table:table-cell office:value-type="float" office:value="1.222606291" calcext:value-type="float">
            <text:p>1.222606291</text:p>
          </table:table-cell>
          <table:table-cell office:value-type="float" office:value="0.718631179" calcext:value-type="float">
            <text:p>0.718631179</text:p>
          </table:table-cell>
          <table:table-cell office:value-type="string" calcext:value-type="string">
            <text:p>N/A</text:p>
          </table:table-cell>
          <table:table-cell office:value-type="float" office:value="0.28602525" calcext:value-type="float">
            <text:p>0.28602525</text:p>
          </table:table-cell>
          <table:table-cell office:value-type="float" office:value="0.626739427" calcext:value-type="float">
            <text:p>0.626739427</text:p>
          </table:table-cell>
          <table:table-cell office:value-type="float" office:value="0.447476126" calcext:value-type="float">
            <text:p>0.447476126</text:p>
          </table:table-cell>
          <table:table-cell office:value-type="float" office:value="0.806002729" calcext:value-type="float">
            <text:p>0.806002729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43325718" calcext:value-type="float">
            <text:p>0.143325718</text:p>
          </table:table-cell>
          <table:table-cell office:value-type="float" office:value="0.800658979" calcext:value-type="float">
            <text:p>0.800658979</text:p>
          </table:table-cell>
          <table:table-cell office:value-type="float" office:value="0.836902801" calcext:value-type="float">
            <text:p>0.836902801</text:p>
          </table:table-cell>
          <table:table-cell office:value-type="float" office:value="0.672158155" calcext:value-type="float">
            <text:p>0.672158155</text:p>
          </table:table-cell>
          <table:table-cell office:value-type="float" office:value="0.89291598" calcext:value-type="float">
            <text:p>0.89291598</text:p>
          </table:table-cell>
          <table:table-cell office:value-type="string" calcext:value-type="string">
            <text:p>N/A</text:p>
          </table:table-cell>
          <table:table-cell office:value-type="float" office:value="0.378579003" calcext:value-type="float">
            <text:p>0.378579003</text:p>
          </table:table-cell>
          <table:table-cell office:value-type="float" office:value="0.709022556" calcext:value-type="float">
            <text:p>0.709022556</text:p>
          </table:table-cell>
          <table:table-cell office:value-type="float" office:value="1.391862955" calcext:value-type="float">
            <text:p>1.391862955</text:p>
          </table:table-cell>
          <table:table-cell office:value-type="float" office:value="0.627408994" calcext:value-type="float">
            <text:p>0.62740899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40725805" calcext:value-type="float">
            <text:p>0.140725805</text:p>
          </table:table-cell>
          <table:table-cell office:value-type="float" office:value="0.903483809" calcext:value-type="float">
            <text:p>0.903483809</text:p>
          </table:table-cell>
          <table:table-cell office:value-type="float" office:value="1.045477373" calcext:value-type="float">
            <text:p>1.045477373</text:p>
          </table:table-cell>
          <table:table-cell office:value-type="float" office:value="0.864795491" calcext:value-type="float">
            <text:p>0.864795491</text:p>
          </table:table-cell>
          <table:table-cell office:value-type="float" office:value="0.800178561" calcext:value-type="float">
            <text:p>0.800178561</text:p>
          </table:table-cell>
          <table:table-cell office:value-type="string" calcext:value-type="string">
            <text:p>N/A</text:p>
          </table:table-cell>
          <table:table-cell office:value-type="float" office:value="0.03824204" calcext:value-type="float">
            <text:p>0.03824204</text:p>
          </table:table-cell>
          <table:table-cell office:value-type="float" office:value="1.227654321" calcext:value-type="float">
            <text:p>1.227654321</text:p>
          </table:table-cell>
          <table:table-cell office:value-type="float" office:value="1.178024691" calcext:value-type="float">
            <text:p>1.178024691</text:p>
          </table:table-cell>
          <table:table-cell office:value-type="float" office:value="1.271358025" calcext:value-type="float">
            <text:p>1.271358025</text:p>
          </table:table-cell>
          <table:table-cell office:value-type="float" office:value="1.233580247" calcext:value-type="float">
            <text:p>1.233580247</text:p>
          </table:table-cell>
          <table:table-cell office:value-type="string" calcext:value-type="string">
            <text:p>N/A</text:p>
          </table:table-cell>
          <table:table-cell office:value-type="float" office:value="0.078051854" calcext:value-type="float">
            <text:p>0.078051854</text:p>
          </table:table-cell>
          <table:table-cell office:value-type="float" office:value="0.722564735" calcext:value-type="float">
            <text:p>0.722564735</text:p>
          </table:table-cell>
          <table:table-cell office:value-type="float" office:value="0.786683107" calcext:value-type="float">
            <text:p>0.786683107</text:p>
          </table:table-cell>
          <table:table-cell office:value-type="float" office:value="0.700369914" calcext:value-type="float">
            <text:p>0.700369914</text:p>
          </table:table-cell>
          <table:table-cell office:value-type="float" office:value="0.680641184" calcext:value-type="float">
            <text:p>0.680641184</text:p>
          </table:table-cell>
          <table:table-cell office:value-type="string" calcext:value-type="string">
            <text:p>N/A</text:p>
          </table:table-cell>
          <table:table-cell office:value-type="float" office:value="0.083262402" calcext:value-type="float">
            <text:p>0.083262402</text:p>
          </table:table-cell>
          <table:table-cell office:value-type="float" office:value="0.745558567" calcext:value-type="float">
            <text:p>0.745558567</text:p>
          </table:table-cell>
          <table:table-cell office:value-type="float" office:value="0.810298103" calcext:value-type="float">
            <text:p>0.810298103</text:p>
          </table:table-cell>
          <table:table-cell office:value-type="float" office:value="0.739837398" calcext:value-type="float">
            <text:p>0.739837398</text:p>
          </table:table-cell>
          <table:table-cell office:value-type="float" office:value="0.686540199" calcext:value-type="float">
            <text:p>0.68654019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FTR_4</text:p>
          </table:table-cell>
          <table:table-cell table:formula="of:=EXACT([.A56];[.B56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5</text:p>
          </table:table-cell>
          <table:table-cell office:value-type="float" office:value="25915728" calcext:value-type="float">
            <text:p>25915728</text:p>
          </table:table-cell>
          <table:table-cell office:value-type="float" office:value="25916468" calcext:value-type="float">
            <text:p>25916468</text:p>
          </table:table-cell>
          <table:table-cell office:value-type="float" office:value="0.3743710164" calcext:value-type="float">
            <text:p>0.3743710164</text:p>
          </table:table-cell>
          <table:table-cell office:value-type="float" office:value="5.007065824" calcext:value-type="float">
            <text:p>5.007065824</text:p>
          </table:table-cell>
          <table:table-cell office:value-type="float" office:value="5.40052064" calcext:value-type="float">
            <text:p>5.40052064</text:p>
          </table:table-cell>
          <table:table-cell office:value-type="float" office:value="4.655262179" calcext:value-type="float">
            <text:p>4.655262179</text:p>
          </table:table-cell>
          <table:table-cell office:value-type="float" office:value="4.965414652" calcext:value-type="float">
            <text:p>4.965414652</text:p>
          </table:table-cell>
          <table:table-cell office:value-type="string" calcext:value-type="string">
            <text:p>N/A</text:p>
          </table:table-cell>
          <table:table-cell office:value-type="float" office:value="0.044697305" calcext:value-type="float">
            <text:p>0.044697305</text:p>
          </table:table-cell>
          <table:table-cell office:value-type="float" office:value="3.165079365" calcext:value-type="float">
            <text:p>3.165079365</text:p>
          </table:table-cell>
          <table:table-cell office:value-type="float" office:value="3.11047619" calcext:value-type="float">
            <text:p>3.11047619</text:p>
          </table:table-cell>
          <table:table-cell office:value-type="float" office:value="3.325714286" calcext:value-type="float">
            <text:p>3.325714286</text:p>
          </table:table-cell>
          <table:table-cell office:value-type="float" office:value="3.059047619" calcext:value-type="float">
            <text:p>3.059047619</text:p>
          </table:table-cell>
          <table:table-cell office:value-type="string" calcext:value-type="string">
            <text:p>N/A</text:p>
          </table:table-cell>
          <table:table-cell office:value-type="float" office:value="0.057022134" calcext:value-type="float">
            <text:p>0.057022134</text:p>
          </table:table-cell>
          <table:table-cell office:value-type="float" office:value="10.67959372" calcext:value-type="float">
            <text:p>10.67959372</text:p>
          </table:table-cell>
          <table:table-cell office:value-type="float" office:value="10.02216066" calcext:value-type="float">
            <text:p>10.02216066</text:p>
          </table:table-cell>
          <table:table-cell office:value-type="float" office:value="10.79224377" calcext:value-type="float">
            <text:p>10.79224377</text:p>
          </table:table-cell>
          <table:table-cell office:value-type="float" office:value="11.22437673" calcext:value-type="float">
            <text:p>11.22437673</text:p>
          </table:table-cell>
          <table:table-cell office:value-type="string" calcext:value-type="string">
            <text:p>N/A</text:p>
          </table:table-cell>
          <table:table-cell office:value-type="float" office:value="0.264926462" calcext:value-type="float">
            <text:p>0.264926462</text:p>
          </table:table-cell>
          <table:table-cell office:value-type="float" office:value="3.249821556" calcext:value-type="float">
            <text:p>3.249821556</text:p>
          </table:table-cell>
          <table:table-cell office:value-type="float" office:value="3.057815846" calcext:value-type="float">
            <text:p>3.057815846</text:p>
          </table:table-cell>
          <table:table-cell office:value-type="float" office:value="4.190578158" calcext:value-type="float">
            <text:p>4.190578158</text:p>
          </table:table-cell>
          <table:table-cell office:value-type="float" office:value="2.501070664" calcext:value-type="float">
            <text:p>2.501070664</text:p>
          </table:table-cell>
          <table:table-cell office:value-type="string" calcext:value-type="string">
            <text:p>N/A</text:p>
          </table:table-cell>
          <table:table-cell office:value-type="float" office:value="0.145931269" calcext:value-type="float">
            <text:p>0.145931269</text:p>
          </table:table-cell>
          <table:table-cell office:value-type="float" office:value="4.074934812" calcext:value-type="float">
            <text:p>4.074934812</text:p>
          </table:table-cell>
          <table:table-cell office:value-type="float" office:value="4.739728108" calcext:value-type="float">
            <text:p>4.739728108</text:p>
          </table:table-cell>
          <table:table-cell office:value-type="float" office:value="3.593681173" calcext:value-type="float">
            <text:p>3.593681173</text:p>
          </table:table-cell>
          <table:table-cell office:value-type="float" office:value="3.891395155" calcext:value-type="float">
            <text:p>3.891395155</text:p>
          </table:table-cell>
          <table:table-cell office:value-type="string" calcext:value-type="string">
            <text:p>N/A</text:p>
          </table:table-cell>
          <table:table-cell office:value-type="float" office:value="0.245086244" calcext:value-type="float">
            <text:p>0.245086244</text:p>
          </table:table-cell>
          <table:table-cell office:value-type="float" office:value="1.613444463" calcext:value-type="float">
            <text:p>1.613444463</text:p>
          </table:table-cell>
          <table:table-cell office:value-type="float" office:value="1.351528027" calcext:value-type="float">
            <text:p>1.351528027</text:p>
          </table:table-cell>
          <table:table-cell office:value-type="float" office:value="2.068311816" calcext:value-type="float">
            <text:p>2.068311816</text:p>
          </table:table-cell>
          <table:table-cell office:value-type="float" office:value="1.420493545" calcext:value-type="float">
            <text:p>1.420493545</text:p>
          </table:table-cell>
          <table:table-cell office:value-type="string" calcext:value-type="string">
            <text:p>N/A</text:p>
          </table:table-cell>
          <table:table-cell office:value-type="float" office:value="0.225415502" calcext:value-type="float">
            <text:p>0.225415502</text:p>
          </table:table-cell>
          <table:table-cell office:value-type="float" office:value="5.137211855" calcext:value-type="float">
            <text:p>5.137211855</text:p>
          </table:table-cell>
          <table:table-cell office:value-type="float" office:value="3.826564215" calcext:value-type="float">
            <text:p>3.826564215</text:p>
          </table:table-cell>
          <table:table-cell office:value-type="float" office:value="6.021953897" calcext:value-type="float">
            <text:p>6.021953897</text:p>
          </table:table-cell>
          <table:table-cell office:value-type="float" office:value="5.563117453" calcext:value-type="float">
            <text:p>5.563117453</text:p>
          </table:table-cell>
          <table:table-cell office:value-type="string" calcext:value-type="string">
            <text:p>N/A</text:p>
          </table:table-cell>
          <table:table-cell office:value-type="float" office:value="0.284693894" calcext:value-type="float">
            <text:p>0.284693894</text:p>
          </table:table-cell>
          <table:table-cell office:value-type="float" office:value="3.063754218" calcext:value-type="float">
            <text:p>3.063754218</text:p>
          </table:table-cell>
          <table:table-cell office:value-type="float" office:value="2.350559403" calcext:value-type="float">
            <text:p>2.350559403</text:p>
          </table:table-cell>
          <table:table-cell office:value-type="float" office:value="4.036228023" calcext:value-type="float">
            <text:p>4.036228023</text:p>
          </table:table-cell>
          <table:table-cell office:value-type="float" office:value="2.804475226" calcext:value-type="float">
            <text:p>2.80447522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FTR_5</text:p>
          </table:table-cell>
          <table:table-cell table:formula="of:=EXACT([.A57];[.B57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2</text:p>
          </table:table-cell>
          <table:table-cell office:value-type="float" office:value="29916587" calcext:value-type="float">
            <text:p>29916587</text:p>
          </table:table-cell>
          <table:table-cell office:value-type="float" office:value="29917417" calcext:value-type="float">
            <text:p>29917417</text:p>
          </table:table-cell>
          <table:table-cell office:value-type="float" office:value="0.3147477387" calcext:value-type="float">
            <text:p>0.3147477387</text:p>
          </table:table-cell>
          <table:table-cell office:value-type="float" office:value="0.702730729" calcext:value-type="float">
            <text:p>0.702730729</text:p>
          </table:table-cell>
          <table:table-cell office:value-type="float" office:value="0.438990667" calcext:value-type="float">
            <text:p>0.438990667</text:p>
          </table:table-cell>
          <table:table-cell office:value-type="float" office:value="1.051157968" calcext:value-type="float">
            <text:p>1.051157968</text:p>
          </table:table-cell>
          <table:table-cell office:value-type="float" office:value="0.618043553" calcext:value-type="float">
            <text:p>0.618043553</text:p>
          </table:table-cell>
          <table:table-cell office:value-type="string" calcext:value-type="string">
            <text:p>N/A</text:p>
          </table:table-cell>
          <table:table-cell office:value-type="float" office:value="0.040547657" calcext:value-type="float">
            <text:p>0.040547657</text:p>
          </table:table-cell>
          <table:table-cell office:value-type="float" office:value="1.036289222" calcext:value-type="float">
            <text:p>1.036289222</text:p>
          </table:table-cell>
          <table:table-cell office:value-type="float" office:value="1.078308322" calcext:value-type="float">
            <text:p>1.078308322</text:p>
          </table:table-cell>
          <table:table-cell office:value-type="float" office:value="0.994270123" calcext:value-type="float">
            <text:p>0.994270123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99592933" calcext:value-type="float">
            <text:p>0.199592933</text:p>
          </table:table-cell>
          <table:table-cell office:value-type="float" office:value="1.156507414" calcext:value-type="float">
            <text:p>1.156507414</text:p>
          </table:table-cell>
          <table:table-cell office:value-type="float" office:value="1.202635914" calcext:value-type="float">
            <text:p>1.202635914</text:p>
          </table:table-cell>
          <table:table-cell office:value-type="float" office:value="1.360790774" calcext:value-type="float">
            <text:p>1.360790774</text:p>
          </table:table-cell>
          <table:table-cell office:value-type="float" office:value="0.906095552" calcext:value-type="float">
            <text:p>0.906095552</text:p>
          </table:table-cell>
          <table:table-cell office:value-type="string" calcext:value-type="string">
            <text:p>N/A</text:p>
          </table:table-cell>
          <table:table-cell office:value-type="float" office:value="0.236874237" calcext:value-type="float">
            <text:p>0.236874237</text:p>
          </table:table-cell>
          <table:table-cell office:value-type="float" office:value="1.231578947" calcext:value-type="float">
            <text:p>1.231578947</text:p>
          </table:table-cell>
          <table:table-cell office:value-type="float" office:value="2.169164882" calcext:value-type="float">
            <text:p>2.169164882</text:p>
          </table:table-cell>
          <table:table-cell office:value-type="float" office:value="1.338329764" calcext:value-type="float">
            <text:p>1.33832976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54698027" calcext:value-type="float">
            <text:p>0.154698027</text:p>
          </table:table-cell>
          <table:table-cell office:value-type="float" office:value="0.504994141" calcext:value-type="float">
            <text:p>0.504994141</text:p>
          </table:table-cell>
          <table:table-cell office:value-type="float" office:value="0.505440545" calcext:value-type="float">
            <text:p>0.505440545</text:p>
          </table:table-cell>
          <table:table-cell office:value-type="float" office:value="0.426650299" calcext:value-type="float">
            <text:p>0.426650299</text:p>
          </table:table-cell>
          <table:table-cell office:value-type="float" office:value="0.58289158" calcext:value-type="float">
            <text:p>0.58289158</text:p>
          </table:table-cell>
          <table:table-cell office:value-type="string" calcext:value-type="string">
            <text:p>N/A</text:p>
          </table:table-cell>
          <table:table-cell office:value-type="float" office:value="0.01601055" calcext:value-type="float">
            <text:p>0.01601055</text:p>
          </table:table-cell>
          <table:table-cell office:value-type="float" office:value="0.86436214" calcext:value-type="float">
            <text:p>0.86436214</text:p>
          </table:table-cell>
          <table:table-cell office:value-type="float" office:value="0.878518519" calcext:value-type="float">
            <text:p>0.878518519</text:p>
          </table:table-cell>
          <table:table-cell office:value-type="float" office:value="0.850864198" calcext:value-type="float">
            <text:p>0.850864198</text:p>
          </table:table-cell>
          <table:table-cell office:value-type="float" office:value="0.863703704" calcext:value-type="float">
            <text:p>0.863703704</text:p>
          </table:table-cell>
          <table:table-cell office:value-type="string" calcext:value-type="string">
            <text:p>N/A</text:p>
          </table:table-cell>
          <table:table-cell office:value-type="float" office:value="0.221183896" calcext:value-type="float">
            <text:p>0.221183896</text:p>
          </table:table-cell>
          <table:table-cell office:value-type="float" office:value="1.258528565" calcext:value-type="float">
            <text:p>1.258528565</text:p>
          </table:table-cell>
          <table:table-cell office:value-type="float" office:value="1.383477189" calcext:value-type="float">
            <text:p>1.383477189</text:p>
          </table:table-cell>
          <table:table-cell office:value-type="float" office:value="0.939580764" calcext:value-type="float">
            <text:p>0.939580764</text:p>
          </table:table-cell>
          <table:table-cell office:value-type="float" office:value="1.452527744" calcext:value-type="float">
            <text:p>1.452527744</text:p>
          </table:table-cell>
          <table:table-cell office:value-type="string" calcext:value-type="string">
            <text:p>N/A</text:p>
          </table:table-cell>
          <table:table-cell office:value-type="float" office:value="0.100436187" calcext:value-type="float">
            <text:p>0.100436187</text:p>
          </table:table-cell>
          <table:table-cell office:value-type="float" office:value="1.136404697" calcext:value-type="float">
            <text:p>1.136404697</text:p>
          </table:table-cell>
          <table:table-cell office:value-type="float" office:value="1.111111111" calcext:value-type="float">
            <text:p>1.111111111</text:p>
          </table:table-cell>
          <table:table-cell office:value-type="float" office:value="1.261065944" calcext:value-type="float">
            <text:p>1.261065944</text:p>
          </table:table-cell>
          <table:table-cell office:value-type="float" office:value="1.037037037" calcext:value-type="float">
            <text:p>1.03703703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FTR_6</text:p>
          </table:table-cell>
          <table:table-cell table:formula="of:=EXACT([.A58];[.B58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5</text:p>
          </table:table-cell>
          <table:table-cell office:value-type="float" office:value="68194220" calcext:value-type="float">
            <text:p>68194220</text:p>
          </table:table-cell>
          <table:table-cell office:value-type="float" office:value="68194869" calcext:value-type="float">
            <text:p>68194869</text:p>
          </table:table-cell>
          <table:table-cell office:value-type="float" office:value="0.05098484344" calcext:value-type="float">
            <text:p>0.05098484344</text:p>
          </table:table-cell>
          <table:table-cell office:value-type="float" office:value="0.764949879" calcext:value-type="float">
            <text:p>0.764949879</text:p>
          </table:table-cell>
          <table:table-cell office:value-type="float" office:value="0.707569997" calcext:value-type="float">
            <text:p>0.707569997</text:p>
          </table:table-cell>
          <table:table-cell office:value-type="float" office:value="0.805046664" calcext:value-type="float">
            <text:p>0.805046664</text:p>
          </table:table-cell>
          <table:table-cell office:value-type="float" office:value="0.782232976" calcext:value-type="float">
            <text:p>0.782232976</text:p>
          </table:table-cell>
          <table:table-cell office:value-type="string" calcext:value-type="string">
            <text:p>N/A</text:p>
          </table:table-cell>
          <table:table-cell office:value-type="float" office:value="0.123951538" calcext:value-type="float">
            <text:p>0.123951538</text:p>
          </table:table-cell>
          <table:table-cell office:value-type="float" office:value="0.585538881" calcext:value-type="float">
            <text:p>0.585538881</text:p>
          </table:table-cell>
          <table:table-cell office:value-type="float" office:value="0.512960437" calcext:value-type="float">
            <text:p>0.512960437</text:p>
          </table:table-cell>
          <table:table-cell office:value-type="float" office:value="0.658117326" calcext:value-type="float">
            <text:p>0.658117326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59750223" calcext:value-type="float">
            <text:p>0.159750223</text:p>
          </table:table-cell>
          <table:table-cell office:value-type="float" office:value="0.629324547" calcext:value-type="float">
            <text:p>0.629324547</text:p>
          </table:table-cell>
          <table:table-cell office:value-type="float" office:value="0.71169687" calcext:value-type="float">
            <text:p>0.71169687</text:p>
          </table:table-cell>
          <table:table-cell office:value-type="float" office:value="0.517298188" calcext:value-type="float">
            <text:p>0.517298188</text:p>
          </table:table-cell>
          <table:table-cell office:value-type="float" office:value="0.658978583" calcext:value-type="float">
            <text:p>0.658978583</text:p>
          </table:table-cell>
          <table:table-cell office:value-type="string" calcext:value-type="string">
            <text:p>N/A</text:p>
          </table:table-cell>
          <table:table-cell office:value-type="float" office:value="0.276271186" calcext:value-type="float">
            <text:p>0.276271186</text:p>
          </table:table-cell>
          <table:table-cell office:value-type="float" office:value="0.887218045" calcext:value-type="float">
            <text:p>0.887218045</text:p>
          </table:table-cell>
          <table:table-cell office:value-type="float" office:value="1.6124197" calcext:value-type="float">
            <text:p>1.6124197</text:p>
          </table:table-cell>
          <table:table-cell office:value-type="float" office:value="0.914346895" calcext:value-type="float">
            <text:p>0.914346895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244432313" calcext:value-type="float">
            <text:p>0.244432313</text:p>
          </table:table-cell>
          <table:table-cell office:value-type="float" office:value="0.560162193" calcext:value-type="float">
            <text:p>0.560162193</text:p>
          </table:table-cell>
          <table:table-cell office:value-type="float" office:value="0.412476982" calcext:value-type="float">
            <text:p>0.412476982</text:p>
          </table:table-cell>
          <table:table-cell office:value-type="float" office:value="0.682886" calcext:value-type="float">
            <text:p>0.682886</text:p>
          </table:table-cell>
          <table:table-cell office:value-type="float" office:value="0.585123598" calcext:value-type="float">
            <text:p>0.585123598</text:p>
          </table:table-cell>
          <table:table-cell office:value-type="string" calcext:value-type="string">
            <text:p>N/A</text:p>
          </table:table-cell>
          <table:table-cell office:value-type="float" office:value="0.032122913" calcext:value-type="float">
            <text:p>0.032122913</text:p>
          </table:table-cell>
          <table:table-cell office:value-type="float" office:value="0.657201646" calcext:value-type="float">
            <text:p>0.657201646</text:p>
          </table:table-cell>
          <table:table-cell office:value-type="float" office:value="0.678271605" calcext:value-type="float">
            <text:p>0.678271605</text:p>
          </table:table-cell>
          <table:table-cell office:value-type="float" office:value="0.657283951" calcext:value-type="float">
            <text:p>0.657283951</text:p>
          </table:table-cell>
          <table:table-cell office:value-type="float" office:value="0.636049383" calcext:value-type="float">
            <text:p>0.636049383</text:p>
          </table:table-cell>
          <table:table-cell office:value-type="string" calcext:value-type="string">
            <text:p>N/A</text:p>
          </table:table-cell>
          <table:table-cell office:value-type="float" office:value="0.555409764" calcext:value-type="float">
            <text:p>0.555409764</text:p>
          </table:table-cell>
          <table:table-cell office:value-type="float" office:value="0.564734895" calcext:value-type="float">
            <text:p>0.564734895</text:p>
          </table:table-cell>
          <table:table-cell office:value-type="float" office:value="0.325524044" calcext:value-type="float">
            <text:p>0.325524044</text:p>
          </table:table-cell>
          <table:table-cell office:value-type="float" office:value="0.919852035" calcext:value-type="float">
            <text:p>0.919852035</text:p>
          </table:table-cell>
          <table:table-cell office:value-type="float" office:value="0.448828607" calcext:value-type="float">
            <text:p>0.448828607</text:p>
          </table:table-cell>
          <table:table-cell office:value-type="string" calcext:value-type="string">
            <text:p>N/A</text:p>
          </table:table-cell>
          <table:table-cell office:value-type="float" office:value="0.088278754" calcext:value-type="float">
            <text:p>0.088278754</text:p>
          </table:table-cell>
          <table:table-cell office:value-type="float" office:value="0.645588678" calcext:value-type="float">
            <text:p>0.645588678</text:p>
          </table:table-cell>
          <table:table-cell office:value-type="float" office:value="0.710930443" calcext:value-type="float">
            <text:p>0.710930443</text:p>
          </table:table-cell>
          <table:table-cell office:value-type="float" office:value="0.619692864" calcext:value-type="float">
            <text:p>0.619692864</text:p>
          </table:table-cell>
          <table:table-cell office:value-type="float" office:value="0.606142728" calcext:value-type="float">
            <text:p>0.60614272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FTR_7</text:p>
          </table:table-cell>
          <table:table-cell table:formula="of:=EXACT([.A59];[.B59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4</text:p>
          </table:table-cell>
          <table:table-cell office:value-type="float" office:value="46950823" calcext:value-type="float">
            <text:p>46950823</text:p>
          </table:table-cell>
          <table:table-cell office:value-type="float" office:value="46951599" calcext:value-type="float">
            <text:p>46951599</text:p>
          </table:table-cell>
          <table:table-cell office:value-type="float" office:value="0.1566409338" calcext:value-type="float">
            <text:p>0.1566409338</text:p>
          </table:table-cell>
          <table:table-cell office:value-type="float" office:value="1.068786727" calcext:value-type="float">
            <text:p>1.068786727</text:p>
          </table:table-cell>
          <table:table-cell office:value-type="float" office:value="1.208434151" calcext:value-type="float">
            <text:p>1.208434151</text:p>
          </table:table-cell>
          <table:table-cell office:value-type="float" office:value="0.899412375" calcext:value-type="float">
            <text:p>0.899412375</text:p>
          </table:table-cell>
          <table:table-cell office:value-type="float" office:value="1.098513654" calcext:value-type="float">
            <text:p>1.098513654</text:p>
          </table:table-cell>
          <table:table-cell office:value-type="string" calcext:value-type="string">
            <text:p>N/A</text:p>
          </table:table-cell>
          <table:table-cell office:value-type="float" office:value="0.135596508" calcext:value-type="float">
            <text:p>0.135596508</text:p>
          </table:table-cell>
          <table:table-cell office:value-type="float" office:value="1.406548431" calcext:value-type="float">
            <text:p>1.406548431</text:p>
          </table:table-cell>
          <table:table-cell office:value-type="float" office:value="1.215825375" calcext:value-type="float">
            <text:p>1.215825375</text:p>
          </table:table-cell>
          <table:table-cell office:value-type="float" office:value="1.597271487" calcext:value-type="float">
            <text:p>1.597271487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96023705" calcext:value-type="float">
            <text:p>0.196023705</text:p>
          </table:table-cell>
          <table:table-cell office:value-type="float" office:value="2.108731466" calcext:value-type="float">
            <text:p>2.108731466</text:p>
          </table:table-cell>
          <table:table-cell office:value-type="float" office:value="1.736408567" calcext:value-type="float">
            <text:p>1.736408567</text:p>
          </table:table-cell>
          <table:table-cell office:value-type="float" office:value="2.036243822" calcext:value-type="float">
            <text:p>2.036243822</text:p>
          </table:table-cell>
          <table:table-cell office:value-type="float" office:value="2.55354201" calcext:value-type="float">
            <text:p>2.55354201</text:p>
          </table:table-cell>
          <table:table-cell office:value-type="string" calcext:value-type="string">
            <text:p>N/A</text:p>
          </table:table-cell>
          <table:table-cell office:value-type="float" office:value="0.084959816" calcext:value-type="float">
            <text:p>0.084959816</text:p>
          </table:table-cell>
          <table:table-cell office:value-type="float" office:value="1.309774436" calcext:value-type="float">
            <text:p>1.309774436</text:p>
          </table:table-cell>
          <table:table-cell office:value-type="float" office:value="2.023554604" calcext:value-type="float">
            <text:p>2.023554604</text:p>
          </table:table-cell>
          <table:table-cell office:value-type="float" office:value="1.706638116" calcext:value-type="float">
            <text:p>1.706638116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65532162" calcext:value-type="float">
            <text:p>0.165532162</text:p>
          </table:table-cell>
          <table:table-cell office:value-type="float" office:value="0.974238789" calcext:value-type="float">
            <text:p>0.974238789</text:p>
          </table:table-cell>
          <table:table-cell office:value-type="float" office:value="1.153953462" calcext:value-type="float">
            <text:p>1.153953462</text:p>
          </table:table-cell>
          <table:table-cell office:value-type="float" office:value="0.842140506" calcext:value-type="float">
            <text:p>0.842140506</text:p>
          </table:table-cell>
          <table:table-cell office:value-type="float" office:value="0.926622398" calcext:value-type="float">
            <text:p>0.926622398</text:p>
          </table:table-cell>
          <table:table-cell office:value-type="string" calcext:value-type="string">
            <text:p>N/A</text:p>
          </table:table-cell>
          <table:table-cell office:value-type="float" office:value="0.075077959" calcext:value-type="float">
            <text:p>0.075077959</text:p>
          </table:table-cell>
          <table:table-cell office:value-type="float" office:value="1.205349794" calcext:value-type="float">
            <text:p>1.205349794</text:p>
          </table:table-cell>
          <table:table-cell office:value-type="float" office:value="1.30962963" calcext:value-type="float">
            <text:p>1.30962963</text:p>
          </table:table-cell>
          <table:table-cell office:value-type="float" office:value="1.147407407" calcext:value-type="float">
            <text:p>1.147407407</text:p>
          </table:table-cell>
          <table:table-cell office:value-type="float" office:value="1.159012346" calcext:value-type="float">
            <text:p>1.159012346</text:p>
          </table:table-cell>
          <table:table-cell office:value-type="string" calcext:value-type="string">
            <text:p>N/A</text:p>
          </table:table-cell>
          <table:table-cell office:value-type="float" office:value="0.139842101" calcext:value-type="float">
            <text:p>0.139842101</text:p>
          </table:table-cell>
          <table:table-cell office:value-type="float" office:value="2.723386764" calcext:value-type="float">
            <text:p>2.723386764</text:p>
          </table:table-cell>
          <table:table-cell office:value-type="float" office:value="3.159062885" calcext:value-type="float">
            <text:p>3.159062885</text:p>
          </table:table-cell>
          <table:table-cell office:value-type="float" office:value="2.453760789" calcext:value-type="float">
            <text:p>2.453760789</text:p>
          </table:table-cell>
          <table:table-cell office:value-type="float" office:value="2.557336621" calcext:value-type="float">
            <text:p>2.557336621</text:p>
          </table:table-cell>
          <table:table-cell office:value-type="string" calcext:value-type="string">
            <text:p>N/A</text:p>
          </table:table-cell>
          <table:table-cell office:value-type="float" office:value="0.051195029" calcext:value-type="float">
            <text:p>0.051195029</text:p>
          </table:table-cell>
          <table:table-cell office:value-type="float" office:value="1.367961457" calcext:value-type="float">
            <text:p>1.367961457</text:p>
          </table:table-cell>
          <table:table-cell office:value-type="float" office:value="1.2899729" calcext:value-type="float">
            <text:p>1.2899729</text:p>
          </table:table-cell>
          <table:table-cell office:value-type="float" office:value="1.388437218" calcext:value-type="float">
            <text:p>1.388437218</text:p>
          </table:table-cell>
          <table:table-cell office:value-type="float" office:value="1.425474255" calcext:value-type="float">
            <text:p>1.42547425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FTR_8</text:p>
          </table:table-cell>
          <table:table-cell table:formula="of:=EXACT([.A60];[.B60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7</text:p>
          </table:table-cell>
          <table:table-cell office:value-type="float" office:value="16876468" calcext:value-type="float">
            <text:p>16876468</text:p>
          </table:table-cell>
          <table:table-cell office:value-type="float" office:value="16877308" calcext:value-type="float">
            <text:p>16877308</text:p>
          </table:table-cell>
          <table:table-cell office:value-type="float" office:value="0.1862005947" calcext:value-type="float">
            <text:p>0.1862005947</text:p>
          </table:table-cell>
          <table:table-cell office:value-type="float" office:value="1.354879595" calcext:value-type="float">
            <text:p>1.354879595</text:p>
          </table:table-cell>
          <table:table-cell office:value-type="float" office:value="1.268233667" calcext:value-type="float">
            <text:p>1.268233667</text:p>
          </table:table-cell>
          <table:table-cell office:value-type="float" office:value="1.22779122" calcext:value-type="float">
            <text:p>1.22779122</text:p>
          </table:table-cell>
          <table:table-cell office:value-type="float" office:value="1.568613896" calcext:value-type="float">
            <text:p>1.568613896</text:p>
          </table:table-cell>
          <table:table-cell office:value-type="string" calcext:value-type="string">
            <text:p>N/A</text:p>
          </table:table-cell>
          <table:table-cell office:value-type="float" office:value="0.029274005" calcext:value-type="float">
            <text:p>0.029274005</text:p>
          </table:table-cell>
          <table:table-cell office:value-type="float" office:value="1.398090041" calcext:value-type="float">
            <text:p>1.398090041</text:p>
          </table:table-cell>
          <table:table-cell office:value-type="float" office:value="1.439017735" calcext:value-type="float">
            <text:p>1.439017735</text:p>
          </table:table-cell>
          <table:table-cell office:value-type="float" office:value="1.357162347" calcext:value-type="float">
            <text:p>1.357162347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5252615" calcext:value-type="float">
            <text:p>0.15252615</text:p>
          </table:table-cell>
          <table:table-cell office:value-type="float" office:value="1.134541461" calcext:value-type="float">
            <text:p>1.134541461</text:p>
          </table:table-cell>
          <table:table-cell office:value-type="float" office:value="1.140032949" calcext:value-type="float">
            <text:p>1.140032949</text:p>
          </table:table-cell>
          <table:table-cell office:value-type="float" office:value="1.304777595" calcext:value-type="float">
            <text:p>1.304777595</text:p>
          </table:table-cell>
          <table:table-cell office:value-type="float" office:value="0.958813839" calcext:value-type="float">
            <text:p>0.958813839</text:p>
          </table:table-cell>
          <table:table-cell office:value-type="string" calcext:value-type="string">
            <text:p>N/A</text:p>
          </table:table-cell>
          <table:table-cell office:value-type="float" office:value="0.02097278" calcext:value-type="float">
            <text:p>0.02097278</text:p>
          </table:table-cell>
          <table:table-cell office:value-type="float" office:value="1.684962406" calcext:value-type="float">
            <text:p>1.684962406</text:p>
          </table:table-cell>
          <table:table-cell office:value-type="float" office:value="2.449678801" calcext:value-type="float">
            <text:p>2.449678801</text:p>
          </table:table-cell>
          <table:table-cell office:value-type="float" office:value="2.349036403" calcext:value-type="float">
            <text:p>2.349036403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215640307" calcext:value-type="float">
            <text:p>0.215640307</text:p>
          </table:table-cell>
          <table:table-cell office:value-type="float" office:value="1.318230009" calcext:value-type="float">
            <text:p>1.318230009</text:p>
          </table:table-cell>
          <table:table-cell office:value-type="float" office:value="1.423916076" calcext:value-type="float">
            <text:p>1.423916076</text:p>
          </table:table-cell>
          <table:table-cell office:value-type="float" office:value="1.534512583" calcext:value-type="float">
            <text:p>1.534512583</text:p>
          </table:table-cell>
          <table:table-cell office:value-type="float" office:value="0.996261369" calcext:value-type="float">
            <text:p>0.996261369</text:p>
          </table:table-cell>
          <table:table-cell office:value-type="string" calcext:value-type="string">
            <text:p>N/A</text:p>
          </table:table-cell>
          <table:table-cell office:value-type="float" office:value="0.055768028" calcext:value-type="float">
            <text:p>0.055768028</text:p>
          </table:table-cell>
          <table:table-cell office:value-type="float" office:value="1.325596708" calcext:value-type="float">
            <text:p>1.325596708</text:p>
          </table:table-cell>
          <table:table-cell office:value-type="float" office:value="1.264197531" calcext:value-type="float">
            <text:p>1.264197531</text:p>
          </table:table-cell>
          <table:table-cell office:value-type="float" office:value="1.304938272" calcext:value-type="float">
            <text:p>1.304938272</text:p>
          </table:table-cell>
          <table:table-cell office:value-type="float" office:value="1.407654321" calcext:value-type="float">
            <text:p>1.407654321</text:p>
          </table:table-cell>
          <table:table-cell office:value-type="string" calcext:value-type="string">
            <text:p>N/A</text:p>
          </table:table-cell>
          <table:table-cell office:value-type="float" office:value="0.239714109" calcext:value-type="float">
            <text:p>0.239714109</text:p>
          </table:table-cell>
          <table:table-cell office:value-type="float" office:value="1.536374846" calcext:value-type="float">
            <text:p>1.536374846</text:p>
          </table:table-cell>
          <table:table-cell office:value-type="float" office:value="1.139334155" calcext:value-type="float">
            <text:p>1.139334155</text:p>
          </table:table-cell>
          <table:table-cell office:value-type="float" office:value="1.866831073" calcext:value-type="float">
            <text:p>1.866831073</text:p>
          </table:table-cell>
          <table:table-cell office:value-type="float" office:value="1.602959309" calcext:value-type="float">
            <text:p>1.602959309</text:p>
          </table:table-cell>
          <table:table-cell office:value-type="string" calcext:value-type="string">
            <text:p>N/A</text:p>
          </table:table-cell>
          <table:table-cell office:value-type="float" office:value="0.094683667" calcext:value-type="float">
            <text:p>0.094683667</text:p>
          </table:table-cell>
          <table:table-cell office:value-type="float" office:value="1.659439928" calcext:value-type="float">
            <text:p>1.659439928</text:p>
          </table:table-cell>
          <table:table-cell office:value-type="float" office:value="1.548328817" calcext:value-type="float">
            <text:p>1.548328817</text:p>
          </table:table-cell>
          <table:table-cell office:value-type="float" office:value="1.839205059" calcext:value-type="float">
            <text:p>1.839205059</text:p>
          </table:table-cell>
          <table:table-cell office:value-type="float" office:value="1.590785908" calcext:value-type="float">
            <text:p>1.59078590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ATOHR_01</text:p>
          </table:table-cell>
          <table:table-cell table:formula="of:=EXACT([.A61];[.B61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6</text:p>
          </table:table-cell>
          <table:table-cell office:value-type="float" office:value="72230968" calcext:value-type="float">
            <text:p>72230968</text:p>
          </table:table-cell>
          <table:table-cell office:value-type="float" office:value="72233248" calcext:value-type="float">
            <text:p>72233248</text:p>
          </table:table-cell>
          <table:table-cell office:value-type="float" office:value="0.04092435402" calcext:value-type="float">
            <text:p>0.04092435402</text:p>
          </table:table-cell>
          <table:table-cell office:value-type="float" office:value="0.160961538" calcext:value-type="float">
            <text:p>0.160961538</text:p>
          </table:table-cell>
          <table:table-cell office:value-type="float" office:value="0.191923077" calcext:value-type="float">
            <text:p>0.191923077</text:p>
          </table:table-cell>
          <table:table-cell office:value-type="float" office:value="0.189230769" calcext:value-type="float">
            <text:p>0.189230769</text:p>
          </table:table-cell>
          <table:table-cell office:value-type="float" office:value="0.158846154" calcext:value-type="float">
            <text:p>0.158846154</text:p>
          </table:table-cell>
          <table:table-cell office:value-type="float" office:value="0.103846154" calcext:value-type="float">
            <text:p>0.103846154</text:p>
          </table:table-cell>
          <table:table-cell office:value-type="float" office:value="0.360311243" calcext:value-type="float">
            <text:p>0.360311243</text:p>
          </table:table-cell>
          <table:table-cell office:value-type="float" office:value="0.074422442" calcext:value-type="float">
            <text:p>0.074422442</text:p>
          </table:table-cell>
          <table:table-cell office:value-type="float" office:value="0.065126513" calcext:value-type="float">
            <text:p>0.065126513</text:p>
          </table:table-cell>
          <table:table-cell office:value-type="float" office:value="0.112431243" calcext:value-type="float">
            <text:p>0.112431243</text:p>
          </table:table-cell>
          <table:table-cell office:value-type="float" office:value="0.070407041" calcext:value-type="float">
            <text:p>0.070407041</text:p>
          </table:table-cell>
          <table:table-cell office:value-type="float" office:value="0.049724972" calcext:value-type="float">
            <text:p>0.049724972</text:p>
          </table:table-cell>
          <table:table-cell office:value-type="float" office:value="0.463778586" calcext:value-type="float">
            <text:p>0.463778586</text:p>
          </table:table-cell>
          <table:table-cell office:value-type="float" office:value="1.11544586" calcext:value-type="float">
            <text:p>1.11544586</text:p>
          </table:table-cell>
          <table:table-cell office:value-type="float" office:value="1.767515924" calcext:value-type="float">
            <text:p>1.767515924</text:p>
          </table:table-cell>
          <table:table-cell office:value-type="float" office:value="0.786624204" calcext:value-type="float">
            <text:p>0.786624204</text:p>
          </table:table-cell>
          <table:table-cell office:value-type="float" office:value="1.28343949" calcext:value-type="float">
            <text:p>1.28343949</text:p>
          </table:table-cell>
          <table:table-cell office:value-type="float" office:value="0.624203822" calcext:value-type="float">
            <text:p>0.624203822</text:p>
          </table:table-cell>
          <table:table-cell office:value-type="float" office:value="0.2269968" calcext:value-type="float">
            <text:p>0.2269968</text:p>
          </table:table-cell>
          <table:table-cell office:value-type="float" office:value="0.426403642" calcext:value-type="float">
            <text:p>0.426403642</text:p>
          </table:table-cell>
          <table:table-cell office:value-type="float" office:value="0.514415781" calcext:value-type="float">
            <text:p>0.514415781</text:p>
          </table:table-cell>
          <table:table-cell office:value-type="float" office:value="0.476479514" calcext:value-type="float">
            <text:p>0.476479514</text:p>
          </table:table-cell>
          <table:table-cell office:value-type="float" office:value="0.292867982" calcext:value-type="float">
            <text:p>0.292867982</text:p>
          </table:table-cell>
          <table:table-cell office:value-type="float" office:value="0.42185129" calcext:value-type="float">
            <text:p>0.42185129</text:p>
          </table:table-cell>
          <table:table-cell office:value-type="float" office:value="0.370517721" calcext:value-type="float">
            <text:p>0.370517721</text:p>
          </table:table-cell>
          <table:table-cell office:value-type="float" office:value="0.403505691" calcext:value-type="float">
            <text:p>0.403505691</text:p>
          </table:table-cell>
          <table:table-cell office:value-type="float" office:value="0.357032457" calcext:value-type="float">
            <text:p>0.357032457</text:p>
          </table:table-cell>
          <table:table-cell office:value-type="float" office:value="0.538288605" calcext:value-type="float">
            <text:p>0.538288605</text:p>
          </table:table-cell>
          <table:table-cell office:value-type="float" office:value="0.5056906" calcext:value-type="float">
            <text:p>0.5056906</text:p>
          </table:table-cell>
          <table:table-cell office:value-type="float" office:value="0.2130111" calcext:value-type="float">
            <text:p>0.2130111</text:p>
          </table:table-cell>
          <table:table-cell office:value-type="float" office:value="0.243255539" calcext:value-type="float">
            <text:p>0.243255539</text:p>
          </table:table-cell>
          <table:table-cell office:value-type="float" office:value="0.019889144" calcext:value-type="float">
            <text:p>0.019889144</text:p>
          </table:table-cell>
          <table:table-cell office:value-type="float" office:value="0.014906849" calcext:value-type="float">
            <text:p>0.014906849</text:p>
          </table:table-cell>
          <table:table-cell office:value-type="float" office:value="0.02019164" calcext:value-type="float">
            <text:p>0.02019164</text:p>
          </table:table-cell>
          <table:table-cell office:value-type="float" office:value="0.024568943" calcext:value-type="float">
            <text:p>0.024568943</text:p>
          </table:table-cell>
          <table:table-cell office:value-type="string" calcext:value-type="string">
            <text:p>N/A</text:p>
          </table:table-cell>
          <table:table-cell office:value-type="float" office:value="0.298112593" calcext:value-type="float">
            <text:p>0.298112593</text:p>
          </table:table-cell>
          <table:table-cell office:value-type="float" office:value="0.704814815" calcext:value-type="float">
            <text:p>0.704814815</text:p>
          </table:table-cell>
          <table:table-cell office:value-type="float" office:value="0.761481481" calcext:value-type="float">
            <text:p>0.761481481</text:p>
          </table:table-cell>
          <table:table-cell office:value-type="float" office:value="0.743703704" calcext:value-type="float">
            <text:p>0.743703704</text:p>
          </table:table-cell>
          <table:table-cell office:value-type="float" office:value="0.905185185" calcext:value-type="float">
            <text:p>0.905185185</text:p>
          </table:table-cell>
          <table:table-cell office:value-type="float" office:value="0.408888889" calcext:value-type="float">
            <text:p>0.408888889</text:p>
          </table:table-cell>
          <table:table-cell office:value-type="float" office:value="0.166219712" calcext:value-type="float">
            <text:p>0.166219712</text:p>
          </table:table-cell>
          <table:table-cell office:value-type="float" office:value="0.092655026" calcext:value-type="float">
            <text:p>0.092655026</text:p>
          </table:table-cell>
          <table:table-cell office:value-type="float" office:value="0.108237307" calcext:value-type="float">
            <text:p>0.108237307</text:p>
          </table:table-cell>
          <table:table-cell office:value-type="float" office:value="0.077441755" calcext:value-type="float">
            <text:p>0.077441755</text:p>
          </table:table-cell>
          <table:table-cell office:value-type="float" office:value="0.092286016" calcext:value-type="float">
            <text:p>0.09228601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ATOHR_02</text:p>
          </table:table-cell>
          <table:table-cell table:formula="of:=EXACT([.A62];[.B62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6</text:p>
          </table:table-cell>
          <table:table-cell office:value-type="float" office:value="72254004" calcext:value-type="float">
            <text:p>72254004</text:p>
          </table:table-cell>
          <table:table-cell office:value-type="float" office:value="72255599" calcext:value-type="float">
            <text:p>72255599</text:p>
          </table:table-cell>
          <table:table-cell office:value-type="float" office:value="0.01520771679" calcext:value-type="float">
            <text:p>0.01520771679</text:p>
          </table:table-cell>
          <table:table-cell office:value-type="float" office:value="0.039134615" calcext:value-type="float">
            <text:p>0.039134615</text:p>
          </table:table-cell>
          <table:table-cell office:value-type="float" office:value="0.035961538" calcext:value-type="float">
            <text:p>0.035961538</text:p>
          </table:table-cell>
          <table:table-cell office:value-type="float" office:value="0.060384615" calcext:value-type="float">
            <text:p>0.060384615</text:p>
          </table:table-cell>
          <table:table-cell office:value-type="float" office:value="0.035961538" calcext:value-type="float">
            <text:p>0.035961538</text:p>
          </table:table-cell>
          <table:table-cell office:value-type="float" office:value="0.024230769" calcext:value-type="float">
            <text:p>0.024230769</text:p>
          </table:table-cell>
          <table:table-cell office:value-type="float" office:value="0.441588043" calcext:value-type="float">
            <text:p>0.441588043</text:p>
          </table:table-cell>
          <table:table-cell office:value-type="float" office:value="0.00440044" calcext:value-type="float">
            <text:p>0.00440044</text:p>
          </table:table-cell>
          <table:table-cell office:value-type="float" office:value="0.005060506" calcext:value-type="float">
            <text:p>0.005060506</text:p>
          </table:table-cell>
          <table:table-cell office:value-type="float" office:value="0.00440044" calcext:value-type="float">
            <text:p>0.00440044</text:p>
          </table:table-cell>
          <table:table-cell office:value-type="float" office:value="0.001760176" calcext:value-type="float">
            <text:p>0.001760176</text:p>
          </table:table-cell>
          <table:table-cell office:value-type="float" office:value="0.006380638" calcext:value-type="float">
            <text:p>0.006380638</text:p>
          </table:table-cell>
          <table:table-cell office:value-type="float" office:value="0.303945114" calcext:value-type="float">
            <text:p>0.303945114</text:p>
          </table:table-cell>
          <table:table-cell office:value-type="float" office:value="0.100318471" calcext:value-type="float">
            <text:p>0.100318471</text:p>
          </table:table-cell>
          <table:table-cell office:value-type="float" office:value="0.108280255" calcext:value-type="float">
            <text:p>0.108280255</text:p>
          </table:table-cell>
          <table:table-cell office:value-type="float" office:value="0.140127389" calcext:value-type="float">
            <text:p>0.140127389</text:p>
          </table:table-cell>
          <table:table-cell table:number-columns-repeated="2" office:value-type="float" office:value="0.076433121" calcext:value-type="float">
            <text:p>0.076433121</text:p>
          </table:table-cell>
          <table:table-cell office:value-type="float" office:value="0.904638703" calcext:value-type="float">
            <text:p>0.904638703</text:p>
          </table:table-cell>
          <table:table-cell office:value-type="float" office:value="0.030728376" calcext:value-type="float">
            <text:p>0.030728376</text:p>
          </table:table-cell>
          <table:table-cell office:value-type="float" office:value="0.015174507" calcext:value-type="float">
            <text:p>0.015174507</text:p>
          </table:table-cell>
          <table:table-cell office:value-type="float" office:value="0.010622155" calcext:value-type="float">
            <text:p>0.010622155</text:p>
          </table:table-cell>
          <table:table-cell office:value-type="float" office:value="0.025796662" calcext:value-type="float">
            <text:p>0.025796662</text:p>
          </table:table-cell>
          <table:table-cell office:value-type="float" office:value="0.071320182" calcext:value-type="float">
            <text:p>0.071320182</text:p>
          </table:table-cell>
          <table:table-cell office:value-type="float" office:value="0.181573055" calcext:value-type="float">
            <text:p>0.181573055</text:p>
          </table:table-cell>
          <table:table-cell office:value-type="float" office:value="0.412533371" calcext:value-type="float">
            <text:p>0.412533371</text:p>
          </table:table-cell>
          <table:table-cell office:value-type="float" office:value="0.476605311" calcext:value-type="float">
            <text:p>0.476605311</text:p>
          </table:table-cell>
          <table:table-cell office:value-type="float" office:value="0.447660531" calcext:value-type="float">
            <text:p>0.447660531</text:p>
          </table:table-cell>
          <table:table-cell office:value-type="float" office:value="0.420261346" calcext:value-type="float">
            <text:p>0.420261346</text:p>
          </table:table-cell>
          <table:table-cell office:value-type="float" office:value="0.305606295" calcext:value-type="float">
            <text:p>0.305606295</text:p>
          </table:table-cell>
          <table:table-cell office:value-type="float" office:value="0.13869658" calcext:value-type="float">
            <text:p>0.13869658</text:p>
          </table:table-cell>
          <table:table-cell office:value-type="float" office:value="0.076976459" calcext:value-type="float">
            <text:p>0.076976459</text:p>
          </table:table-cell>
          <table:table-cell office:value-type="float" office:value="0.068608872" calcext:value-type="float">
            <text:p>0.068608872</text:p>
          </table:table-cell>
          <table:table-cell office:value-type="float" office:value="0.089000694" calcext:value-type="float">
            <text:p>0.089000694</text:p>
          </table:table-cell>
          <table:table-cell office:value-type="float" office:value="0.07331981" calcext:value-type="float">
            <text:p>0.07331981</text:p>
          </table:table-cell>
          <table:table-cell office:value-type="string" calcext:value-type="string">
            <text:p>N/A</text:p>
          </table:table-cell>
          <table:table-cell office:value-type="float" office:value="0.231184332" calcext:value-type="float">
            <text:p>0.231184332</text:p>
          </table:table-cell>
          <table:table-cell office:value-type="float" office:value="0.346296296" calcext:value-type="float">
            <text:p>0.346296296</text:p>
          </table:table-cell>
          <table:table-cell office:value-type="float" office:value="0.231111111" calcext:value-type="float">
            <text:p>0.231111111</text:p>
          </table:table-cell>
          <table:table-cell office:value-type="float" office:value="0.373333333" calcext:value-type="float">
            <text:p>0.373333333</text:p>
          </table:table-cell>
          <table:table-cell office:value-type="float" office:value="0.364444444" calcext:value-type="float">
            <text:p>0.364444444</text:p>
          </table:table-cell>
          <table:table-cell office:value-type="float" office:value="0.416296296" calcext:value-type="float">
            <text:p>0.416296296</text:p>
          </table:table-cell>
          <table:table-cell office:value-type="float" office:value="0.1164909" calcext:value-type="float">
            <text:p>0.1164909</text:p>
          </table:table-cell>
          <table:table-cell office:value-type="float" office:value="0.260923531" calcext:value-type="float">
            <text:p>0.260923531</text:p>
          </table:table-cell>
          <table:table-cell office:value-type="float" office:value="0.258038545" calcext:value-type="float">
            <text:p>0.258038545</text:p>
          </table:table-cell>
          <table:table-cell office:value-type="float" office:value="0.232073668" calcext:value-type="float">
            <text:p>0.232073668</text:p>
          </table:table-cell>
          <table:table-cell office:value-type="float" office:value="0.292658381" calcext:value-type="float">
            <text:p>0.29265838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ATOHR_03</text:p>
          </table:table-cell>
          <table:table-cell table:formula="of:=EXACT([.A63];[.B63])" office:value-type="boolean" office:boolean-value="true" calcext:value-type="boolean">
            <text:p>TRUE</text:p>
          </table:table-cell>
          <table:table-cell office:value-type="string" calcext:value-type="string">
            <text:p>TEST ELEMENT*NESTED</text:p>
          </table:table-cell>
          <table:table-cell office:value-type="string" calcext:value-type="string">
            <text:p>chr6</text:p>
          </table:table-cell>
          <table:table-cell office:value-type="float" office:value="72255162" calcext:value-type="float">
            <text:p>72255162</text:p>
          </table:table-cell>
          <table:table-cell office:value-type="float" office:value="72255599" calcext:value-type="float">
            <text:p>72255599</text:p>
          </table:table-cell>
          <table:table-cell office:value-type="float" office:value="0.002408968906" calcext:value-type="float">
            <text:p>0.002408968906</text:p>
          </table:table-cell>
          <table:table-cell office:value-type="float" office:value="0.016298077" calcext:value-type="float">
            <text:p>0.016298077</text:p>
          </table:table-cell>
          <table:table-cell office:value-type="float" office:value="0.013846154" calcext:value-type="float">
            <text:p>0.013846154</text:p>
          </table:table-cell>
          <table:table-cell office:value-type="float" office:value="0.015769231" calcext:value-type="float">
            <text:p>0.015769231</text:p>
          </table:table-cell>
          <table:table-cell office:value-type="float" office:value="0.015961538" calcext:value-type="float">
            <text:p>0.015961538</text:p>
          </table:table-cell>
          <table:table-cell office:value-type="float" office:value="0.019615385" calcext:value-type="float">
            <text:p>0.019615385</text:p>
          </table:table-cell>
          <table:table-cell office:value-type="float" office:value="0.144087632" calcext:value-type="float">
            <text:p>0.144087632</text:p>
          </table:table-cell>
          <table:table-cell office:value-type="float" office:value="0.003740374" calcext:value-type="float">
            <text:p>0.003740374</text:p>
          </table:table-cell>
          <table:table-cell office:value-type="float" office:value="0.004180418" calcext:value-type="float">
            <text:p>0.004180418</text:p>
          </table:table-cell>
          <table:table-cell office:value-type="float" office:value="0.003080308" calcext:value-type="float">
            <text:p>0.003080308</text:p>
          </table:table-cell>
          <table:table-cell office:value-type="float" office:value="0.004180418" calcext:value-type="float">
            <text:p>0.004180418</text:p>
          </table:table-cell>
          <table:table-cell office:value-type="float" office:value="0.003520352" calcext:value-type="float">
            <text:p>0.003520352</text:p>
          </table:table-cell>
          <table:table-cell office:value-type="float" office:value="0.574712644" calcext:value-type="float">
            <text:p>0.574712644</text:p>
          </table:table-cell>
          <table:table-cell office:value-type="float" office:value="0.069267516" calcext:value-type="float">
            <text:p>0.069267516</text:p>
          </table:table-cell>
          <table:table-cell office:value-type="float" office:value="0.050955414" calcext:value-type="float">
            <text:p>0.050955414</text:p>
          </table:table-cell>
          <table:table-cell office:value-type="float" office:value="0.124203822" calcext:value-type="float">
            <text:p>0.124203822</text:p>
          </table:table-cell>
          <table:table-cell office:value-type="float" office:value="0.031847134" calcext:value-type="float">
            <text:p>0.031847134</text:p>
          </table:table-cell>
          <table:table-cell office:value-type="float" office:value="0.070063694" calcext:value-type="float">
            <text:p>0.070063694</text:p>
          </table:table-cell>
          <table:table-cell office:value-type="float" office:value="0.919957409" calcext:value-type="float">
            <text:p>0.919957409</text:p>
          </table:table-cell>
          <table:table-cell office:value-type="float" office:value="0.031107739" calcext:value-type="float">
            <text:p>0.031107739</text:p>
          </table:table-cell>
          <table:table-cell office:value-type="float" office:value="0.010622155" calcext:value-type="float">
            <text:p>0.010622155</text:p>
          </table:table-cell>
          <table:table-cell office:value-type="float" office:value="0.031866464" calcext:value-type="float">
            <text:p>0.031866464</text:p>
          </table:table-cell>
          <table:table-cell office:value-type="float" office:value="0.071320182" calcext:value-type="float">
            <text:p>0.071320182</text:p>
          </table:table-cell>
          <table:table-cell office:value-type="float" office:value="0.010622155" calcext:value-type="float">
            <text:p>0.010622155</text:p>
          </table:table-cell>
          <table:table-cell office:value-type="float" office:value="0.261856603" calcext:value-type="float">
            <text:p>0.261856603</text:p>
          </table:table-cell>
          <table:table-cell office:value-type="float" office:value="0.617359843" calcext:value-type="float">
            <text:p>0.617359843</text:p>
          </table:table-cell>
          <table:table-cell office:value-type="float" office:value="0.730644935" calcext:value-type="float">
            <text:p>0.730644935</text:p>
          </table:table-cell>
          <table:table-cell office:value-type="float" office:value="0.733876633" calcext:value-type="float">
            <text:p>0.733876633</text:p>
          </table:table-cell>
          <table:table-cell office:value-type="float" office:value="0.615568357" calcext:value-type="float">
            <text:p>0.615568357</text:p>
          </table:table-cell>
          <table:table-cell office:value-type="float" office:value="0.389349445" calcext:value-type="float">
            <text:p>0.389349445</text:p>
          </table:table-cell>
          <table:table-cell office:value-type="float" office:value="0.304988922" calcext:value-type="float">
            <text:p>0.304988922</text:p>
          </table:table-cell>
          <table:table-cell office:value-type="float" office:value="0.003572128" calcext:value-type="float">
            <text:p>0.003572128</text:p>
          </table:table-cell>
          <table:table-cell office:value-type="float" office:value="0.003363049" calcext:value-type="float">
            <text:p>0.003363049</text:p>
          </table:table-cell>
          <table:table-cell office:value-type="float" office:value="0.002602359" calcext:value-type="float">
            <text:p>0.002602359</text:p>
          </table:table-cell>
          <table:table-cell office:value-type="float" office:value="0.004750974" calcext:value-type="float">
            <text:p>0.004750974</text:p>
          </table:table-cell>
          <table:table-cell office:value-type="string" calcext:value-type="string">
            <text:p>N/A</text:p>
          </table:table-cell>
          <table:table-cell office:value-type="float" office:value="0.55015325" calcext:value-type="float">
            <text:p>0.55015325</text:p>
          </table:table-cell>
          <table:table-cell office:value-type="float" office:value="0.373333333" calcext:value-type="float">
            <text:p>0.373333333</text:p>
          </table:table-cell>
          <table:table-cell office:value-type="float" office:value="0.334814815" calcext:value-type="float">
            <text:p>0.334814815</text:p>
          </table:table-cell>
          <table:table-cell office:value-type="float" office:value="0.231111111" calcext:value-type="float">
            <text:p>0.231111111</text:p>
          </table:table-cell>
          <table:table-cell office:value-type="float" office:value="0.253333333" calcext:value-type="float">
            <text:p>0.253333333</text:p>
          </table:table-cell>
          <table:table-cell office:value-type="float" office:value="0.674074074" calcext:value-type="float">
            <text:p>0.674074074</text:p>
          </table:table-cell>
          <table:table-cell office:value-type="float" office:value="0.272678238" calcext:value-type="float">
            <text:p>0.272678238</text:p>
          </table:table-cell>
          <table:table-cell office:value-type="float" office:value="0.015414549" calcext:value-type="float">
            <text:p>0.015414549</text:p>
          </table:table-cell>
          <table:table-cell office:value-type="float" office:value="0.01383787" calcext:value-type="float">
            <text:p>0.01383787</text:p>
          </table:table-cell>
          <table:table-cell office:value-type="float" office:value="0.020178131" calcext:value-type="float">
            <text:p>0.020178131</text:p>
          </table:table-cell>
          <table:table-cell office:value-type="float" office:value="0.012227646" calcext:value-type="float">
            <text:p>0.01222764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d_01</text:p>
          </table:table-cell>
          <table:table-cell table:formula="of:=EXACT([.A64];[.B64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7</text:p>
          </table:table-cell>
          <table:table-cell office:value-type="float" office:value="46283461" calcext:value-type="float">
            <text:p>46283461</text:p>
          </table:table-cell>
          <table:table-cell office:value-type="float" office:value="46284203" calcext:value-type="float">
            <text:p>46284203</text:p>
          </table:table-cell>
          <table:table-cell office:value-type="float" office:value="0.04487284793" calcext:value-type="float">
            <text:p>0.04487284793</text:p>
          </table:table-cell>
          <table:table-cell office:value-type="float" office:value="0.15875" calcext:value-type="float">
            <text:p>0.15875</text:p>
          </table:table-cell>
          <table:table-cell office:value-type="float" office:value="0.218846154" calcext:value-type="float">
            <text:p>0.218846154</text:p>
          </table:table-cell>
          <table:table-cell office:value-type="float" office:value="0.134807692" calcext:value-type="float">
            <text:p>0.134807692</text:p>
          </table:table-cell>
          <table:table-cell office:value-type="float" office:value="0.165192308" calcext:value-type="float">
            <text:p>0.165192308</text:p>
          </table:table-cell>
          <table:table-cell office:value-type="float" office:value="0.116153846" calcext:value-type="float">
            <text:p>0.116153846</text:p>
          </table:table-cell>
          <table:table-cell office:value-type="float" office:value="0.665271691" calcext:value-type="float">
            <text:p>0.665271691</text:p>
          </table:table-cell>
          <table:table-cell office:value-type="float" office:value="0.031188119" calcext:value-type="float">
            <text:p>0.031188119</text:p>
          </table:table-cell>
          <table:table-cell office:value-type="float" office:value="0.039383938" calcext:value-type="float">
            <text:p>0.039383938</text:p>
          </table:table-cell>
          <table:table-cell office:value-type="float" office:value="0.034323432" calcext:value-type="float">
            <text:p>0.034323432</text:p>
          </table:table-cell>
          <table:table-cell office:value-type="float" office:value="0.04950495" calcext:value-type="float">
            <text:p>0.04950495</text:p>
          </table:table-cell>
          <table:table-cell office:value-type="float" office:value="0.001540154" calcext:value-type="float">
            <text:p>0.001540154</text:p>
          </table:table-cell>
          <table:table-cell office:value-type="float" office:value="0.579575297" calcext:value-type="float">
            <text:p>0.579575297</text:p>
          </table:table-cell>
          <table:table-cell office:value-type="float" office:value="0.73089172" calcext:value-type="float">
            <text:p>0.73089172</text:p>
          </table:table-cell>
          <table:table-cell office:value-type="float" office:value="0.433121019" calcext:value-type="float">
            <text:p>0.433121019</text:p>
          </table:table-cell>
          <table:table-cell office:value-type="float" office:value="0.770700637" calcext:value-type="float">
            <text:p>0.770700637</text:p>
          </table:table-cell>
          <table:table-cell office:value-type="float" office:value="0.404458599" calcext:value-type="float">
            <text:p>0.404458599</text:p>
          </table:table-cell>
          <table:table-cell office:value-type="float" office:value="1.315286624" calcext:value-type="float">
            <text:p>1.315286624</text:p>
          </table:table-cell>
          <table:table-cell office:value-type="float" office:value="1.077020018" calcext:value-type="float">
            <text:p>1.077020018</text:p>
          </table:table-cell>
          <table:table-cell office:value-type="float" office:value="0.067905918" calcext:value-type="float">
            <text:p>0.067905918</text:p>
          </table:table-cell>
          <table:table-cell office:value-type="float" office:value="0.144157815" calcext:value-type="float">
            <text:p>0.144157815</text:p>
          </table:table-cell>
          <table:table-cell office:value-type="float" office:value="0.116843703" calcext:value-type="float">
            <text:p>0.116843703</text:p>
          </table:table-cell>
          <table:table-cell office:value-type="float" office:value="0.004552352" calcext:value-type="float">
            <text:p>0.004552352</text:p>
          </table:table-cell>
          <table:table-cell office:value-type="float" office:value="0.006069803" calcext:value-type="float">
            <text:p>0.006069803</text:p>
          </table:table-cell>
          <table:table-cell office:value-type="float" office:value="0.40102207" calcext:value-type="float">
            <text:p>0.40102207</text:p>
          </table:table-cell>
          <table:table-cell office:value-type="float" office:value="0.124104257" calcext:value-type="float">
            <text:p>0.124104257</text:p>
          </table:table-cell>
          <table:table-cell office:value-type="float" office:value="0.066601096" calcext:value-type="float">
            <text:p>0.066601096</text:p>
          </table:table-cell>
          <table:table-cell office:value-type="float" office:value="0.126457777" calcext:value-type="float">
            <text:p>0.126457777</text:p>
          </table:table-cell>
          <table:table-cell office:value-type="float" office:value="0.115638612" calcext:value-type="float">
            <text:p>0.115638612</text:p>
          </table:table-cell>
          <table:table-cell office:value-type="float" office:value="0.187719545" calcext:value-type="float">
            <text:p>0.187719545</text:p>
          </table:table-cell>
          <table:table-cell office:value-type="float" office:value="0.149442151" calcext:value-type="float">
            <text:p>0.149442151</text:p>
          </table:table-cell>
          <table:table-cell office:value-type="float" office:value="0.026308297" calcext:value-type="float">
            <text:p>0.026308297</text:p>
          </table:table-cell>
          <table:table-cell office:value-type="float" office:value="0.021806438" calcext:value-type="float">
            <text:p>0.021806438</text:p>
          </table:table-cell>
          <table:table-cell office:value-type="float" office:value="0.028052101" calcext:value-type="float">
            <text:p>0.028052101</text:p>
          </table:table-cell>
          <table:table-cell office:value-type="float" office:value="0.029066353" calcext:value-type="float">
            <text:p>0.029066353</text:p>
          </table:table-cell>
          <table:table-cell office:value-type="string" calcext:value-type="string">
            <text:p>N/A</text:p>
          </table:table-cell>
          <table:table-cell office:value-type="float" office:value="0.44585441" calcext:value-type="float">
            <text:p>0.44585441</text:p>
          </table:table-cell>
          <table:table-cell office:value-type="float" office:value="0.404444444" calcext:value-type="float">
            <text:p>0.404444444</text:p>
          </table:table-cell>
          <table:table-cell office:value-type="float" office:value="0.312592593" calcext:value-type="float">
            <text:p>0.312592593</text:p>
          </table:table-cell>
          <table:table-cell office:value-type="float" office:value="0.345185185" calcext:value-type="float">
            <text:p>0.345185185</text:p>
          </table:table-cell>
          <table:table-cell office:value-type="float" office:value="0.287407407" calcext:value-type="float">
            <text:p>0.287407407</text:p>
          </table:table-cell>
          <table:table-cell office:value-type="float" office:value="0.672592593" calcext:value-type="float">
            <text:p>0.672592593</text:p>
          </table:table-cell>
          <table:table-cell office:value-type="float" office:value="0.512254338" calcext:value-type="float">
            <text:p>0.512254338</text:p>
          </table:table-cell>
          <table:table-cell office:value-type="float" office:value="0.096579949" calcext:value-type="float">
            <text:p>0.096579949</text:p>
          </table:table-cell>
          <table:table-cell office:value-type="float" office:value="0.148191013" calcext:value-type="float">
            <text:p>0.148191013</text:p>
          </table:table-cell>
          <table:table-cell office:value-type="float" office:value="0.091984099" calcext:value-type="float">
            <text:p>0.091984099</text:p>
          </table:table-cell>
          <table:table-cell office:value-type="float" office:value="0.049564736" calcext:value-type="float">
            <text:p>0.04956473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d_02</text:p>
          </table:table-cell>
          <table:table-cell table:formula="of:=EXACT([.A65];[.B65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7</text:p>
          </table:table-cell>
          <table:table-cell office:value-type="float" office:value="46279876" calcext:value-type="float">
            <text:p>46279876</text:p>
          </table:table-cell>
          <table:table-cell office:value-type="float" office:value="46280417" calcext:value-type="float">
            <text:p>46280417</text:p>
          </table:table-cell>
          <table:table-cell office:value-type="float" office:value="0.001686579793" calcext:value-type="float">
            <text:p>0.001686579793</text:p>
          </table:table-cell>
          <table:table-cell office:value-type="float" office:value="0.006971154" calcext:value-type="float">
            <text:p>0.006971154</text:p>
          </table:table-cell>
          <table:table-cell office:value-type="float" office:value="0.006538462" calcext:value-type="float">
            <text:p>0.006538462</text:p>
          </table:table-cell>
          <table:table-cell office:value-type="float" office:value="0.004807692" calcext:value-type="float">
            <text:p>0.004807692</text:p>
          </table:table-cell>
          <table:table-cell office:value-type="float" office:value="0.008653846" calcext:value-type="float">
            <text:p>0.008653846</text:p>
          </table:table-cell>
          <table:table-cell office:value-type="float" office:value="0.007884615" calcext:value-type="float">
            <text:p>0.007884615</text:p>
          </table:table-cell>
          <table:table-cell office:value-type="float" office:value="0.773111343" calcext:value-type="float">
            <text:p>0.773111343</text:p>
          </table:table-cell>
          <table:table-cell office:value-type="float" office:value="0.003190319" calcext:value-type="float">
            <text:p>0.003190319</text:p>
          </table:table-cell>
          <table:table-cell office:value-type="float" office:value="0.001540154" calcext:value-type="float">
            <text:p>0.001540154</text:p>
          </table:table-cell>
          <table:table-cell office:value-type="float" office:value="0.006820682" calcext:value-type="float">
            <text:p>0.006820682</text:p>
          </table:table-cell>
          <table:table-cell office:value-type="float" office:value="0.001760176" calcext:value-type="float">
            <text:p>0.001760176</text:p>
          </table:table-cell>
          <table:table-cell office:value-type="float" office:value="0.002640264" calcext:value-type="float">
            <text:p>0.002640264</text:p>
          </table:table-cell>
          <table:table-cell office:value-type="float" office:value="0.926381033" calcext:value-type="float">
            <text:p>0.926381033</text:p>
          </table:table-cell>
          <table:table-cell office:value-type="float" office:value="0.043789809" calcext:value-type="float">
            <text:p>0.043789809</text:p>
          </table:table-cell>
          <table:table-cell table:number-columns-repeated="2" office:value-type="float" office:value="0.015923567" calcext:value-type="float">
            <text:p>0.015923567</text:p>
          </table:table-cell>
          <table:table-cell office:value-type="float" office:value="0.041401274" calcext:value-type="float">
            <text:p>0.041401274</text:p>
          </table:table-cell>
          <table:table-cell office:value-type="float" office:value="0.101910828" calcext:value-type="float">
            <text:p>0.101910828</text:p>
          </table:table-cell>
          <table:table-cell office:value-type="float" office:value="0.928266128" calcext:value-type="float">
            <text:p>0.928266128</text:p>
          </table:table-cell>
          <table:table-cell office:value-type="float" office:value="0.015933232" calcext:value-type="float">
            <text:p>0.015933232</text:p>
          </table:table-cell>
          <table:table-cell office:value-type="float" office:value="0.037936267" calcext:value-type="float">
            <text:p>0.037936267</text:p>
          </table:table-cell>
          <table:table-cell office:value-type="float" office:value="0.009104704" calcext:value-type="float">
            <text:p>0.009104704</text:p>
          </table:table-cell>
          <table:table-cell office:value-type="float" office:value="0.006069803" calcext:value-type="float">
            <text:p>0.006069803</text:p>
          </table:table-cell>
          <table:table-cell office:value-type="float" office:value="0.010622155" calcext:value-type="float">
            <text:p>0.010622155</text:p>
          </table:table-cell>
          <table:table-cell office:value-type="float" office:value="0.269704102" calcext:value-type="float">
            <text:p>0.269704102</text:p>
          </table:table-cell>
          <table:table-cell office:value-type="float" office:value="0.002142757" calcext:value-type="float">
            <text:p>0.002142757</text:p>
          </table:table-cell>
          <table:table-cell office:value-type="float" office:value="0.00210763" calcext:value-type="float">
            <text:p>0.00210763</text:p>
          </table:table-cell>
          <table:table-cell office:value-type="float" office:value="0.001405086" calcext:value-type="float">
            <text:p>0.001405086</text:p>
          </table:table-cell>
          <table:table-cell office:value-type="float" office:value="0.002810173" calcext:value-type="float">
            <text:p>0.002810173</text:p>
          </table:table-cell>
          <table:table-cell office:value-type="float" office:value="0.002248138" calcext:value-type="float">
            <text:p>0.002248138</text:p>
          </table:table-cell>
          <table:table-cell office:value-type="float" office:value="0.240167431" calcext:value-type="float">
            <text:p>0.240167431</text:p>
          </table:table-cell>
          <table:table-cell office:value-type="float" office:value="0.004012527" calcext:value-type="float">
            <text:p>0.004012527</text:p>
          </table:table-cell>
          <table:table-cell office:value-type="float" office:value="0.003136177" calcext:value-type="float">
            <text:p>0.003136177</text:p>
          </table:table-cell>
          <table:table-cell office:value-type="float" office:value="0.005044574" calcext:value-type="float">
            <text:p>0.005044574</text:p>
          </table:table-cell>
          <table:table-cell office:value-type="float" office:value="0.00385683" calcext:value-type="float">
            <text:p>0.00385683</text:p>
          </table:table-cell>
          <table:table-cell office:value-type="string" calcext:value-type="string">
            <text:p>N/A</text:p>
          </table:table-cell>
          <table:table-cell office:value-type="float" office:value="0.260869565" calcext:value-type="float">
            <text:p>0.260869565</text:p>
          </table:table-cell>
          <table:table-cell office:value-type="float" office:value="0.008518519" calcext:value-type="float">
            <text:p>0.008518519</text:p>
          </table:table-cell>
          <table:table-cell table:number-columns-repeated="2" office:value-type="float" office:value="0.01037037" calcext:value-type="float">
            <text:p>0.01037037</text:p>
          </table:table-cell>
          <table:table-cell office:value-type="float" office:value="0.005925926" calcext:value-type="float">
            <text:p>0.005925926</text:p>
          </table:table-cell>
          <table:table-cell office:value-type="float" office:value="0.007407407" calcext:value-type="float">
            <text:p>0.007407407</text:p>
          </table:table-cell>
          <table:table-cell office:value-type="float" office:value="0.390636574" calcext:value-type="float">
            <text:p>0.390636574</text:p>
          </table:table-cell>
          <table:table-cell office:value-type="float" office:value="0.014492024" calcext:value-type="float">
            <text:p>0.014492024</text:p>
          </table:table-cell>
          <table:table-cell office:value-type="float" office:value="0.014441705" calcext:value-type="float">
            <text:p>0.014441705</text:p>
          </table:table-cell>
          <table:table-cell office:value-type="float" office:value="0.020178131" calcext:value-type="float">
            <text:p>0.020178131</text:p>
          </table:table-cell>
          <table:table-cell office:value-type="float" office:value="0.008856237" calcext:value-type="float">
            <text:p>0.00885623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d_03</text:p>
          </table:table-cell>
          <table:table-cell table:formula="of:=EXACT([.A66];[.B66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7</text:p>
          </table:table-cell>
          <table:table-cell office:value-type="float" office:value="46601876" calcext:value-type="float">
            <text:p>46601876</text:p>
          </table:table-cell>
          <table:table-cell office:value-type="float" office:value="46602624" calcext:value-type="float">
            <text:p>46602624</text:p>
          </table:table-cell>
          <table:table-cell office:value-type="float" office:value="0.04190513609" calcext:value-type="float">
            <text:p>0.04190513609</text:p>
          </table:table-cell>
          <table:table-cell office:value-type="float" office:value="0.514807692" calcext:value-type="float">
            <text:p>0.514807692</text:p>
          </table:table-cell>
          <table:table-cell office:value-type="float" office:value="0.466538462" calcext:value-type="float">
            <text:p>0.466538462</text:p>
          </table:table-cell>
          <table:table-cell office:value-type="float" office:value="0.496730769" calcext:value-type="float">
            <text:p>0.496730769</text:p>
          </table:table-cell>
          <table:table-cell office:value-type="float" office:value="0.533653846" calcext:value-type="float">
            <text:p>0.533653846</text:p>
          </table:table-cell>
          <table:table-cell office:value-type="float" office:value="0.562307692" calcext:value-type="float">
            <text:p>0.562307692</text:p>
          </table:table-cell>
          <table:table-cell office:value-type="float" office:value="0.078450085" calcext:value-type="float">
            <text:p>0.078450085</text:p>
          </table:table-cell>
          <table:table-cell office:value-type="float" office:value="0.069471947" calcext:value-type="float">
            <text:p>0.069471947</text:p>
          </table:table-cell>
          <table:table-cell office:value-type="float" office:value="0.067766777" calcext:value-type="float">
            <text:p>0.067766777</text:p>
          </table:table-cell>
          <table:table-cell office:value-type="float" office:value="0.067546755" calcext:value-type="float">
            <text:p>0.067546755</text:p>
          </table:table-cell>
          <table:table-cell office:value-type="float" office:value="0.077447745" calcext:value-type="float">
            <text:p>0.077447745</text:p>
          </table:table-cell>
          <table:table-cell office:value-type="float" office:value="0.065126513" calcext:value-type="float">
            <text:p>0.065126513</text:p>
          </table:table-cell>
          <table:table-cell office:value-type="float" office:value="0.483601677" calcext:value-type="float">
            <text:p>0.483601677</text:p>
          </table:table-cell>
          <table:table-cell office:value-type="float" office:value="1.48089172" calcext:value-type="float">
            <text:p>1.48089172</text:p>
          </table:table-cell>
          <table:table-cell office:value-type="float" office:value="1.289808917" calcext:value-type="float">
            <text:p>1.289808917</text:p>
          </table:table-cell>
          <table:table-cell office:value-type="float" office:value="0.687898089" calcext:value-type="float">
            <text:p>0.687898089</text:p>
          </table:table-cell>
          <table:table-cell office:value-type="float" office:value="2.414012739" calcext:value-type="float">
            <text:p>2.414012739</text:p>
          </table:table-cell>
          <table:table-cell office:value-type="float" office:value="1.531847134" calcext:value-type="float">
            <text:p>1.531847134</text:p>
          </table:table-cell>
          <table:table-cell office:value-type="float" office:value="0.907991217" calcext:value-type="float">
            <text:p>0.907991217</text:p>
          </table:table-cell>
          <table:table-cell office:value-type="float" office:value="0.286418816" calcext:value-type="float">
            <text:p>0.286418816</text:p>
          </table:table-cell>
          <table:table-cell office:value-type="float" office:value="0.162367223" calcext:value-type="float">
            <text:p>0.162367223</text:p>
          </table:table-cell>
          <table:table-cell office:value-type="float" office:value="0.675265554" calcext:value-type="float">
            <text:p>0.675265554</text:p>
          </table:table-cell>
          <table:table-cell office:value-type="float" office:value="0.128983308" calcext:value-type="float">
            <text:p>0.128983308</text:p>
          </table:table-cell>
          <table:table-cell office:value-type="float" office:value="0.179059181" calcext:value-type="float">
            <text:p>0.179059181</text:p>
          </table:table-cell>
          <table:table-cell office:value-type="float" office:value="0.266430428" calcext:value-type="float">
            <text:p>0.266430428</text:p>
          </table:table-cell>
          <table:table-cell office:value-type="float" office:value="0.225446115" calcext:value-type="float">
            <text:p>0.225446115</text:p>
          </table:table-cell>
          <table:table-cell office:value-type="float" office:value="0.205423634" calcext:value-type="float">
            <text:p>0.205423634</text:p>
          </table:table-cell>
          <table:table-cell office:value-type="float" office:value="0.313615287" calcext:value-type="float">
            <text:p>0.313615287</text:p>
          </table:table-cell>
          <table:table-cell office:value-type="float" office:value="0.204159056" calcext:value-type="float">
            <text:p>0.204159056</text:p>
          </table:table-cell>
          <table:table-cell office:value-type="float" office:value="0.178586483" calcext:value-type="float">
            <text:p>0.178586483</text:p>
          </table:table-cell>
          <table:table-cell office:value-type="float" office:value="0.476727323" calcext:value-type="float">
            <text:p>0.476727323</text:p>
          </table:table-cell>
          <table:table-cell office:value-type="float" office:value="0.008469902" calcext:value-type="float">
            <text:p>0.008469902</text:p>
          </table:table-cell>
          <table:table-cell office:value-type="float" office:value="0.007166498" calcext:value-type="float">
            <text:p>0.007166498</text:p>
          </table:table-cell>
          <table:table-cell office:value-type="float" office:value="0.005244755" calcext:value-type="float">
            <text:p>0.005244755</text:p>
          </table:table-cell>
          <table:table-cell office:value-type="float" office:value="0.012998452" calcext:value-type="float">
            <text:p>0.012998452</text:p>
          </table:table-cell>
          <table:table-cell office:value-type="string" calcext:value-type="string">
            <text:p>N/A</text:p>
          </table:table-cell>
          <table:table-cell office:value-type="float" office:value="0.632231171" calcext:value-type="float">
            <text:p>0.632231171</text:p>
          </table:table-cell>
          <table:table-cell office:value-type="float" office:value="0.723333333" calcext:value-type="float">
            <text:p>0.723333333</text:p>
          </table:table-cell>
          <table:table-cell office:value-type="float" office:value="0.583703704" calcext:value-type="float">
            <text:p>0.583703704</text:p>
          </table:table-cell>
          <table:table-cell office:value-type="float" office:value="0.442962963" calcext:value-type="float">
            <text:p>0.442962963</text:p>
          </table:table-cell>
          <table:table-cell office:value-type="float" office:value="1.402962963" calcext:value-type="float">
            <text:p>1.402962963</text:p>
          </table:table-cell>
          <table:table-cell office:value-type="float" office:value="0.463703704" calcext:value-type="float">
            <text:p>0.463703704</text:p>
          </table:table-cell>
          <table:table-cell office:value-type="float" office:value="0.152807192" calcext:value-type="float">
            <text:p>0.152807192</text:p>
          </table:table-cell>
          <table:table-cell office:value-type="float" office:value="0.021972861" calcext:value-type="float">
            <text:p>0.021972861</text:p>
          </table:table-cell>
          <table:table-cell office:value-type="float" office:value="0.022543149" calcext:value-type="float">
            <text:p>0.022543149</text:p>
          </table:table-cell>
          <table:table-cell office:value-type="float" office:value="0.018366628" calcext:value-type="float">
            <text:p>0.018366628</text:p>
          </table:table-cell>
          <table:table-cell office:value-type="float" office:value="0.025008806" calcext:value-type="float">
            <text:p>0.02500880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d_04</text:p>
          </table:table-cell>
          <table:table-cell table:formula="of:=EXACT([.A67];[.B67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7</text:p>
          </table:table-cell>
          <table:table-cell office:value-type="float" office:value="46364138" calcext:value-type="float">
            <text:p>46364138</text:p>
          </table:table-cell>
          <table:table-cell office:value-type="float" office:value="46364725" calcext:value-type="float">
            <text:p>46364725</text:p>
          </table:table-cell>
          <table:table-cell office:value-type="float" office:value="0.002231653198" calcext:value-type="float">
            <text:p>0.002231653198</text:p>
          </table:table-cell>
          <table:table-cell office:value-type="float" office:value="0.005576923" calcext:value-type="float">
            <text:p>0.00557692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8461538" calcext:value-type="float">
            <text:p>0.008461538</text:p>
          </table:table-cell>
          <table:table-cell office:value-type="float" office:value="0.003076923" calcext:value-type="float">
            <text:p>0.003076923</text:p>
          </table:table-cell>
          <table:table-cell office:value-type="float" office:value="0.005769231" calcext:value-type="float">
            <text:p>0.005769231</text:p>
          </table:table-cell>
          <table:table-cell office:value-type="float" office:value="0.325918319" calcext:value-type="float">
            <text:p>0.325918319</text:p>
          </table:table-cell>
          <table:table-cell office:value-type="float" office:value="0.00159516" calcext:value-type="float">
            <text:p>0.00159516</text:p>
          </table:table-cell>
          <table:table-cell office:value-type="float" office:value="0.001980198" calcext:value-type="float">
            <text:p>0.001980198</text:p>
          </table:table-cell>
          <table:table-cell office:value-type="float" office:value="0.001540154" calcext:value-type="float">
            <text:p>0.001540154</text:p>
          </table:table-cell>
          <table:table-cell office:value-type="float" office:value="0.001980198" calcext:value-type="float">
            <text:p>0.001980198</text:p>
          </table:table-cell>
          <table:table-cell office:value-type="float" office:value="0.000880088" calcext:value-type="float">
            <text:p>0.000880088</text:p>
          </table:table-cell>
          <table:table-cell office:value-type="float" office:value="0.12830006" calcext:value-type="float">
            <text:p>0.12830006</text:p>
          </table:table-cell>
          <table:table-cell office:value-type="float" office:value="0.042993631" calcext:value-type="float">
            <text:p>0.042993631</text:p>
          </table:table-cell>
          <table:table-cell office:value-type="float" office:value="0.044585987" calcext:value-type="float">
            <text:p>0.044585987</text:p>
          </table:table-cell>
          <table:table-cell office:value-type="float" office:value="0.035031847" calcext:value-type="float">
            <text:p>0.035031847</text:p>
          </table:table-cell>
          <table:table-cell office:value-type="float" office:value="0.044585987" calcext:value-type="float">
            <text:p>0.044585987</text:p>
          </table:table-cell>
          <table:table-cell office:value-type="float" office:value="0.047770701" calcext:value-type="float">
            <text:p>0.047770701</text:p>
          </table:table-cell>
          <table:table-cell office:value-type="float" office:value="0.489487101" calcext:value-type="float">
            <text:p>0.489487101</text:p>
          </table:table-cell>
          <table:table-cell office:value-type="float" office:value="0.010242792" calcext:value-type="float">
            <text:p>0.010242792</text:p>
          </table:table-cell>
          <table:table-cell office:value-type="float" office:value="0.004552352" calcext:value-type="float">
            <text:p>0.004552352</text:p>
          </table:table-cell>
          <table:table-cell office:value-type="float" office:value="0.009104704" calcext:value-type="float">
            <text:p>0.009104704</text:p>
          </table:table-cell>
          <table:table-cell office:value-type="float" office:value="0.010622155" calcext:value-type="float">
            <text:p>0.010622155</text:p>
          </table:table-cell>
          <table:table-cell office:value-type="float" office:value="0.016691958" calcext:value-type="float">
            <text:p>0.016691958</text:p>
          </table:table-cell>
          <table:table-cell office:value-type="float" office:value="0.475539027" calcext:value-type="float">
            <text:p>0.475539027</text:p>
          </table:table-cell>
          <table:table-cell office:value-type="float" office:value="0.004039623" calcext:value-type="float">
            <text:p>0.004039623</text:p>
          </table:table-cell>
          <table:table-cell office:value-type="float" office:value="0.006603906" calcext:value-type="float">
            <text:p>0.006603906</text:p>
          </table:table-cell>
          <table:table-cell office:value-type="float" office:value="0.004355768" calcext:value-type="float">
            <text:p>0.004355768</text:p>
          </table:table-cell>
          <table:table-cell office:value-type="float" office:value="0.002248138" calcext:value-type="float">
            <text:p>0.002248138</text:p>
          </table:table-cell>
          <table:table-cell office:value-type="float" office:value="0.002950681" calcext:value-type="float">
            <text:p>0.002950681</text:p>
          </table:table-cell>
          <table:table-cell office:value-type="float" office:value="0.303193041" calcext:value-type="float">
            <text:p>0.303193041</text:p>
          </table:table-cell>
          <table:table-cell office:value-type="float" office:value="0.003736721" calcext:value-type="float">
            <text:p>0.003736721</text:p>
          </table:table-cell>
          <table:table-cell office:value-type="float" office:value="0.004417338" calcext:value-type="float">
            <text:p>0.004417338</text:p>
          </table:table-cell>
          <table:table-cell office:value-type="float" office:value="0.004363957" calcext:value-type="float">
            <text:p>0.004363957</text:p>
          </table:table-cell>
          <table:table-cell office:value-type="float" office:value="0.002428869" calcext:value-type="float">
            <text:p>0.002428869</text:p>
          </table:table-cell>
          <table:table-cell office:value-type="string" calcext:value-type="string">
            <text:p>N/A</text:p>
          </table:table-cell>
          <table:table-cell office:value-type="float" office:value="0.201328918" calcext:value-type="float">
            <text:p>0.201328918</text:p>
          </table:table-cell>
          <table:table-cell office:value-type="float" office:value="0.009259259" calcext:value-type="float">
            <text:p>0.009259259</text:p>
          </table:table-cell>
          <table:table-cell office:value-type="float" office:value="0.011851852" calcext:value-type="float">
            <text:p>0.011851852</text:p>
          </table:table-cell>
          <table:table-cell office:value-type="float" office:value="0.008888889" calcext:value-type="float">
            <text:p>0.008888889</text:p>
          </table:table-cell>
          <table:table-cell office:value-type="float" office:value="0.007407407" calcext:value-type="float">
            <text:p>0.007407407</text:p>
          </table:table-cell>
          <table:table-cell office:value-type="float" office:value="0.008888889" calcext:value-type="float">
            <text:p>0.008888889</text:p>
          </table:table-cell>
          <table:table-cell office:value-type="float" office:value="0.178084803" calcext:value-type="float">
            <text:p>0.178084803</text:p>
          </table:table-cell>
          <table:table-cell office:value-type="float" office:value="0.009325886" calcext:value-type="float">
            <text:p>0.009325886</text:p>
          </table:table-cell>
          <table:table-cell office:value-type="float" office:value="0.008856237" calcext:value-type="float">
            <text:p>0.008856237</text:p>
          </table:table-cell>
          <table:table-cell office:value-type="float" office:value="0.007950486" calcext:value-type="float">
            <text:p>0.007950486</text:p>
          </table:table-cell>
          <table:table-cell office:value-type="float" office:value="0.011170935" calcext:value-type="float">
            <text:p>0.01117093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d_05</text:p>
          </table:table-cell>
          <table:table-cell table:formula="of:=EXACT([.A68];[.B68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7</text:p>
          </table:table-cell>
          <table:table-cell office:value-type="float" office:value="46315727" calcext:value-type="float">
            <text:p>46315727</text:p>
          </table:table-cell>
          <table:table-cell office:value-type="float" office:value="46316148" calcext:value-type="float">
            <text:p>46316148</text:p>
          </table:table-cell>
          <table:table-cell office:value-type="float" office:value="0.02956596593" calcext:value-type="float">
            <text:p>0.02956596593</text:p>
          </table:table-cell>
          <table:table-cell office:value-type="float" office:value="0.050240385" calcext:value-type="float">
            <text:p>0.050240385</text:p>
          </table:table-cell>
          <table:table-cell office:value-type="float" office:value="0.022692308" calcext:value-type="float">
            <text:p>0.022692308</text:p>
          </table:table-cell>
          <table:table-cell office:value-type="float" office:value="0.026730769" calcext:value-type="float">
            <text:p>0.026730769</text:p>
          </table:table-cell>
          <table:table-cell office:value-type="float" office:value="0.073846154" calcext:value-type="float">
            <text:p>0.073846154</text:p>
          </table:table-cell>
          <table:table-cell office:value-type="float" office:value="0.077692308" calcext:value-type="float">
            <text:p>0.077692308</text:p>
          </table:table-cell>
          <table:table-cell office:value-type="float" office:value="0.605630109" calcext:value-type="float">
            <text:p>0.605630109</text:p>
          </table:table-cell>
          <table:table-cell office:value-type="float" office:value="0.013806381" calcext:value-type="float">
            <text:p>0.013806381</text:p>
          </table:table-cell>
          <table:table-cell office:value-type="float" office:value="0.01430143" calcext:value-type="float">
            <text:p>0.01430143</text:p>
          </table:table-cell>
          <table:table-cell office:value-type="float" office:value="0.009460946" calcext:value-type="float">
            <text:p>0.009460946</text:p>
          </table:table-cell>
          <table:table-cell office:value-type="float" office:value="0.006160616" calcext:value-type="float">
            <text:p>0.006160616</text:p>
          </table:table-cell>
          <table:table-cell office:value-type="float" office:value="0.02530253" calcext:value-type="float">
            <text:p>0.02530253</text:p>
          </table:table-cell>
          <table:table-cell office:value-type="float" office:value="0.904209171" calcext:value-type="float">
            <text:p>0.904209171</text:p>
          </table:table-cell>
          <table:table-cell office:value-type="float" office:value="0.332802548" calcext:value-type="float">
            <text:p>0.332802548</text:p>
          </table:table-cell>
          <table:table-cell office:value-type="float" office:value="0.066878981" calcext:value-type="float">
            <text:p>0.066878981</text:p>
          </table:table-cell>
          <table:table-cell office:value-type="float" office:value="0.426751592" calcext:value-type="float">
            <text:p>0.426751592</text:p>
          </table:table-cell>
          <table:table-cell office:value-type="float" office:value="0.71656051" calcext:value-type="float">
            <text:p>0.71656051</text:p>
          </table:table-cell>
          <table:table-cell office:value-type="float" office:value="0.121019108" calcext:value-type="float">
            <text:p>0.121019108</text:p>
          </table:table-cell>
          <table:table-cell office:value-type="float" office:value="0.340315914" calcext:value-type="float">
            <text:p>0.340315914</text:p>
          </table:table-cell>
          <table:table-cell office:value-type="float" office:value="0.029210926" calcext:value-type="float">
            <text:p>0.029210926</text:p>
          </table:table-cell>
          <table:table-cell office:value-type="float" office:value="0.04400607" calcext:value-type="float">
            <text:p>0.04400607</text:p>
          </table:table-cell>
          <table:table-cell office:value-type="float" office:value="0.024279211" calcext:value-type="float">
            <text:p>0.024279211</text:p>
          </table:table-cell>
          <table:table-cell office:value-type="float" office:value="0.02276176" calcext:value-type="float">
            <text:p>0.02276176</text:p>
          </table:table-cell>
          <table:table-cell office:value-type="float" office:value="0.025796662" calcext:value-type="float">
            <text:p>0.025796662</text:p>
          </table:table-cell>
          <table:table-cell office:value-type="float" office:value="0.312627111" calcext:value-type="float">
            <text:p>0.312627111</text:p>
          </table:table-cell>
          <table:table-cell office:value-type="float" office:value="0.014085991" calcext:value-type="float">
            <text:p>0.014085991</text:p>
          </table:table-cell>
          <table:table-cell office:value-type="float" office:value="0.015736968" calcext:value-type="float">
            <text:p>0.015736968</text:p>
          </table:table-cell>
          <table:table-cell office:value-type="float" office:value="0.019530701" calcext:value-type="float">
            <text:p>0.019530701</text:p>
          </table:table-cell>
          <table:table-cell office:value-type="float" office:value="0.011100183" calcext:value-type="float">
            <text:p>0.011100183</text:p>
          </table:table-cell>
          <table:table-cell office:value-type="float" office:value="0.009976114" calcext:value-type="float">
            <text:p>0.009976114</text:p>
          </table:table-cell>
          <table:table-cell office:value-type="float" office:value="0.543079692" calcext:value-type="float">
            <text:p>0.543079692</text:p>
          </table:table-cell>
          <table:table-cell office:value-type="float" office:value="0.010934358" calcext:value-type="float">
            <text:p>0.010934358</text:p>
          </table:table-cell>
          <table:table-cell office:value-type="float" office:value="0.008060642" calcext:value-type="float">
            <text:p>0.008060642</text:p>
          </table:table-cell>
          <table:table-cell office:value-type="float" office:value="0.017762772" calcext:value-type="float">
            <text:p>0.017762772</text:p>
          </table:table-cell>
          <table:table-cell office:value-type="float" office:value="0.006979662" calcext:value-type="float">
            <text:p>0.006979662</text:p>
          </table:table-cell>
          <table:table-cell office:value-type="string" calcext:value-type="string">
            <text:p>N/A</text:p>
          </table:table-cell>
          <table:table-cell office:value-type="float" office:value="0.478472581" calcext:value-type="float">
            <text:p>0.478472581</text:p>
          </table:table-cell>
          <table:table-cell office:value-type="float" office:value="0.027037037" calcext:value-type="float">
            <text:p>0.027037037</text:p>
          </table:table-cell>
          <table:table-cell office:value-type="float" office:value="0.042962963" calcext:value-type="float">
            <text:p>0.042962963</text:p>
          </table:table-cell>
          <table:table-cell office:value-type="float" office:value="0.023703704" calcext:value-type="float">
            <text:p>0.023703704</text:p>
          </table:table-cell>
          <table:table-cell office:value-type="float" office:value="0.011851852" calcext:value-type="float">
            <text:p>0.011851852</text:p>
          </table:table-cell>
          <table:table-cell office:value-type="float" office:value="0.02962963" calcext:value-type="float">
            <text:p>0.02962963</text:p>
          </table:table-cell>
          <table:table-cell office:value-type="float" office:value="0.13909655" calcext:value-type="float">
            <text:p>0.13909655</text:p>
          </table:table-cell>
          <table:table-cell office:value-type="float" office:value="0.021603851" calcext:value-type="float">
            <text:p>0.021603851</text:p>
          </table:table-cell>
          <table:table-cell office:value-type="float" office:value="0.018366628" calcext:value-type="float">
            <text:p>0.018366628</text:p>
          </table:table-cell>
          <table:table-cell office:value-type="float" office:value="0.024304333" calcext:value-type="float">
            <text:p>0.024304333</text:p>
          </table:table-cell>
          <table:table-cell office:value-type="float" office:value="0.022140593" calcext:value-type="float">
            <text:p>0.02214059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d_06</text:p>
          </table:table-cell>
          <table:table-cell table:formula="of:=EXACT([.A69];[.B69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7</text:p>
          </table:table-cell>
          <table:table-cell office:value-type="float" office:value="46315221" calcext:value-type="float">
            <text:p>46315221</text:p>
          </table:table-cell>
          <table:table-cell office:value-type="float" office:value="46315547" calcext:value-type="float">
            <text:p>46315547</text:p>
          </table:table-cell>
          <table:table-cell office:value-type="float" office:value="0.01572735225" calcext:value-type="float">
            <text:p>0.01572735225</text:p>
          </table:table-cell>
          <table:table-cell office:value-type="float" office:value="0.039519231" calcext:value-type="float">
            <text:p>0.039519231</text:p>
          </table:table-cell>
          <table:table-cell office:value-type="float" office:value="0.034423077" calcext:value-type="float">
            <text:p>0.034423077</text:p>
          </table:table-cell>
          <table:table-cell office:value-type="float" office:value="0.061538462" calcext:value-type="float">
            <text:p>0.061538462</text:p>
          </table:table-cell>
          <table:table-cell office:value-type="float" office:value="0.037692308" calcext:value-type="float">
            <text:p>0.037692308</text:p>
          </table:table-cell>
          <table:table-cell office:value-type="float" office:value="0.024423077" calcext:value-type="float">
            <text:p>0.024423077</text:p>
          </table:table-cell>
          <table:table-cell office:value-type="float" office:value="0.199420553" calcext:value-type="float">
            <text:p>0.199420553</text:p>
          </table:table-cell>
          <table:table-cell office:value-type="float" office:value="0.010286029" calcext:value-type="float">
            <text:p>0.010286029</text:p>
          </table:table-cell>
          <table:table-cell office:value-type="float" office:value="0.008140814" calcext:value-type="float">
            <text:p>0.008140814</text:p>
          </table:table-cell>
          <table:table-cell office:value-type="float" office:value="0.010561056" calcext:value-type="float">
            <text:p>0.010561056</text:p>
          </table:table-cell>
          <table:table-cell office:value-type="float" office:value="0.012981298" calcext:value-type="float">
            <text:p>0.012981298</text:p>
          </table:table-cell>
          <table:table-cell office:value-type="float" office:value="0.009460946" calcext:value-type="float">
            <text:p>0.009460946</text:p>
          </table:table-cell>
          <table:table-cell office:value-type="float" office:value="0.575833961" calcext:value-type="float">
            <text:p>0.575833961</text:p>
          </table:table-cell>
          <table:table-cell office:value-type="float" office:value="0.137738854" calcext:value-type="float">
            <text:p>0.137738854</text:p>
          </table:table-cell>
          <table:table-cell office:value-type="float" office:value="0.168789809" calcext:value-type="float">
            <text:p>0.168789809</text:p>
          </table:table-cell>
          <table:table-cell office:value-type="float" office:value="0.073248408" calcext:value-type="float">
            <text:p>0.073248408</text:p>
          </table:table-cell>
          <table:table-cell office:value-type="float" office:value="0.23566879" calcext:value-type="float">
            <text:p>0.23566879</text:p>
          </table:table-cell>
          <table:table-cell office:value-type="float" office:value="0.073248408" calcext:value-type="float">
            <text:p>0.073248408</text:p>
          </table:table-cell>
          <table:table-cell office:value-type="float" office:value="0.504010794" calcext:value-type="float">
            <text:p>0.504010794</text:p>
          </table:table-cell>
          <table:table-cell office:value-type="float" office:value="0.043247344" calcext:value-type="float">
            <text:p>0.043247344</text:p>
          </table:table-cell>
          <table:table-cell office:value-type="float" office:value="0.069802731" calcext:value-type="float">
            <text:p>0.069802731</text:p>
          </table:table-cell>
          <table:table-cell office:value-type="float" office:value="0.051593323" calcext:value-type="float">
            <text:p>0.051593323</text:p>
          </table:table-cell>
          <table:table-cell office:value-type="float" office:value="0.030349014" calcext:value-type="float">
            <text:p>0.030349014</text:p>
          </table:table-cell>
          <table:table-cell office:value-type="float" office:value="0.02124431" calcext:value-type="float">
            <text:p>0.02124431</text:p>
          </table:table-cell>
          <table:table-cell office:value-type="float" office:value="0.154609826" calcext:value-type="float">
            <text:p>0.154609826</text:p>
          </table:table-cell>
          <table:table-cell office:value-type="float" office:value="0.03748068" calcext:value-type="float">
            <text:p>0.03748068</text:p>
          </table:table-cell>
          <table:table-cell office:value-type="float" office:value="0.037796825" calcext:value-type="float">
            <text:p>0.037796825</text:p>
          </table:table-cell>
          <table:table-cell office:value-type="float" office:value="0.040747506" calcext:value-type="float">
            <text:p>0.040747506</text:p>
          </table:table-cell>
          <table:table-cell office:value-type="float" office:value="0.042152592" calcext:value-type="float">
            <text:p>0.042152592</text:p>
          </table:table-cell>
          <table:table-cell office:value-type="float" office:value="0.029225797" calcext:value-type="float">
            <text:p>0.029225797</text:p>
          </table:table-cell>
          <table:table-cell office:value-type="float" office:value="0.523694901" calcext:value-type="float">
            <text:p>0.523694901</text:p>
          </table:table-cell>
          <table:table-cell office:value-type="float" office:value="0.016050108" calcext:value-type="float">
            <text:p>0.016050108</text:p>
          </table:table-cell>
          <table:table-cell office:value-type="float" office:value="0.013545615" calcext:value-type="float">
            <text:p>0.013545615</text:p>
          </table:table-cell>
          <table:table-cell office:value-type="float" office:value="0.02542305" calcext:value-type="float">
            <text:p>0.02542305</text:p>
          </table:table-cell>
          <table:table-cell office:value-type="float" office:value="0.009181658" calcext:value-type="float">
            <text:p>0.009181658</text:p>
          </table:table-cell>
          <table:table-cell office:value-type="string" calcext:value-type="string">
            <text:p>N/A</text:p>
          </table:table-cell>
          <table:table-cell office:value-type="float" office:value="0.223366231" calcext:value-type="float">
            <text:p>0.223366231</text:p>
          </table:table-cell>
          <table:table-cell office:value-type="float" office:value="0.057407407" calcext:value-type="float">
            <text:p>0.057407407</text:p>
          </table:table-cell>
          <table:table-cell office:value-type="float" office:value="0.045925926" calcext:value-type="float">
            <text:p>0.045925926</text:p>
          </table:table-cell>
          <table:table-cell office:value-type="float" office:value="0.075555556" calcext:value-type="float">
            <text:p>0.075555556</text:p>
          </table:table-cell>
          <table:table-cell office:value-type="float" office:value="0.051851852" calcext:value-type="float">
            <text:p>0.051851852</text:p>
          </table:table-cell>
          <table:table-cell office:value-type="float" office:value="0.056296296" calcext:value-type="float">
            <text:p>0.056296296</text:p>
          </table:table-cell>
          <table:table-cell office:value-type="float" office:value="0.175714034" calcext:value-type="float">
            <text:p>0.175714034</text:p>
          </table:table-cell>
          <table:table-cell office:value-type="float" office:value="0.026518392" calcext:value-type="float">
            <text:p>0.026518392</text:p>
          </table:table-cell>
          <table:table-cell office:value-type="float" office:value="0.021738037" calcext:value-type="float">
            <text:p>0.021738037</text:p>
          </table:table-cell>
          <table:table-cell office:value-type="float" office:value="0.031047149" calcext:value-type="float">
            <text:p>0.031047149</text:p>
          </table:table-cell>
          <table:table-cell office:value-type="float" office:value="0.026769989" calcext:value-type="float">
            <text:p>0.02676998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d_07</text:p>
          </table:table-cell>
          <table:table-cell table:formula="of:=EXACT([.A70];[.B70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7</text:p>
          </table:table-cell>
          <table:table-cell office:value-type="float" office:value="46338108" calcext:value-type="float">
            <text:p>46338108</text:p>
          </table:table-cell>
          <table:table-cell office:value-type="float" office:value="46338476" calcext:value-type="float">
            <text:p>46338476</text:p>
          </table:table-cell>
          <table:table-cell office:value-type="float" office:value="0.01223775713" calcext:value-type="float">
            <text:p>0.01223775713</text:p>
          </table:table-cell>
          <table:table-cell office:value-type="float" office:value="0.019471154" calcext:value-type="float">
            <text:p>0.019471154</text:p>
          </table:table-cell>
          <table:table-cell office:value-type="float" office:value="0.036153846" calcext:value-type="float">
            <text:p>0.036153846</text:p>
          </table:table-cell>
          <table:table-cell office:value-type="float" office:value="0.020961538" calcext:value-type="float">
            <text:p>0.020961538</text:p>
          </table:table-cell>
          <table:table-cell office:value-type="float" office:value="0.009038462" calcext:value-type="float">
            <text:p>0.009038462</text:p>
          </table:table-cell>
          <table:table-cell office:value-type="float" office:value="0.011730769" calcext:value-type="float">
            <text:p>0.011730769</text:p>
          </table:table-cell>
          <table:table-cell office:value-type="float" office:value="0.121716124" calcext:value-type="float">
            <text:p>0.121716124</text:p>
          </table:table-cell>
          <table:table-cell office:value-type="float" office:value="0.00330033" calcext:value-type="float">
            <text:p>0.00330033</text:p>
          </table:table-cell>
          <table:table-cell office:value-type="float" office:value="0.003520352" calcext:value-type="float">
            <text:p>0.003520352</text:p>
          </table:table-cell>
          <table:table-cell office:value-type="float" office:value="0.002860286" calcext:value-type="float">
            <text:p>0.002860286</text:p>
          </table:table-cell>
          <table:table-cell office:value-type="float" office:value="0.003740374" calcext:value-type="float">
            <text:p>0.003740374</text:p>
          </table:table-cell>
          <table:table-cell office:value-type="float" office:value="0.003080308" calcext:value-type="float">
            <text:p>0.003080308</text:p>
          </table:table-cell>
          <table:table-cell office:value-type="float" office:value="0.691121711" calcext:value-type="float">
            <text:p>0.691121711</text:p>
          </table:table-cell>
          <table:table-cell office:value-type="float" office:value="0.262738854" calcext:value-type="float">
            <text:p>0.262738854</text:p>
          </table:table-cell>
          <table:table-cell office:value-type="float" office:value="0.175159236" calcext:value-type="float">
            <text:p>0.175159236</text:p>
          </table:table-cell>
          <table:table-cell office:value-type="float" office:value="0.50955414" calcext:value-type="float">
            <text:p>0.50955414</text:p>
          </table:table-cell>
          <table:table-cell office:value-type="float" office:value="0.277070064" calcext:value-type="float">
            <text:p>0.277070064</text:p>
          </table:table-cell>
          <table:table-cell office:value-type="float" office:value="0.089171975" calcext:value-type="float">
            <text:p>0.089171975</text:p>
          </table:table-cell>
          <table:table-cell office:value-type="float" office:value="0.233773835" calcext:value-type="float">
            <text:p>0.233773835</text:p>
          </table:table-cell>
          <table:table-cell office:value-type="float" office:value="0.01707132" calcext:value-type="float">
            <text:p>0.01707132</text:p>
          </table:table-cell>
          <table:table-cell office:value-type="float" office:value="0.015174507" calcext:value-type="float">
            <text:p>0.015174507</text:p>
          </table:table-cell>
          <table:table-cell office:value-type="float" office:value="0.016691958" calcext:value-type="float">
            <text:p>0.016691958</text:p>
          </table:table-cell>
          <table:table-cell office:value-type="float" office:value="0.02276176" calcext:value-type="float">
            <text:p>0.02276176</text:p>
          </table:table-cell>
          <table:table-cell office:value-type="float" office:value="0.013657056" calcext:value-type="float">
            <text:p>0.013657056</text:p>
          </table:table-cell>
          <table:table-cell office:value-type="float" office:value="0.464198507" calcext:value-type="float">
            <text:p>0.464198507</text:p>
          </table:table-cell>
          <table:table-cell office:value-type="float" office:value="0.00804412" calcext:value-type="float">
            <text:p>0.00804412</text:p>
          </table:table-cell>
          <table:table-cell office:value-type="float" office:value="0.006463397" calcext:value-type="float">
            <text:p>0.006463397</text:p>
          </table:table-cell>
          <table:table-cell office:value-type="float" office:value="0.01348883" calcext:value-type="float">
            <text:p>0.01348883</text:p>
          </table:table-cell>
          <table:table-cell office:value-type="float" office:value="0.005058311" calcext:value-type="float">
            <text:p>0.005058311</text:p>
          </table:table-cell>
          <table:table-cell office:value-type="float" office:value="0.007165941" calcext:value-type="float">
            <text:p>0.007165941</text:p>
          </table:table-cell>
          <table:table-cell office:value-type="float" office:value="0.037836843" calcext:value-type="float">
            <text:p>0.037836843</text:p>
          </table:table-cell>
          <table:table-cell office:value-type="float" office:value="0.004381751" calcext:value-type="float">
            <text:p>0.004381751</text:p>
          </table:table-cell>
          <table:table-cell office:value-type="float" office:value="0.004484066" calcext:value-type="float">
            <text:p>0.004484066</text:p>
          </table:table-cell>
          <table:table-cell office:value-type="float" office:value="0.004190466" calcext:value-type="float">
            <text:p>0.004190466</text:p>
          </table:table-cell>
          <table:table-cell office:value-type="float" office:value="0.00447072" calcext:value-type="float">
            <text:p>0.00447072</text:p>
          </table:table-cell>
          <table:table-cell office:value-type="string" calcext:value-type="string">
            <text:p>N/A</text:p>
          </table:table-cell>
          <table:table-cell office:value-type="float" office:value="1.30955733" calcext:value-type="float">
            <text:p>1.30955733</text:p>
          </table:table-cell>
          <table:table-cell office:value-type="float" office:value="0.045555556" calcext:value-type="float">
            <text:p>0.045555556</text:p>
          </table:table-cell>
          <table:table-cell office:value-type="float" office:value="0.134814815" calcext:value-type="float">
            <text:p>0.134814815</text:p>
          </table:table-cell>
          <table:table-cell office:value-type="float" office:value="0.016296296" calcext:value-type="float">
            <text:p>0.016296296</text:p>
          </table:table-cell>
          <table:table-cell office:value-type="float" office:value="0.020740741" calcext:value-type="float">
            <text:p>0.020740741</text:p>
          </table:table-cell>
          <table:table-cell office:value-type="float" office:value="0.01037037" calcext:value-type="float">
            <text:p>0.01037037</text:p>
          </table:table-cell>
          <table:table-cell office:value-type="float" office:value="0.356753212" calcext:value-type="float">
            <text:p>0.356753212</text:p>
          </table:table-cell>
          <table:table-cell office:value-type="float" office:value="0.014173334" calcext:value-type="float">
            <text:p>0.014173334</text:p>
          </table:table-cell>
          <table:table-cell office:value-type="float" office:value="0.011825089" calcext:value-type="float">
            <text:p>0.011825089</text:p>
          </table:table-cell>
          <table:table-cell office:value-type="float" office:value="0.019976853" calcext:value-type="float">
            <text:p>0.019976853</text:p>
          </table:table-cell>
          <table:table-cell office:value-type="float" office:value="0.01071806" calcext:value-type="float">
            <text:p>0.0107180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d_08</text:p>
          </table:table-cell>
          <table:table-cell table:formula="of:=EXACT([.A71];[.B71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7</text:p>
          </table:table-cell>
          <table:table-cell office:value-type="float" office:value="46351014" calcext:value-type="float">
            <text:p>46351014</text:p>
          </table:table-cell>
          <table:table-cell office:value-type="float" office:value="46351553" calcext:value-type="float">
            <text:p>46351553</text:p>
          </table:table-cell>
          <table:table-cell office:value-type="float" office:value="0.0001923076366" calcext:value-type="float">
            <text:p>0.0001923076366</text:p>
          </table:table-cell>
          <table:table-cell office:value-type="float" office:value="0.001057692" calcext:value-type="float">
            <text:p>0.001057692</text:p>
          </table:table-cell>
          <table:table-cell table:number-columns-repeated="2" office:value-type="float" office:value="0.001153846" calcext:value-type="float">
            <text:p>0.001153846</text:p>
          </table:table-cell>
          <table:table-cell office:value-type="float" office:value="0.000769231" calcext:value-type="float">
            <text:p>0.000769231</text:p>
          </table:table-cell>
          <table:table-cell office:value-type="float" office:value="0.001153846" calcext:value-type="float">
            <text:p>0.001153846</text:p>
          </table:table-cell>
          <table:table-cell office:value-type="float" office:value="0.510310363" calcext:value-type="float">
            <text:p>0.510310363</text:p>
          </table:table-cell>
          <table:table-cell office:value-type="float" office:value="0.001760176" calcext:value-type="float">
            <text:p>0.001760176</text:p>
          </table:table-cell>
          <table:table-cell office:value-type="float" office:value="0.00110011" calcext:value-type="float">
            <text:p>0.00110011</text:p>
          </table:table-cell>
          <table:table-cell office:value-type="float" office:value="0.001540154" calcext:value-type="float">
            <text:p>0.001540154</text:p>
          </table:table-cell>
          <table:table-cell office:value-type="float" office:value="0.003080308" calcext:value-type="float">
            <text:p>0.003080308</text:p>
          </table:table-cell>
          <table:table-cell office:value-type="float" office:value="0.001320132" calcext:value-type="float">
            <text:p>0.001320132</text:p>
          </table:table-cell>
          <table:table-cell office:value-type="float" office:value="0.163299316" calcext:value-type="float">
            <text:p>0.163299316</text:p>
          </table:table-cell>
          <table:table-cell office:value-type="float" office:value="0.015923567" calcext:value-type="float">
            <text:p>0.015923567</text:p>
          </table:table-cell>
          <table:table-cell office:value-type="float" office:value="0.012738854" calcext:value-type="float">
            <text:p>0.012738854</text:p>
          </table:table-cell>
          <table:table-cell table:number-columns-repeated="2" office:value-type="float" office:value="0.015923567" calcext:value-type="float">
            <text:p>0.015923567</text:p>
          </table:table-cell>
          <table:table-cell office:value-type="float" office:value="0.01910828" calcext:value-type="float">
            <text:p>0.01910828</text:p>
          </table:table-cell>
          <table:table-cell office:value-type="float" office:value="0.198614531" calcext:value-type="float">
            <text:p>0.198614531</text:p>
          </table:table-cell>
          <table:table-cell office:value-type="float" office:value="0.009863429" calcext:value-type="float">
            <text:p>0.009863429</text:p>
          </table:table-cell>
          <table:table-cell office:value-type="float" office:value="0.007587253" calcext:value-type="float">
            <text:p>0.007587253</text:p>
          </table:table-cell>
          <table:table-cell office:value-type="float" office:value="0.009104704" calcext:value-type="float">
            <text:p>0.009104704</text:p>
          </table:table-cell>
          <table:table-cell office:value-type="float" office:value="0.010622155" calcext:value-type="float">
            <text:p>0.010622155</text:p>
          </table:table-cell>
          <table:table-cell office:value-type="float" office:value="0.012139605" calcext:value-type="float">
            <text:p>0.012139605</text:p>
          </table:table-cell>
          <table:table-cell office:value-type="float" office:value="0.22243913" calcext:value-type="float">
            <text:p>0.22243913</text:p>
          </table:table-cell>
          <table:table-cell office:value-type="float" office:value="0.002248138" calcext:value-type="float">
            <text:p>0.002248138</text:p>
          </table:table-cell>
          <table:table-cell table:number-columns-repeated="2" office:value-type="float" office:value="0.002669664" calcext:value-type="float">
            <text:p>0.002669664</text:p>
          </table:table-cell>
          <table:table-cell office:value-type="float" office:value="0.001967121" calcext:value-type="float">
            <text:p>0.001967121</text:p>
          </table:table-cell>
          <table:table-cell office:value-type="float" office:value="0.001686104" calcext:value-type="float">
            <text:p>0.001686104</text:p>
          </table:table-cell>
          <table:table-cell office:value-type="float" office:value="0.244988536" calcext:value-type="float">
            <text:p>0.244988536</text:p>
          </table:table-cell>
          <table:table-cell office:value-type="float" office:value="0.077648179" calcext:value-type="float">
            <text:p>0.077648179</text:p>
          </table:table-cell>
          <table:table-cell office:value-type="float" office:value="0.065179096" calcext:value-type="float">
            <text:p>0.065179096</text:p>
          </table:table-cell>
          <table:table-cell office:value-type="float" office:value="0.068221854" calcext:value-type="float">
            <text:p>0.068221854</text:p>
          </table:table-cell>
          <table:table-cell office:value-type="float" office:value="0.099543586" calcext:value-type="float">
            <text:p>0.099543586</text:p>
          </table:table-cell>
          <table:table-cell office:value-type="string" calcext:value-type="string">
            <text:p>N/A</text:p>
          </table:table-cell>
          <table:table-cell office:value-type="float" office:value="0.090721842" calcext:value-type="float">
            <text:p>0.090721842</text:p>
          </table:table-cell>
          <table:table-cell table:number-columns-repeated="2" office:value-type="float" office:value="0.013333333" calcext:value-type="float">
            <text:p>0.013333333</text:p>
          </table:table-cell>
          <table:table-cell office:value-type="float" office:value="0.014814815" calcext:value-type="float">
            <text:p>0.014814815</text:p>
          </table:table-cell>
          <table:table-cell office:value-type="float" office:value="0.013333333" calcext:value-type="float">
            <text:p>0.013333333</text:p>
          </table:table-cell>
          <table:table-cell office:value-type="float" office:value="0.011851852" calcext:value-type="float">
            <text:p>0.011851852</text:p>
          </table:table-cell>
          <table:table-cell office:value-type="float" office:value="0.127670234" calcext:value-type="float">
            <text:p>0.127670234</text:p>
          </table:table-cell>
          <table:table-cell office:value-type="float" office:value="0.135627904" calcext:value-type="float">
            <text:p>0.135627904</text:p>
          </table:table-cell>
          <table:table-cell office:value-type="float" office:value="0.115885875" calcext:value-type="float">
            <text:p>0.115885875</text:p>
          </table:table-cell>
          <table:table-cell office:value-type="float" office:value="0.148241332" calcext:value-type="float">
            <text:p>0.148241332</text:p>
          </table:table-cell>
          <table:table-cell office:value-type="float" office:value="0.142756504" calcext:value-type="float">
            <text:p>0.14275650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d_09</text:p>
          </table:table-cell>
          <table:table-cell table:formula="of:=EXACT([.A72];[.B72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7</text:p>
          </table:table-cell>
          <table:table-cell office:value-type="float" office:value="46353943" calcext:value-type="float">
            <text:p>46353943</text:p>
          </table:table-cell>
          <table:table-cell office:value-type="float" office:value="46354168" calcext:value-type="float">
            <text:p>46354168</text:p>
          </table:table-cell>
          <table:table-cell office:value-type="float" office:value="0.01035177025" calcext:value-type="float">
            <text:p>0.01035177025</text:p>
          </table:table-cell>
          <table:table-cell office:value-type="float" office:value="0.071201923" calcext:value-type="float">
            <text:p>0.071201923</text:p>
          </table:table-cell>
          <table:table-cell office:value-type="float" office:value="0.079615385" calcext:value-type="float">
            <text:p>0.079615385</text:p>
          </table:table-cell>
          <table:table-cell office:value-type="float" office:value="0.064807692" calcext:value-type="float">
            <text:p>0.064807692</text:p>
          </table:table-cell>
          <table:table-cell office:value-type="float" office:value="0.080384615" calcext:value-type="float">
            <text:p>0.080384615</text:p>
          </table:table-cell>
          <table:table-cell office:value-type="float" office:value="0.06" calcext:value-type="float">
            <text:p>0.06</text:p>
          </table:table-cell>
          <table:table-cell office:value-type="float" office:value="0.69907269" calcext:value-type="float">
            <text:p>0.69907269</text:p>
          </table:table-cell>
          <table:table-cell office:value-type="float" office:value="0.012046205" calcext:value-type="float">
            <text:p>0.012046205</text:p>
          </table:table-cell>
          <table:table-cell office:value-type="float" office:value="0.024642464" calcext:value-type="float">
            <text:p>0.024642464</text:p>
          </table:table-cell>
          <table:table-cell office:value-type="float" office:value="0.007040704" calcext:value-type="float">
            <text:p>0.007040704</text:p>
          </table:table-cell>
          <table:table-cell office:value-type="float" office:value="0.007920792" calcext:value-type="float">
            <text:p>0.007920792</text:p>
          </table:table-cell>
          <table:table-cell office:value-type="float" office:value="0.008580858" calcext:value-type="float">
            <text:p>0.008580858</text:p>
          </table:table-cell>
          <table:table-cell office:value-type="float" office:value="1.292744496" calcext:value-type="float">
            <text:p>1.292744496</text:p>
          </table:table-cell>
          <table:table-cell office:value-type="float" office:value="0.161624204" calcext:value-type="float">
            <text:p>0.161624204</text:p>
          </table:table-cell>
          <table:table-cell office:value-type="float" office:value="0.073248408" calcext:value-type="float">
            <text:p>0.073248408</text:p>
          </table:table-cell>
          <table:table-cell office:value-type="float" office:value="0.044585987" calcext:value-type="float">
            <text:p>0.044585987</text:p>
          </table:table-cell>
          <table:table-cell office:value-type="float" office:value="0.474522293" calcext:value-type="float">
            <text:p>0.474522293</text:p>
          </table:table-cell>
          <table:table-cell office:value-type="float" office:value="0.054140127" calcext:value-type="float">
            <text:p>0.054140127</text:p>
          </table:table-cell>
          <table:table-cell office:value-type="float" office:value="0.451839341" calcext:value-type="float">
            <text:p>0.451839341</text:p>
          </table:table-cell>
          <table:table-cell office:value-type="float" office:value="0.017450683" calcext:value-type="float">
            <text:p>0.017450683</text:p>
          </table:table-cell>
          <table:table-cell office:value-type="float" office:value="0.015174507" calcext:value-type="float">
            <text:p>0.015174507</text:p>
          </table:table-cell>
          <table:table-cell office:value-type="float" office:value="0.028831563" calcext:value-type="float">
            <text:p>0.028831563</text:p>
          </table:table-cell>
          <table:table-cell office:value-type="float" office:value="0.010622155" calcext:value-type="float">
            <text:p>0.010622155</text:p>
          </table:table-cell>
          <table:table-cell office:value-type="float" office:value="0.015174507" calcext:value-type="float">
            <text:p>0.015174507</text:p>
          </table:table-cell>
          <table:table-cell office:value-type="float" office:value="0.502491406" calcext:value-type="float">
            <text:p>0.502491406</text:p>
          </table:table-cell>
          <table:table-cell office:value-type="float" office:value="0.019600955" calcext:value-type="float">
            <text:p>0.019600955</text:p>
          </table:table-cell>
          <table:table-cell office:value-type="float" office:value="0.00927357" calcext:value-type="float">
            <text:p>0.00927357</text:p>
          </table:table-cell>
          <table:table-cell office:value-type="float" office:value="0.015034425" calcext:value-type="float">
            <text:p>0.015034425</text:p>
          </table:table-cell>
          <table:table-cell office:value-type="float" office:value="0.021919348" calcext:value-type="float">
            <text:p>0.021919348</text:p>
          </table:table-cell>
          <table:table-cell office:value-type="float" office:value="0.032176479" calcext:value-type="float">
            <text:p>0.032176479</text:p>
          </table:table-cell>
          <table:table-cell office:value-type="float" office:value="0.189548197" calcext:value-type="float">
            <text:p>0.189548197</text:p>
          </table:table-cell>
          <table:table-cell office:value-type="float" office:value="0.009973487" calcext:value-type="float">
            <text:p>0.009973487</text:p>
          </table:table-cell>
          <table:table-cell office:value-type="float" office:value="0.010075802" calcext:value-type="float">
            <text:p>0.010075802</text:p>
          </table:table-cell>
          <table:table-cell office:value-type="float" office:value="0.008033951" calcext:value-type="float">
            <text:p>0.008033951</text:p>
          </table:table-cell>
          <table:table-cell office:value-type="float" office:value="0.011810708" calcext:value-type="float">
            <text:p>0.011810708</text:p>
          </table:table-cell>
          <table:table-cell office:value-type="string" calcext:value-type="string">
            <text:p>N/A</text:p>
          </table:table-cell>
          <table:table-cell office:value-type="float" office:value="0.301213849" calcext:value-type="float">
            <text:p>0.301213849</text:p>
          </table:table-cell>
          <table:table-cell office:value-type="float" office:value="0.019259259" calcext:value-type="float">
            <text:p>0.019259259</text:p>
          </table:table-cell>
          <table:table-cell office:value-type="float" office:value="0.022222222" calcext:value-type="float">
            <text:p>0.022222222</text:p>
          </table:table-cell>
          <table:table-cell office:value-type="float" office:value="0.017777778" calcext:value-type="float">
            <text:p>0.017777778</text:p>
          </table:table-cell>
          <table:table-cell office:value-type="float" office:value="0.025185185" calcext:value-type="float">
            <text:p>0.025185185</text:p>
          </table:table-cell>
          <table:table-cell office:value-type="float" office:value="0.011851852" calcext:value-type="float">
            <text:p>0.011851852</text:p>
          </table:table-cell>
          <table:table-cell office:value-type="float" office:value="0.338090451" calcext:value-type="float">
            <text:p>0.338090451</text:p>
          </table:table-cell>
          <table:table-cell office:value-type="float" office:value="0.022744427" calcext:value-type="float">
            <text:p>0.022744427</text:p>
          </table:table-cell>
          <table:table-cell office:value-type="float" office:value="0.018869823" calcext:value-type="float">
            <text:p>0.018869823</text:p>
          </table:table-cell>
          <table:table-cell office:value-type="float" office:value="0.031600664" calcext:value-type="float">
            <text:p>0.031600664</text:p>
          </table:table-cell>
          <table:table-cell office:value-type="float" office:value="0.017762794" calcext:value-type="float">
            <text:p>0.01776279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g_01</text:p>
          </table:table-cell>
          <table:table-cell table:formula="of:=EXACT([.A73];[.B73])" office:value-type="boolean" office:boolean-value="true" calcext:value-type="boolean">
            <text:p>TRUE</text:p>
          </table:table-cell>
          <table:table-cell office:value-type="string" calcext:value-type="string">
            <text:p>TEST ELEMENT*NESTED</text:p>
          </table:table-cell>
          <table:table-cell office:value-type="string" calcext:value-type="string">
            <text:p>chr1</text:p>
          </table:table-cell>
          <table:table-cell office:value-type="float" office:value="134091600" calcext:value-type="float">
            <text:p>134091600</text:p>
          </table:table-cell>
          <table:table-cell office:value-type="float" office:value="134093367" calcext:value-type="float">
            <text:p>134093367</text:p>
          </table:table-cell>
          <table:table-cell office:value-type="float" office:value="0.5960237251" calcext:value-type="float">
            <text:p>0.5960237251</text:p>
          </table:table-cell>
          <table:table-cell office:value-type="float" office:value="5.170961538" calcext:value-type="float">
            <text:p>5.170961538</text:p>
          </table:table-cell>
          <table:table-cell office:value-type="float" office:value="5.075961538" calcext:value-type="float">
            <text:p>5.075961538</text:p>
          </table:table-cell>
          <table:table-cell office:value-type="float" office:value="5.641346154" calcext:value-type="float">
            <text:p>5.641346154</text:p>
          </table:table-cell>
          <table:table-cell office:value-type="float" office:value="5.601730769" calcext:value-type="float">
            <text:p>5.601730769</text:p>
          </table:table-cell>
          <table:table-cell office:value-type="float" office:value="4.364807692" calcext:value-type="float">
            <text:p>4.364807692</text:p>
          </table:table-cell>
          <table:table-cell office:value-type="float" office:value="0.083254738" calcext:value-type="float">
            <text:p>0.083254738</text:p>
          </table:table-cell>
          <table:table-cell office:value-type="float" office:value="4.331848185" calcext:value-type="float">
            <text:p>4.331848185</text:p>
          </table:table-cell>
          <table:table-cell office:value-type="float" office:value="4.703630363" calcext:value-type="float">
            <text:p>4.703630363</text:p>
          </table:table-cell>
          <table:table-cell office:value-type="float" office:value="3.956875688" calcext:value-type="float">
            <text:p>3.956875688</text:p>
          </table:table-cell>
          <table:table-cell office:value-type="float" office:value="4.097469747" calcext:value-type="float">
            <text:p>4.097469747</text:p>
          </table:table-cell>
          <table:table-cell office:value-type="float" office:value="4.569416942" calcext:value-type="float">
            <text:p>4.569416942</text:p>
          </table:table-cell>
          <table:table-cell office:value-type="float" office:value="0.231023188" calcext:value-type="float">
            <text:p>0.231023188</text:p>
          </table:table-cell>
          <table:table-cell office:value-type="float" office:value="25.89808917" calcext:value-type="float">
            <text:p>25.89808917</text:p>
          </table:table-cell>
          <table:table-cell office:value-type="float" office:value="25.58280255" calcext:value-type="float">
            <text:p>25.58280255</text:p>
          </table:table-cell>
          <table:table-cell office:value-type="float" office:value="33.98407643" calcext:value-type="float">
            <text:p>33.98407643</text:p>
          </table:table-cell>
          <table:table-cell office:value-type="float" office:value="19.59235669" calcext:value-type="float">
            <text:p>19.59235669</text:p>
          </table:table-cell>
          <table:table-cell office:value-type="float" office:value="24.43312102" calcext:value-type="float">
            <text:p>24.43312102</text:p>
          </table:table-cell>
          <table:table-cell office:value-type="float" office:value="0.398717052" calcext:value-type="float">
            <text:p>0.398717052</text:p>
          </table:table-cell>
          <table:table-cell office:value-type="float" office:value="9.462822458" calcext:value-type="float">
            <text:p>9.462822458</text:p>
          </table:table-cell>
          <table:table-cell office:value-type="float" office:value="14.26858877" calcext:value-type="float">
            <text:p>14.26858877</text:p>
          </table:table-cell>
          <table:table-cell office:value-type="float" office:value="5.934749621" calcext:value-type="float">
            <text:p>5.934749621</text:p>
          </table:table-cell>
          <table:table-cell office:value-type="float" office:value="10.60546282" calcext:value-type="float">
            <text:p>10.60546282</text:p>
          </table:table-cell>
          <table:table-cell office:value-type="float" office:value="7.042488619" calcext:value-type="float">
            <text:p>7.042488619</text:p>
          </table:table-cell>
          <table:table-cell office:value-type="float" office:value="0.143307004" calcext:value-type="float">
            <text:p>0.143307004</text:p>
          </table:table-cell>
          <table:table-cell office:value-type="float" office:value="3.790009836" calcext:value-type="float">
            <text:p>3.790009836</text:p>
          </table:table-cell>
          <table:table-cell office:value-type="float" office:value="4.023605452" calcext:value-type="float">
            <text:p>4.023605452</text:p>
          </table:table-cell>
          <table:table-cell office:value-type="float" office:value="4.312631727" calcext:value-type="float">
            <text:p>4.312631727</text:p>
          </table:table-cell>
          <table:table-cell office:value-type="float" office:value="3.780244485" calcext:value-type="float">
            <text:p>3.780244485</text:p>
          </table:table-cell>
          <table:table-cell office:value-type="float" office:value="3.043557679" calcext:value-type="float">
            <text:p>3.043557679</text:p>
          </table:table-cell>
          <table:table-cell office:value-type="float" office:value="0.399798749" calcext:value-type="float">
            <text:p>0.399798749</text:p>
          </table:table-cell>
          <table:table-cell office:value-type="float" office:value="0.586785352" calcext:value-type="float">
            <text:p>0.586785352</text:p>
          </table:table-cell>
          <table:table-cell office:value-type="float" office:value="0.831580633" calcext:value-type="float">
            <text:p>0.831580633</text:p>
          </table:table-cell>
          <table:table-cell office:value-type="float" office:value="0.363929963" calcext:value-type="float">
            <text:p>0.363929963</text:p>
          </table:table-cell>
          <table:table-cell office:value-type="float" office:value="0.56484546" calcext:value-type="float">
            <text:p>0.56484546</text:p>
          </table:table-cell>
          <table:table-cell office:value-type="string" calcext:value-type="string">
            <text:p>N/A</text:p>
          </table:table-cell>
          <table:table-cell office:value-type="float" office:value="0.127194987" calcext:value-type="float">
            <text:p>0.127194987</text:p>
          </table:table-cell>
          <table:table-cell office:value-type="float" office:value="12.79333333" calcext:value-type="float">
            <text:p>12.79333333</text:p>
          </table:table-cell>
          <table:table-cell office:value-type="float" office:value="13.63555556" calcext:value-type="float">
            <text:p>13.63555556</text:p>
          </table:table-cell>
          <table:table-cell office:value-type="float" office:value="14.39851852" calcext:value-type="float">
            <text:p>14.39851852</text:p>
          </table:table-cell>
          <table:table-cell office:value-type="float" office:value="12.48148148" calcext:value-type="float">
            <text:p>12.48148148</text:p>
          </table:table-cell>
          <table:table-cell office:value-type="float" office:value="10.65777778" calcext:value-type="float">
            <text:p>10.65777778</text:p>
          </table:table-cell>
          <table:table-cell office:value-type="float" office:value="0.137326191" calcext:value-type="float">
            <text:p>0.137326191</text:p>
          </table:table-cell>
          <table:table-cell office:value-type="float" office:value="2.807108472" calcext:value-type="float">
            <text:p>2.807108472</text:p>
          </table:table-cell>
          <table:table-cell office:value-type="float" office:value="2.446787098" calcext:value-type="float">
            <text:p>2.446787098</text:p>
          </table:table-cell>
          <table:table-cell office:value-type="float" office:value="2.760931918" calcext:value-type="float">
            <text:p>2.760931918</text:p>
          </table:table-cell>
          <table:table-cell office:value-type="float" office:value="3.213606401" calcext:value-type="float">
            <text:p>3.21360640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g_02</text:p>
          </table:table-cell>
          <table:table-cell table:formula="of:=EXACT([.A74];[.B74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4091600" calcext:value-type="float">
            <text:p>134091600</text:p>
          </table:table-cell>
          <table:table-cell office:value-type="float" office:value="134092191" calcext:value-type="float">
            <text:p>134092191</text:p>
          </table:table-cell>
          <table:table-cell office:value-type="float" office:value="0.005881388606" calcext:value-type="float">
            <text:p>0.005881388606</text:p>
          </table:table-cell>
          <table:table-cell office:value-type="float" office:value="0.012115385" calcext:value-type="float">
            <text:p>0.012115385</text:p>
          </table:table-cell>
          <table:table-cell office:value-type="float" office:value="0.006538462" calcext:value-type="float">
            <text:p>0.006538462</text:p>
          </table:table-cell>
          <table:table-cell office:value-type="float" office:value="0.008269231" calcext:value-type="float">
            <text:p>0.008269231</text:p>
          </table:table-cell>
          <table:table-cell office:value-type="float" office:value="0.014230769" calcext:value-type="float">
            <text:p>0.014230769</text:p>
          </table:table-cell>
          <table:table-cell office:value-type="float" office:value="0.019423077" calcext:value-type="float">
            <text:p>0.019423077</text:p>
          </table:table-cell>
          <table:table-cell office:value-type="float" office:value="0.150613114" calcext:value-type="float">
            <text:p>0.150613114</text:p>
          </table:table-cell>
          <table:table-cell office:value-type="float" office:value="0.005060506" calcext:value-type="float">
            <text:p>0.005060506</text:p>
          </table:table-cell>
          <table:table-cell table:number-columns-repeated="2" office:value-type="float" office:value="0.005280528" calcext:value-type="float">
            <text:p>0.005280528</text:p>
          </table:table-cell>
          <table:table-cell office:value-type="float" office:value="0.003960396" calcext:value-type="float">
            <text:p>0.003960396</text:p>
          </table:table-cell>
          <table:table-cell office:value-type="float" office:value="0.005720572" calcext:value-type="float">
            <text:p>0.005720572</text:p>
          </table:table-cell>
          <table:table-cell office:value-type="float" office:value="0.523813793" calcext:value-type="float">
            <text:p>0.523813793</text:p>
          </table:table-cell>
          <table:table-cell office:value-type="float" office:value="0.062101911" calcext:value-type="float">
            <text:p>0.062101911</text:p>
          </table:table-cell>
          <table:table-cell office:value-type="float" office:value="0.035031847" calcext:value-type="float">
            <text:p>0.035031847</text:p>
          </table:table-cell>
          <table:table-cell office:value-type="float" office:value="0.108280255" calcext:value-type="float">
            <text:p>0.108280255</text:p>
          </table:table-cell>
          <table:table-cell office:value-type="float" office:value="0.044585987" calcext:value-type="float">
            <text:p>0.044585987</text:p>
          </table:table-cell>
          <table:table-cell office:value-type="float" office:value="0.060509554" calcext:value-type="float">
            <text:p>0.060509554</text:p>
          </table:table-cell>
          <table:table-cell office:value-type="float" office:value="0.259806567" calcext:value-type="float">
            <text:p>0.259806567</text:p>
          </table:table-cell>
          <table:table-cell office:value-type="float" office:value="0.029590288" calcext:value-type="float">
            <text:p>0.029590288</text:p>
          </table:table-cell>
          <table:table-cell office:value-type="float" office:value="0.036418816" calcext:value-type="float">
            <text:p>0.036418816</text:p>
          </table:table-cell>
          <table:table-cell office:value-type="float" office:value="0.027314112" calcext:value-type="float">
            <text:p>0.027314112</text:p>
          </table:table-cell>
          <table:table-cell office:value-type="float" office:value="0.019726859" calcext:value-type="float">
            <text:p>0.019726859</text:p>
          </table:table-cell>
          <table:table-cell office:value-type="float" office:value="0.034901366" calcext:value-type="float">
            <text:p>0.034901366</text:p>
          </table:table-cell>
          <table:table-cell office:value-type="float" office:value="0.626984686" calcext:value-type="float">
            <text:p>0.626984686</text:p>
          </table:table-cell>
          <table:table-cell office:value-type="float" office:value="0.006849796" calcext:value-type="float">
            <text:p>0.006849796</text:p>
          </table:table-cell>
          <table:table-cell office:value-type="float" office:value="0.008149501" calcext:value-type="float">
            <text:p>0.008149501</text:p>
          </table:table-cell>
          <table:table-cell office:value-type="float" office:value="0.003372207" calcext:value-type="float">
            <text:p>0.003372207</text:p>
          </table:table-cell>
          <table:table-cell office:value-type="float" office:value="0.003512716" calcext:value-type="float">
            <text:p>0.003512716</text:p>
          </table:table-cell>
          <table:table-cell office:value-type="float" office:value="0.01236476" calcext:value-type="float">
            <text:p>0.01236476</text:p>
          </table:table-cell>
          <table:table-cell office:value-type="float" office:value="0.059036233" calcext:value-type="float">
            <text:p>0.059036233</text:p>
          </table:table-cell>
          <table:table-cell office:value-type="float" office:value="0.176662396" calcext:value-type="float">
            <text:p>0.176662396</text:p>
          </table:table-cell>
          <table:table-cell office:value-type="float" office:value="0.165710244" calcext:value-type="float">
            <text:p>0.165710244</text:p>
          </table:table-cell>
          <table:table-cell office:value-type="float" office:value="0.177801206" calcext:value-type="float">
            <text:p>0.177801206</text:p>
          </table:table-cell>
          <table:table-cell office:value-type="float" office:value="0.186475738" calcext:value-type="float">
            <text:p>0.186475738</text:p>
          </table:table-cell>
          <table:table-cell office:value-type="string" calcext:value-type="string">
            <text:p>N/A</text:p>
          </table:table-cell>
          <table:table-cell office:value-type="float" office:value="0.355822036" calcext:value-type="float">
            <text:p>0.355822036</text:p>
          </table:table-cell>
          <table:table-cell office:value-type="float" office:value="0.028518519" calcext:value-type="float">
            <text:p>0.028518519</text:p>
          </table:table-cell>
          <table:table-cell office:value-type="float" office:value="0.032592593" calcext:value-type="float">
            <text:p>0.032592593</text:p>
          </table:table-cell>
          <table:table-cell office:value-type="float" office:value="0.016296296" calcext:value-type="float">
            <text:p>0.016296296</text:p>
          </table:table-cell>
          <table:table-cell office:value-type="float" office:value="0.025185185" calcext:value-type="float">
            <text:p>0.025185185</text:p>
          </table:table-cell>
          <table:table-cell office:value-type="float" office:value="0.04" calcext:value-type="float">
            <text:p>0.04</text:p>
          </table:table-cell>
          <table:table-cell office:value-type="float" office:value="0.282435916" calcext:value-type="float">
            <text:p>0.282435916</text:p>
          </table:table-cell>
          <table:table-cell office:value-type="float" office:value="0.187339607" calcext:value-type="float">
            <text:p>0.187339607</text:p>
          </table:table-cell>
          <table:table-cell office:value-type="float" office:value="0.177577618" calcext:value-type="float">
            <text:p>0.177577618</text:p>
          </table:table-cell>
          <table:table-cell office:value-type="float" office:value="0.13998893" calcext:value-type="float">
            <text:p>0.13998893</text:p>
          </table:table-cell>
          <table:table-cell office:value-type="float" office:value="0.244452272" calcext:value-type="float">
            <text:p>0.24445227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g_03</text:p>
          </table:table-cell>
          <table:table-cell table:formula="of:=EXACT([.A75];[.B75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4092570" calcext:value-type="float">
            <text:p>134092570</text:p>
          </table:table-cell>
          <table:table-cell office:value-type="float" office:value="134093219" calcext:value-type="float">
            <text:p>134093219</text:p>
          </table:table-cell>
          <table:table-cell office:value-type="float" office:value="1.038658328" calcext:value-type="float">
            <text:p>1.038658328</text:p>
          </table:table-cell>
          <table:table-cell office:value-type="float" office:value="4.238461538" calcext:value-type="float">
            <text:p>4.238461538</text:p>
          </table:table-cell>
          <table:table-cell office:value-type="float" office:value="4.831153846" calcext:value-type="float">
            <text:p>4.831153846</text:p>
          </table:table-cell>
          <table:table-cell office:value-type="float" office:value="3.013076923" calcext:value-type="float">
            <text:p>3.013076923</text:p>
          </table:table-cell>
          <table:table-cell office:value-type="float" office:value="3.785576923" calcext:value-type="float">
            <text:p>3.785576923</text:p>
          </table:table-cell>
          <table:table-cell office:value-type="float" office:value="5.324038462" calcext:value-type="float">
            <text:p>5.324038462</text:p>
          </table:table-cell>
          <table:table-cell office:value-type="float" office:value="0.08760143" calcext:value-type="float">
            <text:p>0.08760143</text:p>
          </table:table-cell>
          <table:table-cell office:value-type="float" office:value="2.279757976" calcext:value-type="float">
            <text:p>2.279757976</text:p>
          </table:table-cell>
          <table:table-cell office:value-type="float" office:value="2.487348735" calcext:value-type="float">
            <text:p>2.487348735</text:p>
          </table:table-cell>
          <table:table-cell office:value-type="float" office:value="2.413641364" calcext:value-type="float">
            <text:p>2.413641364</text:p>
          </table:table-cell>
          <table:table-cell office:value-type="float" office:value="2.121892189" calcext:value-type="float">
            <text:p>2.121892189</text:p>
          </table:table-cell>
          <table:table-cell office:value-type="float" office:value="2.096149615" calcext:value-type="float">
            <text:p>2.096149615</text:p>
          </table:table-cell>
          <table:table-cell office:value-type="float" office:value="0.149132037" calcext:value-type="float">
            <text:p>0.149132037</text:p>
          </table:table-cell>
          <table:table-cell office:value-type="float" office:value="28.91958599" calcext:value-type="float">
            <text:p>28.91958599</text:p>
          </table:table-cell>
          <table:table-cell office:value-type="float" office:value="28.93630573" calcext:value-type="float">
            <text:p>28.93630573</text:p>
          </table:table-cell>
          <table:table-cell office:value-type="float" office:value="23.60191083" calcext:value-type="float">
            <text:p>23.60191083</text:p>
          </table:table-cell>
          <table:table-cell office:value-type="float" office:value="34.1656051" calcext:value-type="float">
            <text:p>34.1656051</text:p>
          </table:table-cell>
          <table:table-cell office:value-type="float" office:value="28.97452229" calcext:value-type="float">
            <text:p>28.97452229</text:p>
          </table:table-cell>
          <table:table-cell office:value-type="float" office:value="0.27557981" calcext:value-type="float">
            <text:p>0.27557981</text:p>
          </table:table-cell>
          <table:table-cell office:value-type="float" office:value="7.908194234" calcext:value-type="float">
            <text:p>7.908194234</text:p>
          </table:table-cell>
          <table:table-cell office:value-type="float" office:value="7.707132018" calcext:value-type="float">
            <text:p>7.707132018</text:p>
          </table:table-cell>
          <table:table-cell office:value-type="float" office:value="8.708649469" calcext:value-type="float">
            <text:p>8.708649469</text:p>
          </table:table-cell>
          <table:table-cell office:value-type="float" office:value="5.02124431" calcext:value-type="float">
            <text:p>5.02124431</text:p>
          </table:table-cell>
          <table:table-cell office:value-type="float" office:value="10.19575114" calcext:value-type="float">
            <text:p>10.19575114</text:p>
          </table:table-cell>
          <table:table-cell office:value-type="float" office:value="0.298831444" calcext:value-type="float">
            <text:p>0.298831444</text:p>
          </table:table-cell>
          <table:table-cell office:value-type="float" office:value="3.317549529" calcext:value-type="float">
            <text:p>3.317549529</text:p>
          </table:table-cell>
          <table:table-cell office:value-type="float" office:value="2.559926936" calcext:value-type="float">
            <text:p>2.559926936</text:p>
          </table:table-cell>
          <table:table-cell office:value-type="float" office:value="2.88520444" calcext:value-type="float">
            <text:p>2.88520444</text:p>
          </table:table-cell>
          <table:table-cell office:value-type="float" office:value="3.052409723" calcext:value-type="float">
            <text:p>3.052409723</text:p>
          </table:table-cell>
          <table:table-cell office:value-type="float" office:value="4.772657018" calcext:value-type="float">
            <text:p>4.772657018</text:p>
          </table:table-cell>
          <table:table-cell office:value-type="float" office:value="0.350577419" calcext:value-type="float">
            <text:p>0.350577419</text:p>
          </table:table-cell>
          <table:table-cell office:value-type="float" office:value="0.468602644" calcext:value-type="float">
            <text:p>0.468602644</text:p>
          </table:table-cell>
          <table:table-cell office:value-type="float" office:value="0.391301447" calcext:value-type="float">
            <text:p>0.391301447</text:p>
          </table:table-cell>
          <table:table-cell office:value-type="float" office:value="0.65727593" calcext:value-type="float">
            <text:p>0.65727593</text:p>
          </table:table-cell>
          <table:table-cell office:value-type="float" office:value="0.357230556" calcext:value-type="float">
            <text:p>0.357230556</text:p>
          </table:table-cell>
          <table:table-cell office:value-type="string" calcext:value-type="string">
            <text:p>N/A</text:p>
          </table:table-cell>
          <table:table-cell office:value-type="float" office:value="0.126795199" calcext:value-type="float">
            <text:p>0.126795199</text:p>
          </table:table-cell>
          <table:table-cell office:value-type="float" office:value="10.43925926" calcext:value-type="float">
            <text:p>10.43925926</text:p>
          </table:table-cell>
          <table:table-cell office:value-type="float" office:value="9.992592593" calcext:value-type="float">
            <text:p>9.992592593</text:p>
          </table:table-cell>
          <table:table-cell office:value-type="float" office:value="9.522962963" calcext:value-type="float">
            <text:p>9.522962963</text:p>
          </table:table-cell>
          <table:table-cell office:value-type="float" office:value="9.838518519" calcext:value-type="float">
            <text:p>9.838518519</text:p>
          </table:table-cell>
          <table:table-cell office:value-type="float" office:value="12.40296296" calcext:value-type="float">
            <text:p>12.40296296</text:p>
          </table:table-cell>
          <table:table-cell office:value-type="float" office:value="0.15907619" calcext:value-type="float">
            <text:p>0.15907619</text:p>
          </table:table-cell>
          <table:table-cell office:value-type="float" office:value="2.605142656" calcext:value-type="float">
            <text:p>2.605142656</text:p>
          </table:table-cell>
          <table:table-cell office:value-type="float" office:value="2.331354099" calcext:value-type="float">
            <text:p>2.331354099</text:p>
          </table:table-cell>
          <table:table-cell office:value-type="float" office:value="2.402153676" calcext:value-type="float">
            <text:p>2.402153676</text:p>
          </table:table-cell>
          <table:table-cell office:value-type="float" office:value="3.081920193" calcext:value-type="float">
            <text:p>3.08192019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g_04</text:p>
          </table:table-cell>
          <table:table-cell table:formula="of:=EXACT([.A76];[.B76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4082948" calcext:value-type="float">
            <text:p>134082948</text:p>
          </table:table-cell>
          <table:table-cell office:value-type="float" office:value="134083616" calcext:value-type="float">
            <text:p>134083616</text:p>
          </table:table-cell>
          <table:table-cell office:value-type="float" office:value="0.6399769706" calcext:value-type="float">
            <text:p>0.6399769706</text:p>
          </table:table-cell>
          <table:table-cell office:value-type="float" office:value="2.704855769" calcext:value-type="float">
            <text:p>2.704855769</text:p>
          </table:table-cell>
          <table:table-cell office:value-type="float" office:value="2.037884615" calcext:value-type="float">
            <text:p>2.037884615</text:p>
          </table:table-cell>
          <table:table-cell office:value-type="float" office:value="3.5775" calcext:value-type="float">
            <text:p>3.5775</text:p>
          </table:table-cell>
          <table:table-cell office:value-type="float" office:value="2.5775" calcext:value-type="float">
            <text:p>2.5775</text:p>
          </table:table-cell>
          <table:table-cell office:value-type="float" office:value="2.626538462" calcext:value-type="float">
            <text:p>2.626538462</text:p>
          </table:table-cell>
          <table:table-cell office:value-type="float" office:value="0.160415016" calcext:value-type="float">
            <text:p>0.160415016</text:p>
          </table:table-cell>
          <table:table-cell office:value-type="float" office:value="1.494994499" calcext:value-type="float">
            <text:p>1.494994499</text:p>
          </table:table-cell>
          <table:table-cell office:value-type="float" office:value="1.747194719" calcext:value-type="float">
            <text:p>1.747194719</text:p>
          </table:table-cell>
          <table:table-cell office:value-type="float" office:value="1.652585259" calcext:value-type="float">
            <text:p>1.652585259</text:p>
          </table:table-cell>
          <table:table-cell office:value-type="float" office:value="1.298349835" calcext:value-type="float">
            <text:p>1.298349835</text:p>
          </table:table-cell>
          <table:table-cell office:value-type="float" office:value="1.281848185" calcext:value-type="float">
            <text:p>1.281848185</text:p>
          </table:table-cell>
          <table:table-cell office:value-type="float" office:value="0.05055498" calcext:value-type="float">
            <text:p>0.05055498</text:p>
          </table:table-cell>
          <table:table-cell office:value-type="float" office:value="7.947452229" calcext:value-type="float">
            <text:p>7.947452229</text:p>
          </table:table-cell>
          <table:table-cell office:value-type="float" office:value="8.197452229" calcext:value-type="float">
            <text:p>8.197452229</text:p>
          </table:table-cell>
          <table:table-cell office:value-type="float" office:value="7.506369427" calcext:value-type="float">
            <text:p>7.506369427</text:p>
          </table:table-cell>
          <table:table-cell office:value-type="float" office:value="7.719745223" calcext:value-type="float">
            <text:p>7.719745223</text:p>
          </table:table-cell>
          <table:table-cell office:value-type="float" office:value="8.366242038" calcext:value-type="float">
            <text:p>8.366242038</text:p>
          </table:table-cell>
          <table:table-cell office:value-type="float" office:value="0.173992989" calcext:value-type="float">
            <text:p>0.173992989</text:p>
          </table:table-cell>
          <table:table-cell office:value-type="float" office:value="2.731790592" calcext:value-type="float">
            <text:p>2.731790592</text:p>
          </table:table-cell>
          <table:table-cell office:value-type="float" office:value="2.8892261" calcext:value-type="float">
            <text:p>2.8892261</text:p>
          </table:table-cell>
          <table:table-cell office:value-type="float" office:value="2.039453718" calcext:value-type="float">
            <text:p>2.039453718</text:p>
          </table:table-cell>
          <table:table-cell office:value-type="float" office:value="3.122913505" calcext:value-type="float">
            <text:p>3.122913505</text:p>
          </table:table-cell>
          <table:table-cell office:value-type="float" office:value="2.875569044" calcext:value-type="float">
            <text:p>2.875569044</text:p>
          </table:table-cell>
          <table:table-cell office:value-type="float" office:value="0.129267431" calcext:value-type="float">
            <text:p>0.129267431</text:p>
          </table:table-cell>
          <table:table-cell office:value-type="float" office:value="2.53080652" calcext:value-type="float">
            <text:p>2.53080652</text:p>
          </table:table-cell>
          <table:table-cell office:value-type="float" office:value="2.610229029" calcext:value-type="float">
            <text:p>2.610229029</text:p>
          </table:table-cell>
          <table:table-cell office:value-type="float" office:value="2.869326964" calcext:value-type="float">
            <text:p>2.869326964</text:p>
          </table:table-cell>
          <table:table-cell office:value-type="float" office:value="2.559364901" calcext:value-type="float">
            <text:p>2.559364901</text:p>
          </table:table-cell>
          <table:table-cell office:value-type="float" office:value="2.084305185" calcext:value-type="float">
            <text:p>2.084305185</text:p>
          </table:table-cell>
          <table:table-cell office:value-type="float" office:value="0.127546829" calcext:value-type="float">
            <text:p>0.127546829</text:p>
          </table:table-cell>
          <table:table-cell office:value-type="float" office:value="1.562759124" calcext:value-type="float">
            <text:p>1.562759124</text:p>
          </table:table-cell>
          <table:table-cell office:value-type="float" office:value="1.782883147" calcext:value-type="float">
            <text:p>1.782883147</text:p>
          </table:table-cell>
          <table:table-cell office:value-type="float" office:value="1.510916564" calcext:value-type="float">
            <text:p>1.510916564</text:p>
          </table:table-cell>
          <table:table-cell office:value-type="float" office:value="1.39447766" calcext:value-type="float">
            <text:p>1.39447766</text:p>
          </table:table-cell>
          <table:table-cell office:value-type="string" calcext:value-type="string">
            <text:p>N/A</text:p>
          </table:table-cell>
          <table:table-cell office:value-type="float" office:value="0.052032938" calcext:value-type="float">
            <text:p>0.052032938</text:p>
          </table:table-cell>
          <table:table-cell office:value-type="float" office:value="4.392222222" calcext:value-type="float">
            <text:p>4.392222222</text:p>
          </table:table-cell>
          <table:table-cell office:value-type="float" office:value="4.428148148" calcext:value-type="float">
            <text:p>4.428148148</text:p>
          </table:table-cell>
          <table:table-cell office:value-type="float" office:value="4.50962963" calcext:value-type="float">
            <text:p>4.50962963</text:p>
          </table:table-cell>
          <table:table-cell office:value-type="float" office:value="4.57037037" calcext:value-type="float">
            <text:p>4.57037037</text:p>
          </table:table-cell>
          <table:table-cell office:value-type="float" office:value="4.060740741" calcext:value-type="float">
            <text:p>4.060740741</text:p>
          </table:table-cell>
          <table:table-cell office:value-type="float" office:value="0.042427396" calcext:value-type="float">
            <text:p>0.042427396</text:p>
          </table:table-cell>
          <table:table-cell office:value-type="float" office:value="2.888676429" calcext:value-type="float">
            <text:p>2.888676429</text:p>
          </table:table-cell>
          <table:table-cell office:value-type="float" office:value="2.840638052" calcext:value-type="float">
            <text:p>2.840638052</text:p>
          </table:table-cell>
          <table:table-cell office:value-type="float" office:value="3.027977658" calcext:value-type="float">
            <text:p>3.027977658</text:p>
          </table:table-cell>
          <table:table-cell office:value-type="float" office:value="2.797413576" calcext:value-type="float">
            <text:p>2.79741357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g_05</text:p>
          </table:table-cell>
          <table:table-cell table:formula="of:=EXACT([.A77];[.B77])" office:value-type="boolean" office:boolean-value="true" calcext:value-type="boolean">
            <text:p>TRUE</text:p>
          </table:table-cell>
          <table:table-cell office:value-type="string" calcext:value-type="string">
            <text:p>TEST ELEMENT*NESTED</text:p>
          </table:table-cell>
          <table:table-cell office:value-type="string" calcext:value-type="string">
            <text:p>chr1</text:p>
          </table:table-cell>
          <table:table-cell office:value-type="float" office:value="134083350" calcext:value-type="float">
            <text:p>134083350</text:p>
          </table:table-cell>
          <table:table-cell office:value-type="float" office:value="134083616" calcext:value-type="float">
            <text:p>134083616</text:p>
          </table:table-cell>
          <table:table-cell office:value-type="float" office:value="0.7390123214" calcext:value-type="float">
            <text:p>0.7390123214</text:p>
          </table:table-cell>
          <table:table-cell office:value-type="float" office:value="2.331201923" calcext:value-type="float">
            <text:p>2.331201923</text:p>
          </table:table-cell>
          <table:table-cell office:value-type="float" office:value="1.946153846" calcext:value-type="float">
            <text:p>1.946153846</text:p>
          </table:table-cell>
          <table:table-cell office:value-type="float" office:value="1.484038462" calcext:value-type="float">
            <text:p>1.484038462</text:p>
          </table:table-cell>
          <table:table-cell office:value-type="float" office:value="2.865769231" calcext:value-type="float">
            <text:p>2.865769231</text:p>
          </table:table-cell>
          <table:table-cell office:value-type="float" office:value="3.028846154" calcext:value-type="float">
            <text:p>3.028846154</text:p>
          </table:table-cell>
          <table:table-cell office:value-type="float" office:value="0.300133144" calcext:value-type="float">
            <text:p>0.300133144</text:p>
          </table:table-cell>
          <table:table-cell office:value-type="float" office:value="1.09119912" calcext:value-type="float">
            <text:p>1.09119912</text:p>
          </table:table-cell>
          <table:table-cell office:value-type="float" office:value="1.467106711" calcext:value-type="float">
            <text:p>1.467106711</text:p>
          </table:table-cell>
          <table:table-cell office:value-type="float" office:value="1.099889989" calcext:value-type="float">
            <text:p>1.099889989</text:p>
          </table:table-cell>
          <table:table-cell office:value-type="float" office:value="1.129592959" calcext:value-type="float">
            <text:p>1.129592959</text:p>
          </table:table-cell>
          <table:table-cell office:value-type="float" office:value="0.668206821" calcext:value-type="float">
            <text:p>0.668206821</text:p>
          </table:table-cell>
          <table:table-cell office:value-type="float" office:value="0.259107369" calcext:value-type="float">
            <text:p>0.259107369</text:p>
          </table:table-cell>
          <table:table-cell office:value-type="float" office:value="5.984076433" calcext:value-type="float">
            <text:p>5.984076433</text:p>
          </table:table-cell>
          <table:table-cell office:value-type="float" office:value="7.748407643" calcext:value-type="float">
            <text:p>7.748407643</text:p>
          </table:table-cell>
          <table:table-cell office:value-type="float" office:value="4.031847134" calcext:value-type="float">
            <text:p>4.031847134</text:p>
          </table:table-cell>
          <table:table-cell office:value-type="float" office:value="6.445859873" calcext:value-type="float">
            <text:p>6.445859873</text:p>
          </table:table-cell>
          <table:table-cell office:value-type="float" office:value="5.710191083" calcext:value-type="float">
            <text:p>5.710191083</text:p>
          </table:table-cell>
          <table:table-cell office:value-type="float" office:value="0.203497847" calcext:value-type="float">
            <text:p>0.203497847</text:p>
          </table:table-cell>
          <table:table-cell office:value-type="float" office:value="2.047799697" calcext:value-type="float">
            <text:p>2.047799697</text:p>
          </table:table-cell>
          <table:table-cell office:value-type="float" office:value="2.517450683" calcext:value-type="float">
            <text:p>2.517450683</text:p>
          </table:table-cell>
          <table:table-cell office:value-type="float" office:value="2.279210926" calcext:value-type="float">
            <text:p>2.279210926</text:p>
          </table:table-cell>
          <table:table-cell office:value-type="float" office:value="1.720789074" calcext:value-type="float">
            <text:p>1.720789074</text:p>
          </table:table-cell>
          <table:table-cell office:value-type="float" office:value="1.673748103" calcext:value-type="float">
            <text:p>1.673748103</text:p>
          </table:table-cell>
          <table:table-cell office:value-type="float" office:value="0.084950344" calcext:value-type="float">
            <text:p>0.084950344</text:p>
          </table:table-cell>
          <table:table-cell office:value-type="float" office:value="0.686806239" calcext:value-type="float">
            <text:p>0.686806239</text:p>
          </table:table-cell>
          <table:table-cell office:value-type="float" office:value="0.739918505" calcext:value-type="float">
            <text:p>0.739918505</text:p>
          </table:table-cell>
          <table:table-cell office:value-type="float" office:value="0.720949838" calcext:value-type="float">
            <text:p>0.720949838</text:p>
          </table:table-cell>
          <table:table-cell office:value-type="float" office:value="0.608402417" calcext:value-type="float">
            <text:p>0.608402417</text:p>
          </table:table-cell>
          <table:table-cell office:value-type="float" office:value="0.677954194" calcext:value-type="float">
            <text:p>0.677954194</text:p>
          </table:table-cell>
          <table:table-cell office:value-type="float" office:value="0.1993763" calcext:value-type="float">
            <text:p>0.1993763</text:p>
          </table:table-cell>
          <table:table-cell office:value-type="float" office:value="0.163846332" calcext:value-type="float">
            <text:p>0.163846332</text:p>
          </table:table-cell>
          <table:table-cell office:value-type="float" office:value="0.126875033" calcext:value-type="float">
            <text:p>0.126875033</text:p>
          </table:table-cell>
          <table:table-cell office:value-type="float" office:value="0.175852773" calcext:value-type="float">
            <text:p>0.175852773</text:p>
          </table:table-cell>
          <table:table-cell office:value-type="float" office:value="0.188811189" calcext:value-type="float">
            <text:p>0.188811189</text:p>
          </table:table-cell>
          <table:table-cell office:value-type="string" calcext:value-type="string">
            <text:p>N/A</text:p>
          </table:table-cell>
          <table:table-cell office:value-type="float" office:value="0.377818253" calcext:value-type="float">
            <text:p>0.377818253</text:p>
          </table:table-cell>
          <table:table-cell office:value-type="float" office:value="1.387777778" calcext:value-type="float">
            <text:p>1.387777778</text:p>
          </table:table-cell>
          <table:table-cell office:value-type="float" office:value="1.874074074" calcext:value-type="float">
            <text:p>1.874074074</text:p>
          </table:table-cell>
          <table:table-cell office:value-type="float" office:value="1.50962963" calcext:value-type="float">
            <text:p>1.50962963</text:p>
          </table:table-cell>
          <table:table-cell office:value-type="float" office:value="1.524444444" calcext:value-type="float">
            <text:p>1.524444444</text:p>
          </table:table-cell>
          <table:table-cell office:value-type="float" office:value="0.642962963" calcext:value-type="float">
            <text:p>0.642962963</text:p>
          </table:table-cell>
          <table:table-cell office:value-type="float" office:value="0.108316346" calcext:value-type="float">
            <text:p>0.108316346</text:p>
          </table:table-cell>
          <table:table-cell office:value-type="float" office:value="0.446820644" calcext:value-type="float">
            <text:p>0.446820644</text:p>
          </table:table-cell>
          <table:table-cell office:value-type="float" office:value="0.502591456" calcext:value-type="float">
            <text:p>0.502591456</text:p>
          </table:table-cell>
          <table:table-cell office:value-type="float" office:value="0.42202989" calcext:value-type="float">
            <text:p>0.42202989</text:p>
          </table:table-cell>
          <table:table-cell office:value-type="float" office:value="0.415840588" calcext:value-type="float">
            <text:p>0.41584058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g_06</text:p>
          </table:table-cell>
          <table:table-cell table:formula="of:=EXACT([.A78];[.B78])" office:value-type="boolean" office:boolean-value="true" calcext:value-type="boolean">
            <text:p>TRUE</text:p>
          </table:table-cell>
          <table:table-cell office:value-type="string" calcext:value-type="string">
            <text:p>TEST ELEMENT*NESTED</text:p>
          </table:table-cell>
          <table:table-cell office:value-type="string" calcext:value-type="string">
            <text:p>chr1</text:p>
          </table:table-cell>
          <table:table-cell office:value-type="float" office:value="134082948" calcext:value-type="float">
            <text:p>134082948</text:p>
          </table:table-cell>
          <table:table-cell office:value-type="float" office:value="134083350" calcext:value-type="float">
            <text:p>134083350</text:p>
          </table:table-cell>
          <table:table-cell office:value-type="float" office:value="0.1771990169" calcext:value-type="float">
            <text:p>0.1771990169</text:p>
          </table:table-cell>
          <table:table-cell office:value-type="float" office:value="1.071201923" calcext:value-type="float">
            <text:p>1.071201923</text:p>
          </table:table-cell>
          <table:table-cell office:value-type="float" office:value="1.043653846" calcext:value-type="float">
            <text:p>1.043653846</text:p>
          </table:table-cell>
          <table:table-cell office:value-type="float" office:value="0.845576923" calcext:value-type="float">
            <text:p>0.845576923</text:p>
          </table:table-cell>
          <table:table-cell office:value-type="float" office:value="1.270192308" calcext:value-type="float">
            <text:p>1.270192308</text:p>
          </table:table-cell>
          <table:table-cell office:value-type="float" office:value="1.125384615" calcext:value-type="float">
            <text:p>1.125384615</text:p>
          </table:table-cell>
          <table:table-cell office:value-type="float" office:value="0.284164656" calcext:value-type="float">
            <text:p>0.284164656</text:p>
          </table:table-cell>
          <table:table-cell office:value-type="float" office:value="0.554125413" calcext:value-type="float">
            <text:p>0.554125413</text:p>
          </table:table-cell>
          <table:table-cell office:value-type="float" office:value="0.493289329" calcext:value-type="float">
            <text:p>0.493289329</text:p>
          </table:table-cell>
          <table:table-cell office:value-type="float" office:value="0.775577558" calcext:value-type="float">
            <text:p>0.775577558</text:p>
          </table:table-cell>
          <table:table-cell office:value-type="float" office:value="0.40770077" calcext:value-type="float">
            <text:p>0.40770077</text:p>
          </table:table-cell>
          <table:table-cell office:value-type="float" office:value="0.539933993" calcext:value-type="float">
            <text:p>0.539933993</text:p>
          </table:table-cell>
          <table:table-cell office:value-type="float" office:value="0.411599147" calcext:value-type="float">
            <text:p>0.411599147</text:p>
          </table:table-cell>
          <table:table-cell office:value-type="float" office:value="3.462579618" calcext:value-type="float">
            <text:p>3.462579618</text:p>
          </table:table-cell>
          <table:table-cell office:value-type="float" office:value="5.503184713" calcext:value-type="float">
            <text:p>5.503184713</text:p>
          </table:table-cell>
          <table:table-cell office:value-type="float" office:value="2.512738854" calcext:value-type="float">
            <text:p>2.512738854</text:p>
          </table:table-cell>
          <table:table-cell office:value-type="float" office:value="3.382165605" calcext:value-type="float">
            <text:p>3.382165605</text:p>
          </table:table-cell>
          <table:table-cell office:value-type="float" office:value="2.452229299" calcext:value-type="float">
            <text:p>2.452229299</text:p>
          </table:table-cell>
          <table:table-cell office:value-type="float" office:value="0.185662214" calcext:value-type="float">
            <text:p>0.185662214</text:p>
          </table:table-cell>
          <table:table-cell office:value-type="float" office:value="2.176403642" calcext:value-type="float">
            <text:p>2.176403642</text:p>
          </table:table-cell>
          <table:table-cell office:value-type="float" office:value="1.833080425" calcext:value-type="float">
            <text:p>1.833080425</text:p>
          </table:table-cell>
          <table:table-cell office:value-type="float" office:value="2.059180577" calcext:value-type="float">
            <text:p>2.059180577</text:p>
          </table:table-cell>
          <table:table-cell office:value-type="float" office:value="2.761760243" calcext:value-type="float">
            <text:p>2.761760243</text:p>
          </table:table-cell>
          <table:table-cell office:value-type="float" office:value="2.051593323" calcext:value-type="float">
            <text:p>2.051593323</text:p>
          </table:table-cell>
          <table:table-cell office:value-type="float" office:value="0.206451244" calcext:value-type="float">
            <text:p>0.206451244</text:p>
          </table:table-cell>
          <table:table-cell office:value-type="float" office:value="1.33325137" calcext:value-type="float">
            <text:p>1.33325137</text:p>
          </table:table-cell>
          <table:table-cell office:value-type="float" office:value="1.486581425" calcext:value-type="float">
            <text:p>1.486581425</text:p>
          </table:table-cell>
          <table:table-cell office:value-type="float" office:value="1.266263875" calcext:value-type="float">
            <text:p>1.266263875</text:p>
          </table:table-cell>
          <table:table-cell office:value-type="float" office:value="1.602782071" calcext:value-type="float">
            <text:p>1.602782071</text:p>
          </table:table-cell>
          <table:table-cell office:value-type="float" office:value="0.977378109" calcext:value-type="float">
            <text:p>0.977378109</text:p>
          </table:table-cell>
          <table:table-cell office:value-type="float" office:value="0.130152621" calcext:value-type="float">
            <text:p>0.130152621</text:p>
          </table:table-cell>
          <table:table-cell office:value-type="float" office:value="0.067163117" calcext:value-type="float">
            <text:p>0.067163117</text:p>
          </table:table-cell>
          <table:table-cell office:value-type="float" office:value="0.063884589" calcext:value-type="float">
            <text:p>0.063884589</text:p>
          </table:table-cell>
          <table:table-cell office:value-type="float" office:value="0.077069877" calcext:value-type="float">
            <text:p>0.077069877</text:p>
          </table:table-cell>
          <table:table-cell office:value-type="float" office:value="0.060534885" calcext:value-type="float">
            <text:p>0.060534885</text:p>
          </table:table-cell>
          <table:table-cell office:value-type="string" calcext:value-type="string">
            <text:p>N/A</text:p>
          </table:table-cell>
          <table:table-cell office:value-type="float" office:value="0.235555502" calcext:value-type="float">
            <text:p>0.235555502</text:p>
          </table:table-cell>
          <table:table-cell office:value-type="float" office:value="1.993703704" calcext:value-type="float">
            <text:p>1.993703704</text:p>
          </table:table-cell>
          <table:table-cell office:value-type="float" office:value="2.282962963" calcext:value-type="float">
            <text:p>2.282962963</text:p>
          </table:table-cell>
          <table:table-cell office:value-type="float" office:value="1.899259259" calcext:value-type="float">
            <text:p>1.899259259</text:p>
          </table:table-cell>
          <table:table-cell office:value-type="float" office:value="2.420740741" calcext:value-type="float">
            <text:p>2.420740741</text:p>
          </table:table-cell>
          <table:table-cell office:value-type="float" office:value="1.371851852" calcext:value-type="float">
            <text:p>1.371851852</text:p>
          </table:table-cell>
          <table:table-cell office:value-type="float" office:value="0.133200973" calcext:value-type="float">
            <text:p>0.133200973</text:p>
          </table:table-cell>
          <table:table-cell office:value-type="float" office:value="0.259246213" calcext:value-type="float">
            <text:p>0.259246213</text:p>
          </table:table-cell>
          <table:table-cell office:value-type="float" office:value="0.219996981" calcext:value-type="float">
            <text:p>0.219996981</text:p>
          </table:table-cell>
          <table:table-cell office:value-type="float" office:value="0.272782167" calcext:value-type="float">
            <text:p>0.272782167</text:p>
          </table:table-cell>
          <table:table-cell office:value-type="float" office:value="0.284959493" calcext:value-type="float">
            <text:p>0.28495949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g_07</text:p>
          </table:table-cell>
          <table:table-cell table:formula="of:=EXACT([.A79];[.B79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4071265" calcext:value-type="float">
            <text:p>134071265</text:p>
          </table:table-cell>
          <table:table-cell office:value-type="float" office:value="134072041" calcext:value-type="float">
            <text:p>134072041</text:p>
          </table:table-cell>
          <table:table-cell office:value-type="float" office:value="0.2930234367" calcext:value-type="float">
            <text:p>0.2930234367</text:p>
          </table:table-cell>
          <table:table-cell office:value-type="float" office:value="0.732788462" calcext:value-type="float">
            <text:p>0.732788462</text:p>
          </table:table-cell>
          <table:table-cell office:value-type="float" office:value="1.0725" calcext:value-type="float">
            <text:p>1.0725</text:p>
          </table:table-cell>
          <table:table-cell office:value-type="float" office:value="0.358846154" calcext:value-type="float">
            <text:p>0.358846154</text:p>
          </table:table-cell>
          <table:table-cell office:value-type="float" office:value="0.779615385" calcext:value-type="float">
            <text:p>0.779615385</text:p>
          </table:table-cell>
          <table:table-cell office:value-type="float" office:value="0.720192308" calcext:value-type="float">
            <text:p>0.720192308</text:p>
          </table:table-cell>
          <table:table-cell office:value-type="float" office:value="0.177054149" calcext:value-type="float">
            <text:p>0.177054149</text:p>
          </table:table-cell>
          <table:table-cell office:value-type="float" office:value="0.407535754" calcext:value-type="float">
            <text:p>0.407535754</text:p>
          </table:table-cell>
          <table:table-cell office:value-type="float" office:value="0.385478548" calcext:value-type="float">
            <text:p>0.385478548</text:p>
          </table:table-cell>
          <table:table-cell office:value-type="float" office:value="0.499669967" calcext:value-type="float">
            <text:p>0.499669967</text:p>
          </table:table-cell>
          <table:table-cell office:value-type="float" office:value="0.418261826" calcext:value-type="float">
            <text:p>0.418261826</text:p>
          </table:table-cell>
          <table:table-cell office:value-type="float" office:value="0.326732673" calcext:value-type="float">
            <text:p>0.326732673</text:p>
          </table:table-cell>
          <table:table-cell office:value-type="float" office:value="0.621005336" calcext:value-type="float">
            <text:p>0.621005336</text:p>
          </table:table-cell>
          <table:table-cell office:value-type="float" office:value="5.318471338" calcext:value-type="float">
            <text:p>5.318471338</text:p>
          </table:table-cell>
          <table:table-cell office:value-type="float" office:value="3.321656051" calcext:value-type="float">
            <text:p>3.321656051</text:p>
          </table:table-cell>
          <table:table-cell office:value-type="float" office:value="3.267515924" calcext:value-type="float">
            <text:p>3.267515924</text:p>
          </table:table-cell>
          <table:table-cell office:value-type="float" office:value="4.484076433" calcext:value-type="float">
            <text:p>4.484076433</text:p>
          </table:table-cell>
          <table:table-cell office:value-type="float" office:value="10.20063694" calcext:value-type="float">
            <text:p>10.20063694</text:p>
          </table:table-cell>
          <table:table-cell office:value-type="float" office:value="0.282177889" calcext:value-type="float">
            <text:p>0.282177889</text:p>
          </table:table-cell>
          <table:table-cell office:value-type="float" office:value="1.150986343" calcext:value-type="float">
            <text:p>1.150986343</text:p>
          </table:table-cell>
          <table:table-cell office:value-type="float" office:value="1.596358118" calcext:value-type="float">
            <text:p>1.596358118</text:p>
          </table:table-cell>
          <table:table-cell office:value-type="float" office:value="1.180576631" calcext:value-type="float">
            <text:p>1.180576631</text:p>
          </table:table-cell>
          <table:table-cell office:value-type="float" office:value="0.86646434" calcext:value-type="float">
            <text:p>0.86646434</text:p>
          </table:table-cell>
          <table:table-cell office:value-type="float" office:value="0.960546282" calcext:value-type="float">
            <text:p>0.960546282</text:p>
          </table:table-cell>
          <table:table-cell office:value-type="float" office:value="0.315812078" calcext:value-type="float">
            <text:p>0.315812078</text:p>
          </table:table-cell>
          <table:table-cell office:value-type="float" office:value="0.655437684" calcext:value-type="float">
            <text:p>0.655437684</text:p>
          </table:table-cell>
          <table:table-cell office:value-type="float" office:value="0.63495855" calcext:value-type="float">
            <text:p>0.63495855</text:p>
          </table:table-cell>
          <table:table-cell office:value-type="float" office:value="0.798510608" calcext:value-type="float">
            <text:p>0.798510608</text:p>
          </table:table-cell>
          <table:table-cell office:value-type="float" office:value="0.817900801" calcext:value-type="float">
            <text:p>0.817900801</text:p>
          </table:table-cell>
          <table:table-cell office:value-type="float" office:value="0.370380778" calcext:value-type="float">
            <text:p>0.370380778</text:p>
          </table:table-cell>
          <table:table-cell office:value-type="float" office:value="0.083146563" calcext:value-type="float">
            <text:p>0.083146563</text:p>
          </table:table-cell>
          <table:table-cell office:value-type="float" office:value="0.527647289" calcext:value-type="float">
            <text:p>0.527647289</text:p>
          </table:table-cell>
          <table:table-cell office:value-type="float" office:value="0.503136177" calcext:value-type="float">
            <text:p>0.503136177</text:p>
          </table:table-cell>
          <table:table-cell office:value-type="float" office:value="0.501508034" calcext:value-type="float">
            <text:p>0.501508034</text:p>
          </table:table-cell>
          <table:table-cell office:value-type="float" office:value="0.578297657" calcext:value-type="float">
            <text:p>0.578297657</text:p>
          </table:table-cell>
          <table:table-cell office:value-type="string" calcext:value-type="string">
            <text:p>N/A</text:p>
          </table:table-cell>
          <table:table-cell office:value-type="float" office:value="0.404296684" calcext:value-type="float">
            <text:p>0.404296684</text:p>
          </table:table-cell>
          <table:table-cell office:value-type="float" office:value="2.552592593" calcext:value-type="float">
            <text:p>2.552592593</text:p>
          </table:table-cell>
          <table:table-cell office:value-type="float" office:value="3.924444444" calcext:value-type="float">
            <text:p>3.924444444</text:p>
          </table:table-cell>
          <table:table-cell office:value-type="float" office:value="2.12" calcext:value-type="float">
            <text:p>2.12</text:p>
          </table:table-cell>
          <table:table-cell office:value-type="float" office:value="2.668148148" calcext:value-type="float">
            <text:p>2.668148148</text:p>
          </table:table-cell>
          <table:table-cell office:value-type="float" office:value="1.497777778" calcext:value-type="float">
            <text:p>1.497777778</text:p>
          </table:table-cell>
          <table:table-cell office:value-type="float" office:value="0.080555707" calcext:value-type="float">
            <text:p>0.080555707</text:p>
          </table:table-cell>
          <table:table-cell office:value-type="float" office:value="1.241500193" calcext:value-type="float">
            <text:p>1.241500193</text:p>
          </table:table-cell>
          <table:table-cell office:value-type="float" office:value="1.238917124" calcext:value-type="float">
            <text:p>1.238917124</text:p>
          </table:table-cell>
          <table:table-cell office:value-type="float" office:value="1.342776632" calcext:value-type="float">
            <text:p>1.342776632</text:p>
          </table:table-cell>
          <table:table-cell office:value-type="float" office:value="1.142806823" calcext:value-type="float">
            <text:p>1.14280682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g_08</text:p>
          </table:table-cell>
          <table:table-cell table:formula="of:=EXACT([.A80];[.B80])" office:value-type="boolean" office:boolean-value="true" calcext:value-type="boolean">
            <text:p>TRUE</text:p>
          </table:table-cell>
          <table:table-cell office:value-type="string" calcext:value-type="string">
            <text:p>TEST ELEMENT*NESTED</text:p>
          </table:table-cell>
          <table:table-cell office:value-type="string" calcext:value-type="string">
            <text:p>chr1</text:p>
          </table:table-cell>
          <table:table-cell office:value-type="float" office:value="134073091" calcext:value-type="float">
            <text:p>134073091</text:p>
          </table:table-cell>
          <table:table-cell office:value-type="float" office:value="134073689" calcext:value-type="float">
            <text:p>134073689</text:p>
          </table:table-cell>
          <table:table-cell office:value-type="float" office:value="0.02077182736" calcext:value-type="float">
            <text:p>0.02077182736</text:p>
          </table:table-cell>
          <table:table-cell office:value-type="float" office:value="0.025625" calcext:value-type="float">
            <text:p>0.025625</text:p>
          </table:table-cell>
          <table:table-cell office:value-type="float" office:value="0.015769231" calcext:value-type="float">
            <text:p>0.015769231</text:p>
          </table:table-cell>
          <table:table-cell office:value-type="float" office:value="0.010961538" calcext:value-type="float">
            <text:p>0.010961538</text:p>
          </table:table-cell>
          <table:table-cell office:value-type="float" office:value="0.056346154" calcext:value-type="float">
            <text:p>0.056346154</text:p>
          </table:table-cell>
          <table:table-cell office:value-type="float" office:value="0.019423077" calcext:value-type="float">
            <text:p>0.019423077</text:p>
          </table:table-cell>
          <table:table-cell office:value-type="float" office:value="0.469469782" calcext:value-type="float">
            <text:p>0.469469782</text:p>
          </table:table-cell>
          <table:table-cell office:value-type="float" office:value="0.00379538" calcext:value-type="float">
            <text:p>0.00379538</text:p>
          </table:table-cell>
          <table:table-cell office:value-type="float" office:value="0.006380638" calcext:value-type="float">
            <text:p>0.006380638</text:p>
          </table:table-cell>
          <table:table-cell office:value-type="float" office:value="0.003520352" calcext:value-type="float">
            <text:p>0.003520352</text:p>
          </table:table-cell>
          <table:table-cell office:value-type="float" office:value="0.002420242" calcext:value-type="float">
            <text:p>0.002420242</text:p>
          </table:table-cell>
          <table:table-cell office:value-type="float" office:value="0.002860286" calcext:value-type="float">
            <text:p>0.002860286</text:p>
          </table:table-cell>
          <table:table-cell office:value-type="float" office:value="1.041784742" calcext:value-type="float">
            <text:p>1.041784742</text:p>
          </table:table-cell>
          <table:table-cell office:value-type="float" office:value="0.204617834" calcext:value-type="float">
            <text:p>0.204617834</text:p>
          </table:table-cell>
          <table:table-cell office:value-type="float" office:value="0.076433121" calcext:value-type="float">
            <text:p>0.076433121</text:p>
          </table:table-cell>
          <table:table-cell office:value-type="float" office:value="0.168789809" calcext:value-type="float">
            <text:p>0.168789809</text:p>
          </table:table-cell>
          <table:table-cell office:value-type="float" office:value="0.057324841" calcext:value-type="float">
            <text:p>0.057324841</text:p>
          </table:table-cell>
          <table:table-cell office:value-type="float" office:value="0.515923567" calcext:value-type="float">
            <text:p>0.515923567</text:p>
          </table:table-cell>
          <table:table-cell office:value-type="float" office:value="0.12244898" calcext:value-type="float">
            <text:p>0.12244898</text:p>
          </table:table-cell>
          <table:table-cell office:value-type="float" office:value="0.018588771" calcext:value-type="float">
            <text:p>0.018588771</text:p>
          </table:table-cell>
          <table:table-cell office:value-type="float" office:value="0.02124431" calcext:value-type="float">
            <text:p>0.02124431</text:p>
          </table:table-cell>
          <table:table-cell table:number-columns-repeated="2" office:value-type="float" office:value="0.016691958" calcext:value-type="float">
            <text:p>0.016691958</text:p>
          </table:table-cell>
          <table:table-cell office:value-type="float" office:value="0.019726859" calcext:value-type="float">
            <text:p>0.019726859</text:p>
          </table:table-cell>
          <table:table-cell office:value-type="float" office:value="0.716804904" calcext:value-type="float">
            <text:p>0.716804904</text:p>
          </table:table-cell>
          <table:table-cell office:value-type="float" office:value="0.019038921" calcext:value-type="float">
            <text:p>0.019038921</text:p>
          </table:table-cell>
          <table:table-cell office:value-type="float" office:value="0.015034425" calcext:value-type="float">
            <text:p>0.015034425</text:p>
          </table:table-cell>
          <table:table-cell office:value-type="float" office:value="0.008430518" calcext:value-type="float">
            <text:p>0.008430518</text:p>
          </table:table-cell>
          <table:table-cell office:value-type="float" office:value="0.013629338" calcext:value-type="float">
            <text:p>0.013629338</text:p>
          </table:table-cell>
          <table:table-cell office:value-type="float" office:value="0.039061402" calcext:value-type="float">
            <text:p>0.039061402</text:p>
          </table:table-cell>
          <table:table-cell office:value-type="float" office:value="0.212409249" calcext:value-type="float">
            <text:p>0.212409249</text:p>
          </table:table-cell>
          <table:table-cell office:value-type="float" office:value="0.003371946" calcext:value-type="float">
            <text:p>0.003371946</text:p>
          </table:table-cell>
          <table:table-cell office:value-type="float" office:value="0.003576576" calcext:value-type="float">
            <text:p>0.003576576</text:p>
          </table:table-cell>
          <table:table-cell office:value-type="float" office:value="0.003963594" calcext:value-type="float">
            <text:p>0.003963594</text:p>
          </table:table-cell>
          <table:table-cell office:value-type="float" office:value="0.002575669" calcext:value-type="float">
            <text:p>0.002575669</text:p>
          </table:table-cell>
          <table:table-cell office:value-type="string" calcext:value-type="string">
            <text:p>N/A</text:p>
          </table:table-cell>
          <table:table-cell office:value-type="float" office:value="0.268313456" calcext:value-type="float">
            <text:p>0.268313456</text:p>
          </table:table-cell>
          <table:table-cell office:value-type="float" office:value="0.038518519" calcext:value-type="float">
            <text:p>0.038518519</text:p>
          </table:table-cell>
          <table:table-cell office:value-type="float" office:value="0.023703704" calcext:value-type="float">
            <text:p>0.023703704</text:p>
          </table:table-cell>
          <table:table-cell office:value-type="float" office:value="0.042962963" calcext:value-type="float">
            <text:p>0.042962963</text:p>
          </table:table-cell>
          <table:table-cell office:value-type="float" office:value="0.047407407" calcext:value-type="float">
            <text:p>0.047407407</text:p>
          </table:table-cell>
          <table:table-cell office:value-type="float" office:value="0.04" calcext:value-type="float">
            <text:p>0.04</text:p>
          </table:table-cell>
          <table:table-cell office:value-type="float" office:value="0.425310664" calcext:value-type="float">
            <text:p>0.425310664</text:p>
          </table:table-cell>
          <table:table-cell office:value-type="float" office:value="0.010768379" calcext:value-type="float">
            <text:p>0.010768379</text:p>
          </table:table-cell>
          <table:table-cell office:value-type="float" office:value="0.00966135" calcext:value-type="float">
            <text:p>0.00966135</text:p>
          </table:table-cell>
          <table:table-cell office:value-type="float" office:value="0.015800332" calcext:value-type="float">
            <text:p>0.015800332</text:p>
          </table:table-cell>
          <table:table-cell office:value-type="float" office:value="0.006843456" calcext:value-type="float">
            <text:p>0.00684345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g_09</text:p>
          </table:table-cell>
          <table:table-cell table:formula="of:=EXACT([.A81];[.B81])" office:value-type="boolean" office:boolean-value="true" calcext:value-type="boolean">
            <text:p>TRUE</text:p>
          </table:table-cell>
          <table:table-cell office:value-type="string" calcext:value-type="string">
            <text:p>TEST ELEMENT*NESTED</text:p>
          </table:table-cell>
          <table:table-cell office:value-type="string" calcext:value-type="string">
            <text:p>chr1</text:p>
          </table:table-cell>
          <table:table-cell office:value-type="float" office:value="134071265" calcext:value-type="float">
            <text:p>134071265</text:p>
          </table:table-cell>
          <table:table-cell office:value-type="float" office:value="134073689" calcext:value-type="float">
            <text:p>134073689</text:p>
          </table:table-cell>
          <table:table-cell office:value-type="float" office:value="0.3895551498" calcext:value-type="float">
            <text:p>0.3895551498</text:p>
          </table:table-cell>
          <table:table-cell office:value-type="float" office:value="1.759278846" calcext:value-type="float">
            <text:p>1.759278846</text:p>
          </table:table-cell>
          <table:table-cell office:value-type="float" office:value="1.686153846" calcext:value-type="float">
            <text:p>1.686153846</text:p>
          </table:table-cell>
          <table:table-cell office:value-type="float" office:value="2.327307692" calcext:value-type="float">
            <text:p>2.327307692</text:p>
          </table:table-cell>
          <table:table-cell office:value-type="float" office:value="1.560769231" calcext:value-type="float">
            <text:p>1.560769231</text:p>
          </table:table-cell>
          <table:table-cell office:value-type="float" office:value="1.462884615" calcext:value-type="float">
            <text:p>1.462884615</text:p>
          </table:table-cell>
          <table:table-cell office:value-type="float" office:value="0.081795822" calcext:value-type="float">
            <text:p>0.081795822</text:p>
          </table:table-cell>
          <table:table-cell office:value-type="float" office:value="0.741859186" calcext:value-type="float">
            <text:p>0.741859186</text:p>
          </table:table-cell>
          <table:table-cell office:value-type="float" office:value="0.684268427" calcext:value-type="float">
            <text:p>0.684268427</text:p>
          </table:table-cell>
          <table:table-cell office:value-type="float" office:value="0.76259626" calcext:value-type="float">
            <text:p>0.76259626</text:p>
          </table:table-cell>
          <table:table-cell office:value-type="float" office:value="0.702750275" calcext:value-type="float">
            <text:p>0.702750275</text:p>
          </table:table-cell>
          <table:table-cell office:value-type="float" office:value="0.817821782" calcext:value-type="float">
            <text:p>0.817821782</text:p>
          </table:table-cell>
          <table:table-cell office:value-type="float" office:value="0.202088242" calcext:value-type="float">
            <text:p>0.202088242</text:p>
          </table:table-cell>
          <table:table-cell office:value-type="float" office:value="13.57643312" calcext:value-type="float">
            <text:p>13.57643312</text:p>
          </table:table-cell>
          <table:table-cell office:value-type="float" office:value="10.44585987" calcext:value-type="float">
            <text:p>10.44585987</text:p>
          </table:table-cell>
          <table:table-cell office:value-type="float" office:value="15.75796178" calcext:value-type="float">
            <text:p>15.75796178</text:p>
          </table:table-cell>
          <table:table-cell office:value-type="float" office:value="12.10509554" calcext:value-type="float">
            <text:p>12.10509554</text:p>
          </table:table-cell>
          <table:table-cell office:value-type="float" office:value="15.99681529" calcext:value-type="float">
            <text:p>15.99681529</text:p>
          </table:table-cell>
          <table:table-cell office:value-type="float" office:value="0.174835659" calcext:value-type="float">
            <text:p>0.174835659</text:p>
          </table:table-cell>
          <table:table-cell office:value-type="float" office:value="1.504172989" calcext:value-type="float">
            <text:p>1.504172989</text:p>
          </table:table-cell>
          <table:table-cell office:value-type="float" office:value="1.227617602" calcext:value-type="float">
            <text:p>1.227617602</text:p>
          </table:table-cell>
          <table:table-cell office:value-type="float" office:value="1.816388467" calcext:value-type="float">
            <text:p>1.816388467</text:p>
          </table:table-cell>
          <table:table-cell office:value-type="float" office:value="1.614567527" calcext:value-type="float">
            <text:p>1.614567527</text:p>
          </table:table-cell>
          <table:table-cell office:value-type="float" office:value="1.358118361" calcext:value-type="float">
            <text:p>1.358118361</text:p>
          </table:table-cell>
          <table:table-cell office:value-type="float" office:value="0.11463696" calcext:value-type="float">
            <text:p>0.11463696</text:p>
          </table:table-cell>
          <table:table-cell office:value-type="float" office:value="0.791906702" calcext:value-type="float">
            <text:p>0.791906702</text:p>
          </table:table-cell>
          <table:table-cell office:value-type="float" office:value="0.747505972" calcext:value-type="float">
            <text:p>0.747505972</text:p>
          </table:table-cell>
          <table:table-cell office:value-type="float" office:value="0.89869327" calcext:value-type="float">
            <text:p>0.89869327</text:p>
          </table:table-cell>
          <table:table-cell office:value-type="float" office:value="0.829282001" calcext:value-type="float">
            <text:p>0.829282001</text:p>
          </table:table-cell>
          <table:table-cell office:value-type="float" office:value="0.692145567" calcext:value-type="float">
            <text:p>0.692145567</text:p>
          </table:table-cell>
          <table:table-cell office:value-type="float" office:value="0.398399536" calcext:value-type="float">
            <text:p>0.398399536</text:p>
          </table:table-cell>
          <table:table-cell office:value-type="float" office:value="0.094485667" calcext:value-type="float">
            <text:p>0.094485667</text:p>
          </table:table-cell>
          <table:table-cell office:value-type="float" office:value="0.063604335" calcext:value-type="float">
            <text:p>0.063604335</text:p>
          </table:table-cell>
          <table:table-cell office:value-type="float" office:value="0.083435648" calcext:value-type="float">
            <text:p>0.083435648</text:p>
          </table:table-cell>
          <table:table-cell office:value-type="float" office:value="0.136417018" calcext:value-type="float">
            <text:p>0.136417018</text:p>
          </table:table-cell>
          <table:table-cell office:value-type="string" calcext:value-type="string">
            <text:p>N/A</text:p>
          </table:table-cell>
          <table:table-cell office:value-type="float" office:value="0.258306624" calcext:value-type="float">
            <text:p>0.258306624</text:p>
          </table:table-cell>
          <table:table-cell office:value-type="float" office:value="3.754444444" calcext:value-type="float">
            <text:p>3.754444444</text:p>
          </table:table-cell>
          <table:table-cell office:value-type="float" office:value="4.234074074" calcext:value-type="float">
            <text:p>4.234074074</text:p>
          </table:table-cell>
          <table:table-cell office:value-type="float" office:value="4.868148148" calcext:value-type="float">
            <text:p>4.868148148</text:p>
          </table:table-cell>
          <table:table-cell office:value-type="float" office:value="3.16" calcext:value-type="float">
            <text:p>3.16</text:p>
          </table:table-cell>
          <table:table-cell office:value-type="float" office:value="2.755555556" calcext:value-type="float">
            <text:p>2.755555556</text:p>
          </table:table-cell>
          <table:table-cell office:value-type="float" office:value="0.4632234" calcext:value-type="float">
            <text:p>0.4632234</text:p>
          </table:table-cell>
          <table:table-cell office:value-type="float" office:value="0.348060182" calcext:value-type="float">
            <text:p>0.348060182</text:p>
          </table:table-cell>
          <table:table-cell office:value-type="float" office:value="0.533236049" calcext:value-type="float">
            <text:p>0.533236049</text:p>
          </table:table-cell>
          <table:table-cell office:value-type="float" office:value="0.238816485" calcext:value-type="float">
            <text:p>0.238816485</text:p>
          </table:table-cell>
          <table:table-cell office:value-type="float" office:value="0.272128013" calcext:value-type="float">
            <text:p>0.27212801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g_10</text:p>
          </table:table-cell>
          <table:table-cell table:formula="of:=EXACT([.A82];[.B82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4098271" calcext:value-type="float">
            <text:p>134098271</text:p>
          </table:table-cell>
          <table:table-cell office:value-type="float" office:value="134098856" calcext:value-type="float">
            <text:p>134098856</text:p>
          </table:table-cell>
          <table:table-cell office:value-type="float" office:value="0.009266091166" calcext:value-type="float">
            <text:p>0.009266091166</text:p>
          </table:table-cell>
          <table:table-cell office:value-type="float" office:value="0.009711538" calcext:value-type="float">
            <text:p>0.009711538</text:p>
          </table:table-cell>
          <table:table-cell office:value-type="float" office:value="0.023269231" calcext:value-type="float">
            <text:p>0.023269231</text:p>
          </table:table-cell>
          <table:table-cell office:value-type="float" office:value="0.003653846" calcext:value-type="float">
            <text:p>0.003653846</text:p>
          </table:table-cell>
          <table:table-cell office:value-type="float" office:value="0.008076923" calcext:value-type="float">
            <text:p>0.008076923</text:p>
          </table:table-cell>
          <table:table-cell office:value-type="float" office:value="0.003846154" calcext:value-type="float">
            <text:p>0.003846154</text:p>
          </table:table-cell>
          <table:table-cell office:value-type="float" office:value="0.133333333" calcext:value-type="float">
            <text:p>0.133333333</text:p>
          </table:table-cell>
          <table:table-cell office:value-type="float" office:value="0.002475248" calcext:value-type="float">
            <text:p>0.002475248</text:p>
          </table:table-cell>
          <table:table-cell office:value-type="float" office:value="0.00220022" calcext:value-type="float">
            <text:p>0.00220022</text:p>
          </table:table-cell>
          <table:table-cell office:value-type="float" office:value="0.002640264" calcext:value-type="float">
            <text:p>0.002640264</text:p>
          </table:table-cell>
          <table:table-cell office:value-type="float" office:value="0.00220022" calcext:value-type="float">
            <text:p>0.00220022</text:p>
          </table:table-cell>
          <table:table-cell office:value-type="float" office:value="0.002860286" calcext:value-type="float">
            <text:p>0.002860286</text:p>
          </table:table-cell>
          <table:table-cell office:value-type="float" office:value="0.139414296" calcext:value-type="float">
            <text:p>0.139414296</text:p>
          </table:table-cell>
          <table:table-cell office:value-type="float" office:value="0.039012739" calcext:value-type="float">
            <text:p>0.039012739</text:p>
          </table:table-cell>
          <table:table-cell office:value-type="float" office:value="0.044585987" calcext:value-type="float">
            <text:p>0.044585987</text:p>
          </table:table-cell>
          <table:table-cell office:value-type="float" office:value="0.041401274" calcext:value-type="float">
            <text:p>0.041401274</text:p>
          </table:table-cell>
          <table:table-cell office:value-type="float" office:value="0.038216561" calcext:value-type="float">
            <text:p>0.038216561</text:p>
          </table:table-cell>
          <table:table-cell office:value-type="float" office:value="0.031847134" calcext:value-type="float">
            <text:p>0.031847134</text:p>
          </table:table-cell>
          <table:table-cell office:value-type="float" office:value="0.862439362" calcext:value-type="float">
            <text:p>0.862439362</text:p>
          </table:table-cell>
          <table:table-cell office:value-type="float" office:value="0.016691958" calcext:value-type="float">
            <text:p>0.016691958</text:p>
          </table:table-cell>
          <table:table-cell office:value-type="float" office:value="0.006069803" calcext:value-type="float">
            <text:p>0.006069803</text:p>
          </table:table-cell>
          <table:table-cell office:value-type="float" office:value="0.010622155" calcext:value-type="float">
            <text:p>0.010622155</text:p>
          </table:table-cell>
          <table:table-cell office:value-type="float" office:value="0.012139605" calcext:value-type="float">
            <text:p>0.012139605</text:p>
          </table:table-cell>
          <table:table-cell office:value-type="float" office:value="0.037936267" calcext:value-type="float">
            <text:p>0.037936267</text:p>
          </table:table-cell>
          <table:table-cell office:value-type="float" office:value="0.250352035" calcext:value-type="float">
            <text:p>0.250352035</text:p>
          </table:table-cell>
          <table:table-cell office:value-type="float" office:value="1.410706758" calcext:value-type="float">
            <text:p>1.410706758</text:p>
          </table:table-cell>
          <table:table-cell office:value-type="float" office:value="1.812701981" calcext:value-type="float">
            <text:p>1.812701981</text:p>
          </table:table-cell>
          <table:table-cell office:value-type="float" office:value="1.601798511" calcext:value-type="float">
            <text:p>1.601798511</text:p>
          </table:table-cell>
          <table:table-cell office:value-type="float" office:value="1.124209639" calcext:value-type="float">
            <text:p>1.124209639</text:p>
          </table:table-cell>
          <table:table-cell office:value-type="float" office:value="1.104116903" calcext:value-type="float">
            <text:p>1.104116903</text:p>
          </table:table-cell>
          <table:table-cell office:value-type="float" office:value="0.139965103" calcext:value-type="float">
            <text:p>0.139965103</text:p>
          </table:table-cell>
          <table:table-cell office:value-type="float" office:value="0.323907009" calcext:value-type="float">
            <text:p>0.323907009</text:p>
          </table:table-cell>
          <table:table-cell office:value-type="float" office:value="0.320904287" calcext:value-type="float">
            <text:p>0.320904287</text:p>
          </table:table-cell>
          <table:table-cell office:value-type="float" office:value="0.280147334" calcext:value-type="float">
            <text:p>0.280147334</text:p>
          </table:table-cell>
          <table:table-cell office:value-type="float" office:value="0.370669407" calcext:value-type="float">
            <text:p>0.370669407</text:p>
          </table:table-cell>
          <table:table-cell office:value-type="string" calcext:value-type="string">
            <text:p>N/A</text:p>
          </table:table-cell>
          <table:table-cell office:value-type="float" office:value="0.181630575" calcext:value-type="float">
            <text:p>0.181630575</text:p>
          </table:table-cell>
          <table:table-cell office:value-type="float" office:value="2.059259259" calcext:value-type="float">
            <text:p>2.059259259</text:p>
          </table:table-cell>
          <table:table-cell office:value-type="float" office:value="1.545185185" calcext:value-type="float">
            <text:p>1.545185185</text:p>
          </table:table-cell>
          <table:table-cell office:value-type="float" office:value="2.071111111" calcext:value-type="float">
            <text:p>2.071111111</text:p>
          </table:table-cell>
          <table:table-cell office:value-type="float" office:value="2.431111111" calcext:value-type="float">
            <text:p>2.431111111</text:p>
          </table:table-cell>
          <table:table-cell office:value-type="float" office:value="2.18962963" calcext:value-type="float">
            <text:p>2.18962963</text:p>
          </table:table-cell>
          <table:table-cell office:value-type="float" office:value="0.084980878" calcext:value-type="float">
            <text:p>0.084980878</text:p>
          </table:table-cell>
          <table:table-cell office:value-type="float" office:value="0.680286486" calcext:value-type="float">
            <text:p>0.680286486</text:p>
          </table:table-cell>
          <table:table-cell office:value-type="float" office:value="0.644744125" calcext:value-type="float">
            <text:p>0.644744125</text:p>
          </table:table-cell>
          <table:table-cell office:value-type="float" office:value="0.746993408" calcext:value-type="float">
            <text:p>0.746993408</text:p>
          </table:table-cell>
          <table:table-cell office:value-type="float" office:value="0.649121924" calcext:value-type="float">
            <text:p>0.64912192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g_11</text:p>
          </table:table-cell>
          <table:table-cell table:formula="of:=EXACT([.A83];[.B83])" office:value-type="boolean" office:boolean-value="true" calcext:value-type="boolean">
            <text:p>TRUE</text:p>
          </table:table-cell>
          <table:table-cell office:value-type="string" calcext:value-type="string">
            <text:p>TEST ELEMENT*NESTED</text:p>
          </table:table-cell>
          <table:table-cell office:value-type="string" calcext:value-type="string">
            <text:p>chr1</text:p>
          </table:table-cell>
          <table:table-cell office:value-type="float" office:value="134098707" calcext:value-type="float">
            <text:p>134098707</text:p>
          </table:table-cell>
          <table:table-cell office:value-type="float" office:value="134098856" calcext:value-type="float">
            <text:p>134098856</text:p>
          </table:table-cell>
          <table:table-cell office:value-type="float" office:value="0.006263791493" calcext:value-type="float">
            <text:p>0.006263791493</text:p>
          </table:table-cell>
          <table:table-cell office:value-type="float" office:value="0.053701923" calcext:value-type="float">
            <text:p>0.053701923</text:p>
          </table:table-cell>
          <table:table-cell office:value-type="float" office:value="0.045576923" calcext:value-type="float">
            <text:p>0.045576923</text:p>
          </table:table-cell>
          <table:table-cell office:value-type="float" office:value="0.053461538" calcext:value-type="float">
            <text:p>0.053461538</text:p>
          </table:table-cell>
          <table:table-cell office:value-type="float" office:value="0.060769231" calcext:value-type="float">
            <text:p>0.060769231</text:p>
          </table:table-cell>
          <table:table-cell office:value-type="float" office:value="0.055" calcext:value-type="float">
            <text:p>0.055</text:p>
          </table:table-cell>
          <table:table-cell office:value-type="float" office:value="0.214422507" calcext:value-type="float">
            <text:p>0.214422507</text:p>
          </table:table-cell>
          <table:table-cell office:value-type="float" office:value="0.006380638" calcext:value-type="float">
            <text:p>0.006380638</text:p>
          </table:table-cell>
          <table:table-cell office:value-type="float" office:value="0.00660066" calcext:value-type="float">
            <text:p>0.00660066</text:p>
          </table:table-cell>
          <table:table-cell office:value-type="float" office:value="0.007040704" calcext:value-type="float">
            <text:p>0.007040704</text:p>
          </table:table-cell>
          <table:table-cell office:value-type="float" office:value="0.00440044" calcext:value-type="float">
            <text:p>0.00440044</text:p>
          </table:table-cell>
          <table:table-cell office:value-type="float" office:value="0.007480748" calcext:value-type="float">
            <text:p>0.007480748</text:p>
          </table:table-cell>
          <table:table-cell office:value-type="float" office:value="0.770071698" calcext:value-type="float">
            <text:p>0.770071698</text:p>
          </table:table-cell>
          <table:table-cell office:value-type="float" office:value="0.253980892" calcext:value-type="float">
            <text:p>0.253980892</text:p>
          </table:table-cell>
          <table:table-cell office:value-type="float" office:value="0.130573248" calcext:value-type="float">
            <text:p>0.130573248</text:p>
          </table:table-cell>
          <table:table-cell office:value-type="float" office:value="0.111464968" calcext:value-type="float">
            <text:p>0.111464968</text:p>
          </table:table-cell>
          <table:table-cell office:value-type="float" office:value="0.535031847" calcext:value-type="float">
            <text:p>0.535031847</text:p>
          </table:table-cell>
          <table:table-cell office:value-type="float" office:value="0.238853503" calcext:value-type="float">
            <text:p>0.238853503</text:p>
          </table:table-cell>
          <table:table-cell office:value-type="float" office:value="0.24567591" calcext:value-type="float">
            <text:p>0.24567591</text:p>
          </table:table-cell>
          <table:table-cell office:value-type="float" office:value="0.020485584" calcext:value-type="float">
            <text:p>0.020485584</text:p>
          </table:table-cell>
          <table:table-cell office:value-type="float" office:value="0.024279211" calcext:value-type="float">
            <text:p>0.024279211</text:p>
          </table:table-cell>
          <table:table-cell office:value-type="float" office:value="0.019726859" calcext:value-type="float">
            <text:p>0.019726859</text:p>
          </table:table-cell>
          <table:table-cell office:value-type="float" office:value="0.024279211" calcext:value-type="float">
            <text:p>0.024279211</text:p>
          </table:table-cell>
          <table:table-cell office:value-type="float" office:value="0.013657056" calcext:value-type="float">
            <text:p>0.013657056</text:p>
          </table:table-cell>
          <table:table-cell office:value-type="float" office:value="0.308322994" calcext:value-type="float">
            <text:p>0.308322994</text:p>
          </table:table-cell>
          <table:table-cell office:value-type="float" office:value="0.020970915" calcext:value-type="float">
            <text:p>0.020970915</text:p>
          </table:table-cell>
          <table:table-cell office:value-type="float" office:value="0.015877476" calcext:value-type="float">
            <text:p>0.015877476</text:p>
          </table:table-cell>
          <table:table-cell office:value-type="float" office:value="0.014893916" calcext:value-type="float">
            <text:p>0.014893916</text:p>
          </table:table-cell>
          <table:table-cell office:value-type="float" office:value="0.02683715" calcext:value-type="float">
            <text:p>0.02683715</text:p>
          </table:table-cell>
          <table:table-cell office:value-type="float" office:value="0.026275116" calcext:value-type="float">
            <text:p>0.026275116</text:p>
          </table:table-cell>
          <table:table-cell office:value-type="float" office:value="0.225940728" calcext:value-type="float">
            <text:p>0.225940728</text:p>
          </table:table-cell>
          <table:table-cell office:value-type="float" office:value="0.003963594" calcext:value-type="float">
            <text:p>0.003963594</text:p>
          </table:table-cell>
          <table:table-cell office:value-type="float" office:value="0.004991192" calcext:value-type="float">
            <text:p>0.004991192</text:p>
          </table:table-cell>
          <table:table-cell office:value-type="float" office:value="0.003349704" calcext:value-type="float">
            <text:p>0.003349704</text:p>
          </table:table-cell>
          <table:table-cell office:value-type="float" office:value="0.003549885" calcext:value-type="float">
            <text:p>0.003549885</text:p>
          </table:table-cell>
          <table:table-cell office:value-type="string" calcext:value-type="string">
            <text:p>N/A</text:p>
          </table:table-cell>
          <table:table-cell office:value-type="float" office:value="0.422208859" calcext:value-type="float">
            <text:p>0.422208859</text:p>
          </table:table-cell>
          <table:table-cell office:value-type="float" office:value="0.032962963" calcext:value-type="float">
            <text:p>0.032962963</text:p>
          </table:table-cell>
          <table:table-cell office:value-type="float" office:value="0.02962963" calcext:value-type="float">
            <text:p>0.02962963</text:p>
          </table:table-cell>
          <table:table-cell office:value-type="float" office:value="0.026666667" calcext:value-type="float">
            <text:p>0.026666667</text:p>
          </table:table-cell>
          <table:table-cell office:value-type="float" office:value="0.053333333" calcext:value-type="float">
            <text:p>0.053333333</text:p>
          </table:table-cell>
          <table:table-cell office:value-type="float" office:value="0.022222222" calcext:value-type="float">
            <text:p>0.022222222</text:p>
          </table:table-cell>
          <table:table-cell office:value-type="float" office:value="0.180059729" calcext:value-type="float">
            <text:p>0.180059729</text:p>
          </table:table-cell>
          <table:table-cell office:value-type="float" office:value="0.011791543" calcext:value-type="float">
            <text:p>0.011791543</text:p>
          </table:table-cell>
          <table:table-cell office:value-type="float" office:value="0.013787551" calcext:value-type="float">
            <text:p>0.013787551</text:p>
          </table:table-cell>
          <table:table-cell office:value-type="float" office:value="0.012026367" calcext:value-type="float">
            <text:p>0.012026367</text:p>
          </table:table-cell>
          <table:table-cell office:value-type="float" office:value="0.009560711" calcext:value-type="float">
            <text:p>0.00956071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g_12</text:p>
          </table:table-cell>
          <table:table-cell table:formula="of:=EXACT([.A84];[.B84])" office:value-type="boolean" office:boolean-value="true" calcext:value-type="boolean">
            <text:p>TRUE</text:p>
          </table:table-cell>
          <table:table-cell office:value-type="string" calcext:value-type="string">
            <text:p>TEST ELEMENT*NESTED</text:p>
          </table:table-cell>
          <table:table-cell office:value-type="string" calcext:value-type="string">
            <text:p>chr1</text:p>
          </table:table-cell>
          <table:table-cell office:value-type="float" office:value="134096318" calcext:value-type="float">
            <text:p>134096318</text:p>
          </table:table-cell>
          <table:table-cell office:value-type="float" office:value="134100364" calcext:value-type="float">
            <text:p>134100364</text:p>
          </table:table-cell>
          <table:table-cell office:value-type="float" office:value="0.01644905409" calcext:value-type="float">
            <text:p>0.01644905409</text:p>
          </table:table-cell>
          <table:table-cell office:value-type="float" office:value="0.038990385" calcext:value-type="float">
            <text:p>0.038990385</text:p>
          </table:table-cell>
          <table:table-cell office:value-type="float" office:value="0.030192308" calcext:value-type="float">
            <text:p>0.030192308</text:p>
          </table:table-cell>
          <table:table-cell office:value-type="float" office:value="0.020192308" calcext:value-type="float">
            <text:p>0.020192308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53076923" calcext:value-type="float">
            <text:p>0.053076923</text:p>
          </table:table-cell>
          <table:table-cell office:value-type="float" office:value="0.271947817" calcext:value-type="float">
            <text:p>0.271947817</text:p>
          </table:table-cell>
          <table:table-cell office:value-type="float" office:value="0.011991199" calcext:value-type="float">
            <text:p>0.011991199</text:p>
          </table:table-cell>
          <table:table-cell office:value-type="float" office:value="0.011441144" calcext:value-type="float">
            <text:p>0.011441144</text:p>
          </table:table-cell>
          <table:table-cell office:value-type="float" office:value="0.008360836" calcext:value-type="float">
            <text:p>0.008360836</text:p>
          </table:table-cell>
          <table:table-cell office:value-type="float" office:value="0.016281628" calcext:value-type="float">
            <text:p>0.016281628</text:p>
          </table:table-cell>
          <table:table-cell office:value-type="float" office:value="0.011881188" calcext:value-type="float">
            <text:p>0.011881188</text:p>
          </table:table-cell>
          <table:table-cell office:value-type="float" office:value="0.179836963" calcext:value-type="float">
            <text:p>0.179836963</text:p>
          </table:table-cell>
          <table:table-cell office:value-type="float" office:value="0.099522293" calcext:value-type="float">
            <text:p>0.099522293</text:p>
          </table:table-cell>
          <table:table-cell office:value-type="float" office:value="0.095541401" calcext:value-type="float">
            <text:p>0.095541401</text:p>
          </table:table-cell>
          <table:table-cell office:value-type="float" office:value="0.108280255" calcext:value-type="float">
            <text:p>0.108280255</text:p>
          </table:table-cell>
          <table:table-cell office:value-type="float" office:value="0.117834395" calcext:value-type="float">
            <text:p>0.117834395</text:p>
          </table:table-cell>
          <table:table-cell office:value-type="float" office:value="0.076433121" calcext:value-type="float">
            <text:p>0.076433121</text:p>
          </table:table-cell>
          <table:table-cell office:value-type="float" office:value="0.159442377" calcext:value-type="float">
            <text:p>0.159442377</text:p>
          </table:table-cell>
          <table:table-cell office:value-type="float" office:value="0.029590288" calcext:value-type="float">
            <text:p>0.029590288</text:p>
          </table:table-cell>
          <table:table-cell office:value-type="float" office:value="0.024279211" calcext:value-type="float">
            <text:p>0.024279211</text:p>
          </table:table-cell>
          <table:table-cell office:value-type="float" office:value="0.027314112" calcext:value-type="float">
            <text:p>0.027314112</text:p>
          </table:table-cell>
          <table:table-cell office:value-type="float" office:value="0.031866464" calcext:value-type="float">
            <text:p>0.031866464</text:p>
          </table:table-cell>
          <table:table-cell office:value-type="float" office:value="0.034901366" calcext:value-type="float">
            <text:p>0.034901366</text:p>
          </table:table-cell>
          <table:table-cell office:value-type="float" office:value="0.361623333" calcext:value-type="float">
            <text:p>0.361623333</text:p>
          </table:table-cell>
          <table:table-cell office:value-type="float" office:value="0.035618941" calcext:value-type="float">
            <text:p>0.035618941</text:p>
          </table:table-cell>
          <table:table-cell office:value-type="float" office:value="0.028242237" calcext:value-type="float">
            <text:p>0.028242237</text:p>
          </table:table-cell>
          <table:table-cell office:value-type="float" office:value="0.021778839" calcext:value-type="float">
            <text:p>0.021778839</text:p>
          </table:table-cell>
          <table:table-cell office:value-type="float" office:value="0.049880568" calcext:value-type="float">
            <text:p>0.049880568</text:p>
          </table:table-cell>
          <table:table-cell office:value-type="float" office:value="0.042574118" calcext:value-type="float">
            <text:p>0.042574118</text:p>
          </table:table-cell>
          <table:table-cell office:value-type="float" office:value="0.513627972" calcext:value-type="float">
            <text:p>0.513627972</text:p>
          </table:table-cell>
          <table:table-cell office:value-type="float" office:value="0.004755423" calcext:value-type="float">
            <text:p>0.004755423</text:p>
          </table:table-cell>
          <table:table-cell office:value-type="float" office:value="0.00754017" calcext:value-type="float">
            <text:p>0.00754017</text:p>
          </table:table-cell>
          <table:table-cell office:value-type="float" office:value="0.003750067" calcext:value-type="float">
            <text:p>0.003750067</text:p>
          </table:table-cell>
          <table:table-cell office:value-type="float" office:value="0.002976032" calcext:value-type="float">
            <text:p>0.002976032</text:p>
          </table:table-cell>
          <table:table-cell office:value-type="string" calcext:value-type="string">
            <text:p>N/A</text:p>
          </table:table-cell>
          <table:table-cell office:value-type="float" office:value="0.459216973" calcext:value-type="float">
            <text:p>0.459216973</text:p>
          </table:table-cell>
          <table:table-cell office:value-type="float" office:value="0.065555556" calcext:value-type="float">
            <text:p>0.065555556</text:p>
          </table:table-cell>
          <table:table-cell office:value-type="float" office:value="0.042962963" calcext:value-type="float">
            <text:p>0.042962963</text:p>
          </table:table-cell>
          <table:table-cell office:value-type="float" office:value="0.04" calcext:value-type="float">
            <text:p>0.04</text:p>
          </table:table-cell>
          <table:table-cell office:value-type="float" office:value="0.075555556" calcext:value-type="float">
            <text:p>0.075555556</text:p>
          </table:table-cell>
          <table:table-cell office:value-type="float" office:value="0.103703704" calcext:value-type="float">
            <text:p>0.103703704</text:p>
          </table:table-cell>
          <table:table-cell office:value-type="float" office:value="0.396029108" calcext:value-type="float">
            <text:p>0.396029108</text:p>
          </table:table-cell>
          <table:table-cell office:value-type="float" office:value="0.014273973" calcext:value-type="float">
            <text:p>0.014273973</text:p>
          </table:table-cell>
          <table:table-cell office:value-type="float" office:value="0.020631007" calcext:value-type="float">
            <text:p>0.020631007</text:p>
          </table:table-cell>
          <table:table-cell office:value-type="float" office:value="0.012378604" calcext:value-type="float">
            <text:p>0.012378604</text:p>
          </table:table-cell>
          <table:table-cell office:value-type="float" office:value="0.009812308" calcext:value-type="float">
            <text:p>0.00981230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g_13</text:p>
          </table:table-cell>
          <table:table-cell table:formula="of:=EXACT([.A85];[.B85])" office:value-type="boolean" office:boolean-value="true" calcext:value-type="boolean">
            <text:p>TRUE</text:p>
          </table:table-cell>
          <table:table-cell office:value-type="string" calcext:value-type="string">
            <text:p>TEST ELEMENT*NESTED</text:p>
          </table:table-cell>
          <table:table-cell office:value-type="string" calcext:value-type="string">
            <text:p>chr1</text:p>
          </table:table-cell>
          <table:table-cell office:value-type="float" office:value="134096318" calcext:value-type="float">
            <text:p>134096318</text:p>
          </table:table-cell>
          <table:table-cell office:value-type="float" office:value="134100364" calcext:value-type="float">
            <text:p>134100364</text:p>
          </table:table-cell>
          <table:table-cell office:value-type="float" office:value="0.02811701345" calcext:value-type="float">
            <text:p>0.02811701345</text:p>
          </table:table-cell>
          <table:table-cell office:value-type="float" office:value="0.103028846" calcext:value-type="float">
            <text:p>0.103028846</text:p>
          </table:table-cell>
          <table:table-cell office:value-type="float" office:value="0.14" calcext:value-type="float">
            <text:p>0.14</text:p>
          </table:table-cell>
          <table:table-cell office:value-type="float" office:value="0.082115385" calcext:value-type="float">
            <text:p>0.082115385</text:p>
          </table:table-cell>
          <table:table-cell office:value-type="float" office:value="0.080192308" calcext:value-type="float">
            <text:p>0.080192308</text:p>
          </table:table-cell>
          <table:table-cell office:value-type="float" office:value="0.109807692" calcext:value-type="float">
            <text:p>0.109807692</text:p>
          </table:table-cell>
          <table:table-cell office:value-type="float" office:value="0.42726027" calcext:value-type="float">
            <text:p>0.42726027</text:p>
          </table:table-cell>
          <table:table-cell office:value-type="float" office:value="0.014136414" calcext:value-type="float">
            <text:p>0.014136414</text:p>
          </table:table-cell>
          <table:table-cell office:value-type="float" office:value="0.009240924" calcext:value-type="float">
            <text:p>0.009240924</text:p>
          </table:table-cell>
          <table:table-cell office:value-type="float" office:value="0.022442244" calcext:value-type="float">
            <text:p>0.022442244</text:p>
          </table:table-cell>
          <table:table-cell office:value-type="float" office:value="0.010121012" calcext:value-type="float">
            <text:p>0.010121012</text:p>
          </table:table-cell>
          <table:table-cell office:value-type="float" office:value="0.014741474" calcext:value-type="float">
            <text:p>0.014741474</text:p>
          </table:table-cell>
          <table:table-cell office:value-type="float" office:value="0.18729533" calcext:value-type="float">
            <text:p>0.18729533</text:p>
          </table:table-cell>
          <table:table-cell office:value-type="float" office:value="0.417197452" calcext:value-type="float">
            <text:p>0.417197452</text:p>
          </table:table-cell>
          <table:table-cell office:value-type="float" office:value="0.318471338" calcext:value-type="float">
            <text:p>0.318471338</text:p>
          </table:table-cell>
          <table:table-cell office:value-type="float" office:value="0.423566879" calcext:value-type="float">
            <text:p>0.423566879</text:p>
          </table:table-cell>
          <table:table-cell office:value-type="float" office:value="0.50955414" calcext:value-type="float">
            <text:p>0.50955414</text:p>
          </table:table-cell>
          <table:table-cell office:value-type="float" office:value="0.417197452" calcext:value-type="float">
            <text:p>0.417197452</text:p>
          </table:table-cell>
          <table:table-cell office:value-type="float" office:value="0.394951484" calcext:value-type="float">
            <text:p>0.394951484</text:p>
          </table:table-cell>
          <table:table-cell office:value-type="float" office:value="0.071699545" calcext:value-type="float">
            <text:p>0.071699545</text:p>
          </table:table-cell>
          <table:table-cell office:value-type="float" office:value="0.1107739" calcext:value-type="float">
            <text:p>0.1107739</text:p>
          </table:table-cell>
          <table:table-cell office:value-type="float" office:value="0.050075873" calcext:value-type="float">
            <text:p>0.050075873</text:p>
          </table:table-cell>
          <table:table-cell office:value-type="float" office:value="0.074355083" calcext:value-type="float">
            <text:p>0.074355083</text:p>
          </table:table-cell>
          <table:table-cell office:value-type="float" office:value="0.051593323" calcext:value-type="float">
            <text:p>0.051593323</text:p>
          </table:table-cell>
          <table:table-cell office:value-type="float" office:value="0.094736682" calcext:value-type="float">
            <text:p>0.094736682</text:p>
          </table:table-cell>
          <table:table-cell office:value-type="float" office:value="0.052128706" calcext:value-type="float">
            <text:p>0.052128706</text:p>
          </table:table-cell>
          <table:table-cell office:value-type="float" office:value="0.052409723" calcext:value-type="float">
            <text:p>0.052409723</text:p>
          </table:table-cell>
          <table:table-cell office:value-type="float" office:value="0.045103274" calcext:value-type="float">
            <text:p>0.045103274</text:p>
          </table:table-cell>
          <table:table-cell office:value-type="float" office:value="0.056203457" calcext:value-type="float">
            <text:p>0.056203457</text:p>
          </table:table-cell>
          <table:table-cell office:value-type="float" office:value="0.05479837" calcext:value-type="float">
            <text:p>0.05479837</text:p>
          </table:table-cell>
          <table:table-cell office:value-type="float" office:value="0.208134953" calcext:value-type="float">
            <text:p>0.208134953</text:p>
          </table:table-cell>
          <table:table-cell office:value-type="float" office:value="0.006325735" calcext:value-type="float">
            <text:p>0.006325735</text:p>
          </table:table-cell>
          <table:table-cell office:value-type="float" office:value="0.0054049" calcext:value-type="float">
            <text:p>0.0054049</text:p>
          </table:table-cell>
          <table:table-cell office:value-type="float" office:value="0.007833769" calcext:value-type="float">
            <text:p>0.007833769</text:p>
          </table:table-cell>
          <table:table-cell office:value-type="float" office:value="0.005738536" calcext:value-type="float">
            <text:p>0.005738536</text:p>
          </table:table-cell>
          <table:table-cell office:value-type="string" calcext:value-type="string">
            <text:p>N/A</text:p>
          </table:table-cell>
          <table:table-cell office:value-type="float" office:value="0.1956931" calcext:value-type="float">
            <text:p>0.1956931</text:p>
          </table:table-cell>
          <table:table-cell office:value-type="float" office:value="0.130740741" calcext:value-type="float">
            <text:p>0.130740741</text:p>
          </table:table-cell>
          <table:table-cell office:value-type="float" office:value="0.161481481" calcext:value-type="float">
            <text:p>0.161481481</text:p>
          </table:table-cell>
          <table:table-cell office:value-type="float" office:value="0.134814815" calcext:value-type="float">
            <text:p>0.134814815</text:p>
          </table:table-cell>
          <table:table-cell office:value-type="float" office:value="0.099259259" calcext:value-type="float">
            <text:p>0.099259259</text:p>
          </table:table-cell>
          <table:table-cell office:value-type="float" office:value="0.127407407" calcext:value-type="float">
            <text:p>0.127407407</text:p>
          </table:table-cell>
          <table:table-cell office:value-type="float" office:value="0.600589764" calcext:value-type="float">
            <text:p>0.600589764</text:p>
          </table:table-cell>
          <table:table-cell office:value-type="float" office:value="0.016974454" calcext:value-type="float">
            <text:p>0.016974454</text:p>
          </table:table-cell>
          <table:table-cell office:value-type="float" office:value="0.007598249" calcext:value-type="float">
            <text:p>0.007598249</text:p>
          </table:table-cell>
          <table:table-cell office:value-type="float" office:value="0.015498415" calcext:value-type="float">
            <text:p>0.015498415</text:p>
          </table:table-cell>
          <table:table-cell office:value-type="float" office:value="0.0278267" calcext:value-type="float">
            <text:p>0.027826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g_14</text:p>
          </table:table-cell>
          <table:table-cell table:formula="of:=EXACT([.A86];[.B86])" office:value-type="boolean" office:boolean-value="true" calcext:value-type="boolean">
            <text:p>TRUE</text:p>
          </table:table-cell>
          <table:table-cell office:value-type="string" calcext:value-type="string">
            <text:p>CONTROL ELEMENT</text:p>
          </table:table-cell>
          <table:table-cell office:value-type="string" calcext:value-type="string">
            <text:p>chr1</text:p>
          </table:table-cell>
          <table:table-cell office:value-type="float" office:value="134262137" calcext:value-type="float">
            <text:p>134262137</text:p>
          </table:table-cell>
          <table:table-cell office:value-type="float" office:value="134262876" calcext:value-type="float">
            <text:p>134262876</text:p>
          </table:table-cell>
          <table:table-cell office:value-type="float" office:value="0.01032091116" calcext:value-type="float">
            <text:p>0.01032091116</text:p>
          </table:table-cell>
          <table:table-cell office:value-type="float" office:value="0.025288462" calcext:value-type="float">
            <text:p>0.025288462</text:p>
          </table:table-cell>
          <table:table-cell office:value-type="float" office:value="0.024230769" calcext:value-type="float">
            <text:p>0.024230769</text:p>
          </table:table-cell>
          <table:table-cell office:value-type="float" office:value="0.037884615" calcext:value-type="float">
            <text:p>0.037884615</text:p>
          </table:table-cell>
          <table:table-cell office:value-type="float" office:value="0.012692308" calcext:value-type="float">
            <text:p>0.012692308</text:p>
          </table:table-cell>
          <table:table-cell office:value-type="float" office:value="0.026346154" calcext:value-type="float">
            <text:p>0.026346154</text:p>
          </table:table-cell>
          <table:table-cell office:value-type="float" office:value="0.206939784" calcext:value-type="float">
            <text:p>0.206939784</text:p>
          </table:table-cell>
          <table:table-cell office:value-type="float" office:value="0.005280528" calcext:value-type="float">
            <text:p>0.005280528</text:p>
          </table:table-cell>
          <table:table-cell office:value-type="float" office:value="0.004840484" calcext:value-type="float">
            <text:p>0.004840484</text:p>
          </table:table-cell>
          <table:table-cell office:value-type="float" office:value="0.003960396" calcext:value-type="float">
            <text:p>0.003960396</text:p>
          </table:table-cell>
          <table:table-cell office:value-type="float" office:value="0.005940594" calcext:value-type="float">
            <text:p>0.005940594</text:p>
          </table:table-cell>
          <table:table-cell office:value-type="float" office:value="0.006380638" calcext:value-type="float">
            <text:p>0.006380638</text:p>
          </table:table-cell>
          <table:table-cell office:value-type="float" office:value="1.092145629" calcext:value-type="float">
            <text:p>1.092145629</text:p>
          </table:table-cell>
          <table:table-cell office:value-type="float" office:value="0.163216561" calcext:value-type="float">
            <text:p>0.163216561</text:p>
          </table:table-cell>
          <table:table-cell office:value-type="float" office:value="0.133757962" calcext:value-type="float">
            <text:p>0.133757962</text:p>
          </table:table-cell>
          <table:table-cell office:value-type="float" office:value="0.050955414" calcext:value-type="float">
            <text:p>0.050955414</text:p>
          </table:table-cell>
          <table:table-cell office:value-type="float" office:value="0.423566879" calcext:value-type="float">
            <text:p>0.423566879</text:p>
          </table:table-cell>
          <table:table-cell office:value-type="float" office:value="0.044585987" calcext:value-type="float">
            <text:p>0.044585987</text:p>
          </table:table-cell>
          <table:table-cell office:value-type="float" office:value="0.459725006" calcext:value-type="float">
            <text:p>0.459725006</text:p>
          </table:table-cell>
          <table:table-cell office:value-type="float" office:value="0.021623672" calcext:value-type="float">
            <text:p>0.021623672</text:p>
          </table:table-cell>
          <table:table-cell office:value-type="float" office:value="0.018209408" calcext:value-type="float">
            <text:p>0.018209408</text:p>
          </table:table-cell>
          <table:table-cell office:value-type="float" office:value="0.016691958" calcext:value-type="float">
            <text:p>0.016691958</text:p>
          </table:table-cell>
          <table:table-cell office:value-type="float" office:value="0.036418816" calcext:value-type="float">
            <text:p>0.036418816</text:p>
          </table:table-cell>
          <table:table-cell office:value-type="float" office:value="0.015174507" calcext:value-type="float">
            <text:p>0.015174507</text:p>
          </table:table-cell>
          <table:table-cell office:value-type="float" office:value="0.651442097" calcext:value-type="float">
            <text:p>0.651442097</text:p>
          </table:table-cell>
          <table:table-cell office:value-type="float" office:value="0.015842349" calcext:value-type="float">
            <text:p>0.015842349</text:p>
          </table:table-cell>
          <table:table-cell office:value-type="float" office:value="0.01447239" calcext:value-type="float">
            <text:p>0.01447239</text:p>
          </table:table-cell>
          <table:table-cell office:value-type="float" office:value="0.014612899" calcext:value-type="float">
            <text:p>0.014612899</text:p>
          </table:table-cell>
          <table:table-cell office:value-type="float" office:value="0.029647323" calcext:value-type="float">
            <text:p>0.029647323</text:p>
          </table:table-cell>
          <table:table-cell office:value-type="float" office:value="0.004636785" calcext:value-type="float">
            <text:p>0.004636785</text:p>
          </table:table-cell>
          <table:table-cell office:value-type="float" office:value="0.121110672" calcext:value-type="float">
            <text:p>0.121110672</text:p>
          </table:table-cell>
          <table:table-cell office:value-type="float" office:value="0.004199363" calcext:value-type="float">
            <text:p>0.004199363</text:p>
          </table:table-cell>
          <table:table-cell office:value-type="float" office:value="0.003669994" calcext:value-type="float">
            <text:p>0.003669994</text:p>
          </table:table-cell>
          <table:table-cell office:value-type="float" office:value="0.004684247" calcext:value-type="float">
            <text:p>0.004684247</text:p>
          </table:table-cell>
          <table:table-cell office:value-type="float" office:value="0.004243848" calcext:value-type="float">
            <text:p>0.004243848</text:p>
          </table:table-cell>
          <table:table-cell office:value-type="string" calcext:value-type="string">
            <text:p>N/A</text:p>
          </table:table-cell>
          <table:table-cell office:value-type="float" office:value="0.912054538" calcext:value-type="float">
            <text:p>0.912054538</text:p>
          </table:table-cell>
          <table:table-cell office:value-type="float" office:value="0.028518519" calcext:value-type="float">
            <text:p>0.028518519</text:p>
          </table:table-cell>
          <table:table-cell office:value-type="float" office:value="0.066666667" calcext:value-type="float">
            <text:p>0.066666667</text:p>
          </table:table-cell>
          <table:table-cell office:value-type="float" office:value="0.016296296" calcext:value-type="float">
            <text:p>0.016296296</text:p>
          </table:table-cell>
          <table:table-cell office:value-type="float" office:value="0.022222222" calcext:value-type="float">
            <text:p>0.022222222</text:p>
          </table:table-cell>
          <table:table-cell office:value-type="float" office:value="0.008888889" calcext:value-type="float">
            <text:p>0.008888889</text:p>
          </table:table-cell>
          <table:table-cell office:value-type="float" office:value="0.964653086" calcext:value-type="float">
            <text:p>0.964653086</text:p>
          </table:table-cell>
          <table:table-cell office:value-type="float" office:value="0.030208491" calcext:value-type="float">
            <text:p>0.030208491</text:p>
          </table:table-cell>
          <table:table-cell office:value-type="float" office:value="0.063855482" calcext:value-type="float">
            <text:p>0.063855482</text:p>
          </table:table-cell>
          <table:table-cell office:value-type="float" office:value="0.013083078" calcext:value-type="float">
            <text:p>0.013083078</text:p>
          </table:table-cell>
          <table:table-cell office:value-type="float" office:value="0.013686912" calcext:value-type="float">
            <text:p>0.01368691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g_16</text:p>
          </table:table-cell>
          <table:table-cell table:formula="of:=EXACT([.A87];[.B87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4062508" calcext:value-type="float">
            <text:p>134062508</text:p>
          </table:table-cell>
          <table:table-cell office:value-type="float" office:value="134063576" calcext:value-type="float">
            <text:p>134063576</text:p>
          </table:table-cell>
          <table:table-cell office:value-type="float" office:value="0.009159715698" calcext:value-type="float">
            <text:p>0.009159715698</text:p>
          </table:table-cell>
          <table:table-cell office:value-type="float" office:value="0.025961538" calcext:value-type="float">
            <text:p>0.025961538</text:p>
          </table:table-cell>
          <table:table-cell office:value-type="float" office:value="0.036923077" calcext:value-type="float">
            <text:p>0.036923077</text:p>
          </table:table-cell>
          <table:table-cell office:value-type="float" office:value="0.015192308" calcext:value-type="float">
            <text:p>0.015192308</text:p>
          </table:table-cell>
          <table:table-cell office:value-type="float" office:value="0.028653846" calcext:value-type="float">
            <text:p>0.028653846</text:p>
          </table:table-cell>
          <table:table-cell office:value-type="float" office:value="0.023076923" calcext:value-type="float">
            <text:p>0.023076923</text:p>
          </table:table-cell>
          <table:table-cell office:value-type="float" office:value="0.291605922" calcext:value-type="float">
            <text:p>0.291605922</text:p>
          </table:table-cell>
          <table:table-cell office:value-type="float" office:value="0.003080308" calcext:value-type="float">
            <text:p>0.003080308</text:p>
          </table:table-cell>
          <table:table-cell office:value-type="float" office:value="0.002420242" calcext:value-type="float">
            <text:p>0.002420242</text:p>
          </table:table-cell>
          <table:table-cell office:value-type="float" office:value="0.002860286" calcext:value-type="float">
            <text:p>0.002860286</text:p>
          </table:table-cell>
          <table:table-cell office:value-type="float" office:value="0.002640264" calcext:value-type="float">
            <text:p>0.002640264</text:p>
          </table:table-cell>
          <table:table-cell office:value-type="float" office:value="0.00440044" calcext:value-type="float">
            <text:p>0.00440044</text:p>
          </table:table-cell>
          <table:table-cell office:value-type="float" office:value="0.317115064" calcext:value-type="float">
            <text:p>0.317115064</text:p>
          </table:table-cell>
          <table:table-cell office:value-type="float" office:value="0.128184713" calcext:value-type="float">
            <text:p>0.128184713</text:p>
          </table:table-cell>
          <table:table-cell office:value-type="float" office:value="0.095541401" calcext:value-type="float">
            <text:p>0.095541401</text:p>
          </table:table-cell>
          <table:table-cell office:value-type="float" office:value="0.184713376" calcext:value-type="float">
            <text:p>0.184713376</text:p>
          </table:table-cell>
          <table:table-cell office:value-type="float" office:value="0.130573248" calcext:value-type="float">
            <text:p>0.130573248</text:p>
          </table:table-cell>
          <table:table-cell office:value-type="float" office:value="0.101910828" calcext:value-type="float">
            <text:p>0.101910828</text:p>
          </table:table-cell>
          <table:table-cell office:value-type="float" office:value="0.348155312" calcext:value-type="float">
            <text:p>0.348155312</text:p>
          </table:table-cell>
          <table:table-cell office:value-type="float" office:value="0.012518968" calcext:value-type="float">
            <text:p>0.012518968</text:p>
          </table:table-cell>
          <table:table-cell table:number-columns-repeated="2" office:value-type="float" office:value="0.015174507" calcext:value-type="float">
            <text:p>0.015174507</text:p>
          </table:table-cell>
          <table:table-cell office:value-type="float" office:value="0.013657056" calcext:value-type="float">
            <text:p>0.013657056</text:p>
          </table:table-cell>
          <table:table-cell office:value-type="float" office:value="0.006069803" calcext:value-type="float">
            <text:p>0.006069803</text:p>
          </table:table-cell>
          <table:table-cell office:value-type="float" office:value="0.242316895" calcext:value-type="float">
            <text:p>0.242316895</text:p>
          </table:table-cell>
          <table:table-cell office:value-type="float" office:value="0.009730223" calcext:value-type="float">
            <text:p>0.009730223</text:p>
          </table:table-cell>
          <table:table-cell office:value-type="float" office:value="0.006322889" calcext:value-type="float">
            <text:p>0.006322889</text:p>
          </table:table-cell>
          <table:table-cell office:value-type="float" office:value="0.011240691" calcext:value-type="float">
            <text:p>0.011240691</text:p>
          </table:table-cell>
          <table:table-cell office:value-type="float" office:value="0.0113812" calcext:value-type="float">
            <text:p>0.0113812</text:p>
          </table:table-cell>
          <table:table-cell office:value-type="float" office:value="0.009976114" calcext:value-type="float">
            <text:p>0.009976114</text:p>
          </table:table-cell>
          <table:table-cell office:value-type="float" office:value="0.250990918" calcext:value-type="float">
            <text:p>0.250990918</text:p>
          </table:table-cell>
          <table:table-cell office:value-type="float" office:value="0.003968042" calcext:value-type="float">
            <text:p>0.003968042</text:p>
          </table:table-cell>
          <table:table-cell office:value-type="float" office:value="0.004777665" calcext:value-type="float">
            <text:p>0.004777665</text:p>
          </table:table-cell>
          <table:table-cell office:value-type="float" office:value="0.004270539" calcext:value-type="float">
            <text:p>0.004270539</text:p>
          </table:table-cell>
          <table:table-cell office:value-type="float" office:value="0.002855923" calcext:value-type="float">
            <text:p>0.002855923</text:p>
          </table:table-cell>
          <table:table-cell office:value-type="string" calcext:value-type="string">
            <text:p>N/A</text:p>
          </table:table-cell>
          <table:table-cell office:value-type="float" office:value="0.283323695" calcext:value-type="float">
            <text:p>0.283323695</text:p>
          </table:table-cell>
          <table:table-cell office:value-type="float" office:value="0.03" calcext:value-type="float">
            <text:p>0.03</text:p>
          </table:table-cell>
          <table:table-cell office:value-type="float" office:value="0.041481481" calcext:value-type="float">
            <text:p>0.041481481</text:p>
          </table:table-cell>
          <table:table-cell office:value-type="float" office:value="0.022222222" calcext:value-type="float">
            <text:p>0.022222222</text:p>
          </table:table-cell>
          <table:table-cell office:value-type="float" office:value="0.025185185" calcext:value-type="float">
            <text:p>0.025185185</text:p>
          </table:table-cell>
          <table:table-cell office:value-type="float" office:value="0.031111111" calcext:value-type="float">
            <text:p>0.031111111</text:p>
          </table:table-cell>
          <table:table-cell office:value-type="float" office:value="0.214988476" calcext:value-type="float">
            <text:p>0.214988476</text:p>
          </table:table-cell>
          <table:table-cell office:value-type="float" office:value="0.01668931" calcext:value-type="float">
            <text:p>0.01668931</text:p>
          </table:table-cell>
          <table:table-cell office:value-type="float" office:value="0.019926533" calcext:value-type="float">
            <text:p>0.019926533</text:p>
          </table:table-cell>
          <table:table-cell office:value-type="float" office:value="0.017309918" calcext:value-type="float">
            <text:p>0.017309918</text:p>
          </table:table-cell>
          <table:table-cell office:value-type="float" office:value="0.01283148" calcext:value-type="float">
            <text:p>0.0128314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g_18</text:p>
          </table:table-cell>
          <table:table-cell table:formula="of:=EXACT([.A88];[.B88])" office:value-type="boolean" office:boolean-value="true" calcext:value-type="boolean">
            <text:p>TRUE</text:p>
          </table:table-cell>
          <table:table-cell office:value-type="string" calcext:value-type="string">
            <text:p>CONTROL ELEMENT</text:p>
          </table:table-cell>
          <table:table-cell office:value-type="string" calcext:value-type="string">
            <text:p>chr1</text:p>
          </table:table-cell>
          <table:table-cell office:value-type="float" office:value="134154361" calcext:value-type="float">
            <text:p>134154361</text:p>
          </table:table-cell>
          <table:table-cell office:value-type="float" office:value="134155142" calcext:value-type="float">
            <text:p>134155142</text:p>
          </table:table-cell>
          <table:table-cell office:value-type="float" office:value="0.006543173164" calcext:value-type="float">
            <text:p>0.006543173164</text:p>
          </table:table-cell>
          <table:table-cell office:value-type="float" office:value="0.009903846" calcext:value-type="float">
            <text:p>0.009903846</text:p>
          </table:table-cell>
          <table:table-cell office:value-type="float" office:value="0.019423077" calcext:value-type="float">
            <text:p>0.019423077</text:p>
          </table:table-cell>
          <table:table-cell office:value-type="float" office:value="0.007115385" calcext:value-type="float">
            <text:p>0.007115385</text:p>
          </table:table-cell>
          <table:table-cell office:value-type="float" office:value="0.004615385" calcext:value-type="float">
            <text:p>0.004615385</text:p>
          </table:table-cell>
          <table:table-cell office:value-type="float" office:value="0.008461538" calcext:value-type="float">
            <text:p>0.008461538</text:p>
          </table:table-cell>
          <table:table-cell office:value-type="float" office:value="0.286110424" calcext:value-type="float">
            <text:p>0.286110424</text:p>
          </table:table-cell>
          <table:table-cell office:value-type="float" office:value="0.001705171" calcext:value-type="float">
            <text:p>0.001705171</text:p>
          </table:table-cell>
          <table:table-cell office:value-type="float" office:value="0.001540154" calcext:value-type="float">
            <text:p>0.001540154</text:p>
          </table:table-cell>
          <table:table-cell office:value-type="float" office:value="0.001980198" calcext:value-type="float">
            <text:p>0.001980198</text:p>
          </table:table-cell>
          <table:table-cell office:value-type="float" office:value="0.00220022" calcext:value-type="float">
            <text:p>0.00220022</text:p>
          </table:table-cell>
          <table:table-cell office:value-type="float" office:value="0.00110011" calcext:value-type="float">
            <text:p>0.00110011</text:p>
          </table:table-cell>
          <table:table-cell office:value-type="float" office:value="0.48249791" calcext:value-type="float">
            <text:p>0.48249791</text:p>
          </table:table-cell>
          <table:table-cell office:value-type="float" office:value="0.03343949" calcext:value-type="float">
            <text:p>0.03343949</text:p>
          </table:table-cell>
          <table:table-cell office:value-type="float" office:value="0.02866242" calcext:value-type="float">
            <text:p>0.02866242</text:p>
          </table:table-cell>
          <table:table-cell office:value-type="float" office:value="0.025477707" calcext:value-type="float">
            <text:p>0.025477707</text:p>
          </table:table-cell>
          <table:table-cell office:value-type="float" office:value="0.022292994" calcext:value-type="float">
            <text:p>0.022292994</text:p>
          </table:table-cell>
          <table:table-cell office:value-type="float" office:value="0.057324841" calcext:value-type="float">
            <text:p>0.057324841</text:p>
          </table:table-cell>
          <table:table-cell office:value-type="float" office:value="0.811892721" calcext:value-type="float">
            <text:p>0.811892721</text:p>
          </table:table-cell>
          <table:table-cell office:value-type="float" office:value="0.018588771" calcext:value-type="float">
            <text:p>0.018588771</text:p>
          </table:table-cell>
          <table:table-cell office:value-type="float" office:value="0.009104704" calcext:value-type="float">
            <text:p>0.009104704</text:p>
          </table:table-cell>
          <table:table-cell office:value-type="float" office:value="0.039453718" calcext:value-type="float">
            <text:p>0.039453718</text:p>
          </table:table-cell>
          <table:table-cell office:value-type="float" office:value="0.006069803" calcext:value-type="float">
            <text:p>0.006069803</text:p>
          </table:table-cell>
          <table:table-cell office:value-type="float" office:value="0.019726859" calcext:value-type="float">
            <text:p>0.019726859</text:p>
          </table:table-cell>
          <table:table-cell office:value-type="float" office:value="0.12366325" calcext:value-type="float">
            <text:p>0.12366325</text:p>
          </table:table-cell>
          <table:table-cell office:value-type="float" office:value="0.370170015" calcext:value-type="float">
            <text:p>0.370170015</text:p>
          </table:table-cell>
          <table:table-cell office:value-type="float" office:value="0.356048897" calcext:value-type="float">
            <text:p>0.356048897</text:p>
          </table:table-cell>
          <table:table-cell office:value-type="float" office:value="0.334129549" calcext:value-type="float">
            <text:p>0.334129549</text:p>
          </table:table-cell>
          <table:table-cell office:value-type="float" office:value="0.353238724" calcext:value-type="float">
            <text:p>0.353238724</text:p>
          </table:table-cell>
          <table:table-cell office:value-type="float" office:value="0.437262892" calcext:value-type="float">
            <text:p>0.437262892</text:p>
          </table:table-cell>
          <table:table-cell office:value-type="float" office:value="0.072435095" calcext:value-type="float">
            <text:p>0.072435095</text:p>
          </table:table-cell>
          <table:table-cell office:value-type="float" office:value="0.002820335" calcext:value-type="float">
            <text:p>0.002820335</text:p>
          </table:table-cell>
          <table:table-cell office:value-type="float" office:value="0.003056104" calcext:value-type="float">
            <text:p>0.003056104</text:p>
          </table:table-cell>
          <table:table-cell office:value-type="float" office:value="0.002709123" calcext:value-type="float">
            <text:p>0.002709123</text:p>
          </table:table-cell>
          <table:table-cell office:value-type="float" office:value="0.002695778" calcext:value-type="float">
            <text:p>0.002695778</text:p>
          </table:table-cell>
          <table:table-cell office:value-type="string" calcext:value-type="string">
            <text:p>N/A</text:p>
          </table:table-cell>
          <table:table-cell office:value-type="float" office:value="0.355429092" calcext:value-type="float">
            <text:p>0.355429092</text:p>
          </table:table-cell>
          <table:table-cell office:value-type="float" office:value="0.223333333" calcext:value-type="float">
            <text:p>0.223333333</text:p>
          </table:table-cell>
          <table:table-cell office:value-type="float" office:value="0.211851852" calcext:value-type="float">
            <text:p>0.211851852</text:p>
          </table:table-cell>
          <table:table-cell office:value-type="float" office:value="0.12" calcext:value-type="float">
            <text:p>0.12</text:p>
          </table:table-cell>
          <table:table-cell office:value-type="float" office:value="0.308148148" calcext:value-type="float">
            <text:p>0.308148148</text:p>
          </table:table-cell>
          <table:table-cell office:value-type="float" office:value="0.253333333" calcext:value-type="float">
            <text:p>0.253333333</text:p>
          </table:table-cell>
          <table:table-cell office:value-type="float" office:value="0.265013238" calcext:value-type="float">
            <text:p>0.265013238</text:p>
          </table:table-cell>
          <table:table-cell office:value-type="float" office:value="0.009208474" calcext:value-type="float">
            <text:p>0.009208474</text:p>
          </table:table-cell>
          <table:table-cell office:value-type="float" office:value="0.011825089" calcext:value-type="float">
            <text:p>0.011825089</text:p>
          </table:table-cell>
          <table:table-cell office:value-type="float" office:value="0.006994415" calcext:value-type="float">
            <text:p>0.006994415</text:p>
          </table:table-cell>
          <table:table-cell office:value-type="float" office:value="0.008805918" calcext:value-type="float">
            <text:p>0.00880591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g_19</text:p>
          </table:table-cell>
          <table:table-cell table:formula="of:=EXACT([.A89];[.B89])" office:value-type="boolean" office:boolean-value="true" calcext:value-type="boolean">
            <text:p>TRUE</text:p>
          </table:table-cell>
          <table:table-cell office:value-type="string" calcext:value-type="string">
            <text:p>CONTROL ELEMENT</text:p>
          </table:table-cell>
          <table:table-cell office:value-type="string" calcext:value-type="string">
            <text:p>chr1</text:p>
          </table:table-cell>
          <table:table-cell office:value-type="float" office:value="134178946" calcext:value-type="float">
            <text:p>134178946</text:p>
          </table:table-cell>
          <table:table-cell office:value-type="float" office:value="134179698" calcext:value-type="float">
            <text:p>134179698</text:p>
          </table:table-cell>
          <table:table-cell office:value-type="float" office:value="0.0166206217" calcext:value-type="float">
            <text:p>0.0166206217</text:p>
          </table:table-cell>
          <table:table-cell office:value-type="float" office:value="0.063557692" calcext:value-type="float">
            <text:p>0.063557692</text:p>
          </table:table-cell>
          <table:table-cell office:value-type="float" office:value="0.048269231" calcext:value-type="float">
            <text:p>0.048269231</text:p>
          </table:table-cell>
          <table:table-cell office:value-type="float" office:value="0.085192308" calcext:value-type="float">
            <text:p>0.085192308</text:p>
          </table:table-cell>
          <table:table-cell office:value-type="float" office:value="0.067692308" calcext:value-type="float">
            <text:p>0.067692308</text:p>
          </table:table-cell>
          <table:table-cell office:value-type="float" office:value="0.053076923" calcext:value-type="float">
            <text:p>0.053076923</text:p>
          </table:table-cell>
          <table:table-cell office:value-type="float" office:value="0.202308596" calcext:value-type="float">
            <text:p>0.202308596</text:p>
          </table:table-cell>
          <table:table-cell office:value-type="float" office:value="0.016941694" calcext:value-type="float">
            <text:p>0.016941694</text:p>
          </table:table-cell>
          <table:table-cell office:value-type="float" office:value="0.017381738" calcext:value-type="float">
            <text:p>0.017381738</text:p>
          </table:table-cell>
          <table:table-cell office:value-type="float" office:value="0.016941694" calcext:value-type="float">
            <text:p>0.016941694</text:p>
          </table:table-cell>
          <table:table-cell office:value-type="float" office:value="0.012541254" calcext:value-type="float">
            <text:p>0.012541254</text:p>
          </table:table-cell>
          <table:table-cell office:value-type="float" office:value="0.02090209" calcext:value-type="float">
            <text:p>0.02090209</text:p>
          </table:table-cell>
          <table:table-cell office:value-type="float" office:value="0.414409866" calcext:value-type="float">
            <text:p>0.414409866</text:p>
          </table:table-cell>
          <table:table-cell office:value-type="float" office:value="0.350318471" calcext:value-type="float">
            <text:p>0.350318471</text:p>
          </table:table-cell>
          <table:table-cell office:value-type="float" office:value="0.200636943" calcext:value-type="float">
            <text:p>0.200636943</text:p>
          </table:table-cell>
          <table:table-cell office:value-type="float" office:value="0.267515924" calcext:value-type="float">
            <text:p>0.267515924</text:p>
          </table:table-cell>
          <table:table-cell office:value-type="float" office:value="0.407643312" calcext:value-type="float">
            <text:p>0.407643312</text:p>
          </table:table-cell>
          <table:table-cell office:value-type="float" office:value="0.525477707" calcext:value-type="float">
            <text:p>0.525477707</text:p>
          </table:table-cell>
          <table:table-cell office:value-type="float" office:value="0.570153339" calcext:value-type="float">
            <text:p>0.570153339</text:p>
          </table:table-cell>
          <table:table-cell office:value-type="float" office:value="0.10508346" calcext:value-type="float">
            <text:p>0.10508346</text:p>
          </table:table-cell>
          <table:table-cell office:value-type="float" office:value="0.092564492" calcext:value-type="float">
            <text:p>0.092564492</text:p>
          </table:table-cell>
          <table:table-cell office:value-type="float" office:value="0.119878604" calcext:value-type="float">
            <text:p>0.119878604</text:p>
          </table:table-cell>
          <table:table-cell office:value-type="float" office:value="0.031866464" calcext:value-type="float">
            <text:p>0.031866464</text:p>
          </table:table-cell>
          <table:table-cell office:value-type="float" office:value="0.176024279" calcext:value-type="float">
            <text:p>0.176024279</text:p>
          </table:table-cell>
          <table:table-cell office:value-type="float" office:value="0.335817493" calcext:value-type="float">
            <text:p>0.335817493</text:p>
          </table:table-cell>
          <table:table-cell office:value-type="float" office:value="0.038042715" calcext:value-type="float">
            <text:p>0.038042715</text:p>
          </table:table-cell>
          <table:table-cell office:value-type="float" office:value="0.027118168" calcext:value-type="float">
            <text:p>0.027118168</text:p>
          </table:table-cell>
          <table:table-cell office:value-type="float" office:value="0.033300548" calcext:value-type="float">
            <text:p>0.033300548</text:p>
          </table:table-cell>
          <table:table-cell office:value-type="float" office:value="0.056484474" calcext:value-type="float">
            <text:p>0.056484474</text:p>
          </table:table-cell>
          <table:table-cell office:value-type="float" office:value="0.035267669" calcext:value-type="float">
            <text:p>0.035267669</text:p>
          </table:table-cell>
          <table:table-cell office:value-type="float" office:value="0.365925266" calcext:value-type="float">
            <text:p>0.365925266</text:p>
          </table:table-cell>
          <table:table-cell office:value-type="float" office:value="0.008928095" calcext:value-type="float">
            <text:p>0.008928095</text:p>
          </table:table-cell>
          <table:table-cell office:value-type="float" office:value="0.007953878" calcext:value-type="float">
            <text:p>0.007953878</text:p>
          </table:table-cell>
          <table:table-cell office:value-type="float" office:value="0.006259008" calcext:value-type="float">
            <text:p>0.006259008</text:p>
          </table:table-cell>
          <table:table-cell office:value-type="float" office:value="0.012571398" calcext:value-type="float">
            <text:p>0.012571398</text:p>
          </table:table-cell>
          <table:table-cell office:value-type="string" calcext:value-type="string">
            <text:p>N/A</text:p>
          </table:table-cell>
          <table:table-cell office:value-type="float" office:value="0.61383992" calcext:value-type="float">
            <text:p>0.61383992</text:p>
          </table:table-cell>
          <table:table-cell office:value-type="float" office:value="0.107037037" calcext:value-type="float">
            <text:p>0.107037037</text:p>
          </table:table-cell>
          <table:table-cell office:value-type="float" office:value="0.201481481" calcext:value-type="float">
            <text:p>0.201481481</text:p>
          </table:table-cell>
          <table:table-cell office:value-type="float" office:value="0.074074074" calcext:value-type="float">
            <text:p>0.074074074</text:p>
          </table:table-cell>
          <table:table-cell office:value-type="float" office:value="0.053333333" calcext:value-type="float">
            <text:p>0.053333333</text:p>
          </table:table-cell>
          <table:table-cell office:value-type="float" office:value="0.099259259" calcext:value-type="float">
            <text:p>0.099259259</text:p>
          </table:table-cell>
          <table:table-cell office:value-type="float" office:value="0.140533483" calcext:value-type="float">
            <text:p>0.140533483</text:p>
          </table:table-cell>
          <table:table-cell office:value-type="float" office:value="0.020211677" calcext:value-type="float">
            <text:p>0.020211677</text:p>
          </table:table-cell>
          <table:table-cell office:value-type="float" office:value="0.019473658" calcext:value-type="float">
            <text:p>0.019473658</text:p>
          </table:table-cell>
          <table:table-cell office:value-type="float" office:value="0.023348261" calcext:value-type="float">
            <text:p>0.023348261</text:p>
          </table:table-cell>
          <table:table-cell office:value-type="float" office:value="0.017813113" calcext:value-type="float">
            <text:p>0.01781311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g_20</text:p>
          </table:table-cell>
          <table:table-cell table:formula="of:=EXACT([.A90];[.B90])" office:value-type="boolean" office:boolean-value="true" calcext:value-type="boolean">
            <text:p>TRUE</text:p>
          </table:table-cell>
          <table:table-cell office:value-type="string" calcext:value-type="string">
            <text:p>CONTROL ELEMENT</text:p>
          </table:table-cell>
          <table:table-cell office:value-type="string" calcext:value-type="string">
            <text:p>chr1</text:p>
          </table:table-cell>
          <table:table-cell office:value-type="float" office:value="134172913" calcext:value-type="float">
            <text:p>134172913</text:p>
          </table:table-cell>
          <table:table-cell office:value-type="float" office:value="134173622" calcext:value-type="float">
            <text:p>134173622</text:p>
          </table:table-cell>
          <table:table-cell office:value-type="float" office:value="0.00120990948" calcext:value-type="float">
            <text:p>0.00120990948</text:p>
          </table:table-cell>
          <table:table-cell office:value-type="float" office:value="0.003990385" calcext:value-type="float">
            <text:p>0.003990385</text:p>
          </table:table-cell>
          <table:table-cell office:value-type="float" office:value="0.003461538" calcext:value-type="float">
            <text:p>0.003461538</text:p>
          </table:table-cell>
          <table:table-cell office:value-type="float" office:value="0.003076923" calcext:value-type="float">
            <text:p>0.003076923</text:p>
          </table:table-cell>
          <table:table-cell office:value-type="float" office:value="0.005769231" calcext:value-type="float">
            <text:p>0.005769231</text:p>
          </table:table-cell>
          <table:table-cell office:value-type="float" office:value="0.003653846" calcext:value-type="float">
            <text:p>0.003653846</text:p>
          </table:table-cell>
          <table:table-cell office:value-type="float" office:value="0.251976315" calcext:value-type="float">
            <text:p>0.251976315</text:p>
          </table:table-cell>
          <table:table-cell office:value-type="float" office:value="0.002310231" calcext:value-type="float">
            <text:p>0.002310231</text:p>
          </table:table-cell>
          <table:table-cell office:value-type="float" office:value="0.003080308" calcext:value-type="float">
            <text:p>0.003080308</text:p>
          </table:table-cell>
          <table:table-cell office:value-type="float" office:value="0.002420242" calcext:value-type="float">
            <text:p>0.002420242</text:p>
          </table:table-cell>
          <table:table-cell office:value-type="float" office:value="0.001760176" calcext:value-type="float">
            <text:p>0.001760176</text:p>
          </table:table-cell>
          <table:table-cell office:value-type="float" office:value="0.001980198" calcext:value-type="float">
            <text:p>0.001980198</text:p>
          </table:table-cell>
          <table:table-cell office:value-type="float" office:value="0.322580645" calcext:value-type="float">
            <text:p>0.322580645</text:p>
          </table:table-cell>
          <table:table-cell office:value-type="float" office:value="0.024681529" calcext:value-type="float">
            <text:p>0.024681529</text:p>
          </table:table-cell>
          <table:table-cell office:value-type="float" office:value="0.022292994" calcext:value-type="float">
            <text:p>0.022292994</text:p>
          </table:table-cell>
          <table:table-cell office:value-type="float" office:value="0.025477707" calcext:value-type="float">
            <text:p>0.025477707</text:p>
          </table:table-cell>
          <table:table-cell office:value-type="float" office:value="0.015923567" calcext:value-type="float">
            <text:p>0.015923567</text:p>
          </table:table-cell>
          <table:table-cell office:value-type="float" office:value="0.035031847" calcext:value-type="float">
            <text:p>0.035031847</text:p>
          </table:table-cell>
          <table:table-cell office:value-type="float" office:value="0.4" calcext:value-type="float">
            <text:p>0.4</text:p>
          </table:table-cell>
          <table:table-cell office:value-type="float" office:value="0.01138088" calcext:value-type="float">
            <text:p>0.01138088</text:p>
          </table:table-cell>
          <table:table-cell table:number-columns-repeated="2" office:value-type="float" office:value="0.007587253" calcext:value-type="float">
            <text:p>0.007587253</text:p>
          </table:table-cell>
          <table:table-cell office:value-type="float" office:value="0.013657056" calcext:value-type="float">
            <text:p>0.013657056</text:p>
          </table:table-cell>
          <table:table-cell office:value-type="float" office:value="0.016691958" calcext:value-type="float">
            <text:p>0.016691958</text:p>
          </table:table-cell>
          <table:table-cell office:value-type="float" office:value="0.238829566" calcext:value-type="float">
            <text:p>0.238829566</text:p>
          </table:table-cell>
          <table:table-cell office:value-type="float" office:value="1.022305747" calcext:value-type="float">
            <text:p>1.022305747</text:p>
          </table:table-cell>
          <table:table-cell office:value-type="float" office:value="1.380216383" calcext:value-type="float">
            <text:p>1.380216383</text:p>
          </table:table-cell>
          <table:table-cell office:value-type="float" office:value="0.954194183" calcext:value-type="float">
            <text:p>0.954194183</text:p>
          </table:table-cell>
          <table:table-cell office:value-type="float" office:value="0.922720247" calcext:value-type="float">
            <text:p>0.922720247</text:p>
          </table:table-cell>
          <table:table-cell office:value-type="float" office:value="0.832092174" calcext:value-type="float">
            <text:p>0.832092174</text:p>
          </table:table-cell>
          <table:table-cell office:value-type="float" office:value="0.303623344" calcext:value-type="float">
            <text:p>0.303623344</text:p>
          </table:table-cell>
          <table:table-cell office:value-type="float" office:value="0.002895959" calcext:value-type="float">
            <text:p>0.002895959</text:p>
          </table:table-cell>
          <table:table-cell office:value-type="float" office:value="0.003363049" calcext:value-type="float">
            <text:p>0.003363049</text:p>
          </table:table-cell>
          <table:table-cell office:value-type="float" office:value="0.001881706" calcext:value-type="float">
            <text:p>0.001881706</text:p>
          </table:table-cell>
          <table:table-cell office:value-type="float" office:value="0.003443122" calcext:value-type="float">
            <text:p>0.003443122</text:p>
          </table:table-cell>
          <table:table-cell office:value-type="string" calcext:value-type="string">
            <text:p>N/A</text:p>
          </table:table-cell>
          <table:table-cell office:value-type="float" office:value="0.170270195" calcext:value-type="float">
            <text:p>0.170270195</text:p>
          </table:table-cell>
          <table:table-cell office:value-type="float" office:value="0.935925926" calcext:value-type="float">
            <text:p>0.935925926</text:p>
          </table:table-cell>
          <table:table-cell office:value-type="float" office:value="0.794074074" calcext:value-type="float">
            <text:p>0.794074074</text:p>
          </table:table-cell>
          <table:table-cell office:value-type="float" office:value="1.099259259" calcext:value-type="float">
            <text:p>1.099259259</text:p>
          </table:table-cell>
          <table:table-cell office:value-type="float" office:value="1.045925926" calcext:value-type="float">
            <text:p>1.045925926</text:p>
          </table:table-cell>
          <table:table-cell office:value-type="float" office:value="0.804444444" calcext:value-type="float">
            <text:p>0.804444444</text:p>
          </table:table-cell>
          <table:table-cell office:value-type="float" office:value="0.064827095" calcext:value-type="float">
            <text:p>0.064827095</text:p>
          </table:table-cell>
          <table:table-cell office:value-type="float" office:value="0.010986431" calcext:value-type="float">
            <text:p>0.010986431</text:p>
          </table:table-cell>
          <table:table-cell office:value-type="float" office:value="0.011422533" calcext:value-type="float">
            <text:p>0.011422533</text:p>
          </table:table-cell>
          <table:table-cell office:value-type="float" office:value="0.010164545" calcext:value-type="float">
            <text:p>0.010164545</text:p>
          </table:table-cell>
          <table:table-cell office:value-type="float" office:value="0.011372214" calcext:value-type="float">
            <text:p>0.01137221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g_21</text:p>
          </table:table-cell>
          <table:table-cell table:formula="of:=EXACT([.A91];[.B91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4277993" calcext:value-type="float">
            <text:p>134277993</text:p>
          </table:table-cell>
          <table:table-cell office:value-type="float" office:value="134279038" calcext:value-type="float">
            <text:p>134279038</text:p>
          </table:table-cell>
          <table:table-cell office:value-type="float" office:value="0.09344669889" calcext:value-type="float">
            <text:p>0.09344669889</text:p>
          </table:table-cell>
          <table:table-cell office:value-type="float" office:value="0.38625" calcext:value-type="float">
            <text:p>0.38625</text:p>
          </table:table-cell>
          <table:table-cell office:value-type="float" office:value="0.369807692" calcext:value-type="float">
            <text:p>0.369807692</text:p>
          </table:table-cell>
          <table:table-cell office:value-type="float" office:value="0.263653846" calcext:value-type="float">
            <text:p>0.263653846</text:p>
          </table:table-cell>
          <table:table-cell office:value-type="float" office:value="0.430961538" calcext:value-type="float">
            <text:p>0.430961538</text:p>
          </table:table-cell>
          <table:table-cell office:value-type="float" office:value="0.480576923" calcext:value-type="float">
            <text:p>0.480576923</text:p>
          </table:table-cell>
          <table:table-cell office:value-type="float" office:value="0.168160486" calcext:value-type="float">
            <text:p>0.168160486</text:p>
          </table:table-cell>
          <table:table-cell office:value-type="float" office:value="0.283223322" calcext:value-type="float">
            <text:p>0.283223322</text:p>
          </table:table-cell>
          <table:table-cell office:value-type="float" office:value="0.281628163" calcext:value-type="float">
            <text:p>0.281628163</text:p>
          </table:table-cell>
          <table:table-cell office:value-type="float" office:value="0.344114411" calcext:value-type="float">
            <text:p>0.344114411</text:p>
          </table:table-cell>
          <table:table-cell office:value-type="float" office:value="0.227722772" calcext:value-type="float">
            <text:p>0.227722772</text:p>
          </table:table-cell>
          <table:table-cell office:value-type="float" office:value="0.279427943" calcext:value-type="float">
            <text:p>0.279427943</text:p>
          </table:table-cell>
          <table:table-cell office:value-type="float" office:value="0.454509211" calcext:value-type="float">
            <text:p>0.454509211</text:p>
          </table:table-cell>
          <table:table-cell office:value-type="float" office:value="2.522292994" calcext:value-type="float">
            <text:p>2.522292994</text:p>
          </table:table-cell>
          <table:table-cell office:value-type="float" office:value="1.621019108" calcext:value-type="float">
            <text:p>1.621019108</text:p>
          </table:table-cell>
          <table:table-cell office:value-type="float" office:value="4.082802548" calcext:value-type="float">
            <text:p>4.082802548</text:p>
          </table:table-cell>
          <table:table-cell office:value-type="float" office:value="2.681528662" calcext:value-type="float">
            <text:p>2.681528662</text:p>
          </table:table-cell>
          <table:table-cell office:value-type="float" office:value="1.703821656" calcext:value-type="float">
            <text:p>1.703821656</text:p>
          </table:table-cell>
          <table:table-cell office:value-type="float" office:value="0.143375221" calcext:value-type="float">
            <text:p>0.143375221</text:p>
          </table:table-cell>
          <table:table-cell office:value-type="float" office:value="0.724582701" calcext:value-type="float">
            <text:p>0.724582701</text:p>
          </table:table-cell>
          <table:table-cell office:value-type="float" office:value="0.685887709" calcext:value-type="float">
            <text:p>0.685887709</text:p>
          </table:table-cell>
          <table:table-cell office:value-type="float" office:value="0.878603945" calcext:value-type="float">
            <text:p>0.878603945</text:p>
          </table:table-cell>
          <table:table-cell office:value-type="float" office:value="0.682852807" calcext:value-type="float">
            <text:p>0.682852807</text:p>
          </table:table-cell>
          <table:table-cell office:value-type="float" office:value="0.650986343" calcext:value-type="float">
            <text:p>0.650986343</text:p>
          </table:table-cell>
          <table:table-cell office:value-type="float" office:value="0.130629451" calcext:value-type="float">
            <text:p>0.130629451</text:p>
          </table:table-cell>
          <table:table-cell office:value-type="float" office:value="0.233068709" calcext:value-type="float">
            <text:p>0.233068709</text:p>
          </table:table-cell>
          <table:table-cell office:value-type="float" office:value="0.230012646" calcext:value-type="float">
            <text:p>0.230012646</text:p>
          </table:table-cell>
          <table:table-cell office:value-type="float" office:value="0.258114374" calcext:value-type="float">
            <text:p>0.258114374</text:p>
          </table:table-cell>
          <table:table-cell office:value-type="float" office:value="0.252915554" calcext:value-type="float">
            <text:p>0.252915554</text:p>
          </table:table-cell>
          <table:table-cell office:value-type="float" office:value="0.191232261" calcext:value-type="float">
            <text:p>0.191232261</text:p>
          </table:table-cell>
          <table:table-cell office:value-type="float" office:value="0.508724112" calcext:value-type="float">
            <text:p>0.508724112</text:p>
          </table:table-cell>
          <table:table-cell office:value-type="float" office:value="0.063373014" calcext:value-type="float">
            <text:p>0.063373014</text:p>
          </table:table-cell>
          <table:table-cell office:value-type="float" office:value="0.094685849" calcext:value-type="float">
            <text:p>0.094685849</text:p>
          </table:table-cell>
          <table:table-cell office:value-type="float" office:value="0.065152405" calcext:value-type="float">
            <text:p>0.065152405</text:p>
          </table:table-cell>
          <table:table-cell office:value-type="float" office:value="0.030280788" calcext:value-type="float">
            <text:p>0.030280788</text:p>
          </table:table-cell>
          <table:table-cell office:value-type="string" calcext:value-type="string">
            <text:p>N/A</text:p>
          </table:table-cell>
          <table:table-cell office:value-type="float" office:value="0.537249337" calcext:value-type="float">
            <text:p>0.537249337</text:p>
          </table:table-cell>
          <table:table-cell office:value-type="float" office:value="0.498518519" calcext:value-type="float">
            <text:p>0.498518519</text:p>
          </table:table-cell>
          <table:table-cell office:value-type="float" office:value="0.445925926" calcext:value-type="float">
            <text:p>0.445925926</text:p>
          </table:table-cell>
          <table:table-cell office:value-type="float" office:value="0.842962963" calcext:value-type="float">
            <text:p>0.842962963</text:p>
          </table:table-cell>
          <table:table-cell office:value-type="float" office:value="0.512592593" calcext:value-type="float">
            <text:p>0.512592593</text:p>
          </table:table-cell>
          <table:table-cell office:value-type="float" office:value="0.192592593" calcext:value-type="float">
            <text:p>0.192592593</text:p>
          </table:table-cell>
          <table:table-cell office:value-type="float" office:value="0.477183991" calcext:value-type="float">
            <text:p>0.477183991</text:p>
          </table:table-cell>
          <table:table-cell office:value-type="float" office:value="0.056022409" calcext:value-type="float">
            <text:p>0.056022409</text:p>
          </table:table-cell>
          <table:table-cell office:value-type="float" office:value="0.038595079" calcext:value-type="float">
            <text:p>0.038595079</text:p>
          </table:table-cell>
          <table:table-cell office:value-type="float" office:value="0.042670961" calcext:value-type="float">
            <text:p>0.042670961</text:p>
          </table:table-cell>
          <table:table-cell office:value-type="float" office:value="0.086801188" calcext:value-type="float">
            <text:p>0.08680118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g_22</text:p>
          </table:table-cell>
          <table:table-cell table:formula="of:=EXACT([.A92];[.B92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4288154" calcext:value-type="float">
            <text:p>134288154</text:p>
          </table:table-cell>
          <table:table-cell office:value-type="float" office:value="134288731" calcext:value-type="float">
            <text:p>134288731</text:p>
          </table:table-cell>
          <table:table-cell office:value-type="float" office:value="0.1571160023" calcext:value-type="float">
            <text:p>0.1571160023</text:p>
          </table:table-cell>
          <table:table-cell office:value-type="float" office:value="0.915913462" calcext:value-type="float">
            <text:p>0.915913462</text:p>
          </table:table-cell>
          <table:table-cell office:value-type="float" office:value="0.870769231" calcext:value-type="float">
            <text:p>0.870769231</text:p>
          </table:table-cell>
          <table:table-cell office:value-type="float" office:value="1.149038462" calcext:value-type="float">
            <text:p>1.149038462</text:p>
          </table:table-cell>
          <table:table-cell office:value-type="float" office:value="0.823076923" calcext:value-type="float">
            <text:p>0.823076923</text:p>
          </table:table-cell>
          <table:table-cell office:value-type="float" office:value="0.820769231" calcext:value-type="float">
            <text:p>0.820769231</text:p>
          </table:table-cell>
          <table:table-cell office:value-type="float" office:value="0.127315691" calcext:value-type="float">
            <text:p>0.127315691</text:p>
          </table:table-cell>
          <table:table-cell office:value-type="float" office:value="0.595874587" calcext:value-type="float">
            <text:p>0.595874587</text:p>
          </table:table-cell>
          <table:table-cell office:value-type="float" office:value="0.668646865" calcext:value-type="float">
            <text:p>0.668646865</text:p>
          </table:table-cell>
          <table:table-cell office:value-type="float" office:value="0.590539054" calcext:value-type="float">
            <text:p>0.590539054</text:p>
          </table:table-cell>
          <table:table-cell office:value-type="float" office:value="0.631683168" calcext:value-type="float">
            <text:p>0.631683168</text:p>
          </table:table-cell>
          <table:table-cell office:value-type="float" office:value="0.492629263" calcext:value-type="float">
            <text:p>0.492629263</text:p>
          </table:table-cell>
          <table:table-cell office:value-type="float" office:value="0.184166496" calcext:value-type="float">
            <text:p>0.184166496</text:p>
          </table:table-cell>
          <table:table-cell office:value-type="float" office:value="2.066878981" calcext:value-type="float">
            <text:p>2.066878981</text:p>
          </table:table-cell>
          <table:table-cell office:value-type="float" office:value="2.592356688" calcext:value-type="float">
            <text:p>2.592356688</text:p>
          </table:table-cell>
          <table:table-cell office:value-type="float" office:value="2.098726115" calcext:value-type="float">
            <text:p>2.098726115</text:p>
          </table:table-cell>
          <table:table-cell office:value-type="float" office:value="1.75477707" calcext:value-type="float">
            <text:p>1.75477707</text:p>
          </table:table-cell>
          <table:table-cell office:value-type="float" office:value="1.821656051" calcext:value-type="float">
            <text:p>1.821656051</text:p>
          </table:table-cell>
          <table:table-cell office:value-type="float" office:value="0.100559098" calcext:value-type="float">
            <text:p>0.100559098</text:p>
          </table:table-cell>
          <table:table-cell office:value-type="float" office:value="1.732169954" calcext:value-type="float">
            <text:p>1.732169954</text:p>
          </table:table-cell>
          <table:table-cell office:value-type="float" office:value="1.901365706" calcext:value-type="float">
            <text:p>1.901365706</text:p>
          </table:table-cell>
          <table:table-cell office:value-type="float" office:value="1.585735964" calcext:value-type="float">
            <text:p>1.585735964</text:p>
          </table:table-cell>
          <table:table-cell office:value-type="float" office:value="1.57814871" calcext:value-type="float">
            <text:p>1.57814871</text:p>
          </table:table-cell>
          <table:table-cell office:value-type="float" office:value="1.863429439" calcext:value-type="float">
            <text:p>1.863429439</text:p>
          </table:table-cell>
          <table:table-cell office:value-type="float" office:value="0.305998666" calcext:value-type="float">
            <text:p>0.305998666</text:p>
          </table:table-cell>
          <table:table-cell office:value-type="float" office:value="0.637522833" calcext:value-type="float">
            <text:p>0.637522833</text:p>
          </table:table-cell>
          <table:table-cell office:value-type="float" office:value="0.556554728" calcext:value-type="float">
            <text:p>0.556554728</text:p>
          </table:table-cell>
          <table:table-cell office:value-type="float" office:value="0.929605171" calcext:value-type="float">
            <text:p>0.929605171</text:p>
          </table:table-cell>
          <table:table-cell office:value-type="float" office:value="0.529015034" calcext:value-type="float">
            <text:p>0.529015034</text:p>
          </table:table-cell>
          <table:table-cell office:value-type="float" office:value="0.534916397" calcext:value-type="float">
            <text:p>0.534916397</text:p>
          </table:table-cell>
          <table:table-cell office:value-type="float" office:value="0.037808035" calcext:value-type="float">
            <text:p>0.037808035</text:p>
          </table:table-cell>
          <table:table-cell office:value-type="float" office:value="0.7273528" calcext:value-type="float">
            <text:p>0.7273528</text:p>
          </table:table-cell>
          <table:table-cell office:value-type="float" office:value="0.758901404" calcext:value-type="float">
            <text:p>0.758901404</text:p>
          </table:table-cell>
          <table:table-cell office:value-type="float" office:value="0.714701329" calcext:value-type="float">
            <text:p>0.714701329</text:p>
          </table:table-cell>
          <table:table-cell office:value-type="float" office:value="0.708455666" calcext:value-type="float">
            <text:p>0.708455666</text:p>
          </table:table-cell>
          <table:table-cell office:value-type="string" calcext:value-type="string">
            <text:p>N/A</text:p>
          </table:table-cell>
          <table:table-cell office:value-type="float" office:value="0.091991552" calcext:value-type="float">
            <text:p>0.091991552</text:p>
          </table:table-cell>
          <table:table-cell office:value-type="float" office:value="0.94037037" calcext:value-type="float">
            <text:p>0.94037037</text:p>
          </table:table-cell>
          <table:table-cell office:value-type="float" office:value="0.954074074" calcext:value-type="float">
            <text:p>0.954074074</text:p>
          </table:table-cell>
          <table:table-cell office:value-type="float" office:value="0.928888889" calcext:value-type="float">
            <text:p>0.928888889</text:p>
          </table:table-cell>
          <table:table-cell office:value-type="float" office:value="1.044444444" calcext:value-type="float">
            <text:p>1.044444444</text:p>
          </table:table-cell>
          <table:table-cell office:value-type="float" office:value="0.834074074" calcext:value-type="float">
            <text:p>0.834074074</text:p>
          </table:table-cell>
          <table:table-cell office:value-type="float" office:value="0.08692322" calcext:value-type="float">
            <text:p>0.08692322</text:p>
          </table:table-cell>
          <table:table-cell office:value-type="float" office:value="1.879384089" calcext:value-type="float">
            <text:p>1.879384089</text:p>
          </table:table-cell>
          <table:table-cell office:value-type="float" office:value="1.694510139" calcext:value-type="float">
            <text:p>1.694510139</text:p>
          </table:table-cell>
          <table:table-cell office:value-type="float" office:value="2.00427716" calcext:value-type="float">
            <text:p>2.00427716</text:p>
          </table:table-cell>
          <table:table-cell office:value-type="float" office:value="1.939364968" calcext:value-type="float">
            <text:p>1.93936496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g_23</text:p>
          </table:table-cell>
          <table:table-cell table:formula="of:=EXACT([.A93];[.B93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4060850" calcext:value-type="float">
            <text:p>134060850</text:p>
          </table:table-cell>
          <table:table-cell office:value-type="float" office:value="134061464" calcext:value-type="float">
            <text:p>134061464</text:p>
          </table:table-cell>
          <table:table-cell office:value-type="float" office:value="0.03454301543" calcext:value-type="float">
            <text:p>0.03454301543</text:p>
          </table:table-cell>
          <table:table-cell office:value-type="float" office:value="0.173076923" calcext:value-type="float">
            <text:p>0.173076923</text:p>
          </table:table-cell>
          <table:table-cell office:value-type="float" office:value="0.148269231" calcext:value-type="float">
            <text:p>0.148269231</text:p>
          </table:table-cell>
          <table:table-cell office:value-type="float" office:value="0.195384615" calcext:value-type="float">
            <text:p>0.195384615</text:p>
          </table:table-cell>
          <table:table-cell office:value-type="float" office:value="0.139230769" calcext:value-type="float">
            <text:p>0.139230769</text:p>
          </table:table-cell>
          <table:table-cell office:value-type="float" office:value="0.209423077" calcext:value-type="float">
            <text:p>0.209423077</text:p>
          </table:table-cell>
          <table:table-cell office:value-type="float" office:value="0.380451192" calcext:value-type="float">
            <text:p>0.380451192</text:p>
          </table:table-cell>
          <table:table-cell office:value-type="float" office:value="0.047194719" calcext:value-type="float">
            <text:p>0.047194719</text:p>
          </table:table-cell>
          <table:table-cell office:value-type="float" office:value="0.072167217" calcext:value-type="float">
            <text:p>0.072167217</text:p>
          </table:table-cell>
          <table:table-cell office:value-type="float" office:value="0.042244224" calcext:value-type="float">
            <text:p>0.042244224</text:p>
          </table:table-cell>
          <table:table-cell office:value-type="float" office:value="0.044884488" calcext:value-type="float">
            <text:p>0.044884488</text:p>
          </table:table-cell>
          <table:table-cell office:value-type="float" office:value="0.029482948" calcext:value-type="float">
            <text:p>0.029482948</text:p>
          </table:table-cell>
          <table:table-cell office:value-type="float" office:value="0.488979245" calcext:value-type="float">
            <text:p>0.488979245</text:p>
          </table:table-cell>
          <table:table-cell office:value-type="float" office:value="1.228503185" calcext:value-type="float">
            <text:p>1.228503185</text:p>
          </table:table-cell>
          <table:table-cell office:value-type="float" office:value="1.085987261" calcext:value-type="float">
            <text:p>1.085987261</text:p>
          </table:table-cell>
          <table:table-cell office:value-type="float" office:value="0.872611465" calcext:value-type="float">
            <text:p>0.872611465</text:p>
          </table:table-cell>
          <table:table-cell office:value-type="float" office:value="2.114649682" calcext:value-type="float">
            <text:p>2.114649682</text:p>
          </table:table-cell>
          <table:table-cell office:value-type="float" office:value="0.840764331" calcext:value-type="float">
            <text:p>0.840764331</text:p>
          </table:table-cell>
          <table:table-cell office:value-type="float" office:value="0.286730121" calcext:value-type="float">
            <text:p>0.286730121</text:p>
          </table:table-cell>
          <table:table-cell office:value-type="float" office:value="0.383156297" calcext:value-type="float">
            <text:p>0.383156297</text:p>
          </table:table-cell>
          <table:table-cell office:value-type="float" office:value="0.487101669" calcext:value-type="float">
            <text:p>0.487101669</text:p>
          </table:table-cell>
          <table:table-cell office:value-type="float" office:value="0.385432473" calcext:value-type="float">
            <text:p>0.385432473</text:p>
          </table:table-cell>
          <table:table-cell office:value-type="float" office:value="0.429438543" calcext:value-type="float">
            <text:p>0.429438543</text:p>
          </table:table-cell>
          <table:table-cell office:value-type="float" office:value="0.230652504" calcext:value-type="float">
            <text:p>0.230652504</text:p>
          </table:table-cell>
          <table:table-cell office:value-type="float" office:value="0.353961152" calcext:value-type="float">
            <text:p>0.353961152</text:p>
          </table:table-cell>
          <table:table-cell office:value-type="float" office:value="0.131410707" calcext:value-type="float">
            <text:p>0.131410707</text:p>
          </table:table-cell>
          <table:table-cell office:value-type="float" office:value="0.152592384" calcext:value-type="float">
            <text:p>0.152592384</text:p>
          </table:table-cell>
          <table:table-cell office:value-type="float" office:value="0.185752424" calcext:value-type="float">
            <text:p>0.185752424</text:p>
          </table:table-cell>
          <table:table-cell office:value-type="float" office:value="0.104538429" calcext:value-type="float">
            <text:p>0.104538429</text:p>
          </table:table-cell>
          <table:table-cell office:value-type="float" office:value="0.08275959" calcext:value-type="float">
            <text:p>0.08275959</text:p>
          </table:table-cell>
          <table:table-cell office:value-type="float" office:value="0.316298133" calcext:value-type="float">
            <text:p>0.316298133</text:p>
          </table:table-cell>
          <table:table-cell office:value-type="float" office:value="0.025587644" calcext:value-type="float">
            <text:p>0.025587644</text:p>
          </table:table-cell>
          <table:table-cell office:value-type="float" office:value="0.016988736" calcext:value-type="float">
            <text:p>0.016988736</text:p>
          </table:table-cell>
          <table:table-cell office:value-type="float" office:value="0.026717557" calcext:value-type="float">
            <text:p>0.026717557</text:p>
          </table:table-cell>
          <table:table-cell office:value-type="float" office:value="0.033056638" calcext:value-type="float">
            <text:p>0.033056638</text:p>
          </table:table-cell>
          <table:table-cell office:value-type="string" calcext:value-type="string">
            <text:p>N/A</text:p>
          </table:table-cell>
          <table:table-cell office:value-type="float" office:value="0.317712575" calcext:value-type="float">
            <text:p>0.317712575</text:p>
          </table:table-cell>
          <table:table-cell office:value-type="float" office:value="0.727037037" calcext:value-type="float">
            <text:p>0.727037037</text:p>
          </table:table-cell>
          <table:table-cell office:value-type="float" office:value="0.545185185" calcext:value-type="float">
            <text:p>0.545185185</text:p>
          </table:table-cell>
          <table:table-cell office:value-type="float" office:value="0.678518519" calcext:value-type="float">
            <text:p>0.678518519</text:p>
          </table:table-cell>
          <table:table-cell office:value-type="float" office:value="1.063703704" calcext:value-type="float">
            <text:p>1.063703704</text:p>
          </table:table-cell>
          <table:table-cell office:value-type="float" office:value="0.620740741" calcext:value-type="float">
            <text:p>0.620740741</text:p>
          </table:table-cell>
          <table:table-cell office:value-type="float" office:value="0.188683534" calcext:value-type="float">
            <text:p>0.188683534</text:p>
          </table:table-cell>
          <table:table-cell office:value-type="float" office:value="0.179472987" calcext:value-type="float">
            <text:p>0.179472987</text:p>
          </table:table-cell>
          <table:table-cell office:value-type="float" office:value="0.192421879" calcext:value-type="float">
            <text:p>0.192421879</text:p>
          </table:table-cell>
          <table:table-cell office:value-type="float" office:value="0.204951442" calcext:value-type="float">
            <text:p>0.204951442</text:p>
          </table:table-cell>
          <table:table-cell office:value-type="float" office:value="0.14104564" calcext:value-type="float">
            <text:p>0.1410456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g_24</text:p>
          </table:table-cell>
          <table:table-cell table:formula="of:=EXACT([.A94];[.B94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4067000" calcext:value-type="float">
            <text:p>134067000</text:p>
          </table:table-cell>
          <table:table-cell office:value-type="float" office:value="134067680" calcext:value-type="float">
            <text:p>134067680</text:p>
          </table:table-cell>
          <table:table-cell office:value-type="float" office:value="0.5055092775" calcext:value-type="float">
            <text:p>0.5055092775</text:p>
          </table:table-cell>
          <table:table-cell office:value-type="float" office:value="1.566394231" calcext:value-type="float">
            <text:p>1.566394231</text:p>
          </table:table-cell>
          <table:table-cell office:value-type="float" office:value="1.376538462" calcext:value-type="float">
            <text:p>1.376538462</text:p>
          </table:table-cell>
          <table:table-cell office:value-type="float" office:value="1.119038462" calcext:value-type="float">
            <text:p>1.119038462</text:p>
          </table:table-cell>
          <table:table-cell office:value-type="float" office:value="2.289615385" calcext:value-type="float">
            <text:p>2.289615385</text:p>
          </table:table-cell>
          <table:table-cell office:value-type="float" office:value="1.480384615" calcext:value-type="float">
            <text:p>1.480384615</text:p>
          </table:table-cell>
          <table:table-cell office:value-type="float" office:value="0.178641976" calcext:value-type="float">
            <text:p>0.178641976</text:p>
          </table:table-cell>
          <table:table-cell office:value-type="float" office:value="0.8220022" calcext:value-type="float">
            <text:p>0.8220022</text:p>
          </table:table-cell>
          <table:table-cell office:value-type="float" office:value="0.863366337" calcext:value-type="float">
            <text:p>0.863366337</text:p>
          </table:table-cell>
          <table:table-cell office:value-type="float" office:value="1.0110011" calcext:value-type="float">
            <text:p>1.0110011</text:p>
          </table:table-cell>
          <table:table-cell office:value-type="float" office:value="0.687788779" calcext:value-type="float">
            <text:p>0.687788779</text:p>
          </table:table-cell>
          <table:table-cell office:value-type="float" office:value="0.725852585" calcext:value-type="float">
            <text:p>0.725852585</text:p>
          </table:table-cell>
          <table:table-cell office:value-type="float" office:value="0.219453435" calcext:value-type="float">
            <text:p>0.219453435</text:p>
          </table:table-cell>
          <table:table-cell office:value-type="float" office:value="42.40207006" calcext:value-type="float">
            <text:p>42.40207006</text:p>
          </table:table-cell>
          <table:table-cell office:value-type="float" office:value="40.55414013" calcext:value-type="float">
            <text:p>40.55414013</text:p>
          </table:table-cell>
          <table:table-cell office:value-type="float" office:value="35.07006369" calcext:value-type="float">
            <text:p>35.07006369</text:p>
          </table:table-cell>
          <table:table-cell office:value-type="float" office:value="55.94904459" calcext:value-type="float">
            <text:p>55.94904459</text:p>
          </table:table-cell>
          <table:table-cell office:value-type="float" office:value="38.03503185" calcext:value-type="float">
            <text:p>38.03503185</text:p>
          </table:table-cell>
          <table:table-cell office:value-type="float" office:value="0.297467451" calcext:value-type="float">
            <text:p>0.297467451</text:p>
          </table:table-cell>
          <table:table-cell office:value-type="float" office:value="3.599013657" calcext:value-type="float">
            <text:p>3.599013657</text:p>
          </table:table-cell>
          <table:table-cell office:value-type="float" office:value="3.417298938" calcext:value-type="float">
            <text:p>3.417298938</text:p>
          </table:table-cell>
          <table:table-cell office:value-type="float" office:value="5.150227618" calcext:value-type="float">
            <text:p>5.150227618</text:p>
          </table:table-cell>
          <table:table-cell office:value-type="float" office:value="3.08952959" calcext:value-type="float">
            <text:p>3.08952959</text:p>
          </table:table-cell>
          <table:table-cell office:value-type="float" office:value="2.738998483" calcext:value-type="float">
            <text:p>2.738998483</text:p>
          </table:table-cell>
          <table:table-cell office:value-type="float" office:value="0.399078273" calcext:value-type="float">
            <text:p>0.399078273</text:p>
          </table:table-cell>
          <table:table-cell office:value-type="float" office:value="1.055255023" calcext:value-type="float">
            <text:p>1.055255023</text:p>
          </table:table-cell>
          <table:table-cell office:value-type="float" office:value="1.665589434" calcext:value-type="float">
            <text:p>1.665589434</text:p>
          </table:table-cell>
          <table:table-cell office:value-type="float" office:value="0.789658564" calcext:value-type="float">
            <text:p>0.789658564</text:p>
          </table:table-cell>
          <table:table-cell office:value-type="float" office:value="1.004496277" calcext:value-type="float">
            <text:p>1.004496277</text:p>
          </table:table-cell>
          <table:table-cell office:value-type="float" office:value="0.761275818" calcext:value-type="float">
            <text:p>0.761275818</text:p>
          </table:table-cell>
          <table:table-cell office:value-type="float" office:value="0.187172115" calcext:value-type="float">
            <text:p>0.187172115</text:p>
          </table:table-cell>
          <table:table-cell office:value-type="float" office:value="0.90964252" calcext:value-type="float">
            <text:p>0.90964252</text:p>
          </table:table-cell>
          <table:table-cell office:value-type="float" office:value="0.717303689" calcext:value-type="float">
            <text:p>0.717303689</text:p>
          </table:table-cell>
          <table:table-cell office:value-type="float" office:value="0.970559974" calcext:value-type="float">
            <text:p>0.970559974</text:p>
          </table:table-cell>
          <table:table-cell office:value-type="float" office:value="1.041063898" calcext:value-type="float">
            <text:p>1.041063898</text:p>
          </table:table-cell>
          <table:table-cell office:value-type="string" calcext:value-type="string">
            <text:p>N/A</text:p>
          </table:table-cell>
          <table:table-cell office:value-type="float" office:value="0.181302838" calcext:value-type="float">
            <text:p>0.181302838</text:p>
          </table:table-cell>
          <table:table-cell office:value-type="float" office:value="19.49592593" calcext:value-type="float">
            <text:p>19.49592593</text:p>
          </table:table-cell>
          <table:table-cell office:value-type="float" office:value="17.42518519" calcext:value-type="float">
            <text:p>17.42518519</text:p>
          </table:table-cell>
          <table:table-cell office:value-type="float" office:value="24.48" calcext:value-type="float">
            <text:p>24.48</text:p>
          </table:table-cell>
          <table:table-cell office:value-type="float" office:value="19.47259259" calcext:value-type="float">
            <text:p>19.47259259</text:p>
          </table:table-cell>
          <table:table-cell office:value-type="float" office:value="16.60592593" calcext:value-type="float">
            <text:p>16.60592593</text:p>
          </table:table-cell>
          <table:table-cell office:value-type="float" office:value="0.025971916" calcext:value-type="float">
            <text:p>0.025971916</text:p>
          </table:table-cell>
          <table:table-cell office:value-type="float" office:value="3.200322045" calcext:value-type="float">
            <text:p>3.200322045</text:p>
          </table:table-cell>
          <table:table-cell office:value-type="float" office:value="3.138328385" calcext:value-type="float">
            <text:p>3.138328385</text:p>
          </table:table-cell>
          <table:table-cell office:value-type="float" office:value="3.294771801" calcext:value-type="float">
            <text:p>3.294771801</text:p>
          </table:table-cell>
          <table:table-cell office:value-type="float" office:value="3.167865949" calcext:value-type="float">
            <text:p>3.16786594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g_25</text:p>
          </table:table-cell>
          <table:table-cell table:formula="of:=EXACT([.A95];[.B95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4193889" calcext:value-type="float">
            <text:p>134193889</text:p>
          </table:table-cell>
          <table:table-cell office:value-type="float" office:value="134194622" calcext:value-type="float">
            <text:p>134194622</text:p>
          </table:table-cell>
          <table:table-cell office:value-type="float" office:value="0.211804808" calcext:value-type="float">
            <text:p>0.211804808</text:p>
          </table:table-cell>
          <table:table-cell office:value-type="float" office:value="1.873990385" calcext:value-type="float">
            <text:p>1.873990385</text:p>
          </table:table-cell>
          <table:table-cell office:value-type="float" office:value="2.136346154" calcext:value-type="float">
            <text:p>2.136346154</text:p>
          </table:table-cell>
          <table:table-cell office:value-type="float" office:value="1.706923077" calcext:value-type="float">
            <text:p>1.706923077</text:p>
          </table:table-cell>
          <table:table-cell office:value-type="float" office:value="1.955384615" calcext:value-type="float">
            <text:p>1.955384615</text:p>
          </table:table-cell>
          <table:table-cell office:value-type="float" office:value="1.697307692" calcext:value-type="float">
            <text:p>1.697307692</text:p>
          </table:table-cell>
          <table:table-cell office:value-type="float" office:value="0.240274681" calcext:value-type="float">
            <text:p>0.240274681</text:p>
          </table:table-cell>
          <table:table-cell office:value-type="float" office:value="0.974312431" calcext:value-type="float">
            <text:p>0.974312431</text:p>
          </table:table-cell>
          <table:table-cell office:value-type="float" office:value="1.058305831" calcext:value-type="float">
            <text:p>1.058305831</text:p>
          </table:table-cell>
          <table:table-cell office:value-type="float" office:value="1.233883388" calcext:value-type="float">
            <text:p>1.233883388</text:p>
          </table:table-cell>
          <table:table-cell office:value-type="float" office:value="0.926952695" calcext:value-type="float">
            <text:p>0.926952695</text:p>
          </table:table-cell>
          <table:table-cell office:value-type="float" office:value="0.678107811" calcext:value-type="float">
            <text:p>0.678107811</text:p>
          </table:table-cell>
          <table:table-cell office:value-type="float" office:value="0.35488315" calcext:value-type="float">
            <text:p>0.35488315</text:p>
          </table:table-cell>
          <table:table-cell office:value-type="float" office:value="5.891719745" calcext:value-type="float">
            <text:p>5.891719745</text:p>
          </table:table-cell>
          <table:table-cell office:value-type="float" office:value="3.955414013" calcext:value-type="float">
            <text:p>3.955414013</text:p>
          </table:table-cell>
          <table:table-cell office:value-type="float" office:value="5.757961783" calcext:value-type="float">
            <text:p>5.757961783</text:p>
          </table:table-cell>
          <table:table-cell office:value-type="float" office:value="5.02866242" calcext:value-type="float">
            <text:p>5.02866242</text:p>
          </table:table-cell>
          <table:table-cell office:value-type="float" office:value="8.824840764" calcext:value-type="float">
            <text:p>8.824840764</text:p>
          </table:table-cell>
          <table:table-cell office:value-type="float" office:value="0.184010555" calcext:value-type="float">
            <text:p>0.184010555</text:p>
          </table:table-cell>
          <table:table-cell office:value-type="float" office:value="2.651365706" calcext:value-type="float">
            <text:p>2.651365706</text:p>
          </table:table-cell>
          <table:table-cell office:value-type="float" office:value="2.611532625" calcext:value-type="float">
            <text:p>2.611532625</text:p>
          </table:table-cell>
          <table:table-cell office:value-type="float" office:value="3.250379363" calcext:value-type="float">
            <text:p>3.250379363</text:p>
          </table:table-cell>
          <table:table-cell office:value-type="float" office:value="2.685887709" calcext:value-type="float">
            <text:p>2.685887709</text:p>
          </table:table-cell>
          <table:table-cell office:value-type="float" office:value="2.057663126" calcext:value-type="float">
            <text:p>2.057663126</text:p>
          </table:table-cell>
          <table:table-cell office:value-type="float" office:value="0.258456799" calcext:value-type="float">
            <text:p>0.258456799</text:p>
          </table:table-cell>
          <table:table-cell office:value-type="float" office:value="1.208795841" calcext:value-type="float">
            <text:p>1.208795841</text:p>
          </table:table-cell>
          <table:table-cell office:value-type="float" office:value="0.877335956" calcext:value-type="float">
            <text:p>0.877335956</text:p>
          </table:table-cell>
          <table:table-cell office:value-type="float" office:value="1.009695096" calcext:value-type="float">
            <text:p>1.009695096</text:p>
          </table:table-cell>
          <table:table-cell office:value-type="float" office:value="1.509905859" calcext:value-type="float">
            <text:p>1.509905859</text:p>
          </table:table-cell>
          <table:table-cell office:value-type="float" office:value="1.438246452" calcext:value-type="float">
            <text:p>1.438246452</text:p>
          </table:table-cell>
          <table:table-cell office:value-type="float" office:value="0.14703358" calcext:value-type="float">
            <text:p>0.14703358</text:p>
          </table:table-cell>
          <table:table-cell office:value-type="float" office:value="0.057349775" calcext:value-type="float">
            <text:p>0.057349775</text:p>
          </table:table-cell>
          <table:table-cell office:value-type="float" office:value="0.048257086" calcext:value-type="float">
            <text:p>0.048257086</text:p>
          </table:table-cell>
          <table:table-cell office:value-type="float" office:value="0.058880051" calcext:value-type="float">
            <text:p>0.058880051</text:p>
          </table:table-cell>
          <table:table-cell office:value-type="float" office:value="0.064912187" calcext:value-type="float">
            <text:p>0.064912187</text:p>
          </table:table-cell>
          <table:table-cell office:value-type="string" calcext:value-type="string">
            <text:p>N/A</text:p>
          </table:table-cell>
          <table:table-cell office:value-type="float" office:value="0.228133994" calcext:value-type="float">
            <text:p>0.228133994</text:p>
          </table:table-cell>
          <table:table-cell office:value-type="float" office:value="1.683333333" calcext:value-type="float">
            <text:p>1.683333333</text:p>
          </table:table-cell>
          <table:table-cell office:value-type="float" office:value="1.727407407" calcext:value-type="float">
            <text:p>1.727407407</text:p>
          </table:table-cell>
          <table:table-cell office:value-type="float" office:value="2.037037037" calcext:value-type="float">
            <text:p>2.037037037</text:p>
          </table:table-cell>
          <table:table-cell office:value-type="float" office:value="1.140740741" calcext:value-type="float">
            <text:p>1.140740741</text:p>
          </table:table-cell>
          <table:table-cell office:value-type="float" office:value="1.828148148" calcext:value-type="float">
            <text:p>1.828148148</text:p>
          </table:table-cell>
          <table:table-cell office:value-type="float" office:value="0.26129701" calcext:value-type="float">
            <text:p>0.26129701</text:p>
          </table:table-cell>
          <table:table-cell office:value-type="float" office:value="0.206326842" calcext:value-type="float">
            <text:p>0.206326842</text:p>
          </table:table-cell>
          <table:table-cell office:value-type="float" office:value="0.173703014" calcext:value-type="float">
            <text:p>0.173703014</text:p>
          </table:table-cell>
          <table:table-cell office:value-type="float" office:value="0.176722186" calcext:value-type="float">
            <text:p>0.176722186</text:p>
          </table:table-cell>
          <table:table-cell office:value-type="float" office:value="0.268555326" calcext:value-type="float">
            <text:p>0.26855532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g_26</text:p>
          </table:table-cell>
          <table:table-cell table:formula="of:=EXACT([.A96];[.B96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4322485" calcext:value-type="float">
            <text:p>134322485</text:p>
          </table:table-cell>
          <table:table-cell office:value-type="float" office:value="134323001" calcext:value-type="float">
            <text:p>134323001</text:p>
          </table:table-cell>
          <table:table-cell office:value-type="float" office:value="0.4289006803" calcext:value-type="float">
            <text:p>0.4289006803</text:p>
          </table:table-cell>
          <table:table-cell office:value-type="float" office:value="2.638076923" calcext:value-type="float">
            <text:p>2.638076923</text:p>
          </table:table-cell>
          <table:table-cell office:value-type="float" office:value="2.639423077" calcext:value-type="float">
            <text:p>2.639423077</text:p>
          </table:table-cell>
          <table:table-cell office:value-type="float" office:value="2.032692308" calcext:value-type="float">
            <text:p>2.032692308</text:p>
          </table:table-cell>
          <table:table-cell office:value-type="float" office:value="2.901730769" calcext:value-type="float">
            <text:p>2.901730769</text:p>
          </table:table-cell>
          <table:table-cell office:value-type="float" office:value="2.978461538" calcext:value-type="float">
            <text:p>2.978461538</text:p>
          </table:table-cell>
          <table:table-cell office:value-type="float" office:value="0.083799789" calcext:value-type="float">
            <text:p>0.083799789</text:p>
          </table:table-cell>
          <table:table-cell office:value-type="float" office:value="0.900220022" calcext:value-type="float">
            <text:p>0.900220022</text:p>
          </table:table-cell>
          <table:table-cell office:value-type="float" office:value="0.925412541" calcext:value-type="float">
            <text:p>0.925412541</text:p>
          </table:table-cell>
          <table:table-cell office:value-type="float" office:value="0.974477448" calcext:value-type="float">
            <text:p>0.974477448</text:p>
          </table:table-cell>
          <table:table-cell office:value-type="float" office:value="0.905170517" calcext:value-type="float">
            <text:p>0.905170517</text:p>
          </table:table-cell>
          <table:table-cell office:value-type="float" office:value="0.795819582" calcext:value-type="float">
            <text:p>0.795819582</text:p>
          </table:table-cell>
          <table:table-cell office:value-type="float" office:value="0.131686809" calcext:value-type="float">
            <text:p>0.131686809</text:p>
          </table:table-cell>
          <table:table-cell office:value-type="float" office:value="6.310509554" calcext:value-type="float">
            <text:p>6.310509554</text:p>
          </table:table-cell>
          <table:table-cell office:value-type="float" office:value="7.477707006" calcext:value-type="float">
            <text:p>7.477707006</text:p>
          </table:table-cell>
          <table:table-cell office:value-type="float" office:value="6.308917197" calcext:value-type="float">
            <text:p>6.308917197</text:p>
          </table:table-cell>
          <table:table-cell office:value-type="float" office:value="5.605095541" calcext:value-type="float">
            <text:p>5.605095541</text:p>
          </table:table-cell>
          <table:table-cell office:value-type="float" office:value="5.850318471" calcext:value-type="float">
            <text:p>5.850318471</text:p>
          </table:table-cell>
          <table:table-cell office:value-type="float" office:value="0.161669724" calcext:value-type="float">
            <text:p>0.161669724</text:p>
          </table:table-cell>
          <table:table-cell office:value-type="float" office:value="1.911229135" calcext:value-type="float">
            <text:p>1.911229135</text:p>
          </table:table-cell>
          <table:table-cell office:value-type="float" office:value="1.746585736" calcext:value-type="float">
            <text:p>1.746585736</text:p>
          </table:table-cell>
          <table:table-cell office:value-type="float" office:value="1.952959029" calcext:value-type="float">
            <text:p>1.952959029</text:p>
          </table:table-cell>
          <table:table-cell office:value-type="float" office:value="1.619119879" calcext:value-type="float">
            <text:p>1.619119879</text:p>
          </table:table-cell>
          <table:table-cell office:value-type="float" office:value="2.326251897" calcext:value-type="float">
            <text:p>2.326251897</text:p>
          </table:table-cell>
          <table:table-cell office:value-type="float" office:value="0.212632762" calcext:value-type="float">
            <text:p>0.212632762</text:p>
          </table:table-cell>
          <table:table-cell office:value-type="float" office:value="1.930272587" calcext:value-type="float">
            <text:p>1.930272587</text:p>
          </table:table-cell>
          <table:table-cell office:value-type="float" office:value="1.940143319" calcext:value-type="float">
            <text:p>1.940143319</text:p>
          </table:table-cell>
          <table:table-cell office:value-type="float" office:value="2.365884502" calcext:value-type="float">
            <text:p>2.365884502</text:p>
          </table:table-cell>
          <table:table-cell office:value-type="float" office:value="2.036391738" calcext:value-type="float">
            <text:p>2.036391738</text:p>
          </table:table-cell>
          <table:table-cell office:value-type="float" office:value="1.378670788" calcext:value-type="float">
            <text:p>1.378670788</text:p>
          </table:table-cell>
          <table:table-cell office:value-type="float" office:value="0.07301352" calcext:value-type="float">
            <text:p>0.07301352</text:p>
          </table:table-cell>
          <table:table-cell office:value-type="float" office:value="0.359374722" calcext:value-type="float">
            <text:p>0.359374722</text:p>
          </table:table-cell>
          <table:table-cell office:value-type="float" office:value="0.379971174" calcext:value-type="float">
            <text:p>0.379971174</text:p>
          </table:table-cell>
          <table:table-cell office:value-type="float" office:value="0.329832381" calcext:value-type="float">
            <text:p>0.329832381</text:p>
          </table:table-cell>
          <table:table-cell office:value-type="float" office:value="0.368320611" calcext:value-type="float">
            <text:p>0.368320611</text:p>
          </table:table-cell>
          <table:table-cell office:value-type="string" calcext:value-type="string">
            <text:p>N/A</text:p>
          </table:table-cell>
          <table:table-cell office:value-type="float" office:value="0.309927337" calcext:value-type="float">
            <text:p>0.309927337</text:p>
          </table:table-cell>
          <table:table-cell office:value-type="float" office:value="2.73962963" calcext:value-type="float">
            <text:p>2.73962963</text:p>
          </table:table-cell>
          <table:table-cell office:value-type="float" office:value="3.053333333" calcext:value-type="float">
            <text:p>3.053333333</text:p>
          </table:table-cell>
          <table:table-cell office:value-type="float" office:value="3.737777778" calcext:value-type="float">
            <text:p>3.737777778</text:p>
          </table:table-cell>
          <table:table-cell office:value-type="float" office:value="2.405925926" calcext:value-type="float">
            <text:p>2.405925926</text:p>
          </table:table-cell>
          <table:table-cell office:value-type="float" office:value="1.761481481" calcext:value-type="float">
            <text:p>1.761481481</text:p>
          </table:table-cell>
          <table:table-cell office:value-type="float" office:value="0.371552749" calcext:value-type="float">
            <text:p>0.371552749</text:p>
          </table:table-cell>
          <table:table-cell office:value-type="float" office:value="1.014290746" calcext:value-type="float">
            <text:p>1.014290746</text:p>
          </table:table-cell>
          <table:table-cell office:value-type="float" office:value="0.796507825" calcext:value-type="float">
            <text:p>0.796507825</text:p>
          </table:table-cell>
          <table:table-cell office:value-type="float" office:value="1.449454033" calcext:value-type="float">
            <text:p>1.449454033</text:p>
          </table:table-cell>
          <table:table-cell office:value-type="float" office:value="0.796910381" calcext:value-type="float">
            <text:p>0.79691038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g_27</text:p>
          </table:table-cell>
          <table:table-cell table:formula="of:=EXACT([.A97];[.B97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4334377" calcext:value-type="float">
            <text:p>134334377</text:p>
          </table:table-cell>
          <table:table-cell office:value-type="float" office:value="134334859" calcext:value-type="float">
            <text:p>134334859</text:p>
          </table:table-cell>
          <table:table-cell office:value-type="float" office:value="0.1534709371" calcext:value-type="float">
            <text:p>0.1534709371</text:p>
          </table:table-cell>
          <table:table-cell office:value-type="float" office:value="1.229423077" calcext:value-type="float">
            <text:p>1.229423077</text:p>
          </table:table-cell>
          <table:table-cell office:value-type="float" office:value="1.1775" calcext:value-type="float">
            <text:p>1.1775</text:p>
          </table:table-cell>
          <table:table-cell office:value-type="float" office:value="1.040192308" calcext:value-type="float">
            <text:p>1.040192308</text:p>
          </table:table-cell>
          <table:table-cell office:value-type="float" office:value="1.389230769" calcext:value-type="float">
            <text:p>1.389230769</text:p>
          </table:table-cell>
          <table:table-cell office:value-type="float" office:value="1.310769231" calcext:value-type="float">
            <text:p>1.310769231</text:p>
          </table:table-cell>
          <table:table-cell office:value-type="float" office:value="0.207415297" calcext:value-type="float">
            <text:p>0.207415297</text:p>
          </table:table-cell>
          <table:table-cell office:value-type="float" office:value="0.742134213" calcext:value-type="float">
            <text:p>0.742134213</text:p>
          </table:table-cell>
          <table:table-cell office:value-type="float" office:value="0.894389439" calcext:value-type="float">
            <text:p>0.894389439</text:p>
          </table:table-cell>
          <table:table-cell office:value-type="float" office:value="0.829262926" calcext:value-type="float">
            <text:p>0.829262926</text:p>
          </table:table-cell>
          <table:table-cell office:value-type="float" office:value="0.698789879" calcext:value-type="float">
            <text:p>0.698789879</text:p>
          </table:table-cell>
          <table:table-cell office:value-type="float" office:value="0.546094609" calcext:value-type="float">
            <text:p>0.546094609</text:p>
          </table:table-cell>
          <table:table-cell office:value-type="float" office:value="0.214135487" calcext:value-type="float">
            <text:p>0.214135487</text:p>
          </table:table-cell>
          <table:table-cell office:value-type="float" office:value="2.983280255" calcext:value-type="float">
            <text:p>2.983280255</text:p>
          </table:table-cell>
          <table:table-cell office:value-type="float" office:value="3.738853503" calcext:value-type="float">
            <text:p>3.738853503</text:p>
          </table:table-cell>
          <table:table-cell office:value-type="float" office:value="3.054140127" calcext:value-type="float">
            <text:p>3.054140127</text:p>
          </table:table-cell>
          <table:table-cell office:value-type="float" office:value="2.961783439" calcext:value-type="float">
            <text:p>2.961783439</text:p>
          </table:table-cell>
          <table:table-cell office:value-type="float" office:value="2.178343949" calcext:value-type="float">
            <text:p>2.178343949</text:p>
          </table:table-cell>
          <table:table-cell office:value-type="float" office:value="0.434897917" calcext:value-type="float">
            <text:p>0.434897917</text:p>
          </table:table-cell>
          <table:table-cell office:value-type="float" office:value="2.321320182" calcext:value-type="float">
            <text:p>2.321320182</text:p>
          </table:table-cell>
          <table:table-cell office:value-type="float" office:value="1.575113809" calcext:value-type="float">
            <text:p>1.575113809</text:p>
          </table:table-cell>
          <table:table-cell office:value-type="float" office:value="3.804248862" calcext:value-type="float">
            <text:p>3.804248862</text:p>
          </table:table-cell>
          <table:table-cell office:value-type="float" office:value="1.830045524" calcext:value-type="float">
            <text:p>1.830045524</text:p>
          </table:table-cell>
          <table:table-cell office:value-type="float" office:value="2.075872534" calcext:value-type="float">
            <text:p>2.075872534</text:p>
          </table:table-cell>
          <table:table-cell office:value-type="float" office:value="0.103233104" calcext:value-type="float">
            <text:p>0.103233104</text:p>
          </table:table-cell>
          <table:table-cell office:value-type="float" office:value="0.99764648" calcext:value-type="float">
            <text:p>0.99764648</text:p>
          </table:table-cell>
          <table:table-cell office:value-type="float" office:value="0.939581284" calcext:value-type="float">
            <text:p>0.939581284</text:p>
          </table:table-cell>
          <table:table-cell office:value-type="float" office:value="1.002388647" calcext:value-type="float">
            <text:p>1.002388647</text:p>
          </table:table-cell>
          <table:table-cell office:value-type="float" office:value="1.140508641" calcext:value-type="float">
            <text:p>1.140508641</text:p>
          </table:table-cell>
          <table:table-cell office:value-type="float" office:value="0.908107349" calcext:value-type="float">
            <text:p>0.908107349</text:p>
          </table:table-cell>
          <table:table-cell office:value-type="float" office:value="0.31247305" calcext:value-type="float">
            <text:p>0.31247305</text:p>
          </table:table-cell>
          <table:table-cell office:value-type="float" office:value="0.169527038" calcext:value-type="float">
            <text:p>0.169527038</text:p>
          </table:table-cell>
          <table:table-cell office:value-type="float" office:value="0.147840709" calcext:value-type="float">
            <text:p>0.147840709</text:p>
          </table:table-cell>
          <table:table-cell office:value-type="float" office:value="0.130838627" calcext:value-type="float">
            <text:p>0.130838627</text:p>
          </table:table-cell>
          <table:table-cell office:value-type="float" office:value="0.229901778" calcext:value-type="float">
            <text:p>0.229901778</text:p>
          </table:table-cell>
          <table:table-cell office:value-type="string" calcext:value-type="string">
            <text:p>N/A</text:p>
          </table:table-cell>
          <table:table-cell office:value-type="float" office:value="0.196337098" calcext:value-type="float">
            <text:p>0.196337098</text:p>
          </table:table-cell>
          <table:table-cell office:value-type="float" office:value="1.213333333" calcext:value-type="float">
            <text:p>1.213333333</text:p>
          </table:table-cell>
          <table:table-cell office:value-type="float" office:value="0.92" calcext:value-type="float">
            <text:p>0.92</text:p>
          </table:table-cell>
          <table:table-cell office:value-type="float" office:value="1.499259259" calcext:value-type="float">
            <text:p>1.499259259</text:p>
          </table:table-cell>
          <table:table-cell office:value-type="float" office:value="1.182222222" calcext:value-type="float">
            <text:p>1.182222222</text:p>
          </table:table-cell>
          <table:table-cell office:value-type="float" office:value="1.251851852" calcext:value-type="float">
            <text:p>1.251851852</text:p>
          </table:table-cell>
          <table:table-cell office:value-type="float" office:value="0.294001645" calcext:value-type="float">
            <text:p>0.294001645</text:p>
          </table:table-cell>
          <table:table-cell office:value-type="float" office:value="0.413509116" calcext:value-type="float">
            <text:p>0.413509116</text:p>
          </table:table-cell>
          <table:table-cell office:value-type="float" office:value="0.353545011" calcext:value-type="float">
            <text:p>0.353545011</text:p>
          </table:table-cell>
          <table:table-cell office:value-type="float" office:value="0.333568158" calcext:value-type="float">
            <text:p>0.333568158</text:p>
          </table:table-cell>
          <table:table-cell office:value-type="float" office:value="0.55341418" calcext:value-type="float">
            <text:p>0.5534141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g_28</text:p>
          </table:table-cell>
          <table:table-cell table:formula="of:=EXACT([.A98];[.B98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4120034" calcext:value-type="float">
            <text:p>134120034</text:p>
          </table:table-cell>
          <table:table-cell office:value-type="float" office:value="134122735" calcext:value-type="float">
            <text:p>134122735</text:p>
          </table:table-cell>
          <table:table-cell office:value-type="float" office:value="0.1890887329" calcext:value-type="float">
            <text:p>0.1890887329</text:p>
          </table:table-cell>
          <table:table-cell office:value-type="float" office:value="0.593942308" calcext:value-type="float">
            <text:p>0.593942308</text:p>
          </table:table-cell>
          <table:table-cell office:value-type="float" office:value="0.544615385" calcext:value-type="float">
            <text:p>0.544615385</text:p>
          </table:table-cell>
          <table:table-cell office:value-type="float" office:value="0.443269231" calcext:value-type="float">
            <text:p>0.443269231</text:p>
          </table:table-cell>
          <table:table-cell office:value-type="float" office:value="0.870192308" calcext:value-type="float">
            <text:p>0.870192308</text:p>
          </table:table-cell>
          <table:table-cell office:value-type="float" office:value="0.517692308" calcext:value-type="float">
            <text:p>0.517692308</text:p>
          </table:table-cell>
          <table:table-cell office:value-type="float" office:value="0.223013794" calcext:value-type="float">
            <text:p>0.223013794</text:p>
          </table:table-cell>
          <table:table-cell office:value-type="float" office:value="0.14180418" calcext:value-type="float">
            <text:p>0.14180418</text:p>
          </table:table-cell>
          <table:table-cell office:value-type="float" office:value="0.17579758" calcext:value-type="float">
            <text:p>0.17579758</text:p>
          </table:table-cell>
          <table:table-cell office:value-type="float" office:value="0.160176018" calcext:value-type="float">
            <text:p>0.160176018</text:p>
          </table:table-cell>
          <table:table-cell office:value-type="float" office:value="0.123872387" calcext:value-type="float">
            <text:p>0.123872387</text:p>
          </table:table-cell>
          <table:table-cell office:value-type="float" office:value="0.107370737" calcext:value-type="float">
            <text:p>0.107370737</text:p>
          </table:table-cell>
          <table:table-cell office:value-type="float" office:value="0.305288295" calcext:value-type="float">
            <text:p>0.305288295</text:p>
          </table:table-cell>
          <table:table-cell office:value-type="float" office:value="1.169585987" calcext:value-type="float">
            <text:p>1.169585987</text:p>
          </table:table-cell>
          <table:table-cell office:value-type="float" office:value="1.022292994" calcext:value-type="float">
            <text:p>1.022292994</text:p>
          </table:table-cell>
          <table:table-cell office:value-type="float" office:value="1.566878981" calcext:value-type="float">
            <text:p>1.566878981</text:p>
          </table:table-cell>
          <table:table-cell office:value-type="float" office:value="0.751592357" calcext:value-type="float">
            <text:p>0.751592357</text:p>
          </table:table-cell>
          <table:table-cell office:value-type="float" office:value="1.337579618" calcext:value-type="float">
            <text:p>1.337579618</text:p>
          </table:table-cell>
          <table:table-cell office:value-type="float" office:value="0.272826229" calcext:value-type="float">
            <text:p>0.272826229</text:p>
          </table:table-cell>
          <table:table-cell office:value-type="float" office:value="0.308421851" calcext:value-type="float">
            <text:p>0.308421851</text:p>
          </table:table-cell>
          <table:table-cell office:value-type="float" office:value="0.241274659" calcext:value-type="float">
            <text:p>0.241274659</text:p>
          </table:table-cell>
          <table:table-cell office:value-type="float" office:value="0.418816388" calcext:value-type="float">
            <text:p>0.418816388</text:p>
          </table:table-cell>
          <table:table-cell office:value-type="float" office:value="0.24430956" calcext:value-type="float">
            <text:p>0.24430956</text:p>
          </table:table-cell>
          <table:table-cell office:value-type="float" office:value="0.329286798" calcext:value-type="float">
            <text:p>0.329286798</text:p>
          </table:table-cell>
          <table:table-cell office:value-type="float" office:value="0.182303979" calcext:value-type="float">
            <text:p>0.182303979</text:p>
          </table:table-cell>
          <table:table-cell office:value-type="float" office:value="0.439300267" calcext:value-type="float">
            <text:p>0.439300267</text:p>
          </table:table-cell>
          <table:table-cell office:value-type="float" office:value="0.487283968" calcext:value-type="float">
            <text:p>0.487283968</text:p>
          </table:table-cell>
          <table:table-cell office:value-type="float" office:value="0.458760714" calcext:value-type="float">
            <text:p>0.458760714</text:p>
          </table:table-cell>
          <table:table-cell office:value-type="float" office:value="0.490094141" calcext:value-type="float">
            <text:p>0.490094141</text:p>
          </table:table-cell>
          <table:table-cell office:value-type="float" office:value="0.321062245" calcext:value-type="float">
            <text:p>0.321062245</text:p>
          </table:table-cell>
          <table:table-cell office:value-type="float" office:value="0.615126553" calcext:value-type="float">
            <text:p>0.615126553</text:p>
          </table:table-cell>
          <table:table-cell office:value-type="float" office:value="0.015587466" calcext:value-type="float">
            <text:p>0.015587466</text:p>
          </table:table-cell>
          <table:table-cell office:value-type="float" office:value="0.026610794" calcext:value-type="float">
            <text:p>0.026610794</text:p>
          </table:table-cell>
          <table:table-cell office:value-type="float" office:value="0.009181658" calcext:value-type="float">
            <text:p>0.009181658</text:p>
          </table:table-cell>
          <table:table-cell office:value-type="float" office:value="0.010969946" calcext:value-type="float">
            <text:p>0.010969946</text:p>
          </table:table-cell>
          <table:table-cell office:value-type="string" calcext:value-type="string">
            <text:p>N/A</text:p>
          </table:table-cell>
          <table:table-cell office:value-type="float" office:value="0.224204259" calcext:value-type="float">
            <text:p>0.224204259</text:p>
          </table:table-cell>
          <table:table-cell office:value-type="float" office:value="0.583703704" calcext:value-type="float">
            <text:p>0.583703704</text:p>
          </table:table-cell>
          <table:table-cell office:value-type="float" office:value="0.727407407" calcext:value-type="float">
            <text:p>0.727407407</text:p>
          </table:table-cell>
          <table:table-cell office:value-type="float" office:value="0.64" calcext:value-type="float">
            <text:p>0.64</text:p>
          </table:table-cell>
          <table:table-cell office:value-type="float" office:value="0.422222222" calcext:value-type="float">
            <text:p>0.422222222</text:p>
          </table:table-cell>
          <table:table-cell office:value-type="float" office:value="0.545185185" calcext:value-type="float">
            <text:p>0.545185185</text:p>
          </table:table-cell>
          <table:table-cell office:value-type="float" office:value="0.103060426" calcext:value-type="float">
            <text:p>0.103060426</text:p>
          </table:table-cell>
          <table:table-cell office:value-type="float" office:value="0.035760412" calcext:value-type="float">
            <text:p>0.035760412</text:p>
          </table:table-cell>
          <table:table-cell office:value-type="float" office:value="0.031701303" calcext:value-type="float">
            <text:p>0.031701303</text:p>
          </table:table-cell>
          <table:table-cell office:value-type="float" office:value="0.038896996" calcext:value-type="float">
            <text:p>0.038896996</text:p>
          </table:table-cell>
          <table:table-cell office:value-type="float" office:value="0.036682937" calcext:value-type="float">
            <text:p>0.03668293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g_29</text:p>
          </table:table-cell>
          <table:table-cell table:formula="of:=EXACT([.A99];[.B99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4150736" calcext:value-type="float">
            <text:p>134150736</text:p>
          </table:table-cell>
          <table:table-cell office:value-type="float" office:value="134152024" calcext:value-type="float">
            <text:p>134152024</text:p>
          </table:table-cell>
          <table:table-cell office:value-type="float" office:value="0.1353324308" calcext:value-type="float">
            <text:p>0.1353324308</text:p>
          </table:table-cell>
          <table:table-cell office:value-type="float" office:value="0.653653846" calcext:value-type="float">
            <text:p>0.653653846</text:p>
          </table:table-cell>
          <table:table-cell office:value-type="float" office:value="0.655576923" calcext:value-type="float">
            <text:p>0.655576923</text:p>
          </table:table-cell>
          <table:table-cell office:value-type="float" office:value="0.658461538" calcext:value-type="float">
            <text:p>0.658461538</text:p>
          </table:table-cell>
          <table:table-cell office:value-type="float" office:value="0.484615385" calcext:value-type="float">
            <text:p>0.484615385</text:p>
          </table:table-cell>
          <table:table-cell office:value-type="float" office:value="0.815961538" calcext:value-type="float">
            <text:p>0.815961538</text:p>
          </table:table-cell>
          <table:table-cell office:value-type="float" office:value="0.226299067" calcext:value-type="float">
            <text:p>0.226299067</text:p>
          </table:table-cell>
          <table:table-cell office:value-type="float" office:value="0.273817382" calcext:value-type="float">
            <text:p>0.273817382</text:p>
          </table:table-cell>
          <table:table-cell office:value-type="float" office:value="0.347634763" calcext:value-type="float">
            <text:p>0.347634763</text:p>
          </table:table-cell>
          <table:table-cell office:value-type="float" office:value="0.299449945" calcext:value-type="float">
            <text:p>0.299449945</text:p>
          </table:table-cell>
          <table:table-cell office:value-type="float" office:value="0.239383938" calcext:value-type="float">
            <text:p>0.239383938</text:p>
          </table:table-cell>
          <table:table-cell office:value-type="float" office:value="0.20880088" calcext:value-type="float">
            <text:p>0.20880088</text:p>
          </table:table-cell>
          <table:table-cell office:value-type="float" office:value="0.483621178" calcext:value-type="float">
            <text:p>0.483621178</text:p>
          </table:table-cell>
          <table:table-cell office:value-type="float" office:value="3.145700637" calcext:value-type="float">
            <text:p>3.145700637</text:p>
          </table:table-cell>
          <table:table-cell office:value-type="float" office:value="3.238853503" calcext:value-type="float">
            <text:p>3.238853503</text:p>
          </table:table-cell>
          <table:table-cell office:value-type="float" office:value="2.035031847" calcext:value-type="float">
            <text:p>2.035031847</text:p>
          </table:table-cell>
          <table:table-cell office:value-type="float" office:value="2.044585987" calcext:value-type="float">
            <text:p>2.044585987</text:p>
          </table:table-cell>
          <table:table-cell office:value-type="float" office:value="5.26433121" calcext:value-type="float">
            <text:p>5.26433121</text:p>
          </table:table-cell>
          <table:table-cell office:value-type="float" office:value="0.35768131" calcext:value-type="float">
            <text:p>0.35768131</text:p>
          </table:table-cell>
          <table:table-cell office:value-type="float" office:value="1.058801214" calcext:value-type="float">
            <text:p>1.058801214</text:p>
          </table:table-cell>
          <table:table-cell office:value-type="float" office:value="1.597875569" calcext:value-type="float">
            <text:p>1.597875569</text:p>
          </table:table-cell>
          <table:table-cell office:value-type="float" office:value="1.042488619" calcext:value-type="float">
            <text:p>1.042488619</text:p>
          </table:table-cell>
          <table:table-cell office:value-type="float" office:value="0.834597876" calcext:value-type="float">
            <text:p>0.834597876</text:p>
          </table:table-cell>
          <table:table-cell office:value-type="float" office:value="0.760242792" calcext:value-type="float">
            <text:p>0.760242792</text:p>
          </table:table-cell>
          <table:table-cell office:value-type="float" office:value="0.2615672" calcext:value-type="float">
            <text:p>0.2615672</text:p>
          </table:table-cell>
          <table:table-cell office:value-type="float" office:value="1.032598005" calcext:value-type="float">
            <text:p>1.032598005</text:p>
          </table:table-cell>
          <table:table-cell office:value-type="float" office:value="0.83040607" calcext:value-type="float">
            <text:p>0.83040607</text:p>
          </table:table-cell>
          <table:table-cell office:value-type="float" office:value="1.335113109" calcext:value-type="float">
            <text:p>1.335113109</text:p>
          </table:table-cell>
          <table:table-cell office:value-type="float" office:value="1.184206829" calcext:value-type="float">
            <text:p>1.184206829</text:p>
          </table:table-cell>
          <table:table-cell office:value-type="float" office:value="0.780666011" calcext:value-type="float">
            <text:p>0.780666011</text:p>
          </table:table-cell>
          <table:table-cell office:value-type="float" office:value="0.111576898" calcext:value-type="float">
            <text:p>0.111576898</text:p>
          </table:table-cell>
          <table:table-cell office:value-type="float" office:value="0.473665012" calcext:value-type="float">
            <text:p>0.473665012</text:p>
          </table:table-cell>
          <table:table-cell office:value-type="float" office:value="0.508634495" calcext:value-type="float">
            <text:p>0.508634495</text:p>
          </table:table-cell>
          <table:table-cell office:value-type="float" office:value="0.412867667" calcext:value-type="float">
            <text:p>0.412867667</text:p>
          </table:table-cell>
          <table:table-cell office:value-type="float" office:value="0.499492874" calcext:value-type="float">
            <text:p>0.499492874</text:p>
          </table:table-cell>
          <table:table-cell office:value-type="string" calcext:value-type="string">
            <text:p>N/A</text:p>
          </table:table-cell>
          <table:table-cell office:value-type="float" office:value="0.322539821" calcext:value-type="float">
            <text:p>0.322539821</text:p>
          </table:table-cell>
          <table:table-cell office:value-type="float" office:value="1.97" calcext:value-type="float">
            <text:p>1.97</text:p>
          </table:table-cell>
          <table:table-cell office:value-type="float" office:value="2.733333333" calcext:value-type="float">
            <text:p>2.733333333</text:p>
          </table:table-cell>
          <table:table-cell office:value-type="float" office:value="1.662222222" calcext:value-type="float">
            <text:p>1.662222222</text:p>
          </table:table-cell>
          <table:table-cell office:value-type="float" office:value="2.205925926" calcext:value-type="float">
            <text:p>2.205925926</text:p>
          </table:table-cell>
          <table:table-cell office:value-type="float" office:value="1.278518519" calcext:value-type="float">
            <text:p>1.278518519</text:p>
          </table:table-cell>
          <table:table-cell office:value-type="float" office:value="0.153198517" calcext:value-type="float">
            <text:p>0.153198517</text:p>
          </table:table-cell>
          <table:table-cell office:value-type="float" office:value="1.001626998" calcext:value-type="float">
            <text:p>1.001626998</text:p>
          </table:table-cell>
          <table:table-cell office:value-type="float" office:value="0.954158909" calcext:value-type="float">
            <text:p>0.954158909</text:p>
          </table:table-cell>
          <table:table-cell office:value-type="float" office:value="1.173199819" calcext:value-type="float">
            <text:p>1.173199819</text:p>
          </table:table-cell>
          <table:table-cell office:value-type="float" office:value="0.877522266" calcext:value-type="float">
            <text:p>0.87752226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g_30</text:p>
          </table:table-cell>
          <table:table-cell table:formula="of:=EXACT([.A100];[.B100])" office:value-type="boolean" office:boolean-value="true" calcext:value-type="boolean">
            <text:p>TRUE</text:p>
          </table:table-cell>
          <table:table-cell office:value-type="string" calcext:value-type="string">
            <text:p>TEST ELEMENT*TSS*NESTED</text:p>
          </table:table-cell>
          <table:table-cell office:value-type="string" calcext:value-type="string">
            <text:p>chr1</text:p>
          </table:table-cell>
          <table:table-cell office:value-type="float" office:value="134288924" calcext:value-type="float">
            <text:p>134288924</text:p>
          </table:table-cell>
          <table:table-cell office:value-type="float" office:value="134290021" calcext:value-type="float">
            <text:p>134290021</text:p>
          </table:table-cell>
          <table:table-cell office:value-type="float" office:value="0.007491777213" calcext:value-type="float">
            <text:p>0.007491777213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0.004423077" calcext:value-type="float">
            <text:p>0.004423077</text:p>
          </table:table-cell>
          <table:table-cell office:value-type="float" office:value="0.003846154" calcext:value-type="float">
            <text:p>0.003846154</text:p>
          </table:table-cell>
          <table:table-cell office:value-type="float" office:value="0.006923077" calcext:value-type="float">
            <text:p>0.006923077</text:p>
          </table:table-cell>
          <table:table-cell office:value-type="float" office:value="0.019807692" calcext:value-type="float">
            <text:p>0.019807692</text:p>
          </table:table-cell>
          <table:table-cell office:value-type="float" office:value="0.196386082" calcext:value-type="float">
            <text:p>0.196386082</text:p>
          </table:table-cell>
          <table:table-cell table:number-columns-repeated="2" office:value-type="float" office:value="0.002420242" calcext:value-type="float">
            <text:p>0.002420242</text:p>
          </table:table-cell>
          <table:table-cell office:value-type="float" office:value="0.002860286" calcext:value-type="float">
            <text:p>0.002860286</text:p>
          </table:table-cell>
          <table:table-cell office:value-type="float" office:value="0.002640264" calcext:value-type="float">
            <text:p>0.002640264</text:p>
          </table:table-cell>
          <table:table-cell office:value-type="float" office:value="0.001760176" calcext:value-type="float">
            <text:p>0.001760176</text:p>
          </table:table-cell>
          <table:table-cell office:value-type="float" office:value="0.855333613" calcext:value-type="float">
            <text:p>0.855333613</text:p>
          </table:table-cell>
          <table:table-cell office:value-type="float" office:value="0.271496815" calcext:value-type="float">
            <text:p>0.271496815</text:p>
          </table:table-cell>
          <table:table-cell office:value-type="float" office:value="0.605095541" calcext:value-type="float">
            <text:p>0.605095541</text:p>
          </table:table-cell>
          <table:table-cell office:value-type="float" office:value="0.111464968" calcext:value-type="float">
            <text:p>0.111464968</text:p>
          </table:table-cell>
          <table:table-cell office:value-type="float" office:value="0.114649682" calcext:value-type="float">
            <text:p>0.114649682</text:p>
          </table:table-cell>
          <table:table-cell office:value-type="float" office:value="0.25477707" calcext:value-type="float">
            <text:p>0.25477707</text:p>
          </table:table-cell>
          <table:table-cell office:value-type="float" office:value="0.581342912" calcext:value-type="float">
            <text:p>0.581342912</text:p>
          </table:table-cell>
          <table:table-cell office:value-type="float" office:value="0.014036419" calcext:value-type="float">
            <text:p>0.014036419</text:p>
          </table:table-cell>
          <table:table-cell office:value-type="float" office:value="0.009104704" calcext:value-type="float">
            <text:p>0.009104704</text:p>
          </table:table-cell>
          <table:table-cell office:value-type="float" office:value="0.016691958" calcext:value-type="float">
            <text:p>0.016691958</text:p>
          </table:table-cell>
          <table:table-cell office:value-type="float" office:value="0.006069803" calcext:value-type="float">
            <text:p>0.006069803</text:p>
          </table:table-cell>
          <table:table-cell office:value-type="float" office:value="0.024279211" calcext:value-type="float">
            <text:p>0.024279211</text:p>
          </table:table-cell>
          <table:table-cell office:value-type="float" office:value="0.694878006" calcext:value-type="float">
            <text:p>0.694878006</text:p>
          </table:table-cell>
          <table:table-cell office:value-type="float" office:value="0.007201068" calcext:value-type="float">
            <text:p>0.007201068</text:p>
          </table:table-cell>
          <table:table-cell office:value-type="float" office:value="0.012786286" calcext:value-type="float">
            <text:p>0.012786286</text:p>
          </table:table-cell>
          <table:table-cell office:value-type="float" office:value="0.001826612" calcext:value-type="float">
            <text:p>0.001826612</text:p>
          </table:table-cell>
          <table:table-cell office:value-type="float" office:value="0.004355768" calcext:value-type="float">
            <text:p>0.004355768</text:p>
          </table:table-cell>
          <table:table-cell office:value-type="float" office:value="0.009835605" calcext:value-type="float">
            <text:p>0.009835605</text:p>
          </table:table-cell>
          <table:table-cell office:value-type="float" office:value="0.215986234" calcext:value-type="float">
            <text:p>0.215986234</text:p>
          </table:table-cell>
          <table:table-cell office:value-type="float" office:value="0.00353654" calcext:value-type="float">
            <text:p>0.00353654</text:p>
          </table:table-cell>
          <table:table-cell office:value-type="float" office:value="0.004337266" calcext:value-type="float">
            <text:p>0.004337266</text:p>
          </table:table-cell>
          <table:table-cell office:value-type="float" office:value="0.003456467" calcext:value-type="float">
            <text:p>0.003456467</text:p>
          </table:table-cell>
          <table:table-cell office:value-type="float" office:value="0.002815886" calcext:value-type="float">
            <text:p>0.002815886</text:p>
          </table:table-cell>
          <table:table-cell office:value-type="string" calcext:value-type="string">
            <text:p>N/A</text:p>
          </table:table-cell>
          <table:table-cell office:value-type="float" office:value="0.10579894" calcext:value-type="float">
            <text:p>0.10579894</text:p>
          </table:table-cell>
          <table:table-cell office:value-type="float" office:value="0.033333333" calcext:value-type="float">
            <text:p>0.033333333</text:p>
          </table:table-cell>
          <table:table-cell table:number-columns-repeated="2" office:value-type="float" office:value="0.031111111" calcext:value-type="float">
            <text:p>0.031111111</text:p>
          </table:table-cell>
          <table:table-cell office:value-type="float" office:value="0.032592593" calcext:value-type="float">
            <text:p>0.032592593</text:p>
          </table:table-cell>
          <table:table-cell office:value-type="float" office:value="0.038518519" calcext:value-type="float">
            <text:p>0.038518519</text:p>
          </table:table-cell>
          <table:table-cell office:value-type="float" office:value="0.265300203" calcext:value-type="float">
            <text:p>0.265300203</text:p>
          </table:table-cell>
          <table:table-cell office:value-type="float" office:value="0.009493618" calcext:value-type="float">
            <text:p>0.009493618</text:p>
          </table:table-cell>
          <table:table-cell office:value-type="float" office:value="0.009359432" calcext:value-type="float">
            <text:p>0.009359432</text:p>
          </table:table-cell>
          <table:table-cell office:value-type="float" office:value="0.007044734" calcext:value-type="float">
            <text:p>0.007044734</text:p>
          </table:table-cell>
          <table:table-cell office:value-type="float" office:value="0.012076687" calcext:value-type="float">
            <text:p>0.01207668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g_31</text:p>
          </table:table-cell>
          <table:table-cell table:formula="of:=EXACT([.A101];[.B101])" office:value-type="boolean" office:boolean-value="true" calcext:value-type="boolean">
            <text:p>TRUE</text:p>
          </table:table-cell>
          <table:table-cell office:value-type="string" calcext:value-type="string">
            <text:p>TEST ELEMENT*TSS</text:p>
          </table:table-cell>
          <table:table-cell office:value-type="string" calcext:value-type="string">
            <text:p>chr1</text:p>
          </table:table-cell>
          <table:table-cell office:value-type="float" office:value="134288924" calcext:value-type="float">
            <text:p>134288924</text:p>
          </table:table-cell>
          <table:table-cell office:value-type="float" office:value="134290021" calcext:value-type="float">
            <text:p>134290021</text:p>
          </table:table-cell>
          <table:table-cell office:value-type="float" office:value="0.01925791349" calcext:value-type="float">
            <text:p>0.01925791349</text:p>
          </table:table-cell>
          <table:table-cell office:value-type="float" office:value="0.069855769" calcext:value-type="float">
            <text:p>0.069855769</text:p>
          </table:table-cell>
          <table:table-cell office:value-type="float" office:value="0.080961538" calcext:value-type="float">
            <text:p>0.080961538</text:p>
          </table:table-cell>
          <table:table-cell office:value-type="float" office:value="0.041153846" calcext:value-type="float">
            <text:p>0.041153846</text:p>
          </table:table-cell>
          <table:table-cell office:value-type="float" office:value="0.076346154" calcext:value-type="float">
            <text:p>0.076346154</text:p>
          </table:table-cell>
          <table:table-cell office:value-type="float" office:value="0.080961538" calcext:value-type="float">
            <text:p>0.080961538</text:p>
          </table:table-cell>
          <table:table-cell office:value-type="float" office:value="0.120222179" calcext:value-type="float">
            <text:p>0.120222179</text:p>
          </table:table-cell>
          <table:table-cell office:value-type="float" office:value="0.010176018" calcext:value-type="float">
            <text:p>0.010176018</text:p>
          </table:table-cell>
          <table:table-cell office:value-type="float" office:value="0.010561056" calcext:value-type="float">
            <text:p>0.010561056</text:p>
          </table:table-cell>
          <table:table-cell office:value-type="float" office:value="0.010781078" calcext:value-type="float">
            <text:p>0.010781078</text:p>
          </table:table-cell>
          <table:table-cell office:value-type="float" office:value="0.008360836" calcext:value-type="float">
            <text:p>0.008360836</text:p>
          </table:table-cell>
          <table:table-cell office:value-type="float" office:value="0.0110011" calcext:value-type="float">
            <text:p>0.0110011</text:p>
          </table:table-cell>
          <table:table-cell office:value-type="float" office:value="0.702359264" calcext:value-type="float">
            <text:p>0.702359264</text:p>
          </table:table-cell>
          <table:table-cell office:value-type="float" office:value="1.776273885" calcext:value-type="float">
            <text:p>1.776273885</text:p>
          </table:table-cell>
          <table:table-cell office:value-type="float" office:value="1.570063694" calcext:value-type="float">
            <text:p>1.570063694</text:p>
          </table:table-cell>
          <table:table-cell office:value-type="float" office:value="1.200636943" calcext:value-type="float">
            <text:p>1.200636943</text:p>
          </table:table-cell>
          <table:table-cell office:value-type="float" office:value="0.75477707" calcext:value-type="float">
            <text:p>0.75477707</text:p>
          </table:table-cell>
          <table:table-cell office:value-type="float" office:value="3.579617834" calcext:value-type="float">
            <text:p>3.579617834</text:p>
          </table:table-cell>
          <table:table-cell office:value-type="float" office:value="0.240188645" calcext:value-type="float">
            <text:p>0.240188645</text:p>
          </table:table-cell>
          <table:table-cell office:value-type="float" office:value="0.046282246" calcext:value-type="float">
            <text:p>0.046282246</text:p>
          </table:table-cell>
          <table:table-cell office:value-type="float" office:value="0.048558422" calcext:value-type="float">
            <text:p>0.048558422</text:p>
          </table:table-cell>
          <table:table-cell office:value-type="float" office:value="0.060698027" calcext:value-type="float">
            <text:p>0.060698027</text:p>
          </table:table-cell>
          <table:table-cell office:value-type="float" office:value="0.040971168" calcext:value-type="float">
            <text:p>0.040971168</text:p>
          </table:table-cell>
          <table:table-cell office:value-type="float" office:value="0.034901366" calcext:value-type="float">
            <text:p>0.034901366</text:p>
          </table:table-cell>
          <table:table-cell office:value-type="float" office:value="0.202195061" calcext:value-type="float">
            <text:p>0.202195061</text:p>
          </table:table-cell>
          <table:table-cell office:value-type="float" office:value="0.013629338" calcext:value-type="float">
            <text:p>0.013629338</text:p>
          </table:table-cell>
          <table:table-cell office:value-type="float" office:value="0.010116622" calcext:value-type="float">
            <text:p>0.010116622</text:p>
          </table:table-cell>
          <table:table-cell office:value-type="float" office:value="0.016158494" calcext:value-type="float">
            <text:p>0.016158494</text:p>
          </table:table-cell>
          <table:table-cell office:value-type="float" office:value="0.015455951" calcext:value-type="float">
            <text:p>0.015455951</text:p>
          </table:table-cell>
          <table:table-cell office:value-type="float" office:value="0.012786286" calcext:value-type="float">
            <text:p>0.012786286</text:p>
          </table:table-cell>
          <table:table-cell office:value-type="float" office:value="0.276121091" calcext:value-type="float">
            <text:p>0.276121091</text:p>
          </table:table-cell>
          <table:table-cell office:value-type="float" office:value="0.004461823" calcext:value-type="float">
            <text:p>0.004461823</text:p>
          </table:table-cell>
          <table:table-cell office:value-type="float" office:value="0.004057012" calcext:value-type="float">
            <text:p>0.004057012</text:p>
          </table:table-cell>
          <table:table-cell office:value-type="float" office:value="0.003483158" calcext:value-type="float">
            <text:p>0.003483158</text:p>
          </table:table-cell>
          <table:table-cell office:value-type="float" office:value="0.0058453" calcext:value-type="float">
            <text:p>0.0058453</text:p>
          </table:table-cell>
          <table:table-cell office:value-type="string" calcext:value-type="string">
            <text:p>N/A</text:p>
          </table:table-cell>
          <table:table-cell office:value-type="float" office:value="0.131373094" calcext:value-type="float">
            <text:p>0.131373094</text:p>
          </table:table-cell>
          <table:table-cell office:value-type="float" office:value="0.084074074" calcext:value-type="float">
            <text:p>0.084074074</text:p>
          </table:table-cell>
          <table:table-cell office:value-type="float" office:value="0.085925926" calcext:value-type="float">
            <text:p>0.085925926</text:p>
          </table:table-cell>
          <table:table-cell office:value-type="float" office:value="0.068148148" calcext:value-type="float">
            <text:p>0.068148148</text:p>
          </table:table-cell>
          <table:table-cell office:value-type="float" office:value="0.093333333" calcext:value-type="float">
            <text:p>0.093333333</text:p>
          </table:table-cell>
          <table:table-cell office:value-type="float" office:value="0.088888889" calcext:value-type="float">
            <text:p>0.088888889</text:p>
          </table:table-cell>
          <table:table-cell office:value-type="float" office:value="0.73898347" calcext:value-type="float">
            <text:p>0.73898347</text:p>
          </table:table-cell>
          <table:table-cell office:value-type="float" office:value="0.022476056" calcext:value-type="float">
            <text:p>0.022476056</text:p>
          </table:table-cell>
          <table:table-cell office:value-type="float" office:value="0.04161425" calcext:value-type="float">
            <text:p>0.04161425</text:p>
          </table:table-cell>
          <table:table-cell office:value-type="float" office:value="0.013988829" calcext:value-type="float">
            <text:p>0.013988829</text:p>
          </table:table-cell>
          <table:table-cell office:value-type="float" office:value="0.011825089" calcext:value-type="float">
            <text:p>0.01182508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g_32</text:p>
          </table:table-cell>
          <table:table-cell table:formula="of:=EXACT([.A102];[.B102])" office:value-type="boolean" office:boolean-value="true" calcext:value-type="boolean">
            <text:p>TRUE</text:p>
          </table:table-cell>
          <table:table-cell office:value-type="string" calcext:value-type="string">
            <text:p>TEST ELEMENT*NESTED</text:p>
          </table:table-cell>
          <table:table-cell office:value-type="string" calcext:value-type="string">
            <text:p>chr1</text:p>
          </table:table-cell>
          <table:table-cell office:value-type="float" office:value="134160159" calcext:value-type="float">
            <text:p>134160159</text:p>
          </table:table-cell>
          <table:table-cell office:value-type="float" office:value="134162063" calcext:value-type="float">
            <text:p>134162063</text:p>
          </table:table-cell>
          <table:table-cell office:value-type="float" office:value="0.197664557" calcext:value-type="float">
            <text:p>0.197664557</text:p>
          </table:table-cell>
          <table:table-cell office:value-type="float" office:value="0.743076923" calcext:value-type="float">
            <text:p>0.743076923</text:p>
          </table:table-cell>
          <table:table-cell office:value-type="float" office:value="0.588269231" calcext:value-type="float">
            <text:p>0.588269231</text:p>
          </table:table-cell>
          <table:table-cell office:value-type="float" office:value="0.5575" calcext:value-type="float">
            <text:p>0.5575</text:p>
          </table:table-cell>
          <table:table-cell office:value-type="float" office:value="0.892307692" calcext:value-type="float">
            <text:p>0.892307692</text:p>
          </table:table-cell>
          <table:table-cell office:value-type="float" office:value="0.934230769" calcext:value-type="float">
            <text:p>0.934230769</text:p>
          </table:table-cell>
          <table:table-cell office:value-type="float" office:value="0.024653988" calcext:value-type="float">
            <text:p>0.024653988</text:p>
          </table:table-cell>
          <table:table-cell office:value-type="float" office:value="0.19840484" calcext:value-type="float">
            <text:p>0.19840484</text:p>
          </table:table-cell>
          <table:table-cell office:value-type="float" office:value="0.205720572" calcext:value-type="float">
            <text:p>0.205720572</text:p>
          </table:table-cell>
          <table:table-cell office:value-type="float" office:value="0.19559956" calcext:value-type="float">
            <text:p>0.19559956</text:p>
          </table:table-cell>
          <table:table-cell office:value-type="float" office:value="0.196479648" calcext:value-type="float">
            <text:p>0.196479648</text:p>
          </table:table-cell>
          <table:table-cell office:value-type="float" office:value="0.195819582" calcext:value-type="float">
            <text:p>0.195819582</text:p>
          </table:table-cell>
          <table:table-cell office:value-type="float" office:value="0.396380446" calcext:value-type="float">
            <text:p>0.396380446</text:p>
          </table:table-cell>
          <table:table-cell office:value-type="float" office:value="25.01910828" calcext:value-type="float">
            <text:p>25.01910828</text:p>
          </table:table-cell>
          <table:table-cell office:value-type="float" office:value="37.54140127" calcext:value-type="float">
            <text:p>37.54140127</text:p>
          </table:table-cell>
          <table:table-cell office:value-type="float" office:value="24.79936306" calcext:value-type="float">
            <text:p>24.79936306</text:p>
          </table:table-cell>
          <table:table-cell office:value-type="float" office:value="13.27707006" calcext:value-type="float">
            <text:p>13.27707006</text:p>
          </table:table-cell>
          <table:table-cell office:value-type="float" office:value="24.45859873" calcext:value-type="float">
            <text:p>24.45859873</text:p>
          </table:table-cell>
          <table:table-cell office:value-type="float" office:value="0.233177528" calcext:value-type="float">
            <text:p>0.233177528</text:p>
          </table:table-cell>
          <table:table-cell office:value-type="float" office:value="0.749620637" calcext:value-type="float">
            <text:p>0.749620637</text:p>
          </table:table-cell>
          <table:table-cell office:value-type="float" office:value="0.858877086" calcext:value-type="float">
            <text:p>0.858877086</text:p>
          </table:table-cell>
          <table:table-cell office:value-type="float" office:value="0.57814871" calcext:value-type="float">
            <text:p>0.57814871</text:p>
          </table:table-cell>
          <table:table-cell office:value-type="float" office:value="0.625189681" calcext:value-type="float">
            <text:p>0.625189681</text:p>
          </table:table-cell>
          <table:table-cell office:value-type="float" office:value="0.936267071" calcext:value-type="float">
            <text:p>0.936267071</text:p>
          </table:table-cell>
          <table:table-cell office:value-type="float" office:value="0.33018488" calcext:value-type="float">
            <text:p>0.33018488</text:p>
          </table:table-cell>
          <table:table-cell office:value-type="float" office:value="0.490234649" calcext:value-type="float">
            <text:p>0.490234649</text:p>
          </table:table-cell>
          <table:table-cell office:value-type="float" office:value="0.446957988" calcext:value-type="float">
            <text:p>0.446957988</text:p>
          </table:table-cell>
          <table:table-cell office:value-type="float" office:value="0.717015596" calcext:value-type="float">
            <text:p>0.717015596</text:p>
          </table:table-cell>
          <table:table-cell office:value-type="float" office:value="0.463538008" calcext:value-type="float">
            <text:p>0.463538008</text:p>
          </table:table-cell>
          <table:table-cell office:value-type="float" office:value="0.333427006" calcext:value-type="float">
            <text:p>0.333427006</text:p>
          </table:table-cell>
          <table:table-cell office:value-type="float" office:value="0.106133816" calcext:value-type="float">
            <text:p>0.106133816</text:p>
          </table:table-cell>
          <table:table-cell office:value-type="float" office:value="0.294747237" calcext:value-type="float">
            <text:p>0.294747237</text:p>
          </table:table-cell>
          <table:table-cell office:value-type="float" office:value="0.308159398" calcext:value-type="float">
            <text:p>0.308159398</text:p>
          </table:table-cell>
          <table:table-cell office:value-type="float" office:value="0.258994822" calcext:value-type="float">
            <text:p>0.258994822</text:p>
          </table:table-cell>
          <table:table-cell office:value-type="float" office:value="0.317087493" calcext:value-type="float">
            <text:p>0.317087493</text:p>
          </table:table-cell>
          <table:table-cell office:value-type="string" calcext:value-type="string">
            <text:p>N/A</text:p>
          </table:table-cell>
          <table:table-cell office:value-type="float" office:value="0.19695759" calcext:value-type="float">
            <text:p>0.19695759</text:p>
          </table:table-cell>
          <table:table-cell office:value-type="float" office:value="4.982962963" calcext:value-type="float">
            <text:p>4.982962963</text:p>
          </table:table-cell>
          <table:table-cell office:value-type="float" office:value="4.533333333" calcext:value-type="float">
            <text:p>4.533333333</text:p>
          </table:table-cell>
          <table:table-cell office:value-type="float" office:value="4.014814815" calcext:value-type="float">
            <text:p>4.014814815</text:p>
          </table:table-cell>
          <table:table-cell office:value-type="float" office:value="6.302222222" calcext:value-type="float">
            <text:p>6.302222222</text:p>
          </table:table-cell>
          <table:table-cell office:value-type="float" office:value="5.081481481" calcext:value-type="float">
            <text:p>5.081481481</text:p>
          </table:table-cell>
          <table:table-cell office:value-type="float" office:value="0.20840897" calcext:value-type="float">
            <text:p>0.20840897</text:p>
          </table:table-cell>
          <table:table-cell office:value-type="float" office:value="0.662003724" calcext:value-type="float">
            <text:p>0.662003724</text:p>
          </table:table-cell>
          <table:table-cell office:value-type="float" office:value="0.508126604" calcext:value-type="float">
            <text:p>0.508126604</text:p>
          </table:table-cell>
          <table:table-cell office:value-type="float" office:value="0.703215418" calcext:value-type="float">
            <text:p>0.703215418</text:p>
          </table:table-cell>
          <table:table-cell office:value-type="float" office:value="0.774669149" calcext:value-type="float">
            <text:p>0.77466914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g_34</text:p>
          </table:table-cell>
          <table:table-cell table:formula="of:=EXACT([.A103];[.B103])" office:value-type="boolean" office:boolean-value="true" calcext:value-type="boolean">
            <text:p>TRUE</text:p>
          </table:table-cell>
          <table:table-cell office:value-type="string" calcext:value-type="string">
            <text:p>TEST ELEMENT*NESTED</text:p>
          </table:table-cell>
          <table:table-cell office:value-type="string" calcext:value-type="string">
            <text:p>chr1</text:p>
          </table:table-cell>
          <table:table-cell office:value-type="float" office:value="134161169" calcext:value-type="float">
            <text:p>134161169</text:p>
          </table:table-cell>
          <table:table-cell office:value-type="float" office:value="134162933" calcext:value-type="float">
            <text:p>134162933</text:p>
          </table:table-cell>
          <table:table-cell office:value-type="float" office:value="0.09159339048" calcext:value-type="float">
            <text:p>0.09159339048</text:p>
          </table:table-cell>
          <table:table-cell office:value-type="float" office:value="0.836923077" calcext:value-type="float">
            <text:p>0.836923077</text:p>
          </table:table-cell>
          <table:table-cell office:value-type="float" office:value="0.866923077" calcext:value-type="float">
            <text:p>0.866923077</text:p>
          </table:table-cell>
          <table:table-cell office:value-type="float" office:value="0.703076923" calcext:value-type="float">
            <text:p>0.703076923</text:p>
          </table:table-cell>
          <table:table-cell office:value-type="float" office:value="0.866923077" calcext:value-type="float">
            <text:p>0.866923077</text:p>
          </table:table-cell>
          <table:table-cell office:value-type="float" office:value="0.910769231" calcext:value-type="float">
            <text:p>0.910769231</text:p>
          </table:table-cell>
          <table:table-cell office:value-type="float" office:value="0.145715694" calcext:value-type="float">
            <text:p>0.145715694</text:p>
          </table:table-cell>
          <table:table-cell office:value-type="float" office:value="0.275357536" calcext:value-type="float">
            <text:p>0.275357536</text:p>
          </table:table-cell>
          <table:table-cell office:value-type="float" office:value="0.271507151" calcext:value-type="float">
            <text:p>0.271507151</text:p>
          </table:table-cell>
          <table:table-cell office:value-type="float" office:value="0.314851485" calcext:value-type="float">
            <text:p>0.314851485</text:p>
          </table:table-cell>
          <table:table-cell office:value-type="float" office:value="0.221342134" calcext:value-type="float">
            <text:p>0.221342134</text:p>
          </table:table-cell>
          <table:table-cell office:value-type="float" office:value="0.293729373" calcext:value-type="float">
            <text:p>0.293729373</text:p>
          </table:table-cell>
          <table:table-cell office:value-type="float" office:value="0.413563471" calcext:value-type="float">
            <text:p>0.413563471</text:p>
          </table:table-cell>
          <table:table-cell office:value-type="float" office:value="3.047770701" calcext:value-type="float">
            <text:p>3.047770701</text:p>
          </table:table-cell>
          <table:table-cell office:value-type="float" office:value="2.808917197" calcext:value-type="float">
            <text:p>2.808917197</text:p>
          </table:table-cell>
          <table:table-cell office:value-type="float" office:value="3.455414013" calcext:value-type="float">
            <text:p>3.455414013</text:p>
          </table:table-cell>
          <table:table-cell office:value-type="float" office:value="1.458598726" calcext:value-type="float">
            <text:p>1.458598726</text:p>
          </table:table-cell>
          <table:table-cell office:value-type="float" office:value="4.468152866" calcext:value-type="float">
            <text:p>4.468152866</text:p>
          </table:table-cell>
          <table:table-cell office:value-type="float" office:value="0.28445095" calcext:value-type="float">
            <text:p>0.28445095</text:p>
          </table:table-cell>
          <table:table-cell office:value-type="float" office:value="1.012898331" calcext:value-type="float">
            <text:p>1.012898331</text:p>
          </table:table-cell>
          <table:table-cell office:value-type="float" office:value="1.248861912" calcext:value-type="float">
            <text:p>1.248861912</text:p>
          </table:table-cell>
          <table:table-cell office:value-type="float" office:value="0.902883156" calcext:value-type="float">
            <text:p>0.902883156</text:p>
          </table:table-cell>
          <table:table-cell office:value-type="float" office:value="1.24430956" calcext:value-type="float">
            <text:p>1.24430956</text:p>
          </table:table-cell>
          <table:table-cell office:value-type="float" office:value="0.655538695" calcext:value-type="float">
            <text:p>0.655538695</text:p>
          </table:table-cell>
          <table:table-cell office:value-type="float" office:value="0.321970205" calcext:value-type="float">
            <text:p>0.321970205</text:p>
          </table:table-cell>
          <table:table-cell office:value-type="float" office:value="1.570851482" calcext:value-type="float">
            <text:p>1.570851482</text:p>
          </table:table-cell>
          <table:table-cell office:value-type="float" office:value="1.158915273" calcext:value-type="float">
            <text:p>1.158915273</text:p>
          </table:table-cell>
          <table:table-cell office:value-type="float" office:value="2.229450611" calcext:value-type="float">
            <text:p>2.229450611</text:p>
          </table:table-cell>
          <table:table-cell office:value-type="float" office:value="1.705915414" calcext:value-type="float">
            <text:p>1.705915414</text:p>
          </table:table-cell>
          <table:table-cell office:value-type="float" office:value="1.189124631" calcext:value-type="float">
            <text:p>1.189124631</text:p>
          </table:table-cell>
          <table:table-cell office:value-type="float" office:value="0.120698946" calcext:value-type="float">
            <text:p>0.120698946</text:p>
          </table:table-cell>
          <table:table-cell office:value-type="float" office:value="0.306331074" calcext:value-type="float">
            <text:p>0.306331074</text:p>
          </table:table-cell>
          <table:table-cell office:value-type="float" office:value="0.347435008" calcext:value-type="float">
            <text:p>0.347435008</text:p>
          </table:table-cell>
          <table:table-cell office:value-type="float" office:value="0.275783377" calcext:value-type="float">
            <text:p>0.275783377</text:p>
          </table:table-cell>
          <table:table-cell office:value-type="float" office:value="0.295774836" calcext:value-type="float">
            <text:p>0.295774836</text:p>
          </table:table-cell>
          <table:table-cell office:value-type="string" calcext:value-type="string">
            <text:p>N/A</text:p>
          </table:table-cell>
          <table:table-cell office:value-type="float" office:value="0.197052204" calcext:value-type="float">
            <text:p>0.197052204</text:p>
          </table:table-cell>
          <table:table-cell office:value-type="float" office:value="1.232962963" calcext:value-type="float">
            <text:p>1.232962963</text:p>
          </table:table-cell>
          <table:table-cell office:value-type="float" office:value="1.094814815" calcext:value-type="float">
            <text:p>1.094814815</text:p>
          </table:table-cell>
          <table:table-cell office:value-type="float" office:value="1.537777778" calcext:value-type="float">
            <text:p>1.537777778</text:p>
          </table:table-cell>
          <table:table-cell office:value-type="float" office:value="1.30962963" calcext:value-type="float">
            <text:p>1.30962963</text:p>
          </table:table-cell>
          <table:table-cell office:value-type="float" office:value="0.98962963" calcext:value-type="float">
            <text:p>0.98962963</text:p>
          </table:table-cell>
          <table:table-cell office:value-type="float" office:value="0.020377842" calcext:value-type="float">
            <text:p>0.020377842</text:p>
          </table:table-cell>
          <table:table-cell office:value-type="float" office:value="1.094516849" calcext:value-type="float">
            <text:p>1.094516849</text:p>
          </table:table-cell>
          <table:table-cell office:value-type="float" office:value="1.114829165" calcext:value-type="float">
            <text:p>1.114829165</text:p>
          </table:table-cell>
          <table:table-cell office:value-type="float" office:value="1.098072762" calcext:value-type="float">
            <text:p>1.098072762</text:p>
          </table:table-cell>
          <table:table-cell office:value-type="float" office:value="1.070648619" calcext:value-type="float">
            <text:p>1.07064861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g_35</text:p>
          </table:table-cell>
          <table:table-cell table:formula="of:=EXACT([.A104];[.B104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4162062" calcext:value-type="float">
            <text:p>134162062</text:p>
          </table:table-cell>
          <table:table-cell office:value-type="float" office:value="134162933" calcext:value-type="float">
            <text:p>134162933</text:p>
          </table:table-cell>
          <table:table-cell office:value-type="float" office:value="0.0003640325632" calcext:value-type="float">
            <text:p>0.0003640325632</text:p>
          </table:table-cell>
          <table:table-cell office:value-type="float" office:value="0.001201923" calcext:value-type="float">
            <text:p>0.001201923</text:p>
          </table:table-cell>
          <table:table-cell table:number-columns-repeated="2" office:value-type="float" office:value="0.000961538" calcext:value-type="float">
            <text:p>0.000961538</text:p>
          </table:table-cell>
          <table:table-cell office:value-type="float" office:value="0.001153846" calcext:value-type="float">
            <text:p>0.001153846</text:p>
          </table:table-cell>
          <table:table-cell office:value-type="float" office:value="0.001730769" calcext:value-type="float">
            <text:p>0.001730769</text:p>
          </table:table-cell>
          <table:table-cell office:value-type="float" office:value="0.359542132" calcext:value-type="float">
            <text:p>0.359542132</text:p>
          </table:table-cell>
          <table:table-cell office:value-type="float" office:value="0.001045105" calcext:value-type="float">
            <text:p>0.001045105</text:p>
          </table:table-cell>
          <table:table-cell office:value-type="float" office:value="0.000880088" calcext:value-type="float">
            <text:p>0.000880088</text:p>
          </table:table-cell>
          <table:table-cell office:value-type="float" office:value="0.001540154" calcext:value-type="float">
            <text:p>0.001540154</text:p>
          </table:table-cell>
          <table:table-cell office:value-type="float" office:value="0.000660066" calcext:value-type="float">
            <text:p>0.000660066</text:p>
          </table:table-cell>
          <table:table-cell office:value-type="float" office:value="0.00110011" calcext:value-type="float">
            <text:p>0.00110011</text:p>
          </table:table-cell>
          <table:table-cell office:value-type="float" office:value="0.163299316" calcext:value-type="float">
            <text:p>0.163299316</text:p>
          </table:table-cell>
          <table:table-cell office:value-type="float" office:value="0.015923567" calcext:value-type="float">
            <text:p>0.015923567</text:p>
          </table:table-cell>
          <table:table-cell office:value-type="float" office:value="0.012738854" calcext:value-type="float">
            <text:p>0.012738854</text:p>
          </table:table-cell>
          <table:table-cell office:value-type="float" office:value="0.01910828" calcext:value-type="float">
            <text:p>0.01910828</text:p>
          </table:table-cell>
          <table:table-cell table:number-columns-repeated="2" office:value-type="float" office:value="0.015923567" calcext:value-type="float">
            <text:p>0.015923567</text:p>
          </table:table-cell>
          <table:table-cell office:value-type="float" office:value="0.286887655" calcext:value-type="float">
            <text:p>0.286887655</text:p>
          </table:table-cell>
          <table:table-cell office:value-type="float" office:value="0.013657056" calcext:value-type="float">
            <text:p>0.013657056</text:p>
          </table:table-cell>
          <table:table-cell office:value-type="float" office:value="0.009104704" calcext:value-type="float">
            <text:p>0.009104704</text:p>
          </table:table-cell>
          <table:table-cell office:value-type="float" office:value="0.012139605" calcext:value-type="float">
            <text:p>0.012139605</text:p>
          </table:table-cell>
          <table:table-cell office:value-type="float" office:value="0.015174507" calcext:value-type="float">
            <text:p>0.015174507</text:p>
          </table:table-cell>
          <table:table-cell office:value-type="float" office:value="0.018209408" calcext:value-type="float">
            <text:p>0.018209408</text:p>
          </table:table-cell>
          <table:table-cell office:value-type="float" office:value="0.260312854" calcext:value-type="float">
            <text:p>0.260312854</text:p>
          </table:table-cell>
          <table:table-cell office:value-type="float" office:value="1.158388366" calcext:value-type="float">
            <text:p>1.158388366</text:p>
          </table:table-cell>
          <table:table-cell office:value-type="float" office:value="1.177743431" calcext:value-type="float">
            <text:p>1.177743431</text:p>
          </table:table-cell>
          <table:table-cell office:value-type="float" office:value="1.213432626" calcext:value-type="float">
            <text:p>1.213432626</text:p>
          </table:table-cell>
          <table:table-cell office:value-type="float" office:value="1.486300407" calcext:value-type="float">
            <text:p>1.486300407</text:p>
          </table:table-cell>
          <table:table-cell office:value-type="float" office:value="0.756076999" calcext:value-type="float">
            <text:p>0.756076999</text:p>
          </table:table-cell>
          <table:table-cell office:value-type="float" office:value="0.280041787" calcext:value-type="float">
            <text:p>0.280041787</text:p>
          </table:table-cell>
          <table:table-cell office:value-type="float" office:value="0.003612164" calcext:value-type="float">
            <text:p>0.003612164</text:p>
          </table:table-cell>
          <table:table-cell office:value-type="float" office:value="0.004697592" calcext:value-type="float">
            <text:p>0.004697592</text:p>
          </table:table-cell>
          <table:table-cell office:value-type="float" office:value="0.002695778" calcext:value-type="float">
            <text:p>0.002695778</text:p>
          </table:table-cell>
          <table:table-cell office:value-type="float" office:value="0.003443122" calcext:value-type="float">
            <text:p>0.003443122</text:p>
          </table:table-cell>
          <table:table-cell office:value-type="string" calcext:value-type="string">
            <text:p>N/A</text:p>
          </table:table-cell>
          <table:table-cell office:value-type="float" office:value="0.359259422" calcext:value-type="float">
            <text:p>0.359259422</text:p>
          </table:table-cell>
          <table:table-cell office:value-type="float" office:value="1.192222222" calcext:value-type="float">
            <text:p>1.192222222</text:p>
          </table:table-cell>
          <table:table-cell office:value-type="float" office:value="1.831111111" calcext:value-type="float">
            <text:p>1.831111111</text:p>
          </table:table-cell>
          <table:table-cell office:value-type="float" office:value="0.928888889" calcext:value-type="float">
            <text:p>0.928888889</text:p>
          </table:table-cell>
          <table:table-cell office:value-type="float" office:value="1.038518519" calcext:value-type="float">
            <text:p>1.038518519</text:p>
          </table:table-cell>
          <table:table-cell office:value-type="float" office:value="0.97037037" calcext:value-type="float">
            <text:p>0.97037037</text:p>
          </table:table-cell>
          <table:table-cell office:value-type="float" office:value="0.403438593" calcext:value-type="float">
            <text:p>0.403438593</text:p>
          </table:table-cell>
          <table:table-cell office:value-type="float" office:value="0.010231638" calcext:value-type="float">
            <text:p>0.010231638</text:p>
          </table:table-cell>
          <table:table-cell office:value-type="float" office:value="0.014894581" calcext:value-type="float">
            <text:p>0.014894581</text:p>
          </table:table-cell>
          <table:table-cell office:value-type="float" office:value="0.007044734" calcext:value-type="float">
            <text:p>0.007044734</text:p>
          </table:table-cell>
          <table:table-cell office:value-type="float" office:value="0.008755598" calcext:value-type="float">
            <text:p>0.00875559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g_36</text:p>
          </table:table-cell>
          <table:table-cell table:formula="of:=EXACT([.A105];[.B105])" office:value-type="boolean" office:boolean-value="true" calcext:value-type="boolean">
            <text:p>TRUE</text:p>
          </table:table-cell>
          <table:table-cell office:value-type="string" calcext:value-type="string">
            <text:p>TEST ELEMENT*NESTED</text:p>
          </table:table-cell>
          <table:table-cell office:value-type="string" calcext:value-type="string">
            <text:p>chr1</text:p>
          </table:table-cell>
          <table:table-cell office:value-type="float" office:value="134245028" calcext:value-type="float">
            <text:p>134245028</text:p>
          </table:table-cell>
          <table:table-cell office:value-type="float" office:value="134245372" calcext:value-type="float">
            <text:p>134245372</text:p>
          </table:table-cell>
          <table:table-cell office:value-type="float" office:value="0.01510921372" calcext:value-type="float">
            <text:p>0.01510921372</text:p>
          </table:table-cell>
          <table:table-cell office:value-type="float" office:value="0.037548077" calcext:value-type="float">
            <text:p>0.037548077</text:p>
          </table:table-cell>
          <table:table-cell office:value-type="float" office:value="0.056923077" calcext:value-type="float">
            <text:p>0.056923077</text:p>
          </table:table-cell>
          <table:table-cell office:value-type="float" office:value="0.023076923" calcext:value-type="float">
            <text:p>0.023076923</text:p>
          </table:table-cell>
          <table:table-cell office:value-type="float" office:value="0.028461538" calcext:value-type="float">
            <text:p>0.028461538</text:p>
          </table:table-cell>
          <table:table-cell office:value-type="float" office:value="0.041730769" calcext:value-type="float">
            <text:p>0.041730769</text:p>
          </table:table-cell>
          <table:table-cell office:value-type="float" office:value="0.840362309" calcext:value-type="float">
            <text:p>0.840362309</text:p>
          </table:table-cell>
          <table:table-cell office:value-type="float" office:value="0.006820682" calcext:value-type="float">
            <text:p>0.006820682</text:p>
          </table:table-cell>
          <table:table-cell office:value-type="float" office:value="0.003960396" calcext:value-type="float">
            <text:p>0.003960396</text:p>
          </table:table-cell>
          <table:table-cell office:value-type="float" office:value="0.003520352" calcext:value-type="float">
            <text:p>0.003520352</text:p>
          </table:table-cell>
          <table:table-cell office:value-type="float" office:value="0.00440044" calcext:value-type="float">
            <text:p>0.00440044</text:p>
          </table:table-cell>
          <table:table-cell office:value-type="float" office:value="0.01540154" calcext:value-type="float">
            <text:p>0.01540154</text:p>
          </table:table-cell>
          <table:table-cell office:value-type="float" office:value="0.592182656" calcext:value-type="float">
            <text:p>0.592182656</text:p>
          </table:table-cell>
          <table:table-cell office:value-type="float" office:value="0.586783439" calcext:value-type="float">
            <text:p>0.586783439</text:p>
          </table:table-cell>
          <table:table-cell office:value-type="float" office:value="0.703821656" calcext:value-type="float">
            <text:p>0.703821656</text:p>
          </table:table-cell>
          <table:table-cell office:value-type="float" office:value="0.385350318" calcext:value-type="float">
            <text:p>0.385350318</text:p>
          </table:table-cell>
          <table:table-cell office:value-type="float" office:value="1.01910828" calcext:value-type="float">
            <text:p>1.01910828</text:p>
          </table:table-cell>
          <table:table-cell office:value-type="float" office:value="0.238853503" calcext:value-type="float">
            <text:p>0.238853503</text:p>
          </table:table-cell>
          <table:table-cell office:value-type="float" office:value="0.245940078" calcext:value-type="float">
            <text:p>0.245940078</text:p>
          </table:table-cell>
          <table:table-cell office:value-type="float" office:value="0.029590288" calcext:value-type="float">
            <text:p>0.029590288</text:p>
          </table:table-cell>
          <table:table-cell office:value-type="float" office:value="0.024279211" calcext:value-type="float">
            <text:p>0.024279211</text:p>
          </table:table-cell>
          <table:table-cell office:value-type="float" office:value="0.033383915" calcext:value-type="float">
            <text:p>0.033383915</text:p>
          </table:table-cell>
          <table:table-cell office:value-type="float" office:value="0.02276176" calcext:value-type="float">
            <text:p>0.02276176</text:p>
          </table:table-cell>
          <table:table-cell office:value-type="float" office:value="0.037936267" calcext:value-type="float">
            <text:p>0.037936267</text:p>
          </table:table-cell>
          <table:table-cell office:value-type="float" office:value="0.318583765" calcext:value-type="float">
            <text:p>0.318583765</text:p>
          </table:table-cell>
          <table:table-cell office:value-type="float" office:value="0.032141352" calcext:value-type="float">
            <text:p>0.032141352</text:p>
          </table:table-cell>
          <table:table-cell office:value-type="float" office:value="0.045946326" calcext:value-type="float">
            <text:p>0.045946326</text:p>
          </table:table-cell>
          <table:table-cell office:value-type="float" office:value="0.021216805" calcext:value-type="float">
            <text:p>0.021216805</text:p>
          </table:table-cell>
          <table:table-cell office:value-type="float" office:value="0.030209358" calcext:value-type="float">
            <text:p>0.030209358</text:p>
          </table:table-cell>
          <table:table-cell office:value-type="float" office:value="0.031192918" calcext:value-type="float">
            <text:p>0.031192918</text:p>
          </table:table-cell>
          <table:table-cell office:value-type="float" office:value="0.341292222" calcext:value-type="float">
            <text:p>0.341292222</text:p>
          </table:table-cell>
          <table:table-cell office:value-type="float" office:value="0.005805263" calcext:value-type="float">
            <text:p>0.005805263</text:p>
          </table:table-cell>
          <table:table-cell office:value-type="float" office:value="0.007927187" calcext:value-type="float">
            <text:p>0.007927187</text:p>
          </table:table-cell>
          <table:table-cell office:value-type="float" office:value="0.005484973" calcext:value-type="float">
            <text:p>0.005484973</text:p>
          </table:table-cell>
          <table:table-cell office:value-type="float" office:value="0.00400363" calcext:value-type="float">
            <text:p>0.00400363</text:p>
          </table:table-cell>
          <table:table-cell office:value-type="string" calcext:value-type="string">
            <text:p>N/A</text:p>
          </table:table-cell>
          <table:table-cell office:value-type="float" office:value="0.521337816" calcext:value-type="float">
            <text:p>0.521337816</text:p>
          </table:table-cell>
          <table:table-cell office:value-type="float" office:value="0.165185185" calcext:value-type="float">
            <text:p>0.165185185</text:p>
          </table:table-cell>
          <table:table-cell office:value-type="float" office:value="0.244444444" calcext:value-type="float">
            <text:p>0.244444444</text:p>
          </table:table-cell>
          <table:table-cell office:value-type="float" office:value="0.08" calcext:value-type="float">
            <text:p>0.08</text:p>
          </table:table-cell>
          <table:table-cell office:value-type="float" office:value="0.234074074" calcext:value-type="float">
            <text:p>0.234074074</text:p>
          </table:table-cell>
          <table:table-cell office:value-type="float" office:value="0.102222222" calcext:value-type="float">
            <text:p>0.102222222</text:p>
          </table:table-cell>
          <table:table-cell office:value-type="float" office:value="0.172172245" calcext:value-type="float">
            <text:p>0.172172245</text:p>
          </table:table-cell>
          <table:table-cell office:value-type="float" office:value="0.014592663" calcext:value-type="float">
            <text:p>0.014592663</text:p>
          </table:table-cell>
          <table:table-cell office:value-type="float" office:value="0.01172445" calcext:value-type="float">
            <text:p>0.01172445</text:p>
          </table:table-cell>
          <table:table-cell office:value-type="float" office:value="0.016404166" calcext:value-type="float">
            <text:p>0.016404166</text:p>
          </table:table-cell>
          <table:table-cell office:value-type="float" office:value="0.015649374" calcext:value-type="float">
            <text:p>0.01564937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g_37</text:p>
          </table:table-cell>
          <table:table-cell table:formula="of:=EXACT([.A106];[.B106])" office:value-type="boolean" office:boolean-value="true" calcext:value-type="boolean">
            <text:p>TRUE</text:p>
          </table:table-cell>
          <table:table-cell office:value-type="string" calcext:value-type="string">
            <text:p>TEST ELEMENT*NESTED</text:p>
          </table:table-cell>
          <table:table-cell office:value-type="string" calcext:value-type="string">
            <text:p>chr1</text:p>
          </table:table-cell>
          <table:table-cell office:value-type="float" office:value="134245372" calcext:value-type="float">
            <text:p>134245372</text:p>
          </table:table-cell>
          <table:table-cell office:value-type="float" office:value="134245719" calcext:value-type="float">
            <text:p>134245719</text:p>
          </table:table-cell>
          <table:table-cell office:value-type="float" office:value="0.05829268259" calcext:value-type="float">
            <text:p>0.05829268259</text:p>
          </table:table-cell>
          <table:table-cell office:value-type="float" office:value="0.139086538" calcext:value-type="float">
            <text:p>0.139086538</text:p>
          </table:table-cell>
          <table:table-cell office:value-type="float" office:value="0.213269231" calcext:value-type="float">
            <text:p>0.213269231</text:p>
          </table:table-cell>
          <table:table-cell office:value-type="float" office:value="0.113653846" calcext:value-type="float">
            <text:p>0.113653846</text:p>
          </table:table-cell>
          <table:table-cell office:value-type="float" office:value="0.076923077" calcext:value-type="float">
            <text:p>0.076923077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194331234" calcext:value-type="float">
            <text:p>0.194331234</text:p>
          </table:table-cell>
          <table:table-cell office:value-type="float" office:value="0.021452145" calcext:value-type="float">
            <text:p>0.021452145</text:p>
          </table:table-cell>
          <table:table-cell office:value-type="float" office:value="0.016941694" calcext:value-type="float">
            <text:p>0.016941694</text:p>
          </table:table-cell>
          <table:table-cell office:value-type="float" office:value="0.018921892" calcext:value-type="float">
            <text:p>0.018921892</text:p>
          </table:table-cell>
          <table:table-cell office:value-type="float" office:value="0.025522552" calcext:value-type="float">
            <text:p>0.025522552</text:p>
          </table:table-cell>
          <table:table-cell office:value-type="float" office:value="0.024422442" calcext:value-type="float">
            <text:p>0.024422442</text:p>
          </table:table-cell>
          <table:table-cell office:value-type="float" office:value="0.568649549" calcext:value-type="float">
            <text:p>0.568649549</text:p>
          </table:table-cell>
          <table:table-cell office:value-type="float" office:value="0.449840764" calcext:value-type="float">
            <text:p>0.449840764</text:p>
          </table:table-cell>
          <table:table-cell office:value-type="float" office:value="0.522292994" calcext:value-type="float">
            <text:p>0.522292994</text:p>
          </table:table-cell>
          <table:table-cell office:value-type="float" office:value="0.229299363" calcext:value-type="float">
            <text:p>0.229299363</text:p>
          </table:table-cell>
          <table:table-cell office:value-type="float" office:value="0.780254777" calcext:value-type="float">
            <text:p>0.780254777</text:p>
          </table:table-cell>
          <table:table-cell office:value-type="float" office:value="0.267515924" calcext:value-type="float">
            <text:p>0.267515924</text:p>
          </table:table-cell>
          <table:table-cell office:value-type="float" office:value="0.392049504" calcext:value-type="float">
            <text:p>0.392049504</text:p>
          </table:table-cell>
          <table:table-cell office:value-type="float" office:value="0.089908953" calcext:value-type="float">
            <text:p>0.089908953</text:p>
          </table:table-cell>
          <table:table-cell office:value-type="float" office:value="0.071320182" calcext:value-type="float">
            <text:p>0.071320182</text:p>
          </table:table-cell>
          <table:table-cell office:value-type="float" office:value="0.130500759" calcext:value-type="float">
            <text:p>0.130500759</text:p>
          </table:table-cell>
          <table:table-cell office:value-type="float" office:value="0.051593323" calcext:value-type="float">
            <text:p>0.051593323</text:p>
          </table:table-cell>
          <table:table-cell office:value-type="float" office:value="0.106221548" calcext:value-type="float">
            <text:p>0.106221548</text:p>
          </table:table-cell>
          <table:table-cell office:value-type="float" office:value="0.458733072" calcext:value-type="float">
            <text:p>0.458733072</text:p>
          </table:table-cell>
          <table:table-cell office:value-type="float" office:value="0.040044963" calcext:value-type="float">
            <text:p>0.040044963</text:p>
          </table:table-cell>
          <table:table-cell office:value-type="float" office:value="0.054517353" calcext:value-type="float">
            <text:p>0.054517353</text:p>
          </table:table-cell>
          <table:table-cell office:value-type="float" office:value="0.056906" calcext:value-type="float">
            <text:p>0.056906</text:p>
          </table:table-cell>
          <table:table-cell office:value-type="float" office:value="0.028101728" calcext:value-type="float">
            <text:p>0.028101728</text:p>
          </table:table-cell>
          <table:table-cell office:value-type="float" office:value="0.02065477" calcext:value-type="float">
            <text:p>0.02065477</text:p>
          </table:table-cell>
          <table:table-cell office:value-type="float" office:value="0.066365749" calcext:value-type="float">
            <text:p>0.066365749</text:p>
          </table:table-cell>
          <table:table-cell office:value-type="float" office:value="0.014301856" calcext:value-type="float">
            <text:p>0.014301856</text:p>
          </table:table-cell>
          <table:table-cell office:value-type="float" office:value="0.014746704" calcext:value-type="float">
            <text:p>0.014746704</text:p>
          </table:table-cell>
          <table:table-cell office:value-type="float" office:value="0.013211979" calcext:value-type="float">
            <text:p>0.013211979</text:p>
          </table:table-cell>
          <table:table-cell office:value-type="float" office:value="0.014946885" calcext:value-type="float">
            <text:p>0.014946885</text:p>
          </table:table-cell>
          <table:table-cell office:value-type="string" calcext:value-type="string">
            <text:p>N/A</text:p>
          </table:table-cell>
          <table:table-cell office:value-type="float" office:value="0.183028197" calcext:value-type="float">
            <text:p>0.183028197</text:p>
          </table:table-cell>
          <table:table-cell office:value-type="float" office:value="0.06962963" calcext:value-type="float">
            <text:p>0.06962963</text:p>
          </table:table-cell>
          <table:table-cell office:value-type="float" office:value="0.071111111" calcext:value-type="float">
            <text:p>0.071111111</text:p>
          </table:table-cell>
          <table:table-cell office:value-type="float" office:value="0.053333333" calcext:value-type="float">
            <text:p>0.053333333</text:p>
          </table:table-cell>
          <table:table-cell office:value-type="float" office:value="0.06962963" calcext:value-type="float">
            <text:p>0.06962963</text:p>
          </table:table-cell>
          <table:table-cell office:value-type="float" office:value="0.084444444" calcext:value-type="float">
            <text:p>0.084444444</text:p>
          </table:table-cell>
          <table:table-cell office:value-type="float" office:value="0.301877315" calcext:value-type="float">
            <text:p>0.301877315</text:p>
          </table:table-cell>
          <table:table-cell office:value-type="float" office:value="0.038611852" calcext:value-type="float">
            <text:p>0.038611852</text:p>
          </table:table-cell>
          <table:table-cell office:value-type="float" office:value="0.032808333" calcext:value-type="float">
            <text:p>0.032808333</text:p>
          </table:table-cell>
          <table:table-cell office:value-type="float" office:value="0.052030393" calcext:value-type="float">
            <text:p>0.052030393</text:p>
          </table:table-cell>
          <table:table-cell office:value-type="float" office:value="0.03099683" calcext:value-type="float">
            <text:p>0.0309968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g_38</text:p>
          </table:table-cell>
          <table:table-cell table:formula="of:=EXACT([.A107];[.B107])" office:value-type="boolean" office:boolean-value="true" calcext:value-type="boolean">
            <text:p>TRUE</text:p>
          </table:table-cell>
          <table:table-cell office:value-type="string" calcext:value-type="string">
            <text:p>TEST ELEMENT*NESTED</text:p>
          </table:table-cell>
          <table:table-cell office:value-type="string" calcext:value-type="string">
            <text:p>chr1</text:p>
          </table:table-cell>
          <table:table-cell office:value-type="float" office:value="134282949" calcext:value-type="float">
            <text:p>134282949</text:p>
          </table:table-cell>
          <table:table-cell office:value-type="float" office:value="134286451" calcext:value-type="float">
            <text:p>134286451</text:p>
          </table:table-cell>
          <table:table-cell office:value-type="float" office:value="0.07948620394" calcext:value-type="float">
            <text:p>0.07948620394</text:p>
          </table:table-cell>
          <table:table-cell office:value-type="float" office:value="0.307644231" calcext:value-type="float">
            <text:p>0.307644231</text:p>
          </table:table-cell>
          <table:table-cell office:value-type="float" office:value="0.426153846" calcext:value-type="float">
            <text:p>0.426153846</text:p>
          </table:table-cell>
          <table:table-cell office:value-type="float" office:value="0.267692308" calcext:value-type="float">
            <text:p>0.267692308</text:p>
          </table:table-cell>
          <table:table-cell office:value-type="float" office:value="0.257692308" calcext:value-type="float">
            <text:p>0.257692308</text:p>
          </table:table-cell>
          <table:table-cell office:value-type="float" office:value="0.279038462" calcext:value-type="float">
            <text:p>0.279038462</text:p>
          </table:table-cell>
          <table:table-cell office:value-type="float" office:value="0.236477831" calcext:value-type="float">
            <text:p>0.236477831</text:p>
          </table:table-cell>
          <table:table-cell office:value-type="float" office:value="0.111661166" calcext:value-type="float">
            <text:p>0.111661166</text:p>
          </table:table-cell>
          <table:table-cell office:value-type="float" office:value="0.134653465" calcext:value-type="float">
            <text:p>0.134653465</text:p>
          </table:table-cell>
          <table:table-cell office:value-type="float" office:value="0.097029703" calcext:value-type="float">
            <text:p>0.097029703</text:p>
          </table:table-cell>
          <table:table-cell office:value-type="float" office:value="0.133113311" calcext:value-type="float">
            <text:p>0.133113311</text:p>
          </table:table-cell>
          <table:table-cell office:value-type="float" office:value="0.081848185" calcext:value-type="float">
            <text:p>0.081848185</text:p>
          </table:table-cell>
          <table:table-cell office:value-type="float" office:value="0.226000768" calcext:value-type="float">
            <text:p>0.226000768</text:p>
          </table:table-cell>
          <table:table-cell office:value-type="float" office:value="5.038216561" calcext:value-type="float">
            <text:p>5.038216561</text:p>
          </table:table-cell>
          <table:table-cell office:value-type="float" office:value="6.633757962" calcext:value-type="float">
            <text:p>6.633757962</text:p>
          </table:table-cell>
          <table:table-cell office:value-type="float" office:value="3.936305732" calcext:value-type="float">
            <text:p>3.936305732</text:p>
          </table:table-cell>
          <table:table-cell office:value-type="float" office:value="4.853503185" calcext:value-type="float">
            <text:p>4.853503185</text:p>
          </table:table-cell>
          <table:table-cell office:value-type="float" office:value="4.729299363" calcext:value-type="float">
            <text:p>4.729299363</text:p>
          </table:table-cell>
          <table:table-cell office:value-type="float" office:value="0.327501127" calcext:value-type="float">
            <text:p>0.327501127</text:p>
          </table:table-cell>
          <table:table-cell office:value-type="float" office:value="0.602427921" calcext:value-type="float">
            <text:p>0.602427921</text:p>
          </table:table-cell>
          <table:table-cell office:value-type="float" office:value="0.748103187" calcext:value-type="float">
            <text:p>0.748103187</text:p>
          </table:table-cell>
          <table:table-cell office:value-type="float" office:value="0.719271624" calcext:value-type="float">
            <text:p>0.719271624</text:p>
          </table:table-cell>
          <table:table-cell office:value-type="float" office:value="0.625189681" calcext:value-type="float">
            <text:p>0.625189681</text:p>
          </table:table-cell>
          <table:table-cell office:value-type="float" office:value="0.317147193" calcext:value-type="float">
            <text:p>0.317147193</text:p>
          </table:table-cell>
          <table:table-cell office:value-type="float" office:value="0.462779567" calcext:value-type="float">
            <text:p>0.462779567</text:p>
          </table:table-cell>
          <table:table-cell office:value-type="float" office:value="0.364444288" calcext:value-type="float">
            <text:p>0.364444288</text:p>
          </table:table-cell>
          <table:table-cell office:value-type="float" office:value="0.341998033" calcext:value-type="float">
            <text:p>0.341998033</text:p>
          </table:table-cell>
          <table:table-cell office:value-type="float" office:value="0.595194604" calcext:value-type="float">
            <text:p>0.595194604</text:p>
          </table:table-cell>
          <table:table-cell office:value-type="float" office:value="0.330616833" calcext:value-type="float">
            <text:p>0.330616833</text:p>
          </table:table-cell>
          <table:table-cell office:value-type="float" office:value="0.189967683" calcext:value-type="float">
            <text:p>0.189967683</text:p>
          </table:table-cell>
          <table:table-cell office:value-type="float" office:value="0.069306757" calcext:value-type="float">
            <text:p>0.069306757</text:p>
          </table:table-cell>
          <table:table-cell office:value-type="float" office:value="0.201809641" calcext:value-type="float">
            <text:p>0.201809641</text:p>
          </table:table-cell>
          <table:table-cell office:value-type="float" office:value="0.193121764" calcext:value-type="float">
            <text:p>0.193121764</text:p>
          </table:table-cell>
          <table:table-cell office:value-type="float" office:value="0.217944269" calcext:value-type="float">
            <text:p>0.217944269</text:p>
          </table:table-cell>
          <table:table-cell office:value-type="float" office:value="0.194362889" calcext:value-type="float">
            <text:p>0.194362889</text:p>
          </table:table-cell>
          <table:table-cell office:value-type="string" calcext:value-type="string">
            <text:p>N/A</text:p>
          </table:table-cell>
          <table:table-cell office:value-type="float" office:value="0.174372165" calcext:value-type="float">
            <text:p>0.174372165</text:p>
          </table:table-cell>
          <table:table-cell office:value-type="float" office:value="2.049259259" calcext:value-type="float">
            <text:p>2.049259259</text:p>
          </table:table-cell>
          <table:table-cell office:value-type="float" office:value="2.324444444" calcext:value-type="float">
            <text:p>2.324444444</text:p>
          </table:table-cell>
          <table:table-cell office:value-type="float" office:value="2.047407407" calcext:value-type="float">
            <text:p>2.047407407</text:p>
          </table:table-cell>
          <table:table-cell office:value-type="float" office:value="2.28" calcext:value-type="float">
            <text:p>2.28</text:p>
          </table:table-cell>
          <table:table-cell office:value-type="float" office:value="1.545185185" calcext:value-type="float">
            <text:p>1.545185185</text:p>
          </table:table-cell>
          <table:table-cell office:value-type="float" office:value="0.138148336" calcext:value-type="float">
            <text:p>0.138148336</text:p>
          </table:table-cell>
          <table:table-cell office:value-type="float" office:value="0.722135561" calcext:value-type="float">
            <text:p>0.722135561</text:p>
          </table:table-cell>
          <table:table-cell office:value-type="float" office:value="0.606954159" calcext:value-type="float">
            <text:p>0.606954159</text:p>
          </table:table-cell>
          <table:table-cell office:value-type="float" office:value="0.781261007" calcext:value-type="float">
            <text:p>0.781261007</text:p>
          </table:table-cell>
          <table:table-cell office:value-type="float" office:value="0.778191516" calcext:value-type="float">
            <text:p>0.77819151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g_39</text:p>
          </table:table-cell>
          <table:table-cell table:formula="of:=EXACT([.A108];[.B108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4284098" calcext:value-type="float">
            <text:p>134284098</text:p>
          </table:table-cell>
          <table:table-cell office:value-type="float" office:value="134285495" calcext:value-type="float">
            <text:p>134285495</text:p>
          </table:table-cell>
          <table:table-cell office:value-type="float" office:value="0.1456297958" calcext:value-type="float">
            <text:p>0.1456297958</text:p>
          </table:table-cell>
          <table:table-cell office:value-type="float" office:value="1.231923077" calcext:value-type="float">
            <text:p>1.231923077</text:p>
          </table:table-cell>
          <table:table-cell office:value-type="float" office:value="1.260576923" calcext:value-type="float">
            <text:p>1.260576923</text:p>
          </table:table-cell>
          <table:table-cell office:value-type="float" office:value="1.329038462" calcext:value-type="float">
            <text:p>1.329038462</text:p>
          </table:table-cell>
          <table:table-cell office:value-type="float" office:value="1.319807692" calcext:value-type="float">
            <text:p>1.319807692</text:p>
          </table:table-cell>
          <table:table-cell office:value-type="float" office:value="1.018269231" calcext:value-type="float">
            <text:p>1.018269231</text:p>
          </table:table-cell>
          <table:table-cell office:value-type="float" office:value="0.044869687" calcext:value-type="float">
            <text:p>0.044869687</text:p>
          </table:table-cell>
          <table:table-cell office:value-type="float" office:value="0.919251925" calcext:value-type="float">
            <text:p>0.919251925</text:p>
          </table:table-cell>
          <table:table-cell office:value-type="float" office:value="0.960616062" calcext:value-type="float">
            <text:p>0.960616062</text:p>
          </table:table-cell>
          <table:table-cell office:value-type="float" office:value="0.948734873" calcext:value-type="float">
            <text:p>0.948734873</text:p>
          </table:table-cell>
          <table:table-cell office:value-type="float" office:value="0.886468647" calcext:value-type="float">
            <text:p>0.886468647</text:p>
          </table:table-cell>
          <table:table-cell office:value-type="float" office:value="0.881188119" calcext:value-type="float">
            <text:p>0.881188119</text:p>
          </table:table-cell>
          <table:table-cell office:value-type="float" office:value="0.222504828" calcext:value-type="float">
            <text:p>0.222504828</text:p>
          </table:table-cell>
          <table:table-cell office:value-type="float" office:value="2.554140127" calcext:value-type="float">
            <text:p>2.554140127</text:p>
          </table:table-cell>
          <table:table-cell office:value-type="float" office:value="2.232484076" calcext:value-type="float">
            <text:p>2.232484076</text:p>
          </table:table-cell>
          <table:table-cell office:value-type="float" office:value="2.614649682" calcext:value-type="float">
            <text:p>2.614649682</text:p>
          </table:table-cell>
          <table:table-cell office:value-type="float" office:value="3.328025478" calcext:value-type="float">
            <text:p>3.328025478</text:p>
          </table:table-cell>
          <table:table-cell office:value-type="float" office:value="2.041401274" calcext:value-type="float">
            <text:p>2.041401274</text:p>
          </table:table-cell>
          <table:table-cell office:value-type="float" office:value="0.114121574" calcext:value-type="float">
            <text:p>0.114121574</text:p>
          </table:table-cell>
          <table:table-cell office:value-type="float" office:value="1.375189681" calcext:value-type="float">
            <text:p>1.375189681</text:p>
          </table:table-cell>
          <table:table-cell office:value-type="float" office:value="1.35660091" calcext:value-type="float">
            <text:p>1.35660091</text:p>
          </table:table-cell>
          <table:table-cell office:value-type="float" office:value="1.279210926" calcext:value-type="float">
            <text:p>1.279210926</text:p>
          </table:table-cell>
          <table:table-cell office:value-type="float" office:value="1.602427921" calcext:value-type="float">
            <text:p>1.602427921</text:p>
          </table:table-cell>
          <table:table-cell office:value-type="float" office:value="1.262518968" calcext:value-type="float">
            <text:p>1.262518968</text:p>
          </table:table-cell>
          <table:table-cell office:value-type="float" office:value="0.335555992" calcext:value-type="float">
            <text:p>0.335555992</text:p>
          </table:table-cell>
          <table:table-cell office:value-type="float" office:value="0.578719966" calcext:value-type="float">
            <text:p>0.578719966</text:p>
          </table:table-cell>
          <table:table-cell office:value-type="float" office:value="0.62666854" calcext:value-type="float">
            <text:p>0.62666854</text:p>
          </table:table-cell>
          <table:table-cell office:value-type="float" office:value="0.831670648" calcext:value-type="float">
            <text:p>0.831670648</text:p>
          </table:table-cell>
          <table:table-cell office:value-type="float" office:value="0.40016861" calcext:value-type="float">
            <text:p>0.40016861</text:p>
          </table:table-cell>
          <table:table-cell office:value-type="float" office:value="0.456372067" calcext:value-type="float">
            <text:p>0.456372067</text:p>
          </table:table-cell>
          <table:table-cell office:value-type="float" office:value="0.138109386" calcext:value-type="float">
            <text:p>0.138109386</text:p>
          </table:table-cell>
          <table:table-cell office:value-type="float" office:value="1.462050036" calcext:value-type="float">
            <text:p>1.462050036</text:p>
          </table:table-cell>
          <table:table-cell office:value-type="float" office:value="1.636537127" calcext:value-type="float">
            <text:p>1.636537127</text:p>
          </table:table-cell>
          <table:table-cell office:value-type="float" office:value="1.508741259" calcext:value-type="float">
            <text:p>1.508741259</text:p>
          </table:table-cell>
          <table:table-cell office:value-type="float" office:value="1.240871724" calcext:value-type="float">
            <text:p>1.240871724</text:p>
          </table:table-cell>
          <table:table-cell office:value-type="string" calcext:value-type="string">
            <text:p>N/A</text:p>
          </table:table-cell>
          <table:table-cell office:value-type="float" office:value="0.209028213" calcext:value-type="float">
            <text:p>0.209028213</text:p>
          </table:table-cell>
          <table:table-cell office:value-type="float" office:value="0.804074074" calcext:value-type="float">
            <text:p>0.804074074</text:p>
          </table:table-cell>
          <table:table-cell office:value-type="float" office:value="0.877037037" calcext:value-type="float">
            <text:p>0.877037037</text:p>
          </table:table-cell>
          <table:table-cell office:value-type="float" office:value="0.976296296" calcext:value-type="float">
            <text:p>0.976296296</text:p>
          </table:table-cell>
          <table:table-cell office:value-type="float" office:value="0.780740741" calcext:value-type="float">
            <text:p>0.780740741</text:p>
          </table:table-cell>
          <table:table-cell office:value-type="float" office:value="0.582222222" calcext:value-type="float">
            <text:p>0.582222222</text:p>
          </table:table-cell>
          <table:table-cell office:value-type="float" office:value="0.234427229" calcext:value-type="float">
            <text:p>0.234427229</text:p>
          </table:table-cell>
          <table:table-cell office:value-type="float" office:value="3.069256445" calcext:value-type="float">
            <text:p>3.069256445</text:p>
          </table:table-cell>
          <table:table-cell office:value-type="float" office:value="2.937855382" calcext:value-type="float">
            <text:p>2.937855382</text:p>
          </table:table-cell>
          <table:table-cell office:value-type="float" office:value="2.424495547" calcext:value-type="float">
            <text:p>2.424495547</text:p>
          </table:table-cell>
          <table:table-cell office:value-type="float" office:value="3.845418407" calcext:value-type="float">
            <text:p>3.84541840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g_40</text:p>
          </table:table-cell>
          <table:table-cell table:formula="of:=EXACT([.A109];[.B109])" office:value-type="boolean" office:boolean-value="true" calcext:value-type="boolean">
            <text:p>TRUE</text:p>
          </table:table-cell>
          <table:table-cell office:value-type="string" calcext:value-type="string">
            <text:p>TEST ELEMENT*NESTED</text:p>
          </table:table-cell>
          <table:table-cell office:value-type="string" calcext:value-type="string">
            <text:p>chr1</text:p>
          </table:table-cell>
          <table:table-cell office:value-type="float" office:value="134275872" calcext:value-type="float">
            <text:p>134275872</text:p>
          </table:table-cell>
          <table:table-cell office:value-type="float" office:value="134277378" calcext:value-type="float">
            <text:p>134277378</text:p>
          </table:table-cell>
          <table:table-cell office:value-type="float" office:value="0.02154103707" calcext:value-type="float">
            <text:p>0.02154103707</text:p>
          </table:table-cell>
          <table:table-cell office:value-type="float" office:value="0.043942308" calcext:value-type="float">
            <text:p>0.043942308</text:p>
          </table:table-cell>
          <table:table-cell office:value-type="float" office:value="0.040576923" calcext:value-type="float">
            <text:p>0.040576923</text:p>
          </table:table-cell>
          <table:table-cell office:value-type="float" office:value="0.07" calcext:value-type="float">
            <text:p>0.07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17692308" calcext:value-type="float">
            <text:p>0.017692308</text:p>
          </table:table-cell>
          <table:table-cell office:value-type="float" office:value="0.168060884" calcext:value-type="float">
            <text:p>0.168060884</text:p>
          </table:table-cell>
          <table:table-cell office:value-type="float" office:value="0.004070407" calcext:value-type="float">
            <text:p>0.004070407</text:p>
          </table:table-cell>
          <table:table-cell office:value-type="float" office:value="0.003740374" calcext:value-type="float">
            <text:p>0.003740374</text:p>
          </table:table-cell>
          <table:table-cell office:value-type="float" office:value="0.005060506" calcext:value-type="float">
            <text:p>0.005060506</text:p>
          </table:table-cell>
          <table:table-cell office:value-type="float" office:value="0.003520352" calcext:value-type="float">
            <text:p>0.003520352</text:p>
          </table:table-cell>
          <table:table-cell office:value-type="float" office:value="0.003960396" calcext:value-type="float">
            <text:p>0.003960396</text:p>
          </table:table-cell>
          <table:table-cell office:value-type="float" office:value="0.26569209" calcext:value-type="float">
            <text:p>0.26569209</text:p>
          </table:table-cell>
          <table:table-cell office:value-type="float" office:value="0.140127389" calcext:value-type="float">
            <text:p>0.140127389</text:p>
          </table:table-cell>
          <table:table-cell office:value-type="float" office:value="0.194267516" calcext:value-type="float">
            <text:p>0.194267516</text:p>
          </table:table-cell>
          <table:table-cell office:value-type="float" office:value="0.133757962" calcext:value-type="float">
            <text:p>0.133757962</text:p>
          </table:table-cell>
          <table:table-cell office:value-type="float" office:value="0.121019108" calcext:value-type="float">
            <text:p>0.121019108</text:p>
          </table:table-cell>
          <table:table-cell office:value-type="float" office:value="0.111464968" calcext:value-type="float">
            <text:p>0.111464968</text:p>
          </table:table-cell>
          <table:table-cell office:value-type="float" office:value="1.575899539" calcext:value-type="float">
            <text:p>1.575899539</text:p>
          </table:table-cell>
          <table:table-cell office:value-type="float" office:value="0.139605463" calcext:value-type="float">
            <text:p>0.139605463</text:p>
          </table:table-cell>
          <table:table-cell office:value-type="float" office:value="0.02276176" calcext:value-type="float">
            <text:p>0.02276176</text:p>
          </table:table-cell>
          <table:table-cell office:value-type="float" office:value="0.016691958" calcext:value-type="float">
            <text:p>0.016691958</text:p>
          </table:table-cell>
          <table:table-cell office:value-type="float" office:value="0.468892261" calcext:value-type="float">
            <text:p>0.468892261</text:p>
          </table:table-cell>
          <table:table-cell office:value-type="float" office:value="0.050075873" calcext:value-type="float">
            <text:p>0.050075873</text:p>
          </table:table-cell>
          <table:table-cell office:value-type="float" office:value="0.435276212" calcext:value-type="float">
            <text:p>0.435276212</text:p>
          </table:table-cell>
          <table:table-cell office:value-type="float" office:value="0.011732472" calcext:value-type="float">
            <text:p>0.011732472</text:p>
          </table:table-cell>
          <table:table-cell office:value-type="float" office:value="0.017985106" calcext:value-type="float">
            <text:p>0.017985106</text:p>
          </table:table-cell>
          <table:table-cell office:value-type="float" office:value="0.007025432" calcext:value-type="float">
            <text:p>0.007025432</text:p>
          </table:table-cell>
          <table:table-cell office:value-type="float" office:value="0.013769847" calcext:value-type="float">
            <text:p>0.013769847</text:p>
          </table:table-cell>
          <table:table-cell office:value-type="float" office:value="0.008149501" calcext:value-type="float">
            <text:p>0.008149501</text:p>
          </table:table-cell>
          <table:table-cell office:value-type="float" office:value="0.227331718" calcext:value-type="float">
            <text:p>0.227331718</text:p>
          </table:table-cell>
          <table:table-cell office:value-type="float" office:value="0.003585473" calcext:value-type="float">
            <text:p>0.003585473</text:p>
          </table:table-cell>
          <table:table-cell office:value-type="float" office:value="0.003456467" calcext:value-type="float">
            <text:p>0.003456467</text:p>
          </table:table-cell>
          <table:table-cell office:value-type="float" office:value="0.004457375" calcext:value-type="float">
            <text:p>0.004457375</text:p>
          </table:table-cell>
          <table:table-cell office:value-type="float" office:value="0.002842577" calcext:value-type="float">
            <text:p>0.002842577</text:p>
          </table:table-cell>
          <table:table-cell office:value-type="string" calcext:value-type="string">
            <text:p>N/A</text:p>
          </table:table-cell>
          <table:table-cell office:value-type="float" office:value="1.2621981" calcext:value-type="float">
            <text:p>1.2621981</text:p>
          </table:table-cell>
          <table:table-cell office:value-type="float" office:value="0.112592593" calcext:value-type="float">
            <text:p>0.112592593</text:p>
          </table:table-cell>
          <table:table-cell office:value-type="float" office:value="0.023703704" calcext:value-type="float">
            <text:p>0.023703704</text:p>
          </table:table-cell>
          <table:table-cell office:value-type="float" office:value="0.04" calcext:value-type="float">
            <text:p>0.04</text:p>
          </table:table-cell>
          <table:table-cell office:value-type="float" office:value="0.062222222" calcext:value-type="float">
            <text:p>0.062222222</text:p>
          </table:table-cell>
          <table:table-cell office:value-type="float" office:value="0.324444444" calcext:value-type="float">
            <text:p>0.324444444</text:p>
          </table:table-cell>
          <table:table-cell office:value-type="float" office:value="0.251720791" calcext:value-type="float">
            <text:p>0.251720791</text:p>
          </table:table-cell>
          <table:table-cell office:value-type="float" office:value="0.010617421" calcext:value-type="float">
            <text:p>0.010617421</text:p>
          </table:table-cell>
          <table:table-cell office:value-type="float" office:value="0.013686912" calcext:value-type="float">
            <text:p>0.013686912</text:p>
          </table:table-cell>
          <table:table-cell office:value-type="float" office:value="0.009359432" calcext:value-type="float">
            <text:p>0.009359432</text:p>
          </table:table-cell>
          <table:table-cell office:value-type="float" office:value="0.008805918" calcext:value-type="float">
            <text:p>0.00880591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g_41</text:p>
          </table:table-cell>
          <table:table-cell table:formula="of:=EXACT([.A110];[.B110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4276734" calcext:value-type="float">
            <text:p>134276734</text:p>
          </table:table-cell>
          <table:table-cell office:value-type="float" office:value="134277378" calcext:value-type="float">
            <text:p>134277378</text:p>
          </table:table-cell>
          <table:table-cell office:value-type="float" office:value="0.001790287238" calcext:value-type="float">
            <text:p>0.001790287238</text:p>
          </table:table-cell>
          <table:table-cell office:value-type="float" office:value="0.008269231" calcext:value-type="float">
            <text:p>0.008269231</text:p>
          </table:table-cell>
          <table:table-cell office:value-type="float" office:value="0.007692308" calcext:value-type="float">
            <text:p>0.007692308</text:p>
          </table:table-cell>
          <table:table-cell office:value-type="float" office:value="0.010384615" calcext:value-type="float">
            <text:p>0.010384615</text:p>
          </table:table-cell>
          <table:table-cell office:value-type="float" office:value="0.008846154" calcext:value-type="float">
            <text:p>0.008846154</text:p>
          </table:table-cell>
          <table:table-cell office:value-type="float" office:value="0.006153846" calcext:value-type="float">
            <text:p>0.006153846</text:p>
          </table:table-cell>
          <table:table-cell office:value-type="float" office:value="0.109420241" calcext:value-type="float">
            <text:p>0.109420241</text:p>
          </table:table-cell>
          <table:table-cell office:value-type="float" office:value="0.001925193" calcext:value-type="float">
            <text:p>0.001925193</text:p>
          </table:table-cell>
          <table:table-cell office:value-type="float" office:value="0.001760176" calcext:value-type="float">
            <text:p>0.001760176</text:p>
          </table:table-cell>
          <table:table-cell office:value-type="float" office:value="0.00220022" calcext:value-type="float">
            <text:p>0.00220022</text:p>
          </table:table-cell>
          <table:table-cell office:value-type="float" office:value="0.001980198" calcext:value-type="float">
            <text:p>0.001980198</text:p>
          </table:table-cell>
          <table:table-cell office:value-type="float" office:value="0.001760176" calcext:value-type="float">
            <text:p>0.001760176</text:p>
          </table:table-cell>
          <table:table-cell office:value-type="float" office:value="0.251102911" calcext:value-type="float">
            <text:p>0.251102911</text:p>
          </table:table-cell>
          <table:table-cell office:value-type="float" office:value="0.040605096" calcext:value-type="float">
            <text:p>0.040605096</text:p>
          </table:table-cell>
          <table:table-cell office:value-type="float" office:value="0.047770701" calcext:value-type="float">
            <text:p>0.047770701</text:p>
          </table:table-cell>
          <table:table-cell office:value-type="float" office:value="0.031847134" calcext:value-type="float">
            <text:p>0.031847134</text:p>
          </table:table-cell>
          <table:table-cell office:value-type="float" office:value="0.050955414" calcext:value-type="float">
            <text:p>0.050955414</text:p>
          </table:table-cell>
          <table:table-cell office:value-type="float" office:value="0.031847134" calcext:value-type="float">
            <text:p>0.031847134</text:p>
          </table:table-cell>
          <table:table-cell office:value-type="float" office:value="0.333792154" calcext:value-type="float">
            <text:p>0.333792154</text:p>
          </table:table-cell>
          <table:table-cell office:value-type="float" office:value="0.012518968" calcext:value-type="float">
            <text:p>0.012518968</text:p>
          </table:table-cell>
          <table:table-cell office:value-type="float" office:value="0.007587253" calcext:value-type="float">
            <text:p>0.007587253</text:p>
          </table:table-cell>
          <table:table-cell office:value-type="float" office:value="0.010622155" calcext:value-type="float">
            <text:p>0.010622155</text:p>
          </table:table-cell>
          <table:table-cell office:value-type="float" office:value="0.016691958" calcext:value-type="float">
            <text:p>0.016691958</text:p>
          </table:table-cell>
          <table:table-cell office:value-type="float" office:value="0.015174507" calcext:value-type="float">
            <text:p>0.015174507</text:p>
          </table:table-cell>
          <table:table-cell office:value-type="float" office:value="0.251748076" calcext:value-type="float">
            <text:p>0.251748076</text:p>
          </table:table-cell>
          <table:table-cell office:value-type="float" office:value="0.003301953" calcext:value-type="float">
            <text:p>0.003301953</text:p>
          </table:table-cell>
          <table:table-cell office:value-type="float" office:value="0.002388647" calcext:value-type="float">
            <text:p>0.002388647</text:p>
          </table:table-cell>
          <table:table-cell office:value-type="float" office:value="0.004074751" calcext:value-type="float">
            <text:p>0.004074751</text:p>
          </table:table-cell>
          <table:table-cell office:value-type="float" office:value="0.003934242" calcext:value-type="float">
            <text:p>0.003934242</text:p>
          </table:table-cell>
          <table:table-cell office:value-type="float" office:value="0.002810173" calcext:value-type="float">
            <text:p>0.002810173</text:p>
          </table:table-cell>
          <table:table-cell office:value-type="float" office:value="0.227578495" calcext:value-type="float">
            <text:p>0.227578495</text:p>
          </table:table-cell>
          <table:table-cell office:value-type="float" office:value="0.002940444" calcext:value-type="float">
            <text:p>0.002940444</text:p>
          </table:table-cell>
          <table:table-cell office:value-type="float" office:value="0.002495596" calcext:value-type="float">
            <text:p>0.002495596</text:p>
          </table:table-cell>
          <table:table-cell office:value-type="float" office:value="0.002615705" calcext:value-type="float">
            <text:p>0.002615705</text:p>
          </table:table-cell>
          <table:table-cell office:value-type="float" office:value="0.00371003" calcext:value-type="float">
            <text:p>0.00371003</text:p>
          </table:table-cell>
          <table:table-cell office:value-type="string" calcext:value-type="string">
            <text:p>N/A</text:p>
          </table:table-cell>
          <table:table-cell office:value-type="float" office:value="0.060606061" calcext:value-type="float">
            <text:p>0.060606061</text:p>
          </table:table-cell>
          <table:table-cell office:value-type="float" office:value="0.012222222" calcext:value-type="float">
            <text:p>0.012222222</text:p>
          </table:table-cell>
          <table:table-cell office:value-type="float" office:value="0.013333333" calcext:value-type="float">
            <text:p>0.013333333</text:p>
          </table:table-cell>
          <table:table-cell table:number-columns-repeated="3" office:value-type="float" office:value="0.011851852" calcext:value-type="float">
            <text:p>0.011851852</text:p>
          </table:table-cell>
          <table:table-cell office:value-type="float" office:value="0.421396208" calcext:value-type="float">
            <text:p>0.421396208</text:p>
          </table:table-cell>
          <table:table-cell office:value-type="float" office:value="0.011154162" calcext:value-type="float">
            <text:p>0.011154162</text:p>
          </table:table-cell>
          <table:table-cell office:value-type="float" office:value="0.010214864" calcext:value-type="float">
            <text:p>0.010214864</text:p>
          </table:table-cell>
          <table:table-cell office:value-type="float" office:value="0.016253208" calcext:value-type="float">
            <text:p>0.016253208</text:p>
          </table:table-cell>
          <table:table-cell office:value-type="float" office:value="0.006994415" calcext:value-type="float">
            <text:p>0.00699441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GS_Myog_42</text:p>
          </table:table-cell>
          <table:table-cell table:formula="of:=EXACT([.A111];[.B111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4274480" calcext:value-type="float">
            <text:p>134274480</text:p>
          </table:table-cell>
          <table:table-cell office:value-type="float" office:value="134275050" calcext:value-type="float">
            <text:p>134275050</text:p>
          </table:table-cell>
          <table:table-cell office:value-type="float" office:value="0.4250963286" calcext:value-type="float">
            <text:p>0.4250963286</text:p>
          </table:table-cell>
          <table:table-cell office:value-type="float" office:value="2.105432692" calcext:value-type="float">
            <text:p>2.105432692</text:p>
          </table:table-cell>
          <table:table-cell office:value-type="float" office:value="2.660192308" calcext:value-type="float">
            <text:p>2.660192308</text:p>
          </table:table-cell>
          <table:table-cell office:value-type="float" office:value="2.196346154" calcext:value-type="float">
            <text:p>2.196346154</text:p>
          </table:table-cell>
          <table:table-cell office:value-type="float" office:value="1.876538462" calcext:value-type="float">
            <text:p>1.876538462</text:p>
          </table:table-cell>
          <table:table-cell office:value-type="float" office:value="1.688653846" calcext:value-type="float">
            <text:p>1.688653846</text:p>
          </table:table-cell>
          <table:table-cell office:value-type="float" office:value="0.198445294" calcext:value-type="float">
            <text:p>0.198445294</text:p>
          </table:table-cell>
          <table:table-cell office:value-type="float" office:value="1.94070407" calcext:value-type="float">
            <text:p>1.94070407</text:p>
          </table:table-cell>
          <table:table-cell office:value-type="float" office:value="2.272827283" calcext:value-type="float">
            <text:p>2.272827283</text:p>
          </table:table-cell>
          <table:table-cell office:value-type="float" office:value="2.274587459" calcext:value-type="float">
            <text:p>2.274587459</text:p>
          </table:table-cell>
          <table:table-cell office:value-type="float" office:value="1.58129813" calcext:value-type="float">
            <text:p>1.58129813</text:p>
          </table:table-cell>
          <table:table-cell office:value-type="float" office:value="1.63410341" calcext:value-type="float">
            <text:p>1.63410341</text:p>
          </table:table-cell>
          <table:table-cell office:value-type="float" office:value="0.319850492" calcext:value-type="float">
            <text:p>0.319850492</text:p>
          </table:table-cell>
          <table:table-cell office:value-type="float" office:value="3.90843949" calcext:value-type="float">
            <text:p>3.90843949</text:p>
          </table:table-cell>
          <table:table-cell office:value-type="float" office:value="2.503184713" calcext:value-type="float">
            <text:p>2.503184713</text:p>
          </table:table-cell>
          <table:table-cell office:value-type="float" office:value="3.407643312" calcext:value-type="float">
            <text:p>3.407643312</text:p>
          </table:table-cell>
          <table:table-cell office:value-type="float" office:value="5.429936306" calcext:value-type="float">
            <text:p>5.429936306</text:p>
          </table:table-cell>
          <table:table-cell office:value-type="float" office:value="4.292993631" calcext:value-type="float">
            <text:p>4.292993631</text:p>
          </table:table-cell>
          <table:table-cell office:value-type="float" office:value="0.25929082" calcext:value-type="float">
            <text:p>0.25929082</text:p>
          </table:table-cell>
          <table:table-cell office:value-type="float" office:value="3.515553869" calcext:value-type="float">
            <text:p>3.515553869</text:p>
          </table:table-cell>
          <table:table-cell office:value-type="float" office:value="4.470409712" calcext:value-type="float">
            <text:p>4.470409712</text:p>
          </table:table-cell>
          <table:table-cell office:value-type="float" office:value="3.913505311" calcext:value-type="float">
            <text:p>3.913505311</text:p>
          </table:table-cell>
          <table:table-cell office:value-type="float" office:value="2.335356601" calcext:value-type="float">
            <text:p>2.335356601</text:p>
          </table:table-cell>
          <table:table-cell office:value-type="float" office:value="3.342943854" calcext:value-type="float">
            <text:p>3.342943854</text:p>
          </table:table-cell>
          <table:table-cell office:value-type="float" office:value="0.12544016" calcext:value-type="float">
            <text:p>0.12544016</text:p>
          </table:table-cell>
          <table:table-cell office:value-type="float" office:value="1.118729802" calcext:value-type="float">
            <text:p>1.118729802</text:p>
          </table:table-cell>
          <table:table-cell office:value-type="float" office:value="1.00618238" calcext:value-type="float">
            <text:p>1.00618238</text:p>
          </table:table-cell>
          <table:table-cell office:value-type="float" office:value="1.124490656" calcext:value-type="float">
            <text:p>1.124490656</text:p>
          </table:table-cell>
          <table:table-cell office:value-type="float" office:value="1.029506815" calcext:value-type="float">
            <text:p>1.029506815</text:p>
          </table:table-cell>
          <table:table-cell office:value-type="float" office:value="1.314739356" calcext:value-type="float">
            <text:p>1.314739356</text:p>
          </table:table-cell>
          <table:table-cell office:value-type="float" office:value="0.075408687" calcext:value-type="float">
            <text:p>0.075408687</text:p>
          </table:table-cell>
          <table:table-cell office:value-type="float" office:value="0.956084628" calcext:value-type="float">
            <text:p>0.956084628</text:p>
          </table:table-cell>
          <table:table-cell office:value-type="float" office:value="0.916030534" calcext:value-type="float">
            <text:p>0.916030534</text:p>
          </table:table-cell>
          <table:table-cell office:value-type="float" office:value="0.912907703" calcext:value-type="float">
            <text:p>0.912907703</text:p>
          </table:table-cell>
          <table:table-cell office:value-type="float" office:value="1.039315646" calcext:value-type="float">
            <text:p>1.039315646</text:p>
          </table:table-cell>
          <table:table-cell office:value-type="string" calcext:value-type="string">
            <text:p>N/A</text:p>
          </table:table-cell>
          <table:table-cell office:value-type="float" office:value="0.230914397" calcext:value-type="float">
            <text:p>0.230914397</text:p>
          </table:table-cell>
          <table:table-cell office:value-type="float" office:value="1.93" calcext:value-type="float">
            <text:p>1.93</text:p>
          </table:table-cell>
          <table:table-cell office:value-type="float" office:value="2.300740741" calcext:value-type="float">
            <text:p>2.300740741</text:p>
          </table:table-cell>
          <table:table-cell office:value-type="float" office:value="1.564444444" calcext:value-type="float">
            <text:p>1.564444444</text:p>
          </table:table-cell>
          <table:table-cell office:value-type="float" office:value="1.524444444" calcext:value-type="float">
            <text:p>1.524444444</text:p>
          </table:table-cell>
          <table:table-cell office:value-type="float" office:value="2.33037037" calcext:value-type="float">
            <text:p>2.33037037</text:p>
          </table:table-cell>
          <table:table-cell office:value-type="float" office:value="0.139106836" calcext:value-type="float">
            <text:p>0.139106836</text:p>
          </table:table-cell>
          <table:table-cell office:value-type="float" office:value="1.859742699" calcext:value-type="float">
            <text:p>1.859742699</text:p>
          </table:table-cell>
          <table:table-cell office:value-type="float" office:value="1.879887284" calcext:value-type="float">
            <text:p>1.879887284</text:p>
          </table:table-cell>
          <table:table-cell office:value-type="float" office:value="1.591556383" calcext:value-type="float">
            <text:p>1.591556383</text:p>
          </table:table-cell>
          <table:table-cell office:value-type="float" office:value="2.107784431" calcext:value-type="float">
            <text:p>2.10778443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EG_1</text:p>
          </table:table-cell>
          <table:table-cell table:formula="of:=EXACT([.A112];[.B112])" office:value-type="boolean" office:boolean-value="true" calcext:value-type="boolean">
            <text:p>TRUE</text:p>
          </table:table-cell>
          <table:table-cell office:value-type="string" calcext:value-type="string">
            <text:p>CONTROL ELEMENT</text:p>
          </table:table-cell>
          <table:table-cell office:value-type="string" calcext:value-type="string">
            <text:p>chr10</text:p>
          </table:table-cell>
          <table:table-cell office:value-type="float" office:value="109213511" calcext:value-type="float">
            <text:p>109213511</text:p>
          </table:table-cell>
          <table:table-cell office:value-type="float" office:value="109213991" calcext:value-type="float">
            <text:p>109213991</text:p>
          </table:table-cell>
          <table:table-cell office:value-type="float" office:value="0.1076249047" calcext:value-type="float">
            <text:p>0.1076249047</text:p>
          </table:table-cell>
          <table:table-cell office:value-type="float" office:value="0.57877981" calcext:value-type="float">
            <text:p>0.57877981</text:p>
          </table:table-cell>
          <table:table-cell office:value-type="float" office:value="0.518059736" calcext:value-type="float">
            <text:p>0.518059736</text:p>
          </table:table-cell>
          <table:table-cell office:value-type="float" office:value="0.783398935" calcext:value-type="float">
            <text:p>0.783398935</text:p>
          </table:table-cell>
          <table:table-cell office:value-type="float" office:value="0.642162538" calcext:value-type="float">
            <text:p>0.642162538</text:p>
          </table:table-cell>
          <table:table-cell office:value-type="float" office:value="0.371498032" calcext:value-type="float">
            <text:p>0.371498032</text:p>
          </table:table-cell>
          <table:table-cell office:value-type="float" office:value="0.164132808" calcext:value-type="float">
            <text:p>0.164132808</text:p>
          </table:table-cell>
          <table:table-cell office:value-type="float" office:value="0.640240371" calcext:value-type="float">
            <text:p>0.640240371</text:p>
          </table:table-cell>
          <table:table-cell office:value-type="float" office:value="0.63567912" calcext:value-type="float">
            <text:p>0.63567912</text:p>
          </table:table-cell>
          <table:table-cell office:value-type="float" office:value="0.630755864" calcext:value-type="float">
            <text:p>0.630755864</text:p>
          </table:table-cell>
          <table:table-cell office:value-type="float" office:value="0.775557486" calcext:value-type="float">
            <text:p>0.775557486</text:p>
          </table:table-cell>
          <table:table-cell office:value-type="float" office:value="0.518969012" calcext:value-type="float">
            <text:p>0.518969012</text:p>
          </table:table-cell>
          <table:table-cell office:value-type="float" office:value="0.400504866" calcext:value-type="float">
            <text:p>0.400504866</text:p>
          </table:table-cell>
          <table:table-cell office:value-type="float" office:value="0.718045113" calcext:value-type="float">
            <text:p>0.718045113</text:p>
          </table:table-cell>
          <table:table-cell office:value-type="float" office:value="0.679197995" calcext:value-type="float">
            <text:p>0.679197995</text:p>
          </table:table-cell>
          <table:table-cell office:value-type="float" office:value="0.614035088" calcext:value-type="float">
            <text:p>0.614035088</text:p>
          </table:table-cell>
          <table:table-cell office:value-type="float" office:value="1.125313283" calcext:value-type="float">
            <text:p>1.125313283</text:p>
          </table:table-cell>
          <table:table-cell office:value-type="float" office:value="0.453634085" calcext:value-type="float">
            <text:p>0.453634085</text:p>
          </table:table-cell>
          <table:table-cell office:value-type="float" office:value="0.107585222" calcext:value-type="float">
            <text:p>0.107585222</text:p>
          </table:table-cell>
          <table:table-cell office:value-type="float" office:value="0.681199667" calcext:value-type="float">
            <text:p>0.681199667</text:p>
          </table:table-cell>
          <table:table-cell office:value-type="float" office:value="0.662038323" calcext:value-type="float">
            <text:p>0.662038323</text:p>
          </table:table-cell>
          <table:table-cell office:value-type="float" office:value="0.587614552" calcext:value-type="float">
            <text:p>0.587614552</text:p>
          </table:table-cell>
          <table:table-cell office:value-type="float" office:value="0.755345737" calcext:value-type="float">
            <text:p>0.755345737</text:p>
          </table:table-cell>
          <table:table-cell office:value-type="float" office:value="0.719800056" calcext:value-type="float">
            <text:p>0.719800056</text:p>
          </table:table-cell>
          <table:table-cell office:value-type="float" office:value="0.116698379" calcext:value-type="float">
            <text:p>0.116698379</text:p>
          </table:table-cell>
          <table:table-cell office:value-type="float" office:value="0.827531646" calcext:value-type="float">
            <text:p>0.827531646</text:p>
          </table:table-cell>
          <table:table-cell office:value-type="float" office:value="0.697640967" calcext:value-type="float">
            <text:p>0.697640967</text:p>
          </table:table-cell>
          <table:table-cell office:value-type="float" office:value="0.890103567" calcext:value-type="float">
            <text:p>0.890103567</text:p>
          </table:table-cell>
          <table:table-cell office:value-type="float" office:value="0.811565017" calcext:value-type="float">
            <text:p>0.811565017</text:p>
          </table:table-cell>
          <table:table-cell office:value-type="float" office:value="0.910817031" calcext:value-type="float">
            <text:p>0.910817031</text:p>
          </table:table-cell>
          <table:table-cell office:value-type="float" office:value="0.195224315" calcext:value-type="float">
            <text:p>0.195224315</text:p>
          </table:table-cell>
          <table:table-cell office:value-type="float" office:value="1.082630098" calcext:value-type="float">
            <text:p>1.082630098</text:p>
          </table:table-cell>
          <table:table-cell office:value-type="float" office:value="1.390998594" calcext:value-type="float">
            <text:p>1.390998594</text:p>
          </table:table-cell>
          <table:table-cell office:value-type="float" office:value="1.049226442" calcext:value-type="float">
            <text:p>1.049226442</text:p>
          </table:table-cell>
          <table:table-cell office:value-type="float" office:value="0.946554149" calcext:value-type="float">
            <text:p>0.946554149</text:p>
          </table:table-cell>
          <table:table-cell office:value-type="float" office:value="0.94374121" calcext:value-type="float">
            <text:p>0.94374121</text:p>
          </table:table-cell>
          <table:table-cell office:value-type="float" office:value="0.656304837" calcext:value-type="float">
            <text:p>0.656304837</text:p>
          </table:table-cell>
          <table:table-cell office:value-type="float" office:value="0.881944444" calcext:value-type="float">
            <text:p>0.881944444</text:p>
          </table:table-cell>
          <table:table-cell office:value-type="float" office:value="1.740740741" calcext:value-type="float">
            <text:p>1.740740741</text:p>
          </table:table-cell>
          <table:table-cell office:value-type="float" office:value="0.654320988" calcext:value-type="float">
            <text:p>0.654320988</text:p>
          </table:table-cell>
          <table:table-cell office:value-type="float" office:value="0.475308642" calcext:value-type="float">
            <text:p>0.475308642</text:p>
          </table:table-cell>
          <table:table-cell office:value-type="float" office:value="0.657407407" calcext:value-type="float">
            <text:p>0.657407407</text:p>
          </table:table-cell>
          <table:table-cell office:value-type="float" office:value="0.108070323" calcext:value-type="float">
            <text:p>0.108070323</text:p>
          </table:table-cell>
          <table:table-cell office:value-type="float" office:value="0.104302082" calcext:value-type="float">
            <text:p>0.104302082</text:p>
          </table:table-cell>
          <table:table-cell office:value-type="float" office:value="0.955263158" calcext:value-type="float">
            <text:p>0.955263158</text:p>
          </table:table-cell>
          <table:table-cell office:value-type="float" office:value="1.078947368" calcext:value-type="float">
            <text:p>1.078947368</text:p>
          </table:table-cell>
          <table:table-cell office:value-type="float" office:value="0.828947368" calcext:value-type="float">
            <text:p>0.828947368</text:p>
          </table:table-cell>
          <table:table-cell office:value-type="float" office:value="0.997368421" calcext:value-type="float">
            <text:p>0.997368421</text:p>
          </table:table-cell>
        </table:table-row>
        <table:table-row table:style-name="ro1">
          <table:table-cell table:number-columns-repeated="2" office:value-type="string" calcext:value-type="string">
            <text:p>NEG_10</text:p>
          </table:table-cell>
          <table:table-cell table:formula="of:=EXACT([.A113];[.B113])" office:value-type="boolean" office:boolean-value="true" calcext:value-type="boolean">
            <text:p>TRUE</text:p>
          </table:table-cell>
          <table:table-cell office:value-type="string" calcext:value-type="string">
            <text:p>CONTROL ELEMENT</text:p>
          </table:table-cell>
          <table:table-cell office:value-type="string" calcext:value-type="string">
            <text:p>chr2</text:p>
          </table:table-cell>
          <table:table-cell office:value-type="float" office:value="105662285" calcext:value-type="float">
            <text:p>105662285</text:p>
          </table:table-cell>
          <table:table-cell office:value-type="float" office:value="105663255" calcext:value-type="float">
            <text:p>105663255</text:p>
          </table:table-cell>
          <table:table-cell office:value-type="float" office:value="0.4432946071" calcext:value-type="float">
            <text:p>0.4432946071</text:p>
          </table:table-cell>
          <table:table-cell office:value-type="float" office:value="1.729922802" calcext:value-type="float">
            <text:p>1.729922802</text:p>
          </table:table-cell>
          <table:table-cell office:value-type="float" office:value="1.225025925" calcext:value-type="float">
            <text:p>1.225025925</text:p>
          </table:table-cell>
          <table:table-cell office:value-type="float" office:value="1.909436571" calcext:value-type="float">
            <text:p>1.909436571</text:p>
          </table:table-cell>
          <table:table-cell office:value-type="float" office:value="2.055305911" calcext:value-type="float">
            <text:p>2.055305911</text:p>
          </table:table-cell>
          <table:table-cell office:value-type="string" calcext:value-type="string">
            <text:p>N/A</text:p>
          </table:table-cell>
          <table:table-cell office:value-type="float" office:value="0.026403558" calcext:value-type="float">
            <text:p>0.026403558</text:p>
          </table:table-cell>
          <table:table-cell office:value-type="float" office:value="1.963437926" calcext:value-type="float">
            <text:p>1.963437926</text:p>
          </table:table-cell>
          <table:table-cell office:value-type="float" office:value="1.91159618" calcext:value-type="float">
            <text:p>1.91159618</text:p>
          </table:table-cell>
          <table:table-cell office:value-type="float" office:value="2.015279673" calcext:value-type="float">
            <text:p>2.015279673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3964521" calcext:value-type="float">
            <text:p>0.13964521</text:p>
          </table:table-cell>
          <table:table-cell office:value-type="float" office:value="2.288852279" calcext:value-type="float">
            <text:p>2.288852279</text:p>
          </table:table-cell>
          <table:table-cell office:value-type="float" office:value="2.224052718" calcext:value-type="float">
            <text:p>2.224052718</text:p>
          </table:table-cell>
          <table:table-cell office:value-type="float" office:value="2.006589786" calcext:value-type="float">
            <text:p>2.006589786</text:p>
          </table:table-cell>
          <table:table-cell office:value-type="float" office:value="2.635914333" calcext:value-type="float">
            <text:p>2.635914333</text:p>
          </table:table-cell>
          <table:table-cell office:value-type="string" calcext:value-type="string">
            <text:p>N/A</text:p>
          </table:table-cell>
          <table:table-cell office:value-type="float" office:value="0.165223937" calcext:value-type="float">
            <text:p>0.165223937</text:p>
          </table:table-cell>
          <table:table-cell office:value-type="float" office:value="1.997744361" calcext:value-type="float">
            <text:p>1.997744361</text:p>
          </table:table-cell>
          <table:table-cell office:value-type="float" office:value="3.314775161" calcext:value-type="float">
            <text:p>3.314775161</text:p>
          </table:table-cell>
          <table:table-cell office:value-type="float" office:value="2.374732334" calcext:value-type="float">
            <text:p>2.37473233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226212767" calcext:value-type="float">
            <text:p>0.226212767</text:p>
          </table:table-cell>
          <table:table-cell office:value-type="float" office:value="1.547644291" calcext:value-type="float">
            <text:p>1.547644291</text:p>
          </table:table-cell>
          <table:table-cell office:value-type="float" office:value="1.880921824" calcext:value-type="float">
            <text:p>1.880921824</text:p>
          </table:table-cell>
          <table:table-cell office:value-type="float" office:value="1.182858099" calcext:value-type="float">
            <text:p>1.182858099</text:p>
          </table:table-cell>
          <table:table-cell office:value-type="float" office:value="1.579152949" calcext:value-type="float">
            <text:p>1.579152949</text:p>
          </table:table-cell>
          <table:table-cell office:value-type="string" calcext:value-type="string">
            <text:p>N/A</text:p>
          </table:table-cell>
          <table:table-cell office:value-type="float" office:value="0.133396863" calcext:value-type="float">
            <text:p>0.133396863</text:p>
          </table:table-cell>
          <table:table-cell office:value-type="float" office:value="1.497201646" calcext:value-type="float">
            <text:p>1.497201646</text:p>
          </table:table-cell>
          <table:table-cell office:value-type="float" office:value="1.705925926" calcext:value-type="float">
            <text:p>1.705925926</text:p>
          </table:table-cell>
          <table:table-cell office:value-type="float" office:value="1.477777778" calcext:value-type="float">
            <text:p>1.477777778</text:p>
          </table:table-cell>
          <table:table-cell office:value-type="float" office:value="1.307901235" calcext:value-type="float">
            <text:p>1.307901235</text:p>
          </table:table-cell>
          <table:table-cell office:value-type="string" calcext:value-type="string">
            <text:p>N/A</text:p>
          </table:table-cell>
          <table:table-cell office:value-type="float" office:value="0.353342001" calcext:value-type="float">
            <text:p>0.353342001</text:p>
          </table:table-cell>
          <table:table-cell office:value-type="float" office:value="2.631319359" calcext:value-type="float">
            <text:p>2.631319359</text:p>
          </table:table-cell>
          <table:table-cell office:value-type="float" office:value="2.5351418" calcext:value-type="float">
            <text:p>2.5351418</text:p>
          </table:table-cell>
          <table:table-cell office:value-type="float" office:value="1.753390875" calcext:value-type="float">
            <text:p>1.753390875</text:p>
          </table:table-cell>
          <table:table-cell office:value-type="float" office:value="3.605425401" calcext:value-type="float">
            <text:p>3.605425401</text:p>
          </table:table-cell>
          <table:table-cell office:value-type="string" calcext:value-type="string">
            <text:p>N/A</text:p>
          </table:table-cell>
          <table:table-cell office:value-type="float" office:value="0.113605585" calcext:value-type="float">
            <text:p>0.113605585</text:p>
          </table:table-cell>
          <table:table-cell office:value-type="float" office:value="2.144835893" calcext:value-type="float">
            <text:p>2.144835893</text:p>
          </table:table-cell>
          <table:table-cell office:value-type="float" office:value="1.875338753" calcext:value-type="float">
            <text:p>1.875338753</text:p>
          </table:table-cell>
          <table:table-cell office:value-type="float" office:value="2.349593496" calcext:value-type="float">
            <text:p>2.349593496</text:p>
          </table:table-cell>
          <table:table-cell office:value-type="float" office:value="2.209575429" calcext:value-type="float">
            <text:p>2.20957542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EG_11</text:p>
          </table:table-cell>
          <table:table-cell table:formula="of:=EXACT([.A114];[.B114])" office:value-type="boolean" office:boolean-value="true" calcext:value-type="boolean">
            <text:p>TRUE</text:p>
          </table:table-cell>
          <table:table-cell office:value-type="string" calcext:value-type="string">
            <text:p>CONTROL ELEMENT</text:p>
          </table:table-cell>
          <table:table-cell office:value-type="string" calcext:value-type="string">
            <text:p>chr2</text:p>
          </table:table-cell>
          <table:table-cell office:value-type="float" office:value="105664199" calcext:value-type="float">
            <text:p>105664199</text:p>
          </table:table-cell>
          <table:table-cell office:value-type="float" office:value="105665265" calcext:value-type="float">
            <text:p>105665265</text:p>
          </table:table-cell>
          <table:table-cell office:value-type="float" office:value="0.102660433" calcext:value-type="float">
            <text:p>0.102660433</text:p>
          </table:table-cell>
          <table:table-cell office:value-type="float" office:value="0.887314207" calcext:value-type="float">
            <text:p>0.887314207</text:p>
          </table:table-cell>
          <table:table-cell office:value-type="float" office:value="0.799861735" calcext:value-type="float">
            <text:p>0.799861735</text:p>
          </table:table-cell>
          <table:table-cell office:value-type="float" office:value="0.861735223" calcext:value-type="float">
            <text:p>0.861735223</text:p>
          </table:table-cell>
          <table:table-cell office:value-type="float" office:value="1.000345662" calcext:value-type="float">
            <text:p>1.000345662</text:p>
          </table:table-cell>
          <table:table-cell office:value-type="string" calcext:value-type="string">
            <text:p>N/A</text:p>
          </table:table-cell>
          <table:table-cell office:value-type="float" office:value="0.022222222" calcext:value-type="float">
            <text:p>0.022222222</text:p>
          </table:table-cell>
          <table:table-cell office:value-type="float" office:value="0.613915416" calcext:value-type="float">
            <text:p>0.613915416</text:p>
          </table:table-cell>
          <table:table-cell office:value-type="float" office:value="0.627557981" calcext:value-type="float">
            <text:p>0.627557981</text:p>
          </table:table-cell>
          <table:table-cell office:value-type="float" office:value="0.600272851" calcext:value-type="float">
            <text:p>0.60027285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518806594" calcext:value-type="float">
            <text:p>0.518806594</text:p>
          </table:table-cell>
          <table:table-cell office:value-type="float" office:value="0.993959363" calcext:value-type="float">
            <text:p>0.993959363</text:p>
          </table:table-cell>
          <table:table-cell office:value-type="float" office:value="0.481054366" calcext:value-type="float">
            <text:p>0.481054366</text:p>
          </table:table-cell>
          <table:table-cell office:value-type="float" office:value="1.512355848" calcext:value-type="float">
            <text:p>1.512355848</text:p>
          </table:table-cell>
          <table:table-cell office:value-type="float" office:value="0.988467875" calcext:value-type="float">
            <text:p>0.988467875</text:p>
          </table:table-cell>
          <table:table-cell office:value-type="string" calcext:value-type="string">
            <text:p>N/A</text:p>
          </table:table-cell>
          <table:table-cell office:value-type="float" office:value="0.051321928" calcext:value-type="float">
            <text:p>0.051321928</text:p>
          </table:table-cell>
          <table:table-cell office:value-type="float" office:value="0.966917293" calcext:value-type="float">
            <text:p>0.966917293</text:p>
          </table:table-cell>
          <table:table-cell office:value-type="float" office:value="1.30620985" calcext:value-type="float">
            <text:p>1.30620985</text:p>
          </table:table-cell>
          <table:table-cell office:value-type="float" office:value="1.447537473" calcext:value-type="float">
            <text:p>1.447537473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223712672" calcext:value-type="float">
            <text:p>0.223712672</text:p>
          </table:table-cell>
          <table:table-cell office:value-type="float" office:value="0.903111805" calcext:value-type="float">
            <text:p>0.903111805</text:p>
          </table:table-cell>
          <table:table-cell office:value-type="float" office:value="1.108643491" calcext:value-type="float">
            <text:p>1.108643491</text:p>
          </table:table-cell>
          <table:table-cell office:value-type="float" office:value="0.895932147" calcext:value-type="float">
            <text:p>0.895932147</text:p>
          </table:table-cell>
          <table:table-cell office:value-type="float" office:value="0.704759779" calcext:value-type="float">
            <text:p>0.704759779</text:p>
          </table:table-cell>
          <table:table-cell office:value-type="string" calcext:value-type="string">
            <text:p>N/A</text:p>
          </table:table-cell>
          <table:table-cell office:value-type="float" office:value="0.156166213" calcext:value-type="float">
            <text:p>0.156166213</text:p>
          </table:table-cell>
          <table:table-cell office:value-type="float" office:value="0.79218107" calcext:value-type="float">
            <text:p>0.79218107</text:p>
          </table:table-cell>
          <table:table-cell office:value-type="float" office:value="0.915061728" calcext:value-type="float">
            <text:p>0.915061728</text:p>
          </table:table-cell>
          <table:table-cell office:value-type="float" office:value="0.667654321" calcext:value-type="float">
            <text:p>0.667654321</text:p>
          </table:table-cell>
          <table:table-cell office:value-type="float" office:value="0.79382716" calcext:value-type="float">
            <text:p>0.79382716</text:p>
          </table:table-cell>
          <table:table-cell office:value-type="string" calcext:value-type="string">
            <text:p>N/A</text:p>
          </table:table-cell>
          <table:table-cell office:value-type="float" office:value="0.152856311" calcext:value-type="float">
            <text:p>0.152856311</text:p>
          </table:table-cell>
          <table:table-cell office:value-type="float" office:value="0.838471023" calcext:value-type="float">
            <text:p>0.838471023</text:p>
          </table:table-cell>
          <table:table-cell office:value-type="float" office:value="0.789149199" calcext:value-type="float">
            <text:p>0.789149199</text:p>
          </table:table-cell>
          <table:table-cell office:value-type="float" office:value="0.983970407" calcext:value-type="float">
            <text:p>0.983970407</text:p>
          </table:table-cell>
          <table:table-cell office:value-type="float" office:value="0.742293465" calcext:value-type="float">
            <text:p>0.742293465</text:p>
          </table:table-cell>
          <table:table-cell office:value-type="string" calcext:value-type="string">
            <text:p>N/A</text:p>
          </table:table-cell>
          <table:table-cell office:value-type="float" office:value="0.183347154" calcext:value-type="float">
            <text:p>0.183347154</text:p>
          </table:table-cell>
          <table:table-cell office:value-type="float" office:value="0.976211985" calcext:value-type="float">
            <text:p>0.976211985</text:p>
          </table:table-cell>
          <table:table-cell office:value-type="float" office:value="0.884372177" calcext:value-type="float">
            <text:p>0.884372177</text:p>
          </table:table-cell>
          <table:table-cell office:value-type="float" office:value="0.861788618" calcext:value-type="float">
            <text:p>0.861788618</text:p>
          </table:table-cell>
          <table:table-cell office:value-type="float" office:value="1.182475158" calcext:value-type="float">
            <text:p>1.18247515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EG_12</text:p>
          </table:table-cell>
          <table:table-cell table:formula="of:=EXACT([.A115];[.B115])" office:value-type="boolean" office:boolean-value="true" calcext:value-type="boolean">
            <text:p>TRUE</text:p>
          </table:table-cell>
          <table:table-cell office:value-type="string" calcext:value-type="string">
            <text:p>CONTROL ELEMENT</text:p>
          </table:table-cell>
          <table:table-cell office:value-type="string" calcext:value-type="string">
            <text:p>chr7</text:p>
          </table:table-cell>
          <table:table-cell office:value-type="float" office:value="51282562" calcext:value-type="float">
            <text:p>51282562</text:p>
          </table:table-cell>
          <table:table-cell office:value-type="float" office:value="51282970" calcext:value-type="float">
            <text:p>51282970</text:p>
          </table:table-cell>
          <table:table-cell office:value-type="float" office:value="0.1626134029" calcext:value-type="float">
            <text:p>0.1626134029</text:p>
          </table:table-cell>
          <table:table-cell office:value-type="float" office:value="0.640397083" calcext:value-type="float">
            <text:p>0.640397083</text:p>
          </table:table-cell>
          <table:table-cell office:value-type="float" office:value="0.598633943" calcext:value-type="float">
            <text:p>0.598633943</text:p>
          </table:table-cell>
          <table:table-cell office:value-type="float" office:value="0.752025932" calcext:value-type="float">
            <text:p>0.752025932</text:p>
          </table:table-cell>
          <table:table-cell office:value-type="float" office:value="0.657328085" calcext:value-type="float">
            <text:p>0.657328085</text:p>
          </table:table-cell>
          <table:table-cell office:value-type="float" office:value="0.55360037" calcext:value-type="float">
            <text:p>0.55360037</text:p>
          </table:table-cell>
          <table:table-cell office:value-type="float" office:value="0.199759518" calcext:value-type="float">
            <text:p>0.199759518</text:p>
          </table:table-cell>
          <table:table-cell office:value-type="float" office:value="0.785910802" calcext:value-type="float">
            <text:p>0.785910802</text:p>
          </table:table-cell>
          <table:table-cell office:value-type="float" office:value="0.964089198" calcext:value-type="float">
            <text:p>0.964089198</text:p>
          </table:table-cell>
          <table:table-cell office:value-type="float" office:value="0.844483058" calcext:value-type="float">
            <text:p>0.844483058</text:p>
          </table:table-cell>
          <table:table-cell office:value-type="float" office:value="0.740805097" calcext:value-type="float">
            <text:p>0.740805097</text:p>
          </table:table-cell>
          <table:table-cell office:value-type="float" office:value="0.594265856" calcext:value-type="float">
            <text:p>0.594265856</text:p>
          </table:table-cell>
          <table:table-cell office:value-type="float" office:value="0.385646065" calcext:value-type="float">
            <text:p>0.385646065</text:p>
          </table:table-cell>
          <table:table-cell office:value-type="float" office:value="0.811403509" calcext:value-type="float">
            <text:p>0.811403509</text:p>
          </table:table-cell>
          <table:table-cell office:value-type="float" office:value="1.273182957" calcext:value-type="float">
            <text:p>1.273182957</text:p>
          </table:table-cell>
          <table:table-cell office:value-type="float" office:value="0.644110276" calcext:value-type="float">
            <text:p>0.644110276</text:p>
          </table:table-cell>
          <table:table-cell office:value-type="float" office:value="0.731829574" calcext:value-type="float">
            <text:p>0.731829574</text:p>
          </table:table-cell>
          <table:table-cell office:value-type="float" office:value="0.596491228" calcext:value-type="float">
            <text:p>0.596491228</text:p>
          </table:table-cell>
          <table:table-cell office:value-type="float" office:value="0.139709873" calcext:value-type="float">
            <text:p>0.139709873</text:p>
          </table:table-cell>
          <table:table-cell office:value-type="float" office:value="0.654818106" calcext:value-type="float">
            <text:p>0.654818106</text:p>
          </table:table-cell>
          <table:table-cell office:value-type="float" office:value="0.727575673" calcext:value-type="float">
            <text:p>0.727575673</text:p>
          </table:table-cell>
          <table:table-cell office:value-type="float" office:value="0.534296029" calcext:value-type="float">
            <text:p>0.534296029</text:p>
          </table:table-cell>
          <table:table-cell office:value-type="float" office:value="0.724243266" calcext:value-type="float">
            <text:p>0.724243266</text:p>
          </table:table-cell>
          <table:table-cell office:value-type="float" office:value="0.633157456" calcext:value-type="float">
            <text:p>0.633157456</text:p>
          </table:table-cell>
          <table:table-cell office:value-type="float" office:value="0.364252983" calcext:value-type="float">
            <text:p>0.364252983</text:p>
          </table:table-cell>
          <table:table-cell office:value-type="float" office:value="0.679085155" calcext:value-type="float">
            <text:p>0.679085155</text:p>
          </table:table-cell>
          <table:table-cell office:value-type="float" office:value="0.7212313" calcext:value-type="float">
            <text:p>0.7212313</text:p>
          </table:table-cell>
          <table:table-cell office:value-type="float" office:value="0.990506329" calcext:value-type="float">
            <text:p>0.990506329</text:p>
          </table:table-cell>
          <table:table-cell office:value-type="float" office:value="0.396720368" calcext:value-type="float">
            <text:p>0.396720368</text:p>
          </table:table-cell>
          <table:table-cell office:value-type="float" office:value="0.607882624" calcext:value-type="float">
            <text:p>0.607882624</text:p>
          </table:table-cell>
          <table:table-cell office:value-type="float" office:value="0.242508876" calcext:value-type="float">
            <text:p>0.242508876</text:p>
          </table:table-cell>
          <table:table-cell office:value-type="float" office:value="0.776019691" calcext:value-type="float">
            <text:p>0.776019691</text:p>
          </table:table-cell>
          <table:table-cell office:value-type="float" office:value="0.954992968" calcext:value-type="float">
            <text:p>0.954992968</text:p>
          </table:table-cell>
          <table:table-cell office:value-type="float" office:value="0.907172996" calcext:value-type="float">
            <text:p>0.907172996</text:p>
          </table:table-cell>
          <table:table-cell office:value-type="float" office:value="0.554149086" calcext:value-type="float">
            <text:p>0.554149086</text:p>
          </table:table-cell>
          <table:table-cell office:value-type="float" office:value="0.687763713" calcext:value-type="float">
            <text:p>0.687763713</text:p>
          </table:table-cell>
          <table:table-cell office:value-type="float" office:value="0.348654501" calcext:value-type="float">
            <text:p>0.348654501</text:p>
          </table:table-cell>
          <table:table-cell office:value-type="float" office:value="0.476851852" calcext:value-type="float">
            <text:p>0.476851852</text:p>
          </table:table-cell>
          <table:table-cell office:value-type="float" office:value="0.228395062" calcext:value-type="float">
            <text:p>0.228395062</text:p>
          </table:table-cell>
          <table:table-cell office:value-type="float" office:value="0.540123457" calcext:value-type="float">
            <text:p>0.540123457</text:p>
          </table:table-cell>
          <table:table-cell office:value-type="float" office:value="0.574074074" calcext:value-type="float">
            <text:p>0.574074074</text:p>
          </table:table-cell>
          <table:table-cell office:value-type="float" office:value="0.564814815" calcext:value-type="float">
            <text:p>0.564814815</text:p>
          </table:table-cell>
          <table:table-cell office:value-type="float" office:value="0.180571778" calcext:value-type="float">
            <text:p>0.180571778</text:p>
          </table:table-cell>
          <table:table-cell office:value-type="float" office:value="0.174631917" calcext:value-type="float">
            <text:p>0.174631917</text:p>
          </table:table-cell>
          <table:table-cell office:value-type="float" office:value="1.1" calcext:value-type="float">
            <text:p>1.1</text:p>
          </table:table-cell>
          <table:table-cell office:value-type="float" office:value="0.742105263" calcext:value-type="float">
            <text:p>0.742105263</text:p>
          </table:table-cell>
          <table:table-cell office:value-type="float" office:value="1.110526316" calcext:value-type="float">
            <text:p>1.110526316</text:p>
          </table:table-cell>
          <table:table-cell office:value-type="float" office:value="0.915789474" calcext:value-type="float">
            <text:p>0.915789474</text:p>
          </table:table-cell>
        </table:table-row>
        <table:table-row table:style-name="ro1">
          <table:table-cell table:number-columns-repeated="2" office:value-type="string" calcext:value-type="string">
            <text:p>NEG_13</text:p>
          </table:table-cell>
          <table:table-cell table:formula="of:=EXACT([.A116];[.B116])" office:value-type="boolean" office:boolean-value="true" calcext:value-type="boolean">
            <text:p>TRUE</text:p>
          </table:table-cell>
          <table:table-cell office:value-type="string" calcext:value-type="string">
            <text:p>CONTROL ELEMENT</text:p>
          </table:table-cell>
          <table:table-cell office:value-type="string" calcext:value-type="string">
            <text:p>chr17</text:p>
          </table:table-cell>
          <table:table-cell office:value-type="float" office:value="78296738" calcext:value-type="float">
            <text:p>78296738</text:p>
          </table:table-cell>
          <table:table-cell office:value-type="float" office:value="78297170" calcext:value-type="float">
            <text:p>78297170</text:p>
          </table:table-cell>
          <table:table-cell office:value-type="float" office:value="0.1932992148" calcext:value-type="float">
            <text:p>0.1932992148</text:p>
          </table:table-cell>
          <table:table-cell office:value-type="float" office:value="0.909782233" calcext:value-type="float">
            <text:p>0.909782233</text:p>
          </table:table-cell>
          <table:table-cell office:value-type="float" office:value="0.735222952" calcext:value-type="float">
            <text:p>0.735222952</text:p>
          </table:table-cell>
          <table:table-cell office:value-type="float" office:value="0.876598686" calcext:value-type="float">
            <text:p>0.876598686</text:p>
          </table:table-cell>
          <table:table-cell office:value-type="float" office:value="1.11752506" calcext:value-type="float">
            <text:p>1.11752506</text:p>
          </table:table-cell>
          <table:table-cell office:value-type="string" calcext:value-type="string">
            <text:p>N/A</text:p>
          </table:table-cell>
          <table:table-cell office:value-type="float" office:value="0.02919708" calcext:value-type="float">
            <text:p>0.02919708</text:p>
          </table:table-cell>
          <table:table-cell office:value-type="float" office:value="0.822373806" calcext:value-type="float">
            <text:p>0.822373806</text:p>
          </table:table-cell>
          <table:table-cell office:value-type="float" office:value="0.84638472" calcext:value-type="float">
            <text:p>0.84638472</text:p>
          </table:table-cell>
          <table:table-cell office:value-type="float" office:value="0.798362892" calcext:value-type="float">
            <text:p>0.79836289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218024576" calcext:value-type="float">
            <text:p>0.218024576</text:p>
          </table:table-cell>
          <table:table-cell office:value-type="float" office:value="0.641405821" calcext:value-type="float">
            <text:p>0.641405821</text:p>
          </table:table-cell>
          <table:table-cell office:value-type="float" office:value="0.599670511" calcext:value-type="float">
            <text:p>0.599670511</text:p>
          </table:table-cell>
          <table:table-cell office:value-type="float" office:value="0.797364086" calcext:value-type="float">
            <text:p>0.797364086</text:p>
          </table:table-cell>
          <table:table-cell office:value-type="float" office:value="0.527182867" calcext:value-type="float">
            <text:p>0.527182867</text:p>
          </table:table-cell>
          <table:table-cell office:value-type="string" calcext:value-type="string">
            <text:p>N/A</text:p>
          </table:table-cell>
          <table:table-cell office:value-type="float" office:value="0.251859724" calcext:value-type="float">
            <text:p>0.251859724</text:p>
          </table:table-cell>
          <table:table-cell office:value-type="float" office:value="0.707518797" calcext:value-type="float">
            <text:p>0.707518797</text:p>
          </table:table-cell>
          <table:table-cell office:value-type="float" office:value="1.26124197" calcext:value-type="float">
            <text:p>1.26124197</text:p>
          </table:table-cell>
          <table:table-cell office:value-type="float" office:value="0.753747323" calcext:value-type="float">
            <text:p>0.753747323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71295961" calcext:value-type="float">
            <text:p>0.171295961</text:p>
          </table:table-cell>
          <table:table-cell office:value-type="float" office:value="0.909063854" calcext:value-type="float">
            <text:p>0.909063854</text:p>
          </table:table-cell>
          <table:table-cell office:value-type="float" office:value="1.045812176" calcext:value-type="float">
            <text:p>1.045812176</text:p>
          </table:table-cell>
          <table:table-cell office:value-type="float" office:value="0.739579265" calcext:value-type="float">
            <text:p>0.739579265</text:p>
          </table:table-cell>
          <table:table-cell office:value-type="float" office:value="0.941800123" calcext:value-type="float">
            <text:p>0.941800123</text:p>
          </table:table-cell>
          <table:table-cell office:value-type="string" calcext:value-type="string">
            <text:p>N/A</text:p>
          </table:table-cell>
          <table:table-cell office:value-type="float" office:value="0.177414719" calcext:value-type="float">
            <text:p>0.177414719</text:p>
          </table:table-cell>
          <table:table-cell office:value-type="float" office:value="0.792016461" calcext:value-type="float">
            <text:p>0.792016461</text:p>
          </table:table-cell>
          <table:table-cell office:value-type="float" office:value="0.95382716" calcext:value-type="float">
            <text:p>0.95382716</text:p>
          </table:table-cell>
          <table:table-cell office:value-type="float" office:value="0.700740741" calcext:value-type="float">
            <text:p>0.700740741</text:p>
          </table:table-cell>
          <table:table-cell office:value-type="float" office:value="0.721481481" calcext:value-type="float">
            <text:p>0.721481481</text:p>
          </table:table-cell>
          <table:table-cell office:value-type="string" calcext:value-type="string">
            <text:p>N/A</text:p>
          </table:table-cell>
          <table:table-cell office:value-type="float" office:value="0.158464069" calcext:value-type="float">
            <text:p>0.158464069</text:p>
          </table:table-cell>
          <table:table-cell office:value-type="float" office:value="0.881216605" calcext:value-type="float">
            <text:p>0.881216605</text:p>
          </table:table-cell>
          <table:table-cell office:value-type="float" office:value="0.747225647" calcext:value-type="float">
            <text:p>0.747225647</text:p>
          </table:table-cell>
          <table:table-cell office:value-type="float" office:value="0.87053021" calcext:value-type="float">
            <text:p>0.87053021</text:p>
          </table:table-cell>
          <table:table-cell office:value-type="float" office:value="1.025893958" calcext:value-type="float">
            <text:p>1.025893958</text:p>
          </table:table-cell>
          <table:table-cell office:value-type="string" calcext:value-type="string">
            <text:p>N/A</text:p>
          </table:table-cell>
          <table:table-cell office:value-type="float" office:value="0.092404678" calcext:value-type="float">
            <text:p>0.092404678</text:p>
          </table:table-cell>
          <table:table-cell office:value-type="float" office:value="0.795543511" calcext:value-type="float">
            <text:p>0.795543511</text:p>
          </table:table-cell>
          <table:table-cell office:value-type="float" office:value="0.843721771" calcext:value-type="float">
            <text:p>0.843721771</text:p>
          </table:table-cell>
          <table:table-cell office:value-type="float" office:value="0.710930443" calcext:value-type="float">
            <text:p>0.710930443</text:p>
          </table:table-cell>
          <table:table-cell office:value-type="float" office:value="0.83197832" calcext:value-type="float">
            <text:p>0.8319783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EG_14</text:p>
          </table:table-cell>
          <table:table-cell table:formula="of:=EXACT([.A117];[.B117])" office:value-type="boolean" office:boolean-value="true" calcext:value-type="boolean">
            <text:p>TRUE</text:p>
          </table:table-cell>
          <table:table-cell office:value-type="string" calcext:value-type="string">
            <text:p>CONTROL ELEMENT</text:p>
          </table:table-cell>
          <table:table-cell office:value-type="string" calcext:value-type="string">
            <text:p>chr7</text:p>
          </table:table-cell>
          <table:table-cell office:value-type="float" office:value="26699571" calcext:value-type="float">
            <text:p>26699571</text:p>
          </table:table-cell>
          <table:table-cell office:value-type="float" office:value="26699890" calcext:value-type="float">
            <text:p>26699890</text:p>
          </table:table-cell>
          <table:table-cell office:value-type="float" office:value="0.04757377749" calcext:value-type="float">
            <text:p>0.04757377749</text:p>
          </table:table-cell>
          <table:table-cell office:value-type="float" office:value="0.179423077" calcext:value-type="float">
            <text:p>0.179423077</text:p>
          </table:table-cell>
          <table:table-cell office:value-type="float" office:value="0.232307692" calcext:value-type="float">
            <text:p>0.232307692</text:p>
          </table:table-cell>
          <table:table-cell office:value-type="float" office:value="0.175384615" calcext:value-type="float">
            <text:p>0.175384615</text:p>
          </table:table-cell>
          <table:table-cell office:value-type="float" office:value="0.117692308" calcext:value-type="float">
            <text:p>0.117692308</text:p>
          </table:table-cell>
          <table:table-cell office:value-type="float" office:value="0.192307692" calcext:value-type="float">
            <text:p>0.192307692</text:p>
          </table:table-cell>
          <table:table-cell office:value-type="float" office:value="0.222758987" calcext:value-type="float">
            <text:p>0.222758987</text:p>
          </table:table-cell>
          <table:table-cell office:value-type="float" office:value="0.093234323" calcext:value-type="float">
            <text:p>0.093234323</text:p>
          </table:table-cell>
          <table:table-cell office:value-type="float" office:value="0.114191419" calcext:value-type="float">
            <text:p>0.114191419</text:p>
          </table:table-cell>
          <table:table-cell office:value-type="float" office:value="0.105390539" calcext:value-type="float">
            <text:p>0.105390539</text:p>
          </table:table-cell>
          <table:table-cell office:value-type="float" office:value="0.085588559" calcext:value-type="float">
            <text:p>0.085588559</text:p>
          </table:table-cell>
          <table:table-cell office:value-type="float" office:value="0.067766777" calcext:value-type="float">
            <text:p>0.067766777</text:p>
          </table:table-cell>
          <table:table-cell office:value-type="float" office:value="0.27360233" calcext:value-type="float">
            <text:p>0.27360233</text:p>
          </table:table-cell>
          <table:table-cell office:value-type="float" office:value="0.662420382" calcext:value-type="float">
            <text:p>0.662420382</text:p>
          </table:table-cell>
          <table:table-cell office:value-type="float" office:value="0.608280255" calcext:value-type="float">
            <text:p>0.608280255</text:p>
          </table:table-cell>
          <table:table-cell office:value-type="float" office:value="0.442675159" calcext:value-type="float">
            <text:p>0.442675159</text:p>
          </table:table-cell>
          <table:table-cell office:value-type="float" office:value="0.729299363" calcext:value-type="float">
            <text:p>0.729299363</text:p>
          </table:table-cell>
          <table:table-cell office:value-type="float" office:value="0.869426752" calcext:value-type="float">
            <text:p>0.869426752</text:p>
          </table:table-cell>
          <table:table-cell office:value-type="float" office:value="0.118993786" calcext:value-type="float">
            <text:p>0.118993786</text:p>
          </table:table-cell>
          <table:table-cell office:value-type="float" office:value="0.566009105" calcext:value-type="float">
            <text:p>0.566009105</text:p>
          </table:table-cell>
          <table:table-cell office:value-type="float" office:value="0.541729894" calcext:value-type="float">
            <text:p>0.541729894</text:p>
          </table:table-cell>
          <table:table-cell office:value-type="float" office:value="0.484066768" calcext:value-type="float">
            <text:p>0.484066768</text:p>
          </table:table-cell>
          <table:table-cell office:value-type="float" office:value="0.637329287" calcext:value-type="float">
            <text:p>0.637329287</text:p>
          </table:table-cell>
          <table:table-cell office:value-type="float" office:value="0.60091047" calcext:value-type="float">
            <text:p>0.60091047</text:p>
          </table:table-cell>
          <table:table-cell office:value-type="float" office:value="0.266407544" calcext:value-type="float">
            <text:p>0.266407544</text:p>
          </table:table-cell>
          <table:table-cell office:value-type="float" office:value="0.158528875" calcext:value-type="float">
            <text:p>0.158528875</text:p>
          </table:table-cell>
          <table:table-cell office:value-type="float" office:value="0.171280034" calcext:value-type="float">
            <text:p>0.171280034</text:p>
          </table:table-cell>
          <table:table-cell office:value-type="float" office:value="0.194042434" calcext:value-type="float">
            <text:p>0.194042434</text:p>
          </table:table-cell>
          <table:table-cell office:value-type="float" office:value="0.171561051" calcext:value-type="float">
            <text:p>0.171561051</text:p>
          </table:table-cell>
          <table:table-cell office:value-type="float" office:value="0.09723198" calcext:value-type="float">
            <text:p>0.09723198</text:p>
          </table:table-cell>
          <table:table-cell office:value-type="float" office:value="0.181777087" calcext:value-type="float">
            <text:p>0.181777087</text:p>
          </table:table-cell>
          <table:table-cell office:value-type="float" office:value="0.093618214" calcext:value-type="float">
            <text:p>0.093618214</text:p>
          </table:table-cell>
          <table:table-cell office:value-type="float" office:value="0.074227299" calcext:value-type="float">
            <text:p>0.074227299</text:p>
          </table:table-cell>
          <table:table-cell office:value-type="float" office:value="0.100557839" calcext:value-type="float">
            <text:p>0.100557839</text:p>
          </table:table-cell>
          <table:table-cell office:value-type="float" office:value="0.106069503" calcext:value-type="float">
            <text:p>0.106069503</text:p>
          </table:table-cell>
          <table:table-cell office:value-type="string" calcext:value-type="string">
            <text:p>N/A</text:p>
          </table:table-cell>
          <table:table-cell office:value-type="float" office:value="0.361064846" calcext:value-type="float">
            <text:p>0.361064846</text:p>
          </table:table-cell>
          <table:table-cell office:value-type="float" office:value="0.408518519" calcext:value-type="float">
            <text:p>0.408518519</text:p>
          </table:table-cell>
          <table:table-cell office:value-type="float" office:value="0.568888889" calcext:value-type="float">
            <text:p>0.568888889</text:p>
          </table:table-cell>
          <table:table-cell office:value-type="float" office:value="0.357037037" calcext:value-type="float">
            <text:p>0.357037037</text:p>
          </table:table-cell>
          <table:table-cell office:value-type="float" office:value="0.478518519" calcext:value-type="float">
            <text:p>0.478518519</text:p>
          </table:table-cell>
          <table:table-cell office:value-type="float" office:value="0.22962963" calcext:value-type="float">
            <text:p>0.22962963</text:p>
          </table:table-cell>
          <table:table-cell office:value-type="float" office:value="0.291327151" calcext:value-type="float">
            <text:p>0.291327151</text:p>
          </table:table-cell>
          <table:table-cell office:value-type="float" office:value="0.339170399" calcext:value-type="float">
            <text:p>0.339170399</text:p>
          </table:table-cell>
          <table:table-cell office:value-type="float" office:value="0.225582449" calcext:value-type="float">
            <text:p>0.225582449</text:p>
          </table:table-cell>
          <table:table-cell office:value-type="float" office:value="0.405273487" calcext:value-type="float">
            <text:p>0.405273487</text:p>
          </table:table-cell>
          <table:table-cell office:value-type="float" office:value="0.386655261" calcext:value-type="float">
            <text:p>0.38665526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EG_15</text:p>
          </table:table-cell>
          <table:table-cell table:formula="of:=EXACT([.A118];[.B118])" office:value-type="boolean" office:boolean-value="true" calcext:value-type="boolean">
            <text:p>TRUE</text:p>
          </table:table-cell>
          <table:table-cell office:value-type="string" calcext:value-type="string">
            <text:p>CONTROL ELEMENT</text:p>
          </table:table-cell>
          <table:table-cell office:value-type="string" calcext:value-type="string">
            <text:p>chr2</text:p>
          </table:table-cell>
          <table:table-cell office:value-type="float" office:value="143309407" calcext:value-type="float">
            <text:p>143309407</text:p>
          </table:table-cell>
          <table:table-cell office:value-type="float" office:value="143309812" calcext:value-type="float">
            <text:p>143309812</text:p>
          </table:table-cell>
          <table:table-cell office:value-type="float" office:value="0.12944259" calcext:value-type="float">
            <text:p>0.12944259</text:p>
          </table:table-cell>
          <table:table-cell office:value-type="float" office:value="1.025348542" calcext:value-type="float">
            <text:p>1.025348542</text:p>
          </table:table-cell>
          <table:table-cell office:value-type="float" office:value="1.134808158" calcext:value-type="float">
            <text:p>1.134808158</text:p>
          </table:table-cell>
          <table:table-cell office:value-type="float" office:value="0.88247494" calcext:value-type="float">
            <text:p>0.88247494</text:p>
          </table:table-cell>
          <table:table-cell office:value-type="float" office:value="1.05876253" calcext:value-type="float">
            <text:p>1.05876253</text:p>
          </table:table-cell>
          <table:table-cell office:value-type="string" calcext:value-type="string">
            <text:p>N/A</text:p>
          </table:table-cell>
          <table:table-cell office:value-type="float" office:value="0.074903142" calcext:value-type="float">
            <text:p>0.074903142</text:p>
          </table:table-cell>
          <table:table-cell office:value-type="float" office:value="1.267667121" calcext:value-type="float">
            <text:p>1.267667121</text:p>
          </table:table-cell>
          <table:table-cell office:value-type="float" office:value="1.362619372" calcext:value-type="float">
            <text:p>1.362619372</text:p>
          </table:table-cell>
          <table:table-cell office:value-type="float" office:value="1.17271487" calcext:value-type="float">
            <text:p>1.17271487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796400085" calcext:value-type="float">
            <text:p>0.796400085</text:p>
          </table:table-cell>
          <table:table-cell office:value-type="float" office:value="1.116968699" calcext:value-type="float">
            <text:p>1.116968699</text:p>
          </table:table-cell>
          <table:table-cell office:value-type="float" office:value="0.408566722" calcext:value-type="float">
            <text:p>0.408566722</text:p>
          </table:table-cell>
          <table:table-cell office:value-type="float" office:value="2.115321252" calcext:value-type="float">
            <text:p>2.115321252</text:p>
          </table:table-cell>
          <table:table-cell office:value-type="float" office:value="0.827018122" calcext:value-type="float">
            <text:p>0.827018122</text:p>
          </table:table-cell>
          <table:table-cell office:value-type="string" calcext:value-type="string">
            <text:p>N/A</text:p>
          </table:table-cell>
          <table:table-cell office:value-type="float" office:value="0.166555184" calcext:value-type="float">
            <text:p>0.166555184</text:p>
          </table:table-cell>
          <table:table-cell office:value-type="float" office:value="1.12406015" calcext:value-type="float">
            <text:p>1.12406015</text:p>
          </table:table-cell>
          <table:table-cell office:value-type="float" office:value="1.867237687" calcext:value-type="float">
            <text:p>1.867237687</text:p>
          </table:table-cell>
          <table:table-cell office:value-type="float" office:value="1.334047109" calcext:value-type="float">
            <text:p>1.334047109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53521714" calcext:value-type="float">
            <text:p>0.153521714</text:p>
          </table:table-cell>
          <table:table-cell office:value-type="float" office:value="1.269534811" calcext:value-type="float">
            <text:p>1.269534811</text:p>
          </table:table-cell>
          <table:table-cell office:value-type="float" office:value="1.490765024" calcext:value-type="float">
            <text:p>1.490765024</text:p>
          </table:table-cell>
          <table:table-cell office:value-type="float" office:value="1.12315161" calcext:value-type="float">
            <text:p>1.12315161</text:p>
          </table:table-cell>
          <table:table-cell office:value-type="float" office:value="1.194687796" calcext:value-type="float">
            <text:p>1.194687796</text:p>
          </table:table-cell>
          <table:table-cell office:value-type="string" calcext:value-type="string">
            <text:p>N/A</text:p>
          </table:table-cell>
          <table:table-cell office:value-type="float" office:value="0.092277326" calcext:value-type="float">
            <text:p>0.092277326</text:p>
          </table:table-cell>
          <table:table-cell office:value-type="float" office:value="1.182962963" calcext:value-type="float">
            <text:p>1.182962963</text:p>
          </table:table-cell>
          <table:table-cell office:value-type="float" office:value="1.280740741" calcext:value-type="float">
            <text:p>1.280740741</text:p>
          </table:table-cell>
          <table:table-cell office:value-type="float" office:value="1.202962963" calcext:value-type="float">
            <text:p>1.202962963</text:p>
          </table:table-cell>
          <table:table-cell office:value-type="float" office:value="1.065185185" calcext:value-type="float">
            <text:p>1.065185185</text:p>
          </table:table-cell>
          <table:table-cell office:value-type="string" calcext:value-type="string">
            <text:p>N/A</text:p>
          </table:table-cell>
          <table:table-cell office:value-type="float" office:value="0.325890949" calcext:value-type="float">
            <text:p>0.325890949</text:p>
          </table:table-cell>
          <table:table-cell office:value-type="float" office:value="0.734073161" calcext:value-type="float">
            <text:p>0.734073161</text:p>
          </table:table-cell>
          <table:table-cell office:value-type="float" office:value="0.737361282" calcext:value-type="float">
            <text:p>0.737361282</text:p>
          </table:table-cell>
          <table:table-cell office:value-type="float" office:value="0.971639951" calcext:value-type="float">
            <text:p>0.971639951</text:p>
          </table:table-cell>
          <table:table-cell office:value-type="float" office:value="0.493218249" calcext:value-type="float">
            <text:p>0.493218249</text:p>
          </table:table-cell>
          <table:table-cell office:value-type="string" calcext:value-type="string">
            <text:p>N/A</text:p>
          </table:table-cell>
          <table:table-cell office:value-type="float" office:value="0.151560085" calcext:value-type="float">
            <text:p>0.151560085</text:p>
          </table:table-cell>
          <table:table-cell office:value-type="float" office:value="1.024390244" calcext:value-type="float">
            <text:p>1.024390244</text:p>
          </table:table-cell>
          <table:table-cell office:value-type="float" office:value="0.859078591" calcext:value-type="float">
            <text:p>0.859078591</text:p>
          </table:table-cell>
          <table:table-cell office:value-type="float" office:value="1.046973803" calcext:value-type="float">
            <text:p>1.046973803</text:p>
          </table:table-cell>
          <table:table-cell office:value-type="float" office:value="1.167118338" calcext:value-type="float">
            <text:p>1.16711833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EG_16</text:p>
          </table:table-cell>
          <table:table-cell table:formula="of:=EXACT([.A119];[.B119])" office:value-type="boolean" office:boolean-value="true" calcext:value-type="boolean">
            <text:p>TRUE</text:p>
          </table:table-cell>
          <table:table-cell office:value-type="string" calcext:value-type="string">
            <text:p>CONTROL ELEMENT</text:p>
          </table:table-cell>
          <table:table-cell office:value-type="string" calcext:value-type="string">
            <text:p>chr1</text:p>
          </table:table-cell>
          <table:table-cell office:value-type="float" office:value="60385694" calcext:value-type="float">
            <text:p>60385694</text:p>
          </table:table-cell>
          <table:table-cell office:value-type="float" office:value="60386275" calcext:value-type="float">
            <text:p>60386275</text:p>
          </table:table-cell>
          <table:table-cell office:value-type="float" office:value="0.01611071483" calcext:value-type="float">
            <text:p>0.01611071483</text:p>
          </table:table-cell>
          <table:table-cell office:value-type="float" office:value="0.918539002" calcext:value-type="float">
            <text:p>0.918539002</text:p>
          </table:table-cell>
          <table:table-cell office:value-type="float" office:value="0.921534739" calcext:value-type="float">
            <text:p>0.921534739</text:p>
          </table:table-cell>
          <table:table-cell office:value-type="float" office:value="0.901140684" calcext:value-type="float">
            <text:p>0.901140684</text:p>
          </table:table-cell>
          <table:table-cell office:value-type="float" office:value="0.932941583" calcext:value-type="float">
            <text:p>0.932941583</text:p>
          </table:table-cell>
          <table:table-cell office:value-type="string" calcext:value-type="string">
            <text:p>N/A</text:p>
          </table:table-cell>
          <table:table-cell office:value-type="float" office:value="0.016393443" calcext:value-type="float">
            <text:p>0.016393443</text:p>
          </table:table-cell>
          <table:table-cell office:value-type="float" office:value="0.71568895" calcext:value-type="float">
            <text:p>0.71568895</text:p>
          </table:table-cell>
          <table:table-cell office:value-type="float" office:value="0.703956344" calcext:value-type="float">
            <text:p>0.703956344</text:p>
          </table:table-cell>
          <table:table-cell office:value-type="float" office:value="0.727421555" calcext:value-type="float">
            <text:p>0.727421555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731561112" calcext:value-type="float">
            <text:p>0.731561112</text:p>
          </table:table-cell>
          <table:table-cell office:value-type="float" office:value="1.120263591" calcext:value-type="float">
            <text:p>1.120263591</text:p>
          </table:table-cell>
          <table:table-cell office:value-type="float" office:value="2.065897858" calcext:value-type="float">
            <text:p>2.065897858</text:p>
          </table:table-cell>
          <table:table-cell office:value-type="float" office:value="0.678747941" calcext:value-type="float">
            <text:p>0.678747941</text:p>
          </table:table-cell>
          <table:table-cell office:value-type="float" office:value="0.616144975" calcext:value-type="float">
            <text:p>0.616144975</text:p>
          </table:table-cell>
          <table:table-cell office:value-type="string" calcext:value-type="string">
            <text:p>N/A</text:p>
          </table:table-cell>
          <table:table-cell office:value-type="float" office:value="0.098181818" calcext:value-type="float">
            <text:p>0.098181818</text:p>
          </table:table-cell>
          <table:table-cell office:value-type="float" office:value="1.033834586" calcext:value-type="float">
            <text:p>1.033834586</text:p>
          </table:table-cell>
          <table:table-cell office:value-type="float" office:value="1.616702355" calcext:value-type="float">
            <text:p>1.616702355</text:p>
          </table:table-cell>
          <table:table-cell office:value-type="float" office:value="1.327623126" calcext:value-type="float">
            <text:p>1.327623126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24226317" calcext:value-type="float">
            <text:p>0.124226317</text:p>
          </table:table-cell>
          <table:table-cell office:value-type="float" office:value="0.833956438" calcext:value-type="float">
            <text:p>0.833956438</text:p>
          </table:table-cell>
          <table:table-cell office:value-type="float" office:value="0.875509179" calcext:value-type="float">
            <text:p>0.875509179</text:p>
          </table:table-cell>
          <table:table-cell office:value-type="float" office:value="0.716031471" calcext:value-type="float">
            <text:p>0.716031471</text:p>
          </table:table-cell>
          <table:table-cell office:value-type="float" office:value="0.910328665" calcext:value-type="float">
            <text:p>0.910328665</text:p>
          </table:table-cell>
          <table:table-cell office:value-type="string" calcext:value-type="string">
            <text:p>N/A</text:p>
          </table:table-cell>
          <table:table-cell office:value-type="float" office:value="0.159169106" calcext:value-type="float">
            <text:p>0.159169106</text:p>
          </table:table-cell>
          <table:table-cell office:value-type="float" office:value="1.169876543" calcext:value-type="float">
            <text:p>1.169876543</text:p>
          </table:table-cell>
          <table:table-cell office:value-type="float" office:value="1.302716049" calcext:value-type="float">
            <text:p>1.302716049</text:p>
          </table:table-cell>
          <table:table-cell office:value-type="float" office:value="1.249876543" calcext:value-type="float">
            <text:p>1.249876543</text:p>
          </table:table-cell>
          <table:table-cell office:value-type="float" office:value="0.957037037" calcext:value-type="float">
            <text:p>0.957037037</text:p>
          </table:table-cell>
          <table:table-cell office:value-type="string" calcext:value-type="string">
            <text:p>N/A</text:p>
          </table:table-cell>
          <table:table-cell office:value-type="float" office:value="0.203526673" calcext:value-type="float">
            <text:p>0.203526673</text:p>
          </table:table-cell>
          <table:table-cell office:value-type="float" office:value="0.724208796" calcext:value-type="float">
            <text:p>0.724208796</text:p>
          </table:table-cell>
          <table:table-cell office:value-type="float" office:value="0.601726264" calcext:value-type="float">
            <text:p>0.601726264</text:p>
          </table:table-cell>
          <table:table-cell office:value-type="float" office:value="0.887792848" calcext:value-type="float">
            <text:p>0.887792848</text:p>
          </table:table-cell>
          <table:table-cell office:value-type="float" office:value="0.683107275" calcext:value-type="float">
            <text:p>0.683107275</text:p>
          </table:table-cell>
          <table:table-cell office:value-type="string" calcext:value-type="string">
            <text:p>N/A</text:p>
          </table:table-cell>
          <table:table-cell office:value-type="float" office:value="0.161862617" calcext:value-type="float">
            <text:p>0.161862617</text:p>
          </table:table-cell>
          <table:table-cell office:value-type="float" office:value="0.778380006" calcext:value-type="float">
            <text:p>0.778380006</text:p>
          </table:table-cell>
          <table:table-cell office:value-type="float" office:value="0.643179765" calcext:value-type="float">
            <text:p>0.643179765</text:p>
          </table:table-cell>
          <table:table-cell office:value-type="float" office:value="0.799457995" calcext:value-type="float">
            <text:p>0.799457995</text:p>
          </table:table-cell>
          <table:table-cell office:value-type="float" office:value="0.892502258" calcext:value-type="float">
            <text:p>0.89250225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EG_17</text:p>
          </table:table-cell>
          <table:table-cell table:formula="of:=EXACT([.A120];[.B120])" office:value-type="boolean" office:boolean-value="true" calcext:value-type="boolean">
            <text:p>TRUE</text:p>
          </table:table-cell>
          <table:table-cell office:value-type="string" calcext:value-type="string">
            <text:p>CONTROL ELEMENT</text:p>
          </table:table-cell>
          <table:table-cell office:value-type="string" calcext:value-type="string">
            <text:p>chr13</text:p>
          </table:table-cell>
          <table:table-cell office:value-type="float" office:value="35040257" calcext:value-type="float">
            <text:p>35040257</text:p>
          </table:table-cell>
          <table:table-cell office:value-type="float" office:value="35040629" calcext:value-type="float">
            <text:p>35040629</text:p>
          </table:table-cell>
          <table:table-cell office:value-type="float" office:value="0.0397501214" calcext:value-type="float">
            <text:p>0.0397501214</text:p>
          </table:table-cell>
          <table:table-cell office:value-type="float" office:value="0.450282291" calcext:value-type="float">
            <text:p>0.450282291</text:p>
          </table:table-cell>
          <table:table-cell office:value-type="float" office:value="0.487729001" calcext:value-type="float">
            <text:p>0.487729001</text:p>
          </table:table-cell>
          <table:table-cell office:value-type="float" office:value="0.408572416" calcext:value-type="float">
            <text:p>0.408572416</text:p>
          </table:table-cell>
          <table:table-cell office:value-type="float" office:value="0.454545455" calcext:value-type="float">
            <text:p>0.454545455</text:p>
          </table:table-cell>
          <table:table-cell office:value-type="string" calcext:value-type="string">
            <text:p>N/A</text:p>
          </table:table-cell>
          <table:table-cell office:value-type="float" office:value="0.203992514" calcext:value-type="float">
            <text:p>0.203992514</text:p>
          </table:table-cell>
          <table:table-cell office:value-type="float" office:value="0.437380628" calcext:value-type="float">
            <text:p>0.437380628</text:p>
          </table:table-cell>
          <table:table-cell office:value-type="float" office:value="0.526603001" calcext:value-type="float">
            <text:p>0.526603001</text:p>
          </table:table-cell>
          <table:table-cell office:value-type="float" office:value="0.348158254" calcext:value-type="float">
            <text:p>0.34815825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835445241" calcext:value-type="float">
            <text:p>0.835445241</text:p>
          </table:table-cell>
          <table:table-cell office:value-type="float" office:value="0.527182867" calcext:value-type="float">
            <text:p>0.527182867</text:p>
          </table:table-cell>
          <table:table-cell office:value-type="float" office:value="0.303130148" calcext:value-type="float">
            <text:p>0.303130148</text:p>
          </table:table-cell>
          <table:table-cell office:value-type="float" office:value="0.243822076" calcext:value-type="float">
            <text:p>0.243822076</text:p>
          </table:table-cell>
          <table:table-cell office:value-type="float" office:value="1.034596376" calcext:value-type="float">
            <text:p>1.034596376</text:p>
          </table:table-cell>
          <table:table-cell office:value-type="string" calcext:value-type="string">
            <text:p>N/A</text:p>
          </table:table-cell>
          <table:table-cell office:value-type="float" office:value="0.133884298" calcext:value-type="float">
            <text:p>0.133884298</text:p>
          </table:table-cell>
          <table:table-cell office:value-type="float" office:value="0.454887218" calcext:value-type="float">
            <text:p>0.454887218</text:p>
          </table:table-cell>
          <table:table-cell office:value-type="float" office:value="0.734475375" calcext:value-type="float">
            <text:p>0.734475375</text:p>
          </table:table-cell>
          <table:table-cell office:value-type="float" office:value="0.561027837" calcext:value-type="float">
            <text:p>0.561027837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201069745" calcext:value-type="float">
            <text:p>0.201069745</text:p>
          </table:table-cell>
          <table:table-cell office:value-type="float" office:value="0.621617097" calcext:value-type="float">
            <text:p>0.621617097</text:p>
          </table:table-cell>
          <table:table-cell office:value-type="float" office:value="0.765917081" calcext:value-type="float">
            <text:p>0.765917081</text:p>
          </table:table-cell>
          <table:table-cell office:value-type="float" office:value="0.551754924" calcext:value-type="float">
            <text:p>0.551754924</text:p>
          </table:table-cell>
          <table:table-cell office:value-type="float" office:value="0.547179287" calcext:value-type="float">
            <text:p>0.547179287</text:p>
          </table:table-cell>
          <table:table-cell office:value-type="string" calcext:value-type="string">
            <text:p>N/A</text:p>
          </table:table-cell>
          <table:table-cell office:value-type="float" office:value="0.107924633" calcext:value-type="float">
            <text:p>0.107924633</text:p>
          </table:table-cell>
          <table:table-cell office:value-type="float" office:value="0.619835391" calcext:value-type="float">
            <text:p>0.619835391</text:p>
          </table:table-cell>
          <table:table-cell office:value-type="float" office:value="0.697037037" calcext:value-type="float">
            <text:p>0.697037037</text:p>
          </table:table-cell>
          <table:table-cell office:value-type="float" office:value="0.579012346" calcext:value-type="float">
            <text:p>0.579012346</text:p>
          </table:table-cell>
          <table:table-cell office:value-type="float" office:value="0.58345679" calcext:value-type="float">
            <text:p>0.58345679</text:p>
          </table:table-cell>
          <table:table-cell office:value-type="string" calcext:value-type="string">
            <text:p>N/A</text:p>
          </table:table-cell>
          <table:table-cell office:value-type="float" office:value="0.270676825" calcext:value-type="float">
            <text:p>0.270676825</text:p>
          </table:table-cell>
          <table:table-cell office:value-type="float" office:value="0.384710234" calcext:value-type="float">
            <text:p>0.384710234</text:p>
          </table:table-cell>
          <table:table-cell office:value-type="float" office:value="0.47595561" calcext:value-type="float">
            <text:p>0.47595561</text:p>
          </table:table-cell>
          <table:table-cell office:value-type="float" office:value="0.271270037" calcext:value-type="float">
            <text:p>0.271270037</text:p>
          </table:table-cell>
          <table:table-cell office:value-type="float" office:value="0.406905055" calcext:value-type="float">
            <text:p>0.406905055</text:p>
          </table:table-cell>
          <table:table-cell office:value-type="string" calcext:value-type="string">
            <text:p>N/A</text:p>
          </table:table-cell>
          <table:table-cell office:value-type="float" office:value="0.058673378" calcext:value-type="float">
            <text:p>0.058673378</text:p>
          </table:table-cell>
          <table:table-cell office:value-type="float" office:value="0.45438121" calcext:value-type="float">
            <text:p>0.45438121</text:p>
          </table:table-cell>
          <table:table-cell office:value-type="float" office:value="0.467931346" calcext:value-type="float">
            <text:p>0.467931346</text:p>
          </table:table-cell>
          <table:table-cell office:value-type="float" office:value="0.471544715" calcext:value-type="float">
            <text:p>0.471544715</text:p>
          </table:table-cell>
          <table:table-cell office:value-type="float" office:value="0.42366757" calcext:value-type="float">
            <text:p>0.4236675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EG_18</text:p>
          </table:table-cell>
          <table:table-cell table:formula="of:=EXACT([.A121];[.B121])" office:value-type="boolean" office:boolean-value="true" calcext:value-type="boolean">
            <text:p>TRUE</text:p>
          </table:table-cell>
          <table:table-cell office:value-type="string" calcext:value-type="string">
            <text:p>CONTROL ELEMENT</text:p>
          </table:table-cell>
          <table:table-cell office:value-type="string" calcext:value-type="string">
            <text:p>chr7</text:p>
          </table:table-cell>
          <table:table-cell office:value-type="float" office:value="46324173" calcext:value-type="float">
            <text:p>46324173</text:p>
          </table:table-cell>
          <table:table-cell office:value-type="float" office:value="46324770" calcext:value-type="float">
            <text:p>46324770</text:p>
          </table:table-cell>
          <table:table-cell office:value-type="float" office:value="0.2051081582" calcext:value-type="float">
            <text:p>0.2051081582</text:p>
          </table:table-cell>
          <table:table-cell office:value-type="float" office:value="1.521719092" calcext:value-type="float">
            <text:p>1.521719092</text:p>
          </table:table-cell>
          <table:table-cell office:value-type="float" office:value="1.479778776" calcext:value-type="float">
            <text:p>1.479778776</text:p>
          </table:table-cell>
          <table:table-cell office:value-type="float" office:value="1.744555824" calcext:value-type="float">
            <text:p>1.744555824</text:p>
          </table:table-cell>
          <table:table-cell office:value-type="float" office:value="1.340822675" calcext:value-type="float">
            <text:p>1.340822675</text:p>
          </table:table-cell>
          <table:table-cell office:value-type="string" calcext:value-type="string">
            <text:p>N/A</text:p>
          </table:table-cell>
          <table:table-cell office:value-type="float" office:value="0.055377883" calcext:value-type="float">
            <text:p>0.055377883</text:p>
          </table:table-cell>
          <table:table-cell office:value-type="float" office:value="1.62100955" calcext:value-type="float">
            <text:p>1.62100955</text:p>
          </table:table-cell>
          <table:table-cell office:value-type="float" office:value="1.531241473" calcext:value-type="float">
            <text:p>1.531241473</text:p>
          </table:table-cell>
          <table:table-cell office:value-type="float" office:value="1.710777626" calcext:value-type="float">
            <text:p>1.710777626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268912382" calcext:value-type="float">
            <text:p>0.268912382</text:p>
          </table:table-cell>
          <table:table-cell office:value-type="float" office:value="1.345414607" calcext:value-type="float">
            <text:p>1.345414607</text:p>
          </table:table-cell>
          <table:table-cell office:value-type="float" office:value="1.294892916" calcext:value-type="float">
            <text:p>1.294892916</text:p>
          </table:table-cell>
          <table:table-cell office:value-type="float" office:value="1.011532125" calcext:value-type="float">
            <text:p>1.011532125</text:p>
          </table:table-cell>
          <table:table-cell office:value-type="float" office:value="1.729818781" calcext:value-type="float">
            <text:p>1.729818781</text:p>
          </table:table-cell>
          <table:table-cell office:value-type="string" calcext:value-type="string">
            <text:p>N/A</text:p>
          </table:table-cell>
          <table:table-cell office:value-type="float" office:value="0.116365899" calcext:value-type="float">
            <text:p>0.116365899</text:p>
          </table:table-cell>
          <table:table-cell office:value-type="float" office:value="1.208270677" calcext:value-type="float">
            <text:p>1.208270677</text:p>
          </table:table-cell>
          <table:table-cell office:value-type="float" office:value="1.920770878" calcext:value-type="float">
            <text:p>1.920770878</text:p>
          </table:table-cell>
          <table:table-cell office:value-type="float" office:value="1.520342612" calcext:value-type="float">
            <text:p>1.52034261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30671954" calcext:value-type="float">
            <text:p>0.130671954</text:p>
          </table:table-cell>
          <table:table-cell office:value-type="float" office:value="1.457545151" calcext:value-type="float">
            <text:p>1.457545151</text:p>
          </table:table-cell>
          <table:table-cell office:value-type="float" office:value="1.57435411" calcext:value-type="float">
            <text:p>1.57435411</text:p>
          </table:table-cell>
          <table:table-cell office:value-type="float" office:value="1.560515596" calcext:value-type="float">
            <text:p>1.560515596</text:p>
          </table:table-cell>
          <table:table-cell office:value-type="float" office:value="1.23776575" calcext:value-type="float">
            <text:p>1.23776575</text:p>
          </table:table-cell>
          <table:table-cell office:value-type="string" calcext:value-type="string">
            <text:p>N/A</text:p>
          </table:table-cell>
          <table:table-cell office:value-type="float" office:value="0.057772471" calcext:value-type="float">
            <text:p>0.057772471</text:p>
          </table:table-cell>
          <table:table-cell office:value-type="float" office:value="1.278847737" calcext:value-type="float">
            <text:p>1.278847737</text:p>
          </table:table-cell>
          <table:table-cell office:value-type="float" office:value="1.301481481" calcext:value-type="float">
            <text:p>1.301481481</text:p>
          </table:table-cell>
          <table:table-cell office:value-type="float" office:value="1.338765432" calcext:value-type="float">
            <text:p>1.338765432</text:p>
          </table:table-cell>
          <table:table-cell office:value-type="float" office:value="1.196296296" calcext:value-type="float">
            <text:p>1.196296296</text:p>
          </table:table-cell>
          <table:table-cell office:value-type="string" calcext:value-type="string">
            <text:p>N/A</text:p>
          </table:table-cell>
          <table:table-cell office:value-type="float" office:value="0.059417962" calcext:value-type="float">
            <text:p>0.059417962</text:p>
          </table:table-cell>
          <table:table-cell office:value-type="float" office:value="1.169749281" calcext:value-type="float">
            <text:p>1.169749281</text:p>
          </table:table-cell>
          <table:table-cell office:value-type="float" office:value="1.146732429" calcext:value-type="float">
            <text:p>1.146732429</text:p>
          </table:table-cell>
          <table:table-cell office:value-type="float" office:value="1.24784217" calcext:value-type="float">
            <text:p>1.24784217</text:p>
          </table:table-cell>
          <table:table-cell office:value-type="float" office:value="1.114673243" calcext:value-type="float">
            <text:p>1.114673243</text:p>
          </table:table-cell>
          <table:table-cell office:value-type="string" calcext:value-type="string">
            <text:p>N/A</text:p>
          </table:table-cell>
          <table:table-cell office:value-type="float" office:value="0.201885246" calcext:value-type="float">
            <text:p>0.201885246</text:p>
          </table:table-cell>
          <table:table-cell office:value-type="float" office:value="1.18699187" calcext:value-type="float">
            <text:p>1.18699187</text:p>
          </table:table-cell>
          <table:table-cell office:value-type="float" office:value="0.928635953" calcext:value-type="float">
            <text:p>0.928635953</text:p>
          </table:table-cell>
          <table:table-cell office:value-type="float" office:value="1.230352304" calcext:value-type="float">
            <text:p>1.230352304</text:p>
          </table:table-cell>
          <table:table-cell office:value-type="float" office:value="1.401987353" calcext:value-type="float">
            <text:p>1.40198735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EG_19</text:p>
          </table:table-cell>
          <table:table-cell table:formula="of:=EXACT([.A122];[.B122])" office:value-type="boolean" office:boolean-value="true" calcext:value-type="boolean">
            <text:p>TRUE</text:p>
          </table:table-cell>
          <table:table-cell office:value-type="string" calcext:value-type="string">
            <text:p>CONTROL ELEMENT</text:p>
          </table:table-cell>
          <table:table-cell office:value-type="string" calcext:value-type="string">
            <text:p>chr7</text:p>
          </table:table-cell>
          <table:table-cell office:value-type="float" office:value="46323436" calcext:value-type="float">
            <text:p>46323436</text:p>
          </table:table-cell>
          <table:table-cell office:value-type="float" office:value="46324079" calcext:value-type="float">
            <text:p>46324079</text:p>
          </table:table-cell>
          <table:table-cell office:value-type="float" office:value="0.08381982587" calcext:value-type="float">
            <text:p>0.08381982587</text:p>
          </table:table-cell>
          <table:table-cell office:value-type="float" office:value="1.304822115" calcext:value-type="float">
            <text:p>1.304822115</text:p>
          </table:table-cell>
          <table:table-cell office:value-type="float" office:value="1.310524358" calcext:value-type="float">
            <text:p>1.310524358</text:p>
          </table:table-cell>
          <table:table-cell office:value-type="float" office:value="1.218296765" calcext:value-type="float">
            <text:p>1.218296765</text:p>
          </table:table-cell>
          <table:table-cell office:value-type="float" office:value="1.385645221" calcext:value-type="float">
            <text:p>1.385645221</text:p>
          </table:table-cell>
          <table:table-cell office:value-type="string" calcext:value-type="string">
            <text:p>N/A</text:p>
          </table:table-cell>
          <table:table-cell office:value-type="float" office:value="0.360327424" calcext:value-type="float">
            <text:p>0.360327424</text:p>
          </table:table-cell>
          <table:table-cell office:value-type="float" office:value="1.199365079" calcext:value-type="float">
            <text:p>1.199365079</text:p>
          </table:table-cell>
          <table:table-cell office:value-type="float" office:value="1.697142857" calcext:value-type="float">
            <text:p>1.697142857</text:p>
          </table:table-cell>
          <table:table-cell office:value-type="float" office:value="0.980952381" calcext:value-type="float">
            <text:p>0.980952381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N/A</text:p>
          </table:table-cell>
          <table:table-cell office:value-type="float" office:value="0.260463317" calcext:value-type="float">
            <text:p>0.260463317</text:p>
          </table:table-cell>
          <table:table-cell office:value-type="float" office:value="1.120960295" calcext:value-type="float">
            <text:p>1.120960295</text:p>
          </table:table-cell>
          <table:table-cell office:value-type="float" office:value="0.880886427" calcext:value-type="float">
            <text:p>0.880886427</text:p>
          </table:table-cell>
          <table:table-cell office:value-type="float" office:value="1.03601108" calcext:value-type="float">
            <text:p>1.03601108</text:p>
          </table:table-cell>
          <table:table-cell office:value-type="float" office:value="1.44598338" calcext:value-type="float">
            <text:p>1.44598338</text:p>
          </table:table-cell>
          <table:table-cell office:value-type="string" calcext:value-type="string">
            <text:p>N/A</text:p>
          </table:table-cell>
          <table:table-cell office:value-type="float" office:value="0.244803374" calcext:value-type="float">
            <text:p>0.244803374</text:p>
          </table:table-cell>
          <table:table-cell office:value-type="float" office:value="0.781584582" calcext:value-type="float">
            <text:p>0.781584582</text:p>
          </table:table-cell>
          <table:table-cell office:value-type="float" office:value="0.995717345" calcext:value-type="float">
            <text:p>0.995717345</text:p>
          </table:table-cell>
          <table:table-cell office:value-type="float" office:value="0.721627409" calcext:value-type="float">
            <text:p>0.721627409</text:p>
          </table:table-cell>
          <table:table-cell office:value-type="float" office:value="0.627408994" calcext:value-type="float">
            <text:p>0.627408994</text:p>
          </table:table-cell>
          <table:table-cell office:value-type="string" calcext:value-type="string">
            <text:p>N/A</text:p>
          </table:table-cell>
          <table:table-cell office:value-type="float" office:value="0.108319129" calcext:value-type="float">
            <text:p>0.108319129</text:p>
          </table:table-cell>
          <table:table-cell office:value-type="float" office:value="0.905445432" calcext:value-type="float">
            <text:p>0.905445432</text:p>
          </table:table-cell>
          <table:table-cell office:value-type="float" office:value="1.018455229" calcext:value-type="float">
            <text:p>1.018455229</text:p>
          </table:table-cell>
          <table:table-cell office:value-type="float" office:value="0.855320118" calcext:value-type="float">
            <text:p>0.855320118</text:p>
          </table:table-cell>
          <table:table-cell office:value-type="float" office:value="0.842560948" calcext:value-type="float">
            <text:p>0.842560948</text:p>
          </table:table-cell>
          <table:table-cell office:value-type="string" calcext:value-type="string">
            <text:p>N/A</text:p>
          </table:table-cell>
          <table:table-cell office:value-type="float" office:value="0.12387817" calcext:value-type="float">
            <text:p>0.12387817</text:p>
          </table:table-cell>
          <table:table-cell office:value-type="float" office:value="1.055074359" calcext:value-type="float">
            <text:p>1.055074359</text:p>
          </table:table-cell>
          <table:table-cell office:value-type="float" office:value="1.088413139" calcext:value-type="float">
            <text:p>1.088413139</text:p>
          </table:table-cell>
          <table:table-cell office:value-type="float" office:value="1.165876777" calcext:value-type="float">
            <text:p>1.165876777</text:p>
          </table:table-cell>
          <table:table-cell office:value-type="float" office:value="0.910933159" calcext:value-type="float">
            <text:p>0.910933159</text:p>
          </table:table-cell>
          <table:table-cell office:value-type="string" calcext:value-type="string">
            <text:p>N/A</text:p>
          </table:table-cell>
          <table:table-cell office:value-type="float" office:value="0.268576883" calcext:value-type="float">
            <text:p>0.268576883</text:p>
          </table:table-cell>
          <table:table-cell office:value-type="float" office:value="0.946944749" calcext:value-type="float">
            <text:p>0.946944749</text:p>
          </table:table-cell>
          <table:table-cell office:value-type="float" office:value="1.211855104" calcext:value-type="float">
            <text:p>1.211855104</text:p>
          </table:table-cell>
          <table:table-cell office:value-type="float" office:value="0.704720088" calcext:value-type="float">
            <text:p>0.704720088</text:p>
          </table:table-cell>
          <table:table-cell office:value-type="float" office:value="0.924259056" calcext:value-type="float">
            <text:p>0.924259056</text:p>
          </table:table-cell>
          <table:table-cell office:value-type="string" calcext:value-type="string">
            <text:p>N/A</text:p>
          </table:table-cell>
          <table:table-cell office:value-type="float" office:value="0.117168577" calcext:value-type="float">
            <text:p>0.117168577</text:p>
          </table:table-cell>
          <table:table-cell office:value-type="float" office:value="0.999112058" calcext:value-type="float">
            <text:p>0.999112058</text:p>
          </table:table-cell>
          <table:table-cell office:value-type="float" office:value="1.010122536" calcext:value-type="float">
            <text:p>1.010122536</text:p>
          </table:table-cell>
          <table:table-cell office:value-type="float" office:value="1.110282365" calcext:value-type="float">
            <text:p>1.110282365</text:p>
          </table:table-cell>
          <table:table-cell office:value-type="float" office:value="0.876931273" calcext:value-type="float">
            <text:p>0.87693127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EG_2</text:p>
          </table:table-cell>
          <table:table-cell table:formula="of:=EXACT([.A123];[.B123])" office:value-type="boolean" office:boolean-value="true" calcext:value-type="boolean">
            <text:p>TRUE</text:p>
          </table:table-cell>
          <table:table-cell office:value-type="string" calcext:value-type="string">
            <text:p>CONTROL ELEMENT</text:p>
          </table:table-cell>
          <table:table-cell office:value-type="string" calcext:value-type="string">
            <text:p>chr7</text:p>
          </table:table-cell>
          <table:table-cell office:value-type="float" office:value="46031002" calcext:value-type="float">
            <text:p>46031002</text:p>
          </table:table-cell>
          <table:table-cell office:value-type="float" office:value="46031942" calcext:value-type="float">
            <text:p>46031942</text:p>
          </table:table-cell>
          <table:table-cell office:value-type="float" office:value="0.04375202566" calcext:value-type="float">
            <text:p>0.04375202566</text:p>
          </table:table-cell>
          <table:table-cell office:value-type="float" office:value="0.872691211" calcext:value-type="float">
            <text:p>0.872691211</text:p>
          </table:table-cell>
          <table:table-cell office:value-type="float" office:value="0.8337672" calcext:value-type="float">
            <text:p>0.8337672</text:p>
          </table:table-cell>
          <table:table-cell office:value-type="float" office:value="0.920044626" calcext:value-type="float">
            <text:p>0.920044626</text:p>
          </table:table-cell>
          <table:table-cell office:value-type="float" office:value="0.864261807" calcext:value-type="float">
            <text:p>0.864261807</text:p>
          </table:table-cell>
          <table:table-cell office:value-type="string" calcext:value-type="string">
            <text:p>N/A</text:p>
          </table:table-cell>
          <table:table-cell office:value-type="float" office:value="0.060691757" calcext:value-type="float">
            <text:p>0.060691757</text:p>
          </table:table-cell>
          <table:table-cell office:value-type="float" office:value="0.85968254" calcext:value-type="float">
            <text:p>0.85968254</text:p>
          </table:table-cell>
          <table:table-cell office:value-type="float" office:value="0.84952381" calcext:value-type="float">
            <text:p>0.84952381</text:p>
          </table:table-cell>
          <table:table-cell office:value-type="float" office:value="0.813333333" calcext:value-type="float">
            <text:p>0.813333333</text:p>
          </table:table-cell>
          <table:table-cell office:value-type="float" office:value="0.916190476" calcext:value-type="float">
            <text:p>0.916190476</text:p>
          </table:table-cell>
          <table:table-cell office:value-type="string" calcext:value-type="string">
            <text:p>N/A</text:p>
          </table:table-cell>
          <table:table-cell office:value-type="float" office:value="0.302934999" calcext:value-type="float">
            <text:p>0.302934999</text:p>
          </table:table-cell>
          <table:table-cell office:value-type="float" office:value="0.995383195" calcext:value-type="float">
            <text:p>0.995383195</text:p>
          </table:table-cell>
          <table:table-cell office:value-type="float" office:value="0.653739612" calcext:value-type="float">
            <text:p>0.653739612</text:p>
          </table:table-cell>
          <table:table-cell office:value-type="float" office:value="1.224376731" calcext:value-type="float">
            <text:p>1.224376731</text:p>
          </table:table-cell>
          <table:table-cell office:value-type="float" office:value="1.108033241" calcext:value-type="float">
            <text:p>1.108033241</text:p>
          </table:table-cell>
          <table:table-cell office:value-type="string" calcext:value-type="string">
            <text:p>N/A</text:p>
          </table:table-cell>
          <table:table-cell office:value-type="float" office:value="0.199611808" calcext:value-type="float">
            <text:p>0.199611808</text:p>
          </table:table-cell>
          <table:table-cell office:value-type="float" office:value="0.937901499" calcext:value-type="float">
            <text:p>0.937901499</text:p>
          </table:table-cell>
          <table:table-cell office:value-type="float" office:value="0.997858672" calcext:value-type="float">
            <text:p>0.997858672</text:p>
          </table:table-cell>
          <table:table-cell office:value-type="float" office:value="0.728051392" calcext:value-type="float">
            <text:p>0.728051392</text:p>
          </table:table-cell>
          <table:table-cell office:value-type="float" office:value="1.087794433" calcext:value-type="float">
            <text:p>1.087794433</text:p>
          </table:table-cell>
          <table:table-cell office:value-type="string" calcext:value-type="string">
            <text:p>N/A</text:p>
          </table:table-cell>
          <table:table-cell office:value-type="float" office:value="0.013602765" calcext:value-type="float">
            <text:p>0.013602765</text:p>
          </table:table-cell>
          <table:table-cell office:value-type="float" office:value="1.189792663" calcext:value-type="float">
            <text:p>1.189792663</text:p>
          </table:table-cell>
          <table:table-cell office:value-type="float" office:value="1.171109592" calcext:value-type="float">
            <text:p>1.171109592</text:p>
          </table:table-cell>
          <table:table-cell office:value-type="float" office:value="1.198754462" calcext:value-type="float">
            <text:p>1.198754462</text:p>
          </table:table-cell>
          <table:table-cell office:value-type="float" office:value="1.199513936" calcext:value-type="float">
            <text:p>1.199513936</text:p>
          </table:table-cell>
          <table:table-cell office:value-type="string" calcext:value-type="string">
            <text:p>N/A</text:p>
          </table:table-cell>
          <table:table-cell office:value-type="float" office:value="0.097324585" calcext:value-type="float">
            <text:p>0.097324585</text:p>
          </table:table-cell>
          <table:table-cell office:value-type="float" office:value="1.011821104" calcext:value-type="float">
            <text:p>1.011821104</text:p>
          </table:table-cell>
          <table:table-cell office:value-type="float" office:value="0.945906194" calcext:value-type="float">
            <text:p>0.945906194</text:p>
          </table:table-cell>
          <table:table-cell office:value-type="float" office:value="1.125020428" calcext:value-type="float">
            <text:p>1.125020428</text:p>
          </table:table-cell>
          <table:table-cell office:value-type="float" office:value="0.964536689" calcext:value-type="float">
            <text:p>0.964536689</text:p>
          </table:table-cell>
          <table:table-cell office:value-type="string" calcext:value-type="string">
            <text:p>N/A</text:p>
          </table:table-cell>
          <table:table-cell office:value-type="float" office:value="0.275274446" calcext:value-type="float">
            <text:p>0.275274446</text:p>
          </table:table-cell>
          <table:table-cell office:value-type="float" office:value="1.024515185" calcext:value-type="float">
            <text:p>1.024515185</text:p>
          </table:table-cell>
          <table:table-cell office:value-type="float" office:value="0.862788145" calcext:value-type="float">
            <text:p>0.862788145</text:p>
          </table:table-cell>
          <table:table-cell office:value-type="float" office:value="1.350164654" calcext:value-type="float">
            <text:p>1.350164654</text:p>
          </table:table-cell>
          <table:table-cell office:value-type="float" office:value="0.860592755" calcext:value-type="float">
            <text:p>0.860592755</text:p>
          </table:table-cell>
          <table:table-cell office:value-type="string" calcext:value-type="string">
            <text:p>N/A</text:p>
          </table:table-cell>
          <table:table-cell office:value-type="float" office:value="0.320307138" calcext:value-type="float">
            <text:p>0.320307138</text:p>
          </table:table-cell>
          <table:table-cell office:value-type="float" office:value="0.845675724" calcext:value-type="float">
            <text:p>0.845675724</text:p>
          </table:table-cell>
          <table:table-cell office:value-type="float" office:value="0.935535429" calcext:value-type="float">
            <text:p>0.935535429</text:p>
          </table:table-cell>
          <table:table-cell office:value-type="float" office:value="0.541289291" calcext:value-type="float">
            <text:p>0.541289291</text:p>
          </table:table-cell>
          <table:table-cell office:value-type="float" office:value="1.060202451" calcext:value-type="float">
            <text:p>1.06020245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EG_20</text:p>
          </table:table-cell>
          <table:table-cell table:formula="of:=EXACT([.A124];[.B124])" office:value-type="boolean" office:boolean-value="true" calcext:value-type="boolean">
            <text:p>TRUE</text:p>
          </table:table-cell>
          <table:table-cell office:value-type="string" calcext:value-type="string">
            <text:p>CONTROL ELEMENT</text:p>
          </table:table-cell>
          <table:table-cell office:value-type="string" calcext:value-type="string">
            <text:p>chr7</text:p>
          </table:table-cell>
          <table:table-cell office:value-type="float" office:value="46337340" calcext:value-type="float">
            <text:p>46337340</text:p>
          </table:table-cell>
          <table:table-cell office:value-type="float" office:value="46338183" calcext:value-type="float">
            <text:p>46338183</text:p>
          </table:table-cell>
          <table:table-cell office:value-type="float" office:value="0.7882797536" calcext:value-type="float">
            <text:p>0.7882797536</text:p>
          </table:table-cell>
          <table:table-cell office:value-type="float" office:value="5.20912359" calcext:value-type="float">
            <text:p>5.20912359</text:p>
          </table:table-cell>
          <table:table-cell office:value-type="float" office:value="5.001859427" calcext:value-type="float">
            <text:p>5.001859427</text:p>
          </table:table-cell>
          <table:table-cell office:value-type="float" office:value="6.080327259" calcext:value-type="float">
            <text:p>6.080327259</text:p>
          </table:table-cell>
          <table:table-cell office:value-type="float" office:value="4.545184083" calcext:value-type="float">
            <text:p>4.545184083</text:p>
          </table:table-cell>
          <table:table-cell office:value-type="string" calcext:value-type="string">
            <text:p>N/A</text:p>
          </table:table-cell>
          <table:table-cell office:value-type="float" office:value="0.155036172" calcext:value-type="float">
            <text:p>0.155036172</text:p>
          </table:table-cell>
          <table:table-cell office:value-type="float" office:value="4.297777778" calcext:value-type="float">
            <text:p>4.297777778</text:p>
          </table:table-cell>
          <table:table-cell office:value-type="float" office:value="5.026666667" calcext:value-type="float">
            <text:p>5.026666667</text:p>
          </table:table-cell>
          <table:table-cell office:value-type="float" office:value="3.72" calcext:value-type="float">
            <text:p>3.72</text:p>
          </table:table-cell>
          <table:table-cell office:value-type="float" office:value="4.146666667" calcext:value-type="float">
            <text:p>4.146666667</text:p>
          </table:table-cell>
          <table:table-cell office:value-type="string" calcext:value-type="string">
            <text:p>N/A</text:p>
          </table:table-cell>
          <table:table-cell office:value-type="float" office:value="0.260930889" calcext:value-type="float">
            <text:p>0.260930889</text:p>
          </table:table-cell>
          <table:table-cell office:value-type="float" office:value="3.927977839" calcext:value-type="float">
            <text:p>3.927977839</text:p>
          </table:table-cell>
          <table:table-cell office:value-type="float" office:value="2.819944598" calcext:value-type="float">
            <text:p>2.819944598</text:p>
          </table:table-cell>
          <table:table-cell office:value-type="float" office:value="4.842105263" calcext:value-type="float">
            <text:p>4.842105263</text:p>
          </table:table-cell>
          <table:table-cell office:value-type="float" office:value="4.121883657" calcext:value-type="float">
            <text:p>4.121883657</text:p>
          </table:table-cell>
          <table:table-cell office:value-type="string" calcext:value-type="string">
            <text:p>N/A</text:p>
          </table:table-cell>
          <table:table-cell office:value-type="float" office:value="0.193944326" calcext:value-type="float">
            <text:p>0.193944326</text:p>
          </table:table-cell>
          <table:table-cell office:value-type="float" office:value="2.199143469" calcext:value-type="float">
            <text:p>2.199143469</text:p>
          </table:table-cell>
          <table:table-cell office:value-type="float" office:value="2.689507495" calcext:value-type="float">
            <text:p>2.689507495</text:p>
          </table:table-cell>
          <table:table-cell office:value-type="float" office:value="1.914346895" calcext:value-type="float">
            <text:p>1.914346895</text:p>
          </table:table-cell>
          <table:table-cell office:value-type="float" office:value="1.993576017" calcext:value-type="float">
            <text:p>1.993576017</text:p>
          </table:table-cell>
          <table:table-cell office:value-type="string" calcext:value-type="string">
            <text:p>N/A</text:p>
          </table:table-cell>
          <table:table-cell office:value-type="float" office:value="0.049440232" calcext:value-type="float">
            <text:p>0.049440232</text:p>
          </table:table-cell>
          <table:table-cell office:value-type="float" office:value="6.291840713" calcext:value-type="float">
            <text:p>6.291840713</text:p>
          </table:table-cell>
          <table:table-cell office:value-type="float" office:value="6.510670616" calcext:value-type="float">
            <text:p>6.510670616</text:p>
          </table:table-cell>
          <table:table-cell office:value-type="float" office:value="6.429103061" calcext:value-type="float">
            <text:p>6.429103061</text:p>
          </table:table-cell>
          <table:table-cell office:value-type="float" office:value="5.935748462" calcext:value-type="float">
            <text:p>5.935748462</text:p>
          </table:table-cell>
          <table:table-cell office:value-type="string" calcext:value-type="string">
            <text:p>N/A</text:p>
          </table:table-cell>
          <table:table-cell office:value-type="float" office:value="0.069641634" calcext:value-type="float">
            <text:p>0.069641634</text:p>
          </table:table-cell>
          <table:table-cell office:value-type="float" office:value="5.557661927" calcext:value-type="float">
            <text:p>5.557661927</text:p>
          </table:table-cell>
          <table:table-cell office:value-type="float" office:value="5.662689982" calcext:value-type="float">
            <text:p>5.662689982</text:p>
          </table:table-cell>
          <table:table-cell office:value-type="float" office:value="5.881353162" calcext:value-type="float">
            <text:p>5.881353162</text:p>
          </table:table-cell>
          <table:table-cell office:value-type="float" office:value="5.128942638" calcext:value-type="float">
            <text:p>5.128942638</text:p>
          </table:table-cell>
          <table:table-cell office:value-type="string" calcext:value-type="string">
            <text:p>N/A</text:p>
          </table:table-cell>
          <table:table-cell office:value-type="float" office:value="0.033946401" calcext:value-type="float">
            <text:p>0.033946401</text:p>
          </table:table-cell>
          <table:table-cell office:value-type="float" office:value="5.506769118" calcext:value-type="float">
            <text:p>5.506769118</text:p>
          </table:table-cell>
          <table:table-cell office:value-type="float" office:value="5.453347969" calcext:value-type="float">
            <text:p>5.453347969</text:p>
          </table:table-cell>
          <table:table-cell office:value-type="float" office:value="5.352360044" calcext:value-type="float">
            <text:p>5.352360044</text:p>
          </table:table-cell>
          <table:table-cell office:value-type="float" office:value="5.714599341" calcext:value-type="float">
            <text:p>5.714599341</text:p>
          </table:table-cell>
          <table:table-cell office:value-type="string" calcext:value-type="string">
            <text:p>N/A</text:p>
          </table:table-cell>
          <table:table-cell office:value-type="float" office:value="0.174544244" calcext:value-type="float">
            <text:p>0.174544244</text:p>
          </table:table-cell>
          <table:table-cell office:value-type="float" office:value="3.290001776" calcext:value-type="float">
            <text:p>3.290001776</text:p>
          </table:table-cell>
          <table:table-cell office:value-type="float" office:value="3.205114544" calcext:value-type="float">
            <text:p>3.205114544</text:p>
          </table:table-cell>
          <table:table-cell office:value-type="float" office:value="2.762919552" calcext:value-type="float">
            <text:p>2.762919552</text:p>
          </table:table-cell>
          <table:table-cell office:value-type="float" office:value="3.901971231" calcext:value-type="float">
            <text:p>3.90197123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EG_21</text:p>
          </table:table-cell>
          <table:table-cell table:formula="of:=EXACT([.A125];[.B125])" office:value-type="boolean" office:boolean-value="true" calcext:value-type="boolean">
            <text:p>TRUE</text:p>
          </table:table-cell>
          <table:table-cell office:value-type="string" calcext:value-type="string">
            <text:p>CONTROL ELEMENT</text:p>
          </table:table-cell>
          <table:table-cell office:value-type="string" calcext:value-type="string">
            <text:p>chr7</text:p>
          </table:table-cell>
          <table:table-cell office:value-type="float" office:value="46333879" calcext:value-type="float">
            <text:p>46333879</text:p>
          </table:table-cell>
          <table:table-cell office:value-type="float" office:value="46334347" calcext:value-type="float">
            <text:p>46334347</text:p>
          </table:table-cell>
          <table:table-cell office:value-type="float" office:value="0.244402037" calcext:value-type="float">
            <text:p>0.244402037</text:p>
          </table:table-cell>
          <table:table-cell office:value-type="float" office:value="1.190777241" calcext:value-type="float">
            <text:p>1.190777241</text:p>
          </table:table-cell>
          <table:table-cell office:value-type="float" office:value="0.935663816" calcext:value-type="float">
            <text:p>0.935663816</text:p>
          </table:table-cell>
          <table:table-cell office:value-type="float" office:value="1.422833767" calcext:value-type="float">
            <text:p>1.422833767</text:p>
          </table:table-cell>
          <table:table-cell office:value-type="float" office:value="1.213834139" calcext:value-type="float">
            <text:p>1.213834139</text:p>
          </table:table-cell>
          <table:table-cell office:value-type="string" calcext:value-type="string">
            <text:p>N/A</text:p>
          </table:table-cell>
          <table:table-cell office:value-type="float" office:value="0.071368006" calcext:value-type="float">
            <text:p>0.071368006</text:p>
          </table:table-cell>
          <table:table-cell office:value-type="float" office:value="1.344126984" calcext:value-type="float">
            <text:p>1.344126984</text:p>
          </table:table-cell>
          <table:table-cell office:value-type="float" office:value="1.386666667" calcext:value-type="float">
            <text:p>1.386666667</text:p>
          </table:table-cell>
          <table:table-cell office:value-type="float" office:value="1.234285714" calcext:value-type="float">
            <text:p>1.234285714</text:p>
          </table:table-cell>
          <table:table-cell office:value-type="float" office:value="1.411428571" calcext:value-type="float">
            <text:p>1.411428571</text:p>
          </table:table-cell>
          <table:table-cell office:value-type="string" calcext:value-type="string">
            <text:p>N/A</text:p>
          </table:table-cell>
          <table:table-cell office:value-type="float" office:value="0.199385924" calcext:value-type="float">
            <text:p>0.199385924</text:p>
          </table:table-cell>
          <table:table-cell office:value-type="float" office:value="1.167128347" calcext:value-type="float">
            <text:p>1.167128347</text:p>
          </table:table-cell>
          <table:table-cell office:value-type="float" office:value="0.936288089" calcext:value-type="float">
            <text:p>0.936288089</text:p>
          </table:table-cell>
          <table:table-cell office:value-type="float" office:value="1.163434903" calcext:value-type="float">
            <text:p>1.163434903</text:p>
          </table:table-cell>
          <table:table-cell office:value-type="float" office:value="1.40166205" calcext:value-type="float">
            <text:p>1.40166205</text:p>
          </table:table-cell>
          <table:table-cell office:value-type="string" calcext:value-type="string">
            <text:p>N/A</text:p>
          </table:table-cell>
          <table:table-cell office:value-type="float" office:value="0.118802281" calcext:value-type="float">
            <text:p>0.118802281</text:p>
          </table:table-cell>
          <table:table-cell office:value-type="float" office:value="1.44468237" calcext:value-type="float">
            <text:p>1.44468237</text:p>
          </table:table-cell>
          <table:table-cell office:value-type="float" office:value="1.642398287" calcext:value-type="float">
            <text:p>1.642398287</text:p>
          </table:table-cell>
          <table:table-cell office:value-type="float" office:value="1.334047109" calcext:value-type="float">
            <text:p>1.334047109</text:p>
          </table:table-cell>
          <table:table-cell office:value-type="float" office:value="1.357601713" calcext:value-type="float">
            <text:p>1.357601713</text:p>
          </table:table-cell>
          <table:table-cell office:value-type="string" calcext:value-type="string">
            <text:p>N/A</text:p>
          </table:table-cell>
          <table:table-cell office:value-type="float" office:value="0.199611887" calcext:value-type="float">
            <text:p>0.199611887</text:p>
          </table:table-cell>
          <table:table-cell office:value-type="float" office:value="1.526847422" calcext:value-type="float">
            <text:p>1.526847422</text:p>
          </table:table-cell>
          <table:table-cell office:value-type="float" office:value="1.849016481" calcext:value-type="float">
            <text:p>1.849016481</text:p>
          </table:table-cell>
          <table:table-cell office:value-type="float" office:value="1.488418015" calcext:value-type="float">
            <text:p>1.488418015</text:p>
          </table:table-cell>
          <table:table-cell office:value-type="float" office:value="1.243107769" calcext:value-type="float">
            <text:p>1.243107769</text:p>
          </table:table-cell>
          <table:table-cell office:value-type="string" calcext:value-type="string">
            <text:p>N/A</text:p>
          </table:table-cell>
          <table:table-cell office:value-type="float" office:value="0.134910297" calcext:value-type="float">
            <text:p>0.134910297</text:p>
          </table:table-cell>
          <table:table-cell office:value-type="float" office:value="1.500136188" calcext:value-type="float">
            <text:p>1.500136188</text:p>
          </table:table-cell>
          <table:table-cell office:value-type="float" office:value="1.279294002" calcext:value-type="float">
            <text:p>1.279294002</text:p>
          </table:table-cell>
          <table:table-cell office:value-type="float" office:value="1.544369995" calcext:value-type="float">
            <text:p>1.544369995</text:p>
          </table:table-cell>
          <table:table-cell office:value-type="float" office:value="1.676744566" calcext:value-type="float">
            <text:p>1.676744566</text:p>
          </table:table-cell>
          <table:table-cell office:value-type="string" calcext:value-type="string">
            <text:p>N/A</text:p>
          </table:table-cell>
          <table:table-cell office:value-type="float" office:value="0.371679268" calcext:value-type="float">
            <text:p>0.371679268</text:p>
          </table:table-cell>
          <table:table-cell office:value-type="float" office:value="1.406512989" calcext:value-type="float">
            <text:p>1.406512989</text:p>
          </table:table-cell>
          <table:table-cell office:value-type="float" office:value="1.205268935" calcext:value-type="float">
            <text:p>1.205268935</text:p>
          </table:table-cell>
          <table:table-cell office:value-type="float" office:value="1.014270033" calcext:value-type="float">
            <text:p>1.0142700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float" office:value="0.087031598" calcext:value-type="float">
            <text:p>0.087031598</text:p>
          </table:table-cell>
          <table:table-cell office:value-type="float" office:value="1.182028059" calcext:value-type="float">
            <text:p>1.182028059</text:p>
          </table:table-cell>
          <table:table-cell office:value-type="float" office:value="1.236014917" calcext:value-type="float">
            <text:p>1.236014917</text:p>
          </table:table-cell>
          <table:table-cell office:value-type="float" office:value="1.246670218" calcext:value-type="float">
            <text:p>1.246670218</text:p>
          </table:table-cell>
          <table:table-cell office:value-type="float" office:value="1.063399041" calcext:value-type="float">
            <text:p>1.06339904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EG_22</text:p>
          </table:table-cell>
          <table:table-cell table:formula="of:=EXACT([.A126];[.B126])" office:value-type="boolean" office:boolean-value="true" calcext:value-type="boolean">
            <text:p>TRUE</text:p>
          </table:table-cell>
          <table:table-cell office:value-type="string" calcext:value-type="string">
            <text:p>CONTROL ELEMENT</text:p>
          </table:table-cell>
          <table:table-cell office:value-type="string" calcext:value-type="string">
            <text:p>chr7</text:p>
          </table:table-cell>
          <table:table-cell office:value-type="float" office:value="46313331" calcext:value-type="float">
            <text:p>46313331</text:p>
          </table:table-cell>
          <table:table-cell office:value-type="float" office:value="46314018" calcext:value-type="float">
            <text:p>46314018</text:p>
          </table:table-cell>
          <table:table-cell office:value-type="float" office:value="0.06794148196" calcext:value-type="float">
            <text:p>0.06794148196</text:p>
          </table:table-cell>
          <table:table-cell office:value-type="float" office:value="1.080203297" calcext:value-type="float">
            <text:p>1.080203297</text:p>
          </table:table-cell>
          <table:table-cell office:value-type="float" office:value="1.018222388" calcext:value-type="float">
            <text:p>1.018222388</text:p>
          </table:table-cell>
          <table:table-cell office:value-type="float" office:value="1.152844924" calcext:value-type="float">
            <text:p>1.152844924</text:p>
          </table:table-cell>
          <table:table-cell office:value-type="float" office:value="1.069542581" calcext:value-type="float">
            <text:p>1.069542581</text:p>
          </table:table-cell>
          <table:table-cell office:value-type="string" calcext:value-type="string">
            <text:p>N/A</text:p>
          </table:table-cell>
          <table:table-cell office:value-type="float" office:value="0.093645224" calcext:value-type="float">
            <text:p>0.093645224</text:p>
          </table:table-cell>
          <table:table-cell office:value-type="float" office:value="1.504761905" calcext:value-type="float">
            <text:p>1.504761905</text:p>
          </table:table-cell>
          <table:table-cell office:value-type="float" office:value="1.472380952" calcext:value-type="float">
            <text:p>1.472380952</text:p>
          </table:table-cell>
          <table:table-cell office:value-type="float" office:value="1.659047619" calcext:value-type="float">
            <text:p>1.659047619</text:p>
          </table:table-cell>
          <table:table-cell office:value-type="float" office:value="1.382857143" calcext:value-type="float">
            <text:p>1.382857143</text:p>
          </table:table-cell>
          <table:table-cell office:value-type="string" calcext:value-type="string">
            <text:p>N/A</text:p>
          </table:table-cell>
          <table:table-cell office:value-type="float" office:value="0.382378284" calcext:value-type="float">
            <text:p>0.382378284</text:p>
          </table:table-cell>
          <table:table-cell office:value-type="float" office:value="1.163434903" calcext:value-type="float">
            <text:p>1.163434903</text:p>
          </table:table-cell>
          <table:table-cell office:value-type="float" office:value="0.698060942" calcext:value-type="float">
            <text:p>0.698060942</text:p>
          </table:table-cell>
          <table:table-cell office:value-type="float" office:value="1.207756233" calcext:value-type="float">
            <text:p>1.207756233</text:p>
          </table:table-cell>
          <table:table-cell office:value-type="float" office:value="1.584487535" calcext:value-type="float">
            <text:p>1.584487535</text:p>
          </table:table-cell>
          <table:table-cell office:value-type="string" calcext:value-type="string">
            <text:p>N/A</text:p>
          </table:table-cell>
          <table:table-cell office:value-type="float" office:value="0.148483272" calcext:value-type="float">
            <text:p>0.148483272</text:p>
          </table:table-cell>
          <table:table-cell office:value-type="float" office:value="1.216987866" calcext:value-type="float">
            <text:p>1.216987866</text:p>
          </table:table-cell>
          <table:table-cell office:value-type="float" office:value="1.406852248" calcext:value-type="float">
            <text:p>1.406852248</text:p>
          </table:table-cell>
          <table:table-cell office:value-type="float" office:value="1.197002141" calcext:value-type="float">
            <text:p>1.197002141</text:p>
          </table:table-cell>
          <table:table-cell office:value-type="float" office:value="1.047109208" calcext:value-type="float">
            <text:p>1.047109208</text:p>
          </table:table-cell>
          <table:table-cell office:value-type="string" calcext:value-type="string">
            <text:p>N/A</text:p>
          </table:table-cell>
          <table:table-cell office:value-type="float" office:value="0.013241051" calcext:value-type="float">
            <text:p>0.013241051</text:p>
          </table:table-cell>
          <table:table-cell office:value-type="float" office:value="1.889471153" calcext:value-type="float">
            <text:p>1.889471153</text:p>
          </table:table-cell>
          <table:table-cell office:value-type="float" office:value="1.916305916" calcext:value-type="float">
            <text:p>1.916305916</text:p>
          </table:table-cell>
          <table:table-cell office:value-type="float" office:value="1.866788183" calcext:value-type="float">
            <text:p>1.866788183</text:p>
          </table:table-cell>
          <table:table-cell office:value-type="float" office:value="1.885319359" calcext:value-type="float">
            <text:p>1.885319359</text:p>
          </table:table-cell>
          <table:table-cell office:value-type="string" calcext:value-type="string">
            <text:p>N/A</text:p>
          </table:table-cell>
          <table:table-cell office:value-type="float" office:value="0.077906542" calcext:value-type="float">
            <text:p>0.077906542</text:p>
          </table:table-cell>
          <table:table-cell office:value-type="float" office:value="1.43084382" calcext:value-type="float">
            <text:p>1.43084382</text:p>
          </table:table-cell>
          <table:table-cell office:value-type="float" office:value="1.357084491" calcext:value-type="float">
            <text:p>1.357084491</text:p>
          </table:table-cell>
          <table:table-cell office:value-type="float" office:value="1.559078281" calcext:value-type="float">
            <text:p>1.559078281</text:p>
          </table:table-cell>
          <table:table-cell office:value-type="float" office:value="1.376368688" calcext:value-type="float">
            <text:p>1.376368688</text:p>
          </table:table-cell>
          <table:table-cell office:value-type="string" calcext:value-type="string">
            <text:p>N/A</text:p>
          </table:table-cell>
          <table:table-cell office:value-type="float" office:value="0.387691583" calcext:value-type="float">
            <text:p>0.387691583</text:p>
          </table:table-cell>
          <table:table-cell office:value-type="float" office:value="1.740944018" calcext:value-type="float">
            <text:p>1.740944018</text:p>
          </table:table-cell>
          <table:table-cell office:value-type="float" office:value="2.520307355" calcext:value-type="float">
            <text:p>2.520307355</text:p>
          </table:table-cell>
          <table:table-cell office:value-type="float" office:value="1.350164654" calcext:value-type="float">
            <text:p>1.350164654</text:p>
          </table:table-cell>
          <table:table-cell office:value-type="float" office:value="1.352360044" calcext:value-type="float">
            <text:p>1.352360044</text:p>
          </table:table-cell>
          <table:table-cell office:value-type="string" calcext:value-type="string">
            <text:p>N/A</text:p>
          </table:table-cell>
          <table:table-cell office:value-type="float" office:value="0.050304543" calcext:value-type="float">
            <text:p>0.050304543</text:p>
          </table:table-cell>
          <table:table-cell office:value-type="float" office:value="1.136920618" calcext:value-type="float">
            <text:p>1.136920618</text:p>
          </table:table-cell>
          <table:table-cell office:value-type="float" office:value="1.071923282" calcext:value-type="float">
            <text:p>1.071923282</text:p>
          </table:table-cell>
          <table:table-cell office:value-type="float" office:value="1.179541822" calcext:value-type="float">
            <text:p>1.179541822</text:p>
          </table:table-cell>
          <table:table-cell office:value-type="float" office:value="1.15929675" calcext:value-type="float">
            <text:p>1.1592967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EG_23</text:p>
          </table:table-cell>
          <table:table-cell table:formula="of:=EXACT([.A127];[.B127])" office:value-type="boolean" office:boolean-value="true" calcext:value-type="boolean">
            <text:p>TRUE</text:p>
          </table:table-cell>
          <table:table-cell office:value-type="string" calcext:value-type="string">
            <text:p>CONTROL ELEMENT</text:p>
          </table:table-cell>
          <table:table-cell office:value-type="string" calcext:value-type="string">
            <text:p>chr11</text:p>
          </table:table-cell>
          <table:table-cell office:value-type="float" office:value="53635992" calcext:value-type="float">
            <text:p>53635992</text:p>
          </table:table-cell>
          <table:table-cell office:value-type="float" office:value="53636585" calcext:value-type="float">
            <text:p>53636585</text:p>
          </table:table-cell>
          <table:table-cell office:value-type="float" office:value="0.1606975551" calcext:value-type="float">
            <text:p>0.1606975551</text:p>
          </table:table-cell>
          <table:table-cell office:value-type="float" office:value="0.966902194" calcext:value-type="float">
            <text:p>0.966902194</text:p>
          </table:table-cell>
          <table:table-cell office:value-type="float" office:value="1.100037189" calcext:value-type="float">
            <text:p>1.100037189</text:p>
          </table:table-cell>
          <table:table-cell office:value-type="float" office:value="1.01227222" calcext:value-type="float">
            <text:p>1.01227222</text:p>
          </table:table-cell>
          <table:table-cell office:value-type="float" office:value="0.788397174" calcext:value-type="float">
            <text:p>0.788397174</text:p>
          </table:table-cell>
          <table:table-cell office:value-type="string" calcext:value-type="string">
            <text:p>N/A</text:p>
          </table:table-cell>
          <table:table-cell office:value-type="float" office:value="0.152827202" calcext:value-type="float">
            <text:p>0.152827202</text:p>
          </table:table-cell>
          <table:table-cell office:value-type="float" office:value="0.746666667" calcext:value-type="float">
            <text:p>0.746666667</text:p>
          </table:table-cell>
          <table:table-cell office:value-type="float" office:value="0.832380952" calcext:value-type="float">
            <text:p>0.832380952</text:p>
          </table:table-cell>
          <table:table-cell office:value-type="float" office:value="0.79047619" calcext:value-type="float">
            <text:p>0.79047619</text:p>
          </table:table-cell>
          <table:table-cell office:value-type="float" office:value="0.617142857" calcext:value-type="float">
            <text:p>0.617142857</text:p>
          </table:table-cell>
          <table:table-cell office:value-type="string" calcext:value-type="string">
            <text:p>N/A</text:p>
          </table:table-cell>
          <table:table-cell office:value-type="float" office:value="0.826450907" calcext:value-type="float">
            <text:p>0.826450907</text:p>
          </table:table-cell>
          <table:table-cell office:value-type="float" office:value="1.048938135" calcext:value-type="float">
            <text:p>1.048938135</text:p>
          </table:table-cell>
          <table:table-cell office:value-type="float" office:value="0.537396122" calcext:value-type="float">
            <text:p>0.537396122</text:p>
          </table:table-cell>
          <table:table-cell office:value-type="float" office:value="2.049861496" calcext:value-type="float">
            <text:p>2.049861496</text:p>
          </table:table-cell>
          <table:table-cell office:value-type="float" office:value="0.559556787" calcext:value-type="float">
            <text:p>0.559556787</text:p>
          </table:table-cell>
          <table:table-cell office:value-type="string" calcext:value-type="string">
            <text:p>N/A</text:p>
          </table:table-cell>
          <table:table-cell office:value-type="float" office:value="0.233985922" calcext:value-type="float">
            <text:p>0.233985922</text:p>
          </table:table-cell>
          <table:table-cell office:value-type="float" office:value="0.850107066" calcext:value-type="float">
            <text:p>0.850107066</text:p>
          </table:table-cell>
          <table:table-cell office:value-type="float" office:value="0.950749465" calcext:value-type="float">
            <text:p>0.950749465</text:p>
          </table:table-cell>
          <table:table-cell office:value-type="float" office:value="0.978586724" calcext:value-type="float">
            <text:p>0.978586724</text:p>
          </table:table-cell>
          <table:table-cell office:value-type="float" office:value="0.620985011" calcext:value-type="float">
            <text:p>0.620985011</text:p>
          </table:table-cell>
          <table:table-cell office:value-type="string" calcext:value-type="string">
            <text:p>N/A</text:p>
          </table:table-cell>
          <table:table-cell office:value-type="float" office:value="0.38854092" calcext:value-type="float">
            <text:p>0.38854092</text:p>
          </table:table-cell>
          <table:table-cell office:value-type="float" office:value="1.425179109" calcext:value-type="float">
            <text:p>1.425179109</text:p>
          </table:table-cell>
          <table:table-cell office:value-type="float" office:value="2.064403433" calcext:value-type="float">
            <text:p>2.064403433</text:p>
          </table:table-cell>
          <table:table-cell office:value-type="float" office:value="1.09242804" calcext:value-type="float">
            <text:p>1.09242804</text:p>
          </table:table-cell>
          <table:table-cell office:value-type="float" office:value="1.118705856" calcext:value-type="float">
            <text:p>1.118705856</text:p>
          </table:table-cell>
          <table:table-cell office:value-type="string" calcext:value-type="string">
            <text:p>N/A</text:p>
          </table:table-cell>
          <table:table-cell office:value-type="float" office:value="0.117516028" calcext:value-type="float">
            <text:p>0.117516028</text:p>
          </table:table-cell>
          <table:table-cell office:value-type="float" office:value="0.823772948" calcext:value-type="float">
            <text:p>0.823772948</text:p>
          </table:table-cell>
          <table:table-cell office:value-type="float" office:value="0.749142017" calcext:value-type="float">
            <text:p>0.749142017</text:p>
          </table:table-cell>
          <table:table-cell office:value-type="float" office:value="0.933159013" calcext:value-type="float">
            <text:p>0.933159013</text:p>
          </table:table-cell>
          <table:table-cell office:value-type="float" office:value="0.789017813" calcext:value-type="float">
            <text:p>0.789017813</text:p>
          </table:table-cell>
          <table:table-cell office:value-type="string" calcext:value-type="string">
            <text:p>N/A</text:p>
          </table:table-cell>
          <table:table-cell office:value-type="float" office:value="0.319135392" calcext:value-type="float">
            <text:p>0.319135392</text:p>
          </table:table-cell>
          <table:table-cell office:value-type="float" office:value="1.058909623" calcext:value-type="float">
            <text:p>1.058909623</text:p>
          </table:table-cell>
          <table:table-cell office:value-type="float" office:value="0.854006586" calcext:value-type="float">
            <text:p>0.854006586</text:p>
          </table:table-cell>
          <table:table-cell office:value-type="float" office:value="1.44895719" calcext:value-type="float">
            <text:p>1.44895719</text:p>
          </table:table-cell>
          <table:table-cell office:value-type="float" office:value="0.873765093" calcext:value-type="float">
            <text:p>0.873765093</text:p>
          </table:table-cell>
          <table:table-cell office:value-type="string" calcext:value-type="string">
            <text:p>N/A</text:p>
          </table:table-cell>
          <table:table-cell office:value-type="float" office:value="0.170022541" calcext:value-type="float">
            <text:p>0.170022541</text:p>
          </table:table-cell>
          <table:table-cell office:value-type="float" office:value="0.646776771" calcext:value-type="float">
            <text:p>0.646776771</text:p>
          </table:table-cell>
          <table:table-cell office:value-type="float" office:value="0.577517315" calcext:value-type="float">
            <text:p>0.577517315</text:p>
          </table:table-cell>
          <table:table-cell office:value-type="float" office:value="0.773574853" calcext:value-type="float">
            <text:p>0.773574853</text:p>
          </table:table-cell>
          <table:table-cell office:value-type="float" office:value="0.589238146" calcext:value-type="float">
            <text:p>0.58923814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EG_24</text:p>
          </table:table-cell>
          <table:table-cell table:formula="of:=EXACT([.A128];[.B128])" office:value-type="boolean" office:boolean-value="true" calcext:value-type="boolean">
            <text:p>TRUE</text:p>
          </table:table-cell>
          <table:table-cell office:value-type="string" calcext:value-type="string">
            <text:p>CONTROL ELEMENT</text:p>
          </table:table-cell>
          <table:table-cell office:value-type="string" calcext:value-type="string">
            <text:p>chr7</text:p>
          </table:table-cell>
          <table:table-cell office:value-type="float" office:value="142570549" calcext:value-type="float">
            <text:p>142570549</text:p>
          </table:table-cell>
          <table:table-cell office:value-type="float" office:value="142570867" calcext:value-type="float">
            <text:p>142570867</text:p>
          </table:table-cell>
          <table:table-cell office:value-type="float" office:value="0.593881555" calcext:value-type="float">
            <text:p>0.593881555</text:p>
          </table:table-cell>
          <table:table-cell office:value-type="float" office:value="2.914342383" calcext:value-type="float">
            <text:p>2.914342383</text:p>
          </table:table-cell>
          <table:table-cell office:value-type="float" office:value="3.556712533" calcext:value-type="float">
            <text:p>3.556712533</text:p>
          </table:table-cell>
          <table:table-cell office:value-type="float" office:value="2.801041279" calcext:value-type="float">
            <text:p>2.801041279</text:p>
          </table:table-cell>
          <table:table-cell office:value-type="float" office:value="2.385273336" calcext:value-type="float">
            <text:p>2.385273336</text:p>
          </table:table-cell>
          <table:table-cell office:value-type="string" calcext:value-type="string">
            <text:p>N/A</text:p>
          </table:table-cell>
          <table:table-cell office:value-type="float" office:value="0.05364373" calcext:value-type="float">
            <text:p>0.05364373</text:p>
          </table:table-cell>
          <table:table-cell office:value-type="float" office:value="3.113015873" calcext:value-type="float">
            <text:p>3.113015873</text:p>
          </table:table-cell>
          <table:table-cell office:value-type="float" office:value="2.952380952" calcext:value-type="float">
            <text:p>2.952380952</text:p>
          </table:table-cell>
          <table:table-cell office:value-type="float" office:value="3.285714286" calcext:value-type="float">
            <text:p>3.285714286</text:p>
          </table:table-cell>
          <table:table-cell office:value-type="float" office:value="3.100952381" calcext:value-type="float">
            <text:p>3.100952381</text:p>
          </table:table-cell>
          <table:table-cell office:value-type="string" calcext:value-type="string">
            <text:p>N/A</text:p>
          </table:table-cell>
          <table:table-cell office:value-type="float" office:value="0.255720704" calcext:value-type="float">
            <text:p>0.255720704</text:p>
          </table:table-cell>
          <table:table-cell office:value-type="float" office:value="3.981532779" calcext:value-type="float">
            <text:p>3.981532779</text:p>
          </table:table-cell>
          <table:table-cell office:value-type="float" office:value="2.997229917" calcext:value-type="float">
            <text:p>2.997229917</text:p>
          </table:table-cell>
          <table:table-cell office:value-type="float" office:value="3.916897507" calcext:value-type="float">
            <text:p>3.916897507</text:p>
          </table:table-cell>
          <table:table-cell office:value-type="float" office:value="5.030470914" calcext:value-type="float">
            <text:p>5.030470914</text:p>
          </table:table-cell>
          <table:table-cell office:value-type="string" calcext:value-type="string">
            <text:p>N/A</text:p>
          </table:table-cell>
          <table:table-cell office:value-type="float" office:value="0.138369864" calcext:value-type="float">
            <text:p>0.138369864</text:p>
          </table:table-cell>
          <table:table-cell office:value-type="float" office:value="3.80799429" calcext:value-type="float">
            <text:p>3.80799429</text:p>
          </table:table-cell>
          <table:table-cell office:value-type="float" office:value="3.822269807" calcext:value-type="float">
            <text:p>3.822269807</text:p>
          </table:table-cell>
          <table:table-cell office:value-type="float" office:value="3.274089936" calcext:value-type="float">
            <text:p>3.274089936</text:p>
          </table:table-cell>
          <table:table-cell office:value-type="float" office:value="4.327623126" calcext:value-type="float">
            <text:p>4.327623126</text:p>
          </table:table-cell>
          <table:table-cell office:value-type="string" calcext:value-type="string">
            <text:p>N/A</text:p>
          </table:table-cell>
          <table:table-cell office:value-type="float" office:value="0.09176226" calcext:value-type="float">
            <text:p>0.09176226</text:p>
          </table:table-cell>
          <table:table-cell office:value-type="float" office:value="4.536644642" calcext:value-type="float">
            <text:p>4.536644642</text:p>
          </table:table-cell>
          <table:table-cell office:value-type="float" office:value="4.879319511" calcext:value-type="float">
            <text:p>4.879319511</text:p>
          </table:table-cell>
          <table:table-cell office:value-type="float" office:value="4.657249184" calcext:value-type="float">
            <text:p>4.657249184</text:p>
          </table:table-cell>
          <table:table-cell office:value-type="float" office:value="4.073365231" calcext:value-type="float">
            <text:p>4.073365231</text:p>
          </table:table-cell>
          <table:table-cell office:value-type="string" calcext:value-type="string">
            <text:p>N/A</text:p>
          </table:table-cell>
          <table:table-cell office:value-type="float" office:value="0.082799074" calcext:value-type="float">
            <text:p>0.082799074</text:p>
          </table:table-cell>
          <table:table-cell office:value-type="float" office:value="3.551015961" calcext:value-type="float">
            <text:p>3.551015961</text:p>
          </table:table-cell>
          <table:table-cell office:value-type="float" office:value="3.278640301" calcext:value-type="float">
            <text:p>3.278640301</text:p>
          </table:table-cell>
          <table:table-cell office:value-type="float" office:value="3.511684916" calcext:value-type="float">
            <text:p>3.511684916</text:p>
          </table:table-cell>
          <table:table-cell office:value-type="float" office:value="3.862722667" calcext:value-type="float">
            <text:p>3.862722667</text:p>
          </table:table-cell>
          <table:table-cell office:value-type="string" calcext:value-type="string">
            <text:p>N/A</text:p>
          </table:table-cell>
          <table:table-cell office:value-type="float" office:value="0.194628409" calcext:value-type="float">
            <text:p>0.194628409</text:p>
          </table:table-cell>
          <table:table-cell office:value-type="float" office:value="8.090010977" calcext:value-type="float">
            <text:p>8.090010977</text:p>
          </table:table-cell>
          <table:table-cell office:value-type="float" office:value="7.150384193" calcext:value-type="float">
            <text:p>7.150384193</text:p>
          </table:table-cell>
          <table:table-cell office:value-type="float" office:value="9.907793633" calcext:value-type="float">
            <text:p>9.907793633</text:p>
          </table:table-cell>
          <table:table-cell office:value-type="float" office:value="7.211855104" calcext:value-type="float">
            <text:p>7.211855104</text:p>
          </table:table-cell>
          <table:table-cell office:value-type="string" calcext:value-type="string">
            <text:p>N/A</text:p>
          </table:table-cell>
          <table:table-cell office:value-type="float" office:value="0.057137378" calcext:value-type="float">
            <text:p>0.057137378</text:p>
          </table:table-cell>
          <table:table-cell office:value-type="float" office:value="3.027526194" calcext:value-type="float">
            <text:p>3.027526194</text:p>
          </table:table-cell>
          <table:table-cell office:value-type="float" office:value="3.223228556" calcext:value-type="float">
            <text:p>3.223228556</text:p>
          </table:table-cell>
          <table:table-cell office:value-type="float" office:value="2.964304742" calcext:value-type="float">
            <text:p>2.964304742</text:p>
          </table:table-cell>
          <table:table-cell office:value-type="float" office:value="2.895045285" calcext:value-type="float">
            <text:p>2.89504528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EG_25</text:p>
          </table:table-cell>
          <table:table-cell table:formula="of:=EXACT([.A129];[.B129])" office:value-type="boolean" office:boolean-value="true" calcext:value-type="boolean">
            <text:p>TRUE</text:p>
          </table:table-cell>
          <table:table-cell office:value-type="string" calcext:value-type="string">
            <text:p>CONTROL ELEMENT</text:p>
          </table:table-cell>
          <table:table-cell office:value-type="string" calcext:value-type="string">
            <text:p>chr7</text:p>
          </table:table-cell>
          <table:table-cell office:value-type="float" office:value="142572957" calcext:value-type="float">
            <text:p>142572957</text:p>
          </table:table-cell>
          <table:table-cell office:value-type="float" office:value="142573516" calcext:value-type="float">
            <text:p>142573516</text:p>
          </table:table-cell>
          <table:table-cell office:value-type="float" office:value="0.05462709241" calcext:value-type="float">
            <text:p>0.05462709241</text:p>
          </table:table-cell>
          <table:table-cell office:value-type="float" office:value="1.310028511" calcext:value-type="float">
            <text:p>1.310028511</text:p>
          </table:table-cell>
          <table:table-cell office:value-type="float" office:value="1.259204165" calcext:value-type="float">
            <text:p>1.259204165</text:p>
          </table:table-cell>
          <table:table-cell office:value-type="float" office:value="1.367794719" calcext:value-type="float">
            <text:p>1.367794719</text:p>
          </table:table-cell>
          <table:table-cell office:value-type="float" office:value="1.303086649" calcext:value-type="float">
            <text:p>1.303086649</text:p>
          </table:table-cell>
          <table:table-cell office:value-type="string" calcext:value-type="string">
            <text:p>N/A</text:p>
          </table:table-cell>
          <table:table-cell office:value-type="float" office:value="0.164050208" calcext:value-type="float">
            <text:p>0.164050208</text:p>
          </table:table-cell>
          <table:table-cell office:value-type="float" office:value="0.999365079" calcext:value-type="float">
            <text:p>0.999365079</text:p>
          </table:table-cell>
          <table:table-cell office:value-type="float" office:value="0.881904762" calcext:value-type="float">
            <text:p>0.881904762</text:p>
          </table:table-cell>
          <table:table-cell office:value-type="float" office:value="0.92952381" calcext:value-type="float">
            <text:p>0.92952381</text:p>
          </table:table-cell>
          <table:table-cell office:value-type="float" office:value="1.186666667" calcext:value-type="float">
            <text:p>1.186666667</text:p>
          </table:table-cell>
          <table:table-cell office:value-type="string" calcext:value-type="string">
            <text:p>N/A</text:p>
          </table:table-cell>
          <table:table-cell office:value-type="float" office:value="0.292980664" calcext:value-type="float">
            <text:p>0.292980664</text:p>
          </table:table-cell>
          <table:table-cell office:value-type="float" office:value="1.084025854" calcext:value-type="float">
            <text:p>1.084025854</text:p>
          </table:table-cell>
          <table:table-cell office:value-type="float" office:value="0.980609418" calcext:value-type="float">
            <text:p>0.980609418</text:p>
          </table:table-cell>
          <table:table-cell office:value-type="float" office:value="1.440443213" calcext:value-type="float">
            <text:p>1.440443213</text:p>
          </table:table-cell>
          <table:table-cell office:value-type="float" office:value="0.831024931" calcext:value-type="float">
            <text:p>0.831024931</text:p>
          </table:table-cell>
          <table:table-cell office:value-type="string" calcext:value-type="string">
            <text:p>N/A</text:p>
          </table:table-cell>
          <table:table-cell office:value-type="float" office:value="0.016747346" calcext:value-type="float">
            <text:p>0.016747346</text:p>
          </table:table-cell>
          <table:table-cell office:value-type="float" office:value="1.29764454" calcext:value-type="float">
            <text:p>1.29764454</text:p>
          </table:table-cell>
          <table:table-cell office:value-type="float" office:value="1.274089936" calcext:value-type="float">
            <text:p>1.274089936</text:p>
          </table:table-cell>
          <table:table-cell office:value-type="float" office:value="1.316916488" calcext:value-type="float">
            <text:p>1.316916488</text:p>
          </table:table-cell>
          <table:table-cell office:value-type="float" office:value="1.301927195" calcext:value-type="float">
            <text:p>1.301927195</text:p>
          </table:table-cell>
          <table:table-cell office:value-type="string" calcext:value-type="string">
            <text:p>N/A</text:p>
          </table:table-cell>
          <table:table-cell office:value-type="float" office:value="0.095151149" calcext:value-type="float">
            <text:p>0.095151149</text:p>
          </table:table-cell>
          <table:table-cell office:value-type="float" office:value="1.357231462" calcext:value-type="float">
            <text:p>1.357231462</text:p>
          </table:table-cell>
          <table:table-cell office:value-type="float" office:value="1.215918584" calcext:value-type="float">
            <text:p>1.215918584</text:p>
          </table:table-cell>
          <table:table-cell office:value-type="float" office:value="1.469127364" calcext:value-type="float">
            <text:p>1.469127364</text:p>
          </table:table-cell>
          <table:table-cell office:value-type="float" office:value="1.386648439" calcext:value-type="float">
            <text:p>1.386648439</text:p>
          </table:table-cell>
          <table:table-cell office:value-type="string" calcext:value-type="string">
            <text:p>N/A</text:p>
          </table:table-cell>
          <table:table-cell office:value-type="float" office:value="0.199763675" calcext:value-type="float">
            <text:p>0.199763675</text:p>
          </table:table-cell>
          <table:table-cell office:value-type="float" office:value="1.190499537" calcext:value-type="float">
            <text:p>1.190499537</text:p>
          </table:table-cell>
          <table:table-cell office:value-type="float" office:value="0.955058016" calcext:value-type="float">
            <text:p>0.955058016</text:p>
          </table:table-cell>
          <table:table-cell office:value-type="float" office:value="1.185814676" calcext:value-type="float">
            <text:p>1.185814676</text:p>
          </table:table-cell>
          <table:table-cell office:value-type="float" office:value="1.430625919" calcext:value-type="float">
            <text:p>1.430625919</text:p>
          </table:table-cell>
          <table:table-cell office:value-type="string" calcext:value-type="string">
            <text:p>N/A</text:p>
          </table:table-cell>
          <table:table-cell office:value-type="float" office:value="0.364052492" calcext:value-type="float">
            <text:p>0.364052492</text:p>
          </table:table-cell>
          <table:table-cell office:value-type="float" office:value="1.015733626" calcext:value-type="float">
            <text:p>1.015733626</text:p>
          </table:table-cell>
          <table:table-cell office:value-type="float" office:value="1.071350165" calcext:value-type="float">
            <text:p>1.071350165</text:p>
          </table:table-cell>
          <table:table-cell office:value-type="float" office:value="0.62129528" calcext:value-type="float">
            <text:p>0.62129528</text:p>
          </table:table-cell>
          <table:table-cell office:value-type="float" office:value="1.354555434" calcext:value-type="float">
            <text:p>1.354555434</text:p>
          </table:table-cell>
          <table:table-cell office:value-type="string" calcext:value-type="string">
            <text:p>N/A</text:p>
          </table:table-cell>
          <table:table-cell office:value-type="float" office:value="0.209845144" calcext:value-type="float">
            <text:p>0.209845144</text:p>
          </table:table-cell>
          <table:table-cell office:value-type="float" office:value="0.974604866" calcext:value-type="float">
            <text:p>0.974604866</text:p>
          </table:table-cell>
          <table:table-cell office:value-type="float" office:value="0.74054342" calcext:value-type="float">
            <text:p>0.74054342</text:p>
          </table:table-cell>
          <table:table-cell office:value-type="float" office:value="1.118806606" calcext:value-type="float">
            <text:p>1.118806606</text:p>
          </table:table-cell>
          <table:table-cell office:value-type="float" office:value="1.064464571" calcext:value-type="float">
            <text:p>1.06446457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EG_3</text:p>
          </table:table-cell>
          <table:table-cell table:formula="of:=EXACT([.A130];[.B130])" office:value-type="boolean" office:boolean-value="true" calcext:value-type="boolean">
            <text:p>TRUE</text:p>
          </table:table-cell>
          <table:table-cell office:value-type="string" calcext:value-type="string">
            <text:p>CONTROL ELEMENT</text:p>
          </table:table-cell>
          <table:table-cell office:value-type="string" calcext:value-type="string">
            <text:p>chr17</text:p>
          </table:table-cell>
          <table:table-cell office:value-type="float" office:value="81445251" calcext:value-type="float">
            <text:p>81445251</text:p>
          </table:table-cell>
          <table:table-cell office:value-type="float" office:value="81446167" calcext:value-type="float">
            <text:p>81446167</text:p>
          </table:table-cell>
          <table:table-cell office:value-type="float" office:value="0.1078886655" calcext:value-type="float">
            <text:p>0.1078886655</text:p>
          </table:table-cell>
          <table:table-cell office:value-type="float" office:value="0.876657989" calcext:value-type="float">
            <text:p>0.876657989</text:p>
          </table:table-cell>
          <table:table-cell office:value-type="float" office:value="0.905912979" calcext:value-type="float">
            <text:p>0.905912979</text:p>
          </table:table-cell>
          <table:table-cell office:value-type="float" office:value="0.966902194" calcext:value-type="float">
            <text:p>0.966902194</text:p>
          </table:table-cell>
          <table:table-cell office:value-type="float" office:value="0.757158795" calcext:value-type="float">
            <text:p>0.757158795</text:p>
          </table:table-cell>
          <table:table-cell office:value-type="string" calcext:value-type="string">
            <text:p>N/A</text:p>
          </table:table-cell>
          <table:table-cell office:value-type="float" office:value="0.125261425" calcext:value-type="float">
            <text:p>0.125261425</text:p>
          </table:table-cell>
          <table:table-cell office:value-type="float" office:value="1.013968254" calcext:value-type="float">
            <text:p>1.013968254</text:p>
          </table:table-cell>
          <table:table-cell office:value-type="float" office:value="1.024761905" calcext:value-type="float">
            <text:p>1.024761905</text:p>
          </table:table-cell>
          <table:table-cell office:value-type="float" office:value="1.135238095" calcext:value-type="float">
            <text:p>1.135238095</text:p>
          </table:table-cell>
          <table:table-cell office:value-type="float" office:value="0.881904762" calcext:value-type="float">
            <text:p>0.881904762</text:p>
          </table:table-cell>
          <table:table-cell office:value-type="string" calcext:value-type="string">
            <text:p>N/A</text:p>
          </table:table-cell>
          <table:table-cell office:value-type="float" office:value="0.272119902" calcext:value-type="float">
            <text:p>0.272119902</text:p>
          </table:table-cell>
          <table:table-cell office:value-type="float" office:value="0.962142198" calcext:value-type="float">
            <text:p>0.962142198</text:p>
          </table:table-cell>
          <table:table-cell office:value-type="float" office:value="0.869806094" calcext:value-type="float">
            <text:p>0.869806094</text:p>
          </table:table-cell>
          <table:table-cell office:value-type="float" office:value="0.75900277" calcext:value-type="float">
            <text:p>0.75900277</text:p>
          </table:table-cell>
          <table:table-cell office:value-type="float" office:value="1.257617729" calcext:value-type="float">
            <text:p>1.257617729</text:p>
          </table:table-cell>
          <table:table-cell office:value-type="string" calcext:value-type="string">
            <text:p>N/A</text:p>
          </table:table-cell>
          <table:table-cell office:value-type="float" office:value="0.035722117" calcext:value-type="float">
            <text:p>0.035722117</text:p>
          </table:table-cell>
          <table:table-cell office:value-type="float" office:value="1.144182727" calcext:value-type="float">
            <text:p>1.144182727</text:p>
          </table:table-cell>
          <table:table-cell office:value-type="float" office:value="1.190578158" calcext:value-type="float">
            <text:p>1.190578158</text:p>
          </table:table-cell>
          <table:table-cell office:value-type="float" office:value="1.128479657" calcext:value-type="float">
            <text:p>1.128479657</text:p>
          </table:table-cell>
          <table:table-cell office:value-type="float" office:value="1.113490364" calcext:value-type="float">
            <text:p>1.113490364</text:p>
          </table:table-cell>
          <table:table-cell office:value-type="string" calcext:value-type="string">
            <text:p>N/A</text:p>
          </table:table-cell>
          <table:table-cell office:value-type="float" office:value="0.160796984" calcext:value-type="float">
            <text:p>0.160796984</text:p>
          </table:table-cell>
          <table:table-cell office:value-type="float" office:value="1.116528695" calcext:value-type="float">
            <text:p>1.116528695</text:p>
          </table:table-cell>
          <table:table-cell office:value-type="float" office:value="1.104579631" calcext:value-type="float">
            <text:p>1.104579631</text:p>
          </table:table-cell>
          <table:table-cell office:value-type="float" office:value="1.301739196" calcext:value-type="float">
            <text:p>1.301739196</text:p>
          </table:table-cell>
          <table:table-cell office:value-type="float" office:value="0.943267259" calcext:value-type="float">
            <text:p>0.943267259</text:p>
          </table:table-cell>
          <table:table-cell office:value-type="string" calcext:value-type="string">
            <text:p>N/A</text:p>
          </table:table-cell>
          <table:table-cell office:value-type="float" office:value="0.104215106" calcext:value-type="float">
            <text:p>0.104215106</text:p>
          </table:table-cell>
          <table:table-cell office:value-type="float" office:value="1.044397233" calcext:value-type="float">
            <text:p>1.044397233</text:p>
          </table:table-cell>
          <table:table-cell office:value-type="float" office:value="1.043961432" calcext:value-type="float">
            <text:p>1.043961432</text:p>
          </table:table-cell>
          <table:table-cell office:value-type="float" office:value="0.935773819" calcext:value-type="float">
            <text:p>0.935773819</text:p>
          </table:table-cell>
          <table:table-cell office:value-type="float" office:value="1.153456447" calcext:value-type="float">
            <text:p>1.153456447</text:p>
          </table:table-cell>
          <table:table-cell office:value-type="string" calcext:value-type="string">
            <text:p>N/A</text:p>
          </table:table-cell>
          <table:table-cell office:value-type="float" office:value="0.146224298" calcext:value-type="float">
            <text:p>0.146224298</text:p>
          </table:table-cell>
          <table:table-cell office:value-type="float" office:value="1.166483718" calcext:value-type="float">
            <text:p>1.166483718</text:p>
          </table:table-cell>
          <table:table-cell office:value-type="float" office:value="1.03402854" calcext:value-type="float">
            <text:p>1.03402854</text:p>
          </table:table-cell>
          <table:table-cell office:value-type="float" office:value="1.358946213" calcext:value-type="float">
            <text:p>1.358946213</text:p>
          </table:table-cell>
          <table:table-cell office:value-type="float" office:value="1.1064764" calcext:value-type="float">
            <text:p>1.1064764</text:p>
          </table:table-cell>
          <table:table-cell office:value-type="string" calcext:value-type="string">
            <text:p>N/A</text:p>
          </table:table-cell>
          <table:table-cell office:value-type="float" office:value="0.197531146" calcext:value-type="float">
            <text:p>0.197531146</text:p>
          </table:table-cell>
          <table:table-cell office:value-type="float" office:value="1.149706979" calcext:value-type="float">
            <text:p>1.149706979</text:p>
          </table:table-cell>
          <table:table-cell office:value-type="float" office:value="0.933404369" calcext:value-type="float">
            <text:p>0.933404369</text:p>
          </table:table-cell>
          <table:table-cell office:value-type="float" office:value="1.129461907" calcext:value-type="float">
            <text:p>1.129461907</text:p>
          </table:table-cell>
          <table:table-cell office:value-type="float" office:value="1.386254662" calcext:value-type="float">
            <text:p>1.38625466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EG_4</text:p>
          </table:table-cell>
          <table:table-cell table:formula="of:=EXACT([.A131];[.B131])" office:value-type="boolean" office:boolean-value="true" calcext:value-type="boolean">
            <text:p>TRUE</text:p>
          </table:table-cell>
          <table:table-cell office:value-type="string" calcext:value-type="string">
            <text:p>CONTROL ELEMENT</text:p>
          </table:table-cell>
          <table:table-cell office:value-type="string" calcext:value-type="string">
            <text:p>chr3</text:p>
          </table:table-cell>
          <table:table-cell office:value-type="float" office:value="37126323" calcext:value-type="float">
            <text:p>37126323</text:p>
          </table:table-cell>
          <table:table-cell office:value-type="float" office:value="37127368" calcext:value-type="float">
            <text:p>37127368</text:p>
          </table:table-cell>
          <table:table-cell office:value-type="float" office:value="0.1546185074" calcext:value-type="float">
            <text:p>0.1546185074</text:p>
          </table:table-cell>
          <table:table-cell office:value-type="float" office:value="0.945332837" calcext:value-type="float">
            <text:p>0.945332837</text:p>
          </table:table-cell>
          <table:table-cell office:value-type="float" office:value="0.829304574" calcext:value-type="float">
            <text:p>0.829304574</text:p>
          </table:table-cell>
          <table:table-cell office:value-type="float" office:value="1.120862774" calcext:value-type="float">
            <text:p>1.120862774</text:p>
          </table:table-cell>
          <table:table-cell office:value-type="float" office:value="0.885831164" calcext:value-type="float">
            <text:p>0.885831164</text:p>
          </table:table-cell>
          <table:table-cell office:value-type="string" calcext:value-type="string">
            <text:p>N/A</text:p>
          </table:table-cell>
          <table:table-cell office:value-type="float" office:value="0.099565266" calcext:value-type="float">
            <text:p>0.099565266</text:p>
          </table:table-cell>
          <table:table-cell office:value-type="float" office:value="0.928253968" calcext:value-type="float">
            <text:p>0.928253968</text:p>
          </table:table-cell>
          <table:table-cell office:value-type="float" office:value="0.885714286" calcext:value-type="float">
            <text:p>0.885714286</text:p>
          </table:table-cell>
          <table:table-cell office:value-type="float" office:value="1.034285714" calcext:value-type="float">
            <text:p>1.034285714</text:p>
          </table:table-cell>
          <table:table-cell office:value-type="float" office:value="0.864761905" calcext:value-type="float">
            <text:p>0.864761905</text:p>
          </table:table-cell>
          <table:table-cell office:value-type="string" calcext:value-type="string">
            <text:p>N/A</text:p>
          </table:table-cell>
          <table:table-cell office:value-type="float" office:value="0.253100738" calcext:value-type="float">
            <text:p>0.253100738</text:p>
          </table:table-cell>
          <table:table-cell office:value-type="float" office:value="0.921514312" calcext:value-type="float">
            <text:p>0.921514312</text:p>
          </table:table-cell>
          <table:table-cell office:value-type="float" office:value="0.698060942" calcext:value-type="float">
            <text:p>0.698060942</text:p>
          </table:table-cell>
          <table:table-cell office:value-type="float" office:value="1.163434903" calcext:value-type="float">
            <text:p>1.163434903</text:p>
          </table:table-cell>
          <table:table-cell office:value-type="float" office:value="0.903047091" calcext:value-type="float">
            <text:p>0.903047091</text:p>
          </table:table-cell>
          <table:table-cell office:value-type="string" calcext:value-type="string">
            <text:p>N/A</text:p>
          </table:table-cell>
          <table:table-cell office:value-type="float" office:value="0.054794801" calcext:value-type="float">
            <text:p>0.054794801</text:p>
          </table:table-cell>
          <table:table-cell office:value-type="float" office:value="1.134189864" calcext:value-type="float">
            <text:p>1.134189864</text:p>
          </table:table-cell>
          <table:table-cell office:value-type="float" office:value="1.194860814" calcext:value-type="float">
            <text:p>1.194860814</text:p>
          </table:table-cell>
          <table:table-cell office:value-type="float" office:value="1.070663812" calcext:value-type="float">
            <text:p>1.070663812</text:p>
          </table:table-cell>
          <table:table-cell office:value-type="float" office:value="1.137044968" calcext:value-type="float">
            <text:p>1.137044968</text:p>
          </table:table-cell>
          <table:table-cell office:value-type="string" calcext:value-type="string">
            <text:p>N/A</text:p>
          </table:table-cell>
          <table:table-cell office:value-type="float" office:value="0.304992195" calcext:value-type="float">
            <text:p>0.304992195</text:p>
          </table:table-cell>
          <table:table-cell office:value-type="float" office:value="0.788182578" calcext:value-type="float">
            <text:p>0.788182578</text:p>
          </table:table-cell>
          <table:table-cell office:value-type="float" office:value="0.973646237" calcext:value-type="float">
            <text:p>0.973646237</text:p>
          </table:table-cell>
          <table:table-cell office:value-type="float" office:value="0.87430698" calcext:value-type="float">
            <text:p>0.87430698</text:p>
          </table:table-cell>
          <table:table-cell office:value-type="float" office:value="0.516594517" calcext:value-type="float">
            <text:p>0.516594517</text:p>
          </table:table-cell>
          <table:table-cell office:value-type="string" calcext:value-type="string">
            <text:p>N/A</text:p>
          </table:table-cell>
          <table:table-cell office:value-type="float" office:value="0.017595989" calcext:value-type="float">
            <text:p>0.017595989</text:p>
          </table:table-cell>
          <table:table-cell office:value-type="float" office:value="0.888707305" calcext:value-type="float">
            <text:p>0.888707305</text:p>
          </table:table-cell>
          <table:table-cell office:value-type="float" office:value="0.906684099" calcext:value-type="float">
            <text:p>0.906684099</text:p>
          </table:table-cell>
          <table:table-cell office:value-type="float" office:value="0.87824808" calcext:value-type="float">
            <text:p>0.87824808</text:p>
          </table:table-cell>
          <table:table-cell office:value-type="float" office:value="0.881189737" calcext:value-type="float">
            <text:p>0.881189737</text:p>
          </table:table-cell>
          <table:table-cell office:value-type="string" calcext:value-type="string">
            <text:p>N/A</text:p>
          </table:table-cell>
          <table:table-cell office:value-type="float" office:value="0.348398789" calcext:value-type="float">
            <text:p>0.348398789</text:p>
          </table:table-cell>
          <table:table-cell office:value-type="float" office:value="0.860592755" calcext:value-type="float">
            <text:p>0.860592755</text:p>
          </table:table-cell>
          <table:table-cell office:value-type="float" office:value="0.645444566" calcext:value-type="float">
            <text:p>0.645444566</text:p>
          </table:table-cell>
          <table:table-cell office:value-type="float" office:value="1.203073546" calcext:value-type="float">
            <text:p>1.203073546</text:p>
          </table:table-cell>
          <table:table-cell office:value-type="float" office:value="0.733260154" calcext:value-type="float">
            <text:p>0.733260154</text:p>
          </table:table-cell>
          <table:table-cell office:value-type="string" calcext:value-type="string">
            <text:p>N/A</text:p>
          </table:table-cell>
          <table:table-cell office:value-type="float" office:value="0.092136778" calcext:value-type="float">
            <text:p>0.092136778</text:p>
          </table:table-cell>
          <table:table-cell office:value-type="float" office:value="1.004794885" calcext:value-type="float">
            <text:p>1.004794885</text:p>
          </table:table-cell>
          <table:table-cell office:value-type="float" office:value="0.958977091" calcext:value-type="float">
            <text:p>0.958977091</text:p>
          </table:table-cell>
          <table:table-cell office:value-type="float" office:value="0.94405967" calcext:value-type="float">
            <text:p>0.94405967</text:p>
          </table:table-cell>
          <table:table-cell office:value-type="float" office:value="1.111347896" calcext:value-type="float">
            <text:p>1.11134789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EG_5</text:p>
          </table:table-cell>
          <table:table-cell table:formula="of:=EXACT([.A132];[.B132])" office:value-type="boolean" office:boolean-value="true" calcext:value-type="boolean">
            <text:p>TRUE</text:p>
          </table:table-cell>
          <table:table-cell office:value-type="string" calcext:value-type="string">
            <text:p>CONTROL ELEMENT</text:p>
          </table:table-cell>
          <table:table-cell office:value-type="string" calcext:value-type="string">
            <text:p>chr1</text:p>
          </table:table-cell>
          <table:table-cell office:value-type="float" office:value="170975428" calcext:value-type="float">
            <text:p>170975428</text:p>
          </table:table-cell>
          <table:table-cell office:value-type="float" office:value="170976353" calcext:value-type="float">
            <text:p>170976353</text:p>
          </table:table-cell>
          <table:table-cell office:value-type="float" office:value="0.1616454524" calcext:value-type="float">
            <text:p>0.1616454524</text:p>
          </table:table-cell>
          <table:table-cell office:value-type="float" office:value="1.062600719" calcext:value-type="float">
            <text:p>1.062600719</text:p>
          </table:table-cell>
          <table:table-cell office:value-type="float" office:value="1.035329119" calcext:value-type="float">
            <text:p>1.035329119</text:p>
          </table:table-cell>
          <table:table-cell office:value-type="float" office:value="1.236147267" calcext:value-type="float">
            <text:p>1.236147267</text:p>
          </table:table-cell>
          <table:table-cell office:value-type="float" office:value="0.916325772" calcext:value-type="float">
            <text:p>0.916325772</text:p>
          </table:table-cell>
          <table:table-cell office:value-type="string" calcext:value-type="string">
            <text:p>N/A</text:p>
          </table:table-cell>
          <table:table-cell office:value-type="float" office:value="0.04811635" calcext:value-type="float">
            <text:p>0.04811635</text:p>
          </table:table-cell>
          <table:table-cell office:value-type="float" office:value="0.595555556" calcext:value-type="float">
            <text:p>0.595555556</text:p>
          </table:table-cell>
          <table:table-cell office:value-type="float" office:value="0.565714286" calcext:value-type="float">
            <text:p>0.565714286</text:p>
          </table:table-cell>
          <table:table-cell office:value-type="float" office:value="0.598095238" calcext:value-type="float">
            <text:p>0.598095238</text:p>
          </table:table-cell>
          <table:table-cell office:value-type="float" office:value="0.622857143" calcext:value-type="float">
            <text:p>0.622857143</text:p>
          </table:table-cell>
          <table:table-cell office:value-type="string" calcext:value-type="string">
            <text:p>N/A</text:p>
          </table:table-cell>
          <table:table-cell office:value-type="float" office:value="0.071896441" calcext:value-type="float">
            <text:p>0.071896441</text:p>
          </table:table-cell>
          <table:table-cell office:value-type="float" office:value="0.86611265" calcext:value-type="float">
            <text:p>0.86611265</text:p>
          </table:table-cell>
          <table:table-cell office:value-type="float" office:value="0.880886427" calcext:value-type="float">
            <text:p>0.880886427</text:p>
          </table:table-cell>
          <table:table-cell office:value-type="float" office:value="0.797783934" calcext:value-type="float">
            <text:p>0.797783934</text:p>
          </table:table-cell>
          <table:table-cell office:value-type="float" office:value="0.91966759" calcext:value-type="float">
            <text:p>0.91966759</text:p>
          </table:table-cell>
          <table:table-cell office:value-type="string" calcext:value-type="string">
            <text:p>N/A</text:p>
          </table:table-cell>
          <table:table-cell office:value-type="float" office:value="0.145479919" calcext:value-type="float">
            <text:p>0.145479919</text:p>
          </table:table-cell>
          <table:table-cell office:value-type="float" office:value="0.573162027" calcext:value-type="float">
            <text:p>0.573162027</text:p>
          </table:table-cell>
          <table:table-cell office:value-type="float" office:value="0.668094218" calcext:value-type="float">
            <text:p>0.668094218</text:p>
          </table:table-cell>
          <table:table-cell office:value-type="float" office:value="0.539614561" calcext:value-type="float">
            <text:p>0.539614561</text:p>
          </table:table-cell>
          <table:table-cell office:value-type="float" office:value="0.511777302" calcext:value-type="float">
            <text:p>0.511777302</text:p>
          </table:table-cell>
          <table:table-cell office:value-type="string" calcext:value-type="string">
            <text:p>N/A</text:p>
          </table:table-cell>
          <table:table-cell office:value-type="float" office:value="0.23975511" calcext:value-type="float">
            <text:p>0.23975511</text:p>
          </table:table-cell>
          <table:table-cell office:value-type="float" office:value="0.986709197" calcext:value-type="float">
            <text:p>0.986709197</text:p>
          </table:table-cell>
          <table:table-cell office:value-type="float" office:value="0.726057568" calcext:value-type="float">
            <text:p>0.726057568</text:p>
          </table:table-cell>
          <table:table-cell office:value-type="float" office:value="1.046251994" calcext:value-type="float">
            <text:p>1.046251994</text:p>
          </table:table-cell>
          <table:table-cell office:value-type="float" office:value="1.18781803" calcext:value-type="float">
            <text:p>1.18781803</text:p>
          </table:table-cell>
          <table:table-cell office:value-type="string" calcext:value-type="string">
            <text:p>N/A</text:p>
          </table:table-cell>
          <table:table-cell office:value-type="float" office:value="0.169647215" calcext:value-type="float">
            <text:p>0.169647215</text:p>
          </table:table-cell>
          <table:table-cell office:value-type="float" office:value="0.573405241" calcext:value-type="float">
            <text:p>0.573405241</text:p>
          </table:table-cell>
          <table:table-cell office:value-type="float" office:value="0.474587351" calcext:value-type="float">
            <text:p>0.474587351</text:p>
          </table:table-cell>
          <table:table-cell office:value-type="float" office:value="0.669063572" calcext:value-type="float">
            <text:p>0.669063572</text:p>
          </table:table-cell>
          <table:table-cell office:value-type="float" office:value="0.576564798" calcext:value-type="float">
            <text:p>0.576564798</text:p>
          </table:table-cell>
          <table:table-cell office:value-type="string" calcext:value-type="string">
            <text:p>N/A</text:p>
          </table:table-cell>
          <table:table-cell office:value-type="float" office:value="0.40597946" calcext:value-type="float">
            <text:p>0.40597946</text:p>
          </table:table-cell>
          <table:table-cell office:value-type="float" office:value="0.925722649" calcext:value-type="float">
            <text:p>0.925722649</text:p>
          </table:table-cell>
          <table:table-cell office:value-type="float" office:value="0.62129528" calcext:value-type="float">
            <text:p>0.62129528</text:p>
          </table:table-cell>
          <table:table-cell office:value-type="float" office:value="0.810098793" calcext:value-type="float">
            <text:p>0.810098793</text:p>
          </table:table-cell>
          <table:table-cell office:value-type="float" office:value="1.345773875" calcext:value-type="float">
            <text:p>1.345773875</text:p>
          </table:table-cell>
          <table:table-cell office:value-type="string" calcext:value-type="string">
            <text:p>N/A</text:p>
          </table:table-cell>
          <table:table-cell office:value-type="float" office:value="0.222322027" calcext:value-type="float">
            <text:p>0.222322027</text:p>
          </table:table-cell>
          <table:table-cell office:value-type="float" office:value="0.579293198" calcext:value-type="float">
            <text:p>0.579293198</text:p>
          </table:table-cell>
          <table:table-cell office:value-type="float" office:value="0.497602557" calcext:value-type="float">
            <text:p>0.497602557</text:p>
          </table:table-cell>
          <table:table-cell office:value-type="float" office:value="0.727757059" calcext:value-type="float">
            <text:p>0.727757059</text:p>
          </table:table-cell>
          <table:table-cell office:value-type="float" office:value="0.512519979" calcext:value-type="float">
            <text:p>0.51251997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EG_6</text:p>
          </table:table-cell>
          <table:table-cell table:formula="of:=EXACT([.A133];[.B133])" office:value-type="boolean" office:boolean-value="true" calcext:value-type="boolean">
            <text:p>TRUE</text:p>
          </table:table-cell>
          <table:table-cell office:value-type="string" calcext:value-type="string">
            <text:p>CONTROL ELEMENT</text:p>
          </table:table-cell>
          <table:table-cell office:value-type="string" calcext:value-type="string">
            <text:p>chr9</text:p>
          </table:table-cell>
          <table:table-cell office:value-type="float" office:value="44981232" calcext:value-type="float">
            <text:p>44981232</text:p>
          </table:table-cell>
          <table:table-cell office:value-type="float" office:value="44982254" calcext:value-type="float">
            <text:p>44982254</text:p>
          </table:table-cell>
          <table:table-cell office:value-type="float" office:value="0.07303108369" calcext:value-type="float">
            <text:p>0.07303108369</text:p>
          </table:table-cell>
          <table:table-cell office:value-type="float" office:value="0.353525122" calcext:value-type="float">
            <text:p>0.353525122</text:p>
          </table:table-cell>
          <table:table-cell office:value-type="float" office:value="0.253299375" calcext:value-type="float">
            <text:p>0.253299375</text:p>
          </table:table-cell>
          <table:table-cell office:value-type="float" office:value="0.383885159" calcext:value-type="float">
            <text:p>0.383885159</text:p>
          </table:table-cell>
          <table:table-cell office:value-type="float" office:value="0.44732577" calcext:value-type="float">
            <text:p>0.44732577</text:p>
          </table:table-cell>
          <table:table-cell office:value-type="float" office:value="0.329590183" calcext:value-type="float">
            <text:p>0.329590183</text:p>
          </table:table-cell>
          <table:table-cell office:value-type="float" office:value="0.194360392" calcext:value-type="float">
            <text:p>0.194360392</text:p>
          </table:table-cell>
          <table:table-cell office:value-type="float" office:value="0.482261801" calcext:value-type="float">
            <text:p>0.482261801</text:p>
          </table:table-cell>
          <table:table-cell office:value-type="float" office:value="0.496379959" calcext:value-type="float">
            <text:p>0.496379959</text:p>
          </table:table-cell>
          <table:table-cell office:value-type="float" office:value="0.346075876" calcext:value-type="float">
            <text:p>0.346075876</text:p>
          </table:table-cell>
          <table:table-cell office:value-type="float" office:value="0.534317984" calcext:value-type="float">
            <text:p>0.534317984</text:p>
          </table:table-cell>
          <table:table-cell office:value-type="float" office:value="0.552273385" calcext:value-type="float">
            <text:p>0.552273385</text:p>
          </table:table-cell>
          <table:table-cell office:value-type="float" office:value="0.880028842" calcext:value-type="float">
            <text:p>0.880028842</text:p>
          </table:table-cell>
          <table:table-cell office:value-type="float" office:value="0.642230576" calcext:value-type="float">
            <text:p>0.642230576</text:p>
          </table:table-cell>
          <table:table-cell office:value-type="float" office:value="0.466165414" calcext:value-type="float">
            <text:p>0.466165414</text:p>
          </table:table-cell>
          <table:table-cell office:value-type="float" office:value="0.22556391" calcext:value-type="float">
            <text:p>0.22556391</text:p>
          </table:table-cell>
          <table:table-cell office:value-type="float" office:value="1.476190476" calcext:value-type="float">
            <text:p>1.476190476</text:p>
          </table:table-cell>
          <table:table-cell office:value-type="float" office:value="0.401002506" calcext:value-type="float">
            <text:p>0.401002506</text:p>
          </table:table-cell>
          <table:table-cell office:value-type="float" office:value="0.148895407" calcext:value-type="float">
            <text:p>0.148895407</text:p>
          </table:table-cell>
          <table:table-cell office:value-type="float" office:value="0.520133296" calcext:value-type="float">
            <text:p>0.520133296</text:p>
          </table:table-cell>
          <table:table-cell office:value-type="float" office:value="0.507636768" calcext:value-type="float">
            <text:p>0.507636768</text:p>
          </table:table-cell>
          <table:table-cell office:value-type="float" office:value="0.472091086" calcext:value-type="float">
            <text:p>0.472091086</text:p>
          </table:table-cell>
          <table:table-cell office:value-type="float" office:value="0.467647876" calcext:value-type="float">
            <text:p>0.467647876</text:p>
          </table:table-cell>
          <table:table-cell office:value-type="float" office:value="0.633157456" calcext:value-type="float">
            <text:p>0.633157456</text:p>
          </table:table-cell>
          <table:table-cell office:value-type="float" office:value="0.15755858" calcext:value-type="float">
            <text:p>0.15755858</text:p>
          </table:table-cell>
          <table:table-cell office:value-type="float" office:value="0.58594649" calcext:value-type="float">
            <text:p>0.58594649</text:p>
          </table:table-cell>
          <table:table-cell office:value-type="float" office:value="0.542289988" calcext:value-type="float">
            <text:p>0.542289988</text:p>
          </table:table-cell>
          <table:table-cell office:value-type="float" office:value="0.591484465" calcext:value-type="float">
            <text:p>0.591484465</text:p>
          </table:table-cell>
          <table:table-cell office:value-type="float" office:value="0.497986191" calcext:value-type="float">
            <text:p>0.497986191</text:p>
          </table:table-cell>
          <table:table-cell office:value-type="float" office:value="0.712025316" calcext:value-type="float">
            <text:p>0.712025316</text:p>
          </table:table-cell>
          <table:table-cell office:value-type="float" office:value="0.253294954" calcext:value-type="float">
            <text:p>0.253294954</text:p>
          </table:table-cell>
          <table:table-cell office:value-type="float" office:value="1.477144866" calcext:value-type="float">
            <text:p>1.477144866</text:p>
          </table:table-cell>
          <table:table-cell office:value-type="float" office:value="1.76511955" calcext:value-type="float">
            <text:p>1.76511955</text:p>
          </table:table-cell>
          <table:table-cell office:value-type="float" office:value="1.814345992" calcext:value-type="float">
            <text:p>1.814345992</text:p>
          </table:table-cell>
          <table:table-cell office:value-type="float" office:value="1.046413502" calcext:value-type="float">
            <text:p>1.046413502</text:p>
          </table:table-cell>
          <table:table-cell office:value-type="float" office:value="1.282700422" calcext:value-type="float">
            <text:p>1.282700422</text:p>
          </table:table-cell>
          <table:table-cell office:value-type="float" office:value="0.568664338" calcext:value-type="float">
            <text:p>0.568664338</text:p>
          </table:table-cell>
          <table:table-cell office:value-type="float" office:value="0.655092593" calcext:value-type="float">
            <text:p>0.655092593</text:p>
          </table:table-cell>
          <table:table-cell office:value-type="float" office:value="1.197530864" calcext:value-type="float">
            <text:p>1.197530864</text:p>
          </table:table-cell>
          <table:table-cell office:value-type="float" office:value="0.364197531" calcext:value-type="float">
            <text:p>0.364197531</text:p>
          </table:table-cell>
          <table:table-cell office:value-type="float" office:value="0.583333333" calcext:value-type="float">
            <text:p>0.583333333</text:p>
          </table:table-cell>
          <table:table-cell office:value-type="float" office:value="0.475308642" calcext:value-type="float">
            <text:p>0.475308642</text:p>
          </table:table-cell>
          <table:table-cell office:value-type="float" office:value="0.248799631" calcext:value-type="float">
            <text:p>0.248799631</text:p>
          </table:table-cell>
          <table:table-cell office:value-type="float" office:value="0.245198583" calcext:value-type="float">
            <text:p>0.245198583</text:p>
          </table:table-cell>
          <table:table-cell office:value-type="float" office:value="1.234210526" calcext:value-type="float">
            <text:p>1.234210526</text:p>
          </table:table-cell>
          <table:table-cell office:value-type="float" office:value="0.784210526" calcext:value-type="float">
            <text:p>0.784210526</text:p>
          </table:table-cell>
          <table:table-cell office:value-type="float" office:value="1.157894737" calcext:value-type="float">
            <text:p>1.157894737</text:p>
          </table:table-cell>
          <table:table-cell office:value-type="float" office:value="0.765789474" calcext:value-type="float">
            <text:p>0.765789474</text:p>
          </table:table-cell>
        </table:table-row>
        <table:table-row table:style-name="ro1">
          <table:table-cell table:number-columns-repeated="2" office:value-type="string" calcext:value-type="string">
            <text:p>NEG_7</text:p>
          </table:table-cell>
          <table:table-cell table:formula="of:=EXACT([.A134];[.B134])" office:value-type="boolean" office:boolean-value="true" calcext:value-type="boolean">
            <text:p>TRUE</text:p>
          </table:table-cell>
          <table:table-cell office:value-type="string" calcext:value-type="string">
            <text:p>CONTROL ELEMENT</text:p>
          </table:table-cell>
          <table:table-cell office:value-type="string" calcext:value-type="string">
            <text:p>chr11</text:p>
          </table:table-cell>
          <table:table-cell office:value-type="float" office:value="53627159" calcext:value-type="float">
            <text:p>53627159</text:p>
          </table:table-cell>
          <table:table-cell office:value-type="float" office:value="53628161" calcext:value-type="float">
            <text:p>53628161</text:p>
          </table:table-cell>
          <table:table-cell office:value-type="float" office:value="0.08678939189" calcext:value-type="float">
            <text:p>0.08678939189</text:p>
          </table:table-cell>
          <table:table-cell office:value-type="float" office:value="0.262763371" calcext:value-type="float">
            <text:p>0.262763371</text:p>
          </table:table-cell>
          <table:table-cell office:value-type="float" office:value="0.271474878" calcext:value-type="float">
            <text:p>0.271474878</text:p>
          </table:table-cell>
          <table:table-cell office:value-type="float" office:value="0.347418384" calcext:value-type="float">
            <text:p>0.347418384</text:p>
          </table:table-cell>
          <table:table-cell office:value-type="float" office:value="0.29022922" calcext:value-type="float">
            <text:p>0.29022922</text:p>
          </table:table-cell>
          <table:table-cell office:value-type="float" office:value="0.141931003" calcext:value-type="float">
            <text:p>0.141931003</text:p>
          </table:table-cell>
          <table:table-cell office:value-type="float" office:value="0.318129294" calcext:value-type="float">
            <text:p>0.318129294</text:p>
          </table:table-cell>
          <table:table-cell office:value-type="float" office:value="0.260932522" calcext:value-type="float">
            <text:p>0.260932522</text:p>
          </table:table-cell>
          <table:table-cell office:value-type="float" office:value="0.216912829" calcext:value-type="float">
            <text:p>0.216912829</text:p>
          </table:table-cell>
          <table:table-cell office:value-type="float" office:value="0.169997104" calcext:value-type="float">
            <text:p>0.169997104</text:p>
          </table:table-cell>
          <table:table-cell office:value-type="float" office:value="0.35447437" calcext:value-type="float">
            <text:p>0.35447437</text:p>
          </table:table-cell>
          <table:table-cell office:value-type="float" office:value="0.302345786" calcext:value-type="float">
            <text:p>0.302345786</text:p>
          </table:table-cell>
          <table:table-cell office:value-type="float" office:value="0.527437244" calcext:value-type="float">
            <text:p>0.527437244</text:p>
          </table:table-cell>
          <table:table-cell office:value-type="float" office:value="0.317042607" calcext:value-type="float">
            <text:p>0.317042607</text:p>
          </table:table-cell>
          <table:table-cell office:value-type="float" office:value="0.177944862" calcext:value-type="float">
            <text:p>0.177944862</text:p>
          </table:table-cell>
          <table:table-cell office:value-type="float" office:value="0.192982456" calcext:value-type="float">
            <text:p>0.192982456</text:p>
          </table:table-cell>
          <table:table-cell office:value-type="float" office:value="0.363408521" calcext:value-type="float">
            <text:p>0.363408521</text:p>
          </table:table-cell>
          <table:table-cell office:value-type="float" office:value="0.533834586" calcext:value-type="float">
            <text:p>0.533834586</text:p>
          </table:table-cell>
          <table:table-cell office:value-type="float" office:value="0.329344742" calcext:value-type="float">
            <text:p>0.329344742</text:p>
          </table:table-cell>
          <table:table-cell office:value-type="float" office:value="0.431269092" calcext:value-type="float">
            <text:p>0.431269092</text:p>
          </table:table-cell>
          <table:table-cell office:value-type="float" office:value="0.249930575" calcext:value-type="float">
            <text:p>0.249930575</text:p>
          </table:table-cell>
          <table:table-cell office:value-type="float" office:value="0.45653985" calcext:value-type="float">
            <text:p>0.45653985</text:p>
          </table:table-cell>
          <table:table-cell office:value-type="float" office:value="0.595390169" calcext:value-type="float">
            <text:p>0.595390169</text:p>
          </table:table-cell>
          <table:table-cell office:value-type="float" office:value="0.423215773" calcext:value-type="float">
            <text:p>0.423215773</text:p>
          </table:table-cell>
          <table:table-cell office:value-type="float" office:value="0.241149635" calcext:value-type="float">
            <text:p>0.241149635</text:p>
          </table:table-cell>
          <table:table-cell office:value-type="float" office:value="0.742016686" calcext:value-type="float">
            <text:p>0.742016686</text:p>
          </table:table-cell>
          <table:table-cell office:value-type="float" office:value="0.787686997" calcext:value-type="float">
            <text:p>0.787686997</text:p>
          </table:table-cell>
          <table:table-cell office:value-type="float" office:value="0.896144994" calcext:value-type="float">
            <text:p>0.896144994</text:p>
          </table:table-cell>
          <table:table-cell office:value-type="float" office:value="0.483601841" calcext:value-type="float">
            <text:p>0.483601841</text:p>
          </table:table-cell>
          <table:table-cell office:value-type="float" office:value="0.800632911" calcext:value-type="float">
            <text:p>0.800632911</text:p>
          </table:table-cell>
          <table:table-cell office:value-type="float" office:value="0.19305114" calcext:value-type="float">
            <text:p>0.19305114</text:p>
          </table:table-cell>
          <table:table-cell office:value-type="float" office:value="1.195499297" calcext:value-type="float">
            <text:p>1.195499297</text:p>
          </table:table-cell>
          <table:table-cell office:value-type="float" office:value="1.461322082" calcext:value-type="float">
            <text:p>1.461322082</text:p>
          </table:table-cell>
          <table:table-cell office:value-type="float" office:value="1.309423347" calcext:value-type="float">
            <text:p>1.309423347</text:p>
          </table:table-cell>
          <table:table-cell office:value-type="float" office:value="0.960618847" calcext:value-type="float">
            <text:p>0.960618847</text:p>
          </table:table-cell>
          <table:table-cell office:value-type="float" office:value="1.050632911" calcext:value-type="float">
            <text:p>1.050632911</text:p>
          </table:table-cell>
          <table:table-cell office:value-type="float" office:value="0.378531085" calcext:value-type="float">
            <text:p>0.378531085</text:p>
          </table:table-cell>
          <table:table-cell office:value-type="float" office:value="0.465277778" calcext:value-type="float">
            <text:p>0.465277778</text:p>
          </table:table-cell>
          <table:table-cell office:value-type="float" office:value="0.413580247" calcext:value-type="float">
            <text:p>0.413580247</text:p>
          </table:table-cell>
          <table:table-cell office:value-type="float" office:value="0.719135802" calcext:value-type="float">
            <text:p>0.719135802</text:p>
          </table:table-cell>
          <table:table-cell office:value-type="float" office:value="0.311728395" calcext:value-type="float">
            <text:p>0.311728395</text:p>
          </table:table-cell>
          <table:table-cell office:value-type="float" office:value="0.416666667" calcext:value-type="float">
            <text:p>0.416666667</text:p>
          </table:table-cell>
          <table:table-cell office:value-type="float" office:value="0.346203782" calcext:value-type="float">
            <text:p>0.346203782</text:p>
          </table:table-cell>
          <table:table-cell office:value-type="float" office:value="0.330032421" calcext:value-type="float">
            <text:p>0.330032421</text:p>
          </table:table-cell>
          <table:table-cell office:value-type="float" office:value="1.378947368" calcext:value-type="float">
            <text:p>1.378947368</text:p>
          </table:table-cell>
          <table:table-cell office:value-type="float" office:value="0.573684211" calcext:value-type="float">
            <text:p>0.573684211</text:p>
          </table:table-cell>
          <table:table-cell office:value-type="float" office:value="0.915789474" calcext:value-type="float">
            <text:p>0.915789474</text:p>
          </table:table-cell>
          <table:table-cell office:value-type="float" office:value="0.944736842" calcext:value-type="float">
            <text:p>0.944736842</text:p>
          </table:table-cell>
        </table:table-row>
        <table:table-row table:style-name="ro1">
          <table:table-cell table:number-columns-repeated="2" office:value-type="string" calcext:value-type="string">
            <text:p>NEG_8</text:p>
          </table:table-cell>
          <table:table-cell table:formula="of:=EXACT([.A135];[.B135])" office:value-type="boolean" office:boolean-value="true" calcext:value-type="boolean">
            <text:p>TRUE</text:p>
          </table:table-cell>
          <table:table-cell office:value-type="string" calcext:value-type="string">
            <text:p>CONTROL ELEMENT</text:p>
          </table:table-cell>
          <table:table-cell office:value-type="string" calcext:value-type="string">
            <text:p>chr6</text:p>
          </table:table-cell>
          <table:table-cell office:value-type="float" office:value="124900021" calcext:value-type="float">
            <text:p>124900021</text:p>
          </table:table-cell>
          <table:table-cell office:value-type="float" office:value="124901033" calcext:value-type="float">
            <text:p>124901033</text:p>
          </table:table-cell>
          <table:table-cell office:value-type="float" office:value="0.05155927659" calcext:value-type="float">
            <text:p>0.05155927659</text:p>
          </table:table-cell>
          <table:table-cell office:value-type="float" office:value="0.449360525" calcext:value-type="float">
            <text:p>0.449360525</text:p>
          </table:table-cell>
          <table:table-cell office:value-type="float" office:value="0.396474248" calcext:value-type="float">
            <text:p>0.396474248</text:p>
          </table:table-cell>
          <table:table-cell office:value-type="float" office:value="0.499481507" calcext:value-type="float">
            <text:p>0.499481507</text:p>
          </table:table-cell>
          <table:table-cell office:value-type="float" office:value="0.452125821" calcext:value-type="float">
            <text:p>0.452125821</text:p>
          </table:table-cell>
          <table:table-cell office:value-type="string" calcext:value-type="string">
            <text:p>N/A</text:p>
          </table:table-cell>
          <table:table-cell office:value-type="float" office:value="0.162981163" calcext:value-type="float">
            <text:p>0.162981163</text:p>
          </table:table-cell>
          <table:table-cell office:value-type="float" office:value="0.333151432" calcext:value-type="float">
            <text:p>0.333151432</text:p>
          </table:table-cell>
          <table:table-cell office:value-type="float" office:value="0.38744884" calcext:value-type="float">
            <text:p>0.38744884</text:p>
          </table:table-cell>
          <table:table-cell office:value-type="float" office:value="0.278854025" calcext:value-type="float">
            <text:p>0.278854025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378687227" calcext:value-type="float">
            <text:p>0.378687227</text:p>
          </table:table-cell>
          <table:table-cell office:value-type="float" office:value="0.503020319" calcext:value-type="float">
            <text:p>0.503020319</text:p>
          </table:table-cell>
          <table:table-cell office:value-type="float" office:value="0.721581549" calcext:value-type="float">
            <text:p>0.721581549</text:p>
          </table:table-cell>
          <table:table-cell office:value-type="float" office:value="0.415156507" calcext:value-type="float">
            <text:p>0.415156507</text:p>
          </table:table-cell>
          <table:table-cell office:value-type="float" office:value="0.3723229" calcext:value-type="float">
            <text:p>0.3723229</text:p>
          </table:table-cell>
          <table:table-cell office:value-type="string" calcext:value-type="string">
            <text:p>N/A</text:p>
          </table:table-cell>
          <table:table-cell office:value-type="float" office:value="0.082872928" calcext:value-type="float">
            <text:p>0.082872928</text:p>
          </table:table-cell>
          <table:table-cell office:value-type="float" office:value="0.544360902" calcext:value-type="float">
            <text:p>0.544360902</text:p>
          </table:table-cell>
          <table:table-cell office:value-type="float" office:value="0.839400428" calcext:value-type="float">
            <text:p>0.839400428</text:p>
          </table:table-cell>
          <table:table-cell office:value-type="float" office:value="0.710920771" calcext:value-type="float">
            <text:p>0.71092077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237190782" calcext:value-type="float">
            <text:p>0.237190782</text:p>
          </table:table-cell>
          <table:table-cell office:value-type="float" office:value="0.537172405" calcext:value-type="float">
            <text:p>0.537172405</text:p>
          </table:table-cell>
          <table:table-cell office:value-type="float" office:value="0.635678813" calcext:value-type="float">
            <text:p>0.635678813</text:p>
          </table:table-cell>
          <table:table-cell office:value-type="float" office:value="0.582556777" calcext:value-type="float">
            <text:p>0.582556777</text:p>
          </table:table-cell>
          <table:table-cell office:value-type="float" office:value="0.393281625" calcext:value-type="float">
            <text:p>0.393281625</text:p>
          </table:table-cell>
          <table:table-cell office:value-type="string" calcext:value-type="string">
            <text:p>N/A</text:p>
          </table:table-cell>
          <table:table-cell office:value-type="float" office:value="0.065013143" calcext:value-type="float">
            <text:p>0.065013143</text:p>
          </table:table-cell>
          <table:table-cell office:value-type="float" office:value="0.79399177" calcext:value-type="float">
            <text:p>0.79399177</text:p>
          </table:table-cell>
          <table:table-cell office:value-type="float" office:value="0.809876543" calcext:value-type="float">
            <text:p>0.809876543</text:p>
          </table:table-cell>
          <table:table-cell office:value-type="float" office:value="0.835802469" calcext:value-type="float">
            <text:p>0.835802469</text:p>
          </table:table-cell>
          <table:table-cell office:value-type="float" office:value="0.736296296" calcext:value-type="float">
            <text:p>0.736296296</text:p>
          </table:table-cell>
          <table:table-cell office:value-type="string" calcext:value-type="string">
            <text:p>N/A</text:p>
          </table:table-cell>
          <table:table-cell office:value-type="float" office:value="0.247932117" calcext:value-type="float">
            <text:p>0.247932117</text:p>
          </table:table-cell>
          <table:table-cell office:value-type="float" office:value="0.471845458" calcext:value-type="float">
            <text:p>0.471845458</text:p>
          </table:table-cell>
          <table:table-cell office:value-type="float" office:value="0.604192355" calcext:value-type="float">
            <text:p>0.604192355</text:p>
          </table:table-cell>
          <table:table-cell office:value-type="float" office:value="0.382244143" calcext:value-type="float">
            <text:p>0.382244143</text:p>
          </table:table-cell>
          <table:table-cell office:value-type="float" office:value="0.429099877" calcext:value-type="float">
            <text:p>0.429099877</text:p>
          </table:table-cell>
          <table:table-cell office:value-type="string" calcext:value-type="string">
            <text:p>N/A</text:p>
          </table:table-cell>
          <table:table-cell office:value-type="float" office:value="0.143778434" calcext:value-type="float">
            <text:p>0.143778434</text:p>
          </table:table-cell>
          <table:table-cell office:value-type="float" office:value="0.608250527" calcext:value-type="float">
            <text:p>0.608250527</text:p>
          </table:table-cell>
          <table:table-cell office:value-type="float" office:value="0.561878952" calcext:value-type="float">
            <text:p>0.561878952</text:p>
          </table:table-cell>
          <table:table-cell office:value-type="float" office:value="0.709123758" calcext:value-type="float">
            <text:p>0.709123758</text:p>
          </table:table-cell>
          <table:table-cell office:value-type="float" office:value="0.553748871" calcext:value-type="float">
            <text:p>0.55374887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EG_9</text:p>
          </table:table-cell>
          <table:table-cell table:formula="of:=EXACT([.A136];[.B136])" office:value-type="boolean" office:boolean-value="true" calcext:value-type="boolean">
            <text:p>TRUE</text:p>
          </table:table-cell>
          <table:table-cell office:value-type="string" calcext:value-type="string">
            <text:p>CONTROL ELEMENT</text:p>
          </table:table-cell>
          <table:table-cell office:value-type="string" calcext:value-type="string">
            <text:p>chr2</text:p>
          </table:table-cell>
          <table:table-cell office:value-type="float" office:value="105659719" calcext:value-type="float">
            <text:p>105659719</text:p>
          </table:table-cell>
          <table:table-cell office:value-type="float" office:value="105660881" calcext:value-type="float">
            <text:p>105660881</text:p>
          </table:table-cell>
          <table:table-cell office:value-type="float" office:value="0.1363157659" calcext:value-type="float">
            <text:p>0.1363157659</text:p>
          </table:table-cell>
          <table:table-cell office:value-type="float" office:value="1.619080539" calcext:value-type="float">
            <text:p>1.619080539</text:p>
          </table:table-cell>
          <table:table-cell office:value-type="float" office:value="1.715865883" calcext:value-type="float">
            <text:p>1.715865883</text:p>
          </table:table-cell>
          <table:table-cell office:value-type="float" office:value="1.678188731" calcext:value-type="float">
            <text:p>1.678188731</text:p>
          </table:table-cell>
          <table:table-cell office:value-type="float" office:value="1.463187003" calcext:value-type="float">
            <text:p>1.463187003</text:p>
          </table:table-cell>
          <table:table-cell office:value-type="string" calcext:value-type="string">
            <text:p>N/A</text:p>
          </table:table-cell>
          <table:table-cell office:value-type="float" office:value="0.028417442" calcext:value-type="float">
            <text:p>0.028417442</text:p>
          </table:table-cell>
          <table:table-cell office:value-type="float" office:value="1.11377899" calcext:value-type="float">
            <text:p>1.11377899</text:p>
          </table:table-cell>
          <table:table-cell office:value-type="float" office:value="1.145429741" calcext:value-type="float">
            <text:p>1.145429741</text:p>
          </table:table-cell>
          <table:table-cell office:value-type="float" office:value="1.08212824" calcext:value-type="float">
            <text:p>1.0821282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275141467" calcext:value-type="float">
            <text:p>0.275141467</text:p>
          </table:table-cell>
          <table:table-cell office:value-type="float" office:value="1.694673256" calcext:value-type="float">
            <text:p>1.694673256</text:p>
          </table:table-cell>
          <table:table-cell office:value-type="float" office:value="1.18616145" calcext:value-type="float">
            <text:p>1.18616145</text:p>
          </table:table-cell>
          <table:table-cell office:value-type="float" office:value="1.795716639" calcext:value-type="float">
            <text:p>1.795716639</text:p>
          </table:table-cell>
          <table:table-cell office:value-type="float" office:value="2.10214168" calcext:value-type="float">
            <text:p>2.10214168</text:p>
          </table:table-cell>
          <table:table-cell office:value-type="string" calcext:value-type="string">
            <text:p>N/A</text:p>
          </table:table-cell>
          <table:table-cell office:value-type="float" office:value="0.211602473" calcext:value-type="float">
            <text:p>0.211602473</text:p>
          </table:table-cell>
          <table:table-cell office:value-type="float" office:value="1.581203008" calcext:value-type="float">
            <text:p>1.581203008</text:p>
          </table:table-cell>
          <table:table-cell office:value-type="float" office:value="2.728051392" calcext:value-type="float">
            <text:p>2.728051392</text:p>
          </table:table-cell>
          <table:table-cell office:value-type="float" office:value="1.7751606" calcext:value-type="float">
            <text:p>1.7751606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207581967" calcext:value-type="float">
            <text:p>0.207581967</text:p>
          </table:table-cell>
          <table:table-cell office:value-type="float" office:value="1.899856779" calcext:value-type="float">
            <text:p>1.899856779</text:p>
          </table:table-cell>
          <table:table-cell office:value-type="float" office:value="2.307125718" calcext:value-type="float">
            <text:p>2.307125718</text:p>
          </table:table-cell>
          <table:table-cell office:value-type="float" office:value="1.872663356" calcext:value-type="float">
            <text:p>1.872663356</text:p>
          </table:table-cell>
          <table:table-cell office:value-type="float" office:value="1.519781262" calcext:value-type="float">
            <text:p>1.519781262</text:p>
          </table:table-cell>
          <table:table-cell office:value-type="string" calcext:value-type="string">
            <text:p>N/A</text:p>
          </table:table-cell>
          <table:table-cell office:value-type="float" office:value="0.118011308" calcext:value-type="float">
            <text:p>0.118011308</text:p>
          </table:table-cell>
          <table:table-cell office:value-type="float" office:value="1.582386831" calcext:value-type="float">
            <text:p>1.582386831</text:p>
          </table:table-cell>
          <table:table-cell office:value-type="float" office:value="1.368395062" calcext:value-type="float">
            <text:p>1.368395062</text:p>
          </table:table-cell>
          <table:table-cell office:value-type="float" office:value="1.666419753" calcext:value-type="float">
            <text:p>1.666419753</text:p>
          </table:table-cell>
          <table:table-cell office:value-type="float" office:value="1.712345679" calcext:value-type="float">
            <text:p>1.712345679</text:p>
          </table:table-cell>
          <table:table-cell office:value-type="string" calcext:value-type="string">
            <text:p>N/A</text:p>
          </table:table-cell>
          <table:table-cell office:value-type="float" office:value="0.187458263" calcext:value-type="float">
            <text:p>0.187458263</text:p>
          </table:table-cell>
          <table:table-cell office:value-type="float" office:value="2.021372791" calcext:value-type="float">
            <text:p>2.021372791</text:p>
          </table:table-cell>
          <table:table-cell office:value-type="float" office:value="2.335388409" calcext:value-type="float">
            <text:p>2.335388409</text:p>
          </table:table-cell>
          <table:table-cell office:value-type="float" office:value="1.600493218" calcext:value-type="float">
            <text:p>1.600493218</text:p>
          </table:table-cell>
          <table:table-cell office:value-type="float" office:value="2.128236745" calcext:value-type="float">
            <text:p>2.128236745</text:p>
          </table:table-cell>
          <table:table-cell office:value-type="string" calcext:value-type="string">
            <text:p>N/A</text:p>
          </table:table-cell>
          <table:table-cell office:value-type="float" office:value="0.180429355" calcext:value-type="float">
            <text:p>0.180429355</text:p>
          </table:table-cell>
          <table:table-cell office:value-type="float" office:value="1.951520626" calcext:value-type="float">
            <text:p>1.951520626</text:p>
          </table:table-cell>
          <table:table-cell office:value-type="float" office:value="1.700993677" calcext:value-type="float">
            <text:p>1.700993677</text:p>
          </table:table-cell>
          <table:table-cell office:value-type="float" office:value="1.799457995" calcext:value-type="float">
            <text:p>1.799457995</text:p>
          </table:table-cell>
          <table:table-cell office:value-type="float" office:value="2.354110208" calcext:value-type="float">
            <text:p>2.35411020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ML_1</text:p>
          </table:table-cell>
          <table:table-cell table:formula="of:=EXACT([.A137];[.B137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5</text:p>
          </table:table-cell>
          <table:table-cell office:value-type="float" office:value="76012646" calcext:value-type="float">
            <text:p>76012646</text:p>
          </table:table-cell>
          <table:table-cell office:value-type="float" office:value="76013209" calcext:value-type="float">
            <text:p>76013209</text:p>
          </table:table-cell>
          <table:table-cell office:value-type="float" office:value="0.1738460795" calcext:value-type="float">
            <text:p>0.1738460795</text:p>
          </table:table-cell>
          <table:table-cell office:value-type="float" office:value="0.645581288" calcext:value-type="float">
            <text:p>0.645581288</text:p>
          </table:table-cell>
          <table:table-cell office:value-type="float" office:value="0.533356377" calcext:value-type="float">
            <text:p>0.533356377</text:p>
          </table:table-cell>
          <table:table-cell office:value-type="float" office:value="0.557552713" calcext:value-type="float">
            <text:p>0.557552713</text:p>
          </table:table-cell>
          <table:table-cell office:value-type="float" office:value="0.845834774" calcext:value-type="float">
            <text:p>0.845834774</text:p>
          </table:table-cell>
          <table:table-cell office:value-type="string" calcext:value-type="string">
            <text:p>N/A</text:p>
          </table:table-cell>
          <table:table-cell office:value-type="float" office:value="0.016183986" calcext:value-type="float">
            <text:p>0.016183986</text:p>
          </table:table-cell>
          <table:table-cell office:value-type="float" office:value="0.640654843" calcext:value-type="float">
            <text:p>0.640654843</text:p>
          </table:table-cell>
          <table:table-cell office:value-type="float" office:value="0.651023192" calcext:value-type="float">
            <text:p>0.651023192</text:p>
          </table:table-cell>
          <table:table-cell office:value-type="float" office:value="0.630286494" calcext:value-type="float">
            <text:p>0.63028649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525943863" calcext:value-type="float">
            <text:p>0.525943863</text:p>
          </table:table-cell>
          <table:table-cell office:value-type="float" office:value="1.490389896" calcext:value-type="float">
            <text:p>1.490389896</text:p>
          </table:table-cell>
          <table:table-cell office:value-type="float" office:value="1.05107084" calcext:value-type="float">
            <text:p>1.05107084</text:p>
          </table:table-cell>
          <table:table-cell office:value-type="float" office:value="2.39538715" calcext:value-type="float">
            <text:p>2.39538715</text:p>
          </table:table-cell>
          <table:table-cell office:value-type="float" office:value="1.024711697" calcext:value-type="float">
            <text:p>1.024711697</text:p>
          </table:table-cell>
          <table:table-cell office:value-type="string" calcext:value-type="string">
            <text:p>N/A</text:p>
          </table:table-cell>
          <table:table-cell office:value-type="float" office:value="0.081222707" calcext:value-type="float">
            <text:p>0.081222707</text:p>
          </table:table-cell>
          <table:table-cell office:value-type="float" office:value="0.860902256" calcext:value-type="float">
            <text:p>0.860902256</text:p>
          </table:table-cell>
          <table:table-cell office:value-type="float" office:value="1.325481799" calcext:value-type="float">
            <text:p>1.325481799</text:p>
          </table:table-cell>
          <table:table-cell office:value-type="float" office:value="1.12633833" calcext:value-type="float">
            <text:p>1.12633833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65052035" calcext:value-type="float">
            <text:p>0.065052035</text:p>
          </table:table-cell>
          <table:table-cell office:value-type="float" office:value="0.805461005" calcext:value-type="float">
            <text:p>0.805461005</text:p>
          </table:table-cell>
          <table:table-cell office:value-type="float" office:value="0.762680654" calcext:value-type="float">
            <text:p>0.762680654</text:p>
          </table:table-cell>
          <table:table-cell office:value-type="float" office:value="0.789799676" calcext:value-type="float">
            <text:p>0.789799676</text:p>
          </table:table-cell>
          <table:table-cell office:value-type="float" office:value="0.863902684" calcext:value-type="float">
            <text:p>0.863902684</text:p>
          </table:table-cell>
          <table:table-cell office:value-type="string" calcext:value-type="string">
            <text:p>N/A</text:p>
          </table:table-cell>
          <table:table-cell office:value-type="float" office:value="0.073450706" calcext:value-type="float">
            <text:p>0.073450706</text:p>
          </table:table-cell>
          <table:table-cell office:value-type="float" office:value="0.999670782" calcext:value-type="float">
            <text:p>0.999670782</text:p>
          </table:table-cell>
          <table:table-cell office:value-type="float" office:value="1.084444444" calcext:value-type="float">
            <text:p>1.084444444</text:p>
          </table:table-cell>
          <table:table-cell office:value-type="float" office:value="0.958518519" calcext:value-type="float">
            <text:p>0.958518519</text:p>
          </table:table-cell>
          <table:table-cell office:value-type="float" office:value="0.956049383" calcext:value-type="float">
            <text:p>0.956049383</text:p>
          </table:table-cell>
          <table:table-cell office:value-type="string" calcext:value-type="string">
            <text:p>N/A</text:p>
          </table:table-cell>
          <table:table-cell office:value-type="float" office:value="0.26554639" calcext:value-type="float">
            <text:p>0.26554639</text:p>
          </table:table-cell>
          <table:table-cell office:value-type="float" office:value="0.711056309" calcext:value-type="float">
            <text:p>0.711056309</text:p>
          </table:table-cell>
          <table:table-cell office:value-type="float" office:value="0.858199753" calcext:value-type="float">
            <text:p>0.858199753</text:p>
          </table:table-cell>
          <table:table-cell office:value-type="float" office:value="0.776818742" calcext:value-type="float">
            <text:p>0.776818742</text:p>
          </table:table-cell>
          <table:table-cell office:value-type="float" office:value="0.498150432" calcext:value-type="float">
            <text:p>0.498150432</text:p>
          </table:table-cell>
          <table:table-cell office:value-type="string" calcext:value-type="string">
            <text:p>N/A</text:p>
          </table:table-cell>
          <table:table-cell office:value-type="float" office:value="0.132515975" calcext:value-type="float">
            <text:p>0.132515975</text:p>
          </table:table-cell>
          <table:table-cell office:value-type="float" office:value="0.810900331" calcext:value-type="float">
            <text:p>0.810900331</text:p>
          </table:table-cell>
          <table:table-cell office:value-type="float" office:value="0.762420958" calcext:value-type="float">
            <text:p>0.762420958</text:p>
          </table:table-cell>
          <table:table-cell office:value-type="float" office:value="0.736224029" calcext:value-type="float">
            <text:p>0.736224029</text:p>
          </table:table-cell>
          <table:table-cell office:value-type="float" office:value="0.934056007" calcext:value-type="float">
            <text:p>0.93405600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ML_10</text:p>
          </table:table-cell>
          <table:table-cell table:formula="of:=EXACT([.A138];[.B138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3</text:p>
          </table:table-cell>
          <table:table-cell office:value-type="float" office:value="88138602" calcext:value-type="float">
            <text:p>88138602</text:p>
          </table:table-cell>
          <table:table-cell office:value-type="float" office:value="88139038" calcext:value-type="float">
            <text:p>88139038</text:p>
          </table:table-cell>
          <table:table-cell office:value-type="float" office:value="0.4004061056" calcext:value-type="float">
            <text:p>0.4004061056</text:p>
          </table:table-cell>
          <table:table-cell office:value-type="float" office:value="3.087913354" calcext:value-type="float">
            <text:p>3.087913354</text:p>
          </table:table-cell>
          <table:table-cell office:value-type="float" office:value="2.888005531" calcext:value-type="float">
            <text:p>2.888005531</text:p>
          </table:table-cell>
          <table:table-cell office:value-type="float" office:value="2.826823367" calcext:value-type="float">
            <text:p>2.826823367</text:p>
          </table:table-cell>
          <table:table-cell office:value-type="float" office:value="3.548911165" calcext:value-type="float">
            <text:p>3.548911165</text:p>
          </table:table-cell>
          <table:table-cell office:value-type="string" calcext:value-type="string">
            <text:p>N/A</text:p>
          </table:table-cell>
          <table:table-cell office:value-type="float" office:value="0.036110677" calcext:value-type="float">
            <text:p>0.036110677</text:p>
          </table:table-cell>
          <table:table-cell office:value-type="float" office:value="1.745429741" calcext:value-type="float">
            <text:p>1.745429741</text:p>
          </table:table-cell>
          <table:table-cell office:value-type="float" office:value="1.682401091" calcext:value-type="float">
            <text:p>1.682401091</text:p>
          </table:table-cell>
          <table:table-cell office:value-type="float" office:value="1.80845839" calcext:value-type="float">
            <text:p>1.80845839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61915663" calcext:value-type="float">
            <text:p>0.161915663</text:p>
          </table:table-cell>
          <table:table-cell office:value-type="float" office:value="3.759472817" calcext:value-type="float">
            <text:p>3.759472817</text:p>
          </table:table-cell>
          <table:table-cell office:value-type="float" office:value="3.795716639" calcext:value-type="float">
            <text:p>3.795716639</text:p>
          </table:table-cell>
          <table:table-cell office:value-type="float" office:value="3.133443163" calcext:value-type="float">
            <text:p>3.133443163</text:p>
          </table:table-cell>
          <table:table-cell office:value-type="float" office:value="4.349258649" calcext:value-type="float">
            <text:p>4.349258649</text:p>
          </table:table-cell>
          <table:table-cell office:value-type="string" calcext:value-type="string">
            <text:p>N/A</text:p>
          </table:table-cell>
          <table:table-cell office:value-type="float" office:value="0.151791531" calcext:value-type="float">
            <text:p>0.151791531</text:p>
          </table:table-cell>
          <table:table-cell office:value-type="float" office:value="1.154135338" calcext:value-type="float">
            <text:p>1.154135338</text:p>
          </table:table-cell>
          <table:table-cell office:value-type="float" office:value="1.892933619" calcext:value-type="float">
            <text:p>1.892933619</text:p>
          </table:table-cell>
          <table:table-cell office:value-type="float" office:value="1.394004283" calcext:value-type="float">
            <text:p>1.394004283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26387416" calcext:value-type="float">
            <text:p>0.126387416</text:p>
          </table:table-cell>
          <table:table-cell office:value-type="float" office:value="3.369492029" calcext:value-type="float">
            <text:p>3.369492029</text:p>
          </table:table-cell>
          <table:table-cell office:value-type="float" office:value="3.78539144" calcext:value-type="float">
            <text:p>3.78539144</text:p>
          </table:table-cell>
          <table:table-cell office:value-type="float" office:value="2.934322861" calcext:value-type="float">
            <text:p>2.934322861</text:p>
          </table:table-cell>
          <table:table-cell office:value-type="float" office:value="3.388761788" calcext:value-type="float">
            <text:p>3.388761788</text:p>
          </table:table-cell>
          <table:table-cell office:value-type="string" calcext:value-type="string">
            <text:p>N/A</text:p>
          </table:table-cell>
          <table:table-cell office:value-type="float" office:value="0.064317849" calcext:value-type="float">
            <text:p>0.064317849</text:p>
          </table:table-cell>
          <table:table-cell office:value-type="float" office:value="2.724855968" calcext:value-type="float">
            <text:p>2.724855968</text:p>
          </table:table-cell>
          <table:table-cell office:value-type="float" office:value="2.554567901" calcext:value-type="float">
            <text:p>2.554567901</text:p>
          </table:table-cell>
          <table:table-cell office:value-type="float" office:value="2.715308642" calcext:value-type="float">
            <text:p>2.715308642</text:p>
          </table:table-cell>
          <table:table-cell office:value-type="float" office:value="2.904691358" calcext:value-type="float">
            <text:p>2.904691358</text:p>
          </table:table-cell>
          <table:table-cell office:value-type="string" calcext:value-type="string">
            <text:p>N/A</text:p>
          </table:table-cell>
          <table:table-cell office:value-type="float" office:value="0.341358489" calcext:value-type="float">
            <text:p>0.341358489</text:p>
          </table:table-cell>
          <table:table-cell office:value-type="float" office:value="4.683929305" calcext:value-type="float">
            <text:p>4.683929305</text:p>
          </table:table-cell>
          <table:table-cell office:value-type="float" office:value="4.318125771" calcext:value-type="float">
            <text:p>4.318125771</text:p>
          </table:table-cell>
          <table:table-cell office:value-type="float" office:value="6.434032059" calcext:value-type="float">
            <text:p>6.434032059</text:p>
          </table:table-cell>
          <table:table-cell office:value-type="float" office:value="3.299630086" calcext:value-type="float">
            <text:p>3.299630086</text:p>
          </table:table-cell>
          <table:table-cell office:value-type="string" calcext:value-type="string">
            <text:p>N/A</text:p>
          </table:table-cell>
          <table:table-cell office:value-type="float" office:value="0.123626679" calcext:value-type="float">
            <text:p>0.123626679</text:p>
          </table:table-cell>
          <table:table-cell office:value-type="float" office:value="2.2366757" calcext:value-type="float">
            <text:p>2.2366757</text:p>
          </table:table-cell>
          <table:table-cell office:value-type="float" office:value="2.474254743" calcext:value-type="float">
            <text:p>2.474254743</text:p>
          </table:table-cell>
          <table:table-cell office:value-type="float" office:value="2.302619693" calcext:value-type="float">
            <text:p>2.302619693</text:p>
          </table:table-cell>
          <table:table-cell office:value-type="float" office:value="1.933152665" calcext:value-type="float">
            <text:p>1.93315266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ML_11</text:p>
          </table:table-cell>
          <table:table-cell table:formula="of:=EXACT([.A139];[.B139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3</text:p>
          </table:table-cell>
          <table:table-cell office:value-type="float" office:value="88150177" calcext:value-type="float">
            <text:p>88150177</text:p>
          </table:table-cell>
          <table:table-cell office:value-type="float" office:value="88151021" calcext:value-type="float">
            <text:p>88151021</text:p>
          </table:table-cell>
          <table:table-cell office:value-type="float" office:value="0.1201155775" calcext:value-type="float">
            <text:p>0.1201155775</text:p>
          </table:table-cell>
          <table:table-cell office:value-type="float" office:value="0.732688098" calcext:value-type="float">
            <text:p>0.732688098</text:p>
          </table:table-cell>
          <table:table-cell office:value-type="float" office:value="0.774282751" calcext:value-type="float">
            <text:p>0.774282751</text:p>
          </table:table-cell>
          <table:table-cell office:value-type="float" office:value="0.597303837" calcext:value-type="float">
            <text:p>0.597303837</text:p>
          </table:table-cell>
          <table:table-cell office:value-type="float" office:value="0.826477705" calcext:value-type="float">
            <text:p>0.826477705</text:p>
          </table:table-cell>
          <table:table-cell office:value-type="string" calcext:value-type="string">
            <text:p>N/A</text:p>
          </table:table-cell>
          <table:table-cell office:value-type="float" office:value="0.172630751" calcext:value-type="float">
            <text:p>0.172630751</text:p>
          </table:table-cell>
          <table:table-cell office:value-type="float" office:value="0.693860846" calcext:value-type="float">
            <text:p>0.693860846</text:p>
          </table:table-cell>
          <table:table-cell office:value-type="float" office:value="0.813642565" calcext:value-type="float">
            <text:p>0.813642565</text:p>
          </table:table-cell>
          <table:table-cell office:value-type="float" office:value="0.574079127" calcext:value-type="float">
            <text:p>0.574079127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442679368" calcext:value-type="float">
            <text:p>0.442679368</text:p>
          </table:table-cell>
          <table:table-cell office:value-type="float" office:value="0.629324547" calcext:value-type="float">
            <text:p>0.629324547</text:p>
          </table:table-cell>
          <table:table-cell office:value-type="float" office:value="0.537067545" calcext:value-type="float">
            <text:p>0.537067545</text:p>
          </table:table-cell>
          <table:table-cell office:value-type="float" office:value="0.942339374" calcext:value-type="float">
            <text:p>0.942339374</text:p>
          </table:table-cell>
          <table:table-cell office:value-type="float" office:value="0.408566722" calcext:value-type="float">
            <text:p>0.408566722</text:p>
          </table:table-cell>
          <table:table-cell office:value-type="string" calcext:value-type="string">
            <text:p>N/A</text:p>
          </table:table-cell>
          <table:table-cell office:value-type="float" office:value="0.369116433" calcext:value-type="float">
            <text:p>0.369116433</text:p>
          </table:table-cell>
          <table:table-cell office:value-type="float" office:value="0.910526316" calcext:value-type="float">
            <text:p>0.910526316</text:p>
          </table:table-cell>
          <table:table-cell office:value-type="float" office:value="1.7751606" calcext:value-type="float">
            <text:p>1.7751606</text:p>
          </table:table-cell>
          <table:table-cell office:value-type="float" office:value="0.817987152" calcext:value-type="float">
            <text:p>0.81798715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265960827" calcext:value-type="float">
            <text:p>0.265960827</text:p>
          </table:table-cell>
          <table:table-cell office:value-type="float" office:value="0.700779346" calcext:value-type="float">
            <text:p>0.700779346</text:p>
          </table:table-cell>
          <table:table-cell office:value-type="float" office:value="0.914234697" calcext:value-type="float">
            <text:p>0.914234697</text:p>
          </table:table-cell>
          <table:table-cell office:value-type="float" office:value="0.570280676" calcext:value-type="float">
            <text:p>0.570280676</text:p>
          </table:table-cell>
          <table:table-cell office:value-type="float" office:value="0.617822666" calcext:value-type="float">
            <text:p>0.617822666</text:p>
          </table:table-cell>
          <table:table-cell office:value-type="string" calcext:value-type="string">
            <text:p>N/A</text:p>
          </table:table-cell>
          <table:table-cell office:value-type="float" office:value="0.079548626" calcext:value-type="float">
            <text:p>0.079548626</text:p>
          </table:table-cell>
          <table:table-cell office:value-type="float" office:value="1.295884774" calcext:value-type="float">
            <text:p>1.295884774</text:p>
          </table:table-cell>
          <table:table-cell office:value-type="float" office:value="1.228641975" calcext:value-type="float">
            <text:p>1.228641975</text:p>
          </table:table-cell>
          <table:table-cell office:value-type="float" office:value="1.244444444" calcext:value-type="float">
            <text:p>1.244444444</text:p>
          </table:table-cell>
          <table:table-cell office:value-type="float" office:value="1.414567901" calcext:value-type="float">
            <text:p>1.414567901</text:p>
          </table:table-cell>
          <table:table-cell office:value-type="string" calcext:value-type="string">
            <text:p>N/A</text:p>
          </table:table-cell>
          <table:table-cell office:value-type="float" office:value="0.170261548" calcext:value-type="float">
            <text:p>0.170261548</text:p>
          </table:table-cell>
          <table:table-cell office:value-type="float" office:value="0.461981093" calcext:value-type="float">
            <text:p>0.461981093</text:p>
          </table:table-cell>
          <table:table-cell office:value-type="float" office:value="0.424167694" calcext:value-type="float">
            <text:p>0.424167694</text:p>
          </table:table-cell>
          <table:table-cell office:value-type="float" office:value="0.552404439" calcext:value-type="float">
            <text:p>0.552404439</text:p>
          </table:table-cell>
          <table:table-cell office:value-type="float" office:value="0.409371147" calcext:value-type="float">
            <text:p>0.409371147</text:p>
          </table:table-cell>
          <table:table-cell office:value-type="string" calcext:value-type="string">
            <text:p>N/A</text:p>
          </table:table-cell>
          <table:table-cell office:value-type="float" office:value="0.053648264" calcext:value-type="float">
            <text:p>0.053648264</text:p>
          </table:table-cell>
          <table:table-cell office:value-type="float" office:value="0.809695875" calcext:value-type="float">
            <text:p>0.809695875</text:p>
          </table:table-cell>
          <table:table-cell office:value-type="float" office:value="0.767841012" calcext:value-type="float">
            <text:p>0.767841012</text:p>
          </table:table-cell>
          <table:table-cell office:value-type="float" office:value="0.806684734" calcext:value-type="float">
            <text:p>0.806684734</text:p>
          </table:table-cell>
          <table:table-cell office:value-type="float" office:value="0.854561879" calcext:value-type="float">
            <text:p>0.85456187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ML_12</text:p>
          </table:table-cell>
          <table:table-cell table:formula="of:=EXACT([.A140];[.B140])" office:value-type="boolean" office:boolean-value="true" calcext:value-type="boolean">
            <text:p>TRUE</text:p>
          </table:table-cell>
          <table:table-cell office:value-type="string" calcext:value-type="string">
            <text:p>TEST ELEMENT*TSS</text:p>
          </table:table-cell>
          <table:table-cell office:value-type="string" calcext:value-type="string">
            <text:p>chr1</text:p>
          </table:table-cell>
          <table:table-cell office:value-type="float" office:value="91413901" calcext:value-type="float">
            <text:p>91413901</text:p>
          </table:table-cell>
          <table:table-cell office:value-type="float" office:value="91414660" calcext:value-type="float">
            <text:p>91414660</text:p>
          </table:table-cell>
          <table:table-cell office:value-type="float" office:value="0.09923347728" calcext:value-type="float">
            <text:p>0.09923347728</text:p>
          </table:table-cell>
          <table:table-cell office:value-type="float" office:value="1.776126282" calcext:value-type="float">
            <text:p>1.776126282</text:p>
          </table:table-cell>
          <table:table-cell office:value-type="float" office:value="1.889388178" calcext:value-type="float">
            <text:p>1.889388178</text:p>
          </table:table-cell>
          <table:table-cell office:value-type="float" office:value="1.734531628" calcext:value-type="float">
            <text:p>1.734531628</text:p>
          </table:table-cell>
          <table:table-cell office:value-type="float" office:value="1.704459039" calcext:value-type="float">
            <text:p>1.704459039</text:p>
          </table:table-cell>
          <table:table-cell office:value-type="string" calcext:value-type="string">
            <text:p>N/A</text:p>
          </table:table-cell>
          <table:table-cell office:value-type="float" office:value="0.025316456" calcext:value-type="float">
            <text:p>0.025316456</text:p>
          </table:table-cell>
          <table:table-cell office:value-type="float" office:value="0.862210095" calcext:value-type="float">
            <text:p>0.862210095</text:p>
          </table:table-cell>
          <table:table-cell office:value-type="float" office:value="0.884038199" calcext:value-type="float">
            <text:p>0.884038199</text:p>
          </table:table-cell>
          <table:table-cell office:value-type="float" office:value="0.840381992" calcext:value-type="float">
            <text:p>0.84038199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48114296" calcext:value-type="float">
            <text:p>0.148114296</text:p>
          </table:table-cell>
          <table:table-cell office:value-type="float" office:value="6.519494784" calcext:value-type="float">
            <text:p>6.519494784</text:p>
          </table:table-cell>
          <table:table-cell office:value-type="float" office:value="7.571663921" calcext:value-type="float">
            <text:p>7.571663921</text:p>
          </table:table-cell>
          <table:table-cell office:value-type="float" office:value="6.313014827" calcext:value-type="float">
            <text:p>6.313014827</text:p>
          </table:table-cell>
          <table:table-cell office:value-type="float" office:value="5.673805601" calcext:value-type="float">
            <text:p>5.673805601</text:p>
          </table:table-cell>
          <table:table-cell office:value-type="string" calcext:value-type="string">
            <text:p>N/A</text:p>
          </table:table-cell>
          <table:table-cell office:value-type="float" office:value="0.297577855" calcext:value-type="float">
            <text:p>0.297577855</text:p>
          </table:table-cell>
          <table:table-cell office:value-type="float" office:value="0.869172932" calcext:value-type="float">
            <text:p>0.869172932</text:p>
          </table:table-cell>
          <table:table-cell office:value-type="float" office:value="1.605995717" calcext:value-type="float">
            <text:p>1.605995717</text:p>
          </table:table-cell>
          <table:table-cell office:value-type="float" office:value="0.869379015" calcext:value-type="float">
            <text:p>0.869379015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83223544" calcext:value-type="float">
            <text:p>0.083223544</text:p>
          </table:table-cell>
          <table:table-cell office:value-type="float" office:value="1.639863847" calcext:value-type="float">
            <text:p>1.639863847</text:p>
          </table:table-cell>
          <table:table-cell office:value-type="float" office:value="1.660844819" calcext:value-type="float">
            <text:p>1.660844819</text:p>
          </table:table-cell>
          <table:table-cell office:value-type="float" office:value="1.494113052" calcext:value-type="float">
            <text:p>1.494113052</text:p>
          </table:table-cell>
          <table:table-cell office:value-type="float" office:value="1.76463367" calcext:value-type="float">
            <text:p>1.76463367</text:p>
          </table:table-cell>
          <table:table-cell office:value-type="string" calcext:value-type="string">
            <text:p>N/A</text:p>
          </table:table-cell>
          <table:table-cell office:value-type="float" office:value="0.069681786" calcext:value-type="float">
            <text:p>0.069681786</text:p>
          </table:table-cell>
          <table:table-cell office:value-type="float" office:value="0.866995885" calcext:value-type="float">
            <text:p>0.866995885</text:p>
          </table:table-cell>
          <table:table-cell office:value-type="float" office:value="0.80345679" calcext:value-type="float">
            <text:p>0.80345679</text:p>
          </table:table-cell>
          <table:table-cell office:value-type="float" office:value="0.87382716" calcext:value-type="float">
            <text:p>0.87382716</text:p>
          </table:table-cell>
          <table:table-cell office:value-type="float" office:value="0.923703704" calcext:value-type="float">
            <text:p>0.923703704</text:p>
          </table:table-cell>
          <table:table-cell office:value-type="string" calcext:value-type="string">
            <text:p>N/A</text:p>
          </table:table-cell>
          <table:table-cell office:value-type="float" office:value="0.159608634" calcext:value-type="float">
            <text:p>0.159608634</text:p>
          </table:table-cell>
          <table:table-cell office:value-type="float" office:value="10.92231813" calcext:value-type="float">
            <text:p>10.92231813</text:p>
          </table:table-cell>
          <table:table-cell office:value-type="float" office:value="12.54254007" calcext:value-type="float">
            <text:p>12.54254007</text:p>
          </table:table-cell>
          <table:table-cell office:value-type="float" office:value="11.14673243" calcext:value-type="float">
            <text:p>11.14673243</text:p>
          </table:table-cell>
          <table:table-cell office:value-type="float" office:value="9.077681874" calcext:value-type="float">
            <text:p>9.077681874</text:p>
          </table:table-cell>
          <table:table-cell office:value-type="string" calcext:value-type="string">
            <text:p>N/A</text:p>
          </table:table-cell>
          <table:table-cell office:value-type="float" office:value="0.133173048" calcext:value-type="float">
            <text:p>0.133173048</text:p>
          </table:table-cell>
          <table:table-cell office:value-type="float" office:value="1.044263776" calcext:value-type="float">
            <text:p>1.044263776</text:p>
          </table:table-cell>
          <table:table-cell office:value-type="float" office:value="0.890695574" calcext:value-type="float">
            <text:p>0.890695574</text:p>
          </table:table-cell>
          <table:table-cell office:value-type="float" office:value="1.080397471" calcext:value-type="float">
            <text:p>1.080397471</text:p>
          </table:table-cell>
          <table:table-cell office:value-type="float" office:value="1.161698284" calcext:value-type="float">
            <text:p>1.16169828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ML_13</text:p>
          </table:table-cell>
          <table:table-cell table:formula="of:=EXACT([.A141];[.B141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75344260" calcext:value-type="float">
            <text:p>75344260</text:p>
          </table:table-cell>
          <table:table-cell office:value-type="float" office:value="75345310" calcext:value-type="float">
            <text:p>75345310</text:p>
          </table:table-cell>
          <table:table-cell office:value-type="float" office:value="0.8320361276" calcext:value-type="float">
            <text:p>0.8320361276</text:p>
          </table:table-cell>
          <table:table-cell office:value-type="float" office:value="5.453278026" calcext:value-type="float">
            <text:p>5.453278026</text:p>
          </table:table-cell>
          <table:table-cell office:value-type="float" office:value="4.371586588" calcext:value-type="float">
            <text:p>4.371586588</text:p>
          </table:table-cell>
          <table:table-cell office:value-type="float" office:value="6.378154165" calcext:value-type="float">
            <text:p>6.378154165</text:p>
          </table:table-cell>
          <table:table-cell office:value-type="float" office:value="5.610093329" calcext:value-type="float">
            <text:p>5.610093329</text:p>
          </table:table-cell>
          <table:table-cell office:value-type="string" calcext:value-type="string">
            <text:p>N/A</text:p>
          </table:table-cell>
          <table:table-cell office:value-type="float" office:value="0.01818462" calcext:value-type="float">
            <text:p>0.01818462</text:p>
          </table:table-cell>
          <table:table-cell office:value-type="float" office:value="3.54106412" calcext:value-type="float">
            <text:p>3.54106412</text:p>
          </table:table-cell>
          <table:table-cell office:value-type="float" office:value="3.605457026" calcext:value-type="float">
            <text:p>3.605457026</text:p>
          </table:table-cell>
          <table:table-cell office:value-type="float" office:value="3.476671214" calcext:value-type="float">
            <text:p>3.47667121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226555769" calcext:value-type="float">
            <text:p>0.226555769</text:p>
          </table:table-cell>
          <table:table-cell office:value-type="float" office:value="24.89511258" calcext:value-type="float">
            <text:p>24.89511258</text:p>
          </table:table-cell>
          <table:table-cell office:value-type="float" office:value="20.39538715" calcext:value-type="float">
            <text:p>20.39538715</text:p>
          </table:table-cell>
          <table:table-cell office:value-type="float" office:value="23.0675453" calcext:value-type="float">
            <text:p>23.0675453</text:p>
          </table:table-cell>
          <table:table-cell office:value-type="float" office:value="31.22240527" calcext:value-type="float">
            <text:p>31.22240527</text:p>
          </table:table-cell>
          <table:table-cell office:value-type="string" calcext:value-type="string">
            <text:p>N/A</text:p>
          </table:table-cell>
          <table:table-cell office:value-type="float" office:value="0.066742403" calcext:value-type="float">
            <text:p>0.066742403</text:p>
          </table:table-cell>
          <table:table-cell office:value-type="float" office:value="2.647368421" calcext:value-type="float">
            <text:p>2.647368421</text:p>
          </table:table-cell>
          <table:table-cell office:value-type="float" office:value="3.518201285" calcext:value-type="float">
            <text:p>3.518201285</text:p>
          </table:table-cell>
          <table:table-cell office:value-type="float" office:value="4.021413276" calcext:value-type="float">
            <text:p>4.021413276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10001142" calcext:value-type="float">
            <text:p>0.110001142</text:p>
          </table:table-cell>
          <table:table-cell office:value-type="float" office:value="6.239346763" calcext:value-type="float">
            <text:p>6.239346763</text:p>
          </table:table-cell>
          <table:table-cell office:value-type="float" office:value="5.74030467" calcext:value-type="float">
            <text:p>5.74030467</text:p>
          </table:table-cell>
          <table:table-cell office:value-type="float" office:value="7.022041181" calcext:value-type="float">
            <text:p>7.022041181</text:p>
          </table:table-cell>
          <table:table-cell office:value-type="float" office:value="5.955694437" calcext:value-type="float">
            <text:p>5.955694437</text:p>
          </table:table-cell>
          <table:table-cell office:value-type="string" calcext:value-type="string">
            <text:p>N/A</text:p>
          </table:table-cell>
          <table:table-cell office:value-type="float" office:value="0.019519509" calcext:value-type="float">
            <text:p>0.019519509</text:p>
          </table:table-cell>
          <table:table-cell office:value-type="float" office:value="3.539012346" calcext:value-type="float">
            <text:p>3.539012346</text:p>
          </table:table-cell>
          <table:table-cell office:value-type="float" office:value="3.618271605" calcext:value-type="float">
            <text:p>3.618271605</text:p>
          </table:table-cell>
          <table:table-cell office:value-type="float" office:value="3.507160494" calcext:value-type="float">
            <text:p>3.507160494</text:p>
          </table:table-cell>
          <table:table-cell office:value-type="float" office:value="3.491604938" calcext:value-type="float">
            <text:p>3.491604938</text:p>
          </table:table-cell>
          <table:table-cell office:value-type="string" calcext:value-type="string">
            <text:p>N/A</text:p>
          </table:table-cell>
          <table:table-cell office:value-type="float" office:value="0.220206079" calcext:value-type="float">
            <text:p>0.220206079</text:p>
          </table:table-cell>
          <table:table-cell office:value-type="float" office:value="32.95026715" calcext:value-type="float">
            <text:p>32.95026715</text:p>
          </table:table-cell>
          <table:table-cell office:value-type="float" office:value="41.25524044" calcext:value-type="float">
            <text:p>41.25524044</text:p>
          </table:table-cell>
          <table:table-cell office:value-type="float" office:value="29.75585697" calcext:value-type="float">
            <text:p>29.75585697</text:p>
          </table:table-cell>
          <table:table-cell office:value-type="float" office:value="27.83970407" calcext:value-type="float">
            <text:p>27.83970407</text:p>
          </table:table-cell>
          <table:table-cell office:value-type="string" calcext:value-type="string">
            <text:p>N/A</text:p>
          </table:table-cell>
          <table:table-cell office:value-type="float" office:value="0.045403506" calcext:value-type="float">
            <text:p>0.045403506</text:p>
          </table:table-cell>
          <table:table-cell office:value-type="float" office:value="3.750376393" calcext:value-type="float">
            <text:p>3.750376393</text:p>
          </table:table-cell>
          <table:table-cell office:value-type="float" office:value="3.902439024" calcext:value-type="float">
            <text:p>3.902439024</text:p>
          </table:table-cell>
          <table:table-cell office:value-type="float" office:value="3.78229449" calcext:value-type="float">
            <text:p>3.78229449</text:p>
          </table:table-cell>
          <table:table-cell office:value-type="float" office:value="3.566395664" calcext:value-type="float">
            <text:p>3.56639566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ML_14</text:p>
          </table:table-cell>
          <table:table-cell table:formula="of:=EXACT([.A142];[.B142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75346952" calcext:value-type="float">
            <text:p>75346952</text:p>
          </table:table-cell>
          <table:table-cell office:value-type="float" office:value="75348009" calcext:value-type="float">
            <text:p>75348009</text:p>
          </table:table-cell>
          <table:table-cell office:value-type="float" office:value="0.1127522204" calcext:value-type="float">
            <text:p>0.1127522204</text:p>
          </table:table-cell>
          <table:table-cell office:value-type="float" office:value="1.621615393" calcext:value-type="float">
            <text:p>1.621615393</text:p>
          </table:table-cell>
          <table:table-cell office:value-type="float" office:value="1.493950916" calcext:value-type="float">
            <text:p>1.493950916</text:p>
          </table:table-cell>
          <table:table-cell office:value-type="float" office:value="1.707569997" calcext:value-type="float">
            <text:p>1.707569997</text:p>
          </table:table-cell>
          <table:table-cell office:value-type="float" office:value="1.663325268" calcext:value-type="float">
            <text:p>1.663325268</text:p>
          </table:table-cell>
          <table:table-cell office:value-type="string" calcext:value-type="string">
            <text:p>N/A</text:p>
          </table:table-cell>
          <table:table-cell office:value-type="float" office:value="0.050576752" calcext:value-type="float">
            <text:p>0.050576752</text:p>
          </table:table-cell>
          <table:table-cell office:value-type="float" office:value="0.922510232" calcext:value-type="float">
            <text:p>0.922510232</text:p>
          </table:table-cell>
          <table:table-cell office:value-type="float" office:value="0.87585266" calcext:value-type="float">
            <text:p>0.87585266</text:p>
          </table:table-cell>
          <table:table-cell office:value-type="float" office:value="0.969167804" calcext:value-type="float">
            <text:p>0.96916780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290378248" calcext:value-type="float">
            <text:p>0.290378248</text:p>
          </table:table-cell>
          <table:table-cell office:value-type="float" office:value="1.199341021" calcext:value-type="float">
            <text:p>1.199341021</text:p>
          </table:table-cell>
          <table:table-cell office:value-type="float" office:value="0.988467875" calcext:value-type="float">
            <text:p>0.988467875</text:p>
          </table:table-cell>
          <table:table-cell office:value-type="float" office:value="1.008237232" calcext:value-type="float">
            <text:p>1.008237232</text:p>
          </table:table-cell>
          <table:table-cell office:value-type="float" office:value="1.601317957" calcext:value-type="float">
            <text:p>1.601317957</text:p>
          </table:table-cell>
          <table:table-cell office:value-type="string" calcext:value-type="string">
            <text:p>N/A</text:p>
          </table:table-cell>
          <table:table-cell office:value-type="float" office:value="0.025901943" calcext:value-type="float">
            <text:p>0.025901943</text:p>
          </table:table-cell>
          <table:table-cell office:value-type="float" office:value="1.62556391" calcext:value-type="float">
            <text:p>1.62556391</text:p>
          </table:table-cell>
          <table:table-cell office:value-type="float" office:value="2.374732334" calcext:value-type="float">
            <text:p>2.374732334</text:p>
          </table:table-cell>
          <table:table-cell office:value-type="float" office:value="2.254817987" calcext:value-type="float">
            <text:p>2.254817987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47828605" calcext:value-type="float">
            <text:p>0.147828605</text:p>
          </table:table-cell>
          <table:table-cell office:value-type="float" office:value="1.658761601" calcext:value-type="float">
            <text:p>1.658761601</text:p>
          </table:table-cell>
          <table:table-cell office:value-type="float" office:value="1.935606272" calcext:value-type="float">
            <text:p>1.935606272</text:p>
          </table:table-cell>
          <table:table-cell office:value-type="float" office:value="1.468891245" calcext:value-type="float">
            <text:p>1.468891245</text:p>
          </table:table-cell>
          <table:table-cell office:value-type="float" office:value="1.571787289" calcext:value-type="float">
            <text:p>1.571787289</text:p>
          </table:table-cell>
          <table:table-cell office:value-type="string" calcext:value-type="string">
            <text:p>N/A</text:p>
          </table:table-cell>
          <table:table-cell office:value-type="float" office:value="0.101778572" calcext:value-type="float">
            <text:p>0.101778572</text:p>
          </table:table-cell>
          <table:table-cell office:value-type="float" office:value="1.130781893" calcext:value-type="float">
            <text:p>1.130781893</text:p>
          </table:table-cell>
          <table:table-cell office:value-type="float" office:value="1.148395062" calcext:value-type="float">
            <text:p>1.148395062</text:p>
          </table:table-cell>
          <table:table-cell office:value-type="float" office:value="1.007901235" calcext:value-type="float">
            <text:p>1.007901235</text:p>
          </table:table-cell>
          <table:table-cell office:value-type="float" office:value="1.236049383" calcext:value-type="float">
            <text:p>1.236049383</text:p>
          </table:table-cell>
          <table:table-cell office:value-type="string" calcext:value-type="string">
            <text:p>N/A</text:p>
          </table:table-cell>
          <table:table-cell office:value-type="float" office:value="0.217859724" calcext:value-type="float">
            <text:p>0.217859724</text:p>
          </table:table-cell>
          <table:table-cell office:value-type="float" office:value="1.732840115" calcext:value-type="float">
            <text:p>1.732840115</text:p>
          </table:table-cell>
          <table:table-cell office:value-type="float" office:value="2.064118372" calcext:value-type="float">
            <text:p>2.064118372</text:p>
          </table:table-cell>
          <table:table-cell office:value-type="float" office:value="1.812577065" calcext:value-type="float">
            <text:p>1.812577065</text:p>
          </table:table-cell>
          <table:table-cell office:value-type="float" office:value="1.321824908" calcext:value-type="float">
            <text:p>1.321824908</text:p>
          </table:table-cell>
          <table:table-cell office:value-type="string" calcext:value-type="string">
            <text:p>N/A</text:p>
          </table:table-cell>
          <table:table-cell office:value-type="float" office:value="0.184906266" calcext:value-type="float">
            <text:p>0.184906266</text:p>
          </table:table-cell>
          <table:table-cell office:value-type="float" office:value="1.758807588" calcext:value-type="float">
            <text:p>1.758807588</text:p>
          </table:table-cell>
          <table:table-cell office:value-type="float" office:value="1.880758808" calcext:value-type="float">
            <text:p>1.880758808</text:p>
          </table:table-cell>
          <table:table-cell office:value-type="float" office:value="2.005420054" calcext:value-type="float">
            <text:p>2.005420054</text:p>
          </table:table-cell>
          <table:table-cell office:value-type="float" office:value="1.390243902" calcext:value-type="float">
            <text:p>1.39024390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ML_15</text:p>
          </table:table-cell>
          <table:table-cell table:formula="of:=EXACT([.A143];[.B143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75359045" calcext:value-type="float">
            <text:p>75359045</text:p>
          </table:table-cell>
          <table:table-cell office:value-type="float" office:value="75359946" calcext:value-type="float">
            <text:p>75359946</text:p>
          </table:table-cell>
          <table:table-cell office:value-type="float" office:value="0.2016312612" calcext:value-type="float">
            <text:p>0.2016312612</text:p>
          </table:table-cell>
          <table:table-cell office:value-type="float" office:value="1.083765411" calcext:value-type="float">
            <text:p>1.083765411</text:p>
          </table:table-cell>
          <table:table-cell office:value-type="float" office:value="0.949187694" calcext:value-type="float">
            <text:p>0.949187694</text:p>
          </table:table-cell>
          <table:table-cell office:value-type="float" office:value="1.315589354" calcext:value-type="float">
            <text:p>1.315589354</text:p>
          </table:table-cell>
          <table:table-cell office:value-type="float" office:value="0.986519184" calcext:value-type="float">
            <text:p>0.986519184</text:p>
          </table:table-cell>
          <table:table-cell office:value-type="string" calcext:value-type="string">
            <text:p>N/A</text:p>
          </table:table-cell>
          <table:table-cell office:value-type="float" office:value="0.027161518" calcext:value-type="float">
            <text:p>0.027161518</text:p>
          </table:table-cell>
          <table:table-cell office:value-type="float" office:value="1.315961801" calcext:value-type="float">
            <text:p>1.315961801</text:p>
          </table:table-cell>
          <table:table-cell office:value-type="float" office:value="1.351705321" calcext:value-type="float">
            <text:p>1.351705321</text:p>
          </table:table-cell>
          <table:table-cell office:value-type="float" office:value="1.280218281" calcext:value-type="float">
            <text:p>1.28021828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289823689" calcext:value-type="float">
            <text:p>0.289823689</text:p>
          </table:table-cell>
          <table:table-cell office:value-type="float" office:value="0.71169687" calcext:value-type="float">
            <text:p>0.71169687</text:p>
          </table:table-cell>
          <table:table-cell office:value-type="float" office:value="0.744645799" calcext:value-type="float">
            <text:p>0.744645799</text:p>
          </table:table-cell>
          <table:table-cell office:value-type="float" office:value="0.490939044" calcext:value-type="float">
            <text:p>0.490939044</text:p>
          </table:table-cell>
          <table:table-cell office:value-type="float" office:value="0.899505766" calcext:value-type="float">
            <text:p>0.899505766</text:p>
          </table:table-cell>
          <table:table-cell office:value-type="string" calcext:value-type="string">
            <text:p>N/A</text:p>
          </table:table-cell>
          <table:table-cell office:value-type="float" office:value="0.027058146" calcext:value-type="float">
            <text:p>0.027058146</text:p>
          </table:table-cell>
          <table:table-cell office:value-type="float" office:value="1.306015038" calcext:value-type="float">
            <text:p>1.306015038</text:p>
          </table:table-cell>
          <table:table-cell office:value-type="float" office:value="1.809421842" calcext:value-type="float">
            <text:p>1.809421842</text:p>
          </table:table-cell>
          <table:table-cell office:value-type="float" office:value="1.91006424" calcext:value-type="float">
            <text:p>1.9100642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02707116" calcext:value-type="float">
            <text:p>0.102707116</text:p>
          </table:table-cell>
          <table:table-cell office:value-type="float" office:value="1.399103473" calcext:value-type="float">
            <text:p>1.399103473</text:p>
          </table:table-cell>
          <table:table-cell office:value-type="float" office:value="1.43418336" calcext:value-type="float">
            <text:p>1.43418336</text:p>
          </table:table-cell>
          <table:table-cell office:value-type="float" office:value="1.241113777" calcext:value-type="float">
            <text:p>1.241113777</text:p>
          </table:table-cell>
          <table:table-cell office:value-type="float" office:value="1.522013281" calcext:value-type="float">
            <text:p>1.522013281</text:p>
          </table:table-cell>
          <table:table-cell office:value-type="string" calcext:value-type="string">
            <text:p>N/A</text:p>
          </table:table-cell>
          <table:table-cell office:value-type="float" office:value="0.221683872" calcext:value-type="float">
            <text:p>0.221683872</text:p>
          </table:table-cell>
          <table:table-cell office:value-type="float" office:value="1.533004115" calcext:value-type="float">
            <text:p>1.533004115</text:p>
          </table:table-cell>
          <table:table-cell office:value-type="float" office:value="1.313333333" calcext:value-type="float">
            <text:p>1.313333333</text:p>
          </table:table-cell>
          <table:table-cell office:value-type="float" office:value="1.361234568" calcext:value-type="float">
            <text:p>1.361234568</text:p>
          </table:table-cell>
          <table:table-cell office:value-type="float" office:value="1.924444444" calcext:value-type="float">
            <text:p>1.924444444</text:p>
          </table:table-cell>
          <table:table-cell office:value-type="string" calcext:value-type="string">
            <text:p>N/A</text:p>
          </table:table-cell>
          <table:table-cell office:value-type="float" office:value="0.04946153" calcext:value-type="float">
            <text:p>0.04946153</text:p>
          </table:table-cell>
          <table:table-cell office:value-type="float" office:value="2.3567612" calcext:value-type="float">
            <text:p>2.3567612</text:p>
          </table:table-cell>
          <table:table-cell office:value-type="float" office:value="2.490752158" calcext:value-type="float">
            <text:p>2.490752158</text:p>
          </table:table-cell>
          <table:table-cell office:value-type="float" office:value="2.300863132" calcext:value-type="float">
            <text:p>2.300863132</text:p>
          </table:table-cell>
          <table:table-cell office:value-type="float" office:value="2.278668311" calcext:value-type="float">
            <text:p>2.278668311</text:p>
          </table:table-cell>
          <table:table-cell office:value-type="string" calcext:value-type="string">
            <text:p>N/A</text:p>
          </table:table-cell>
          <table:table-cell office:value-type="float" office:value="0.046100703" calcext:value-type="float">
            <text:p>0.046100703</text:p>
          </table:table-cell>
          <table:table-cell office:value-type="float" office:value="2.199036435" calcext:value-type="float">
            <text:p>2.199036435</text:p>
          </table:table-cell>
          <table:table-cell office:value-type="float" office:value="2.263775971" calcext:value-type="float">
            <text:p>2.263775971</text:p>
          </table:table-cell>
          <table:table-cell office:value-type="float" office:value="2.251129178" calcext:value-type="float">
            <text:p>2.251129178</text:p>
          </table:table-cell>
          <table:table-cell office:value-type="float" office:value="2.082204155" calcext:value-type="float">
            <text:p>2.08220415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ML_16</text:p>
          </table:table-cell>
          <table:table-cell table:formula="of:=EXACT([.A144];[.B144])" office:value-type="boolean" office:boolean-value="true" calcext:value-type="boolean">
            <text:p>TRUE</text:p>
          </table:table-cell>
          <table:table-cell office:value-type="string" calcext:value-type="string">
            <text:p>TEST ELEMENT*TSS</text:p>
          </table:table-cell>
          <table:table-cell office:value-type="string" calcext:value-type="string">
            <text:p>chr1</text:p>
          </table:table-cell>
          <table:table-cell office:value-type="float" office:value="75359923" calcext:value-type="float">
            <text:p>75359923</text:p>
          </table:table-cell>
          <table:table-cell office:value-type="float" office:value="75360351" calcext:value-type="float">
            <text:p>75360351</text:p>
          </table:table-cell>
          <table:table-cell office:value-type="float" office:value="0.1157927948" calcext:value-type="float">
            <text:p>0.1157927948</text:p>
          </table:table-cell>
          <table:table-cell office:value-type="float" office:value="1.256365941" calcext:value-type="float">
            <text:p>1.256365941</text:p>
          </table:table-cell>
          <table:table-cell office:value-type="float" office:value="1.163498099" calcext:value-type="float">
            <text:p>1.163498099</text:p>
          </table:table-cell>
          <table:table-cell office:value-type="float" office:value="1.219495334" calcext:value-type="float">
            <text:p>1.219495334</text:p>
          </table:table-cell>
          <table:table-cell office:value-type="float" office:value="1.38610439" calcext:value-type="float">
            <text:p>1.38610439</text:p>
          </table:table-cell>
          <table:table-cell office:value-type="string" calcext:value-type="string">
            <text:p>N/A</text:p>
          </table:table-cell>
          <table:table-cell office:value-type="float" office:value="0.122952823" calcext:value-type="float">
            <text:p>0.122952823</text:p>
          </table:table-cell>
          <table:table-cell office:value-type="float" office:value="1.116234652" calcext:value-type="float">
            <text:p>1.116234652</text:p>
          </table:table-cell>
          <table:table-cell office:value-type="float" office:value="1.253478854" calcext:value-type="float">
            <text:p>1.253478854</text:p>
          </table:table-cell>
          <table:table-cell office:value-type="float" office:value="0.97899045" calcext:value-type="float">
            <text:p>0.97899045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354977872" calcext:value-type="float">
            <text:p>0.354977872</text:p>
          </table:table-cell>
          <table:table-cell office:value-type="float" office:value="1.64634816" calcext:value-type="float">
            <text:p>1.64634816</text:p>
          </table:table-cell>
          <table:table-cell office:value-type="float" office:value="2.105436573" calcext:value-type="float">
            <text:p>2.105436573</text:p>
          </table:table-cell>
          <table:table-cell office:value-type="float" office:value="1.845140033" calcext:value-type="float">
            <text:p>1.845140033</text:p>
          </table:table-cell>
          <table:table-cell office:value-type="float" office:value="0.988467875" calcext:value-type="float">
            <text:p>0.988467875</text:p>
          </table:table-cell>
          <table:table-cell office:value-type="string" calcext:value-type="string">
            <text:p>N/A</text:p>
          </table:table-cell>
          <table:table-cell office:value-type="float" office:value="0.084325869" calcext:value-type="float">
            <text:p>0.084325869</text:p>
          </table:table-cell>
          <table:table-cell office:value-type="float" office:value="1.578195489" calcext:value-type="float">
            <text:p>1.578195489</text:p>
          </table:table-cell>
          <table:table-cell office:value-type="float" office:value="2.057815846" calcext:value-type="float">
            <text:p>2.057815846</text:p>
          </table:table-cell>
          <table:table-cell office:value-type="float" office:value="2.436830835" calcext:value-type="float">
            <text:p>2.436830835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31856281" calcext:value-type="float">
            <text:p>0.131856281</text:p>
          </table:table-cell>
          <table:table-cell office:value-type="float" office:value="1.368041218" calcext:value-type="float">
            <text:p>1.368041218</text:p>
          </table:table-cell>
          <table:table-cell office:value-type="float" office:value="1.570113275" calcext:value-type="float">
            <text:p>1.570113275</text:p>
          </table:table-cell>
          <table:table-cell office:value-type="float" office:value="1.223257631" calcext:value-type="float">
            <text:p>1.223257631</text:p>
          </table:table-cell>
          <table:table-cell office:value-type="float" office:value="1.310752748" calcext:value-type="float">
            <text:p>1.310752748</text:p>
          </table:table-cell>
          <table:table-cell office:value-type="string" calcext:value-type="string">
            <text:p>N/A</text:p>
          </table:table-cell>
          <table:table-cell office:value-type="float" office:value="0.081252132" calcext:value-type="float">
            <text:p>0.081252132</text:p>
          </table:table-cell>
          <table:table-cell office:value-type="float" office:value="1.040740741" calcext:value-type="float">
            <text:p>1.040740741</text:p>
          </table:table-cell>
          <table:table-cell office:value-type="float" office:value="0.987901235" calcext:value-type="float">
            <text:p>0.987901235</text:p>
          </table:table-cell>
          <table:table-cell office:value-type="float" office:value="0.996049383" calcext:value-type="float">
            <text:p>0.996049383</text:p>
          </table:table-cell>
          <table:table-cell office:value-type="float" office:value="1.138271605" calcext:value-type="float">
            <text:p>1.138271605</text:p>
          </table:table-cell>
          <table:table-cell office:value-type="string" calcext:value-type="string">
            <text:p>N/A</text:p>
          </table:table-cell>
          <table:table-cell office:value-type="float" office:value="0.033404356" calcext:value-type="float">
            <text:p>0.033404356</text:p>
          </table:table-cell>
          <table:table-cell office:value-type="float" office:value="1.520756268" calcext:value-type="float">
            <text:p>1.520756268</text:p>
          </table:table-cell>
          <table:table-cell office:value-type="float" office:value="1.482120838" calcext:value-type="float">
            <text:p>1.482120838</text:p>
          </table:table-cell>
          <table:table-cell office:value-type="float" office:value="1.501849568" calcext:value-type="float">
            <text:p>1.501849568</text:p>
          </table:table-cell>
          <table:table-cell office:value-type="float" office:value="1.578298397" calcext:value-type="float">
            <text:p>1.578298397</text:p>
          </table:table-cell>
          <table:table-cell office:value-type="string" calcext:value-type="string">
            <text:p>N/A</text:p>
          </table:table-cell>
          <table:table-cell office:value-type="float" office:value="0.141212411" calcext:value-type="float">
            <text:p>0.141212411</text:p>
          </table:table-cell>
          <table:table-cell office:value-type="float" office:value="1.152965974" calcext:value-type="float">
            <text:p>1.152965974</text:p>
          </table:table-cell>
          <table:table-cell office:value-type="float" office:value="0.977416441" calcext:value-type="float">
            <text:p>0.977416441</text:p>
          </table:table-cell>
          <table:table-cell office:value-type="float" office:value="1.299006323" calcext:value-type="float">
            <text:p>1.299006323</text:p>
          </table:table-cell>
          <table:table-cell office:value-type="float" office:value="1.182475158" calcext:value-type="float">
            <text:p>1.18247515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ML_17</text:p>
          </table:table-cell>
          <table:table-cell table:formula="of:=EXACT([.A145];[.B145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75371065" calcext:value-type="float">
            <text:p>75371065</text:p>
          </table:table-cell>
          <table:table-cell office:value-type="float" office:value="75372035" calcext:value-type="float">
            <text:p>75372035</text:p>
          </table:table-cell>
          <table:table-cell office:value-type="float" office:value="0.1306960258" calcext:value-type="float">
            <text:p>0.1306960258</text:p>
          </table:table-cell>
          <table:table-cell office:value-type="float" office:value="1.165802512" calcext:value-type="float">
            <text:p>1.165802512</text:p>
          </table:table-cell>
          <table:table-cell office:value-type="float" office:value="1.063947459" calcext:value-type="float">
            <text:p>1.063947459</text:p>
          </table:table-cell>
          <table:table-cell office:value-type="float" office:value="1.31316972" calcext:value-type="float">
            <text:p>1.31316972</text:p>
          </table:table-cell>
          <table:table-cell office:value-type="float" office:value="1.120290356" calcext:value-type="float">
            <text:p>1.120290356</text:p>
          </table:table-cell>
          <table:table-cell office:value-type="string" calcext:value-type="string">
            <text:p>N/A</text:p>
          </table:table-cell>
          <table:table-cell office:value-type="float" office:value="0.023404937" calcext:value-type="float">
            <text:p>0.023404937</text:p>
          </table:table-cell>
          <table:table-cell office:value-type="float" office:value="0.851023192" calcext:value-type="float">
            <text:p>0.851023192</text:p>
          </table:table-cell>
          <table:table-cell office:value-type="float" office:value="0.870941337" calcext:value-type="float">
            <text:p>0.870941337</text:p>
          </table:table-cell>
          <table:table-cell office:value-type="float" office:value="0.831105048" calcext:value-type="float">
            <text:p>0.831105048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219577109" calcext:value-type="float">
            <text:p>0.219577109</text:p>
          </table:table-cell>
          <table:table-cell office:value-type="float" office:value="1.140032949" calcext:value-type="float">
            <text:p>1.140032949</text:p>
          </table:table-cell>
          <table:table-cell office:value-type="float" office:value="1.232289951" calcext:value-type="float">
            <text:p>1.232289951</text:p>
          </table:table-cell>
          <table:table-cell office:value-type="float" office:value="0.856672158" calcext:value-type="float">
            <text:p>0.856672158</text:p>
          </table:table-cell>
          <table:table-cell office:value-type="float" office:value="1.331136738" calcext:value-type="float">
            <text:p>1.331136738</text:p>
          </table:table-cell>
          <table:table-cell office:value-type="string" calcext:value-type="string">
            <text:p>N/A</text:p>
          </table:table-cell>
          <table:table-cell office:value-type="float" office:value="0.083820663" calcext:value-type="float">
            <text:p>0.083820663</text:p>
          </table:table-cell>
          <table:table-cell office:value-type="float" office:value="0.771428571" calcext:value-type="float">
            <text:p>0.771428571</text:p>
          </table:table-cell>
          <table:table-cell office:value-type="float" office:value="1.190578158" calcext:value-type="float">
            <text:p>1.190578158</text:p>
          </table:table-cell>
          <table:table-cell office:value-type="float" office:value="1.006423983" calcext:value-type="float">
            <text:p>1.006423983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78884134" calcext:value-type="float">
            <text:p>0.078884134</text:p>
          </table:table-cell>
          <table:table-cell office:value-type="float" office:value="1.405613526" calcext:value-type="float">
            <text:p>1.405613526</text:p>
          </table:table-cell>
          <table:table-cell office:value-type="float" office:value="1.322917248" calcext:value-type="float">
            <text:p>1.322917248</text:p>
          </table:table-cell>
          <table:table-cell office:value-type="float" office:value="1.362312371" calcext:value-type="float">
            <text:p>1.362312371</text:p>
          </table:table-cell>
          <table:table-cell office:value-type="float" office:value="1.531610959" calcext:value-type="float">
            <text:p>1.531610959</text:p>
          </table:table-cell>
          <table:table-cell office:value-type="string" calcext:value-type="string">
            <text:p>N/A</text:p>
          </table:table-cell>
          <table:table-cell office:value-type="float" office:value="0.053909518" calcext:value-type="float">
            <text:p>0.053909518</text:p>
          </table:table-cell>
          <table:table-cell office:value-type="float" office:value="1.047736625" calcext:value-type="float">
            <text:p>1.047736625</text:p>
          </table:table-cell>
          <table:table-cell office:value-type="float" office:value="1.112098765" calcext:value-type="float">
            <text:p>1.112098765</text:p>
          </table:table-cell>
          <table:table-cell office:value-type="float" office:value="1.024691358" calcext:value-type="float">
            <text:p>1.024691358</text:p>
          </table:table-cell>
          <table:table-cell office:value-type="float" office:value="1.006419753" calcext:value-type="float">
            <text:p>1.006419753</text:p>
          </table:table-cell>
          <table:table-cell office:value-type="string" calcext:value-type="string">
            <text:p>N/A</text:p>
          </table:table-cell>
          <table:table-cell office:value-type="float" office:value="0.096362727" calcext:value-type="float">
            <text:p>0.096362727</text:p>
          </table:table-cell>
          <table:table-cell office:value-type="float" office:value="1.475544595" calcext:value-type="float">
            <text:p>1.475544595</text:p>
          </table:table-cell>
          <table:table-cell office:value-type="float" office:value="1.371146732" calcext:value-type="float">
            <text:p>1.371146732</text:p>
          </table:table-cell>
          <table:table-cell office:value-type="float" office:value="1.637484587" calcext:value-type="float">
            <text:p>1.637484587</text:p>
          </table:table-cell>
          <table:table-cell office:value-type="float" office:value="1.418002466" calcext:value-type="float">
            <text:p>1.418002466</text:p>
          </table:table-cell>
          <table:table-cell office:value-type="string" calcext:value-type="string">
            <text:p>N/A</text:p>
          </table:table-cell>
          <table:table-cell office:value-type="float" office:value="0.04990576" calcext:value-type="float">
            <text:p>0.04990576</text:p>
          </table:table-cell>
          <table:table-cell office:value-type="float" office:value="1.196627522" calcext:value-type="float">
            <text:p>1.196627522</text:p>
          </table:table-cell>
          <table:table-cell office:value-type="float" office:value="1.132791328" calcext:value-type="float">
            <text:p>1.132791328</text:p>
          </table:table-cell>
          <table:table-cell office:value-type="float" office:value="1.20596206" calcext:value-type="float">
            <text:p>1.20596206</text:p>
          </table:table-cell>
          <table:table-cell office:value-type="float" office:value="1.251129178" calcext:value-type="float">
            <text:p>1.25112917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ML_18</text:p>
          </table:table-cell>
          <table:table-cell table:formula="of:=EXACT([.A146];[.B146])" office:value-type="boolean" office:boolean-value="true" calcext:value-type="boolean">
            <text:p>TRUE</text:p>
          </table:table-cell>
          <table:table-cell office:value-type="string" calcext:value-type="string">
            <text:p>TEST ELEMENT*TSS</text:p>
          </table:table-cell>
          <table:table-cell office:value-type="string" calcext:value-type="string">
            <text:p>chr1</text:p>
          </table:table-cell>
          <table:table-cell office:value-type="float" office:value="75369966" calcext:value-type="float">
            <text:p>75369966</text:p>
          </table:table-cell>
          <table:table-cell office:value-type="float" office:value="75371067" calcext:value-type="float">
            <text:p>75371067</text:p>
          </table:table-cell>
          <table:table-cell office:value-type="float" office:value="0.09285404576" calcext:value-type="float">
            <text:p>0.09285404576</text:p>
          </table:table-cell>
          <table:table-cell office:value-type="float" office:value="0.504090333" calcext:value-type="float">
            <text:p>0.504090333</text:p>
          </table:table-cell>
          <table:table-cell office:value-type="float" office:value="0.445212582" calcext:value-type="float">
            <text:p>0.445212582</text:p>
          </table:table-cell>
          <table:table-cell office:value-type="float" office:value="0.455928102" calcext:value-type="float">
            <text:p>0.455928102</text:p>
          </table:table-cell>
          <table:table-cell office:value-type="float" office:value="0.611130315" calcext:value-type="float">
            <text:p>0.611130315</text:p>
          </table:table-cell>
          <table:table-cell office:value-type="string" calcext:value-type="string">
            <text:p>N/A</text:p>
          </table:table-cell>
          <table:table-cell office:value-type="float" office:value="0.041791045" calcext:value-type="float">
            <text:p>0.041791045</text:p>
          </table:table-cell>
          <table:table-cell office:value-type="float" office:value="0.365620737" calcext:value-type="float">
            <text:p>0.365620737</text:p>
          </table:table-cell>
          <table:table-cell office:value-type="float" office:value="0.350341064" calcext:value-type="float">
            <text:p>0.350341064</text:p>
          </table:table-cell>
          <table:table-cell office:value-type="float" office:value="0.380900409" calcext:value-type="float">
            <text:p>0.380900409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29731317" calcext:value-type="float">
            <text:p>0.029731317</text:p>
          </table:table-cell>
          <table:table-cell office:value-type="float" office:value="0.499725426" calcext:value-type="float">
            <text:p>0.499725426</text:p>
          </table:table-cell>
          <table:table-cell office:value-type="float" office:value="0.484349259" calcext:value-type="float">
            <text:p>0.484349259</text:p>
          </table:table-cell>
          <table:table-cell office:value-type="float" office:value="0.514003295" calcext:value-type="float">
            <text:p>0.514003295</text:p>
          </table:table-cell>
          <table:table-cell office:value-type="float" office:value="0.500823723" calcext:value-type="float">
            <text:p>0.500823723</text:p>
          </table:table-cell>
          <table:table-cell office:value-type="string" calcext:value-type="string">
            <text:p>N/A</text:p>
          </table:table-cell>
          <table:table-cell office:value-type="float" office:value="0.010845987" calcext:value-type="float">
            <text:p>0.010845987</text:p>
          </table:table-cell>
          <table:table-cell office:value-type="float" office:value="0.346616541" calcext:value-type="float">
            <text:p>0.346616541</text:p>
          </table:table-cell>
          <table:table-cell office:value-type="float" office:value="0.488222698" calcext:value-type="float">
            <text:p>0.488222698</text:p>
          </table:table-cell>
          <table:table-cell office:value-type="float" office:value="0.498929336" calcext:value-type="float">
            <text:p>0.498929336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40708993" calcext:value-type="float">
            <text:p>0.140708993</text:p>
          </table:table-cell>
          <table:table-cell office:value-type="float" office:value="0.473076279" calcext:value-type="float">
            <text:p>0.473076279</text:p>
          </table:table-cell>
          <table:table-cell office:value-type="float" office:value="0.452876514" calcext:value-type="float">
            <text:p>0.452876514</text:p>
          </table:table-cell>
          <table:table-cell office:value-type="float" office:value="0.418949835" calcext:value-type="float">
            <text:p>0.418949835</text:p>
          </table:table-cell>
          <table:table-cell office:value-type="float" office:value="0.547402489" calcext:value-type="float">
            <text:p>0.547402489</text:p>
          </table:table-cell>
          <table:table-cell office:value-type="string" calcext:value-type="string">
            <text:p>N/A</text:p>
          </table:table-cell>
          <table:table-cell office:value-type="float" office:value="0.182744053" calcext:value-type="float">
            <text:p>0.182744053</text:p>
          </table:table-cell>
          <table:table-cell office:value-type="float" office:value="0.663621399" calcext:value-type="float">
            <text:p>0.663621399</text:p>
          </table:table-cell>
          <table:table-cell office:value-type="float" office:value="0.523703704" calcext:value-type="float">
            <text:p>0.523703704</text:p>
          </table:table-cell>
          <table:table-cell office:value-type="float" office:value="0.738518519" calcext:value-type="float">
            <text:p>0.738518519</text:p>
          </table:table-cell>
          <table:table-cell office:value-type="float" office:value="0.728641975" calcext:value-type="float">
            <text:p>0.728641975</text:p>
          </table:table-cell>
          <table:table-cell office:value-type="string" calcext:value-type="string">
            <text:p>N/A</text:p>
          </table:table-cell>
          <table:table-cell office:value-type="float" office:value="0.103862283" calcext:value-type="float">
            <text:p>0.103862283</text:p>
          </table:table-cell>
          <table:table-cell office:value-type="float" office:value="0.489108097" calcext:value-type="float">
            <text:p>0.489108097</text:p>
          </table:table-cell>
          <table:table-cell office:value-type="float" office:value="0.483353884" calcext:value-type="float">
            <text:p>0.483353884</text:p>
          </table:table-cell>
          <table:table-cell office:value-type="float" office:value="0.542540074" calcext:value-type="float">
            <text:p>0.542540074</text:p>
          </table:table-cell>
          <table:table-cell office:value-type="float" office:value="0.441430333" calcext:value-type="float">
            <text:p>0.441430333</text:p>
          </table:table-cell>
          <table:table-cell office:value-type="string" calcext:value-type="string">
            <text:p>N/A</text:p>
          </table:table-cell>
          <table:table-cell office:value-type="float" office:value="0.14977354" calcext:value-type="float">
            <text:p>0.14977354</text:p>
          </table:table-cell>
          <table:table-cell office:value-type="float" office:value="0.486901536" calcext:value-type="float">
            <text:p>0.486901536</text:p>
          </table:table-cell>
          <table:table-cell office:value-type="float" office:value="0.449864499" calcext:value-type="float">
            <text:p>0.449864499</text:p>
          </table:table-cell>
          <table:table-cell office:value-type="float" office:value="0.439927733" calcext:value-type="float">
            <text:p>0.439927733</text:p>
          </table:table-cell>
          <table:table-cell office:value-type="float" office:value="0.570912376" calcext:value-type="float">
            <text:p>0.57091237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ML_19</text:p>
          </table:table-cell>
          <table:table-cell table:formula="of:=EXACT([.A147];[.B147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75379603" calcext:value-type="float">
            <text:p>75379603</text:p>
          </table:table-cell>
          <table:table-cell office:value-type="float" office:value="75380619" calcext:value-type="float">
            <text:p>75380619</text:p>
          </table:table-cell>
          <table:table-cell office:value-type="float" office:value="0.1104141492" calcext:value-type="float">
            <text:p>0.1104141492</text:p>
          </table:table-cell>
          <table:table-cell office:value-type="float" office:value="0.814264316" calcext:value-type="float">
            <text:p>0.814264316</text:p>
          </table:table-cell>
          <table:table-cell office:value-type="float" office:value="0.868994124" calcext:value-type="float">
            <text:p>0.868994124</text:p>
          </table:table-cell>
          <table:table-cell office:value-type="float" office:value="0.687175942" calcext:value-type="float">
            <text:p>0.687175942</text:p>
          </table:table-cell>
          <table:table-cell office:value-type="float" office:value="0.886622883" calcext:value-type="float">
            <text:p>0.886622883</text:p>
          </table:table-cell>
          <table:table-cell office:value-type="string" calcext:value-type="string">
            <text:p>N/A</text:p>
          </table:table-cell>
          <table:table-cell office:value-type="float" office:value="0.029694323" calcext:value-type="float">
            <text:p>0.029694323</text:p>
          </table:table-cell>
          <table:table-cell office:value-type="float" office:value="0.624829468" calcext:value-type="float">
            <text:p>0.624829468</text:p>
          </table:table-cell>
          <table:table-cell office:value-type="float" office:value="0.60627558" calcext:value-type="float">
            <text:p>0.60627558</text:p>
          </table:table-cell>
          <table:table-cell office:value-type="float" office:value="0.643383356" calcext:value-type="float">
            <text:p>0.643383356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08470717" calcext:value-type="float">
            <text:p>0.108470717</text:p>
          </table:table-cell>
          <table:table-cell office:value-type="float" office:value="1.268533773" calcext:value-type="float">
            <text:p>1.268533773</text:p>
          </table:table-cell>
          <table:table-cell office:value-type="float" office:value="1.360790774" calcext:value-type="float">
            <text:p>1.360790774</text:p>
          </table:table-cell>
          <table:table-cell office:value-type="float" office:value="1.110378913" calcext:value-type="float">
            <text:p>1.110378913</text:p>
          </table:table-cell>
          <table:table-cell office:value-type="float" office:value="1.334431631" calcext:value-type="float">
            <text:p>1.334431631</text:p>
          </table:table-cell>
          <table:table-cell office:value-type="string" calcext:value-type="string">
            <text:p>N/A</text:p>
          </table:table-cell>
          <table:table-cell office:value-type="float" office:value="0.059471366" calcext:value-type="float">
            <text:p>0.059471366</text:p>
          </table:table-cell>
          <table:table-cell office:value-type="float" office:value="0.682706767" calcext:value-type="float">
            <text:p>0.682706767</text:p>
          </table:table-cell>
          <table:table-cell office:value-type="float" office:value="1.029978587" calcext:value-type="float">
            <text:p>1.029978587</text:p>
          </table:table-cell>
          <table:table-cell office:value-type="float" office:value="0.914346895" calcext:value-type="float">
            <text:p>0.914346895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4232393" calcext:value-type="float">
            <text:p>0.14232393</text:p>
          </table:table-cell>
          <table:table-cell office:value-type="float" office:value="1.001283411" calcext:value-type="float">
            <text:p>1.001283411</text:p>
          </table:table-cell>
          <table:table-cell office:value-type="float" office:value="0.971262764" calcext:value-type="float">
            <text:p>0.971262764</text:p>
          </table:table-cell>
          <table:table-cell office:value-type="float" office:value="0.876178785" calcext:value-type="float">
            <text:p>0.876178785</text:p>
          </table:table-cell>
          <table:table-cell office:value-type="float" office:value="1.156408683" calcext:value-type="float">
            <text:p>1.156408683</text:p>
          </table:table-cell>
          <table:table-cell office:value-type="string" calcext:value-type="string">
            <text:p>N/A</text:p>
          </table:table-cell>
          <table:table-cell office:value-type="float" office:value="0.100507528" calcext:value-type="float">
            <text:p>0.100507528</text:p>
          </table:table-cell>
          <table:table-cell office:value-type="float" office:value="1.060658436" calcext:value-type="float">
            <text:p>1.060658436</text:p>
          </table:table-cell>
          <table:table-cell office:value-type="float" office:value="1.18345679" calcext:value-type="float">
            <text:p>1.18345679</text:p>
          </table:table-cell>
          <table:table-cell office:value-type="float" office:value="0.991851852" calcext:value-type="float">
            <text:p>0.991851852</text:p>
          </table:table-cell>
          <table:table-cell office:value-type="float" office:value="1.006666667" calcext:value-type="float">
            <text:p>1.006666667</text:p>
          </table:table-cell>
          <table:table-cell office:value-type="string" calcext:value-type="string">
            <text:p>N/A</text:p>
          </table:table-cell>
          <table:table-cell office:value-type="float" office:value="0.049969258" calcext:value-type="float">
            <text:p>0.049969258</text:p>
          </table:table-cell>
          <table:table-cell office:value-type="float" office:value="1.260172626" calcext:value-type="float">
            <text:p>1.260172626</text:p>
          </table:table-cell>
          <table:table-cell office:value-type="float" office:value="1.314426634" calcext:value-type="float">
            <text:p>1.314426634</text:p>
          </table:table-cell>
          <table:table-cell office:value-type="float" office:value="1.191122072" calcext:value-type="float">
            <text:p>1.191122072</text:p>
          </table:table-cell>
          <table:table-cell office:value-type="float" office:value="1.274969174" calcext:value-type="float">
            <text:p>1.274969174</text:p>
          </table:table-cell>
          <table:table-cell office:value-type="string" calcext:value-type="string">
            <text:p>N/A</text:p>
          </table:table-cell>
          <table:table-cell office:value-type="float" office:value="0.157695504" calcext:value-type="float">
            <text:p>0.157695504</text:p>
          </table:table-cell>
          <table:table-cell office:value-type="float" office:value="0.917193616" calcext:value-type="float">
            <text:p>0.917193616</text:p>
          </table:table-cell>
          <table:table-cell office:value-type="float" office:value="0.804878049" calcext:value-type="float">
            <text:p>0.804878049</text:p>
          </table:table-cell>
          <table:table-cell office:value-type="float" office:value="1.080397471" calcext:value-type="float">
            <text:p>1.080397471</text:p>
          </table:table-cell>
          <table:table-cell office:value-type="float" office:value="0.86630533" calcext:value-type="float">
            <text:p>0.8663053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ML_2</text:p>
          </table:table-cell>
          <table:table-cell table:formula="of:=EXACT([.A148];[.B148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7</text:p>
          </table:table-cell>
          <table:table-cell office:value-type="float" office:value="32211026" calcext:value-type="float">
            <text:p>32211026</text:p>
          </table:table-cell>
          <table:table-cell office:value-type="float" office:value="32212179" calcext:value-type="float">
            <text:p>32212179</text:p>
          </table:table-cell>
          <table:table-cell office:value-type="float" office:value="0.164160797" calcext:value-type="float">
            <text:p>0.164160797</text:p>
          </table:table-cell>
          <table:table-cell office:value-type="float" office:value="0.472750317" calcext:value-type="float">
            <text:p>0.472750317</text:p>
          </table:table-cell>
          <table:table-cell office:value-type="float" office:value="0.301762876" calcext:value-type="float">
            <text:p>0.301762876</text:p>
          </table:table-cell>
          <table:table-cell office:value-type="float" office:value="0.629104736" calcext:value-type="float">
            <text:p>0.629104736</text:p>
          </table:table-cell>
          <table:table-cell office:value-type="float" office:value="0.487383339" calcext:value-type="float">
            <text:p>0.487383339</text:p>
          </table:table-cell>
          <table:table-cell office:value-type="string" calcext:value-type="string">
            <text:p>N/A</text:p>
          </table:table-cell>
          <table:table-cell office:value-type="float" office:value="0.008645533" calcext:value-type="float">
            <text:p>0.008645533</text:p>
          </table:table-cell>
          <table:table-cell office:value-type="float" office:value="0.473396999" calcext:value-type="float">
            <text:p>0.473396999</text:p>
          </table:table-cell>
          <table:table-cell office:value-type="float" office:value="0.469304229" calcext:value-type="float">
            <text:p>0.469304229</text:p>
          </table:table-cell>
          <table:table-cell office:value-type="float" office:value="0.477489768" calcext:value-type="float">
            <text:p>0.477489768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88435693" calcext:value-type="float">
            <text:p>0.188435693</text:p>
          </table:table-cell>
          <table:table-cell office:value-type="float" office:value="1.079626579" calcext:value-type="float">
            <text:p>1.079626579</text:p>
          </table:table-cell>
          <table:table-cell office:value-type="float" office:value="1.271828666" calcext:value-type="float">
            <text:p>1.271828666</text:p>
          </table:table-cell>
          <table:table-cell office:value-type="float" office:value="0.866556837" calcext:value-type="float">
            <text:p>0.866556837</text:p>
          </table:table-cell>
          <table:table-cell office:value-type="float" office:value="1.100494234" calcext:value-type="float">
            <text:p>1.100494234</text:p>
          </table:table-cell>
          <table:table-cell office:value-type="string" calcext:value-type="string">
            <text:p>N/A</text:p>
          </table:table-cell>
          <table:table-cell office:value-type="float" office:value="0.137637028" calcext:value-type="float">
            <text:p>0.137637028</text:p>
          </table:table-cell>
          <table:table-cell office:value-type="float" office:value="0.617293233" calcext:value-type="float">
            <text:p>0.617293233</text:p>
          </table:table-cell>
          <table:table-cell office:value-type="float" office:value="1" calcext:value-type="float">
            <text:p>1</text:p>
          </table:table-cell>
          <table:table-cell office:value-type="float" office:value="0.758029979" calcext:value-type="float">
            <text:p>0.758029979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36719618" calcext:value-type="float">
            <text:p>0.036719618</text:p>
          </table:table-cell>
          <table:table-cell office:value-type="float" office:value="0.516935439" calcext:value-type="float">
            <text:p>0.516935439</text:p>
          </table:table-cell>
          <table:table-cell office:value-type="float" office:value="0.502650522" calcext:value-type="float">
            <text:p>0.502650522</text:p>
          </table:table-cell>
          <table:table-cell office:value-type="float" office:value="0.538474415" calcext:value-type="float">
            <text:p>0.538474415</text:p>
          </table:table-cell>
          <table:table-cell office:value-type="float" office:value="0.509681379" calcext:value-type="float">
            <text:p>0.509681379</text:p>
          </table:table-cell>
          <table:table-cell office:value-type="string" calcext:value-type="string">
            <text:p>N/A</text:p>
          </table:table-cell>
          <table:table-cell office:value-type="float" office:value="0.022631266" calcext:value-type="float">
            <text:p>0.022631266</text:p>
          </table:table-cell>
          <table:table-cell office:value-type="float" office:value="0.632263375" calcext:value-type="float">
            <text:p>0.632263375</text:p>
          </table:table-cell>
          <table:table-cell office:value-type="float" office:value="0.639259259" calcext:value-type="float">
            <text:p>0.639259259</text:p>
          </table:table-cell>
          <table:table-cell office:value-type="float" office:value="0.641728395" calcext:value-type="float">
            <text:p>0.641728395</text:p>
          </table:table-cell>
          <table:table-cell office:value-type="float" office:value="0.615802469" calcext:value-type="float">
            <text:p>0.615802469</text:p>
          </table:table-cell>
          <table:table-cell office:value-type="string" calcext:value-type="string">
            <text:p>N/A</text:p>
          </table:table-cell>
          <table:table-cell office:value-type="float" office:value="0.126653626" calcext:value-type="float">
            <text:p>0.126653626</text:p>
          </table:table-cell>
          <table:table-cell office:value-type="float" office:value="1.053842992" calcext:value-type="float">
            <text:p>1.053842992</text:p>
          </table:table-cell>
          <table:table-cell office:value-type="float" office:value="1.203452528" calcext:value-type="float">
            <text:p>1.203452528</text:p>
          </table:table-cell>
          <table:table-cell office:value-type="float" office:value="0.946979038" calcext:value-type="float">
            <text:p>0.946979038</text:p>
          </table:table-cell>
          <table:table-cell office:value-type="float" office:value="1.011097411" calcext:value-type="float">
            <text:p>1.011097411</text:p>
          </table:table-cell>
          <table:table-cell office:value-type="string" calcext:value-type="string">
            <text:p>N/A</text:p>
          </table:table-cell>
          <table:table-cell office:value-type="float" office:value="0.037772979" calcext:value-type="float">
            <text:p>0.037772979</text:p>
          </table:table-cell>
          <table:table-cell office:value-type="float" office:value="0.60042156" calcext:value-type="float">
            <text:p>0.60042156</text:p>
          </table:table-cell>
          <table:table-cell office:value-type="float" office:value="0.619692864" calcext:value-type="float">
            <text:p>0.619692864</text:p>
          </table:table-cell>
          <table:table-cell office:value-type="float" office:value="0.575429088" calcext:value-type="float">
            <text:p>0.575429088</text:p>
          </table:table-cell>
          <table:table-cell office:value-type="float" office:value="0.606142728" calcext:value-type="float">
            <text:p>0.60614272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ML_20</text:p>
          </table:table-cell>
          <table:table-cell table:formula="of:=EXACT([.A149];[.B149])" office:value-type="boolean" office:boolean-value="true" calcext:value-type="boolean">
            <text:p>TRUE</text:p>
          </table:table-cell>
          <table:table-cell office:value-type="string" calcext:value-type="string">
            <text:p>TEST ELEMENT*TSS</text:p>
          </table:table-cell>
          <table:table-cell office:value-type="string" calcext:value-type="string">
            <text:p>chr1</text:p>
          </table:table-cell>
          <table:table-cell office:value-type="float" office:value="75385080" calcext:value-type="float">
            <text:p>75385080</text:p>
          </table:table-cell>
          <table:table-cell office:value-type="float" office:value="75386099" calcext:value-type="float">
            <text:p>75386099</text:p>
          </table:table-cell>
          <table:table-cell office:value-type="float" office:value="0.1104871691" calcext:value-type="float">
            <text:p>0.1104871691</text:p>
          </table:table-cell>
          <table:table-cell office:value-type="float" office:value="1.090102546" calcext:value-type="float">
            <text:p>1.090102546</text:p>
          </table:table-cell>
          <table:table-cell office:value-type="float" office:value="1.214310404" calcext:value-type="float">
            <text:p>1.214310404</text:p>
          </table:table-cell>
          <table:table-cell office:value-type="float" office:value="1.002765296" calcext:value-type="float">
            <text:p>1.002765296</text:p>
          </table:table-cell>
          <table:table-cell office:value-type="float" office:value="1.053231939" calcext:value-type="float">
            <text:p>1.053231939</text:p>
          </table:table-cell>
          <table:table-cell office:value-type="string" calcext:value-type="string">
            <text:p>N/A</text:p>
          </table:table-cell>
          <table:table-cell office:value-type="float" office:value="0.062947799" calcext:value-type="float">
            <text:p>0.062947799</text:p>
          </table:table-cell>
          <table:table-cell office:value-type="float" office:value="1.066302865" calcext:value-type="float">
            <text:p>1.066302865</text:p>
          </table:table-cell>
          <table:table-cell office:value-type="float" office:value="1.133424284" calcext:value-type="float">
            <text:p>1.133424284</text:p>
          </table:table-cell>
          <table:table-cell office:value-type="float" office:value="0.999181446" calcext:value-type="float">
            <text:p>0.999181446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365795959" calcext:value-type="float">
            <text:p>0.365795959</text:p>
          </table:table-cell>
          <table:table-cell office:value-type="float" office:value="0.842394289" calcext:value-type="float">
            <text:p>0.842394289</text:p>
          </table:table-cell>
          <table:table-cell office:value-type="float" office:value="0.530477759" calcext:value-type="float">
            <text:p>0.530477759</text:p>
          </table:table-cell>
          <table:table-cell office:value-type="float" office:value="0.850082372" calcext:value-type="float">
            <text:p>0.850082372</text:p>
          </table:table-cell>
          <table:table-cell office:value-type="float" office:value="1.146622735" calcext:value-type="float">
            <text:p>1.146622735</text:p>
          </table:table-cell>
          <table:table-cell office:value-type="string" calcext:value-type="string">
            <text:p>N/A</text:p>
          </table:table-cell>
          <table:table-cell office:value-type="float" office:value="0.0236822" calcext:value-type="float">
            <text:p>0.0236822</text:p>
          </table:table-cell>
          <table:table-cell office:value-type="float" office:value="0.984210526" calcext:value-type="float">
            <text:p>0.984210526</text:p>
          </table:table-cell>
          <table:table-cell office:value-type="float" office:value="1.434689507" calcext:value-type="float">
            <text:p>1.434689507</text:p>
          </table:table-cell>
          <table:table-cell office:value-type="float" office:value="1.368308351" calcext:value-type="float">
            <text:p>1.36830835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228445525" calcext:value-type="float">
            <text:p>0.228445525</text:p>
          </table:table-cell>
          <table:table-cell office:value-type="float" office:value="1.053326637" calcext:value-type="float">
            <text:p>1.053326637</text:p>
          </table:table-cell>
          <table:table-cell office:value-type="float" office:value="1.328385693" calcext:value-type="float">
            <text:p>1.328385693</text:p>
          </table:table-cell>
          <table:table-cell office:value-type="float" office:value="0.88175883" calcext:value-type="float">
            <text:p>0.88175883</text:p>
          </table:table-cell>
          <table:table-cell office:value-type="float" office:value="0.949835389" calcext:value-type="float">
            <text:p>0.949835389</text:p>
          </table:table-cell>
          <table:table-cell office:value-type="string" calcext:value-type="string">
            <text:p>N/A</text:p>
          </table:table-cell>
          <table:table-cell office:value-type="float" office:value="0.037990256" calcext:value-type="float">
            <text:p>0.037990256</text:p>
          </table:table-cell>
          <table:table-cell office:value-type="float" office:value="0.97037037" calcext:value-type="float">
            <text:p>0.97037037</text:p>
          </table:table-cell>
          <table:table-cell office:value-type="float" office:value="0.983950617" calcext:value-type="float">
            <text:p>0.983950617</text:p>
          </table:table-cell>
          <table:table-cell office:value-type="float" office:value="0.928641975" calcext:value-type="float">
            <text:p>0.928641975</text:p>
          </table:table-cell>
          <table:table-cell office:value-type="float" office:value="0.998518519" calcext:value-type="float">
            <text:p>0.998518519</text:p>
          </table:table-cell>
          <table:table-cell office:value-type="string" calcext:value-type="string">
            <text:p>N/A</text:p>
          </table:table-cell>
          <table:table-cell office:value-type="float" office:value="0.179727448" calcext:value-type="float">
            <text:p>0.179727448</text:p>
          </table:table-cell>
          <table:table-cell office:value-type="float" office:value="0.982326346" calcext:value-type="float">
            <text:p>0.982326346</text:p>
          </table:table-cell>
          <table:table-cell office:value-type="float" office:value="0.939580764" calcext:value-type="float">
            <text:p>0.939580764</text:p>
          </table:table-cell>
          <table:table-cell office:value-type="float" office:value="1.176325524" calcext:value-type="float">
            <text:p>1.176325524</text:p>
          </table:table-cell>
          <table:table-cell office:value-type="float" office:value="0.83107275" calcext:value-type="float">
            <text:p>0.83107275</text:p>
          </table:table-cell>
          <table:table-cell office:value-type="string" calcext:value-type="string">
            <text:p>N/A</text:p>
          </table:table-cell>
          <table:table-cell office:value-type="float" office:value="0.021296124" calcext:value-type="float">
            <text:p>0.021296124</text:p>
          </table:table-cell>
          <table:table-cell office:value-type="float" office:value="1.22131888" calcext:value-type="float">
            <text:p>1.22131888</text:p>
          </table:table-cell>
          <table:table-cell office:value-type="float" office:value="1.233062331" calcext:value-type="float">
            <text:p>1.233062331</text:p>
          </table:table-cell>
          <table:table-cell office:value-type="float" office:value="1.239385727" calcext:value-type="float">
            <text:p>1.239385727</text:p>
          </table:table-cell>
          <table:table-cell office:value-type="float" office:value="1.191508582" calcext:value-type="float">
            <text:p>1.19150858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ML_21</text:p>
          </table:table-cell>
          <table:table-cell table:formula="of:=EXACT([.A150];[.B150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75392975" calcext:value-type="float">
            <text:p>75392975</text:p>
          </table:table-cell>
          <table:table-cell office:value-type="float" office:value="75393954" calcext:value-type="float">
            <text:p>75393954</text:p>
          </table:table-cell>
          <table:table-cell office:value-type="float" office:value="0.3742014177" calcext:value-type="float">
            <text:p>0.3742014177</text:p>
          </table:table-cell>
          <table:table-cell office:value-type="float" office:value="4.137343011" calcext:value-type="float">
            <text:p>4.137343011</text:p>
          </table:table-cell>
          <table:table-cell office:value-type="float" office:value="4.509160041" calcext:value-type="float">
            <text:p>4.509160041</text:p>
          </table:table-cell>
          <table:table-cell office:value-type="float" office:value="3.760801936" calcext:value-type="float">
            <text:p>3.760801936</text:p>
          </table:table-cell>
          <table:table-cell office:value-type="float" office:value="4.142067058" calcext:value-type="float">
            <text:p>4.142067058</text:p>
          </table:table-cell>
          <table:table-cell office:value-type="string" calcext:value-type="string">
            <text:p>N/A</text:p>
          </table:table-cell>
          <table:table-cell office:value-type="float" office:value="0.005625703" calcext:value-type="float">
            <text:p>0.005625703</text:p>
          </table:table-cell>
          <table:table-cell office:value-type="float" office:value="2.182537517" calcext:value-type="float">
            <text:p>2.182537517</text:p>
          </table:table-cell>
          <table:table-cell office:value-type="float" office:value="2.170259209" calcext:value-type="float">
            <text:p>2.170259209</text:p>
          </table:table-cell>
          <table:table-cell office:value-type="float" office:value="2.194815825" calcext:value-type="float">
            <text:p>2.194815825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30148515" calcext:value-type="float">
            <text:p>0.030148515</text:p>
          </table:table-cell>
          <table:table-cell office:value-type="float" office:value="5.582646896" calcext:value-type="float">
            <text:p>5.582646896</text:p>
          </table:table-cell>
          <table:table-cell office:value-type="float" office:value="5.716639209" calcext:value-type="float">
            <text:p>5.716639209</text:p>
          </table:table-cell>
          <table:table-cell office:value-type="float" office:value="5.393739703" calcext:value-type="float">
            <text:p>5.393739703</text:p>
          </table:table-cell>
          <table:table-cell office:value-type="float" office:value="5.637561779" calcext:value-type="float">
            <text:p>5.637561779</text:p>
          </table:table-cell>
          <table:table-cell office:value-type="string" calcext:value-type="string">
            <text:p>N/A</text:p>
          </table:table-cell>
          <table:table-cell office:value-type="float" office:value="0.031429352" calcext:value-type="float">
            <text:p>0.031429352</text:p>
          </table:table-cell>
          <table:table-cell office:value-type="float" office:value="2.75112782" calcext:value-type="float">
            <text:p>2.75112782</text:p>
          </table:table-cell>
          <table:table-cell office:value-type="float" office:value="4.040685225" calcext:value-type="float">
            <text:p>4.040685225</text:p>
          </table:table-cell>
          <table:table-cell office:value-type="float" office:value="3.794432548" calcext:value-type="float">
            <text:p>3.794432548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78942563" calcext:value-type="float">
            <text:p>0.078942563</text:p>
          </table:table-cell>
          <table:table-cell office:value-type="float" office:value="3.570448078" calcext:value-type="float">
            <text:p>3.570448078</text:p>
          </table:table-cell>
          <table:table-cell office:value-type="float" office:value="3.894313933" calcext:value-type="float">
            <text:p>3.894313933</text:p>
          </table:table-cell>
          <table:table-cell office:value-type="float" office:value="3.380614921" calcext:value-type="float">
            <text:p>3.380614921</text:p>
          </table:table-cell>
          <table:table-cell office:value-type="float" office:value="3.436415379" calcext:value-type="float">
            <text:p>3.436415379</text:p>
          </table:table-cell>
          <table:table-cell office:value-type="string" calcext:value-type="string">
            <text:p>N/A</text:p>
          </table:table-cell>
          <table:table-cell office:value-type="float" office:value="0.071632986" calcext:value-type="float">
            <text:p>0.071632986</text:p>
          </table:table-cell>
          <table:table-cell office:value-type="float" office:value="3.441810699" calcext:value-type="float">
            <text:p>3.441810699</text:p>
          </table:table-cell>
          <table:table-cell office:value-type="float" office:value="3.397777778" calcext:value-type="float">
            <text:p>3.397777778</text:p>
          </table:table-cell>
          <table:table-cell office:value-type="float" office:value="3.220246914" calcext:value-type="float">
            <text:p>3.220246914</text:p>
          </table:table-cell>
          <table:table-cell office:value-type="float" office:value="3.707407407" calcext:value-type="float">
            <text:p>3.707407407</text:p>
          </table:table-cell>
          <table:table-cell office:value-type="string" calcext:value-type="string">
            <text:p>N/A</text:p>
          </table:table-cell>
          <table:table-cell office:value-type="float" office:value="0.064398662" calcext:value-type="float">
            <text:p>0.064398662</text:p>
          </table:table-cell>
          <table:table-cell office:value-type="float" office:value="4.258117551" calcext:value-type="float">
            <text:p>4.258117551</text:p>
          </table:table-cell>
          <table:table-cell office:value-type="float" office:value="4.293464858" calcext:value-type="float">
            <text:p>4.293464858</text:p>
          </table:table-cell>
          <table:table-cell office:value-type="float" office:value="4.512946979" calcext:value-type="float">
            <text:p>4.512946979</text:p>
          </table:table-cell>
          <table:table-cell office:value-type="float" office:value="3.967940814" calcext:value-type="float">
            <text:p>3.967940814</text:p>
          </table:table-cell>
          <table:table-cell office:value-type="string" calcext:value-type="string">
            <text:p>N/A</text:p>
          </table:table-cell>
          <table:table-cell office:value-type="float" office:value="0.058560501" calcext:value-type="float">
            <text:p>0.058560501</text:p>
          </table:table-cell>
          <table:table-cell office:value-type="float" office:value="2.246612466" calcext:value-type="float">
            <text:p>2.246612466</text:p>
          </table:table-cell>
          <table:table-cell office:value-type="float" office:value="2.265582656" calcext:value-type="float">
            <text:p>2.265582656</text:p>
          </table:table-cell>
          <table:table-cell office:value-type="float" office:value="2.106594399" calcext:value-type="float">
            <text:p>2.106594399</text:p>
          </table:table-cell>
          <table:table-cell office:value-type="float" office:value="2.367660343" calcext:value-type="float">
            <text:p>2.36766034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ML_22</text:p>
          </table:table-cell>
          <table:table-cell table:formula="of:=EXACT([.A151];[.B151])" office:value-type="boolean" office:boolean-value="true" calcext:value-type="boolean">
            <text:p>TRUE</text:p>
          </table:table-cell>
          <table:table-cell office:value-type="string" calcext:value-type="string">
            <text:p>TEST ELEMENT*TSS</text:p>
          </table:table-cell>
          <table:table-cell office:value-type="string" calcext:value-type="string">
            <text:p>chr1</text:p>
          </table:table-cell>
          <table:table-cell office:value-type="float" office:value="75399617" calcext:value-type="float">
            <text:p>75399617</text:p>
          </table:table-cell>
          <table:table-cell office:value-type="float" office:value="75400710" calcext:value-type="float">
            <text:p>75400710</text:p>
          </table:table-cell>
          <table:table-cell office:value-type="float" office:value="0.2029307437" calcext:value-type="float">
            <text:p>0.2029307437</text:p>
          </table:table-cell>
          <table:table-cell office:value-type="float" office:value="1.549026385" calcext:value-type="float">
            <text:p>1.549026385</text:p>
          </table:table-cell>
          <table:table-cell office:value-type="float" office:value="1.31489803" calcext:value-type="float">
            <text:p>1.31489803</text:p>
          </table:table-cell>
          <table:table-cell office:value-type="float" office:value="1.657794677" calcext:value-type="float">
            <text:p>1.657794677</text:p>
          </table:table-cell>
          <table:table-cell office:value-type="float" office:value="1.67438645" calcext:value-type="float">
            <text:p>1.67438645</text:p>
          </table:table-cell>
          <table:table-cell office:value-type="string" calcext:value-type="string">
            <text:p>N/A</text:p>
          </table:table-cell>
          <table:table-cell office:value-type="float" office:value="0.190847634" calcext:value-type="float">
            <text:p>0.190847634</text:p>
          </table:table-cell>
          <table:table-cell office:value-type="float" office:value="1.049386085" calcext:value-type="float">
            <text:p>1.049386085</text:p>
          </table:table-cell>
          <table:table-cell office:value-type="float" office:value="0.849113233" calcext:value-type="float">
            <text:p>0.849113233</text:p>
          </table:table-cell>
          <table:table-cell office:value-type="float" office:value="1.249658936" calcext:value-type="float">
            <text:p>1.249658936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238953647" calcext:value-type="float">
            <text:p>0.238953647</text:p>
          </table:table-cell>
          <table:table-cell office:value-type="float" office:value="4.168039539" calcext:value-type="float">
            <text:p>4.168039539</text:p>
          </table:table-cell>
          <table:table-cell office:value-type="float" office:value="5.317957166" calcext:value-type="float">
            <text:p>5.317957166</text:p>
          </table:table-cell>
          <table:table-cell office:value-type="float" office:value="3.578253707" calcext:value-type="float">
            <text:p>3.578253707</text:p>
          </table:table-cell>
          <table:table-cell office:value-type="float" office:value="3.607907743" calcext:value-type="float">
            <text:p>3.607907743</text:p>
          </table:table-cell>
          <table:table-cell office:value-type="string" calcext:value-type="string">
            <text:p>N/A</text:p>
          </table:table-cell>
          <table:table-cell office:value-type="float" office:value="0.033377837" calcext:value-type="float">
            <text:p>0.033377837</text:p>
          </table:table-cell>
          <table:table-cell office:value-type="float" office:value="1.689473684" calcext:value-type="float">
            <text:p>1.689473684</text:p>
          </table:table-cell>
          <table:table-cell office:value-type="float" office:value="2.325481799" calcext:value-type="float">
            <text:p>2.325481799</text:p>
          </table:table-cell>
          <table:table-cell office:value-type="float" office:value="2.48608137" calcext:value-type="float">
            <text:p>2.48608137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59708801" calcext:value-type="float">
            <text:p>0.059708801</text:p>
          </table:table-cell>
          <table:table-cell office:value-type="float" office:value="1.450625895" calcext:value-type="float">
            <text:p>1.450625895</text:p>
          </table:table-cell>
          <table:table-cell office:value-type="float" office:value="1.535182188" calcext:value-type="float">
            <text:p>1.535182188</text:p>
          </table:table-cell>
          <table:table-cell office:value-type="float" office:value="1.362089169" calcext:value-type="float">
            <text:p>1.362089169</text:p>
          </table:table-cell>
          <table:table-cell office:value-type="float" office:value="1.454606328" calcext:value-type="float">
            <text:p>1.454606328</text:p>
          </table:table-cell>
          <table:table-cell office:value-type="string" calcext:value-type="string">
            <text:p>N/A</text:p>
          </table:table-cell>
          <table:table-cell office:value-type="float" office:value="0.043730517" calcext:value-type="float">
            <text:p>0.043730517</text:p>
          </table:table-cell>
          <table:table-cell office:value-type="float" office:value="1.697695473" calcext:value-type="float">
            <text:p>1.697695473</text:p>
          </table:table-cell>
          <table:table-cell office:value-type="float" office:value="1.631604938" calcext:value-type="float">
            <text:p>1.631604938</text:p>
          </table:table-cell>
          <table:table-cell office:value-type="float" office:value="1.68345679" calcext:value-type="float">
            <text:p>1.68345679</text:p>
          </table:table-cell>
          <table:table-cell office:value-type="float" office:value="1.778024691" calcext:value-type="float">
            <text:p>1.778024691</text:p>
          </table:table-cell>
          <table:table-cell office:value-type="string" calcext:value-type="string">
            <text:p>N/A</text:p>
          </table:table-cell>
          <table:table-cell office:value-type="float" office:value="0.134586705" calcext:value-type="float">
            <text:p>0.134586705</text:p>
          </table:table-cell>
          <table:table-cell office:value-type="float" office:value="2.438142211" calcext:value-type="float">
            <text:p>2.438142211</text:p>
          </table:table-cell>
          <table:table-cell office:value-type="float" office:value="2.308261406" calcext:value-type="float">
            <text:p>2.308261406</text:p>
          </table:table-cell>
          <table:table-cell office:value-type="float" office:value="2.81134402" calcext:value-type="float">
            <text:p>2.81134402</text:p>
          </table:table-cell>
          <table:table-cell office:value-type="float" office:value="2.194821208" calcext:value-type="float">
            <text:p>2.194821208</text:p>
          </table:table-cell>
          <table:table-cell office:value-type="string" calcext:value-type="string">
            <text:p>N/A</text:p>
          </table:table-cell>
          <table:table-cell office:value-type="float" office:value="0.07588988" calcext:value-type="float">
            <text:p>0.07588988</text:p>
          </table:table-cell>
          <table:table-cell office:value-type="float" office:value="1.710328214" calcext:value-type="float">
            <text:p>1.710328214</text:p>
          </table:table-cell>
          <table:table-cell office:value-type="float" office:value="1.676603433" calcext:value-type="float">
            <text:p>1.676603433</text:p>
          </table:table-cell>
          <table:table-cell office:value-type="float" office:value="1.600722674" calcext:value-type="float">
            <text:p>1.600722674</text:p>
          </table:table-cell>
          <table:table-cell office:value-type="float" office:value="1.853658537" calcext:value-type="float">
            <text:p>1.85365853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ML_23</text:p>
          </table:table-cell>
          <table:table-cell table:formula="of:=EXACT([.A152];[.B152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75407804" calcext:value-type="float">
            <text:p>75407804</text:p>
          </table:table-cell>
          <table:table-cell office:value-type="float" office:value="75408946" calcext:value-type="float">
            <text:p>75408946</text:p>
          </table:table-cell>
          <table:table-cell office:value-type="float" office:value="0.184773149" calcext:value-type="float">
            <text:p>0.184773149</text:p>
          </table:table-cell>
          <table:table-cell office:value-type="float" office:value="0.794215924" calcext:value-type="float">
            <text:p>0.794215924</text:p>
          </table:table-cell>
          <table:table-cell office:value-type="float" office:value="0.870722433" calcext:value-type="float">
            <text:p>0.870722433</text:p>
          </table:table-cell>
          <table:table-cell office:value-type="float" office:value="0.583477359" calcext:value-type="float">
            <text:p>0.583477359</text:p>
          </table:table-cell>
          <table:table-cell office:value-type="float" office:value="0.928447978" calcext:value-type="float">
            <text:p>0.928447978</text:p>
          </table:table-cell>
          <table:table-cell office:value-type="string" calcext:value-type="string">
            <text:p>N/A</text:p>
          </table:table-cell>
          <table:table-cell office:value-type="float" office:value="0.159618008" calcext:value-type="float">
            <text:p>0.159618008</text:p>
          </table:table-cell>
          <table:table-cell office:value-type="float" office:value="0.8" calcext:value-type="float">
            <text:p>0.8</text:p>
          </table:table-cell>
          <table:table-cell office:value-type="float" office:value="0.927694407" calcext:value-type="float">
            <text:p>0.927694407</text:p>
          </table:table-cell>
          <table:table-cell office:value-type="float" office:value="0.672305593" calcext:value-type="float">
            <text:p>0.672305593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293037428" calcext:value-type="float">
            <text:p>0.293037428</text:p>
          </table:table-cell>
          <table:table-cell office:value-type="float" office:value="0.828116419" calcext:value-type="float">
            <text:p>0.828116419</text:p>
          </table:table-cell>
          <table:table-cell office:value-type="float" office:value="0.998352554" calcext:value-type="float">
            <text:p>0.998352554</text:p>
          </table:table-cell>
          <table:table-cell office:value-type="float" office:value="0.935749588" calcext:value-type="float">
            <text:p>0.935749588</text:p>
          </table:table-cell>
          <table:table-cell office:value-type="float" office:value="0.550247117" calcext:value-type="float">
            <text:p>0.550247117</text:p>
          </table:table-cell>
          <table:table-cell office:value-type="string" calcext:value-type="string">
            <text:p>N/A</text:p>
          </table:table-cell>
          <table:table-cell office:value-type="float" office:value="0.012027491" calcext:value-type="float">
            <text:p>0.012027491</text:p>
          </table:table-cell>
          <table:table-cell office:value-type="float" office:value="0.87518797" calcext:value-type="float">
            <text:p>0.87518797</text:p>
          </table:table-cell>
          <table:table-cell office:value-type="float" office:value="1.26124197" calcext:value-type="float">
            <text:p>1.26124197</text:p>
          </table:table-cell>
          <table:table-cell office:value-type="float" office:value="1.231263383" calcext:value-type="float">
            <text:p>1.231263383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07796455" calcext:value-type="float">
            <text:p>0.107796455</text:p>
          </table:table-cell>
          <table:table-cell office:value-type="float" office:value="1.0366237" calcext:value-type="float">
            <text:p>1.0366237</text:p>
          </table:table-cell>
          <table:table-cell office:value-type="float" office:value="1.11344233" calcext:value-type="float">
            <text:p>1.11344233</text:p>
          </table:table-cell>
          <table:table-cell office:value-type="float" office:value="1.087997322" calcext:value-type="float">
            <text:p>1.087997322</text:p>
          </table:table-cell>
          <table:table-cell office:value-type="float" office:value="0.908431449" calcext:value-type="float">
            <text:p>0.908431449</text:p>
          </table:table-cell>
          <table:table-cell office:value-type="string" calcext:value-type="string">
            <text:p>N/A</text:p>
          </table:table-cell>
          <table:table-cell office:value-type="float" office:value="0.254446862" calcext:value-type="float">
            <text:p>0.254446862</text:p>
          </table:table-cell>
          <table:table-cell office:value-type="float" office:value="0.793333333" calcext:value-type="float">
            <text:p>0.793333333</text:p>
          </table:table-cell>
          <table:table-cell office:value-type="float" office:value="0.940493827" calcext:value-type="float">
            <text:p>0.940493827</text:p>
          </table:table-cell>
          <table:table-cell office:value-type="float" office:value="0.563209877" calcext:value-type="float">
            <text:p>0.563209877</text:p>
          </table:table-cell>
          <table:table-cell office:value-type="float" office:value="0.876296296" calcext:value-type="float">
            <text:p>0.876296296</text:p>
          </table:table-cell>
          <table:table-cell office:value-type="string" calcext:value-type="string">
            <text:p>N/A</text:p>
          </table:table-cell>
          <table:table-cell office:value-type="float" office:value="0.685464829" calcext:value-type="float">
            <text:p>0.685464829</text:p>
          </table:table-cell>
          <table:table-cell office:value-type="float" office:value="1.193588163" calcext:value-type="float">
            <text:p>1.193588163</text:p>
          </table:table-cell>
          <table:table-cell office:value-type="float" office:value="2.135635018" calcext:value-type="float">
            <text:p>2.135635018</text:p>
          </table:table-cell>
          <table:table-cell office:value-type="float" office:value="0.660912454" calcext:value-type="float">
            <text:p>0.660912454</text:p>
          </table:table-cell>
          <table:table-cell office:value-type="float" office:value="0.784217016" calcext:value-type="float">
            <text:p>0.784217016</text:p>
          </table:table-cell>
          <table:table-cell office:value-type="string" calcext:value-type="string">
            <text:p>N/A</text:p>
          </table:table-cell>
          <table:table-cell office:value-type="float" office:value="0.182186889" calcext:value-type="float">
            <text:p>0.182186889</text:p>
          </table:table-cell>
          <table:table-cell office:value-type="float" office:value="0.903944595" calcext:value-type="float">
            <text:p>0.903944595</text:p>
          </table:table-cell>
          <table:table-cell office:value-type="float" office:value="1.093947606" calcext:value-type="float">
            <text:p>1.093947606</text:p>
          </table:table-cell>
          <table:table-cell office:value-type="float" office:value="0.815718157" calcext:value-type="float">
            <text:p>0.815718157</text:p>
          </table:table-cell>
          <table:table-cell office:value-type="float" office:value="0.802168022" calcext:value-type="float">
            <text:p>0.80216802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ML_24</text:p>
          </table:table-cell>
          <table:table-cell table:formula="of:=EXACT([.A153];[.B153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75409609" calcext:value-type="float">
            <text:p>75409609</text:p>
          </table:table-cell>
          <table:table-cell office:value-type="float" office:value="75410568" calcext:value-type="float">
            <text:p>75410568</text:p>
          </table:table-cell>
          <table:table-cell office:value-type="float" office:value="0.2369447263" calcext:value-type="float">
            <text:p>0.2369447263</text:p>
          </table:table-cell>
          <table:table-cell office:value-type="float" office:value="2.499251066" calcext:value-type="float">
            <text:p>2.499251066</text:p>
          </table:table-cell>
          <table:table-cell office:value-type="float" office:value="2.752160387" calcext:value-type="float">
            <text:p>2.752160387</text:p>
          </table:table-cell>
          <table:table-cell office:value-type="float" office:value="2.282405807" calcext:value-type="float">
            <text:p>2.282405807</text:p>
          </table:table-cell>
          <table:table-cell office:value-type="float" office:value="2.463187003" calcext:value-type="float">
            <text:p>2.463187003</text:p>
          </table:table-cell>
          <table:table-cell office:value-type="string" calcext:value-type="string">
            <text:p>N/A</text:p>
          </table:table-cell>
          <table:table-cell office:value-type="float" office:value="0.053109521" calcext:value-type="float">
            <text:p>0.053109521</text:p>
          </table:table-cell>
          <table:table-cell office:value-type="float" office:value="1.98308322" calcext:value-type="float">
            <text:p>1.98308322</text:p>
          </table:table-cell>
          <table:table-cell office:value-type="float" office:value="1.877762619" calcext:value-type="float">
            <text:p>1.877762619</text:p>
          </table:table-cell>
          <table:table-cell office:value-type="float" office:value="2.08840382" calcext:value-type="float">
            <text:p>2.0884038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8540242" calcext:value-type="float">
            <text:p>0.18540242</text:p>
          </table:table-cell>
          <table:table-cell office:value-type="float" office:value="3.654036244" calcext:value-type="float">
            <text:p>3.654036244</text:p>
          </table:table-cell>
          <table:table-cell office:value-type="float" office:value="4.398682043" calcext:value-type="float">
            <text:p>4.398682043</text:p>
          </table:table-cell>
          <table:table-cell office:value-type="float" office:value="3.489291598" calcext:value-type="float">
            <text:p>3.489291598</text:p>
          </table:table-cell>
          <table:table-cell office:value-type="float" office:value="3.074135091" calcext:value-type="float">
            <text:p>3.074135091</text:p>
          </table:table-cell>
          <table:table-cell office:value-type="string" calcext:value-type="string">
            <text:p>N/A</text:p>
          </table:table-cell>
          <table:table-cell office:value-type="float" office:value="0.09122807" calcext:value-type="float">
            <text:p>0.09122807</text:p>
          </table:table-cell>
          <table:table-cell office:value-type="float" office:value="1.714285714" calcext:value-type="float">
            <text:p>1.714285714</text:p>
          </table:table-cell>
          <table:table-cell office:value-type="float" office:value="2.218415418" calcext:value-type="float">
            <text:p>2.218415418</text:p>
          </table:table-cell>
          <table:table-cell office:value-type="float" office:value="2.663811563" calcext:value-type="float">
            <text:p>2.663811563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06013296" calcext:value-type="float">
            <text:p>0.106013296</text:p>
          </table:table-cell>
          <table:table-cell office:value-type="float" office:value="2.316909399" calcext:value-type="float">
            <text:p>2.316909399</text:p>
          </table:table-cell>
          <table:table-cell office:value-type="float" office:value="2.203560069" calcext:value-type="float">
            <text:p>2.203560069</text:p>
          </table:table-cell>
          <table:table-cell office:value-type="float" office:value="2.148429217" calcext:value-type="float">
            <text:p>2.148429217</text:p>
          </table:table-cell>
          <table:table-cell office:value-type="float" office:value="2.59873891" calcext:value-type="float">
            <text:p>2.59873891</text:p>
          </table:table-cell>
          <table:table-cell office:value-type="string" calcext:value-type="string">
            <text:p>N/A</text:p>
          </table:table-cell>
          <table:table-cell office:value-type="float" office:value="0.04987382" calcext:value-type="float">
            <text:p>0.04987382</text:p>
          </table:table-cell>
          <table:table-cell office:value-type="float" office:value="1.928806584" calcext:value-type="float">
            <text:p>1.928806584</text:p>
          </table:table-cell>
          <table:table-cell office:value-type="float" office:value="2.039753086" calcext:value-type="float">
            <text:p>2.039753086</text:p>
          </table:table-cell>
          <table:table-cell office:value-type="float" office:value="1.868641975" calcext:value-type="float">
            <text:p>1.868641975</text:p>
          </table:table-cell>
          <table:table-cell office:value-type="float" office:value="1.878024691" calcext:value-type="float">
            <text:p>1.878024691</text:p>
          </table:table-cell>
          <table:table-cell office:value-type="string" calcext:value-type="string">
            <text:p>N/A</text:p>
          </table:table-cell>
          <table:table-cell office:value-type="float" office:value="0.201307118" calcext:value-type="float">
            <text:p>0.201307118</text:p>
          </table:table-cell>
          <table:table-cell office:value-type="float" office:value="5.040690506" calcext:value-type="float">
            <text:p>5.040690506</text:p>
          </table:table-cell>
          <table:table-cell office:value-type="float" office:value="4.103575832" calcext:value-type="float">
            <text:p>4.103575832</text:p>
          </table:table-cell>
          <table:table-cell office:value-type="float" office:value="6.11837238" calcext:value-type="float">
            <text:p>6.11837238</text:p>
          </table:table-cell>
          <table:table-cell office:value-type="float" office:value="4.900123305" calcext:value-type="float">
            <text:p>4.900123305</text:p>
          </table:table-cell>
          <table:table-cell office:value-type="string" calcext:value-type="string">
            <text:p>N/A</text:p>
          </table:table-cell>
          <table:table-cell office:value-type="float" office:value="0.279005432" calcext:value-type="float">
            <text:p>0.279005432</text:p>
          </table:table-cell>
          <table:table-cell office:value-type="float" office:value="2.233965673" calcext:value-type="float">
            <text:p>2.233965673</text:p>
          </table:table-cell>
          <table:table-cell office:value-type="float" office:value="1.518518519" calcext:value-type="float">
            <text:p>1.518518519</text:p>
          </table:table-cell>
          <table:table-cell office:value-type="float" office:value="2.523938573" calcext:value-type="float">
            <text:p>2.523938573</text:p>
          </table:table-cell>
          <table:table-cell office:value-type="float" office:value="2.659439928" calcext:value-type="float">
            <text:p>2.65943992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ML_25</text:p>
          </table:table-cell>
          <table:table-cell table:formula="of:=EXACT([.A154];[.B154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75413511" calcext:value-type="float">
            <text:p>75413511</text:p>
          </table:table-cell>
          <table:table-cell office:value-type="float" office:value="75414517" calcext:value-type="float">
            <text:p>75414517</text:p>
          </table:table-cell>
          <table:table-cell office:value-type="float" office:value="0.1279999284" calcext:value-type="float">
            <text:p>0.1279999284</text:p>
          </table:table-cell>
          <table:table-cell office:value-type="float" office:value="0.703607289" calcext:value-type="float">
            <text:p>0.703607289</text:p>
          </table:table-cell>
          <table:table-cell office:value-type="float" office:value="0.820379323" calcext:value-type="float">
            <text:p>0.820379323</text:p>
          </table:table-cell>
          <table:table-cell office:value-type="float" office:value="0.723689104" calcext:value-type="float">
            <text:p>0.723689104</text:p>
          </table:table-cell>
          <table:table-cell office:value-type="float" office:value="0.56675344" calcext:value-type="float">
            <text:p>0.56675344</text:p>
          </table:table-cell>
          <table:table-cell office:value-type="string" calcext:value-type="string">
            <text:p>N/A</text:p>
          </table:table-cell>
          <table:table-cell office:value-type="float" office:value="0.075070496" calcext:value-type="float">
            <text:p>0.075070496</text:p>
          </table:table-cell>
          <table:table-cell office:value-type="float" office:value="0.731428571" calcext:value-type="float">
            <text:p>0.731428571</text:p>
          </table:table-cell>
          <table:table-cell office:value-type="float" office:value="0.740952381" calcext:value-type="float">
            <text:p>0.740952381</text:p>
          </table:table-cell>
          <table:table-cell office:value-type="float" office:value="0.780952381" calcext:value-type="float">
            <text:p>0.780952381</text:p>
          </table:table-cell>
          <table:table-cell office:value-type="float" office:value="0.672380952" calcext:value-type="float">
            <text:p>0.672380952</text:p>
          </table:table-cell>
          <table:table-cell office:value-type="string" calcext:value-type="string">
            <text:p>N/A</text:p>
          </table:table-cell>
          <table:table-cell office:value-type="float" office:value="0.175030208" calcext:value-type="float">
            <text:p>0.175030208</text:p>
          </table:table-cell>
          <table:table-cell office:value-type="float" office:value="0.448753463" calcext:value-type="float">
            <text:p>0.448753463</text:p>
          </table:table-cell>
          <table:table-cell office:value-type="float" office:value="0.421052632" calcext:value-type="float">
            <text:p>0.421052632</text:p>
          </table:table-cell>
          <table:table-cell office:value-type="float" office:value="0.387811634" calcext:value-type="float">
            <text:p>0.387811634</text:p>
          </table:table-cell>
          <table:table-cell office:value-type="float" office:value="0.537396122" calcext:value-type="float">
            <text:p>0.537396122</text:p>
          </table:table-cell>
          <table:table-cell office:value-type="string" calcext:value-type="string">
            <text:p>N/A</text:p>
          </table:table-cell>
          <table:table-cell office:value-type="float" office:value="0.074025179" calcext:value-type="float">
            <text:p>0.074025179</text:p>
          </table:table-cell>
          <table:table-cell office:value-type="float" office:value="0.433261956" calcext:value-type="float">
            <text:p>0.433261956</text:p>
          </table:table-cell>
          <table:table-cell office:value-type="float" office:value="0.423982869" calcext:value-type="float">
            <text:p>0.423982869</text:p>
          </table:table-cell>
          <table:table-cell office:value-type="float" office:value="0.406852248" calcext:value-type="float">
            <text:p>0.406852248</text:p>
          </table:table-cell>
          <table:table-cell office:value-type="float" office:value="0.468950749" calcext:value-type="float">
            <text:p>0.468950749</text:p>
          </table:table-cell>
          <table:table-cell office:value-type="string" calcext:value-type="string">
            <text:p>N/A</text:p>
          </table:table-cell>
          <table:table-cell office:value-type="float" office:value="0.062780909" calcext:value-type="float">
            <text:p>0.062780909</text:p>
          </table:table-cell>
          <table:table-cell office:value-type="float" office:value="0.758259285" calcext:value-type="float">
            <text:p>0.758259285</text:p>
          </table:table-cell>
          <table:table-cell office:value-type="float" office:value="0.779524569" calcext:value-type="float">
            <text:p>0.779524569</text:p>
          </table:table-cell>
          <table:table-cell office:value-type="float" office:value="0.70372902" calcext:value-type="float">
            <text:p>0.70372902</text:p>
          </table:table-cell>
          <table:table-cell office:value-type="float" office:value="0.791524265" calcext:value-type="float">
            <text:p>0.791524265</text:p>
          </table:table-cell>
          <table:table-cell office:value-type="string" calcext:value-type="string">
            <text:p>N/A</text:p>
          </table:table-cell>
          <table:table-cell office:value-type="float" office:value="0.162624745" calcext:value-type="float">
            <text:p>0.162624745</text:p>
          </table:table-cell>
          <table:table-cell office:value-type="float" office:value="0.489513537" calcext:value-type="float">
            <text:p>0.489513537</text:p>
          </table:table-cell>
          <table:table-cell office:value-type="float" office:value="0.401699624" calcext:value-type="float">
            <text:p>0.401699624</text:p>
          </table:table-cell>
          <table:table-cell office:value-type="float" office:value="0.556953751" calcext:value-type="float">
            <text:p>0.556953751</text:p>
          </table:table-cell>
          <table:table-cell office:value-type="float" office:value="0.509887236" calcext:value-type="float">
            <text:p>0.509887236</text:p>
          </table:table-cell>
          <table:table-cell office:value-type="string" calcext:value-type="string">
            <text:p>N/A</text:p>
          </table:table-cell>
          <table:table-cell office:value-type="float" office:value="0.380254108" calcext:value-type="float">
            <text:p>0.380254108</text:p>
          </table:table-cell>
          <table:table-cell office:value-type="float" office:value="0.353457739" calcext:value-type="float">
            <text:p>0.353457739</text:p>
          </table:table-cell>
          <table:table-cell office:value-type="float" office:value="0.48079034" calcext:value-type="float">
            <text:p>0.48079034</text:p>
          </table:table-cell>
          <table:table-cell office:value-type="float" office:value="0.366630077" calcext:value-type="float">
            <text:p>0.366630077</text:p>
          </table:table-cell>
          <table:table-cell office:value-type="float" office:value="0.212952799" calcext:value-type="float">
            <text:p>0.212952799</text:p>
          </table:table-cell>
          <table:table-cell office:value-type="string" calcext:value-type="string">
            <text:p>N/A</text:p>
          </table:table-cell>
          <table:table-cell office:value-type="float" office:value="0.205725662" calcext:value-type="float">
            <text:p>0.205725662</text:p>
          </table:table-cell>
          <table:table-cell office:value-type="float" office:value="0.440063932" calcext:value-type="float">
            <text:p>0.440063932</text:p>
          </table:table-cell>
          <table:table-cell office:value-type="float" office:value="0.496537027" calcext:value-type="float">
            <text:p>0.496537027</text:p>
          </table:table-cell>
          <table:table-cell office:value-type="float" office:value="0.488012786" calcext:value-type="float">
            <text:p>0.488012786</text:p>
          </table:table-cell>
          <table:table-cell office:value-type="float" office:value="0.335641982" calcext:value-type="float">
            <text:p>0.33564198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ML_26</text:p>
          </table:table-cell>
          <table:table-cell table:formula="of:=EXACT([.A155];[.B155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36469598" calcext:value-type="float">
            <text:p>36469598</text:p>
          </table:table-cell>
          <table:table-cell office:value-type="float" office:value="36470779" calcext:value-type="float">
            <text:p>36470779</text:p>
          </table:table-cell>
          <table:table-cell office:value-type="float" office:value="0.1464437655" calcext:value-type="float">
            <text:p>0.1464437655</text:p>
          </table:table-cell>
          <table:table-cell office:value-type="float" office:value="1.171217882" calcext:value-type="float">
            <text:p>1.171217882</text:p>
          </table:table-cell>
          <table:table-cell office:value-type="float" office:value="1.161769789" calcext:value-type="float">
            <text:p>1.161769789</text:p>
          </table:table-cell>
          <table:table-cell office:value-type="float" office:value="1.029726927" calcext:value-type="float">
            <text:p>1.029726927</text:p>
          </table:table-cell>
          <table:table-cell office:value-type="float" office:value="1.322156931" calcext:value-type="float">
            <text:p>1.322156931</text:p>
          </table:table-cell>
          <table:table-cell office:value-type="string" calcext:value-type="string">
            <text:p>N/A</text:p>
          </table:table-cell>
          <table:table-cell office:value-type="float" office:value="0.072662722" calcext:value-type="float">
            <text:p>0.072662722</text:p>
          </table:table-cell>
          <table:table-cell office:value-type="float" office:value="1.152796726" calcext:value-type="float">
            <text:p>1.152796726</text:p>
          </table:table-cell>
          <table:table-cell office:value-type="float" office:value="1.069031378" calcext:value-type="float">
            <text:p>1.069031378</text:p>
          </table:table-cell>
          <table:table-cell office:value-type="float" office:value="1.236562074" calcext:value-type="float">
            <text:p>1.23656207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397919696" calcext:value-type="float">
            <text:p>0.397919696</text:p>
          </table:table-cell>
          <table:table-cell office:value-type="float" office:value="1.591433278" calcext:value-type="float">
            <text:p>1.591433278</text:p>
          </table:table-cell>
          <table:table-cell office:value-type="float" office:value="2.309719934" calcext:value-type="float">
            <text:p>2.309719934</text:p>
          </table:table-cell>
          <table:table-cell office:value-type="float" office:value="1.113673806" calcext:value-type="float">
            <text:p>1.113673806</text:p>
          </table:table-cell>
          <table:table-cell office:value-type="float" office:value="1.350906096" calcext:value-type="float">
            <text:p>1.350906096</text:p>
          </table:table-cell>
          <table:table-cell office:value-type="string" calcext:value-type="string">
            <text:p>N/A</text:p>
          </table:table-cell>
          <table:table-cell office:value-type="float" office:value="0.24754522" calcext:value-type="float">
            <text:p>0.24754522</text:p>
          </table:table-cell>
          <table:table-cell office:value-type="float" office:value="1.454887218" calcext:value-type="float">
            <text:p>1.454887218</text:p>
          </table:table-cell>
          <table:table-cell office:value-type="float" office:value="2.584582441" calcext:value-type="float">
            <text:p>2.584582441</text:p>
          </table:table-cell>
          <table:table-cell office:value-type="float" office:value="1.55888651" calcext:value-type="float">
            <text:p>1.5588865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41743056" calcext:value-type="float">
            <text:p>0.141743056</text:p>
          </table:table-cell>
          <table:table-cell office:value-type="float" office:value="1.033201272" calcext:value-type="float">
            <text:p>1.033201272</text:p>
          </table:table-cell>
          <table:table-cell office:value-type="float" office:value="0.917359522" calcext:value-type="float">
            <text:p>0.917359522</text:p>
          </table:table-cell>
          <table:table-cell office:value-type="float" office:value="1.197812622" calcext:value-type="float">
            <text:p>1.197812622</text:p>
          </table:table-cell>
          <table:table-cell office:value-type="float" office:value="0.984431672" calcext:value-type="float">
            <text:p>0.984431672</text:p>
          </table:table-cell>
          <table:table-cell office:value-type="string" calcext:value-type="string">
            <text:p>N/A</text:p>
          </table:table-cell>
          <table:table-cell office:value-type="float" office:value="0.168440934" calcext:value-type="float">
            <text:p>0.168440934</text:p>
          </table:table-cell>
          <table:table-cell office:value-type="float" office:value="1.422386831" calcext:value-type="float">
            <text:p>1.422386831</text:p>
          </table:table-cell>
          <table:table-cell office:value-type="float" office:value="1.357777778" calcext:value-type="float">
            <text:p>1.357777778</text:p>
          </table:table-cell>
          <table:table-cell office:value-type="float" office:value="1.687654321" calcext:value-type="float">
            <text:p>1.687654321</text:p>
          </table:table-cell>
          <table:table-cell office:value-type="float" office:value="1.221728395" calcext:value-type="float">
            <text:p>1.221728395</text:p>
          </table:table-cell>
          <table:table-cell office:value-type="string" calcext:value-type="string">
            <text:p>N/A</text:p>
          </table:table-cell>
          <table:table-cell office:value-type="float" office:value="0.243026307" calcext:value-type="float">
            <text:p>0.243026307</text:p>
          </table:table-cell>
          <table:table-cell office:value-type="float" office:value="1.626798192" calcext:value-type="float">
            <text:p>1.626798192</text:p>
          </table:table-cell>
          <table:table-cell office:value-type="float" office:value="1.294697904" calcext:value-type="float">
            <text:p>1.294697904</text:p>
          </table:table-cell>
          <table:table-cell office:value-type="float" office:value="2.064118372" calcext:value-type="float">
            <text:p>2.064118372</text:p>
          </table:table-cell>
          <table:table-cell office:value-type="float" office:value="1.521578298" calcext:value-type="float">
            <text:p>1.521578298</text:p>
          </table:table-cell>
          <table:table-cell office:value-type="string" calcext:value-type="string">
            <text:p>N/A</text:p>
          </table:table-cell>
          <table:table-cell office:value-type="float" office:value="0.03815237" calcext:value-type="float">
            <text:p>0.03815237</text:p>
          </table:table-cell>
          <table:table-cell office:value-type="float" office:value="1.725082807" calcext:value-type="float">
            <text:p>1.725082807</text:p>
          </table:table-cell>
          <table:table-cell office:value-type="float" office:value="1.678410117" calcext:value-type="float">
            <text:p>1.678410117</text:p>
          </table:table-cell>
          <table:table-cell office:value-type="float" office:value="1.800361337" calcext:value-type="float">
            <text:p>1.800361337</text:p>
          </table:table-cell>
          <table:table-cell office:value-type="float" office:value="1.696476965" calcext:value-type="float">
            <text:p>1.69647696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ML_27</text:p>
          </table:table-cell>
          <table:table-cell table:formula="of:=EXACT([.A156];[.B156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74797199" calcext:value-type="float">
            <text:p>74797199</text:p>
          </table:table-cell>
          <table:table-cell office:value-type="float" office:value="74798225" calcext:value-type="float">
            <text:p>74798225</text:p>
          </table:table-cell>
          <table:table-cell office:value-type="float" office:value="0.1246066959" calcext:value-type="float">
            <text:p>0.1246066959</text:p>
          </table:table-cell>
          <table:table-cell office:value-type="float" office:value="0.525751815" calcext:value-type="float">
            <text:p>0.525751815</text:p>
          </table:table-cell>
          <table:table-cell office:value-type="float" office:value="0.636709298" calcext:value-type="float">
            <text:p>0.636709298</text:p>
          </table:table-cell>
          <table:table-cell office:value-type="float" office:value="0.549602489" calcext:value-type="float">
            <text:p>0.549602489</text:p>
          </table:table-cell>
          <table:table-cell office:value-type="float" office:value="0.390943657" calcext:value-type="float">
            <text:p>0.390943657</text:p>
          </table:table-cell>
          <table:table-cell office:value-type="string" calcext:value-type="string">
            <text:p>N/A</text:p>
          </table:table-cell>
          <table:table-cell office:value-type="float" office:value="0.108708709" calcext:value-type="float">
            <text:p>0.108708709</text:p>
          </table:table-cell>
          <table:table-cell office:value-type="float" office:value="0.454297408" calcext:value-type="float">
            <text:p>0.454297408</text:p>
          </table:table-cell>
          <table:table-cell office:value-type="float" office:value="0.503683492" calcext:value-type="float">
            <text:p>0.503683492</text:p>
          </table:table-cell>
          <table:table-cell office:value-type="float" office:value="0.404911323" calcext:value-type="float">
            <text:p>0.404911323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420670817" calcext:value-type="float">
            <text:p>0.420670817</text:p>
          </table:table-cell>
          <table:table-cell office:value-type="float" office:value="1.122460187" calcext:value-type="float">
            <text:p>1.122460187</text:p>
          </table:table-cell>
          <table:table-cell office:value-type="float" office:value="1.667215815" calcext:value-type="float">
            <text:p>1.667215815</text:p>
          </table:table-cell>
          <table:table-cell office:value-type="float" office:value="0.830313015" calcext:value-type="float">
            <text:p>0.830313015</text:p>
          </table:table-cell>
          <table:table-cell office:value-type="float" office:value="0.86985173" calcext:value-type="float">
            <text:p>0.86985173</text:p>
          </table:table-cell>
          <table:table-cell office:value-type="string" calcext:value-type="string">
            <text:p>N/A</text:p>
          </table:table-cell>
          <table:table-cell office:value-type="float" office:value="0.186136072" calcext:value-type="float">
            <text:p>0.186136072</text:p>
          </table:table-cell>
          <table:table-cell office:value-type="float" office:value="0.585714286" calcext:value-type="float">
            <text:p>0.585714286</text:p>
          </table:table-cell>
          <table:table-cell office:value-type="float" office:value="0.989293362" calcext:value-type="float">
            <text:p>0.989293362</text:p>
          </table:table-cell>
          <table:table-cell office:value-type="float" office:value="0.678800857" calcext:value-type="float">
            <text:p>0.678800857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219087246" calcext:value-type="float">
            <text:p>0.219087246</text:p>
          </table:table-cell>
          <table:table-cell office:value-type="float" office:value="0.556590964" calcext:value-type="float">
            <text:p>0.556590964</text:p>
          </table:table-cell>
          <table:table-cell office:value-type="float" office:value="0.502092517" calcext:value-type="float">
            <text:p>0.502092517</text:p>
          </table:table-cell>
          <table:table-cell office:value-type="float" office:value="0.471402265" calcext:value-type="float">
            <text:p>0.471402265</text:p>
          </table:table-cell>
          <table:table-cell office:value-type="float" office:value="0.696278109" calcext:value-type="float">
            <text:p>0.696278109</text:p>
          </table:table-cell>
          <table:table-cell office:value-type="string" calcext:value-type="string">
            <text:p>N/A</text:p>
          </table:table-cell>
          <table:table-cell office:value-type="float" office:value="0.095975909" calcext:value-type="float">
            <text:p>0.095975909</text:p>
          </table:table-cell>
          <table:table-cell office:value-type="float" office:value="0.460329218" calcext:value-type="float">
            <text:p>0.460329218</text:p>
          </table:table-cell>
          <table:table-cell office:value-type="float" office:value="0.492098765" calcext:value-type="float">
            <text:p>0.492098765</text:p>
          </table:table-cell>
          <table:table-cell office:value-type="float" office:value="0.409876543" calcext:value-type="float">
            <text:p>0.409876543</text:p>
          </table:table-cell>
          <table:table-cell office:value-type="float" office:value="0.479012346" calcext:value-type="float">
            <text:p>0.479012346</text:p>
          </table:table-cell>
          <table:table-cell office:value-type="string" calcext:value-type="string">
            <text:p>N/A</text:p>
          </table:table-cell>
          <table:table-cell office:value-type="float" office:value="0.143630886" calcext:value-type="float">
            <text:p>0.143630886</text:p>
          </table:table-cell>
          <table:table-cell office:value-type="float" office:value="1.113029182" calcext:value-type="float">
            <text:p>1.113029182</text:p>
          </table:table-cell>
          <table:table-cell office:value-type="float" office:value="0.932182491" calcext:value-type="float">
            <text:p>0.932182491</text:p>
          </table:table-cell>
          <table:table-cell office:value-type="float" office:value="1.235511714" calcext:value-type="float">
            <text:p>1.235511714</text:p>
          </table:table-cell>
          <table:table-cell office:value-type="float" office:value="1.171393342" calcext:value-type="float">
            <text:p>1.171393342</text:p>
          </table:table-cell>
          <table:table-cell office:value-type="string" calcext:value-type="string">
            <text:p>N/A</text:p>
          </table:table-cell>
          <table:table-cell office:value-type="float" office:value="0.08787675" calcext:value-type="float">
            <text:p>0.08787675</text:p>
          </table:table-cell>
          <table:table-cell office:value-type="float" office:value="0.697982535" calcext:value-type="float">
            <text:p>0.697982535</text:p>
          </table:table-cell>
          <table:table-cell office:value-type="float" office:value="0.766937669" calcext:value-type="float">
            <text:p>0.766937669</text:p>
          </table:table-cell>
          <table:table-cell office:value-type="float" office:value="0.649503162" calcext:value-type="float">
            <text:p>0.649503162</text:p>
          </table:table-cell>
          <table:table-cell office:value-type="float" office:value="0.677506775" calcext:value-type="float">
            <text:p>0.67750677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ML_28</text:p>
          </table:table-cell>
          <table:table-cell table:formula="of:=EXACT([.A157];[.B157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72783034" calcext:value-type="float">
            <text:p>72783034</text:p>
          </table:table-cell>
          <table:table-cell office:value-type="float" office:value="72783956" calcext:value-type="float">
            <text:p>72783956</text:p>
          </table:table-cell>
          <table:table-cell office:value-type="float" office:value="0.09563431755" calcext:value-type="float">
            <text:p>0.09563431755</text:p>
          </table:table-cell>
          <table:table-cell office:value-type="float" office:value="0.812420786" calcext:value-type="float">
            <text:p>0.812420786</text:p>
          </table:table-cell>
          <table:table-cell office:value-type="float" office:value="0.776356723" calcext:value-type="float">
            <text:p>0.776356723</text:p>
          </table:table-cell>
          <table:table-cell office:value-type="float" office:value="0.740062219" calcext:value-type="float">
            <text:p>0.740062219</text:p>
          </table:table-cell>
          <table:table-cell office:value-type="float" office:value="0.920843415" calcext:value-type="float">
            <text:p>0.920843415</text:p>
          </table:table-cell>
          <table:table-cell office:value-type="string" calcext:value-type="string">
            <text:p>N/A</text:p>
          </table:table-cell>
          <table:table-cell office:value-type="float" office:value="0.097560976" calcext:value-type="float">
            <text:p>0.097560976</text:p>
          </table:table-cell>
          <table:table-cell office:value-type="float" office:value="0.604092769" calcext:value-type="float">
            <text:p>0.604092769</text:p>
          </table:table-cell>
          <table:table-cell office:value-type="float" office:value="0.545156889" calcext:value-type="float">
            <text:p>0.545156889</text:p>
          </table:table-cell>
          <table:table-cell office:value-type="float" office:value="0.663028649" calcext:value-type="float">
            <text:p>0.663028649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48205752" calcext:value-type="float">
            <text:p>0.048205752</text:p>
          </table:table-cell>
          <table:table-cell office:value-type="float" office:value="0.761120264" calcext:value-type="float">
            <text:p>0.761120264</text:p>
          </table:table-cell>
          <table:table-cell office:value-type="float" office:value="0.767710049" calcext:value-type="float">
            <text:p>0.767710049</text:p>
          </table:table-cell>
          <table:table-cell office:value-type="float" office:value="0.794069193" calcext:value-type="float">
            <text:p>0.794069193</text:p>
          </table:table-cell>
          <table:table-cell office:value-type="float" office:value="0.721581549" calcext:value-type="float">
            <text:p>0.721581549</text:p>
          </table:table-cell>
          <table:table-cell office:value-type="string" calcext:value-type="string">
            <text:p>N/A</text:p>
          </table:table-cell>
          <table:table-cell office:value-type="float" office:value="0.052023121" calcext:value-type="float">
            <text:p>0.052023121</text:p>
          </table:table-cell>
          <table:table-cell office:value-type="float" office:value="0.520300752" calcext:value-type="float">
            <text:p>0.520300752</text:p>
          </table:table-cell>
          <table:table-cell office:value-type="float" office:value="0.779443255" calcext:value-type="float">
            <text:p>0.779443255</text:p>
          </table:table-cell>
          <table:table-cell office:value-type="float" office:value="0.70235546" calcext:value-type="float">
            <text:p>0.70235546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03339265" calcext:value-type="float">
            <text:p>0.103339265</text:p>
          </table:table-cell>
          <table:table-cell office:value-type="float" office:value="0.998902591" calcext:value-type="float">
            <text:p>0.998902591</text:p>
          </table:table-cell>
          <table:table-cell office:value-type="float" office:value="1.079069248" calcext:value-type="float">
            <text:p>1.079069248</text:p>
          </table:table-cell>
          <table:table-cell office:value-type="float" office:value="0.882428436" calcext:value-type="float">
            <text:p>0.882428436</text:p>
          </table:table-cell>
          <table:table-cell office:value-type="float" office:value="1.035210089" calcext:value-type="float">
            <text:p>1.035210089</text:p>
          </table:table-cell>
          <table:table-cell office:value-type="string" calcext:value-type="string">
            <text:p>N/A</text:p>
          </table:table-cell>
          <table:table-cell office:value-type="float" office:value="0.068774346" calcext:value-type="float">
            <text:p>0.068774346</text:p>
          </table:table-cell>
          <table:table-cell office:value-type="float" office:value="0.605843621" calcext:value-type="float">
            <text:p>0.605843621</text:p>
          </table:table-cell>
          <table:table-cell office:value-type="float" office:value="0.6" calcext:value-type="float">
            <text:p>0.6</text:p>
          </table:table-cell>
          <table:table-cell office:value-type="float" office:value="0.650123457" calcext:value-type="float">
            <text:p>0.650123457</text:p>
          </table:table-cell>
          <table:table-cell office:value-type="float" office:value="0.567407407" calcext:value-type="float">
            <text:p>0.567407407</text:p>
          </table:table-cell>
          <table:table-cell office:value-type="string" calcext:value-type="string">
            <text:p>N/A</text:p>
          </table:table-cell>
          <table:table-cell office:value-type="float" office:value="0.171734138" calcext:value-type="float">
            <text:p>0.171734138</text:p>
          </table:table-cell>
          <table:table-cell office:value-type="float" office:value="0.900945335" calcext:value-type="float">
            <text:p>0.900945335</text:p>
          </table:table-cell>
          <table:table-cell office:value-type="float" office:value="0.885326757" calcext:value-type="float">
            <text:p>0.885326757</text:p>
          </table:table-cell>
          <table:table-cell office:value-type="float" office:value="1.062885327" calcext:value-type="float">
            <text:p>1.062885327</text:p>
          </table:table-cell>
          <table:table-cell office:value-type="float" office:value="0.754623921" calcext:value-type="float">
            <text:p>0.754623921</text:p>
          </table:table-cell>
          <table:table-cell office:value-type="string" calcext:value-type="string">
            <text:p>N/A</text:p>
          </table:table-cell>
          <table:table-cell office:value-type="float" office:value="0.050113153" calcext:value-type="float">
            <text:p>0.050113153</text:p>
          </table:table-cell>
          <table:table-cell office:value-type="float" office:value="0.481782596" calcext:value-type="float">
            <text:p>0.481782596</text:p>
          </table:table-cell>
          <table:table-cell office:value-type="float" office:value="0.509485095" calcext:value-type="float">
            <text:p>0.509485095</text:p>
          </table:table-cell>
          <table:table-cell office:value-type="float" office:value="0.465221319" calcext:value-type="float">
            <text:p>0.465221319</text:p>
          </table:table-cell>
          <table:table-cell office:value-type="float" office:value="0.470641373" calcext:value-type="float">
            <text:p>0.47064137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ML_29</text:p>
          </table:table-cell>
          <table:table-cell table:formula="of:=EXACT([.A158];[.B158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6</text:p>
          </table:table-cell>
          <table:table-cell office:value-type="float" office:value="33940969" calcext:value-type="float">
            <text:p>33940969</text:p>
          </table:table-cell>
          <table:table-cell office:value-type="float" office:value="33942007" calcext:value-type="float">
            <text:p>33942007</text:p>
          </table:table-cell>
          <table:table-cell office:value-type="float" office:value="0.3397787144" calcext:value-type="float">
            <text:p>0.3397787144</text:p>
          </table:table-cell>
          <table:table-cell office:value-type="float" office:value="1.907247379" calcext:value-type="float">
            <text:p>1.907247379</text:p>
          </table:table-cell>
          <table:table-cell office:value-type="float" office:value="2.273418597" calcext:value-type="float">
            <text:p>2.273418597</text:p>
          </table:table-cell>
          <table:table-cell office:value-type="float" office:value="1.846180436" calcext:value-type="float">
            <text:p>1.846180436</text:p>
          </table:table-cell>
          <table:table-cell office:value-type="float" office:value="1.602143104" calcext:value-type="float">
            <text:p>1.602143104</text:p>
          </table:table-cell>
          <table:table-cell office:value-type="string" calcext:value-type="string">
            <text:p>N/A</text:p>
          </table:table-cell>
          <table:table-cell office:value-type="float" office:value="0.038138558" calcext:value-type="float">
            <text:p>0.038138558</text:p>
          </table:table-cell>
          <table:table-cell office:value-type="float" office:value="1.559618008" calcext:value-type="float">
            <text:p>1.559618008</text:p>
          </table:table-cell>
          <table:table-cell office:value-type="float" office:value="1.619099591" calcext:value-type="float">
            <text:p>1.619099591</text:p>
          </table:table-cell>
          <table:table-cell office:value-type="float" office:value="1.500136426" calcext:value-type="float">
            <text:p>1.500136426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31850376" calcext:value-type="float">
            <text:p>0.131850376</text:p>
          </table:table-cell>
          <table:table-cell office:value-type="float" office:value="1.967051071" calcext:value-type="float">
            <text:p>1.967051071</text:p>
          </table:table-cell>
          <table:table-cell office:value-type="float" office:value="1.855024712" calcext:value-type="float">
            <text:p>1.855024712</text:p>
          </table:table-cell>
          <table:table-cell office:value-type="float" office:value="1.782537068" calcext:value-type="float">
            <text:p>1.782537068</text:p>
          </table:table-cell>
          <table:table-cell office:value-type="float" office:value="2.263591433" calcext:value-type="float">
            <text:p>2.263591433</text:p>
          </table:table-cell>
          <table:table-cell office:value-type="string" calcext:value-type="string">
            <text:p>N/A</text:p>
          </table:table-cell>
          <table:table-cell office:value-type="float" office:value="0.077609277" calcext:value-type="float">
            <text:p>0.077609277</text:p>
          </table:table-cell>
          <table:table-cell office:value-type="float" office:value="1.685714286" calcext:value-type="float">
            <text:p>1.685714286</text:p>
          </table:table-cell>
          <table:table-cell office:value-type="float" office:value="2.586723769" calcext:value-type="float">
            <text:p>2.586723769</text:p>
          </table:table-cell>
          <table:table-cell office:value-type="float" office:value="2.214132762" calcext:value-type="float">
            <text:p>2.21413276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53507481" calcext:value-type="float">
            <text:p>0.153507481</text:p>
          </table:table-cell>
          <table:table-cell office:value-type="float" office:value="2.069304168" calcext:value-type="float">
            <text:p>2.069304168</text:p>
          </table:table-cell>
          <table:table-cell office:value-type="float" office:value="2.304447296" calcext:value-type="float">
            <text:p>2.304447296</text:p>
          </table:table-cell>
          <table:table-cell office:value-type="float" office:value="1.707940405" calcext:value-type="float">
            <text:p>1.707940405</text:p>
          </table:table-cell>
          <table:table-cell office:value-type="float" office:value="2.195524803" calcext:value-type="float">
            <text:p>2.195524803</text:p>
          </table:table-cell>
          <table:table-cell office:value-type="string" calcext:value-type="string">
            <text:p>N/A</text:p>
          </table:table-cell>
          <table:table-cell office:value-type="float" office:value="0.041136285" calcext:value-type="float">
            <text:p>0.041136285</text:p>
          </table:table-cell>
          <table:table-cell office:value-type="float" office:value="1.206995885" calcext:value-type="float">
            <text:p>1.206995885</text:p>
          </table:table-cell>
          <table:table-cell office:value-type="float" office:value="1.25037037" calcext:value-type="float">
            <text:p>1.25037037</text:p>
          </table:table-cell>
          <table:table-cell office:value-type="float" office:value="1.217777778" calcext:value-type="float">
            <text:p>1.217777778</text:p>
          </table:table-cell>
          <table:table-cell office:value-type="float" office:value="1.152839506" calcext:value-type="float">
            <text:p>1.152839506</text:p>
          </table:table-cell>
          <table:table-cell office:value-type="string" calcext:value-type="string">
            <text:p>N/A</text:p>
          </table:table-cell>
          <table:table-cell office:value-type="float" office:value="0.170465405" calcext:value-type="float">
            <text:p>0.170465405</text:p>
          </table:table-cell>
          <table:table-cell office:value-type="float" office:value="2.777640772" calcext:value-type="float">
            <text:p>2.777640772</text:p>
          </table:table-cell>
          <table:table-cell office:value-type="float" office:value="2.273736128" calcext:value-type="float">
            <text:p>2.273736128</text:p>
          </table:table-cell>
          <table:table-cell office:value-type="float" office:value="2.845869297" calcext:value-type="float">
            <text:p>2.845869297</text:p>
          </table:table-cell>
          <table:table-cell office:value-type="float" office:value="3.213316893" calcext:value-type="float">
            <text:p>3.213316893</text:p>
          </table:table-cell>
          <table:table-cell office:value-type="string" calcext:value-type="string">
            <text:p>N/A</text:p>
          </table:table-cell>
          <table:table-cell office:value-type="float" office:value="0.094772131" calcext:value-type="float">
            <text:p>0.094772131</text:p>
          </table:table-cell>
          <table:table-cell office:value-type="float" office:value="1.709725986" calcext:value-type="float">
            <text:p>1.709725986</text:p>
          </table:table-cell>
          <table:table-cell office:value-type="float" office:value="1.721770551" calcext:value-type="float">
            <text:p>1.721770551</text:p>
          </table:table-cell>
          <table:table-cell office:value-type="float" office:value="1.865401987" calcext:value-type="float">
            <text:p>1.865401987</text:p>
          </table:table-cell>
          <table:table-cell office:value-type="float" office:value="1.54200542" calcext:value-type="float">
            <text:p>1.5420054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ML_3</text:p>
          </table:table-cell>
          <table:table-cell table:formula="of:=EXACT([.A159];[.B159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43136409" calcext:value-type="float">
            <text:p>43136409</text:p>
          </table:table-cell>
          <table:table-cell office:value-type="float" office:value="43137115" calcext:value-type="float">
            <text:p>43137115</text:p>
          </table:table-cell>
          <table:table-cell office:value-type="float" office:value="0.2126956922" calcext:value-type="float">
            <text:p>0.2126956922</text:p>
          </table:table-cell>
          <table:table-cell office:value-type="float" office:value="0.974536237" calcext:value-type="float">
            <text:p>0.974536237</text:p>
          </table:table-cell>
          <table:table-cell office:value-type="float" office:value="1.21880401" calcext:value-type="float">
            <text:p>1.21880401</text:p>
          </table:table-cell>
          <table:table-cell office:value-type="float" office:value="0.874524715" calcext:value-type="float">
            <text:p>0.874524715</text:p>
          </table:table-cell>
          <table:table-cell office:value-type="float" office:value="0.830279986" calcext:value-type="float">
            <text:p>0.830279986</text:p>
          </table:table-cell>
          <table:table-cell office:value-type="string" calcext:value-type="string">
            <text:p>N/A</text:p>
          </table:table-cell>
          <table:table-cell office:value-type="float" office:value="0.034926471" calcext:value-type="float">
            <text:p>0.034926471</text:p>
          </table:table-cell>
          <table:table-cell office:value-type="float" office:value="0.59372442" calcext:value-type="float">
            <text:p>0.59372442</text:p>
          </table:table-cell>
          <table:table-cell office:value-type="float" office:value="0.572987722" calcext:value-type="float">
            <text:p>0.572987722</text:p>
          </table:table-cell>
          <table:table-cell office:value-type="float" office:value="0.614461119" calcext:value-type="float">
            <text:p>0.614461119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32901229" calcext:value-type="float">
            <text:p>0.032901229</text:p>
          </table:table-cell>
          <table:table-cell office:value-type="float" office:value="8.221856122" calcext:value-type="float">
            <text:p>8.221856122</text:p>
          </table:table-cell>
          <table:table-cell office:value-type="float" office:value="8.484349259" calcext:value-type="float">
            <text:p>8.484349259</text:p>
          </table:table-cell>
          <table:table-cell office:value-type="float" office:value="7.94398682" calcext:value-type="float">
            <text:p>7.94398682</text:p>
          </table:table-cell>
          <table:table-cell office:value-type="float" office:value="8.23723229" calcext:value-type="float">
            <text:p>8.23723229</text:p>
          </table:table-cell>
          <table:table-cell office:value-type="string" calcext:value-type="string">
            <text:p>N/A</text:p>
          </table:table-cell>
          <table:table-cell office:value-type="float" office:value="0.092244898" calcext:value-type="float">
            <text:p>0.092244898</text:p>
          </table:table-cell>
          <table:table-cell office:value-type="float" office:value="0.921052632" calcext:value-type="float">
            <text:p>0.921052632</text:p>
          </table:table-cell>
          <table:table-cell office:value-type="float" office:value="1.190578158" calcext:value-type="float">
            <text:p>1.190578158</text:p>
          </table:table-cell>
          <table:table-cell office:value-type="float" office:value="1.43254818" calcext:value-type="float">
            <text:p>1.43254818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38032488" calcext:value-type="float">
            <text:p>0.138032488</text:p>
          </table:table-cell>
          <table:table-cell office:value-type="float" office:value="1.319792422" calcext:value-type="float">
            <text:p>1.319792422</text:p>
          </table:table-cell>
          <table:table-cell office:value-type="float" office:value="1.48418057" calcext:value-type="float">
            <text:p>1.48418057</text:p>
          </table:table-cell>
          <table:table-cell office:value-type="float" office:value="1.123932816" calcext:value-type="float">
            <text:p>1.123932816</text:p>
          </table:table-cell>
          <table:table-cell office:value-type="float" office:value="1.35126388" calcext:value-type="float">
            <text:p>1.35126388</text:p>
          </table:table-cell>
          <table:table-cell office:value-type="string" calcext:value-type="string">
            <text:p>N/A</text:p>
          </table:table-cell>
          <table:table-cell office:value-type="float" office:value="0.074921799" calcext:value-type="float">
            <text:p>0.074921799</text:p>
          </table:table-cell>
          <table:table-cell office:value-type="float" office:value="0.61218107" calcext:value-type="float">
            <text:p>0.61218107</text:p>
          </table:table-cell>
          <table:table-cell office:value-type="float" office:value="0.597037037" calcext:value-type="float">
            <text:p>0.597037037</text:p>
          </table:table-cell>
          <table:table-cell office:value-type="float" office:value="0.575802469" calcext:value-type="float">
            <text:p>0.575802469</text:p>
          </table:table-cell>
          <table:table-cell office:value-type="float" office:value="0.663703704" calcext:value-type="float">
            <text:p>0.663703704</text:p>
          </table:table-cell>
          <table:table-cell office:value-type="string" calcext:value-type="string">
            <text:p>N/A</text:p>
          </table:table-cell>
          <table:table-cell office:value-type="float" office:value="0.037987897" calcext:value-type="float">
            <text:p>0.037987897</text:p>
          </table:table-cell>
          <table:table-cell office:value-type="float" office:value="10.86806412" calcext:value-type="float">
            <text:p>10.86806412</text:p>
          </table:table-cell>
          <table:table-cell office:value-type="float" office:value="10.60665845" calcext:value-type="float">
            <text:p>10.60665845</text:p>
          </table:table-cell>
          <table:table-cell office:value-type="float" office:value="11.34401973" calcext:value-type="float">
            <text:p>11.34401973</text:p>
          </table:table-cell>
          <table:table-cell office:value-type="float" office:value="10.65351418" calcext:value-type="float">
            <text:p>10.65351418</text:p>
          </table:table-cell>
          <table:table-cell office:value-type="string" calcext:value-type="string">
            <text:p>N/A</text:p>
          </table:table-cell>
          <table:table-cell office:value-type="float" office:value="0.270689602" calcext:value-type="float">
            <text:p>0.270689602</text:p>
          </table:table-cell>
          <table:table-cell office:value-type="float" office:value="1.540499849" calcext:value-type="float">
            <text:p>1.540499849</text:p>
          </table:table-cell>
          <table:table-cell office:value-type="float" office:value="1.284552846" calcext:value-type="float">
            <text:p>1.284552846</text:p>
          </table:table-cell>
          <table:table-cell office:value-type="float" office:value="1.315266486" calcext:value-type="float">
            <text:p>1.315266486</text:p>
          </table:table-cell>
          <table:table-cell office:value-type="float" office:value="2.021680217" calcext:value-type="float">
            <text:p>2.02168021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ML_30</text:p>
          </table:table-cell>
          <table:table-cell table:formula="of:=EXACT([.A160];[.B160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5</text:p>
          </table:table-cell>
          <table:table-cell office:value-type="float" office:value="102376340" calcext:value-type="float">
            <text:p>102376340</text:p>
          </table:table-cell>
          <table:table-cell office:value-type="float" office:value="102377522" calcext:value-type="float">
            <text:p>102377522</text:p>
          </table:table-cell>
          <table:table-cell office:value-type="float" office:value="0.3340282735" calcext:value-type="float">
            <text:p>0.3340282735</text:p>
          </table:table-cell>
          <table:table-cell office:value-type="float" office:value="1.066251872" calcext:value-type="float">
            <text:p>1.066251872</text:p>
          </table:table-cell>
          <table:table-cell office:value-type="float" office:value="0.969581749" calcext:value-type="float">
            <text:p>0.969581749</text:p>
          </table:table-cell>
          <table:table-cell office:value-type="float" office:value="0.791220187" calcext:value-type="float">
            <text:p>0.791220187</text:p>
          </table:table-cell>
          <table:table-cell office:value-type="float" office:value="1.437953681" calcext:value-type="float">
            <text:p>1.437953681</text:p>
          </table:table-cell>
          <table:table-cell office:value-type="string" calcext:value-type="string">
            <text:p>N/A</text:p>
          </table:table-cell>
          <table:table-cell office:value-type="float" office:value="0.06455542" calcext:value-type="float">
            <text:p>0.06455542</text:p>
          </table:table-cell>
          <table:table-cell office:value-type="float" office:value="0.672032742" calcext:value-type="float">
            <text:p>0.672032742</text:p>
          </table:table-cell>
          <table:table-cell office:value-type="float" office:value="0.628649386" calcext:value-type="float">
            <text:p>0.628649386</text:p>
          </table:table-cell>
          <table:table-cell office:value-type="float" office:value="0.715416098" calcext:value-type="float">
            <text:p>0.715416098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66694439" calcext:value-type="float">
            <text:p>0.066694439</text:p>
          </table:table-cell>
          <table:table-cell office:value-type="float" office:value="0.657880286" calcext:value-type="float">
            <text:p>0.657880286</text:p>
          </table:table-cell>
          <table:table-cell office:value-type="float" office:value="0.629324547" calcext:value-type="float">
            <text:p>0.629324547</text:p>
          </table:table-cell>
          <table:table-cell office:value-type="float" office:value="0.635914333" calcext:value-type="float">
            <text:p>0.635914333</text:p>
          </table:table-cell>
          <table:table-cell office:value-type="float" office:value="0.708401977" calcext:value-type="float">
            <text:p>0.708401977</text:p>
          </table:table-cell>
          <table:table-cell office:value-type="string" calcext:value-type="string">
            <text:p>N/A</text:p>
          </table:table-cell>
          <table:table-cell office:value-type="float" office:value="0.03803132" calcext:value-type="float">
            <text:p>0.03803132</text:p>
          </table:table-cell>
          <table:table-cell office:value-type="float" office:value="0.672180451" calcext:value-type="float">
            <text:p>0.672180451</text:p>
          </table:table-cell>
          <table:table-cell office:value-type="float" office:value="0.993576017" calcext:value-type="float">
            <text:p>0.993576017</text:p>
          </table:table-cell>
          <table:table-cell office:value-type="float" office:value="0.920770878" calcext:value-type="float">
            <text:p>0.920770878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27413288" calcext:value-type="float">
            <text:p>0.27413288</text:p>
          </table:table-cell>
          <table:table-cell office:value-type="float" office:value="1.060357495" calcext:value-type="float">
            <text:p>1.060357495</text:p>
          </table:table-cell>
          <table:table-cell office:value-type="float" office:value="1.139333743" calcext:value-type="float">
            <text:p>1.139333743</text:p>
          </table:table-cell>
          <table:table-cell office:value-type="float" office:value="0.738351654" calcext:value-type="float">
            <text:p>0.738351654</text:p>
          </table:table-cell>
          <table:table-cell office:value-type="float" office:value="1.303387088" calcext:value-type="float">
            <text:p>1.303387088</text:p>
          </table:table-cell>
          <table:table-cell office:value-type="string" calcext:value-type="string">
            <text:p>N/A</text:p>
          </table:table-cell>
          <table:table-cell office:value-type="float" office:value="0.192343031" calcext:value-type="float">
            <text:p>0.192343031</text:p>
          </table:table-cell>
          <table:table-cell office:value-type="float" office:value="0.552592593" calcext:value-type="float">
            <text:p>0.552592593</text:p>
          </table:table-cell>
          <table:table-cell office:value-type="float" office:value="0.675308642" calcext:value-type="float">
            <text:p>0.675308642</text:p>
          </table:table-cell>
          <table:table-cell office:value-type="float" office:value="0.492839506" calcext:value-type="float">
            <text:p>0.492839506</text:p>
          </table:table-cell>
          <table:table-cell office:value-type="float" office:value="0.48962963" calcext:value-type="float">
            <text:p>0.48962963</text:p>
          </table:table-cell>
          <table:table-cell office:value-type="string" calcext:value-type="string">
            <text:p>N/A</text:p>
          </table:table-cell>
          <table:table-cell office:value-type="float" office:value="0.283714016" calcext:value-type="float">
            <text:p>0.283714016</text:p>
          </table:table-cell>
          <table:table-cell office:value-type="float" office:value="0.919852035" calcext:value-type="float">
            <text:p>0.919852035</text:p>
          </table:table-cell>
          <table:table-cell office:value-type="float" office:value="0.784217016" calcext:value-type="float">
            <text:p>0.784217016</text:p>
          </table:table-cell>
          <table:table-cell office:value-type="float" office:value="1.220715166" calcext:value-type="float">
            <text:p>1.220715166</text:p>
          </table:table-cell>
          <table:table-cell office:value-type="float" office:value="0.754623921" calcext:value-type="float">
            <text:p>0.754623921</text:p>
          </table:table-cell>
          <table:table-cell office:value-type="string" calcext:value-type="string">
            <text:p>N/A</text:p>
          </table:table-cell>
          <table:table-cell office:value-type="float" office:value="0.090041124" calcext:value-type="float">
            <text:p>0.090041124</text:p>
          </table:table-cell>
          <table:table-cell office:value-type="float" office:value="0.491117133" calcext:value-type="float">
            <text:p>0.491117133</text:p>
          </table:table-cell>
          <table:table-cell office:value-type="float" office:value="0.450767841" calcext:value-type="float">
            <text:p>0.450767841</text:p>
          </table:table-cell>
          <table:table-cell office:value-type="float" office:value="0.484191509" calcext:value-type="float">
            <text:p>0.484191509</text:p>
          </table:table-cell>
          <table:table-cell office:value-type="float" office:value="0.538392051" calcext:value-type="float">
            <text:p>0.53839205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ML_31</text:p>
          </table:table-cell>
          <table:table-cell table:formula="of:=EXACT([.A161];[.B161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9</text:p>
          </table:table-cell>
          <table:table-cell office:value-type="float" office:value="21751868" calcext:value-type="float">
            <text:p>21751868</text:p>
          </table:table-cell>
          <table:table-cell office:value-type="float" office:value="21752893" calcext:value-type="float">
            <text:p>21752893</text:p>
          </table:table-cell>
          <table:table-cell office:value-type="float" office:value="0.6955798256" calcext:value-type="float">
            <text:p>0.6955798256</text:p>
          </table:table-cell>
          <table:table-cell office:value-type="float" office:value="1.868878903" calcext:value-type="float">
            <text:p>1.868878903</text:p>
          </table:table-cell>
          <table:table-cell office:value-type="float" office:value="1.33978569" calcext:value-type="float">
            <text:p>1.33978569</text:p>
          </table:table-cell>
          <table:table-cell office:value-type="float" office:value="2.656757691" calcext:value-type="float">
            <text:p>2.656757691</text:p>
          </table:table-cell>
          <table:table-cell office:value-type="float" office:value="1.610093329" calcext:value-type="float">
            <text:p>1.610093329</text:p>
          </table:table-cell>
          <table:table-cell office:value-type="string" calcext:value-type="string">
            <text:p>N/A</text:p>
          </table:table-cell>
          <table:table-cell office:value-type="float" office:value="0.104907539" calcext:value-type="float">
            <text:p>0.104907539</text:p>
          </table:table-cell>
          <table:table-cell office:value-type="float" office:value="1.534515689" calcext:value-type="float">
            <text:p>1.534515689</text:p>
          </table:table-cell>
          <table:table-cell office:value-type="float" office:value="1.695497954" calcext:value-type="float">
            <text:p>1.695497954</text:p>
          </table:table-cell>
          <table:table-cell office:value-type="float" office:value="1.373533424" calcext:value-type="float">
            <text:p>1.37353342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72348801" calcext:value-type="float">
            <text:p>0.172348801</text:p>
          </table:table-cell>
          <table:table-cell office:value-type="float" office:value="2.128500824" calcext:value-type="float">
            <text:p>2.128500824</text:p>
          </table:table-cell>
          <table:table-cell office:value-type="float" office:value="2.095551895" calcext:value-type="float">
            <text:p>2.095551895</text:p>
          </table:table-cell>
          <table:table-cell office:value-type="float" office:value="1.779242175" calcext:value-type="float">
            <text:p>1.779242175</text:p>
          </table:table-cell>
          <table:table-cell office:value-type="float" office:value="2.510708402" calcext:value-type="float">
            <text:p>2.510708402</text:p>
          </table:table-cell>
          <table:table-cell office:value-type="string" calcext:value-type="string">
            <text:p>N/A</text:p>
          </table:table-cell>
          <table:table-cell office:value-type="float" office:value="0.216859279" calcext:value-type="float">
            <text:p>0.216859279</text:p>
          </table:table-cell>
          <table:table-cell office:value-type="float" office:value="2.212030075" calcext:value-type="float">
            <text:p>2.212030075</text:p>
          </table:table-cell>
          <table:table-cell office:value-type="float" office:value="3.832976445" calcext:value-type="float">
            <text:p>3.832976445</text:p>
          </table:table-cell>
          <table:table-cell office:value-type="float" office:value="2.466809422" calcext:value-type="float">
            <text:p>2.46680942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98641622" calcext:value-type="float">
            <text:p>0.098641622</text:p>
          </table:table-cell>
          <table:table-cell office:value-type="float" office:value="1.808046426" calcext:value-type="float">
            <text:p>1.808046426</text:p>
          </table:table-cell>
          <table:table-cell office:value-type="float" office:value="2.010602087" calcext:value-type="float">
            <text:p>2.010602087</text:p>
          </table:table-cell>
          <table:table-cell office:value-type="float" office:value="1.73896546" calcext:value-type="float">
            <text:p>1.73896546</text:p>
          </table:table-cell>
          <table:table-cell office:value-type="float" office:value="1.674571731" calcext:value-type="float">
            <text:p>1.674571731</text:p>
          </table:table-cell>
          <table:table-cell office:value-type="string" calcext:value-type="string">
            <text:p>N/A</text:p>
          </table:table-cell>
          <table:table-cell office:value-type="float" office:value="0.103472292" calcext:value-type="float">
            <text:p>0.103472292</text:p>
          </table:table-cell>
          <table:table-cell office:value-type="float" office:value="1.601069959" calcext:value-type="float">
            <text:p>1.601069959</text:p>
          </table:table-cell>
          <table:table-cell office:value-type="float" office:value="1.678518519" calcext:value-type="float">
            <text:p>1.678518519</text:p>
          </table:table-cell>
          <table:table-cell office:value-type="float" office:value="1.71382716" calcext:value-type="float">
            <text:p>1.71382716</text:p>
          </table:table-cell>
          <table:table-cell office:value-type="float" office:value="1.410864198" calcext:value-type="float">
            <text:p>1.410864198</text:p>
          </table:table-cell>
          <table:table-cell office:value-type="string" calcext:value-type="string">
            <text:p>N/A</text:p>
          </table:table-cell>
          <table:table-cell office:value-type="float" office:value="0.275365205" calcext:value-type="float">
            <text:p>0.275365205</text:p>
          </table:table-cell>
          <table:table-cell office:value-type="float" office:value="3.177969586" calcext:value-type="float">
            <text:p>3.177969586</text:p>
          </table:table-cell>
          <table:table-cell office:value-type="float" office:value="2.71270037" calcext:value-type="float">
            <text:p>2.71270037</text:p>
          </table:table-cell>
          <table:table-cell office:value-type="float" office:value="4.187422935" calcext:value-type="float">
            <text:p>4.187422935</text:p>
          </table:table-cell>
          <table:table-cell office:value-type="float" office:value="2.63378545" calcext:value-type="float">
            <text:p>2.63378545</text:p>
          </table:table-cell>
          <table:table-cell office:value-type="string" calcext:value-type="string">
            <text:p>N/A</text:p>
          </table:table-cell>
          <table:table-cell office:value-type="float" office:value="0.086066998" calcext:value-type="float">
            <text:p>0.086066998</text:p>
          </table:table-cell>
          <table:table-cell office:value-type="float" office:value="2.000903342" calcext:value-type="float">
            <text:p>2.000903342</text:p>
          </table:table-cell>
          <table:table-cell office:value-type="float" office:value="2.164408311" calcext:value-type="float">
            <text:p>2.164408311</text:p>
          </table:table-cell>
          <table:table-cell office:value-type="float" office:value="1.821138211" calcext:value-type="float">
            <text:p>1.821138211</text:p>
          </table:table-cell>
          <table:table-cell office:value-type="float" office:value="2.017163505" calcext:value-type="float">
            <text:p>2.01716350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ML_4</text:p>
          </table:table-cell>
          <table:table-cell table:formula="of:=EXACT([.A162];[.B162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8</text:p>
          </table:table-cell>
          <table:table-cell office:value-type="float" office:value="120265441" calcext:value-type="float">
            <text:p>120265441</text:p>
          </table:table-cell>
          <table:table-cell office:value-type="float" office:value="120266019" calcext:value-type="float">
            <text:p>120266019</text:p>
          </table:table-cell>
          <table:table-cell office:value-type="float" office:value="0.3357690787" calcext:value-type="float">
            <text:p>0.3357690787</text:p>
          </table:table-cell>
          <table:table-cell office:value-type="float" office:value="2.027307293" calcext:value-type="float">
            <text:p>2.027307293</text:p>
          </table:table-cell>
          <table:table-cell office:value-type="float" office:value="1.653301072" calcext:value-type="float">
            <text:p>1.653301072</text:p>
          </table:table-cell>
          <table:table-cell office:value-type="float" office:value="2.302799862" calcext:value-type="float">
            <text:p>2.302799862</text:p>
          </table:table-cell>
          <table:table-cell office:value-type="float" office:value="2.125820947" calcext:value-type="float">
            <text:p>2.125820947</text:p>
          </table:table-cell>
          <table:table-cell office:value-type="string" calcext:value-type="string">
            <text:p>N/A</text:p>
          </table:table-cell>
          <table:table-cell office:value-type="float" office:value="0.102834542" calcext:value-type="float">
            <text:p>0.102834542</text:p>
          </table:table-cell>
          <table:table-cell office:value-type="float" office:value="0.827830832" calcext:value-type="float">
            <text:p>0.827830832</text:p>
          </table:table-cell>
          <table:table-cell office:value-type="float" office:value="0.912960437" calcext:value-type="float">
            <text:p>0.912960437</text:p>
          </table:table-cell>
          <table:table-cell office:value-type="float" office:value="0.742701228" calcext:value-type="float">
            <text:p>0.742701228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4561836" calcext:value-type="float">
            <text:p>0.04561836</text:p>
          </table:table-cell>
          <table:table-cell office:value-type="float" office:value="12.2778693" calcext:value-type="float">
            <text:p>12.2778693</text:p>
          </table:table-cell>
          <table:table-cell office:value-type="float" office:value="11.91103789" calcext:value-type="float">
            <text:p>11.91103789</text:p>
          </table:table-cell>
          <table:table-cell office:value-type="float" office:value="12" calcext:value-type="float">
            <text:p>12</text:p>
          </table:table-cell>
          <table:table-cell office:value-type="float" office:value="12.92257002" calcext:value-type="float">
            <text:p>12.92257002</text:p>
          </table:table-cell>
          <table:table-cell office:value-type="string" calcext:value-type="string">
            <text:p>N/A</text:p>
          </table:table-cell>
          <table:table-cell office:value-type="float" office:value="0.064088398" calcext:value-type="float">
            <text:p>0.064088398</text:p>
          </table:table-cell>
          <table:table-cell office:value-type="float" office:value="1.360902256" calcext:value-type="float">
            <text:p>1.360902256</text:p>
          </table:table-cell>
          <table:table-cell office:value-type="float" office:value="1.813704497" calcext:value-type="float">
            <text:p>1.813704497</text:p>
          </table:table-cell>
          <table:table-cell office:value-type="float" office:value="2.062098501" calcext:value-type="float">
            <text:p>2.06209850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67474035" calcext:value-type="float">
            <text:p>0.067474035</text:p>
          </table:table-cell>
          <table:table-cell office:value-type="float" office:value="2.317021" calcext:value-type="float">
            <text:p>2.317021</text:p>
          </table:table-cell>
          <table:table-cell office:value-type="float" office:value="2.396183249" calcext:value-type="float">
            <text:p>2.396183249</text:p>
          </table:table-cell>
          <table:table-cell office:value-type="float" office:value="2.136934323" calcext:value-type="float">
            <text:p>2.136934323</text:p>
          </table:table-cell>
          <table:table-cell office:value-type="float" office:value="2.417945427" calcext:value-type="float">
            <text:p>2.417945427</text:p>
          </table:table-cell>
          <table:table-cell office:value-type="string" calcext:value-type="string">
            <text:p>N/A</text:p>
          </table:table-cell>
          <table:table-cell office:value-type="float" office:value="0.110794841" calcext:value-type="float">
            <text:p>0.110794841</text:p>
          </table:table-cell>
          <table:table-cell office:value-type="float" office:value="1.261728395" calcext:value-type="float">
            <text:p>1.261728395</text:p>
          </table:table-cell>
          <table:table-cell office:value-type="float" office:value="1.304938272" calcext:value-type="float">
            <text:p>1.304938272</text:p>
          </table:table-cell>
          <table:table-cell office:value-type="float" office:value="1.105432099" calcext:value-type="float">
            <text:p>1.105432099</text:p>
          </table:table-cell>
          <table:table-cell office:value-type="float" office:value="1.374814815" calcext:value-type="float">
            <text:p>1.374814815</text:p>
          </table:table-cell>
          <table:table-cell office:value-type="string" calcext:value-type="string">
            <text:p>N/A</text:p>
          </table:table-cell>
          <table:table-cell office:value-type="float" office:value="0.093807272" calcext:value-type="float">
            <text:p>0.093807272</text:p>
          </table:table-cell>
          <table:table-cell office:value-type="float" office:value="19.45170571" calcext:value-type="float">
            <text:p>19.45170571</text:p>
          </table:table-cell>
          <table:table-cell office:value-type="float" office:value="20.05918619" calcext:value-type="float">
            <text:p>20.05918619</text:p>
          </table:table-cell>
          <table:table-cell office:value-type="float" office:value="20.89519112" calcext:value-type="float">
            <text:p>20.89519112</text:p>
          </table:table-cell>
          <table:table-cell office:value-type="float" office:value="17.40073983" calcext:value-type="float">
            <text:p>17.40073983</text:p>
          </table:table-cell>
          <table:table-cell office:value-type="string" calcext:value-type="string">
            <text:p>N/A</text:p>
          </table:table-cell>
          <table:table-cell office:value-type="float" office:value="0.069489513" calcext:value-type="float">
            <text:p>0.069489513</text:p>
          </table:table-cell>
          <table:table-cell office:value-type="float" office:value="1.851851852" calcext:value-type="float">
            <text:p>1.851851852</text:p>
          </table:table-cell>
          <table:table-cell office:value-type="float" office:value="1.834688347" calcext:value-type="float">
            <text:p>1.834688347</text:p>
          </table:table-cell>
          <table:table-cell office:value-type="float" office:value="1.988256549" calcext:value-type="float">
            <text:p>1.988256549</text:p>
          </table:table-cell>
          <table:table-cell office:value-type="float" office:value="1.732610659" calcext:value-type="float">
            <text:p>1.73261065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ML_5</text:p>
          </table:table-cell>
          <table:table-cell table:formula="of:=EXACT([.A163];[.B163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9</text:p>
          </table:table-cell>
          <table:table-cell office:value-type="float" office:value="94670098" calcext:value-type="float">
            <text:p>94670098</text:p>
          </table:table-cell>
          <table:table-cell office:value-type="float" office:value="94670696" calcext:value-type="float">
            <text:p>94670696</text:p>
          </table:table-cell>
          <table:table-cell office:value-type="float" office:value="0.2004043488" calcext:value-type="float">
            <text:p>0.2004043488</text:p>
          </table:table-cell>
          <table:table-cell office:value-type="float" office:value="0.858278604" calcext:value-type="float">
            <text:p>0.858278604</text:p>
          </table:table-cell>
          <table:table-cell office:value-type="float" office:value="1.089526443" calcext:value-type="float">
            <text:p>1.089526443</text:p>
          </table:table-cell>
          <table:table-cell office:value-type="float" office:value="0.750086415" calcext:value-type="float">
            <text:p>0.750086415</text:p>
          </table:table-cell>
          <table:table-cell office:value-type="float" office:value="0.735222952" calcext:value-type="float">
            <text:p>0.735222952</text:p>
          </table:table-cell>
          <table:table-cell office:value-type="string" calcext:value-type="string">
            <text:p>N/A</text:p>
          </table:table-cell>
          <table:table-cell office:value-type="float" office:value="0.109305761" calcext:value-type="float">
            <text:p>0.109305761</text:p>
          </table:table-cell>
          <table:table-cell office:value-type="float" office:value="0.73888131" calcext:value-type="float">
            <text:p>0.73888131</text:p>
          </table:table-cell>
          <table:table-cell office:value-type="float" office:value="0.819645293" calcext:value-type="float">
            <text:p>0.819645293</text:p>
          </table:table-cell>
          <table:table-cell office:value-type="float" office:value="0.658117326" calcext:value-type="float">
            <text:p>0.658117326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337608129" calcext:value-type="float">
            <text:p>0.337608129</text:p>
          </table:table-cell>
          <table:table-cell office:value-type="float" office:value="1.19055464" calcext:value-type="float">
            <text:p>1.19055464</text:p>
          </table:table-cell>
          <table:table-cell office:value-type="float" office:value="1.10708402" calcext:value-type="float">
            <text:p>1.10708402</text:p>
          </table:table-cell>
          <table:table-cell office:value-type="float" office:value="0.836902801" calcext:value-type="float">
            <text:p>0.836902801</text:p>
          </table:table-cell>
          <table:table-cell office:value-type="float" office:value="1.6276771" calcext:value-type="float">
            <text:p>1.6276771</text:p>
          </table:table-cell>
          <table:table-cell office:value-type="string" calcext:value-type="string">
            <text:p>N/A</text:p>
          </table:table-cell>
          <table:table-cell office:value-type="float" office:value="0.198966408" calcext:value-type="float">
            <text:p>0.198966408</text:p>
          </table:table-cell>
          <table:table-cell office:value-type="float" office:value="0.581954887" calcext:value-type="float">
            <text:p>0.581954887</text:p>
          </table:table-cell>
          <table:table-cell office:value-type="float" office:value="0.993576017" calcext:value-type="float">
            <text:p>0.993576017</text:p>
          </table:table-cell>
          <table:table-cell office:value-type="float" office:value="0.663811563" calcext:value-type="float">
            <text:p>0.663811563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27539571" calcext:value-type="float">
            <text:p>0.127539571</text:p>
          </table:table-cell>
          <table:table-cell office:value-type="float" office:value="0.839685285" calcext:value-type="float">
            <text:p>0.839685285</text:p>
          </table:table-cell>
          <table:table-cell office:value-type="float" office:value="0.959991072" calcext:value-type="float">
            <text:p>0.959991072</text:p>
          </table:table-cell>
          <table:table-cell office:value-type="float" office:value="0.804307795" calcext:value-type="float">
            <text:p>0.804307795</text:p>
          </table:table-cell>
          <table:table-cell office:value-type="float" office:value="0.754756989" calcext:value-type="float">
            <text:p>0.754756989</text:p>
          </table:table-cell>
          <table:table-cell office:value-type="string" calcext:value-type="string">
            <text:p>N/A</text:p>
          </table:table-cell>
          <table:table-cell office:value-type="float" office:value="0.041572973" calcext:value-type="float">
            <text:p>0.041572973</text:p>
          </table:table-cell>
          <table:table-cell office:value-type="float" office:value="0.578106996" calcext:value-type="float">
            <text:p>0.578106996</text:p>
          </table:table-cell>
          <table:table-cell office:value-type="float" office:value="0.575802469" calcext:value-type="float">
            <text:p>0.575802469</text:p>
          </table:table-cell>
          <table:table-cell office:value-type="float" office:value="0.603209877" calcext:value-type="float">
            <text:p>0.603209877</text:p>
          </table:table-cell>
          <table:table-cell office:value-type="float" office:value="0.555308642" calcext:value-type="float">
            <text:p>0.555308642</text:p>
          </table:table-cell>
          <table:table-cell office:value-type="string" calcext:value-type="string">
            <text:p>N/A</text:p>
          </table:table-cell>
          <table:table-cell office:value-type="float" office:value="0.251821085" calcext:value-type="float">
            <text:p>0.251821085</text:p>
          </table:table-cell>
          <table:table-cell office:value-type="float" office:value="1.645704891" calcext:value-type="float">
            <text:p>1.645704891</text:p>
          </table:table-cell>
          <table:table-cell office:value-type="float" office:value="2.123304562" calcext:value-type="float">
            <text:p>2.123304562</text:p>
          </table:table-cell>
          <table:table-cell office:value-type="float" office:value="1.432799014" calcext:value-type="float">
            <text:p>1.432799014</text:p>
          </table:table-cell>
          <table:table-cell office:value-type="float" office:value="1.381011097" calcext:value-type="float">
            <text:p>1.381011097</text:p>
          </table:table-cell>
          <table:table-cell office:value-type="string" calcext:value-type="string">
            <text:p>N/A</text:p>
          </table:table-cell>
          <table:table-cell office:value-type="float" office:value="0.049174966" calcext:value-type="float">
            <text:p>0.049174966</text:p>
          </table:table-cell>
          <table:table-cell office:value-type="float" office:value="0.576633544" calcext:value-type="float">
            <text:p>0.576633544</text:p>
          </table:table-cell>
          <table:table-cell office:value-type="float" office:value="0.598915989" calcext:value-type="float">
            <text:p>0.598915989</text:p>
          </table:table-cell>
          <table:table-cell office:value-type="float" office:value="0.586269196" calcext:value-type="float">
            <text:p>0.586269196</text:p>
          </table:table-cell>
          <table:table-cell office:value-type="float" office:value="0.544715447" calcext:value-type="float">
            <text:p>0.54471544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ML_6</text:p>
          </table:table-cell>
          <table:table-cell table:formula="of:=EXACT([.A164];[.B164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7</text:p>
          </table:table-cell>
          <table:table-cell office:value-type="float" office:value="61416386" calcext:value-type="float">
            <text:p>61416386</text:p>
          </table:table-cell>
          <table:table-cell office:value-type="float" office:value="61417028" calcext:value-type="float">
            <text:p>61417028</text:p>
          </table:table-cell>
          <table:table-cell office:value-type="float" office:value="0.06855734975" calcext:value-type="float">
            <text:p>0.06855734975</text:p>
          </table:table-cell>
          <table:table-cell office:value-type="float" office:value="1.368706072" calcext:value-type="float">
            <text:p>1.368706072</text:p>
          </table:table-cell>
          <table:table-cell office:value-type="float" office:value="1.412029036" calcext:value-type="float">
            <text:p>1.412029036</text:p>
          </table:table-cell>
          <table:table-cell office:value-type="float" office:value="1.289664708" calcext:value-type="float">
            <text:p>1.289664708</text:p>
          </table:table-cell>
          <table:table-cell office:value-type="float" office:value="1.404424473" calcext:value-type="float">
            <text:p>1.404424473</text:p>
          </table:table-cell>
          <table:table-cell office:value-type="string" calcext:value-type="string">
            <text:p>N/A</text:p>
          </table:table-cell>
          <table:table-cell office:value-type="float" office:value="0.005540974" calcext:value-type="float">
            <text:p>0.005540974</text:p>
          </table:table-cell>
          <table:table-cell office:value-type="float" office:value="0.935607094" calcext:value-type="float">
            <text:p>0.935607094</text:p>
          </table:table-cell>
          <table:table-cell office:value-type="float" office:value="0.93042292" calcext:value-type="float">
            <text:p>0.93042292</text:p>
          </table:table-cell>
          <table:table-cell office:value-type="float" office:value="0.940791269" calcext:value-type="float">
            <text:p>0.940791269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305787372" calcext:value-type="float">
            <text:p>0.305787372</text:p>
          </table:table-cell>
          <table:table-cell office:value-type="float" office:value="1.42778693" calcext:value-type="float">
            <text:p>1.42778693</text:p>
          </table:table-cell>
          <table:table-cell office:value-type="float" office:value="1.565074135" calcext:value-type="float">
            <text:p>1.565074135</text:p>
          </table:table-cell>
          <table:table-cell office:value-type="float" office:value="0.939044481" calcext:value-type="float">
            <text:p>0.939044481</text:p>
          </table:table-cell>
          <table:table-cell office:value-type="float" office:value="1.779242175" calcext:value-type="float">
            <text:p>1.779242175</text:p>
          </table:table-cell>
          <table:table-cell office:value-type="string" calcext:value-type="string">
            <text:p>N/A</text:p>
          </table:table-cell>
          <table:table-cell office:value-type="float" office:value="0.085121107" calcext:value-type="float">
            <text:p>0.085121107</text:p>
          </table:table-cell>
          <table:table-cell office:value-type="float" office:value="1.086466165" calcext:value-type="float">
            <text:p>1.086466165</text:p>
          </table:table-cell>
          <table:table-cell office:value-type="float" office:value="1.415417559" calcext:value-type="float">
            <text:p>1.415417559</text:p>
          </table:table-cell>
          <table:table-cell office:value-type="float" office:value="1.678800857" calcext:value-type="float">
            <text:p>1.678800857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99800172" calcext:value-type="float">
            <text:p>0.099800172</text:p>
          </table:table-cell>
          <table:table-cell office:value-type="float" office:value="1.65120994" calcext:value-type="float">
            <text:p>1.65120994</text:p>
          </table:table-cell>
          <table:table-cell office:value-type="float" office:value="1.749790748" calcext:value-type="float">
            <text:p>1.749790748</text:p>
          </table:table-cell>
          <table:table-cell office:value-type="float" office:value="1.742871492" calcext:value-type="float">
            <text:p>1.742871492</text:p>
          </table:table-cell>
          <table:table-cell office:value-type="float" office:value="1.46096758" calcext:value-type="float">
            <text:p>1.46096758</text:p>
          </table:table-cell>
          <table:table-cell office:value-type="string" calcext:value-type="string">
            <text:p>N/A</text:p>
          </table:table-cell>
          <table:table-cell office:value-type="float" office:value="0.10033023" calcext:value-type="float">
            <text:p>0.10033023</text:p>
          </table:table-cell>
          <table:table-cell office:value-type="float" office:value="0.932098765" calcext:value-type="float">
            <text:p>0.932098765</text:p>
          </table:table-cell>
          <table:table-cell office:value-type="float" office:value="0.851358025" calcext:value-type="float">
            <text:p>0.851358025</text:p>
          </table:table-cell>
          <table:table-cell office:value-type="float" office:value="0.91037037" calcext:value-type="float">
            <text:p>0.91037037</text:p>
          </table:table-cell>
          <table:table-cell office:value-type="float" office:value="1.034567901" calcext:value-type="float">
            <text:p>1.034567901</text:p>
          </table:table-cell>
          <table:table-cell office:value-type="string" calcext:value-type="string">
            <text:p>N/A</text:p>
          </table:table-cell>
          <table:table-cell office:value-type="float" office:value="0.343385889" calcext:value-type="float">
            <text:p>0.343385889</text:p>
          </table:table-cell>
          <table:table-cell office:value-type="float" office:value="1.84217016" calcext:value-type="float">
            <text:p>1.84217016</text:p>
          </table:table-cell>
          <table:table-cell office:value-type="float" office:value="1.260172626" calcext:value-type="float">
            <text:p>1.260172626</text:p>
          </table:table-cell>
          <table:table-cell office:value-type="float" office:value="1.750924784" calcext:value-type="float">
            <text:p>1.750924784</text:p>
          </table:table-cell>
          <table:table-cell office:value-type="float" office:value="2.51541307" calcext:value-type="float">
            <text:p>2.51541307</text:p>
          </table:table-cell>
          <table:table-cell office:value-type="string" calcext:value-type="string">
            <text:p>N/A</text:p>
          </table:table-cell>
          <table:table-cell office:value-type="float" office:value="0.106478062" calcext:value-type="float">
            <text:p>0.106478062</text:p>
          </table:table-cell>
          <table:table-cell office:value-type="float" office:value="1.174646191" calcext:value-type="float">
            <text:p>1.174646191</text:p>
          </table:table-cell>
          <table:table-cell office:value-type="float" office:value="1.08762421" calcext:value-type="float">
            <text:p>1.08762421</text:p>
          </table:table-cell>
          <table:table-cell office:value-type="float" office:value="1.11833785" calcext:value-type="float">
            <text:p>1.11833785</text:p>
          </table:table-cell>
          <table:table-cell office:value-type="float" office:value="1.317976513" calcext:value-type="float">
            <text:p>1.31797651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ML_7</text:p>
          </table:table-cell>
          <table:table-cell table:formula="of:=EXACT([.A165];[.B165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91407699" calcext:value-type="float">
            <text:p>91407699</text:p>
          </table:table-cell>
          <table:table-cell office:value-type="float" office:value="91408223" calcext:value-type="float">
            <text:p>91408223</text:p>
          </table:table-cell>
          <table:table-cell office:value-type="float" office:value="0.1145228324" calcext:value-type="float">
            <text:p>0.1145228324</text:p>
          </table:table-cell>
          <table:table-cell office:value-type="float" office:value="0.325037447" calcext:value-type="float">
            <text:p>0.325037447</text:p>
          </table:table-cell>
          <table:table-cell office:value-type="float" office:value="0.456619426" calcext:value-type="float">
            <text:p>0.456619426</text:p>
          </table:table-cell>
          <table:table-cell office:value-type="float" office:value="0.270653301" calcext:value-type="float">
            <text:p>0.270653301</text:p>
          </table:table-cell>
          <table:table-cell office:value-type="float" office:value="0.247839613" calcext:value-type="float">
            <text:p>0.247839613</text:p>
          </table:table-cell>
          <table:table-cell office:value-type="string" calcext:value-type="string">
            <text:p>N/A</text:p>
          </table:table-cell>
          <table:table-cell office:value-type="float" office:value="0.052493438" calcext:value-type="float">
            <text:p>0.052493438</text:p>
          </table:table-cell>
          <table:table-cell office:value-type="float" office:value="0.415825375" calcext:value-type="float">
            <text:p>0.415825375</text:p>
          </table:table-cell>
          <table:table-cell office:value-type="float" office:value="0.437653479" calcext:value-type="float">
            <text:p>0.437653479</text:p>
          </table:table-cell>
          <table:table-cell office:value-type="float" office:value="0.393997271" calcext:value-type="float">
            <text:p>0.39399727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96994845" calcext:value-type="float">
            <text:p>0.096994845</text:p>
          </table:table-cell>
          <table:table-cell office:value-type="float" office:value="0.27457441" calcext:value-type="float">
            <text:p>0.27457441</text:p>
          </table:table-cell>
          <table:table-cell office:value-type="float" office:value="0.250411862" calcext:value-type="float">
            <text:p>0.250411862</text:p>
          </table:table-cell>
          <table:table-cell office:value-type="float" office:value="0.303130148" calcext:value-type="float">
            <text:p>0.303130148</text:p>
          </table:table-cell>
          <table:table-cell office:value-type="float" office:value="0.270181219" calcext:value-type="float">
            <text:p>0.270181219</text:p>
          </table:table-cell>
          <table:table-cell office:value-type="string" calcext:value-type="string">
            <text:p>N/A</text:p>
          </table:table-cell>
          <table:table-cell office:value-type="float" office:value="0.274193548" calcext:value-type="float">
            <text:p>0.274193548</text:p>
          </table:table-cell>
          <table:table-cell office:value-type="float" office:value="0.372932331" calcext:value-type="float">
            <text:p>0.372932331</text:p>
          </table:table-cell>
          <table:table-cell office:value-type="float" office:value="0.385438972" calcext:value-type="float">
            <text:p>0.385438972</text:p>
          </table:table-cell>
          <table:table-cell office:value-type="float" office:value="0.676659529" calcext:value-type="float">
            <text:p>0.676659529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99785321" calcext:value-type="float">
            <text:p>0.199785321</text:p>
          </table:table-cell>
          <table:table-cell office:value-type="float" office:value="0.395364842" calcext:value-type="float">
            <text:p>0.395364842</text:p>
          </table:table-cell>
          <table:table-cell office:value-type="float" office:value="0.38535796" calcext:value-type="float">
            <text:p>0.38535796</text:p>
          </table:table-cell>
          <table:table-cell office:value-type="float" office:value="0.478879527" calcext:value-type="float">
            <text:p>0.478879527</text:p>
          </table:table-cell>
          <table:table-cell office:value-type="float" office:value="0.321857039" calcext:value-type="float">
            <text:p>0.321857039</text:p>
          </table:table-cell>
          <table:table-cell office:value-type="string" calcext:value-type="string">
            <text:p>N/A</text:p>
          </table:table-cell>
          <table:table-cell office:value-type="float" office:value="0.155770507" calcext:value-type="float">
            <text:p>0.155770507</text:p>
          </table:table-cell>
          <table:table-cell office:value-type="float" office:value="0.311934156" calcext:value-type="float">
            <text:p>0.311934156</text:p>
          </table:table-cell>
          <table:table-cell office:value-type="float" office:value="0.335555556" calcext:value-type="float">
            <text:p>0.335555556</text:p>
          </table:table-cell>
          <table:table-cell office:value-type="float" office:value="0.256049383" calcext:value-type="float">
            <text:p>0.256049383</text:p>
          </table:table-cell>
          <table:table-cell office:value-type="float" office:value="0.344197531" calcext:value-type="float">
            <text:p>0.344197531</text:p>
          </table:table-cell>
          <table:table-cell office:value-type="string" calcext:value-type="string">
            <text:p>N/A</text:p>
          </table:table-cell>
          <table:table-cell office:value-type="float" office:value="0.628444342" calcext:value-type="float">
            <text:p>0.628444342</text:p>
          </table:table-cell>
          <table:table-cell office:value-type="float" office:value="0.571311139" calcext:value-type="float">
            <text:p>0.571311139</text:p>
          </table:table-cell>
          <table:table-cell office:value-type="float" office:value="0.983970407" calcext:value-type="float">
            <text:p>0.983970407</text:p>
          </table:table-cell>
          <table:table-cell office:value-type="float" office:value="0.330456227" calcext:value-type="float">
            <text:p>0.330456227</text:p>
          </table:table-cell>
          <table:table-cell office:value-type="float" office:value="0.399506782" calcext:value-type="float">
            <text:p>0.399506782</text:p>
          </table:table-cell>
          <table:table-cell office:value-type="string" calcext:value-type="string">
            <text:p>N/A</text:p>
          </table:table-cell>
          <table:table-cell office:value-type="float" office:value="0.177643269" calcext:value-type="float">
            <text:p>0.177643269</text:p>
          </table:table-cell>
          <table:table-cell office:value-type="float" office:value="0.58145137" calcext:value-type="float">
            <text:p>0.58145137</text:p>
          </table:table-cell>
          <table:table-cell office:value-type="float" office:value="0.633242999" calcext:value-type="float">
            <text:p>0.633242999</text:p>
          </table:table-cell>
          <table:table-cell office:value-type="float" office:value="0.462511292" calcext:value-type="float">
            <text:p>0.462511292</text:p>
          </table:table-cell>
          <table:table-cell office:value-type="float" office:value="0.648599819" calcext:value-type="float">
            <text:p>0.64859981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NML_8</text:p>
          </table:table-cell>
          <table:table-cell table:formula="of:=EXACT([.A166];[.B166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3</text:p>
          </table:table-cell>
          <table:table-cell office:value-type="float" office:value="88138276" calcext:value-type="float">
            <text:p>88138276</text:p>
          </table:table-cell>
          <table:table-cell office:value-type="float" office:value="88138625" calcext:value-type="float">
            <text:p>88138625</text:p>
          </table:table-cell>
          <table:table-cell office:value-type="float" office:value="0.2466525847" calcext:value-type="float">
            <text:p>0.2466525847</text:p>
          </table:table-cell>
          <table:table-cell office:value-type="float" office:value="4.047586129" calcext:value-type="float">
            <text:p>4.047586129</text:p>
          </table:table-cell>
          <table:table-cell office:value-type="float" office:value="4.007604563" calcext:value-type="float">
            <text:p>4.007604563</text:p>
          </table:table-cell>
          <table:table-cell office:value-type="float" office:value="4.311787072" calcext:value-type="float">
            <text:p>4.311787072</text:p>
          </table:table-cell>
          <table:table-cell office:value-type="float" office:value="3.823366747" calcext:value-type="float">
            <text:p>3.823366747</text:p>
          </table:table-cell>
          <table:table-cell office:value-type="string" calcext:value-type="string">
            <text:p>N/A</text:p>
          </table:table-cell>
          <table:table-cell office:value-type="float" office:value="0.001763323" calcext:value-type="float">
            <text:p>0.001763323</text:p>
          </table:table-cell>
          <table:table-cell office:value-type="float" office:value="2.78526603" calcext:value-type="float">
            <text:p>2.78526603</text:p>
          </table:table-cell>
          <table:table-cell office:value-type="float" office:value="2.780354707" calcext:value-type="float">
            <text:p>2.780354707</text:p>
          </table:table-cell>
          <table:table-cell office:value-type="float" office:value="2.790177353" calcext:value-type="float">
            <text:p>2.790177353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04388651" calcext:value-type="float">
            <text:p>0.104388651</text:p>
          </table:table-cell>
          <table:table-cell office:value-type="float" office:value="5.879187259" calcext:value-type="float">
            <text:p>5.879187259</text:p>
          </table:table-cell>
          <table:table-cell office:value-type="float" office:value="5.360790774" calcext:value-type="float">
            <text:p>5.360790774</text:p>
          </table:table-cell>
          <table:table-cell office:value-type="float" office:value="5.719934102" calcext:value-type="float">
            <text:p>5.719934102</text:p>
          </table:table-cell>
          <table:table-cell office:value-type="float" office:value="6.556836903" calcext:value-type="float">
            <text:p>6.556836903</text:p>
          </table:table-cell>
          <table:table-cell office:value-type="string" calcext:value-type="string">
            <text:p>N/A</text:p>
          </table:table-cell>
          <table:table-cell office:value-type="float" office:value="0.032258065" calcext:value-type="float">
            <text:p>0.032258065</text:p>
          </table:table-cell>
          <table:table-cell office:value-type="float" office:value="2.75037594" calcext:value-type="float">
            <text:p>2.75037594</text:p>
          </table:table-cell>
          <table:table-cell office:value-type="float" office:value="3.790149893" calcext:value-type="float">
            <text:p>3.790149893</text:p>
          </table:table-cell>
          <table:table-cell office:value-type="float" office:value="4.042826552" calcext:value-type="float">
            <text:p>4.04282655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19307812" calcext:value-type="float">
            <text:p>0.019307812</text:p>
          </table:table-cell>
          <table:table-cell office:value-type="float" office:value="4.0975764" calcext:value-type="float">
            <text:p>4.0975764</text:p>
          </table:table-cell>
          <table:table-cell office:value-type="float" office:value="4.137269126" calcext:value-type="float">
            <text:p>4.137269126</text:p>
          </table:table-cell>
          <table:table-cell office:value-type="float" office:value="4.006472853" calcext:value-type="float">
            <text:p>4.006472853</text:p>
          </table:table-cell>
          <table:table-cell office:value-type="float" office:value="4.148987222" calcext:value-type="float">
            <text:p>4.148987222</text:p>
          </table:table-cell>
          <table:table-cell office:value-type="string" calcext:value-type="string">
            <text:p>N/A</text:p>
          </table:table-cell>
          <table:table-cell office:value-type="float" office:value="0.061324247" calcext:value-type="float">
            <text:p>0.061324247</text:p>
          </table:table-cell>
          <table:table-cell office:value-type="float" office:value="3.928559672" calcext:value-type="float">
            <text:p>3.928559672</text:p>
          </table:table-cell>
          <table:table-cell office:value-type="float" office:value="4.087407407" calcext:value-type="float">
            <text:p>4.087407407</text:p>
          </table:table-cell>
          <table:table-cell office:value-type="float" office:value="3.651358025" calcext:value-type="float">
            <text:p>3.651358025</text:p>
          </table:table-cell>
          <table:table-cell office:value-type="float" office:value="4.04691358" calcext:value-type="float">
            <text:p>4.04691358</text:p>
          </table:table-cell>
          <table:table-cell office:value-type="string" calcext:value-type="string">
            <text:p>N/A</text:p>
          </table:table-cell>
          <table:table-cell office:value-type="float" office:value="0.149480166" calcext:value-type="float">
            <text:p>0.149480166</text:p>
          </table:table-cell>
          <table:table-cell office:value-type="float" office:value="6.997944925" calcext:value-type="float">
            <text:p>6.997944925</text:p>
          </table:table-cell>
          <table:table-cell office:value-type="float" office:value="7.156596794" calcext:value-type="float">
            <text:p>7.156596794</text:p>
          </table:table-cell>
          <table:table-cell office:value-type="float" office:value="7.955610358" calcext:value-type="float">
            <text:p>7.955610358</text:p>
          </table:table-cell>
          <table:table-cell office:value-type="float" office:value="5.88162762" calcext:value-type="float">
            <text:p>5.88162762</text:p>
          </table:table-cell>
          <table:table-cell office:value-type="string" calcext:value-type="string">
            <text:p>N/A</text:p>
          </table:table-cell>
          <table:table-cell office:value-type="float" office:value="0.148757934" calcext:value-type="float">
            <text:p>0.148757934</text:p>
          </table:table-cell>
          <table:table-cell office:value-type="float" office:value="3.494730503" calcext:value-type="float">
            <text:p>3.494730503</text:p>
          </table:table-cell>
          <table:table-cell office:value-type="float" office:value="3.023486902" calcext:value-type="float">
            <text:p>3.023486902</text:p>
          </table:table-cell>
          <table:table-cell office:value-type="float" office:value="3.40831075" calcext:value-type="float">
            <text:p>3.40831075</text:p>
          </table:table-cell>
          <table:table-cell office:value-type="float" office:value="4.052393857" calcext:value-type="float">
            <text:p>4.05239385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FF_09</text:p>
          </table:table-cell>
          <table:table-cell table:style-name="Default" table:number-columns-repeated="6"/>
          <table:table-cell office:value-type="float" office:value="0.09387527527" calcext:value-type="float">
            <text:p>0.09387527527</text:p>
          </table:table-cell>
          <table:table-cell office:value-type="float" office:value="7.026057692" calcext:value-type="float">
            <text:p>7.026057692</text:p>
          </table:table-cell>
          <table:table-cell office:value-type="float" office:value="7.636538462" calcext:value-type="float">
            <text:p>7.636538462</text:p>
          </table:table-cell>
          <table:table-cell office:value-type="float" office:value="7.725384615" calcext:value-type="float">
            <text:p>7.725384615</text:p>
          </table:table-cell>
          <table:table-cell office:value-type="float" office:value="6.877307692" calcext:value-type="float">
            <text:p>6.877307692</text:p>
          </table:table-cell>
          <table:table-cell office:value-type="float" office:value="5.865" calcext:value-type="float">
            <text:p>5.865</text:p>
          </table:table-cell>
          <table:table-cell office:value-type="float" office:value="0.295484436" calcext:value-type="float">
            <text:p>0.295484436</text:p>
          </table:table-cell>
          <table:table-cell office:value-type="float" office:value="6.530253025" calcext:value-type="float">
            <text:p>6.530253025</text:p>
          </table:table-cell>
          <table:table-cell office:value-type="float" office:value="8.927392739" calcext:value-type="float">
            <text:p>8.927392739</text:p>
          </table:table-cell>
          <table:table-cell office:value-type="float" office:value="7.256545655" calcext:value-type="float">
            <text:p>7.256545655</text:p>
          </table:table-cell>
          <table:table-cell office:value-type="float" office:value="4.873047305" calcext:value-type="float">
            <text:p>4.873047305</text:p>
          </table:table-cell>
          <table:table-cell office:value-type="float" office:value="5.064026403" calcext:value-type="float">
            <text:p>5.064026403</text:p>
          </table:table-cell>
          <table:table-cell office:value-type="float" office:value="0.286893588" calcext:value-type="float">
            <text:p>0.286893588</text:p>
          </table:table-cell>
          <table:table-cell office:value-type="float" office:value="5.768312102" calcext:value-type="float">
            <text:p>5.768312102</text:p>
          </table:table-cell>
          <table:table-cell office:value-type="float" office:value="6.474522293" calcext:value-type="float">
            <text:p>6.474522293</text:p>
          </table:table-cell>
          <table:table-cell office:value-type="float" office:value="7.665605096" calcext:value-type="float">
            <text:p>7.665605096</text:p>
          </table:table-cell>
          <table:table-cell office:value-type="float" office:value="5.070063694" calcext:value-type="float">
            <text:p>5.070063694</text:p>
          </table:table-cell>
          <table:table-cell office:value-type="float" office:value="3.863057325" calcext:value-type="float">
            <text:p>3.863057325</text:p>
          </table:table-cell>
          <table:table-cell office:value-type="float" office:value="0.051806405" calcext:value-type="float">
            <text:p>0.051806405</text:p>
          </table:table-cell>
          <table:table-cell office:value-type="float" office:value="6.378603945" calcext:value-type="float">
            <text:p>6.378603945</text:p>
          </table:table-cell>
          <table:table-cell office:value-type="float" office:value="6.625189681" calcext:value-type="float">
            <text:p>6.625189681</text:p>
          </table:table-cell>
          <table:table-cell office:value-type="float" office:value="6.456752656" calcext:value-type="float">
            <text:p>6.456752656</text:p>
          </table:table-cell>
          <table:table-cell office:value-type="float" office:value="6.538694992" calcext:value-type="float">
            <text:p>6.538694992</text:p>
          </table:table-cell>
          <table:table-cell office:value-type="float" office:value="5.893778452" calcext:value-type="float">
            <text:p>5.893778452</text:p>
          </table:table-cell>
          <table:table-cell office:value-type="float" office:value="0.240159181" calcext:value-type="float">
            <text:p>0.240159181</text:p>
          </table:table-cell>
          <table:table-cell office:value-type="float" office:value="3.150836026" calcext:value-type="float">
            <text:p>3.150836026</text:p>
          </table:table-cell>
          <table:table-cell office:value-type="float" office:value="3.848672193" calcext:value-type="float">
            <text:p>3.848672193</text:p>
          </table:table-cell>
          <table:table-cell office:value-type="float" office:value="3.32260784" calcext:value-type="float">
            <text:p>3.32260784</text:p>
          </table:table-cell>
          <table:table-cell office:value-type="float" office:value="3.357594492" calcext:value-type="float">
            <text:p>3.357594492</text:p>
          </table:table-cell>
          <table:table-cell office:value-type="float" office:value="2.07446958" calcext:value-type="float">
            <text:p>2.07446958</text:p>
          </table:table-cell>
          <table:table-cell office:value-type="float" office:value="0.366241802" calcext:value-type="float">
            <text:p>0.366241802</text:p>
          </table:table-cell>
          <table:table-cell office:value-type="float" office:value="2.586509546" calcext:value-type="float">
            <text:p>2.586509546</text:p>
          </table:table-cell>
          <table:table-cell office:value-type="float" office:value="3.17469172" calcext:value-type="float">
            <text:p>3.17469172</text:p>
          </table:table-cell>
          <table:table-cell office:value-type="float" office:value="3.091095927" calcext:value-type="float">
            <text:p>3.091095927</text:p>
          </table:table-cell>
          <table:table-cell office:value-type="float" office:value="1.493740992" calcext:value-type="float">
            <text:p>1.493740992</text:p>
          </table:table-cell>
          <table:table-cell office:value-type="string" calcext:value-type="string">
            <text:p>N/A</text:p>
          </table:table-cell>
          <table:table-cell office:value-type="float" office:value="0.248849769" calcext:value-type="float">
            <text:p>0.248849769</text:p>
          </table:table-cell>
          <table:table-cell office:value-type="float" office:value="2.534074074" calcext:value-type="float">
            <text:p>2.534074074</text:p>
          </table:table-cell>
          <table:table-cell office:value-type="float" office:value="1.943703704" calcext:value-type="float">
            <text:p>1.943703704</text:p>
          </table:table-cell>
          <table:table-cell office:value-type="float" office:value="2.037037037" calcext:value-type="float">
            <text:p>2.037037037</text:p>
          </table:table-cell>
          <table:table-cell office:value-type="float" office:value="3.133333333" calcext:value-type="float">
            <text:p>3.133333333</text:p>
          </table:table-cell>
          <table:table-cell office:value-type="float" office:value="3.022222222" calcext:value-type="float">
            <text:p>3.022222222</text:p>
          </table:table-cell>
          <table:table-cell office:value-type="float" office:value="0.129091881" calcext:value-type="float">
            <text:p>0.129091881</text:p>
          </table:table-cell>
          <table:table-cell office:value-type="float" office:value="2.194468206" calcext:value-type="float">
            <text:p>2.194468206</text:p>
          </table:table-cell>
          <table:table-cell office:value-type="float" office:value="2.521511599" calcext:value-type="float">
            <text:p>2.521511599</text:p>
          </table:table-cell>
          <table:table-cell office:value-type="float" office:value="2.036783576" calcext:value-type="float">
            <text:p>2.036783576</text:p>
          </table:table-cell>
          <table:table-cell office:value-type="float" office:value="2.025109445" calcext:value-type="float">
            <text:p>2.02510944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OFF_1</text:p>
          </table:table-cell>
          <table:table-cell table:formula="of:=EXACT([.A168];[.B168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3</text:p>
          </table:table-cell>
          <table:table-cell office:value-type="float" office:value="113262600" calcext:value-type="float">
            <text:p>113262600</text:p>
          </table:table-cell>
          <table:table-cell office:value-type="float" office:value="113263317" calcext:value-type="float">
            <text:p>113263317</text:p>
          </table:table-cell>
          <table:table-cell office:value-type="float" office:value="0.1843554837" calcext:value-type="float">
            <text:p>0.1843554837</text:p>
          </table:table-cell>
          <table:table-cell office:value-type="float" office:value="1.038253255" calcext:value-type="float">
            <text:p>1.038253255</text:p>
          </table:table-cell>
          <table:table-cell office:value-type="float" office:value="1.003802281" calcext:value-type="float">
            <text:p>1.003802281</text:p>
          </table:table-cell>
          <table:table-cell office:value-type="float" office:value="0.966470792" calcext:value-type="float">
            <text:p>0.966470792</text:p>
          </table:table-cell>
          <table:table-cell office:value-type="float" office:value="1.144486692" calcext:value-type="float">
            <text:p>1.144486692</text:p>
          </table:table-cell>
          <table:table-cell office:value-type="string" calcext:value-type="string">
            <text:p>N/A</text:p>
          </table:table-cell>
          <table:table-cell office:value-type="float" office:value="0.070754717" calcext:value-type="float">
            <text:p>0.070754717</text:p>
          </table:table-cell>
          <table:table-cell office:value-type="float" office:value="1.156889495" calcext:value-type="float">
            <text:p>1.156889495</text:p>
          </table:table-cell>
          <table:table-cell office:value-type="float" office:value="1.075034106" calcext:value-type="float">
            <text:p>1.075034106</text:p>
          </table:table-cell>
          <table:table-cell office:value-type="float" office:value="1.238744884" calcext:value-type="float">
            <text:p>1.23874488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303096703" calcext:value-type="float">
            <text:p>0.303096703</text:p>
          </table:table-cell>
          <table:table-cell office:value-type="float" office:value="1.282811642" calcext:value-type="float">
            <text:p>1.282811642</text:p>
          </table:table-cell>
          <table:table-cell office:value-type="float" office:value="1.673805601" calcext:value-type="float">
            <text:p>1.673805601</text:p>
          </table:table-cell>
          <table:table-cell office:value-type="float" office:value="0.896210873" calcext:value-type="float">
            <text:p>0.896210873</text:p>
          </table:table-cell>
          <table:table-cell office:value-type="float" office:value="1.278418451" calcext:value-type="float">
            <text:p>1.278418451</text:p>
          </table:table-cell>
          <table:table-cell office:value-type="string" calcext:value-type="string">
            <text:p>N/A</text:p>
          </table:table-cell>
          <table:table-cell office:value-type="float" office:value="0.084664537" calcext:value-type="float">
            <text:p>0.084664537</text:p>
          </table:table-cell>
          <table:table-cell office:value-type="float" office:value="0.941353383" calcext:value-type="float">
            <text:p>0.941353383</text:p>
          </table:table-cell>
          <table:table-cell office:value-type="float" office:value="1.453961456" calcext:value-type="float">
            <text:p>1.453961456</text:p>
          </table:table-cell>
          <table:table-cell office:value-type="float" office:value="1.226980728" calcext:value-type="float">
            <text:p>1.226980728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4625253" calcext:value-type="float">
            <text:p>0.04625253</text:p>
          </table:table-cell>
          <table:table-cell office:value-type="float" office:value="1.260271935" calcext:value-type="float">
            <text:p>1.260271935</text:p>
          </table:table-cell>
          <table:table-cell office:value-type="float" office:value="1.320350427" calcext:value-type="float">
            <text:p>1.320350427</text:p>
          </table:table-cell>
          <table:table-cell office:value-type="float" office:value="1.203950672" calcext:value-type="float">
            <text:p>1.203950672</text:p>
          </table:table-cell>
          <table:table-cell office:value-type="float" office:value="1.256514703" calcext:value-type="float">
            <text:p>1.256514703</text:p>
          </table:table-cell>
          <table:table-cell office:value-type="string" calcext:value-type="string">
            <text:p>N/A</text:p>
          </table:table-cell>
          <table:table-cell office:value-type="float" office:value="0.095077695" calcext:value-type="float">
            <text:p>0.095077695</text:p>
          </table:table-cell>
          <table:table-cell office:value-type="float" office:value="1.221563786" calcext:value-type="float">
            <text:p>1.221563786</text:p>
          </table:table-cell>
          <table:table-cell office:value-type="float" office:value="1.351604938" calcext:value-type="float">
            <text:p>1.351604938</text:p>
          </table:table-cell>
          <table:table-cell office:value-type="float" office:value="1.184938272" calcext:value-type="float">
            <text:p>1.184938272</text:p>
          </table:table-cell>
          <table:table-cell office:value-type="float" office:value="1.128148148" calcext:value-type="float">
            <text:p>1.128148148</text:p>
          </table:table-cell>
          <table:table-cell office:value-type="string" calcext:value-type="string">
            <text:p>N/A</text:p>
          </table:table-cell>
          <table:table-cell office:value-type="float" office:value="0.444536337" calcext:value-type="float">
            <text:p>0.444536337</text:p>
          </table:table-cell>
          <table:table-cell office:value-type="float" office:value="1.694204686" calcext:value-type="float">
            <text:p>1.694204686</text:p>
          </table:table-cell>
          <table:table-cell office:value-type="float" office:value="1.531442663" calcext:value-type="float">
            <text:p>1.531442663</text:p>
          </table:table-cell>
          <table:table-cell office:value-type="float" office:value="2.51541307" calcext:value-type="float">
            <text:p>2.51541307</text:p>
          </table:table-cell>
          <table:table-cell office:value-type="float" office:value="1.035758323" calcext:value-type="float">
            <text:p>1.035758323</text:p>
          </table:table-cell>
          <table:table-cell office:value-type="string" calcext:value-type="string">
            <text:p>N/A</text:p>
          </table:table-cell>
          <table:table-cell office:value-type="float" office:value="0.058631378" calcext:value-type="float">
            <text:p>0.058631378</text:p>
          </table:table-cell>
          <table:table-cell office:value-type="float" office:value="1.117133394" calcext:value-type="float">
            <text:p>1.117133394</text:p>
          </table:table-cell>
          <table:table-cell office:value-type="float" office:value="1.192411924" calcext:value-type="float">
            <text:p>1.192411924</text:p>
          </table:table-cell>
          <table:table-cell office:value-type="float" office:value="1.085817525" calcext:value-type="float">
            <text:p>1.085817525</text:p>
          </table:table-cell>
          <table:table-cell office:value-type="float" office:value="1.073170732" calcext:value-type="float">
            <text:p>1.07317073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OFF_10</text:p>
          </table:table-cell>
          <table:table-cell table:formula="of:=EXACT([.A169];[.B169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5</text:p>
          </table:table-cell>
          <table:table-cell office:value-type="float" office:value="101828822" calcext:value-type="float">
            <text:p>101828822</text:p>
          </table:table-cell>
          <table:table-cell office:value-type="float" office:value="101829454" calcext:value-type="float">
            <text:p>101829454</text:p>
          </table:table-cell>
          <table:table-cell office:value-type="float" office:value="0.12600899" calcext:value-type="float">
            <text:p>0.12600899</text:p>
          </table:table-cell>
          <table:table-cell office:value-type="float" office:value="1.973729692" calcext:value-type="float">
            <text:p>1.973729692</text:p>
          </table:table-cell>
          <table:table-cell office:value-type="float" office:value="2.045627376" calcext:value-type="float">
            <text:p>2.045627376</text:p>
          </table:table-cell>
          <table:table-cell office:value-type="float" office:value="1.764258555" calcext:value-type="float">
            <text:p>1.764258555</text:p>
          </table:table-cell>
          <table:table-cell office:value-type="float" office:value="2.111303146" calcext:value-type="float">
            <text:p>2.111303146</text:p>
          </table:table-cell>
          <table:table-cell office:value-type="string" calcext:value-type="string">
            <text:p>N/A</text:p>
          </table:table-cell>
          <table:table-cell office:value-type="float" office:value="0.04301692" calcext:value-type="float">
            <text:p>0.04301692</text:p>
          </table:table-cell>
          <table:table-cell office:value-type="float" office:value="1.902864939" calcext:value-type="float">
            <text:p>1.902864939</text:p>
          </table:table-cell>
          <table:table-cell office:value-type="float" office:value="1.984720327" calcext:value-type="float">
            <text:p>1.984720327</text:p>
          </table:table-cell>
          <table:table-cell office:value-type="float" office:value="1.82100955" calcext:value-type="float">
            <text:p>1.82100955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228200503" calcext:value-type="float">
            <text:p>0.228200503</text:p>
          </table:table-cell>
          <table:table-cell office:value-type="float" office:value="2.052718287" calcext:value-type="float">
            <text:p>2.052718287</text:p>
          </table:table-cell>
          <table:table-cell office:value-type="float" office:value="1.861614498" calcext:value-type="float">
            <text:p>1.861614498</text:p>
          </table:table-cell>
          <table:table-cell office:value-type="float" office:value="2.586490939" calcext:value-type="float">
            <text:p>2.586490939</text:p>
          </table:table-cell>
          <table:table-cell office:value-type="float" office:value="1.710049423" calcext:value-type="float">
            <text:p>1.710049423</text:p>
          </table:table-cell>
          <table:table-cell office:value-type="string" calcext:value-type="string">
            <text:p>N/A</text:p>
          </table:table-cell>
          <table:table-cell office:value-type="float" office:value="0.368088468" calcext:value-type="float">
            <text:p>0.368088468</text:p>
          </table:table-cell>
          <table:table-cell office:value-type="float" office:value="1.427819549" calcext:value-type="float">
            <text:p>1.427819549</text:p>
          </table:table-cell>
          <table:table-cell office:value-type="float" office:value="2.781584582" calcext:value-type="float">
            <text:p>2.781584582</text:p>
          </table:table-cell>
          <table:table-cell office:value-type="float" office:value="1.284796574" calcext:value-type="float">
            <text:p>1.28479657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95778242" calcext:value-type="float">
            <text:p>0.195778242</text:p>
          </table:table-cell>
          <table:table-cell office:value-type="float" office:value="2.399047673" calcext:value-type="float">
            <text:p>2.399047673</text:p>
          </table:table-cell>
          <table:table-cell office:value-type="float" office:value="2.927850008" calcext:value-type="float">
            <text:p>2.927850008</text:p>
          </table:table-cell>
          <table:table-cell office:value-type="float" office:value="2.030355449" calcext:value-type="float">
            <text:p>2.030355449</text:p>
          </table:table-cell>
          <table:table-cell office:value-type="float" office:value="2.238937559" calcext:value-type="float">
            <text:p>2.238937559</text:p>
          </table:table-cell>
          <table:table-cell office:value-type="string" calcext:value-type="string">
            <text:p>N/A</text:p>
          </table:table-cell>
          <table:table-cell office:value-type="float" office:value="0.079006641" calcext:value-type="float">
            <text:p>0.079006641</text:p>
          </table:table-cell>
          <table:table-cell office:value-type="float" office:value="2.233415638" calcext:value-type="float">
            <text:p>2.233415638</text:p>
          </table:table-cell>
          <table:table-cell office:value-type="float" office:value="2.323209877" calcext:value-type="float">
            <text:p>2.323209877</text:p>
          </table:table-cell>
          <table:table-cell office:value-type="float" office:value="2.030123457" calcext:value-type="float">
            <text:p>2.030123457</text:p>
          </table:table-cell>
          <table:table-cell office:value-type="float" office:value="2.34691358" calcext:value-type="float">
            <text:p>2.34691358</text:p>
          </table:table-cell>
          <table:table-cell office:value-type="string" calcext:value-type="string">
            <text:p>N/A</text:p>
          </table:table-cell>
          <table:table-cell office:value-type="float" office:value="0.269563276" calcext:value-type="float">
            <text:p>0.269563276</text:p>
          </table:table-cell>
          <table:table-cell office:value-type="float" office:value="2.557336621" calcext:value-type="float">
            <text:p>2.557336621</text:p>
          </table:table-cell>
          <table:table-cell office:value-type="float" office:value="2.027127004" calcext:value-type="float">
            <text:p>2.027127004</text:p>
          </table:table-cell>
          <table:table-cell office:value-type="float" office:value="3.336621455" calcext:value-type="float">
            <text:p>3.336621455</text:p>
          </table:table-cell>
          <table:table-cell office:value-type="float" office:value="2.308261406" calcext:value-type="float">
            <text:p>2.308261406</text:p>
          </table:table-cell>
          <table:table-cell office:value-type="string" calcext:value-type="string">
            <text:p>N/A</text:p>
          </table:table-cell>
          <table:table-cell office:value-type="float" office:value="0.201685409" calcext:value-type="float">
            <text:p>0.201685409</text:p>
          </table:table-cell>
          <table:table-cell office:value-type="float" office:value="2.360132491" calcext:value-type="float">
            <text:p>2.360132491</text:p>
          </table:table-cell>
          <table:table-cell office:value-type="float" office:value="2.075880759" calcext:value-type="float">
            <text:p>2.075880759</text:p>
          </table:table-cell>
          <table:table-cell office:value-type="float" office:value="2.909665763" calcext:value-type="float">
            <text:p>2.909665763</text:p>
          </table:table-cell>
          <table:table-cell office:value-type="float" office:value="2.094850949" calcext:value-type="float">
            <text:p>2.09485094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OFF_11</text:p>
          </table:table-cell>
          <table:table-cell table:formula="of:=EXACT([.A170];[.B170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3</text:p>
          </table:table-cell>
          <table:table-cell office:value-type="float" office:value="37128117" calcext:value-type="float">
            <text:p>37128117</text:p>
          </table:table-cell>
          <table:table-cell office:value-type="float" office:value="37128837" calcext:value-type="float">
            <text:p>37128837</text:p>
          </table:table-cell>
          <table:table-cell office:value-type="float" office:value="0.1950027678" calcext:value-type="float">
            <text:p>0.1950027678</text:p>
          </table:table-cell>
          <table:table-cell office:value-type="float" office:value="0.90206245" calcext:value-type="float">
            <text:p>0.90206245</text:p>
          </table:table-cell>
          <table:table-cell office:value-type="float" office:value="1.046664362" calcext:value-type="float">
            <text:p>1.046664362</text:p>
          </table:table-cell>
          <table:table-cell office:value-type="float" office:value="0.815762185" calcext:value-type="float">
            <text:p>0.815762185</text:p>
          </table:table-cell>
          <table:table-cell office:value-type="float" office:value="0.843760802" calcext:value-type="float">
            <text:p>0.843760802</text:p>
          </table:table-cell>
          <table:table-cell office:value-type="string" calcext:value-type="string">
            <text:p>N/A</text:p>
          </table:table-cell>
          <table:table-cell office:value-type="float" office:value="0.067821068" calcext:value-type="float">
            <text:p>0.067821068</text:p>
          </table:table-cell>
          <table:table-cell office:value-type="float" office:value="0.567257844" calcext:value-type="float">
            <text:p>0.567257844</text:p>
          </table:table-cell>
          <table:table-cell office:value-type="float" office:value="0.605729877" calcext:value-type="float">
            <text:p>0.605729877</text:p>
          </table:table-cell>
          <table:table-cell office:value-type="float" office:value="0.528785812" calcext:value-type="float">
            <text:p>0.52878581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240236566" calcext:value-type="float">
            <text:p>0.240236566</text:p>
          </table:table-cell>
          <table:table-cell office:value-type="float" office:value="1.224601867" calcext:value-type="float">
            <text:p>1.224601867</text:p>
          </table:table-cell>
          <table:table-cell office:value-type="float" office:value="1.538714992" calcext:value-type="float">
            <text:p>1.538714992</text:p>
          </table:table-cell>
          <table:table-cell office:value-type="float" office:value="1.179571664" calcext:value-type="float">
            <text:p>1.179571664</text:p>
          </table:table-cell>
          <table:table-cell office:value-type="float" office:value="0.955518946" calcext:value-type="float">
            <text:p>0.955518946</text:p>
          </table:table-cell>
          <table:table-cell office:value-type="string" calcext:value-type="string">
            <text:p>N/A</text:p>
          </table:table-cell>
          <table:table-cell office:value-type="float" office:value="0.354589372" calcext:value-type="float">
            <text:p>0.354589372</text:p>
          </table:table-cell>
          <table:table-cell office:value-type="float" office:value="0.778195489" calcext:value-type="float">
            <text:p>0.778195489</text:p>
          </table:table-cell>
          <table:table-cell office:value-type="float" office:value="1.501070664" calcext:value-type="float">
            <text:p>1.501070664</text:p>
          </table:table-cell>
          <table:table-cell office:value-type="float" office:value="0.715203426" calcext:value-type="float">
            <text:p>0.715203426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52816519" calcext:value-type="float">
            <text:p>0.052816519</text:p>
          </table:table-cell>
          <table:table-cell office:value-type="float" office:value="1.180030877" calcext:value-type="float">
            <text:p>1.180030877</text:p>
          </table:table-cell>
          <table:table-cell office:value-type="float" office:value="1.222030021" calcext:value-type="float">
            <text:p>1.222030021</text:p>
          </table:table-cell>
          <table:table-cell office:value-type="float" office:value="1.108420289" calcext:value-type="float">
            <text:p>1.108420289</text:p>
          </table:table-cell>
          <table:table-cell office:value-type="float" office:value="1.209642319" calcext:value-type="float">
            <text:p>1.209642319</text:p>
          </table:table-cell>
          <table:table-cell office:value-type="string" calcext:value-type="string">
            <text:p>N/A</text:p>
          </table:table-cell>
          <table:table-cell office:value-type="float" office:value="0.060768611" calcext:value-type="float">
            <text:p>0.060768611</text:p>
          </table:table-cell>
          <table:table-cell office:value-type="float" office:value="0.700246914" calcext:value-type="float">
            <text:p>0.700246914</text:p>
          </table:table-cell>
          <table:table-cell office:value-type="float" office:value="0.724938272" calcext:value-type="float">
            <text:p>0.724938272</text:p>
          </table:table-cell>
          <table:table-cell office:value-type="float" office:value="0.651111111" calcext:value-type="float">
            <text:p>0.651111111</text:p>
          </table:table-cell>
          <table:table-cell office:value-type="float" office:value="0.724691358" calcext:value-type="float">
            <text:p>0.724691358</text:p>
          </table:table-cell>
          <table:table-cell office:value-type="string" calcext:value-type="string">
            <text:p>N/A</text:p>
          </table:table-cell>
          <table:table-cell office:value-type="float" office:value="0.186061832" calcext:value-type="float">
            <text:p>0.186061832</text:p>
          </table:table-cell>
          <table:table-cell office:value-type="float" office:value="1.756678997" calcext:value-type="float">
            <text:p>1.756678997</text:p>
          </table:table-cell>
          <table:table-cell office:value-type="float" office:value="2.07891492" calcext:value-type="float">
            <text:p>2.07891492</text:p>
          </table:table-cell>
          <table:table-cell office:value-type="float" office:value="1.765721332" calcext:value-type="float">
            <text:p>1.765721332</text:p>
          </table:table-cell>
          <table:table-cell office:value-type="float" office:value="1.42540074" calcext:value-type="float">
            <text:p>1.42540074</text:p>
          </table:table-cell>
          <table:table-cell office:value-type="string" calcext:value-type="string">
            <text:p>N/A</text:p>
          </table:table-cell>
          <table:table-cell office:value-type="float" office:value="0.202605675" calcext:value-type="float">
            <text:p>0.202605675</text:p>
          </table:table-cell>
          <table:table-cell office:value-type="float" office:value="0.933152665" calcext:value-type="float">
            <text:p>0.933152665</text:p>
          </table:table-cell>
          <table:table-cell office:value-type="float" office:value="1.141824752" calcext:value-type="float">
            <text:p>1.141824752</text:p>
          </table:table-cell>
          <table:table-cell office:value-type="float" office:value="0.884372177" calcext:value-type="float">
            <text:p>0.884372177</text:p>
          </table:table-cell>
          <table:table-cell office:value-type="float" office:value="0.773261066" calcext:value-type="float">
            <text:p>0.77326106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OFF_12</text:p>
          </table:table-cell>
          <table:table-cell table:formula="of:=EXACT([.A171];[.B171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1</text:p>
          </table:table-cell>
          <table:table-cell office:value-type="float" office:value="97120096" calcext:value-type="float">
            <text:p>97120096</text:p>
          </table:table-cell>
          <table:table-cell office:value-type="float" office:value="97120736" calcext:value-type="float">
            <text:p>97120736</text:p>
          </table:table-cell>
          <table:table-cell office:value-type="float" office:value="0.1771612152" calcext:value-type="float">
            <text:p>0.1771612152</text:p>
          </table:table-cell>
          <table:table-cell office:value-type="float" office:value="1.238737182" calcext:value-type="float">
            <text:p>1.238737182</text:p>
          </table:table-cell>
          <table:table-cell office:value-type="float" office:value="1.174904943" calcext:value-type="float">
            <text:p>1.174904943</text:p>
          </table:table-cell>
          <table:table-cell office:value-type="float" office:value="1.08365019" calcext:value-type="float">
            <text:p>1.08365019</text:p>
          </table:table-cell>
          <table:table-cell office:value-type="float" office:value="1.457656412" calcext:value-type="float">
            <text:p>1.457656412</text:p>
          </table:table-cell>
          <table:table-cell office:value-type="string" calcext:value-type="string">
            <text:p>N/A</text:p>
          </table:table-cell>
          <table:table-cell office:value-type="float" office:value="0.098856417" calcext:value-type="float">
            <text:p>0.098856417</text:p>
          </table:table-cell>
          <table:table-cell office:value-type="float" office:value="1.07366985" calcext:value-type="float">
            <text:p>1.07366985</text:p>
          </table:table-cell>
          <table:table-cell office:value-type="float" office:value="0.967530696" calcext:value-type="float">
            <text:p>0.967530696</text:p>
          </table:table-cell>
          <table:table-cell office:value-type="float" office:value="1.179809004" calcext:value-type="float">
            <text:p>1.17980900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75712527" calcext:value-type="float">
            <text:p>0.175712527</text:p>
          </table:table-cell>
          <table:table-cell office:value-type="float" office:value="1.468423943" calcext:value-type="float">
            <text:p>1.468423943</text:p>
          </table:table-cell>
          <table:table-cell office:value-type="float" office:value="1.766062603" calcext:value-type="float">
            <text:p>1.766062603</text:p>
          </table:table-cell>
          <table:table-cell office:value-type="float" office:value="1.331136738" calcext:value-type="float">
            <text:p>1.331136738</text:p>
          </table:table-cell>
          <table:table-cell office:value-type="float" office:value="1.308072488" calcext:value-type="float">
            <text:p>1.308072488</text:p>
          </table:table-cell>
          <table:table-cell office:value-type="string" calcext:value-type="string">
            <text:p>N/A</text:p>
          </table:table-cell>
          <table:table-cell office:value-type="float" office:value="0.290242387" calcext:value-type="float">
            <text:p>0.290242387</text:p>
          </table:table-cell>
          <table:table-cell office:value-type="float" office:value="1.209774436" calcext:value-type="float">
            <text:p>1.209774436</text:p>
          </table:table-cell>
          <table:table-cell office:value-type="float" office:value="2.222698073" calcext:value-type="float">
            <text:p>2.222698073</text:p>
          </table:table-cell>
          <table:table-cell office:value-type="float" office:value="1.222698073" calcext:value-type="float">
            <text:p>1.222698073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7066698" calcext:value-type="float">
            <text:p>0.17066698</text:p>
          </table:table-cell>
          <table:table-cell office:value-type="float" office:value="1.569071667" calcext:value-type="float">
            <text:p>1.569071667</text:p>
          </table:table-cell>
          <table:table-cell office:value-type="float" office:value="1.878243402" calcext:value-type="float">
            <text:p>1.878243402</text:p>
          </table:table-cell>
          <table:table-cell office:value-type="float" office:value="1.419005636" calcext:value-type="float">
            <text:p>1.419005636</text:p>
          </table:table-cell>
          <table:table-cell office:value-type="float" office:value="1.409965962" calcext:value-type="float">
            <text:p>1.409965962</text:p>
          </table:table-cell>
          <table:table-cell office:value-type="string" calcext:value-type="string">
            <text:p>N/A</text:p>
          </table:table-cell>
          <table:table-cell office:value-type="float" office:value="0.146043571" calcext:value-type="float">
            <text:p>0.146043571</text:p>
          </table:table-cell>
          <table:table-cell office:value-type="float" office:value="1.206666667" calcext:value-type="float">
            <text:p>1.206666667</text:p>
          </table:table-cell>
          <table:table-cell office:value-type="float" office:value="1.252345679" calcext:value-type="float">
            <text:p>1.252345679</text:p>
          </table:table-cell>
          <table:table-cell office:value-type="float" office:value="1.012098765" calcext:value-type="float">
            <text:p>1.012098765</text:p>
          </table:table-cell>
          <table:table-cell office:value-type="float" office:value="1.355555556" calcext:value-type="float">
            <text:p>1.355555556</text:p>
          </table:table-cell>
          <table:table-cell office:value-type="string" calcext:value-type="string">
            <text:p>N/A</text:p>
          </table:table-cell>
          <table:table-cell office:value-type="float" office:value="0.123277655" calcext:value-type="float">
            <text:p>0.123277655</text:p>
          </table:table-cell>
          <table:table-cell office:value-type="float" office:value="1.28812166" calcext:value-type="float">
            <text:p>1.28812166</text:p>
          </table:table-cell>
          <table:table-cell office:value-type="float" office:value="1.383477189" calcext:value-type="float">
            <text:p>1.383477189</text:p>
          </table:table-cell>
          <table:table-cell office:value-type="float" office:value="1.376078915" calcext:value-type="float">
            <text:p>1.376078915</text:p>
          </table:table-cell>
          <table:table-cell office:value-type="float" office:value="1.104808878" calcext:value-type="float">
            <text:p>1.104808878</text:p>
          </table:table-cell>
          <table:table-cell office:value-type="string" calcext:value-type="string">
            <text:p>N/A</text:p>
          </table:table-cell>
          <table:table-cell office:value-type="float" office:value="0.109413493" calcext:value-type="float">
            <text:p>0.109413493</text:p>
          </table:table-cell>
          <table:table-cell office:value-type="float" office:value="1.204456489" calcext:value-type="float">
            <text:p>1.204456489</text:p>
          </table:table-cell>
          <table:table-cell office:value-type="float" office:value="1.177055104" calcext:value-type="float">
            <text:p>1.177055104</text:p>
          </table:table-cell>
          <table:table-cell office:value-type="float" office:value="1.347786811" calcext:value-type="float">
            <text:p>1.347786811</text:p>
          </table:table-cell>
          <table:table-cell office:value-type="float" office:value="1.088527552" calcext:value-type="float">
            <text:p>1.08852755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OFF_13</text:p>
          </table:table-cell>
          <table:table-cell table:formula="of:=EXACT([.A172];[.B172])" office:value-type="boolean" office:boolean-value="true" calcext:value-type="boolean">
            <text:p>TRUE</text:p>
          </table:table-cell>
          <table:table-cell office:value-type="string" calcext:value-type="string">
            <text:p>TEST ELEMENT*TSS</text:p>
          </table:table-cell>
          <table:table-cell office:value-type="string" calcext:value-type="string">
            <text:p>chr11</text:p>
          </table:table-cell>
          <table:table-cell office:value-type="float" office:value="78697205" calcext:value-type="float">
            <text:p>78697205</text:p>
          </table:table-cell>
          <table:table-cell office:value-type="float" office:value="78697891" calcext:value-type="float">
            <text:p>78697891</text:p>
          </table:table-cell>
          <table:table-cell office:value-type="float" office:value="0.3682664776" calcext:value-type="float">
            <text:p>0.3682664776</text:p>
          </table:table-cell>
          <table:table-cell office:value-type="float" office:value="2.45719553" calcext:value-type="float">
            <text:p>2.45719553</text:p>
          </table:table-cell>
          <table:table-cell office:value-type="float" office:value="2.42343588" calcext:value-type="float">
            <text:p>2.42343588</text:p>
          </table:table-cell>
          <table:table-cell office:value-type="float" office:value="2.299343242" calcext:value-type="float">
            <text:p>2.299343242</text:p>
          </table:table-cell>
          <table:table-cell office:value-type="float" office:value="2.648807466" calcext:value-type="float">
            <text:p>2.648807466</text:p>
          </table:table-cell>
          <table:table-cell office:value-type="string" calcext:value-type="string">
            <text:p>N/A</text:p>
          </table:table-cell>
          <table:table-cell office:value-type="float" office:value="0.082659302" calcext:value-type="float">
            <text:p>0.082659302</text:p>
          </table:table-cell>
          <table:table-cell office:value-type="float" office:value="1.38308322" calcext:value-type="float">
            <text:p>1.38308322</text:p>
          </table:table-cell>
          <table:table-cell office:value-type="float" office:value="1.268758527" calcext:value-type="float">
            <text:p>1.268758527</text:p>
          </table:table-cell>
          <table:table-cell office:value-type="float" office:value="1.497407913" calcext:value-type="float">
            <text:p>1.497407913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25770995" calcext:value-type="float">
            <text:p>0.125770995</text:p>
          </table:table-cell>
          <table:table-cell office:value-type="float" office:value="4.283360791" calcext:value-type="float">
            <text:p>4.283360791</text:p>
          </table:table-cell>
          <table:table-cell office:value-type="float" office:value="3.901153213" calcext:value-type="float">
            <text:p>3.901153213</text:p>
          </table:table-cell>
          <table:table-cell office:value-type="float" office:value="4.049423394" calcext:value-type="float">
            <text:p>4.049423394</text:p>
          </table:table-cell>
          <table:table-cell office:value-type="float" office:value="4.899505766" calcext:value-type="float">
            <text:p>4.899505766</text:p>
          </table:table-cell>
          <table:table-cell office:value-type="string" calcext:value-type="string">
            <text:p>N/A</text:p>
          </table:table-cell>
          <table:table-cell office:value-type="float" office:value="0.086026852" calcext:value-type="float">
            <text:p>0.086026852</text:p>
          </table:table-cell>
          <table:table-cell office:value-type="float" office:value="1.512030075" calcext:value-type="float">
            <text:p>1.512030075</text:p>
          </table:table-cell>
          <table:table-cell office:value-type="float" office:value="2.338329764" calcext:value-type="float">
            <text:p>2.338329764</text:p>
          </table:table-cell>
          <table:table-cell office:value-type="float" office:value="1.967880086" calcext:value-type="float">
            <text:p>1.967880086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59859836" calcext:value-type="float">
            <text:p>0.159859836</text:p>
          </table:table-cell>
          <table:table-cell office:value-type="float" office:value="2.817402302" calcext:value-type="float">
            <text:p>2.817402302</text:p>
          </table:table-cell>
          <table:table-cell office:value-type="float" office:value="3.274036047" calcext:value-type="float">
            <text:p>3.274036047</text:p>
          </table:table-cell>
          <table:table-cell office:value-type="float" office:value="2.373528263" calcext:value-type="float">
            <text:p>2.373528263</text:p>
          </table:table-cell>
          <table:table-cell office:value-type="float" office:value="2.804642598" calcext:value-type="float">
            <text:p>2.804642598</text:p>
          </table:table-cell>
          <table:table-cell office:value-type="string" calcext:value-type="string">
            <text:p>N/A</text:p>
          </table:table-cell>
          <table:table-cell office:value-type="float" office:value="0.134330672" calcext:value-type="float">
            <text:p>0.134330672</text:p>
          </table:table-cell>
          <table:table-cell office:value-type="float" office:value="1.675967078" calcext:value-type="float">
            <text:p>1.675967078</text:p>
          </table:table-cell>
          <table:table-cell office:value-type="float" office:value="1.91654321" calcext:value-type="float">
            <text:p>1.91654321</text:p>
          </table:table-cell>
          <table:table-cell office:value-type="float" office:value="1.47037037" calcext:value-type="float">
            <text:p>1.47037037</text:p>
          </table:table-cell>
          <table:table-cell office:value-type="float" office:value="1.640987654" calcext:value-type="float">
            <text:p>1.640987654</text:p>
          </table:table-cell>
          <table:table-cell office:value-type="string" calcext:value-type="string">
            <text:p>N/A</text:p>
          </table:table-cell>
          <table:table-cell office:value-type="float" office:value="0.179511353" calcext:value-type="float">
            <text:p>0.179511353</text:p>
          </table:table-cell>
          <table:table-cell office:value-type="float" office:value="6.191533088" calcext:value-type="float">
            <text:p>6.191533088</text:p>
          </table:table-cell>
          <table:table-cell office:value-type="float" office:value="6.695437731" calcext:value-type="float">
            <text:p>6.695437731</text:p>
          </table:table-cell>
          <table:table-cell office:value-type="float" office:value="6.961775586" calcext:value-type="float">
            <text:p>6.961775586</text:p>
          </table:table-cell>
          <table:table-cell office:value-type="float" office:value="4.917385943" calcext:value-type="float">
            <text:p>4.917385943</text:p>
          </table:table-cell>
          <table:table-cell office:value-type="string" calcext:value-type="string">
            <text:p>N/A</text:p>
          </table:table-cell>
          <table:table-cell office:value-type="float" office:value="0.144021381" calcext:value-type="float">
            <text:p>0.144021381</text:p>
          </table:table-cell>
          <table:table-cell office:value-type="float" office:value="2.323998796" calcext:value-type="float">
            <text:p>2.323998796</text:p>
          </table:table-cell>
          <table:table-cell office:value-type="float" office:value="1.937669377" calcext:value-type="float">
            <text:p>1.937669377</text:p>
          </table:table-cell>
          <table:table-cell office:value-type="float" office:value="2.5266486" calcext:value-type="float">
            <text:p>2.5266486</text:p>
          </table:table-cell>
          <table:table-cell office:value-type="float" office:value="2.50767841" calcext:value-type="float">
            <text:p>2.5076784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OFF_2</text:p>
          </table:table-cell>
          <table:table-cell table:formula="of:=EXACT([.A173];[.B173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8</text:p>
          </table:table-cell>
          <table:table-cell office:value-type="float" office:value="66205685" calcext:value-type="float">
            <text:p>66205685</text:p>
          </table:table-cell>
          <table:table-cell office:value-type="float" office:value="66206442" calcext:value-type="float">
            <text:p>66206442</text:p>
          </table:table-cell>
          <table:table-cell office:value-type="float" office:value="0.3001904313" calcext:value-type="float">
            <text:p>0.3001904313</text:p>
          </table:table-cell>
          <table:table-cell office:value-type="float" office:value="2.100472405" calcext:value-type="float">
            <text:p>2.100472405</text:p>
          </table:table-cell>
          <table:table-cell office:value-type="float" office:value="2.507431732" calcext:value-type="float">
            <text:p>2.507431732</text:p>
          </table:table-cell>
          <table:table-cell office:value-type="float" office:value="1.790183201" calcext:value-type="float">
            <text:p>1.790183201</text:p>
          </table:table-cell>
          <table:table-cell office:value-type="float" office:value="2.003802281" calcext:value-type="float">
            <text:p>2.003802281</text:p>
          </table:table-cell>
          <table:table-cell office:value-type="string" calcext:value-type="string">
            <text:p>N/A</text:p>
          </table:table-cell>
          <table:table-cell office:value-type="float" office:value="0.018748478" calcext:value-type="float">
            <text:p>0.018748478</text:p>
          </table:table-cell>
          <table:table-cell office:value-type="float" office:value="1.120600273" calcext:value-type="float">
            <text:p>1.120600273</text:p>
          </table:table-cell>
          <table:table-cell office:value-type="float" office:value="1.141609823" calcext:value-type="float">
            <text:p>1.141609823</text:p>
          </table:table-cell>
          <table:table-cell office:value-type="float" office:value="1.099590723" calcext:value-type="float">
            <text:p>1.099590723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475704492" calcext:value-type="float">
            <text:p>0.475704492</text:p>
          </table:table-cell>
          <table:table-cell office:value-type="float" office:value="1.294892916" calcext:value-type="float">
            <text:p>1.294892916</text:p>
          </table:table-cell>
          <table:table-cell office:value-type="float" office:value="0.65568369" calcext:value-type="float">
            <text:p>0.65568369</text:p>
          </table:table-cell>
          <table:table-cell office:value-type="float" office:value="1.34431631" calcext:value-type="float">
            <text:p>1.34431631</text:p>
          </table:table-cell>
          <table:table-cell office:value-type="float" office:value="1.884678748" calcext:value-type="float">
            <text:p>1.884678748</text:p>
          </table:table-cell>
          <table:table-cell office:value-type="string" calcext:value-type="string">
            <text:p>N/A</text:p>
          </table:table-cell>
          <table:table-cell office:value-type="float" office:value="0.217204301" calcext:value-type="float">
            <text:p>0.217204301</text:p>
          </table:table-cell>
          <table:table-cell office:value-type="float" office:value="1.04887218" calcext:value-type="float">
            <text:p>1.04887218</text:p>
          </table:table-cell>
          <table:table-cell office:value-type="float" office:value="1.817987152" calcext:value-type="float">
            <text:p>1.817987152</text:p>
          </table:table-cell>
          <table:table-cell office:value-type="float" office:value="1.169164882" calcext:value-type="float">
            <text:p>1.16916488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39672719" calcext:value-type="float">
            <text:p>0.139672719</text:p>
          </table:table-cell>
          <table:table-cell office:value-type="float" office:value="2.118929376" calcext:value-type="float">
            <text:p>2.118929376</text:p>
          </table:table-cell>
          <table:table-cell office:value-type="float" office:value="2.430556331" calcext:value-type="float">
            <text:p>2.430556331</text:p>
          </table:table-cell>
          <table:table-cell office:value-type="float" office:value="1.841638301" calcext:value-type="float">
            <text:p>1.841638301</text:p>
          </table:table-cell>
          <table:table-cell office:value-type="float" office:value="2.084593494" calcext:value-type="float">
            <text:p>2.084593494</text:p>
          </table:table-cell>
          <table:table-cell office:value-type="string" calcext:value-type="string">
            <text:p>N/A</text:p>
          </table:table-cell>
          <table:table-cell office:value-type="float" office:value="0.074203255" calcext:value-type="float">
            <text:p>0.074203255</text:p>
          </table:table-cell>
          <table:table-cell office:value-type="float" office:value="1.248477366" calcext:value-type="float">
            <text:p>1.248477366</text:p>
          </table:table-cell>
          <table:table-cell office:value-type="float" office:value="1.350617284" calcext:value-type="float">
            <text:p>1.350617284</text:p>
          </table:table-cell>
          <table:table-cell office:value-type="float" office:value="1.169876543" calcext:value-type="float">
            <text:p>1.169876543</text:p>
          </table:table-cell>
          <table:table-cell office:value-type="float" office:value="1.224938272" calcext:value-type="float">
            <text:p>1.224938272</text:p>
          </table:table-cell>
          <table:table-cell office:value-type="string" calcext:value-type="string">
            <text:p>N/A</text:p>
          </table:table-cell>
          <table:table-cell office:value-type="float" office:value="0.411472224" calcext:value-type="float">
            <text:p>0.411472224</text:p>
          </table:table-cell>
          <table:table-cell office:value-type="float" office:value="1.738594328" calcext:value-type="float">
            <text:p>1.738594328</text:p>
          </table:table-cell>
          <table:table-cell office:value-type="float" office:value="1.652281134" calcext:value-type="float">
            <text:p>1.652281134</text:p>
          </table:table-cell>
          <table:table-cell office:value-type="float" office:value="1.0702836" calcext:value-type="float">
            <text:p>1.0702836</text:p>
          </table:table-cell>
          <table:table-cell office:value-type="float" office:value="2.493218249" calcext:value-type="float">
            <text:p>2.493218249</text:p>
          </table:table-cell>
          <table:table-cell office:value-type="string" calcext:value-type="string">
            <text:p>N/A</text:p>
          </table:table-cell>
          <table:table-cell office:value-type="float" office:value="0.268528899" calcext:value-type="float">
            <text:p>0.268528899</text:p>
          </table:table-cell>
          <table:table-cell office:value-type="float" office:value="1.284853959" calcext:value-type="float">
            <text:p>1.284853959</text:p>
          </table:table-cell>
          <table:table-cell office:value-type="float" office:value="1.022583559" calcext:value-type="float">
            <text:p>1.022583559</text:p>
          </table:table-cell>
          <table:table-cell office:value-type="float" office:value="1.156278229" calcext:value-type="float">
            <text:p>1.156278229</text:p>
          </table:table-cell>
          <table:table-cell office:value-type="float" office:value="1.67570009" calcext:value-type="float">
            <text:p>1.6757000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OFF_3</text:p>
          </table:table-cell>
          <table:table-cell table:formula="of:=EXACT([.A174];[.B174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1</text:p>
          </table:table-cell>
          <table:table-cell office:value-type="float" office:value="95990733" calcext:value-type="float">
            <text:p>95990733</text:p>
          </table:table-cell>
          <table:table-cell office:value-type="float" office:value="95991563" calcext:value-type="float">
            <text:p>95991563</text:p>
          </table:table-cell>
          <table:table-cell office:value-type="float" office:value="0.196393552" calcext:value-type="float">
            <text:p>0.196393552</text:p>
          </table:table-cell>
          <table:table-cell office:value-type="float" office:value="2.731766333" calcext:value-type="float">
            <text:p>2.731766333</text:p>
          </table:table-cell>
          <table:table-cell office:value-type="float" office:value="3.050812306" calcext:value-type="float">
            <text:p>3.050812306</text:p>
          </table:table-cell>
          <table:table-cell office:value-type="float" office:value="2.689595576" calcext:value-type="float">
            <text:p>2.689595576</text:p>
          </table:table-cell>
          <table:table-cell office:value-type="float" office:value="2.454891116" calcext:value-type="float">
            <text:p>2.454891116</text:p>
          </table:table-cell>
          <table:table-cell office:value-type="string" calcext:value-type="string">
            <text:p>N/A</text:p>
          </table:table-cell>
          <table:table-cell office:value-type="float" office:value="0.086642107" calcext:value-type="float">
            <text:p>0.086642107</text:p>
          </table:table-cell>
          <table:table-cell office:value-type="float" office:value="1.999727149" calcext:value-type="float">
            <text:p>1.999727149</text:p>
          </table:table-cell>
          <table:table-cell office:value-type="float" office:value="2.172987722" calcext:value-type="float">
            <text:p>2.172987722</text:p>
          </table:table-cell>
          <table:table-cell office:value-type="float" office:value="1.826466576" calcext:value-type="float">
            <text:p>1.826466576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11950614" calcext:value-type="float">
            <text:p>0.111950614</text:p>
          </table:table-cell>
          <table:table-cell office:value-type="float" office:value="6.150466778" calcext:value-type="float">
            <text:p>6.150466778</text:p>
          </table:table-cell>
          <table:table-cell office:value-type="float" office:value="6.906095552" calcext:value-type="float">
            <text:p>6.906095552</text:p>
          </table:table-cell>
          <table:table-cell office:value-type="float" office:value="5.558484349" calcext:value-type="float">
            <text:p>5.558484349</text:p>
          </table:table-cell>
          <table:table-cell office:value-type="float" office:value="5.986820428" calcext:value-type="float">
            <text:p>5.986820428</text:p>
          </table:table-cell>
          <table:table-cell office:value-type="string" calcext:value-type="string">
            <text:p>N/A</text:p>
          </table:table-cell>
          <table:table-cell office:value-type="float" office:value="0.138263666" calcext:value-type="float">
            <text:p>0.138263666</text:p>
          </table:table-cell>
          <table:table-cell office:value-type="float" office:value="1.870676692" calcext:value-type="float">
            <text:p>1.870676692</text:p>
          </table:table-cell>
          <table:table-cell office:value-type="float" office:value="3.032119914" calcext:value-type="float">
            <text:p>3.032119914</text:p>
          </table:table-cell>
          <table:table-cell office:value-type="float" office:value="2.295503212" calcext:value-type="float">
            <text:p>2.29550321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228225547" calcext:value-type="float">
            <text:p>0.228225547</text:p>
          </table:table-cell>
          <table:table-cell office:value-type="float" office:value="3.95859606" calcext:value-type="float">
            <text:p>3.95859606</text:p>
          </table:table-cell>
          <table:table-cell office:value-type="float" office:value="4.977289214" calcext:value-type="float">
            <text:p>4.977289214</text:p>
          </table:table-cell>
          <table:table-cell office:value-type="float" office:value="3.254505887" calcext:value-type="float">
            <text:p>3.254505887</text:p>
          </table:table-cell>
          <table:table-cell office:value-type="float" office:value="3.643993081" calcext:value-type="float">
            <text:p>3.643993081</text:p>
          </table:table-cell>
          <table:table-cell office:value-type="string" calcext:value-type="string">
            <text:p>N/A</text:p>
          </table:table-cell>
          <table:table-cell office:value-type="float" office:value="0.195550567" calcext:value-type="float">
            <text:p>0.195550567</text:p>
          </table:table-cell>
          <table:table-cell office:value-type="float" office:value="2.456707819" calcext:value-type="float">
            <text:p>2.456707819</text:p>
          </table:table-cell>
          <table:table-cell office:value-type="float" office:value="2.946419753" calcext:value-type="float">
            <text:p>2.946419753</text:p>
          </table:table-cell>
          <table:table-cell office:value-type="float" office:value="1.98617284" calcext:value-type="float">
            <text:p>1.98617284</text:p>
          </table:table-cell>
          <table:table-cell office:value-type="float" office:value="2.437530864" calcext:value-type="float">
            <text:p>2.437530864</text:p>
          </table:table-cell>
          <table:table-cell office:value-type="string" calcext:value-type="string">
            <text:p>N/A</text:p>
          </table:table-cell>
          <table:table-cell office:value-type="float" office:value="0.157733089" calcext:value-type="float">
            <text:p>0.157733089</text:p>
          </table:table-cell>
          <table:table-cell office:value-type="float" office:value="8.134812989" calcext:value-type="float">
            <text:p>8.134812989</text:p>
          </table:table-cell>
          <table:table-cell office:value-type="float" office:value="8.848335388" calcext:value-type="float">
            <text:p>8.848335388</text:p>
          </table:table-cell>
          <table:table-cell office:value-type="float" office:value="8.902589396" calcext:value-type="float">
            <text:p>8.902589396</text:p>
          </table:table-cell>
          <table:table-cell office:value-type="float" office:value="6.65351418" calcext:value-type="float">
            <text:p>6.65351418</text:p>
          </table:table-cell>
          <table:table-cell office:value-type="string" calcext:value-type="string">
            <text:p>N/A</text:p>
          </table:table-cell>
          <table:table-cell office:value-type="float" office:value="0.038045753" calcext:value-type="float">
            <text:p>0.038045753</text:p>
          </table:table-cell>
          <table:table-cell office:value-type="float" office:value="2.596205962" calcext:value-type="float">
            <text:p>2.596205962</text:p>
          </table:table-cell>
          <table:table-cell office:value-type="float" office:value="2.690153568" calcext:value-type="float">
            <text:p>2.690153568</text:p>
          </table:table-cell>
          <table:table-cell office:value-type="float" office:value="2.605239386" calcext:value-type="float">
            <text:p>2.605239386</text:p>
          </table:table-cell>
          <table:table-cell office:value-type="float" office:value="2.493224932" calcext:value-type="float">
            <text:p>2.49322493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OFF_5</text:p>
          </table:table-cell>
          <table:table-cell table:formula="of:=EXACT([.A175];[.B175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3</text:p>
          </table:table-cell>
          <table:table-cell office:value-type="float" office:value="99210768" calcext:value-type="float">
            <text:p>99210768</text:p>
          </table:table-cell>
          <table:table-cell office:value-type="float" office:value="99211374" calcext:value-type="float">
            <text:p>99211374</text:p>
          </table:table-cell>
          <table:table-cell office:value-type="float" office:value="0.1451611438" calcext:value-type="float">
            <text:p>0.1451611438</text:p>
          </table:table-cell>
          <table:table-cell office:value-type="float" office:value="2.532539978" calcext:value-type="float">
            <text:p>2.532539978</text:p>
          </table:table-cell>
          <table:table-cell office:value-type="float" office:value="2.349572332" calcext:value-type="float">
            <text:p>2.349572332</text:p>
          </table:table-cell>
          <table:table-cell office:value-type="float" office:value="2.740052064" calcext:value-type="float">
            <text:p>2.740052064</text:p>
          </table:table-cell>
          <table:table-cell office:value-type="float" office:value="2.507995537" calcext:value-type="float">
            <text:p>2.507995537</text:p>
          </table:table-cell>
          <table:table-cell office:value-type="string" calcext:value-type="string">
            <text:p>N/A</text:p>
          </table:table-cell>
          <table:table-cell office:value-type="float" office:value="0.058907309" calcext:value-type="float">
            <text:p>0.058907309</text:p>
          </table:table-cell>
          <table:table-cell office:value-type="float" office:value="2.601904762" calcext:value-type="float">
            <text:p>2.601904762</text:p>
          </table:table-cell>
          <table:table-cell office:value-type="float" office:value="2.582857143" calcext:value-type="float">
            <text:p>2.582857143</text:p>
          </table:table-cell>
          <table:table-cell office:value-type="float" office:value="2.763809524" calcext:value-type="float">
            <text:p>2.763809524</text:p>
          </table:table-cell>
          <table:table-cell office:value-type="float" office:value="2.459047619" calcext:value-type="float">
            <text:p>2.459047619</text:p>
          </table:table-cell>
          <table:table-cell office:value-type="string" calcext:value-type="string">
            <text:p>N/A</text:p>
          </table:table-cell>
          <table:table-cell office:value-type="float" office:value="0.097275185" calcext:value-type="float">
            <text:p>0.097275185</text:p>
          </table:table-cell>
          <table:table-cell office:value-type="float" office:value="2.91966759" calcext:value-type="float">
            <text:p>2.91966759</text:p>
          </table:table-cell>
          <table:table-cell office:value-type="float" office:value="2.620498615" calcext:value-type="float">
            <text:p>2.620498615</text:p>
          </table:table-cell>
          <table:table-cell office:value-type="float" office:value="2.952908587" calcext:value-type="float">
            <text:p>2.952908587</text:p>
          </table:table-cell>
          <table:table-cell office:value-type="float" office:value="3.185595568" calcext:value-type="float">
            <text:p>3.185595568</text:p>
          </table:table-cell>
          <table:table-cell office:value-type="string" calcext:value-type="string">
            <text:p>N/A</text:p>
          </table:table-cell>
          <table:table-cell office:value-type="float" office:value="0.14431758" calcext:value-type="float">
            <text:p>0.14431758</text:p>
          </table:table-cell>
          <table:table-cell office:value-type="float" office:value="1.415417559" calcext:value-type="float">
            <text:p>1.415417559</text:p>
          </table:table-cell>
          <table:table-cell office:value-type="float" office:value="1.543897216" calcext:value-type="float">
            <text:p>1.543897216</text:p>
          </table:table-cell>
          <table:table-cell office:value-type="float" office:value="1.52248394" calcext:value-type="float">
            <text:p>1.52248394</text:p>
          </table:table-cell>
          <table:table-cell office:value-type="float" office:value="1.17987152" calcext:value-type="float">
            <text:p>1.17987152</text:p>
          </table:table-cell>
          <table:table-cell office:value-type="string" calcext:value-type="string">
            <text:p>N/A</text:p>
          </table:table-cell>
          <table:table-cell office:value-type="float" office:value="0.053645652" calcext:value-type="float">
            <text:p>0.053645652</text:p>
          </table:table-cell>
          <table:table-cell office:value-type="float" office:value="2.563833827" calcext:value-type="float">
            <text:p>2.563833827</text:p>
          </table:table-cell>
          <table:table-cell office:value-type="float" office:value="2.415432521" calcext:value-type="float">
            <text:p>2.415432521</text:p>
          </table:table-cell>
          <table:table-cell office:value-type="float" office:value="2.589048379" calcext:value-type="float">
            <text:p>2.589048379</text:p>
          </table:table-cell>
          <table:table-cell office:value-type="float" office:value="2.687020582" calcext:value-type="float">
            <text:p>2.687020582</text:p>
          </table:table-cell>
          <table:table-cell office:value-type="string" calcext:value-type="string">
            <text:p>N/A</text:p>
          </table:table-cell>
          <table:table-cell office:value-type="float" office:value="0.028785361" calcext:value-type="float">
            <text:p>0.028785361</text:p>
          </table:table-cell>
          <table:table-cell office:value-type="float" office:value="2.190771913" calcext:value-type="float">
            <text:p>2.190771913</text:p>
          </table:table-cell>
          <table:table-cell office:value-type="float" office:value="2.147409707" calcext:value-type="float">
            <text:p>2.147409707</text:p>
          </table:table-cell>
          <table:table-cell office:value-type="float" office:value="2.161791142" calcext:value-type="float">
            <text:p>2.161791142</text:p>
          </table:table-cell>
          <table:table-cell office:value-type="float" office:value="2.263114888" calcext:value-type="float">
            <text:p>2.263114888</text:p>
          </table:table-cell>
          <table:table-cell office:value-type="string" calcext:value-type="string">
            <text:p>N/A</text:p>
          </table:table-cell>
          <table:table-cell office:value-type="float" office:value="0.049384509" calcext:value-type="float">
            <text:p>0.049384509</text:p>
          </table:table-cell>
          <table:table-cell office:value-type="float" office:value="3.192828394" calcext:value-type="float">
            <text:p>3.192828394</text:p>
          </table:table-cell>
          <table:table-cell office:value-type="float" office:value="3.075740944" calcext:value-type="float">
            <text:p>3.075740944</text:p>
          </table:table-cell>
          <table:table-cell office:value-type="float" office:value="3.372118551" calcext:value-type="float">
            <text:p>3.372118551</text:p>
          </table:table-cell>
          <table:table-cell office:value-type="float" office:value="3.130625686" calcext:value-type="float">
            <text:p>3.130625686</text:p>
          </table:table-cell>
          <table:table-cell office:value-type="string" calcext:value-type="string">
            <text:p>N/A</text:p>
          </table:table-cell>
          <table:table-cell office:value-type="float" office:value="0.294205695" calcext:value-type="float">
            <text:p>0.294205695</text:p>
          </table:table-cell>
          <table:table-cell office:value-type="float" office:value="1.22393891" calcext:value-type="float">
            <text:p>1.22393891</text:p>
          </table:table-cell>
          <table:table-cell office:value-type="float" office:value="1.374533831" calcext:value-type="float">
            <text:p>1.374533831</text:p>
          </table:table-cell>
          <table:table-cell office:value-type="float" office:value="1.484283431" calcext:value-type="float">
            <text:p>1.484283431</text:p>
          </table:table-cell>
          <table:table-cell office:value-type="float" office:value="0.812999467" calcext:value-type="float">
            <text:p>0.81299946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OFF_6</text:p>
          </table:table-cell>
          <table:table-cell table:formula="of:=EXACT([.A176];[.B176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1</text:p>
          </table:table-cell>
          <table:table-cell office:value-type="float" office:value="109011564" calcext:value-type="float">
            <text:p>109011564</text:p>
          </table:table-cell>
          <table:table-cell office:value-type="float" office:value="109012424" calcext:value-type="float">
            <text:p>109012424</text:p>
          </table:table-cell>
          <table:table-cell office:value-type="float" office:value="0.4341580055" calcext:value-type="float">
            <text:p>0.4341580055</text:p>
          </table:table-cell>
          <table:table-cell office:value-type="float" office:value="1.306256481" calcext:value-type="float">
            <text:p>1.306256481</text:p>
          </table:table-cell>
          <table:table-cell office:value-type="float" office:value="1.207051504" calcext:value-type="float">
            <text:p>1.207051504</text:p>
          </table:table-cell>
          <table:table-cell office:value-type="float" office:value="1.472865538" calcext:value-type="float">
            <text:p>1.472865538</text:p>
          </table:table-cell>
          <table:table-cell office:value-type="float" office:value="1.238852402" calcext:value-type="float">
            <text:p>1.238852402</text:p>
          </table:table-cell>
          <table:table-cell office:value-type="string" calcext:value-type="string">
            <text:p>N/A</text:p>
          </table:table-cell>
          <table:table-cell office:value-type="float" office:value="0.089423904" calcext:value-type="float">
            <text:p>0.089423904</text:p>
          </table:table-cell>
          <table:table-cell office:value-type="float" office:value="0.634652115" calcext:value-type="float">
            <text:p>0.634652115</text:p>
          </table:table-cell>
          <table:table-cell office:value-type="float" office:value="0.691405184" calcext:value-type="float">
            <text:p>0.691405184</text:p>
          </table:table-cell>
          <table:table-cell office:value-type="float" office:value="0.577899045" calcext:value-type="float">
            <text:p>0.577899045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42469862" calcext:value-type="float">
            <text:p>0.142469862</text:p>
          </table:table-cell>
          <table:table-cell office:value-type="float" office:value="0.879736409" calcext:value-type="float">
            <text:p>0.879736409</text:p>
          </table:table-cell>
          <table:table-cell office:value-type="float" office:value="0.757825371" calcext:value-type="float">
            <text:p>0.757825371</text:p>
          </table:table-cell>
          <table:table-cell office:value-type="float" office:value="1.008237232" calcext:value-type="float">
            <text:p>1.008237232</text:p>
          </table:table-cell>
          <table:table-cell office:value-type="float" office:value="0.873146623" calcext:value-type="float">
            <text:p>0.873146623</text:p>
          </table:table-cell>
          <table:table-cell office:value-type="string" calcext:value-type="string">
            <text:p>N/A</text:p>
          </table:table-cell>
          <table:table-cell office:value-type="float" office:value="0.038191738" calcext:value-type="float">
            <text:p>0.038191738</text:p>
          </table:table-cell>
          <table:table-cell office:value-type="float" office:value="0.964661654" calcext:value-type="float">
            <text:p>0.964661654</text:p>
          </table:table-cell>
          <table:table-cell office:value-type="float" office:value="1.426124197" calcext:value-type="float">
            <text:p>1.426124197</text:p>
          </table:table-cell>
          <table:table-cell office:value-type="float" office:value="1.321199143" calcext:value-type="float">
            <text:p>1.321199143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15716647" calcext:value-type="float">
            <text:p>0.015716647</text:p>
          </table:table-cell>
          <table:table-cell office:value-type="float" office:value="1.456243142" calcext:value-type="float">
            <text:p>1.456243142</text:p>
          </table:table-cell>
          <table:table-cell office:value-type="float" office:value="1.482283355" calcext:value-type="float">
            <text:p>1.482283355</text:p>
          </table:table-cell>
          <table:table-cell office:value-type="float" office:value="1.447129066" calcext:value-type="float">
            <text:p>1.447129066</text:p>
          </table:table-cell>
          <table:table-cell office:value-type="float" office:value="1.439317002" calcext:value-type="float">
            <text:p>1.439317002</text:p>
          </table:table-cell>
          <table:table-cell office:value-type="string" calcext:value-type="string">
            <text:p>N/A</text:p>
          </table:table-cell>
          <table:table-cell office:value-type="float" office:value="0.10121008" calcext:value-type="float">
            <text:p>0.10121008</text:p>
          </table:table-cell>
          <table:table-cell office:value-type="float" office:value="1.103127572" calcext:value-type="float">
            <text:p>1.103127572</text:p>
          </table:table-cell>
          <table:table-cell office:value-type="float" office:value="0.977530864" calcext:value-type="float">
            <text:p>0.977530864</text:p>
          </table:table-cell>
          <table:table-cell office:value-type="float" office:value="1.140740741" calcext:value-type="float">
            <text:p>1.140740741</text:p>
          </table:table-cell>
          <table:table-cell office:value-type="float" office:value="1.191111111" calcext:value-type="float">
            <text:p>1.191111111</text:p>
          </table:table-cell>
          <table:table-cell office:value-type="string" calcext:value-type="string">
            <text:p>N/A</text:p>
          </table:table-cell>
          <table:table-cell office:value-type="float" office:value="0.130039861" calcext:value-type="float">
            <text:p>0.130039861</text:p>
          </table:table-cell>
          <table:table-cell office:value-type="float" office:value="1.404027949" calcext:value-type="float">
            <text:p>1.404027949</text:p>
          </table:table-cell>
          <table:table-cell office:value-type="float" office:value="1.410604192" calcext:value-type="float">
            <text:p>1.410604192</text:p>
          </table:table-cell>
          <table:table-cell office:value-type="float" office:value="1.58323058" calcext:value-type="float">
            <text:p>1.58323058</text:p>
          </table:table-cell>
          <table:table-cell office:value-type="float" office:value="1.218249075" calcext:value-type="float">
            <text:p>1.218249075</text:p>
          </table:table-cell>
          <table:table-cell office:value-type="string" calcext:value-type="string">
            <text:p>N/A</text:p>
          </table:table-cell>
          <table:table-cell office:value-type="float" office:value="0.156812969" calcext:value-type="float">
            <text:p>0.156812969</text:p>
          </table:table-cell>
          <table:table-cell office:value-type="float" office:value="1.169527251" calcext:value-type="float">
            <text:p>1.169527251</text:p>
          </table:table-cell>
          <table:table-cell office:value-type="float" office:value="0.98464318" calcext:value-type="float">
            <text:p>0.98464318</text:p>
          </table:table-cell>
          <table:table-cell office:value-type="float" office:value="1.172538392" calcext:value-type="float">
            <text:p>1.172538392</text:p>
          </table:table-cell>
          <table:table-cell office:value-type="float" office:value="1.351400181" calcext:value-type="float">
            <text:p>1.35140018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OFF_7</text:p>
          </table:table-cell>
          <table:table-cell table:formula="of:=EXACT([.A177];[.B177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9</text:p>
          </table:table-cell>
          <table:table-cell office:value-type="float" office:value="56939731" calcext:value-type="float">
            <text:p>56939731</text:p>
          </table:table-cell>
          <table:table-cell office:value-type="float" office:value="56940324" calcext:value-type="float">
            <text:p>56940324</text:p>
          </table:table-cell>
          <table:table-cell office:value-type="float" office:value="0.5139626255" calcext:value-type="float">
            <text:p>0.5139626255</text:p>
          </table:table-cell>
          <table:table-cell office:value-type="float" office:value="1.454199793" calcext:value-type="float">
            <text:p>1.454199793</text:p>
          </table:table-cell>
          <table:table-cell office:value-type="float" office:value="1.456965088" calcext:value-type="float">
            <text:p>1.456965088</text:p>
          </table:table-cell>
          <table:table-cell office:value-type="float" office:value="1.886968545" calcext:value-type="float">
            <text:p>1.886968545</text:p>
          </table:table-cell>
          <table:table-cell office:value-type="float" office:value="1.018665745" calcext:value-type="float">
            <text:p>1.018665745</text:p>
          </table:table-cell>
          <table:table-cell office:value-type="string" calcext:value-type="string">
            <text:p>N/A</text:p>
          </table:table-cell>
          <table:table-cell office:value-type="float" office:value="0.018998273" calcext:value-type="float">
            <text:p>0.018998273</text:p>
          </table:table-cell>
          <table:table-cell office:value-type="float" office:value="0.631923602" calcext:value-type="float">
            <text:p>0.631923602</text:p>
          </table:table-cell>
          <table:table-cell office:value-type="float" office:value="0.643929059" calcext:value-type="float">
            <text:p>0.643929059</text:p>
          </table:table-cell>
          <table:table-cell office:value-type="float" office:value="0.619918145" calcext:value-type="float">
            <text:p>0.619918145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63912606" calcext:value-type="float">
            <text:p>0.163912606</text:p>
          </table:table-cell>
          <table:table-cell office:value-type="float" office:value="1.471718836" calcext:value-type="float">
            <text:p>1.471718836</text:p>
          </table:table-cell>
          <table:table-cell office:value-type="float" office:value="1.644151565" calcext:value-type="float">
            <text:p>1.644151565</text:p>
          </table:table-cell>
          <table:table-cell office:value-type="float" office:value="1.196046129" calcext:value-type="float">
            <text:p>1.196046129</text:p>
          </table:table-cell>
          <table:table-cell office:value-type="float" office:value="1.574958814" calcext:value-type="float">
            <text:p>1.574958814</text:p>
          </table:table-cell>
          <table:table-cell office:value-type="string" calcext:value-type="string">
            <text:p>N/A</text:p>
          </table:table-cell>
          <table:table-cell office:value-type="float" office:value="0.300724638" calcext:value-type="float">
            <text:p>0.300724638</text:p>
          </table:table-cell>
          <table:table-cell office:value-type="float" office:value="0.830075188" calcext:value-type="float">
            <text:p>0.830075188</text:p>
          </table:table-cell>
          <table:table-cell office:value-type="float" office:value="1.537473233" calcext:value-type="float">
            <text:p>1.537473233</text:p>
          </table:table-cell>
          <table:table-cell office:value-type="float" office:value="0.826552463" calcext:value-type="float">
            <text:p>0.826552463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60904136" calcext:value-type="float">
            <text:p>0.060904136</text:p>
          </table:table-cell>
          <table:table-cell office:value-type="float" office:value="2.053828841" calcext:value-type="float">
            <text:p>2.053828841</text:p>
          </table:table-cell>
          <table:table-cell office:value-type="float" office:value="2.032029463" calcext:value-type="float">
            <text:p>2.032029463</text:p>
          </table:table-cell>
          <table:table-cell office:value-type="float" office:value="1.941074717" calcext:value-type="float">
            <text:p>1.941074717</text:p>
          </table:table-cell>
          <table:table-cell office:value-type="float" office:value="2.188382345" calcext:value-type="float">
            <text:p>2.188382345</text:p>
          </table:table-cell>
          <table:table-cell office:value-type="string" calcext:value-type="string">
            <text:p>N/A</text:p>
          </table:table-cell>
          <table:table-cell office:value-type="float" office:value="0.062448987" calcext:value-type="float">
            <text:p>0.062448987</text:p>
          </table:table-cell>
          <table:table-cell office:value-type="float" office:value="0.898683128" calcext:value-type="float">
            <text:p>0.898683128</text:p>
          </table:table-cell>
          <table:table-cell office:value-type="float" office:value="0.945679012" calcext:value-type="float">
            <text:p>0.945679012</text:p>
          </table:table-cell>
          <table:table-cell office:value-type="float" office:value="0.83654321" calcext:value-type="float">
            <text:p>0.83654321</text:p>
          </table:table-cell>
          <table:table-cell office:value-type="float" office:value="0.91382716" calcext:value-type="float">
            <text:p>0.91382716</text:p>
          </table:table-cell>
          <table:table-cell office:value-type="string" calcext:value-type="string">
            <text:p>N/A</text:p>
          </table:table-cell>
          <table:table-cell office:value-type="float" office:value="0.137585906" calcext:value-type="float">
            <text:p>0.137585906</text:p>
          </table:table-cell>
          <table:table-cell office:value-type="float" office:value="2.11837238" calcext:value-type="float">
            <text:p>2.11837238</text:p>
          </table:table-cell>
          <table:table-cell office:value-type="float" office:value="2.029593095" calcext:value-type="float">
            <text:p>2.029593095</text:p>
          </table:table-cell>
          <table:table-cell office:value-type="float" office:value="2.443896424" calcext:value-type="float">
            <text:p>2.443896424</text:p>
          </table:table-cell>
          <table:table-cell office:value-type="float" office:value="1.88162762" calcext:value-type="float">
            <text:p>1.88162762</text:p>
          </table:table-cell>
          <table:table-cell office:value-type="string" calcext:value-type="string">
            <text:p>N/A</text:p>
          </table:table-cell>
          <table:table-cell office:value-type="float" office:value="0.216438137" calcext:value-type="float">
            <text:p>0.216438137</text:p>
          </table:table-cell>
          <table:table-cell office:value-type="float" office:value="1.196326407" calcext:value-type="float">
            <text:p>1.196326407</text:p>
          </table:table-cell>
          <table:table-cell office:value-type="float" office:value="1.159891599" calcext:value-type="float">
            <text:p>1.159891599</text:p>
          </table:table-cell>
          <table:table-cell office:value-type="float" office:value="0.957542909" calcext:value-type="float">
            <text:p>0.957542909</text:p>
          </table:table-cell>
          <table:table-cell office:value-type="float" office:value="1.471544715" calcext:value-type="float">
            <text:p>1.47154471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OFF_9</text:p>
          </table:table-cell>
          <table:table-cell table:formula="of:=EXACT([.A178];[.B178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3</text:p>
          </table:table-cell>
          <table:table-cell office:value-type="float" office:value="48227498" calcext:value-type="float">
            <text:p>48227498</text:p>
          </table:table-cell>
          <table:table-cell office:value-type="float" office:value="48228346" calcext:value-type="float">
            <text:p>48228346</text:p>
          </table:table-cell>
          <table:table-cell office:value-type="float" office:value="0.0906484849" calcext:value-type="float">
            <text:p>0.0906484849</text:p>
          </table:table-cell>
          <table:table-cell office:value-type="float" office:value="4.134724473" calcext:value-type="float">
            <text:p>4.134724473</text:p>
          </table:table-cell>
          <table:table-cell office:value-type="float" office:value="4.37207687" calcext:value-type="float">
            <text:p>4.37207687</text:p>
          </table:table-cell>
          <table:table-cell office:value-type="float" office:value="4.22296828" calcext:value-type="float">
            <text:p>4.22296828</text:p>
          </table:table-cell>
          <table:table-cell office:value-type="float" office:value="4.553021533" calcext:value-type="float">
            <text:p>4.553021533</text:p>
          </table:table-cell>
          <table:table-cell office:value-type="float" office:value="3.390831211" calcext:value-type="float">
            <text:p>3.390831211</text:p>
          </table:table-cell>
          <table:table-cell office:value-type="float" office:value="0.251203203" calcext:value-type="float">
            <text:p>0.251203203</text:p>
          </table:table-cell>
          <table:table-cell office:value-type="float" office:value="7.805459021" calcext:value-type="float">
            <text:p>7.805459021</text:p>
          </table:table-cell>
          <table:table-cell office:value-type="float" office:value="10.46017955" calcext:value-type="float">
            <text:p>10.46017955</text:p>
          </table:table-cell>
          <table:table-cell office:value-type="float" office:value="6.696785404" calcext:value-type="float">
            <text:p>6.696785404</text:p>
          </table:table-cell>
          <table:table-cell office:value-type="float" office:value="8.047784535" calcext:value-type="float">
            <text:p>8.047784535</text:p>
          </table:table-cell>
          <table:table-cell office:value-type="float" office:value="6.017086591" calcext:value-type="float">
            <text:p>6.017086591</text:p>
          </table:table-cell>
          <table:table-cell office:value-type="float" office:value="0.044409727" calcext:value-type="float">
            <text:p>0.044409727</text:p>
          </table:table-cell>
          <table:table-cell office:value-type="float" office:value="3.136591479" calcext:value-type="float">
            <text:p>3.136591479</text:p>
          </table:table-cell>
          <table:table-cell office:value-type="float" office:value="3.167919799" calcext:value-type="float">
            <text:p>3.167919799</text:p>
          </table:table-cell>
          <table:table-cell office:value-type="float" office:value="3.002506266" calcext:value-type="float">
            <text:p>3.002506266</text:p>
          </table:table-cell>
          <table:table-cell office:value-type="float" office:value="3.05764411" calcext:value-type="float">
            <text:p>3.05764411</text:p>
          </table:table-cell>
          <table:table-cell office:value-type="float" office:value="3.318295739" calcext:value-type="float">
            <text:p>3.318295739</text:p>
          </table:table-cell>
          <table:table-cell office:value-type="float" office:value="0.104944117" calcext:value-type="float">
            <text:p>0.104944117</text:p>
          </table:table-cell>
          <table:table-cell office:value-type="float" office:value="3.766453763" calcext:value-type="float">
            <text:p>3.766453763</text:p>
          </table:table-cell>
          <table:table-cell office:value-type="float" office:value="3.297972785" calcext:value-type="float">
            <text:p>3.297972785</text:p>
          </table:table-cell>
          <table:table-cell office:value-type="float" office:value="4.026659261" calcext:value-type="float">
            <text:p>4.026659261</text:p>
          </table:table-cell>
          <table:table-cell office:value-type="float" office:value="4.153290753" calcext:value-type="float">
            <text:p>4.153290753</text:p>
          </table:table-cell>
          <table:table-cell office:value-type="float" office:value="3.587892252" calcext:value-type="float">
            <text:p>3.587892252</text:p>
          </table:table-cell>
          <table:table-cell office:value-type="float" office:value="0.190428129" calcext:value-type="float">
            <text:p>0.190428129</text:p>
          </table:table-cell>
          <table:table-cell office:value-type="float" office:value="5.358026467" calcext:value-type="float">
            <text:p>5.358026467</text:p>
          </table:table-cell>
          <table:table-cell office:value-type="float" office:value="6.25287687" calcext:value-type="float">
            <text:p>6.25287687</text:p>
          </table:table-cell>
          <table:table-cell office:value-type="float" office:value="5.985040276" calcext:value-type="float">
            <text:p>5.985040276</text:p>
          </table:table-cell>
          <table:table-cell office:value-type="float" office:value="3.976121979" calcext:value-type="float">
            <text:p>3.976121979</text:p>
          </table:table-cell>
          <table:table-cell office:value-type="float" office:value="5.218066743" calcext:value-type="float">
            <text:p>5.218066743</text:p>
          </table:table-cell>
          <table:table-cell office:value-type="float" office:value="0.309925295" calcext:value-type="float">
            <text:p>0.309925295</text:p>
          </table:table-cell>
          <table:table-cell office:value-type="float" office:value="13.77180028" calcext:value-type="float">
            <text:p>13.77180028</text:p>
          </table:table-cell>
          <table:table-cell office:value-type="float" office:value="19.77074543" calcext:value-type="float">
            <text:p>19.77074543</text:p>
          </table:table-cell>
          <table:table-cell office:value-type="float" office:value="13.67932489" calcext:value-type="float">
            <text:p>13.67932489</text:p>
          </table:table-cell>
          <table:table-cell office:value-type="float" office:value="11.59774965" calcext:value-type="float">
            <text:p>11.59774965</text:p>
          </table:table-cell>
          <table:table-cell office:value-type="float" office:value="10.03938115" calcext:value-type="float">
            <text:p>10.03938115</text:p>
          </table:table-cell>
          <table:table-cell office:value-type="float" office:value="0.258391664" calcext:value-type="float">
            <text:p>0.258391664</text:p>
          </table:table-cell>
          <table:table-cell office:value-type="float" office:value="3.954475309" calcext:value-type="float">
            <text:p>3.954475309</text:p>
          </table:table-cell>
          <table:table-cell office:value-type="float" office:value="5.432098765" calcext:value-type="float">
            <text:p>5.432098765</text:p>
          </table:table-cell>
          <table:table-cell office:value-type="float" office:value="3.314814815" calcext:value-type="float">
            <text:p>3.314814815</text:p>
          </table:table-cell>
          <table:table-cell office:value-type="float" office:value="3.842592593" calcext:value-type="float">
            <text:p>3.842592593</text:p>
          </table:table-cell>
          <table:table-cell office:value-type="float" office:value="3.228395062" calcext:value-type="float">
            <text:p>3.228395062</text:p>
          </table:table-cell>
          <table:table-cell office:value-type="float" office:value="0.175582106" calcext:value-type="float">
            <text:p>0.175582106</text:p>
          </table:table-cell>
          <table:table-cell office:value-type="float" office:value="1.289604361" calcext:value-type="float">
            <text:p>1.289604361</text:p>
          </table:table-cell>
          <table:table-cell office:value-type="float" office:value="6.086842105" calcext:value-type="float">
            <text:p>6.086842105</text:p>
          </table:table-cell>
          <table:table-cell office:value-type="float" office:value="8.931578947" calcext:value-type="float">
            <text:p>8.931578947</text:p>
          </table:table-cell>
          <table:table-cell office:value-type="float" office:value="7.826315789" calcext:value-type="float">
            <text:p>7.826315789</text:p>
          </table:table-cell>
          <table:table-cell office:value-type="float" office:value="6.534210526" calcext:value-type="float">
            <text:p>6.534210526</text:p>
          </table:table-cell>
        </table:table-row>
        <table:table-row table:style-name="ro1">
          <table:table-cell table:number-columns-repeated="2" office:value-type="string" calcext:value-type="string">
            <text:p>OFF_NEW_1</text:p>
          </table:table-cell>
          <table:table-cell table:formula="of:=EXACT([.A179];[.B179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9</text:p>
          </table:table-cell>
          <table:table-cell office:value-type="float" office:value="12475159" calcext:value-type="float">
            <text:p>12475159</text:p>
          </table:table-cell>
          <table:table-cell office:value-type="float" office:value="12475866" calcext:value-type="float">
            <text:p>12475866</text:p>
          </table:table-cell>
          <table:table-cell office:value-type="float" office:value="0.1239198473" calcext:value-type="float">
            <text:p>0.1239198473</text:p>
          </table:table-cell>
          <table:table-cell office:value-type="float" office:value="1.099896301" calcext:value-type="float">
            <text:p>1.099896301</text:p>
          </table:table-cell>
          <table:table-cell office:value-type="float" office:value="1.11752506" calcext:value-type="float">
            <text:p>1.11752506</text:p>
          </table:table-cell>
          <table:table-cell office:value-type="float" office:value="1.00172831" calcext:value-type="float">
            <text:p>1.00172831</text:p>
          </table:table-cell>
          <table:table-cell office:value-type="float" office:value="1.180435534" calcext:value-type="float">
            <text:p>1.180435534</text:p>
          </table:table-cell>
          <table:table-cell office:value-type="string" calcext:value-type="string">
            <text:p>N/A</text:p>
          </table:table-cell>
          <table:table-cell office:value-type="float" office:value="0.031793133" calcext:value-type="float">
            <text:p>0.031793133</text:p>
          </table:table-cell>
          <table:table-cell office:value-type="float" office:value="0.643656207" calcext:value-type="float">
            <text:p>0.643656207</text:p>
          </table:table-cell>
          <table:table-cell office:value-type="float" office:value="0.62319236" calcext:value-type="float">
            <text:p>0.62319236</text:p>
          </table:table-cell>
          <table:table-cell office:value-type="float" office:value="0.664120055" calcext:value-type="float">
            <text:p>0.664120055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50443035" calcext:value-type="float">
            <text:p>0.050443035</text:p>
          </table:table-cell>
          <table:table-cell office:value-type="float" office:value="1.290499726" calcext:value-type="float">
            <text:p>1.290499726</text:p>
          </table:table-cell>
          <table:table-cell office:value-type="float" office:value="1.232289951" calcext:value-type="float">
            <text:p>1.232289951</text:p>
          </table:table-cell>
          <table:table-cell office:value-type="float" office:value="1.278418451" calcext:value-type="float">
            <text:p>1.278418451</text:p>
          </table:table-cell>
          <table:table-cell office:value-type="float" office:value="1.360790774" calcext:value-type="float">
            <text:p>1.360790774</text:p>
          </table:table-cell>
          <table:table-cell office:value-type="string" calcext:value-type="string">
            <text:p>N/A</text:p>
          </table:table-cell>
          <table:table-cell office:value-type="float" office:value="0.087682672" calcext:value-type="float">
            <text:p>0.087682672</text:p>
          </table:table-cell>
          <table:table-cell office:value-type="float" office:value="0.720300752" calcext:value-type="float">
            <text:p>0.720300752</text:p>
          </table:table-cell>
          <table:table-cell office:value-type="float" office:value="1.115631692" calcext:value-type="float">
            <text:p>1.115631692</text:p>
          </table:table-cell>
          <table:table-cell office:value-type="float" office:value="0.935760171" calcext:value-type="float">
            <text:p>0.93576017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94591013" calcext:value-type="float">
            <text:p>0.194591013</text:p>
          </table:table-cell>
          <table:table-cell office:value-type="float" office:value="0.853784201" calcext:value-type="float">
            <text:p>0.853784201</text:p>
          </table:table-cell>
          <table:table-cell office:value-type="float" office:value="0.830310809" calcext:value-type="float">
            <text:p>0.830310809</text:p>
          </table:table-cell>
          <table:table-cell office:value-type="float" office:value="1.030411249" calcext:value-type="float">
            <text:p>1.030411249</text:p>
          </table:table-cell>
          <table:table-cell office:value-type="float" office:value="0.700630545" calcext:value-type="float">
            <text:p>0.700630545</text:p>
          </table:table-cell>
          <table:table-cell office:value-type="string" calcext:value-type="string">
            <text:p>N/A</text:p>
          </table:table-cell>
          <table:table-cell office:value-type="float" office:value="0.088403246" calcext:value-type="float">
            <text:p>0.088403246</text:p>
          </table:table-cell>
          <table:table-cell office:value-type="float" office:value="0.938353909" calcext:value-type="float">
            <text:p>0.938353909</text:p>
          </table:table-cell>
          <table:table-cell office:value-type="float" office:value="1.024691358" calcext:value-type="float">
            <text:p>1.024691358</text:p>
          </table:table-cell>
          <table:table-cell office:value-type="float" office:value="0.931111111" calcext:value-type="float">
            <text:p>0.931111111</text:p>
          </table:table-cell>
          <table:table-cell office:value-type="float" office:value="0.859259259" calcext:value-type="float">
            <text:p>0.859259259</text:p>
          </table:table-cell>
          <table:table-cell office:value-type="string" calcext:value-type="string">
            <text:p>N/A</text:p>
          </table:table-cell>
          <table:table-cell office:value-type="float" office:value="0.295099477" calcext:value-type="float">
            <text:p>0.295099477</text:p>
          </table:table-cell>
          <table:table-cell office:value-type="float" office:value="0.73160707" calcext:value-type="float">
            <text:p>0.73160707</text:p>
          </table:table-cell>
          <table:table-cell office:value-type="float" office:value="0.875462392" calcext:value-type="float">
            <text:p>0.875462392</text:p>
          </table:table-cell>
          <table:table-cell office:value-type="float" office:value="0.483353884" calcext:value-type="float">
            <text:p>0.483353884</text:p>
          </table:table-cell>
          <table:table-cell office:value-type="float" office:value="0.836004932" calcext:value-type="float">
            <text:p>0.836004932</text:p>
          </table:table-cell>
          <table:table-cell office:value-type="string" calcext:value-type="string">
            <text:p>N/A</text:p>
          </table:table-cell>
          <table:table-cell office:value-type="float" office:value="0.066758909" calcext:value-type="float">
            <text:p>0.066758909</text:p>
          </table:table-cell>
          <table:table-cell office:value-type="float" office:value="0.873833183" calcext:value-type="float">
            <text:p>0.873833183</text:p>
          </table:table-cell>
          <table:table-cell office:value-type="float" office:value="0.813911472" calcext:value-type="float">
            <text:p>0.813911472</text:p>
          </table:table-cell>
          <table:table-cell office:value-type="float" office:value="0.877145438" calcext:value-type="float">
            <text:p>0.877145438</text:p>
          </table:table-cell>
          <table:table-cell office:value-type="float" office:value="0.930442638" calcext:value-type="float">
            <text:p>0.93044263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OFR_1</text:p>
          </table:table-cell>
          <table:table-cell table:formula="of:=EXACT([.A180];[.B180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3</text:p>
          </table:table-cell>
          <table:table-cell office:value-type="float" office:value="62855904" calcext:value-type="float">
            <text:p>62855904</text:p>
          </table:table-cell>
          <table:table-cell office:value-type="float" office:value="62856806" calcext:value-type="float">
            <text:p>62856806</text:p>
          </table:table-cell>
          <table:table-cell office:value-type="float" office:value="0.4141683542" calcext:value-type="float">
            <text:p>0.4141683542</text:p>
          </table:table-cell>
          <table:table-cell office:value-type="float" office:value="1.684180205" calcext:value-type="float">
            <text:p>1.684180205</text:p>
          </table:table-cell>
          <table:table-cell office:value-type="float" office:value="1.825786381" calcext:value-type="float">
            <text:p>1.825786381</text:p>
          </table:table-cell>
          <table:table-cell office:value-type="float" office:value="1.595575527" calcext:value-type="float">
            <text:p>1.595575527</text:p>
          </table:table-cell>
          <table:table-cell office:value-type="float" office:value="1.631178707" calcext:value-type="float">
            <text:p>1.631178707</text:p>
          </table:table-cell>
          <table:table-cell office:value-type="string" calcext:value-type="string">
            <text:p>N/A</text:p>
          </table:table-cell>
          <table:table-cell office:value-type="float" office:value="0.107426099" calcext:value-type="float">
            <text:p>0.107426099</text:p>
          </table:table-cell>
          <table:table-cell office:value-type="float" office:value="0.756889495" calcext:value-type="float">
            <text:p>0.756889495</text:p>
          </table:table-cell>
          <table:table-cell office:value-type="float" office:value="0.675579809" calcext:value-type="float">
            <text:p>0.675579809</text:p>
          </table:table-cell>
          <table:table-cell office:value-type="float" office:value="0.838199181" calcext:value-type="float">
            <text:p>0.83819918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398616894" calcext:value-type="float">
            <text:p>0.398616894</text:p>
          </table:table-cell>
          <table:table-cell office:value-type="float" office:value="0.464579901" calcext:value-type="float">
            <text:p>0.464579901</text:p>
          </table:table-cell>
          <table:table-cell office:value-type="float" office:value="0.257001647" calcext:value-type="float">
            <text:p>0.257001647</text:p>
          </table:table-cell>
          <table:table-cell office:value-type="float" office:value="0.612850082" calcext:value-type="float">
            <text:p>0.612850082</text:p>
          </table:table-cell>
          <table:table-cell office:value-type="float" office:value="0.523887974" calcext:value-type="float">
            <text:p>0.523887974</text:p>
          </table:table-cell>
          <table:table-cell office:value-type="string" calcext:value-type="string">
            <text:p>N/A</text:p>
          </table:table-cell>
          <table:table-cell office:value-type="float" office:value="0.111441308" calcext:value-type="float">
            <text:p>0.111441308</text:p>
          </table:table-cell>
          <table:table-cell office:value-type="float" office:value="0.506015038" calcext:value-type="float">
            <text:p>0.506015038</text:p>
          </table:table-cell>
          <table:table-cell office:value-type="float" office:value="0.640256959" calcext:value-type="float">
            <text:p>0.640256959</text:p>
          </table:table-cell>
          <table:table-cell office:value-type="float" office:value="0.800856531" calcext:value-type="float">
            <text:p>0.80085653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95653874" calcext:value-type="float">
            <text:p>0.095653874</text:p>
          </table:table-cell>
          <table:table-cell office:value-type="float" office:value="1.6218589" calcext:value-type="float">
            <text:p>1.6218589</text:p>
          </table:table-cell>
          <table:table-cell office:value-type="float" office:value="1.527370124" calcext:value-type="float">
            <text:p>1.527370124</text:p>
          </table:table-cell>
          <table:table-cell office:value-type="float" office:value="1.800903967" calcext:value-type="float">
            <text:p>1.800903967</text:p>
          </table:table-cell>
          <table:table-cell office:value-type="float" office:value="1.537302606" calcext:value-type="float">
            <text:p>1.537302606</text:p>
          </table:table-cell>
          <table:table-cell office:value-type="string" calcext:value-type="string">
            <text:p>N/A</text:p>
          </table:table-cell>
          <table:table-cell office:value-type="float" office:value="0.040037064" calcext:value-type="float">
            <text:p>0.040037064</text:p>
          </table:table-cell>
          <table:table-cell office:value-type="float" office:value="1.12872428" calcext:value-type="float">
            <text:p>1.12872428</text:p>
          </table:table-cell>
          <table:table-cell office:value-type="float" office:value="1.155061728" calcext:value-type="float">
            <text:p>1.155061728</text:p>
          </table:table-cell>
          <table:table-cell office:value-type="float" office:value="1.07654321" calcext:value-type="float">
            <text:p>1.07654321</text:p>
          </table:table-cell>
          <table:table-cell office:value-type="float" office:value="1.154567901" calcext:value-type="float">
            <text:p>1.154567901</text:p>
          </table:table-cell>
          <table:table-cell office:value-type="string" calcext:value-type="string">
            <text:p>N/A</text:p>
          </table:table-cell>
          <table:table-cell office:value-type="float" office:value="0.084934385" calcext:value-type="float">
            <text:p>0.084934385</text:p>
          </table:table-cell>
          <table:table-cell office:value-type="float" office:value="0.861487875" calcext:value-type="float">
            <text:p>0.861487875</text:p>
          </table:table-cell>
          <table:table-cell office:value-type="float" office:value="0.833538841" calcext:value-type="float">
            <text:p>0.833538841</text:p>
          </table:table-cell>
          <table:table-cell office:value-type="float" office:value="0.944512947" calcext:value-type="float">
            <text:p>0.944512947</text:p>
          </table:table-cell>
          <table:table-cell office:value-type="float" office:value="0.806411837" calcext:value-type="float">
            <text:p>0.806411837</text:p>
          </table:table-cell>
          <table:table-cell office:value-type="string" calcext:value-type="string">
            <text:p>N/A</text:p>
          </table:table-cell>
          <table:table-cell office:value-type="float" office:value="0.113863829" calcext:value-type="float">
            <text:p>0.113863829</text:p>
          </table:table-cell>
          <table:table-cell office:value-type="float" office:value="0.694369166" calcext:value-type="float">
            <text:p>0.694369166</text:p>
          </table:table-cell>
          <table:table-cell office:value-type="float" office:value="0.726287263" calcext:value-type="float">
            <text:p>0.726287263</text:p>
          </table:table-cell>
          <table:table-cell office:value-type="float" office:value="0.752484192" calcext:value-type="float">
            <text:p>0.752484192</text:p>
          </table:table-cell>
          <table:table-cell office:value-type="float" office:value="0.604336043" calcext:value-type="float">
            <text:p>0.60433604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OFR_2</text:p>
          </table:table-cell>
          <table:table-cell table:formula="of:=EXACT([.A181];[.B181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6</text:p>
          </table:table-cell>
          <table:table-cell office:value-type="float" office:value="92552636" calcext:value-type="float">
            <text:p>92552636</text:p>
          </table:table-cell>
          <table:table-cell office:value-type="float" office:value="92553521" calcext:value-type="float">
            <text:p>92553521</text:p>
          </table:table-cell>
          <table:table-cell office:value-type="float" office:value="0.2583648598" calcext:value-type="float">
            <text:p>0.2583648598</text:p>
          </table:table-cell>
          <table:table-cell office:value-type="float" office:value="1.744210162" calcext:value-type="float">
            <text:p>1.744210162</text:p>
          </table:table-cell>
          <table:table-cell office:value-type="float" office:value="2.219840996" calcext:value-type="float">
            <text:p>2.219840996</text:p>
          </table:table-cell>
          <table:table-cell office:value-type="float" office:value="1.549602489" calcext:value-type="float">
            <text:p>1.549602489</text:p>
          </table:table-cell>
          <table:table-cell office:value-type="float" office:value="1.463187003" calcext:value-type="float">
            <text:p>1.463187003</text:p>
          </table:table-cell>
          <table:table-cell office:value-type="string" calcext:value-type="string">
            <text:p>N/A</text:p>
          </table:table-cell>
          <table:table-cell office:value-type="float" office:value="0.057078903" calcext:value-type="float">
            <text:p>0.057078903</text:p>
          </table:table-cell>
          <table:table-cell office:value-type="float" office:value="1.950341064" calcext:value-type="float">
            <text:p>1.950341064</text:p>
          </table:table-cell>
          <table:table-cell office:value-type="float" office:value="2.061664393" calcext:value-type="float">
            <text:p>2.061664393</text:p>
          </table:table-cell>
          <table:table-cell office:value-type="float" office:value="1.839017735" calcext:value-type="float">
            <text:p>1.839017735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411403191" calcext:value-type="float">
            <text:p>0.411403191</text:p>
          </table:table-cell>
          <table:table-cell office:value-type="float" office:value="2.194398682" calcext:value-type="float">
            <text:p>2.194398682</text:p>
          </table:table-cell>
          <table:table-cell office:value-type="float" office:value="2.085667216" calcext:value-type="float">
            <text:p>2.085667216</text:p>
          </table:table-cell>
          <table:table-cell office:value-type="float" office:value="1.350906096" calcext:value-type="float">
            <text:p>1.350906096</text:p>
          </table:table-cell>
          <table:table-cell office:value-type="float" office:value="3.146622735" calcext:value-type="float">
            <text:p>3.146622735</text:p>
          </table:table-cell>
          <table:table-cell office:value-type="string" calcext:value-type="string">
            <text:p>N/A</text:p>
          </table:table-cell>
          <table:table-cell office:value-type="float" office:value="0.06218656" calcext:value-type="float">
            <text:p>0.06218656</text:p>
          </table:table-cell>
          <table:table-cell office:value-type="float" office:value="1.49924812" calcext:value-type="float">
            <text:p>1.49924812</text:p>
          </table:table-cell>
          <table:table-cell office:value-type="float" office:value="2.002141328" calcext:value-type="float">
            <text:p>2.002141328</text:p>
          </table:table-cell>
          <table:table-cell office:value-type="float" office:value="2.267665953" calcext:value-type="float">
            <text:p>2.267665953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88091079" calcext:value-type="float">
            <text:p>0.188091079</text:p>
          </table:table-cell>
          <table:table-cell office:value-type="float" office:value="2.347413649" calcext:value-type="float">
            <text:p>2.347413649</text:p>
          </table:table-cell>
          <table:table-cell office:value-type="float" office:value="2.83901568" calcext:value-type="float">
            <text:p>2.83901568</text:p>
          </table:table-cell>
          <table:table-cell office:value-type="float" office:value="2.218626193" calcext:value-type="float">
            <text:p>2.218626193</text:p>
          </table:table-cell>
          <table:table-cell office:value-type="float" office:value="1.984599074" calcext:value-type="float">
            <text:p>1.984599074</text:p>
          </table:table-cell>
          <table:table-cell office:value-type="string" calcext:value-type="string">
            <text:p>N/A</text:p>
          </table:table-cell>
          <table:table-cell office:value-type="float" office:value="0.036362492" calcext:value-type="float">
            <text:p>0.036362492</text:p>
          </table:table-cell>
          <table:table-cell office:value-type="float" office:value="2.175802469" calcext:value-type="float">
            <text:p>2.175802469</text:p>
          </table:table-cell>
          <table:table-cell office:value-type="float" office:value="2.215555556" calcext:value-type="float">
            <text:p>2.215555556</text:p>
          </table:table-cell>
          <table:table-cell office:value-type="float" office:value="2.084691358" calcext:value-type="float">
            <text:p>2.084691358</text:p>
          </table:table-cell>
          <table:table-cell office:value-type="float" office:value="2.227160494" calcext:value-type="float">
            <text:p>2.227160494</text:p>
          </table:table-cell>
          <table:table-cell office:value-type="string" calcext:value-type="string">
            <text:p>N/A</text:p>
          </table:table-cell>
          <table:table-cell office:value-type="float" office:value="0.296689791" calcext:value-type="float">
            <text:p>0.296689791</text:p>
          </table:table-cell>
          <table:table-cell office:value-type="float" office:value="2.210439786" calcext:value-type="float">
            <text:p>2.210439786</text:p>
          </table:table-cell>
          <table:table-cell office:value-type="float" office:value="2.959309494" calcext:value-type="float">
            <text:p>2.959309494</text:p>
          </table:table-cell>
          <table:table-cell office:value-type="float" office:value="1.933415536" calcext:value-type="float">
            <text:p>1.933415536</text:p>
          </table:table-cell>
          <table:table-cell office:value-type="float" office:value="1.738594328" calcext:value-type="float">
            <text:p>1.738594328</text:p>
          </table:table-cell>
          <table:table-cell office:value-type="string" calcext:value-type="string">
            <text:p>N/A</text:p>
          </table:table-cell>
          <table:table-cell office:value-type="float" office:value="0.12565237" calcext:value-type="float">
            <text:p>0.12565237</text:p>
          </table:table-cell>
          <table:table-cell office:value-type="float" office:value="2.161999397" calcext:value-type="float">
            <text:p>2.161999397</text:p>
          </table:table-cell>
          <table:table-cell office:value-type="float" office:value="2.106594399" calcext:value-type="float">
            <text:p>2.106594399</text:p>
          </table:table-cell>
          <table:table-cell office:value-type="float" office:value="2.457091238" calcext:value-type="float">
            <text:p>2.457091238</text:p>
          </table:table-cell>
          <table:table-cell office:value-type="float" office:value="1.922312556" calcext:value-type="float">
            <text:p>1.92231255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OFR_3</text:p>
          </table:table-cell>
          <table:table-cell table:formula="of:=EXACT([.A182];[.B182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5</text:p>
          </table:table-cell>
          <table:table-cell office:value-type="float" office:value="34795064" calcext:value-type="float">
            <text:p>34795064</text:p>
          </table:table-cell>
          <table:table-cell office:value-type="float" office:value="34795760" calcext:value-type="float">
            <text:p>34795760</text:p>
          </table:table-cell>
          <table:table-cell office:value-type="float" office:value="0.2875137199" calcext:value-type="float">
            <text:p>0.2875137199</text:p>
          </table:table-cell>
          <table:table-cell office:value-type="float" office:value="8.900706582" calcext:value-type="float">
            <text:p>8.900706582</text:p>
          </table:table-cell>
          <table:table-cell office:value-type="float" office:value="8.609892153" calcext:value-type="float">
            <text:p>8.609892153</text:p>
          </table:table-cell>
          <table:table-cell office:value-type="float" office:value="8.988471551" calcext:value-type="float">
            <text:p>8.988471551</text:p>
          </table:table-cell>
          <table:table-cell office:value-type="float" office:value="9.103756043" calcext:value-type="float">
            <text:p>9.103756043</text:p>
          </table:table-cell>
          <table:table-cell office:value-type="string" calcext:value-type="string">
            <text:p>N/A</text:p>
          </table:table-cell>
          <table:table-cell office:value-type="float" office:value="0.113694584" calcext:value-type="float">
            <text:p>0.113694584</text:p>
          </table:table-cell>
          <table:table-cell office:value-type="float" office:value="3.25015873" calcext:value-type="float">
            <text:p>3.25015873</text:p>
          </table:table-cell>
          <table:table-cell office:value-type="float" office:value="3.251428571" calcext:value-type="float">
            <text:p>3.251428571</text:p>
          </table:table-cell>
          <table:table-cell office:value-type="float" office:value="3.619047619" calcext:value-type="float">
            <text:p>3.619047619</text:p>
          </table:table-cell>
          <table:table-cell office:value-type="float" office:value="2.88" calcext:value-type="float">
            <text:p>2.88</text:p>
          </table:table-cell>
          <table:table-cell office:value-type="string" calcext:value-type="string">
            <text:p>N/A</text:p>
          </table:table-cell>
          <table:table-cell office:value-type="float" office:value="0.128463178" calcext:value-type="float">
            <text:p>0.128463178</text:p>
          </table:table-cell>
          <table:table-cell office:value-type="float" office:value="15.4145891" calcext:value-type="float">
            <text:p>15.4145891</text:p>
          </table:table-cell>
          <table:table-cell office:value-type="float" office:value="13.9501385" calcext:value-type="float">
            <text:p>13.9501385</text:p>
          </table:table-cell>
          <table:table-cell office:value-type="float" office:value="14.62603878" calcext:value-type="float">
            <text:p>14.62603878</text:p>
          </table:table-cell>
          <table:table-cell office:value-type="float" office:value="17.66759003" calcext:value-type="float">
            <text:p>17.66759003</text:p>
          </table:table-cell>
          <table:table-cell office:value-type="string" calcext:value-type="string">
            <text:p>N/A</text:p>
          </table:table-cell>
          <table:table-cell office:value-type="float" office:value="0.160118937" calcext:value-type="float">
            <text:p>0.160118937</text:p>
          </table:table-cell>
          <table:table-cell office:value-type="float" office:value="4.448251249" calcext:value-type="float">
            <text:p>4.448251249</text:p>
          </table:table-cell>
          <table:table-cell office:value-type="float" office:value="4.426124197" calcext:value-type="float">
            <text:p>4.426124197</text:p>
          </table:table-cell>
          <table:table-cell office:value-type="float" office:value="3.74732334" calcext:value-type="float">
            <text:p>3.74732334</text:p>
          </table:table-cell>
          <table:table-cell office:value-type="float" office:value="5.17130621" calcext:value-type="float">
            <text:p>5.17130621</text:p>
          </table:table-cell>
          <table:table-cell office:value-type="string" calcext:value-type="string">
            <text:p>N/A</text:p>
          </table:table-cell>
          <table:table-cell office:value-type="float" office:value="0.124709871" calcext:value-type="float">
            <text:p>0.124709871</text:p>
          </table:table-cell>
          <table:table-cell office:value-type="float" office:value="7.582947267" calcext:value-type="float">
            <text:p>7.582947267</text:p>
          </table:table-cell>
          <table:table-cell office:value-type="float" office:value="7.073593074" calcext:value-type="float">
            <text:p>7.073593074</text:p>
          </table:table-cell>
          <table:table-cell office:value-type="float" office:value="8.674109516" calcext:value-type="float">
            <text:p>8.674109516</text:p>
          </table:table-cell>
          <table:table-cell office:value-type="float" office:value="7.001139212" calcext:value-type="float">
            <text:p>7.001139212</text:p>
          </table:table-cell>
          <table:table-cell office:value-type="string" calcext:value-type="string">
            <text:p>N/A</text:p>
          </table:table-cell>
          <table:table-cell office:value-type="float" office:value="0.080251769" calcext:value-type="float">
            <text:p>0.080251769</text:p>
          </table:table-cell>
          <table:table-cell office:value-type="float" office:value="3.035790162" calcext:value-type="float">
            <text:p>3.035790162</text:p>
          </table:table-cell>
          <table:table-cell office:value-type="float" office:value="2.968132048" calcext:value-type="float">
            <text:p>2.968132048</text:p>
          </table:table-cell>
          <table:table-cell office:value-type="float" office:value="2.83314267" calcext:value-type="float">
            <text:p>2.83314267</text:p>
          </table:table-cell>
          <table:table-cell office:value-type="float" office:value="3.306095767" calcext:value-type="float">
            <text:p>3.306095767</text:p>
          </table:table-cell>
          <table:table-cell office:value-type="string" calcext:value-type="string">
            <text:p>N/A</text:p>
          </table:table-cell>
          <table:table-cell office:value-type="float" office:value="0.145950241" calcext:value-type="float">
            <text:p>0.145950241</text:p>
          </table:table-cell>
          <table:table-cell office:value-type="float" office:value="18.11416026" calcext:value-type="float">
            <text:p>18.11416026</text:p>
          </table:table-cell>
          <table:table-cell office:value-type="float" office:value="21.16355653" calcext:value-type="float">
            <text:p>21.16355653</text:p>
          </table:table-cell>
          <table:table-cell office:value-type="float" office:value="16.46542261" calcext:value-type="float">
            <text:p>16.46542261</text:p>
          </table:table-cell>
          <table:table-cell office:value-type="float" office:value="16.71350165" calcext:value-type="float">
            <text:p>16.71350165</text:p>
          </table:table-cell>
          <table:table-cell office:value-type="string" calcext:value-type="string">
            <text:p>N/A</text:p>
          </table:table-cell>
          <table:table-cell office:value-type="float" office:value="0.026357894" calcext:value-type="float">
            <text:p>0.026357894</text:p>
          </table:table-cell>
          <table:table-cell office:value-type="float" office:value="6.31220032" calcext:value-type="float">
            <text:p>6.31220032</text:p>
          </table:table-cell>
          <table:table-cell office:value-type="float" office:value="6.20671284" calcext:value-type="float">
            <text:p>6.20671284</text:p>
          </table:table-cell>
          <table:table-cell office:value-type="float" office:value="6.503995738" calcext:value-type="float">
            <text:p>6.503995738</text:p>
          </table:table-cell>
          <table:table-cell office:value-type="float" office:value="6.225892381" calcext:value-type="float">
            <text:p>6.22589238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OFR_4</text:p>
          </table:table-cell>
          <table:table-cell table:formula="of:=EXACT([.A183];[.B183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5</text:p>
          </table:table-cell>
          <table:table-cell office:value-type="float" office:value="85698553" calcext:value-type="float">
            <text:p>85698553</text:p>
          </table:table-cell>
          <table:table-cell office:value-type="float" office:value="85699119" calcext:value-type="float">
            <text:p>85699119</text:p>
          </table:table-cell>
          <table:table-cell office:value-type="float" office:value="0.1893559757" calcext:value-type="float">
            <text:p>0.1893559757</text:p>
          </table:table-cell>
          <table:table-cell office:value-type="float" office:value="4.513697781" calcext:value-type="float">
            <text:p>4.513697781</text:p>
          </table:table-cell>
          <table:table-cell office:value-type="float" office:value="4.269988843" calcext:value-type="float">
            <text:p>4.269988843</text:p>
          </table:table-cell>
          <table:table-cell office:value-type="float" office:value="4.830792116" calcext:value-type="float">
            <text:p>4.830792116</text:p>
          </table:table-cell>
          <table:table-cell office:value-type="float" office:value="4.440312384" calcext:value-type="float">
            <text:p>4.440312384</text:p>
          </table:table-cell>
          <table:table-cell office:value-type="string" calcext:value-type="string">
            <text:p>N/A</text:p>
          </table:table-cell>
          <table:table-cell office:value-type="float" office:value="0.065817421" calcext:value-type="float">
            <text:p>0.065817421</text:p>
          </table:table-cell>
          <table:table-cell office:value-type="float" office:value="2.693968254" calcext:value-type="float">
            <text:p>2.693968254</text:p>
          </table:table-cell>
          <table:table-cell office:value-type="float" office:value="2.702857143" calcext:value-type="float">
            <text:p>2.702857143</text:p>
          </table:table-cell>
          <table:table-cell office:value-type="float" office:value="2.512380952" calcext:value-type="float">
            <text:p>2.512380952</text:p>
          </table:table-cell>
          <table:table-cell office:value-type="float" office:value="2.866666667" calcext:value-type="float">
            <text:p>2.866666667</text:p>
          </table:table-cell>
          <table:table-cell office:value-type="string" calcext:value-type="string">
            <text:p>N/A</text:p>
          </table:table-cell>
          <table:table-cell office:value-type="float" office:value="0.138772181" calcext:value-type="float">
            <text:p>0.138772181</text:p>
          </table:table-cell>
          <table:table-cell office:value-type="float" office:value="10.79039705" calcext:value-type="float">
            <text:p>10.79039705</text:p>
          </table:table-cell>
          <table:table-cell office:value-type="float" office:value="11.09695291" calcext:value-type="float">
            <text:p>11.09695291</text:p>
          </table:table-cell>
          <table:table-cell office:value-type="float" office:value="12.11080332" calcext:value-type="float">
            <text:p>12.11080332</text:p>
          </table:table-cell>
          <table:table-cell office:value-type="float" office:value="9.163434903" calcext:value-type="float">
            <text:p>9.163434903</text:p>
          </table:table-cell>
          <table:table-cell office:value-type="string" calcext:value-type="string">
            <text:p>N/A</text:p>
          </table:table-cell>
          <table:table-cell office:value-type="float" office:value="0.17011438" calcext:value-type="float">
            <text:p>0.17011438</text:p>
          </table:table-cell>
          <table:table-cell office:value-type="float" office:value="2.793004996" calcext:value-type="float">
            <text:p>2.793004996</text:p>
          </table:table-cell>
          <table:table-cell office:value-type="float" office:value="3.321199143" calcext:value-type="float">
            <text:p>3.321199143</text:p>
          </table:table-cell>
          <table:table-cell office:value-type="float" office:value="2.65738758" calcext:value-type="float">
            <text:p>2.65738758</text:p>
          </table:table-cell>
          <table:table-cell office:value-type="float" office:value="2.400428266" calcext:value-type="float">
            <text:p>2.400428266</text:p>
          </table:table-cell>
          <table:table-cell office:value-type="string" calcext:value-type="string">
            <text:p>N/A</text:p>
          </table:table-cell>
          <table:table-cell office:value-type="float" office:value="0.151333711" calcext:value-type="float">
            <text:p>0.151333711</text:p>
          </table:table-cell>
          <table:table-cell office:value-type="float" office:value="5.317941318" calcext:value-type="float">
            <text:p>5.317941318</text:p>
          </table:table-cell>
          <table:table-cell office:value-type="float" office:value="6.194425458" calcext:value-type="float">
            <text:p>6.194425458</text:p>
          </table:table-cell>
          <table:table-cell office:value-type="float" office:value="5.1471102" calcext:value-type="float">
            <text:p>5.1471102</text:p>
          </table:table-cell>
          <table:table-cell office:value-type="float" office:value="4.612288296" calcext:value-type="float">
            <text:p>4.612288296</text:p>
          </table:table-cell>
          <table:table-cell office:value-type="string" calcext:value-type="string">
            <text:p>N/A</text:p>
          </table:table-cell>
          <table:table-cell office:value-type="float" office:value="0.04636085" calcext:value-type="float">
            <text:p>0.04636085</text:p>
          </table:table-cell>
          <table:table-cell office:value-type="float" office:value="2.125292804" calcext:value-type="float">
            <text:p>2.125292804</text:p>
          </table:table-cell>
          <table:table-cell office:value-type="float" office:value="2.057198889" calcext:value-type="float">
            <text:p>2.057198889</text:p>
          </table:table-cell>
          <table:table-cell office:value-type="float" office:value="2.080405295" calcext:value-type="float">
            <text:p>2.080405295</text:p>
          </table:table-cell>
          <table:table-cell office:value-type="float" office:value="2.238274228" calcext:value-type="float">
            <text:p>2.238274228</text:p>
          </table:table-cell>
          <table:table-cell office:value-type="string" calcext:value-type="string">
            <text:p>N/A</text:p>
          </table:table-cell>
          <table:table-cell office:value-type="float" office:value="0.212053704" calcext:value-type="float">
            <text:p>0.212053704</text:p>
          </table:table-cell>
          <table:table-cell office:value-type="float" office:value="10.95133553" calcext:value-type="float">
            <text:p>10.95133553</text:p>
          </table:table-cell>
          <table:table-cell office:value-type="float" office:value="13.32381998" calcext:value-type="float">
            <text:p>13.32381998</text:p>
          </table:table-cell>
          <table:table-cell office:value-type="float" office:value="10.84742042" calcext:value-type="float">
            <text:p>10.84742042</text:p>
          </table:table-cell>
          <table:table-cell office:value-type="float" office:value="8.682766191" calcext:value-type="float">
            <text:p>8.682766191</text:p>
          </table:table-cell>
          <table:table-cell office:value-type="string" calcext:value-type="string">
            <text:p>N/A</text:p>
          </table:table-cell>
          <table:table-cell office:value-type="float" office:value="0.12299215" calcext:value-type="float">
            <text:p>0.12299215</text:p>
          </table:table-cell>
          <table:table-cell office:value-type="float" office:value="4.074942284" calcext:value-type="float">
            <text:p>4.074942284</text:p>
          </table:table-cell>
          <table:table-cell office:value-type="float" office:value="3.585508791" calcext:value-type="float">
            <text:p>3.585508791</text:p>
          </table:table-cell>
          <table:table-cell office:value-type="float" office:value="4.052210975" calcext:value-type="float">
            <text:p>4.052210975</text:p>
          </table:table-cell>
          <table:table-cell office:value-type="float" office:value="4.587107086" calcext:value-type="float">
            <text:p>4.58710708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OFR_5</text:p>
          </table:table-cell>
          <table:table-cell table:formula="of:=EXACT([.A184];[.B184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3</text:p>
          </table:table-cell>
          <table:table-cell office:value-type="float" office:value="37130560" calcext:value-type="float">
            <text:p>37130560</text:p>
          </table:table-cell>
          <table:table-cell office:value-type="float" office:value="37131151" calcext:value-type="float">
            <text:p>37131151</text:p>
          </table:table-cell>
          <table:table-cell office:value-type="float" office:value="0.2828207871" calcext:value-type="float">
            <text:p>0.2828207871</text:p>
          </table:table-cell>
          <table:table-cell office:value-type="float" office:value="1.322617813" calcext:value-type="float">
            <text:p>1.322617813</text:p>
          </table:table-cell>
          <table:table-cell office:value-type="float" office:value="1.104389907" calcext:value-type="float">
            <text:p>1.104389907</text:p>
          </table:table-cell>
          <table:table-cell office:value-type="float" office:value="1.443484272" calcext:value-type="float">
            <text:p>1.443484272</text:p>
          </table:table-cell>
          <table:table-cell office:value-type="float" office:value="1.41997926" calcext:value-type="float">
            <text:p>1.41997926</text:p>
          </table:table-cell>
          <table:table-cell office:value-type="string" calcext:value-type="string">
            <text:p>N/A</text:p>
          </table:table-cell>
          <table:table-cell office:value-type="float" office:value="0.114717403" calcext:value-type="float">
            <text:p>0.114717403</text:p>
          </table:table-cell>
          <table:table-cell office:value-type="float" office:value="0.975170532" calcext:value-type="float">
            <text:p>0.975170532</text:p>
          </table:table-cell>
          <table:table-cell office:value-type="float" office:value="0.863301501" calcext:value-type="float">
            <text:p>0.863301501</text:p>
          </table:table-cell>
          <table:table-cell office:value-type="float" office:value="1.087039563" calcext:value-type="float">
            <text:p>1.087039563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359452241" calcext:value-type="float">
            <text:p>0.359452241</text:p>
          </table:table-cell>
          <table:table-cell office:value-type="float" office:value="1.334431631" calcext:value-type="float">
            <text:p>1.334431631</text:p>
          </table:table-cell>
          <table:table-cell office:value-type="float" office:value="1.887973641" calcext:value-type="float">
            <text:p>1.887973641</text:p>
          </table:table-cell>
          <table:table-cell office:value-type="float" office:value="1.074135091" calcext:value-type="float">
            <text:p>1.074135091</text:p>
          </table:table-cell>
          <table:table-cell office:value-type="float" office:value="1.041186161" calcext:value-type="float">
            <text:p>1.041186161</text:p>
          </table:table-cell>
          <table:table-cell office:value-type="string" calcext:value-type="string">
            <text:p>N/A</text:p>
          </table:table-cell>
          <table:table-cell office:value-type="float" office:value="0.006289308" calcext:value-type="float">
            <text:p>0.006289308</text:p>
          </table:table-cell>
          <table:table-cell office:value-type="float" office:value="1.195488722" calcext:value-type="float">
            <text:p>1.195488722</text:p>
          </table:table-cell>
          <table:table-cell office:value-type="float" office:value="1.713062099" calcext:value-type="float">
            <text:p>1.713062099</text:p>
          </table:table-cell>
          <table:table-cell office:value-type="float" office:value="1.691648822" calcext:value-type="float">
            <text:p>1.69164882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71824595" calcext:value-type="float">
            <text:p>0.071824595</text:p>
          </table:table-cell>
          <table:table-cell office:value-type="float" office:value="1.191228168" calcext:value-type="float">
            <text:p>1.191228168</text:p>
          </table:table-cell>
          <table:table-cell office:value-type="float" office:value="1.094804977" calcext:value-type="float">
            <text:p>1.094804977</text:p>
          </table:table-cell>
          <table:table-cell office:value-type="float" office:value="1.220802411" calcext:value-type="float">
            <text:p>1.220802411</text:p>
          </table:table-cell>
          <table:table-cell office:value-type="float" office:value="1.258077116" calcext:value-type="float">
            <text:p>1.258077116</text:p>
          </table:table-cell>
          <table:table-cell office:value-type="string" calcext:value-type="string">
            <text:p>N/A</text:p>
          </table:table-cell>
          <table:table-cell office:value-type="float" office:value="0.127190699" calcext:value-type="float">
            <text:p>0.127190699</text:p>
          </table:table-cell>
          <table:table-cell office:value-type="float" office:value="1.145102881" calcext:value-type="float">
            <text:p>1.145102881</text:p>
          </table:table-cell>
          <table:table-cell office:value-type="float" office:value="1.100246914" calcext:value-type="float">
            <text:p>1.100246914</text:p>
          </table:table-cell>
          <table:table-cell office:value-type="float" office:value="1.307901235" calcext:value-type="float">
            <text:p>1.307901235</text:p>
          </table:table-cell>
          <table:table-cell office:value-type="float" office:value="1.027160494" calcext:value-type="float">
            <text:p>1.027160494</text:p>
          </table:table-cell>
          <table:table-cell office:value-type="string" calcext:value-type="string">
            <text:p>N/A</text:p>
          </table:table-cell>
          <table:table-cell office:value-type="float" office:value="0.508837309" calcext:value-type="float">
            <text:p>0.508837309</text:p>
          </table:table-cell>
          <table:table-cell office:value-type="float" office:value="2.520345253" calcext:value-type="float">
            <text:p>2.520345253</text:p>
          </table:table-cell>
          <table:table-cell office:value-type="float" office:value="1.871763255" calcext:value-type="float">
            <text:p>1.871763255</text:p>
          </table:table-cell>
          <table:table-cell office:value-type="float" office:value="3.997533909" calcext:value-type="float">
            <text:p>3.997533909</text:p>
          </table:table-cell>
          <table:table-cell office:value-type="float" office:value="1.691738594" calcext:value-type="float">
            <text:p>1.691738594</text:p>
          </table:table-cell>
          <table:table-cell office:value-type="string" calcext:value-type="string">
            <text:p>N/A</text:p>
          </table:table-cell>
          <table:table-cell office:value-type="float" office:value="0.160304292" calcext:value-type="float">
            <text:p>0.160304292</text:p>
          </table:table-cell>
          <table:table-cell office:value-type="float" office:value="1.44926227" calcext:value-type="float">
            <text:p>1.44926227</text:p>
          </table:table-cell>
          <table:table-cell office:value-type="float" office:value="1.244805781" calcext:value-type="float">
            <text:p>1.244805781</text:p>
          </table:table-cell>
          <table:table-cell office:value-type="float" office:value="1.701897019" calcext:value-type="float">
            <text:p>1.701897019</text:p>
          </table:table-cell>
          <table:table-cell office:value-type="float" office:value="1.401084011" calcext:value-type="float">
            <text:p>1.40108401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OFR_6</text:p>
          </table:table-cell>
          <table:table-cell table:formula="of:=EXACT([.A185];[.B185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3</text:p>
          </table:table-cell>
          <table:table-cell office:value-type="float" office:value="92592775" calcext:value-type="float">
            <text:p>92592775</text:p>
          </table:table-cell>
          <table:table-cell office:value-type="float" office:value="92593509" calcext:value-type="float">
            <text:p>92593509</text:p>
          </table:table-cell>
          <table:table-cell office:value-type="float" office:value="0.1021893601" calcext:value-type="float">
            <text:p>0.1021893601</text:p>
          </table:table-cell>
          <table:table-cell office:value-type="float" office:value="1.233915954" calcext:value-type="float">
            <text:p>1.233915954</text:p>
          </table:table-cell>
          <table:table-cell office:value-type="float" office:value="0.945332837" calcext:value-type="float">
            <text:p>0.945332837</text:p>
          </table:table-cell>
          <table:table-cell office:value-type="float" office:value="1.510598736" calcext:value-type="float">
            <text:p>1.510598736</text:p>
          </table:table-cell>
          <table:table-cell office:value-type="float" office:value="1.245816289" calcext:value-type="float">
            <text:p>1.245816289</text:p>
          </table:table-cell>
          <table:table-cell office:value-type="string" calcext:value-type="string">
            <text:p>N/A</text:p>
          </table:table-cell>
          <table:table-cell office:value-type="float" office:value="0.174921826" calcext:value-type="float">
            <text:p>0.174921826</text:p>
          </table:table-cell>
          <table:table-cell office:value-type="float" office:value="1.118095238" calcext:value-type="float">
            <text:p>1.118095238</text:p>
          </table:table-cell>
          <table:table-cell office:value-type="float" office:value="0.986666667" calcext:value-type="float">
            <text:p>0.986666667</text:p>
          </table:table-cell>
          <table:table-cell office:value-type="float" office:value="1.024761905" calcext:value-type="float">
            <text:p>1.024761905</text:p>
          </table:table-cell>
          <table:table-cell office:value-type="float" office:value="1.342857143" calcext:value-type="float">
            <text:p>1.342857143</text:p>
          </table:table-cell>
          <table:table-cell office:value-type="string" calcext:value-type="string">
            <text:p>N/A</text:p>
          </table:table-cell>
          <table:table-cell office:value-type="float" office:value="0.093705044" calcext:value-type="float">
            <text:p>0.093705044</text:p>
          </table:table-cell>
          <table:table-cell office:value-type="float" office:value="1.072945522" calcext:value-type="float">
            <text:p>1.072945522</text:p>
          </table:table-cell>
          <table:table-cell office:value-type="float" office:value="1.058171745" calcext:value-type="float">
            <text:p>1.058171745</text:p>
          </table:table-cell>
          <table:table-cell office:value-type="float" office:value="1.180055402" calcext:value-type="float">
            <text:p>1.180055402</text:p>
          </table:table-cell>
          <table:table-cell office:value-type="float" office:value="0.980609418" calcext:value-type="float">
            <text:p>0.980609418</text:p>
          </table:table-cell>
          <table:table-cell office:value-type="string" calcext:value-type="string">
            <text:p>N/A</text:p>
          </table:table-cell>
          <table:table-cell office:value-type="float" office:value="0.190202258" calcext:value-type="float">
            <text:p>0.190202258</text:p>
          </table:table-cell>
          <table:table-cell office:value-type="float" office:value="1.208422555" calcext:value-type="float">
            <text:p>1.208422555</text:p>
          </table:table-cell>
          <table:table-cell office:value-type="float" office:value="0.952890792" calcext:value-type="float">
            <text:p>0.952890792</text:p>
          </table:table-cell>
          <table:table-cell office:value-type="float" office:value="1.398286938" calcext:value-type="float">
            <text:p>1.398286938</text:p>
          </table:table-cell>
          <table:table-cell office:value-type="float" office:value="1.274089936" calcext:value-type="float">
            <text:p>1.274089936</text:p>
          </table:table-cell>
          <table:table-cell office:value-type="string" calcext:value-type="string">
            <text:p>N/A</text:p>
          </table:table-cell>
          <table:table-cell office:value-type="float" office:value="0.230600156" calcext:value-type="float">
            <text:p>0.230600156</text:p>
          </table:table-cell>
          <table:table-cell office:value-type="float" office:value="1.468519784" calcext:value-type="float">
            <text:p>1.468519784</text:p>
          </table:table-cell>
          <table:table-cell office:value-type="float" office:value="1.858737753" calcext:value-type="float">
            <text:p>1.858737753</text:p>
          </table:table-cell>
          <table:table-cell office:value-type="float" office:value="1.295207716" calcext:value-type="float">
            <text:p>1.295207716</text:p>
          </table:table-cell>
          <table:table-cell office:value-type="float" office:value="1.251613883" calcext:value-type="float">
            <text:p>1.251613883</text:p>
          </table:table-cell>
          <table:table-cell office:value-type="string" calcext:value-type="string">
            <text:p>N/A</text:p>
          </table:table-cell>
          <table:table-cell office:value-type="float" office:value="0.018585177" calcext:value-type="float">
            <text:p>0.018585177</text:p>
          </table:table-cell>
          <table:table-cell office:value-type="float" office:value="1.243231465" calcext:value-type="float">
            <text:p>1.243231465</text:p>
          </table:table-cell>
          <table:table-cell office:value-type="float" office:value="1.269815329" calcext:value-type="float">
            <text:p>1.269815329</text:p>
          </table:table-cell>
          <table:table-cell office:value-type="float" office:value="1.231900637" calcext:value-type="float">
            <text:p>1.231900637</text:p>
          </table:table-cell>
          <table:table-cell office:value-type="float" office:value="1.227978428" calcext:value-type="float">
            <text:p>1.227978428</text:p>
          </table:table-cell>
          <table:table-cell office:value-type="string" calcext:value-type="string">
            <text:p>N/A</text:p>
          </table:table-cell>
          <table:table-cell office:value-type="float" office:value="0.245303649" calcext:value-type="float">
            <text:p>0.245303649</text:p>
          </table:table-cell>
          <table:table-cell office:value-type="float" office:value="1.554335895" calcext:value-type="float">
            <text:p>1.554335895</text:p>
          </table:table-cell>
          <table:table-cell office:value-type="float" office:value="1.986827662" calcext:value-type="float">
            <text:p>1.986827662</text:p>
          </table:table-cell>
          <table:table-cell office:value-type="float" office:value="1.266739846" calcext:value-type="float">
            <text:p>1.266739846</text:p>
          </table:table-cell>
          <table:table-cell office:value-type="float" office:value="1.409440176" calcext:value-type="float">
            <text:p>1.409440176</text:p>
          </table:table-cell>
          <table:table-cell office:value-type="string" calcext:value-type="string">
            <text:p>N/A</text:p>
          </table:table-cell>
          <table:table-cell office:value-type="float" office:value="0.078211006" calcext:value-type="float">
            <text:p>0.078211006</text:p>
          </table:table-cell>
          <table:table-cell office:value-type="float" office:value="0.851713728" calcext:value-type="float">
            <text:p>0.851713728</text:p>
          </table:table-cell>
          <table:table-cell office:value-type="float" office:value="0.784230155" calcext:value-type="float">
            <text:p>0.784230155</text:p>
          </table:table-cell>
          <table:table-cell office:value-type="float" office:value="0.917421417" calcext:value-type="float">
            <text:p>0.917421417</text:p>
          </table:table-cell>
          <table:table-cell office:value-type="float" office:value="0.853489611" calcext:value-type="float">
            <text:p>0.85348961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OFR_7</text:p>
          </table:table-cell>
          <table:table-cell table:formula="of:=EXACT([.A186];[.B186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1</text:p>
          </table:table-cell>
          <table:table-cell office:value-type="float" office:value="98671678" calcext:value-type="float">
            <text:p>98671678</text:p>
          </table:table-cell>
          <table:table-cell office:value-type="float" office:value="98672393" calcext:value-type="float">
            <text:p>98672393</text:p>
          </table:table-cell>
          <table:table-cell office:value-type="float" office:value="0.06766816736" calcext:value-type="float">
            <text:p>0.06766816736</text:p>
          </table:table-cell>
          <table:table-cell office:value-type="float" office:value="1.280773522" calcext:value-type="float">
            <text:p>1.280773522</text:p>
          </table:table-cell>
          <table:table-cell office:value-type="float" office:value="1.183339531" calcext:value-type="float">
            <text:p>1.183339531</text:p>
          </table:table-cell>
          <table:table-cell office:value-type="float" office:value="1.271848271" calcext:value-type="float">
            <text:p>1.271848271</text:p>
          </table:table-cell>
          <table:table-cell office:value-type="float" office:value="1.387132763" calcext:value-type="float">
            <text:p>1.387132763</text:p>
          </table:table-cell>
          <table:table-cell office:value-type="string" calcext:value-type="string">
            <text:p>N/A</text:p>
          </table:table-cell>
          <table:table-cell office:value-type="float" office:value="0.129831578" calcext:value-type="float">
            <text:p>0.129831578</text:p>
          </table:table-cell>
          <table:table-cell office:value-type="float" office:value="0.856507937" calcext:value-type="float">
            <text:p>0.856507937</text:p>
          </table:table-cell>
          <table:table-cell office:value-type="float" office:value="0.834285714" calcext:value-type="float">
            <text:p>0.834285714</text:p>
          </table:table-cell>
          <table:table-cell office:value-type="float" office:value="0.977142857" calcext:value-type="float">
            <text:p>0.977142857</text:p>
          </table:table-cell>
          <table:table-cell office:value-type="float" office:value="0.758095238" calcext:value-type="float">
            <text:p>0.758095238</text:p>
          </table:table-cell>
          <table:table-cell office:value-type="string" calcext:value-type="string">
            <text:p>N/A</text:p>
          </table:table-cell>
          <table:table-cell office:value-type="float" office:value="0.602518276" calcext:value-type="float">
            <text:p>0.602518276</text:p>
          </table:table-cell>
          <table:table-cell office:value-type="float" office:value="4.269621422" calcext:value-type="float">
            <text:p>4.269621422</text:p>
          </table:table-cell>
          <table:table-cell office:value-type="float" office:value="2.64265928" calcext:value-type="float">
            <text:p>2.64265928</text:p>
          </table:table-cell>
          <table:table-cell office:value-type="float" office:value="7.235457064" calcext:value-type="float">
            <text:p>7.235457064</text:p>
          </table:table-cell>
          <table:table-cell office:value-type="float" office:value="2.930747922" calcext:value-type="float">
            <text:p>2.930747922</text:p>
          </table:table-cell>
          <table:table-cell office:value-type="string" calcext:value-type="string">
            <text:p>N/A</text:p>
          </table:table-cell>
          <table:table-cell office:value-type="float" office:value="0.082036311" calcext:value-type="float">
            <text:p>0.082036311</text:p>
          </table:table-cell>
          <table:table-cell office:value-type="float" office:value="1.625267666" calcext:value-type="float">
            <text:p>1.625267666</text:p>
          </table:table-cell>
          <table:table-cell office:value-type="float" office:value="1.588865096" calcext:value-type="float">
            <text:p>1.588865096</text:p>
          </table:table-cell>
          <table:table-cell office:value-type="float" office:value="1.773019272" calcext:value-type="float">
            <text:p>1.773019272</text:p>
          </table:table-cell>
          <table:table-cell office:value-type="float" office:value="1.51391863" calcext:value-type="float">
            <text:p>1.51391863</text:p>
          </table:table-cell>
          <table:table-cell office:value-type="string" calcext:value-type="string">
            <text:p>N/A</text:p>
          </table:table-cell>
          <table:table-cell office:value-type="float" office:value="0.092543197" calcext:value-type="float">
            <text:p>0.092543197</text:p>
          </table:table-cell>
          <table:table-cell office:value-type="float" office:value="2.051137946" calcext:value-type="float">
            <text:p>2.051137946</text:p>
          </table:table-cell>
          <table:table-cell office:value-type="float" office:value="1.932558669" calcext:value-type="float">
            <text:p>1.932558669</text:p>
          </table:table-cell>
          <table:table-cell office:value-type="float" office:value="1.950786056" calcext:value-type="float">
            <text:p>1.950786056</text:p>
          </table:table-cell>
          <table:table-cell office:value-type="float" office:value="2.270069112" calcext:value-type="float">
            <text:p>2.270069112</text:p>
          </table:table-cell>
          <table:table-cell office:value-type="string" calcext:value-type="string">
            <text:p>N/A</text:p>
          </table:table-cell>
          <table:table-cell office:value-type="float" office:value="0.305735355" calcext:value-type="float">
            <text:p>0.305735355</text:p>
          </table:table-cell>
          <table:table-cell office:value-type="float" office:value="0.852971618" calcext:value-type="float">
            <text:p>0.852971618</text:p>
          </table:table-cell>
          <table:table-cell office:value-type="float" office:value="0.714495833" calcext:value-type="float">
            <text:p>0.714495833</text:p>
          </table:table-cell>
          <table:table-cell office:value-type="float" office:value="0.690635725" calcext:value-type="float">
            <text:p>0.690635725</text:p>
          </table:table-cell>
          <table:table-cell office:value-type="float" office:value="1.153783298" calcext:value-type="float">
            <text:p>1.153783298</text:p>
          </table:table-cell>
          <table:table-cell office:value-type="string" calcext:value-type="string">
            <text:p>N/A</text:p>
          </table:table-cell>
          <table:table-cell office:value-type="float" office:value="0.305831746" calcext:value-type="float">
            <text:p>0.305831746</text:p>
          </table:table-cell>
          <table:table-cell office:value-type="float" office:value="5.114526162" calcext:value-type="float">
            <text:p>5.114526162</text:p>
          </table:table-cell>
          <table:table-cell office:value-type="float" office:value="6.919868277" calcext:value-type="float">
            <text:p>6.919868277</text:p>
          </table:table-cell>
          <table:table-cell office:value-type="float" office:value="4.259055982" calcext:value-type="float">
            <text:p>4.259055982</text:p>
          </table:table-cell>
          <table:table-cell office:value-type="float" office:value="4.164654226" calcext:value-type="float">
            <text:p>4.164654226</text:p>
          </table:table-cell>
          <table:table-cell office:value-type="string" calcext:value-type="string">
            <text:p>N/A</text:p>
          </table:table-cell>
          <table:table-cell office:value-type="float" office:value="0.125992678" calcext:value-type="float">
            <text:p>0.125992678</text:p>
          </table:table-cell>
          <table:table-cell office:value-type="float" office:value="1.131237791" calcext:value-type="float">
            <text:p>1.131237791</text:p>
          </table:table-cell>
          <table:table-cell office:value-type="float" office:value="1.198721364" calcext:value-type="float">
            <text:p>1.198721364</text:p>
          </table:table-cell>
          <table:table-cell office:value-type="float" office:value="0.967501332" calcext:value-type="float">
            <text:p>0.967501332</text:p>
          </table:table-cell>
          <table:table-cell office:value-type="float" office:value="1.227490677" calcext:value-type="float">
            <text:p>1.22749067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OFR_8</text:p>
          </table:table-cell>
          <table:table-cell table:formula="of:=EXACT([.A187];[.B187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4</text:p>
          </table:table-cell>
          <table:table-cell office:value-type="float" office:value="40906553" calcext:value-type="float">
            <text:p>40906553</text:p>
          </table:table-cell>
          <table:table-cell office:value-type="float" office:value="40907302" calcext:value-type="float">
            <text:p>40907302</text:p>
          </table:table-cell>
          <table:table-cell office:value-type="float" office:value="0.1415166292" calcext:value-type="float">
            <text:p>0.1415166292</text:p>
          </table:table-cell>
          <table:table-cell office:value-type="float" office:value="1.039543821" calcext:value-type="float">
            <text:p>1.039543821</text:p>
          </table:table-cell>
          <table:table-cell office:value-type="float" office:value="1.019709929" calcext:value-type="float">
            <text:p>1.019709929</text:p>
          </table:table-cell>
          <table:table-cell office:value-type="float" office:value="0.984008925" calcext:value-type="float">
            <text:p>0.984008925</text:p>
          </table:table-cell>
          <table:table-cell office:value-type="float" office:value="1.114912607" calcext:value-type="float">
            <text:p>1.114912607</text:p>
          </table:table-cell>
          <table:table-cell office:value-type="string" calcext:value-type="string">
            <text:p>N/A</text:p>
          </table:table-cell>
          <table:table-cell office:value-type="float" office:value="0.206690023" calcext:value-type="float">
            <text:p>0.206690023</text:p>
          </table:table-cell>
          <table:table-cell office:value-type="float" office:value="1.389206349" calcext:value-type="float">
            <text:p>1.389206349</text:p>
          </table:table-cell>
          <table:table-cell office:value-type="float" office:value="1.346666667" calcext:value-type="float">
            <text:p>1.346666667</text:p>
          </table:table-cell>
          <table:table-cell office:value-type="float" office:value="1.695238095" calcext:value-type="float">
            <text:p>1.695238095</text:p>
          </table:table-cell>
          <table:table-cell office:value-type="float" office:value="1.125714286" calcext:value-type="float">
            <text:p>1.125714286</text:p>
          </table:table-cell>
          <table:table-cell office:value-type="string" calcext:value-type="string">
            <text:p>N/A</text:p>
          </table:table-cell>
          <table:table-cell office:value-type="float" office:value="0.102649696" calcext:value-type="float">
            <text:p>0.102649696</text:p>
          </table:table-cell>
          <table:table-cell office:value-type="float" office:value="1.154201293" calcext:value-type="float">
            <text:p>1.154201293</text:p>
          </table:table-cell>
          <table:table-cell office:value-type="float" office:value="1.08033241" calcext:value-type="float">
            <text:p>1.08033241</text:p>
          </table:table-cell>
          <table:table-cell office:value-type="float" office:value="1.091412742" calcext:value-type="float">
            <text:p>1.091412742</text:p>
          </table:table-cell>
          <table:table-cell office:value-type="float" office:value="1.290858726" calcext:value-type="float">
            <text:p>1.290858726</text:p>
          </table:table-cell>
          <table:table-cell office:value-type="string" calcext:value-type="string">
            <text:p>N/A</text:p>
          </table:table-cell>
          <table:table-cell office:value-type="float" office:value="0.290672886" calcext:value-type="float">
            <text:p>0.290672886</text:p>
          </table:table-cell>
          <table:table-cell office:value-type="float" office:value="1.237687366" calcext:value-type="float">
            <text:p>1.237687366</text:p>
          </table:table-cell>
          <table:table-cell office:value-type="float" office:value="1.599571734" calcext:value-type="float">
            <text:p>1.599571734</text:p>
          </table:table-cell>
          <table:table-cell office:value-type="float" office:value="1.233404711" calcext:value-type="float">
            <text:p>1.233404711</text:p>
          </table:table-cell>
          <table:table-cell office:value-type="float" office:value="0.880085653" calcext:value-type="float">
            <text:p>0.880085653</text:p>
          </table:table-cell>
          <table:table-cell office:value-type="string" calcext:value-type="string">
            <text:p>N/A</text:p>
          </table:table-cell>
          <table:table-cell office:value-type="float" office:value="0.19637562" calcext:value-type="float">
            <text:p>0.19637562</text:p>
          </table:table-cell>
          <table:table-cell office:value-type="float" office:value="1.503860662" calcext:value-type="float">
            <text:p>1.503860662</text:p>
          </table:table-cell>
          <table:table-cell office:value-type="float" office:value="1.838687628" calcext:value-type="float">
            <text:p>1.838687628</text:p>
          </table:table-cell>
          <table:table-cell office:value-type="float" office:value="1.280473912" calcext:value-type="float">
            <text:p>1.280473912</text:p>
          </table:table-cell>
          <table:table-cell office:value-type="float" office:value="1.392420445" calcext:value-type="float">
            <text:p>1.392420445</text:p>
          </table:table-cell>
          <table:table-cell office:value-type="string" calcext:value-type="string">
            <text:p>N/A</text:p>
          </table:table-cell>
          <table:table-cell office:value-type="float" office:value="0.096321517" calcext:value-type="float">
            <text:p>0.096321517</text:p>
          </table:table-cell>
          <table:table-cell office:value-type="float" office:value="1.212071689" calcext:value-type="float">
            <text:p>1.212071689</text:p>
          </table:table-cell>
          <table:table-cell office:value-type="float" office:value="1.276679196" calcext:value-type="float">
            <text:p>1.276679196</text:p>
          </table:table-cell>
          <table:table-cell office:value-type="float" office:value="1.282235659" calcext:value-type="float">
            <text:p>1.282235659</text:p>
          </table:table-cell>
          <table:table-cell office:value-type="float" office:value="1.077300212" calcext:value-type="float">
            <text:p>1.077300212</text:p>
          </table:table-cell>
          <table:table-cell office:value-type="string" calcext:value-type="string">
            <text:p>N/A</text:p>
          </table:table-cell>
          <table:table-cell office:value-type="float" office:value="0.146265478" calcext:value-type="float">
            <text:p>0.146265478</text:p>
          </table:table-cell>
          <table:table-cell office:value-type="float" office:value="1.671423344" calcext:value-type="float">
            <text:p>1.671423344</text:p>
          </table:table-cell>
          <table:table-cell office:value-type="float" office:value="1.602634468" calcext:value-type="float">
            <text:p>1.602634468</text:p>
          </table:table-cell>
          <table:table-cell office:value-type="float" office:value="1.942919868" calcext:value-type="float">
            <text:p>1.942919868</text:p>
          </table:table-cell>
          <table:table-cell office:value-type="float" office:value="1.468715697" calcext:value-type="float">
            <text:p>1.468715697</text:p>
          </table:table-cell>
          <table:table-cell office:value-type="string" calcext:value-type="string">
            <text:p>N/A</text:p>
          </table:table-cell>
          <table:table-cell office:value-type="float" office:value="0.129809886" calcext:value-type="float">
            <text:p>0.129809886</text:p>
          </table:table-cell>
          <table:table-cell office:value-type="float" office:value="1.044574676" calcext:value-type="float">
            <text:p>1.044574676</text:p>
          </table:table-cell>
          <table:table-cell office:value-type="float" office:value="0.914224827" calcext:value-type="float">
            <text:p>0.914224827</text:p>
          </table:table-cell>
          <table:table-cell office:value-type="float" office:value="1.034629728" calcext:value-type="float">
            <text:p>1.034629728</text:p>
          </table:table-cell>
          <table:table-cell office:value-type="float" office:value="1.184869473" calcext:value-type="float">
            <text:p>1.18486947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_10</text:p>
          </table:table-cell>
          <table:table-cell table:formula="of:=EXACT([.A188];[.B188])" office:value-type="boolean" office:boolean-value="true" calcext:value-type="boolean">
            <text:p>TRUE</text:p>
          </table:table-cell>
          <table:table-cell office:value-type="string" calcext:value-type="string">
            <text:p>TEST ELEMENT*TSS</text:p>
          </table:table-cell>
          <table:table-cell office:value-type="string" calcext:value-type="string">
            <text:p>chr8</text:p>
          </table:table-cell>
          <table:table-cell office:value-type="float" office:value="123894638" calcext:value-type="float">
            <text:p>123894638</text:p>
          </table:table-cell>
          <table:table-cell office:value-type="float" office:value="123896819" calcext:value-type="float">
            <text:p>123896819</text:p>
          </table:table-cell>
          <table:table-cell office:value-type="float" office:value="0.1154357361" calcext:value-type="float">
            <text:p>0.1154357361</text:p>
          </table:table-cell>
          <table:table-cell office:value-type="float" office:value="0.660964423" calcext:value-type="float">
            <text:p>0.660964423</text:p>
          </table:table-cell>
          <table:table-cell office:value-type="float" office:value="0.792116028" calcext:value-type="float">
            <text:p>0.792116028</text:p>
          </table:table-cell>
          <table:table-cell office:value-type="float" office:value="0.67980662" calcext:value-type="float">
            <text:p>0.67980662</text:p>
          </table:table-cell>
          <table:table-cell office:value-type="float" office:value="0.510970621" calcext:value-type="float">
            <text:p>0.510970621</text:p>
          </table:table-cell>
          <table:table-cell office:value-type="string" calcext:value-type="string">
            <text:p>N/A</text:p>
          </table:table-cell>
          <table:table-cell office:value-type="float" office:value="0.038193087" calcext:value-type="float">
            <text:p>0.038193087</text:p>
          </table:table-cell>
          <table:table-cell office:value-type="float" office:value="0.664126984" calcext:value-type="float">
            <text:p>0.664126984</text:p>
          </table:table-cell>
          <table:table-cell office:value-type="float" office:value="0.647619048" calcext:value-type="float">
            <text:p>0.647619048</text:p>
          </table:table-cell>
          <table:table-cell office:value-type="float" office:value="0.651428571" calcext:value-type="float">
            <text:p>0.651428571</text:p>
          </table:table-cell>
          <table:table-cell office:value-type="float" office:value="0.693333333" calcext:value-type="float">
            <text:p>0.693333333</text:p>
          </table:table-cell>
          <table:table-cell office:value-type="string" calcext:value-type="string">
            <text:p>N/A</text:p>
          </table:table-cell>
          <table:table-cell office:value-type="float" office:value="0.056753358" calcext:value-type="float">
            <text:p>0.056753358</text:p>
          </table:table-cell>
          <table:table-cell office:value-type="float" office:value="8.201292705" calcext:value-type="float">
            <text:p>8.201292705</text:p>
          </table:table-cell>
          <table:table-cell office:value-type="float" office:value="7.79501385" calcext:value-type="float">
            <text:p>7.79501385</text:p>
          </table:table-cell>
          <table:table-cell office:value-type="float" office:value="8.709141274" calcext:value-type="float">
            <text:p>8.709141274</text:p>
          </table:table-cell>
          <table:table-cell office:value-type="float" office:value="8.099722992" calcext:value-type="float">
            <text:p>8.099722992</text:p>
          </table:table-cell>
          <table:table-cell office:value-type="string" calcext:value-type="string">
            <text:p>N/A</text:p>
          </table:table-cell>
          <table:table-cell office:value-type="float" office:value="0.215280999" calcext:value-type="float">
            <text:p>0.215280999</text:p>
          </table:table-cell>
          <table:table-cell office:value-type="float" office:value="0.696645253" calcext:value-type="float">
            <text:p>0.696645253</text:p>
          </table:table-cell>
          <table:table-cell office:value-type="float" office:value="0.843683084" calcext:value-type="float">
            <text:p>0.843683084</text:p>
          </table:table-cell>
          <table:table-cell office:value-type="float" office:value="0.70235546" calcext:value-type="float">
            <text:p>0.70235546</text:p>
          </table:table-cell>
          <table:table-cell office:value-type="float" office:value="0.543897216" calcext:value-type="float">
            <text:p>0.543897216</text:p>
          </table:table-cell>
          <table:table-cell office:value-type="string" calcext:value-type="string">
            <text:p>N/A</text:p>
          </table:table-cell>
          <table:table-cell office:value-type="float" office:value="0.214279164" calcext:value-type="float">
            <text:p>0.214279164</text:p>
          </table:table-cell>
          <table:table-cell office:value-type="float" office:value="0.75719602" calcext:value-type="float">
            <text:p>0.75719602</text:p>
          </table:table-cell>
          <table:table-cell office:value-type="float" office:value="0.914862915" calcext:value-type="float">
            <text:p>0.914862915</text:p>
          </table:table-cell>
          <table:table-cell office:value-type="float" office:value="0.766005924" calcext:value-type="float">
            <text:p>0.766005924</text:p>
          </table:table-cell>
          <table:table-cell office:value-type="float" office:value="0.590719222" calcext:value-type="float">
            <text:p>0.590719222</text:p>
          </table:table-cell>
          <table:table-cell office:value-type="string" calcext:value-type="string">
            <text:p>N/A</text:p>
          </table:table-cell>
          <table:table-cell office:value-type="float" office:value="0.059986386" calcext:value-type="float">
            <text:p>0.059986386</text:p>
          </table:table-cell>
          <table:table-cell office:value-type="float" office:value="0.655444789" calcext:value-type="float">
            <text:p>0.655444789</text:p>
          </table:table-cell>
          <table:table-cell office:value-type="float" office:value="0.700768099" calcext:value-type="float">
            <text:p>0.700768099</text:p>
          </table:table-cell>
          <table:table-cell office:value-type="float" office:value="0.630495179" calcext:value-type="float">
            <text:p>0.630495179</text:p>
          </table:table-cell>
          <table:table-cell office:value-type="float" office:value="0.63507109" calcext:value-type="float">
            <text:p>0.63507109</text:p>
          </table:table-cell>
          <table:table-cell office:value-type="string" calcext:value-type="string">
            <text:p>N/A</text:p>
          </table:table-cell>
          <table:table-cell office:value-type="float" office:value="0.206171268" calcext:value-type="float">
            <text:p>0.206171268</text:p>
          </table:table-cell>
          <table:table-cell office:value-type="float" office:value="7.784120015" calcext:value-type="float">
            <text:p>7.784120015</text:p>
          </table:table-cell>
          <table:table-cell office:value-type="float" office:value="6.583973655" calcext:value-type="float">
            <text:p>6.583973655</text:p>
          </table:table-cell>
          <table:table-cell office:value-type="float" office:value="9.607025247" calcext:value-type="float">
            <text:p>9.607025247</text:p>
          </table:table-cell>
          <table:table-cell office:value-type="float" office:value="7.161361142" calcext:value-type="float">
            <text:p>7.161361142</text:p>
          </table:table-cell>
          <table:table-cell office:value-type="string" calcext:value-type="string">
            <text:p>N/A</text:p>
          </table:table-cell>
          <table:table-cell office:value-type="float" office:value="0.118270972" calcext:value-type="float">
            <text:p>0.118270972</text:p>
          </table:table-cell>
          <table:table-cell office:value-type="float" office:value="0.817261588" calcext:value-type="float">
            <text:p>0.817261588</text:p>
          </table:table-cell>
          <table:table-cell office:value-type="float" office:value="0.707511987" calcext:value-type="float">
            <text:p>0.707511987</text:p>
          </table:table-cell>
          <table:table-cell office:value-type="float" office:value="0.889717635" calcext:value-type="float">
            <text:p>0.889717635</text:p>
          </table:table-cell>
          <table:table-cell office:value-type="float" office:value="0.854555141" calcext:value-type="float">
            <text:p>0.85455514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_11</text:p>
          </table:table-cell>
          <table:table-cell table:formula="of:=EXACT([.A189];[.B189])" office:value-type="boolean" office:boolean-value="true" calcext:value-type="boolean">
            <text:p>TRUE</text:p>
          </table:table-cell>
          <table:table-cell office:value-type="string" calcext:value-type="string">
            <text:p>TEST ELEMENT*NESTED</text:p>
          </table:table-cell>
          <table:table-cell office:value-type="string" calcext:value-type="string">
            <text:p>chr8</text:p>
          </table:table-cell>
          <table:table-cell office:value-type="float" office:value="123895285" calcext:value-type="float">
            <text:p>123895285</text:p>
          </table:table-cell>
          <table:table-cell office:value-type="float" office:value="123895513" calcext:value-type="float">
            <text:p>123895513</text:p>
          </table:table-cell>
          <table:table-cell office:value-type="float" office:value="0.1002830766" calcext:value-type="float">
            <text:p>0.1002830766</text:p>
          </table:table-cell>
          <table:table-cell office:value-type="float" office:value="1.036064063" calcext:value-type="float">
            <text:p>1.036064063</text:p>
          </table:table-cell>
          <table:table-cell office:value-type="float" office:value="1" calcext:value-type="float">
            <text:p>1</text:p>
          </table:table-cell>
          <table:table-cell office:value-type="float" office:value="1.165226409" calcext:value-type="float">
            <text:p>1.165226409</text:p>
          </table:table-cell>
          <table:table-cell office:value-type="float" office:value="0.942965779" calcext:value-type="float">
            <text:p>0.942965779</text:p>
          </table:table-cell>
          <table:table-cell office:value-type="string" calcext:value-type="string">
            <text:p>N/A</text:p>
          </table:table-cell>
          <table:table-cell office:value-type="float" office:value="0.208590604" calcext:value-type="float">
            <text:p>0.208590604</text:p>
          </table:table-cell>
          <table:table-cell office:value-type="float" office:value="1.016371078" calcext:value-type="float">
            <text:p>1.016371078</text:p>
          </table:table-cell>
          <table:table-cell office:value-type="float" office:value="1.228376535" calcext:value-type="float">
            <text:p>1.228376535</text:p>
          </table:table-cell>
          <table:table-cell office:value-type="float" office:value="0.804365621" calcext:value-type="float">
            <text:p>0.80436562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215190465" calcext:value-type="float">
            <text:p>0.215190465</text:p>
          </table:table-cell>
          <table:table-cell office:value-type="float" office:value="1.166392092" calcext:value-type="float">
            <text:p>1.166392092</text:p>
          </table:table-cell>
          <table:table-cell office:value-type="float" office:value="1.449752883" calcext:value-type="float">
            <text:p>1.449752883</text:p>
          </table:table-cell>
          <table:table-cell office:value-type="float" office:value="1.077429984" calcext:value-type="float">
            <text:p>1.077429984</text:p>
          </table:table-cell>
          <table:table-cell office:value-type="float" office:value="0.97199341" calcext:value-type="float">
            <text:p>0.97199341</text:p>
          </table:table-cell>
          <table:table-cell office:value-type="string" calcext:value-type="string">
            <text:p>N/A</text:p>
          </table:table-cell>
          <table:table-cell office:value-type="float" office:value="0.107003891" calcext:value-type="float">
            <text:p>0.107003891</text:p>
          </table:table-cell>
          <table:table-cell office:value-type="float" office:value="0.772932331" calcext:value-type="float">
            <text:p>0.772932331</text:p>
          </table:table-cell>
          <table:table-cell office:value-type="float" office:value="0.982869379" calcext:value-type="float">
            <text:p>0.982869379</text:p>
          </table:table-cell>
          <table:table-cell office:value-type="float" office:value="1.218415418" calcext:value-type="float">
            <text:p>1.218415418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29761142" calcext:value-type="float">
            <text:p>0.029761142</text:p>
          </table:table-cell>
          <table:table-cell office:value-type="float" office:value="1.091605751" calcext:value-type="float">
            <text:p>1.091605751</text:p>
          </table:table-cell>
          <table:table-cell office:value-type="float" office:value="1.056191061" calcext:value-type="float">
            <text:p>1.056191061</text:p>
          </table:table-cell>
          <table:table-cell office:value-type="float" office:value="1.098599409" calcext:value-type="float">
            <text:p>1.098599409</text:p>
          </table:table-cell>
          <table:table-cell office:value-type="float" office:value="1.120026784" calcext:value-type="float">
            <text:p>1.120026784</text:p>
          </table:table-cell>
          <table:table-cell office:value-type="string" calcext:value-type="string">
            <text:p>N/A</text:p>
          </table:table-cell>
          <table:table-cell office:value-type="float" office:value="0.016566184" calcext:value-type="float">
            <text:p>0.016566184</text:p>
          </table:table-cell>
          <table:table-cell office:value-type="float" office:value="1.772674897" calcext:value-type="float">
            <text:p>1.772674897</text:p>
          </table:table-cell>
          <table:table-cell office:value-type="float" office:value="1.78962963" calcext:value-type="float">
            <text:p>1.78962963</text:p>
          </table:table-cell>
          <table:table-cell office:value-type="float" office:value="1.738765432" calcext:value-type="float">
            <text:p>1.738765432</text:p>
          </table:table-cell>
          <table:table-cell office:value-type="float" office:value="1.78962963" calcext:value-type="float">
            <text:p>1.78962963</text:p>
          </table:table-cell>
          <table:table-cell office:value-type="string" calcext:value-type="string">
            <text:p>N/A</text:p>
          </table:table-cell>
          <table:table-cell office:value-type="float" office:value="0.091671701" calcext:value-type="float">
            <text:p>0.091671701</text:p>
          </table:table-cell>
          <table:table-cell office:value-type="float" office:value="0.765310316" calcext:value-type="float">
            <text:p>0.765310316</text:p>
          </table:table-cell>
          <table:table-cell office:value-type="float" office:value="0.7324291" calcext:value-type="float">
            <text:p>0.7324291</text:p>
          </table:table-cell>
          <table:table-cell office:value-type="float" office:value="0.717632552" calcext:value-type="float">
            <text:p>0.717632552</text:p>
          </table:table-cell>
          <table:table-cell office:value-type="float" office:value="0.845869297" calcext:value-type="float">
            <text:p>0.845869297</text:p>
          </table:table-cell>
          <table:table-cell office:value-type="string" calcext:value-type="string">
            <text:p>N/A</text:p>
          </table:table-cell>
          <table:table-cell office:value-type="float" office:value="0.116570486" calcext:value-type="float">
            <text:p>0.116570486</text:p>
          </table:table-cell>
          <table:table-cell office:value-type="float" office:value="0.951821741" calcext:value-type="float">
            <text:p>0.951821741</text:p>
          </table:table-cell>
          <table:table-cell office:value-type="float" office:value="0.836495032" calcext:value-type="float">
            <text:p>0.836495032</text:p>
          </table:table-cell>
          <table:table-cell office:value-type="float" office:value="0.961156278" calcext:value-type="float">
            <text:p>0.961156278</text:p>
          </table:table-cell>
          <table:table-cell office:value-type="float" office:value="1.057813911" calcext:value-type="float">
            <text:p>1.05781391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_12</text:p>
          </table:table-cell>
          <table:table-cell table:formula="of:=EXACT([.A190];[.B190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8</text:p>
          </table:table-cell>
          <table:table-cell office:value-type="float" office:value="123895096" calcext:value-type="float">
            <text:p>123895096</text:p>
          </table:table-cell>
          <table:table-cell office:value-type="float" office:value="123895852" calcext:value-type="float">
            <text:p>123895852</text:p>
          </table:table-cell>
          <table:table-cell office:value-type="float" office:value="0.1029126808" calcext:value-type="float">
            <text:p>0.1029126808</text:p>
          </table:table-cell>
          <table:table-cell office:value-type="float" office:value="1.047010024" calcext:value-type="float">
            <text:p>1.047010024</text:p>
          </table:table-cell>
          <table:table-cell office:value-type="float" office:value="1.162806775" calcext:value-type="float">
            <text:p>1.162806775</text:p>
          </table:table-cell>
          <table:table-cell office:value-type="float" office:value="0.988938818" calcext:value-type="float">
            <text:p>0.988938818</text:p>
          </table:table-cell>
          <table:table-cell office:value-type="float" office:value="0.98928448" calcext:value-type="float">
            <text:p>0.98928448</text:p>
          </table:table-cell>
          <table:table-cell office:value-type="string" calcext:value-type="string">
            <text:p>N/A</text:p>
          </table:table-cell>
          <table:table-cell office:value-type="float" office:value="0.034875922" calcext:value-type="float">
            <text:p>0.034875922</text:p>
          </table:table-cell>
          <table:table-cell office:value-type="float" office:value="0.813642565" calcext:value-type="float">
            <text:p>0.813642565</text:p>
          </table:table-cell>
          <table:table-cell office:value-type="float" office:value="0.8420191" calcext:value-type="float">
            <text:p>0.8420191</text:p>
          </table:table-cell>
          <table:table-cell office:value-type="float" office:value="0.78526603" calcext:value-type="float">
            <text:p>0.78526603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42122733" calcext:value-type="float">
            <text:p>0.142122733</text:p>
          </table:table-cell>
          <table:table-cell office:value-type="float" office:value="1.004942339" calcext:value-type="float">
            <text:p>1.004942339</text:p>
          </table:table-cell>
          <table:table-cell office:value-type="float" office:value="1.080724876" calcext:value-type="float">
            <text:p>1.080724876</text:p>
          </table:table-cell>
          <table:table-cell office:value-type="float" office:value="1.093904448" calcext:value-type="float">
            <text:p>1.093904448</text:p>
          </table:table-cell>
          <table:table-cell office:value-type="float" office:value="0.840197694" calcext:value-type="float">
            <text:p>0.840197694</text:p>
          </table:table-cell>
          <table:table-cell office:value-type="string" calcext:value-type="string">
            <text:p>N/A</text:p>
          </table:table-cell>
          <table:table-cell office:value-type="float" office:value="0.03956044" calcext:value-type="float">
            <text:p>0.03956044</text:p>
          </table:table-cell>
          <table:table-cell office:value-type="float" office:value="0.684210526" calcext:value-type="float">
            <text:p>0.684210526</text:p>
          </table:table-cell>
          <table:table-cell office:value-type="float" office:value="0.935760171" calcext:value-type="float">
            <text:p>0.935760171</text:p>
          </table:table-cell>
          <table:table-cell office:value-type="float" office:value="1.012847966" calcext:value-type="float">
            <text:p>1.012847966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6659968" calcext:value-type="float">
            <text:p>0.06659968</text:p>
          </table:table-cell>
          <table:table-cell office:value-type="float" office:value="0.811785057" calcext:value-type="float">
            <text:p>0.811785057</text:p>
          </table:table-cell>
          <table:table-cell office:value-type="float" office:value="0.864460689" calcext:value-type="float">
            <text:p>0.864460689</text:p>
          </table:table-cell>
          <table:table-cell office:value-type="float" office:value="0.756431003" calcext:value-type="float">
            <text:p>0.756431003</text:p>
          </table:table-cell>
          <table:table-cell office:value-type="float" office:value="0.814463479" calcext:value-type="float">
            <text:p>0.814463479</text:p>
          </table:table-cell>
          <table:table-cell office:value-type="string" calcext:value-type="string">
            <text:p>N/A</text:p>
          </table:table-cell>
          <table:table-cell office:value-type="float" office:value="0.05822787" calcext:value-type="float">
            <text:p>0.05822787</text:p>
          </table:table-cell>
          <table:table-cell office:value-type="float" office:value="1.127654321" calcext:value-type="float">
            <text:p>1.127654321</text:p>
          </table:table-cell>
          <table:table-cell office:value-type="float" office:value="1.164197531" calcext:value-type="float">
            <text:p>1.164197531</text:p>
          </table:table-cell>
          <table:table-cell office:value-type="float" office:value="1.051851852" calcext:value-type="float">
            <text:p>1.051851852</text:p>
          </table:table-cell>
          <table:table-cell office:value-type="float" office:value="1.16691358" calcext:value-type="float">
            <text:p>1.16691358</text:p>
          </table:table-cell>
          <table:table-cell office:value-type="string" calcext:value-type="string">
            <text:p>N/A</text:p>
          </table:table-cell>
          <table:table-cell office:value-type="float" office:value="0.246973333" calcext:value-type="float">
            <text:p>0.246973333</text:p>
          </table:table-cell>
          <table:table-cell office:value-type="float" office:value="1.132757912" calcext:value-type="float">
            <text:p>1.132757912</text:p>
          </table:table-cell>
          <table:table-cell office:value-type="float" office:value="0.951911221" calcext:value-type="float">
            <text:p>0.951911221</text:p>
          </table:table-cell>
          <table:table-cell office:value-type="float" office:value="1.454993835" calcext:value-type="float">
            <text:p>1.454993835</text:p>
          </table:table-cell>
          <table:table-cell office:value-type="float" office:value="0.991368681" calcext:value-type="float">
            <text:p>0.991368681</text:p>
          </table:table-cell>
          <table:table-cell office:value-type="string" calcext:value-type="string">
            <text:p>N/A</text:p>
          </table:table-cell>
          <table:table-cell office:value-type="float" office:value="0.148876244" calcext:value-type="float">
            <text:p>0.148876244</text:p>
          </table:table-cell>
          <table:table-cell office:value-type="float" office:value="0.712134899" calcext:value-type="float">
            <text:p>0.712134899</text:p>
          </table:table-cell>
          <table:table-cell office:value-type="float" office:value="0.590785908" calcext:value-type="float">
            <text:p>0.590785908</text:p>
          </table:table-cell>
          <table:table-cell office:value-type="float" office:value="0.758807588" calcext:value-type="float">
            <text:p>0.758807588</text:p>
          </table:table-cell>
          <table:table-cell office:value-type="float" office:value="0.786811201" calcext:value-type="float">
            <text:p>0.78681120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_13</text:p>
          </table:table-cell>
          <table:table-cell table:formula="of:=EXACT([.A191];[.B191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8</text:p>
          </table:table-cell>
          <table:table-cell office:value-type="float" office:value="123882909" calcext:value-type="float">
            <text:p>123882909</text:p>
          </table:table-cell>
          <table:table-cell office:value-type="float" office:value="123883847" calcext:value-type="float">
            <text:p>123883847</text:p>
          </table:table-cell>
          <table:table-cell office:value-type="float" office:value="0.1532553166" calcext:value-type="float">
            <text:p>0.1532553166</text:p>
          </table:table-cell>
          <table:table-cell office:value-type="float" office:value="1.022468026" calcext:value-type="float">
            <text:p>1.022468026</text:p>
          </table:table-cell>
          <table:table-cell office:value-type="float" office:value="1.05876253" calcext:value-type="float">
            <text:p>1.05876253</text:p>
          </table:table-cell>
          <table:table-cell office:value-type="float" office:value="0.906325614" calcext:value-type="float">
            <text:p>0.906325614</text:p>
          </table:table-cell>
          <table:table-cell office:value-type="float" office:value="1.102315935" calcext:value-type="float">
            <text:p>1.102315935</text:p>
          </table:table-cell>
          <table:table-cell office:value-type="string" calcext:value-type="string">
            <text:p>N/A</text:p>
          </table:table-cell>
          <table:table-cell office:value-type="float" office:value="0.06209405" calcext:value-type="float">
            <text:p>0.06209405</text:p>
          </table:table-cell>
          <table:table-cell office:value-type="float" office:value="1.050204638" calcext:value-type="float">
            <text:p>1.050204638</text:p>
          </table:table-cell>
          <table:table-cell office:value-type="float" office:value="1.115416098" calcext:value-type="float">
            <text:p>1.115416098</text:p>
          </table:table-cell>
          <table:table-cell office:value-type="float" office:value="0.984993179" calcext:value-type="float">
            <text:p>0.984993179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71562356" calcext:value-type="float">
            <text:p>0.171562356</text:p>
          </table:table-cell>
          <table:table-cell office:value-type="float" office:value="2.842394289" calcext:value-type="float">
            <text:p>2.842394289</text:p>
          </table:table-cell>
          <table:table-cell office:value-type="float" office:value="3.331136738" calcext:value-type="float">
            <text:p>3.331136738</text:p>
          </table:table-cell>
          <table:table-cell office:value-type="float" office:value="2.840197694" calcext:value-type="float">
            <text:p>2.840197694</text:p>
          </table:table-cell>
          <table:table-cell office:value-type="float" office:value="2.355848435" calcext:value-type="float">
            <text:p>2.355848435</text:p>
          </table:table-cell>
          <table:table-cell office:value-type="string" calcext:value-type="string">
            <text:p>N/A</text:p>
          </table:table-cell>
          <table:table-cell office:value-type="float" office:value="0.197666883" calcext:value-type="float">
            <text:p>0.197666883</text:p>
          </table:table-cell>
          <table:table-cell office:value-type="float" office:value="1.160150376" calcext:value-type="float">
            <text:p>1.160150376</text:p>
          </table:table-cell>
          <table:table-cell office:value-type="float" office:value="1.978586724" calcext:value-type="float">
            <text:p>1.978586724</text:p>
          </table:table-cell>
          <table:table-cell office:value-type="float" office:value="1.325481799" calcext:value-type="float">
            <text:p>1.325481799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38391425" calcext:value-type="float">
            <text:p>0.038391425</text:p>
          </table:table-cell>
          <table:table-cell office:value-type="float" office:value="0.851291781" calcext:value-type="float">
            <text:p>0.851291781</text:p>
          </table:table-cell>
          <table:table-cell office:value-type="float" office:value="0.813793873" calcext:value-type="float">
            <text:p>0.813793873</text:p>
          </table:table-cell>
          <table:table-cell office:value-type="float" office:value="0.866357904" calcext:value-type="float">
            <text:p>0.866357904</text:p>
          </table:table-cell>
          <table:table-cell office:value-type="float" office:value="0.873723565" calcext:value-type="float">
            <text:p>0.873723565</text:p>
          </table:table-cell>
          <table:table-cell office:value-type="string" calcext:value-type="string">
            <text:p>N/A</text:p>
          </table:table-cell>
          <table:table-cell office:value-type="float" office:value="0.058432398" calcext:value-type="float">
            <text:p>0.058432398</text:p>
          </table:table-cell>
          <table:table-cell office:value-type="float" office:value="1.624197531" calcext:value-type="float">
            <text:p>1.624197531</text:p>
          </table:table-cell>
          <table:table-cell office:value-type="float" office:value="1.575308642" calcext:value-type="float">
            <text:p>1.575308642</text:p>
          </table:table-cell>
          <table:table-cell office:value-type="float" office:value="1.563703704" calcext:value-type="float">
            <text:p>1.563703704</text:p>
          </table:table-cell>
          <table:table-cell office:value-type="float" office:value="1.733580247" calcext:value-type="float">
            <text:p>1.733580247</text:p>
          </table:table-cell>
          <table:table-cell office:value-type="string" calcext:value-type="string">
            <text:p>N/A</text:p>
          </table:table-cell>
          <table:table-cell office:value-type="float" office:value="0.15143033" calcext:value-type="float">
            <text:p>0.15143033</text:p>
          </table:table-cell>
          <table:table-cell office:value-type="float" office:value="3.274969174" calcext:value-type="float">
            <text:p>3.274969174</text:p>
          </table:table-cell>
          <table:table-cell office:value-type="float" office:value="3.827373613" calcext:value-type="float">
            <text:p>3.827373613</text:p>
          </table:table-cell>
          <table:table-cell office:value-type="float" office:value="3.12946979" calcext:value-type="float">
            <text:p>3.12946979</text:p>
          </table:table-cell>
          <table:table-cell office:value-type="float" office:value="2.868064118" calcext:value-type="float">
            <text:p>2.868064118</text:p>
          </table:table-cell>
          <table:table-cell office:value-type="string" calcext:value-type="string">
            <text:p>N/A</text:p>
          </table:table-cell>
          <table:table-cell office:value-type="float" office:value="0.164712564" calcext:value-type="float">
            <text:p>0.164712564</text:p>
          </table:table-cell>
          <table:table-cell office:value-type="float" office:value="1.345076784" calcext:value-type="float">
            <text:p>1.345076784</text:p>
          </table:table-cell>
          <table:table-cell office:value-type="float" office:value="1.499548329" calcext:value-type="float">
            <text:p>1.499548329</text:p>
          </table:table-cell>
          <table:table-cell office:value-type="float" office:value="1.091237579" calcext:value-type="float">
            <text:p>1.091237579</text:p>
          </table:table-cell>
          <table:table-cell office:value-type="float" office:value="1.444444444" calcext:value-type="float">
            <text:p>1.44444444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_14</text:p>
          </table:table-cell>
          <table:table-cell table:formula="of:=EXACT([.A192];[.B192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4265575" calcext:value-type="float">
            <text:p>134265575</text:p>
          </table:table-cell>
          <table:table-cell office:value-type="float" office:value="134266485" calcext:value-type="float">
            <text:p>134266485</text:p>
          </table:table-cell>
          <table:table-cell office:value-type="float" office:value="0.1909609201" calcext:value-type="float">
            <text:p>0.1909609201</text:p>
          </table:table-cell>
          <table:table-cell office:value-type="float" office:value="1.421098302" calcext:value-type="float">
            <text:p>1.421098302</text:p>
          </table:table-cell>
          <table:table-cell office:value-type="float" office:value="1.265898103" calcext:value-type="float">
            <text:p>1.265898103</text:p>
          </table:table-cell>
          <table:table-cell office:value-type="float" office:value="1.572331722" calcext:value-type="float">
            <text:p>1.572331722</text:p>
          </table:table-cell>
          <table:table-cell office:value-type="float" office:value="1.42506508" calcext:value-type="float">
            <text:p>1.42506508</text:p>
          </table:table-cell>
          <table:table-cell office:value-type="string" calcext:value-type="string">
            <text:p>N/A</text:p>
          </table:table-cell>
          <table:table-cell office:value-type="float" office:value="0.070742667" calcext:value-type="float">
            <text:p>0.070742667</text:p>
          </table:table-cell>
          <table:table-cell office:value-type="float" office:value="1.164444444" calcext:value-type="float">
            <text:p>1.164444444</text:p>
          </table:table-cell>
          <table:table-cell office:value-type="float" office:value="1.125714286" calcext:value-type="float">
            <text:p>1.125714286</text:p>
          </table:table-cell>
          <table:table-cell office:value-type="float" office:value="1.259047619" calcext:value-type="float">
            <text:p>1.259047619</text:p>
          </table:table-cell>
          <table:table-cell office:value-type="float" office:value="1.108571429" calcext:value-type="float">
            <text:p>1.108571429</text:p>
          </table:table-cell>
          <table:table-cell office:value-type="string" calcext:value-type="string">
            <text:p>N/A</text:p>
          </table:table-cell>
          <table:table-cell office:value-type="float" office:value="0.077378545" calcext:value-type="float">
            <text:p>0.077378545</text:p>
          </table:table-cell>
          <table:table-cell office:value-type="float" office:value="0.934441367" calcext:value-type="float">
            <text:p>0.934441367</text:p>
          </table:table-cell>
          <table:table-cell office:value-type="float" office:value="0.991689751" calcext:value-type="float">
            <text:p>0.991689751</text:p>
          </table:table-cell>
          <table:table-cell office:value-type="float" office:value="0.958448753" calcext:value-type="float">
            <text:p>0.958448753</text:p>
          </table:table-cell>
          <table:table-cell office:value-type="float" office:value="0.853185596" calcext:value-type="float">
            <text:p>0.853185596</text:p>
          </table:table-cell>
          <table:table-cell office:value-type="string" calcext:value-type="string">
            <text:p>N/A</text:p>
          </table:table-cell>
          <table:table-cell office:value-type="float" office:value="0.206258952" calcext:value-type="float">
            <text:p>0.206258952</text:p>
          </table:table-cell>
          <table:table-cell office:value-type="float" office:value="0.700927909" calcext:value-type="float">
            <text:p>0.700927909</text:p>
          </table:table-cell>
          <table:table-cell office:value-type="float" office:value="0.554603854" calcext:value-type="float">
            <text:p>0.554603854</text:p>
          </table:table-cell>
          <table:table-cell office:value-type="float" office:value="0.843683084" calcext:value-type="float">
            <text:p>0.843683084</text:p>
          </table:table-cell>
          <table:table-cell office:value-type="float" office:value="0.704496788" calcext:value-type="float">
            <text:p>0.704496788</text:p>
          </table:table-cell>
          <table:table-cell office:value-type="string" calcext:value-type="string">
            <text:p>N/A</text:p>
          </table:table-cell>
          <table:table-cell office:value-type="float" office:value="0.181887416" calcext:value-type="float">
            <text:p>0.181887416</text:p>
          </table:table-cell>
          <table:table-cell office:value-type="float" office:value="1.211665527" calcext:value-type="float">
            <text:p>1.211665527</text:p>
          </table:table-cell>
          <table:table-cell office:value-type="float" office:value="1.398192451" calcext:value-type="float">
            <text:p>1.398192451</text:p>
          </table:table-cell>
          <table:table-cell office:value-type="float" office:value="1.268322321" calcext:value-type="float">
            <text:p>1.268322321</text:p>
          </table:table-cell>
          <table:table-cell office:value-type="float" office:value="0.968481811" calcext:value-type="float">
            <text:p>0.968481811</text:p>
          </table:table-cell>
          <table:table-cell office:value-type="string" calcext:value-type="string">
            <text:p>N/A</text:p>
          </table:table-cell>
          <table:table-cell office:value-type="float" office:value="0.087023608" calcext:value-type="float">
            <text:p>0.087023608</text:p>
          </table:table-cell>
          <table:table-cell office:value-type="float" office:value="1.112055347" calcext:value-type="float">
            <text:p>1.112055347</text:p>
          </table:table-cell>
          <table:table-cell office:value-type="float" office:value="1.064553032" calcext:value-type="float">
            <text:p>1.064553032</text:p>
          </table:table-cell>
          <table:table-cell office:value-type="float" office:value="1.223402517" calcext:value-type="float">
            <text:p>1.223402517</text:p>
          </table:table-cell>
          <table:table-cell office:value-type="float" office:value="1.048210492" calcext:value-type="float">
            <text:p>1.048210492</text:p>
          </table:table-cell>
          <table:table-cell office:value-type="string" calcext:value-type="string">
            <text:p>N/A</text:p>
          </table:table-cell>
          <table:table-cell office:value-type="float" office:value="0.183278011" calcext:value-type="float">
            <text:p>0.183278011</text:p>
          </table:table-cell>
          <table:table-cell office:value-type="float" office:value="0.654226125" calcext:value-type="float">
            <text:p>0.654226125</text:p>
          </table:table-cell>
          <table:table-cell office:value-type="float" office:value="0.590559824" calcext:value-type="float">
            <text:p>0.590559824</text:p>
          </table:table-cell>
          <table:table-cell office:value-type="float" office:value="0.792535675" calcext:value-type="float">
            <text:p>0.792535675</text:p>
          </table:table-cell>
          <table:table-cell office:value-type="float" office:value="0.579582876" calcext:value-type="float">
            <text:p>0.579582876</text:p>
          </table:table-cell>
          <table:table-cell office:value-type="string" calcext:value-type="string">
            <text:p>N/A</text:p>
          </table:table-cell>
          <table:table-cell office:value-type="float" office:value="0.153403019" calcext:value-type="float">
            <text:p>0.153403019</text:p>
          </table:table-cell>
          <table:table-cell office:value-type="float" office:value="0.604510744" calcext:value-type="float">
            <text:p>0.604510744</text:p>
          </table:table-cell>
          <table:table-cell office:value-type="float" office:value="0.510388918" calcext:value-type="float">
            <text:p>0.510388918</text:p>
          </table:table-cell>
          <table:table-cell office:value-type="float" office:value="0.607352158" calcext:value-type="float">
            <text:p>0.607352158</text:p>
          </table:table-cell>
          <table:table-cell office:value-type="float" office:value="0.695791156" calcext:value-type="float">
            <text:p>0.69579115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_15</text:p>
          </table:table-cell>
          <table:table-cell table:formula="of:=EXACT([.A193];[.B193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4275871" calcext:value-type="float">
            <text:p>134275871</text:p>
          </table:table-cell>
          <table:table-cell office:value-type="float" office:value="134276983" calcext:value-type="float">
            <text:p>134276983</text:p>
          </table:table-cell>
          <table:table-cell office:value-type="float" office:value="0.2522001319" calcext:value-type="float">
            <text:p>0.2522001319</text:p>
          </table:table-cell>
          <table:table-cell office:value-type="float" office:value="1.169951655" calcext:value-type="float">
            <text:p>1.169951655</text:p>
          </table:table-cell>
          <table:table-cell office:value-type="float" office:value="1.380438825" calcext:value-type="float">
            <text:p>1.380438825</text:p>
          </table:table-cell>
          <table:table-cell office:value-type="float" office:value="1.121606545" calcext:value-type="float">
            <text:p>1.121606545</text:p>
          </table:table-cell>
          <table:table-cell office:value-type="float" office:value="1.007809595" calcext:value-type="float">
            <text:p>1.007809595</text:p>
          </table:table-cell>
          <table:table-cell office:value-type="string" calcext:value-type="string">
            <text:p>N/A</text:p>
          </table:table-cell>
          <table:table-cell office:value-type="float" office:value="0.079956388" calcext:value-type="float">
            <text:p>0.079956388</text:p>
          </table:table-cell>
          <table:table-cell office:value-type="float" office:value="1.052063492" calcext:value-type="float">
            <text:p>1.052063492</text:p>
          </table:table-cell>
          <table:table-cell office:value-type="float" office:value="1.148571429" calcext:value-type="float">
            <text:p>1.148571429</text:p>
          </table:table-cell>
          <table:table-cell office:value-type="float" office:value="1.013333333" calcext:value-type="float">
            <text:p>1.013333333</text:p>
          </table:table-cell>
          <table:table-cell office:value-type="float" office:value="0.994285714" calcext:value-type="float">
            <text:p>0.994285714</text:p>
          </table:table-cell>
          <table:table-cell office:value-type="string" calcext:value-type="string">
            <text:p>N/A</text:p>
          </table:table-cell>
          <table:table-cell office:value-type="float" office:value="0.284724649" calcext:value-type="float">
            <text:p>0.284724649</text:p>
          </table:table-cell>
          <table:table-cell office:value-type="float" office:value="1.314866113" calcext:value-type="float">
            <text:p>1.314866113</text:p>
          </table:table-cell>
          <table:table-cell office:value-type="float" office:value="1.063711911" calcext:value-type="float">
            <text:p>1.063711911</text:p>
          </table:table-cell>
          <table:table-cell office:value-type="float" office:value="1.135734072" calcext:value-type="float">
            <text:p>1.135734072</text:p>
          </table:table-cell>
          <table:table-cell office:value-type="float" office:value="1.745152355" calcext:value-type="float">
            <text:p>1.745152355</text:p>
          </table:table-cell>
          <table:table-cell office:value-type="string" calcext:value-type="string">
            <text:p>N/A</text:p>
          </table:table-cell>
          <table:table-cell office:value-type="float" office:value="0.191043614" calcext:value-type="float">
            <text:p>0.191043614</text:p>
          </table:table-cell>
          <table:table-cell office:value-type="float" office:value="0.923625981" calcext:value-type="float">
            <text:p>0.923625981</text:p>
          </table:table-cell>
          <table:table-cell office:value-type="float" office:value="0.880085653" calcext:value-type="float">
            <text:p>0.880085653</text:p>
          </table:table-cell>
          <table:table-cell office:value-type="float" office:value="0.773019272" calcext:value-type="float">
            <text:p>0.773019272</text:p>
          </table:table-cell>
          <table:table-cell office:value-type="float" office:value="1.117773019" calcext:value-type="float">
            <text:p>1.117773019</text:p>
          </table:table-cell>
          <table:table-cell office:value-type="string" calcext:value-type="string">
            <text:p>N/A</text:p>
          </table:table-cell>
          <table:table-cell office:value-type="float" office:value="0.200669822" calcext:value-type="float">
            <text:p>0.200669822</text:p>
          </table:table-cell>
          <table:table-cell office:value-type="float" office:value="1.467000835" calcext:value-type="float">
            <text:p>1.467000835</text:p>
          </table:table-cell>
          <table:table-cell office:value-type="float" office:value="1.663856611" calcext:value-type="float">
            <text:p>1.663856611</text:p>
          </table:table-cell>
          <table:table-cell office:value-type="float" office:value="1.608566872" calcext:value-type="float">
            <text:p>1.608566872</text:p>
          </table:table-cell>
          <table:table-cell office:value-type="float" office:value="1.128579023" calcext:value-type="float">
            <text:p>1.128579023</text:p>
          </table:table-cell>
          <table:table-cell office:value-type="string" calcext:value-type="string">
            <text:p>N/A</text:p>
          </table:table-cell>
          <table:table-cell office:value-type="float" office:value="0.086799246" calcext:value-type="float">
            <text:p>0.086799246</text:p>
          </table:table-cell>
          <table:table-cell office:value-type="float" office:value="0.967914147" calcext:value-type="float">
            <text:p>0.967914147</text:p>
          </table:table-cell>
          <table:table-cell office:value-type="float" office:value="0.966170943" calcext:value-type="float">
            <text:p>0.966170943</text:p>
          </table:table-cell>
          <table:table-cell office:value-type="float" office:value="0.884785096" calcext:value-type="float">
            <text:p>0.884785096</text:p>
          </table:table-cell>
          <table:table-cell office:value-type="float" office:value="1.052786403" calcext:value-type="float">
            <text:p>1.052786403</text:p>
          </table:table-cell>
          <table:table-cell office:value-type="string" calcext:value-type="string">
            <text:p>N/A</text:p>
          </table:table-cell>
          <table:table-cell office:value-type="float" office:value="0.138562496" calcext:value-type="float">
            <text:p>0.138562496</text:p>
          </table:table-cell>
          <table:table-cell office:value-type="float" office:value="2.135382364" calcext:value-type="float">
            <text:p>2.135382364</text:p>
          </table:table-cell>
          <table:table-cell office:value-type="float" office:value="1.85949506" calcext:value-type="float">
            <text:p>1.85949506</text:p>
          </table:table-cell>
          <table:table-cell office:value-type="float" office:value="2.098792536" calcext:value-type="float">
            <text:p>2.098792536</text:p>
          </table:table-cell>
          <table:table-cell office:value-type="float" office:value="2.447859495" calcext:value-type="float">
            <text:p>2.447859495</text:p>
          </table:table-cell>
          <table:table-cell office:value-type="string" calcext:value-type="string">
            <text:p>N/A</text:p>
          </table:table-cell>
          <table:table-cell office:value-type="float" office:value="0.049149993" calcext:value-type="float">
            <text:p>0.049149993</text:p>
          </table:table-cell>
          <table:table-cell office:value-type="float" office:value="0.946545907" calcext:value-type="float">
            <text:p>0.946545907</text:p>
          </table:table-cell>
          <table:table-cell office:value-type="float" office:value="0.912093767" calcext:value-type="float">
            <text:p>0.912093767</text:p>
          </table:table-cell>
          <table:table-cell office:value-type="float" office:value="0.999467235" calcext:value-type="float">
            <text:p>0.999467235</text:p>
          </table:table-cell>
          <table:table-cell office:value-type="float" office:value="0.928076718" calcext:value-type="float">
            <text:p>0.92807671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_16</text:p>
          </table:table-cell>
          <table:table-cell table:formula="of:=EXACT([.A194];[.B194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4285494" calcext:value-type="float">
            <text:p>134285494</text:p>
          </table:table-cell>
          <table:table-cell office:value-type="float" office:value="134286451" calcext:value-type="float">
            <text:p>134286451</text:p>
          </table:table-cell>
          <table:table-cell office:value-type="float" office:value="0.09879655904" calcext:value-type="float">
            <text:p>0.09879655904</text:p>
          </table:table-cell>
          <table:table-cell office:value-type="float" office:value="1.028387257" calcext:value-type="float">
            <text:p>1.028387257</text:p>
          </table:table-cell>
          <table:table-cell office:value-type="float" office:value="0.761621421" calcext:value-type="float">
            <text:p>0.761621421</text:p>
          </table:table-cell>
          <table:table-cell office:value-type="float" office:value="1.06061733" calcext:value-type="float">
            <text:p>1.06061733</text:p>
          </table:table-cell>
          <table:table-cell office:value-type="float" office:value="1.26292302" calcext:value-type="float">
            <text:p>1.26292302</text:p>
          </table:table-cell>
          <table:table-cell office:value-type="string" calcext:value-type="string">
            <text:p>N/A</text:p>
          </table:table-cell>
          <table:table-cell office:value-type="float" office:value="0.034056855" calcext:value-type="float">
            <text:p>0.034056855</text:p>
          </table:table-cell>
          <table:table-cell office:value-type="float" office:value="1.181587302" calcext:value-type="float">
            <text:p>1.181587302</text:p>
          </table:table-cell>
          <table:table-cell office:value-type="float" office:value="1.207619048" calcext:value-type="float">
            <text:p>1.207619048</text:p>
          </table:table-cell>
          <table:table-cell office:value-type="float" office:value="1.135238095" calcext:value-type="float">
            <text:p>1.135238095</text:p>
          </table:table-cell>
          <table:table-cell office:value-type="float" office:value="1.201904762" calcext:value-type="float">
            <text:p>1.201904762</text:p>
          </table:table-cell>
          <table:table-cell office:value-type="string" calcext:value-type="string">
            <text:p>N/A</text:p>
          </table:table-cell>
          <table:table-cell office:value-type="float" office:value="0.210741506" calcext:value-type="float">
            <text:p>0.210741506</text:p>
          </table:table-cell>
          <table:table-cell office:value-type="float" office:value="2.880886427" calcext:value-type="float">
            <text:p>2.880886427</text:p>
          </table:table-cell>
          <table:table-cell office:value-type="float" office:value="2.260387812" calcext:value-type="float">
            <text:p>2.260387812</text:p>
          </table:table-cell>
          <table:table-cell office:value-type="float" office:value="2.908587258" calcext:value-type="float">
            <text:p>2.908587258</text:p>
          </table:table-cell>
          <table:table-cell office:value-type="float" office:value="3.473684211" calcext:value-type="float">
            <text:p>3.473684211</text:p>
          </table:table-cell>
          <table:table-cell office:value-type="string" calcext:value-type="string">
            <text:p>N/A</text:p>
          </table:table-cell>
          <table:table-cell office:value-type="float" office:value="0.232469256" calcext:value-type="float">
            <text:p>0.232469256</text:p>
          </table:table-cell>
          <table:table-cell office:value-type="float" office:value="0.889364739" calcext:value-type="float">
            <text:p>0.889364739</text:p>
          </table:table-cell>
          <table:table-cell office:value-type="float" office:value="0.897216274" calcext:value-type="float">
            <text:p>0.897216274</text:p>
          </table:table-cell>
          <table:table-cell office:value-type="float" office:value="1.092077088" calcext:value-type="float">
            <text:p>1.092077088</text:p>
          </table:table-cell>
          <table:table-cell office:value-type="float" office:value="0.678800857" calcext:value-type="float">
            <text:p>0.678800857</text:p>
          </table:table-cell>
          <table:table-cell office:value-type="string" calcext:value-type="string">
            <text:p>N/A</text:p>
          </table:table-cell>
          <table:table-cell office:value-type="float" office:value="0.149134312" calcext:value-type="float">
            <text:p>0.149134312</text:p>
          </table:table-cell>
          <table:table-cell office:value-type="float" office:value="1.132376396" calcext:value-type="float">
            <text:p>1.132376396</text:p>
          </table:table-cell>
          <table:table-cell office:value-type="float" office:value="1.292625503" calcext:value-type="float">
            <text:p>1.292625503</text:p>
          </table:table-cell>
          <table:table-cell office:value-type="float" office:value="1.148477254" calcext:value-type="float">
            <text:p>1.148477254</text:p>
          </table:table-cell>
          <table:table-cell office:value-type="float" office:value="0.95602643" calcext:value-type="float">
            <text:p>0.95602643</text:p>
          </table:table-cell>
          <table:table-cell office:value-type="string" calcext:value-type="string">
            <text:p>N/A</text:p>
          </table:table-cell>
          <table:table-cell office:value-type="float" office:value="0.027445006" calcext:value-type="float">
            <text:p>0.027445006</text:p>
          </table:table-cell>
          <table:table-cell office:value-type="float" office:value="1.032085853" calcext:value-type="float">
            <text:p>1.032085853</text:p>
          </table:table-cell>
          <table:table-cell office:value-type="float" office:value="1.001470829" calcext:value-type="float">
            <text:p>1.001470829</text:p>
          </table:table-cell>
          <table:table-cell office:value-type="float" office:value="1.057362314" calcext:value-type="float">
            <text:p>1.057362314</text:p>
          </table:table-cell>
          <table:table-cell office:value-type="float" office:value="1.037424416" calcext:value-type="float">
            <text:p>1.037424416</text:p>
          </table:table-cell>
          <table:table-cell office:value-type="string" calcext:value-type="string">
            <text:p>N/A</text:p>
          </table:table-cell>
          <table:table-cell office:value-type="float" office:value="0.150049891" calcext:value-type="float">
            <text:p>0.150049891</text:p>
          </table:table-cell>
          <table:table-cell office:value-type="float" office:value="2.575192097" calcext:value-type="float">
            <text:p>2.575192097</text:p>
          </table:table-cell>
          <table:table-cell office:value-type="float" office:value="2.959385291" calcext:value-type="float">
            <text:p>2.959385291</text:p>
          </table:table-cell>
          <table:table-cell office:value-type="float" office:value="2.579582876" calcext:value-type="float">
            <text:p>2.579582876</text:p>
          </table:table-cell>
          <table:table-cell office:value-type="float" office:value="2.186608123" calcext:value-type="float">
            <text:p>2.186608123</text:p>
          </table:table-cell>
          <table:table-cell office:value-type="string" calcext:value-type="string">
            <text:p>N/A</text:p>
          </table:table-cell>
          <table:table-cell office:value-type="float" office:value="0.230670233" calcext:value-type="float">
            <text:p>0.230670233</text:p>
          </table:table-cell>
          <table:table-cell office:value-type="float" office:value="0.9451252" calcext:value-type="float">
            <text:p>0.9451252</text:p>
          </table:table-cell>
          <table:table-cell office:value-type="float" office:value="0.708577517" calcext:value-type="float">
            <text:p>0.708577517</text:p>
          </table:table-cell>
          <table:table-cell office:value-type="float" office:value="0.988811934" calcext:value-type="float">
            <text:p>0.988811934</text:p>
          </table:table-cell>
          <table:table-cell office:value-type="float" office:value="1.137986148" calcext:value-type="float">
            <text:p>1.13798614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_17</text:p>
          </table:table-cell>
          <table:table-cell table:formula="of:=EXACT([.A195];[.B195])" office:value-type="boolean" office:boolean-value="true" calcext:value-type="boolean">
            <text:p>TRUE</text:p>
          </table:table-cell>
          <table:table-cell office:value-type="string" calcext:value-type="string">
            <text:p>TEST ELEMENT*TSS</text:p>
          </table:table-cell>
          <table:table-cell office:value-type="string" calcext:value-type="string">
            <text:p>chr1</text:p>
          </table:table-cell>
          <table:table-cell office:value-type="float" office:value="134289319" calcext:value-type="float">
            <text:p>134289319</text:p>
          </table:table-cell>
          <table:table-cell office:value-type="float" office:value="134290101" calcext:value-type="float">
            <text:p>134290101</text:p>
          </table:table-cell>
          <table:table-cell office:value-type="float" office:value="0.2077509864" calcext:value-type="float">
            <text:p>0.2077509864</text:p>
          </table:table-cell>
          <table:table-cell office:value-type="float" office:value="2.246436098" calcext:value-type="float">
            <text:p>2.246436098</text:p>
          </table:table-cell>
          <table:table-cell office:value-type="float" office:value="2.314615099" calcext:value-type="float">
            <text:p>2.314615099</text:p>
          </table:table-cell>
          <table:table-cell office:value-type="float" office:value="2.133134994" calcext:value-type="float">
            <text:p>2.133134994</text:p>
          </table:table-cell>
          <table:table-cell office:value-type="float" office:value="2.2915582" calcext:value-type="float">
            <text:p>2.2915582</text:p>
          </table:table-cell>
          <table:table-cell office:value-type="string" calcext:value-type="string">
            <text:p>N/A</text:p>
          </table:table-cell>
          <table:table-cell office:value-type="float" office:value="0.015351495" calcext:value-type="float">
            <text:p>0.015351495</text:p>
          </table:table-cell>
          <table:table-cell office:value-type="float" office:value="1.46984127" calcext:value-type="float">
            <text:p>1.46984127</text:p>
          </table:table-cell>
          <table:table-cell office:value-type="float" office:value="1.443809524" calcext:value-type="float">
            <text:p>1.443809524</text:p>
          </table:table-cell>
          <table:table-cell office:value-type="float" office:value="1.483809524" calcext:value-type="float">
            <text:p>1.483809524</text:p>
          </table:table-cell>
          <table:table-cell office:value-type="float" office:value="1.481904762" calcext:value-type="float">
            <text:p>1.481904762</text:p>
          </table:table-cell>
          <table:table-cell office:value-type="string" calcext:value-type="string">
            <text:p>N/A</text:p>
          </table:table-cell>
          <table:table-cell office:value-type="float" office:value="0.033401899" calcext:value-type="float">
            <text:p>0.033401899</text:p>
          </table:table-cell>
          <table:table-cell office:value-type="float" office:value="9.039704524" calcext:value-type="float">
            <text:p>9.039704524</text:p>
          </table:table-cell>
          <table:table-cell office:value-type="float" office:value="8.736842105" calcext:value-type="float">
            <text:p>8.736842105</text:p>
          </table:table-cell>
          <table:table-cell office:value-type="float" office:value="9.340720222" calcext:value-type="float">
            <text:p>9.340720222</text:p>
          </table:table-cell>
          <table:table-cell office:value-type="float" office:value="9.041551247" calcext:value-type="float">
            <text:p>9.041551247</text:p>
          </table:table-cell>
          <table:table-cell office:value-type="string" calcext:value-type="string">
            <text:p>N/A</text:p>
          </table:table-cell>
          <table:table-cell office:value-type="float" office:value="0.185630935" calcext:value-type="float">
            <text:p>0.185630935</text:p>
          </table:table-cell>
          <table:table-cell office:value-type="float" office:value="1.502498216" calcext:value-type="float">
            <text:p>1.502498216</text:p>
          </table:table-cell>
          <table:table-cell office:value-type="float" office:value="1.52248394" calcext:value-type="float">
            <text:p>1.52248394</text:p>
          </table:table-cell>
          <table:table-cell office:value-type="float" office:value="1.770877944" calcext:value-type="float">
            <text:p>1.770877944</text:p>
          </table:table-cell>
          <table:table-cell office:value-type="float" office:value="1.214132762" calcext:value-type="float">
            <text:p>1.214132762</text:p>
          </table:table-cell>
          <table:table-cell office:value-type="string" calcext:value-type="string">
            <text:p>N/A</text:p>
          </table:table-cell>
          <table:table-cell office:value-type="float" office:value="0.128552251" calcext:value-type="float">
            <text:p>0.128552251</text:p>
          </table:table-cell>
          <table:table-cell office:value-type="float" office:value="1.96582365" calcext:value-type="float">
            <text:p>1.96582365</text:p>
          </table:table-cell>
          <table:table-cell office:value-type="float" office:value="2.179995443" calcext:value-type="float">
            <text:p>2.179995443</text:p>
          </table:table-cell>
          <table:table-cell office:value-type="float" office:value="2.030378978" calcext:value-type="float">
            <text:p>2.030378978</text:p>
          </table:table-cell>
          <table:table-cell office:value-type="float" office:value="1.687096529" calcext:value-type="float">
            <text:p>1.687096529</text:p>
          </table:table-cell>
          <table:table-cell office:value-type="string" calcext:value-type="string">
            <text:p>N/A</text:p>
          </table:table-cell>
          <table:table-cell office:value-type="float" office:value="0.18438178" calcext:value-type="float">
            <text:p>0.18438178</text:p>
          </table:table-cell>
          <table:table-cell office:value-type="float" office:value="1.487062156" calcext:value-type="float">
            <text:p>1.487062156</text:p>
          </table:table-cell>
          <table:table-cell office:value-type="float" office:value="1.619872528" calcext:value-type="float">
            <text:p>1.619872528</text:p>
          </table:table-cell>
          <table:table-cell office:value-type="float" office:value="1.669553849" calcext:value-type="float">
            <text:p>1.669553849</text:p>
          </table:table-cell>
          <table:table-cell office:value-type="float" office:value="1.171760092" calcext:value-type="float">
            <text:p>1.171760092</text:p>
          </table:table-cell>
          <table:table-cell office:value-type="string" calcext:value-type="string">
            <text:p>N/A</text:p>
          </table:table-cell>
          <table:table-cell office:value-type="float" office:value="0.040219551" calcext:value-type="float">
            <text:p>0.040219551</text:p>
          </table:table-cell>
          <table:table-cell office:value-type="float" office:value="8.406878888" calcext:value-type="float">
            <text:p>8.406878888</text:p>
          </table:table-cell>
          <table:table-cell office:value-type="float" office:value="8.041712404" calcext:value-type="float">
            <text:p>8.041712404</text:p>
          </table:table-cell>
          <table:table-cell office:value-type="float" office:value="8.469813392" calcext:value-type="float">
            <text:p>8.469813392</text:p>
          </table:table-cell>
          <table:table-cell office:value-type="float" office:value="8.709110867" calcext:value-type="float">
            <text:p>8.709110867</text:p>
          </table:table-cell>
          <table:table-cell office:value-type="string" calcext:value-type="string">
            <text:p>N/A</text:p>
          </table:table-cell>
          <table:table-cell office:value-type="float" office:value="0.293302284" calcext:value-type="float">
            <text:p>0.293302284</text:p>
          </table:table-cell>
          <table:table-cell office:value-type="float" office:value="1.356419819" calcext:value-type="float">
            <text:p>1.356419819</text:p>
          </table:table-cell>
          <table:table-cell office:value-type="float" office:value="1.254128929" calcext:value-type="float">
            <text:p>1.254128929</text:p>
          </table:table-cell>
          <table:table-cell office:value-type="float" office:value="1.019712307" calcext:value-type="float">
            <text:p>1.019712307</text:p>
          </table:table-cell>
          <table:table-cell office:value-type="float" office:value="1.795418221" calcext:value-type="float">
            <text:p>1.79541822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_18</text:p>
          </table:table-cell>
          <table:table-cell table:formula="of:=EXACT([.A196];[.B196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4296893" calcext:value-type="float">
            <text:p>134296893</text:p>
          </table:table-cell>
          <table:table-cell office:value-type="float" office:value="134297945" calcext:value-type="float">
            <text:p>134297945</text:p>
          </table:table-cell>
          <table:table-cell office:value-type="float" office:value="0.1633933413" calcext:value-type="float">
            <text:p>0.1633933413</text:p>
          </table:table-cell>
          <table:table-cell office:value-type="float" office:value="0.802776745" calcext:value-type="float">
            <text:p>0.802776745</text:p>
          </table:table-cell>
          <table:table-cell office:value-type="float" office:value="0.567497211" calcext:value-type="float">
            <text:p>0.567497211</text:p>
          </table:table-cell>
          <table:table-cell office:value-type="float" office:value="0.960952027" calcext:value-type="float">
            <text:p>0.960952027</text:p>
          </table:table-cell>
          <table:table-cell office:value-type="float" office:value="0.879880997" calcext:value-type="float">
            <text:p>0.879880997</text:p>
          </table:table-cell>
          <table:table-cell office:value-type="string" calcext:value-type="string">
            <text:p>N/A</text:p>
          </table:table-cell>
          <table:table-cell office:value-type="float" office:value="0.127585381" calcext:value-type="float">
            <text:p>0.127585381</text:p>
          </table:table-cell>
          <table:table-cell office:value-type="float" office:value="1.525714286" calcext:value-type="float">
            <text:p>1.525714286</text:p>
          </table:table-cell>
          <table:table-cell office:value-type="float" office:value="1.636190476" calcext:value-type="float">
            <text:p>1.636190476</text:p>
          </table:table-cell>
          <table:table-cell office:value-type="float" office:value="1.64" calcext:value-type="float">
            <text:p>1.64</text:p>
          </table:table-cell>
          <table:table-cell office:value-type="float" office:value="1.300952381" calcext:value-type="float">
            <text:p>1.300952381</text:p>
          </table:table-cell>
          <table:table-cell office:value-type="string" calcext:value-type="string">
            <text:p>N/A</text:p>
          </table:table-cell>
          <table:table-cell office:value-type="float" office:value="0.352820665" calcext:value-type="float">
            <text:p>0.352820665</text:p>
          </table:table-cell>
          <table:table-cell office:value-type="float" office:value="0.590951062" calcext:value-type="float">
            <text:p>0.590951062</text:p>
          </table:table-cell>
          <table:table-cell office:value-type="float" office:value="0.393351801" calcext:value-type="float">
            <text:p>0.393351801</text:p>
          </table:table-cell>
          <table:table-cell office:value-type="float" office:value="0.570637119" calcext:value-type="float">
            <text:p>0.570637119</text:p>
          </table:table-cell>
          <table:table-cell office:value-type="float" office:value="0.808864266" calcext:value-type="float">
            <text:p>0.808864266</text:p>
          </table:table-cell>
          <table:table-cell office:value-type="string" calcext:value-type="string">
            <text:p>N/A</text:p>
          </table:table-cell>
          <table:table-cell office:value-type="float" office:value="0.122727304" calcext:value-type="float">
            <text:p>0.122727304</text:p>
          </table:table-cell>
          <table:table-cell office:value-type="float" office:value="0.919343326" calcext:value-type="float">
            <text:p>0.919343326</text:p>
          </table:table-cell>
          <table:table-cell office:value-type="float" office:value="1.049250535" calcext:value-type="float">
            <text:p>1.049250535</text:p>
          </table:table-cell>
          <table:table-cell office:value-type="float" office:value="0.862955032" calcext:value-type="float">
            <text:p>0.862955032</text:p>
          </table:table-cell>
          <table:table-cell office:value-type="float" office:value="0.845824411" calcext:value-type="float">
            <text:p>0.845824411</text:p>
          </table:table-cell>
          <table:table-cell office:value-type="string" calcext:value-type="string">
            <text:p>N/A</text:p>
          </table:table-cell>
          <table:table-cell office:value-type="float" office:value="0.290035482" calcext:value-type="float">
            <text:p>0.290035482</text:p>
          </table:table-cell>
          <table:table-cell office:value-type="float" office:value="1.033594086" calcext:value-type="float">
            <text:p>1.033594086</text:p>
          </table:table-cell>
          <table:table-cell office:value-type="float" office:value="0.732133364" calcext:value-type="float">
            <text:p>0.732133364</text:p>
          </table:table-cell>
          <table:table-cell office:value-type="float" office:value="1.33166249" calcext:value-type="float">
            <text:p>1.33166249</text:p>
          </table:table-cell>
          <table:table-cell office:value-type="float" office:value="1.036986405" calcext:value-type="float">
            <text:p>1.036986405</text:p>
          </table:table-cell>
          <table:table-cell office:value-type="string" calcext:value-type="string">
            <text:p>N/A</text:p>
          </table:table-cell>
          <table:table-cell office:value-type="float" office:value="0.066576533" calcext:value-type="float">
            <text:p>0.066576533</text:p>
          </table:table-cell>
          <table:table-cell office:value-type="float" office:value="1.132320096" calcext:value-type="float">
            <text:p>1.132320096</text:p>
          </table:table-cell>
          <table:table-cell office:value-type="float" office:value="1.099852917" calcext:value-type="float">
            <text:p>1.099852917</text:p>
          </table:table-cell>
          <table:table-cell office:value-type="float" office:value="1.218499755" calcext:value-type="float">
            <text:p>1.218499755</text:p>
          </table:table-cell>
          <table:table-cell office:value-type="float" office:value="1.078607616" calcext:value-type="float">
            <text:p>1.078607616</text:p>
          </table:table-cell>
          <table:table-cell office:value-type="string" calcext:value-type="string">
            <text:p>N/A</text:p>
          </table:table-cell>
          <table:table-cell office:value-type="float" office:value="0.086335376" calcext:value-type="float">
            <text:p>0.086335376</text:p>
          </table:table-cell>
          <table:table-cell office:value-type="float" office:value="0.659348701" calcext:value-type="float">
            <text:p>0.659348701</text:p>
          </table:table-cell>
          <table:table-cell office:value-type="float" office:value="0.634467618" calcext:value-type="float">
            <text:p>0.634467618</text:p>
          </table:table-cell>
          <table:table-cell office:value-type="float" office:value="0.61909989" calcext:value-type="float">
            <text:p>0.61909989</text:p>
          </table:table-cell>
          <table:table-cell office:value-type="float" office:value="0.724478595" calcext:value-type="float">
            <text:p>0.724478595</text:p>
          </table:table-cell>
          <table:table-cell office:value-type="string" calcext:value-type="string">
            <text:p>N/A</text:p>
          </table:table-cell>
          <table:table-cell office:value-type="float" office:value="0.261191244" calcext:value-type="float">
            <text:p>0.261191244</text:p>
          </table:table-cell>
          <table:table-cell office:value-type="float" office:value="0.837861836" calcext:value-type="float">
            <text:p>0.837861836</text:p>
          </table:table-cell>
          <table:table-cell office:value-type="float" office:value="1.018646777" calcext:value-type="float">
            <text:p>1.018646777</text:p>
          </table:table-cell>
          <table:table-cell office:value-type="float" office:value="0.594565796" calcext:value-type="float">
            <text:p>0.594565796</text:p>
          </table:table-cell>
          <table:table-cell office:value-type="float" office:value="0.900372936" calcext:value-type="float">
            <text:p>0.90037293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_19</text:p>
          </table:table-cell>
          <table:table-cell table:formula="of:=EXACT([.A197];[.B197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4307147" calcext:value-type="float">
            <text:p>134307147</text:p>
          </table:table-cell>
          <table:table-cell office:value-type="float" office:value="134308138" calcext:value-type="float">
            <text:p>134308138</text:p>
          </table:table-cell>
          <table:table-cell office:value-type="float" office:value="0.4289043844" calcext:value-type="float">
            <text:p>0.4289043844</text:p>
          </table:table-cell>
          <table:table-cell office:value-type="float" office:value="1.459526466" calcext:value-type="float">
            <text:p>1.459526466</text:p>
          </table:table-cell>
          <table:table-cell office:value-type="float" office:value="1.486054295" calcext:value-type="float">
            <text:p>1.486054295</text:p>
          </table:table-cell>
          <table:table-cell office:value-type="float" office:value="1.284492376" calcext:value-type="float">
            <text:p>1.284492376</text:p>
          </table:table-cell>
          <table:table-cell office:value-type="float" office:value="1.608032726" calcext:value-type="float">
            <text:p>1.608032726</text:p>
          </table:table-cell>
          <table:table-cell office:value-type="string" calcext:value-type="string">
            <text:p>N/A</text:p>
          </table:table-cell>
          <table:table-cell office:value-type="float" office:value="0.086848635" calcext:value-type="float">
            <text:p>0.086848635</text:p>
          </table:table-cell>
          <table:table-cell office:value-type="float" office:value="0.767619048" calcext:value-type="float">
            <text:p>0.767619048</text:p>
          </table:table-cell>
          <table:table-cell office:value-type="float" office:value="0.739047619" calcext:value-type="float">
            <text:p>0.739047619</text:p>
          </table:table-cell>
          <table:table-cell office:value-type="float" office:value="0.843809524" calcext:value-type="float">
            <text:p>0.843809524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N/A</text:p>
          </table:table-cell>
          <table:table-cell office:value-type="float" office:value="0.130744483" calcext:value-type="float">
            <text:p>0.130744483</text:p>
          </table:table-cell>
          <table:table-cell office:value-type="float" office:value="1.920590951" calcext:value-type="float">
            <text:p>1.920590951</text:p>
          </table:table-cell>
          <table:table-cell office:value-type="float" office:value="1.778393352" calcext:value-type="float">
            <text:p>1.778393352</text:p>
          </table:table-cell>
          <table:table-cell office:value-type="float" office:value="1.772853186" calcext:value-type="float">
            <text:p>1.772853186</text:p>
          </table:table-cell>
          <table:table-cell office:value-type="float" office:value="2.210526316" calcext:value-type="float">
            <text:p>2.210526316</text:p>
          </table:table-cell>
          <table:table-cell office:value-type="string" calcext:value-type="string">
            <text:p>N/A</text:p>
          </table:table-cell>
          <table:table-cell office:value-type="float" office:value="0.162287601" calcext:value-type="float">
            <text:p>0.162287601</text:p>
          </table:table-cell>
          <table:table-cell office:value-type="float" office:value="0.596002855" calcext:value-type="float">
            <text:p>0.596002855</text:p>
          </table:table-cell>
          <table:table-cell office:value-type="float" office:value="0.633832976" calcext:value-type="float">
            <text:p>0.633832976</text:p>
          </table:table-cell>
          <table:table-cell office:value-type="float" office:value="0.48608137" calcext:value-type="float">
            <text:p>0.48608137</text:p>
          </table:table-cell>
          <table:table-cell office:value-type="float" office:value="0.668094218" calcext:value-type="float">
            <text:p>0.668094218</text:p>
          </table:table-cell>
          <table:table-cell office:value-type="string" calcext:value-type="string">
            <text:p>N/A</text:p>
          </table:table-cell>
          <table:table-cell office:value-type="float" office:value="0.164679537" calcext:value-type="float">
            <text:p>0.164679537</text:p>
          </table:table-cell>
          <table:table-cell office:value-type="float" office:value="1.001594896" calcext:value-type="float">
            <text:p>1.001594896</text:p>
          </table:table-cell>
          <table:table-cell office:value-type="float" office:value="1.188729399" calcext:value-type="float">
            <text:p>1.188729399</text:p>
          </table:table-cell>
          <table:table-cell office:value-type="float" office:value="0.877344877" calcext:value-type="float">
            <text:p>0.877344877</text:p>
          </table:table-cell>
          <table:table-cell office:value-type="float" office:value="0.938710412" calcext:value-type="float">
            <text:p>0.938710412</text:p>
          </table:table-cell>
          <table:table-cell office:value-type="string" calcext:value-type="string">
            <text:p>N/A</text:p>
          </table:table-cell>
          <table:table-cell office:value-type="float" office:value="0.081186315" calcext:value-type="float">
            <text:p>0.081186315</text:p>
          </table:table-cell>
          <table:table-cell office:value-type="float" office:value="0.537669554" calcext:value-type="float">
            <text:p>0.537669554</text:p>
          </table:table-cell>
          <table:table-cell office:value-type="float" office:value="0.56512502" calcext:value-type="float">
            <text:p>0.56512502</text:p>
          </table:table-cell>
          <table:table-cell office:value-type="float" office:value="0.487334532" calcext:value-type="float">
            <text:p>0.487334532</text:p>
          </table:table-cell>
          <table:table-cell office:value-type="float" office:value="0.560549109" calcext:value-type="float">
            <text:p>0.560549109</text:p>
          </table:table-cell>
          <table:table-cell office:value-type="string" calcext:value-type="string">
            <text:p>N/A</text:p>
          </table:table-cell>
          <table:table-cell office:value-type="float" office:value="0.125846368" calcext:value-type="float">
            <text:p>0.125846368</text:p>
          </table:table-cell>
          <table:table-cell office:value-type="float" office:value="1.276984998" calcext:value-type="float">
            <text:p>1.276984998</text:p>
          </table:table-cell>
          <table:table-cell office:value-type="float" office:value="1.130625686" calcext:value-type="float">
            <text:p>1.130625686</text:p>
          </table:table-cell>
          <table:table-cell office:value-type="float" office:value="1.44895719" calcext:value-type="float">
            <text:p>1.44895719</text:p>
          </table:table-cell>
          <table:table-cell office:value-type="float" office:value="1.251372119" calcext:value-type="float">
            <text:p>1.251372119</text:p>
          </table:table-cell>
          <table:table-cell office:value-type="string" calcext:value-type="string">
            <text:p>N/A</text:p>
          </table:table-cell>
          <table:table-cell office:value-type="float" office:value="0.050377942" calcext:value-type="float">
            <text:p>0.050377942</text:p>
          </table:table-cell>
          <table:table-cell office:value-type="float" office:value="0.567927544" calcext:value-type="float">
            <text:p>0.567927544</text:p>
          </table:table-cell>
          <table:table-cell office:value-type="float" office:value="0.550879062" calcext:value-type="float">
            <text:p>0.550879062</text:p>
          </table:table-cell>
          <table:table-cell office:value-type="float" office:value="0.600958977" calcext:value-type="float">
            <text:p>0.600958977</text:p>
          </table:table-cell>
          <table:table-cell office:value-type="float" office:value="0.551944592" calcext:value-type="float">
            <text:p>0.55194459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_2</text:p>
          </table:table-cell>
          <table:table-cell table:formula="of:=EXACT([.A198];[.B198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87203702" calcext:value-type="float">
            <text:p>87203702</text:p>
          </table:table-cell>
          <table:table-cell office:value-type="float" office:value="87204348" calcext:value-type="float">
            <text:p>87204348</text:p>
          </table:table-cell>
          <table:table-cell office:value-type="float" office:value="0.04793140472" calcext:value-type="float">
            <text:p>0.04793140472</text:p>
          </table:table-cell>
          <table:table-cell office:value-type="float" office:value="3.384157679" calcext:value-type="float">
            <text:p>3.384157679</text:p>
          </table:table-cell>
          <table:table-cell office:value-type="float" office:value="2.89103756" calcext:value-type="float">
            <text:p>2.89103756</text:p>
          </table:table-cell>
          <table:table-cell office:value-type="float" office:value="3.590925995" calcext:value-type="float">
            <text:p>3.590925995</text:p>
          </table:table-cell>
          <table:table-cell office:value-type="float" office:value="3.670509483" calcext:value-type="float">
            <text:p>3.670509483</text:p>
          </table:table-cell>
          <table:table-cell office:value-type="string" calcext:value-type="string">
            <text:p>N/A</text:p>
          </table:table-cell>
          <table:table-cell office:value-type="float" office:value="0.117120063" calcext:value-type="float">
            <text:p>0.117120063</text:p>
          </table:table-cell>
          <table:table-cell office:value-type="float" office:value="2.424126984" calcext:value-type="float">
            <text:p>2.424126984</text:p>
          </table:table-cell>
          <table:table-cell office:value-type="float" office:value="2.179047619" calcext:value-type="float">
            <text:p>2.179047619</text:p>
          </table:table-cell>
          <table:table-cell office:value-type="float" office:value="2.735238095" calcext:value-type="float">
            <text:p>2.735238095</text:p>
          </table:table-cell>
          <table:table-cell office:value-type="float" office:value="2.358095238" calcext:value-type="float">
            <text:p>2.358095238</text:p>
          </table:table-cell>
          <table:table-cell office:value-type="string" calcext:value-type="string">
            <text:p>N/A</text:p>
          </table:table-cell>
          <table:table-cell office:value-type="float" office:value="0.114463351" calcext:value-type="float">
            <text:p>0.114463351</text:p>
          </table:table-cell>
          <table:table-cell office:value-type="float" office:value="4.014773777" calcext:value-type="float">
            <text:p>4.014773777</text:p>
          </table:table-cell>
          <table:table-cell office:value-type="float" office:value="3.706371191" calcext:value-type="float">
            <text:p>3.706371191</text:p>
          </table:table-cell>
          <table:table-cell office:value-type="float" office:value="3.79501385" calcext:value-type="float">
            <text:p>3.79501385</text:p>
          </table:table-cell>
          <table:table-cell office:value-type="float" office:value="4.542936288" calcext:value-type="float">
            <text:p>4.542936288</text:p>
          </table:table-cell>
          <table:table-cell office:value-type="string" calcext:value-type="string">
            <text:p>N/A</text:p>
          </table:table-cell>
          <table:table-cell office:value-type="float" office:value="0.086707022" calcext:value-type="float">
            <text:p>0.086707022</text:p>
          </table:table-cell>
          <table:table-cell office:value-type="float" office:value="2.012847966" calcext:value-type="float">
            <text:p>2.012847966</text:p>
          </table:table-cell>
          <table:table-cell office:value-type="float" office:value="2.014989293" calcext:value-type="float">
            <text:p>2.014989293</text:p>
          </table:table-cell>
          <table:table-cell office:value-type="float" office:value="2.186295503" calcext:value-type="float">
            <text:p>2.186295503</text:p>
          </table:table-cell>
          <table:table-cell office:value-type="float" office:value="1.837259101" calcext:value-type="float">
            <text:p>1.837259101</text:p>
          </table:table-cell>
          <table:table-cell office:value-type="string" calcext:value-type="string">
            <text:p>N/A</text:p>
          </table:table-cell>
          <table:table-cell office:value-type="float" office:value="0.189530314" calcext:value-type="float">
            <text:p>0.189530314</text:p>
          </table:table-cell>
          <table:table-cell office:value-type="float" office:value="2.774512038" calcext:value-type="float">
            <text:p>2.774512038</text:p>
          </table:table-cell>
          <table:table-cell office:value-type="float" office:value="2.624743677" calcext:value-type="float">
            <text:p>2.624743677</text:p>
          </table:table-cell>
          <table:table-cell office:value-type="float" office:value="3.35900357" calcext:value-type="float">
            <text:p>3.35900357</text:p>
          </table:table-cell>
          <table:table-cell office:value-type="float" office:value="2.339788866" calcext:value-type="float">
            <text:p>2.339788866</text:p>
          </table:table-cell>
          <table:table-cell office:value-type="string" calcext:value-type="string">
            <text:p>N/A</text:p>
          </table:table-cell>
          <table:table-cell office:value-type="float" office:value="0.22377229" calcext:value-type="float">
            <text:p>0.22377229</text:p>
          </table:table-cell>
          <table:table-cell office:value-type="float" office:value="2.008498121" calcext:value-type="float">
            <text:p>2.008498121</text:p>
          </table:table-cell>
          <table:table-cell office:value-type="float" office:value="1.609086452" calcext:value-type="float">
            <text:p>1.609086452</text:p>
          </table:table-cell>
          <table:table-cell office:value-type="float" office:value="2.495178951" calcext:value-type="float">
            <text:p>2.495178951</text:p>
          </table:table-cell>
          <table:table-cell office:value-type="float" office:value="1.921228959" calcext:value-type="float">
            <text:p>1.921228959</text:p>
          </table:table-cell>
          <table:table-cell office:value-type="string" calcext:value-type="string">
            <text:p>N/A</text:p>
          </table:table-cell>
          <table:table-cell office:value-type="float" office:value="0.087336878" calcext:value-type="float">
            <text:p>0.087336878</text:p>
          </table:table-cell>
          <table:table-cell office:value-type="float" office:value="3.353823637" calcext:value-type="float">
            <text:p>3.353823637</text:p>
          </table:table-cell>
          <table:table-cell office:value-type="float" office:value="3.027442371" calcext:value-type="float">
            <text:p>3.027442371</text:p>
          </table:table-cell>
          <table:table-cell office:value-type="float" office:value="3.440175631" calcext:value-type="float">
            <text:p>3.440175631</text:p>
          </table:table-cell>
          <table:table-cell office:value-type="float" office:value="3.593852909" calcext:value-type="float">
            <text:p>3.593852909</text:p>
          </table:table-cell>
          <table:table-cell office:value-type="string" calcext:value-type="string">
            <text:p>N/A</text:p>
          </table:table-cell>
          <table:table-cell office:value-type="float" office:value="0.198878625" calcext:value-type="float">
            <text:p>0.198878625</text:p>
          </table:table-cell>
          <table:table-cell office:value-type="float" office:value="2.058959332" calcext:value-type="float">
            <text:p>2.058959332</text:p>
          </table:table-cell>
          <table:table-cell office:value-type="float" office:value="1.814597762" calcext:value-type="float">
            <text:p>1.814597762</text:p>
          </table:table-cell>
          <table:table-cell office:value-type="float" office:value="1.830580714" calcext:value-type="float">
            <text:p>1.830580714</text:p>
          </table:table-cell>
          <table:table-cell office:value-type="float" office:value="2.531699521" calcext:value-type="float">
            <text:p>2.53169952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_20</text:p>
          </table:table-cell>
          <table:table-cell table:formula="of:=EXACT([.A199];[.B199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4320413" calcext:value-type="float">
            <text:p>134320413</text:p>
          </table:table-cell>
          <table:table-cell office:value-type="float" office:value="134321433" calcext:value-type="float">
            <text:p>134321433</text:p>
          </table:table-cell>
          <table:table-cell office:value-type="float" office:value="0.2718214169" calcext:value-type="float">
            <text:p>0.2718214169</text:p>
          </table:table-cell>
          <table:table-cell office:value-type="float" office:value="0.688731871" calcext:value-type="float">
            <text:p>0.688731871</text:p>
          </table:table-cell>
          <table:table-cell office:value-type="float" office:value="0.670881369" calcext:value-type="float">
            <text:p>0.670881369</text:p>
          </table:table-cell>
          <table:table-cell office:value-type="float" office:value="0.743027148" calcext:value-type="float">
            <text:p>0.743027148</text:p>
          </table:table-cell>
          <table:table-cell office:value-type="float" office:value="0.652287096" calcext:value-type="float">
            <text:p>0.652287096</text:p>
          </table:table-cell>
          <table:table-cell office:value-type="string" calcext:value-type="string">
            <text:p>N/A</text:p>
          </table:table-cell>
          <table:table-cell office:value-type="float" office:value="0.067571175" calcext:value-type="float">
            <text:p>0.067571175</text:p>
          </table:table-cell>
          <table:table-cell office:value-type="float" office:value="0.635555556" calcext:value-type="float">
            <text:p>0.635555556</text:p>
          </table:table-cell>
          <table:table-cell office:value-type="float" office:value="0.594285714" calcext:value-type="float">
            <text:p>0.594285714</text:p>
          </table:table-cell>
          <table:table-cell office:value-type="float" office:value="0.632380952" calcext:value-type="float">
            <text:p>0.632380952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N/A</text:p>
          </table:table-cell>
          <table:table-cell office:value-type="float" office:value="0.063060326" calcext:value-type="float">
            <text:p>0.063060326</text:p>
          </table:table-cell>
          <table:table-cell office:value-type="float" office:value="5.337026777" calcext:value-type="float">
            <text:p>5.337026777</text:p>
          </table:table-cell>
          <table:table-cell office:value-type="float" office:value="5.301939058" calcext:value-type="float">
            <text:p>5.301939058</text:p>
          </table:table-cell>
          <table:table-cell office:value-type="float" office:value="5.019390582" calcext:value-type="float">
            <text:p>5.019390582</text:p>
          </table:table-cell>
          <table:table-cell office:value-type="float" office:value="5.689750693" calcext:value-type="float">
            <text:p>5.689750693</text:p>
          </table:table-cell>
          <table:table-cell office:value-type="string" calcext:value-type="string">
            <text:p>N/A</text:p>
          </table:table-cell>
          <table:table-cell office:value-type="float" office:value="0.247675143" calcext:value-type="float">
            <text:p>0.247675143</text:p>
          </table:table-cell>
          <table:table-cell office:value-type="float" office:value="0.500356888" calcext:value-type="float">
            <text:p>0.500356888</text:p>
          </table:table-cell>
          <table:table-cell office:value-type="float" office:value="0.580299786" calcext:value-type="float">
            <text:p>0.580299786</text:p>
          </table:table-cell>
          <table:table-cell office:value-type="float" office:value="0.357601713" calcext:value-type="float">
            <text:p>0.357601713</text:p>
          </table:table-cell>
          <table:table-cell office:value-type="float" office:value="0.563169165" calcext:value-type="float">
            <text:p>0.563169165</text:p>
          </table:table-cell>
          <table:table-cell office:value-type="string" calcext:value-type="string">
            <text:p>N/A</text:p>
          </table:table-cell>
          <table:table-cell office:value-type="float" office:value="0.066370243" calcext:value-type="float">
            <text:p>0.066370243</text:p>
          </table:table-cell>
          <table:table-cell office:value-type="float" office:value="0.61674388" calcext:value-type="float">
            <text:p>0.61674388</text:p>
          </table:table-cell>
          <table:table-cell office:value-type="float" office:value="0.574466469" calcext:value-type="float">
            <text:p>0.574466469</text:p>
          </table:table-cell>
          <table:table-cell office:value-type="float" office:value="0.619579251" calcext:value-type="float">
            <text:p>0.619579251</text:p>
          </table:table-cell>
          <table:table-cell office:value-type="float" office:value="0.656185919" calcext:value-type="float">
            <text:p>0.656185919</text:p>
          </table:table-cell>
          <table:table-cell office:value-type="string" calcext:value-type="string">
            <text:p>N/A</text:p>
          </table:table-cell>
          <table:table-cell office:value-type="float" office:value="0.081143262" calcext:value-type="float">
            <text:p>0.081143262</text:p>
          </table:table-cell>
          <table:table-cell office:value-type="float" office:value="0.764721904" calcext:value-type="float">
            <text:p>0.764721904</text:p>
          </table:table-cell>
          <table:table-cell office:value-type="float" office:value="0.747834613" calcext:value-type="float">
            <text:p>0.747834613</text:p>
          </table:table-cell>
          <table:table-cell office:value-type="float" office:value="0.712861579" calcext:value-type="float">
            <text:p>0.712861579</text:p>
          </table:table-cell>
          <table:table-cell office:value-type="float" office:value="0.833469521" calcext:value-type="float">
            <text:p>0.833469521</text:p>
          </table:table-cell>
          <table:table-cell office:value-type="string" calcext:value-type="string">
            <text:p>N/A</text:p>
          </table:table-cell>
          <table:table-cell office:value-type="float" office:value="0.273916992" calcext:value-type="float">
            <text:p>0.273916992</text:p>
          </table:table-cell>
          <table:table-cell office:value-type="float" office:value="5.741242038" calcext:value-type="float">
            <text:p>5.741242038</text:p>
          </table:table-cell>
          <table:table-cell office:value-type="float" office:value="7.961783439" calcext:value-type="float">
            <text:p>7.961783439</text:p>
          </table:table-cell>
          <table:table-cell office:value-type="float" office:value="4.751592357" calcext:value-type="float">
            <text:p>4.751592357</text:p>
          </table:table-cell>
          <table:table-cell office:value-type="float" office:value="5.738853503" calcext:value-type="float">
            <text:p>5.738853503</text:p>
          </table:table-cell>
          <table:table-cell office:value-type="float" office:value="4.512738854" calcext:value-type="float">
            <text:p>4.512738854</text:p>
          </table:table-cell>
          <table:table-cell office:value-type="float" office:value="0.10043697" calcext:value-type="float">
            <text:p>0.10043697</text:p>
          </table:table-cell>
          <table:table-cell office:value-type="float" office:value="0.516071746" calcext:value-type="float">
            <text:p>0.516071746</text:p>
          </table:table-cell>
          <table:table-cell office:value-type="float" office:value="0.570058604" calcext:value-type="float">
            <text:p>0.570058604</text:p>
          </table:table-cell>
          <table:table-cell office:value-type="float" office:value="0.511454449" calcext:value-type="float">
            <text:p>0.511454449</text:p>
          </table:table-cell>
          <table:table-cell office:value-type="float" office:value="0.466702184" calcext:value-type="float">
            <text:p>0.46670218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_21</text:p>
          </table:table-cell>
          <table:table-cell table:formula="of:=EXACT([.A200];[.B200])" office:value-type="boolean" office:boolean-value="true" calcext:value-type="boolean">
            <text:p>TRUE</text:p>
          </table:table-cell>
          <table:table-cell office:value-type="string" calcext:value-type="string">
            <text:p>TEST ELEMENT*TSS</text:p>
          </table:table-cell>
          <table:table-cell office:value-type="string" calcext:value-type="string">
            <text:p>chr1</text:p>
          </table:table-cell>
          <table:table-cell office:value-type="float" office:value="134332668" calcext:value-type="float">
            <text:p>134332668</text:p>
          </table:table-cell>
          <table:table-cell office:value-type="float" office:value="134333623" calcext:value-type="float">
            <text:p>134333623</text:p>
          </table:table-cell>
          <table:table-cell office:value-type="float" office:value="0.1124718375" calcext:value-type="float">
            <text:p>0.1124718375</text:p>
          </table:table-cell>
          <table:table-cell office:value-type="float" office:value="1.959340523" calcext:value-type="float">
            <text:p>1.959340523</text:p>
          </table:table-cell>
          <table:table-cell office:value-type="float" office:value="1.820751209" calcext:value-type="float">
            <text:p>1.820751209</text:p>
          </table:table-cell>
          <table:table-cell office:value-type="float" office:value="1.949423578" calcext:value-type="float">
            <text:p>1.949423578</text:p>
          </table:table-cell>
          <table:table-cell office:value-type="float" office:value="2.107846783" calcext:value-type="float">
            <text:p>2.107846783</text:p>
          </table:table-cell>
          <table:table-cell office:value-type="string" calcext:value-type="string">
            <text:p>N/A</text:p>
          </table:table-cell>
          <table:table-cell office:value-type="float" office:value="0.110767674" calcext:value-type="float">
            <text:p>0.110767674</text:p>
          </table:table-cell>
          <table:table-cell office:value-type="float" office:value="3.643809524" calcext:value-type="float">
            <text:p>3.643809524</text:p>
          </table:table-cell>
          <table:table-cell office:value-type="float" office:value="4.060952381" calcext:value-type="float">
            <text:p>4.060952381</text:p>
          </table:table-cell>
          <table:table-cell office:value-type="float" office:value="3.615238095" calcext:value-type="float">
            <text:p>3.615238095</text:p>
          </table:table-cell>
          <table:table-cell office:value-type="float" office:value="3.255238095" calcext:value-type="float">
            <text:p>3.255238095</text:p>
          </table:table-cell>
          <table:table-cell office:value-type="string" calcext:value-type="string">
            <text:p>N/A</text:p>
          </table:table-cell>
          <table:table-cell office:value-type="float" office:value="0.270743451" calcext:value-type="float">
            <text:p>0.270743451</text:p>
          </table:table-cell>
          <table:table-cell office:value-type="float" office:value="8.22345337" calcext:value-type="float">
            <text:p>8.22345337</text:p>
          </table:table-cell>
          <table:table-cell office:value-type="float" office:value="6.614958449" calcext:value-type="float">
            <text:p>6.614958449</text:p>
          </table:table-cell>
          <table:table-cell office:value-type="float" office:value="7.290858726" calcext:value-type="float">
            <text:p>7.290858726</text:p>
          </table:table-cell>
          <table:table-cell office:value-type="float" office:value="10.76454294" calcext:value-type="float">
            <text:p>10.76454294</text:p>
          </table:table-cell>
          <table:table-cell office:value-type="string" calcext:value-type="string">
            <text:p>N/A</text:p>
          </table:table-cell>
          <table:table-cell office:value-type="float" office:value="0.173241022" calcext:value-type="float">
            <text:p>0.173241022</text:p>
          </table:table-cell>
          <table:table-cell office:value-type="float" office:value="3.125624554" calcext:value-type="float">
            <text:p>3.125624554</text:p>
          </table:table-cell>
          <table:table-cell office:value-type="float" office:value="2.777301927" calcext:value-type="float">
            <text:p>2.777301927</text:p>
          </table:table-cell>
          <table:table-cell office:value-type="float" office:value="2.850107066" calcext:value-type="float">
            <text:p>2.850107066</text:p>
          </table:table-cell>
          <table:table-cell office:value-type="float" office:value="3.749464668" calcext:value-type="float">
            <text:p>3.749464668</text:p>
          </table:table-cell>
          <table:table-cell office:value-type="string" calcext:value-type="string">
            <text:p>N/A</text:p>
          </table:table-cell>
          <table:table-cell office:value-type="float" office:value="0.168284836" calcext:value-type="float">
            <text:p>0.168284836</text:p>
          </table:table-cell>
          <table:table-cell office:value-type="float" office:value="3.026049973" calcext:value-type="float">
            <text:p>3.026049973</text:p>
          </table:table-cell>
          <table:table-cell office:value-type="float" office:value="2.623072834" calcext:value-type="float">
            <text:p>2.623072834</text:p>
          </table:table-cell>
          <table:table-cell office:value-type="float" office:value="3.598389914" calcext:value-type="float">
            <text:p>3.598389914</text:p>
          </table:table-cell>
          <table:table-cell office:value-type="float" office:value="2.856687172" calcext:value-type="float">
            <text:p>2.856687172</text:p>
          </table:table-cell>
          <table:table-cell office:value-type="string" calcext:value-type="string">
            <text:p>N/A</text:p>
          </table:table-cell>
          <table:table-cell office:value-type="float" office:value="0.058007038" calcext:value-type="float">
            <text:p>0.058007038</text:p>
          </table:table-cell>
          <table:table-cell office:value-type="float" office:value="2.831181566" calcext:value-type="float">
            <text:p>2.831181566</text:p>
          </table:table-cell>
          <table:table-cell office:value-type="float" office:value="2.687040366" calcext:value-type="float">
            <text:p>2.687040366</text:p>
          </table:table-cell>
          <table:table-cell office:value-type="float" office:value="3.009968949" calcext:value-type="float">
            <text:p>3.009968949</text:p>
          </table:table-cell>
          <table:table-cell office:value-type="float" office:value="2.796535382" calcext:value-type="float">
            <text:p>2.796535382</text:p>
          </table:table-cell>
          <table:table-cell office:value-type="string" calcext:value-type="string">
            <text:p>N/A</text:p>
          </table:table-cell>
          <table:table-cell office:value-type="float" office:value="0.07016176" calcext:value-type="float">
            <text:p>0.07016176</text:p>
          </table:table-cell>
          <table:table-cell office:value-type="float" office:value="9.020124405" calcext:value-type="float">
            <text:p>9.020124405</text:p>
          </table:table-cell>
          <table:table-cell office:value-type="float" office:value="9.407244786" calcext:value-type="float">
            <text:p>9.407244786</text:p>
          </table:table-cell>
          <table:table-cell office:value-type="float" office:value="9.363336992" calcext:value-type="float">
            <text:p>9.363336992</text:p>
          </table:table-cell>
          <table:table-cell office:value-type="float" office:value="8.289791438" calcext:value-type="float">
            <text:p>8.289791438</text:p>
          </table:table-cell>
          <table:table-cell office:value-type="string" calcext:value-type="string">
            <text:p>N/A</text:p>
          </table:table-cell>
          <table:table-cell office:value-type="float" office:value="0.08438023" calcext:value-type="float">
            <text:p>0.08438023</text:p>
          </table:table-cell>
          <table:table-cell office:value-type="float" office:value="2.533120227" calcext:value-type="float">
            <text:p>2.533120227</text:p>
          </table:table-cell>
          <table:table-cell office:value-type="float" office:value="2.445391582" calcext:value-type="float">
            <text:p>2.445391582</text:p>
          </table:table-cell>
          <table:table-cell office:value-type="float" office:value="2.776771444" calcext:value-type="float">
            <text:p>2.776771444</text:p>
          </table:table-cell>
          <table:table-cell office:value-type="float" office:value="2.377197656" calcext:value-type="float">
            <text:p>2.37719765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_22</text:p>
          </table:table-cell>
          <table:table-cell table:formula="of:=EXACT([.A201];[.B201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4336183" calcext:value-type="float">
            <text:p>134336183</text:p>
          </table:table-cell>
          <table:table-cell office:value-type="float" office:value="134337190" calcext:value-type="float">
            <text:p>134337190</text:p>
          </table:table-cell>
          <table:table-cell office:value-type="float" office:value="0.0882521102" calcext:value-type="float">
            <text:p>0.0882521102</text:p>
          </table:table-cell>
          <table:table-cell office:value-type="float" office:value="0.632949052" calcext:value-type="float">
            <text:p>0.632949052</text:p>
          </table:table-cell>
          <table:table-cell office:value-type="float" office:value="0.71253254" calcext:value-type="float">
            <text:p>0.71253254</text:p>
          </table:table-cell>
          <table:table-cell office:value-type="float" office:value="0.504276683" calcext:value-type="float">
            <text:p>0.504276683</text:p>
          </table:table-cell>
          <table:table-cell office:value-type="float" office:value="0.682037932" calcext:value-type="float">
            <text:p>0.682037932</text:p>
          </table:table-cell>
          <table:table-cell office:value-type="string" calcext:value-type="string">
            <text:p>N/A</text:p>
          </table:table-cell>
          <table:table-cell office:value-type="float" office:value="0.250323274" calcext:value-type="float">
            <text:p>0.250323274</text:p>
          </table:table-cell>
          <table:table-cell office:value-type="float" office:value="0.333968254" calcext:value-type="float">
            <text:p>0.333968254</text:p>
          </table:table-cell>
          <table:table-cell office:value-type="float" office:value="0.43047619" calcext:value-type="float">
            <text:p>0.43047619</text:p>
          </table:table-cell>
          <table:table-cell office:value-type="float" office:value="0.287619048" calcext:value-type="float">
            <text:p>0.287619048</text:p>
          </table:table-cell>
          <table:table-cell office:value-type="float" office:value="0.283809524" calcext:value-type="float">
            <text:p>0.283809524</text:p>
          </table:table-cell>
          <table:table-cell office:value-type="string" calcext:value-type="string">
            <text:p>N/A</text:p>
          </table:table-cell>
          <table:table-cell office:value-type="float" office:value="0.083654759" calcext:value-type="float">
            <text:p>0.083654759</text:p>
          </table:table-cell>
          <table:table-cell office:value-type="float" office:value="0.563250231" calcext:value-type="float">
            <text:p>0.563250231</text:p>
          </table:table-cell>
          <table:table-cell office:value-type="float" office:value="0.509695291" calcext:value-type="float">
            <text:p>0.509695291</text:p>
          </table:table-cell>
          <table:table-cell office:value-type="float" office:value="0.581717452" calcext:value-type="float">
            <text:p>0.581717452</text:p>
          </table:table-cell>
          <table:table-cell office:value-type="float" office:value="0.59833795" calcext:value-type="float">
            <text:p>0.59833795</text:p>
          </table:table-cell>
          <table:table-cell office:value-type="string" calcext:value-type="string">
            <text:p>N/A</text:p>
          </table:table-cell>
          <table:table-cell office:value-type="float" office:value="0.145559894" calcext:value-type="float">
            <text:p>0.145559894</text:p>
          </table:table-cell>
          <table:table-cell office:value-type="float" office:value="0.27337616" calcext:value-type="float">
            <text:p>0.27337616</text:p>
          </table:table-cell>
          <table:table-cell office:value-type="float" office:value="0.254817987" calcext:value-type="float">
            <text:p>0.254817987</text:p>
          </table:table-cell>
          <table:table-cell office:value-type="float" office:value="0.246252677" calcext:value-type="float">
            <text:p>0.246252677</text:p>
          </table:table-cell>
          <table:table-cell office:value-type="float" office:value="0.319057816" calcext:value-type="float">
            <text:p>0.319057816</text:p>
          </table:table-cell>
          <table:table-cell office:value-type="string" calcext:value-type="string">
            <text:p>N/A</text:p>
          </table:table-cell>
          <table:table-cell office:value-type="float" office:value="0.233750492" calcext:value-type="float">
            <text:p>0.233750492</text:p>
          </table:table-cell>
          <table:table-cell office:value-type="float" office:value="0.606060606" calcext:value-type="float">
            <text:p>0.606060606</text:p>
          </table:table-cell>
          <table:table-cell office:value-type="float" office:value="0.765702134" calcext:value-type="float">
            <text:p>0.765702134</text:p>
          </table:table-cell>
          <table:table-cell office:value-type="float" office:value="0.495329232" calcext:value-type="float">
            <text:p>0.495329232</text:p>
          </table:table-cell>
          <table:table-cell office:value-type="float" office:value="0.557150452" calcext:value-type="float">
            <text:p>0.557150452</text:p>
          </table:table-cell>
          <table:table-cell office:value-type="string" calcext:value-type="string">
            <text:p>N/A</text:p>
          </table:table-cell>
          <table:table-cell office:value-type="float" office:value="0.18911052" calcext:value-type="float">
            <text:p>0.18911052</text:p>
          </table:table-cell>
          <table:table-cell office:value-type="float" office:value="0.322601732" calcext:value-type="float">
            <text:p>0.322601732</text:p>
          </table:table-cell>
          <table:table-cell office:value-type="float" office:value="0.274554666" calcext:value-type="float">
            <text:p>0.274554666</text:p>
          </table:table-cell>
          <table:table-cell office:value-type="float" office:value="0.302010132" calcext:value-type="float">
            <text:p>0.302010132</text:p>
          </table:table-cell>
          <table:table-cell office:value-type="float" office:value="0.391240399" calcext:value-type="float">
            <text:p>0.391240399</text:p>
          </table:table-cell>
          <table:table-cell office:value-type="string" calcext:value-type="string">
            <text:p>N/A</text:p>
          </table:table-cell>
          <table:table-cell office:value-type="float" office:value="0.475213741" calcext:value-type="float">
            <text:p>0.475213741</text:p>
          </table:table-cell>
          <table:table-cell office:value-type="float" office:value="0.402488108" calcext:value-type="float">
            <text:p>0.402488108</text:p>
          </table:table-cell>
          <table:table-cell office:value-type="float" office:value="0.331503842" calcext:value-type="float">
            <text:p>0.331503842</text:p>
          </table:table-cell>
          <table:table-cell office:value-type="float" office:value="0.256860593" calcext:value-type="float">
            <text:p>0.256860593</text:p>
          </table:table-cell>
          <table:table-cell office:value-type="float" office:value="0.61909989" calcext:value-type="float">
            <text:p>0.61909989</text:p>
          </table:table-cell>
          <table:table-cell office:value-type="string" calcext:value-type="string">
            <text:p>N/A</text:p>
          </table:table-cell>
          <table:table-cell office:value-type="float" office:value="0.156807983" calcext:value-type="float">
            <text:p>0.156807983</text:p>
          </table:table-cell>
          <table:table-cell office:value-type="float" office:value="0.367963062" calcext:value-type="float">
            <text:p>0.367963062</text:p>
          </table:table-cell>
          <table:table-cell office:value-type="float" office:value="0.41981886" calcext:value-type="float">
            <text:p>0.41981886</text:p>
          </table:table-cell>
          <table:table-cell office:value-type="float" office:value="0.378263186" calcext:value-type="float">
            <text:p>0.378263186</text:p>
          </table:table-cell>
          <table:table-cell office:value-type="float" office:value="0.305807139" calcext:value-type="float">
            <text:p>0.30580713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_23</text:p>
          </table:table-cell>
          <table:table-cell table:formula="of:=EXACT([.A202];[.B202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4338925" calcext:value-type="float">
            <text:p>134338925</text:p>
          </table:table-cell>
          <table:table-cell office:value-type="float" office:value="134339800" calcext:value-type="float">
            <text:p>134339800</text:p>
          </table:table-cell>
          <table:table-cell office:value-type="float" office:value="0.01949474554" calcext:value-type="float">
            <text:p>0.01949474554</text:p>
          </table:table-cell>
          <table:table-cell office:value-type="float" office:value="0.374116772" calcext:value-type="float">
            <text:p>0.374116772</text:p>
          </table:table-cell>
          <table:table-cell office:value-type="float" office:value="0.322052808" calcext:value-type="float">
            <text:p>0.322052808</text:p>
          </table:table-cell>
          <table:table-cell office:value-type="float" office:value="0.476013388" calcext:value-type="float">
            <text:p>0.476013388</text:p>
          </table:table-cell>
          <table:table-cell office:value-type="float" office:value="0.32428412" calcext:value-type="float">
            <text:p>0.32428412</text:p>
          </table:table-cell>
          <table:table-cell office:value-type="string" calcext:value-type="string">
            <text:p>N/A</text:p>
          </table:table-cell>
          <table:table-cell office:value-type="float" office:value="0.121370612" calcext:value-type="float">
            <text:p>0.121370612</text:p>
          </table:table-cell>
          <table:table-cell office:value-type="float" office:value="0.62031746" calcext:value-type="float">
            <text:p>0.62031746</text:p>
          </table:table-cell>
          <table:table-cell office:value-type="float" office:value="0.546666667" calcext:value-type="float">
            <text:p>0.546666667</text:p>
          </table:table-cell>
          <table:table-cell office:value-type="float" office:value="0.697142857" calcext:value-type="float">
            <text:p>0.697142857</text:p>
          </table:table-cell>
          <table:table-cell office:value-type="float" office:value="0.617142857" calcext:value-type="float">
            <text:p>0.617142857</text:p>
          </table:table-cell>
          <table:table-cell office:value-type="string" calcext:value-type="string">
            <text:p>N/A</text:p>
          </table:table-cell>
          <table:table-cell office:value-type="float" office:value="0.239906287" calcext:value-type="float">
            <text:p>0.239906287</text:p>
          </table:table-cell>
          <table:table-cell office:value-type="float" office:value="0.454293629" calcext:value-type="float">
            <text:p>0.454293629</text:p>
          </table:table-cell>
          <table:table-cell office:value-type="float" office:value="0.337950139" calcext:value-type="float">
            <text:p>0.337950139</text:p>
          </table:table-cell>
          <table:table-cell office:value-type="float" office:value="0.470914127" calcext:value-type="float">
            <text:p>0.470914127</text:p>
          </table:table-cell>
          <table:table-cell office:value-type="float" office:value="0.55401662" calcext:value-type="float">
            <text:p>0.55401662</text:p>
          </table:table-cell>
          <table:table-cell office:value-type="string" calcext:value-type="string">
            <text:p>N/A</text:p>
          </table:table-cell>
          <table:table-cell office:value-type="float" office:value="0.156863918" calcext:value-type="float">
            <text:p>0.156863918</text:p>
          </table:table-cell>
          <table:table-cell office:value-type="float" office:value="0.435403283" calcext:value-type="float">
            <text:p>0.435403283</text:p>
          </table:table-cell>
          <table:table-cell office:value-type="float" office:value="0.51391863" calcext:value-type="float">
            <text:p>0.51391863</text:p>
          </table:table-cell>
          <table:table-cell office:value-type="float" office:value="0.389721627" calcext:value-type="float">
            <text:p>0.389721627</text:p>
          </table:table-cell>
          <table:table-cell office:value-type="float" office:value="0.402569593" calcext:value-type="float">
            <text:p>0.402569593</text:p>
          </table:table-cell>
          <table:table-cell office:value-type="string" calcext:value-type="string">
            <text:p>N/A</text:p>
          </table:table-cell>
          <table:table-cell office:value-type="float" office:value="0.132262257" calcext:value-type="float">
            <text:p>0.132262257</text:p>
          </table:table-cell>
          <table:table-cell office:value-type="float" office:value="0.686261107" calcext:value-type="float">
            <text:p>0.686261107</text:p>
          </table:table-cell>
          <table:table-cell office:value-type="float" office:value="0.738968634" calcext:value-type="float">
            <text:p>0.738968634</text:p>
          </table:table-cell>
          <table:table-cell office:value-type="float" office:value="0.581453634" calcext:value-type="float">
            <text:p>0.581453634</text:p>
          </table:table-cell>
          <table:table-cell office:value-type="float" office:value="0.738361054" calcext:value-type="float">
            <text:p>0.738361054</text:p>
          </table:table-cell>
          <table:table-cell office:value-type="string" calcext:value-type="string">
            <text:p>N/A</text:p>
          </table:table-cell>
          <table:table-cell office:value-type="float" office:value="0.023499373" calcext:value-type="float">
            <text:p>0.023499373</text:p>
          </table:table-cell>
          <table:table-cell office:value-type="float" office:value="0.572860489" calcext:value-type="float">
            <text:p>0.572860489</text:p>
          </table:table-cell>
          <table:table-cell office:value-type="float" office:value="0.566432424" calcext:value-type="float">
            <text:p>0.566432424</text:p>
          </table:table-cell>
          <table:table-cell office:value-type="float" office:value="0.588331427" calcext:value-type="float">
            <text:p>0.588331427</text:p>
          </table:table-cell>
          <table:table-cell office:value-type="float" office:value="0.563817617" calcext:value-type="float">
            <text:p>0.563817617</text:p>
          </table:table-cell>
          <table:table-cell office:value-type="string" calcext:value-type="string">
            <text:p>N/A</text:p>
          </table:table-cell>
          <table:table-cell office:value-type="float" office:value="0.231525649" calcext:value-type="float">
            <text:p>0.231525649</text:p>
          </table:table-cell>
          <table:table-cell office:value-type="float" office:value="0.374679839" calcext:value-type="float">
            <text:p>0.374679839</text:p>
          </table:table-cell>
          <table:table-cell office:value-type="float" office:value="0.281009879" calcext:value-type="float">
            <text:p>0.281009879</text:p>
          </table:table-cell>
          <table:table-cell office:value-type="float" office:value="0.390779363" calcext:value-type="float">
            <text:p>0.390779363</text:p>
          </table:table-cell>
          <table:table-cell office:value-type="float" office:value="0.452250274" calcext:value-type="float">
            <text:p>0.452250274</text:p>
          </table:table-cell>
          <table:table-cell office:value-type="string" calcext:value-type="string">
            <text:p>N/A</text:p>
          </table:table-cell>
          <table:table-cell office:value-type="float" office:value="0.027253669" calcext:value-type="float">
            <text:p>0.027253669</text:p>
          </table:table-cell>
          <table:table-cell office:value-type="float" office:value="0.508257858" calcext:value-type="float">
            <text:p>0.508257858</text:p>
          </table:table-cell>
          <table:table-cell office:value-type="float" office:value="0.492274907" calcext:value-type="float">
            <text:p>0.492274907</text:p>
          </table:table-cell>
          <table:table-cell office:value-type="float" office:value="0.516782099" calcext:value-type="float">
            <text:p>0.516782099</text:p>
          </table:table-cell>
          <table:table-cell office:value-type="float" office:value="0.515716569" calcext:value-type="float">
            <text:p>0.51571656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_24</text:p>
          </table:table-cell>
          <table:table-cell table:formula="of:=EXACT([.A203];[.B203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4342004" calcext:value-type="float">
            <text:p>134342004</text:p>
          </table:table-cell>
          <table:table-cell office:value-type="float" office:value="134342956" calcext:value-type="float">
            <text:p>134342956</text:p>
          </table:table-cell>
          <table:table-cell office:value-type="float" office:value="0.04583161074" calcext:value-type="float">
            <text:p>0.04583161074</text:p>
          </table:table-cell>
          <table:table-cell office:value-type="float" office:value="0.920044626" calcext:value-type="float">
            <text:p>0.920044626</text:p>
          </table:table-cell>
          <table:table-cell office:value-type="float" office:value="0.936407586" calcext:value-type="float">
            <text:p>0.936407586</text:p>
          </table:table-cell>
          <table:table-cell office:value-type="float" office:value="0.925251023" calcext:value-type="float">
            <text:p>0.925251023</text:p>
          </table:table-cell>
          <table:table-cell office:value-type="float" office:value="0.89847527" calcext:value-type="float">
            <text:p>0.89847527</text:p>
          </table:table-cell>
          <table:table-cell office:value-type="string" calcext:value-type="string">
            <text:p>N/A</text:p>
          </table:table-cell>
          <table:table-cell office:value-type="float" office:value="0.169334045" calcext:value-type="float">
            <text:p>0.169334045</text:p>
          </table:table-cell>
          <table:table-cell office:value-type="float" office:value="1.599365079" calcext:value-type="float">
            <text:p>1.599365079</text:p>
          </table:table-cell>
          <table:table-cell office:value-type="float" office:value="1.893333333" calcext:value-type="float">
            <text:p>1.893333333</text:p>
          </table:table-cell>
          <table:table-cell office:value-type="float" office:value="1.36" calcext:value-type="float">
            <text:p>1.36</text:p>
          </table:table-cell>
          <table:table-cell office:value-type="float" office:value="1.544761905" calcext:value-type="float">
            <text:p>1.544761905</text:p>
          </table:table-cell>
          <table:table-cell office:value-type="string" calcext:value-type="string">
            <text:p>N/A</text:p>
          </table:table-cell>
          <table:table-cell office:value-type="float" office:value="0.3094325" calcext:value-type="float">
            <text:p>0.3094325</text:p>
          </table:table-cell>
          <table:table-cell office:value-type="float" office:value="1.058171745" calcext:value-type="float">
            <text:p>1.058171745</text:p>
          </table:table-cell>
          <table:table-cell office:value-type="float" office:value="0.897506925" calcext:value-type="float">
            <text:p>0.897506925</text:p>
          </table:table-cell>
          <table:table-cell office:value-type="float" office:value="0.842105263" calcext:value-type="float">
            <text:p>0.842105263</text:p>
          </table:table-cell>
          <table:table-cell office:value-type="float" office:value="1.434903047" calcext:value-type="float">
            <text:p>1.434903047</text:p>
          </table:table-cell>
          <table:table-cell office:value-type="string" calcext:value-type="string">
            <text:p>N/A</text:p>
          </table:table-cell>
          <table:table-cell office:value-type="float" office:value="0.191114597" calcext:value-type="float">
            <text:p>0.191114597</text:p>
          </table:table-cell>
          <table:table-cell office:value-type="float" office:value="1.164882227" calcext:value-type="float">
            <text:p>1.164882227</text:p>
          </table:table-cell>
          <table:table-cell office:value-type="float" office:value="0.907922912" calcext:value-type="float">
            <text:p>0.907922912</text:p>
          </table:table-cell>
          <table:table-cell office:value-type="float" office:value="1.299785867" calcext:value-type="float">
            <text:p>1.299785867</text:p>
          </table:table-cell>
          <table:table-cell office:value-type="float" office:value="1.286937901" calcext:value-type="float">
            <text:p>1.286937901</text:p>
          </table:table-cell>
          <table:table-cell office:value-type="string" calcext:value-type="string">
            <text:p>N/A</text:p>
          </table:table-cell>
          <table:table-cell office:value-type="float" office:value="0.082753078" calcext:value-type="float">
            <text:p>0.082753078</text:p>
          </table:table-cell>
          <table:table-cell office:value-type="float" office:value="0.998000051" calcext:value-type="float">
            <text:p>0.998000051</text:p>
          </table:table-cell>
          <table:table-cell office:value-type="float" office:value="0.977899294" calcext:value-type="float">
            <text:p>0.977899294</text:p>
          </table:table-cell>
          <table:table-cell office:value-type="float" office:value="1.088782562" calcext:value-type="float">
            <text:p>1.088782562</text:p>
          </table:table-cell>
          <table:table-cell office:value-type="float" office:value="0.927318296" calcext:value-type="float">
            <text:p>0.927318296</text:p>
          </table:table-cell>
          <table:table-cell office:value-type="string" calcext:value-type="string">
            <text:p>N/A</text:p>
          </table:table-cell>
          <table:table-cell office:value-type="float" office:value="0.179696369" calcext:value-type="float">
            <text:p>0.179696369</text:p>
          </table:table-cell>
          <table:table-cell office:value-type="float" office:value="1.285286267" calcext:value-type="float">
            <text:p>1.285286267</text:p>
          </table:table-cell>
          <table:table-cell office:value-type="float" office:value="1.53815983" calcext:value-type="float">
            <text:p>1.53815983</text:p>
          </table:table-cell>
          <table:table-cell office:value-type="float" office:value="1.232227488" calcext:value-type="float">
            <text:p>1.232227488</text:p>
          </table:table-cell>
          <table:table-cell office:value-type="float" office:value="1.085471482" calcext:value-type="float">
            <text:p>1.085471482</text:p>
          </table:table-cell>
          <table:table-cell office:value-type="string" calcext:value-type="string">
            <text:p>N/A</text:p>
          </table:table-cell>
          <table:table-cell office:value-type="float" office:value="0.077572429" calcext:value-type="float">
            <text:p>0.077572429</text:p>
          </table:table-cell>
          <table:table-cell office:value-type="float" office:value="1.134284669" calcext:value-type="float">
            <text:p>1.134284669</text:p>
          </table:table-cell>
          <table:table-cell office:value-type="float" office:value="1.110867179" calcext:value-type="float">
            <text:p>1.110867179</text:p>
          </table:table-cell>
          <table:table-cell office:value-type="float" office:value="1.231613611" calcext:value-type="float">
            <text:p>1.231613611</text:p>
          </table:table-cell>
          <table:table-cell office:value-type="float" office:value="1.060373216" calcext:value-type="float">
            <text:p>1.060373216</text:p>
          </table:table-cell>
          <table:table-cell office:value-type="string" calcext:value-type="string">
            <text:p>N/A</text:p>
          </table:table-cell>
          <table:table-cell office:value-type="float" office:value="0.14291892" calcext:value-type="float">
            <text:p>0.14291892</text:p>
          </table:table-cell>
          <table:table-cell office:value-type="float" office:value="1.12591014" calcext:value-type="float">
            <text:p>1.12591014</text:p>
          </table:table-cell>
          <table:table-cell office:value-type="float" office:value="1.123068727" calcext:value-type="float">
            <text:p>1.123068727</text:p>
          </table:table-cell>
          <table:table-cell office:value-type="float" office:value="1.288225892" calcext:value-type="float">
            <text:p>1.288225892</text:p>
          </table:table-cell>
          <table:table-cell office:value-type="float" office:value="0.966435802" calcext:value-type="float">
            <text:p>0.96643580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_25</text:p>
          </table:table-cell>
          <table:table-cell table:formula="of:=EXACT([.A204];[.B204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X</text:p>
          </table:table-cell>
          <table:table-cell office:value-type="float" office:value="93288108" calcext:value-type="float">
            <text:p>93288108</text:p>
          </table:table-cell>
          <table:table-cell office:value-type="float" office:value="93288864" calcext:value-type="float">
            <text:p>93288864</text:p>
          </table:table-cell>
          <table:table-cell office:value-type="float" office:value="0.07532799842" calcext:value-type="float">
            <text:p>0.07532799842</text:p>
          </table:table-cell>
          <table:table-cell office:value-type="float" office:value="0.504205554" calcext:value-type="float">
            <text:p>0.504205554</text:p>
          </table:table-cell>
          <table:table-cell office:value-type="float" office:value="0.527134462" calcext:value-type="float">
            <text:p>0.527134462</text:p>
          </table:table-cell>
          <table:table-cell office:value-type="float" office:value="0.451434497" calcext:value-type="float">
            <text:p>0.451434497</text:p>
          </table:table-cell>
          <table:table-cell office:value-type="float" office:value="0.534047701" calcext:value-type="float">
            <text:p>0.534047701</text:p>
          </table:table-cell>
          <table:table-cell office:value-type="string" calcext:value-type="string">
            <text:p>N/A</text:p>
          </table:table-cell>
          <table:table-cell office:value-type="float" office:value="0.180722892" calcext:value-type="float">
            <text:p>0.180722892</text:p>
          </table:table-cell>
          <table:table-cell office:value-type="float" office:value="0.452933151" calcext:value-type="float">
            <text:p>0.452933151</text:p>
          </table:table-cell>
          <table:table-cell office:value-type="float" office:value="0.371077763" calcext:value-type="float">
            <text:p>0.371077763</text:p>
          </table:table-cell>
          <table:table-cell office:value-type="float" office:value="0.53478854" calcext:value-type="float">
            <text:p>0.5347885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94443798" calcext:value-type="float">
            <text:p>0.194443798</text:p>
          </table:table-cell>
          <table:table-cell office:value-type="float" office:value="0.304228446" calcext:value-type="float">
            <text:p>0.304228446</text:p>
          </table:table-cell>
          <table:table-cell office:value-type="float" office:value="0.23723229" calcext:value-type="float">
            <text:p>0.23723229</text:p>
          </table:table-cell>
          <table:table-cell office:value-type="float" office:value="0.349258649" calcext:value-type="float">
            <text:p>0.349258649</text:p>
          </table:table-cell>
          <table:table-cell office:value-type="float" office:value="0.326194399" calcext:value-type="float">
            <text:p>0.326194399</text:p>
          </table:table-cell>
          <table:table-cell office:value-type="string" calcext:value-type="string">
            <text:p>N/A</text:p>
          </table:table-cell>
          <table:table-cell office:value-type="float" office:value="0.054229935" calcext:value-type="float">
            <text:p>0.054229935</text:p>
          </table:table-cell>
          <table:table-cell office:value-type="float" office:value="0.693233083" calcext:value-type="float">
            <text:p>0.693233083</text:p>
          </table:table-cell>
          <table:table-cell office:value-type="float" office:value="1.040685225" calcext:value-type="float">
            <text:p>1.040685225</text:p>
          </table:table-cell>
          <table:table-cell office:value-type="float" office:value="0.933618844" calcext:value-type="float">
            <text:p>0.93361884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61755856" calcext:value-type="float">
            <text:p>0.161755856</text:p>
          </table:table-cell>
          <table:table-cell office:value-type="float" office:value="0.443985641" calcext:value-type="float">
            <text:p>0.443985641</text:p>
          </table:table-cell>
          <table:table-cell office:value-type="float" office:value="0.444618046" calcext:value-type="float">
            <text:p>0.444618046</text:p>
          </table:table-cell>
          <table:table-cell office:value-type="float" office:value="0.515484627" calcext:value-type="float">
            <text:p>0.515484627</text:p>
          </table:table-cell>
          <table:table-cell office:value-type="float" office:value="0.371854249" calcext:value-type="float">
            <text:p>0.371854249</text:p>
          </table:table-cell>
          <table:table-cell office:value-type="string" calcext:value-type="string">
            <text:p>N/A</text:p>
          </table:table-cell>
          <table:table-cell office:value-type="float" office:value="0.018898802" calcext:value-type="float">
            <text:p>0.018898802</text:p>
          </table:table-cell>
          <table:table-cell office:value-type="float" office:value="0.496872428" calcext:value-type="float">
            <text:p>0.496872428</text:p>
          </table:table-cell>
          <table:table-cell office:value-type="float" office:value="0.507407407" calcext:value-type="float">
            <text:p>0.507407407</text:p>
          </table:table-cell>
          <table:table-cell office:value-type="float" office:value="0.489382716" calcext:value-type="float">
            <text:p>0.489382716</text:p>
          </table:table-cell>
          <table:table-cell office:value-type="float" office:value="0.49382716" calcext:value-type="float">
            <text:p>0.49382716</text:p>
          </table:table-cell>
          <table:table-cell office:value-type="string" calcext:value-type="string">
            <text:p>N/A</text:p>
          </table:table-cell>
          <table:table-cell office:value-type="float" office:value="0.314784549" calcext:value-type="float">
            <text:p>0.314784549</text:p>
          </table:table-cell>
          <table:table-cell office:value-type="float" office:value="0.170982326" calcext:value-type="float">
            <text:p>0.170982326</text:p>
          </table:table-cell>
          <table:table-cell office:value-type="float" office:value="0.229346486" calcext:value-type="float">
            <text:p>0.229346486</text:p>
          </table:table-cell>
          <table:table-cell office:value-type="float" office:value="0.123304562" calcext:value-type="float">
            <text:p>0.123304562</text:p>
          </table:table-cell>
          <table:table-cell office:value-type="float" office:value="0.160295931" calcext:value-type="float">
            <text:p>0.160295931</text:p>
          </table:table-cell>
          <table:table-cell office:value-type="string" calcext:value-type="string">
            <text:p>N/A</text:p>
          </table:table-cell>
          <table:table-cell office:value-type="float" office:value="0.10624222" calcext:value-type="float">
            <text:p>0.10624222</text:p>
          </table:table-cell>
          <table:table-cell office:value-type="float" office:value="0.350195724" calcext:value-type="float">
            <text:p>0.350195724</text:p>
          </table:table-cell>
          <table:table-cell office:value-type="float" office:value="0.325203252" calcext:value-type="float">
            <text:p>0.325203252</text:p>
          </table:table-cell>
          <table:table-cell office:value-type="float" office:value="0.39295393" calcext:value-type="float">
            <text:p>0.39295393</text:p>
          </table:table-cell>
          <table:table-cell office:value-type="float" office:value="0.332429991" calcext:value-type="float">
            <text:p>0.33242999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_26</text:p>
          </table:table-cell>
          <table:table-cell table:formula="of:=EXACT([.A205];[.B205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5</text:p>
          </table:table-cell>
          <table:table-cell office:value-type="float" office:value="75757872" calcext:value-type="float">
            <text:p>75757872</text:p>
          </table:table-cell>
          <table:table-cell office:value-type="float" office:value="75758579" calcext:value-type="float">
            <text:p>75758579</text:p>
          </table:table-cell>
          <table:table-cell office:value-type="float" office:value="0.2211189783" calcext:value-type="float">
            <text:p>0.2211189783</text:p>
          </table:table-cell>
          <table:table-cell office:value-type="float" office:value="0.388496343" calcext:value-type="float">
            <text:p>0.388496343</text:p>
          </table:table-cell>
          <table:table-cell office:value-type="float" office:value="0.33990331" calcext:value-type="float">
            <text:p>0.33990331</text:p>
          </table:table-cell>
          <table:table-cell office:value-type="float" office:value="0.350316103" calcext:value-type="float">
            <text:p>0.350316103</text:p>
          </table:table-cell>
          <table:table-cell office:value-type="float" office:value="0.475269617" calcext:value-type="float">
            <text:p>0.475269617</text:p>
          </table:table-cell>
          <table:table-cell office:value-type="string" calcext:value-type="string">
            <text:p>N/A</text:p>
          </table:table-cell>
          <table:table-cell office:value-type="float" office:value="0.151395551" calcext:value-type="float">
            <text:p>0.151395551</text:p>
          </table:table-cell>
          <table:table-cell office:value-type="float" office:value="0.925079365" calcext:value-type="float">
            <text:p>0.925079365</text:p>
          </table:table-cell>
          <table:table-cell office:value-type="float" office:value="1.085714286" calcext:value-type="float">
            <text:p>1.085714286</text:p>
          </table:table-cell>
          <table:table-cell office:value-type="float" office:value="0.828571429" calcext:value-type="float">
            <text:p>0.828571429</text:p>
          </table:table-cell>
          <table:table-cell office:value-type="float" office:value="0.860952381" calcext:value-type="float">
            <text:p>0.860952381</text:p>
          </table:table-cell>
          <table:table-cell office:value-type="string" calcext:value-type="string">
            <text:p>N/A</text:p>
          </table:table-cell>
          <table:table-cell office:value-type="float" office:value="0.18563303" calcext:value-type="float">
            <text:p>0.18563303</text:p>
          </table:table-cell>
          <table:table-cell office:value-type="float" office:value="0.583564174" calcext:value-type="float">
            <text:p>0.583564174</text:p>
          </table:table-cell>
          <table:table-cell office:value-type="float" office:value="0.493074792" calcext:value-type="float">
            <text:p>0.493074792</text:p>
          </table:table-cell>
          <table:table-cell office:value-type="float" office:value="0.55401662" calcext:value-type="float">
            <text:p>0.55401662</text:p>
          </table:table-cell>
          <table:table-cell office:value-type="float" office:value="0.703601108" calcext:value-type="float">
            <text:p>0.703601108</text:p>
          </table:table-cell>
          <table:table-cell office:value-type="string" calcext:value-type="string">
            <text:p>N/A</text:p>
          </table:table-cell>
          <table:table-cell office:value-type="float" office:value="0.205263032" calcext:value-type="float">
            <text:p>0.205263032</text:p>
          </table:table-cell>
          <table:table-cell office:value-type="float" office:value="0.484653819" calcext:value-type="float">
            <text:p>0.484653819</text:p>
          </table:table-cell>
          <table:table-cell office:value-type="float" office:value="0.456102784" calcext:value-type="float">
            <text:p>0.456102784</text:p>
          </table:table-cell>
          <table:table-cell office:value-type="float" office:value="0.402569593" calcext:value-type="float">
            <text:p>0.402569593</text:p>
          </table:table-cell>
          <table:table-cell office:value-type="float" office:value="0.595289079" calcext:value-type="float">
            <text:p>0.595289079</text:p>
          </table:table-cell>
          <table:table-cell office:value-type="string" calcext:value-type="string">
            <text:p>N/A</text:p>
          </table:table-cell>
          <table:table-cell office:value-type="float" office:value="0.211627645" calcext:value-type="float">
            <text:p>0.211627645</text:p>
          </table:table-cell>
          <table:table-cell office:value-type="float" office:value="0.492949546" calcext:value-type="float">
            <text:p>0.492949546</text:p>
          </table:table-cell>
          <table:table-cell office:value-type="float" office:value="0.39553429" calcext:value-type="float">
            <text:p>0.39553429</text:p>
          </table:table-cell>
          <table:table-cell office:value-type="float" office:value="0.603022708" calcext:value-type="float">
            <text:p>0.603022708</text:p>
          </table:table-cell>
          <table:table-cell office:value-type="float" office:value="0.480291638" calcext:value-type="float">
            <text:p>0.480291638</text:p>
          </table:table-cell>
          <table:table-cell office:value-type="string" calcext:value-type="string">
            <text:p>N/A</text:p>
          </table:table-cell>
          <table:table-cell office:value-type="float" office:value="0.048002244" calcext:value-type="float">
            <text:p>0.048002244</text:p>
          </table:table-cell>
          <table:table-cell office:value-type="float" office:value="0.656643242" calcext:value-type="float">
            <text:p>0.656643242</text:p>
          </table:table-cell>
          <table:table-cell office:value-type="float" office:value="0.669717274" calcext:value-type="float">
            <text:p>0.669717274</text:p>
          </table:table-cell>
          <table:table-cell office:value-type="float" office:value="0.620689655" calcext:value-type="float">
            <text:p>0.620689655</text:p>
          </table:table-cell>
          <table:table-cell office:value-type="float" office:value="0.679522798" calcext:value-type="float">
            <text:p>0.679522798</text:p>
          </table:table-cell>
          <table:table-cell office:value-type="string" calcext:value-type="string">
            <text:p>N/A</text:p>
          </table:table-cell>
          <table:table-cell office:value-type="float" office:value="0.057490785" calcext:value-type="float">
            <text:p>0.057490785</text:p>
          </table:table-cell>
          <table:table-cell office:value-type="float" office:value="0.311013538" calcext:value-type="float">
            <text:p>0.311013538</text:p>
          </table:table-cell>
          <table:table-cell office:value-type="float" office:value="0.331503842" calcext:value-type="float">
            <text:p>0.331503842</text:p>
          </table:table-cell>
          <table:table-cell office:value-type="float" office:value="0.298572997" calcext:value-type="float">
            <text:p>0.298572997</text:p>
          </table:table-cell>
          <table:table-cell office:value-type="float" office:value="0.302963776" calcext:value-type="float">
            <text:p>0.302963776</text:p>
          </table:table-cell>
          <table:table-cell office:value-type="string" calcext:value-type="string">
            <text:p>N/A</text:p>
          </table:table-cell>
          <table:table-cell office:value-type="float" office:value="0.297475829" calcext:value-type="float">
            <text:p>0.297475829</text:p>
          </table:table-cell>
          <table:table-cell office:value-type="float" office:value="0.356952584" calcext:value-type="float">
            <text:p>0.356952584</text:p>
          </table:table-cell>
          <table:table-cell office:value-type="float" office:value="0.299413958" calcext:value-type="float">
            <text:p>0.299413958</text:p>
          </table:table-cell>
          <table:table-cell office:value-type="float" office:value="0.479488546" calcext:value-type="float">
            <text:p>0.479488546</text:p>
          </table:table-cell>
          <table:table-cell office:value-type="float" office:value="0.291955248" calcext:value-type="float">
            <text:p>0.29195524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_27</text:p>
          </table:table-cell>
          <table:table-cell table:formula="of:=EXACT([.A206];[.B206])" office:value-type="boolean" office:boolean-value="true" calcext:value-type="boolean">
            <text:p>TRUE</text:p>
          </table:table-cell>
          <table:table-cell office:value-type="string" calcext:value-type="string">
            <text:p>TEST ELEMENT*NESTED</text:p>
          </table:table-cell>
          <table:table-cell office:value-type="string" calcext:value-type="string">
            <text:p>chr1</text:p>
          </table:table-cell>
          <table:table-cell office:value-type="float" office:value="135794817" calcext:value-type="float">
            <text:p>135794817</text:p>
          </table:table-cell>
          <table:table-cell office:value-type="float" office:value="135795511" calcext:value-type="float">
            <text:p>135795511</text:p>
          </table:table-cell>
          <table:table-cell office:value-type="float" office:value="0.09714399877" calcext:value-type="float">
            <text:p>0.09714399877</text:p>
          </table:table-cell>
          <table:table-cell office:value-type="float" office:value="0.877649684" calcext:value-type="float">
            <text:p>0.877649684</text:p>
          </table:table-cell>
          <table:table-cell office:value-type="float" office:value="0.853849015" calcext:value-type="float">
            <text:p>0.853849015</text:p>
          </table:table-cell>
          <table:table-cell office:value-type="float" office:value="1.10970621" calcext:value-type="float">
            <text:p>1.10970621</text:p>
          </table:table-cell>
          <table:table-cell office:value-type="float" office:value="0.669393827" calcext:value-type="float">
            <text:p>0.669393827</text:p>
          </table:table-cell>
          <table:table-cell office:value-type="string" calcext:value-type="string">
            <text:p>N/A</text:p>
          </table:table-cell>
          <table:table-cell office:value-type="float" office:value="0.117401214" calcext:value-type="float">
            <text:p>0.117401214</text:p>
          </table:table-cell>
          <table:table-cell office:value-type="float" office:value="1.328253968" calcext:value-type="float">
            <text:p>1.328253968</text:p>
          </table:table-cell>
          <table:table-cell office:value-type="float" office:value="1.392380952" calcext:value-type="float">
            <text:p>1.392380952</text:p>
          </table:table-cell>
          <table:table-cell office:value-type="float" office:value="1.441904762" calcext:value-type="float">
            <text:p>1.441904762</text:p>
          </table:table-cell>
          <table:table-cell office:value-type="float" office:value="1.15047619" calcext:value-type="float">
            <text:p>1.15047619</text:p>
          </table:table-cell>
          <table:table-cell office:value-type="string" calcext:value-type="string">
            <text:p>N/A</text:p>
          </table:table-cell>
          <table:table-cell office:value-type="float" office:value="0.068384906" calcext:value-type="float">
            <text:p>0.068384906</text:p>
          </table:table-cell>
          <table:table-cell office:value-type="float" office:value="3.126500462" calcext:value-type="float">
            <text:p>3.126500462</text:p>
          </table:table-cell>
          <table:table-cell office:value-type="float" office:value="3.296398892" calcext:value-type="float">
            <text:p>3.296398892</text:p>
          </table:table-cell>
          <table:table-cell office:value-type="float" office:value="3.1966759" calcext:value-type="float">
            <text:p>3.1966759</text:p>
          </table:table-cell>
          <table:table-cell office:value-type="float" office:value="2.886426593" calcext:value-type="float">
            <text:p>2.886426593</text:p>
          </table:table-cell>
          <table:table-cell office:value-type="string" calcext:value-type="string">
            <text:p>N/A</text:p>
          </table:table-cell>
          <table:table-cell office:value-type="float" office:value="0.316256386" calcext:value-type="float">
            <text:p>0.316256386</text:p>
          </table:table-cell>
          <table:table-cell office:value-type="float" office:value="0.957887223" calcext:value-type="float">
            <text:p>0.957887223</text:p>
          </table:table-cell>
          <table:table-cell office:value-type="float" office:value="1.30620985" calcext:value-type="float">
            <text:p>1.30620985</text:p>
          </table:table-cell>
          <table:table-cell office:value-type="float" office:value="0.755888651" calcext:value-type="float">
            <text:p>0.755888651</text:p>
          </table:table-cell>
          <table:table-cell office:value-type="float" office:value="0.811563169" calcext:value-type="float">
            <text:p>0.811563169</text:p>
          </table:table-cell>
          <table:table-cell office:value-type="string" calcext:value-type="string">
            <text:p>N/A</text:p>
          </table:table-cell>
          <table:table-cell office:value-type="float" office:value="0.106327107" calcext:value-type="float">
            <text:p>0.106327107</text:p>
          </table:table-cell>
          <table:table-cell office:value-type="float" office:value="1.323561429" calcext:value-type="float">
            <text:p>1.323561429</text:p>
          </table:table-cell>
          <table:table-cell office:value-type="float" office:value="1.316017316" calcext:value-type="float">
            <text:p>1.316017316</text:p>
          </table:table-cell>
          <table:table-cell office:value-type="float" office:value="1.467912205" calcext:value-type="float">
            <text:p>1.467912205</text:p>
          </table:table-cell>
          <table:table-cell office:value-type="float" office:value="1.186754766" calcext:value-type="float">
            <text:p>1.186754766</text:p>
          </table:table-cell>
          <table:table-cell office:value-type="string" calcext:value-type="string">
            <text:p>N/A</text:p>
          </table:table-cell>
          <table:table-cell office:value-type="float" office:value="0.084697669" calcext:value-type="float">
            <text:p>0.084697669</text:p>
          </table:table-cell>
          <table:table-cell office:value-type="float" office:value="1.572261263" calcext:value-type="float">
            <text:p>1.572261263</text:p>
          </table:table-cell>
          <table:table-cell office:value-type="float" office:value="1.697336166" calcext:value-type="float">
            <text:p>1.697336166</text:p>
          </table:table-cell>
          <table:table-cell office:value-type="float" office:value="1.587187449" calcext:value-type="float">
            <text:p>1.587187449</text:p>
          </table:table-cell>
          <table:table-cell office:value-type="float" office:value="1.432260173" calcext:value-type="float">
            <text:p>1.432260173</text:p>
          </table:table-cell>
          <table:table-cell office:value-type="string" calcext:value-type="string">
            <text:p>N/A</text:p>
          </table:table-cell>
          <table:table-cell office:value-type="float" office:value="0.121000306" calcext:value-type="float">
            <text:p>0.121000306</text:p>
          </table:table-cell>
          <table:table-cell office:value-type="float" office:value="2.425173802" calcext:value-type="float">
            <text:p>2.425173802</text:p>
          </table:table-cell>
          <table:table-cell office:value-type="float" office:value="2.305159166" calcext:value-type="float">
            <text:p>2.305159166</text:p>
          </table:table-cell>
          <table:table-cell office:value-type="float" office:value="2.210757409" calcext:value-type="float">
            <text:p>2.210757409</text:p>
          </table:table-cell>
          <table:table-cell office:value-type="float" office:value="2.75960483" calcext:value-type="float">
            <text:p>2.75960483</text:p>
          </table:table-cell>
          <table:table-cell office:value-type="string" calcext:value-type="string">
            <text:p>N/A</text:p>
          </table:table-cell>
          <table:table-cell office:value-type="float" office:value="0.29181098" calcext:value-type="float">
            <text:p>0.29181098</text:p>
          </table:table-cell>
          <table:table-cell office:value-type="float" office:value="1.271887764" calcext:value-type="float">
            <text:p>1.271887764</text:p>
          </table:table-cell>
          <table:table-cell office:value-type="float" office:value="1.082578583" calcext:value-type="float">
            <text:p>1.082578583</text:p>
          </table:table-cell>
          <table:table-cell office:value-type="float" office:value="1.033564198" calcext:value-type="float">
            <text:p>1.033564198</text:p>
          </table:table-cell>
          <table:table-cell office:value-type="float" office:value="1.699520511" calcext:value-type="float">
            <text:p>1.69952051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_28</text:p>
          </table:table-cell>
          <table:table-cell table:formula="of:=EXACT([.A207];[.B207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6</text:p>
          </table:table-cell>
          <table:table-cell office:value-type="float" office:value="23983107" calcext:value-type="float">
            <text:p>23983107</text:p>
          </table:table-cell>
          <table:table-cell office:value-type="float" office:value="23983848" calcext:value-type="float">
            <text:p>23983848</text:p>
          </table:table-cell>
          <table:table-cell office:value-type="float" office:value="0.03259323728" calcext:value-type="float">
            <text:p>0.03259323728</text:p>
          </table:table-cell>
          <table:table-cell office:value-type="float" office:value="0.682037932" calcext:value-type="float">
            <text:p>0.682037932</text:p>
          </table:table-cell>
          <table:table-cell office:value-type="float" office:value="0.575678691" calcext:value-type="float">
            <text:p>0.575678691</text:p>
          </table:table-cell>
          <table:table-cell office:value-type="float" office:value="0.766084046" calcext:value-type="float">
            <text:p>0.766084046</text:p>
          </table:table-cell>
          <table:table-cell office:value-type="float" office:value="0.70435106" calcext:value-type="float">
            <text:p>0.70435106</text:p>
          </table:table-cell>
          <table:table-cell office:value-type="string" calcext:value-type="string">
            <text:p>N/A</text:p>
          </table:table-cell>
          <table:table-cell office:value-type="float" office:value="0.190790217" calcext:value-type="float">
            <text:p>0.190790217</text:p>
          </table:table-cell>
          <table:table-cell office:value-type="float" office:value="1" calcext:value-type="float">
            <text:p>1</text:p>
          </table:table-cell>
          <table:table-cell office:value-type="float" office:value="1.154285714" calcext:value-type="float">
            <text:p>1.154285714</text:p>
          </table:table-cell>
          <table:table-cell office:value-type="float" office:value="1.059047619" calcext:value-type="float">
            <text:p>1.059047619</text:p>
          </table:table-cell>
          <table:table-cell office:value-type="float" office:value="0.786666667" calcext:value-type="float">
            <text:p>0.786666667</text:p>
          </table:table-cell>
          <table:table-cell office:value-type="string" calcext:value-type="string">
            <text:p>N/A</text:p>
          </table:table-cell>
          <table:table-cell office:value-type="float" office:value="0.120313762" calcext:value-type="float">
            <text:p>0.120313762</text:p>
          </table:table-cell>
          <table:table-cell office:value-type="float" office:value="0.533702678" calcext:value-type="float">
            <text:p>0.533702678</text:p>
          </table:table-cell>
          <table:table-cell office:value-type="float" office:value="0.576177285" calcext:value-type="float">
            <text:p>0.576177285</text:p>
          </table:table-cell>
          <table:table-cell office:value-type="float" office:value="0.459833795" calcext:value-type="float">
            <text:p>0.459833795</text:p>
          </table:table-cell>
          <table:table-cell office:value-type="float" office:value="0.565096953" calcext:value-type="float">
            <text:p>0.565096953</text:p>
          </table:table-cell>
          <table:table-cell office:value-type="string" calcext:value-type="string">
            <text:p>N/A</text:p>
          </table:table-cell>
          <table:table-cell office:value-type="float" office:value="0.15612495" calcext:value-type="float">
            <text:p>0.15612495</text:p>
          </table:table-cell>
          <table:table-cell office:value-type="float" office:value="0.770877944" calcext:value-type="float">
            <text:p>0.770877944</text:p>
          </table:table-cell>
          <table:table-cell office:value-type="float" office:value="0.905781585" calcext:value-type="float">
            <text:p>0.905781585</text:p>
          </table:table-cell>
          <table:table-cell office:value-type="float" office:value="0.674518201" calcext:value-type="float">
            <text:p>0.674518201</text:p>
          </table:table-cell>
          <table:table-cell office:value-type="float" office:value="0.732334047" calcext:value-type="float">
            <text:p>0.732334047</text:p>
          </table:table-cell>
          <table:table-cell office:value-type="string" calcext:value-type="string">
            <text:p>N/A</text:p>
          </table:table-cell>
          <table:table-cell office:value-type="float" office:value="0.128207736" calcext:value-type="float">
            <text:p>0.128207736</text:p>
          </table:table-cell>
          <table:table-cell office:value-type="float" office:value="1.477025898" calcext:value-type="float">
            <text:p>1.477025898</text:p>
          </table:table-cell>
          <table:table-cell office:value-type="float" office:value="1.263006" calcext:value-type="float">
            <text:p>1.263006</text:p>
          </table:table-cell>
          <table:table-cell office:value-type="float" office:value="1.622844991" calcext:value-type="float">
            <text:p>1.622844991</text:p>
          </table:table-cell>
          <table:table-cell office:value-type="float" office:value="1.545226703" calcext:value-type="float">
            <text:p>1.545226703</text:p>
          </table:table-cell>
          <table:table-cell office:value-type="string" calcext:value-type="string">
            <text:p>N/A</text:p>
          </table:table-cell>
          <table:table-cell office:value-type="float" office:value="0.071978925" calcext:value-type="float">
            <text:p>0.071978925</text:p>
          </table:table-cell>
          <table:table-cell office:value-type="float" office:value="1.090701095" calcext:value-type="float">
            <text:p>1.090701095</text:p>
          </table:table-cell>
          <table:table-cell office:value-type="float" office:value="1.065860435" calcext:value-type="float">
            <text:p>1.065860435</text:p>
          </table:table-cell>
          <table:table-cell office:value-type="float" office:value="1.027618892" calcext:value-type="float">
            <text:p>1.027618892</text:p>
          </table:table-cell>
          <table:table-cell office:value-type="float" office:value="1.178623958" calcext:value-type="float">
            <text:p>1.178623958</text:p>
          </table:table-cell>
          <table:table-cell office:value-type="string" calcext:value-type="string">
            <text:p>N/A</text:p>
          </table:table-cell>
          <table:table-cell office:value-type="float" office:value="0.512593113" calcext:value-type="float">
            <text:p>0.512593113</text:p>
          </table:table-cell>
          <table:table-cell office:value-type="float" office:value="0.868642517" calcext:value-type="float">
            <text:p>0.868642517</text:p>
          </table:table-cell>
          <table:table-cell office:value-type="float" office:value="1.37870472" calcext:value-type="float">
            <text:p>1.37870472</text:p>
          </table:table-cell>
          <table:table-cell office:value-type="float" office:value="0.669593853" calcext:value-type="float">
            <text:p>0.669593853</text:p>
          </table:table-cell>
          <table:table-cell office:value-type="float" office:value="0.557628979" calcext:value-type="float">
            <text:p>0.557628979</text:p>
          </table:table-cell>
          <table:table-cell office:value-type="string" calcext:value-type="string">
            <text:p>N/A</text:p>
          </table:table-cell>
          <table:table-cell office:value-type="float" office:value="0.201666416" calcext:value-type="float">
            <text:p>0.201666416</text:p>
          </table:table-cell>
          <table:table-cell office:value-type="float" office:value="0.537382348" calcext:value-type="float">
            <text:p>0.537382348</text:p>
          </table:table-cell>
          <table:table-cell office:value-type="float" office:value="0.656366542" calcext:value-type="float">
            <text:p>0.656366542</text:p>
          </table:table-cell>
          <table:table-cell office:value-type="float" office:value="0.444326052" calcext:value-type="float">
            <text:p>0.444326052</text:p>
          </table:table-cell>
          <table:table-cell office:value-type="float" office:value="0.511454449" calcext:value-type="float">
            <text:p>0.51145444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_29</text:p>
          </table:table-cell>
          <table:table-cell table:formula="of:=EXACT([.A208];[.B208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1</text:p>
          </table:table-cell>
          <table:table-cell office:value-type="float" office:value="75538249" calcext:value-type="float">
            <text:p>75538249</text:p>
          </table:table-cell>
          <table:table-cell office:value-type="float" office:value="75538877" calcext:value-type="float">
            <text:p>75538877</text:p>
          </table:table-cell>
          <table:table-cell office:value-type="float" office:value="0.09535460281" calcext:value-type="float">
            <text:p>0.09535460281</text:p>
          </table:table-cell>
          <table:table-cell office:value-type="float" office:value="1.080451221" calcext:value-type="float">
            <text:p>1.080451221</text:p>
          </table:table-cell>
          <table:table-cell office:value-type="float" office:value="1.089624396" calcext:value-type="float">
            <text:p>1.089624396</text:p>
          </table:table-cell>
          <table:table-cell office:value-type="float" office:value="1.107474898" calcext:value-type="float">
            <text:p>1.107474898</text:p>
          </table:table-cell>
          <table:table-cell office:value-type="float" office:value="1.04425437" calcext:value-type="float">
            <text:p>1.04425437</text:p>
          </table:table-cell>
          <table:table-cell office:value-type="string" calcext:value-type="string">
            <text:p>N/A</text:p>
          </table:table-cell>
          <table:table-cell office:value-type="float" office:value="0.128773026" calcext:value-type="float">
            <text:p>0.128773026</text:p>
          </table:table-cell>
          <table:table-cell office:value-type="float" office:value="2.052698413" calcext:value-type="float">
            <text:p>2.052698413</text:p>
          </table:table-cell>
          <table:table-cell office:value-type="float" office:value="2.335238095" calcext:value-type="float">
            <text:p>2.335238095</text:p>
          </table:table-cell>
          <table:table-cell office:value-type="float" office:value="1.811428571" calcext:value-type="float">
            <text:p>1.811428571</text:p>
          </table:table-cell>
          <table:table-cell office:value-type="float" office:value="2.011428571" calcext:value-type="float">
            <text:p>2.011428571</text:p>
          </table:table-cell>
          <table:table-cell office:value-type="string" calcext:value-type="string">
            <text:p>N/A</text:p>
          </table:table-cell>
          <table:table-cell office:value-type="float" office:value="0.402779605" calcext:value-type="float">
            <text:p>0.402779605</text:p>
          </table:table-cell>
          <table:table-cell office:value-type="float" office:value="0.976915974" calcext:value-type="float">
            <text:p>0.976915974</text:p>
          </table:table-cell>
          <table:table-cell office:value-type="float" office:value="0.71468144" calcext:value-type="float">
            <text:p>0.71468144</text:p>
          </table:table-cell>
          <table:table-cell office:value-type="float" office:value="0.786703601" calcext:value-type="float">
            <text:p>0.786703601</text:p>
          </table:table-cell>
          <table:table-cell office:value-type="float" office:value="1.429362881" calcext:value-type="float">
            <text:p>1.429362881</text:p>
          </table:table-cell>
          <table:table-cell office:value-type="string" calcext:value-type="string">
            <text:p>N/A</text:p>
          </table:table-cell>
          <table:table-cell office:value-type="float" office:value="0.202464544" calcext:value-type="float">
            <text:p>0.202464544</text:p>
          </table:table-cell>
          <table:table-cell office:value-type="float" office:value="1.355460385" calcext:value-type="float">
            <text:p>1.355460385</text:p>
          </table:table-cell>
          <table:table-cell office:value-type="float" office:value="1.3875803" calcext:value-type="float">
            <text:p>1.3875803</text:p>
          </table:table-cell>
          <table:table-cell office:value-type="float" office:value="1.6124197" calcext:value-type="float">
            <text:p>1.6124197</text:p>
          </table:table-cell>
          <table:table-cell office:value-type="float" office:value="1.066381156" calcext:value-type="float">
            <text:p>1.066381156</text:p>
          </table:table-cell>
          <table:table-cell office:value-type="string" calcext:value-type="string">
            <text:p>N/A</text:p>
          </table:table-cell>
          <table:table-cell office:value-type="float" office:value="0.238037777" calcext:value-type="float">
            <text:p>0.238037777</text:p>
          </table:table-cell>
          <table:table-cell office:value-type="float" office:value="1.469785575" calcext:value-type="float">
            <text:p>1.469785575</text:p>
          </table:table-cell>
          <table:table-cell office:value-type="float" office:value="1.206501101" calcext:value-type="float">
            <text:p>1.206501101</text:p>
          </table:table-cell>
          <table:table-cell office:value-type="float" office:value="1.866788183" calcext:value-type="float">
            <text:p>1.866788183</text:p>
          </table:table-cell>
          <table:table-cell office:value-type="float" office:value="1.336067441" calcext:value-type="float">
            <text:p>1.336067441</text:p>
          </table:table-cell>
          <table:table-cell office:value-type="string" calcext:value-type="string">
            <text:p>N/A</text:p>
          </table:table-cell>
          <table:table-cell office:value-type="float" office:value="0.230069044" calcext:value-type="float">
            <text:p>0.230069044</text:p>
          </table:table-cell>
          <table:table-cell office:value-type="float" office:value="1.650923353" calcext:value-type="float">
            <text:p>1.650923353</text:p>
          </table:table-cell>
          <table:table-cell office:value-type="float" office:value="2.088249714" calcext:value-type="float">
            <text:p>2.088249714</text:p>
          </table:table-cell>
          <table:table-cell office:value-type="float" office:value="1.403497303" calcext:value-type="float">
            <text:p>1.403497303</text:p>
          </table:table-cell>
          <table:table-cell office:value-type="float" office:value="1.461023043" calcext:value-type="float">
            <text:p>1.461023043</text:p>
          </table:table-cell>
          <table:table-cell office:value-type="string" calcext:value-type="string">
            <text:p>N/A</text:p>
          </table:table-cell>
          <table:table-cell office:value-type="float" office:value="0.124736521" calcext:value-type="float">
            <text:p>0.124736521</text:p>
          </table:table-cell>
          <table:table-cell office:value-type="float" office:value="0.996706915" calcext:value-type="float">
            <text:p>0.996706915</text:p>
          </table:table-cell>
          <table:table-cell office:value-type="float" office:value="0.860592755" calcext:value-type="float">
            <text:p>0.860592755</text:p>
          </table:table-cell>
          <table:table-cell office:value-type="float" office:value="1.10428101" calcext:value-type="float">
            <text:p>1.10428101</text:p>
          </table:table-cell>
          <table:table-cell office:value-type="float" office:value="1.025246981" calcext:value-type="float">
            <text:p>1.025246981</text:p>
          </table:table-cell>
          <table:table-cell office:value-type="string" calcext:value-type="string">
            <text:p>N/A</text:p>
          </table:table-cell>
          <table:table-cell office:value-type="float" office:value="0.156953856" calcext:value-type="float">
            <text:p>0.156953856</text:p>
          </table:table-cell>
          <table:table-cell office:value-type="float" office:value="1.035340082" calcext:value-type="float">
            <text:p>1.035340082</text:p>
          </table:table-cell>
          <table:table-cell office:value-type="float" office:value="1.033564198" calcext:value-type="float">
            <text:p>1.033564198</text:p>
          </table:table-cell>
          <table:table-cell office:value-type="float" office:value="1.198721364" calcext:value-type="float">
            <text:p>1.198721364</text:p>
          </table:table-cell>
          <table:table-cell office:value-type="float" office:value="0.873734683" calcext:value-type="float">
            <text:p>0.87373468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_3</text:p>
          </table:table-cell>
          <table:table-cell table:formula="of:=EXACT([.A209];[.B209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2</text:p>
          </table:table-cell>
          <table:table-cell office:value-type="float" office:value="112617839" calcext:value-type="float">
            <text:p>112617839</text:p>
          </table:table-cell>
          <table:table-cell office:value-type="float" office:value="112618593" calcext:value-type="float">
            <text:p>112618593</text:p>
          </table:table-cell>
          <table:table-cell office:value-type="float" office:value="0.05082918378" calcext:value-type="float">
            <text:p>0.05082918378</text:p>
          </table:table-cell>
          <table:table-cell office:value-type="float" office:value="1.047725301" calcext:value-type="float">
            <text:p>1.047725301</text:p>
          </table:table-cell>
          <table:table-cell office:value-type="float" office:value="1.015247304" calcext:value-type="float">
            <text:p>1.015247304</text:p>
          </table:table-cell>
          <table:table-cell office:value-type="float" office:value="1.155076237" calcext:value-type="float">
            <text:p>1.155076237</text:p>
          </table:table-cell>
          <table:table-cell office:value-type="float" office:value="0.972852361" calcext:value-type="float">
            <text:p>0.972852361</text:p>
          </table:table-cell>
          <table:table-cell office:value-type="string" calcext:value-type="string">
            <text:p>N/A</text:p>
          </table:table-cell>
          <table:table-cell office:value-type="float" office:value="0.325865884" calcext:value-type="float">
            <text:p>0.325865884</text:p>
          </table:table-cell>
          <table:table-cell office:value-type="float" office:value="1.482539683" calcext:value-type="float">
            <text:p>1.482539683</text:p>
          </table:table-cell>
          <table:table-cell office:value-type="float" office:value="1.944761905" calcext:value-type="float">
            <text:p>1.944761905</text:p>
          </table:table-cell>
          <table:table-cell office:value-type="float" office:value="1.521904762" calcext:value-type="float">
            <text:p>1.521904762</text:p>
          </table:table-cell>
          <table:table-cell office:value-type="float" office:value="0.980952381" calcext:value-type="float">
            <text:p>0.980952381</text:p>
          </table:table-cell>
          <table:table-cell office:value-type="string" calcext:value-type="string">
            <text:p>N/A</text:p>
          </table:table-cell>
          <table:table-cell office:value-type="float" office:value="0.033816201" calcext:value-type="float">
            <text:p>0.033816201</text:p>
          </table:table-cell>
          <table:table-cell office:value-type="float" office:value="9.482917821" calcext:value-type="float">
            <text:p>9.482917821</text:p>
          </table:table-cell>
          <table:table-cell office:value-type="float" office:value="9.185595568" calcext:value-type="float">
            <text:p>9.185595568</text:p>
          </table:table-cell>
          <table:table-cell office:value-type="float" office:value="9.440443213" calcext:value-type="float">
            <text:p>9.440443213</text:p>
          </table:table-cell>
          <table:table-cell office:value-type="float" office:value="9.822714681" calcext:value-type="float">
            <text:p>9.822714681</text:p>
          </table:table-cell>
          <table:table-cell office:value-type="string" calcext:value-type="string">
            <text:p>N/A</text:p>
          </table:table-cell>
          <table:table-cell office:value-type="float" office:value="0.267518611" calcext:value-type="float">
            <text:p>0.267518611</text:p>
          </table:table-cell>
          <table:table-cell office:value-type="float" office:value="1.011420414" calcext:value-type="float">
            <text:p>1.011420414</text:p>
          </table:table-cell>
          <table:table-cell office:value-type="float" office:value="1.301927195" calcext:value-type="float">
            <text:p>1.301927195</text:p>
          </table:table-cell>
          <table:table-cell office:value-type="float" office:value="0.766595289" calcext:value-type="float">
            <text:p>0.766595289</text:p>
          </table:table-cell>
          <table:table-cell office:value-type="float" office:value="0.965738758" calcext:value-type="float">
            <text:p>0.965738758</text:p>
          </table:table-cell>
          <table:table-cell office:value-type="string" calcext:value-type="string">
            <text:p>N/A</text:p>
          </table:table-cell>
          <table:table-cell office:value-type="float" office:value="0.117853383" calcext:value-type="float">
            <text:p>0.117853383</text:p>
          </table:table-cell>
          <table:table-cell office:value-type="float" office:value="1.659097238" calcext:value-type="float">
            <text:p>1.659097238</text:p>
          </table:table-cell>
          <table:table-cell office:value-type="float" office:value="1.722184249" calcext:value-type="float">
            <text:p>1.722184249</text:p>
          </table:table-cell>
          <table:table-cell office:value-type="float" office:value="1.815295815" calcext:value-type="float">
            <text:p>1.815295815</text:p>
          </table:table-cell>
          <table:table-cell office:value-type="float" office:value="1.43981165" calcext:value-type="float">
            <text:p>1.43981165</text:p>
          </table:table-cell>
          <table:table-cell office:value-type="string" calcext:value-type="string">
            <text:p>N/A</text:p>
          </table:table-cell>
          <table:table-cell office:value-type="float" office:value="0.14221642" calcext:value-type="float">
            <text:p>0.14221642</text:p>
          </table:table-cell>
          <table:table-cell office:value-type="float" office:value="1.355559187" calcext:value-type="float">
            <text:p>1.355559187</text:p>
          </table:table-cell>
          <table:table-cell office:value-type="float" office:value="1.564634744" calcext:value-type="float">
            <text:p>1.564634744</text:p>
          </table:table-cell>
          <table:table-cell office:value-type="float" office:value="1.317208694" calcext:value-type="float">
            <text:p>1.317208694</text:p>
          </table:table-cell>
          <table:table-cell office:value-type="float" office:value="1.184834123" calcext:value-type="float">
            <text:p>1.184834123</text:p>
          </table:table-cell>
          <table:table-cell office:value-type="string" calcext:value-type="string">
            <text:p>N/A</text:p>
          </table:table-cell>
          <table:table-cell office:value-type="float" office:value="0.080588083" calcext:value-type="float">
            <text:p>0.080588083</text:p>
          </table:table-cell>
          <table:table-cell office:value-type="float" office:value="6.649103549" calcext:value-type="float">
            <text:p>6.649103549</text:p>
          </table:table-cell>
          <table:table-cell office:value-type="float" office:value="7.24478595" calcext:value-type="float">
            <text:p>7.24478595</text:p>
          </table:table-cell>
          <table:table-cell office:value-type="float" office:value="6.20636663" calcext:value-type="float">
            <text:p>6.20636663</text:p>
          </table:table-cell>
          <table:table-cell office:value-type="float" office:value="6.496158068" calcext:value-type="float">
            <text:p>6.496158068</text:p>
          </table:table-cell>
          <table:table-cell office:value-type="string" calcext:value-type="string">
            <text:p>N/A</text:p>
          </table:table-cell>
          <table:table-cell office:value-type="float" office:value="0.06730766" calcext:value-type="float">
            <text:p>0.06730766</text:p>
          </table:table-cell>
          <table:table-cell office:value-type="float" office:value="0.927011188" calcext:value-type="float">
            <text:p>0.927011188</text:p>
          </table:table-cell>
          <table:table-cell office:value-type="float" office:value="0.990942994" calcext:value-type="float">
            <text:p>0.990942994</text:p>
          </table:table-cell>
          <table:table-cell office:value-type="float" office:value="0.923814598" calcext:value-type="float">
            <text:p>0.923814598</text:p>
          </table:table-cell>
          <table:table-cell office:value-type="float" office:value="0.866275972" calcext:value-type="float">
            <text:p>0.86627597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_30</text:p>
          </table:table-cell>
          <table:table-cell table:formula="of:=EXACT([.A210];[.B210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1</text:p>
          </table:table-cell>
          <table:table-cell office:value-type="float" office:value="67074879" calcext:value-type="float">
            <text:p>67074879</text:p>
          </table:table-cell>
          <table:table-cell office:value-type="float" office:value="67075569" calcext:value-type="float">
            <text:p>67075569</text:p>
          </table:table-cell>
          <table:table-cell office:value-type="float" office:value="0.1773511898" calcext:value-type="float">
            <text:p>0.1773511898</text:p>
          </table:table-cell>
          <table:table-cell office:value-type="float" office:value="1.620924755" calcext:value-type="float">
            <text:p>1.620924755</text:p>
          </table:table-cell>
          <table:table-cell office:value-type="float" office:value="1.611751581" calcext:value-type="float">
            <text:p>1.611751581</text:p>
          </table:table-cell>
          <table:table-cell office:value-type="float" office:value="1.67571588" calcext:value-type="float">
            <text:p>1.67571588</text:p>
          </table:table-cell>
          <table:table-cell office:value-type="float" office:value="1.575306806" calcext:value-type="float">
            <text:p>1.575306806</text:p>
          </table:table-cell>
          <table:table-cell office:value-type="string" calcext:value-type="string">
            <text:p>N/A</text:p>
          </table:table-cell>
          <table:table-cell office:value-type="float" office:value="0.063748853" calcext:value-type="float">
            <text:p>0.063748853</text:p>
          </table:table-cell>
          <table:table-cell office:value-type="float" office:value="2.445714286" calcext:value-type="float">
            <text:p>2.445714286</text:p>
          </table:table-cell>
          <table:table-cell office:value-type="float" office:value="2.274285714" calcext:value-type="float">
            <text:p>2.274285714</text:p>
          </table:table-cell>
          <table:table-cell office:value-type="float" office:value="2.579047619" calcext:value-type="float">
            <text:p>2.579047619</text:p>
          </table:table-cell>
          <table:table-cell office:value-type="float" office:value="2.483809524" calcext:value-type="float">
            <text:p>2.483809524</text:p>
          </table:table-cell>
          <table:table-cell office:value-type="string" calcext:value-type="string">
            <text:p>N/A</text:p>
          </table:table-cell>
          <table:table-cell office:value-type="float" office:value="0.095890371" calcext:value-type="float">
            <text:p>0.095890371</text:p>
          </table:table-cell>
          <table:table-cell office:value-type="float" office:value="3.242843952" calcext:value-type="float">
            <text:p>3.242843952</text:p>
          </table:table-cell>
          <table:table-cell office:value-type="float" office:value="3.296398892" calcext:value-type="float">
            <text:p>3.296398892</text:p>
          </table:table-cell>
          <table:table-cell office:value-type="float" office:value="3.523545706" calcext:value-type="float">
            <text:p>3.523545706</text:p>
          </table:table-cell>
          <table:table-cell office:value-type="float" office:value="2.908587258" calcext:value-type="float">
            <text:p>2.908587258</text:p>
          </table:table-cell>
          <table:table-cell office:value-type="string" calcext:value-type="string">
            <text:p>N/A</text:p>
          </table:table-cell>
          <table:table-cell office:value-type="float" office:value="0.305688609" calcext:value-type="float">
            <text:p>0.305688609</text:p>
          </table:table-cell>
          <table:table-cell office:value-type="float" office:value="2.177016417" calcext:value-type="float">
            <text:p>2.177016417</text:p>
          </table:table-cell>
          <table:table-cell office:value-type="float" office:value="2.725910064" calcext:value-type="float">
            <text:p>2.725910064</text:p>
          </table:table-cell>
          <table:table-cell office:value-type="float" office:value="1.436830835" calcext:value-type="float">
            <text:p>1.436830835</text:p>
          </table:table-cell>
          <table:table-cell office:value-type="float" office:value="2.368308351" calcext:value-type="float">
            <text:p>2.368308351</text:p>
          </table:table-cell>
          <table:table-cell office:value-type="string" calcext:value-type="string">
            <text:p>N/A</text:p>
          </table:table-cell>
          <table:table-cell office:value-type="float" office:value="0.149300623" calcext:value-type="float">
            <text:p>0.149300623</text:p>
          </table:table-cell>
          <table:table-cell office:value-type="float" office:value="2.249056986" calcext:value-type="float">
            <text:p>2.249056986</text:p>
          </table:table-cell>
          <table:table-cell office:value-type="float" office:value="2.633249791" calcext:value-type="float">
            <text:p>2.633249791</text:p>
          </table:table-cell>
          <table:table-cell office:value-type="float" office:value="2.011695906" calcext:value-type="float">
            <text:p>2.011695906</text:p>
          </table:table-cell>
          <table:table-cell office:value-type="float" office:value="2.10222526" calcext:value-type="float">
            <text:p>2.10222526</text:p>
          </table:table-cell>
          <table:table-cell office:value-type="string" calcext:value-type="string">
            <text:p>N/A</text:p>
          </table:table-cell>
          <table:table-cell office:value-type="float" office:value="0.140249327" calcext:value-type="float">
            <text:p>0.140249327</text:p>
          </table:table-cell>
          <table:table-cell office:value-type="float" office:value="2.678651196" calcext:value-type="float">
            <text:p>2.678651196</text:p>
          </table:table-cell>
          <table:table-cell office:value-type="float" office:value="2.255924171" calcext:value-type="float">
            <text:p>2.255924171</text:p>
          </table:table-cell>
          <table:table-cell office:value-type="float" office:value="2.805687204" calcext:value-type="float">
            <text:p>2.805687204</text:p>
          </table:table-cell>
          <table:table-cell office:value-type="float" office:value="2.974342213" calcext:value-type="float">
            <text:p>2.974342213</text:p>
          </table:table-cell>
          <table:table-cell office:value-type="string" calcext:value-type="string">
            <text:p>N/A</text:p>
          </table:table-cell>
          <table:table-cell office:value-type="float" office:value="0.079495459" calcext:value-type="float">
            <text:p>0.079495459</text:p>
          </table:table-cell>
          <table:table-cell office:value-type="float" office:value="2.862056348" calcext:value-type="float">
            <text:p>2.862056348</text:p>
          </table:table-cell>
          <table:table-cell office:value-type="float" office:value="2.656421515" calcext:value-type="float">
            <text:p>2.656421515</text:p>
          </table:table-cell>
          <table:table-cell office:value-type="float" office:value="3.1064764" calcext:value-type="float">
            <text:p>3.1064764</text:p>
          </table:table-cell>
          <table:table-cell office:value-type="float" office:value="2.823271131" calcext:value-type="float">
            <text:p>2.823271131</text:p>
          </table:table-cell>
          <table:table-cell office:value-type="string" calcext:value-type="string">
            <text:p>N/A</text:p>
          </table:table-cell>
          <table:table-cell office:value-type="float" office:value="0.156314944" calcext:value-type="float">
            <text:p>0.156314944</text:p>
          </table:table-cell>
          <table:table-cell office:value-type="float" office:value="2.28094477" calcext:value-type="float">
            <text:p>2.28094477</text:p>
          </table:table-cell>
          <table:table-cell office:value-type="float" office:value="2.156632925" calcext:value-type="float">
            <text:p>2.156632925</text:p>
          </table:table-cell>
          <table:table-cell office:value-type="float" office:value="2.683004795" calcext:value-type="float">
            <text:p>2.683004795</text:p>
          </table:table-cell>
          <table:table-cell office:value-type="float" office:value="2.00319659" calcext:value-type="float">
            <text:p>2.0031965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_31</text:p>
          </table:table-cell>
          <table:table-cell table:formula="of:=EXACT([.A211];[.B211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4</text:p>
          </table:table-cell>
          <table:table-cell office:value-type="float" office:value="141423232" calcext:value-type="float">
            <text:p>141423232</text:p>
          </table:table-cell>
          <table:table-cell office:value-type="float" office:value="141423917" calcext:value-type="float">
            <text:p>141423917</text:p>
          </table:table-cell>
          <table:table-cell office:value-type="float" office:value="0.08541823941" calcext:value-type="float">
            <text:p>0.08541823941</text:p>
          </table:table-cell>
          <table:table-cell office:value-type="float" office:value="0.878326996" calcext:value-type="float">
            <text:p>0.878326996</text:p>
          </table:table-cell>
          <table:table-cell office:value-type="float" office:value="0.673695126" calcext:value-type="float">
            <text:p>0.673695126</text:p>
          </table:table-cell>
          <table:table-cell office:value-type="float" office:value="0.973729692" calcext:value-type="float">
            <text:p>0.973729692</text:p>
          </table:table-cell>
          <table:table-cell office:value-type="float" office:value="0.98755617" calcext:value-type="float">
            <text:p>0.98755617</text:p>
          </table:table-cell>
          <table:table-cell office:value-type="string" calcext:value-type="string">
            <text:p>N/A</text:p>
          </table:table-cell>
          <table:table-cell office:value-type="float" office:value="0.185940246" calcext:value-type="float">
            <text:p>0.185940246</text:p>
          </table:table-cell>
          <table:table-cell office:value-type="float" office:value="0.776261937" calcext:value-type="float">
            <text:p>0.776261937</text:p>
          </table:table-cell>
          <table:table-cell office:value-type="float" office:value="0.920600273" calcext:value-type="float">
            <text:p>0.920600273</text:p>
          </table:table-cell>
          <table:table-cell office:value-type="float" office:value="0.631923602" calcext:value-type="float">
            <text:p>0.63192360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72368107" calcext:value-type="float">
            <text:p>0.172368107</text:p>
          </table:table-cell>
          <table:table-cell office:value-type="float" office:value="0.667764964" calcext:value-type="float">
            <text:p>0.667764964</text:p>
          </table:table-cell>
          <table:table-cell office:value-type="float" office:value="0.599670511" calcext:value-type="float">
            <text:p>0.599670511</text:p>
          </table:table-cell>
          <table:table-cell office:value-type="float" office:value="0.800658979" calcext:value-type="float">
            <text:p>0.800658979</text:p>
          </table:table-cell>
          <table:table-cell office:value-type="float" office:value="0.602965404" calcext:value-type="float">
            <text:p>0.602965404</text:p>
          </table:table-cell>
          <table:table-cell office:value-type="string" calcext:value-type="string">
            <text:p>N/A</text:p>
          </table:table-cell>
          <table:table-cell office:value-type="float" office:value="0.138387485" calcext:value-type="float">
            <text:p>0.138387485</text:p>
          </table:table-cell>
          <table:table-cell office:value-type="float" office:value="0.62481203" calcext:value-type="float">
            <text:p>0.62481203</text:p>
          </table:table-cell>
          <table:table-cell office:value-type="float" office:value="1.012847966" calcext:value-type="float">
            <text:p>1.012847966</text:p>
          </table:table-cell>
          <table:table-cell office:value-type="float" office:value="0.766595289" calcext:value-type="float">
            <text:p>0.766595289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275759022" calcext:value-type="float">
            <text:p>0.275759022</text:p>
          </table:table-cell>
          <table:table-cell office:value-type="float" office:value="0.875323178" calcext:value-type="float">
            <text:p>0.875323178</text:p>
          </table:table-cell>
          <table:table-cell office:value-type="float" office:value="1.124602422" calcext:value-type="float">
            <text:p>1.124602422</text:p>
          </table:table-cell>
          <table:table-cell office:value-type="float" office:value="0.858657441" calcext:value-type="float">
            <text:p>0.858657441</text:p>
          </table:table-cell>
          <table:table-cell office:value-type="float" office:value="0.64270967" calcext:value-type="float">
            <text:p>0.64270967</text:p>
          </table:table-cell>
          <table:table-cell office:value-type="string" calcext:value-type="string">
            <text:p>N/A</text:p>
          </table:table-cell>
          <table:table-cell office:value-type="float" office:value="0.091768318" calcext:value-type="float">
            <text:p>0.091768318</text:p>
          </table:table-cell>
          <table:table-cell office:value-type="float" office:value="1.264609054" calcext:value-type="float">
            <text:p>1.264609054</text:p>
          </table:table-cell>
          <table:table-cell office:value-type="float" office:value="1.221481481" calcext:value-type="float">
            <text:p>1.221481481</text:p>
          </table:table-cell>
          <table:table-cell office:value-type="float" office:value="1.396049383" calcext:value-type="float">
            <text:p>1.396049383</text:p>
          </table:table-cell>
          <table:table-cell office:value-type="float" office:value="1.176296296" calcext:value-type="float">
            <text:p>1.176296296</text:p>
          </table:table-cell>
          <table:table-cell office:value-type="string" calcext:value-type="string">
            <text:p>N/A</text:p>
          </table:table-cell>
          <table:table-cell office:value-type="float" office:value="0.270425621" calcext:value-type="float">
            <text:p>0.270425621</text:p>
          </table:table-cell>
          <table:table-cell office:value-type="float" office:value="0.496506371" calcext:value-type="float">
            <text:p>0.496506371</text:p>
          </table:table-cell>
          <table:table-cell office:value-type="float" office:value="0.350184957" calcext:value-type="float">
            <text:p>0.350184957</text:p>
          </table:table-cell>
          <table:table-cell office:value-type="float" office:value="0.61405672" calcext:value-type="float">
            <text:p>0.61405672</text:p>
          </table:table-cell>
          <table:table-cell office:value-type="float" office:value="0.525277435" calcext:value-type="float">
            <text:p>0.525277435</text:p>
          </table:table-cell>
          <table:table-cell office:value-type="string" calcext:value-type="string">
            <text:p>N/A</text:p>
          </table:table-cell>
          <table:table-cell office:value-type="float" office:value="0.292610944" calcext:value-type="float">
            <text:p>0.292610944</text:p>
          </table:table-cell>
          <table:table-cell office:value-type="float" office:value="0.776573321" calcext:value-type="float">
            <text:p>0.776573321</text:p>
          </table:table-cell>
          <table:table-cell office:value-type="float" office:value="0.638663053" calcext:value-type="float">
            <text:p>0.638663053</text:p>
          </table:table-cell>
          <table:table-cell office:value-type="float" office:value="0.652213189" calcext:value-type="float">
            <text:p>0.652213189</text:p>
          </table:table-cell>
          <table:table-cell office:value-type="float" office:value="1.038843722" calcext:value-type="float">
            <text:p>1.03884372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_32</text:p>
          </table:table-cell>
          <table:table-cell table:formula="of:=EXACT([.A212];[.B212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1</text:p>
          </table:table-cell>
          <table:table-cell office:value-type="float" office:value="67081014" calcext:value-type="float">
            <text:p>67081014</text:p>
          </table:table-cell>
          <table:table-cell office:value-type="float" office:value="67081680" calcext:value-type="float">
            <text:p>67081680</text:p>
          </table:table-cell>
          <table:table-cell office:value-type="float" office:value="0.04993984642" calcext:value-type="float">
            <text:p>0.04993984642</text:p>
          </table:table-cell>
          <table:table-cell office:value-type="float" office:value="0.320069419" calcext:value-type="float">
            <text:p>0.320069419</text:p>
          </table:table-cell>
          <table:table-cell office:value-type="float" office:value="0.247675716" calcext:value-type="float">
            <text:p>0.247675716</text:p>
          </table:table-cell>
          <table:table-cell office:value-type="float" office:value="0.414280402" calcext:value-type="float">
            <text:p>0.414280402</text:p>
          </table:table-cell>
          <table:table-cell office:value-type="float" office:value="0.298252138" calcext:value-type="float">
            <text:p>0.298252138</text:p>
          </table:table-cell>
          <table:table-cell office:value-type="string" calcext:value-type="string">
            <text:p>N/A</text:p>
          </table:table-cell>
          <table:table-cell office:value-type="float" office:value="0.185182367" calcext:value-type="float">
            <text:p>0.185182367</text:p>
          </table:table-cell>
          <table:table-cell office:value-type="float" office:value="0.276190476" calcext:value-type="float">
            <text:p>0.276190476</text:p>
          </table:table-cell>
          <table:table-cell office:value-type="float" office:value="0.304761905" calcext:value-type="float">
            <text:p>0.304761905</text:p>
          </table:table-cell>
          <table:table-cell office:value-type="float" office:value="0.306666667" calcext:value-type="float">
            <text:p>0.306666667</text:p>
          </table:table-cell>
          <table:table-cell office:value-type="float" office:value="0.217142857" calcext:value-type="float">
            <text:p>0.217142857</text:p>
          </table:table-cell>
          <table:table-cell office:value-type="string" calcext:value-type="string">
            <text:p>N/A</text:p>
          </table:table-cell>
          <table:table-cell office:value-type="float" office:value="0.137314817" calcext:value-type="float">
            <text:p>0.137314817</text:p>
          </table:table-cell>
          <table:table-cell office:value-type="float" office:value="0.286241921" calcext:value-type="float">
            <text:p>0.286241921</text:p>
          </table:table-cell>
          <table:table-cell office:value-type="float" office:value="0.243767313" calcext:value-type="float">
            <text:p>0.243767313</text:p>
          </table:table-cell>
          <table:table-cell office:value-type="float" office:value="0.293628809" calcext:value-type="float">
            <text:p>0.293628809</text:p>
          </table:table-cell>
          <table:table-cell office:value-type="float" office:value="0.32132964" calcext:value-type="float">
            <text:p>0.32132964</text:p>
          </table:table-cell>
          <table:table-cell office:value-type="string" calcext:value-type="string">
            <text:p>N/A</text:p>
          </table:table-cell>
          <table:table-cell office:value-type="float" office:value="0.09435082" calcext:value-type="float">
            <text:p>0.09435082</text:p>
          </table:table-cell>
          <table:table-cell office:value-type="float" office:value="0.24054247" calcext:value-type="float">
            <text:p>0.24054247</text:p>
          </table:table-cell>
          <table:table-cell office:value-type="float" office:value="0.26124197" calcext:value-type="float">
            <text:p>0.26124197</text:p>
          </table:table-cell>
          <table:table-cell office:value-type="float" office:value="0.244111349" calcext:value-type="float">
            <text:p>0.244111349</text:p>
          </table:table-cell>
          <table:table-cell office:value-type="float" office:value="0.21627409" calcext:value-type="float">
            <text:p>0.21627409</text:p>
          </table:table-cell>
          <table:table-cell office:value-type="string" calcext:value-type="string">
            <text:p>N/A</text:p>
          </table:table-cell>
          <table:table-cell office:value-type="float" office:value="0.277925061" calcext:value-type="float">
            <text:p>0.277925061</text:p>
          </table:table-cell>
          <table:table-cell office:value-type="float" office:value="0.4526974" calcext:value-type="float">
            <text:p>0.4526974</text:p>
          </table:table-cell>
          <table:table-cell office:value-type="float" office:value="0.385205438" calcext:value-type="float">
            <text:p>0.385205438</text:p>
          </table:table-cell>
          <table:table-cell office:value-type="float" office:value="0.597858282" calcext:value-type="float">
            <text:p>0.597858282</text:p>
          </table:table-cell>
          <table:table-cell office:value-type="float" office:value="0.37502848" calcext:value-type="float">
            <text:p>0.37502848</text:p>
          </table:table-cell>
          <table:table-cell office:value-type="string" calcext:value-type="string">
            <text:p>N/A</text:p>
          </table:table-cell>
          <table:table-cell office:value-type="float" office:value="0.241518154" calcext:value-type="float">
            <text:p>0.241518154</text:p>
          </table:table-cell>
          <table:table-cell office:value-type="float" office:value="0.290897205" calcext:value-type="float">
            <text:p>0.290897205</text:p>
          </table:table-cell>
          <table:table-cell office:value-type="float" office:value="0.232064063" calcext:value-type="float">
            <text:p>0.232064063</text:p>
          </table:table-cell>
          <table:table-cell office:value-type="float" office:value="0.271939859" calcext:value-type="float">
            <text:p>0.271939859</text:p>
          </table:table-cell>
          <table:table-cell office:value-type="float" office:value="0.368687694" calcext:value-type="float">
            <text:p>0.368687694</text:p>
          </table:table-cell>
          <table:table-cell office:value-type="string" calcext:value-type="string">
            <text:p>N/A</text:p>
          </table:table-cell>
          <table:table-cell office:value-type="float" office:value="0.112418627" calcext:value-type="float">
            <text:p>0.112418627</text:p>
          </table:table-cell>
          <table:table-cell office:value-type="float" office:value="0.32345408" calcext:value-type="float">
            <text:p>0.32345408</text:p>
          </table:table-cell>
          <table:table-cell office:value-type="float" office:value="0.285400659" calcext:value-type="float">
            <text:p>0.285400659</text:p>
          </table:table-cell>
          <table:table-cell office:value-type="float" office:value="0.327113063" calcext:value-type="float">
            <text:p>0.327113063</text:p>
          </table:table-cell>
          <table:table-cell office:value-type="float" office:value="0.357848518" calcext:value-type="float">
            <text:p>0.357848518</text:p>
          </table:table-cell>
          <table:table-cell office:value-type="string" calcext:value-type="string">
            <text:p>N/A</text:p>
          </table:table-cell>
          <table:table-cell office:value-type="float" office:value="0.106001845" calcext:value-type="float">
            <text:p>0.106001845</text:p>
          </table:table-cell>
          <table:table-cell office:value-type="float" office:value="0.241875333" calcext:value-type="float">
            <text:p>0.241875333</text:p>
          </table:table-cell>
          <table:table-cell office:value-type="float" office:value="0.217368141" calcext:value-type="float">
            <text:p>0.217368141</text:p>
          </table:table-cell>
          <table:table-cell office:value-type="float" office:value="0.268513586" calcext:value-type="float">
            <text:p>0.268513586</text:p>
          </table:table-cell>
          <table:table-cell office:value-type="float" office:value="0.239744273" calcext:value-type="float">
            <text:p>0.23974427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_33</text:p>
          </table:table-cell>
          <table:table-cell table:formula="of:=EXACT([.A213];[.B213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1</text:p>
          </table:table-cell>
          <table:table-cell office:value-type="float" office:value="98016590" calcext:value-type="float">
            <text:p>98016590</text:p>
          </table:table-cell>
          <table:table-cell office:value-type="float" office:value="98017424" calcext:value-type="float">
            <text:p>98017424</text:p>
          </table:table-cell>
          <table:table-cell office:value-type="float" office:value="0.0701396088" calcext:value-type="float">
            <text:p>0.0701396088</text:p>
          </table:table-cell>
          <table:table-cell office:value-type="float" office:value="0.768563283" calcext:value-type="float">
            <text:p>0.768563283</text:p>
          </table:table-cell>
          <table:table-cell office:value-type="float" office:value="0.732614355" calcext:value-type="float">
            <text:p>0.732614355</text:p>
          </table:table-cell>
          <table:table-cell office:value-type="float" office:value="0.82558572" calcext:value-type="float">
            <text:p>0.82558572</text:p>
          </table:table-cell>
          <table:table-cell office:value-type="float" office:value="0.747489773" calcext:value-type="float">
            <text:p>0.747489773</text:p>
          </table:table-cell>
          <table:table-cell office:value-type="string" calcext:value-type="string">
            <text:p>N/A</text:p>
          </table:table-cell>
          <table:table-cell office:value-type="float" office:value="0.104109589" calcext:value-type="float">
            <text:p>0.104109589</text:p>
          </table:table-cell>
          <table:table-cell office:value-type="float" office:value="1.39047619" calcext:value-type="float">
            <text:p>1.39047619</text:p>
          </table:table-cell>
          <table:table-cell office:value-type="float" office:value="1.55047619" calcext:value-type="float">
            <text:p>1.55047619</text:p>
          </table:table-cell>
          <table:table-cell office:value-type="float" office:value="1.268571429" calcext:value-type="float">
            <text:p>1.268571429</text:p>
          </table:table-cell>
          <table:table-cell office:value-type="float" office:value="1.352380952" calcext:value-type="float">
            <text:p>1.352380952</text:p>
          </table:table-cell>
          <table:table-cell office:value-type="string" calcext:value-type="string">
            <text:p>N/A</text:p>
          </table:table-cell>
          <table:table-cell office:value-type="float" office:value="0.275696805" calcext:value-type="float">
            <text:p>0.275696805</text:p>
          </table:table-cell>
          <table:table-cell office:value-type="float" office:value="0.655586334" calcext:value-type="float">
            <text:p>0.655586334</text:p>
          </table:table-cell>
          <table:table-cell office:value-type="float" office:value="0.55401662" calcext:value-type="float">
            <text:p>0.55401662</text:p>
          </table:table-cell>
          <table:table-cell office:value-type="float" office:value="0.548476454" calcext:value-type="float">
            <text:p>0.548476454</text:p>
          </table:table-cell>
          <table:table-cell office:value-type="float" office:value="0.864265928" calcext:value-type="float">
            <text:p>0.864265928</text:p>
          </table:table-cell>
          <table:table-cell office:value-type="string" calcext:value-type="string">
            <text:p>N/A</text:p>
          </table:table-cell>
          <table:table-cell office:value-type="float" office:value="0.118972433" calcext:value-type="float">
            <text:p>0.118972433</text:p>
          </table:table-cell>
          <table:table-cell office:value-type="float" office:value="1.137044968" calcext:value-type="float">
            <text:p>1.137044968</text:p>
          </table:table-cell>
          <table:table-cell office:value-type="float" office:value="1.092077088" calcext:value-type="float">
            <text:p>1.092077088</text:p>
          </table:table-cell>
          <table:table-cell office:value-type="float" office:value="1.029978587" calcext:value-type="float">
            <text:p>1.029978587</text:p>
          </table:table-cell>
          <table:table-cell office:value-type="float" office:value="1.289079229" calcext:value-type="float">
            <text:p>1.289079229</text:p>
          </table:table-cell>
          <table:table-cell office:value-type="string" calcext:value-type="string">
            <text:p>N/A</text:p>
          </table:table-cell>
          <table:table-cell office:value-type="float" office:value="0.206704243" calcext:value-type="float">
            <text:p>0.206704243</text:p>
          </table:table-cell>
          <table:table-cell office:value-type="float" office:value="1.204728994" calcext:value-type="float">
            <text:p>1.204728994</text:p>
          </table:table-cell>
          <table:table-cell office:value-type="float" office:value="1.459557986" calcext:value-type="float">
            <text:p>1.459557986</text:p>
          </table:table-cell>
          <table:table-cell office:value-type="float" office:value="1.192678666" calcext:value-type="float">
            <text:p>1.192678666</text:p>
          </table:table-cell>
          <table:table-cell office:value-type="float" office:value="0.96195033" calcext:value-type="float">
            <text:p>0.96195033</text:p>
          </table:table-cell>
          <table:table-cell office:value-type="string" calcext:value-type="string">
            <text:p>N/A</text:p>
          </table:table-cell>
          <table:table-cell office:value-type="float" office:value="0.072356474" calcext:value-type="float">
            <text:p>0.072356474</text:p>
          </table:table-cell>
          <table:table-cell office:value-type="float" office:value="1.009315248" calcext:value-type="float">
            <text:p>1.009315248</text:p>
          </table:table-cell>
          <table:table-cell office:value-type="float" office:value="0.967478346" calcext:value-type="float">
            <text:p>0.967478346</text:p>
          </table:table-cell>
          <table:table-cell office:value-type="float" office:value="1.093642752" calcext:value-type="float">
            <text:p>1.093642752</text:p>
          </table:table-cell>
          <table:table-cell office:value-type="float" office:value="0.966824645" calcext:value-type="float">
            <text:p>0.966824645</text:p>
          </table:table-cell>
          <table:table-cell office:value-type="string" calcext:value-type="string">
            <text:p>N/A</text:p>
          </table:table-cell>
          <table:table-cell office:value-type="float" office:value="0.234950122" calcext:value-type="float">
            <text:p>0.234950122</text:p>
          </table:table-cell>
          <table:table-cell office:value-type="float" office:value="0.665203074" calcext:value-type="float">
            <text:p>0.665203074</text:p>
          </table:table-cell>
          <table:table-cell office:value-type="float" office:value="0.744237102" calcext:value-type="float">
            <text:p>0.744237102</text:p>
          </table:table-cell>
          <table:table-cell office:value-type="float" office:value="0.766190999" calcext:value-type="float">
            <text:p>0.766190999</text:p>
          </table:table-cell>
          <table:table-cell office:value-type="float" office:value="0.48518112" calcext:value-type="float">
            <text:p>0.48518112</text:p>
          </table:table-cell>
          <table:table-cell office:value-type="string" calcext:value-type="string">
            <text:p>N/A</text:p>
          </table:table-cell>
          <table:table-cell office:value-type="float" office:value="0.122147944" calcext:value-type="float">
            <text:p>0.122147944</text:p>
          </table:table-cell>
          <table:table-cell office:value-type="float" office:value="0.80412005" calcext:value-type="float">
            <text:p>0.80412005</text:p>
          </table:table-cell>
          <table:table-cell office:value-type="float" office:value="0.905700586" calcext:value-type="float">
            <text:p>0.905700586</text:p>
          </table:table-cell>
          <table:table-cell office:value-type="float" office:value="0.797016516" calcext:value-type="float">
            <text:p>0.797016516</text:p>
          </table:table-cell>
          <table:table-cell office:value-type="float" office:value="0.709643047" calcext:value-type="float">
            <text:p>0.70964304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_34</text:p>
          </table:table-cell>
          <table:table-cell table:formula="of:=EXACT([.A214];[.B214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7</text:p>
          </table:table-cell>
          <table:table-cell office:value-type="float" office:value="48425733" calcext:value-type="float">
            <text:p>48425733</text:p>
          </table:table-cell>
          <table:table-cell office:value-type="float" office:value="48426463" calcext:value-type="float">
            <text:p>48426463</text:p>
          </table:table-cell>
          <table:table-cell office:value-type="float" office:value="0.0920484751" calcext:value-type="float">
            <text:p>0.0920484751</text:p>
          </table:table-cell>
          <table:table-cell office:value-type="float" office:value="0.371141688" calcext:value-type="float">
            <text:p>0.371141688</text:p>
          </table:table-cell>
          <table:table-cell office:value-type="float" office:value="0.397917441" calcext:value-type="float">
            <text:p>0.397917441</text:p>
          </table:table-cell>
          <table:table-cell office:value-type="float" office:value="0.423949424" calcext:value-type="float">
            <text:p>0.423949424</text:p>
          </table:table-cell>
          <table:table-cell office:value-type="float" office:value="0.2915582" calcext:value-type="float">
            <text:p>0.2915582</text:p>
          </table:table-cell>
          <table:table-cell office:value-type="string" calcext:value-type="string">
            <text:p>N/A</text:p>
          </table:table-cell>
          <table:table-cell office:value-type="float" office:value="0.112684096" calcext:value-type="float">
            <text:p>0.112684096</text:p>
          </table:table-cell>
          <table:table-cell office:value-type="float" office:value="1.148571429" calcext:value-type="float">
            <text:p>1.148571429</text:p>
          </table:table-cell>
          <table:table-cell office:value-type="float" office:value="1.268571429" calcext:value-type="float">
            <text:p>1.268571429</text:p>
          </table:table-cell>
          <table:table-cell office:value-type="float" office:value="1.165714286" calcext:value-type="float">
            <text:p>1.165714286</text:p>
          </table:table-cell>
          <table:table-cell office:value-type="float" office:value="1.011428571" calcext:value-type="float">
            <text:p>1.011428571</text:p>
          </table:table-cell>
          <table:table-cell office:value-type="string" calcext:value-type="string">
            <text:p>N/A</text:p>
          </table:table-cell>
          <table:table-cell office:value-type="float" office:value="0.097578094" calcext:value-type="float">
            <text:p>0.097578094</text:p>
          </table:table-cell>
          <table:table-cell office:value-type="float" office:value="0.236380425" calcext:value-type="float">
            <text:p>0.236380425</text:p>
          </table:table-cell>
          <table:table-cell office:value-type="float" office:value="0.254847645" calcext:value-type="float">
            <text:p>0.254847645</text:p>
          </table:table-cell>
          <table:table-cell office:value-type="float" office:value="0.210526316" calcext:value-type="float">
            <text:p>0.210526316</text:p>
          </table:table-cell>
          <table:table-cell office:value-type="float" office:value="0.243767313" calcext:value-type="float">
            <text:p>0.243767313</text:p>
          </table:table-cell>
          <table:table-cell office:value-type="string" calcext:value-type="string">
            <text:p>N/A</text:p>
          </table:table-cell>
          <table:table-cell office:value-type="float" office:value="0.076572602" calcext:value-type="float">
            <text:p>0.076572602</text:p>
          </table:table-cell>
          <table:table-cell office:value-type="float" office:value="0.55531763" calcext:value-type="float">
            <text:p>0.55531763</text:p>
          </table:table-cell>
          <table:table-cell office:value-type="float" office:value="0.60385439" calcext:value-type="float">
            <text:p>0.60385439</text:p>
          </table:table-cell>
          <table:table-cell office:value-type="float" office:value="0.537473233" calcext:value-type="float">
            <text:p>0.537473233</text:p>
          </table:table-cell>
          <table:table-cell office:value-type="float" office:value="0.524625268" calcext:value-type="float">
            <text:p>0.524625268</text:p>
          </table:table-cell>
          <table:table-cell office:value-type="string" calcext:value-type="string">
            <text:p>N/A</text:p>
          </table:table-cell>
          <table:table-cell office:value-type="float" office:value="0.119247373" calcext:value-type="float">
            <text:p>0.119247373</text:p>
          </table:table-cell>
          <table:table-cell office:value-type="float" office:value="0.81871345" calcext:value-type="float">
            <text:p>0.81871345</text:p>
          </table:table-cell>
          <table:table-cell office:value-type="float" office:value="0.714969241" calcext:value-type="float">
            <text:p>0.714969241</text:p>
          </table:table-cell>
          <table:table-cell office:value-type="float" office:value="0.908787119" calcext:value-type="float">
            <text:p>0.908787119</text:p>
          </table:table-cell>
          <table:table-cell office:value-type="float" office:value="0.83238399" calcext:value-type="float">
            <text:p>0.83238399</text:p>
          </table:table-cell>
          <table:table-cell office:value-type="string" calcext:value-type="string">
            <text:p>N/A</text:p>
          </table:table-cell>
          <table:table-cell office:value-type="float" office:value="0.050431208" calcext:value-type="float">
            <text:p>0.050431208</text:p>
          </table:table-cell>
          <table:table-cell office:value-type="float" office:value="0.875415373" calcext:value-type="float">
            <text:p>0.875415373</text:p>
          </table:table-cell>
          <table:table-cell office:value-type="float" office:value="0.921719235" calcext:value-type="float">
            <text:p>0.921719235</text:p>
          </table:table-cell>
          <table:table-cell office:value-type="float" office:value="0.833796372" calcext:value-type="float">
            <text:p>0.833796372</text:p>
          </table:table-cell>
          <table:table-cell office:value-type="float" office:value="0.870730512" calcext:value-type="float">
            <text:p>0.870730512</text:p>
          </table:table-cell>
          <table:table-cell office:value-type="string" calcext:value-type="string">
            <text:p>N/A</text:p>
          </table:table-cell>
          <table:table-cell office:value-type="float" office:value="0.278470491" calcext:value-type="float">
            <text:p>0.278470491</text:p>
          </table:table-cell>
          <table:table-cell office:value-type="float" office:value="0.430296378" calcext:value-type="float">
            <text:p>0.430296378</text:p>
          </table:table-cell>
          <table:table-cell office:value-type="float" office:value="0.568605928" calcext:value-type="float">
            <text:p>0.568605928</text:p>
          </table:table-cell>
          <table:table-cell office:value-type="float" office:value="0.364434687" calcext:value-type="float">
            <text:p>0.364434687</text:p>
          </table:table-cell>
          <table:table-cell office:value-type="float" office:value="0.357848518" calcext:value-type="float">
            <text:p>0.357848518</text:p>
          </table:table-cell>
          <table:table-cell office:value-type="string" calcext:value-type="string">
            <text:p>N/A</text:p>
          </table:table-cell>
          <table:table-cell office:value-type="float" office:value="0.044739115" calcext:value-type="float">
            <text:p>0.044739115</text:p>
          </table:table-cell>
          <table:table-cell office:value-type="float" office:value="0.570768958" calcext:value-type="float">
            <text:p>0.570768958</text:p>
          </table:table-cell>
          <table:table-cell office:value-type="float" office:value="0.541289291" calcext:value-type="float">
            <text:p>0.541289291</text:p>
          </table:table-cell>
          <table:table-cell office:value-type="float" office:value="0.584976026" calcext:value-type="float">
            <text:p>0.584976026</text:p>
          </table:table-cell>
          <table:table-cell office:value-type="float" office:value="0.586041556" calcext:value-type="float">
            <text:p>0.58604155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_35</text:p>
          </table:table-cell>
          <table:table-cell table:formula="of:=EXACT([.A215];[.B215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1</text:p>
          </table:table-cell>
          <table:table-cell office:value-type="float" office:value="54331278" calcext:value-type="float">
            <text:p>54331278</text:p>
          </table:table-cell>
          <table:table-cell office:value-type="float" office:value="54332036" calcext:value-type="float">
            <text:p>54332036</text:p>
          </table:table-cell>
          <table:table-cell office:value-type="float" office:value="0.08939598381" calcext:value-type="float">
            <text:p>0.08939598381</text:p>
          </table:table-cell>
          <table:table-cell office:value-type="float" office:value="0.362464361" calcext:value-type="float">
            <text:p>0.362464361</text:p>
          </table:table-cell>
          <table:table-cell office:value-type="float" office:value="0.278914094" calcext:value-type="float">
            <text:p>0.278914094</text:p>
          </table:table-cell>
          <table:table-cell office:value-type="float" office:value="0.347341019" calcext:value-type="float">
            <text:p>0.347341019</text:p>
          </table:table-cell>
          <table:table-cell office:value-type="float" office:value="0.46113797" calcext:value-type="float">
            <text:p>0.46113797</text:p>
          </table:table-cell>
          <table:table-cell office:value-type="string" calcext:value-type="string">
            <text:p>N/A</text:p>
          </table:table-cell>
          <table:table-cell office:value-type="float" office:value="0.17392328" calcext:value-type="float">
            <text:p>0.17392328</text:p>
          </table:table-cell>
          <table:table-cell office:value-type="float" office:value="0.723809524" calcext:value-type="float">
            <text:p>0.723809524</text:p>
          </table:table-cell>
          <table:table-cell office:value-type="float" office:value="0.868571429" calcext:value-type="float">
            <text:p>0.868571429</text:p>
          </table:table-cell>
          <table:table-cell office:value-type="float" office:value="0.662857143" calcext:value-type="float">
            <text:p>0.662857143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N/A</text:p>
          </table:table-cell>
          <table:table-cell office:value-type="float" office:value="0.23091902" calcext:value-type="float">
            <text:p>0.23091902</text:p>
          </table:table-cell>
          <table:table-cell office:value-type="float" office:value="0.409972299" calcext:value-type="float">
            <text:p>0.409972299</text:p>
          </table:table-cell>
          <table:table-cell office:value-type="float" office:value="0.398891967" calcext:value-type="float">
            <text:p>0.398891967</text:p>
          </table:table-cell>
          <table:table-cell office:value-type="float" office:value="0.32132964" calcext:value-type="float">
            <text:p>0.32132964</text:p>
          </table:table-cell>
          <table:table-cell office:value-type="float" office:value="0.509695291" calcext:value-type="float">
            <text:p>0.509695291</text:p>
          </table:table-cell>
          <table:table-cell office:value-type="string" calcext:value-type="string">
            <text:p>N/A</text:p>
          </table:table-cell>
          <table:table-cell office:value-type="float" office:value="0.165145553" calcext:value-type="float">
            <text:p>0.165145553</text:p>
          </table:table-cell>
          <table:table-cell office:value-type="float" office:value="0.505353319" calcext:value-type="float">
            <text:p>0.505353319</text:p>
          </table:table-cell>
          <table:table-cell office:value-type="float" office:value="0.552462527" calcext:value-type="float">
            <text:p>0.552462527</text:p>
          </table:table-cell>
          <table:table-cell office:value-type="float" office:value="0.554603854" calcext:value-type="float">
            <text:p>0.554603854</text:p>
          </table:table-cell>
          <table:table-cell office:value-type="float" office:value="0.408993576" calcext:value-type="float">
            <text:p>0.408993576</text:p>
          </table:table-cell>
          <table:table-cell office:value-type="string" calcext:value-type="string">
            <text:p>N/A</text:p>
          </table:table-cell>
          <table:table-cell office:value-type="float" office:value="0.026303659" calcext:value-type="float">
            <text:p>0.026303659</text:p>
          </table:table-cell>
          <table:table-cell office:value-type="float" office:value="0.761752867" calcext:value-type="float">
            <text:p>0.761752867</text:p>
          </table:table-cell>
          <table:table-cell office:value-type="float" office:value="0.757347915" calcext:value-type="float">
            <text:p>0.757347915</text:p>
          </table:table-cell>
          <table:table-cell office:value-type="float" office:value="0.783625731" calcext:value-type="float">
            <text:p>0.783625731</text:p>
          </table:table-cell>
          <table:table-cell office:value-type="float" office:value="0.744284955" calcext:value-type="float">
            <text:p>0.744284955</text:p>
          </table:table-cell>
          <table:table-cell office:value-type="string" calcext:value-type="string">
            <text:p>N/A</text:p>
          </table:table-cell>
          <table:table-cell office:value-type="float" office:value="0.07661797" calcext:value-type="float">
            <text:p>0.07661797</text:p>
          </table:table-cell>
          <table:table-cell office:value-type="float" office:value="0.766465109" calcext:value-type="float">
            <text:p>0.766465109</text:p>
          </table:table-cell>
          <table:table-cell office:value-type="float" office:value="0.763523452" calcext:value-type="float">
            <text:p>0.763523452</text:p>
          </table:table-cell>
          <table:table-cell office:value-type="float" office:value="0.70926622" calcext:value-type="float">
            <text:p>0.70926622</text:p>
          </table:table-cell>
          <table:table-cell office:value-type="float" office:value="0.826605655" calcext:value-type="float">
            <text:p>0.826605655</text:p>
          </table:table-cell>
          <table:table-cell office:value-type="string" calcext:value-type="string">
            <text:p>N/A</text:p>
          </table:table-cell>
          <table:table-cell office:value-type="float" office:value="0.359960629" calcext:value-type="float">
            <text:p>0.359960629</text:p>
          </table:table-cell>
          <table:table-cell office:value-type="float" office:value="0.484449323" calcext:value-type="float">
            <text:p>0.484449323</text:p>
          </table:table-cell>
          <table:table-cell office:value-type="float" office:value="0.34687157" calcext:value-type="float">
            <text:p>0.34687157</text:p>
          </table:table-cell>
          <table:table-cell office:value-type="float" office:value="0.680570801" calcext:value-type="float">
            <text:p>0.680570801</text:p>
          </table:table-cell>
          <table:table-cell office:value-type="float" office:value="0.425905598" calcext:value-type="float">
            <text:p>0.425905598</text:p>
          </table:table-cell>
          <table:table-cell office:value-type="string" calcext:value-type="string">
            <text:p>N/A</text:p>
          </table:table-cell>
          <table:table-cell office:value-type="float" office:value="0.145295072" calcext:value-type="float">
            <text:p>0.145295072</text:p>
          </table:table-cell>
          <table:table-cell office:value-type="float" office:value="0.465281478" calcext:value-type="float">
            <text:p>0.465281478</text:p>
          </table:table-cell>
          <table:table-cell office:value-type="float" office:value="0.402770378" calcext:value-type="float">
            <text:p>0.402770378</text:p>
          </table:table-cell>
          <table:table-cell office:value-type="float" office:value="0.537027171" calcext:value-type="float">
            <text:p>0.537027171</text:p>
          </table:table-cell>
          <table:table-cell office:value-type="float" office:value="0.456046883" calcext:value-type="float">
            <text:p>0.45604688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_36</text:p>
          </table:table-cell>
          <table:table-cell table:formula="of:=EXACT([.A216];[.B216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8</text:p>
          </table:table-cell>
          <table:table-cell office:value-type="float" office:value="111710934" calcext:value-type="float">
            <text:p>111710934</text:p>
          </table:table-cell>
          <table:table-cell office:value-type="float" office:value="111711702" calcext:value-type="float">
            <text:p>111711702</text:p>
          </table:table-cell>
          <table:table-cell office:value-type="float" office:value="0.1525588802" calcext:value-type="float">
            <text:p>0.1525588802</text:p>
          </table:table-cell>
          <table:table-cell office:value-type="float" office:value="0.599975208" calcext:value-type="float">
            <text:p>0.599975208</text:p>
          </table:table-cell>
          <table:table-cell office:value-type="float" office:value="0.532539978" calcext:value-type="float">
            <text:p>0.532539978</text:p>
          </table:table-cell>
          <table:table-cell office:value-type="float" office:value="0.566009669" calcext:value-type="float">
            <text:p>0.566009669</text:p>
          </table:table-cell>
          <table:table-cell office:value-type="float" office:value="0.701375976" calcext:value-type="float">
            <text:p>0.701375976</text:p>
          </table:table-cell>
          <table:table-cell office:value-type="string" calcext:value-type="string">
            <text:p>N/A</text:p>
          </table:table-cell>
          <table:table-cell office:value-type="float" office:value="0.022284316" calcext:value-type="float">
            <text:p>0.022284316</text:p>
          </table:table-cell>
          <table:table-cell office:value-type="float" office:value="1.115555556" calcext:value-type="float">
            <text:p>1.115555556</text:p>
          </table:table-cell>
          <table:table-cell office:value-type="float" office:value="1.08952381" calcext:value-type="float">
            <text:p>1.08952381</text:p>
          </table:table-cell>
          <table:table-cell office:value-type="float" office:value="1.118095238" calcext:value-type="float">
            <text:p>1.118095238</text:p>
          </table:table-cell>
          <table:table-cell office:value-type="float" office:value="1.139047619" calcext:value-type="float">
            <text:p>1.139047619</text:p>
          </table:table-cell>
          <table:table-cell office:value-type="string" calcext:value-type="string">
            <text:p>N/A</text:p>
          </table:table-cell>
          <table:table-cell office:value-type="float" office:value="0.127366034" calcext:value-type="float">
            <text:p>0.127366034</text:p>
          </table:table-cell>
          <table:table-cell office:value-type="float" office:value="1.466297322" calcext:value-type="float">
            <text:p>1.466297322</text:p>
          </table:table-cell>
          <table:table-cell office:value-type="float" office:value="1.257617729" calcext:value-type="float">
            <text:p>1.257617729</text:p>
          </table:table-cell>
          <table:table-cell office:value-type="float" office:value="1.617728532" calcext:value-type="float">
            <text:p>1.617728532</text:p>
          </table:table-cell>
          <table:table-cell office:value-type="float" office:value="1.523545706" calcext:value-type="float">
            <text:p>1.523545706</text:p>
          </table:table-cell>
          <table:table-cell office:value-type="string" calcext:value-type="string">
            <text:p>N/A</text:p>
          </table:table-cell>
          <table:table-cell office:value-type="float" office:value="0.081623134" calcext:value-type="float">
            <text:p>0.081623134</text:p>
          </table:table-cell>
          <table:table-cell office:value-type="float" office:value="0.476088508" calcext:value-type="float">
            <text:p>0.476088508</text:p>
          </table:table-cell>
          <table:table-cell office:value-type="float" office:value="0.460385439" calcext:value-type="float">
            <text:p>0.460385439</text:p>
          </table:table-cell>
          <table:table-cell office:value-type="float" office:value="0.447537473" calcext:value-type="float">
            <text:p>0.447537473</text:p>
          </table:table-cell>
          <table:table-cell office:value-type="float" office:value="0.520342612" calcext:value-type="float">
            <text:p>0.520342612</text:p>
          </table:table-cell>
          <table:table-cell office:value-type="string" calcext:value-type="string">
            <text:p>N/A</text:p>
          </table:table-cell>
          <table:table-cell office:value-type="float" office:value="0.230397048" calcext:value-type="float">
            <text:p>0.230397048</text:p>
          </table:table-cell>
          <table:table-cell office:value-type="float" office:value="0.918204602" calcext:value-type="float">
            <text:p>0.918204602</text:p>
          </table:table-cell>
          <table:table-cell office:value-type="float" office:value="0.980633402" calcext:value-type="float">
            <text:p>0.980633402</text:p>
          </table:table-cell>
          <table:table-cell office:value-type="float" office:value="1.09151667" calcext:value-type="float">
            <text:p>1.09151667</text:p>
          </table:table-cell>
          <table:table-cell office:value-type="float" office:value="0.682463735" calcext:value-type="float">
            <text:p>0.682463735</text:p>
          </table:table-cell>
          <table:table-cell office:value-type="string" calcext:value-type="string">
            <text:p>N/A</text:p>
          </table:table-cell>
          <table:table-cell office:value-type="float" office:value="0.071982335" calcext:value-type="float">
            <text:p>0.071982335</text:p>
          </table:table-cell>
          <table:table-cell office:value-type="float" office:value="1.091899548" calcext:value-type="float">
            <text:p>1.091899548</text:p>
          </table:table-cell>
          <table:table-cell office:value-type="float" office:value="1.17927766" calcext:value-type="float">
            <text:p>1.17927766</text:p>
          </table:table-cell>
          <table:table-cell office:value-type="float" office:value="1.069455793" calcext:value-type="float">
            <text:p>1.069455793</text:p>
          </table:table-cell>
          <table:table-cell office:value-type="float" office:value="1.02696519" calcext:value-type="float">
            <text:p>1.02696519</text:p>
          </table:table-cell>
          <table:table-cell office:value-type="string" calcext:value-type="string">
            <text:p>N/A</text:p>
          </table:table-cell>
          <table:table-cell office:value-type="float" office:value="0.186475758" calcext:value-type="float">
            <text:p>0.186475758</text:p>
          </table:table-cell>
          <table:table-cell office:value-type="float" office:value="1.30845225" calcext:value-type="float">
            <text:p>1.30845225</text:p>
          </table:table-cell>
          <table:table-cell office:value-type="float" office:value="1.466520307" calcext:value-type="float">
            <text:p>1.466520307</text:p>
          </table:table-cell>
          <table:table-cell office:value-type="float" office:value="1.027442371" calcext:value-type="float">
            <text:p>1.027442371</text:p>
          </table:table-cell>
          <table:table-cell office:value-type="float" office:value="1.431394072" calcext:value-type="float">
            <text:p>1.431394072</text:p>
          </table:table-cell>
          <table:table-cell office:value-type="string" calcext:value-type="string">
            <text:p>N/A</text:p>
          </table:table-cell>
          <table:table-cell office:value-type="float" office:value="0.250371346" calcext:value-type="float">
            <text:p>0.250371346</text:p>
          </table:table-cell>
          <table:table-cell office:value-type="float" office:value="0.525661517" calcext:value-type="float">
            <text:p>0.525661517</text:p>
          </table:table-cell>
          <table:table-cell office:value-type="float" office:value="0.553010123" calcext:value-type="float">
            <text:p>0.553010123</text:p>
          </table:table-cell>
          <table:table-cell office:value-type="float" office:value="0.641449121" calcext:value-type="float">
            <text:p>0.641449121</text:p>
          </table:table-cell>
          <table:table-cell office:value-type="float" office:value="0.382525306" calcext:value-type="float">
            <text:p>0.38252530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_37</text:p>
          </table:table-cell>
          <table:table-cell table:formula="of:=EXACT([.A217];[.B217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9</text:p>
          </table:table-cell>
          <table:table-cell office:value-type="float" office:value="42016673" calcext:value-type="float">
            <text:p>42016673</text:p>
          </table:table-cell>
          <table:table-cell office:value-type="float" office:value="42017472" calcext:value-type="float">
            <text:p>42017472</text:p>
          </table:table-cell>
          <table:table-cell office:value-type="float" office:value="0.07697579839" calcext:value-type="float">
            <text:p>0.07697579839</text:p>
          </table:table-cell>
          <table:table-cell office:value-type="float" office:value="1.083178381" calcext:value-type="float">
            <text:p>1.083178381</text:p>
          </table:table-cell>
          <table:table-cell office:value-type="float" office:value="1.069542581" calcext:value-type="float">
            <text:p>1.069542581</text:p>
          </table:table-cell>
          <table:table-cell office:value-type="float" office:value="1.242097434" calcext:value-type="float">
            <text:p>1.242097434</text:p>
          </table:table-cell>
          <table:table-cell office:value-type="float" office:value="0.937895128" calcext:value-type="float">
            <text:p>0.937895128</text:p>
          </table:table-cell>
          <table:table-cell office:value-type="string" calcext:value-type="string">
            <text:p>N/A</text:p>
          </table:table-cell>
          <table:table-cell office:value-type="float" office:value="0.091761795" calcext:value-type="float">
            <text:p>0.091761795</text:p>
          </table:table-cell>
          <table:table-cell office:value-type="float" office:value="1.897142857" calcext:value-type="float">
            <text:p>1.897142857</text:p>
          </table:table-cell>
          <table:table-cell office:value-type="float" office:value="1.75047619" calcext:value-type="float">
            <text:p>1.75047619</text:p>
          </table:table-cell>
          <table:table-cell office:value-type="float" office:value="1.851428571" calcext:value-type="float">
            <text:p>1.851428571</text:p>
          </table:table-cell>
          <table:table-cell office:value-type="float" office:value="2.08952381" calcext:value-type="float">
            <text:p>2.08952381</text:p>
          </table:table-cell>
          <table:table-cell office:value-type="string" calcext:value-type="string">
            <text:p>N/A</text:p>
          </table:table-cell>
          <table:table-cell office:value-type="float" office:value="0.094002117" calcext:value-type="float">
            <text:p>0.094002117</text:p>
          </table:table-cell>
          <table:table-cell office:value-type="float" office:value="0.690674054" calcext:value-type="float">
            <text:p>0.690674054</text:p>
          </table:table-cell>
          <table:table-cell office:value-type="float" office:value="0.764542936" calcext:value-type="float">
            <text:p>0.764542936</text:p>
          </table:table-cell>
          <table:table-cell office:value-type="float" office:value="0.664819945" calcext:value-type="float">
            <text:p>0.664819945</text:p>
          </table:table-cell>
          <table:table-cell office:value-type="float" office:value="0.64265928" calcext:value-type="float">
            <text:p>0.64265928</text:p>
          </table:table-cell>
          <table:table-cell office:value-type="string" calcext:value-type="string">
            <text:p>N/A</text:p>
          </table:table-cell>
          <table:table-cell office:value-type="float" office:value="0.178865468" calcext:value-type="float">
            <text:p>0.178865468</text:p>
          </table:table-cell>
          <table:table-cell office:value-type="float" office:value="0.82012848" calcext:value-type="float">
            <text:p>0.82012848</text:p>
          </table:table-cell>
          <table:table-cell office:value-type="float" office:value="0.822269807" calcext:value-type="float">
            <text:p>0.822269807</text:p>
          </table:table-cell>
          <table:table-cell office:value-type="float" office:value="0.965738758" calcext:value-type="float">
            <text:p>0.965738758</text:p>
          </table:table-cell>
          <table:table-cell office:value-type="float" office:value="0.672376874" calcext:value-type="float">
            <text:p>0.672376874</text:p>
          </table:table-cell>
          <table:table-cell office:value-type="string" calcext:value-type="string">
            <text:p>N/A</text:p>
          </table:table-cell>
          <table:table-cell office:value-type="float" office:value="0.128866835" calcext:value-type="float">
            <text:p>0.128866835</text:p>
          </table:table-cell>
          <table:table-cell office:value-type="float" office:value="1.72967773" calcext:value-type="float">
            <text:p>1.72967773</text:p>
          </table:table-cell>
          <table:table-cell office:value-type="float" office:value="1.978279031" calcext:value-type="float">
            <text:p>1.978279031</text:p>
          </table:table-cell>
          <table:table-cell office:value-type="float" office:value="1.663097137" calcext:value-type="float">
            <text:p>1.663097137</text:p>
          </table:table-cell>
          <table:table-cell office:value-type="float" office:value="1.547657021" calcext:value-type="float">
            <text:p>1.547657021</text:p>
          </table:table-cell>
          <table:table-cell office:value-type="string" calcext:value-type="string">
            <text:p>N/A</text:p>
          </table:table-cell>
          <table:table-cell office:value-type="float" office:value="0.056686029" calcext:value-type="float">
            <text:p>0.056686029</text:p>
          </table:table-cell>
          <table:table-cell office:value-type="float" office:value="1.547093752" calcext:value-type="float">
            <text:p>1.547093752</text:p>
          </table:table-cell>
          <table:table-cell office:value-type="float" office:value="1.469848014" calcext:value-type="float">
            <text:p>1.469848014</text:p>
          </table:table-cell>
          <table:table-cell office:value-type="float" office:value="1.529008008" calcext:value-type="float">
            <text:p>1.529008008</text:p>
          </table:table-cell>
          <table:table-cell office:value-type="float" office:value="1.642425233" calcext:value-type="float">
            <text:p>1.642425233</text:p>
          </table:table-cell>
          <table:table-cell office:value-type="string" calcext:value-type="string">
            <text:p>N/A</text:p>
          </table:table-cell>
          <table:table-cell office:value-type="float" office:value="0.079010017" calcext:value-type="float">
            <text:p>0.079010017</text:p>
          </table:table-cell>
          <table:table-cell office:value-type="float" office:value="1.094767655" calcext:value-type="float">
            <text:p>1.094767655</text:p>
          </table:table-cell>
          <table:table-cell office:value-type="float" office:value="1.020856202" calcext:value-type="float">
            <text:p>1.020856202</text:p>
          </table:table-cell>
          <table:table-cell office:value-type="float" office:value="1.073545554" calcext:value-type="float">
            <text:p>1.073545554</text:p>
          </table:table-cell>
          <table:table-cell office:value-type="float" office:value="1.189901207" calcext:value-type="float">
            <text:p>1.189901207</text:p>
          </table:table-cell>
          <table:table-cell office:value-type="string" calcext:value-type="string">
            <text:p>N/A</text:p>
          </table:table-cell>
          <table:table-cell office:value-type="float" office:value="0.073163931" calcext:value-type="float">
            <text:p>0.073163931</text:p>
          </table:table-cell>
          <table:table-cell office:value-type="float" office:value="0.909962706" calcext:value-type="float">
            <text:p>0.909962706</text:p>
          </table:table-cell>
          <table:table-cell office:value-type="float" office:value="0.95258391" calcext:value-type="float">
            <text:p>0.95258391</text:p>
          </table:table-cell>
          <table:table-cell office:value-type="float" office:value="0.94405967" calcext:value-type="float">
            <text:p>0.94405967</text:p>
          </table:table-cell>
          <table:table-cell office:value-type="float" office:value="0.833244539" calcext:value-type="float">
            <text:p>0.83324453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_38</text:p>
          </table:table-cell>
          <table:table-cell table:formula="of:=EXACT([.A218];[.B218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4</text:p>
          </table:table-cell>
          <table:table-cell office:value-type="float" office:value="129139516" calcext:value-type="float">
            <text:p>129139516</text:p>
          </table:table-cell>
          <table:table-cell office:value-type="float" office:value="129140289" calcext:value-type="float">
            <text:p>129140289</text:p>
          </table:table-cell>
          <table:table-cell office:value-type="float" office:value="0.2728456817" calcext:value-type="float">
            <text:p>0.2728456817</text:p>
          </table:table-cell>
          <table:table-cell office:value-type="float" office:value="0.727407958" calcext:value-type="float">
            <text:p>0.727407958</text:p>
          </table:table-cell>
          <table:table-cell office:value-type="float" office:value="0.676087765" calcext:value-type="float">
            <text:p>0.676087765</text:p>
          </table:table-cell>
          <table:table-cell office:value-type="float" office:value="0.690219412" calcext:value-type="float">
            <text:p>0.690219412</text:p>
          </table:table-cell>
          <table:table-cell office:value-type="float" office:value="0.815916698" calcext:value-type="float">
            <text:p>0.815916698</text:p>
          </table:table-cell>
          <table:table-cell office:value-type="string" calcext:value-type="string">
            <text:p>N/A</text:p>
          </table:table-cell>
          <table:table-cell office:value-type="float" office:value="0.103898531" calcext:value-type="float">
            <text:p>0.103898531</text:p>
          </table:table-cell>
          <table:table-cell office:value-type="float" office:value="1.186031746" calcext:value-type="float">
            <text:p>1.186031746</text:p>
          </table:table-cell>
          <table:table-cell office:value-type="float" office:value="1.283809524" calcext:value-type="float">
            <text:p>1.283809524</text:p>
          </table:table-cell>
          <table:table-cell office:value-type="float" office:value="1.047619048" calcext:value-type="float">
            <text:p>1.047619048</text:p>
          </table:table-cell>
          <table:table-cell office:value-type="float" office:value="1.226666667" calcext:value-type="float">
            <text:p>1.226666667</text:p>
          </table:table-cell>
          <table:table-cell office:value-type="string" calcext:value-type="string">
            <text:p>N/A</text:p>
          </table:table-cell>
          <table:table-cell office:value-type="float" office:value="0.411411049" calcext:value-type="float">
            <text:p>0.411411049</text:p>
          </table:table-cell>
          <table:table-cell office:value-type="float" office:value="0.899353647" calcext:value-type="float">
            <text:p>0.899353647</text:p>
          </table:table-cell>
          <table:table-cell office:value-type="float" office:value="0.476454294" calcext:value-type="float">
            <text:p>0.476454294</text:p>
          </table:table-cell>
          <table:table-cell office:value-type="float" office:value="1.058171745" calcext:value-type="float">
            <text:p>1.058171745</text:p>
          </table:table-cell>
          <table:table-cell office:value-type="float" office:value="1.163434903" calcext:value-type="float">
            <text:p>1.163434903</text:p>
          </table:table-cell>
          <table:table-cell office:value-type="string" calcext:value-type="string">
            <text:p>N/A</text:p>
          </table:table-cell>
          <table:table-cell office:value-type="float" office:value="0.12306798" calcext:value-type="float">
            <text:p>0.12306798</text:p>
          </table:table-cell>
          <table:table-cell office:value-type="float" office:value="0.960028551" calcext:value-type="float">
            <text:p>0.960028551</text:p>
          </table:table-cell>
          <table:table-cell office:value-type="float" office:value="1.040685225" calcext:value-type="float">
            <text:p>1.040685225</text:p>
          </table:table-cell>
          <table:table-cell office:value-type="float" office:value="1.014989293" calcext:value-type="float">
            <text:p>1.014989293</text:p>
          </table:table-cell>
          <table:table-cell office:value-type="float" office:value="0.824411135" calcext:value-type="float">
            <text:p>0.824411135</text:p>
          </table:table-cell>
          <table:table-cell office:value-type="string" calcext:value-type="string">
            <text:p>N/A</text:p>
          </table:table-cell>
          <table:table-cell office:value-type="float" office:value="0.112557493" calcext:value-type="float">
            <text:p>0.112557493</text:p>
          </table:table-cell>
          <table:table-cell office:value-type="float" office:value="1.003518898" calcext:value-type="float">
            <text:p>1.003518898</text:p>
          </table:table-cell>
          <table:table-cell office:value-type="float" office:value="0.981544771" calcext:value-type="float">
            <text:p>0.981544771</text:p>
          </table:table-cell>
          <table:table-cell office:value-type="float" office:value="1.125844915" calcext:value-type="float">
            <text:p>1.125844915</text:p>
          </table:table-cell>
          <table:table-cell office:value-type="float" office:value="0.903167008" calcext:value-type="float">
            <text:p>0.903167008</text:p>
          </table:table-cell>
          <table:table-cell office:value-type="string" calcext:value-type="string">
            <text:p>N/A</text:p>
          </table:table-cell>
          <table:table-cell office:value-type="float" office:value="0.186801024" calcext:value-type="float">
            <text:p>0.186801024</text:p>
          </table:table-cell>
          <table:table-cell office:value-type="float" office:value="0.953532712" calcext:value-type="float">
            <text:p>0.953532712</text:p>
          </table:table-cell>
          <table:table-cell office:value-type="float" office:value="1.084817781" calcext:value-type="float">
            <text:p>1.084817781</text:p>
          </table:table-cell>
          <table:table-cell office:value-type="float" office:value="1.025004086" calcext:value-type="float">
            <text:p>1.025004086</text:p>
          </table:table-cell>
          <table:table-cell office:value-type="float" office:value="0.750776271" calcext:value-type="float">
            <text:p>0.750776271</text:p>
          </table:table-cell>
          <table:table-cell office:value-type="string" calcext:value-type="string">
            <text:p>N/A</text:p>
          </table:table-cell>
          <table:table-cell office:value-type="float" office:value="0.068626352" calcext:value-type="float">
            <text:p>0.068626352</text:p>
          </table:table-cell>
          <table:table-cell office:value-type="float" office:value="0.599341383" calcext:value-type="float">
            <text:p>0.599341383</text:p>
          </table:table-cell>
          <table:table-cell office:value-type="float" office:value="0.632272228" calcext:value-type="float">
            <text:p>0.632272228</text:p>
          </table:table-cell>
          <table:table-cell office:value-type="float" office:value="0.5532382" calcext:value-type="float">
            <text:p>0.5532382</text:p>
          </table:table-cell>
          <table:table-cell office:value-type="float" office:value="0.612513721" calcext:value-type="float">
            <text:p>0.612513721</text:p>
          </table:table-cell>
          <table:table-cell office:value-type="string" calcext:value-type="string">
            <text:p>N/A</text:p>
          </table:table-cell>
          <table:table-cell office:value-type="float" office:value="0.072230442" calcext:value-type="float">
            <text:p>0.072230442</text:p>
          </table:table-cell>
          <table:table-cell office:value-type="float" office:value="0.70289469" calcext:value-type="float">
            <text:p>0.70289469</text:p>
          </table:table-cell>
          <table:table-cell office:value-type="float" office:value="0.649973362" calcext:value-type="float">
            <text:p>0.649973362</text:p>
          </table:table-cell>
          <table:table-cell office:value-type="float" office:value="0.707511987" calcext:value-type="float">
            <text:p>0.707511987</text:p>
          </table:table-cell>
          <table:table-cell office:value-type="float" office:value="0.751198721" calcext:value-type="float">
            <text:p>0.75119872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_39</text:p>
          </table:table-cell>
          <table:table-cell table:formula="of:=EXACT([.A219];[.B219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4</text:p>
          </table:table-cell>
          <table:table-cell office:value-type="float" office:value="135765567" calcext:value-type="float">
            <text:p>135765567</text:p>
          </table:table-cell>
          <table:table-cell office:value-type="float" office:value="135766186" calcext:value-type="float">
            <text:p>135766186</text:p>
          </table:table-cell>
          <table:table-cell office:value-type="float" office:value="0.1522499923" calcext:value-type="float">
            <text:p>0.1522499923</text:p>
          </table:table-cell>
          <table:table-cell office:value-type="float" office:value="0.948803768" calcext:value-type="float">
            <text:p>0.948803768</text:p>
          </table:table-cell>
          <table:table-cell office:value-type="float" office:value="0.927482335" calcext:value-type="float">
            <text:p>0.927482335</text:p>
          </table:table-cell>
          <table:table-cell office:value-type="float" office:value="1.231684641" calcext:value-type="float">
            <text:p>1.231684641</text:p>
          </table:table-cell>
          <table:table-cell office:value-type="float" office:value="0.687244329" calcext:value-type="float">
            <text:p>0.687244329</text:p>
          </table:table-cell>
          <table:table-cell office:value-type="string" calcext:value-type="string">
            <text:p>N/A</text:p>
          </table:table-cell>
          <table:table-cell office:value-type="float" office:value="0.173564696" calcext:value-type="float">
            <text:p>0.173564696</text:p>
          </table:table-cell>
          <table:table-cell office:value-type="float" office:value="1.280634921" calcext:value-type="float">
            <text:p>1.280634921</text:p>
          </table:table-cell>
          <table:table-cell office:value-type="float" office:value="1.537142857" calcext:value-type="float">
            <text:p>1.537142857</text:p>
          </table:table-cell>
          <table:table-cell office:value-type="float" office:value="1.16" calcext:value-type="float">
            <text:p>1.16</text:p>
          </table:table-cell>
          <table:table-cell office:value-type="float" office:value="1.144761905" calcext:value-type="float">
            <text:p>1.144761905</text:p>
          </table:table-cell>
          <table:table-cell office:value-type="string" calcext:value-type="string">
            <text:p>N/A</text:p>
          </table:table-cell>
          <table:table-cell office:value-type="float" office:value="0.219604887" calcext:value-type="float">
            <text:p>0.219604887</text:p>
          </table:table-cell>
          <table:table-cell office:value-type="float" office:value="2.760849492" calcext:value-type="float">
            <text:p>2.760849492</text:p>
          </table:table-cell>
          <table:table-cell office:value-type="float" office:value="2.476454294" calcext:value-type="float">
            <text:p>2.476454294</text:p>
          </table:table-cell>
          <table:table-cell office:value-type="float" office:value="3.457063712" calcext:value-type="float">
            <text:p>3.457063712</text:p>
          </table:table-cell>
          <table:table-cell office:value-type="float" office:value="2.349030471" calcext:value-type="float">
            <text:p>2.349030471</text:p>
          </table:table-cell>
          <table:table-cell office:value-type="string" calcext:value-type="string">
            <text:p>N/A</text:p>
          </table:table-cell>
          <table:table-cell office:value-type="float" office:value="0.113621806" calcext:value-type="float">
            <text:p>0.113621806</text:p>
          </table:table-cell>
          <table:table-cell office:value-type="float" office:value="0.969307637" calcext:value-type="float">
            <text:p>0.969307637</text:p>
          </table:table-cell>
          <table:table-cell office:value-type="float" office:value="1.049250535" calcext:value-type="float">
            <text:p>1.049250535</text:p>
          </table:table-cell>
          <table:table-cell office:value-type="float" office:value="1.014989293" calcext:value-type="float">
            <text:p>1.014989293</text:p>
          </table:table-cell>
          <table:table-cell office:value-type="float" office:value="0.843683084" calcext:value-type="float">
            <text:p>0.843683084</text:p>
          </table:table-cell>
          <table:table-cell office:value-type="string" calcext:value-type="string">
            <text:p>N/A</text:p>
          </table:table-cell>
          <table:table-cell office:value-type="float" office:value="0.153243638" calcext:value-type="float">
            <text:p>0.153243638</text:p>
          </table:table-cell>
          <table:table-cell office:value-type="float" office:value="1.114756588" calcext:value-type="float">
            <text:p>1.114756588</text:p>
          </table:table-cell>
          <table:table-cell office:value-type="float" office:value="1.30432141" calcext:value-type="float">
            <text:p>1.30432141</text:p>
          </table:table-cell>
          <table:table-cell office:value-type="float" office:value="1.067213488" calcext:value-type="float">
            <text:p>1.067213488</text:p>
          </table:table-cell>
          <table:table-cell office:value-type="float" office:value="0.972734867" calcext:value-type="float">
            <text:p>0.972734867</text:p>
          </table:table-cell>
          <table:table-cell office:value-type="string" calcext:value-type="string">
            <text:p>N/A</text:p>
          </table:table-cell>
          <table:table-cell office:value-type="float" office:value="0.221151682" calcext:value-type="float">
            <text:p>0.221151682</text:p>
          </table:table-cell>
          <table:table-cell office:value-type="float" office:value="1.252492237" calcext:value-type="float">
            <text:p>1.252492237</text:p>
          </table:table-cell>
          <table:table-cell office:value-type="float" office:value="0.937734924" calcext:value-type="float">
            <text:p>0.937734924</text:p>
          </table:table-cell>
          <table:table-cell office:value-type="float" office:value="1.36067985" calcext:value-type="float">
            <text:p>1.36067985</text:p>
          </table:table-cell>
          <table:table-cell office:value-type="float" office:value="1.459061938" calcext:value-type="float">
            <text:p>1.459061938</text:p>
          </table:table-cell>
          <table:table-cell office:value-type="string" calcext:value-type="string">
            <text:p>N/A</text:p>
          </table:table-cell>
          <table:table-cell office:value-type="float" office:value="0.343907743" calcext:value-type="float">
            <text:p>0.343907743</text:p>
          </table:table-cell>
          <table:table-cell office:value-type="float" office:value="1.696304427" calcext:value-type="float">
            <text:p>1.696304427</text:p>
          </table:table-cell>
          <table:table-cell office:value-type="float" office:value="2.302963776" calcext:value-type="float">
            <text:p>2.302963776</text:p>
          </table:table-cell>
          <table:table-cell office:value-type="float" office:value="1.646542261" calcext:value-type="float">
            <text:p>1.646542261</text:p>
          </table:table-cell>
          <table:table-cell office:value-type="float" office:value="1.139407245" calcext:value-type="float">
            <text:p>1.139407245</text:p>
          </table:table-cell>
          <table:table-cell office:value-type="string" calcext:value-type="string">
            <text:p>N/A</text:p>
          </table:table-cell>
          <table:table-cell office:value-type="float" office:value="0.27885639" calcext:value-type="float">
            <text:p>0.27885639</text:p>
          </table:table-cell>
          <table:table-cell office:value-type="float" office:value="0.786361215" calcext:value-type="float">
            <text:p>0.786361215</text:p>
          </table:table-cell>
          <table:table-cell office:value-type="float" office:value="0.603090037" calcext:value-type="float">
            <text:p>0.603090037</text:p>
          </table:table-cell>
          <table:table-cell office:value-type="float" office:value="1.029302078" calcext:value-type="float">
            <text:p>1.029302078</text:p>
          </table:table-cell>
          <table:table-cell office:value-type="float" office:value="0.726691529" calcext:value-type="float">
            <text:p>0.72669152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_4</text:p>
          </table:table-cell>
          <table:table-cell table:formula="of:=EXACT([.A220];[.B220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7</text:p>
          </table:table-cell>
          <table:table-cell office:value-type="float" office:value="127157268" calcext:value-type="float">
            <text:p>127157268</text:p>
          </table:table-cell>
          <table:table-cell office:value-type="float" office:value="127158101" calcext:value-type="float">
            <text:p>127158101</text:p>
          </table:table-cell>
          <table:table-cell office:value-type="float" office:value="0.3086541772" calcext:value-type="float">
            <text:p>0.3086541772</text:p>
          </table:table-cell>
          <table:table-cell office:value-type="float" office:value="1.772093559" calcext:value-type="float">
            <text:p>1.772093559</text:p>
          </table:table-cell>
          <table:table-cell office:value-type="float" office:value="1.648807466" calcext:value-type="float">
            <text:p>1.648807466</text:p>
          </table:table-cell>
          <table:table-cell office:value-type="float" office:value="1.942274456" calcext:value-type="float">
            <text:p>1.942274456</text:p>
          </table:table-cell>
          <table:table-cell office:value-type="float" office:value="1.725198756" calcext:value-type="float">
            <text:p>1.725198756</text:p>
          </table:table-cell>
          <table:table-cell office:value-type="string" calcext:value-type="string">
            <text:p>N/A</text:p>
          </table:table-cell>
          <table:table-cell office:value-type="float" office:value="0.118304885" calcext:value-type="float">
            <text:p>0.118304885</text:p>
          </table:table-cell>
          <table:table-cell office:value-type="float" office:value="1.390723056" calcext:value-type="float">
            <text:p>1.390723056</text:p>
          </table:table-cell>
          <table:table-cell office:value-type="float" office:value="1.555252387" calcext:value-type="float">
            <text:p>1.555252387</text:p>
          </table:table-cell>
          <table:table-cell office:value-type="float" office:value="1.226193724" calcext:value-type="float">
            <text:p>1.22619372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37656594" calcext:value-type="float">
            <text:p>0.137656594</text:p>
          </table:table-cell>
          <table:table-cell office:value-type="float" office:value="4.048325097" calcext:value-type="float">
            <text:p>4.048325097</text:p>
          </table:table-cell>
          <table:table-cell office:value-type="float" office:value="4.540362438" calcext:value-type="float">
            <text:p>4.540362438</text:p>
          </table:table-cell>
          <table:table-cell office:value-type="float" office:value="3.443163097" calcext:value-type="float">
            <text:p>3.443163097</text:p>
          </table:table-cell>
          <table:table-cell office:value-type="float" office:value="4.161449753" calcext:value-type="float">
            <text:p>4.161449753</text:p>
          </table:table-cell>
          <table:table-cell office:value-type="string" calcext:value-type="string">
            <text:p>N/A</text:p>
          </table:table-cell>
          <table:table-cell office:value-type="float" office:value="0.11634349" calcext:value-type="float">
            <text:p>0.11634349</text:p>
          </table:table-cell>
          <table:table-cell office:value-type="float" office:value="1.628571429" calcext:value-type="float">
            <text:p>1.628571429</text:p>
          </table:table-cell>
          <table:table-cell office:value-type="float" office:value="2.049250535" calcext:value-type="float">
            <text:p>2.049250535</text:p>
          </table:table-cell>
          <table:table-cell office:value-type="float" office:value="2.588865096" calcext:value-type="float">
            <text:p>2.588865096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83448403" calcext:value-type="float">
            <text:p>0.083448403</text:p>
          </table:table-cell>
          <table:table-cell office:value-type="float" office:value="1.917229321" calcext:value-type="float">
            <text:p>1.917229321</text:p>
          </table:table-cell>
          <table:table-cell office:value-type="float" office:value="1.915183305" calcext:value-type="float">
            <text:p>1.915183305</text:p>
          </table:table-cell>
          <table:table-cell office:value-type="float" office:value="1.758272418" calcext:value-type="float">
            <text:p>1.758272418</text:p>
          </table:table-cell>
          <table:table-cell office:value-type="float" office:value="2.078232242" calcext:value-type="float">
            <text:p>2.078232242</text:p>
          </table:table-cell>
          <table:table-cell office:value-type="string" calcext:value-type="string">
            <text:p>N/A</text:p>
          </table:table-cell>
          <table:table-cell office:value-type="float" office:value="0.114912411" calcext:value-type="float">
            <text:p>0.114912411</text:p>
          </table:table-cell>
          <table:table-cell office:value-type="float" office:value="2.813168723" calcext:value-type="float">
            <text:p>2.813168723</text:p>
          </table:table-cell>
          <table:table-cell office:value-type="float" office:value="2.486419753" calcext:value-type="float">
            <text:p>2.486419753</text:p>
          </table:table-cell>
          <table:table-cell office:value-type="float" office:value="3.132839506" calcext:value-type="float">
            <text:p>3.132839506</text:p>
          </table:table-cell>
          <table:table-cell office:value-type="float" office:value="2.820246914" calcext:value-type="float">
            <text:p>2.820246914</text:p>
          </table:table-cell>
          <table:table-cell office:value-type="string" calcext:value-type="string">
            <text:p>N/A</text:p>
          </table:table-cell>
          <table:table-cell office:value-type="float" office:value="0.199482886" calcext:value-type="float">
            <text:p>0.199482886</text:p>
          </table:table-cell>
          <table:table-cell office:value-type="float" office:value="3.676942047" calcext:value-type="float">
            <text:p>3.676942047</text:p>
          </table:table-cell>
          <table:table-cell office:value-type="float" office:value="2.887792848" calcext:value-type="float">
            <text:p>2.887792848</text:p>
          </table:table-cell>
          <table:table-cell office:value-type="float" office:value="3.805178792" calcext:value-type="float">
            <text:p>3.805178792</text:p>
          </table:table-cell>
          <table:table-cell office:value-type="float" office:value="4.337854501" calcext:value-type="float">
            <text:p>4.337854501</text:p>
          </table:table-cell>
          <table:table-cell office:value-type="string" calcext:value-type="string">
            <text:p>N/A</text:p>
          </table:table-cell>
          <table:table-cell office:value-type="float" office:value="0.031541568" calcext:value-type="float">
            <text:p>0.031541568</text:p>
          </table:table-cell>
          <table:table-cell office:value-type="float" office:value="3.843420657" calcext:value-type="float">
            <text:p>3.843420657</text:p>
          </table:table-cell>
          <table:table-cell office:value-type="float" office:value="3.824751581" calcext:value-type="float">
            <text:p>3.824751581</text:p>
          </table:table-cell>
          <table:table-cell office:value-type="float" office:value="3.732610659" calcext:value-type="float">
            <text:p>3.732610659</text:p>
          </table:table-cell>
          <table:table-cell office:value-type="float" office:value="3.972899729" calcext:value-type="float">
            <text:p>3.97289972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_40</text:p>
          </table:table-cell>
          <table:table-cell table:formula="of:=EXACT([.A221];[.B221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6066422" calcext:value-type="float">
            <text:p>136066422</text:p>
          </table:table-cell>
          <table:table-cell office:value-type="float" office:value="136067089" calcext:value-type="float">
            <text:p>136067089</text:p>
          </table:table-cell>
          <table:table-cell office:value-type="float" office:value="0.2043924327" calcext:value-type="float">
            <text:p>0.2043924327</text:p>
          </table:table-cell>
          <table:table-cell office:value-type="float" office:value="0.974339903" calcext:value-type="float">
            <text:p>0.974339903</text:p>
          </table:table-cell>
          <table:table-cell office:value-type="float" office:value="0.787653403" calcext:value-type="float">
            <text:p>0.787653403</text:p>
          </table:table-cell>
          <table:table-cell office:value-type="float" office:value="1.330606173" calcext:value-type="float">
            <text:p>1.330606173</text:p>
          </table:table-cell>
          <table:table-cell office:value-type="float" office:value="0.804760134" calcext:value-type="float">
            <text:p>0.804760134</text:p>
          </table:table-cell>
          <table:table-cell office:value-type="string" calcext:value-type="string">
            <text:p>N/A</text:p>
          </table:table-cell>
          <table:table-cell office:value-type="float" office:value="0.04694729" calcext:value-type="float">
            <text:p>0.04694729</text:p>
          </table:table-cell>
          <table:table-cell office:value-type="float" office:value="0.898412698" calcext:value-type="float">
            <text:p>0.898412698</text:p>
          </table:table-cell>
          <table:table-cell office:value-type="float" office:value="0.946666667" calcext:value-type="float">
            <text:p>0.946666667</text:p>
          </table:table-cell>
          <table:table-cell office:value-type="float" office:value="0.868571429" calcext:value-type="float">
            <text:p>0.868571429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N/A</text:p>
          </table:table-cell>
          <table:table-cell office:value-type="float" office:value="0.286574903" calcext:value-type="float">
            <text:p>0.286574903</text:p>
          </table:table-cell>
          <table:table-cell office:value-type="float" office:value="1.686057248" calcext:value-type="float">
            <text:p>1.686057248</text:p>
          </table:table-cell>
          <table:table-cell office:value-type="float" office:value="1.479224377" calcext:value-type="float">
            <text:p>1.479224377</text:p>
          </table:table-cell>
          <table:table-cell office:value-type="float" office:value="1.340720222" calcext:value-type="float">
            <text:p>1.340720222</text:p>
          </table:table-cell>
          <table:table-cell office:value-type="float" office:value="2.238227147" calcext:value-type="float">
            <text:p>2.238227147</text:p>
          </table:table-cell>
          <table:table-cell office:value-type="string" calcext:value-type="string">
            <text:p>N/A</text:p>
          </table:table-cell>
          <table:table-cell office:value-type="float" office:value="0.301586891" calcext:value-type="float">
            <text:p>0.301586891</text:p>
          </table:table-cell>
          <table:table-cell office:value-type="float" office:value="0.480371163" calcext:value-type="float">
            <text:p>0.480371163</text:p>
          </table:table-cell>
          <table:table-cell office:value-type="float" office:value="0.644539615" calcext:value-type="float">
            <text:p>0.644539615</text:p>
          </table:table-cell>
          <table:table-cell office:value-type="float" office:value="0.370449679" calcext:value-type="float">
            <text:p>0.370449679</text:p>
          </table:table-cell>
          <table:table-cell office:value-type="float" office:value="0.426124197" calcext:value-type="float">
            <text:p>0.426124197</text:p>
          </table:table-cell>
          <table:table-cell office:value-type="string" calcext:value-type="string">
            <text:p>N/A</text:p>
          </table:table-cell>
          <table:table-cell office:value-type="float" office:value="0.078036637" calcext:value-type="float">
            <text:p>0.078036637</text:p>
          </table:table-cell>
          <table:table-cell office:value-type="float" office:value="0.282980178" calcext:value-type="float">
            <text:p>0.282980178</text:p>
          </table:table-cell>
          <table:table-cell office:value-type="float" office:value="0.277511962" calcext:value-type="float">
            <text:p>0.277511962</text:p>
          </table:table-cell>
          <table:table-cell office:value-type="float" office:value="0.30728336" calcext:value-type="float">
            <text:p>0.30728336</text:p>
          </table:table-cell>
          <table:table-cell office:value-type="float" office:value="0.264145212" calcext:value-type="float">
            <text:p>0.264145212</text:p>
          </table:table-cell>
          <table:table-cell office:value-type="string" calcext:value-type="string">
            <text:p>N/A</text:p>
          </table:table-cell>
          <table:table-cell office:value-type="float" office:value="0.171354215" calcext:value-type="float">
            <text:p>0.171354215</text:p>
          </table:table-cell>
          <table:table-cell office:value-type="float" office:value="0.31769897" calcext:value-type="float">
            <text:p>0.31769897</text:p>
          </table:table-cell>
          <table:table-cell office:value-type="float" office:value="0.280111129" calcext:value-type="float">
            <text:p>0.280111129</text:p>
          </table:table-cell>
          <table:table-cell office:value-type="float" office:value="0.380127472" calcext:value-type="float">
            <text:p>0.380127472</text:p>
          </table:table-cell>
          <table:table-cell office:value-type="float" office:value="0.29285831" calcext:value-type="float">
            <text:p>0.29285831</text:p>
          </table:table-cell>
          <table:table-cell office:value-type="string" calcext:value-type="string">
            <text:p>N/A</text:p>
          </table:table-cell>
          <table:table-cell office:value-type="float" office:value="0.322287728" calcext:value-type="float">
            <text:p>0.322287728</text:p>
          </table:table-cell>
          <table:table-cell office:value-type="float" office:value="0.327844859" calcext:value-type="float">
            <text:p>0.327844859</text:p>
          </table:table-cell>
          <table:table-cell office:value-type="float" office:value="0.296377607" calcext:value-type="float">
            <text:p>0.296377607</text:p>
          </table:table-cell>
          <table:table-cell office:value-type="float" office:value="0.241492865" calcext:value-type="float">
            <text:p>0.241492865</text:p>
          </table:table-cell>
          <table:table-cell office:value-type="float" office:value="0.445664105" calcext:value-type="float">
            <text:p>0.445664105</text:p>
          </table:table-cell>
          <table:table-cell office:value-type="string" calcext:value-type="string">
            <text:p>N/A</text:p>
          </table:table-cell>
          <table:table-cell office:value-type="float" office:value="0.16726864" calcext:value-type="float">
            <text:p>0.16726864</text:p>
          </table:table-cell>
          <table:table-cell office:value-type="float" office:value="0.229444148" calcext:value-type="float">
            <text:p>0.229444148</text:p>
          </table:table-cell>
          <table:table-cell office:value-type="float" office:value="0.255727224" calcext:value-type="float">
            <text:p>0.255727224</text:p>
          </table:table-cell>
          <table:table-cell office:value-type="float" office:value="0.247202983" calcext:value-type="float">
            <text:p>0.247202983</text:p>
          </table:table-cell>
          <table:table-cell office:value-type="float" office:value="0.185402238" calcext:value-type="float">
            <text:p>0.18540223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_5</text:p>
          </table:table-cell>
          <table:table-cell table:formula="of:=EXACT([.A222];[.B222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7</text:p>
          </table:table-cell>
          <table:table-cell office:value-type="float" office:value="127210176" calcext:value-type="float">
            <text:p>127210176</text:p>
          </table:table-cell>
          <table:table-cell office:value-type="float" office:value="127210781" calcext:value-type="float">
            <text:p>127210781</text:p>
          </table:table-cell>
          <table:table-cell office:value-type="float" office:value="0.08659210017" calcext:value-type="float">
            <text:p>0.08659210017</text:p>
          </table:table-cell>
          <table:table-cell office:value-type="float" office:value="0.926834889" calcext:value-type="float">
            <text:p>0.926834889</text:p>
          </table:table-cell>
          <table:table-cell office:value-type="float" office:value="0.716557207" calcext:value-type="float">
            <text:p>0.716557207</text:p>
          </table:table-cell>
          <table:table-cell office:value-type="float" office:value="1.124783961" calcext:value-type="float">
            <text:p>1.124783961</text:p>
          </table:table-cell>
          <table:table-cell office:value-type="float" office:value="0.939163498" calcext:value-type="float">
            <text:p>0.939163498</text:p>
          </table:table-cell>
          <table:table-cell office:value-type="string" calcext:value-type="string">
            <text:p>N/A</text:p>
          </table:table-cell>
          <table:table-cell office:value-type="float" office:value="0.011335361" calcext:value-type="float">
            <text:p>0.011335361</text:p>
          </table:table-cell>
          <table:table-cell office:value-type="float" office:value="0.986903138" calcext:value-type="float">
            <text:p>0.986903138</text:p>
          </table:table-cell>
          <table:table-cell office:value-type="float" office:value="0.998090041" calcext:value-type="float">
            <text:p>0.998090041</text:p>
          </table:table-cell>
          <table:table-cell office:value-type="float" office:value="0.975716235" calcext:value-type="float">
            <text:p>0.975716235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247547103" calcext:value-type="float">
            <text:p>0.247547103</text:p>
          </table:table-cell>
          <table:table-cell office:value-type="float" office:value="6.326194399" calcext:value-type="float">
            <text:p>6.326194399</text:p>
          </table:table-cell>
          <table:table-cell office:value-type="float" office:value="8.10214168" calcext:value-type="float">
            <text:p>8.10214168</text:p>
          </table:table-cell>
          <table:table-cell office:value-type="float" office:value="5.733113674" calcext:value-type="float">
            <text:p>5.733113674</text:p>
          </table:table-cell>
          <table:table-cell office:value-type="float" office:value="5.143327842" calcext:value-type="float">
            <text:p>5.143327842</text:p>
          </table:table-cell>
          <table:table-cell office:value-type="string" calcext:value-type="string">
            <text:p>N/A</text:p>
          </table:table-cell>
          <table:table-cell office:value-type="float" office:value="0.019230769" calcext:value-type="float">
            <text:p>0.019230769</text:p>
          </table:table-cell>
          <table:table-cell office:value-type="float" office:value="0.62556391" calcext:value-type="float">
            <text:p>0.62556391</text:p>
          </table:table-cell>
          <table:table-cell office:value-type="float" office:value="0.87366167" calcext:value-type="float">
            <text:p>0.87366167</text:p>
          </table:table-cell>
          <table:table-cell office:value-type="float" office:value="0.907922912" calcext:value-type="float">
            <text:p>0.90792291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210853878" calcext:value-type="float">
            <text:p>0.210853878</text:p>
          </table:table-cell>
          <table:table-cell office:value-type="float" office:value="0.885032457" calcext:value-type="float">
            <text:p>0.885032457</text:p>
          </table:table-cell>
          <table:table-cell office:value-type="float" office:value="0.786228447" calcext:value-type="float">
            <text:p>0.786228447</text:p>
          </table:table-cell>
          <table:table-cell office:value-type="float" office:value="1.100273422" calcext:value-type="float">
            <text:p>1.100273422</text:p>
          </table:table-cell>
          <table:table-cell office:value-type="float" office:value="0.768595502" calcext:value-type="float">
            <text:p>0.768595502</text:p>
          </table:table-cell>
          <table:table-cell office:value-type="string" calcext:value-type="string">
            <text:p>N/A</text:p>
          </table:table-cell>
          <table:table-cell office:value-type="float" office:value="0.099712242" calcext:value-type="float">
            <text:p>0.099712242</text:p>
          </table:table-cell>
          <table:table-cell office:value-type="float" office:value="1.373497942" calcext:value-type="float">
            <text:p>1.373497942</text:p>
          </table:table-cell>
          <table:table-cell office:value-type="float" office:value="1.39037037" calcext:value-type="float">
            <text:p>1.39037037</text:p>
          </table:table-cell>
          <table:table-cell office:value-type="float" office:value="1.501234568" calcext:value-type="float">
            <text:p>1.501234568</text:p>
          </table:table-cell>
          <table:table-cell office:value-type="float" office:value="1.228888889" calcext:value-type="float">
            <text:p>1.228888889</text:p>
          </table:table-cell>
          <table:table-cell office:value-type="string" calcext:value-type="string">
            <text:p>N/A</text:p>
          </table:table-cell>
          <table:table-cell office:value-type="float" office:value="0.056010866" calcext:value-type="float">
            <text:p>0.056010866</text:p>
          </table:table-cell>
          <table:table-cell office:value-type="float" office:value="7.194410192" calcext:value-type="float">
            <text:p>7.194410192</text:p>
          </table:table-cell>
          <table:table-cell office:value-type="float" office:value="7.56350185" calcext:value-type="float">
            <text:p>7.56350185</text:p>
          </table:table-cell>
          <table:table-cell office:value-type="float" office:value="6.764488286" calcext:value-type="float">
            <text:p>6.764488286</text:p>
          </table:table-cell>
          <table:table-cell office:value-type="float" office:value="7.255240444" calcext:value-type="float">
            <text:p>7.255240444</text:p>
          </table:table-cell>
          <table:table-cell office:value-type="string" calcext:value-type="string">
            <text:p>N/A</text:p>
          </table:table-cell>
          <table:table-cell office:value-type="float" office:value="0.163883969" calcext:value-type="float">
            <text:p>0.163883969</text:p>
          </table:table-cell>
          <table:table-cell office:value-type="float" office:value="0.938873833" calcext:value-type="float">
            <text:p>0.938873833</text:p>
          </table:table-cell>
          <table:table-cell office:value-type="float" office:value="0.851851852" calcext:value-type="float">
            <text:p>0.851851852</text:p>
          </table:table-cell>
          <table:table-cell office:value-type="float" office:value="0.848238482" calcext:value-type="float">
            <text:p>0.848238482</text:p>
          </table:table-cell>
          <table:table-cell office:value-type="float" office:value="1.116531165" calcext:value-type="float">
            <text:p>1.11653116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_6</text:p>
          </table:table-cell>
          <table:table-cell table:formula="of:=EXACT([.A223];[.B223])" office:value-type="boolean" office:boolean-value="true" calcext:value-type="boolean">
            <text:p>TRUE</text:p>
          </table:table-cell>
          <table:table-cell office:value-type="string" calcext:value-type="string">
            <text:p>TEST ELEMENT*TSS</text:p>
          </table:table-cell>
          <table:table-cell office:value-type="string" calcext:value-type="string">
            <text:p>chr7</text:p>
          </table:table-cell>
          <table:table-cell office:value-type="float" office:value="127210862" calcext:value-type="float">
            <text:p>127210862</text:p>
          </table:table-cell>
          <table:table-cell office:value-type="float" office:value="127211796" calcext:value-type="float">
            <text:p>127211796</text:p>
          </table:table-cell>
          <table:table-cell office:value-type="float" office:value="0.09393623525" calcext:value-type="float">
            <text:p>0.09393623525</text:p>
          </table:table-cell>
          <table:table-cell office:value-type="float" office:value="0.65055163" calcext:value-type="float">
            <text:p>0.65055163</text:p>
          </table:table-cell>
          <table:table-cell office:value-type="float" office:value="0.616586091" calcext:value-type="float">
            <text:p>0.616586091</text:p>
          </table:table-cell>
          <table:table-cell office:value-type="float" office:value="0.748977315" calcext:value-type="float">
            <text:p>0.748977315</text:p>
          </table:table-cell>
          <table:table-cell office:value-type="float" office:value="0.586091484" calcext:value-type="float">
            <text:p>0.586091484</text:p>
          </table:table-cell>
          <table:table-cell office:value-type="string" calcext:value-type="string">
            <text:p>N/A</text:p>
          </table:table-cell>
          <table:table-cell office:value-type="float" office:value="0.195422709" calcext:value-type="float">
            <text:p>0.195422709</text:p>
          </table:table-cell>
          <table:table-cell office:value-type="float" office:value="1.336507937" calcext:value-type="float">
            <text:p>1.336507937</text:p>
          </table:table-cell>
          <table:table-cell office:value-type="float" office:value="1.186666667" calcext:value-type="float">
            <text:p>1.186666667</text:p>
          </table:table-cell>
          <table:table-cell office:value-type="float" office:value="1.638095238" calcext:value-type="float">
            <text:p>1.638095238</text:p>
          </table:table-cell>
          <table:table-cell office:value-type="float" office:value="1.184761905" calcext:value-type="float">
            <text:p>1.184761905</text:p>
          </table:table-cell>
          <table:table-cell office:value-type="string" calcext:value-type="string">
            <text:p>N/A</text:p>
          </table:table-cell>
          <table:table-cell office:value-type="float" office:value="0.4505398" calcext:value-type="float">
            <text:p>0.4505398</text:p>
          </table:table-cell>
          <table:table-cell office:value-type="float" office:value="0.664819945" calcext:value-type="float">
            <text:p>0.664819945</text:p>
          </table:table-cell>
          <table:table-cell office:value-type="float" office:value="0.936288089" calcext:value-type="float">
            <text:p>0.936288089</text:p>
          </table:table-cell>
          <table:table-cell office:value-type="float" office:value="0.71468144" calcext:value-type="float">
            <text:p>0.71468144</text:p>
          </table:table-cell>
          <table:table-cell office:value-type="float" office:value="0.343490305" calcext:value-type="float">
            <text:p>0.343490305</text:p>
          </table:table-cell>
          <table:table-cell office:value-type="string" calcext:value-type="string">
            <text:p>N/A</text:p>
          </table:table-cell>
          <table:table-cell office:value-type="float" office:value="0.155707949" calcext:value-type="float">
            <text:p>0.155707949</text:p>
          </table:table-cell>
          <table:table-cell office:value-type="float" office:value="0.563169165" calcext:value-type="float">
            <text:p>0.563169165</text:p>
          </table:table-cell>
          <table:table-cell office:value-type="float" office:value="0.663811563" calcext:value-type="float">
            <text:p>0.663811563</text:p>
          </table:table-cell>
          <table:table-cell office:value-type="float" office:value="0.52248394" calcext:value-type="float">
            <text:p>0.52248394</text:p>
          </table:table-cell>
          <table:table-cell office:value-type="float" office:value="0.503211991" calcext:value-type="float">
            <text:p>0.503211991</text:p>
          </table:table-cell>
          <table:table-cell office:value-type="string" calcext:value-type="string">
            <text:p>N/A</text:p>
          </table:table-cell>
          <table:table-cell office:value-type="float" office:value="0.231466454" calcext:value-type="float">
            <text:p>0.231466454</text:p>
          </table:table-cell>
          <table:table-cell office:value-type="float" office:value="0.384749753" calcext:value-type="float">
            <text:p>0.384749753</text:p>
          </table:table-cell>
          <table:table-cell office:value-type="float" office:value="0.302118934" calcext:value-type="float">
            <text:p>0.302118934</text:p>
          </table:table-cell>
          <table:table-cell office:value-type="float" office:value="0.373053847" calcext:value-type="float">
            <text:p>0.373053847</text:p>
          </table:table-cell>
          <table:table-cell office:value-type="float" office:value="0.479076479" calcext:value-type="float">
            <text:p>0.479076479</text:p>
          </table:table-cell>
          <table:table-cell office:value-type="string" calcext:value-type="string">
            <text:p>N/A</text:p>
          </table:table-cell>
          <table:table-cell office:value-type="float" office:value="0.156760839" calcext:value-type="float">
            <text:p>0.156760839</text:p>
          </table:table-cell>
          <table:table-cell office:value-type="float" office:value="0.433731002" calcext:value-type="float">
            <text:p>0.433731002</text:p>
          </table:table-cell>
          <table:table-cell office:value-type="float" office:value="0.49877431" calcext:value-type="float">
            <text:p>0.49877431</text:p>
          </table:table-cell>
          <table:table-cell office:value-type="float" office:value="0.363131231" calcext:value-type="float">
            <text:p>0.363131231</text:p>
          </table:table-cell>
          <table:table-cell office:value-type="float" office:value="0.439287465" calcext:value-type="float">
            <text:p>0.439287465</text:p>
          </table:table-cell>
          <table:table-cell office:value-type="string" calcext:value-type="string">
            <text:p>N/A</text:p>
          </table:table-cell>
          <table:table-cell office:value-type="float" office:value="0.514812816" calcext:value-type="float">
            <text:p>0.514812816</text:p>
          </table:table-cell>
          <table:table-cell office:value-type="float" office:value="0.331503842" calcext:value-type="float">
            <text:p>0.331503842</text:p>
          </table:table-cell>
          <table:table-cell office:value-type="float" office:value="0.153677278" calcext:value-type="float">
            <text:p>0.153677278</text:p>
          </table:table-cell>
          <table:table-cell office:value-type="float" office:value="0.34687157" calcext:value-type="float">
            <text:p>0.34687157</text:p>
          </table:table-cell>
          <table:table-cell office:value-type="float" office:value="0.493962678" calcext:value-type="float">
            <text:p>0.493962678</text:p>
          </table:table-cell>
          <table:table-cell office:value-type="string" calcext:value-type="string">
            <text:p>N/A</text:p>
          </table:table-cell>
          <table:table-cell office:value-type="float" office:value="0.308375179" calcext:value-type="float">
            <text:p>0.308375179</text:p>
          </table:table-cell>
          <table:table-cell office:value-type="float" office:value="0.370094122" calcext:value-type="float">
            <text:p>0.370094122</text:p>
          </table:table-cell>
          <table:table-cell office:value-type="float" office:value="0.305807139" calcext:value-type="float">
            <text:p>0.305807139</text:p>
          </table:table-cell>
          <table:table-cell office:value-type="float" office:value="0.501864678" calcext:value-type="float">
            <text:p>0.501864678</text:p>
          </table:table-cell>
          <table:table-cell office:value-type="float" office:value="0.302610549" calcext:value-type="float">
            <text:p>0.30261054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_7</text:p>
          </table:table-cell>
          <table:table-cell table:formula="of:=EXACT([.A224];[.B224])" office:value-type="boolean" office:boolean-value="true" calcext:value-type="boolean">
            <text:p>TRUE</text:p>
          </table:table-cell>
          <table:table-cell office:value-type="string" calcext:value-type="string">
            <text:p>TEST ELEMENT*TSS</text:p>
          </table:table-cell>
          <table:table-cell office:value-type="string" calcext:value-type="string">
            <text:p>chr7</text:p>
          </table:table-cell>
          <table:table-cell office:value-type="float" office:value="127212778" calcext:value-type="float">
            <text:p>127212778</text:p>
          </table:table-cell>
          <table:table-cell office:value-type="float" office:value="127213455" calcext:value-type="float">
            <text:p>127213455</text:p>
          </table:table-cell>
          <table:table-cell office:value-type="float" office:value="0.1212285756" calcext:value-type="float">
            <text:p>0.1212285756</text:p>
          </table:table-cell>
          <table:table-cell office:value-type="float" office:value="0.559315731" calcext:value-type="float">
            <text:p>0.559315731</text:p>
          </table:table-cell>
          <table:table-cell office:value-type="float" office:value="0.603198215" calcext:value-type="float">
            <text:p>0.603198215</text:p>
          </table:table-cell>
          <table:table-cell office:value-type="float" office:value="0.62328003" calcext:value-type="float">
            <text:p>0.62328003</text:p>
          </table:table-cell>
          <table:table-cell office:value-type="float" office:value="0.451468948" calcext:value-type="float">
            <text:p>0.451468948</text:p>
          </table:table-cell>
          <table:table-cell office:value-type="string" calcext:value-type="string">
            <text:p>N/A</text:p>
          </table:table-cell>
          <table:table-cell office:value-type="float" office:value="0.121806962" calcext:value-type="float">
            <text:p>0.121806962</text:p>
          </table:table-cell>
          <table:table-cell office:value-type="float" office:value="1.038730159" calcext:value-type="float">
            <text:p>1.038730159</text:p>
          </table:table-cell>
          <table:table-cell office:value-type="float" office:value="1.184761905" calcext:value-type="float">
            <text:p>1.184761905</text:p>
          </table:table-cell>
          <table:table-cell office:value-type="float" office:value="0.961904762" calcext:value-type="float">
            <text:p>0.961904762</text:p>
          </table:table-cell>
          <table:table-cell office:value-type="float" office:value="0.96952381" calcext:value-type="float">
            <text:p>0.96952381</text:p>
          </table:table-cell>
          <table:table-cell office:value-type="string" calcext:value-type="string">
            <text:p>N/A</text:p>
          </table:table-cell>
          <table:table-cell office:value-type="float" office:value="0.248346764" calcext:value-type="float">
            <text:p>0.248346764</text:p>
          </table:table-cell>
          <table:table-cell office:value-type="float" office:value="0.446906741" calcext:value-type="float">
            <text:p>0.446906741</text:p>
          </table:table-cell>
          <table:table-cell office:value-type="float" office:value="0.332409972" calcext:value-type="float">
            <text:p>0.332409972</text:p>
          </table:table-cell>
          <table:table-cell office:value-type="float" office:value="0.55401662" calcext:value-type="float">
            <text:p>0.55401662</text:p>
          </table:table-cell>
          <table:table-cell office:value-type="float" office:value="0.454293629" calcext:value-type="float">
            <text:p>0.454293629</text:p>
          </table:table-cell>
          <table:table-cell office:value-type="string" calcext:value-type="string">
            <text:p>N/A</text:p>
          </table:table-cell>
          <table:table-cell office:value-type="float" office:value="0.258832214" calcext:value-type="float">
            <text:p>0.258832214</text:p>
          </table:table-cell>
          <table:table-cell office:value-type="float" office:value="0.670949322" calcext:value-type="float">
            <text:p>0.670949322</text:p>
          </table:table-cell>
          <table:table-cell office:value-type="float" office:value="0.839400428" calcext:value-type="float">
            <text:p>0.839400428</text:p>
          </table:table-cell>
          <table:table-cell office:value-type="float" office:value="0.680942184" calcext:value-type="float">
            <text:p>0.680942184</text:p>
          </table:table-cell>
          <table:table-cell office:value-type="float" office:value="0.492505353" calcext:value-type="float">
            <text:p>0.492505353</text:p>
          </table:table-cell>
          <table:table-cell office:value-type="string" calcext:value-type="string">
            <text:p>N/A</text:p>
          </table:table-cell>
          <table:table-cell office:value-type="float" office:value="0.20616216" calcext:value-type="float">
            <text:p>0.20616216</text:p>
          </table:table-cell>
          <table:table-cell office:value-type="float" office:value="0.290271132" calcext:value-type="float">
            <text:p>0.290271132</text:p>
          </table:table-cell>
          <table:table-cell office:value-type="float" office:value="0.240449609" calcext:value-type="float">
            <text:p>0.240449609</text:p>
          </table:table-cell>
          <table:table-cell office:value-type="float" office:value="0.356649199" calcext:value-type="float">
            <text:p>0.356649199</text:p>
          </table:table-cell>
          <table:table-cell office:value-type="float" office:value="0.27371459" calcext:value-type="float">
            <text:p>0.27371459</text:p>
          </table:table-cell>
          <table:table-cell office:value-type="string" calcext:value-type="string">
            <text:p>N/A</text:p>
          </table:table-cell>
          <table:table-cell office:value-type="float" office:value="0.099672317" calcext:value-type="float">
            <text:p>0.099672317</text:p>
          </table:table-cell>
          <table:table-cell office:value-type="float" office:value="0.389279294" calcext:value-type="float">
            <text:p>0.389279294</text:p>
          </table:table-cell>
          <table:table-cell office:value-type="float" office:value="0.400392221" calcext:value-type="float">
            <text:p>0.400392221</text:p>
          </table:table-cell>
          <table:table-cell office:value-type="float" office:value="0.421310672" calcext:value-type="float">
            <text:p>0.421310672</text:p>
          </table:table-cell>
          <table:table-cell office:value-type="float" office:value="0.346134989" calcext:value-type="float">
            <text:p>0.346134989</text:p>
          </table:table-cell>
          <table:table-cell office:value-type="string" calcext:value-type="string">
            <text:p>N/A</text:p>
          </table:table-cell>
          <table:table-cell office:value-type="float" office:value="0.418634931" calcext:value-type="float">
            <text:p>0.418634931</text:p>
          </table:table-cell>
          <table:table-cell office:value-type="float" office:value="0.251738017" calcext:value-type="float">
            <text:p>0.251738017</text:p>
          </table:table-cell>
          <table:table-cell office:value-type="float" office:value="0.147091109" calcext:value-type="float">
            <text:p>0.147091109</text:p>
          </table:table-cell>
          <table:table-cell office:value-type="float" office:value="0.250274424" calcext:value-type="float">
            <text:p>0.250274424</text:p>
          </table:table-cell>
          <table:table-cell office:value-type="float" office:value="0.357848518" calcext:value-type="float">
            <text:p>0.357848518</text:p>
          </table:table-cell>
          <table:table-cell office:value-type="string" calcext:value-type="string">
            <text:p>N/A</text:p>
          </table:table-cell>
          <table:table-cell office:value-type="float" office:value="0.04881572" calcext:value-type="float">
            <text:p>0.04881572</text:p>
          </table:table-cell>
          <table:table-cell office:value-type="float" office:value="0.266737702" calcext:value-type="float">
            <text:p>0.266737702</text:p>
          </table:table-cell>
          <table:table-cell office:value-type="float" office:value="0.252530634" calcext:value-type="float">
            <text:p>0.252530634</text:p>
          </table:table-cell>
          <table:table-cell office:value-type="float" office:value="0.269579116" calcext:value-type="float">
            <text:p>0.269579116</text:p>
          </table:table-cell>
          <table:table-cell office:value-type="float" office:value="0.278103356" calcext:value-type="float">
            <text:p>0.27810335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_8</text:p>
          </table:table-cell>
          <table:table-cell table:formula="of:=EXACT([.A225];[.B225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7</text:p>
          </table:table-cell>
          <table:table-cell office:value-type="float" office:value="127231306" calcext:value-type="float">
            <text:p>127231306</text:p>
          </table:table-cell>
          <table:table-cell office:value-type="float" office:value="127231894" calcext:value-type="float">
            <text:p>127231894</text:p>
          </table:table-cell>
          <table:table-cell office:value-type="float" office:value="0.1853990082" calcext:value-type="float">
            <text:p>0.1853990082</text:p>
          </table:table-cell>
          <table:table-cell office:value-type="float" office:value="0.727903806" calcext:value-type="float">
            <text:p>0.727903806</text:p>
          </table:table-cell>
          <table:table-cell office:value-type="float" office:value="0.749721086" calcext:value-type="float">
            <text:p>0.749721086</text:p>
          </table:table-cell>
          <table:table-cell office:value-type="float" office:value="0.836742283" calcext:value-type="float">
            <text:p>0.836742283</text:p>
          </table:table-cell>
          <table:table-cell office:value-type="float" office:value="0.597248048" calcext:value-type="float">
            <text:p>0.597248048</text:p>
          </table:table-cell>
          <table:table-cell office:value-type="string" calcext:value-type="string">
            <text:p>N/A</text:p>
          </table:table-cell>
          <table:table-cell office:value-type="float" office:value="0.148275998" calcext:value-type="float">
            <text:p>0.148275998</text:p>
          </table:table-cell>
          <table:table-cell office:value-type="float" office:value="0.98984127" calcext:value-type="float">
            <text:p>0.98984127</text:p>
          </table:table-cell>
          <table:table-cell office:value-type="float" office:value="0.84" calcext:value-type="float">
            <text:p>0.84</text:p>
          </table:table-cell>
          <table:table-cell office:value-type="float" office:value="1.133333333" calcext:value-type="float">
            <text:p>1.133333333</text:p>
          </table:table-cell>
          <table:table-cell office:value-type="float" office:value="0.996190476" calcext:value-type="float">
            <text:p>0.996190476</text:p>
          </table:table-cell>
          <table:table-cell office:value-type="string" calcext:value-type="string">
            <text:p>N/A</text:p>
          </table:table-cell>
          <table:table-cell office:value-type="float" office:value="0.102562328" calcext:value-type="float">
            <text:p>0.102562328</text:p>
          </table:table-cell>
          <table:table-cell office:value-type="float" office:value="1.412742382" calcext:value-type="float">
            <text:p>1.412742382</text:p>
          </table:table-cell>
          <table:table-cell office:value-type="float" office:value="1.246537396" calcext:value-type="float">
            <text:p>1.246537396</text:p>
          </table:table-cell>
          <table:table-cell office:value-type="float" office:value="1.512465374" calcext:value-type="float">
            <text:p>1.512465374</text:p>
          </table:table-cell>
          <table:table-cell office:value-type="float" office:value="1.479224377" calcext:value-type="float">
            <text:p>1.479224377</text:p>
          </table:table-cell>
          <table:table-cell office:value-type="string" calcext:value-type="string">
            <text:p>N/A</text:p>
          </table:table-cell>
          <table:table-cell office:value-type="float" office:value="0.13764944" calcext:value-type="float">
            <text:p>0.13764944</text:p>
          </table:table-cell>
          <table:table-cell office:value-type="float" office:value="0.610278373" calcext:value-type="float">
            <text:p>0.610278373</text:p>
          </table:table-cell>
          <table:table-cell office:value-type="float" office:value="0.64882227" calcext:value-type="float">
            <text:p>0.64882227</text:p>
          </table:table-cell>
          <table:table-cell office:value-type="float" office:value="0.668094218" calcext:value-type="float">
            <text:p>0.668094218</text:p>
          </table:table-cell>
          <table:table-cell office:value-type="float" office:value="0.51391863" calcext:value-type="float">
            <text:p>0.51391863</text:p>
          </table:table-cell>
          <table:table-cell office:value-type="string" calcext:value-type="string">
            <text:p>N/A</text:p>
          </table:table-cell>
          <table:table-cell office:value-type="float" office:value="0.192436569" calcext:value-type="float">
            <text:p>0.192436569</text:p>
          </table:table-cell>
          <table:table-cell office:value-type="float" office:value="0.940077466" calcext:value-type="float">
            <text:p>0.940077466</text:p>
          </table:table-cell>
          <table:table-cell office:value-type="float" office:value="1.13936356" calcext:value-type="float">
            <text:p>1.13936356</text:p>
          </table:table-cell>
          <table:table-cell office:value-type="float" office:value="0.786207944" calcext:value-type="float">
            <text:p>0.786207944</text:p>
          </table:table-cell>
          <table:table-cell office:value-type="float" office:value="0.894660895" calcext:value-type="float">
            <text:p>0.894660895</text:p>
          </table:table-cell>
          <table:table-cell office:value-type="string" calcext:value-type="string">
            <text:p>N/A</text:p>
          </table:table-cell>
          <table:table-cell office:value-type="float" office:value="0.154173401" calcext:value-type="float">
            <text:p>0.154173401</text:p>
          </table:table-cell>
          <table:table-cell office:value-type="float" office:value="0.883804543" calcext:value-type="float">
            <text:p>0.883804543</text:p>
          </table:table-cell>
          <table:table-cell office:value-type="float" office:value="1.041019774" calcext:value-type="float">
            <text:p>1.041019774</text:p>
          </table:table-cell>
          <table:table-cell office:value-type="float" office:value="0.810589966" calcext:value-type="float">
            <text:p>0.810589966</text:p>
          </table:table-cell>
          <table:table-cell office:value-type="float" office:value="0.79980389" calcext:value-type="float">
            <text:p>0.79980389</text:p>
          </table:table-cell>
          <table:table-cell office:value-type="string" calcext:value-type="string">
            <text:p>N/A</text:p>
          </table:table-cell>
          <table:table-cell office:value-type="float" office:value="0.046578174" calcext:value-type="float">
            <text:p>0.046578174</text:p>
          </table:table-cell>
          <table:table-cell office:value-type="float" office:value="0.935967801" calcext:value-type="float">
            <text:p>0.935967801</text:p>
          </table:table-cell>
          <table:table-cell office:value-type="float" office:value="0.904500549" calcext:value-type="float">
            <text:p>0.904500549</text:p>
          </table:table-cell>
          <table:table-cell office:value-type="float" office:value="0.985729967" calcext:value-type="float">
            <text:p>0.985729967</text:p>
          </table:table-cell>
          <table:table-cell office:value-type="float" office:value="0.917672887" calcext:value-type="float">
            <text:p>0.917672887</text:p>
          </table:table-cell>
          <table:table-cell office:value-type="string" calcext:value-type="string">
            <text:p>N/A</text:p>
          </table:table-cell>
          <table:table-cell office:value-type="float" office:value="0.162235044" calcext:value-type="float">
            <text:p>0.162235044</text:p>
          </table:table-cell>
          <table:table-cell office:value-type="float" office:value="0.519978689" calcext:value-type="float">
            <text:p>0.519978689</text:p>
          </table:table-cell>
          <table:table-cell office:value-type="float" office:value="0.432605221" calcext:value-type="float">
            <text:p>0.432605221</text:p>
          </table:table-cell>
          <table:table-cell office:value-type="float" office:value="0.52637187" calcext:value-type="float">
            <text:p>0.52637187</text:p>
          </table:table-cell>
          <table:table-cell office:value-type="float" office:value="0.600958977" calcext:value-type="float">
            <text:p>0.60095897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_NEW_1</text:p>
          </table:table-cell>
          <table:table-cell table:formula="of:=EXACT([.A226];[.B226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2</text:p>
          </table:table-cell>
          <table:table-cell office:value-type="float" office:value="52671351" calcext:value-type="float">
            <text:p>52671351</text:p>
          </table:table-cell>
          <table:table-cell office:value-type="float" office:value="52671937" calcext:value-type="float">
            <text:p>52671937</text:p>
          </table:table-cell>
          <table:table-cell office:value-type="float" office:value="0.1020265009" calcext:value-type="float">
            <text:p>0.1020265009</text:p>
          </table:table-cell>
          <table:table-cell office:value-type="float" office:value="1.261205208" calcext:value-type="float">
            <text:p>1.261205208</text:p>
          </table:table-cell>
          <table:table-cell office:value-type="float" office:value="1.475285171" calcext:value-type="float">
            <text:p>1.475285171</text:p>
          </table:table-cell>
          <table:table-cell office:value-type="float" office:value="1.154510888" calcext:value-type="float">
            <text:p>1.154510888</text:p>
          </table:table-cell>
          <table:table-cell office:value-type="float" office:value="1.153819564" calcext:value-type="float">
            <text:p>1.153819564</text:p>
          </table:table-cell>
          <table:table-cell office:value-type="string" calcext:value-type="string">
            <text:p>N/A</text:p>
          </table:table-cell>
          <table:table-cell office:value-type="float" office:value="0.206178643" calcext:value-type="float">
            <text:p>0.206178643</text:p>
          </table:table-cell>
          <table:table-cell office:value-type="float" office:value="0.81255116" calcext:value-type="float">
            <text:p>0.81255116</text:p>
          </table:table-cell>
          <table:table-cell office:value-type="float" office:value="0.980081855" calcext:value-type="float">
            <text:p>0.980081855</text:p>
          </table:table-cell>
          <table:table-cell office:value-type="float" office:value="0.645020464" calcext:value-type="float">
            <text:p>0.64502046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240305172" calcext:value-type="float">
            <text:p>0.240305172</text:p>
          </table:table-cell>
          <table:table-cell office:value-type="float" office:value="1.382756727" calcext:value-type="float">
            <text:p>1.382756727</text:p>
          </table:table-cell>
          <table:table-cell office:value-type="float" office:value="1.205930807" calcext:value-type="float">
            <text:p>1.205930807</text:p>
          </table:table-cell>
          <table:table-cell office:value-type="float" office:value="1.176276771" calcext:value-type="float">
            <text:p>1.176276771</text:p>
          </table:table-cell>
          <table:table-cell office:value-type="float" office:value="1.766062603" calcext:value-type="float">
            <text:p>1.766062603</text:p>
          </table:table-cell>
          <table:table-cell office:value-type="string" calcext:value-type="string">
            <text:p>N/A</text:p>
          </table:table-cell>
          <table:table-cell office:value-type="float" office:value="0.12" calcext:value-type="float">
            <text:p>0.12</text:p>
          </table:table-cell>
          <table:table-cell office:value-type="float" office:value="0.921052632" calcext:value-type="float">
            <text:p>0.921052632</text:p>
          </table:table-cell>
          <table:table-cell office:value-type="float" office:value="1.468950749" calcext:value-type="float">
            <text:p>1.468950749</text:p>
          </table:table-cell>
          <table:table-cell office:value-type="float" office:value="1.154175589" calcext:value-type="float">
            <text:p>1.154175589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212683997" calcext:value-type="float">
            <text:p>0.212683997</text:p>
          </table:table-cell>
          <table:table-cell office:value-type="float" office:value="1.075237617" calcext:value-type="float">
            <text:p>1.075237617</text:p>
          </table:table-cell>
          <table:table-cell office:value-type="float" office:value="1.338652977" calcext:value-type="float">
            <text:p>1.338652977</text:p>
          </table:table-cell>
          <table:table-cell office:value-type="float" office:value="0.927515206" calcext:value-type="float">
            <text:p>0.927515206</text:p>
          </table:table-cell>
          <table:table-cell office:value-type="float" office:value="0.959544668" calcext:value-type="float">
            <text:p>0.959544668</text:p>
          </table:table-cell>
          <table:table-cell office:value-type="string" calcext:value-type="string">
            <text:p>N/A</text:p>
          </table:table-cell>
          <table:table-cell office:value-type="float" office:value="0.308183937" calcext:value-type="float">
            <text:p>0.308183937</text:p>
          </table:table-cell>
          <table:table-cell office:value-type="float" office:value="1.068971193" calcext:value-type="float">
            <text:p>1.068971193</text:p>
          </table:table-cell>
          <table:table-cell office:value-type="float" office:value="1.446419753" calcext:value-type="float">
            <text:p>1.446419753</text:p>
          </table:table-cell>
          <table:table-cell office:value-type="float" office:value="0.921234568" calcext:value-type="float">
            <text:p>0.921234568</text:p>
          </table:table-cell>
          <table:table-cell office:value-type="float" office:value="0.839259259" calcext:value-type="float">
            <text:p>0.839259259</text:p>
          </table:table-cell>
          <table:table-cell office:value-type="string" calcext:value-type="string">
            <text:p>N/A</text:p>
          </table:table-cell>
          <table:table-cell office:value-type="float" office:value="0.374139016" calcext:value-type="float">
            <text:p>0.374139016</text:p>
          </table:table-cell>
          <table:table-cell office:value-type="float" office:value="1.015207563" calcext:value-type="float">
            <text:p>1.015207563</text:p>
          </table:table-cell>
          <table:table-cell office:value-type="float" office:value="1.302096178" calcext:value-type="float">
            <text:p>1.302096178</text:p>
          </table:table-cell>
          <table:table-cell office:value-type="float" office:value="1.159062885" calcext:value-type="float">
            <text:p>1.159062885</text:p>
          </table:table-cell>
          <table:table-cell office:value-type="float" office:value="0.584463625" calcext:value-type="float">
            <text:p>0.584463625</text:p>
          </table:table-cell>
          <table:table-cell office:value-type="string" calcext:value-type="string">
            <text:p>N/A</text:p>
          </table:table-cell>
          <table:table-cell office:value-type="float" office:value="0.040754764" calcext:value-type="float">
            <text:p>0.040754764</text:p>
          </table:table-cell>
          <table:table-cell office:value-type="float" office:value="0.90063234" calcext:value-type="float">
            <text:p>0.90063234</text:p>
          </table:table-cell>
          <table:table-cell office:value-type="float" office:value="0.872628726" calcext:value-type="float">
            <text:p>0.872628726</text:p>
          </table:table-cell>
          <table:table-cell office:value-type="float" office:value="0.942186089" calcext:value-type="float">
            <text:p>0.942186089</text:p>
          </table:table-cell>
          <table:table-cell office:value-type="float" office:value="0.887082204" calcext:value-type="float">
            <text:p>0.88708220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_NEW_2</text:p>
          </table:table-cell>
          <table:table-cell table:formula="of:=EXACT([.A227];[.B227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1</text:p>
          </table:table-cell>
          <table:table-cell office:value-type="float" office:value="61038023" calcext:value-type="float">
            <text:p>61038023</text:p>
          </table:table-cell>
          <table:table-cell office:value-type="float" office:value="61038954" calcext:value-type="float">
            <text:p>61038954</text:p>
          </table:table-cell>
          <table:table-cell office:value-type="float" office:value="0.1383140635" calcext:value-type="float">
            <text:p>0.1383140635</text:p>
          </table:table-cell>
          <table:table-cell office:value-type="float" office:value="0.694780505" calcext:value-type="float">
            <text:p>0.694780505</text:p>
          </table:table-cell>
          <table:table-cell office:value-type="float" office:value="0.811959903" calcext:value-type="float">
            <text:p>0.811959903</text:p>
          </table:table-cell>
          <table:table-cell office:value-type="float" office:value="0.646733495" calcext:value-type="float">
            <text:p>0.646733495</text:p>
          </table:table-cell>
          <table:table-cell office:value-type="float" office:value="0.625648116" calcext:value-type="float">
            <text:p>0.625648116</text:p>
          </table:table-cell>
          <table:table-cell office:value-type="string" calcext:value-type="string">
            <text:p>N/A</text:p>
          </table:table-cell>
          <table:table-cell office:value-type="float" office:value="0.138572286" calcext:value-type="float">
            <text:p>0.138572286</text:p>
          </table:table-cell>
          <table:table-cell office:value-type="float" office:value="0.454843111" calcext:value-type="float">
            <text:p>0.454843111</text:p>
          </table:table-cell>
          <table:table-cell office:value-type="float" office:value="0.51787176" calcext:value-type="float">
            <text:p>0.51787176</text:p>
          </table:table-cell>
          <table:table-cell office:value-type="float" office:value="0.391814461" calcext:value-type="float">
            <text:p>0.39181446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267140371" calcext:value-type="float">
            <text:p>0.267140371</text:p>
          </table:table-cell>
          <table:table-cell office:value-type="float" office:value="0.664470071" calcext:value-type="float">
            <text:p>0.664470071</text:p>
          </table:table-cell>
          <table:table-cell office:value-type="float" office:value="0.866556837" calcext:value-type="float">
            <text:p>0.866556837</text:p>
          </table:table-cell>
          <table:table-cell office:value-type="float" office:value="0.533772652" calcext:value-type="float">
            <text:p>0.533772652</text:p>
          </table:table-cell>
          <table:table-cell office:value-type="float" office:value="0.593080725" calcext:value-type="float">
            <text:p>0.593080725</text:p>
          </table:table-cell>
          <table:table-cell office:value-type="string" calcext:value-type="string">
            <text:p>N/A</text:p>
          </table:table-cell>
          <table:table-cell office:value-type="float" office:value="0.070754717" calcext:value-type="float">
            <text:p>0.070754717</text:p>
          </table:table-cell>
          <table:table-cell office:value-type="float" office:value="0.637593985" calcext:value-type="float">
            <text:p>0.637593985</text:p>
          </table:table-cell>
          <table:table-cell office:value-type="float" office:value="0.972162741" calcext:value-type="float">
            <text:p>0.972162741</text:p>
          </table:table-cell>
          <table:table-cell office:value-type="float" office:value="0.843683084" calcext:value-type="float">
            <text:p>0.84368308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36864377" calcext:value-type="float">
            <text:p>0.136864377</text:p>
          </table:table-cell>
          <table:table-cell office:value-type="float" office:value="0.782434016" calcext:value-type="float">
            <text:p>0.782434016</text:p>
          </table:table-cell>
          <table:table-cell office:value-type="float" office:value="0.90608783" calcext:value-type="float">
            <text:p>0.90608783</text:p>
          </table:table-cell>
          <table:table-cell table:number-columns-repeated="2" office:value-type="float" office:value="0.720607109" calcext:value-type="float">
            <text:p>0.720607109</text:p>
          </table:table-cell>
          <table:table-cell office:value-type="string" calcext:value-type="string">
            <text:p>N/A</text:p>
          </table:table-cell>
          <table:table-cell office:value-type="float" office:value="0.106224709" calcext:value-type="float">
            <text:p>0.106224709</text:p>
          </table:table-cell>
          <table:table-cell office:value-type="float" office:value="0.62872428" calcext:value-type="float">
            <text:p>0.62872428</text:p>
          </table:table-cell>
          <table:table-cell office:value-type="float" office:value="0.691111111" calcext:value-type="float">
            <text:p>0.691111111</text:p>
          </table:table-cell>
          <table:table-cell office:value-type="float" office:value="0.636790123" calcext:value-type="float">
            <text:p>0.636790123</text:p>
          </table:table-cell>
          <table:table-cell office:value-type="float" office:value="0.558271605" calcext:value-type="float">
            <text:p>0.558271605</text:p>
          </table:table-cell>
          <table:table-cell office:value-type="string" calcext:value-type="string">
            <text:p>N/A</text:p>
          </table:table-cell>
          <table:table-cell office:value-type="float" office:value="0.13052114" calcext:value-type="float">
            <text:p>0.13052114</text:p>
          </table:table-cell>
          <table:table-cell office:value-type="float" office:value="0.403616934" calcext:value-type="float">
            <text:p>0.403616934</text:p>
          </table:table-cell>
          <table:table-cell office:value-type="float" office:value="0.434032059" calcext:value-type="float">
            <text:p>0.434032059</text:p>
          </table:table-cell>
          <table:table-cell office:value-type="float" office:value="0.342786683" calcext:value-type="float">
            <text:p>0.342786683</text:p>
          </table:table-cell>
          <table:table-cell office:value-type="float" office:value="0.434032059" calcext:value-type="float">
            <text:p>0.434032059</text:p>
          </table:table-cell>
          <table:table-cell office:value-type="string" calcext:value-type="string">
            <text:p>N/A</text:p>
          </table:table-cell>
          <table:table-cell office:value-type="float" office:value="0.130806609" calcext:value-type="float">
            <text:p>0.130806609</text:p>
          </table:table-cell>
          <table:table-cell office:value-type="float" office:value="0.526046372" calcext:value-type="float">
            <text:p>0.526046372</text:p>
          </table:table-cell>
          <table:table-cell office:value-type="float" office:value="0.498644986" calcext:value-type="float">
            <text:p>0.498644986</text:p>
          </table:table-cell>
          <table:table-cell office:value-type="float" office:value="0.475158085" calcext:value-type="float">
            <text:p>0.475158085</text:p>
          </table:table-cell>
          <table:table-cell office:value-type="float" office:value="0.604336043" calcext:value-type="float">
            <text:p>0.60433604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R_1</text:p>
          </table:table-cell>
          <table:table-cell table:formula="of:=EXACT([.A228];[.B228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1</text:p>
          </table:table-cell>
          <table:table-cell office:value-type="float" office:value="106337958" calcext:value-type="float">
            <text:p>106337958</text:p>
          </table:table-cell>
          <table:table-cell office:value-type="float" office:value="106338497" calcext:value-type="float">
            <text:p>106338497</text:p>
          </table:table-cell>
          <table:table-cell office:value-type="float" office:value="0.0801560554" calcext:value-type="float">
            <text:p>0.0801560554</text:p>
          </table:table-cell>
          <table:table-cell office:value-type="float" office:value="0.538738069" calcext:value-type="float">
            <text:p>0.538738069</text:p>
          </table:table-cell>
          <table:table-cell office:value-type="float" office:value="0.44551878" calcext:value-type="float">
            <text:p>0.44551878</text:p>
          </table:table-cell>
          <table:table-cell office:value-type="float" office:value="0.697657122" calcext:value-type="float">
            <text:p>0.697657122</text:p>
          </table:table-cell>
          <table:table-cell office:value-type="float" office:value="0.473038304" calcext:value-type="float">
            <text:p>0.473038304</text:p>
          </table:table-cell>
          <table:table-cell office:value-type="string" calcext:value-type="string">
            <text:p>N/A</text:p>
          </table:table-cell>
          <table:table-cell office:value-type="float" office:value="0.056479918" calcext:value-type="float">
            <text:p>0.056479918</text:p>
          </table:table-cell>
          <table:table-cell office:value-type="float" office:value="1.226666667" calcext:value-type="float">
            <text:p>1.226666667</text:p>
          </table:table-cell>
          <table:table-cell office:value-type="float" office:value="1.300952381" calcext:value-type="float">
            <text:p>1.300952381</text:p>
          </table:table-cell>
          <table:table-cell office:value-type="float" office:value="1.215238095" calcext:value-type="float">
            <text:p>1.215238095</text:p>
          </table:table-cell>
          <table:table-cell office:value-type="float" office:value="1.163809524" calcext:value-type="float">
            <text:p>1.163809524</text:p>
          </table:table-cell>
          <table:table-cell office:value-type="string" calcext:value-type="string">
            <text:p>N/A</text:p>
          </table:table-cell>
          <table:table-cell office:value-type="float" office:value="0.219864476" calcext:value-type="float">
            <text:p>0.219864476</text:p>
          </table:table-cell>
          <table:table-cell office:value-type="float" office:value="0.371191136" calcext:value-type="float">
            <text:p>0.371191136</text:p>
          </table:table-cell>
          <table:table-cell office:value-type="float" office:value="0.459833795" calcext:value-type="float">
            <text:p>0.459833795</text:p>
          </table:table-cell>
          <table:table-cell office:value-type="float" office:value="0.354570637" calcext:value-type="float">
            <text:p>0.354570637</text:p>
          </table:table-cell>
          <table:table-cell office:value-type="float" office:value="0.299168975" calcext:value-type="float">
            <text:p>0.299168975</text:p>
          </table:table-cell>
          <table:table-cell office:value-type="string" calcext:value-type="string">
            <text:p>N/A</text:p>
          </table:table-cell>
          <table:table-cell office:value-type="float" office:value="0.124129359" calcext:value-type="float">
            <text:p>0.124129359</text:p>
          </table:table-cell>
          <table:table-cell office:value-type="float" office:value="0.707351892" calcext:value-type="float">
            <text:p>0.707351892</text:p>
          </table:table-cell>
          <table:table-cell office:value-type="float" office:value="0.618843683" calcext:value-type="float">
            <text:p>0.618843683</text:p>
          </table:table-cell>
          <table:table-cell office:value-type="float" office:value="0.708779443" calcext:value-type="float">
            <text:p>0.708779443</text:p>
          </table:table-cell>
          <table:table-cell office:value-type="float" office:value="0.794432548" calcext:value-type="float">
            <text:p>0.794432548</text:p>
          </table:table-cell>
          <table:table-cell office:value-type="string" calcext:value-type="string">
            <text:p>N/A</text:p>
          </table:table-cell>
          <table:table-cell office:value-type="float" office:value="0.140563711" calcext:value-type="float">
            <text:p>0.140563711</text:p>
          </table:table-cell>
          <table:table-cell office:value-type="float" office:value="0.446621605" calcext:value-type="float">
            <text:p>0.446621605</text:p>
          </table:table-cell>
          <table:table-cell office:value-type="float" office:value="0.40297714" calcext:value-type="float">
            <text:p>0.40297714</text:p>
          </table:table-cell>
          <table:table-cell office:value-type="float" office:value="0.51856915" calcext:value-type="float">
            <text:p>0.51856915</text:p>
          </table:table-cell>
          <table:table-cell office:value-type="float" office:value="0.418318524" calcext:value-type="float">
            <text:p>0.418318524</text:p>
          </table:table-cell>
          <table:table-cell office:value-type="string" calcext:value-type="string">
            <text:p>N/A</text:p>
          </table:table-cell>
          <table:table-cell office:value-type="float" office:value="0.044556329" calcext:value-type="float">
            <text:p>0.044556329</text:p>
          </table:table-cell>
          <table:table-cell office:value-type="float" office:value="0.489295637" calcext:value-type="float">
            <text:p>0.489295637</text:p>
          </table:table-cell>
          <table:table-cell office:value-type="float" office:value="0.464128126" calcext:value-type="float">
            <text:p>0.464128126</text:p>
          </table:table-cell>
          <table:table-cell office:value-type="float" office:value="0.502369668" calcext:value-type="float">
            <text:p>0.502369668</text:p>
          </table:table-cell>
          <table:table-cell office:value-type="float" office:value="0.501389116" calcext:value-type="float">
            <text:p>0.501389116</text:p>
          </table:table-cell>
          <table:table-cell office:value-type="string" calcext:value-type="string">
            <text:p>N/A</text:p>
          </table:table-cell>
          <table:table-cell office:value-type="float" office:value="0.753518921" calcext:value-type="float">
            <text:p>0.753518921</text:p>
          </table:table-cell>
          <table:table-cell office:value-type="float" office:value="0.286864252" calcext:value-type="float">
            <text:p>0.286864252</text:p>
          </table:table-cell>
          <table:table-cell office:value-type="float" office:value="0.526893524" calcext:value-type="float">
            <text:p>0.526893524</text:p>
          </table:table-cell>
          <table:table-cell office:value-type="float" office:value="0.226125137" calcext:value-type="float">
            <text:p>0.226125137</text:p>
          </table:table-cell>
          <table:table-cell office:value-type="float" office:value="0.107574094" calcext:value-type="float">
            <text:p>0.107574094</text:p>
          </table:table-cell>
          <table:table-cell office:value-type="string" calcext:value-type="string">
            <text:p>N/A</text:p>
          </table:table-cell>
          <table:table-cell office:value-type="float" office:value="0.146455997" calcext:value-type="float">
            <text:p>0.146455997</text:p>
          </table:table-cell>
          <table:table-cell office:value-type="float" office:value="0.334221275" calcext:value-type="float">
            <text:p>0.334221275</text:p>
          </table:table-cell>
          <table:table-cell office:value-type="float" office:value="0.387852957" calcext:value-type="float">
            <text:p>0.387852957</text:p>
          </table:table-cell>
          <table:table-cell office:value-type="float" office:value="0.322855621" calcext:value-type="float">
            <text:p>0.322855621</text:p>
          </table:table-cell>
          <table:table-cell office:value-type="float" office:value="0.291955248" calcext:value-type="float">
            <text:p>0.29195524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R_10</text:p>
          </table:table-cell>
          <table:table-cell table:formula="of:=EXACT([.A229];[.B229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9</text:p>
          </table:table-cell>
          <table:table-cell office:value-type="float" office:value="120016863" calcext:value-type="float">
            <text:p>120016863</text:p>
          </table:table-cell>
          <table:table-cell office:value-type="float" office:value="120017630" calcext:value-type="float">
            <text:p>120017630</text:p>
          </table:table-cell>
          <table:table-cell office:value-type="float" office:value="0.0646367884" calcext:value-type="float">
            <text:p>0.0646367884</text:p>
          </table:table-cell>
          <table:table-cell office:value-type="float" office:value="0.377339779" calcext:value-type="float">
            <text:p>0.377339779</text:p>
          </table:table-cell>
          <table:table-cell office:value-type="float" office:value="0.426924507" calcext:value-type="float">
            <text:p>0.426924507</text:p>
          </table:table-cell>
          <table:table-cell office:value-type="float" office:value="0.420230569" calcext:value-type="float">
            <text:p>0.420230569</text:p>
          </table:table-cell>
          <table:table-cell office:value-type="float" office:value="0.284864262" calcext:value-type="float">
            <text:p>0.284864262</text:p>
          </table:table-cell>
          <table:table-cell office:value-type="string" calcext:value-type="string">
            <text:p>N/A</text:p>
          </table:table-cell>
          <table:table-cell office:value-type="float" office:value="0.161284853" calcext:value-type="float">
            <text:p>0.161284853</text:p>
          </table:table-cell>
          <table:table-cell office:value-type="float" office:value="0.683174603" calcext:value-type="float">
            <text:p>0.683174603</text:p>
          </table:table-cell>
          <table:table-cell office:value-type="float" office:value="0.777142857" calcext:value-type="float">
            <text:p>0.777142857</text:p>
          </table:table-cell>
          <table:table-cell office:value-type="float" office:value="0.561904762" calcext:value-type="float">
            <text:p>0.561904762</text:p>
          </table:table-cell>
          <table:table-cell office:value-type="float" office:value="0.71047619" calcext:value-type="float">
            <text:p>0.71047619</text:p>
          </table:table-cell>
          <table:table-cell office:value-type="string" calcext:value-type="string">
            <text:p>N/A</text:p>
          </table:table-cell>
          <table:table-cell office:value-type="float" office:value="0.211603685" calcext:value-type="float">
            <text:p>0.211603685</text:p>
          </table:table-cell>
          <table:table-cell office:value-type="float" office:value="0.371191136" calcext:value-type="float">
            <text:p>0.371191136</text:p>
          </table:table-cell>
          <table:table-cell office:value-type="float" office:value="0.343490305" calcext:value-type="float">
            <text:p>0.343490305</text:p>
          </table:table-cell>
          <table:table-cell office:value-type="float" office:value="0.459833795" calcext:value-type="float">
            <text:p>0.459833795</text:p>
          </table:table-cell>
          <table:table-cell office:value-type="float" office:value="0.310249307" calcext:value-type="float">
            <text:p>0.310249307</text:p>
          </table:table-cell>
          <table:table-cell office:value-type="string" calcext:value-type="string">
            <text:p>N/A</text:p>
          </table:table-cell>
          <table:table-cell office:value-type="float" office:value="0.242107955" calcext:value-type="float">
            <text:p>0.242107955</text:p>
          </table:table-cell>
          <table:table-cell office:value-type="float" office:value="0.391862955" calcext:value-type="float">
            <text:p>0.391862955</text:p>
          </table:table-cell>
          <table:table-cell office:value-type="float" office:value="0.479657388" calcext:value-type="float">
            <text:p>0.479657388</text:p>
          </table:table-cell>
          <table:table-cell office:value-type="float" office:value="0.291220557" calcext:value-type="float">
            <text:p>0.291220557</text:p>
          </table:table-cell>
          <table:table-cell office:value-type="float" office:value="0.404710921" calcext:value-type="float">
            <text:p>0.404710921</text:p>
          </table:table-cell>
          <table:table-cell office:value-type="string" calcext:value-type="string">
            <text:p>N/A</text:p>
          </table:table-cell>
          <table:table-cell office:value-type="float" office:value="0.055999778" calcext:value-type="float">
            <text:p>0.055999778</text:p>
          </table:table-cell>
          <table:table-cell office:value-type="float" office:value="0.25695552" calcext:value-type="float">
            <text:p>0.25695552</text:p>
          </table:table-cell>
          <table:table-cell office:value-type="float" office:value="0.271891851" calcext:value-type="float">
            <text:p>0.271891851</text:p>
          </table:table-cell>
          <table:table-cell office:value-type="float" office:value="0.243183717" calcext:value-type="float">
            <text:p>0.243183717</text:p>
          </table:table-cell>
          <table:table-cell office:value-type="float" office:value="0.255790993" calcext:value-type="float">
            <text:p>0.255790993</text:p>
          </table:table-cell>
          <table:table-cell office:value-type="string" calcext:value-type="string">
            <text:p>N/A</text:p>
          </table:table-cell>
          <table:table-cell office:value-type="float" office:value="0.061160366" calcext:value-type="float">
            <text:p>0.061160366</text:p>
          </table:table-cell>
          <table:table-cell office:value-type="float" office:value="0.279348477" calcext:value-type="float">
            <text:p>0.279348477</text:p>
          </table:table-cell>
          <table:table-cell office:value-type="float" office:value="0.294492564" calcext:value-type="float">
            <text:p>0.294492564</text:p>
          </table:table-cell>
          <table:table-cell office:value-type="float" office:value="0.282725936" calcext:value-type="float">
            <text:p>0.282725936</text:p>
          </table:table-cell>
          <table:table-cell office:value-type="float" office:value="0.260826933" calcext:value-type="float">
            <text:p>0.260826933</text:p>
          </table:table-cell>
          <table:table-cell office:value-type="string" calcext:value-type="string">
            <text:p>N/A</text:p>
          </table:table-cell>
          <table:table-cell office:value-type="float" office:value="0.393161204" calcext:value-type="float">
            <text:p>0.393161204</text:p>
          </table:table-cell>
          <table:table-cell office:value-type="float" office:value="0.345407977" calcext:value-type="float">
            <text:p>0.345407977</text:p>
          </table:table-cell>
          <table:table-cell office:value-type="float" office:value="0.287596048" calcext:value-type="float">
            <text:p>0.287596048</text:p>
          </table:table-cell>
          <table:table-cell office:value-type="float" office:value="0.248079034" calcext:value-type="float">
            <text:p>0.248079034</text:p>
          </table:table-cell>
          <table:table-cell office:value-type="float" office:value="0.500548847" calcext:value-type="float">
            <text:p>0.500548847</text:p>
          </table:table-cell>
          <table:table-cell office:value-type="string" calcext:value-type="string">
            <text:p>N/A</text:p>
          </table:table-cell>
          <table:table-cell office:value-type="float" office:value="0.298900789" calcext:value-type="float">
            <text:p>0.298900789</text:p>
          </table:table-cell>
          <table:table-cell office:value-type="float" office:value="0.322500444" calcext:value-type="float">
            <text:p>0.322500444</text:p>
          </table:table-cell>
          <table:table-cell office:value-type="float" office:value="0.433670751" calcext:value-type="float">
            <text:p>0.433670751</text:p>
          </table:table-cell>
          <table:table-cell office:value-type="float" office:value="0.271710176" calcext:value-type="float">
            <text:p>0.271710176</text:p>
          </table:table-cell>
          <table:table-cell office:value-type="float" office:value="0.262120405" calcext:value-type="float">
            <text:p>0.26212040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R_11</text:p>
          </table:table-cell>
          <table:table-cell table:formula="of:=EXACT([.A230];[.B230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4161167" calcext:value-type="float">
            <text:p>134161167</text:p>
          </table:table-cell>
          <table:table-cell office:value-type="float" office:value="134162016" calcext:value-type="float">
            <text:p>134162016</text:p>
          </table:table-cell>
          <table:table-cell office:value-type="float" office:value="0.1452259143" calcext:value-type="float">
            <text:p>0.1452259143</text:p>
          </table:table-cell>
          <table:table-cell office:value-type="float" office:value="0.646584852" calcext:value-type="float">
            <text:p>0.646584852</text:p>
          </table:table-cell>
          <table:table-cell office:value-type="float" office:value="0.578653775" calcext:value-type="float">
            <text:p>0.578653775</text:p>
          </table:table-cell>
          <table:table-cell office:value-type="float" office:value="0.707326144" calcext:value-type="float">
            <text:p>0.707326144</text:p>
          </table:table-cell>
          <table:table-cell office:value-type="float" office:value="0.653774637" calcext:value-type="float">
            <text:p>0.653774637</text:p>
          </table:table-cell>
          <table:table-cell office:value-type="string" calcext:value-type="string">
            <text:p>N/A</text:p>
          </table:table-cell>
          <table:table-cell office:value-type="float" office:value="0.241825011" calcext:value-type="float">
            <text:p>0.241825011</text:p>
          </table:table-cell>
          <table:table-cell office:value-type="float" office:value="1.045079365" calcext:value-type="float">
            <text:p>1.045079365</text:p>
          </table:table-cell>
          <table:table-cell office:value-type="float" office:value="1.32" calcext:value-type="float">
            <text:p>1.32</text:p>
          </table:table-cell>
          <table:table-cell office:value-type="float" office:value="0.992380952" calcext:value-type="float">
            <text:p>0.992380952</text:p>
          </table:table-cell>
          <table:table-cell office:value-type="float" office:value="0.822857143" calcext:value-type="float">
            <text:p>0.822857143</text:p>
          </table:table-cell>
          <table:table-cell office:value-type="string" calcext:value-type="string">
            <text:p>N/A</text:p>
          </table:table-cell>
          <table:table-cell office:value-type="float" office:value="0.066054256" calcext:value-type="float">
            <text:p>0.066054256</text:p>
          </table:table-cell>
          <table:table-cell office:value-type="float" office:value="0.58910434" calcext:value-type="float">
            <text:p>0.58910434</text:p>
          </table:table-cell>
          <table:table-cell office:value-type="float" office:value="0.626038781" calcext:value-type="float">
            <text:p>0.626038781</text:p>
          </table:table-cell>
          <table:table-cell office:value-type="float" office:value="0.548476454" calcext:value-type="float">
            <text:p>0.548476454</text:p>
          </table:table-cell>
          <table:table-cell office:value-type="float" office:value="0.592797784" calcext:value-type="float">
            <text:p>0.592797784</text:p>
          </table:table-cell>
          <table:table-cell office:value-type="string" calcext:value-type="string">
            <text:p>N/A</text:p>
          </table:table-cell>
          <table:table-cell office:value-type="float" office:value="0.111130033" calcext:value-type="float">
            <text:p>0.111130033</text:p>
          </table:table-cell>
          <table:table-cell office:value-type="float" office:value="0.981441827" calcext:value-type="float">
            <text:p>0.981441827</text:p>
          </table:table-cell>
          <table:table-cell office:value-type="float" office:value="1.057815846" calcext:value-type="float">
            <text:p>1.057815846</text:p>
          </table:table-cell>
          <table:table-cell office:value-type="float" office:value="1.029978587" calcext:value-type="float">
            <text:p>1.029978587</text:p>
          </table:table-cell>
          <table:table-cell office:value-type="float" office:value="0.856531049" calcext:value-type="float">
            <text:p>0.856531049</text:p>
          </table:table-cell>
          <table:table-cell office:value-type="string" calcext:value-type="string">
            <text:p>N/A</text:p>
          </table:table-cell>
          <table:table-cell office:value-type="float" office:value="0.200074501" calcext:value-type="float">
            <text:p>0.200074501</text:p>
          </table:table-cell>
          <table:table-cell office:value-type="float" office:value="0.39305334" calcext:value-type="float">
            <text:p>0.39305334</text:p>
          </table:table-cell>
          <table:table-cell office:value-type="float" office:value="0.379585327" calcext:value-type="float">
            <text:p>0.379585327</text:p>
          </table:table-cell>
          <table:table-cell office:value-type="float" office:value="0.47755753" calcext:value-type="float">
            <text:p>0.47755753</text:p>
          </table:table-cell>
          <table:table-cell office:value-type="float" office:value="0.322017164" calcext:value-type="float">
            <text:p>0.322017164</text:p>
          </table:table-cell>
          <table:table-cell office:value-type="string" calcext:value-type="string">
            <text:p>N/A</text:p>
          </table:table-cell>
          <table:table-cell office:value-type="float" office:value="0.216658037" calcext:value-type="float">
            <text:p>0.216658037</text:p>
          </table:table-cell>
          <table:table-cell office:value-type="float" office:value="0.533420494" calcext:value-type="float">
            <text:p>0.533420494</text:p>
          </table:table-cell>
          <table:table-cell office:value-type="float" office:value="0.428501389" calcext:value-type="float">
            <text:p>0.428501389</text:p>
          </table:table-cell>
          <table:table-cell office:value-type="float" office:value="0.657296944" calcext:value-type="float">
            <text:p>0.657296944</text:p>
          </table:table-cell>
          <table:table-cell office:value-type="float" office:value="0.514463148" calcext:value-type="float">
            <text:p>0.514463148</text:p>
          </table:table-cell>
          <table:table-cell office:value-type="string" calcext:value-type="string">
            <text:p>N/A</text:p>
          </table:table-cell>
          <table:table-cell office:value-type="float" office:value="0.568971994" calcext:value-type="float">
            <text:p>0.568971994</text:p>
          </table:table-cell>
          <table:table-cell office:value-type="float" office:value="0.466886206" calcext:value-type="float">
            <text:p>0.466886206</text:p>
          </table:table-cell>
          <table:table-cell office:value-type="float" office:value="0.465422613" calcext:value-type="float">
            <text:p>0.465422613</text:p>
          </table:table-cell>
          <table:table-cell office:value-type="float" office:value="0.733260154" calcext:value-type="float">
            <text:p>0.733260154</text:p>
          </table:table-cell>
          <table:table-cell office:value-type="float" office:value="0.201975851" calcext:value-type="float">
            <text:p>0.201975851</text:p>
          </table:table-cell>
          <table:table-cell office:value-type="string" calcext:value-type="string">
            <text:p>N/A</text:p>
          </table:table-cell>
          <table:table-cell office:value-type="float" office:value="0.072998718" calcext:value-type="float">
            <text:p>0.072998718</text:p>
          </table:table-cell>
          <table:table-cell office:value-type="float" office:value="0.476647132" calcext:value-type="float">
            <text:p>0.476647132</text:p>
          </table:table-cell>
          <table:table-cell office:value-type="float" office:value="0.458177944" calcext:value-type="float">
            <text:p>0.458177944</text:p>
          </table:table-cell>
          <table:table-cell office:value-type="float" office:value="0.454981353" calcext:value-type="float">
            <text:p>0.454981353</text:p>
          </table:table-cell>
          <table:table-cell office:value-type="float" office:value="0.516782099" calcext:value-type="float">
            <text:p>0.51678209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R_12</text:p>
          </table:table-cell>
          <table:table-cell table:formula="of:=EXACT([.A231];[.B231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9</text:p>
          </table:table-cell>
          <table:table-cell office:value-type="float" office:value="44078766" calcext:value-type="float">
            <text:p>44078766</text:p>
          </table:table-cell>
          <table:table-cell office:value-type="float" office:value="44079440" calcext:value-type="float">
            <text:p>44079440</text:p>
          </table:table-cell>
          <table:table-cell office:value-type="float" office:value="0.04943139824" calcext:value-type="float">
            <text:p>0.04943139824</text:p>
          </table:table-cell>
          <table:table-cell office:value-type="float" office:value="0.707326144" calcext:value-type="float">
            <text:p>0.707326144</text:p>
          </table:table-cell>
          <table:table-cell office:value-type="float" office:value="0.632949052" calcext:value-type="float">
            <text:p>0.632949052</text:p>
          </table:table-cell>
          <table:table-cell office:value-type="float" office:value="0.8746746" calcext:value-type="float">
            <text:p>0.8746746</text:p>
          </table:table-cell>
          <table:table-cell office:value-type="float" office:value="0.614354779" calcext:value-type="float">
            <text:p>0.614354779</text:p>
          </table:table-cell>
          <table:table-cell office:value-type="string" calcext:value-type="string">
            <text:p>N/A</text:p>
          </table:table-cell>
          <table:table-cell office:value-type="float" office:value="0.059824748" calcext:value-type="float">
            <text:p>0.059824748</text:p>
          </table:table-cell>
          <table:table-cell office:value-type="float" office:value="0.972698413" calcext:value-type="float">
            <text:p>0.972698413</text:p>
          </table:table-cell>
          <table:table-cell office:value-type="float" office:value="1.036190476" calcext:value-type="float">
            <text:p>1.036190476</text:p>
          </table:table-cell>
          <table:table-cell office:value-type="float" office:value="0.921904762" calcext:value-type="float">
            <text:p>0.921904762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N/A</text:p>
          </table:table-cell>
          <table:table-cell office:value-type="float" office:value="0.228064979" calcext:value-type="float">
            <text:p>0.228064979</text:p>
          </table:table-cell>
          <table:table-cell office:value-type="float" office:value="0.986149584" calcext:value-type="float">
            <text:p>0.986149584</text:p>
          </table:table-cell>
          <table:table-cell office:value-type="float" office:value="1.185595568" calcext:value-type="float">
            <text:p>1.185595568</text:p>
          </table:table-cell>
          <table:table-cell office:value-type="float" office:value="1.030470914" calcext:value-type="float">
            <text:p>1.030470914</text:p>
          </table:table-cell>
          <table:table-cell office:value-type="float" office:value="0.742382271" calcext:value-type="float">
            <text:p>0.742382271</text:p>
          </table:table-cell>
          <table:table-cell office:value-type="string" calcext:value-type="string">
            <text:p>N/A</text:p>
          </table:table-cell>
          <table:table-cell office:value-type="float" office:value="0.175673613" calcext:value-type="float">
            <text:p>0.175673613</text:p>
          </table:table-cell>
          <table:table-cell office:value-type="float" office:value="1.115631692" calcext:value-type="float">
            <text:p>1.115631692</text:p>
          </table:table-cell>
          <table:table-cell office:value-type="float" office:value="1.182012848" calcext:value-type="float">
            <text:p>1.182012848</text:p>
          </table:table-cell>
          <table:table-cell office:value-type="float" office:value="1.269807281" calcext:value-type="float">
            <text:p>1.269807281</text:p>
          </table:table-cell>
          <table:table-cell office:value-type="float" office:value="0.895074946" calcext:value-type="float">
            <text:p>0.895074946</text:p>
          </table:table-cell>
          <table:table-cell office:value-type="string" calcext:value-type="string">
            <text:p>N/A</text:p>
          </table:table-cell>
          <table:table-cell office:value-type="float" office:value="0.192540593" calcext:value-type="float">
            <text:p>0.192540593</text:p>
          </table:table-cell>
          <table:table-cell office:value-type="float" office:value="0.569048885" calcext:value-type="float">
            <text:p>0.569048885</text:p>
          </table:table-cell>
          <table:table-cell office:value-type="float" office:value="0.544846966" calcext:value-type="float">
            <text:p>0.544846966</text:p>
          </table:table-cell>
          <table:table-cell office:value-type="float" office:value="0.688691426" calcext:value-type="float">
            <text:p>0.688691426</text:p>
          </table:table-cell>
          <table:table-cell office:value-type="float" office:value="0.473608263" calcext:value-type="float">
            <text:p>0.473608263</text:p>
          </table:table-cell>
          <table:table-cell office:value-type="string" calcext:value-type="string">
            <text:p>N/A</text:p>
          </table:table-cell>
          <table:table-cell office:value-type="float" office:value="0.358355192" calcext:value-type="float">
            <text:p>0.358355192</text:p>
          </table:table-cell>
          <table:table-cell office:value-type="float" office:value="0.525793975" calcext:value-type="float">
            <text:p>0.525793975</text:p>
          </table:table-cell>
          <table:table-cell office:value-type="float" office:value="0.321948031" calcext:value-type="float">
            <text:p>0.321948031</text:p>
          </table:table-cell>
          <table:table-cell office:value-type="float" office:value="0.693577382" calcext:value-type="float">
            <text:p>0.693577382</text:p>
          </table:table-cell>
          <table:table-cell office:value-type="float" office:value="0.561856513" calcext:value-type="float">
            <text:p>0.561856513</text:p>
          </table:table-cell>
          <table:table-cell office:value-type="string" calcext:value-type="string">
            <text:p>N/A</text:p>
          </table:table-cell>
          <table:table-cell office:value-type="float" office:value="0.306800983" calcext:value-type="float">
            <text:p>0.306800983</text:p>
          </table:table-cell>
          <table:table-cell office:value-type="float" office:value="0.796926454" calcext:value-type="float">
            <text:p>0.796926454</text:p>
          </table:table-cell>
          <table:table-cell office:value-type="float" office:value="0.860592755" calcext:value-type="float">
            <text:p>0.860592755</text:p>
          </table:table-cell>
          <table:table-cell office:value-type="float" office:value="1.003293085" calcext:value-type="float">
            <text:p>1.003293085</text:p>
          </table:table-cell>
          <table:table-cell office:value-type="float" office:value="0.526893524" calcext:value-type="float">
            <text:p>0.526893524</text:p>
          </table:table-cell>
          <table:table-cell office:value-type="string" calcext:value-type="string">
            <text:p>N/A</text:p>
          </table:table-cell>
          <table:table-cell office:value-type="float" office:value="0.593289451" calcext:value-type="float">
            <text:p>0.593289451</text:p>
          </table:table-cell>
          <table:table-cell office:value-type="float" office:value="0.45853312" calcext:value-type="float">
            <text:p>0.45853312</text:p>
          </table:table-cell>
          <table:table-cell office:value-type="float" office:value="0.408098029" calcext:value-type="float">
            <text:p>0.408098029</text:p>
          </table:table-cell>
          <table:table-cell office:value-type="float" office:value="0.752264251" calcext:value-type="float">
            <text:p>0.752264251</text:p>
          </table:table-cell>
          <table:table-cell office:value-type="float" office:value="0.21523708" calcext:value-type="float">
            <text:p>0.2152370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R_2</text:p>
          </table:table-cell>
          <table:table-cell table:formula="of:=EXACT([.A232];[.B232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2</text:p>
          </table:table-cell>
          <table:table-cell office:value-type="float" office:value="69673558" calcext:value-type="float">
            <text:p>69673558</text:p>
          </table:table-cell>
          <table:table-cell office:value-type="float" office:value="69674376" calcext:value-type="float">
            <text:p>69674376</text:p>
          </table:table-cell>
          <table:table-cell office:value-type="float" office:value="0.1108002338" calcext:value-type="float">
            <text:p>0.1108002338</text:p>
          </table:table-cell>
          <table:table-cell office:value-type="float" office:value="0.70435106" calcext:value-type="float">
            <text:p>0.70435106</text:p>
          </table:table-cell>
          <table:table-cell office:value-type="float" office:value="0.716251395" calcext:value-type="float">
            <text:p>0.716251395</text:p>
          </table:table-cell>
          <table:table-cell office:value-type="float" office:value="0.746746002" calcext:value-type="float">
            <text:p>0.746746002</text:p>
          </table:table-cell>
          <table:table-cell office:value-type="float" office:value="0.650055783" calcext:value-type="float">
            <text:p>0.650055783</text:p>
          </table:table-cell>
          <table:table-cell office:value-type="string" calcext:value-type="string">
            <text:p>N/A</text:p>
          </table:table-cell>
          <table:table-cell office:value-type="float" office:value="0.089566834" calcext:value-type="float">
            <text:p>0.089566834</text:p>
          </table:table-cell>
          <table:table-cell office:value-type="float" office:value="1.352380952" calcext:value-type="float">
            <text:p>1.352380952</text:p>
          </table:table-cell>
          <table:table-cell office:value-type="float" office:value="1.462857143" calcext:value-type="float">
            <text:p>1.462857143</text:p>
          </table:table-cell>
          <table:table-cell office:value-type="float" office:value="1.222857143" calcext:value-type="float">
            <text:p>1.222857143</text:p>
          </table:table-cell>
          <table:table-cell office:value-type="float" office:value="1.371428571" calcext:value-type="float">
            <text:p>1.371428571</text:p>
          </table:table-cell>
          <table:table-cell office:value-type="string" calcext:value-type="string">
            <text:p>N/A</text:p>
          </table:table-cell>
          <table:table-cell office:value-type="float" office:value="0.070836215" calcext:value-type="float">
            <text:p>0.070836215</text:p>
          </table:table-cell>
          <table:table-cell office:value-type="float" office:value="1.061865189" calcext:value-type="float">
            <text:p>1.061865189</text:p>
          </table:table-cell>
          <table:table-cell office:value-type="float" office:value="0.991689751" calcext:value-type="float">
            <text:p>0.991689751</text:p>
          </table:table-cell>
          <table:table-cell office:value-type="float" office:value="1.141274238" calcext:value-type="float">
            <text:p>1.141274238</text:p>
          </table:table-cell>
          <table:table-cell office:value-type="float" office:value="1.052631579" calcext:value-type="float">
            <text:p>1.052631579</text:p>
          </table:table-cell>
          <table:table-cell office:value-type="string" calcext:value-type="string">
            <text:p>N/A</text:p>
          </table:table-cell>
          <table:table-cell office:value-type="float" office:value="0.193487102" calcext:value-type="float">
            <text:p>0.193487102</text:p>
          </table:table-cell>
          <table:table-cell office:value-type="float" office:value="1.176302641" calcext:value-type="float">
            <text:p>1.176302641</text:p>
          </table:table-cell>
          <table:table-cell office:value-type="float" office:value="0.980728051" calcext:value-type="float">
            <text:p>0.980728051</text:p>
          </table:table-cell>
          <table:table-cell office:value-type="float" office:value="1.426124197" calcext:value-type="float">
            <text:p>1.426124197</text:p>
          </table:table-cell>
          <table:table-cell office:value-type="float" office:value="1.122055675" calcext:value-type="float">
            <text:p>1.122055675</text:p>
          </table:table-cell>
          <table:table-cell office:value-type="string" calcext:value-type="string">
            <text:p>N/A</text:p>
          </table:table-cell>
          <table:table-cell office:value-type="float" office:value="0.040721642" calcext:value-type="float">
            <text:p>0.040721642</text:p>
          </table:table-cell>
          <table:table-cell office:value-type="float" office:value="0.502620187" calcext:value-type="float">
            <text:p>0.502620187</text:p>
          </table:table-cell>
          <table:table-cell office:value-type="float" office:value="0.496088707" calcext:value-type="float">
            <text:p>0.496088707</text:p>
          </table:table-cell>
          <table:table-cell office:value-type="float" office:value="0.525556315" calcext:value-type="float">
            <text:p>0.525556315</text:p>
          </table:table-cell>
          <table:table-cell office:value-type="float" office:value="0.486215539" calcext:value-type="float">
            <text:p>0.486215539</text:p>
          </table:table-cell>
          <table:table-cell office:value-type="string" calcext:value-type="string">
            <text:p>N/A</text:p>
          </table:table-cell>
          <table:table-cell office:value-type="float" office:value="0.046176306" calcext:value-type="float">
            <text:p>0.046176306</text:p>
          </table:table-cell>
          <table:table-cell office:value-type="float" office:value="0.678978047" calcext:value-type="float">
            <text:p>0.678978047</text:p>
          </table:table-cell>
          <table:table-cell office:value-type="float" office:value="0.715149534" calcext:value-type="float">
            <text:p>0.715149534</text:p>
          </table:table-cell>
          <table:table-cell office:value-type="float" office:value="0.662199706" calcext:value-type="float">
            <text:p>0.662199706</text:p>
          </table:table-cell>
          <table:table-cell office:value-type="float" office:value="0.659584899" calcext:value-type="float">
            <text:p>0.659584899</text:p>
          </table:table-cell>
          <table:table-cell office:value-type="string" calcext:value-type="string">
            <text:p>N/A</text:p>
          </table:table-cell>
          <table:table-cell office:value-type="float" office:value="0.067382983" calcext:value-type="float">
            <text:p>0.067382983</text:p>
          </table:table-cell>
          <table:table-cell office:value-type="float" office:value="0.592755214" calcext:value-type="float">
            <text:p>0.592755214</text:p>
          </table:table-cell>
          <table:table-cell office:value-type="float" office:value="0.568605928" calcext:value-type="float">
            <text:p>0.568605928</text:p>
          </table:table-cell>
          <table:table-cell office:value-type="float" office:value="0.638858397" calcext:value-type="float">
            <text:p>0.638858397</text:p>
          </table:table-cell>
          <table:table-cell office:value-type="float" office:value="0.570801317" calcext:value-type="float">
            <text:p>0.570801317</text:p>
          </table:table-cell>
          <table:table-cell office:value-type="string" calcext:value-type="string">
            <text:p>N/A</text:p>
          </table:table-cell>
          <table:table-cell office:value-type="float" office:value="0.155899636" calcext:value-type="float">
            <text:p>0.155899636</text:p>
          </table:table-cell>
          <table:table-cell office:value-type="float" office:value="0.632214527" calcext:value-type="float">
            <text:p>0.632214527</text:p>
          </table:table-cell>
          <table:table-cell office:value-type="float" office:value="0.52637187" calcext:value-type="float">
            <text:p>0.52637187</text:p>
          </table:table-cell>
          <table:table-cell office:value-type="float" office:value="0.721363879" calcext:value-type="float">
            <text:p>0.721363879</text:p>
          </table:table-cell>
          <table:table-cell office:value-type="float" office:value="0.648907832" calcext:value-type="float">
            <text:p>0.64890783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R_3</text:p>
          </table:table-cell>
          <table:table-cell table:formula="of:=EXACT([.A233];[.B233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0</text:p>
          </table:table-cell>
          <table:table-cell office:value-type="float" office:value="93642725" calcext:value-type="float">
            <text:p>93642725</text:p>
          </table:table-cell>
          <table:table-cell office:value-type="float" office:value="93643326" calcext:value-type="float">
            <text:p>93643326</text:p>
          </table:table-cell>
          <table:table-cell office:value-type="float" office:value="0.1019454651" calcext:value-type="float">
            <text:p>0.1019454651</text:p>
          </table:table-cell>
          <table:table-cell office:value-type="float" office:value="0.854096938" calcext:value-type="float">
            <text:p>0.854096938</text:p>
          </table:table-cell>
          <table:table-cell office:value-type="float" office:value="0.738564522" calcext:value-type="float">
            <text:p>0.738564522</text:p>
          </table:table-cell>
          <table:table-cell office:value-type="float" office:value="0.864261807" calcext:value-type="float">
            <text:p>0.864261807</text:p>
          </table:table-cell>
          <table:table-cell office:value-type="float" office:value="0.959464485" calcext:value-type="float">
            <text:p>0.959464485</text:p>
          </table:table-cell>
          <table:table-cell office:value-type="string" calcext:value-type="string">
            <text:p>N/A</text:p>
          </table:table-cell>
          <table:table-cell office:value-type="float" office:value="0.06521966" calcext:value-type="float">
            <text:p>0.06521966</text:p>
          </table:table-cell>
          <table:table-cell office:value-type="float" office:value="1.17015873" calcext:value-type="float">
            <text:p>1.17015873</text:p>
          </table:table-cell>
          <table:table-cell office:value-type="float" office:value="1.175238095" calcext:value-type="float">
            <text:p>1.175238095</text:p>
          </table:table-cell>
          <table:table-cell office:value-type="float" office:value="1.091428571" calcext:value-type="float">
            <text:p>1.091428571</text:p>
          </table:table-cell>
          <table:table-cell office:value-type="float" office:value="1.243809524" calcext:value-type="float">
            <text:p>1.243809524</text:p>
          </table:table-cell>
          <table:table-cell office:value-type="string" calcext:value-type="string">
            <text:p>N/A</text:p>
          </table:table-cell>
          <table:table-cell office:value-type="float" office:value="0.213329335" calcext:value-type="float">
            <text:p>0.213329335</text:p>
          </table:table-cell>
          <table:table-cell office:value-type="float" office:value="0.82179132" calcext:value-type="float">
            <text:p>0.82179132</text:p>
          </table:table-cell>
          <table:table-cell office:value-type="float" office:value="0.670360111" calcext:value-type="float">
            <text:p>0.670360111</text:p>
          </table:table-cell>
          <table:table-cell office:value-type="float" office:value="0.781163435" calcext:value-type="float">
            <text:p>0.781163435</text:p>
          </table:table-cell>
          <table:table-cell office:value-type="float" office:value="1.013850416" calcext:value-type="float">
            <text:p>1.013850416</text:p>
          </table:table-cell>
          <table:table-cell office:value-type="string" calcext:value-type="string">
            <text:p>N/A</text:p>
          </table:table-cell>
          <table:table-cell office:value-type="float" office:value="0.132487637" calcext:value-type="float">
            <text:p>0.132487637</text:p>
          </table:table-cell>
          <table:table-cell office:value-type="float" office:value="1.125624554" calcext:value-type="float">
            <text:p>1.125624554</text:p>
          </table:table-cell>
          <table:table-cell office:value-type="float" office:value="1.190578158" calcext:value-type="float">
            <text:p>1.190578158</text:p>
          </table:table-cell>
          <table:table-cell office:value-type="float" office:value="1.231263383" calcext:value-type="float">
            <text:p>1.231263383</text:p>
          </table:table-cell>
          <table:table-cell office:value-type="float" office:value="0.95503212" calcext:value-type="float">
            <text:p>0.95503212</text:p>
          </table:table-cell>
          <table:table-cell office:value-type="string" calcext:value-type="string">
            <text:p>N/A</text:p>
          </table:table-cell>
          <table:table-cell office:value-type="float" office:value="0.470837875" calcext:value-type="float">
            <text:p>0.470837875</text:p>
          </table:table-cell>
          <table:table-cell office:value-type="float" office:value="0.593807752" calcext:value-type="float">
            <text:p>0.593807752</text:p>
          </table:table-cell>
          <table:table-cell office:value-type="float" office:value="0.757651705" calcext:value-type="float">
            <text:p>0.757651705</text:p>
          </table:table-cell>
          <table:table-cell office:value-type="float" office:value="0.752791069" calcext:value-type="float">
            <text:p>0.752791069</text:p>
          </table:table-cell>
          <table:table-cell office:value-type="float" office:value="0.270980482" calcext:value-type="float">
            <text:p>0.270980482</text:p>
          </table:table-cell>
          <table:table-cell office:value-type="string" calcext:value-type="string">
            <text:p>N/A</text:p>
          </table:table-cell>
          <table:table-cell office:value-type="float" office:value="0.127280149" calcext:value-type="float">
            <text:p>0.127280149</text:p>
          </table:table-cell>
          <table:table-cell office:value-type="float" office:value="0.490167239" calcext:value-type="float">
            <text:p>0.490167239</text:p>
          </table:table-cell>
          <table:table-cell office:value-type="float" office:value="0.469684589" calcext:value-type="float">
            <text:p>0.469684589</text:p>
          </table:table-cell>
          <table:table-cell office:value-type="float" office:value="0.560222259" calcext:value-type="float">
            <text:p>0.560222259</text:p>
          </table:table-cell>
          <table:table-cell office:value-type="float" office:value="0.440594868" calcext:value-type="float">
            <text:p>0.440594868</text:p>
          </table:table-cell>
          <table:table-cell office:value-type="string" calcext:value-type="string">
            <text:p>N/A</text:p>
          </table:table-cell>
          <table:table-cell office:value-type="float" office:value="0.652140114" calcext:value-type="float">
            <text:p>0.652140114</text:p>
          </table:table-cell>
          <table:table-cell office:value-type="float" office:value="1.102817417" calcext:value-type="float">
            <text:p>1.102817417</text:p>
          </table:table-cell>
          <table:table-cell office:value-type="float" office:value="0.647639956" calcext:value-type="float">
            <text:p>0.647639956</text:p>
          </table:table-cell>
          <table:table-cell office:value-type="float" office:value="0.728869374" calcext:value-type="float">
            <text:p>0.728869374</text:p>
          </table:table-cell>
          <table:table-cell office:value-type="float" office:value="1.93194292" calcext:value-type="float">
            <text:p>1.93194292</text:p>
          </table:table-cell>
          <table:table-cell office:value-type="string" calcext:value-type="string">
            <text:p>N/A</text:p>
          </table:table-cell>
          <table:table-cell office:value-type="float" office:value="0.161645923" calcext:value-type="float">
            <text:p>0.161645923</text:p>
          </table:table-cell>
          <table:table-cell office:value-type="float" office:value="0.547327295" calcext:value-type="float">
            <text:p>0.547327295</text:p>
          </table:table-cell>
          <table:table-cell office:value-type="float" office:value="0.637187001" calcext:value-type="float">
            <text:p>0.637187001</text:p>
          </table:table-cell>
          <table:table-cell office:value-type="float" office:value="0.460309004" calcext:value-type="float">
            <text:p>0.460309004</text:p>
          </table:table-cell>
          <table:table-cell office:value-type="float" office:value="0.544485882" calcext:value-type="float">
            <text:p>0.54448588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R_4</text:p>
          </table:table-cell>
          <table:table-cell table:formula="of:=EXACT([.A234];[.B234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39449099" calcext:value-type="float">
            <text:p>39449099</text:p>
          </table:table-cell>
          <table:table-cell office:value-type="float" office:value="39449934" calcext:value-type="float">
            <text:p>39449934</text:p>
          </table:table-cell>
          <table:table-cell office:value-type="float" office:value="0.241550413" calcext:value-type="float">
            <text:p>0.241550413</text:p>
          </table:table-cell>
          <table:table-cell office:value-type="float" office:value="0.699144663" calcext:value-type="float">
            <text:p>0.699144663</text:p>
          </table:table-cell>
          <table:table-cell office:value-type="float" office:value="0.763852733" calcext:value-type="float">
            <text:p>0.763852733</text:p>
          </table:table-cell>
          <table:table-cell office:value-type="float" office:value="0.751952399" calcext:value-type="float">
            <text:p>0.751952399</text:p>
          </table:table-cell>
          <table:table-cell office:value-type="float" office:value="0.581628858" calcext:value-type="float">
            <text:p>0.581628858</text:p>
          </table:table-cell>
          <table:table-cell office:value-type="string" calcext:value-type="string">
            <text:p>N/A</text:p>
          </table:table-cell>
          <table:table-cell office:value-type="float" office:value="0.089641368" calcext:value-type="float">
            <text:p>0.089641368</text:p>
          </table:table-cell>
          <table:table-cell office:value-type="float" office:value="1.228571429" calcext:value-type="float">
            <text:p>1.228571429</text:p>
          </table:table-cell>
          <table:table-cell office:value-type="float" office:value="1.344761905" calcext:value-type="float">
            <text:p>1.344761905</text:p>
          </table:table-cell>
          <table:table-cell office:value-type="float" office:value="1.215238095" calcext:value-type="float">
            <text:p>1.215238095</text:p>
          </table:table-cell>
          <table:table-cell office:value-type="float" office:value="1.125714286" calcext:value-type="float">
            <text:p>1.125714286</text:p>
          </table:table-cell>
          <table:table-cell office:value-type="string" calcext:value-type="string">
            <text:p>N/A</text:p>
          </table:table-cell>
          <table:table-cell office:value-type="float" office:value="0.408095285" calcext:value-type="float">
            <text:p>0.408095285</text:p>
          </table:table-cell>
          <table:table-cell office:value-type="float" office:value="0.552169898" calcext:value-type="float">
            <text:p>0.552169898</text:p>
          </table:table-cell>
          <table:table-cell office:value-type="float" office:value="0.764542936" calcext:value-type="float">
            <text:p>0.764542936</text:p>
          </table:table-cell>
          <table:table-cell office:value-type="float" office:value="0.315789474" calcext:value-type="float">
            <text:p>0.315789474</text:p>
          </table:table-cell>
          <table:table-cell office:value-type="float" office:value="0.576177285" calcext:value-type="float">
            <text:p>0.576177285</text:p>
          </table:table-cell>
          <table:table-cell office:value-type="string" calcext:value-type="string">
            <text:p>N/A</text:p>
          </table:table-cell>
          <table:table-cell office:value-type="float" office:value="0.107977257" calcext:value-type="float">
            <text:p>0.107977257</text:p>
          </table:table-cell>
          <table:table-cell office:value-type="float" office:value="0.952177016" calcext:value-type="float">
            <text:p>0.952177016</text:p>
          </table:table-cell>
          <table:table-cell office:value-type="float" office:value="0.886509636" calcext:value-type="float">
            <text:p>0.886509636</text:p>
          </table:table-cell>
          <table:table-cell office:value-type="float" office:value="0.899357602" calcext:value-type="float">
            <text:p>0.899357602</text:p>
          </table:table-cell>
          <table:table-cell office:value-type="float" office:value="1.070663812" calcext:value-type="float">
            <text:p>1.070663812</text:p>
          </table:table-cell>
          <table:table-cell office:value-type="string" calcext:value-type="string">
            <text:p>N/A</text:p>
          </table:table-cell>
          <table:table-cell office:value-type="float" office:value="0.254565043" calcext:value-type="float">
            <text:p>0.254565043</text:p>
          </table:table-cell>
          <table:table-cell office:value-type="float" office:value="0.470570365" calcext:value-type="float">
            <text:p>0.470570365</text:p>
          </table:table-cell>
          <table:table-cell office:value-type="float" office:value="0.606212501" calcext:value-type="float">
            <text:p>0.606212501</text:p>
          </table:table-cell>
          <table:table-cell office:value-type="float" office:value="0.379281537" calcext:value-type="float">
            <text:p>0.379281537</text:p>
          </table:table-cell>
          <table:table-cell office:value-type="float" office:value="0.426217058" calcext:value-type="float">
            <text:p>0.426217058</text:p>
          </table:table-cell>
          <table:table-cell office:value-type="string" calcext:value-type="string">
            <text:p>N/A</text:p>
          </table:table-cell>
          <table:table-cell office:value-type="float" office:value="0.165656853" calcext:value-type="float">
            <text:p>0.165656853</text:p>
          </table:table-cell>
          <table:table-cell office:value-type="float" office:value="0.52764613" calcext:value-type="float">
            <text:p>0.52764613</text:p>
          </table:table-cell>
          <table:table-cell office:value-type="float" office:value="0.586370322" calcext:value-type="float">
            <text:p>0.586370322</text:p>
          </table:table-cell>
          <table:table-cell office:value-type="float" office:value="0.427193986" calcext:value-type="float">
            <text:p>0.427193986</text:p>
          </table:table-cell>
          <table:table-cell office:value-type="float" office:value="0.569374081" calcext:value-type="float">
            <text:p>0.569374081</text:p>
          </table:table-cell>
          <table:table-cell office:value-type="string" calcext:value-type="string">
            <text:p>N/A</text:p>
          </table:table-cell>
          <table:table-cell office:value-type="float" office:value="0.571035286" calcext:value-type="float">
            <text:p>0.571035286</text:p>
          </table:table-cell>
          <table:table-cell office:value-type="float" office:value="0.477863154" calcext:value-type="float">
            <text:p>0.477863154</text:p>
          </table:table-cell>
          <table:table-cell office:value-type="float" office:value="0.770581778" calcext:value-type="float">
            <text:p>0.770581778</text:p>
          </table:table-cell>
          <table:table-cell office:value-type="float" office:value="0.432491767" calcext:value-type="float">
            <text:p>0.432491767</text:p>
          </table:table-cell>
          <table:table-cell office:value-type="float" office:value="0.230515917" calcext:value-type="float">
            <text:p>0.230515917</text:p>
          </table:table-cell>
          <table:table-cell office:value-type="string" calcext:value-type="string">
            <text:p>N/A</text:p>
          </table:table-cell>
          <table:table-cell office:value-type="float" office:value="0.137880267" calcext:value-type="float">
            <text:p>0.137880267</text:p>
          </table:table-cell>
          <table:table-cell office:value-type="float" office:value="0.423370627" calcext:value-type="float">
            <text:p>0.423370627</text:p>
          </table:table-cell>
          <table:table-cell office:value-type="float" office:value="0.434736281" calcext:value-type="float">
            <text:p>0.434736281</text:p>
          </table:table-cell>
          <table:table-cell office:value-type="float" office:value="0.475226425" calcext:value-type="float">
            <text:p>0.475226425</text:p>
          </table:table-cell>
          <table:table-cell office:value-type="float" office:value="0.360149174" calcext:value-type="float">
            <text:p>0.36014917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R_6</text:p>
          </table:table-cell>
          <table:table-cell table:formula="of:=EXACT([.A235];[.B235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2</text:p>
          </table:table-cell>
          <table:table-cell office:value-type="float" office:value="114087212" calcext:value-type="float">
            <text:p>114087212</text:p>
          </table:table-cell>
          <table:table-cell office:value-type="float" office:value="114087846" calcext:value-type="float">
            <text:p>114087846</text:p>
          </table:table-cell>
          <table:table-cell office:value-type="float" office:value="0.4117195858" calcext:value-type="float">
            <text:p>0.4117195858</text:p>
          </table:table-cell>
          <table:table-cell office:value-type="float" office:value="1.015991075" calcext:value-type="float">
            <text:p>1.015991075</text:p>
          </table:table-cell>
          <table:table-cell office:value-type="float" office:value="1.063592414" calcext:value-type="float">
            <text:p>1.063592414</text:p>
          </table:table-cell>
          <table:table-cell office:value-type="float" office:value="1.230197099" calcext:value-type="float">
            <text:p>1.230197099</text:p>
          </table:table-cell>
          <table:table-cell office:value-type="float" office:value="0.754183711" calcext:value-type="float">
            <text:p>0.754183711</text:p>
          </table:table-cell>
          <table:table-cell office:value-type="string" calcext:value-type="string">
            <text:p>N/A</text:p>
          </table:table-cell>
          <table:table-cell office:value-type="float" office:value="0.1845328" calcext:value-type="float">
            <text:p>0.1845328</text:p>
          </table:table-cell>
          <table:table-cell office:value-type="float" office:value="2.328888889" calcext:value-type="float">
            <text:p>2.328888889</text:p>
          </table:table-cell>
          <table:table-cell office:value-type="float" office:value="2.464761905" calcext:value-type="float">
            <text:p>2.464761905</text:p>
          </table:table-cell>
          <table:table-cell office:value-type="float" office:value="1.847619048" calcext:value-type="float">
            <text:p>1.847619048</text:p>
          </table:table-cell>
          <table:table-cell office:value-type="float" office:value="2.674285714" calcext:value-type="float">
            <text:p>2.674285714</text:p>
          </table:table-cell>
          <table:table-cell office:value-type="string" calcext:value-type="string">
            <text:p>N/A</text:p>
          </table:table-cell>
          <table:table-cell office:value-type="float" office:value="0.153780884" calcext:value-type="float">
            <text:p>0.153780884</text:p>
          </table:table-cell>
          <table:table-cell office:value-type="float" office:value="0.954755309" calcext:value-type="float">
            <text:p>0.954755309</text:p>
          </table:table-cell>
          <table:table-cell office:value-type="float" office:value="1.119113573" calcext:value-type="float">
            <text:p>1.119113573</text:p>
          </table:table-cell>
          <table:table-cell office:value-type="float" office:value="0.836565097" calcext:value-type="float">
            <text:p>0.836565097</text:p>
          </table:table-cell>
          <table:table-cell office:value-type="float" office:value="0.908587258" calcext:value-type="float">
            <text:p>0.908587258</text:p>
          </table:table-cell>
          <table:table-cell office:value-type="string" calcext:value-type="string">
            <text:p>N/A</text:p>
          </table:table-cell>
          <table:table-cell office:value-type="float" office:value="0.198805996" calcext:value-type="float">
            <text:p>0.198805996</text:p>
          </table:table-cell>
          <table:table-cell office:value-type="float" office:value="1.937901499" calcext:value-type="float">
            <text:p>1.937901499</text:p>
          </table:table-cell>
          <table:table-cell office:value-type="float" office:value="2.368308351" calcext:value-type="float">
            <text:p>2.368308351</text:p>
          </table:table-cell>
          <table:table-cell office:value-type="float" office:value="1.82012848" calcext:value-type="float">
            <text:p>1.82012848</text:p>
          </table:table-cell>
          <table:table-cell office:value-type="float" office:value="1.625267666" calcext:value-type="float">
            <text:p>1.625267666</text:p>
          </table:table-cell>
          <table:table-cell office:value-type="string" calcext:value-type="string">
            <text:p>N/A</text:p>
          </table:table-cell>
          <table:table-cell office:value-type="float" office:value="0.051145792" calcext:value-type="float">
            <text:p>0.051145792</text:p>
          </table:table-cell>
          <table:table-cell office:value-type="float" office:value="0.69005848" calcext:value-type="float">
            <text:p>0.69005848</text:p>
          </table:table-cell>
          <table:table-cell office:value-type="float" office:value="0.686564897" calcext:value-type="float">
            <text:p>0.686564897</text:p>
          </table:table-cell>
          <table:table-cell office:value-type="float" office:value="0.656641604" calcext:value-type="float">
            <text:p>0.656641604</text:p>
          </table:table-cell>
          <table:table-cell office:value-type="float" office:value="0.726968937" calcext:value-type="float">
            <text:p>0.726968937</text:p>
          </table:table-cell>
          <table:table-cell office:value-type="string" calcext:value-type="string">
            <text:p>N/A</text:p>
          </table:table-cell>
          <table:table-cell office:value-type="float" office:value="0.098691104" calcext:value-type="float">
            <text:p>0.098691104</text:p>
          </table:table-cell>
          <table:table-cell office:value-type="float" office:value="1.100724519" calcext:value-type="float">
            <text:p>1.100724519</text:p>
          </table:table-cell>
          <table:table-cell office:value-type="float" office:value="1.222748815" calcext:value-type="float">
            <text:p>1.222748815</text:p>
          </table:table-cell>
          <table:table-cell office:value-type="float" office:value="1.01454486" calcext:value-type="float">
            <text:p>1.01454486</text:p>
          </table:table-cell>
          <table:table-cell office:value-type="float" office:value="1.064879882" calcext:value-type="float">
            <text:p>1.064879882</text:p>
          </table:table-cell>
          <table:table-cell office:value-type="string" calcext:value-type="string">
            <text:p>N/A</text:p>
          </table:table-cell>
          <table:table-cell office:value-type="float" office:value="0.312574091" calcext:value-type="float">
            <text:p>0.312574091</text:p>
          </table:table-cell>
          <table:table-cell office:value-type="float" office:value="0.556165386" calcext:value-type="float">
            <text:p>0.556165386</text:p>
          </table:table-cell>
          <table:table-cell office:value-type="float" office:value="0.753018661" calcext:value-type="float">
            <text:p>0.753018661</text:p>
          </table:table-cell>
          <table:table-cell office:value-type="float" office:value="0.423710209" calcext:value-type="float">
            <text:p>0.423710209</text:p>
          </table:table-cell>
          <table:table-cell office:value-type="float" office:value="0.491767289" calcext:value-type="float">
            <text:p>0.491767289</text:p>
          </table:table-cell>
          <table:table-cell office:value-type="string" calcext:value-type="string">
            <text:p>N/A</text:p>
          </table:table-cell>
          <table:table-cell office:value-type="float" office:value="0.075115623" calcext:value-type="float">
            <text:p>0.075115623</text:p>
          </table:table-cell>
          <table:table-cell office:value-type="float" office:value="1.228556207" calcext:value-type="float">
            <text:p>1.228556207</text:p>
          </table:table-cell>
          <table:table-cell office:value-type="float" office:value="1.223228556" calcext:value-type="float">
            <text:p>1.223228556</text:p>
          </table:table-cell>
          <table:table-cell office:value-type="float" office:value="1.139051678" calcext:value-type="float">
            <text:p>1.139051678</text:p>
          </table:table-cell>
          <table:table-cell office:value-type="float" office:value="1.323388386" calcext:value-type="float">
            <text:p>1.32338838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R_7</text:p>
          </table:table-cell>
          <table:table-cell table:formula="of:=EXACT([.A236];[.B236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8</text:p>
          </table:table-cell>
          <table:table-cell office:value-type="float" office:value="118249154" calcext:value-type="float">
            <text:p>118249154</text:p>
          </table:table-cell>
          <table:table-cell office:value-type="float" office:value="118249839" calcext:value-type="float">
            <text:p>118249839</text:p>
          </table:table-cell>
          <table:table-cell office:value-type="float" office:value="0.02861279215" calcext:value-type="float">
            <text:p>0.02861279215</text:p>
          </table:table-cell>
          <table:table-cell office:value-type="float" office:value="2.24594025" calcext:value-type="float">
            <text:p>2.24594025</text:p>
          </table:table-cell>
          <table:table-cell office:value-type="float" office:value="2.667906285" calcext:value-type="float">
            <text:p>2.667906285</text:p>
          </table:table-cell>
          <table:table-cell office:value-type="float" office:value="2.224618817" calcext:value-type="float">
            <text:p>2.224618817</text:p>
          </table:table-cell>
          <table:table-cell office:value-type="float" office:value="1.845295649" calcext:value-type="float">
            <text:p>1.845295649</text:p>
          </table:table-cell>
          <table:table-cell office:value-type="string" calcext:value-type="string">
            <text:p>N/A</text:p>
          </table:table-cell>
          <table:table-cell office:value-type="float" office:value="0.209408405" calcext:value-type="float">
            <text:p>0.209408405</text:p>
          </table:table-cell>
          <table:table-cell office:value-type="float" office:value="1.716190476" calcext:value-type="float">
            <text:p>1.716190476</text:p>
          </table:table-cell>
          <table:table-cell office:value-type="float" office:value="1.56952381" calcext:value-type="float">
            <text:p>1.56952381</text:p>
          </table:table-cell>
          <table:table-cell office:value-type="float" office:value="2.125714286" calcext:value-type="float">
            <text:p>2.125714286</text:p>
          </table:table-cell>
          <table:table-cell office:value-type="float" office:value="1.453333333" calcext:value-type="float">
            <text:p>1.453333333</text:p>
          </table:table-cell>
          <table:table-cell office:value-type="string" calcext:value-type="string">
            <text:p>N/A</text:p>
          </table:table-cell>
          <table:table-cell office:value-type="float" office:value="0.324114193" calcext:value-type="float">
            <text:p>0.324114193</text:p>
          </table:table-cell>
          <table:table-cell office:value-type="float" office:value="2.808864266" calcext:value-type="float">
            <text:p>2.808864266</text:p>
          </table:table-cell>
          <table:table-cell office:value-type="float" office:value="2.914127424" calcext:value-type="float">
            <text:p>2.914127424</text:p>
          </table:table-cell>
          <table:table-cell office:value-type="float" office:value="1.850415512" calcext:value-type="float">
            <text:p>1.850415512</text:p>
          </table:table-cell>
          <table:table-cell office:value-type="float" office:value="3.662049861" calcext:value-type="float">
            <text:p>3.662049861</text:p>
          </table:table-cell>
          <table:table-cell office:value-type="string" calcext:value-type="string">
            <text:p>N/A</text:p>
          </table:table-cell>
          <table:table-cell office:value-type="float" office:value="0.051950544" calcext:value-type="float">
            <text:p>0.051950544</text:p>
          </table:table-cell>
          <table:table-cell office:value-type="float" office:value="1.646680942" calcext:value-type="float">
            <text:p>1.646680942</text:p>
          </table:table-cell>
          <table:table-cell office:value-type="float" office:value="1.552462527" calcext:value-type="float">
            <text:p>1.552462527</text:p>
          </table:table-cell>
          <table:table-cell office:value-type="float" office:value="1.668094218" calcext:value-type="float">
            <text:p>1.668094218</text:p>
          </table:table-cell>
          <table:table-cell office:value-type="float" office:value="1.719486081" calcext:value-type="float">
            <text:p>1.719486081</text:p>
          </table:table-cell>
          <table:table-cell office:value-type="string" calcext:value-type="string">
            <text:p>N/A</text:p>
          </table:table-cell>
          <table:table-cell office:value-type="float" office:value="0.11495248" calcext:value-type="float">
            <text:p>0.11495248</text:p>
          </table:table-cell>
          <table:table-cell office:value-type="float" office:value="1.365940103" calcext:value-type="float">
            <text:p>1.365940103</text:p>
          </table:table-cell>
          <table:table-cell office:value-type="float" office:value="1.282752335" calcext:value-type="float">
            <text:p>1.282752335</text:p>
          </table:table-cell>
          <table:table-cell office:value-type="float" office:value="1.268018531" calcext:value-type="float">
            <text:p>1.268018531</text:p>
          </table:table-cell>
          <table:table-cell office:value-type="float" office:value="1.547049442" calcext:value-type="float">
            <text:p>1.547049442</text:p>
          </table:table-cell>
          <table:table-cell office:value-type="string" calcext:value-type="string">
            <text:p>N/A</text:p>
          </table:table-cell>
          <table:table-cell office:value-type="float" office:value="0.064585646" calcext:value-type="float">
            <text:p>0.064585646</text:p>
          </table:table-cell>
          <table:table-cell office:value-type="float" office:value="0.846434603" calcext:value-type="float">
            <text:p>0.846434603</text:p>
          </table:table-cell>
          <table:table-cell office:value-type="float" office:value="0.908318353" calcext:value-type="float">
            <text:p>0.908318353</text:p>
          </table:table-cell>
          <table:table-cell office:value-type="float" office:value="0.826278804" calcext:value-type="float">
            <text:p>0.826278804</text:p>
          </table:table-cell>
          <table:table-cell office:value-type="float" office:value="0.804706651" calcext:value-type="float">
            <text:p>0.804706651</text:p>
          </table:table-cell>
          <table:table-cell office:value-type="string" calcext:value-type="string">
            <text:p>N/A</text:p>
          </table:table-cell>
          <table:table-cell office:value-type="float" office:value="0.184326316" calcext:value-type="float">
            <text:p>0.184326316</text:p>
          </table:table-cell>
          <table:table-cell office:value-type="float" office:value="1.893157702" calcext:value-type="float">
            <text:p>1.893157702</text:p>
          </table:table-cell>
          <table:table-cell office:value-type="float" office:value="1.508232711" calcext:value-type="float">
            <text:p>1.508232711</text:p>
          </table:table-cell>
          <table:table-cell office:value-type="float" office:value="2.188803513" calcext:value-type="float">
            <text:p>2.188803513</text:p>
          </table:table-cell>
          <table:table-cell office:value-type="float" office:value="1.982436883" calcext:value-type="float">
            <text:p>1.982436883</text:p>
          </table:table-cell>
          <table:table-cell office:value-type="string" calcext:value-type="string">
            <text:p>N/A</text:p>
          </table:table-cell>
          <table:table-cell office:value-type="float" office:value="0.17829891" calcext:value-type="float">
            <text:p>0.17829891</text:p>
          </table:table-cell>
          <table:table-cell office:value-type="float" office:value="1.08932694" calcext:value-type="float">
            <text:p>1.08932694</text:p>
          </table:table-cell>
          <table:table-cell office:value-type="float" office:value="1.221097496" calcext:value-type="float">
            <text:p>1.221097496</text:p>
          </table:table-cell>
          <table:table-cell office:value-type="float" office:value="0.866275972" calcext:value-type="float">
            <text:p>0.866275972</text:p>
          </table:table-cell>
          <table:table-cell office:value-type="float" office:value="1.180607352" calcext:value-type="float">
            <text:p>1.18060735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R_8</text:p>
          </table:table-cell>
          <table:table-cell table:formula="of:=EXACT([.A237];[.B237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1</text:p>
          </table:table-cell>
          <table:table-cell office:value-type="float" office:value="61062370" calcext:value-type="float">
            <text:p>61062370</text:p>
          </table:table-cell>
          <table:table-cell office:value-type="float" office:value="61063082" calcext:value-type="float">
            <text:p>61063082</text:p>
          </table:table-cell>
          <table:table-cell office:value-type="float" office:value="0.300505765" calcext:value-type="float">
            <text:p>0.300505765</text:p>
          </table:table-cell>
          <table:table-cell office:value-type="float" office:value="0.535084687" calcext:value-type="float">
            <text:p>0.535084687</text:p>
          </table:table-cell>
          <table:table-cell office:value-type="float" office:value="0.56757691" calcext:value-type="float">
            <text:p>0.56757691</text:p>
          </table:table-cell>
          <table:table-cell office:value-type="float" office:value="0.524023505" calcext:value-type="float">
            <text:p>0.524023505</text:p>
          </table:table-cell>
          <table:table-cell office:value-type="float" office:value="0.513653647" calcext:value-type="float">
            <text:p>0.513653647</text:p>
          </table:table-cell>
          <table:table-cell office:value-type="string" calcext:value-type="string">
            <text:p>N/A</text:p>
          </table:table-cell>
          <table:table-cell office:value-type="float" office:value="0.037183937" calcext:value-type="float">
            <text:p>0.037183937</text:p>
          </table:table-cell>
          <table:table-cell office:value-type="float" office:value="0.550341064" calcext:value-type="float">
            <text:p>0.550341064</text:p>
          </table:table-cell>
          <table:table-cell office:value-type="float" office:value="0.529877217" calcext:value-type="float">
            <text:p>0.529877217</text:p>
          </table:table-cell>
          <table:table-cell office:value-type="float" office:value="0.570804911" calcext:value-type="float">
            <text:p>0.57080491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40979301" calcext:value-type="float">
            <text:p>0.140979301</text:p>
          </table:table-cell>
          <table:table-cell office:value-type="float" office:value="0.45579352" calcext:value-type="float">
            <text:p>0.45579352</text:p>
          </table:table-cell>
          <table:table-cell office:value-type="float" office:value="0.520593081" calcext:value-type="float">
            <text:p>0.520593081</text:p>
          </table:table-cell>
          <table:table-cell office:value-type="float" office:value="0.392092257" calcext:value-type="float">
            <text:p>0.392092257</text:p>
          </table:table-cell>
          <table:table-cell office:value-type="float" office:value="0.454695222" calcext:value-type="float">
            <text:p>0.454695222</text:p>
          </table:table-cell>
          <table:table-cell office:value-type="string" calcext:value-type="string">
            <text:p>N/A</text:p>
          </table:table-cell>
          <table:table-cell office:value-type="float" office:value="0.04" calcext:value-type="float">
            <text:p>0.04</text:p>
          </table:table-cell>
          <table:table-cell office:value-type="float" office:value="0.601503759" calcext:value-type="float">
            <text:p>0.601503759</text:p>
          </table:table-cell>
          <table:table-cell office:value-type="float" office:value="0.890792291" calcext:value-type="float">
            <text:p>0.890792291</text:p>
          </table:table-cell>
          <table:table-cell office:value-type="float" office:value="0.822269807" calcext:value-type="float">
            <text:p>0.822269807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139913336" calcext:value-type="float">
            <text:p>0.139913336</text:p>
          </table:table-cell>
          <table:table-cell office:value-type="float" office:value="0.460242174" calcext:value-type="float">
            <text:p>0.460242174</text:p>
          </table:table-cell>
          <table:table-cell office:value-type="float" office:value="0.460465376" calcext:value-type="float">
            <text:p>0.460465376</text:p>
          </table:table-cell>
          <table:table-cell office:value-type="float" office:value="0.524524301" calcext:value-type="float">
            <text:p>0.524524301</text:p>
          </table:table-cell>
          <table:table-cell office:value-type="float" office:value="0.395736845" calcext:value-type="float">
            <text:p>0.395736845</text:p>
          </table:table-cell>
          <table:table-cell office:value-type="string" calcext:value-type="string">
            <text:p>N/A</text:p>
          </table:table-cell>
          <table:table-cell office:value-type="float" office:value="0.084553299" calcext:value-type="float">
            <text:p>0.084553299</text:p>
          </table:table-cell>
          <table:table-cell office:value-type="float" office:value="0.837201646" calcext:value-type="float">
            <text:p>0.837201646</text:p>
          </table:table-cell>
          <table:table-cell office:value-type="float" office:value="0.86345679" calcext:value-type="float">
            <text:p>0.86345679</text:p>
          </table:table-cell>
          <table:table-cell office:value-type="float" office:value="0.891111111" calcext:value-type="float">
            <text:p>0.891111111</text:p>
          </table:table-cell>
          <table:table-cell office:value-type="float" office:value="0.757037037" calcext:value-type="float">
            <text:p>0.757037037</text:p>
          </table:table-cell>
          <table:table-cell office:value-type="string" calcext:value-type="string">
            <text:p>N/A</text:p>
          </table:table-cell>
          <table:table-cell office:value-type="float" office:value="0.190751172" calcext:value-type="float">
            <text:p>0.190751172</text:p>
          </table:table-cell>
          <table:table-cell office:value-type="float" office:value="0.466913276" calcext:value-type="float">
            <text:p>0.466913276</text:p>
          </table:table-cell>
          <table:table-cell office:value-type="float" office:value="0.397040691" calcext:value-type="float">
            <text:p>0.397040691</text:p>
          </table:table-cell>
          <table:table-cell office:value-type="float" office:value="0.567200986" calcext:value-type="float">
            <text:p>0.567200986</text:p>
          </table:table-cell>
          <table:table-cell office:value-type="float" office:value="0.43649815" calcext:value-type="float">
            <text:p>0.43649815</text:p>
          </table:table-cell>
          <table:table-cell office:value-type="string" calcext:value-type="string">
            <text:p>N/A</text:p>
          </table:table-cell>
          <table:table-cell office:value-type="float" office:value="0.22481316" calcext:value-type="float">
            <text:p>0.22481316</text:p>
          </table:table-cell>
          <table:table-cell office:value-type="float" office:value="0.705811503" calcext:value-type="float">
            <text:p>0.705811503</text:p>
          </table:table-cell>
          <table:table-cell office:value-type="float" office:value="0.607949413" calcext:value-type="float">
            <text:p>0.607949413</text:p>
          </table:table-cell>
          <table:table-cell office:value-type="float" office:value="0.620596206" calcext:value-type="float">
            <text:p>0.620596206</text:p>
          </table:table-cell>
          <table:table-cell office:value-type="float" office:value="0.888888889" calcext:value-type="float">
            <text:p>0.88888888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UPR_9</text:p>
          </table:table-cell>
          <table:table-cell table:formula="of:=EXACT([.A238];[.B238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6</text:p>
          </table:table-cell>
          <table:table-cell office:value-type="float" office:value="72383040" calcext:value-type="float">
            <text:p>72383040</text:p>
          </table:table-cell>
          <table:table-cell office:value-type="float" office:value="72383702" calcext:value-type="float">
            <text:p>72383702</text:p>
          </table:table-cell>
          <table:table-cell office:value-type="float" office:value="0.3744149846" calcext:value-type="float">
            <text:p>0.3744149846</text:p>
          </table:table-cell>
          <table:table-cell office:value-type="float" office:value="1.16718516" calcext:value-type="float">
            <text:p>1.16718516</text:p>
          </table:table-cell>
          <table:table-cell office:value-type="float" office:value="0.849291393" calcext:value-type="float">
            <text:p>0.849291393</text:p>
          </table:table-cell>
          <table:table-cell office:value-type="float" office:value="1.205668856" calcext:value-type="float">
            <text:p>1.205668856</text:p>
          </table:table-cell>
          <table:table-cell office:value-type="float" office:value="1.44659523" calcext:value-type="float">
            <text:p>1.44659523</text:p>
          </table:table-cell>
          <table:table-cell office:value-type="string" calcext:value-type="string">
            <text:p>N/A</text:p>
          </table:table-cell>
          <table:table-cell office:value-type="float" office:value="0.199242424" calcext:value-type="float">
            <text:p>0.199242424</text:p>
          </table:table-cell>
          <table:table-cell office:value-type="float" office:value="0.720327422" calcext:value-type="float">
            <text:p>0.720327422</text:p>
          </table:table-cell>
          <table:table-cell office:value-type="float" office:value="0.863847203" calcext:value-type="float">
            <text:p>0.863847203</text:p>
          </table:table-cell>
          <table:table-cell office:value-type="float" office:value="0.57680764" calcext:value-type="float">
            <text:p>0.5768076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258488444" calcext:value-type="float">
            <text:p>0.258488444</text:p>
          </table:table-cell>
          <table:table-cell office:value-type="float" office:value="0.831411312" calcext:value-type="float">
            <text:p>0.831411312</text:p>
          </table:table-cell>
          <table:table-cell office:value-type="float" office:value="0.988467875" calcext:value-type="float">
            <text:p>0.988467875</text:p>
          </table:table-cell>
          <table:table-cell office:value-type="float" office:value="0.919275124" calcext:value-type="float">
            <text:p>0.919275124</text:p>
          </table:table-cell>
          <table:table-cell office:value-type="float" office:value="0.586490939" calcext:value-type="float">
            <text:p>0.586490939</text:p>
          </table:table-cell>
          <table:table-cell office:value-type="string" calcext:value-type="string">
            <text:p>N/A</text:p>
          </table:table-cell>
          <table:table-cell office:value-type="float" office:value="0.131658291" calcext:value-type="float">
            <text:p>0.131658291</text:p>
          </table:table-cell>
          <table:table-cell office:value-type="float" office:value="0.748120301" calcext:value-type="float">
            <text:p>0.748120301</text:p>
          </table:table-cell>
          <table:table-cell office:value-type="float" office:value="1.205567452" calcext:value-type="float">
            <text:p>1.205567452</text:p>
          </table:table-cell>
          <table:table-cell office:value-type="float" office:value="0.925053533" calcext:value-type="float">
            <text:p>0.925053533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32659184" calcext:value-type="float">
            <text:p>0.032659184</text:p>
          </table:table-cell>
          <table:table-cell office:value-type="float" office:value="0.838420475" calcext:value-type="float">
            <text:p>0.838420475</text:p>
          </table:table-cell>
          <table:table-cell office:value-type="float" office:value="0.869705932" calcext:value-type="float">
            <text:p>0.869705932</text:p>
          </table:table-cell>
          <table:table-cell office:value-type="float" office:value="0.818815914" calcext:value-type="float">
            <text:p>0.818815914</text:p>
          </table:table-cell>
          <table:table-cell office:value-type="float" office:value="0.826739579" calcext:value-type="float">
            <text:p>0.826739579</text:p>
          </table:table-cell>
          <table:table-cell office:value-type="string" calcext:value-type="string">
            <text:p>N/A</text:p>
          </table:table-cell>
          <table:table-cell office:value-type="float" office:value="0.112424801" calcext:value-type="float">
            <text:p>0.112424801</text:p>
          </table:table-cell>
          <table:table-cell office:value-type="float" office:value="1.197201646" calcext:value-type="float">
            <text:p>1.197201646</text:p>
          </table:table-cell>
          <table:table-cell office:value-type="float" office:value="1.121975309" calcext:value-type="float">
            <text:p>1.121975309</text:p>
          </table:table-cell>
          <table:table-cell office:value-type="float" office:value="1.352592593" calcext:value-type="float">
            <text:p>1.352592593</text:p>
          </table:table-cell>
          <table:table-cell office:value-type="float" office:value="1.117037037" calcext:value-type="float">
            <text:p>1.117037037</text:p>
          </table:table-cell>
          <table:table-cell office:value-type="string" calcext:value-type="string">
            <text:p>N/A</text:p>
          </table:table-cell>
          <table:table-cell office:value-type="float" office:value="0.167913339" calcext:value-type="float">
            <text:p>0.167913339</text:p>
          </table:table-cell>
          <table:table-cell office:value-type="float" office:value="1.116317304" calcext:value-type="float">
            <text:p>1.116317304</text:p>
          </table:table-cell>
          <table:table-cell office:value-type="float" office:value="1.119605425" calcext:value-type="float">
            <text:p>1.119605425</text:p>
          </table:table-cell>
          <table:table-cell office:value-type="float" office:value="0.927250308" calcext:value-type="float">
            <text:p>0.927250308</text:p>
          </table:table-cell>
          <table:table-cell office:value-type="float" office:value="1.302096178" calcext:value-type="float">
            <text:p>1.302096178</text:p>
          </table:table-cell>
          <table:table-cell office:value-type="string" calcext:value-type="string">
            <text:p>N/A</text:p>
          </table:table-cell>
          <table:table-cell office:value-type="float" office:value="0.125659739" calcext:value-type="float">
            <text:p>0.125659739</text:p>
          </table:table-cell>
          <table:table-cell office:value-type="float" office:value="1.021981331" calcext:value-type="float">
            <text:p>1.021981331</text:p>
          </table:table-cell>
          <table:table-cell office:value-type="float" office:value="0.877145438" calcext:value-type="float">
            <text:p>0.877145438</text:p>
          </table:table-cell>
          <table:table-cell office:value-type="float" office:value="1.12195122" calcext:value-type="float">
            <text:p>1.12195122</text:p>
          </table:table-cell>
          <table:table-cell office:value-type="float" office:value="1.066847335" calcext:value-type="float">
            <text:p>1.06684733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01</text:p>
          </table:table-cell>
          <table:table-cell table:formula="of:=EXACT([.A239];[.B239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0</text:p>
          </table:table-cell>
          <table:table-cell office:value-type="float" office:value="81072192" calcext:value-type="float">
            <text:p>81072192</text:p>
          </table:table-cell>
          <table:table-cell office:value-type="float" office:value="81072934" calcext:value-type="float">
            <text:p>81072934</text:p>
          </table:table-cell>
          <table:table-cell office:value-type="float" office:value="0.468318838" calcext:value-type="float">
            <text:p>0.468318838</text:p>
          </table:table-cell>
          <table:table-cell office:value-type="float" office:value="0.382817386" calcext:value-type="float">
            <text:p>0.382817386</text:p>
          </table:table-cell>
          <table:table-cell office:value-type="float" office:value="0.575135247" calcext:value-type="float">
            <text:p>0.575135247</text:p>
          </table:table-cell>
          <table:table-cell office:value-type="float" office:value="0.269036089" calcext:value-type="float">
            <text:p>0.269036089</text:p>
          </table:table-cell>
          <table:table-cell office:value-type="float" office:value="0.313140366" calcext:value-type="float">
            <text:p>0.313140366</text:p>
          </table:table-cell>
          <table:table-cell office:value-type="float" office:value="0.373957843" calcext:value-type="float">
            <text:p>0.373957843</text:p>
          </table:table-cell>
          <table:table-cell office:value-type="float" office:value="0.24921391" calcext:value-type="float">
            <text:p>0.24921391</text:p>
          </table:table-cell>
          <table:table-cell office:value-type="float" office:value="0.465608986" calcext:value-type="float">
            <text:p>0.465608986</text:p>
          </table:table-cell>
          <table:table-cell office:value-type="float" office:value="0.599442209" calcext:value-type="float">
            <text:p>0.599442209</text:p>
          </table:table-cell>
          <table:table-cell office:value-type="float" office:value="0.393132806" calcext:value-type="float">
            <text:p>0.393132806</text:p>
          </table:table-cell>
          <table:table-cell office:value-type="float" office:value="0.404251936" calcext:value-type="float">
            <text:p>0.404251936</text:p>
          </table:table-cell>
          <table:table-cell office:value-type="string" calcext:value-type="string">
            <text:p>N/A</text:p>
          </table:table-cell>
          <table:table-cell office:value-type="float" office:value="0.142737201" calcext:value-type="float">
            <text:p>0.142737201</text:p>
          </table:table-cell>
          <table:table-cell office:value-type="float" office:value="2.407531375" calcext:value-type="float">
            <text:p>2.407531375</text:p>
          </table:table-cell>
          <table:table-cell office:value-type="float" office:value="2.807411834" calcext:value-type="float">
            <text:p>2.807411834</text:p>
          </table:table-cell>
          <table:table-cell office:value-type="float" office:value="1.97537358" calcext:value-type="float">
            <text:p>1.97537358</text:p>
          </table:table-cell>
          <table:table-cell office:value-type="float" office:value="2.364136282" calcext:value-type="float">
            <text:p>2.364136282</text:p>
          </table:table-cell>
          <table:table-cell office:value-type="float" office:value="2.483203825" calcext:value-type="float">
            <text:p>2.483203825</text:p>
          </table:table-cell>
          <table:table-cell office:value-type="float" office:value="0.113320058" calcext:value-type="float">
            <text:p>0.113320058</text:p>
          </table:table-cell>
          <table:table-cell office:value-type="float" office:value="0.906226231" calcext:value-type="float">
            <text:p>0.906226231</text:p>
          </table:table-cell>
          <table:table-cell office:value-type="float" office:value="1.024394219" calcext:value-type="float">
            <text:p>1.024394219</text:p>
          </table:table-cell>
          <table:table-cell office:value-type="float" office:value="0.838585244" calcext:value-type="float">
            <text:p>0.838585244</text:p>
          </table:table-cell>
          <table:table-cell office:value-type="float" office:value="0.855699229" calcext:value-type="float">
            <text:p>0.855699229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02</text:p>
          </table:table-cell>
          <table:table-cell table:formula="of:=EXACT([.A240];[.B240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8</text:p>
          </table:table-cell>
          <table:table-cell office:value-type="float" office:value="126583914" calcext:value-type="float">
            <text:p>126583914</text:p>
          </table:table-cell>
          <table:table-cell office:value-type="float" office:value="126584586" calcext:value-type="float">
            <text:p>126584586</text:p>
          </table:table-cell>
          <table:table-cell office:value-type="float" office:value="0.2015227222" calcext:value-type="float">
            <text:p>0.2015227222</text:p>
          </table:table-cell>
          <table:table-cell office:value-type="float" office:value="2.198461538" calcext:value-type="float">
            <text:p>2.198461538</text:p>
          </table:table-cell>
          <table:table-cell office:value-type="float" office:value="2.477884615" calcext:value-type="float">
            <text:p>2.477884615</text:p>
          </table:table-cell>
          <table:table-cell office:value-type="float" office:value="2.6725" calcext:value-type="float">
            <text:p>2.6725</text:p>
          </table:table-cell>
          <table:table-cell office:value-type="float" office:value="2.010576923" calcext:value-type="float">
            <text:p>2.010576923</text:p>
          </table:table-cell>
          <table:table-cell office:value-type="float" office:value="1.632884615" calcext:value-type="float">
            <text:p>1.632884615</text:p>
          </table:table-cell>
          <table:table-cell office:value-type="float" office:value="0.104344083" calcext:value-type="float">
            <text:p>0.104344083</text:p>
          </table:table-cell>
          <table:table-cell office:value-type="float" office:value="2.60379538" calcext:value-type="float">
            <text:p>2.60379538</text:p>
          </table:table-cell>
          <table:table-cell office:value-type="float" office:value="2.924092409" calcext:value-type="float">
            <text:p>2.924092409</text:p>
          </table:table-cell>
          <table:table-cell office:value-type="float" office:value="2.704510451" calcext:value-type="float">
            <text:p>2.704510451</text:p>
          </table:table-cell>
          <table:table-cell office:value-type="float" office:value="2.493509351" calcext:value-type="float">
            <text:p>2.493509351</text:p>
          </table:table-cell>
          <table:table-cell office:value-type="float" office:value="2.293069307" calcext:value-type="float">
            <text:p>2.293069307</text:p>
          </table:table-cell>
          <table:table-cell office:value-type="float" office:value="0.158517366" calcext:value-type="float">
            <text:p>0.158517366</text:p>
          </table:table-cell>
          <table:table-cell office:value-type="float" office:value="5.799363057" calcext:value-type="float">
            <text:p>5.799363057</text:p>
          </table:table-cell>
          <table:table-cell office:value-type="float" office:value="6.292993631" calcext:value-type="float">
            <text:p>6.292993631</text:p>
          </table:table-cell>
          <table:table-cell office:value-type="float" office:value="5.885350318" calcext:value-type="float">
            <text:p>5.885350318</text:p>
          </table:table-cell>
          <table:table-cell office:value-type="float" office:value="4.48089172" calcext:value-type="float">
            <text:p>4.48089172</text:p>
          </table:table-cell>
          <table:table-cell office:value-type="float" office:value="6.538216561" calcext:value-type="float">
            <text:p>6.538216561</text:p>
          </table:table-cell>
          <table:table-cell office:value-type="float" office:value="0.198760432" calcext:value-type="float">
            <text:p>0.198760432</text:p>
          </table:table-cell>
          <table:table-cell office:value-type="float" office:value="4.187405159" calcext:value-type="float">
            <text:p>4.187405159</text:p>
          </table:table-cell>
          <table:table-cell office:value-type="float" office:value="3.450682853" calcext:value-type="float">
            <text:p>3.450682853</text:p>
          </table:table-cell>
          <table:table-cell office:value-type="float" office:value="4.071320182" calcext:value-type="float">
            <text:p>4.071320182</text:p>
          </table:table-cell>
          <table:table-cell office:value-type="float" office:value="3.852807284" calcext:value-type="float">
            <text:p>3.852807284</text:p>
          </table:table-cell>
          <table:table-cell office:value-type="float" office:value="5.374810319" calcext:value-type="float">
            <text:p>5.374810319</text:p>
          </table:table-cell>
          <table:table-cell office:value-type="float" office:value="0.252763596" calcext:value-type="float">
            <text:p>0.252763596</text:p>
          </table:table-cell>
          <table:table-cell office:value-type="float" office:value="0.607489111" calcext:value-type="float">
            <text:p>0.607489111</text:p>
          </table:table-cell>
          <table:table-cell office:value-type="float" office:value="0.656315863" calcext:value-type="float">
            <text:p>0.656315863</text:p>
          </table:table-cell>
          <table:table-cell office:value-type="float" office:value="0.797105522" calcext:value-type="float">
            <text:p>0.797105522</text:p>
          </table:table-cell>
          <table:table-cell office:value-type="float" office:value="0.443726289" calcext:value-type="float">
            <text:p>0.443726289</text:p>
          </table:table-cell>
          <table:table-cell office:value-type="float" office:value="0.532808768" calcext:value-type="float">
            <text:p>0.532808768</text:p>
          </table:table-cell>
          <table:table-cell office:value-type="float" office:value="0.154554908" calcext:value-type="float">
            <text:p>0.154554908</text:p>
          </table:table-cell>
          <table:table-cell office:value-type="float" office:value="3.049947508" calcext:value-type="float">
            <text:p>3.049947508</text:p>
          </table:table-cell>
          <table:table-cell office:value-type="float" office:value="3.136150109" calcext:value-type="float">
            <text:p>3.136150109</text:p>
          </table:table-cell>
          <table:table-cell office:value-type="float" office:value="2.541410879" calcext:value-type="float">
            <text:p>2.541410879</text:p>
          </table:table-cell>
          <table:table-cell office:value-type="float" office:value="3.472281535" calcext:value-type="float">
            <text:p>3.472281535</text:p>
          </table:table-cell>
          <table:table-cell office:value-type="string" calcext:value-type="string">
            <text:p>N/A</text:p>
          </table:table-cell>
          <table:table-cell office:value-type="float" office:value="0.096557611" calcext:value-type="float">
            <text:p>0.096557611</text:p>
          </table:table-cell>
          <table:table-cell office:value-type="float" office:value="1.289259259" calcext:value-type="float">
            <text:p>1.289259259</text:p>
          </table:table-cell>
          <table:table-cell office:value-type="float" office:value="1.459259259" calcext:value-type="float">
            <text:p>1.459259259</text:p>
          </table:table-cell>
          <table:table-cell office:value-type="float" office:value="1.305185185" calcext:value-type="float">
            <text:p>1.305185185</text:p>
          </table:table-cell>
          <table:table-cell office:value-type="float" office:value="1.201481481" calcext:value-type="float">
            <text:p>1.201481481</text:p>
          </table:table-cell>
          <table:table-cell office:value-type="float" office:value="1.191111111" calcext:value-type="float">
            <text:p>1.191111111</text:p>
          </table:table-cell>
          <table:table-cell office:value-type="float" office:value="0.106344819" calcext:value-type="float">
            <text:p>0.106344819</text:p>
          </table:table-cell>
          <table:table-cell office:value-type="float" office:value="4.763514987" calcext:value-type="float">
            <text:p>4.763514987</text:p>
          </table:table-cell>
          <table:table-cell office:value-type="float" office:value="4.211744578" calcext:value-type="float">
            <text:p>4.211744578</text:p>
          </table:table-cell>
          <table:table-cell office:value-type="float" office:value="4.871232325" calcext:value-type="float">
            <text:p>4.871232325</text:p>
          </table:table-cell>
          <table:table-cell office:value-type="float" office:value="5.207568057" calcext:value-type="float">
            <text:p>5.20756805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WOLD_LR_002</text:p>
          </table:table-cell>
          <table:table-cell table:style-name="Default" table:number-columns-repeated="6"/>
          <table:table-cell office:value-type="float" office:value="0.781039668" calcext:value-type="float">
            <text:p>0.781039668</text:p>
          </table:table-cell>
          <table:table-cell office:value-type="float" office:value="1.493916318" calcext:value-type="float">
            <text:p>1.493916318</text:p>
          </table:table-cell>
          <table:table-cell office:value-type="float" office:value="2.170085177" calcext:value-type="float">
            <text:p>2.170085177</text:p>
          </table:table-cell>
          <table:table-cell office:value-type="float" office:value="0.959616215" calcext:value-type="float">
            <text:p>0.959616215</text:p>
          </table:table-cell>
          <table:table-cell office:value-type="float" office:value="1.524847343" calcext:value-type="float">
            <text:p>1.524847343</text:p>
          </table:table-cell>
          <table:table-cell office:value-type="float" office:value="1.321116534" calcext:value-type="float">
            <text:p>1.321116534</text:p>
          </table:table-cell>
          <table:table-cell office:value-type="float" office:value="0.366498819" calcext:value-type="float">
            <text:p>0.366498819</text:p>
          </table:table-cell>
          <table:table-cell office:value-type="float" office:value="2.463162542" calcext:value-type="float">
            <text:p>2.463162542</text:p>
          </table:table-cell>
          <table:table-cell office:value-type="float" office:value="3.505278223" calcext:value-type="float">
            <text:p>3.505278223</text:p>
          </table:table-cell>
          <table:table-cell office:value-type="float" office:value="1.96324204" calcext:value-type="float">
            <text:p>1.96324204</text:p>
          </table:table-cell>
          <table:table-cell office:value-type="float" office:value="1.920967328" calcext:value-type="float">
            <text:p>1.920967328</text:p>
          </table:table-cell>
          <table:table-cell office:value-type="string" calcext:value-type="string">
            <text:p>N/A</text:p>
          </table:table-cell>
          <table:table-cell office:value-type="float" office:value="0.291451395" calcext:value-type="float">
            <text:p>0.291451395</text:p>
          </table:table-cell>
          <table:table-cell office:value-type="float" office:value="2.557083078" calcext:value-type="float">
            <text:p>2.557083078</text:p>
          </table:table-cell>
          <table:table-cell office:value-type="float" office:value="3.160310818" calcext:value-type="float">
            <text:p>3.160310818</text:p>
          </table:table-cell>
          <table:table-cell office:value-type="float" office:value="1.753018529" calcext:value-type="float">
            <text:p>1.753018529</text:p>
          </table:table-cell>
          <table:table-cell office:value-type="float" office:value="2.093723849" calcext:value-type="float">
            <text:p>2.093723849</text:p>
          </table:table-cell>
          <table:table-cell office:value-type="float" office:value="3.221279139" calcext:value-type="float">
            <text:p>3.221279139</text:p>
          </table:table-cell>
          <table:table-cell office:value-type="float" office:value="0.358830176" calcext:value-type="float">
            <text:p>0.358830176</text:p>
          </table:table-cell>
          <table:table-cell office:value-type="float" office:value="2.968053897" calcext:value-type="float">
            <text:p>2.968053897</text:p>
          </table:table-cell>
          <table:table-cell office:value-type="float" office:value="3.551885255" calcext:value-type="float">
            <text:p>3.551885255</text:p>
          </table:table-cell>
          <table:table-cell office:value-type="float" office:value="1.738780832" calcext:value-type="float">
            <text:p>1.738780832</text:p>
          </table:table-cell>
          <table:table-cell office:value-type="float" office:value="3.613495599" calcext:value-type="float">
            <text:p>3.613495599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03</text:p>
          </table:table-cell>
          <table:table-cell table:formula="of:=EXACT([.A242];[.B242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5</text:p>
          </table:table-cell>
          <table:table-cell office:value-type="float" office:value="28133135" calcext:value-type="float">
            <text:p>28133135</text:p>
          </table:table-cell>
          <table:table-cell office:value-type="float" office:value="28133948" calcext:value-type="float">
            <text:p>28133948</text:p>
          </table:table-cell>
          <table:table-cell office:value-type="float" office:value="1.423359518" calcext:value-type="float">
            <text:p>1.423359518</text:p>
          </table:table-cell>
          <table:table-cell office:value-type="float" office:value="0.440694578" calcext:value-type="float">
            <text:p>0.440694578</text:p>
          </table:table-cell>
          <table:table-cell office:value-type="float" office:value="0.529019196" calcext:value-type="float">
            <text:p>0.529019196</text:p>
          </table:table-cell>
          <table:table-cell office:value-type="float" office:value="0.433692057" calcext:value-type="float">
            <text:p>0.433692057</text:p>
          </table:table-cell>
          <table:table-cell office:value-type="float" office:value="0.351364073" calcext:value-type="float">
            <text:p>0.351364073</text:p>
          </table:table-cell>
          <table:table-cell office:value-type="float" office:value="0.448702986" calcext:value-type="float">
            <text:p>0.448702986</text:p>
          </table:table-cell>
          <table:table-cell office:value-type="float" office:value="0.3275983" calcext:value-type="float">
            <text:p>0.3275983</text:p>
          </table:table-cell>
          <table:table-cell office:value-type="float" office:value="0.533828335" calcext:value-type="float">
            <text:p>0.533828335</text:p>
          </table:table-cell>
          <table:table-cell office:value-type="float" office:value="0.735513939" calcext:value-type="float">
            <text:p>0.735513939</text:p>
          </table:table-cell>
          <table:table-cell office:value-type="float" office:value="0.424288388" calcext:value-type="float">
            <text:p>0.424288388</text:p>
          </table:table-cell>
          <table:table-cell office:value-type="float" office:value="0.441682671" calcext:value-type="float">
            <text:p>0.441682671</text:p>
          </table:table-cell>
          <table:table-cell office:value-type="string" calcext:value-type="string">
            <text:p>N/A</text:p>
          </table:table-cell>
          <table:table-cell office:value-type="float" office:value="0.391301498" calcext:value-type="float">
            <text:p>0.391301498</text:p>
          </table:table-cell>
          <table:table-cell office:value-type="float" office:value="0.826300058" calcext:value-type="float">
            <text:p>0.826300058</text:p>
          </table:table-cell>
          <table:table-cell office:value-type="float" office:value="1.273879259" calcext:value-type="float">
            <text:p>1.273879259</text:p>
          </table:table-cell>
          <table:table-cell office:value-type="float" office:value="0.738075314" calcext:value-type="float">
            <text:p>0.738075314</text:p>
          </table:table-cell>
          <table:table-cell office:value-type="float" office:value="0.503526599" calcext:value-type="float">
            <text:p>0.503526599</text:p>
          </table:table-cell>
          <table:table-cell office:value-type="float" office:value="0.789719067" calcext:value-type="float">
            <text:p>0.789719067</text:p>
          </table:table-cell>
          <table:table-cell office:value-type="float" office:value="0.526435373" calcext:value-type="float">
            <text:p>0.526435373</text:p>
          </table:table-cell>
          <table:table-cell office:value-type="float" office:value="1.155112464" calcext:value-type="float">
            <text:p>1.155112464</text:p>
          </table:table-cell>
          <table:table-cell office:value-type="float" office:value="1.487449745" calcext:value-type="float">
            <text:p>1.487449745</text:p>
          </table:table-cell>
          <table:table-cell office:value-type="float" office:value="0.453276106" calcext:value-type="float">
            <text:p>0.453276106</text:p>
          </table:table-cell>
          <table:table-cell office:value-type="float" office:value="1.52461154" calcext:value-type="float">
            <text:p>1.52461154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05</text:p>
          </table:table-cell>
          <table:table-cell table:formula="of:=EXACT([.A243];[.B243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5</text:p>
          </table:table-cell>
          <table:table-cell office:value-type="float" office:value="97811911" calcext:value-type="float">
            <text:p>97811911</text:p>
          </table:table-cell>
          <table:table-cell office:value-type="float" office:value="97812695" calcext:value-type="float">
            <text:p>97812695</text:p>
          </table:table-cell>
          <table:table-cell office:value-type="float" office:value="0.1439991764" calcext:value-type="float">
            <text:p>0.1439991764</text:p>
          </table:table-cell>
          <table:table-cell office:value-type="float" office:value="0.717545635" calcext:value-type="float">
            <text:p>0.717545635</text:p>
          </table:table-cell>
          <table:table-cell office:value-type="float" office:value="1.116379838" calcext:value-type="float">
            <text:p>1.116379838</text:p>
          </table:table-cell>
          <table:table-cell office:value-type="float" office:value="0.476171439" calcext:value-type="float">
            <text:p>0.476171439</text:p>
          </table:table-cell>
          <table:table-cell office:value-type="float" office:value="0.705977935" calcext:value-type="float">
            <text:p>0.705977935</text:p>
          </table:table-cell>
          <table:table-cell office:value-type="float" office:value="0.57165333" calcext:value-type="float">
            <text:p>0.57165333</text:p>
          </table:table-cell>
          <table:table-cell office:value-type="float" office:value="0.433357727" calcext:value-type="float">
            <text:p>0.433357727</text:p>
          </table:table-cell>
          <table:table-cell office:value-type="float" office:value="1.439982393" calcext:value-type="float">
            <text:p>1.439982393</text:p>
          </table:table-cell>
          <table:table-cell office:value-type="float" office:value="2.159423126" calcext:value-type="float">
            <text:p>2.159423126</text:p>
          </table:table-cell>
          <table:table-cell office:value-type="float" office:value="1.115105626" calcext:value-type="float">
            <text:p>1.115105626</text:p>
          </table:table-cell>
          <table:table-cell office:value-type="float" office:value="1.045418405" calcext:value-type="float">
            <text:p>1.045418405</text:p>
          </table:table-cell>
          <table:table-cell office:value-type="string" calcext:value-type="string">
            <text:p>N/A</text:p>
          </table:table-cell>
          <table:table-cell office:value-type="float" office:value="0.252018507" calcext:value-type="float">
            <text:p>0.252018507</text:p>
          </table:table-cell>
          <table:table-cell office:value-type="float" office:value="3.278481761" calcext:value-type="float">
            <text:p>3.278481761</text:p>
          </table:table-cell>
          <table:table-cell office:value-type="float" office:value="3.768559473" calcext:value-type="float">
            <text:p>3.768559473</text:p>
          </table:table-cell>
          <table:table-cell office:value-type="float" office:value="2.042080095" calcext:value-type="float">
            <text:p>2.042080095</text:p>
          </table:table-cell>
          <table:table-cell office:value-type="float" office:value="3.633711894" calcext:value-type="float">
            <text:p>3.633711894</text:p>
          </table:table-cell>
          <table:table-cell office:value-type="float" office:value="3.669575612" calcext:value-type="float">
            <text:p>3.669575612</text:p>
          </table:table-cell>
          <table:table-cell office:value-type="float" office:value="0.108258049" calcext:value-type="float">
            <text:p>0.108258049</text:p>
          </table:table-cell>
          <table:table-cell office:value-type="float" office:value="3.342605674" calcext:value-type="float">
            <text:p>3.342605674</text:p>
          </table:table-cell>
          <table:table-cell office:value-type="float" office:value="3.162175378" calcext:value-type="float">
            <text:p>3.162175378</text:p>
          </table:table-cell>
          <table:table-cell office:value-type="float" office:value="3.106432685" calcext:value-type="float">
            <text:p>3.106432685</text:p>
          </table:table-cell>
          <table:table-cell office:value-type="float" office:value="3.759208954" calcext:value-type="float">
            <text:p>3.759208954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06</text:p>
          </table:table-cell>
          <table:table-cell table:formula="of:=EXACT([.A244];[.B244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8</text:p>
          </table:table-cell>
          <table:table-cell office:value-type="float" office:value="123884590" calcext:value-type="float">
            <text:p>123884590</text:p>
          </table:table-cell>
          <table:table-cell office:value-type="float" office:value="123885381" calcext:value-type="float">
            <text:p>123885381</text:p>
          </table:table-cell>
          <table:table-cell office:value-type="float" office:value="0.7776673202" calcext:value-type="float">
            <text:p>0.7776673202</text:p>
          </table:table-cell>
          <table:table-cell office:value-type="float" office:value="1.723374622" calcext:value-type="float">
            <text:p>1.723374622</text:p>
          </table:table-cell>
          <table:table-cell office:value-type="float" office:value="2.488022851" calcext:value-type="float">
            <text:p>2.488022851</text:p>
          </table:table-cell>
          <table:table-cell office:value-type="float" office:value="1.562606794" calcext:value-type="float">
            <text:p>1.562606794</text:p>
          </table:table-cell>
          <table:table-cell office:value-type="float" office:value="1.425960912" calcext:value-type="float">
            <text:p>1.425960912</text:p>
          </table:table-cell>
          <table:table-cell office:value-type="float" office:value="1.416907929" calcext:value-type="float">
            <text:p>1.416907929</text:p>
          </table:table-cell>
          <table:table-cell office:value-type="float" office:value="0.325993463" calcext:value-type="float">
            <text:p>0.325993463</text:p>
          </table:table-cell>
          <table:table-cell office:value-type="float" office:value="2.508960147" calcext:value-type="float">
            <text:p>2.508960147</text:p>
          </table:table-cell>
          <table:table-cell office:value-type="float" office:value="3.357647001" calcext:value-type="float">
            <text:p>3.357647001</text:p>
          </table:table-cell>
          <table:table-cell office:value-type="float" office:value="2.443456349" calcext:value-type="float">
            <text:p>2.443456349</text:p>
          </table:table-cell>
          <table:table-cell office:value-type="float" office:value="1.725777055" calcext:value-type="float">
            <text:p>1.725777055</text:p>
          </table:table-cell>
          <table:table-cell office:value-type="string" calcext:value-type="string">
            <text:p>N/A</text:p>
          </table:table-cell>
          <table:table-cell office:value-type="float" office:value="0.206425406" calcext:value-type="float">
            <text:p>0.206425406</text:p>
          </table:table-cell>
          <table:table-cell office:value-type="float" office:value="7.574417196" calcext:value-type="float">
            <text:p>7.574417196</text:p>
          </table:table-cell>
          <table:table-cell office:value-type="float" office:value="8.382785413" calcext:value-type="float">
            <text:p>8.382785413</text:p>
          </table:table-cell>
          <table:table-cell office:value-type="float" office:value="5.657142856" calcext:value-type="float">
            <text:p>5.657142856</text:p>
          </table:table-cell>
          <table:table-cell office:value-type="float" office:value="9.221996411" calcext:value-type="float">
            <text:p>9.221996411</text:p>
          </table:table-cell>
          <table:table-cell office:value-type="float" office:value="7.03574417" calcext:value-type="float">
            <text:p>7.03574417</text:p>
          </table:table-cell>
          <table:table-cell office:value-type="float" office:value="0.05737394" calcext:value-type="float">
            <text:p>0.05737394</text:p>
          </table:table-cell>
          <table:table-cell office:value-type="float" office:value="4.035477564" calcext:value-type="float">
            <text:p>4.035477564</text:p>
          </table:table-cell>
          <table:table-cell office:value-type="float" office:value="4.036944475" calcext:value-type="float">
            <text:p>4.036944475</text:p>
          </table:table-cell>
          <table:table-cell office:value-type="float" office:value="4.266271868" calcext:value-type="float">
            <text:p>4.266271868</text:p>
          </table:table-cell>
          <table:table-cell office:value-type="float" office:value="3.803216343" calcext:value-type="float">
            <text:p>3.803216343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08</text:p>
          </table:table-cell>
          <table:table-cell table:formula="of:=EXACT([.A245];[.B245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8</text:p>
          </table:table-cell>
          <table:table-cell office:value-type="float" office:value="123882187" calcext:value-type="float">
            <text:p>123882187</text:p>
          </table:table-cell>
          <table:table-cell office:value-type="float" office:value="123882932" calcext:value-type="float">
            <text:p>123882932</text:p>
          </table:table-cell>
          <table:table-cell office:value-type="float" office:value="0.03275126649" calcext:value-type="float">
            <text:p>0.03275126649</text:p>
          </table:table-cell>
          <table:table-cell office:value-type="float" office:value="0.528729036" calcext:value-type="float">
            <text:p>0.528729036</text:p>
          </table:table-cell>
          <table:table-cell office:value-type="float" office:value="0.597806392" calcext:value-type="float">
            <text:p>0.597806392</text:p>
          </table:table-cell>
          <table:table-cell office:value-type="float" office:value="0.475629808" calcext:value-type="float">
            <text:p>0.475629808</text:p>
          </table:table-cell>
          <table:table-cell office:value-type="float" office:value="0.53482239" calcext:value-type="float">
            <text:p>0.53482239</text:p>
          </table:table-cell>
          <table:table-cell office:value-type="float" office:value="0.506657553" calcext:value-type="float">
            <text:p>0.506657553</text:p>
          </table:table-cell>
          <table:table-cell office:value-type="float" office:value="0.448440198" calcext:value-type="float">
            <text:p>0.448440198</text:p>
          </table:table-cell>
          <table:table-cell office:value-type="float" office:value="0.477792323" calcext:value-type="float">
            <text:p>0.477792323</text:p>
          </table:table-cell>
          <table:table-cell office:value-type="float" office:value="0.698303385" calcext:value-type="float">
            <text:p>0.698303385</text:p>
          </table:table-cell>
          <table:table-cell office:value-type="float" office:value="0.270382014" calcext:value-type="float">
            <text:p>0.270382014</text:p>
          </table:table-cell>
          <table:table-cell office:value-type="float" office:value="0.464691563" calcext:value-type="float">
            <text:p>0.464691563</text:p>
          </table:table-cell>
          <table:table-cell office:value-type="string" calcext:value-type="string">
            <text:p>N/A</text:p>
          </table:table-cell>
          <table:table-cell office:value-type="float" office:value="0.250052114" calcext:value-type="float">
            <text:p>0.250052114</text:p>
          </table:table-cell>
          <table:table-cell office:value-type="float" office:value="0.683921098" calcext:value-type="float">
            <text:p>0.683921098</text:p>
          </table:table-cell>
          <table:table-cell office:value-type="float" office:value="0.806216378" calcext:value-type="float">
            <text:p>0.806216378</text:p>
          </table:table-cell>
          <table:table-cell office:value-type="float" office:value="0.494919307" calcext:value-type="float">
            <text:p>0.494919307</text:p>
          </table:table-cell>
          <table:table-cell office:value-type="float" office:value="0.585295876" calcext:value-type="float">
            <text:p>0.585295876</text:p>
          </table:table-cell>
          <table:table-cell office:value-type="float" office:value="0.849252839" calcext:value-type="float">
            <text:p>0.849252839</text:p>
          </table:table-cell>
          <table:table-cell office:value-type="float" office:value="0.269274557" calcext:value-type="float">
            <text:p>0.269274557</text:p>
          </table:table-cell>
          <table:table-cell office:value-type="float" office:value="1.156905358" calcext:value-type="float">
            <text:p>1.156905358</text:p>
          </table:table-cell>
          <table:table-cell office:value-type="float" office:value="1.510920352" calcext:value-type="float">
            <text:p>1.510920352</text:p>
          </table:table-cell>
          <table:table-cell office:value-type="float" office:value="0.924644138" calcext:value-type="float">
            <text:p>0.924644138</text:p>
          </table:table-cell>
          <table:table-cell office:value-type="float" office:value="1.035151581" calcext:value-type="float">
            <text:p>1.035151581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10</text:p>
          </table:table-cell>
          <table:table-cell table:formula="of:=EXACT([.A246];[.B246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7</text:p>
          </table:table-cell>
          <table:table-cell office:value-type="float" office:value="19409569" calcext:value-type="float">
            <text:p>19409569</text:p>
          </table:table-cell>
          <table:table-cell office:value-type="float" office:value="19410199" calcext:value-type="float">
            <text:p>19410199</text:p>
          </table:table-cell>
          <table:table-cell office:value-type="float" office:value="2.279745246" calcext:value-type="float">
            <text:p>2.279745246</text:p>
          </table:table-cell>
          <table:table-cell office:value-type="float" office:value="1.082451923" calcext:value-type="float">
            <text:p>1.082451923</text:p>
          </table:table-cell>
          <table:table-cell office:value-type="float" office:value="1.242115385" calcext:value-type="float">
            <text:p>1.242115385</text:p>
          </table:table-cell>
          <table:table-cell office:value-type="float" office:value="0.996153846" calcext:value-type="float">
            <text:p>0.996153846</text:p>
          </table:table-cell>
          <table:table-cell office:value-type="float" office:value="1.099038462" calcext:value-type="float">
            <text:p>1.099038462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157591312" calcext:value-type="float">
            <text:p>0.157591312</text:p>
          </table:table-cell>
          <table:table-cell office:value-type="float" office:value="0.867106711" calcext:value-type="float">
            <text:p>0.867106711</text:p>
          </table:table-cell>
          <table:table-cell office:value-type="float" office:value="0.857205721" calcext:value-type="float">
            <text:p>0.857205721</text:p>
          </table:table-cell>
          <table:table-cell office:value-type="float" office:value="0.691529153" calcext:value-type="float">
            <text:p>0.691529153</text:p>
          </table:table-cell>
          <table:table-cell office:value-type="float" office:value="0.897029703" calcext:value-type="float">
            <text:p>0.897029703</text:p>
          </table:table-cell>
          <table:table-cell office:value-type="float" office:value="1.022662266" calcext:value-type="float">
            <text:p>1.022662266</text:p>
          </table:table-cell>
          <table:table-cell office:value-type="float" office:value="0.133044632" calcext:value-type="float">
            <text:p>0.133044632</text:p>
          </table:table-cell>
          <table:table-cell office:value-type="float" office:value="6.706210191" calcext:value-type="float">
            <text:p>6.706210191</text:p>
          </table:table-cell>
          <table:table-cell office:value-type="float" office:value="7.703821656" calcext:value-type="float">
            <text:p>7.703821656</text:p>
          </table:table-cell>
          <table:table-cell office:value-type="float" office:value="6.503184713" calcext:value-type="float">
            <text:p>6.503184713</text:p>
          </table:table-cell>
          <table:table-cell office:value-type="float" office:value="7.02866242" calcext:value-type="float">
            <text:p>7.02866242</text:p>
          </table:table-cell>
          <table:table-cell office:value-type="float" office:value="5.589171975" calcext:value-type="float">
            <text:p>5.589171975</text:p>
          </table:table-cell>
          <table:table-cell office:value-type="float" office:value="0.097406617" calcext:value-type="float">
            <text:p>0.097406617</text:p>
          </table:table-cell>
          <table:table-cell office:value-type="float" office:value="1.466995448" calcext:value-type="float">
            <text:p>1.466995448</text:p>
          </table:table-cell>
          <table:table-cell office:value-type="float" office:value="1.341426404" calcext:value-type="float">
            <text:p>1.341426404</text:p>
          </table:table-cell>
          <table:table-cell office:value-type="float" office:value="1.672230653" calcext:value-type="float">
            <text:p>1.672230653</text:p>
          </table:table-cell>
          <table:table-cell office:value-type="float" office:value="1.437025797" calcext:value-type="float">
            <text:p>1.437025797</text:p>
          </table:table-cell>
          <table:table-cell office:value-type="float" office:value="1.417298938" calcext:value-type="float">
            <text:p>1.417298938</text:p>
          </table:table-cell>
          <table:table-cell office:value-type="float" office:value="0.16569096" calcext:value-type="float">
            <text:p>0.16569096</text:p>
          </table:table-cell>
          <table:table-cell office:value-type="float" office:value="1.104784319" calcext:value-type="float">
            <text:p>1.104784319</text:p>
          </table:table-cell>
          <table:table-cell office:value-type="float" office:value="1.334832092" calcext:value-type="float">
            <text:p>1.334832092</text:p>
          </table:table-cell>
          <table:table-cell office:value-type="float" office:value="1.133623718" calcext:value-type="float">
            <text:p>1.133623718</text:p>
          </table:table-cell>
          <table:table-cell office:value-type="float" office:value="1.056765491" calcext:value-type="float">
            <text:p>1.056765491</text:p>
          </table:table-cell>
          <table:table-cell office:value-type="float" office:value="0.893915976" calcext:value-type="float">
            <text:p>0.893915976</text:p>
          </table:table-cell>
          <table:table-cell office:value-type="float" office:value="0.076801498" calcext:value-type="float">
            <text:p>0.076801498</text:p>
          </table:table-cell>
          <table:table-cell office:value-type="float" office:value="0.813897934" calcext:value-type="float">
            <text:p>0.813897934</text:p>
          </table:table-cell>
          <table:table-cell office:value-type="float" office:value="0.878770085" calcext:value-type="float">
            <text:p>0.878770085</text:p>
          </table:table-cell>
          <table:table-cell office:value-type="float" office:value="0.754057012" calcext:value-type="float">
            <text:p>0.754057012</text:p>
          </table:table-cell>
          <table:table-cell office:value-type="float" office:value="0.808866706" calcext:value-type="float">
            <text:p>0.808866706</text:p>
          </table:table-cell>
          <table:table-cell office:value-type="string" calcext:value-type="string">
            <text:p>N/A</text:p>
          </table:table-cell>
          <table:table-cell office:value-type="float" office:value="0.133437959" calcext:value-type="float">
            <text:p>0.133437959</text:p>
          </table:table-cell>
          <table:table-cell office:value-type="float" office:value="7.94367284" calcext:value-type="float">
            <text:p>7.94367284</text:p>
          </table:table-cell>
          <table:table-cell office:value-type="float" office:value="7.771604938" calcext:value-type="float">
            <text:p>7.771604938</text:p>
          </table:table-cell>
          <table:table-cell office:value-type="float" office:value="8.845679012" calcext:value-type="float">
            <text:p>8.845679012</text:p>
          </table:table-cell>
          <table:table-cell office:value-type="float" office:value="6.515432099" calcext:value-type="float">
            <text:p>6.515432099</text:p>
          </table:table-cell>
          <table:table-cell office:value-type="float" office:value="8.641975309" calcext:value-type="float">
            <text:p>8.641975309</text:p>
          </table:table-cell>
          <table:table-cell office:value-type="float" office:value="0.043918795" calcext:value-type="float">
            <text:p>0.043918795</text:p>
          </table:table-cell>
          <table:table-cell office:value-type="float" office:value="1.324644828" calcext:value-type="float">
            <text:p>1.324644828</text:p>
          </table:table-cell>
          <table:table-cell office:value-type="float" office:value="1.25748503" calcext:value-type="float">
            <text:p>1.25748503</text:p>
          </table:table-cell>
          <table:table-cell office:value-type="float" office:value="1.356916419" calcext:value-type="float">
            <text:p>1.356916419</text:p>
          </table:table-cell>
          <table:table-cell office:value-type="float" office:value="1.359533035" calcext:value-type="float">
            <text:p>1.35953303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12</text:p>
          </table:table-cell>
          <table:table-cell table:formula="of:=EXACT([.A247];[.B247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7</text:p>
          </table:table-cell>
          <table:table-cell office:value-type="float" office:value="46349998" calcext:value-type="float">
            <text:p>46349998</text:p>
          </table:table-cell>
          <table:table-cell office:value-type="float" office:value="46350703" calcext:value-type="float">
            <text:p>46350703</text:p>
          </table:table-cell>
          <table:table-cell office:value-type="float" office:value="2.220884018" calcext:value-type="float">
            <text:p>2.220884018</text:p>
          </table:table-cell>
          <table:table-cell office:value-type="float" office:value="1.451097062" calcext:value-type="float">
            <text:p>1.451097062</text:p>
          </table:table-cell>
          <table:table-cell office:value-type="float" office:value="1.483079212" calcext:value-type="float">
            <text:p>1.483079212</text:p>
          </table:table-cell>
          <table:table-cell office:value-type="float" office:value="1.452584604" calcext:value-type="float">
            <text:p>1.452584604</text:p>
          </table:table-cell>
          <table:table-cell office:value-type="float" office:value="1.417627371" calcext:value-type="float">
            <text:p>1.417627371</text:p>
          </table:table-cell>
          <table:table-cell office:value-type="string" calcext:value-type="string">
            <text:p>N/A</text:p>
          </table:table-cell>
          <table:table-cell office:value-type="float" office:value="0.159194466" calcext:value-type="float">
            <text:p>0.159194466</text:p>
          </table:table-cell>
          <table:table-cell office:value-type="float" office:value="1.174603175" calcext:value-type="float">
            <text:p>1.174603175</text:p>
          </table:table-cell>
          <table:table-cell office:value-type="float" office:value="1.062857143" calcext:value-type="float">
            <text:p>1.062857143</text:p>
          </table:table-cell>
          <table:table-cell office:value-type="float" office:value="1.07047619" calcext:value-type="float">
            <text:p>1.07047619</text:p>
          </table:table-cell>
          <table:table-cell office:value-type="float" office:value="1.39047619" calcext:value-type="float">
            <text:p>1.39047619</text:p>
          </table:table-cell>
          <table:table-cell office:value-type="string" calcext:value-type="string">
            <text:p>N/A</text:p>
          </table:table-cell>
          <table:table-cell office:value-type="float" office:value="0.148212756" calcext:value-type="float">
            <text:p>0.148212756</text:p>
          </table:table-cell>
          <table:table-cell office:value-type="float" office:value="2.502308403" calcext:value-type="float">
            <text:p>2.502308403</text:p>
          </table:table-cell>
          <table:table-cell office:value-type="float" office:value="2.210526316" calcext:value-type="float">
            <text:p>2.210526316</text:p>
          </table:table-cell>
          <table:table-cell office:value-type="float" office:value="2.376731302" calcext:value-type="float">
            <text:p>2.376731302</text:p>
          </table:table-cell>
          <table:table-cell office:value-type="float" office:value="2.91966759" calcext:value-type="float">
            <text:p>2.91966759</text:p>
          </table:table-cell>
          <table:table-cell office:value-type="string" calcext:value-type="string">
            <text:p>N/A</text:p>
          </table:table-cell>
          <table:table-cell office:value-type="float" office:value="0.078122036" calcext:value-type="float">
            <text:p>0.078122036</text:p>
          </table:table-cell>
          <table:table-cell office:value-type="float" office:value="1.388294076" calcext:value-type="float">
            <text:p>1.388294076</text:p>
          </table:table-cell>
          <table:table-cell office:value-type="float" office:value="1.368308351" calcext:value-type="float">
            <text:p>1.368308351</text:p>
          </table:table-cell>
          <table:table-cell office:value-type="float" office:value="1.291220557" calcext:value-type="float">
            <text:p>1.291220557</text:p>
          </table:table-cell>
          <table:table-cell office:value-type="float" office:value="1.505353319" calcext:value-type="float">
            <text:p>1.505353319</text:p>
          </table:table-cell>
          <table:table-cell office:value-type="string" calcext:value-type="string">
            <text:p>N/A</text:p>
          </table:table-cell>
          <table:table-cell office:value-type="float" office:value="0.039383318" calcext:value-type="float">
            <text:p>0.039383318</text:p>
          </table:table-cell>
          <table:table-cell office:value-type="float" office:value="0.784942153" calcext:value-type="float">
            <text:p>0.784942153</text:p>
          </table:table-cell>
          <table:table-cell office:value-type="float" office:value="0.780587833" calcext:value-type="float">
            <text:p>0.780587833</text:p>
          </table:table-cell>
          <table:table-cell office:value-type="float" office:value="0.756436546" calcext:value-type="float">
            <text:p>0.756436546</text:p>
          </table:table-cell>
          <table:table-cell office:value-type="float" office:value="0.817802081" calcext:value-type="float">
            <text:p>0.817802081</text:p>
          </table:table-cell>
          <table:table-cell office:value-type="string" calcext:value-type="string">
            <text:p>N/A</text:p>
          </table:table-cell>
          <table:table-cell office:value-type="float" office:value="0.127881196" calcext:value-type="float">
            <text:p>0.127881196</text:p>
          </table:table-cell>
          <table:table-cell office:value-type="float" office:value="0.933485864" calcext:value-type="float">
            <text:p>0.933485864</text:p>
          </table:table-cell>
          <table:table-cell office:value-type="float" office:value="0.797515934" calcext:value-type="float">
            <text:p>0.797515934</text:p>
          </table:table-cell>
          <table:table-cell office:value-type="float" office:value="1.021081876" calcext:value-type="float">
            <text:p>1.021081876</text:p>
          </table:table-cell>
          <table:table-cell office:value-type="float" office:value="0.981859781" calcext:value-type="float">
            <text:p>0.981859781</text:p>
          </table:table-cell>
          <table:table-cell office:value-type="string" calcext:value-type="string">
            <text:p>N/A</text:p>
          </table:table-cell>
          <table:table-cell office:value-type="float" office:value="0.233298161" calcext:value-type="float">
            <text:p>0.233298161</text:p>
          </table:table-cell>
          <table:table-cell office:value-type="float" office:value="1.369191365" calcext:value-type="float">
            <text:p>1.369191365</text:p>
          </table:table-cell>
          <table:table-cell office:value-type="float" office:value="1.688254665" calcext:value-type="float">
            <text:p>1.688254665</text:p>
          </table:table-cell>
          <table:table-cell office:value-type="float" office:value="1.049396268" calcext:value-type="float">
            <text:p>1.049396268</text:p>
          </table:table-cell>
          <table:table-cell office:value-type="float" office:value="1.369923161" calcext:value-type="float">
            <text:p>1.369923161</text:p>
          </table:table-cell>
          <table:table-cell office:value-type="string" calcext:value-type="string">
            <text:p>N/A</text:p>
          </table:table-cell>
          <table:table-cell office:value-type="float" office:value="0.053963561" calcext:value-type="float">
            <text:p>0.053963561</text:p>
          </table:table-cell>
          <table:table-cell office:value-type="float" office:value="0.955425324" calcext:value-type="float">
            <text:p>0.955425324</text:p>
          </table:table-cell>
          <table:table-cell office:value-type="float" office:value="0.995205115" calcext:value-type="float">
            <text:p>0.995205115</text:p>
          </table:table-cell>
          <table:table-cell office:value-type="float" office:value="0.973894513" calcext:value-type="float">
            <text:p>0.973894513</text:p>
          </table:table-cell>
          <table:table-cell office:value-type="float" office:value="0.897176345" calcext:value-type="float">
            <text:p>0.89717634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13</text:p>
          </table:table-cell>
          <table:table-cell table:formula="of:=EXACT([.A248];[.B248])" office:value-type="boolean" office:boolean-value="true" calcext:value-type="boolean">
            <text:p>TRUE</text:p>
          </table:table-cell>
          <table:table-cell office:value-type="string" calcext:value-type="string">
            <text:p>TEST ELEMENT*NESTED</text:p>
          </table:table-cell>
          <table:table-cell office:value-type="string" calcext:value-type="string">
            <text:p>chr1</text:p>
          </table:table-cell>
          <table:table-cell office:value-type="float" office:value="92787053" calcext:value-type="float">
            <text:p>92787053</text:p>
          </table:table-cell>
          <table:table-cell office:value-type="float" office:value="92787745" calcext:value-type="float">
            <text:p>92787745</text:p>
          </table:table-cell>
          <table:table-cell office:value-type="float" office:value="0.06495946838" calcext:value-type="float">
            <text:p>0.06495946838</text:p>
          </table:table-cell>
          <table:table-cell office:value-type="float" office:value="2.470419828" calcext:value-type="float">
            <text:p>2.470419828</text:p>
          </table:table-cell>
          <table:table-cell office:value-type="float" office:value="3.516426263" calcext:value-type="float">
            <text:p>3.516426263</text:p>
          </table:table-cell>
          <table:table-cell office:value-type="float" office:value="1.755504974" calcext:value-type="float">
            <text:p>1.755504974</text:p>
          </table:table-cell>
          <table:table-cell office:value-type="float" office:value="2.73732808" calcext:value-type="float">
            <text:p>2.73732808</text:p>
          </table:table-cell>
          <table:table-cell office:value-type="float" office:value="1.872419996" calcext:value-type="float">
            <text:p>1.872419996</text:p>
          </table:table-cell>
          <table:table-cell office:value-type="float" office:value="0.284943697" calcext:value-type="float">
            <text:p>0.284943697</text:p>
          </table:table-cell>
          <table:table-cell office:value-type="float" office:value="2.110909969" calcext:value-type="float">
            <text:p>2.110909969</text:p>
          </table:table-cell>
          <table:table-cell office:value-type="float" office:value="2.797507064" calcext:value-type="float">
            <text:p>2.797507064</text:p>
          </table:table-cell>
          <table:table-cell office:value-type="float" office:value="1.858325892" calcext:value-type="float">
            <text:p>1.858325892</text:p>
          </table:table-cell>
          <table:table-cell office:value-type="float" office:value="1.676896919" calcext:value-type="float">
            <text:p>1.676896919</text:p>
          </table:table-cell>
          <table:table-cell office:value-type="string" calcext:value-type="string">
            <text:p>N/A</text:p>
          </table:table-cell>
          <table:table-cell office:value-type="float" office:value="0.301299433" calcext:value-type="float">
            <text:p>0.301299433</text:p>
          </table:table-cell>
          <table:table-cell office:value-type="float" office:value="8.955887606" calcext:value-type="float">
            <text:p>8.955887606</text:p>
          </table:table-cell>
          <table:table-cell office:value-type="float" office:value="12.59533771" calcext:value-type="float">
            <text:p>12.59533771</text:p>
          </table:table-cell>
          <table:table-cell office:value-type="float" office:value="6.073161983" calcext:value-type="float">
            <text:p>6.073161983</text:p>
          </table:table-cell>
          <table:table-cell office:value-type="float" office:value="8.610161385" calcext:value-type="float">
            <text:p>8.610161385</text:p>
          </table:table-cell>
          <table:table-cell office:value-type="float" office:value="8.544889418" calcext:value-type="float">
            <text:p>8.544889418</text:p>
          </table:table-cell>
          <table:table-cell office:value-type="float" office:value="0.256117621" calcext:value-type="float">
            <text:p>0.256117621</text:p>
          </table:table-cell>
          <table:table-cell office:value-type="float" office:value="3.358089755" calcext:value-type="float">
            <text:p>3.358089755</text:p>
          </table:table-cell>
          <table:table-cell office:value-type="float" office:value="3.607627948" calcext:value-type="float">
            <text:p>3.607627948</text:p>
          </table:table-cell>
          <table:table-cell office:value-type="float" office:value="2.40084755" calcext:value-type="float">
            <text:p>2.40084755</text:p>
          </table:table-cell>
          <table:table-cell office:value-type="float" office:value="4.065793763" calcext:value-type="float">
            <text:p>4.065793763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14</text:p>
          </table:table-cell>
          <table:table-cell table:formula="of:=EXACT([.A249];[.B249])" office:value-type="boolean" office:boolean-value="true" calcext:value-type="boolean">
            <text:p>TRUE</text:p>
          </table:table-cell>
          <table:table-cell office:value-type="string" calcext:value-type="string">
            <text:p>TEST ELEMENT*TSS</text:p>
          </table:table-cell>
          <table:table-cell office:value-type="string" calcext:value-type="string">
            <text:p>chr1</text:p>
          </table:table-cell>
          <table:table-cell office:value-type="float" office:value="91413901" calcext:value-type="float">
            <text:p>91413901</text:p>
          </table:table-cell>
          <table:table-cell office:value-type="float" office:value="91414660" calcext:value-type="float">
            <text:p>91414660</text:p>
          </table:table-cell>
          <table:table-cell office:value-type="float" office:value="0.6643413991" calcext:value-type="float">
            <text:p>0.6643413991</text:p>
          </table:table-cell>
          <table:table-cell office:value-type="float" office:value="3.064492832" calcext:value-type="float">
            <text:p>3.064492832</text:p>
          </table:table-cell>
          <table:table-cell office:value-type="float" office:value="4.25142017" calcext:value-type="float">
            <text:p>4.25142017</text:p>
          </table:table-cell>
          <table:table-cell office:value-type="float" office:value="2.696396216" calcext:value-type="float">
            <text:p>2.696396216</text:p>
          </table:table-cell>
          <table:table-cell office:value-type="float" office:value="2.495605692" calcext:value-type="float">
            <text:p>2.495605692</text:p>
          </table:table-cell>
          <table:table-cell office:value-type="float" office:value="2.814549252" calcext:value-type="float">
            <text:p>2.814549252</text:p>
          </table:table-cell>
          <table:table-cell office:value-type="float" office:value="0.296256237" calcext:value-type="float">
            <text:p>0.296256237</text:p>
          </table:table-cell>
          <table:table-cell office:value-type="float" office:value="1.976526291" calcext:value-type="float">
            <text:p>1.976526291</text:p>
          </table:table-cell>
          <table:table-cell office:value-type="float" office:value="2.634793458" calcext:value-type="float">
            <text:p>2.634793458</text:p>
          </table:table-cell>
          <table:table-cell office:value-type="float" office:value="1.781152524" calcext:value-type="float">
            <text:p>1.781152524</text:p>
          </table:table-cell>
          <table:table-cell office:value-type="float" office:value="1.513632861" calcext:value-type="float">
            <text:p>1.513632861</text:p>
          </table:table-cell>
          <table:table-cell office:value-type="string" calcext:value-type="string">
            <text:p>N/A</text:p>
          </table:table-cell>
          <table:table-cell office:value-type="float" office:value="0.107027561" calcext:value-type="float">
            <text:p>0.107027561</text:p>
          </table:table-cell>
          <table:table-cell office:value-type="float" office:value="23.01482362" calcext:value-type="float">
            <text:p>23.01482362</text:p>
          </table:table-cell>
          <table:table-cell office:value-type="float" office:value="21.44004781" calcext:value-type="float">
            <text:p>21.44004781</text:p>
          </table:table-cell>
          <table:table-cell office:value-type="float" office:value="22.30292886" calcext:value-type="float">
            <text:p>22.30292886</text:p>
          </table:table-cell>
          <table:table-cell office:value-type="float" office:value="26.6682606" calcext:value-type="float">
            <text:p>26.6682606</text:p>
          </table:table-cell>
          <table:table-cell office:value-type="float" office:value="21.64805738" calcext:value-type="float">
            <text:p>21.64805738</text:p>
          </table:table-cell>
          <table:table-cell office:value-type="float" office:value="0.234172102" calcext:value-type="float">
            <text:p>0.234172102</text:p>
          </table:table-cell>
          <table:table-cell office:value-type="float" office:value="11.26931436" calcext:value-type="float">
            <text:p>11.26931436</text:p>
          </table:table-cell>
          <table:table-cell office:value-type="float" office:value="13.13473867" calcext:value-type="float">
            <text:p>13.13473867</text:p>
          </table:table-cell>
          <table:table-cell office:value-type="float" office:value="12.42328589" calcext:value-type="float">
            <text:p>12.42328589</text:p>
          </table:table-cell>
          <table:table-cell office:value-type="float" office:value="8.249918505" calcext:value-type="float">
            <text:p>8.249918505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15</text:p>
          </table:table-cell>
          <table:table-cell table:formula="of:=EXACT([.A250];[.B250])" office:value-type="boolean" office:boolean-value="true" calcext:value-type="boolean">
            <text:p>TRUE</text:p>
          </table:table-cell>
          <table:table-cell office:value-type="string" calcext:value-type="string">
            <text:p>TEST ELEMENT*TSS</text:p>
          </table:table-cell>
          <table:table-cell office:value-type="string" calcext:value-type="string">
            <text:p>chr1</text:p>
          </table:table-cell>
          <table:table-cell office:value-type="float" office:value="91412301" calcext:value-type="float">
            <text:p>91412301</text:p>
          </table:table-cell>
          <table:table-cell office:value-type="float" office:value="91412945" calcext:value-type="float">
            <text:p>91412945</text:p>
          </table:table-cell>
          <table:table-cell office:value-type="float" office:value="0.7705754972" calcext:value-type="float">
            <text:p>0.7705754972</text:p>
          </table:table-cell>
          <table:table-cell office:value-type="float" office:value="0.174734181" calcext:value-type="float">
            <text:p>0.174734181</text:p>
          </table:table-cell>
          <table:table-cell office:value-type="float" office:value="0.185005835" calcext:value-type="float">
            <text:p>0.185005835</text:p>
          </table:table-cell>
          <table:table-cell office:value-type="float" office:value="0.146936881" calcext:value-type="float">
            <text:p>0.146936881</text:p>
          </table:table-cell>
          <table:table-cell office:value-type="float" office:value="0.201100028" calcext:value-type="float">
            <text:p>0.201100028</text:p>
          </table:table-cell>
          <table:table-cell office:value-type="float" office:value="0.165893982" calcext:value-type="float">
            <text:p>0.165893982</text:p>
          </table:table-cell>
          <table:table-cell office:value-type="float" office:value="0.212607931" calcext:value-type="float">
            <text:p>0.212607931</text:p>
          </table:table-cell>
          <table:table-cell office:value-type="float" office:value="0.213245099" calcext:value-type="float">
            <text:p>0.213245099</text:p>
          </table:table-cell>
          <table:table-cell office:value-type="float" office:value="0.264767403" calcext:value-type="float">
            <text:p>0.264767403</text:p>
          </table:table-cell>
          <table:table-cell office:value-type="float" office:value="0.179447346" calcext:value-type="float">
            <text:p>0.179447346</text:p>
          </table:table-cell>
          <table:table-cell office:value-type="float" office:value="0.195520544" calcext:value-type="float">
            <text:p>0.195520544</text:p>
          </table:table-cell>
          <table:table-cell office:value-type="string" calcext:value-type="string">
            <text:p>N/A</text:p>
          </table:table-cell>
          <table:table-cell office:value-type="float" office:value="0.229215965" calcext:value-type="float">
            <text:p>0.229215965</text:p>
          </table:table-cell>
          <table:table-cell office:value-type="float" office:value="0.864315599" calcext:value-type="float">
            <text:p>0.864315599</text:p>
          </table:table-cell>
          <table:table-cell office:value-type="float" office:value="0.708667065" calcext:value-type="float">
            <text:p>0.708667065</text:p>
          </table:table-cell>
          <table:table-cell office:value-type="float" office:value="0.972624028" calcext:value-type="float">
            <text:p>0.972624028</text:p>
          </table:table-cell>
          <table:table-cell office:value-type="float" office:value="0.687148834" calcext:value-type="float">
            <text:p>0.687148834</text:p>
          </table:table-cell>
          <table:table-cell office:value-type="float" office:value="1.088822474" calcext:value-type="float">
            <text:p>1.088822474</text:p>
          </table:table-cell>
          <table:table-cell office:value-type="float" office:value="0.22640437" calcext:value-type="float">
            <text:p>0.22640437</text:p>
          </table:table-cell>
          <table:table-cell office:value-type="float" office:value="0.441540802" calcext:value-type="float">
            <text:p>0.441540802</text:p>
          </table:table-cell>
          <table:table-cell office:value-type="float" office:value="0.553026187" calcext:value-type="float">
            <text:p>0.553026187</text:p>
          </table:table-cell>
          <table:table-cell office:value-type="float" office:value="0.359882647" calcext:value-type="float">
            <text:p>0.359882647</text:p>
          </table:table-cell>
          <table:table-cell office:value-type="float" office:value="0.411713572" calcext:value-type="float">
            <text:p>0.411713572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16</text:p>
          </table:table-cell>
          <table:table-cell table:formula="of:=EXACT([.A251];[.B251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0</text:p>
          </table:table-cell>
          <table:table-cell office:value-type="float" office:value="80930116" calcext:value-type="float">
            <text:p>80930116</text:p>
          </table:table-cell>
          <table:table-cell office:value-type="float" office:value="80930840" calcext:value-type="float">
            <text:p>80930840</text:p>
          </table:table-cell>
          <table:table-cell office:value-type="float" office:value="0.6908915677" calcext:value-type="float">
            <text:p>0.6908915677</text:p>
          </table:table-cell>
          <table:table-cell office:value-type="float" office:value="0.866649042" calcext:value-type="float">
            <text:p>0.866649042</text:p>
          </table:table-cell>
          <table:table-cell office:value-type="float" office:value="1.176965187" calcext:value-type="float">
            <text:p>1.176965187</text:p>
          </table:table-cell>
          <table:table-cell office:value-type="float" office:value="0.670075506" calcext:value-type="float">
            <text:p>0.670075506</text:p>
          </table:table-cell>
          <table:table-cell office:value-type="float" office:value="0.68462218" calcext:value-type="float">
            <text:p>0.68462218</text:p>
          </table:table-cell>
          <table:table-cell office:value-type="float" office:value="0.934933295" calcext:value-type="float">
            <text:p>0.934933295</text:p>
          </table:table-cell>
          <table:table-cell office:value-type="float" office:value="0.090750538" calcext:value-type="float">
            <text:p>0.090750538</text:p>
          </table:table-cell>
          <table:table-cell office:value-type="float" office:value="1.182994709" calcext:value-type="float">
            <text:p>1.182994709</text:p>
          </table:table-cell>
          <table:table-cell office:value-type="float" office:value="1.306002373" calcext:value-type="float">
            <text:p>1.306002373</text:p>
          </table:table-cell>
          <table:table-cell office:value-type="float" office:value="1.108169931" calcext:value-type="float">
            <text:p>1.108169931</text:p>
          </table:table-cell>
          <table:table-cell office:value-type="float" office:value="1.134811807" calcext:value-type="float">
            <text:p>1.134811807</text:p>
          </table:table-cell>
          <table:table-cell office:value-type="string" calcext:value-type="string">
            <text:p>N/A</text:p>
          </table:table-cell>
          <table:table-cell office:value-type="float" office:value="0.229377424" calcext:value-type="float">
            <text:p>0.229377424</text:p>
          </table:table-cell>
          <table:table-cell office:value-type="float" office:value="1.138135084" calcext:value-type="float">
            <text:p>1.138135084</text:p>
          </table:table-cell>
          <table:table-cell office:value-type="float" office:value="0.833472803" calcext:value-type="float">
            <text:p>0.833472803</text:p>
          </table:table-cell>
          <table:table-cell office:value-type="float" office:value="1.008487746" calcext:value-type="float">
            <text:p>1.008487746</text:p>
          </table:table-cell>
          <table:table-cell office:value-type="float" office:value="1.339151225" calcext:value-type="float">
            <text:p>1.339151225</text:p>
          </table:table-cell>
          <table:table-cell office:value-type="float" office:value="1.371428571" calcext:value-type="float">
            <text:p>1.371428571</text:p>
          </table:table-cell>
          <table:table-cell office:value-type="float" office:value="0.107691563" calcext:value-type="float">
            <text:p>0.107691563</text:p>
          </table:table-cell>
          <table:table-cell office:value-type="float" office:value="2.418450507" calcext:value-type="float">
            <text:p>2.418450507</text:p>
          </table:table-cell>
          <table:table-cell office:value-type="float" office:value="2.314788656" calcext:value-type="float">
            <text:p>2.314788656</text:p>
          </table:table-cell>
          <table:table-cell office:value-type="float" office:value="2.714766924" calcext:value-type="float">
            <text:p>2.714766924</text:p>
          </table:table-cell>
          <table:table-cell office:value-type="float" office:value="2.225795936" calcext:value-type="float">
            <text:p>2.225795936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17</text:p>
          </table:table-cell>
          <table:table-cell table:formula="of:=EXACT([.A252];[.B252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0</text:p>
          </table:table-cell>
          <table:table-cell office:value-type="float" office:value="80940445" calcext:value-type="float">
            <text:p>80940445</text:p>
          </table:table-cell>
          <table:table-cell office:value-type="float" office:value="80941162" calcext:value-type="float">
            <text:p>80941162</text:p>
          </table:table-cell>
          <table:table-cell office:value-type="float" office:value="0.03632032118" calcext:value-type="float">
            <text:p>0.03632032118</text:p>
          </table:table-cell>
          <table:table-cell office:value-type="float" office:value="1.023818888" calcext:value-type="float">
            <text:p>1.023818888</text:p>
          </table:table-cell>
          <table:table-cell office:value-type="float" office:value="1.409170336" calcext:value-type="float">
            <text:p>1.409170336</text:p>
          </table:table-cell>
          <table:table-cell office:value-type="float" office:value="0.7575103" calcext:value-type="float">
            <text:p>0.7575103</text:p>
          </table:table-cell>
          <table:table-cell office:value-type="float" office:value="1.01857667" calcext:value-type="float">
            <text:p>1.01857667</text:p>
          </table:table-cell>
          <table:table-cell office:value-type="float" office:value="0.910018248" calcext:value-type="float">
            <text:p>0.910018248</text:p>
          </table:table-cell>
          <table:table-cell office:value-type="float" office:value="0.128231516" calcext:value-type="float">
            <text:p>0.128231516</text:p>
          </table:table-cell>
          <table:table-cell office:value-type="float" office:value="3.840797073" calcext:value-type="float">
            <text:p>3.840797073</text:p>
          </table:table-cell>
          <table:table-cell office:value-type="float" office:value="4.378625338" calcext:value-type="float">
            <text:p>4.378625338</text:p>
          </table:table-cell>
          <table:table-cell office:value-type="float" office:value="3.731954349" calcext:value-type="float">
            <text:p>3.731954349</text:p>
          </table:table-cell>
          <table:table-cell office:value-type="float" office:value="3.411811476" calcext:value-type="float">
            <text:p>3.411811476</text:p>
          </table:table-cell>
          <table:table-cell office:value-type="string" calcext:value-type="string">
            <text:p>N/A</text:p>
          </table:table-cell>
          <table:table-cell office:value-type="float" office:value="0.170186569" calcext:value-type="float">
            <text:p>0.170186569</text:p>
          </table:table-cell>
          <table:table-cell office:value-type="float" office:value="3.031022109" calcext:value-type="float">
            <text:p>3.031022109</text:p>
          </table:table-cell>
          <table:table-cell office:value-type="float" office:value="2.585774058" calcext:value-type="float">
            <text:p>2.585774058</text:p>
          </table:table-cell>
          <table:table-cell office:value-type="float" office:value="2.864076509" calcext:value-type="float">
            <text:p>2.864076509</text:p>
          </table:table-cell>
          <table:table-cell office:value-type="float" office:value="3.775732217" calcext:value-type="float">
            <text:p>3.775732217</text:p>
          </table:table-cell>
          <table:table-cell office:value-type="float" office:value="2.898505678" calcext:value-type="float">
            <text:p>2.898505678</text:p>
          </table:table-cell>
          <table:table-cell office:value-type="float" office:value="0.058992762" calcext:value-type="float">
            <text:p>0.058992762</text:p>
          </table:table-cell>
          <table:table-cell office:value-type="float" office:value="4.28583071" calcext:value-type="float">
            <text:p>4.28583071</text:p>
          </table:table-cell>
          <table:table-cell office:value-type="float" office:value="4.466261002" calcext:value-type="float">
            <text:p>4.466261002</text:p>
          </table:table-cell>
          <table:table-cell office:value-type="float" office:value="4.394382267" calcext:value-type="float">
            <text:p>4.394382267</text:p>
          </table:table-cell>
          <table:table-cell office:value-type="float" office:value="3.996848854" calcext:value-type="float">
            <text:p>3.996848854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18</text:p>
          </table:table-cell>
          <table:table-cell table:formula="of:=EXACT([.A253];[.B253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6</text:p>
          </table:table-cell>
          <table:table-cell office:value-type="float" office:value="108668244" calcext:value-type="float">
            <text:p>108668244</text:p>
          </table:table-cell>
          <table:table-cell office:value-type="float" office:value="108668981" calcext:value-type="float">
            <text:p>108668981</text:p>
          </table:table-cell>
          <table:table-cell office:value-type="float" office:value="0.6095587706" calcext:value-type="float">
            <text:p>0.6095587706</text:p>
          </table:table-cell>
          <table:table-cell office:value-type="float" office:value="1.453487397" calcext:value-type="float">
            <text:p>1.453487397</text:p>
          </table:table-cell>
          <table:table-cell office:value-type="float" office:value="1.482367961" calcext:value-type="float">
            <text:p>1.482367961</text:p>
          </table:table-cell>
          <table:table-cell office:value-type="float" office:value="1.137735593" calcext:value-type="float">
            <text:p>1.137735593</text:p>
          </table:table-cell>
          <table:table-cell office:value-type="float" office:value="1.747148374" calcext:value-type="float">
            <text:p>1.747148374</text:p>
          </table:table-cell>
          <table:table-cell office:value-type="float" office:value="1.44669766" calcext:value-type="float">
            <text:p>1.44669766</text:p>
          </table:table-cell>
          <table:table-cell office:value-type="float" office:value="0.303550127" calcext:value-type="float">
            <text:p>0.303550127</text:p>
          </table:table-cell>
          <table:table-cell office:value-type="float" office:value="1.586842982" calcext:value-type="float">
            <text:p>1.586842982</text:p>
          </table:table-cell>
          <table:table-cell office:value-type="float" office:value="2.139937126" calcext:value-type="float">
            <text:p>2.139937126</text:p>
          </table:table-cell>
          <table:table-cell office:value-type="float" office:value="1.361157662" calcext:value-type="float">
            <text:p>1.361157662</text:p>
          </table:table-cell>
          <table:table-cell office:value-type="float" office:value="1.259434135" calcext:value-type="float">
            <text:p>1.259434135</text:p>
          </table:table-cell>
          <table:table-cell office:value-type="string" calcext:value-type="string">
            <text:p>N/A</text:p>
          </table:table-cell>
          <table:table-cell office:value-type="float" office:value="0.116840532" calcext:value-type="float">
            <text:p>0.116840532</text:p>
          </table:table-cell>
          <table:table-cell office:value-type="float" office:value="2.262283318" calcext:value-type="float">
            <text:p>2.262283318</text:p>
          </table:table-cell>
          <table:table-cell office:value-type="float" office:value="2.371309025" calcext:value-type="float">
            <text:p>2.371309025</text:p>
          </table:table-cell>
          <table:table-cell office:value-type="float" office:value="1.956007172" calcext:value-type="float">
            <text:p>1.956007172</text:p>
          </table:table-cell>
          <table:table-cell office:value-type="float" office:value="2.56640765" calcext:value-type="float">
            <text:p>2.56640765</text:p>
          </table:table-cell>
          <table:table-cell office:value-type="float" office:value="2.155409444" calcext:value-type="float">
            <text:p>2.155409444</text:p>
          </table:table-cell>
          <table:table-cell office:value-type="float" office:value="0.25279908" calcext:value-type="float">
            <text:p>0.25279908</text:p>
          </table:table-cell>
          <table:table-cell office:value-type="float" office:value="1.818809085" calcext:value-type="float">
            <text:p>1.818809085</text:p>
          </table:table-cell>
          <table:table-cell office:value-type="float" office:value="2.217483429" calcext:value-type="float">
            <text:p>2.217483429</text:p>
          </table:table-cell>
          <table:table-cell office:value-type="float" office:value="1.315820928" calcext:value-type="float">
            <text:p>1.315820928</text:p>
          </table:table-cell>
          <table:table-cell office:value-type="float" office:value="1.923122895" calcext:value-type="float">
            <text:p>1.923122895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20</text:p>
          </table:table-cell>
          <table:table-cell table:formula="of:=EXACT([.A254];[.B254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8</text:p>
          </table:table-cell>
          <table:table-cell office:value-type="float" office:value="76164784" calcext:value-type="float">
            <text:p>76164784</text:p>
          </table:table-cell>
          <table:table-cell office:value-type="float" office:value="76165413" calcext:value-type="float">
            <text:p>76165413</text:p>
          </table:table-cell>
          <table:table-cell office:value-type="float" office:value="0.4078016378" calcext:value-type="float">
            <text:p>0.4078016378</text:p>
          </table:table-cell>
          <table:table-cell office:value-type="float" office:value="0.326313617" calcext:value-type="float">
            <text:p>0.326313617</text:p>
          </table:table-cell>
          <table:table-cell office:value-type="float" office:value="0.345406127" calcext:value-type="float">
            <text:p>0.345406127</text:p>
          </table:table-cell>
          <table:table-cell office:value-type="float" office:value="0.323586116" calcext:value-type="float">
            <text:p>0.323586116</text:p>
          </table:table-cell>
          <table:table-cell office:value-type="float" office:value="0.315848524" calcext:value-type="float">
            <text:p>0.315848524</text:p>
          </table:table-cell>
          <table:table-cell office:value-type="float" office:value="0.320413703" calcext:value-type="float">
            <text:p>0.320413703</text:p>
          </table:table-cell>
          <table:table-cell office:value-type="float" office:value="0.35801973" calcext:value-type="float">
            <text:p>0.35801973</text:p>
          </table:table-cell>
          <table:table-cell office:value-type="float" office:value="0.205025016" calcext:value-type="float">
            <text:p>0.205025016</text:p>
          </table:table-cell>
          <table:table-cell office:value-type="float" office:value="0.285574488" calcext:value-type="float">
            <text:p>0.285574488</text:p>
          </table:table-cell>
          <table:table-cell office:value-type="float" office:value="0.141906521" calcext:value-type="float">
            <text:p>0.141906521</text:p>
          </table:table-cell>
          <table:table-cell office:value-type="float" office:value="0.187594036" calcext:value-type="float">
            <text:p>0.187594036</text:p>
          </table:table-cell>
          <table:table-cell office:value-type="string" calcext:value-type="string">
            <text:p>N/A</text:p>
          </table:table-cell>
          <table:table-cell office:value-type="float" office:value="0.460416623" calcext:value-type="float">
            <text:p>0.460416623</text:p>
          </table:table-cell>
          <table:table-cell office:value-type="float" office:value="0.364016736" calcext:value-type="float">
            <text:p>0.364016736</text:p>
          </table:table-cell>
          <table:table-cell office:value-type="float" office:value="0.342139868" calcext:value-type="float">
            <text:p>0.342139868</text:p>
          </table:table-cell>
          <table:table-cell office:value-type="float" office:value="0.227375971" calcext:value-type="float">
            <text:p>0.227375971</text:p>
          </table:table-cell>
          <table:table-cell office:value-type="float" office:value="0.281171548" calcext:value-type="float">
            <text:p>0.281171548</text:p>
          </table:table-cell>
          <table:table-cell office:value-type="float" office:value="0.605379558" calcext:value-type="float">
            <text:p>0.605379558</text:p>
          </table:table-cell>
          <table:table-cell office:value-type="float" office:value="0.385787033" calcext:value-type="float">
            <text:p>0.385787033</text:p>
          </table:table-cell>
          <table:table-cell office:value-type="float" office:value="0.476257742" calcext:value-type="float">
            <text:p>0.476257742</text:p>
          </table:table-cell>
          <table:table-cell office:value-type="float" office:value="0.59898946" calcext:value-type="float">
            <text:p>0.59898946</text:p>
          </table:table-cell>
          <table:table-cell office:value-type="float" office:value="0.265022275" calcext:value-type="float">
            <text:p>0.265022275</text:p>
          </table:table-cell>
          <table:table-cell office:value-type="float" office:value="0.564761491" calcext:value-type="float">
            <text:p>0.564761491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21</text:p>
          </table:table-cell>
          <table:table-cell table:formula="of:=EXACT([.A255];[.B255])" office:value-type="boolean" office:boolean-value="true" calcext:value-type="boolean">
            <text:p>TRUE</text:p>
          </table:table-cell>
          <table:table-cell office:value-type="string" calcext:value-type="string">
            <text:p>TEST ELEMENT*TSS</text:p>
          </table:table-cell>
          <table:table-cell office:value-type="string" calcext:value-type="string">
            <text:p>chr4</text:p>
          </table:table-cell>
          <table:table-cell office:value-type="float" office:value="43038998" calcext:value-type="float">
            <text:p>43038998</text:p>
          </table:table-cell>
          <table:table-cell office:value-type="float" office:value="43039732" calcext:value-type="float">
            <text:p>43039732</text:p>
          </table:table-cell>
          <table:table-cell office:value-type="float" office:value="0.2427302872" calcext:value-type="float">
            <text:p>0.2427302872</text:p>
          </table:table-cell>
          <table:table-cell office:value-type="float" office:value="1.228400833" calcext:value-type="float">
            <text:p>1.228400833</text:p>
          </table:table-cell>
          <table:table-cell office:value-type="float" office:value="1.540786784" calcext:value-type="float">
            <text:p>1.540786784</text:p>
          </table:table-cell>
          <table:table-cell office:value-type="float" office:value="1.029718803" calcext:value-type="float">
            <text:p>1.029718803</text:p>
          </table:table-cell>
          <table:table-cell office:value-type="float" office:value="1.20234449" calcext:value-type="float">
            <text:p>1.20234449</text:p>
          </table:table-cell>
          <table:table-cell office:value-type="float" office:value="1.140753254" calcext:value-type="float">
            <text:p>1.140753254</text:p>
          </table:table-cell>
          <table:table-cell office:value-type="float" office:value="0.533109931" calcext:value-type="float">
            <text:p>0.533109931</text:p>
          </table:table-cell>
          <table:table-cell office:value-type="float" office:value="0.656909399" calcext:value-type="float">
            <text:p>0.656909399</text:p>
          </table:table-cell>
          <table:table-cell office:value-type="float" office:value="1.028244303" calcext:value-type="float">
            <text:p>1.028244303</text:p>
          </table:table-cell>
          <table:table-cell office:value-type="float" office:value="0.332583088" calcext:value-type="float">
            <text:p>0.332583088</text:p>
          </table:table-cell>
          <table:table-cell office:value-type="float" office:value="0.609900796" calcext:value-type="float">
            <text:p>0.609900796</text:p>
          </table:table-cell>
          <table:table-cell office:value-type="string" calcext:value-type="string">
            <text:p>N/A</text:p>
          </table:table-cell>
          <table:table-cell office:value-type="float" office:value="0.425718977" calcext:value-type="float">
            <text:p>0.425718977</text:p>
          </table:table-cell>
          <table:table-cell office:value-type="float" office:value="2.209205016" calcext:value-type="float">
            <text:p>2.209205016</text:p>
          </table:table-cell>
          <table:table-cell office:value-type="float" office:value="2.307471607" calcext:value-type="float">
            <text:p>2.307471607</text:p>
          </table:table-cell>
          <table:table-cell office:value-type="float" office:value="1.329826658" calcext:value-type="float">
            <text:p>1.329826658</text:p>
          </table:table-cell>
          <table:table-cell office:value-type="float" office:value="1.715002988" calcext:value-type="float">
            <text:p>1.715002988</text:p>
          </table:table-cell>
          <table:table-cell office:value-type="float" office:value="3.484518828" calcext:value-type="float">
            <text:p>3.484518828</text:p>
          </table:table-cell>
          <table:table-cell office:value-type="float" office:value="0.253597126" calcext:value-type="float">
            <text:p>0.253597126</text:p>
          </table:table-cell>
          <table:table-cell office:value-type="float" office:value="1.036129524" calcext:value-type="float">
            <text:p>1.036129524</text:p>
          </table:table-cell>
          <table:table-cell office:value-type="float" office:value="1.325600348" calcext:value-type="float">
            <text:p>1.325600348</text:p>
          </table:table-cell>
          <table:table-cell office:value-type="float" office:value="0.812669782" calcext:value-type="float">
            <text:p>0.812669782</text:p>
          </table:table-cell>
          <table:table-cell office:value-type="float" office:value="0.97011844" calcext:value-type="float">
            <text:p>0.97011844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22</text:p>
          </table:table-cell>
          <table:table-cell table:formula="of:=EXACT([.A256];[.B256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3</text:p>
          </table:table-cell>
          <table:table-cell office:value-type="float" office:value="99254691" calcext:value-type="float">
            <text:p>99254691</text:p>
          </table:table-cell>
          <table:table-cell office:value-type="float" office:value="99255387" calcext:value-type="float">
            <text:p>99255387</text:p>
          </table:table-cell>
          <table:table-cell office:value-type="float" office:value="0.4704681193" calcext:value-type="float">
            <text:p>0.4704681193</text:p>
          </table:table-cell>
          <table:table-cell office:value-type="float" office:value="0.561091516" calcext:value-type="float">
            <text:p>0.561091516</text:p>
          </table:table-cell>
          <table:table-cell office:value-type="float" office:value="0.754956895" calcext:value-type="float">
            <text:p>0.754956895</text:p>
          </table:table-cell>
          <table:table-cell office:value-type="float" office:value="0.461005758" calcext:value-type="float">
            <text:p>0.461005758</text:p>
          </table:table-cell>
          <table:table-cell office:value-type="float" office:value="0.595098235" calcext:value-type="float">
            <text:p>0.595098235</text:p>
          </table:table-cell>
          <table:table-cell office:value-type="float" office:value="0.433305177" calcext:value-type="float">
            <text:p>0.433305177</text:p>
          </table:table-cell>
          <table:table-cell office:value-type="float" office:value="0.44437791" calcext:value-type="float">
            <text:p>0.44437791</text:p>
          </table:table-cell>
          <table:table-cell office:value-type="float" office:value="0.557571164" calcext:value-type="float">
            <text:p>0.557571164</text:p>
          </table:table-cell>
          <table:table-cell office:value-type="float" office:value="0.741789091" calcext:value-type="float">
            <text:p>0.741789091</text:p>
          </table:table-cell>
          <table:table-cell office:value-type="float" office:value="0.275886534" calcext:value-type="float">
            <text:p>0.275886534</text:p>
          </table:table-cell>
          <table:table-cell office:value-type="float" office:value="0.655037859" calcext:value-type="float">
            <text:p>0.655037859</text:p>
          </table:table-cell>
          <table:table-cell office:value-type="string" calcext:value-type="string">
            <text:p>N/A</text:p>
          </table:table-cell>
          <table:table-cell office:value-type="float" office:value="0.425367981" calcext:value-type="float">
            <text:p>0.425367981</text:p>
          </table:table-cell>
          <table:table-cell office:value-type="float" office:value="0.918469813" calcext:value-type="float">
            <text:p>0.918469813</text:p>
          </table:table-cell>
          <table:table-cell office:value-type="float" office:value="1.114644351" calcext:value-type="float">
            <text:p>1.114644351</text:p>
          </table:table-cell>
          <table:table-cell office:value-type="float" office:value="0.862881052" calcext:value-type="float">
            <text:p>0.862881052</text:p>
          </table:table-cell>
          <table:table-cell office:value-type="float" office:value="0.397369994" calcext:value-type="float">
            <text:p>0.397369994</text:p>
          </table:table-cell>
          <table:table-cell office:value-type="float" office:value="1.298983861" calcext:value-type="float">
            <text:p>1.298983861</text:p>
          </table:table-cell>
          <table:table-cell office:value-type="float" office:value="0.157796854" calcext:value-type="float">
            <text:p>0.157796854</text:p>
          </table:table-cell>
          <table:table-cell office:value-type="float" office:value="1.201890688" calcext:value-type="float">
            <text:p>1.201890688</text:p>
          </table:table-cell>
          <table:table-cell office:value-type="float" office:value="1.40579159" calcext:value-type="float">
            <text:p>1.40579159</text:p>
          </table:table-cell>
          <table:table-cell office:value-type="float" office:value="1.030750842" calcext:value-type="float">
            <text:p>1.030750842</text:p>
          </table:table-cell>
          <table:table-cell office:value-type="float" office:value="1.169129632" calcext:value-type="float">
            <text:p>1.169129632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23</text:p>
          </table:table-cell>
          <table:table-cell table:formula="of:=EXACT([.A257];[.B257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5</text:p>
          </table:table-cell>
          <table:table-cell office:value-type="float" office:value="66891763" calcext:value-type="float">
            <text:p>66891763</text:p>
          </table:table-cell>
          <table:table-cell office:value-type="float" office:value="66893113" calcext:value-type="float">
            <text:p>66893113</text:p>
          </table:table-cell>
          <table:table-cell office:value-type="float" office:value="0.2825863509" calcext:value-type="float">
            <text:p>0.2825863509</text:p>
          </table:table-cell>
          <table:table-cell office:value-type="float" office:value="0.464700458" calcext:value-type="float">
            <text:p>0.464700458</text:p>
          </table:table-cell>
          <table:table-cell office:value-type="float" office:value="0.511454861" calcext:value-type="float">
            <text:p>0.511454861</text:p>
          </table:table-cell>
          <table:table-cell office:value-type="float" office:value="0.349274923" calcext:value-type="float">
            <text:p>0.349274923</text:p>
          </table:table-cell>
          <table:table-cell office:value-type="float" office:value="0.549988071" calcext:value-type="float">
            <text:p>0.549988071</text:p>
          </table:table-cell>
          <table:table-cell office:value-type="float" office:value="0.448083979" calcext:value-type="float">
            <text:p>0.448083979</text:p>
          </table:table-cell>
          <table:table-cell office:value-type="float" office:value="0.434660103" calcext:value-type="float">
            <text:p>0.434660103</text:p>
          </table:table-cell>
          <table:table-cell office:value-type="float" office:value="0.495516877" calcext:value-type="float">
            <text:p>0.495516877</text:p>
          </table:table-cell>
          <table:table-cell office:value-type="float" office:value="0.723954447" calcext:value-type="float">
            <text:p>0.723954447</text:p>
          </table:table-cell>
          <table:table-cell office:value-type="float" office:value="0.296143166" calcext:value-type="float">
            <text:p>0.296143166</text:p>
          </table:table-cell>
          <table:table-cell office:value-type="float" office:value="0.46645301" calcext:value-type="float">
            <text:p>0.46645301</text:p>
          </table:table-cell>
          <table:table-cell office:value-type="string" calcext:value-type="string">
            <text:p>N/A</text:p>
          </table:table-cell>
          <table:table-cell office:value-type="float" office:value="0.299470629" calcext:value-type="float">
            <text:p>0.299470629</text:p>
          </table:table-cell>
          <table:table-cell office:value-type="float" office:value="0.778242676" calcext:value-type="float">
            <text:p>0.778242676</text:p>
          </table:table-cell>
          <table:table-cell office:value-type="float" office:value="0.998445905" calcext:value-type="float">
            <text:p>0.998445905</text:p>
          </table:table-cell>
          <table:table-cell office:value-type="float" office:value="0.454751943" calcext:value-type="float">
            <text:p>0.454751943</text:p>
          </table:table-cell>
          <table:table-cell office:value-type="float" office:value="0.782546324" calcext:value-type="float">
            <text:p>0.782546324</text:p>
          </table:table-cell>
          <table:table-cell office:value-type="float" office:value="0.877226539" calcext:value-type="float">
            <text:p>0.877226539</text:p>
          </table:table-cell>
          <table:table-cell office:value-type="float" office:value="0.313929534" calcext:value-type="float">
            <text:p>0.313929534</text:p>
          </table:table-cell>
          <table:table-cell office:value-type="float" office:value="1.070520483" calcext:value-type="float">
            <text:p>1.070520483</text:p>
          </table:table-cell>
          <table:table-cell office:value-type="float" office:value="1.294306205" calcext:value-type="float">
            <text:p>1.294306205</text:p>
          </table:table-cell>
          <table:table-cell office:value-type="float" office:value="0.684070412" calcext:value-type="float">
            <text:p>0.684070412</text:p>
          </table:table-cell>
          <table:table-cell office:value-type="float" office:value="1.233184831" calcext:value-type="float">
            <text:p>1.233184831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24</text:p>
          </table:table-cell>
          <table:table-cell table:formula="of:=EXACT([.A258];[.B258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5</text:p>
          </table:table-cell>
          <table:table-cell office:value-type="float" office:value="66877758" calcext:value-type="float">
            <text:p>66877758</text:p>
          </table:table-cell>
          <table:table-cell office:value-type="float" office:value="66878823" calcext:value-type="float">
            <text:p>66878823</text:p>
          </table:table-cell>
          <table:table-cell office:value-type="float" office:value="0.08887813093" calcext:value-type="float">
            <text:p>0.08887813093</text:p>
          </table:table-cell>
          <table:table-cell office:value-type="float" office:value="1.221185528" calcext:value-type="float">
            <text:p>1.221185528</text:p>
          </table:table-cell>
          <table:table-cell office:value-type="float" office:value="1.403986149" calcext:value-type="float">
            <text:p>1.403986149</text:p>
          </table:table-cell>
          <table:table-cell office:value-type="float" office:value="0.99938744" calcext:value-type="float">
            <text:p>0.99938744</text:p>
          </table:table-cell>
          <table:table-cell office:value-type="float" office:value="1.281035805" calcext:value-type="float">
            <text:p>1.281035805</text:p>
          </table:table-cell>
          <table:table-cell office:value-type="float" office:value="1.200332716" calcext:value-type="float">
            <text:p>1.200332716</text:p>
          </table:table-cell>
          <table:table-cell office:value-type="float" office:value="0.472549212" calcext:value-type="float">
            <text:p>0.472549212</text:p>
          </table:table-cell>
          <table:table-cell office:value-type="float" office:value="0.552763883" calcext:value-type="float">
            <text:p>0.552763883</text:p>
          </table:table-cell>
          <table:table-cell office:value-type="float" office:value="0.843952979" calcext:value-type="float">
            <text:p>0.843952979</text:p>
          </table:table-cell>
          <table:table-cell office:value-type="float" office:value="0.339078421" calcext:value-type="float">
            <text:p>0.339078421</text:p>
          </table:table-cell>
          <table:table-cell office:value-type="float" office:value="0.475260241" calcext:value-type="float">
            <text:p>0.475260241</text:p>
          </table:table-cell>
          <table:table-cell office:value-type="string" calcext:value-type="string">
            <text:p>N/A</text:p>
          </table:table-cell>
          <table:table-cell office:value-type="float" office:value="0.127864507" calcext:value-type="float">
            <text:p>0.127864507</text:p>
          </table:table-cell>
          <table:table-cell office:value-type="float" office:value="1.311177522" calcext:value-type="float">
            <text:p>1.311177522</text:p>
          </table:table-cell>
          <table:table-cell office:value-type="float" office:value="1.34488942" calcext:value-type="float">
            <text:p>1.34488942</text:p>
          </table:table-cell>
          <table:table-cell office:value-type="float" office:value="1.122534369" calcext:value-type="float">
            <text:p>1.122534369</text:p>
          </table:table-cell>
          <table:table-cell office:value-type="float" office:value="1.255230125" calcext:value-type="float">
            <text:p>1.255230125</text:p>
          </table:table-cell>
          <table:table-cell office:value-type="float" office:value="1.522056186" calcext:value-type="float">
            <text:p>1.522056186</text:p>
          </table:table-cell>
          <table:table-cell office:value-type="float" office:value="0.640242202" calcext:value-type="float">
            <text:p>0.640242202</text:p>
          </table:table-cell>
          <table:table-cell office:value-type="float" office:value="0.876724981" calcext:value-type="float">
            <text:p>0.876724981</text:p>
          </table:table-cell>
          <table:table-cell office:value-type="float" office:value="1.002879496" calcext:value-type="float">
            <text:p>1.002879496</text:p>
          </table:table-cell>
          <table:table-cell office:value-type="float" office:value="0.263066391" calcext:value-type="float">
            <text:p>0.263066391</text:p>
          </table:table-cell>
          <table:table-cell office:value-type="float" office:value="1.364229056" calcext:value-type="float">
            <text:p>1.364229056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25</text:p>
          </table:table-cell>
          <table:table-cell table:formula="of:=EXACT([.A259];[.B259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3</text:p>
          </table:table-cell>
          <table:table-cell office:value-type="float" office:value="145649104" calcext:value-type="float">
            <text:p>145649104</text:p>
          </table:table-cell>
          <table:table-cell office:value-type="float" office:value="145649737" calcext:value-type="float">
            <text:p>145649737</text:p>
          </table:table-cell>
          <table:table-cell office:value-type="float" office:value="0.7178919255" calcext:value-type="float">
            <text:p>0.7178919255</text:p>
          </table:table-cell>
          <table:table-cell office:value-type="float" office:value="0.348810667" calcext:value-type="float">
            <text:p>0.348810667</text:p>
          </table:table-cell>
          <table:table-cell office:value-type="float" office:value="0.462940156" calcext:value-type="float">
            <text:p>0.462940156</text:p>
          </table:table-cell>
          <table:table-cell office:value-type="float" office:value="0.214795566" calcext:value-type="float">
            <text:p>0.214795566</text:p>
          </table:table-cell>
          <table:table-cell office:value-type="float" office:value="0.352834216" calcext:value-type="float">
            <text:p>0.352834216</text:p>
          </table:table-cell>
          <table:table-cell office:value-type="float" office:value="0.364672732" calcext:value-type="float">
            <text:p>0.364672732</text:p>
          </table:table-cell>
          <table:table-cell office:value-type="float" office:value="0.701211192" calcext:value-type="float">
            <text:p>0.701211192</text:p>
          </table:table-cell>
          <table:table-cell office:value-type="float" office:value="0.482232636" calcext:value-type="float">
            <text:p>0.482232636</text:p>
          </table:table-cell>
          <table:table-cell office:value-type="float" office:value="0.851549217" calcext:value-type="float">
            <text:p>0.851549217</text:p>
          </table:table-cell>
          <table:table-cell office:value-type="float" office:value="0.187814216" calcext:value-type="float">
            <text:p>0.187814216</text:p>
          </table:table-cell>
          <table:table-cell office:value-type="float" office:value="0.407334467" calcext:value-type="float">
            <text:p>0.407334467</text:p>
          </table:table-cell>
          <table:table-cell office:value-type="string" calcext:value-type="string">
            <text:p>N/A</text:p>
          </table:table-cell>
          <table:table-cell office:value-type="float" office:value="0.351940586" calcext:value-type="float">
            <text:p>0.351940586</text:p>
          </table:table-cell>
          <table:table-cell office:value-type="float" office:value="0.620083681" calcext:value-type="float">
            <text:p>0.620083681</text:p>
          </table:table-cell>
          <table:table-cell office:value-type="float" office:value="0.779677226" calcext:value-type="float">
            <text:p>0.779677226</text:p>
          </table:table-cell>
          <table:table-cell office:value-type="float" office:value="0.298386133" calcext:value-type="float">
            <text:p>0.298386133</text:p>
          </table:table-cell>
          <table:table-cell office:value-type="float" office:value="0.720860729" calcext:value-type="float">
            <text:p>0.720860729</text:p>
          </table:table-cell>
          <table:table-cell office:value-type="float" office:value="0.681410639" calcext:value-type="float">
            <text:p>0.681410639</text:p>
          </table:table-cell>
          <table:table-cell office:value-type="float" office:value="0.349188824" calcext:value-type="float">
            <text:p>0.349188824</text:p>
          </table:table-cell>
          <table:table-cell office:value-type="float" office:value="0.971096382" calcext:value-type="float">
            <text:p>0.971096382</text:p>
          </table:table-cell>
          <table:table-cell office:value-type="float" office:value="1.209225253" calcext:value-type="float">
            <text:p>1.209225253</text:p>
          </table:table-cell>
          <table:table-cell office:value-type="float" office:value="0.582853417" calcext:value-type="float">
            <text:p>0.582853417</text:p>
          </table:table-cell>
          <table:table-cell office:value-type="float" office:value="1.121210475" calcext:value-type="float">
            <text:p>1.121210475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26</text:p>
          </table:table-cell>
          <table:table-cell table:formula="of:=EXACT([.A260];[.B260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9</text:p>
          </table:table-cell>
          <table:table-cell office:value-type="float" office:value="57831107" calcext:value-type="float">
            <text:p>57831107</text:p>
          </table:table-cell>
          <table:table-cell office:value-type="float" office:value="57831838" calcext:value-type="float">
            <text:p>57831838</text:p>
          </table:table-cell>
          <table:table-cell office:value-type="float" office:value="0.3463834073" calcext:value-type="float">
            <text:p>0.3463834073</text:p>
          </table:table-cell>
          <table:table-cell office:value-type="float" office:value="0.126973892" calcext:value-type="float">
            <text:p>0.126973892</text:p>
          </table:table-cell>
          <table:table-cell office:value-type="float" office:value="0.152972203" calcext:value-type="float">
            <text:p>0.152972203</text:p>
          </table:table-cell>
          <table:table-cell office:value-type="float" office:value="0.108713174" calcext:value-type="float">
            <text:p>0.108713174</text:p>
          </table:table-cell>
          <table:table-cell office:value-type="float" office:value="0.155138729" calcext:value-type="float">
            <text:p>0.155138729</text:p>
          </table:table-cell>
          <table:table-cell office:value-type="float" office:value="0.091071463" calcext:value-type="float">
            <text:p>0.091071463</text:p>
          </table:table-cell>
          <table:table-cell office:value-type="float" office:value="0.65625513" calcext:value-type="float">
            <text:p>0.65625513</text:p>
          </table:table-cell>
          <table:table-cell office:value-type="float" office:value="0.103962032" calcext:value-type="float">
            <text:p>0.103962032</text:p>
          </table:table-cell>
          <table:table-cell office:value-type="float" office:value="0.17493364" calcext:value-type="float">
            <text:p>0.17493364</text:p>
          </table:table-cell>
          <table:table-cell office:value-type="float" office:value="0.03886191" calcext:value-type="float">
            <text:p>0.03886191</text:p>
          </table:table-cell>
          <table:table-cell office:value-type="float" office:value="0.098090543" calcext:value-type="float">
            <text:p>0.098090543</text:p>
          </table:table-cell>
          <table:table-cell office:value-type="string" calcext:value-type="string">
            <text:p>N/A</text:p>
          </table:table-cell>
          <table:table-cell office:value-type="float" office:value="0.161223019" calcext:value-type="float">
            <text:p>0.161223019</text:p>
          </table:table-cell>
          <table:table-cell office:value-type="float" office:value="0.13466826" calcext:value-type="float">
            <text:p>0.13466826</text:p>
          </table:table-cell>
          <table:table-cell office:value-type="float" office:value="0.129826659" calcext:value-type="float">
            <text:p>0.129826659</text:p>
          </table:table-cell>
          <table:table-cell office:value-type="float" office:value="0.113329348" calcext:value-type="float">
            <text:p>0.113329348</text:p>
          </table:table-cell>
          <table:table-cell office:value-type="float" office:value="0.130543933" calcext:value-type="float">
            <text:p>0.130543933</text:p>
          </table:table-cell>
          <table:table-cell office:value-type="float" office:value="0.164973102" calcext:value-type="float">
            <text:p>0.164973102</text:p>
          </table:table-cell>
          <table:table-cell office:value-type="float" office:value="0.467210877" calcext:value-type="float">
            <text:p>0.467210877</text:p>
          </table:table-cell>
          <table:table-cell office:value-type="float" office:value="0.223296751" calcext:value-type="float">
            <text:p>0.223296751</text:p>
          </table:table-cell>
          <table:table-cell office:value-type="float" office:value="0.298272303" calcext:value-type="float">
            <text:p>0.298272303</text:p>
          </table:table-cell>
          <table:table-cell office:value-type="float" office:value="0.10415082" calcext:value-type="float">
            <text:p>0.10415082</text:p>
          </table:table-cell>
          <table:table-cell office:value-type="float" office:value="0.26746713" calcext:value-type="float">
            <text:p>0.26746713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27</text:p>
          </table:table-cell>
          <table:table-cell table:formula="of:=EXACT([.A261];[.B261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6</text:p>
          </table:table-cell>
          <table:table-cell office:value-type="float" office:value="108668244" calcext:value-type="float">
            <text:p>108668244</text:p>
          </table:table-cell>
          <table:table-cell office:value-type="float" office:value="108668804" calcext:value-type="float">
            <text:p>108668804</text:p>
          </table:table-cell>
          <table:table-cell office:value-type="float" office:value="1.010733903" calcext:value-type="float">
            <text:p>1.010733903</text:p>
          </table:table-cell>
          <table:table-cell office:value-type="float" office:value="0.881389156" calcext:value-type="float">
            <text:p>0.881389156</text:p>
          </table:table-cell>
          <table:table-cell office:value-type="float" office:value="1.20822506" calcext:value-type="float">
            <text:p>1.20822506</text:p>
          </table:table-cell>
          <table:table-cell office:value-type="float" office:value="0.629530521" calcext:value-type="float">
            <text:p>0.629530521</text:p>
          </table:table-cell>
          <table:table-cell office:value-type="float" office:value="0.963562387" calcext:value-type="float">
            <text:p>0.963562387</text:p>
          </table:table-cell>
          <table:table-cell office:value-type="float" office:value="0.724238653" calcext:value-type="float">
            <text:p>0.724238653</text:p>
          </table:table-cell>
          <table:table-cell office:value-type="float" office:value="0.538410788" calcext:value-type="float">
            <text:p>0.538410788</text:p>
          </table:table-cell>
          <table:table-cell office:value-type="float" office:value="0.924282276" calcext:value-type="float">
            <text:p>0.924282276</text:p>
          </table:table-cell>
          <table:table-cell office:value-type="float" office:value="1.396606769" calcext:value-type="float">
            <text:p>1.396606769</text:p>
          </table:table-cell>
          <table:table-cell office:value-type="float" office:value="0.404692297" calcext:value-type="float">
            <text:p>0.404692297</text:p>
          </table:table-cell>
          <table:table-cell office:value-type="float" office:value="0.971547749" calcext:value-type="float">
            <text:p>0.971547749</text:p>
          </table:table-cell>
          <table:table-cell office:value-type="string" calcext:value-type="string">
            <text:p>N/A</text:p>
          </table:table-cell>
          <table:table-cell office:value-type="float" office:value="0.402960029" calcext:value-type="float">
            <text:p>0.402960029</text:p>
          </table:table-cell>
          <table:table-cell office:value-type="float" office:value="1.476509261" calcext:value-type="float">
            <text:p>1.476509261</text:p>
          </table:table-cell>
          <table:table-cell office:value-type="float" office:value="1.864913329" calcext:value-type="float">
            <text:p>1.864913329</text:p>
          </table:table-cell>
          <table:table-cell office:value-type="float" office:value="0.754572624" calcext:value-type="float">
            <text:p>0.754572624</text:p>
          </table:table-cell>
          <table:table-cell office:value-type="float" office:value="1.234429169" calcext:value-type="float">
            <text:p>1.234429169</text:p>
          </table:table-cell>
          <table:table-cell office:value-type="float" office:value="2.052121936" calcext:value-type="float">
            <text:p>2.052121936</text:p>
          </table:table-cell>
          <table:table-cell office:value-type="float" office:value="0.260059267" calcext:value-type="float">
            <text:p>0.260059267</text:p>
          </table:table-cell>
          <table:table-cell office:value-type="float" office:value="1.88074541" calcext:value-type="float">
            <text:p>1.88074541</text:p>
          </table:table-cell>
          <table:table-cell office:value-type="float" office:value="2.136314245" calcext:value-type="float">
            <text:p>2.136314245</text:p>
          </table:table-cell>
          <table:table-cell office:value-type="float" office:value="1.31679887" calcext:value-type="float">
            <text:p>1.31679887</text:p>
          </table:table-cell>
          <table:table-cell office:value-type="float" office:value="2.189123112" calcext:value-type="float">
            <text:p>2.189123112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28</text:p>
          </table:table-cell>
          <table:table-cell table:formula="of:=EXACT([.A262];[.B262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6</text:p>
          </table:table-cell>
          <table:table-cell office:value-type="float" office:value="145862499" calcext:value-type="float">
            <text:p>145862499</text:p>
          </table:table-cell>
          <table:table-cell office:value-type="float" office:value="145863805" calcext:value-type="float">
            <text:p>145863805</text:p>
          </table:table-cell>
          <table:table-cell office:value-type="float" office:value="0.5934796164" calcext:value-type="float">
            <text:p>0.5934796164</text:p>
          </table:table-cell>
          <table:table-cell office:value-type="float" office:value="0.413613004" calcext:value-type="float">
            <text:p>0.413613004</text:p>
          </table:table-cell>
          <table:table-cell office:value-type="float" office:value="0.561284956" calcext:value-type="float">
            <text:p>0.561284956</text:p>
          </table:table-cell>
          <table:table-cell office:value-type="float" office:value="0.255340551" calcext:value-type="float">
            <text:p>0.255340551</text:p>
          </table:table-cell>
          <table:table-cell office:value-type="float" office:value="0.414193324" calcext:value-type="float">
            <text:p>0.414193324</text:p>
          </table:table-cell>
          <table:table-cell office:value-type="float" office:value="0.423633186" calcext:value-type="float">
            <text:p>0.423633186</text:p>
          </table:table-cell>
          <table:table-cell office:value-type="float" office:value="0.499644559" calcext:value-type="float">
            <text:p>0.499644559</text:p>
          </table:table-cell>
          <table:table-cell office:value-type="float" office:value="0.298675247" calcext:value-type="float">
            <text:p>0.298675247</text:p>
          </table:table-cell>
          <table:table-cell office:value-type="float" office:value="0.445425744" calcext:value-type="float">
            <text:p>0.445425744</text:p>
          </table:table-cell>
          <table:table-cell office:value-type="float" office:value="0.14708077" calcext:value-type="float">
            <text:p>0.14708077</text:p>
          </table:table-cell>
          <table:table-cell office:value-type="float" office:value="0.303519223" calcext:value-type="float">
            <text:p>0.303519223</text:p>
          </table:table-cell>
          <table:table-cell office:value-type="string" calcext:value-type="string">
            <text:p>N/A</text:p>
          </table:table-cell>
          <table:table-cell office:value-type="float" office:value="0.232779384" calcext:value-type="float">
            <text:p>0.232779384</text:p>
          </table:table-cell>
          <table:table-cell office:value-type="float" office:value="0.393604303" calcext:value-type="float">
            <text:p>0.393604303</text:p>
          </table:table-cell>
          <table:table-cell office:value-type="float" office:value="0.380155409" calcext:value-type="float">
            <text:p>0.380155409</text:p>
          </table:table-cell>
          <table:table-cell office:value-type="float" office:value="0.269695158" calcext:value-type="float">
            <text:p>0.269695158</text:p>
          </table:table-cell>
          <table:table-cell office:value-type="float" office:value="0.451882845" calcext:value-type="float">
            <text:p>0.451882845</text:p>
          </table:table-cell>
          <table:table-cell office:value-type="float" office:value="0.472683801" calcext:value-type="float">
            <text:p>0.472683801</text:p>
          </table:table-cell>
          <table:table-cell office:value-type="float" office:value="0.523966618" calcext:value-type="float">
            <text:p>0.523966618</text:p>
          </table:table-cell>
          <table:table-cell office:value-type="float" office:value="0.526132783" calcext:value-type="float">
            <text:p>0.526132783</text:p>
          </table:table-cell>
          <table:table-cell office:value-type="float" office:value="0.684070412" calcext:value-type="float">
            <text:p>0.684070412</text:p>
          </table:table-cell>
          <table:table-cell office:value-type="float" office:value="0.20781267" calcext:value-type="float">
            <text:p>0.20781267</text:p>
          </table:table-cell>
          <table:table-cell office:value-type="float" office:value="0.686515267" calcext:value-type="float">
            <text:p>0.686515267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29</text:p>
          </table:table-cell>
          <table:table-cell table:formula="of:=EXACT([.A263];[.B263])" office:value-type="boolean" office:boolean-value="true" calcext:value-type="boolean">
            <text:p>TRUE</text:p>
          </table:table-cell>
          <table:table-cell office:value-type="string" calcext:value-type="string">
            <text:p>TEST ELEMENT*TSS</text:p>
          </table:table-cell>
          <table:table-cell office:value-type="string" calcext:value-type="string">
            <text:p>chr16</text:p>
          </table:table-cell>
          <table:table-cell office:value-type="float" office:value="30063016" calcext:value-type="float">
            <text:p>30063016</text:p>
          </table:table-cell>
          <table:table-cell office:value-type="float" office:value="30064679" calcext:value-type="float">
            <text:p>30064679</text:p>
          </table:table-cell>
          <table:table-cell office:value-type="float" office:value="0.3281652528" calcext:value-type="float">
            <text:p>0.3281652528</text:p>
          </table:table-cell>
          <table:table-cell office:value-type="float" office:value="1.813943141" calcext:value-type="float">
            <text:p>1.813943141</text:p>
          </table:table-cell>
          <table:table-cell office:value-type="float" office:value="2.34735342" calcext:value-type="float">
            <text:p>2.34735342</text:p>
          </table:table-cell>
          <table:table-cell office:value-type="float" office:value="1.729506664" calcext:value-type="float">
            <text:p>1.729506664</text:p>
          </table:table-cell>
          <table:table-cell office:value-type="float" office:value="1.52871614" calcext:value-type="float">
            <text:p>1.52871614</text:p>
          </table:table-cell>
          <table:table-cell office:value-type="float" office:value="1.650196341" calcext:value-type="float">
            <text:p>1.650196341</text:p>
          </table:table-cell>
          <table:table-cell office:value-type="float" office:value="0.588988426" calcext:value-type="float">
            <text:p>0.588988426</text:p>
          </table:table-cell>
          <table:table-cell office:value-type="float" office:value="1.030776387" calcext:value-type="float">
            <text:p>1.030776387</text:p>
          </table:table-cell>
          <table:table-cell office:value-type="float" office:value="1.536751844" calcext:value-type="float">
            <text:p>1.536751844</text:p>
          </table:table-cell>
          <table:table-cell office:value-type="float" office:value="0.357573608" calcext:value-type="float">
            <text:p>0.357573608</text:p>
          </table:table-cell>
          <table:table-cell office:value-type="float" office:value="1.198003694" calcext:value-type="float">
            <text:p>1.198003694</text:p>
          </table:table-cell>
          <table:table-cell office:value-type="string" calcext:value-type="string">
            <text:p>N/A</text:p>
          </table:table-cell>
          <table:table-cell office:value-type="float" office:value="0.316700942" calcext:value-type="float">
            <text:p>0.316700942</text:p>
          </table:table-cell>
          <table:table-cell office:value-type="float" office:value="2.4145248" calcext:value-type="float">
            <text:p>2.4145248</text:p>
          </table:table-cell>
          <table:table-cell office:value-type="float" office:value="3.120143454" calcext:value-type="float">
            <text:p>3.120143454</text:p>
          </table:table-cell>
          <table:table-cell office:value-type="float" office:value="1.36138673" calcext:value-type="float">
            <text:p>1.36138673</text:p>
          </table:table-cell>
          <table:table-cell office:value-type="float" office:value="2.379916317" calcext:value-type="float">
            <text:p>2.379916317</text:p>
          </table:table-cell>
          <table:table-cell office:value-type="float" office:value="2.796652719" calcext:value-type="float">
            <text:p>2.796652719</text:p>
          </table:table-cell>
          <table:table-cell office:value-type="float" office:value="0.23990208" calcext:value-type="float">
            <text:p>0.23990208</text:p>
          </table:table-cell>
          <table:table-cell office:value-type="float" office:value="1.473106596" calcext:value-type="float">
            <text:p>1.473106596</text:p>
          </table:table-cell>
          <table:table-cell office:value-type="float" office:value="1.77203086" calcext:value-type="float">
            <text:p>1.77203086</text:p>
          </table:table-cell>
          <table:table-cell office:value-type="float" office:value="1.083070738" calcext:value-type="float">
            <text:p>1.083070738</text:p>
          </table:table-cell>
          <table:table-cell office:value-type="float" office:value="1.56421819" calcext:value-type="float">
            <text:p>1.56421819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33</text:p>
          </table:table-cell>
          <table:table-cell table:formula="of:=EXACT([.A264];[.B264])" office:value-type="boolean" office:boolean-value="true" calcext:value-type="boolean">
            <text:p>TRUE</text:p>
          </table:table-cell>
          <table:table-cell office:value-type="string" calcext:value-type="string">
            <text:p>TEST ELEMENT*TSS</text:p>
          </table:table-cell>
          <table:table-cell office:value-type="string" calcext:value-type="string">
            <text:p>chr4</text:p>
          </table:table-cell>
          <table:table-cell office:value-type="float" office:value="74251643" calcext:value-type="float">
            <text:p>74251643</text:p>
          </table:table-cell>
          <table:table-cell office:value-type="float" office:value="74252226" calcext:value-type="float">
            <text:p>74252226</text:p>
          </table:table-cell>
          <table:table-cell office:value-type="float" office:value="0.1512203877" calcext:value-type="float">
            <text:p>0.1512203877</text:p>
          </table:table-cell>
          <table:table-cell office:value-type="float" office:value="1.090884471" calcext:value-type="float">
            <text:p>1.090884471</text:p>
          </table:table-cell>
          <table:table-cell office:value-type="float" office:value="1.213254496" calcext:value-type="float">
            <text:p>1.213254496</text:p>
          </table:table-cell>
          <table:table-cell office:value-type="float" office:value="0.827612888" calcext:value-type="float">
            <text:p>0.827612888</text:p>
          </table:table-cell>
          <table:table-cell office:value-type="float" office:value="1.30904589" calcext:value-type="float">
            <text:p>1.30904589</text:p>
          </table:table-cell>
          <table:table-cell office:value-type="float" office:value="1.01362461" calcext:value-type="float">
            <text:p>1.01362461</text:p>
          </table:table-cell>
          <table:table-cell office:value-type="float" office:value="0.447467132" calcext:value-type="float">
            <text:p>0.447467132</text:p>
          </table:table-cell>
          <table:table-cell office:value-type="float" office:value="0.546672215" calcext:value-type="float">
            <text:p>0.546672215</text:p>
          </table:table-cell>
          <table:table-cell office:value-type="float" office:value="0.812026764" calcext:value-type="float">
            <text:p>0.812026764</text:p>
          </table:table-cell>
          <table:table-cell office:value-type="float" office:value="0.330161099" calcext:value-type="float">
            <text:p>0.330161099</text:p>
          </table:table-cell>
          <table:table-cell office:value-type="float" office:value="0.497828773" calcext:value-type="float">
            <text:p>0.497828773</text:p>
          </table:table-cell>
          <table:table-cell office:value-type="string" calcext:value-type="string">
            <text:p>N/A</text:p>
          </table:table-cell>
          <table:table-cell office:value-type="float" office:value="0.226990914" calcext:value-type="float">
            <text:p>0.226990914</text:p>
          </table:table-cell>
          <table:table-cell office:value-type="float" office:value="2.421876862" calcext:value-type="float">
            <text:p>2.421876862</text:p>
          </table:table-cell>
          <table:table-cell office:value-type="float" office:value="2.86766288" calcext:value-type="float">
            <text:p>2.86766288</text:p>
          </table:table-cell>
          <table:table-cell office:value-type="float" office:value="1.619605499" calcext:value-type="float">
            <text:p>1.619605499</text:p>
          </table:table-cell>
          <table:table-cell office:value-type="float" office:value="2.580753137" calcext:value-type="float">
            <text:p>2.580753137</text:p>
          </table:table-cell>
          <table:table-cell office:value-type="float" office:value="2.619485953" calcext:value-type="float">
            <text:p>2.619485953</text:p>
          </table:table-cell>
          <table:table-cell office:value-type="float" office:value="0.226040195" calcext:value-type="float">
            <text:p>0.226040195</text:p>
          </table:table-cell>
          <table:table-cell office:value-type="float" office:value="1.183472781" calcext:value-type="float">
            <text:p>1.183472781</text:p>
          </table:table-cell>
          <table:table-cell office:value-type="float" office:value="1.271324568" calcext:value-type="float">
            <text:p>1.271324568</text:p>
          </table:table-cell>
          <table:table-cell office:value-type="float" office:value="0.883081604" calcext:value-type="float">
            <text:p>0.883081604</text:p>
          </table:table-cell>
          <table:table-cell office:value-type="float" office:value="1.39601217" calcext:value-type="float">
            <text:p>1.39601217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34</text:p>
          </table:table-cell>
          <table:table-cell table:formula="of:=EXACT([.A265];[.B265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7</text:p>
          </table:table-cell>
          <table:table-cell office:value-type="float" office:value="63956821" calcext:value-type="float">
            <text:p>63956821</text:p>
          </table:table-cell>
          <table:table-cell office:value-type="float" office:value="63957364" calcext:value-type="float">
            <text:p>63957364</text:p>
          </table:table-cell>
          <table:table-cell office:value-type="float" office:value="0.5050744697" calcext:value-type="float">
            <text:p>0.5050744697</text:p>
          </table:table-cell>
          <table:table-cell office:value-type="float" office:value="0.536195813" calcext:value-type="float">
            <text:p>0.536195813</text:p>
          </table:table-cell>
          <table:table-cell office:value-type="float" office:value="0.677116715" calcext:value-type="float">
            <text:p>0.677116715</text:p>
          </table:table-cell>
          <table:table-cell office:value-type="float" office:value="0.520662596" calcext:value-type="float">
            <text:p>0.520662596</text:p>
          </table:table-cell>
          <table:table-cell office:value-type="float" office:value="0.557725664" calcext:value-type="float">
            <text:p>0.557725664</text:p>
          </table:table-cell>
          <table:table-cell office:value-type="float" office:value="0.389278276" calcext:value-type="float">
            <text:p>0.389278276</text:p>
          </table:table-cell>
          <table:table-cell office:value-type="float" office:value="0.548013524" calcext:value-type="float">
            <text:p>0.548013524</text:p>
          </table:table-cell>
          <table:table-cell office:value-type="float" office:value="0.891438641" calcext:value-type="float">
            <text:p>0.891438641</text:p>
          </table:table-cell>
          <table:table-cell office:value-type="float" office:value="1.454073956" calcext:value-type="float">
            <text:p>1.454073956</text:p>
          </table:table-cell>
          <table:table-cell office:value-type="float" office:value="0.575002141" calcext:value-type="float">
            <text:p>0.575002141</text:p>
          </table:table-cell>
          <table:table-cell office:value-type="float" office:value="0.645239814" calcext:value-type="float">
            <text:p>0.645239814</text:p>
          </table:table-cell>
          <table:table-cell office:value-type="string" calcext:value-type="string">
            <text:p>N/A</text:p>
          </table:table-cell>
          <table:table-cell office:value-type="float" office:value="0.588149911" calcext:value-type="float">
            <text:p>0.588149911</text:p>
          </table:table-cell>
          <table:table-cell office:value-type="float" office:value="0.988583381" calcext:value-type="float">
            <text:p>0.988583381</text:p>
          </table:table-cell>
          <table:table-cell office:value-type="float" office:value="0.410280932" calcext:value-type="float">
            <text:p>0.410280932</text:p>
          </table:table-cell>
          <table:table-cell office:value-type="float" office:value="0.583144052" calcext:value-type="float">
            <text:p>0.583144052</text:p>
          </table:table-cell>
          <table:table-cell office:value-type="float" office:value="1.605977286" calcext:value-type="float">
            <text:p>1.605977286</text:p>
          </table:table-cell>
          <table:table-cell office:value-type="float" office:value="1.354931261" calcext:value-type="float">
            <text:p>1.354931261</text:p>
          </table:table-cell>
          <table:table-cell office:value-type="float" office:value="0.365037743" calcext:value-type="float">
            <text:p>0.365037743</text:p>
          </table:table-cell>
          <table:table-cell office:value-type="float" office:value="1.770726938" calcext:value-type="float">
            <text:p>1.770726938</text:p>
          </table:table-cell>
          <table:table-cell office:value-type="float" office:value="2.16809736" calcext:value-type="float">
            <text:p>2.16809736</text:p>
          </table:table-cell>
          <table:table-cell office:value-type="float" office:value="1.02488319" calcext:value-type="float">
            <text:p>1.02488319</text:p>
          </table:table-cell>
          <table:table-cell office:value-type="float" office:value="2.119200261" calcext:value-type="float">
            <text:p>2.119200261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35</text:p>
          </table:table-cell>
          <table:table-cell table:formula="of:=EXACT([.A266];[.B266])" office:value-type="boolean" office:boolean-value="true" calcext:value-type="boolean">
            <text:p>TRUE</text:p>
          </table:table-cell>
          <table:table-cell office:value-type="string" calcext:value-type="string">
            <text:p>TEST ELEMENT*TSS</text:p>
          </table:table-cell>
          <table:table-cell office:value-type="string" calcext:value-type="string">
            <text:p>chr7</text:p>
          </table:table-cell>
          <table:table-cell office:value-type="float" office:value="63936924" calcext:value-type="float">
            <text:p>63936924</text:p>
          </table:table-cell>
          <table:table-cell office:value-type="float" office:value="63939112" calcext:value-type="float">
            <text:p>63939112</text:p>
          </table:table-cell>
          <table:table-cell office:value-type="float" office:value="0.2363066058" calcext:value-type="float">
            <text:p>0.2363066058</text:p>
          </table:table-cell>
          <table:table-cell office:value-type="float" office:value="0.295982255" calcext:value-type="float">
            <text:p>0.295982255</text:p>
          </table:table-cell>
          <table:table-cell office:value-type="float" office:value="0.366761882" calcext:value-type="float">
            <text:p>0.366761882</text:p>
          </table:table-cell>
          <table:table-cell office:value-type="float" office:value="0.296968798" calcext:value-type="float">
            <text:p>0.296968798</text:p>
          </table:table-cell>
          <table:table-cell office:value-type="float" office:value="0.233984796" calcext:value-type="float">
            <text:p>0.233984796</text:p>
          </table:table-cell>
          <table:table-cell office:value-type="float" office:value="0.286213545" calcext:value-type="float">
            <text:p>0.286213545</text:p>
          </table:table-cell>
          <table:table-cell office:value-type="float" office:value="0.502927716" calcext:value-type="float">
            <text:p>0.502927716</text:p>
          </table:table-cell>
          <table:table-cell office:value-type="float" office:value="0.249648324" calcext:value-type="float">
            <text:p>0.249648324</text:p>
          </table:table-cell>
          <table:table-cell office:value-type="float" office:value="0.379701777" calcext:value-type="float">
            <text:p>0.379701777</text:p>
          </table:table-cell>
          <table:table-cell office:value-type="float" office:value="0.129136035" calcext:value-type="float">
            <text:p>0.129136035</text:p>
          </table:table-cell>
          <table:table-cell office:value-type="float" office:value="0.240107155" calcext:value-type="float">
            <text:p>0.240107155</text:p>
          </table:table-cell>
          <table:table-cell office:value-type="string" calcext:value-type="string">
            <text:p>N/A</text:p>
          </table:table-cell>
          <table:table-cell office:value-type="float" office:value="0.291192457" calcext:value-type="float">
            <text:p>0.291192457</text:p>
          </table:table-cell>
          <table:table-cell office:value-type="float" office:value="0.431081888" calcext:value-type="float">
            <text:p>0.431081888</text:p>
          </table:table-cell>
          <table:table-cell office:value-type="float" office:value="0.578123132" calcext:value-type="float">
            <text:p>0.578123132</text:p>
          </table:table-cell>
          <table:table-cell office:value-type="float" office:value="0.290496115" calcext:value-type="float">
            <text:p>0.290496115</text:p>
          </table:table-cell>
          <table:table-cell office:value-type="float" office:value="0.482008368" calcext:value-type="float">
            <text:p>0.482008368</text:p>
          </table:table-cell>
          <table:table-cell office:value-type="float" office:value="0.37369994" calcext:value-type="float">
            <text:p>0.37369994</text:p>
          </table:table-cell>
          <table:table-cell office:value-type="float" office:value="0.328348746" calcext:value-type="float">
            <text:p>0.328348746</text:p>
          </table:table-cell>
          <table:table-cell office:value-type="float" office:value="0.610072803" calcext:value-type="float">
            <text:p>0.610072803</text:p>
          </table:table-cell>
          <table:table-cell office:value-type="float" office:value="0.820004346" calcext:value-type="float">
            <text:p>0.820004346</text:p>
          </table:table-cell>
          <table:table-cell office:value-type="float" office:value="0.42100402" calcext:value-type="float">
            <text:p>0.42100402</text:p>
          </table:table-cell>
          <table:table-cell office:value-type="float" office:value="0.58921004" calcext:value-type="float">
            <text:p>0.58921004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36</text:p>
          </table:table-cell>
          <table:table-cell table:formula="of:=EXACT([.A267];[.B267])" office:value-type="boolean" office:boolean-value="true" calcext:value-type="boolean">
            <text:p>TRUE</text:p>
          </table:table-cell>
          <table:table-cell office:value-type="string" calcext:value-type="string">
            <text:p>TEST ELEMENT*TSS</text:p>
          </table:table-cell>
          <table:table-cell office:value-type="string" calcext:value-type="string">
            <text:p>chr8</text:p>
          </table:table-cell>
          <table:table-cell office:value-type="float" office:value="72321176" calcext:value-type="float">
            <text:p>72321176</text:p>
          </table:table-cell>
          <table:table-cell office:value-type="float" office:value="72321686" calcext:value-type="float">
            <text:p>72321686</text:p>
          </table:table-cell>
          <table:table-cell office:value-type="float" office:value="0.9276237241" calcext:value-type="float">
            <text:p>0.9276237241</text:p>
          </table:table-cell>
          <table:table-cell office:value-type="float" office:value="0.748902229" calcext:value-type="float">
            <text:p>0.748902229</text:p>
          </table:table-cell>
          <table:table-cell office:value-type="float" office:value="0.876127593" calcext:value-type="float">
            <text:p>0.876127593</text:p>
          </table:table-cell>
          <table:table-cell office:value-type="float" office:value="0.491569248" calcext:value-type="float">
            <text:p>0.491569248</text:p>
          </table:table-cell>
          <table:table-cell office:value-type="float" office:value="0.8809249" calcext:value-type="float">
            <text:p>0.8809249</text:p>
          </table:table-cell>
          <table:table-cell office:value-type="float" office:value="0.746987175" calcext:value-type="float">
            <text:p>0.746987175</text:p>
          </table:table-cell>
          <table:table-cell office:value-type="float" office:value="0.284326129" calcext:value-type="float">
            <text:p>0.284326129</text:p>
          </table:table-cell>
          <table:table-cell office:value-type="float" office:value="0.905676999" calcext:value-type="float">
            <text:p>0.905676999</text:p>
          </table:table-cell>
          <table:table-cell office:value-type="float" office:value="1.196572519" calcext:value-type="float">
            <text:p>1.196572519</text:p>
          </table:table-cell>
          <table:table-cell office:value-type="float" office:value="0.81356803" calcext:value-type="float">
            <text:p>0.81356803</text:p>
          </table:table-cell>
          <table:table-cell office:value-type="float" office:value="0.706890436" calcext:value-type="float">
            <text:p>0.706890436</text:p>
          </table:table-cell>
          <table:table-cell office:value-type="string" calcext:value-type="string">
            <text:p>N/A</text:p>
          </table:table-cell>
          <table:table-cell office:value-type="float" office:value="0.302044248" calcext:value-type="float">
            <text:p>0.302044248</text:p>
          </table:table-cell>
          <table:table-cell office:value-type="float" office:value="1.000777045" calcext:value-type="float">
            <text:p>1.000777045</text:p>
          </table:table-cell>
          <table:table-cell office:value-type="float" office:value="1.098864315" calcext:value-type="float">
            <text:p>1.098864315</text:p>
          </table:table-cell>
          <table:table-cell office:value-type="float" office:value="0.550866706" calcext:value-type="float">
            <text:p>0.550866706</text:p>
          </table:table-cell>
          <table:table-cell office:value-type="float" office:value="1.186371787" calcext:value-type="float">
            <text:p>1.186371787</text:p>
          </table:table-cell>
          <table:table-cell office:value-type="float" office:value="1.167005379" calcext:value-type="float">
            <text:p>1.167005379</text:p>
          </table:table-cell>
          <table:table-cell office:value-type="float" office:value="0.272323846" calcext:value-type="float">
            <text:p>0.272323846</text:p>
          </table:table-cell>
          <table:table-cell office:value-type="float" office:value="1.651418017" calcext:value-type="float">
            <text:p>1.651418017</text:p>
          </table:table-cell>
          <table:table-cell office:value-type="float" office:value="2.095240683" calcext:value-type="float">
            <text:p>2.095240683</text:p>
          </table:table-cell>
          <table:table-cell office:value-type="float" office:value="1.196023036" calcext:value-type="float">
            <text:p>1.196023036</text:p>
          </table:table-cell>
          <table:table-cell office:value-type="float" office:value="1.662990329" calcext:value-type="float">
            <text:p>1.662990329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38</text:p>
          </table:table-cell>
          <table:table-cell table:formula="of:=EXACT([.A268];[.B268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7</text:p>
          </table:table-cell>
          <table:table-cell office:value-type="float" office:value="46370884" calcext:value-type="float">
            <text:p>46370884</text:p>
          </table:table-cell>
          <table:table-cell office:value-type="float" office:value="46371930" calcext:value-type="float">
            <text:p>46371930</text:p>
          </table:table-cell>
          <table:table-cell office:value-type="float" office:value="0.1462181782" calcext:value-type="float">
            <text:p>0.1462181782</text:p>
          </table:table-cell>
          <table:table-cell office:value-type="float" office:value="1.296640635" calcext:value-type="float">
            <text:p>1.296640635</text:p>
          </table:table-cell>
          <table:table-cell office:value-type="float" office:value="1.024916326" calcext:value-type="float">
            <text:p>1.024916326</text:p>
          </table:table-cell>
          <table:table-cell office:value-type="float" office:value="1.454072146" calcext:value-type="float">
            <text:p>1.454072146</text:p>
          </table:table-cell>
          <table:table-cell office:value-type="float" office:value="1.410933433" calcext:value-type="float">
            <text:p>1.410933433</text:p>
          </table:table-cell>
          <table:table-cell office:value-type="string" calcext:value-type="string">
            <text:p>N/A</text:p>
          </table:table-cell>
          <table:table-cell office:value-type="float" office:value="0.07333693" calcext:value-type="float">
            <text:p>0.07333693</text:p>
          </table:table-cell>
          <table:table-cell office:value-type="float" office:value="2.65968254" calcext:value-type="float">
            <text:p>2.65968254</text:p>
          </table:table-cell>
          <table:table-cell office:value-type="float" office:value="2.451428571" calcext:value-type="float">
            <text:p>2.451428571</text:p>
          </table:table-cell>
          <table:table-cell office:value-type="float" office:value="2.68952381" calcext:value-type="float">
            <text:p>2.68952381</text:p>
          </table:table-cell>
          <table:table-cell office:value-type="float" office:value="2.838095238" calcext:value-type="float">
            <text:p>2.838095238</text:p>
          </table:table-cell>
          <table:table-cell office:value-type="string" calcext:value-type="string">
            <text:p>N/A</text:p>
          </table:table-cell>
          <table:table-cell office:value-type="float" office:value="0.06328881" calcext:value-type="float">
            <text:p>0.06328881</text:p>
          </table:table-cell>
          <table:table-cell office:value-type="float" office:value="2.149584488" calcext:value-type="float">
            <text:p>2.149584488</text:p>
          </table:table-cell>
          <table:table-cell office:value-type="float" office:value="2" calcext:value-type="float">
            <text:p>2</text:p>
          </table:table-cell>
          <table:table-cell office:value-type="float" office:value="2.265927978" calcext:value-type="float">
            <text:p>2.265927978</text:p>
          </table:table-cell>
          <table:table-cell office:value-type="float" office:value="2.182825485" calcext:value-type="float">
            <text:p>2.182825485</text:p>
          </table:table-cell>
          <table:table-cell office:value-type="string" calcext:value-type="string">
            <text:p>N/A</text:p>
          </table:table-cell>
          <table:table-cell office:value-type="float" office:value="0.172485569" calcext:value-type="float">
            <text:p>0.172485569</text:p>
          </table:table-cell>
          <table:table-cell office:value-type="float" office:value="1.860813704" calcext:value-type="float">
            <text:p>1.860813704</text:p>
          </table:table-cell>
          <table:table-cell office:value-type="float" office:value="2.03640257" calcext:value-type="float">
            <text:p>2.03640257</text:p>
          </table:table-cell>
          <table:table-cell office:value-type="float" office:value="2.055674518" calcext:value-type="float">
            <text:p>2.055674518</text:p>
          </table:table-cell>
          <table:table-cell office:value-type="float" office:value="1.490364026" calcext:value-type="float">
            <text:p>1.490364026</text:p>
          </table:table-cell>
          <table:table-cell office:value-type="string" calcext:value-type="string">
            <text:p>N/A</text:p>
          </table:table-cell>
          <table:table-cell office:value-type="float" office:value="0.126700758" calcext:value-type="float">
            <text:p>0.126700758</text:p>
          </table:table-cell>
          <table:table-cell office:value-type="float" office:value="1.042657148" calcext:value-type="float">
            <text:p>1.042657148</text:p>
          </table:table-cell>
          <table:table-cell office:value-type="float" office:value="1.19495709" calcext:value-type="float">
            <text:p>1.19495709</text:p>
          </table:table-cell>
          <table:table-cell office:value-type="float" office:value="0.973950027" calcext:value-type="float">
            <text:p>0.973950027</text:p>
          </table:table-cell>
          <table:table-cell office:value-type="float" office:value="0.959064327" calcext:value-type="float">
            <text:p>0.959064327</text:p>
          </table:table-cell>
          <table:table-cell office:value-type="string" calcext:value-type="string">
            <text:p>N/A</text:p>
          </table:table-cell>
          <table:table-cell office:value-type="float" office:value="0.161896226" calcext:value-type="float">
            <text:p>0.161896226</text:p>
          </table:table-cell>
          <table:table-cell office:value-type="float" office:value="1.213379092" calcext:value-type="float">
            <text:p>1.213379092</text:p>
          </table:table-cell>
          <table:table-cell office:value-type="float" office:value="1.045268835" calcext:value-type="float">
            <text:p>1.045268835</text:p>
          </table:table-cell>
          <table:table-cell office:value-type="float" office:value="1.165549926" calcext:value-type="float">
            <text:p>1.165549926</text:p>
          </table:table-cell>
          <table:table-cell office:value-type="float" office:value="1.429318516" calcext:value-type="float">
            <text:p>1.429318516</text:p>
          </table:table-cell>
          <table:table-cell office:value-type="string" calcext:value-type="string">
            <text:p>N/A</text:p>
          </table:table-cell>
          <table:table-cell office:value-type="float" office:value="0.320839184" calcext:value-type="float">
            <text:p>0.320839184</text:p>
          </table:table-cell>
          <table:table-cell office:value-type="float" office:value="0.73838273" calcext:value-type="float">
            <text:p>0.73838273</text:p>
          </table:table-cell>
          <table:table-cell office:value-type="float" office:value="0.996706915" calcext:value-type="float">
            <text:p>0.996706915</text:p>
          </table:table-cell>
          <table:table-cell office:value-type="float" office:value="0.531284303" calcext:value-type="float">
            <text:p>0.531284303</text:p>
          </table:table-cell>
          <table:table-cell office:value-type="float" office:value="0.68715697" calcext:value-type="float">
            <text:p>0.68715697</text:p>
          </table:table-cell>
          <table:table-cell office:value-type="string" calcext:value-type="string">
            <text:p>N/A</text:p>
          </table:table-cell>
          <table:table-cell office:value-type="float" office:value="0.220675926" calcext:value-type="float">
            <text:p>0.220675926</text:p>
          </table:table-cell>
          <table:table-cell office:value-type="float" office:value="0.804475226" calcext:value-type="float">
            <text:p>0.804475226</text:p>
          </table:table-cell>
          <table:table-cell office:value-type="float" office:value="0.811933937" calcext:value-type="float">
            <text:p>0.811933937</text:p>
          </table:table-cell>
          <table:table-cell office:value-type="float" office:value="0.978156633" calcext:value-type="float">
            <text:p>0.978156633</text:p>
          </table:table-cell>
          <table:table-cell office:value-type="float" office:value="0.623335109" calcext:value-type="float">
            <text:p>0.62333510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40</text:p>
          </table:table-cell>
          <table:table-cell table:formula="of:=EXACT([.A269];[.B269])" office:value-type="boolean" office:boolean-value="true" calcext:value-type="boolean">
            <text:p>TRUE</text:p>
          </table:table-cell>
          <table:table-cell office:value-type="string" calcext:value-type="string">
            <text:p>TEST ELEMENT*NESTED</text:p>
          </table:table-cell>
          <table:table-cell office:value-type="string" calcext:value-type="string">
            <text:p>chr3</text:p>
          </table:table-cell>
          <table:table-cell office:value-type="float" office:value="88138602" calcext:value-type="float">
            <text:p>88138602</text:p>
          </table:table-cell>
          <table:table-cell office:value-type="float" office:value="88139038" calcext:value-type="float">
            <text:p>88139038</text:p>
          </table:table-cell>
          <table:table-cell office:value-type="float" office:value="0.12491131" calcext:value-type="float">
            <text:p>0.12491131</text:p>
          </table:table-cell>
          <table:table-cell office:value-type="float" office:value="2.022722729" calcext:value-type="float">
            <text:p>2.022722729</text:p>
          </table:table-cell>
          <table:table-cell office:value-type="float" office:value="2.295821055" calcext:value-type="float">
            <text:p>2.295821055</text:p>
          </table:table-cell>
          <table:table-cell office:value-type="float" office:value="1.630001225" calcext:value-type="float">
            <text:p>1.630001225</text:p>
          </table:table-cell>
          <table:table-cell office:value-type="float" office:value="1.858028074" calcext:value-type="float">
            <text:p>1.858028074</text:p>
          </table:table-cell>
          <table:table-cell office:value-type="float" office:value="2.307040564" calcext:value-type="float">
            <text:p>2.307040564</text:p>
          </table:table-cell>
          <table:table-cell office:value-type="float" office:value="0.199119498" calcext:value-type="float">
            <text:p>0.199119498</text:p>
          </table:table-cell>
          <table:table-cell office:value-type="float" office:value="2.062433497" calcext:value-type="float">
            <text:p>2.062433497</text:p>
          </table:table-cell>
          <table:table-cell office:value-type="float" office:value="2.481987988" calcext:value-type="float">
            <text:p>2.481987988</text:p>
          </table:table-cell>
          <table:table-cell office:value-type="float" office:value="1.661264082" calcext:value-type="float">
            <text:p>1.661264082</text:p>
          </table:table-cell>
          <table:table-cell office:value-type="float" office:value="2.044048391" calcext:value-type="float">
            <text:p>2.044048391</text:p>
          </table:table-cell>
          <table:table-cell office:value-type="string" calcext:value-type="string">
            <text:p>N/A</text:p>
          </table:table-cell>
          <table:table-cell office:value-type="float" office:value="0.212997342" calcext:value-type="float">
            <text:p>0.212997342</text:p>
          </table:table-cell>
          <table:table-cell office:value-type="float" office:value="3.208368193" calcext:value-type="float">
            <text:p>3.208368193</text:p>
          </table:table-cell>
          <table:table-cell office:value-type="float" office:value="3.405618648" calcext:value-type="float">
            <text:p>3.405618648</text:p>
          </table:table-cell>
          <table:table-cell office:value-type="float" office:value="2.583622235" calcext:value-type="float">
            <text:p>2.583622235</text:p>
          </table:table-cell>
          <table:table-cell office:value-type="float" office:value="4.085594739" calcext:value-type="float">
            <text:p>4.085594739</text:p>
          </table:table-cell>
          <table:table-cell office:value-type="float" office:value="2.758637178" calcext:value-type="float">
            <text:p>2.758637178</text:p>
          </table:table-cell>
          <table:table-cell office:value-type="float" office:value="0.24151742" calcext:value-type="float">
            <text:p>0.24151742</text:p>
          </table:table-cell>
          <table:table-cell office:value-type="float" office:value="1.847006412" calcext:value-type="float">
            <text:p>1.847006412</text:p>
          </table:table-cell>
          <table:table-cell office:value-type="float" office:value="2.124578942" calcext:value-type="float">
            <text:p>2.124578942</text:p>
          </table:table-cell>
          <table:table-cell office:value-type="float" office:value="2.08399435" calcext:value-type="float">
            <text:p>2.08399435</text:p>
          </table:table-cell>
          <table:table-cell office:value-type="float" office:value="1.332445942" calcext:value-type="float">
            <text:p>1.332445942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42</text:p>
          </table:table-cell>
          <table:table-cell table:formula="of:=EXACT([.A270];[.B270])" office:value-type="boolean" office:boolean-value="true" calcext:value-type="boolean">
            <text:p>TRUE</text:p>
          </table:table-cell>
          <table:table-cell office:value-type="string" calcext:value-type="string">
            <text:p>CONTROL ELEMENT</text:p>
          </table:table-cell>
          <table:table-cell office:value-type="string" calcext:value-type="string">
            <text:p>chr1</text:p>
          </table:table-cell>
          <table:table-cell office:value-type="float" office:value="118599718" calcext:value-type="float">
            <text:p>118599718</text:p>
          </table:table-cell>
          <table:table-cell office:value-type="float" office:value="118600228" calcext:value-type="float">
            <text:p>118600228</text:p>
          </table:table-cell>
          <table:table-cell office:value-type="float" office:value="0.6191150771" calcext:value-type="float">
            <text:p>0.6191150771</text:p>
          </table:table-cell>
          <table:table-cell office:value-type="float" office:value="0.209804819" calcext:value-type="float">
            <text:p>0.209804819</text:p>
          </table:table-cell>
          <table:table-cell office:value-type="float" office:value="0.283505387" calcext:value-type="float">
            <text:p>0.283505387</text:p>
          </table:table-cell>
          <table:table-cell office:value-type="float" office:value="0.158388517" calcext:value-type="float">
            <text:p>0.158388517</text:p>
          </table:table-cell>
          <table:table-cell office:value-type="float" office:value="0.193981443" calcext:value-type="float">
            <text:p>0.193981443</text:p>
          </table:table-cell>
          <table:table-cell office:value-type="float" office:value="0.203343929" calcext:value-type="float">
            <text:p>0.203343929</text:p>
          </table:table-cell>
          <table:table-cell office:value-type="float" office:value="0.179769341" calcext:value-type="float">
            <text:p>0.179769341</text:p>
          </table:table-cell>
          <table:table-cell office:value-type="float" office:value="0.325390517" calcext:value-type="float">
            <text:p>0.325390517</text:p>
          </table:table-cell>
          <table:table-cell office:value-type="float" office:value="0.387298015" calcext:value-type="float">
            <text:p>0.387298015</text:p>
          </table:table-cell>
          <table:table-cell office:value-type="float" office:value="0.271042556" calcext:value-type="float">
            <text:p>0.271042556</text:p>
          </table:table-cell>
          <table:table-cell office:value-type="float" office:value="0.317830975" calcext:value-type="float">
            <text:p>0.317830975</text:p>
          </table:table-cell>
          <table:table-cell office:value-type="string" calcext:value-type="string">
            <text:p>N/A</text:p>
          </table:table-cell>
          <table:table-cell office:value-type="float" office:value="0.329996248" calcext:value-type="float">
            <text:p>0.329996248</text:p>
          </table:table-cell>
          <table:table-cell office:value-type="float" office:value="0.156903765" calcext:value-type="float">
            <text:p>0.156903765</text:p>
          </table:table-cell>
          <table:table-cell office:value-type="float" office:value="0.132695756" calcext:value-type="float">
            <text:p>0.132695756</text:p>
          </table:table-cell>
          <table:table-cell office:value-type="float" office:value="0.234548715" calcext:value-type="float">
            <text:p>0.234548715</text:p>
          </table:table-cell>
          <table:table-cell office:value-type="float" office:value="0.130543933" calcext:value-type="float">
            <text:p>0.130543933</text:p>
          </table:table-cell>
          <table:table-cell office:value-type="float" office:value="0.129826659" calcext:value-type="float">
            <text:p>0.129826659</text:p>
          </table:table-cell>
          <table:table-cell office:value-type="float" office:value="0.114638281" calcext:value-type="float">
            <text:p>0.114638281</text:p>
          </table:table-cell>
          <table:table-cell office:value-type="float" office:value="0.503966098" calcext:value-type="float">
            <text:p>0.503966098</text:p>
          </table:table-cell>
          <table:table-cell office:value-type="float" office:value="0.510974682" calcext:value-type="float">
            <text:p>0.510974682</text:p>
          </table:table-cell>
          <table:table-cell office:value-type="float" office:value="0.443007715" calcext:value-type="float">
            <text:p>0.443007715</text:p>
          </table:table-cell>
          <table:table-cell office:value-type="float" office:value="0.557915897" calcext:value-type="float">
            <text:p>0.557915897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43</text:p>
          </table:table-cell>
          <table:table-cell table:formula="of:=EXACT([.A271];[.B271])" office:value-type="boolean" office:boolean-value="true" calcext:value-type="boolean">
            <text:p>TRUE</text:p>
          </table:table-cell>
          <table:table-cell office:value-type="string" calcext:value-type="string">
            <text:p>CONTROL ELEMENT</text:p>
          </table:table-cell>
          <table:table-cell office:value-type="string" calcext:value-type="string">
            <text:p>chr8</text:p>
          </table:table-cell>
          <table:table-cell office:value-type="float" office:value="117836909" calcext:value-type="float">
            <text:p>117836909</text:p>
          </table:table-cell>
          <table:table-cell office:value-type="float" office:value="117837570" calcext:value-type="float">
            <text:p>117837570</text:p>
          </table:table-cell>
          <table:table-cell office:value-type="float" office:value="0.509197504" calcext:value-type="float">
            <text:p>0.509197504</text:p>
          </table:table-cell>
          <table:table-cell office:value-type="float" office:value="0.436298912" calcext:value-type="float">
            <text:p>0.436298912</text:p>
          </table:table-cell>
          <table:table-cell office:value-type="float" office:value="0.380875203" calcext:value-type="float">
            <text:p>0.380875203</text:p>
          </table:table-cell>
          <table:table-cell office:value-type="float" office:value="0.611252605" calcext:value-type="float">
            <text:p>0.611252605</text:p>
          </table:table-cell>
          <table:table-cell office:value-type="float" office:value="0.431234082" calcext:value-type="float">
            <text:p>0.431234082</text:p>
          </table:table-cell>
          <table:table-cell office:value-type="float" office:value="0.321833758" calcext:value-type="float">
            <text:p>0.321833758</text:p>
          </table:table-cell>
          <table:table-cell office:value-type="float" office:value="0.209473801" calcext:value-type="float">
            <text:p>0.209473801</text:p>
          </table:table-cell>
          <table:table-cell office:value-type="float" office:value="0.431074428" calcext:value-type="float">
            <text:p>0.431074428</text:p>
          </table:table-cell>
          <table:table-cell office:value-type="float" office:value="0.507674486" calcext:value-type="float">
            <text:p>0.507674486</text:p>
          </table:table-cell>
          <table:table-cell office:value-type="float" office:value="0.510860122" calcext:value-type="float">
            <text:p>0.510860122</text:p>
          </table:table-cell>
          <table:table-cell office:value-type="float" office:value="0.352736751" calcext:value-type="float">
            <text:p>0.352736751</text:p>
          </table:table-cell>
          <table:table-cell office:value-type="float" office:value="0.353026354" calcext:value-type="float">
            <text:p>0.353026354</text:p>
          </table:table-cell>
          <table:table-cell office:value-type="float" office:value="0.503824627" calcext:value-type="float">
            <text:p>0.503824627</text:p>
          </table:table-cell>
          <table:table-cell office:value-type="float" office:value="0.836466165" calcext:value-type="float">
            <text:p>0.836466165</text:p>
          </table:table-cell>
          <table:table-cell office:value-type="float" office:value="1.162907268" calcext:value-type="float">
            <text:p>1.162907268</text:p>
          </table:table-cell>
          <table:table-cell office:value-type="float" office:value="0.413533835" calcext:value-type="float">
            <text:p>0.413533835</text:p>
          </table:table-cell>
          <table:table-cell office:value-type="float" office:value="0.536340852" calcext:value-type="float">
            <text:p>0.536340852</text:p>
          </table:table-cell>
          <table:table-cell office:value-type="float" office:value="1.233082707" calcext:value-type="float">
            <text:p>1.233082707</text:p>
          </table:table-cell>
          <table:table-cell office:value-type="float" office:value="0.24322965" calcext:value-type="float">
            <text:p>0.24322965</text:p>
          </table:table-cell>
          <table:table-cell office:value-type="float" office:value="0.546514857" calcext:value-type="float">
            <text:p>0.546514857</text:p>
          </table:table-cell>
          <table:table-cell office:value-type="float" office:value="0.549847265" calcext:value-type="float">
            <text:p>0.549847265</text:p>
          </table:table-cell>
          <table:table-cell office:value-type="float" office:value="0.728686476" calcext:value-type="float">
            <text:p>0.728686476</text:p>
          </table:table-cell>
          <table:table-cell office:value-type="float" office:value="0.489863927" calcext:value-type="float">
            <text:p>0.489863927</text:p>
          </table:table-cell>
          <table:table-cell office:value-type="float" office:value="0.417661761" calcext:value-type="float">
            <text:p>0.417661761</text:p>
          </table:table-cell>
          <table:table-cell office:value-type="float" office:value="0.131652062" calcext:value-type="float">
            <text:p>0.131652062</text:p>
          </table:table-cell>
          <table:table-cell office:value-type="float" office:value="0.509134062" calcext:value-type="float">
            <text:p>0.509134062</text:p>
          </table:table-cell>
          <table:table-cell office:value-type="float" office:value="0.515822785" calcext:value-type="float">
            <text:p>0.515822785</text:p>
          </table:table-cell>
          <table:table-cell office:value-type="float" office:value="0.600978136" calcext:value-type="float">
            <text:p>0.600978136</text:p>
          </table:table-cell>
          <table:table-cell office:value-type="float" office:value="0.451380898" calcext:value-type="float">
            <text:p>0.451380898</text:p>
          </table:table-cell>
          <table:table-cell office:value-type="float" office:value="0.46835443" calcext:value-type="float">
            <text:p>0.46835443</text:p>
          </table:table-cell>
          <table:table-cell office:value-type="float" office:value="0.322464146" calcext:value-type="float">
            <text:p>0.322464146</text:p>
          </table:table-cell>
          <table:table-cell office:value-type="float" office:value="0.70745429" calcext:value-type="float">
            <text:p>0.70745429</text:p>
          </table:table-cell>
          <table:table-cell office:value-type="float" office:value="0.82559775" calcext:value-type="float">
            <text:p>0.82559775</text:p>
          </table:table-cell>
          <table:table-cell office:value-type="float" office:value="0.832630098" calcext:value-type="float">
            <text:p>0.832630098</text:p>
          </table:table-cell>
          <table:table-cell office:value-type="float" office:value="0.365682138" calcext:value-type="float">
            <text:p>0.365682138</text:p>
          </table:table-cell>
          <table:table-cell office:value-type="float" office:value="0.805907173" calcext:value-type="float">
            <text:p>0.805907173</text:p>
          </table:table-cell>
          <table:table-cell office:value-type="float" office:value="0.229739719" calcext:value-type="float">
            <text:p>0.229739719</text:p>
          </table:table-cell>
          <table:table-cell office:value-type="float" office:value="0.510802469" calcext:value-type="float">
            <text:p>0.510802469</text:p>
          </table:table-cell>
          <table:table-cell office:value-type="float" office:value="0.367283951" calcext:value-type="float">
            <text:p>0.367283951</text:p>
          </table:table-cell>
          <table:table-cell office:value-type="float" office:value="0.598765432" calcext:value-type="float">
            <text:p>0.598765432</text:p>
          </table:table-cell>
          <table:table-cell office:value-type="float" office:value="0.614197531" calcext:value-type="float">
            <text:p>0.614197531</text:p>
          </table:table-cell>
          <table:table-cell office:value-type="float" office:value="0.462962963" calcext:value-type="float">
            <text:p>0.462962963</text:p>
          </table:table-cell>
          <table:table-cell office:value-type="float" office:value="0.247019083" calcext:value-type="float">
            <text:p>0.247019083</text:p>
          </table:table-cell>
          <table:table-cell office:value-type="float" office:value="0.229792753" calcext:value-type="float">
            <text:p>0.229792753</text:p>
          </table:table-cell>
          <table:table-cell office:value-type="float" office:value="0.589473684" calcext:value-type="float">
            <text:p>0.589473684</text:p>
          </table:table-cell>
          <table:table-cell office:value-type="float" office:value="1" calcext:value-type="float">
            <text:p>1</text:p>
          </table:table-cell>
          <table:table-cell office:value-type="float" office:value="1.047368421" calcext:value-type="float">
            <text:p>1.047368421</text:p>
          </table:table-cell>
          <table:table-cell office:value-type="float" office:value="1.084210526" calcext:value-type="float">
            <text:p>1.084210526</text:p>
          </table:table-cell>
        </table:table-row>
        <table:table-row table:style-name="ro1">
          <table:table-cell table:number-columns-repeated="2" office:value-type="string" calcext:value-type="string">
            <text:p>WOLD_LR_044</text:p>
          </table:table-cell>
          <table:table-cell table:formula="of:=EXACT([.A272];[.B272])" office:value-type="boolean" office:boolean-value="true" calcext:value-type="boolean">
            <text:p>TRUE</text:p>
          </table:table-cell>
          <table:table-cell office:value-type="string" calcext:value-type="string">
            <text:p>CONTROL ELEMENT</text:p>
          </table:table-cell>
          <table:table-cell office:value-type="string" calcext:value-type="string">
            <text:p>chr8</text:p>
          </table:table-cell>
          <table:table-cell office:value-type="float" office:value="117935070" calcext:value-type="float">
            <text:p>117935070</text:p>
          </table:table-cell>
          <table:table-cell office:value-type="float" office:value="117935707" calcext:value-type="float">
            <text:p>117935707</text:p>
          </table:table-cell>
          <table:table-cell office:value-type="float" office:value="0.3582836574" calcext:value-type="float">
            <text:p>0.3582836574</text:p>
          </table:table-cell>
          <table:table-cell office:value-type="float" office:value="0.891757529" calcext:value-type="float">
            <text:p>0.891757529</text:p>
          </table:table-cell>
          <table:table-cell office:value-type="float" office:value="1.20690967" calcext:value-type="float">
            <text:p>1.20690967</text:p>
          </table:table-cell>
          <table:table-cell office:value-type="float" office:value="0.716268933" calcext:value-type="float">
            <text:p>0.716268933</text:p>
          </table:table-cell>
          <table:table-cell office:value-type="float" office:value="0.750701219" calcext:value-type="float">
            <text:p>0.750701219</text:p>
          </table:table-cell>
          <table:table-cell office:value-type="float" office:value="0.893150296" calcext:value-type="float">
            <text:p>0.893150296</text:p>
          </table:table-cell>
          <table:table-cell office:value-type="float" office:value="0.480926998" calcext:value-type="float">
            <text:p>0.480926998</text:p>
          </table:table-cell>
          <table:table-cell office:value-type="float" office:value="0.594047782" calcext:value-type="float">
            <text:p>0.594047782</text:p>
          </table:table-cell>
          <table:table-cell office:value-type="float" office:value="0.919805262" calcext:value-type="float">
            <text:p>0.919805262</text:p>
          </table:table-cell>
          <table:table-cell office:value-type="float" office:value="0.38608702" calcext:value-type="float">
            <text:p>0.38608702</text:p>
          </table:table-cell>
          <table:table-cell office:value-type="float" office:value="0.476251055" calcext:value-type="float">
            <text:p>0.476251055</text:p>
          </table:table-cell>
          <table:table-cell office:value-type="string" calcext:value-type="string">
            <text:p>N/A</text:p>
          </table:table-cell>
          <table:table-cell office:value-type="float" office:value="0.296158388" calcext:value-type="float">
            <text:p>0.296158388</text:p>
          </table:table-cell>
          <table:table-cell office:value-type="float" office:value="1.165570828" calcext:value-type="float">
            <text:p>1.165570828</text:p>
          </table:table-cell>
          <table:table-cell office:value-type="float" office:value="1.206455469" calcext:value-type="float">
            <text:p>1.206455469</text:p>
          </table:table-cell>
          <table:table-cell office:value-type="float" office:value="0.711536162" calcext:value-type="float">
            <text:p>0.711536162</text:p>
          </table:table-cell>
          <table:table-cell office:value-type="float" office:value="1.192827256" calcext:value-type="float">
            <text:p>1.192827256</text:p>
          </table:table-cell>
          <table:table-cell office:value-type="float" office:value="1.551464435" calcext:value-type="float">
            <text:p>1.551464435</text:p>
          </table:table-cell>
          <table:table-cell office:value-type="float" office:value="0.389210116" calcext:value-type="float">
            <text:p>0.389210116</text:p>
          </table:table-cell>
          <table:table-cell office:value-type="float" office:value="1.207921331" calcext:value-type="float">
            <text:p>1.207921331</text:p>
          </table:table-cell>
          <table:table-cell office:value-type="float" office:value="1.619960882" calcext:value-type="float">
            <text:p>1.619960882</text:p>
          </table:table-cell>
          <table:table-cell office:value-type="float" office:value="0.695805716" calcext:value-type="float">
            <text:p>0.695805716</text:p>
          </table:table-cell>
          <table:table-cell office:value-type="float" office:value="1.307997392" calcext:value-type="float">
            <text:p>1.307997392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45</text:p>
          </table:table-cell>
          <table:table-cell table:formula="of:=EXACT([.A273];[.B273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7</text:p>
          </table:table-cell>
          <table:table-cell office:value-type="float" office:value="46313389" calcext:value-type="float">
            <text:p>46313389</text:p>
          </table:table-cell>
          <table:table-cell office:value-type="float" office:value="46314120" calcext:value-type="float">
            <text:p>46314120</text:p>
          </table:table-cell>
          <table:table-cell office:value-type="float" office:value="0.5503087039" calcext:value-type="float">
            <text:p>0.5503087039</text:p>
          </table:table-cell>
          <table:table-cell office:value-type="float" office:value="0.634830772" calcext:value-type="float">
            <text:p>0.634830772</text:p>
          </table:table-cell>
          <table:table-cell office:value-type="float" office:value="0.797436277" calcext:value-type="float">
            <text:p>0.797436277</text:p>
          </table:table-cell>
          <table:table-cell office:value-type="float" office:value="0.512460748" calcext:value-type="float">
            <text:p>0.512460748</text:p>
          </table:table-cell>
          <table:table-cell office:value-type="float" office:value="0.786835776" calcext:value-type="float">
            <text:p>0.786835776</text:p>
          </table:table-cell>
          <table:table-cell office:value-type="float" office:value="0.442590288" calcext:value-type="float">
            <text:p>0.442590288</text:p>
          </table:table-cell>
          <table:table-cell office:value-type="float" office:value="0.647513682" calcext:value-type="float">
            <text:p>0.647513682</text:p>
          </table:table-cell>
          <table:table-cell office:value-type="float" office:value="0.58248829" calcext:value-type="float">
            <text:p>0.58248829</text:p>
          </table:table-cell>
          <table:table-cell office:value-type="float" office:value="0.980465071" calcext:value-type="float">
            <text:p>0.980465071</text:p>
          </table:table-cell>
          <table:table-cell office:value-type="float" office:value="0.230309109" calcext:value-type="float">
            <text:p>0.230309109</text:p>
          </table:table-cell>
          <table:table-cell office:value-type="float" office:value="0.536690683" calcext:value-type="float">
            <text:p>0.536690683</text:p>
          </table:table-cell>
          <table:table-cell office:value-type="string" calcext:value-type="string">
            <text:p>N/A</text:p>
          </table:table-cell>
          <table:table-cell office:value-type="float" office:value="0.022904764" calcext:value-type="float">
            <text:p>0.022904764</text:p>
          </table:table-cell>
          <table:table-cell office:value-type="float" office:value="0.99127316" calcext:value-type="float">
            <text:p>0.99127316</text:p>
          </table:table-cell>
          <table:table-cell office:value-type="float" office:value="0.998445905" calcext:value-type="float">
            <text:p>0.998445905</text:p>
          </table:table-cell>
          <table:table-cell office:value-type="float" office:value="1.006335923" calcext:value-type="float">
            <text:p>1.006335923</text:p>
          </table:table-cell>
          <table:table-cell office:value-type="float" office:value="0.957561267" calcext:value-type="float">
            <text:p>0.957561267</text:p>
          </table:table-cell>
          <table:table-cell office:value-type="float" office:value="1.002749551" calcext:value-type="float">
            <text:p>1.002749551</text:p>
          </table:table-cell>
          <table:table-cell office:value-type="float" office:value="0.256134877" calcext:value-type="float">
            <text:p>0.256134877</text:p>
          </table:table-cell>
          <table:table-cell office:value-type="float" office:value="0.847386722" calcext:value-type="float">
            <text:p>0.847386722</text:p>
          </table:table-cell>
          <table:table-cell office:value-type="float" office:value="0.95544931" calcext:value-type="float">
            <text:p>0.95544931</text:p>
          </table:table-cell>
          <table:table-cell office:value-type="float" office:value="0.597522547" calcext:value-type="float">
            <text:p>0.597522547</text:p>
          </table:table-cell>
          <table:table-cell office:value-type="float" office:value="0.989188308" calcext:value-type="float">
            <text:p>0.989188308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47</text:p>
          </table:table-cell>
          <table:table-cell table:formula="of:=EXACT([.A274];[.B274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6</text:p>
          </table:table-cell>
          <table:table-cell office:value-type="float" office:value="128250498" calcext:value-type="float">
            <text:p>128250498</text:p>
          </table:table-cell>
          <table:table-cell office:value-type="float" office:value="128250966" calcext:value-type="float">
            <text:p>128250966</text:p>
          </table:table-cell>
          <table:table-cell office:value-type="float" office:value="0.2481870809" calcext:value-type="float">
            <text:p>0.2481870809</text:p>
          </table:table-cell>
          <table:table-cell office:value-type="float" office:value="0.450115097" calcext:value-type="float">
            <text:p>0.450115097</text:p>
          </table:table-cell>
          <table:table-cell office:value-type="float" office:value="0.64322606" calcext:value-type="float">
            <text:p>0.64322606</text:p>
          </table:table-cell>
          <table:table-cell office:value-type="float" office:value="0.399182394" calcext:value-type="float">
            <text:p>0.399182394</text:p>
          </table:table-cell>
          <table:table-cell office:value-type="float" office:value="0.390129411" calcext:value-type="float">
            <text:p>0.390129411</text:p>
          </table:table-cell>
          <table:table-cell office:value-type="float" office:value="0.367922521" calcext:value-type="float">
            <text:p>0.367922521</text:p>
          </table:table-cell>
          <table:table-cell office:value-type="float" office:value="0.522201125" calcext:value-type="float">
            <text:p>0.522201125</text:p>
          </table:table-cell>
          <table:table-cell office:value-type="float" office:value="0.534782452" calcext:value-type="float">
            <text:p>0.534782452</text:p>
          </table:table-cell>
          <table:table-cell office:value-type="float" office:value="0.712725227" calcext:value-type="float">
            <text:p>0.712725227</text:p>
          </table:table-cell>
          <table:table-cell office:value-type="float" office:value="0.212914827" calcext:value-type="float">
            <text:p>0.212914827</text:p>
          </table:table-cell>
          <table:table-cell office:value-type="float" office:value="0.678707294" calcext:value-type="float">
            <text:p>0.678707294</text:p>
          </table:table-cell>
          <table:table-cell office:value-type="string" calcext:value-type="string">
            <text:p>N/A</text:p>
          </table:table-cell>
          <table:table-cell office:value-type="float" office:value="0.174106097" calcext:value-type="float">
            <text:p>0.174106097</text:p>
          </table:table-cell>
          <table:table-cell office:value-type="float" office:value="0.476449491" calcext:value-type="float">
            <text:p>0.476449491</text:p>
          </table:table-cell>
          <table:table-cell office:value-type="float" office:value="0.377286312" calcext:value-type="float">
            <text:p>0.377286312</text:p>
          </table:table-cell>
          <table:table-cell office:value-type="float" office:value="0.446861925" calcext:value-type="float">
            <text:p>0.446861925</text:p>
          </table:table-cell>
          <table:table-cell office:value-type="float" office:value="0.512133891" calcext:value-type="float">
            <text:p>0.512133891</text:p>
          </table:table-cell>
          <table:table-cell office:value-type="float" office:value="0.56951584" calcext:value-type="float">
            <text:p>0.56951584</text:p>
          </table:table-cell>
          <table:table-cell office:value-type="float" office:value="0.419528686" calcext:value-type="float">
            <text:p>0.419528686</text:p>
          </table:table-cell>
          <table:table-cell office:value-type="float" office:value="1.009888081" calcext:value-type="float">
            <text:p>1.009888081</text:p>
          </table:table-cell>
          <table:table-cell office:value-type="float" office:value="1.130989895" calcext:value-type="float">
            <text:p>1.130989895</text:p>
          </table:table-cell>
          <table:table-cell office:value-type="float" office:value="0.538846028" calcext:value-type="float">
            <text:p>0.538846028</text:p>
          </table:table-cell>
          <table:table-cell office:value-type="float" office:value="1.359828317" calcext:value-type="float">
            <text:p>1.359828317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48</text:p>
          </table:table-cell>
          <table:table-cell table:formula="of:=EXACT([.A275];[.B275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6</text:p>
          </table:table-cell>
          <table:table-cell office:value-type="float" office:value="128258964" calcext:value-type="float">
            <text:p>128258964</text:p>
          </table:table-cell>
          <table:table-cell office:value-type="float" office:value="128259829" calcext:value-type="float">
            <text:p>128259829</text:p>
          </table:table-cell>
          <table:table-cell office:value-type="float" office:value="0.06582687785" calcext:value-type="float">
            <text:p>0.06582687785</text:p>
          </table:table-cell>
          <table:table-cell office:value-type="float" office:value="0.940175514" calcext:value-type="float">
            <text:p>0.940175514</text:p>
          </table:table-cell>
          <table:table-cell office:value-type="float" office:value="1.186791929" calcext:value-type="float">
            <text:p>1.186791929</text:p>
          </table:table-cell>
          <table:table-cell office:value-type="float" office:value="0.707293325" calcext:value-type="float">
            <text:p>0.707293325</text:p>
          </table:table-cell>
          <table:table-cell office:value-type="float" office:value="0.892221785" calcext:value-type="float">
            <text:p>0.892221785</text:p>
          </table:table-cell>
          <table:table-cell office:value-type="float" office:value="0.974395017" calcext:value-type="float">
            <text:p>0.974395017</text:p>
          </table:table-cell>
          <table:table-cell office:value-type="float" office:value="0.416687745" calcext:value-type="float">
            <text:p>0.416687745</text:p>
          </table:table-cell>
          <table:table-cell office:value-type="float" office:value="0.888319413" calcext:value-type="float">
            <text:p>0.888319413</text:p>
          </table:table-cell>
          <table:table-cell office:value-type="float" office:value="1.264168022" calcext:value-type="float">
            <text:p>1.264168022</text:p>
          </table:table-cell>
          <table:table-cell office:value-type="float" office:value="0.524140378" calcext:value-type="float">
            <text:p>0.524140378</text:p>
          </table:table-cell>
          <table:table-cell office:value-type="float" office:value="0.876649827" calcext:value-type="float">
            <text:p>0.876649827</text:p>
          </table:table-cell>
          <table:table-cell office:value-type="string" calcext:value-type="string">
            <text:p>N/A</text:p>
          </table:table-cell>
          <table:table-cell office:value-type="float" office:value="0.158012888" calcext:value-type="float">
            <text:p>0.158012888</text:p>
          </table:table-cell>
          <table:table-cell office:value-type="float" office:value="3.03980872" calcext:value-type="float">
            <text:p>3.03980872</text:p>
          </table:table-cell>
          <table:table-cell office:value-type="float" office:value="3.463000597" calcext:value-type="float">
            <text:p>3.463000597</text:p>
          </table:table-cell>
          <table:table-cell office:value-type="float" office:value="2.349790794" calcext:value-type="float">
            <text:p>2.349790794</text:p>
          </table:table-cell>
          <table:table-cell office:value-type="float" office:value="3.14739988" calcext:value-type="float">
            <text:p>3.14739988</text:p>
          </table:table-cell>
          <table:table-cell office:value-type="float" office:value="3.199043633" calcext:value-type="float">
            <text:p>3.199043633</text:p>
          </table:table-cell>
          <table:table-cell office:value-type="float" office:value="0.398731321" calcext:value-type="float">
            <text:p>0.398731321</text:p>
          </table:table-cell>
          <table:table-cell office:value-type="float" office:value="1.723133762" calcext:value-type="float">
            <text:p>1.723133762</text:p>
          </table:table-cell>
          <table:table-cell office:value-type="float" office:value="2.274693035" calcext:value-type="float">
            <text:p>2.274693035</text:p>
          </table:table-cell>
          <table:table-cell office:value-type="float" office:value="0.953493426" calcext:value-type="float">
            <text:p>0.953493426</text:p>
          </table:table-cell>
          <table:table-cell office:value-type="float" office:value="1.941214821" calcext:value-type="float">
            <text:p>1.941214821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49</text:p>
          </table:table-cell>
          <table:table-cell table:formula="of:=EXACT([.A276];[.B276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6</text:p>
          </table:table-cell>
          <table:table-cell office:value-type="float" office:value="128264832" calcext:value-type="float">
            <text:p>128264832</text:p>
          </table:table-cell>
          <table:table-cell office:value-type="float" office:value="128265661" calcext:value-type="float">
            <text:p>128265661</text:p>
          </table:table-cell>
          <table:table-cell office:value-type="float" office:value="0.4567833302" calcext:value-type="float">
            <text:p>0.4567833302</text:p>
          </table:table-cell>
          <table:table-cell office:value-type="float" office:value="0.508591951" calcext:value-type="float">
            <text:p>0.508591951</text:p>
          </table:table-cell>
          <table:table-cell office:value-type="float" office:value="0.636184851" calcext:value-type="float">
            <text:p>0.636184851</text:p>
          </table:table-cell>
          <table:table-cell office:value-type="float" office:value="0.435239575" calcext:value-type="float">
            <text:p>0.435239575</text:p>
          </table:table-cell>
          <table:table-cell office:value-type="float" office:value="0.503562516" calcext:value-type="float">
            <text:p>0.503562516</text:p>
          </table:table-cell>
          <table:table-cell office:value-type="float" office:value="0.459380864" calcext:value-type="float">
            <text:p>0.459380864</text:p>
          </table:table-cell>
          <table:table-cell office:value-type="float" office:value="0.298092769" calcext:value-type="float">
            <text:p>0.298092769</text:p>
          </table:table-cell>
          <table:table-cell office:value-type="float" office:value="0.411040846" calcext:value-type="float">
            <text:p>0.411040846</text:p>
          </table:table-cell>
          <table:table-cell office:value-type="float" office:value="0.519626671" calcext:value-type="float">
            <text:p>0.519626671</text:p>
          </table:table-cell>
          <table:table-cell office:value-type="float" office:value="0.278198432" calcext:value-type="float">
            <text:p>0.278198432</text:p>
          </table:table-cell>
          <table:table-cell office:value-type="float" office:value="0.435297428" calcext:value-type="float">
            <text:p>0.435297428</text:p>
          </table:table-cell>
          <table:table-cell office:value-type="string" calcext:value-type="string">
            <text:p>N/A</text:p>
          </table:table-cell>
          <table:table-cell office:value-type="float" office:value="0.293138868" calcext:value-type="float">
            <text:p>0.293138868</text:p>
          </table:table-cell>
          <table:table-cell office:value-type="float" office:value="1.37501494" calcext:value-type="float">
            <text:p>1.37501494</text:p>
          </table:table-cell>
          <table:table-cell office:value-type="float" office:value="1.910101613" calcext:value-type="float">
            <text:p>1.910101613</text:p>
          </table:table-cell>
          <table:table-cell office:value-type="float" office:value="0.93173939" calcext:value-type="float">
            <text:p>0.93173939</text:p>
          </table:table-cell>
          <table:table-cell office:value-type="float" office:value="1.315481171" calcext:value-type="float">
            <text:p>1.315481171</text:p>
          </table:table-cell>
          <table:table-cell office:value-type="float" office:value="1.342737597" calcext:value-type="float">
            <text:p>1.342737597</text:p>
          </table:table-cell>
          <table:table-cell office:value-type="float" office:value="0.196531765" calcext:value-type="float">
            <text:p>0.196531765</text:p>
          </table:table-cell>
          <table:table-cell office:value-type="float" office:value="0.883244595" calcext:value-type="float">
            <text:p>0.883244595</text:p>
          </table:table-cell>
          <table:table-cell office:value-type="float" office:value="1.046886885" calcext:value-type="float">
            <text:p>1.046886885</text:p>
          </table:table-cell>
          <table:table-cell office:value-type="float" office:value="0.701184396" calcext:value-type="float">
            <text:p>0.701184396</text:p>
          </table:table-cell>
          <table:table-cell office:value-type="float" office:value="0.901662501" calcext:value-type="float">
            <text:p>0.901662501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50</text:p>
          </table:table-cell>
          <table:table-cell table:formula="of:=EXACT([.A277];[.B277])" office:value-type="boolean" office:boolean-value="true" calcext:value-type="boolean">
            <text:p>TRUE</text:p>
          </table:table-cell>
          <table:table-cell office:value-type="string" calcext:value-type="string">
            <text:p>TEST ELEMENT*TSS</text:p>
          </table:table-cell>
          <table:table-cell office:value-type="string" calcext:value-type="string">
            <text:p>chr6</text:p>
          </table:table-cell>
          <table:table-cell office:value-type="float" office:value="128275485" calcext:value-type="float">
            <text:p>128275485</text:p>
          </table:table-cell>
          <table:table-cell office:value-type="float" office:value="128276326" calcext:value-type="float">
            <text:p>128276326</text:p>
          </table:table-cell>
          <table:table-cell office:value-type="float" office:value="0.6997342061" calcext:value-type="float">
            <text:p>0.6997342061</text:p>
          </table:table-cell>
          <table:table-cell office:value-type="float" office:value="1.087393083" calcext:value-type="float">
            <text:p>1.087393083</text:p>
          </table:table-cell>
          <table:table-cell office:value-type="float" office:value="1.114912607" calcext:value-type="float">
            <text:p>1.114912607</text:p>
          </table:table-cell>
          <table:table-cell office:value-type="float" office:value="1.134994422" calcext:value-type="float">
            <text:p>1.134994422</text:p>
          </table:table-cell>
          <table:table-cell office:value-type="float" office:value="1.01227222" calcext:value-type="float">
            <text:p>1.01227222</text:p>
          </table:table-cell>
          <table:table-cell office:value-type="string" calcext:value-type="string">
            <text:p>N/A</text:p>
          </table:table-cell>
          <table:table-cell office:value-type="float" office:value="0.157938745" calcext:value-type="float">
            <text:p>0.157938745</text:p>
          </table:table-cell>
          <table:table-cell office:value-type="float" office:value="1.323174603" calcext:value-type="float">
            <text:p>1.323174603</text:p>
          </table:table-cell>
          <table:table-cell office:value-type="float" office:value="1.234285714" calcext:value-type="float">
            <text:p>1.234285714</text:p>
          </table:table-cell>
          <table:table-cell office:value-type="float" office:value="1.561904762" calcext:value-type="float">
            <text:p>1.561904762</text:p>
          </table:table-cell>
          <table:table-cell office:value-type="float" office:value="1.173333333" calcext:value-type="float">
            <text:p>1.173333333</text:p>
          </table:table-cell>
          <table:table-cell office:value-type="string" calcext:value-type="string">
            <text:p>N/A</text:p>
          </table:table-cell>
          <table:table-cell office:value-type="float" office:value="0.226726827" calcext:value-type="float">
            <text:p>0.226726827</text:p>
          </table:table-cell>
          <table:table-cell office:value-type="float" office:value="5.072945522" calcext:value-type="float">
            <text:p>5.072945522</text:p>
          </table:table-cell>
          <table:table-cell office:value-type="float" office:value="3.745152355" calcext:value-type="float">
            <text:p>3.745152355</text:p>
          </table:table-cell>
          <table:table-cell office:value-type="float" office:value="5.711911357" calcext:value-type="float">
            <text:p>5.711911357</text:p>
          </table:table-cell>
          <table:table-cell office:value-type="float" office:value="5.761772853" calcext:value-type="float">
            <text:p>5.761772853</text:p>
          </table:table-cell>
          <table:table-cell office:value-type="string" calcext:value-type="string">
            <text:p>N/A</text:p>
          </table:table-cell>
          <table:table-cell office:value-type="float" office:value="0.196836789" calcext:value-type="float">
            <text:p>0.196836789</text:p>
          </table:table-cell>
          <table:table-cell office:value-type="float" office:value="1.018558173" calcext:value-type="float">
            <text:p>1.018558173</text:p>
          </table:table-cell>
          <table:table-cell office:value-type="float" office:value="1.2248394" calcext:value-type="float">
            <text:p>1.2248394</text:p>
          </table:table-cell>
          <table:table-cell office:value-type="float" office:value="1.006423983" calcext:value-type="float">
            <text:p>1.006423983</text:p>
          </table:table-cell>
          <table:table-cell office:value-type="float" office:value="0.824411135" calcext:value-type="float">
            <text:p>0.824411135</text:p>
          </table:table-cell>
          <table:table-cell office:value-type="string" calcext:value-type="string">
            <text:p>N/A</text:p>
          </table:table-cell>
          <table:table-cell office:value-type="float" office:value="0.125136491" calcext:value-type="float">
            <text:p>0.125136491</text:p>
          </table:table-cell>
          <table:table-cell office:value-type="float" office:value="1.161692109" calcext:value-type="float">
            <text:p>1.161692109</text:p>
          </table:table-cell>
          <table:table-cell office:value-type="float" office:value="1.315561631" calcext:value-type="float">
            <text:p>1.315561631</text:p>
          </table:table-cell>
          <table:table-cell office:value-type="float" office:value="1.142857143" calcext:value-type="float">
            <text:p>1.142857143</text:p>
          </table:table-cell>
          <table:table-cell office:value-type="float" office:value="1.026657553" calcext:value-type="float">
            <text:p>1.026657553</text:p>
          </table:table-cell>
          <table:table-cell office:value-type="string" calcext:value-type="string">
            <text:p>N/A</text:p>
          </table:table-cell>
          <table:table-cell office:value-type="float" office:value="0.144262757" calcext:value-type="float">
            <text:p>0.144262757</text:p>
          </table:table-cell>
          <table:table-cell office:value-type="float" office:value="0.788582012" calcext:value-type="float">
            <text:p>0.788582012</text:p>
          </table:table-cell>
          <table:table-cell office:value-type="float" office:value="0.871711064" calcext:value-type="float">
            <text:p>0.871711064</text:p>
          </table:table-cell>
          <table:table-cell office:value-type="float" office:value="0.835103775" calcext:value-type="float">
            <text:p>0.835103775</text:p>
          </table:table-cell>
          <table:table-cell office:value-type="float" office:value="0.658931198" calcext:value-type="float">
            <text:p>0.658931198</text:p>
          </table:table-cell>
          <table:table-cell office:value-type="string" calcext:value-type="string">
            <text:p>N/A</text:p>
          </table:table-cell>
          <table:table-cell office:value-type="float" office:value="0.218089837" calcext:value-type="float">
            <text:p>0.218089837</text:p>
          </table:table-cell>
          <table:table-cell office:value-type="float" office:value="2.952067325" calcext:value-type="float">
            <text:p>2.952067325</text:p>
          </table:table-cell>
          <table:table-cell office:value-type="float" office:value="3.558726674" calcext:value-type="float">
            <text:p>3.558726674</text:p>
          </table:table-cell>
          <table:table-cell office:value-type="float" office:value="3.020856202" calcext:value-type="float">
            <text:p>3.020856202</text:p>
          </table:table-cell>
          <table:table-cell office:value-type="float" office:value="2.2766191" calcext:value-type="float">
            <text:p>2.2766191</text:p>
          </table:table-cell>
          <table:table-cell office:value-type="string" calcext:value-type="string">
            <text:p>N/A</text:p>
          </table:table-cell>
          <table:table-cell office:value-type="float" office:value="0.095762994" calcext:value-type="float">
            <text:p>0.095762994</text:p>
          </table:table-cell>
          <table:table-cell office:value-type="float" office:value="0.723494939" calcext:value-type="float">
            <text:p>0.723494939</text:p>
          </table:table-cell>
          <table:table-cell office:value-type="float" office:value="0.751198721" calcext:value-type="float">
            <text:p>0.751198721</text:p>
          </table:table-cell>
          <table:table-cell office:value-type="float" office:value="0.774640384" calcext:value-type="float">
            <text:p>0.774640384</text:p>
          </table:table-cell>
          <table:table-cell office:value-type="float" office:value="0.644645711" calcext:value-type="float">
            <text:p>0.64464571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51</text:p>
          </table:table-cell>
          <table:table-cell table:formula="of:=EXACT([.A278];[.B278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6</text:p>
          </table:table-cell>
          <table:table-cell office:value-type="float" office:value="128296733" calcext:value-type="float">
            <text:p>128296733</text:p>
          </table:table-cell>
          <table:table-cell office:value-type="float" office:value="128297460" calcext:value-type="float">
            <text:p>128297460</text:p>
          </table:table-cell>
          <table:table-cell office:value-type="float" office:value="0.5418137878" calcext:value-type="float">
            <text:p>0.5418137878</text:p>
          </table:table-cell>
          <table:table-cell office:value-type="float" office:value="0.605253825" calcext:value-type="float">
            <text:p>0.605253825</text:p>
          </table:table-cell>
          <table:table-cell office:value-type="float" office:value="0.806721388" calcext:value-type="float">
            <text:p>0.806721388</text:p>
          </table:table-cell>
          <table:table-cell office:value-type="float" office:value="0.40382495" calcext:value-type="float">
            <text:p>0.40382495</text:p>
          </table:table-cell>
          <table:table-cell office:value-type="float" office:value="0.62101917" calcext:value-type="float">
            <text:p>0.62101917</text:p>
          </table:table-cell>
          <table:table-cell office:value-type="float" office:value="0.589449793" calcext:value-type="float">
            <text:p>0.589449793</text:p>
          </table:table-cell>
          <table:table-cell office:value-type="float" office:value="0.29843356" calcext:value-type="float">
            <text:p>0.29843356</text:p>
          </table:table-cell>
          <table:table-cell office:value-type="float" office:value="0.590524889" calcext:value-type="float">
            <text:p>0.590524889</text:p>
          </table:table-cell>
          <table:table-cell office:value-type="float" office:value="0.753128402" calcext:value-type="float">
            <text:p>0.753128402</text:p>
          </table:table-cell>
          <table:table-cell office:value-type="float" office:value="0.403261122" calcext:value-type="float">
            <text:p>0.403261122</text:p>
          </table:table-cell>
          <table:table-cell office:value-type="float" office:value="0.615185135" calcext:value-type="float">
            <text:p>0.615185135</text:p>
          </table:table-cell>
          <table:table-cell office:value-type="string" calcext:value-type="string">
            <text:p>N/A</text:p>
          </table:table-cell>
          <table:table-cell office:value-type="float" office:value="0.610380179" calcext:value-type="float">
            <text:p>0.610380179</text:p>
          </table:table-cell>
          <table:table-cell office:value-type="float" office:value="0.6684997" calcext:value-type="float">
            <text:p>0.6684997</text:p>
          </table:table-cell>
          <table:table-cell office:value-type="float" office:value="0.471249253" calcext:value-type="float">
            <text:p>0.471249253</text:p>
          </table:table-cell>
          <table:table-cell office:value-type="float" office:value="0.473401076" calcext:value-type="float">
            <text:p>0.473401076</text:p>
          </table:table-cell>
          <table:table-cell office:value-type="float" office:value="0.449013748" calcext:value-type="float">
            <text:p>0.449013748</text:p>
          </table:table-cell>
          <table:table-cell office:value-type="float" office:value="1.280334728" calcext:value-type="float">
            <text:p>1.280334728</text:p>
          </table:table-cell>
          <table:table-cell office:value-type="float" office:value="0.384095864" calcext:value-type="float">
            <text:p>0.384095864</text:p>
          </table:table-cell>
          <table:table-cell office:value-type="float" office:value="1.198956863" calcext:value-type="float">
            <text:p>1.198956863</text:p>
          </table:table-cell>
          <table:table-cell office:value-type="float" office:value="1.635607954" calcext:value-type="float">
            <text:p>1.635607954</text:p>
          </table:table-cell>
          <table:table-cell office:value-type="float" office:value="0.71780941" calcext:value-type="float">
            <text:p>0.71780941</text:p>
          </table:table-cell>
          <table:table-cell office:value-type="float" office:value="1.243453222" calcext:value-type="float">
            <text:p>1.243453222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52</text:p>
          </table:table-cell>
          <table:table-cell table:formula="of:=EXACT([.A279];[.B279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77441252" calcext:value-type="float">
            <text:p>177441252</text:p>
          </table:table-cell>
          <table:table-cell office:value-type="float" office:value="177442123" calcext:value-type="float">
            <text:p>177442123</text:p>
          </table:table-cell>
          <table:table-cell office:value-type="float" office:value="0.3152419414" calcext:value-type="float">
            <text:p>0.3152419414</text:p>
          </table:table-cell>
          <table:table-cell office:value-type="float" office:value="1.085642252" calcext:value-type="float">
            <text:p>1.085642252</text:p>
          </table:table-cell>
          <table:table-cell office:value-type="float" office:value="1.313146814" calcext:value-type="float">
            <text:p>1.313146814</text:p>
          </table:table-cell>
          <table:table-cell office:value-type="float" office:value="0.810512809" calcext:value-type="float">
            <text:p>0.810512809</text:p>
          </table:table-cell>
          <table:table-cell office:value-type="float" office:value="1.286993752" calcext:value-type="float">
            <text:p>1.286993752</text:p>
          </table:table-cell>
          <table:table-cell office:value-type="float" office:value="0.931915634" calcext:value-type="float">
            <text:p>0.931915634</text:p>
          </table:table-cell>
          <table:table-cell office:value-type="float" office:value="0.315773809" calcext:value-type="float">
            <text:p>0.315773809</text:p>
          </table:table-cell>
          <table:table-cell office:value-type="float" office:value="0.695404341" calcext:value-type="float">
            <text:p>0.695404341</text:p>
          </table:table-cell>
          <table:table-cell office:value-type="float" office:value="0.944905873" calcext:value-type="float">
            <text:p>0.944905873</text:p>
          </table:table-cell>
          <table:table-cell office:value-type="float" office:value="0.531516434" calcext:value-type="float">
            <text:p>0.531516434</text:p>
          </table:table-cell>
          <table:table-cell office:value-type="float" office:value="0.609790706" calcext:value-type="float">
            <text:p>0.609790706</text:p>
          </table:table-cell>
          <table:table-cell office:value-type="string" calcext:value-type="string">
            <text:p>N/A</text:p>
          </table:table-cell>
          <table:table-cell office:value-type="float" office:value="0.343485864" calcext:value-type="float">
            <text:p>0.343485864</text:p>
          </table:table-cell>
          <table:table-cell office:value-type="float" office:value="2.444291686" calcext:value-type="float">
            <text:p>2.444291686</text:p>
          </table:table-cell>
          <table:table-cell office:value-type="float" office:value="1.248057382" calcext:value-type="float">
            <text:p>1.248057382</text:p>
          </table:table-cell>
          <table:table-cell office:value-type="float" office:value="2.66682606" calcext:value-type="float">
            <text:p>2.66682606</text:p>
          </table:table-cell>
          <table:table-cell office:value-type="float" office:value="3.214106395" calcext:value-type="float">
            <text:p>3.214106395</text:p>
          </table:table-cell>
          <table:table-cell office:value-type="float" office:value="2.648176927" calcext:value-type="float">
            <text:p>2.648176927</text:p>
          </table:table-cell>
          <table:table-cell office:value-type="float" office:value="0.494999479" calcext:value-type="float">
            <text:p>0.494999479</text:p>
          </table:table-cell>
          <table:table-cell office:value-type="float" office:value="1.906008911" calcext:value-type="float">
            <text:p>1.906008911</text:p>
          </table:table-cell>
          <table:table-cell office:value-type="float" office:value="2.590568293" calcext:value-type="float">
            <text:p>2.590568293</text:p>
          </table:table-cell>
          <table:table-cell office:value-type="float" office:value="0.829783766" calcext:value-type="float">
            <text:p>0.829783766</text:p>
          </table:table-cell>
          <table:table-cell office:value-type="float" office:value="2.297674671" calcext:value-type="float">
            <text:p>2.297674671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53</text:p>
          </table:table-cell>
          <table:table-cell table:formula="of:=EXACT([.A280];[.B280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77491155" calcext:value-type="float">
            <text:p>177491155</text:p>
          </table:table-cell>
          <table:table-cell office:value-type="float" office:value="177491760" calcext:value-type="float">
            <text:p>177491760</text:p>
          </table:table-cell>
          <table:table-cell office:value-type="float" office:value="0.06326566327" calcext:value-type="float">
            <text:p>0.06326566327</text:p>
          </table:table-cell>
          <table:table-cell office:value-type="float" office:value="0.599469975" calcext:value-type="float">
            <text:p>0.599469975</text:p>
          </table:table-cell>
          <table:table-cell office:value-type="float" office:value="0.80935217" calcext:value-type="float">
            <text:p>0.80935217</text:p>
          </table:table-cell>
          <table:table-cell office:value-type="float" office:value="0.41558609" calcext:value-type="float">
            <text:p>0.41558609</text:p>
          </table:table-cell>
          <table:table-cell office:value-type="float" office:value="0.721917375" calcext:value-type="float">
            <text:p>0.721917375</text:p>
          </table:table-cell>
          <table:table-cell office:value-type="float" office:value="0.451024264" calcext:value-type="float">
            <text:p>0.451024264</text:p>
          </table:table-cell>
          <table:table-cell office:value-type="float" office:value="0.466033558" calcext:value-type="float">
            <text:p>0.466033558</text:p>
          </table:table-cell>
          <table:table-cell office:value-type="float" office:value="0.616506223" calcext:value-type="float">
            <text:p>0.616506223</text:p>
          </table:table-cell>
          <table:table-cell office:value-type="float" office:value="0.879732358" calcext:value-type="float">
            <text:p>0.879732358</text:p>
          </table:table-cell>
          <table:table-cell office:value-type="float" office:value="0.310014556" calcext:value-type="float">
            <text:p>0.310014556</text:p>
          </table:table-cell>
          <table:table-cell office:value-type="float" office:value="0.659771746" calcext:value-type="float">
            <text:p>0.659771746</text:p>
          </table:table-cell>
          <table:table-cell office:value-type="string" calcext:value-type="string">
            <text:p>N/A</text:p>
          </table:table-cell>
          <table:table-cell office:value-type="float" office:value="0.205221852" calcext:value-type="float">
            <text:p>0.205221852</text:p>
          </table:table-cell>
          <table:table-cell office:value-type="float" office:value="1.057800356" calcext:value-type="float">
            <text:p>1.057800356</text:p>
          </table:table-cell>
          <table:table-cell office:value-type="float" office:value="1.112492528" calcext:value-type="float">
            <text:p>1.112492528</text:p>
          </table:table-cell>
          <table:table-cell office:value-type="float" office:value="0.743813508" calcext:value-type="float">
            <text:p>0.743813508</text:p>
          </table:table-cell>
          <table:table-cell office:value-type="float" office:value="1.243036461" calcext:value-type="float">
            <text:p>1.243036461</text:p>
          </table:table-cell>
          <table:table-cell office:value-type="float" office:value="1.131858936" calcext:value-type="float">
            <text:p>1.131858936</text:p>
          </table:table-cell>
          <table:table-cell office:value-type="float" office:value="0.589837104" calcext:value-type="float">
            <text:p>0.589837104</text:p>
          </table:table-cell>
          <table:table-cell office:value-type="float" office:value="1.169944584" calcext:value-type="float">
            <text:p>1.169944584</text:p>
          </table:table-cell>
          <table:table-cell office:value-type="float" office:value="1.881560361" calcext:value-type="float">
            <text:p>1.881560361</text:p>
          </table:table-cell>
          <table:table-cell office:value-type="float" office:value="0.503640117" calcext:value-type="float">
            <text:p>0.503640117</text:p>
          </table:table-cell>
          <table:table-cell office:value-type="float" office:value="1.124633272" calcext:value-type="float">
            <text:p>1.124633272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54</text:p>
          </table:table-cell>
          <table:table-cell table:formula="of:=EXACT([.A281];[.B281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2</text:p>
          </table:table-cell>
          <table:table-cell office:value-type="float" office:value="26484919" calcext:value-type="float">
            <text:p>26484919</text:p>
          </table:table-cell>
          <table:table-cell office:value-type="float" office:value="26485755" calcext:value-type="float">
            <text:p>26485755</text:p>
          </table:table-cell>
          <table:table-cell office:value-type="float" office:value="0.1930092967" calcext:value-type="float">
            <text:p>0.1930092967</text:p>
          </table:table-cell>
          <table:table-cell office:value-type="float" office:value="0.502382534" calcext:value-type="float">
            <text:p>0.502382534</text:p>
          </table:table-cell>
          <table:table-cell office:value-type="float" office:value="0.602990579" calcext:value-type="float">
            <text:p>0.602990579</text:p>
          </table:table-cell>
          <table:table-cell office:value-type="float" office:value="0.375660113" calcext:value-type="float">
            <text:p>0.375660113</text:p>
          </table:table-cell>
          <table:table-cell office:value-type="float" office:value="0.594092348" calcext:value-type="float">
            <text:p>0.594092348</text:p>
          </table:table-cell>
          <table:table-cell office:value-type="float" office:value="0.436787094" calcext:value-type="float">
            <text:p>0.436787094</text:p>
          </table:table-cell>
          <table:table-cell office:value-type="float" office:value="0.276967091" calcext:value-type="float">
            <text:p>0.276967091</text:p>
          </table:table-cell>
          <table:table-cell office:value-type="float" office:value="0.456985238" calcext:value-type="float">
            <text:p>0.456985238</text:p>
          </table:table-cell>
          <table:table-cell office:value-type="float" office:value="0.573020514" calcext:value-type="float">
            <text:p>0.573020514</text:p>
          </table:table-cell>
          <table:table-cell office:value-type="float" office:value="0.32201441" calcext:value-type="float">
            <text:p>0.32201441</text:p>
          </table:table-cell>
          <table:table-cell office:value-type="float" office:value="0.475920784" calcext:value-type="float">
            <text:p>0.475920784</text:p>
          </table:table-cell>
          <table:table-cell office:value-type="string" calcext:value-type="string">
            <text:p>N/A</text:p>
          </table:table-cell>
          <table:table-cell office:value-type="float" office:value="0.205497542" calcext:value-type="float">
            <text:p>0.205497542</text:p>
          </table:table-cell>
          <table:table-cell office:value-type="float" office:value="0.504423191" calcext:value-type="float">
            <text:p>0.504423191</text:p>
          </table:table-cell>
          <table:table-cell office:value-type="float" office:value="0.433950986" calcext:value-type="float">
            <text:p>0.433950986</text:p>
          </table:table-cell>
          <table:table-cell office:value-type="float" office:value="0.540824865" calcext:value-type="float">
            <text:p>0.540824865</text:p>
          </table:table-cell>
          <table:table-cell office:value-type="float" office:value="0.408846384" calcext:value-type="float">
            <text:p>0.408846384</text:p>
          </table:table-cell>
          <table:table-cell office:value-type="float" office:value="0.634070532" calcext:value-type="float">
            <text:p>0.634070532</text:p>
          </table:table-cell>
          <table:table-cell office:value-type="float" office:value="0.430875976" calcext:value-type="float">
            <text:p>0.430875976</text:p>
          </table:table-cell>
          <table:table-cell office:value-type="float" office:value="0.805335217" calcext:value-type="float">
            <text:p>0.805335217</text:p>
          </table:table-cell>
          <table:table-cell office:value-type="float" office:value="1.148103879" calcext:value-type="float">
            <text:p>1.148103879</text:p>
          </table:table-cell>
          <table:table-cell office:value-type="float" office:value="0.454254048" calcext:value-type="float">
            <text:p>0.454254048</text:p>
          </table:table-cell>
          <table:table-cell office:value-type="float" office:value="0.813647724" calcext:value-type="float">
            <text:p>0.813647724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55</text:p>
          </table:table-cell>
          <table:table-cell table:formula="of:=EXACT([.A282];[.B282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2</text:p>
          </table:table-cell>
          <table:table-cell office:value-type="float" office:value="26487449" calcext:value-type="float">
            <text:p>26487449</text:p>
          </table:table-cell>
          <table:table-cell office:value-type="float" office:value="26488199" calcext:value-type="float">
            <text:p>26488199</text:p>
          </table:table-cell>
          <table:table-cell office:value-type="float" office:value="0.1755004229" calcext:value-type="float">
            <text:p>0.1755004229</text:p>
          </table:table-cell>
          <table:table-cell office:value-type="float" office:value="0.142410389" calcext:value-type="float">
            <text:p>0.142410389</text:p>
          </table:table-cell>
          <table:table-cell office:value-type="float" office:value="0.169608026" calcext:value-type="float">
            <text:p>0.169608026</text:p>
          </table:table-cell>
          <table:table-cell office:value-type="float" office:value="0.134015101" calcext:value-type="float">
            <text:p>0.134015101</text:p>
          </table:table-cell>
          <table:table-cell office:value-type="float" office:value="0.150031918" calcext:value-type="float">
            <text:p>0.150031918</text:p>
          </table:table-cell>
          <table:table-cell office:value-type="float" office:value="0.115986511" calcext:value-type="float">
            <text:p>0.115986511</text:p>
          </table:table-cell>
          <table:table-cell office:value-type="float" office:value="0.430890204" calcext:value-type="float">
            <text:p>0.430890204</text:p>
          </table:table-cell>
          <table:table-cell office:value-type="float" office:value="0.191410504" calcext:value-type="float">
            <text:p>0.191410504</text:p>
          </table:table-cell>
          <table:table-cell office:value-type="float" office:value="0.27489572" calcext:value-type="float">
            <text:p>0.27489572</text:p>
          </table:table-cell>
          <table:table-cell office:value-type="float" office:value="0.109980306" calcext:value-type="float">
            <text:p>0.109980306</text:p>
          </table:table-cell>
          <table:table-cell office:value-type="float" office:value="0.189355482" calcext:value-type="float">
            <text:p>0.189355482</text:p>
          </table:table-cell>
          <table:table-cell office:value-type="string" calcext:value-type="string">
            <text:p>N/A</text:p>
          </table:table-cell>
          <table:table-cell office:value-type="float" office:value="0.392129871" calcext:value-type="float">
            <text:p>0.392129871</text:p>
          </table:table-cell>
          <table:table-cell office:value-type="float" office:value="0.139509862" calcext:value-type="float">
            <text:p>0.139509862</text:p>
          </table:table-cell>
          <table:table-cell office:value-type="float" office:value="0.074596533" calcext:value-type="float">
            <text:p>0.074596533</text:p>
          </table:table-cell>
          <table:table-cell office:value-type="float" office:value="0.203705917" calcext:value-type="float">
            <text:p>0.203705917</text:p>
          </table:table-cell>
          <table:table-cell office:value-type="float" office:value="0.121936641" calcext:value-type="float">
            <text:p>0.121936641</text:p>
          </table:table-cell>
          <table:table-cell office:value-type="float" office:value="0.157800359" calcext:value-type="float">
            <text:p>0.157800359</text:p>
          </table:table-cell>
          <table:table-cell office:value-type="float" office:value="0.391508821" calcext:value-type="float">
            <text:p>0.391508821</text:p>
          </table:table-cell>
          <table:table-cell office:value-type="float" office:value="0.343420624" calcext:value-type="float">
            <text:p>0.343420624</text:p>
          </table:table-cell>
          <table:table-cell office:value-type="float" office:value="0.498261437" calcext:value-type="float">
            <text:p>0.498261437</text:p>
          </table:table-cell>
          <table:table-cell office:value-type="float" office:value="0.275779637" calcext:value-type="float">
            <text:p>0.275779637</text:p>
          </table:table-cell>
          <table:table-cell office:value-type="float" office:value="0.256220798" calcext:value-type="float">
            <text:p>0.256220798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56</text:p>
          </table:table-cell>
          <table:table-cell table:formula="of:=EXACT([.A283];[.B283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2</text:p>
          </table:table-cell>
          <table:table-cell office:value-type="float" office:value="26502150" calcext:value-type="float">
            <text:p>26502150</text:p>
          </table:table-cell>
          <table:table-cell office:value-type="float" office:value="26502692" calcext:value-type="float">
            <text:p>26502692</text:p>
          </table:table-cell>
          <table:table-cell office:value-type="float" office:value="0.2878060301" calcext:value-type="float">
            <text:p>0.2878060301</text:p>
          </table:table-cell>
          <table:table-cell office:value-type="float" office:value="0.445859421" calcext:value-type="float">
            <text:p>0.445859421</text:p>
          </table:table-cell>
          <table:table-cell office:value-type="float" office:value="0.550374951" calcext:value-type="float">
            <text:p>0.550374951</text:p>
          </table:table-cell>
          <table:table-cell office:value-type="float" office:value="0.412491053" calcext:value-type="float">
            <text:p>0.412491053</text:p>
          </table:table-cell>
          <table:table-cell office:value-type="float" office:value="0.412723181" calcext:value-type="float">
            <text:p>0.412723181</text:p>
          </table:table-cell>
          <table:table-cell office:value-type="float" office:value="0.407848498" calcext:value-type="float">
            <text:p>0.407848498</text:p>
          </table:table-cell>
          <table:table-cell office:value-type="float" office:value="0.214137135" calcext:value-type="float">
            <text:p>0.214137135</text:p>
          </table:table-cell>
          <table:table-cell office:value-type="float" office:value="0.29955597" calcext:value-type="float">
            <text:p>0.29955597</text:p>
          </table:table-cell>
          <table:table-cell office:value-type="float" office:value="0.372766082" calcext:value-type="float">
            <text:p>0.372766082</text:p>
          </table:table-cell>
          <table:table-cell office:value-type="float" office:value="0.253207912" calcext:value-type="float">
            <text:p>0.253207912</text:p>
          </table:table-cell>
          <table:table-cell office:value-type="float" office:value="0.272693912" calcext:value-type="float">
            <text:p>0.272693912</text:p>
          </table:table-cell>
          <table:table-cell office:value-type="string" calcext:value-type="string">
            <text:p>N/A</text:p>
          </table:table-cell>
          <table:table-cell office:value-type="float" office:value="0.280234815" calcext:value-type="float">
            <text:p>0.280234815</text:p>
          </table:table-cell>
          <table:table-cell office:value-type="float" office:value="0.356485355" calcext:value-type="float">
            <text:p>0.356485355</text:p>
          </table:table-cell>
          <table:table-cell office:value-type="float" office:value="0.403108189" calcext:value-type="float">
            <text:p>0.403108189</text:p>
          </table:table-cell>
          <table:table-cell office:value-type="float" office:value="0.309145248" calcext:value-type="float">
            <text:p>0.309145248</text:p>
          </table:table-cell>
          <table:table-cell office:value-type="float" office:value="0.243873281" calcext:value-type="float">
            <text:p>0.243873281</text:p>
          </table:table-cell>
          <table:table-cell office:value-type="float" office:value="0.469814704" calcext:value-type="float">
            <text:p>0.469814704</text:p>
          </table:table-cell>
          <table:table-cell office:value-type="float" office:value="0.210922633" calcext:value-type="float">
            <text:p>0.210922633</text:p>
          </table:table-cell>
          <table:table-cell office:value-type="float" office:value="0.624578942" calcext:value-type="float">
            <text:p>0.624578942</text:p>
          </table:table-cell>
          <table:table-cell office:value-type="float" office:value="0.749592524" calcext:value-type="float">
            <text:p>0.749592524</text:p>
          </table:table-cell>
          <table:table-cell office:value-type="float" office:value="0.487015104" calcext:value-type="float">
            <text:p>0.487015104</text:p>
          </table:table-cell>
          <table:table-cell office:value-type="float" office:value="0.637129197" calcext:value-type="float">
            <text:p>0.637129197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57</text:p>
          </table:table-cell>
          <table:table-cell table:formula="of:=EXACT([.A284];[.B284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4</text:p>
          </table:table-cell>
          <table:table-cell office:value-type="float" office:value="136119857" calcext:value-type="float">
            <text:p>136119857</text:p>
          </table:table-cell>
          <table:table-cell office:value-type="float" office:value="136120574" calcext:value-type="float">
            <text:p>136120574</text:p>
          </table:table-cell>
          <table:table-cell office:value-type="float" office:value="0.6477710228" calcext:value-type="float">
            <text:p>0.6477710228</text:p>
          </table:table-cell>
          <table:table-cell office:value-type="float" office:value="0.390574323" calcext:value-type="float">
            <text:p>0.390574323</text:p>
          </table:table-cell>
          <table:table-cell office:value-type="float" office:value="0.420306022" calcext:value-type="float">
            <text:p>0.420306022</text:p>
          </table:table-cell>
          <table:table-cell office:value-type="float" office:value="0.301533978" calcext:value-type="float">
            <text:p>0.301533978</text:p>
          </table:table-cell>
          <table:table-cell office:value-type="float" office:value="0.39299232" calcext:value-type="float">
            <text:p>0.39299232</text:p>
          </table:table-cell>
          <table:table-cell office:value-type="float" office:value="0.447464971" calcext:value-type="float">
            <text:p>0.447464971</text:p>
          </table:table-cell>
          <table:table-cell office:value-type="float" office:value="0.301222959" calcext:value-type="float">
            <text:p>0.301222959</text:p>
          </table:table-cell>
          <table:table-cell office:value-type="float" office:value="0.310638403" calcext:value-type="float">
            <text:p>0.310638403</text:p>
          </table:table-cell>
          <table:table-cell office:value-type="float" office:value="0.414600433" calcext:value-type="float">
            <text:p>0.414600433</text:p>
          </table:table-cell>
          <table:table-cell office:value-type="float" office:value="0.284143313" calcext:value-type="float">
            <text:p>0.284143313</text:p>
          </table:table-cell>
          <table:table-cell office:value-type="float" office:value="0.23317146" calcext:value-type="float">
            <text:p>0.23317146</text:p>
          </table:table-cell>
          <table:table-cell office:value-type="string" calcext:value-type="string">
            <text:p>N/A</text:p>
          </table:table-cell>
          <table:table-cell office:value-type="float" office:value="0.423376072" calcext:value-type="float">
            <text:p>0.423376072</text:p>
          </table:table-cell>
          <table:table-cell office:value-type="float" office:value="0.329228929" calcext:value-type="float">
            <text:p>0.329228929</text:p>
          </table:table-cell>
          <table:table-cell office:value-type="float" office:value="0.157800359" calcext:value-type="float">
            <text:p>0.157800359</text:p>
          </table:table-cell>
          <table:table-cell table:number-columns-repeated="2" office:value-type="float" office:value="0.329946204" calcext:value-type="float">
            <text:p>0.329946204</text:p>
          </table:table-cell>
          <table:table-cell office:value-type="float" office:value="0.499222953" calcext:value-type="float">
            <text:p>0.499222953</text:p>
          </table:table-cell>
          <table:table-cell office:value-type="float" office:value="0.191231221" calcext:value-type="float">
            <text:p>0.191231221</text:p>
          </table:table-cell>
          <table:table-cell office:value-type="float" office:value="0.607138977" calcext:value-type="float">
            <text:p>0.607138977</text:p>
          </table:table-cell>
          <table:table-cell office:value-type="float" office:value="0.734434424" calcext:value-type="float">
            <text:p>0.734434424</text:p>
          </table:table-cell>
          <table:table-cell office:value-type="float" office:value="0.507062914" calcext:value-type="float">
            <text:p>0.507062914</text:p>
          </table:table-cell>
          <table:table-cell office:value-type="float" office:value="0.579919591" calcext:value-type="float">
            <text:p>0.579919591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58</text:p>
          </table:table-cell>
          <table:table-cell table:formula="of:=EXACT([.A285];[.B285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4</text:p>
          </table:table-cell>
          <table:table-cell office:value-type="float" office:value="136147672" calcext:value-type="float">
            <text:p>136147672</text:p>
          </table:table-cell>
          <table:table-cell office:value-type="float" office:value="136148193" calcext:value-type="float">
            <text:p>136148193</text:p>
          </table:table-cell>
          <table:table-cell office:value-type="float" office:value="0.1499981573" calcext:value-type="float">
            <text:p>0.1499981573</text:p>
          </table:table-cell>
          <table:table-cell office:value-type="float" office:value="2.659972728" calcext:value-type="float">
            <text:p>2.659972728</text:p>
          </table:table-cell>
          <table:table-cell office:value-type="float" office:value="2.36444775" calcext:value-type="float">
            <text:p>2.36444775</text:p>
          </table:table-cell>
          <table:table-cell office:value-type="float" office:value="2.93938267" calcext:value-type="float">
            <text:p>2.93938267</text:p>
          </table:table-cell>
          <table:table-cell office:value-type="float" office:value="2.676087765" calcext:value-type="float">
            <text:p>2.676087765</text:p>
          </table:table-cell>
          <table:table-cell office:value-type="string" calcext:value-type="string">
            <text:p>N/A</text:p>
          </table:table-cell>
          <table:table-cell office:value-type="float" office:value="0.168691529" calcext:value-type="float">
            <text:p>0.168691529</text:p>
          </table:table-cell>
          <table:table-cell office:value-type="float" office:value="6.299047619" calcext:value-type="float">
            <text:p>6.299047619</text:p>
          </table:table-cell>
          <table:table-cell office:value-type="float" office:value="7.041904762" calcext:value-type="float">
            <text:p>7.041904762</text:p>
          </table:table-cell>
          <table:table-cell office:value-type="float" office:value="6.773333333" calcext:value-type="float">
            <text:p>6.773333333</text:p>
          </table:table-cell>
          <table:table-cell office:value-type="float" office:value="5.081904762" calcext:value-type="float">
            <text:p>5.081904762</text:p>
          </table:table-cell>
          <table:table-cell office:value-type="string" calcext:value-type="string">
            <text:p>N/A</text:p>
          </table:table-cell>
          <table:table-cell office:value-type="float" office:value="0.306821415" calcext:value-type="float">
            <text:p>0.306821415</text:p>
          </table:table-cell>
          <table:table-cell office:value-type="float" office:value="1.726685134" calcext:value-type="float">
            <text:p>1.726685134</text:p>
          </table:table-cell>
          <table:table-cell office:value-type="float" office:value="1.324099723" calcext:value-type="float">
            <text:p>1.324099723</text:p>
          </table:table-cell>
          <table:table-cell office:value-type="float" office:value="1.529085873" calcext:value-type="float">
            <text:p>1.529085873</text:p>
          </table:table-cell>
          <table:table-cell office:value-type="float" office:value="2.326869806" calcext:value-type="float">
            <text:p>2.326869806</text:p>
          </table:table-cell>
          <table:table-cell office:value-type="string" calcext:value-type="string">
            <text:p>N/A</text:p>
          </table:table-cell>
          <table:table-cell office:value-type="float" office:value="0.031083033" calcext:value-type="float">
            <text:p>0.031083033</text:p>
          </table:table-cell>
          <table:table-cell office:value-type="float" office:value="2.22840828" calcext:value-type="float">
            <text:p>2.22840828</text:p>
          </table:table-cell>
          <table:table-cell office:value-type="float" office:value="2.205567452" calcext:value-type="float">
            <text:p>2.205567452</text:p>
          </table:table-cell>
          <table:table-cell office:value-type="float" office:value="2.30620985" calcext:value-type="float">
            <text:p>2.30620985</text:p>
          </table:table-cell>
          <table:table-cell office:value-type="float" office:value="2.173447537" calcext:value-type="float">
            <text:p>2.173447537</text:p>
          </table:table-cell>
          <table:table-cell office:value-type="string" calcext:value-type="string">
            <text:p>N/A</text:p>
          </table:table-cell>
          <table:table-cell office:value-type="float" office:value="0.034927598" calcext:value-type="float">
            <text:p>0.034927598</text:p>
          </table:table-cell>
          <table:table-cell office:value-type="float" office:value="2.422217159" calcext:value-type="float">
            <text:p>2.422217159</text:p>
          </table:table-cell>
          <table:table-cell office:value-type="float" office:value="2.349510139" calcext:value-type="float">
            <text:p>2.349510139</text:p>
          </table:table-cell>
          <table:table-cell office:value-type="float" office:value="2.40206577" calcext:value-type="float">
            <text:p>2.40206577</text:p>
          </table:table-cell>
          <table:table-cell office:value-type="float" office:value="2.515075568" calcext:value-type="float">
            <text:p>2.515075568</text:p>
          </table:table-cell>
          <table:table-cell office:value-type="string" calcext:value-type="string">
            <text:p>N/A</text:p>
          </table:table-cell>
          <table:table-cell office:value-type="float" office:value="0.150957704" calcext:value-type="float">
            <text:p>0.150957704</text:p>
          </table:table-cell>
          <table:table-cell office:value-type="float" office:value="6.014599335" calcext:value-type="float">
            <text:p>6.014599335</text:p>
          </table:table-cell>
          <table:table-cell office:value-type="float" office:value="7.058669717" calcext:value-type="float">
            <text:p>7.058669717</text:p>
          </table:table-cell>
          <table:table-cell office:value-type="float" office:value="5.410034319" calcext:value-type="float">
            <text:p>5.410034319</text:p>
          </table:table-cell>
          <table:table-cell office:value-type="float" office:value="5.57509397" calcext:value-type="float">
            <text:p>5.57509397</text:p>
          </table:table-cell>
          <table:table-cell office:value-type="string" calcext:value-type="string">
            <text:p>N/A</text:p>
          </table:table-cell>
          <table:table-cell office:value-type="float" office:value="0.265897038" calcext:value-type="float">
            <text:p>0.265897038</text:p>
          </table:table-cell>
          <table:table-cell office:value-type="float" office:value="0.987925357" calcext:value-type="float">
            <text:p>0.987925357</text:p>
          </table:table-cell>
          <table:table-cell office:value-type="float" office:value="1.10428101" calcext:value-type="float">
            <text:p>1.10428101</text:p>
          </table:table-cell>
          <table:table-cell office:value-type="float" office:value="1.17233809" calcext:value-type="float">
            <text:p>1.17233809</text:p>
          </table:table-cell>
          <table:table-cell office:value-type="float" office:value="0.68715697" calcext:value-type="float">
            <text:p>0.68715697</text:p>
          </table:table-cell>
          <table:table-cell office:value-type="string" calcext:value-type="string">
            <text:p>N/A</text:p>
          </table:table-cell>
          <table:table-cell office:value-type="float" office:value="0.074810374" calcext:value-type="float">
            <text:p>0.074810374</text:p>
          </table:table-cell>
          <table:table-cell office:value-type="float" office:value="2.306162316" calcext:value-type="float">
            <text:p>2.306162316</text:p>
          </table:table-cell>
          <table:table-cell office:value-type="float" office:value="2.336707512" calcext:value-type="float">
            <text:p>2.336707512</text:p>
          </table:table-cell>
          <table:table-cell office:value-type="float" office:value="2.461374534" calcext:value-type="float">
            <text:p>2.461374534</text:p>
          </table:table-cell>
          <table:table-cell office:value-type="float" office:value="2.120404901" calcext:value-type="float">
            <text:p>2.12040490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59</text:p>
          </table:table-cell>
          <table:table-cell table:formula="of:=EXACT([.A286];[.B286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5</text:p>
          </table:table-cell>
          <table:table-cell office:value-type="float" office:value="125056732" calcext:value-type="float">
            <text:p>125056732</text:p>
          </table:table-cell>
          <table:table-cell office:value-type="float" office:value="125057346" calcext:value-type="float">
            <text:p>125057346</text:p>
          </table:table-cell>
          <table:table-cell office:value-type="float" office:value="0.4233604568" calcext:value-type="float">
            <text:p>0.4233604568</text:p>
          </table:table-cell>
          <table:table-cell office:value-type="float" office:value="2.216346154" calcext:value-type="float">
            <text:p>2.216346154</text:p>
          </table:table-cell>
          <table:table-cell office:value-type="float" office:value="2.245961538" calcext:value-type="float">
            <text:p>2.245961538</text:p>
          </table:table-cell>
          <table:table-cell office:value-type="float" office:value="2.959807692" calcext:value-type="float">
            <text:p>2.959807692</text:p>
          </table:table-cell>
          <table:table-cell office:value-type="float" office:value="1.379038462" calcext:value-type="float">
            <text:p>1.379038462</text:p>
          </table:table-cell>
          <table:table-cell office:value-type="float" office:value="2.280576923" calcext:value-type="float">
            <text:p>2.280576923</text:p>
          </table:table-cell>
          <table:table-cell office:value-type="float" office:value="0.211238294" calcext:value-type="float">
            <text:p>0.211238294</text:p>
          </table:table-cell>
          <table:table-cell office:value-type="float" office:value="1.159185919" calcext:value-type="float">
            <text:p>1.159185919</text:p>
          </table:table-cell>
          <table:table-cell office:value-type="float" office:value="1.317051705" calcext:value-type="float">
            <text:p>1.317051705</text:p>
          </table:table-cell>
          <table:table-cell office:value-type="float" office:value="1.41870187" calcext:value-type="float">
            <text:p>1.41870187</text:p>
          </table:table-cell>
          <table:table-cell office:value-type="float" office:value="0.966336634" calcext:value-type="float">
            <text:p>0.966336634</text:p>
          </table:table-cell>
          <table:table-cell office:value-type="float" office:value="0.934653465" calcext:value-type="float">
            <text:p>0.934653465</text:p>
          </table:table-cell>
          <table:table-cell office:value-type="float" office:value="0.341527719" calcext:value-type="float">
            <text:p>0.341527719</text:p>
          </table:table-cell>
          <table:table-cell office:value-type="float" office:value="8.542197452" calcext:value-type="float">
            <text:p>8.542197452</text:p>
          </table:table-cell>
          <table:table-cell office:value-type="float" office:value="9.356687898" calcext:value-type="float">
            <text:p>9.356687898</text:p>
          </table:table-cell>
          <table:table-cell office:value-type="float" office:value="7.423566879" calcext:value-type="float">
            <text:p>7.423566879</text:p>
          </table:table-cell>
          <table:table-cell office:value-type="float" office:value="12.12738854" calcext:value-type="float">
            <text:p>12.12738854</text:p>
          </table:table-cell>
          <table:table-cell office:value-type="float" office:value="5.261146497" calcext:value-type="float">
            <text:p>5.261146497</text:p>
          </table:table-cell>
          <table:table-cell office:value-type="float" office:value="0.216935255" calcext:value-type="float">
            <text:p>0.216935255</text:p>
          </table:table-cell>
          <table:table-cell office:value-type="float" office:value="2.857359636" calcext:value-type="float">
            <text:p>2.857359636</text:p>
          </table:table-cell>
          <table:table-cell office:value-type="float" office:value="3.66616085" calcext:value-type="float">
            <text:p>3.66616085</text:p>
          </table:table-cell>
          <table:table-cell office:value-type="float" office:value="2.203338392" calcext:value-type="float">
            <text:p>2.203338392</text:p>
          </table:table-cell>
          <table:table-cell office:value-type="float" office:value="2.951441578" calcext:value-type="float">
            <text:p>2.951441578</text:p>
          </table:table-cell>
          <table:table-cell office:value-type="float" office:value="2.608497724" calcext:value-type="float">
            <text:p>2.608497724</text:p>
          </table:table-cell>
          <table:table-cell office:value-type="float" office:value="0.209511339" calcext:value-type="float">
            <text:p>0.209511339</text:p>
          </table:table-cell>
          <table:table-cell office:value-type="float" office:value="3.04008009" calcext:value-type="float">
            <text:p>3.04008009</text:p>
          </table:table-cell>
          <table:table-cell office:value-type="float" office:value="3.163271041" calcext:value-type="float">
            <text:p>3.163271041</text:p>
          </table:table-cell>
          <table:table-cell office:value-type="float" office:value="3.800337221" calcext:value-type="float">
            <text:p>3.800337221</text:p>
          </table:table-cell>
          <table:table-cell office:value-type="float" office:value="2.940143319" calcext:value-type="float">
            <text:p>2.940143319</text:p>
          </table:table-cell>
          <table:table-cell office:value-type="float" office:value="2.256568779" calcext:value-type="float">
            <text:p>2.256568779</text:p>
          </table:table-cell>
          <table:table-cell office:value-type="float" office:value="0.059297938" calcext:value-type="float">
            <text:p>0.059297938</text:p>
          </table:table-cell>
          <table:table-cell office:value-type="float" office:value="1.187703518" calcext:value-type="float">
            <text:p>1.187703518</text:p>
          </table:table-cell>
          <table:table-cell office:value-type="float" office:value="1.143543479" calcext:value-type="float">
            <text:p>1.143543479</text:p>
          </table:table-cell>
          <table:table-cell office:value-type="float" office:value="1.15064325" calcext:value-type="float">
            <text:p>1.15064325</text:p>
          </table:table-cell>
          <table:table-cell office:value-type="float" office:value="1.268923824" calcext:value-type="float">
            <text:p>1.268923824</text:p>
          </table:table-cell>
          <table:table-cell office:value-type="string" calcext:value-type="string">
            <text:p>N/A</text:p>
          </table:table-cell>
          <table:table-cell office:value-type="float" office:value="0.131138791" calcext:value-type="float">
            <text:p>0.131138791</text:p>
          </table:table-cell>
          <table:table-cell office:value-type="float" office:value="3.773703704" calcext:value-type="float">
            <text:p>3.773703704</text:p>
          </table:table-cell>
          <table:table-cell office:value-type="float" office:value="4.4" calcext:value-type="float">
            <text:p>4.4</text:p>
          </table:table-cell>
          <table:table-cell office:value-type="float" office:value="3.934814815" calcext:value-type="float">
            <text:p>3.934814815</text:p>
          </table:table-cell>
          <table:table-cell office:value-type="float" office:value="3.437037037" calcext:value-type="float">
            <text:p>3.437037037</text:p>
          </table:table-cell>
          <table:table-cell office:value-type="float" office:value="3.322962963" calcext:value-type="float">
            <text:p>3.322962963</text:p>
          </table:table-cell>
          <table:table-cell office:value-type="float" office:value="0.138221111" calcext:value-type="float">
            <text:p>0.138221111</text:p>
          </table:table-cell>
          <table:table-cell office:value-type="float" office:value="3.070447341" calcext:value-type="float">
            <text:p>3.070447341</text:p>
          </table:table-cell>
          <table:table-cell office:value-type="float" office:value="3.151310824" calcext:value-type="float">
            <text:p>3.151310824</text:p>
          </table:table-cell>
          <table:table-cell office:value-type="float" office:value="3.448598601" calcext:value-type="float">
            <text:p>3.448598601</text:p>
          </table:table-cell>
          <table:table-cell office:value-type="float" office:value="2.611432597" calcext:value-type="float">
            <text:p>2.61143259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60</text:p>
          </table:table-cell>
          <table:table-cell table:formula="of:=EXACT([.A287];[.B287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5</text:p>
          </table:table-cell>
          <table:table-cell office:value-type="float" office:value="125110919" calcext:value-type="float">
            <text:p>125110919</text:p>
          </table:table-cell>
          <table:table-cell office:value-type="float" office:value="125111688" calcext:value-type="float">
            <text:p>125111688</text:p>
          </table:table-cell>
          <table:table-cell office:value-type="float" office:value="0.09044579672" calcext:value-type="float">
            <text:p>0.09044579672</text:p>
          </table:table-cell>
          <table:table-cell office:value-type="float" office:value="1.069025772" calcext:value-type="float">
            <text:p>1.069025772</text:p>
          </table:table-cell>
          <table:table-cell office:value-type="float" office:value="1.13951524" calcext:value-type="float">
            <text:p>1.13951524</text:p>
          </table:table-cell>
          <table:table-cell office:value-type="float" office:value="1.051770941" calcext:value-type="float">
            <text:p>1.051770941</text:p>
          </table:table-cell>
          <table:table-cell office:value-type="float" office:value="1.00983319" calcext:value-type="float">
            <text:p>1.00983319</text:p>
          </table:table-cell>
          <table:table-cell office:value-type="float" office:value="1.074983719" calcext:value-type="float">
            <text:p>1.074983719</text:p>
          </table:table-cell>
          <table:table-cell office:value-type="float" office:value="0.209690278" calcext:value-type="float">
            <text:p>0.209690278</text:p>
          </table:table-cell>
          <table:table-cell office:value-type="float" office:value="0.838338373" calcext:value-type="float">
            <text:p>0.838338373</text:p>
          </table:table-cell>
          <table:table-cell office:value-type="float" office:value="1.038042348" calcext:value-type="float">
            <text:p>1.038042348</text:p>
          </table:table-cell>
          <table:table-cell office:value-type="float" office:value="0.707000526" calcext:value-type="float">
            <text:p>0.707000526</text:p>
          </table:table-cell>
          <table:table-cell office:value-type="float" office:value="0.769972233" calcext:value-type="float">
            <text:p>0.769972233</text:p>
          </table:table-cell>
          <table:table-cell office:value-type="string" calcext:value-type="string">
            <text:p>N/A</text:p>
          </table:table-cell>
          <table:table-cell office:value-type="float" office:value="0.091133059" calcext:value-type="float">
            <text:p>0.091133059</text:p>
          </table:table-cell>
          <table:table-cell office:value-type="float" office:value="2.781948589" calcext:value-type="float">
            <text:p>2.781948589</text:p>
          </table:table-cell>
          <table:table-cell office:value-type="float" office:value="2.628093245" calcext:value-type="float">
            <text:p>2.628093245</text:p>
          </table:table-cell>
          <table:table-cell office:value-type="float" office:value="2.50543933" calcext:value-type="float">
            <text:p>2.50543933</text:p>
          </table:table-cell>
          <table:table-cell office:value-type="float" office:value="3.003945008" calcext:value-type="float">
            <text:p>3.003945008</text:p>
          </table:table-cell>
          <table:table-cell office:value-type="float" office:value="2.990316795" calcext:value-type="float">
            <text:p>2.990316795</text:p>
          </table:table-cell>
          <table:table-cell office:value-type="float" office:value="0.128910459" calcext:value-type="float">
            <text:p>0.128910459</text:p>
          </table:table-cell>
          <table:table-cell office:value-type="float" office:value="1.34141041" calcext:value-type="float">
            <text:p>1.34141041</text:p>
          </table:table-cell>
          <table:table-cell office:value-type="float" office:value="1.526078453" calcext:value-type="float">
            <text:p>1.526078453</text:p>
          </table:table-cell>
          <table:table-cell office:value-type="float" office:value="1.314842986" calcext:value-type="float">
            <text:p>1.314842986</text:p>
          </table:table-cell>
          <table:table-cell office:value-type="float" office:value="1.18330979" calcext:value-type="float">
            <text:p>1.18330979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61</text:p>
          </table:table-cell>
          <table:table-cell table:formula="of:=EXACT([.A288];[.B288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2</text:p>
          </table:table-cell>
          <table:table-cell office:value-type="float" office:value="27390261" calcext:value-type="float">
            <text:p>27390261</text:p>
          </table:table-cell>
          <table:table-cell office:value-type="float" office:value="27391004" calcext:value-type="float">
            <text:p>27391004</text:p>
          </table:table-cell>
          <table:table-cell office:value-type="float" office:value="0.5432478117" calcext:value-type="float">
            <text:p>0.5432478117</text:p>
          </table:table-cell>
          <table:table-cell office:value-type="float" office:value="0.734761779" calcext:value-type="float">
            <text:p>0.734761779</text:p>
          </table:table-cell>
          <table:table-cell office:value-type="float" office:value="0.93369528" calcext:value-type="float">
            <text:p>0.93369528</text:p>
          </table:table-cell>
          <table:table-cell office:value-type="float" office:value="0.770896335" calcext:value-type="float">
            <text:p>0.770896335</text:p>
          </table:table-cell>
          <table:table-cell office:value-type="float" office:value="0.645856841" calcext:value-type="float">
            <text:p>0.645856841</text:p>
          </table:table-cell>
          <table:table-cell office:value-type="float" office:value="0.588598657" calcext:value-type="float">
            <text:p>0.588598657</text:p>
          </table:table-cell>
          <table:table-cell office:value-type="float" office:value="0.254609645" calcext:value-type="float">
            <text:p>0.254609645</text:p>
          </table:table-cell>
          <table:table-cell office:value-type="float" office:value="0.708211524" calcext:value-type="float">
            <text:p>0.708211524</text:p>
          </table:table-cell>
          <table:table-cell office:value-type="float" office:value="0.858815183" calcext:value-type="float">
            <text:p>0.858815183</text:p>
          </table:table-cell>
          <table:table-cell office:value-type="float" office:value="0.508397451" calcext:value-type="float">
            <text:p>0.508397451</text:p>
          </table:table-cell>
          <table:table-cell office:value-type="float" office:value="0.757421928" calcext:value-type="float">
            <text:p>0.757421928</text:p>
          </table:table-cell>
          <table:table-cell office:value-type="string" calcext:value-type="string">
            <text:p>N/A</text:p>
          </table:table-cell>
          <table:table-cell office:value-type="float" office:value="0.28878236" calcext:value-type="float">
            <text:p>0.28878236</text:p>
          </table:table-cell>
          <table:table-cell office:value-type="float" office:value="2.779796766" calcext:value-type="float">
            <text:p>2.779796766</text:p>
          </table:table-cell>
          <table:table-cell office:value-type="float" office:value="3.665271966" calcext:value-type="float">
            <text:p>3.665271966</text:p>
          </table:table-cell>
          <table:table-cell office:value-type="float" office:value="1.944530783" calcext:value-type="float">
            <text:p>1.944530783</text:p>
          </table:table-cell>
          <table:table-cell office:value-type="float" office:value="3.229169156" calcext:value-type="float">
            <text:p>3.229169156</text:p>
          </table:table-cell>
          <table:table-cell office:value-type="float" office:value="2.280215182" calcext:value-type="float">
            <text:p>2.280215182</text:p>
          </table:table-cell>
          <table:table-cell office:value-type="float" office:value="0.237829147" calcext:value-type="float">
            <text:p>0.237829147</text:p>
          </table:table-cell>
          <table:table-cell office:value-type="float" office:value="0.849994567" calcext:value-type="float">
            <text:p>0.849994567</text:p>
          </table:table-cell>
          <table:table-cell office:value-type="float" office:value="0.963761817" calcext:value-type="float">
            <text:p>0.963761817</text:p>
          </table:table-cell>
          <table:table-cell office:value-type="float" office:value="0.616592416" calcext:value-type="float">
            <text:p>0.616592416</text:p>
          </table:table-cell>
          <table:table-cell office:value-type="float" office:value="0.969629469" calcext:value-type="float">
            <text:p>0.969629469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62</text:p>
          </table:table-cell>
          <table:table-cell table:formula="of:=EXACT([.A289];[.B289])" office:value-type="boolean" office:boolean-value="true" calcext:value-type="boolean">
            <text:p>TRUE</text:p>
          </table:table-cell>
          <table:table-cell office:value-type="string" calcext:value-type="string">
            <text:p>TEST ELEMENT*TSS</text:p>
          </table:table-cell>
          <table:table-cell office:value-type="string" calcext:value-type="string">
            <text:p>chr3</text:p>
          </table:table-cell>
          <table:table-cell office:value-type="float" office:value="14578474" calcext:value-type="float">
            <text:p>14578474</text:p>
          </table:table-cell>
          <table:table-cell office:value-type="float" office:value="14579269" calcext:value-type="float">
            <text:p>14579269</text:p>
          </table:table-cell>
          <table:table-cell office:value-type="float" office:value="0.4089273476" calcext:value-type="float">
            <text:p>0.4089273476</text:p>
          </table:table-cell>
          <table:table-cell office:value-type="float" office:value="0.18396126" calcext:value-type="float">
            <text:p>0.18396126</text:p>
          </table:table-cell>
          <table:table-cell office:value-type="float" office:value="0.200016765" calcext:value-type="float">
            <text:p>0.200016765</text:p>
          </table:table-cell>
          <table:table-cell office:value-type="float" office:value="0.161096675" calcext:value-type="float">
            <text:p>0.161096675</text:p>
          </table:table-cell>
          <table:table-cell office:value-type="float" office:value="0.221991527" calcext:value-type="float">
            <text:p>0.221991527</text:p>
          </table:table-cell>
          <table:table-cell office:value-type="float" office:value="0.152740075" calcext:value-type="float">
            <text:p>0.152740075</text:p>
          </table:table-cell>
          <table:table-cell office:value-type="float" office:value="0.708918596" calcext:value-type="float">
            <text:p>0.708918596</text:p>
          </table:table-cell>
          <table:table-cell office:value-type="float" office:value="0.178750108" calcext:value-type="float">
            <text:p>0.178750108</text:p>
          </table:table-cell>
          <table:table-cell office:value-type="float" office:value="0.320252963" calcext:value-type="float">
            <text:p>0.320252963</text:p>
          </table:table-cell>
          <table:table-cell office:value-type="float" office:value="0.075742193" calcext:value-type="float">
            <text:p>0.075742193</text:p>
          </table:table-cell>
          <table:table-cell office:value-type="float" office:value="0.140255165" calcext:value-type="float">
            <text:p>0.140255165</text:p>
          </table:table-cell>
          <table:table-cell office:value-type="string" calcext:value-type="string">
            <text:p>N/A</text:p>
          </table:table-cell>
          <table:table-cell office:value-type="float" office:value="0.310267801" calcext:value-type="float">
            <text:p>0.310267801</text:p>
          </table:table-cell>
          <table:table-cell office:value-type="float" office:value="0.274357441" calcext:value-type="float">
            <text:p>0.274357441</text:p>
          </table:table-cell>
          <table:table-cell office:value-type="float" office:value="0.381589958" calcext:value-type="float">
            <text:p>0.381589958</text:p>
          </table:table-cell>
          <table:table-cell office:value-type="float" office:value="0.175732218" calcext:value-type="float">
            <text:p>0.175732218</text:p>
          </table:table-cell>
          <table:table-cell office:value-type="float" office:value="0.254632397" calcext:value-type="float">
            <text:p>0.254632397</text:p>
          </table:table-cell>
          <table:table-cell office:value-type="float" office:value="0.285475194" calcext:value-type="float">
            <text:p>0.285475194</text:p>
          </table:table-cell>
          <table:table-cell office:value-type="float" office:value="0.19792729" calcext:value-type="float">
            <text:p>0.19792729</text:p>
          </table:table-cell>
          <table:table-cell office:value-type="float" office:value="0.515049441" calcext:value-type="float">
            <text:p>0.515049441</text:p>
          </table:table-cell>
          <table:table-cell office:value-type="float" office:value="0.609257851" calcext:value-type="float">
            <text:p>0.609257851</text:p>
          </table:table-cell>
          <table:table-cell office:value-type="float" office:value="0.406823862" calcext:value-type="float">
            <text:p>0.406823862</text:p>
          </table:table-cell>
          <table:table-cell office:value-type="float" office:value="0.529066609" calcext:value-type="float">
            <text:p>0.529066609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63</text:p>
          </table:table-cell>
          <table:table-cell table:formula="of:=EXACT([.A290];[.B290])" office:value-type="boolean" office:boolean-value="true" calcext:value-type="boolean">
            <text:p>TRUE</text:p>
          </table:table-cell>
          <table:table-cell office:value-type="string" calcext:value-type="string">
            <text:p>TEST ELEMENT*TSS</text:p>
          </table:table-cell>
          <table:table-cell office:value-type="string" calcext:value-type="string">
            <text:p>chr2</text:p>
          </table:table-cell>
          <table:table-cell office:value-type="float" office:value="160872202" calcext:value-type="float">
            <text:p>160872202</text:p>
          </table:table-cell>
          <table:table-cell office:value-type="float" office:value="160873163" calcext:value-type="float">
            <text:p>160873163</text:p>
          </table:table-cell>
          <table:table-cell office:value-type="float" office:value="1.030753551" calcext:value-type="float">
            <text:p>1.030753551</text:p>
          </table:table-cell>
          <table:table-cell office:value-type="float" office:value="0.738321071" calcext:value-type="float">
            <text:p>0.738321071</text:p>
          </table:table-cell>
          <table:table-cell office:value-type="float" office:value="1.029099795" calcext:value-type="float">
            <text:p>1.029099795</text:p>
          </table:table-cell>
          <table:table-cell office:value-type="float" office:value="0.679051113" calcext:value-type="float">
            <text:p>0.679051113</text:p>
          </table:table-cell>
          <table:table-cell office:value-type="float" office:value="0.60469285" calcext:value-type="float">
            <text:p>0.60469285</text:p>
          </table:table-cell>
          <table:table-cell office:value-type="float" office:value="0.640440527" calcext:value-type="float">
            <text:p>0.640440527</text:p>
          </table:table-cell>
          <table:table-cell office:value-type="float" office:value="0.40413783" calcext:value-type="float">
            <text:p>0.40413783</text:p>
          </table:table-cell>
          <table:table-cell office:value-type="float" office:value="0.774265762" calcext:value-type="float">
            <text:p>0.774265762</text:p>
          </table:table-cell>
          <table:table-cell office:value-type="float" office:value="1.09969297" calcext:value-type="float">
            <text:p>1.09969297</text:p>
          </table:table-cell>
          <table:table-cell office:value-type="float" office:value="0.475590513" calcext:value-type="float">
            <text:p>0.475590513</text:p>
          </table:table-cell>
          <table:table-cell office:value-type="float" office:value="0.747513792" calcext:value-type="float">
            <text:p>0.747513792</text:p>
          </table:table-cell>
          <table:table-cell office:value-type="string" calcext:value-type="string">
            <text:p>N/A</text:p>
          </table:table-cell>
          <table:table-cell office:value-type="float" office:value="0.161285876" calcext:value-type="float">
            <text:p>0.161285876</text:p>
          </table:table-cell>
          <table:table-cell office:value-type="float" office:value="1.53514644" calcext:value-type="float">
            <text:p>1.53514644</text:p>
          </table:table-cell>
          <table:table-cell office:value-type="float" office:value="1.543574417" calcext:value-type="float">
            <text:p>1.543574417</text:p>
          </table:table-cell>
          <table:table-cell office:value-type="float" office:value="1.192109982" calcext:value-type="float">
            <text:p>1.192109982</text:p>
          </table:table-cell>
          <table:table-cell office:value-type="float" office:value="1.631081888" calcext:value-type="float">
            <text:p>1.631081888</text:p>
          </table:table-cell>
          <table:table-cell office:value-type="float" office:value="1.773819486" calcext:value-type="float">
            <text:p>1.773819486</text:p>
          </table:table-cell>
          <table:table-cell office:value-type="float" office:value="0.538632487" calcext:value-type="float">
            <text:p>0.538632487</text:p>
          </table:table-cell>
          <table:table-cell office:value-type="float" office:value="1.181679888" calcext:value-type="float">
            <text:p>1.181679888</text:p>
          </table:table-cell>
          <table:table-cell office:value-type="float" office:value="1.641475606" calcext:value-type="float">
            <text:p>1.641475606</text:p>
          </table:table-cell>
          <table:table-cell office:value-type="float" office:value="0.45523199" calcext:value-type="float">
            <text:p>0.45523199</text:p>
          </table:table-cell>
          <table:table-cell office:value-type="float" office:value="1.448332066" calcext:value-type="float">
            <text:p>1.448332066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64</text:p>
          </table:table-cell>
          <table:table-cell table:formula="of:=EXACT([.A291];[.B291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4</text:p>
          </table:table-cell>
          <table:table-cell office:value-type="float" office:value="150371529" calcext:value-type="float">
            <text:p>150371529</text:p>
          </table:table-cell>
          <table:table-cell office:value-type="float" office:value="150372066" calcext:value-type="float">
            <text:p>150372066</text:p>
          </table:table-cell>
          <table:table-cell office:value-type="float" office:value="0.8766433711" calcext:value-type="float">
            <text:p>0.8766433711</text:p>
          </table:table-cell>
          <table:table-cell office:value-type="float" office:value="1.302604344" calcext:value-type="float">
            <text:p>1.302604344</text:p>
          </table:table-cell>
          <table:table-cell office:value-type="float" office:value="1.34587683" calcext:value-type="float">
            <text:p>1.34587683</text:p>
          </table:table-cell>
          <table:table-cell office:value-type="float" office:value="1.09982139" calcext:value-type="float">
            <text:p>1.09982139</text:p>
          </table:table-cell>
          <table:table-cell office:value-type="float" office:value="1.452113974" calcext:value-type="float">
            <text:p>1.452113974</text:p>
          </table:table-cell>
          <table:table-cell office:value-type="float" office:value="1.312605183" calcext:value-type="float">
            <text:p>1.312605183</text:p>
          </table:table-cell>
          <table:table-cell office:value-type="float" office:value="0.351652884" calcext:value-type="float">
            <text:p>0.351652884</text:p>
          </table:table-cell>
          <table:table-cell office:value-type="float" office:value="1.573889012" calcext:value-type="float">
            <text:p>1.573889012</text:p>
          </table:table-cell>
          <table:table-cell office:value-type="float" office:value="2.060231679" calcext:value-type="float">
            <text:p>2.060231679</text:p>
          </table:table-cell>
          <table:table-cell office:value-type="float" office:value="0.971657839" calcext:value-type="float">
            <text:p>0.971657839</text:p>
          </table:table-cell>
          <table:table-cell office:value-type="float" office:value="1.689777495" calcext:value-type="float">
            <text:p>1.689777495</text:p>
          </table:table-cell>
          <table:table-cell office:value-type="string" calcext:value-type="string">
            <text:p>N/A</text:p>
          </table:table-cell>
          <table:table-cell office:value-type="float" office:value="0.335124164" calcext:value-type="float">
            <text:p>0.335124164</text:p>
          </table:table-cell>
          <table:table-cell office:value-type="float" office:value="0.958995814" calcext:value-type="float">
            <text:p>0.958995814</text:p>
          </table:table-cell>
          <table:table-cell office:value-type="float" office:value="1.425941422" calcext:value-type="float">
            <text:p>1.425941422</text:p>
          </table:table-cell>
          <table:table-cell office:value-type="float" office:value="0.701494321" calcext:value-type="float">
            <text:p>0.701494321</text:p>
          </table:table-cell>
          <table:table-cell office:value-type="float" office:value="0.811954572" calcext:value-type="float">
            <text:p>0.811954572</text:p>
          </table:table-cell>
          <table:table-cell office:value-type="float" office:value="0.896592947" calcext:value-type="float">
            <text:p>0.896592947</text:p>
          </table:table-cell>
          <table:table-cell office:value-type="float" office:value="0.187748896" calcext:value-type="float">
            <text:p>0.187748896</text:p>
          </table:table-cell>
          <table:table-cell office:value-type="float" office:value="1.511735305" calcext:value-type="float">
            <text:p>1.511735305</text:p>
          </table:table-cell>
          <table:table-cell office:value-type="float" office:value="1.834619146" calcext:value-type="float">
            <text:p>1.834619146</text:p>
          </table:table-cell>
          <table:table-cell office:value-type="float" office:value="1.398945996" calcext:value-type="float">
            <text:p>1.398945996</text:p>
          </table:table-cell>
          <table:table-cell office:value-type="float" office:value="1.301640769" calcext:value-type="float">
            <text:p>1.301640769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65</text:p>
          </table:table-cell>
          <table:table-cell table:formula="of:=EXACT([.A292];[.B292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4</text:p>
          </table:table-cell>
          <table:table-cell office:value-type="float" office:value="150402579" calcext:value-type="float">
            <text:p>150402579</text:p>
          </table:table-cell>
          <table:table-cell office:value-type="float" office:value="150402959" calcext:value-type="float">
            <text:p>150402959</text:p>
          </table:table-cell>
          <table:table-cell office:value-type="float" office:value="0.2703948018" calcext:value-type="float">
            <text:p>0.2703948018</text:p>
          </table:table-cell>
          <table:table-cell office:value-type="float" office:value="1.194432802" calcext:value-type="float">
            <text:p>1.194432802</text:p>
          </table:table-cell>
          <table:table-cell office:value-type="float" office:value="1.717822899" calcext:value-type="float">
            <text:p>1.717822899</text:p>
          </table:table-cell>
          <table:table-cell office:value-type="float" office:value="1.047979521" calcext:value-type="float">
            <text:p>1.047979521</text:p>
          </table:table-cell>
          <table:table-cell office:value-type="float" office:value="0.848813891" calcext:value-type="float">
            <text:p>0.848813891</text:p>
          </table:table-cell>
          <table:table-cell office:value-type="float" office:value="1.163114896" calcext:value-type="float">
            <text:p>1.163114896</text:p>
          </table:table-cell>
          <table:table-cell office:value-type="float" office:value="0.472857022" calcext:value-type="float">
            <text:p>0.472857022</text:p>
          </table:table-cell>
          <table:table-cell office:value-type="float" office:value="1.442404381" calcext:value-type="float">
            <text:p>1.442404381</text:p>
          </table:table-cell>
          <table:table-cell office:value-type="float" office:value="1.911499554" calcext:value-type="float">
            <text:p>1.911499554</text:p>
          </table:table-cell>
          <table:table-cell office:value-type="float" office:value="0.659991927" calcext:value-type="float">
            <text:p>0.659991927</text:p>
          </table:table-cell>
          <table:table-cell office:value-type="float" office:value="1.755721643" calcext:value-type="float">
            <text:p>1.755721643</text:p>
          </table:table-cell>
          <table:table-cell office:value-type="string" calcext:value-type="string">
            <text:p>N/A</text:p>
          </table:table-cell>
          <table:table-cell office:value-type="float" office:value="0.223398611" calcext:value-type="float">
            <text:p>0.223398611</text:p>
          </table:table-cell>
          <table:table-cell office:value-type="float" office:value="1.954034664" calcext:value-type="float">
            <text:p>1.954034664</text:p>
          </table:table-cell>
          <table:table-cell office:value-type="float" office:value="1.75803945" calcext:value-type="float">
            <text:p>1.75803945</text:p>
          </table:table-cell>
          <table:table-cell office:value-type="float" office:value="1.439569635" calcext:value-type="float">
            <text:p>1.439569635</text:p>
          </table:table-cell>
          <table:table-cell office:value-type="float" office:value="2.219246861" calcext:value-type="float">
            <text:p>2.219246861</text:p>
          </table:table-cell>
          <table:table-cell office:value-type="float" office:value="2.399282725" calcext:value-type="float">
            <text:p>2.399282725</text:p>
          </table:table-cell>
          <table:table-cell office:value-type="float" office:value="0.357390665" calcext:value-type="float">
            <text:p>0.357390665</text:p>
          </table:table-cell>
          <table:table-cell office:value-type="float" office:value="1.680919266" calcext:value-type="float">
            <text:p>1.680919266</text:p>
          </table:table-cell>
          <table:table-cell office:value-type="float" office:value="1.995490601" calcext:value-type="float">
            <text:p>1.995490601</text:p>
          </table:table-cell>
          <table:table-cell office:value-type="float" office:value="0.988210366" calcext:value-type="float">
            <text:p>0.988210366</text:p>
          </table:table-cell>
          <table:table-cell office:value-type="float" office:value="2.059056829" calcext:value-type="float">
            <text:p>2.059056829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69</text:p>
          </table:table-cell>
          <table:table-cell table:formula="of:=EXACT([.A293];[.B293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1</text:p>
          </table:table-cell>
          <table:table-cell office:value-type="float" office:value="59307629" calcext:value-type="float">
            <text:p>59307629</text:p>
          </table:table-cell>
          <table:table-cell office:value-type="float" office:value="59308768" calcext:value-type="float">
            <text:p>59308768</text:p>
          </table:table-cell>
          <table:table-cell office:value-type="float" office:value="0.6494356804" calcext:value-type="float">
            <text:p>0.6494356804</text:p>
          </table:table-cell>
          <table:table-cell office:value-type="float" office:value="1.107230135" calcext:value-type="float">
            <text:p>1.107230135</text:p>
          </table:table-cell>
          <table:table-cell office:value-type="float" office:value="1.536066852" calcext:value-type="float">
            <text:p>1.536066852</text:p>
          </table:table-cell>
          <table:table-cell office:value-type="float" office:value="1.010065318" calcext:value-type="float">
            <text:p>1.010065318</text:p>
          </table:table-cell>
          <table:table-cell office:value-type="float" office:value="1.103303307" calcext:value-type="float">
            <text:p>1.103303307</text:p>
          </table:table-cell>
          <table:table-cell office:value-type="float" office:value="0.779485063" calcext:value-type="float">
            <text:p>0.779485063</text:p>
          </table:table-cell>
          <table:table-cell office:value-type="float" office:value="0.749986853" calcext:value-type="float">
            <text:p>0.749986853</text:p>
          </table:table-cell>
          <table:table-cell office:value-type="float" office:value="0.474746489" calcext:value-type="float">
            <text:p>0.474746489</text:p>
          </table:table-cell>
          <table:table-cell office:value-type="float" office:value="0.800907634" calcext:value-type="float">
            <text:p>0.800907634</text:p>
          </table:table-cell>
          <table:table-cell office:value-type="float" office:value="0.094897922" calcext:value-type="float">
            <text:p>0.094897922</text:p>
          </table:table-cell>
          <table:table-cell office:value-type="float" office:value="0.528433903" calcext:value-type="float">
            <text:p>0.528433903</text:p>
          </table:table-cell>
          <table:table-cell office:value-type="string" calcext:value-type="string">
            <text:p>N/A</text:p>
          </table:table-cell>
          <table:table-cell office:value-type="float" office:value="0.107065804" calcext:value-type="float">
            <text:p>0.107065804</text:p>
          </table:table-cell>
          <table:table-cell office:value-type="float" office:value="1.582665866" calcext:value-type="float">
            <text:p>1.582665866</text:p>
          </table:table-cell>
          <table:table-cell office:value-type="float" office:value="1.794620442" calcext:value-type="float">
            <text:p>1.794620442</text:p>
          </table:table-cell>
          <table:table-cell office:value-type="float" office:value="1.505558876" calcext:value-type="float">
            <text:p>1.505558876</text:p>
          </table:table-cell>
          <table:table-cell office:value-type="float" office:value="1.40083682" calcext:value-type="float">
            <text:p>1.40083682</text:p>
          </table:table-cell>
          <table:table-cell office:value-type="float" office:value="1.62964734" calcext:value-type="float">
            <text:p>1.62964734</text:p>
          </table:table-cell>
          <table:table-cell office:value-type="float" office:value="0.43218112" calcext:value-type="float">
            <text:p>0.43218112</text:p>
          </table:table-cell>
          <table:table-cell office:value-type="float" office:value="0.967836576" calcext:value-type="float">
            <text:p>0.967836576</text:p>
          </table:table-cell>
          <table:table-cell office:value-type="float" office:value="1.393567315" calcext:value-type="float">
            <text:p>1.393567315</text:p>
          </table:table-cell>
          <table:table-cell office:value-type="float" office:value="0.557426926" calcext:value-type="float">
            <text:p>0.557426926</text:p>
          </table:table-cell>
          <table:table-cell office:value-type="float" office:value="0.952515484" calcext:value-type="float">
            <text:p>0.952515484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70</text:p>
          </table:table-cell>
          <table:table-cell table:formula="of:=EXACT([.A294];[.B294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1</text:p>
          </table:table-cell>
          <table:table-cell office:value-type="float" office:value="59311790" calcext:value-type="float">
            <text:p>59311790</text:p>
          </table:table-cell>
          <table:table-cell office:value-type="float" office:value="59312990" calcext:value-type="float">
            <text:p>59312990</text:p>
          </table:table-cell>
          <table:table-cell office:value-type="float" office:value="0.374465107" calcext:value-type="float">
            <text:p>0.374465107</text:p>
          </table:table-cell>
          <table:table-cell office:value-type="float" office:value="0.440404418" calcext:value-type="float">
            <text:p>0.440404418</text:p>
          </table:table-cell>
          <table:table-cell office:value-type="float" office:value="0.570724819" calcext:value-type="float">
            <text:p>0.570724819</text:p>
          </table:table-cell>
          <table:table-cell office:value-type="float" office:value="0.363202589" calcext:value-type="float">
            <text:p>0.363202589</text:p>
          </table:table-cell>
          <table:table-cell office:value-type="float" office:value="0.459999871" calcext:value-type="float">
            <text:p>0.459999871</text:p>
          </table:table-cell>
          <table:table-cell office:value-type="float" office:value="0.367690393" calcext:value-type="float">
            <text:p>0.367690393</text:p>
          </table:table-cell>
          <table:table-cell office:value-type="float" office:value="0.532153371" calcext:value-type="float">
            <text:p>0.532153371</text:p>
          </table:table-cell>
          <table:table-cell office:value-type="float" office:value="0.513645096" calcext:value-type="float">
            <text:p>0.513645096</text:p>
          </table:table-cell>
          <table:table-cell office:value-type="float" office:value="0.809494685" calcext:value-type="float">
            <text:p>0.809494685</text:p>
          </table:table-cell>
          <table:table-cell office:value-type="float" office:value="0.270492104" calcext:value-type="float">
            <text:p>0.270492104</text:p>
          </table:table-cell>
          <table:table-cell office:value-type="float" office:value="0.46094849" calcext:value-type="float">
            <text:p>0.46094849</text:p>
          </table:table-cell>
          <table:table-cell office:value-type="string" calcext:value-type="string">
            <text:p>N/A</text:p>
          </table:table-cell>
          <table:table-cell office:value-type="float" office:value="0.358170564" calcext:value-type="float">
            <text:p>0.358170564</text:p>
          </table:table-cell>
          <table:table-cell office:value-type="float" office:value="1.054034666" calcext:value-type="float">
            <text:p>1.054034666</text:p>
          </table:table-cell>
          <table:table-cell office:value-type="float" office:value="1.399402271" calcext:value-type="float">
            <text:p>1.399402271</text:p>
          </table:table-cell>
          <table:table-cell office:value-type="float" office:value="0.520023909" calcext:value-type="float">
            <text:p>0.520023909</text:p>
          </table:table-cell>
          <table:table-cell office:value-type="float" office:value="1.096712492" calcext:value-type="float">
            <text:p>1.096712492</text:p>
          </table:table-cell>
          <table:table-cell office:value-type="float" office:value="1.2" calcext:value-type="float">
            <text:p>1.2</text:p>
          </table:table-cell>
          <table:table-cell office:value-type="float" office:value="0.467143674" calcext:value-type="float">
            <text:p>0.467143674</text:p>
          </table:table-cell>
          <table:table-cell office:value-type="float" office:value="0.825383028" calcext:value-type="float">
            <text:p>0.825383028</text:p>
          </table:table-cell>
          <table:table-cell office:value-type="float" office:value="1.213137021" calcext:value-type="float">
            <text:p>1.213137021</text:p>
          </table:table-cell>
          <table:table-cell office:value-type="float" office:value="0.442029773" calcext:value-type="float">
            <text:p>0.442029773</text:p>
          </table:table-cell>
          <table:table-cell office:value-type="float" office:value="0.820982288" calcext:value-type="float">
            <text:p>0.820982288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74</text:p>
          </table:table-cell>
          <table:table-cell table:formula="of:=EXACT([.A295];[.B295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8</text:p>
          </table:table-cell>
          <table:table-cell office:value-type="float" office:value="122636472" calcext:value-type="float">
            <text:p>122636472</text:p>
          </table:table-cell>
          <table:table-cell office:value-type="float" office:value="122637392" calcext:value-type="float">
            <text:p>122637392</text:p>
          </table:table-cell>
          <table:table-cell office:value-type="float" office:value="1.217924802" calcext:value-type="float">
            <text:p>1.217924802</text:p>
          </table:table-cell>
          <table:table-cell office:value-type="float" office:value="0.976000567" calcext:value-type="float">
            <text:p>0.976000567</text:p>
          </table:table-cell>
          <table:table-cell office:value-type="float" office:value="1.310361281" calcext:value-type="float">
            <text:p>1.310361281</text:p>
          </table:table-cell>
          <table:table-cell office:value-type="float" office:value="0.772830734" calcext:value-type="float">
            <text:p>0.772830734</text:p>
          </table:table-cell>
          <table:table-cell office:value-type="float" office:value="0.869241135" calcext:value-type="float">
            <text:p>0.869241135</text:p>
          </table:table-cell>
          <table:table-cell office:value-type="float" office:value="0.951569119" calcext:value-type="float">
            <text:p>0.951569119</text:p>
          </table:table-cell>
          <table:table-cell office:value-type="float" office:value="0.422305049" calcext:value-type="float">
            <text:p>0.422305049</text:p>
          </table:table-cell>
          <table:table-cell office:value-type="float" office:value="0.523479838" calcext:value-type="float">
            <text:p>0.523479838</text:p>
          </table:table-cell>
          <table:table-cell office:value-type="float" office:value="0.743550538" calcext:value-type="float">
            <text:p>0.743550538</text:p>
          </table:table-cell>
          <table:table-cell office:value-type="float" office:value="0.301427505" calcext:value-type="float">
            <text:p>0.301427505</text:p>
          </table:table-cell>
          <table:table-cell office:value-type="float" office:value="0.525461462" calcext:value-type="float">
            <text:p>0.525461462</text:p>
          </table:table-cell>
          <table:table-cell office:value-type="string" calcext:value-type="string">
            <text:p>N/A</text:p>
          </table:table-cell>
          <table:table-cell office:value-type="float" office:value="0.261375634" calcext:value-type="float">
            <text:p>0.261375634</text:p>
          </table:table-cell>
          <table:table-cell office:value-type="float" office:value="6.317573207" calcext:value-type="float">
            <text:p>6.317573207</text:p>
          </table:table-cell>
          <table:table-cell office:value-type="float" office:value="8.052839209" calcext:value-type="float">
            <text:p>8.052839209</text:p>
          </table:table-cell>
          <table:table-cell office:value-type="float" office:value="4.231918708" calcext:value-type="float">
            <text:p>4.231918708</text:p>
          </table:table-cell>
          <table:table-cell office:value-type="float" office:value="5.877346083" calcext:value-type="float">
            <text:p>5.877346083</text:p>
          </table:table-cell>
          <table:table-cell office:value-type="float" office:value="7.108188881" calcext:value-type="float">
            <text:p>7.108188881</text:p>
          </table:table-cell>
          <table:table-cell office:value-type="float" office:value="0.397384582" calcext:value-type="float">
            <text:p>0.397384582</text:p>
          </table:table-cell>
          <table:table-cell office:value-type="float" office:value="0.793436923" calcext:value-type="float">
            <text:p>0.793436923</text:p>
          </table:table-cell>
          <table:table-cell office:value-type="float" office:value="0.942247093" calcext:value-type="float">
            <text:p>0.942247093</text:p>
          </table:table-cell>
          <table:table-cell office:value-type="float" office:value="0.431272411" calcext:value-type="float">
            <text:p>0.431272411</text:p>
          </table:table-cell>
          <table:table-cell office:value-type="float" office:value="1.006791264" calcext:value-type="float">
            <text:p>1.006791264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75</text:p>
          </table:table-cell>
          <table:table-cell table:formula="of:=EXACT([.A296];[.B296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6</text:p>
          </table:table-cell>
          <table:table-cell office:value-type="float" office:value="30110959" calcext:value-type="float">
            <text:p>30110959</text:p>
          </table:table-cell>
          <table:table-cell office:value-type="float" office:value="30111455" calcext:value-type="float">
            <text:p>30111455</text:p>
          </table:table-cell>
          <table:table-cell office:value-type="float" office:value="0.3692121266" calcext:value-type="float">
            <text:p>0.3692121266</text:p>
          </table:table-cell>
          <table:table-cell office:value-type="float" office:value="0.442222752" calcext:value-type="float">
            <text:p>0.442222752</text:p>
          </table:table-cell>
          <table:table-cell office:value-type="float" office:value="0.628369883" calcext:value-type="float">
            <text:p>0.628369883</text:p>
          </table:table-cell>
          <table:table-cell office:value-type="float" office:value="0.438798868" calcext:value-type="float">
            <text:p>0.438798868</text:p>
          </table:table-cell>
          <table:table-cell office:value-type="float" office:value="0.392837568" calcext:value-type="float">
            <text:p>0.392837568</text:p>
          </table:table-cell>
          <table:table-cell office:value-type="float" office:value="0.30888469" calcext:value-type="float">
            <text:p>0.30888469</text:p>
          </table:table-cell>
          <table:table-cell office:value-type="float" office:value="0.421930071" calcext:value-type="float">
            <text:p>0.421930071</text:p>
          </table:table-cell>
          <table:table-cell office:value-type="float" office:value="0.373133052" calcext:value-type="float">
            <text:p>0.373133052</text:p>
          </table:table-cell>
          <table:table-cell office:value-type="float" office:value="0.531406344" calcext:value-type="float">
            <text:p>0.531406344</text:p>
          </table:table-cell>
          <table:table-cell office:value-type="float" office:value="0.21654781" calcext:value-type="float">
            <text:p>0.21654781</text:p>
          </table:table-cell>
          <table:table-cell office:value-type="float" office:value="0.371444998" calcext:value-type="float">
            <text:p>0.371444998</text:p>
          </table:table-cell>
          <table:table-cell office:value-type="string" calcext:value-type="string">
            <text:p>N/A</text:p>
          </table:table-cell>
          <table:table-cell office:value-type="float" office:value="0.426370791" calcext:value-type="float">
            <text:p>0.426370791</text:p>
          </table:table-cell>
          <table:table-cell office:value-type="float" office:value="0.617035265" calcext:value-type="float">
            <text:p>0.617035265</text:p>
          </table:table-cell>
          <table:table-cell office:value-type="float" office:value="0.545128512" calcext:value-type="float">
            <text:p>0.545128512</text:p>
          </table:table-cell>
          <table:table-cell office:value-type="float" office:value="0.620442319" calcext:value-type="float">
            <text:p>0.620442319</text:p>
          </table:table-cell>
          <table:table-cell office:value-type="float" office:value="0.334967125" calcext:value-type="float">
            <text:p>0.334967125</text:p>
          </table:table-cell>
          <table:table-cell office:value-type="float" office:value="0.967603108" calcext:value-type="float">
            <text:p>0.967603108</text:p>
          </table:table-cell>
          <table:table-cell office:value-type="float" office:value="0.316862319" calcext:value-type="float">
            <text:p>0.316862319</text:p>
          </table:table-cell>
          <table:table-cell office:value-type="float" office:value="0.830435728" calcext:value-type="float">
            <text:p>0.830435728</text:p>
          </table:table-cell>
          <table:table-cell office:value-type="float" office:value="1.0146148" calcext:value-type="float">
            <text:p>1.0146148</text:p>
          </table:table-cell>
          <table:table-cell office:value-type="float" office:value="0.529066609" calcext:value-type="float">
            <text:p>0.529066609</text:p>
          </table:table-cell>
          <table:table-cell office:value-type="float" office:value="0.947625774" calcext:value-type="float">
            <text:p>0.947625774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76</text:p>
          </table:table-cell>
          <table:table-cell table:formula="of:=EXACT([.A297];[.B297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6</text:p>
          </table:table-cell>
          <table:table-cell office:value-type="float" office:value="47842998" calcext:value-type="float">
            <text:p>47842998</text:p>
          </table:table-cell>
          <table:table-cell office:value-type="float" office:value="47843731" calcext:value-type="float">
            <text:p>47843731</text:p>
          </table:table-cell>
          <table:table-cell office:value-type="float" office:value="0.3528401981" calcext:value-type="float">
            <text:p>0.3528401981</text:p>
          </table:table-cell>
          <table:table-cell office:value-type="float" office:value="1.672809455" calcext:value-type="float">
            <text:p>1.672809455</text:p>
          </table:table-cell>
          <table:table-cell office:value-type="float" office:value="2.314468652" calcext:value-type="float">
            <text:p>2.314468652</text:p>
          </table:table-cell>
          <table:table-cell office:value-type="float" office:value="1.319646392" calcext:value-type="float">
            <text:p>1.319646392</text:p>
          </table:table-cell>
          <table:table-cell office:value-type="float" office:value="1.563767433" calcext:value-type="float">
            <text:p>1.563767433</text:p>
          </table:table-cell>
          <table:table-cell office:value-type="float" office:value="1.493355342" calcext:value-type="float">
            <text:p>1.493355342</text:p>
          </table:table-cell>
          <table:table-cell office:value-type="float" office:value="0.240361077" calcext:value-type="float">
            <text:p>0.240361077</text:p>
          </table:table-cell>
          <table:table-cell office:value-type="float" office:value="0.271519616" calcext:value-type="float">
            <text:p>0.271519616</text:p>
          </table:table-cell>
          <table:table-cell office:value-type="float" office:value="0.293721178" calcext:value-type="float">
            <text:p>0.293721178</text:p>
          </table:table-cell>
          <table:table-cell office:value-type="float" office:value="0.198052623" calcext:value-type="float">
            <text:p>0.198052623</text:p>
          </table:table-cell>
          <table:table-cell office:value-type="float" office:value="0.322785042" calcext:value-type="float">
            <text:p>0.322785042</text:p>
          </table:table-cell>
          <table:table-cell office:value-type="string" calcext:value-type="string">
            <text:p>N/A</text:p>
          </table:table-cell>
          <table:table-cell office:value-type="float" office:value="0.149130785" calcext:value-type="float">
            <text:p>0.149130785</text:p>
          </table:table-cell>
          <table:table-cell office:value-type="float" office:value="4.767364005" calcext:value-type="float">
            <text:p>4.767364005</text:p>
          </table:table-cell>
          <table:table-cell office:value-type="float" office:value="5.162223549" calcext:value-type="float">
            <text:p>5.162223549</text:p>
          </table:table-cell>
          <table:table-cell office:value-type="float" office:value="3.713329348" calcext:value-type="float">
            <text:p>3.713329348</text:p>
          </table:table-cell>
          <table:table-cell office:value-type="float" office:value="4.969994022" calcext:value-type="float">
            <text:p>4.969994022</text:p>
          </table:table-cell>
          <table:table-cell office:value-type="float" office:value="5.223909144" calcext:value-type="float">
            <text:p>5.223909144</text:p>
          </table:table-cell>
          <table:table-cell office:value-type="float" office:value="0.243184812" calcext:value-type="float">
            <text:p>0.243184812</text:p>
          </table:table-cell>
          <table:table-cell office:value-type="float" office:value="0.955449311" calcext:value-type="float">
            <text:p>0.955449311</text:p>
          </table:table-cell>
          <table:table-cell office:value-type="float" office:value="1.051776595" calcext:value-type="float">
            <text:p>1.051776595</text:p>
          </table:table-cell>
          <table:table-cell office:value-type="float" office:value="0.690427035" calcext:value-type="float">
            <text:p>0.690427035</text:p>
          </table:table-cell>
          <table:table-cell office:value-type="float" office:value="1.124144301" calcext:value-type="float">
            <text:p>1.124144301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79</text:p>
          </table:table-cell>
          <table:table-cell table:formula="of:=EXACT([.A298];[.B298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5</text:p>
          </table:table-cell>
          <table:table-cell office:value-type="float" office:value="108385476" calcext:value-type="float">
            <text:p>108385476</text:p>
          </table:table-cell>
          <table:table-cell office:value-type="float" office:value="108386188" calcext:value-type="float">
            <text:p>108386188</text:p>
          </table:table-cell>
          <table:table-cell office:value-type="float" office:value="0.5320735929" calcext:value-type="float">
            <text:p>0.5320735929</text:p>
          </table:table-cell>
          <table:table-cell office:value-type="float" office:value="0.496076396" calcext:value-type="float">
            <text:p>0.496076396</text:p>
          </table:table-cell>
          <table:table-cell office:value-type="float" office:value="0.686247074" calcext:value-type="float">
            <text:p>0.686247074</text:p>
          </table:table-cell>
          <table:table-cell office:value-type="float" office:value="0.399105018" calcext:value-type="float">
            <text:p>0.399105018</text:p>
          </table:table-cell>
          <table:table-cell office:value-type="float" office:value="0.490950241" calcext:value-type="float">
            <text:p>0.490950241</text:p>
          </table:table-cell>
          <table:table-cell office:value-type="float" office:value="0.40800325" calcext:value-type="float">
            <text:p>0.40800325</text:p>
          </table:table-cell>
          <table:table-cell office:value-type="float" office:value="0.237002022" calcext:value-type="float">
            <text:p>0.237002022</text:p>
          </table:table-cell>
          <table:table-cell office:value-type="float" office:value="0.49925995" calcext:value-type="float">
            <text:p>0.49925995</text:p>
          </table:table-cell>
          <table:table-cell office:value-type="float" office:value="0.620139203" calcext:value-type="float">
            <text:p>0.620139203</text:p>
          </table:table-cell>
          <table:table-cell office:value-type="float" office:value="0.383665032" calcext:value-type="float">
            <text:p>0.383665032</text:p>
          </table:table-cell>
          <table:table-cell office:value-type="float" office:value="0.493975609" calcext:value-type="float">
            <text:p>0.493975609</text:p>
          </table:table-cell>
          <table:table-cell office:value-type="string" calcext:value-type="string">
            <text:p>N/A</text:p>
          </table:table-cell>
          <table:table-cell office:value-type="float" office:value="0.408569126" calcext:value-type="float">
            <text:p>0.408569126</text:p>
          </table:table-cell>
          <table:table-cell office:value-type="float" office:value="0.690914523" calcext:value-type="float">
            <text:p>0.690914523</text:p>
          </table:table-cell>
          <table:table-cell office:value-type="float" office:value="1.028571428" calcext:value-type="float">
            <text:p>1.028571428</text:p>
          </table:table-cell>
          <table:table-cell office:value-type="float" office:value="0.499940227" calcext:value-type="float">
            <text:p>0.499940227</text:p>
          </table:table-cell>
          <table:table-cell office:value-type="float" office:value="0.81482367" calcext:value-type="float">
            <text:p>0.81482367</text:p>
          </table:table-cell>
          <table:table-cell office:value-type="float" office:value="0.420322773" calcext:value-type="float">
            <text:p>0.420322773</text:p>
          </table:table-cell>
          <table:table-cell office:value-type="float" office:value="0.140952469" calcext:value-type="float">
            <text:p>0.140952469</text:p>
          </table:table-cell>
          <table:table-cell office:value-type="float" office:value="0.720580246" calcext:value-type="float">
            <text:p>0.720580246</text:p>
          </table:table-cell>
          <table:table-cell office:value-type="float" office:value="0.830272737" calcext:value-type="float">
            <text:p>0.830272737</text:p>
          </table:table-cell>
          <table:table-cell office:value-type="float" office:value="0.701673367" calcext:value-type="float">
            <text:p>0.701673367</text:p>
          </table:table-cell>
          <table:table-cell office:value-type="float" office:value="0.629794632" calcext:value-type="float">
            <text:p>0.629794632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80</text:p>
          </table:table-cell>
          <table:table-cell table:formula="of:=EXACT([.A299];[.B299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8</text:p>
          </table:table-cell>
          <table:table-cell office:value-type="float" office:value="65794616" calcext:value-type="float">
            <text:p>65794616</text:p>
          </table:table-cell>
          <table:table-cell office:value-type="float" office:value="65795288" calcext:value-type="float">
            <text:p>65795288</text:p>
          </table:table-cell>
          <table:table-cell office:value-type="float" office:value="0.4047278058" calcext:value-type="float">
            <text:p>0.4047278058</text:p>
          </table:table-cell>
          <table:table-cell office:value-type="float" office:value="2.880376844" calcext:value-type="float">
            <text:p>2.880376844</text:p>
          </table:table-cell>
          <table:table-cell office:value-type="float" office:value="2.741539606" calcext:value-type="float">
            <text:p>2.741539606</text:p>
          </table:table-cell>
          <table:table-cell office:value-type="float" office:value="3.281517293" calcext:value-type="float">
            <text:p>3.281517293</text:p>
          </table:table-cell>
          <table:table-cell office:value-type="float" office:value="2.618073633" calcext:value-type="float">
            <text:p>2.618073633</text:p>
          </table:table-cell>
          <table:table-cell office:value-type="string" calcext:value-type="string">
            <text:p>N/A</text:p>
          </table:table-cell>
          <table:table-cell office:value-type="float" office:value="0.079628572" calcext:value-type="float">
            <text:p>0.079628572</text:p>
          </table:table-cell>
          <table:table-cell office:value-type="float" office:value="4.726984127" calcext:value-type="float">
            <text:p>4.726984127</text:p>
          </table:table-cell>
          <table:table-cell office:value-type="float" office:value="5.059047619" calcext:value-type="float">
            <text:p>5.059047619</text:p>
          </table:table-cell>
          <table:table-cell office:value-type="float" office:value="4.318095238" calcext:value-type="float">
            <text:p>4.318095238</text:p>
          </table:table-cell>
          <table:table-cell office:value-type="float" office:value="4.803809524" calcext:value-type="float">
            <text:p>4.803809524</text:p>
          </table:table-cell>
          <table:table-cell office:value-type="string" calcext:value-type="string">
            <text:p>N/A</text:p>
          </table:table-cell>
          <table:table-cell office:value-type="float" office:value="0.329575691" calcext:value-type="float">
            <text:p>0.329575691</text:p>
          </table:table-cell>
          <table:table-cell office:value-type="float" office:value="1.14312096" calcext:value-type="float">
            <text:p>1.14312096</text:p>
          </table:table-cell>
          <table:table-cell office:value-type="float" office:value="1.51800554" calcext:value-type="float">
            <text:p>1.51800554</text:p>
          </table:table-cell>
          <table:table-cell office:value-type="float" office:value="0.764542936" calcext:value-type="float">
            <text:p>0.764542936</text:p>
          </table:table-cell>
          <table:table-cell office:value-type="float" office:value="1.146814404" calcext:value-type="float">
            <text:p>1.146814404</text:p>
          </table:table-cell>
          <table:table-cell office:value-type="string" calcext:value-type="string">
            <text:p>N/A</text:p>
          </table:table-cell>
          <table:table-cell office:value-type="float" office:value="0.235604444" calcext:value-type="float">
            <text:p>0.235604444</text:p>
          </table:table-cell>
          <table:table-cell office:value-type="float" office:value="3.103497502" calcext:value-type="float">
            <text:p>3.103497502</text:p>
          </table:table-cell>
          <table:table-cell office:value-type="float" office:value="3.91862955" calcext:value-type="float">
            <text:p>3.91862955</text:p>
          </table:table-cell>
          <table:table-cell office:value-type="float" office:value="2.886509636" calcext:value-type="float">
            <text:p>2.886509636</text:p>
          </table:table-cell>
          <table:table-cell office:value-type="float" office:value="2.505353319" calcext:value-type="float">
            <text:p>2.505353319</text:p>
          </table:table-cell>
          <table:table-cell office:value-type="string" calcext:value-type="string">
            <text:p>N/A</text:p>
          </table:table-cell>
          <table:table-cell office:value-type="float" office:value="0.131483867" calcext:value-type="float">
            <text:p>0.131483867</text:p>
          </table:table-cell>
          <table:table-cell office:value-type="float" office:value="2.083795347" calcext:value-type="float">
            <text:p>2.083795347</text:p>
          </table:table-cell>
          <table:table-cell office:value-type="float" office:value="1.769119769" calcext:value-type="float">
            <text:p>1.769119769</text:p>
          </table:table-cell>
          <table:table-cell office:value-type="float" office:value="2.269461533" calcext:value-type="float">
            <text:p>2.269461533</text:p>
          </table:table-cell>
          <table:table-cell office:value-type="float" office:value="2.212804739" calcext:value-type="float">
            <text:p>2.212804739</text:p>
          </table:table-cell>
          <table:table-cell office:value-type="string" calcext:value-type="string">
            <text:p>N/A</text:p>
          </table:table-cell>
          <table:table-cell office:value-type="float" office:value="0.120711638" calcext:value-type="float">
            <text:p>0.120711638</text:p>
          </table:table-cell>
          <table:table-cell office:value-type="float" office:value="3.004957237" calcext:value-type="float">
            <text:p>3.004957237</text:p>
          </table:table-cell>
          <table:table-cell office:value-type="float" office:value="2.800784442" calcext:value-type="float">
            <text:p>2.800784442</text:p>
          </table:table-cell>
          <table:table-cell office:value-type="float" office:value="3.423762053" calcext:value-type="float">
            <text:p>3.423762053</text:p>
          </table:table-cell>
          <table:table-cell office:value-type="float" office:value="2.790325217" calcext:value-type="float">
            <text:p>2.790325217</text:p>
          </table:table-cell>
          <table:table-cell office:value-type="string" calcext:value-type="string">
            <text:p>N/A</text:p>
          </table:table-cell>
          <table:table-cell office:value-type="float" office:value="0.334685813" calcext:value-type="float">
            <text:p>0.334685813</text:p>
          </table:table-cell>
          <table:table-cell office:value-type="float" office:value="0.664471277" calcext:value-type="float">
            <text:p>0.664471277</text:p>
          </table:table-cell>
          <table:table-cell office:value-type="float" office:value="0.904500549" calcext:value-type="float">
            <text:p>0.904500549</text:p>
          </table:table-cell>
          <table:table-cell office:value-type="float" office:value="0.465422613" calcext:value-type="float">
            <text:p>0.465422613</text:p>
          </table:table-cell>
          <table:table-cell office:value-type="float" office:value="0.62349067" calcext:value-type="float">
            <text:p>0.62349067</text:p>
          </table:table-cell>
          <table:table-cell office:value-type="string" calcext:value-type="string">
            <text:p>N/A</text:p>
          </table:table-cell>
          <table:table-cell office:value-type="float" office:value="0.145675397" calcext:value-type="float">
            <text:p>0.145675397</text:p>
          </table:table-cell>
          <table:table-cell office:value-type="float" office:value="3.229976914" calcext:value-type="float">
            <text:p>3.229976914</text:p>
          </table:table-cell>
          <table:table-cell office:value-type="float" office:value="3.436334576" calcext:value-type="float">
            <text:p>3.436334576</text:p>
          </table:table-cell>
          <table:table-cell office:value-type="float" office:value="3.562067128" calcext:value-type="float">
            <text:p>3.562067128</text:p>
          </table:table-cell>
          <table:table-cell office:value-type="float" office:value="2.691529036" calcext:value-type="float">
            <text:p>2.69152903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81</text:p>
          </table:table-cell>
          <table:table-cell table:formula="of:=EXACT([.A300];[.B300])" office:value-type="boolean" office:boolean-value="true" calcext:value-type="boolean">
            <text:p>TRUE</text:p>
          </table:table-cell>
          <table:table-cell office:value-type="string" calcext:value-type="string">
            <text:p>TEST ELEMENT*NESTED</text:p>
          </table:table-cell>
          <table:table-cell office:value-type="string" calcext:value-type="string">
            <text:p>chr1</text:p>
          </table:table-cell>
          <table:table-cell office:value-type="float" office:value="134244752" calcext:value-type="float">
            <text:p>134244752</text:p>
          </table:table-cell>
          <table:table-cell office:value-type="float" office:value="134245912" calcext:value-type="float">
            <text:p>134245912</text:p>
          </table:table-cell>
          <table:table-cell office:value-type="float" office:value="0.2102110307" calcext:value-type="float">
            <text:p>0.2102110307</text:p>
          </table:table-cell>
          <table:table-cell office:value-type="float" office:value="2.313127557" calcext:value-type="float">
            <text:p>2.313127557</text:p>
          </table:table-cell>
          <table:table-cell office:value-type="float" office:value="1.671997025" calcext:value-type="float">
            <text:p>1.671997025</text:p>
          </table:table-cell>
          <table:table-cell office:value-type="float" office:value="3.033097806" calcext:value-type="float">
            <text:p>3.033097806</text:p>
          </table:table-cell>
          <table:table-cell office:value-type="float" office:value="2.234287839" calcext:value-type="float">
            <text:p>2.234287839</text:p>
          </table:table-cell>
          <table:table-cell office:value-type="string" calcext:value-type="string">
            <text:p>N/A</text:p>
          </table:table-cell>
          <table:table-cell office:value-type="float" office:value="0.192060174" calcext:value-type="float">
            <text:p>0.192060174</text:p>
          </table:table-cell>
          <table:table-cell office:value-type="float" office:value="2.275555556" calcext:value-type="float">
            <text:p>2.275555556</text:p>
          </table:table-cell>
          <table:table-cell office:value-type="float" office:value="2.666666667" calcext:value-type="float">
            <text:p>2.666666667</text:p>
          </table:table-cell>
          <table:table-cell office:value-type="float" office:value="2.356190476" calcext:value-type="float">
            <text:p>2.356190476</text:p>
          </table:table-cell>
          <table:table-cell office:value-type="float" office:value="1.803809524" calcext:value-type="float">
            <text:p>1.803809524</text:p>
          </table:table-cell>
          <table:table-cell office:value-type="string" calcext:value-type="string">
            <text:p>N/A</text:p>
          </table:table-cell>
          <table:table-cell office:value-type="float" office:value="0.119560969" calcext:value-type="float">
            <text:p>0.119560969</text:p>
          </table:table-cell>
          <table:table-cell office:value-type="float" office:value="11.99815328" calcext:value-type="float">
            <text:p>11.99815328</text:p>
          </table:table-cell>
          <table:table-cell office:value-type="float" office:value="11.57894737" calcext:value-type="float">
            <text:p>11.57894737</text:p>
          </table:table-cell>
          <table:table-cell office:value-type="float" office:value="10.8199446" calcext:value-type="float">
            <text:p>10.8199446</text:p>
          </table:table-cell>
          <table:table-cell office:value-type="float" office:value="13.59556787" calcext:value-type="float">
            <text:p>13.59556787</text:p>
          </table:table-cell>
          <table:table-cell office:value-type="string" calcext:value-type="string">
            <text:p>N/A</text:p>
          </table:table-cell>
          <table:table-cell office:value-type="float" office:value="0.116432938" calcext:value-type="float">
            <text:p>0.116432938</text:p>
          </table:table-cell>
          <table:table-cell office:value-type="float" office:value="2.022127052" calcext:value-type="float">
            <text:p>2.022127052</text:p>
          </table:table-cell>
          <table:table-cell office:value-type="float" office:value="2.057815846" calcext:value-type="float">
            <text:p>2.057815846</text:p>
          </table:table-cell>
          <table:table-cell office:value-type="float" office:value="1.770877944" calcext:value-type="float">
            <text:p>1.770877944</text:p>
          </table:table-cell>
          <table:table-cell office:value-type="float" office:value="2.237687366" calcext:value-type="float">
            <text:p>2.237687366</text:p>
          </table:table-cell>
          <table:table-cell office:value-type="string" calcext:value-type="string">
            <text:p>N/A</text:p>
          </table:table-cell>
          <table:table-cell office:value-type="float" office:value="0.072717514" calcext:value-type="float">
            <text:p>0.072717514</text:p>
          </table:table-cell>
          <table:table-cell office:value-type="float" office:value="5.758507135" calcext:value-type="float">
            <text:p>5.758507135</text:p>
          </table:table-cell>
          <table:table-cell office:value-type="float" office:value="6.019758507" calcext:value-type="float">
            <text:p>6.019758507</text:p>
          </table:table-cell>
          <table:table-cell office:value-type="float" office:value="5.980241493" calcext:value-type="float">
            <text:p>5.980241493</text:p>
          </table:table-cell>
          <table:table-cell office:value-type="float" office:value="5.275521405" calcext:value-type="float">
            <text:p>5.275521405</text:p>
          </table:table-cell>
          <table:table-cell office:value-type="string" calcext:value-type="string">
            <text:p>N/A</text:p>
          </table:table-cell>
          <table:table-cell office:value-type="float" office:value="0.203351179" calcext:value-type="float">
            <text:p>0.203351179</text:p>
          </table:table-cell>
          <table:table-cell office:value-type="float" office:value="2.354306259" calcext:value-type="float">
            <text:p>2.354306259</text:p>
          </table:table-cell>
          <table:table-cell office:value-type="float" office:value="2.196764177" calcext:value-type="float">
            <text:p>2.196764177</text:p>
          </table:table-cell>
          <table:table-cell office:value-type="float" office:value="2.891975813" calcext:value-type="float">
            <text:p>2.891975813</text:p>
          </table:table-cell>
          <table:table-cell office:value-type="float" office:value="1.974178787" calcext:value-type="float">
            <text:p>1.974178787</text:p>
          </table:table-cell>
          <table:table-cell office:value-type="string" calcext:value-type="string">
            <text:p>N/A</text:p>
          </table:table-cell>
          <table:table-cell office:value-type="float" office:value="0.275294055" calcext:value-type="float">
            <text:p>0.275294055</text:p>
          </table:table-cell>
          <table:table-cell office:value-type="float" office:value="9.094035858" calcext:value-type="float">
            <text:p>9.094035858</text:p>
          </table:table-cell>
          <table:table-cell office:value-type="float" office:value="11.09110867" calcext:value-type="float">
            <text:p>11.09110867</text:p>
          </table:table-cell>
          <table:table-cell office:value-type="float" office:value="6.285400659" calcext:value-type="float">
            <text:p>6.285400659</text:p>
          </table:table-cell>
          <table:table-cell office:value-type="float" office:value="9.905598244" calcext:value-type="float">
            <text:p>9.905598244</text:p>
          </table:table-cell>
          <table:table-cell office:value-type="string" calcext:value-type="string">
            <text:p>N/A</text:p>
          </table:table-cell>
          <table:table-cell office:value-type="float" office:value="0.103146534" calcext:value-type="float">
            <text:p>0.103146534</text:p>
          </table:table-cell>
          <table:table-cell office:value-type="float" office:value="2.330314331" calcext:value-type="float">
            <text:p>2.330314331</text:p>
          </table:table-cell>
          <table:table-cell office:value-type="float" office:value="2.086307938" calcext:value-type="float">
            <text:p>2.086307938</text:p>
          </table:table-cell>
          <table:table-cell office:value-type="float" office:value="2.337773042" calcext:value-type="float">
            <text:p>2.337773042</text:p>
          </table:table-cell>
          <table:table-cell office:value-type="float" office:value="2.566862014" calcext:value-type="float">
            <text:p>2.56686201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82</text:p>
          </table:table-cell>
          <table:table-cell table:formula="of:=EXACT([.A301];[.B301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4283097" calcext:value-type="float">
            <text:p>134283097</text:p>
          </table:table-cell>
          <table:table-cell office:value-type="float" office:value="134283771" calcext:value-type="float">
            <text:p>134283771</text:p>
          </table:table-cell>
          <table:table-cell office:value-type="float" office:value="0.217172025" calcext:value-type="float">
            <text:p>0.217172025</text:p>
          </table:table-cell>
          <table:table-cell office:value-type="float" office:value="2.659476881" calcext:value-type="float">
            <text:p>2.659476881</text:p>
          </table:table-cell>
          <table:table-cell office:value-type="float" office:value="3.003346969" calcext:value-type="float">
            <text:p>3.003346969</text:p>
          </table:table-cell>
          <table:table-cell office:value-type="float" office:value="2.761621421" calcext:value-type="float">
            <text:p>2.761621421</text:p>
          </table:table-cell>
          <table:table-cell office:value-type="float" office:value="2.213462254" calcext:value-type="float">
            <text:p>2.213462254</text:p>
          </table:table-cell>
          <table:table-cell office:value-type="string" calcext:value-type="string">
            <text:p>N/A</text:p>
          </table:table-cell>
          <table:table-cell office:value-type="float" office:value="0.058423597" calcext:value-type="float">
            <text:p>0.058423597</text:p>
          </table:table-cell>
          <table:table-cell office:value-type="float" office:value="1.861587302" calcext:value-type="float">
            <text:p>1.861587302</text:p>
          </table:table-cell>
          <table:table-cell office:value-type="float" office:value="1.899047619" calcext:value-type="float">
            <text:p>1.899047619</text:p>
          </table:table-cell>
          <table:table-cell office:value-type="float" office:value="1.946666667" calcext:value-type="float">
            <text:p>1.946666667</text:p>
          </table:table-cell>
          <table:table-cell office:value-type="float" office:value="1.739047619" calcext:value-type="float">
            <text:p>1.739047619</text:p>
          </table:table-cell>
          <table:table-cell office:value-type="string" calcext:value-type="string">
            <text:p>N/A</text:p>
          </table:table-cell>
          <table:table-cell office:value-type="float" office:value="0.234947414" calcext:value-type="float">
            <text:p>0.234947414</text:p>
          </table:table-cell>
          <table:table-cell office:value-type="float" office:value="7.006463527" calcext:value-type="float">
            <text:p>7.006463527</text:p>
          </table:table-cell>
          <table:table-cell office:value-type="float" office:value="5.301939058" calcext:value-type="float">
            <text:p>5.301939058</text:p>
          </table:table-cell>
          <table:table-cell office:value-type="float" office:value="8.587257618" calcext:value-type="float">
            <text:p>8.587257618</text:p>
          </table:table-cell>
          <table:table-cell office:value-type="float" office:value="7.130193906" calcext:value-type="float">
            <text:p>7.130193906</text:p>
          </table:table-cell>
          <table:table-cell office:value-type="string" calcext:value-type="string">
            <text:p>N/A</text:p>
          </table:table-cell>
          <table:table-cell office:value-type="float" office:value="0.040595198" calcext:value-type="float">
            <text:p>0.040595198</text:p>
          </table:table-cell>
          <table:table-cell office:value-type="float" office:value="1.556745182" calcext:value-type="float">
            <text:p>1.556745182</text:p>
          </table:table-cell>
          <table:table-cell office:value-type="float" office:value="1.597430407" calcext:value-type="float">
            <text:p>1.597430407</text:p>
          </table:table-cell>
          <table:table-cell office:value-type="float" office:value="1.588865096" calcext:value-type="float">
            <text:p>1.588865096</text:p>
          </table:table-cell>
          <table:table-cell office:value-type="float" office:value="1.483940043" calcext:value-type="float">
            <text:p>1.483940043</text:p>
          </table:table-cell>
          <table:table-cell office:value-type="string" calcext:value-type="string">
            <text:p>N/A</text:p>
          </table:table-cell>
          <table:table-cell office:value-type="float" office:value="0.089386511" calcext:value-type="float">
            <text:p>0.089386511</text:p>
          </table:table-cell>
          <table:table-cell office:value-type="float" office:value="1.925672768" calcext:value-type="float">
            <text:p>1.925672768</text:p>
          </table:table-cell>
          <table:table-cell office:value-type="float" office:value="2.095845675" calcext:value-type="float">
            <text:p>2.095845675</text:p>
          </table:table-cell>
          <table:table-cell office:value-type="float" office:value="1.929520772" calcext:value-type="float">
            <text:p>1.929520772</text:p>
          </table:table-cell>
          <table:table-cell office:value-type="float" office:value="1.751651857" calcext:value-type="float">
            <text:p>1.751651857</text:p>
          </table:table-cell>
          <table:table-cell office:value-type="string" calcext:value-type="string">
            <text:p>N/A</text:p>
          </table:table-cell>
          <table:table-cell office:value-type="float" office:value="0.114381694" calcext:value-type="float">
            <text:p>0.114381694</text:p>
          </table:table-cell>
          <table:table-cell office:value-type="float" office:value="1.809119137" calcext:value-type="float">
            <text:p>1.809119137</text:p>
          </table:table-cell>
          <table:table-cell office:value-type="float" office:value="2.046739663" calcext:value-type="float">
            <text:p>2.046739663</text:p>
          </table:table-cell>
          <table:table-cell office:value-type="float" office:value="1.668573296" calcext:value-type="float">
            <text:p>1.668573296</text:p>
          </table:table-cell>
          <table:table-cell office:value-type="float" office:value="1.712044452" calcext:value-type="float">
            <text:p>1.712044452</text:p>
          </table:table-cell>
          <table:table-cell office:value-type="string" calcext:value-type="string">
            <text:p>N/A</text:p>
          </table:table-cell>
          <table:table-cell office:value-type="float" office:value="0.398444789" calcext:value-type="float">
            <text:p>0.398444789</text:p>
          </table:table-cell>
          <table:table-cell office:value-type="float" office:value="3.497987559" calcext:value-type="float">
            <text:p>3.497987559</text:p>
          </table:table-cell>
          <table:table-cell office:value-type="float" office:value="4.794731065" calcext:value-type="float">
            <text:p>4.794731065</text:p>
          </table:table-cell>
          <table:table-cell office:value-type="float" office:value="2.024149286" calcext:value-type="float">
            <text:p>2.024149286</text:p>
          </table:table-cell>
          <table:table-cell office:value-type="float" office:value="3.675082327" calcext:value-type="float">
            <text:p>3.675082327</text:p>
          </table:table-cell>
          <table:table-cell office:value-type="string" calcext:value-type="string">
            <text:p>N/A</text:p>
          </table:table-cell>
          <table:table-cell office:value-type="float" office:value="0.265254401" calcext:value-type="float">
            <text:p>0.265254401</text:p>
          </table:table-cell>
          <table:table-cell office:value-type="float" office:value="1.439886343" calcext:value-type="float">
            <text:p>1.439886343</text:p>
          </table:table-cell>
          <table:table-cell office:value-type="float" office:value="1.318060735" calcext:value-type="float">
            <text:p>1.318060735</text:p>
          </table:table-cell>
          <table:table-cell office:value-type="float" office:value="1.867874267" calcext:value-type="float">
            <text:p>1.867874267</text:p>
          </table:table-cell>
          <table:table-cell office:value-type="float" office:value="1.133724028" calcext:value-type="float">
            <text:p>1.13372402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83</text:p>
          </table:table-cell>
          <table:table-cell table:formula="of:=EXACT([.A302];[.B302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4302288" calcext:value-type="float">
            <text:p>134302288</text:p>
          </table:table-cell>
          <table:table-cell office:value-type="float" office:value="134302919" calcext:value-type="float">
            <text:p>134302919</text:p>
          </table:table-cell>
          <table:table-cell office:value-type="float" office:value="0.9530269526" calcext:value-type="float">
            <text:p>0.9530269526</text:p>
          </table:table-cell>
          <table:table-cell office:value-type="float" office:value="1.515061361" calcext:value-type="float">
            <text:p>1.515061361</text:p>
          </table:table-cell>
          <table:table-cell office:value-type="float" office:value="1.754555597" calcext:value-type="float">
            <text:p>1.754555597</text:p>
          </table:table-cell>
          <table:table-cell office:value-type="float" office:value="1.361100781" calcext:value-type="float">
            <text:p>1.361100781</text:p>
          </table:table-cell>
          <table:table-cell office:value-type="float" office:value="1.429527705" calcext:value-type="float">
            <text:p>1.429527705</text:p>
          </table:table-cell>
          <table:table-cell office:value-type="string" calcext:value-type="string">
            <text:p>N/A</text:p>
          </table:table-cell>
          <table:table-cell office:value-type="float" office:value="0.070575289" calcext:value-type="float">
            <text:p>0.070575289</text:p>
          </table:table-cell>
          <table:table-cell office:value-type="float" office:value="1.740952381" calcext:value-type="float">
            <text:p>1.740952381</text:p>
          </table:table-cell>
          <table:table-cell office:value-type="float" office:value="1.771428571" calcext:value-type="float">
            <text:p>1.771428571</text:p>
          </table:table-cell>
          <table:table-cell office:value-type="float" office:value="1.605714286" calcext:value-type="float">
            <text:p>1.605714286</text:p>
          </table:table-cell>
          <table:table-cell office:value-type="float" office:value="1.845714286" calcext:value-type="float">
            <text:p>1.845714286</text:p>
          </table:table-cell>
          <table:table-cell office:value-type="string" calcext:value-type="string">
            <text:p>N/A</text:p>
          </table:table-cell>
          <table:table-cell office:value-type="float" office:value="0.205494546" calcext:value-type="float">
            <text:p>0.205494546</text:p>
          </table:table-cell>
          <table:table-cell office:value-type="float" office:value="4.448753463" calcext:value-type="float">
            <text:p>4.448753463</text:p>
          </table:table-cell>
          <table:table-cell office:value-type="float" office:value="3.423822715" calcext:value-type="float">
            <text:p>3.423822715</text:p>
          </table:table-cell>
          <table:table-cell office:value-type="float" office:value="4.742382271" calcext:value-type="float">
            <text:p>4.742382271</text:p>
          </table:table-cell>
          <table:table-cell office:value-type="float" office:value="5.180055402" calcext:value-type="float">
            <text:p>5.180055402</text:p>
          </table:table-cell>
          <table:table-cell office:value-type="string" calcext:value-type="string">
            <text:p>N/A</text:p>
          </table:table-cell>
          <table:table-cell office:value-type="float" office:value="0.120098456" calcext:value-type="float">
            <text:p>0.120098456</text:p>
          </table:table-cell>
          <table:table-cell office:value-type="float" office:value="1.980014276" calcext:value-type="float">
            <text:p>1.980014276</text:p>
          </table:table-cell>
          <table:table-cell office:value-type="float" office:value="2.057815846" calcext:value-type="float">
            <text:p>2.057815846</text:p>
          </table:table-cell>
          <table:table-cell office:value-type="float" office:value="2.169164882" calcext:value-type="float">
            <text:p>2.169164882</text:p>
          </table:table-cell>
          <table:table-cell office:value-type="float" office:value="1.713062099" calcext:value-type="float">
            <text:p>1.713062099</text:p>
          </table:table-cell>
          <table:table-cell office:value-type="string" calcext:value-type="string">
            <text:p>N/A</text:p>
          </table:table-cell>
          <table:table-cell office:value-type="float" office:value="0.053174032" calcext:value-type="float">
            <text:p>0.053174032</text:p>
          </table:table-cell>
          <table:table-cell office:value-type="float" office:value="1.08776993" calcext:value-type="float">
            <text:p>1.08776993</text:p>
          </table:table-cell>
          <table:table-cell office:value-type="float" office:value="1.142097668" calcext:value-type="float">
            <text:p>1.142097668</text:p>
          </table:table-cell>
          <table:table-cell office:value-type="float" office:value="1.026961343" calcext:value-type="float">
            <text:p>1.026961343</text:p>
          </table:table-cell>
          <table:table-cell office:value-type="float" office:value="1.094250778" calcext:value-type="float">
            <text:p>1.094250778</text:p>
          </table:table-cell>
          <table:table-cell office:value-type="string" calcext:value-type="string">
            <text:p>N/A</text:p>
          </table:table-cell>
          <table:table-cell office:value-type="float" office:value="0.129658487" calcext:value-type="float">
            <text:p>0.129658487</text:p>
          </table:table-cell>
          <table:table-cell office:value-type="float" office:value="1.373535981" calcext:value-type="float">
            <text:p>1.373535981</text:p>
          </table:table-cell>
          <table:table-cell office:value-type="float" office:value="1.456120281" calcext:value-type="float">
            <text:p>1.456120281</text:p>
          </table:table-cell>
          <table:table-cell office:value-type="float" office:value="1.495342376" calcext:value-type="float">
            <text:p>1.495342376</text:p>
          </table:table-cell>
          <table:table-cell office:value-type="float" office:value="1.169145285" calcext:value-type="float">
            <text:p>1.169145285</text:p>
          </table:table-cell>
          <table:table-cell office:value-type="string" calcext:value-type="string">
            <text:p>N/A</text:p>
          </table:table-cell>
          <table:table-cell office:value-type="float" office:value="0.119844447" calcext:value-type="float">
            <text:p>0.119844447</text:p>
          </table:table-cell>
          <table:table-cell office:value-type="float" office:value="2.010245152" calcext:value-type="float">
            <text:p>2.010245152</text:p>
          </table:table-cell>
          <table:table-cell office:value-type="float" office:value="2.241492865" calcext:value-type="float">
            <text:p>2.241492865</text:p>
          </table:table-cell>
          <table:table-cell office:value-type="float" office:value="1.760702525" calcext:value-type="float">
            <text:p>1.760702525</text:p>
          </table:table-cell>
          <table:table-cell office:value-type="float" office:value="2.028540066" calcext:value-type="float">
            <text:p>2.028540066</text:p>
          </table:table-cell>
          <table:table-cell office:value-type="string" calcext:value-type="string">
            <text:p>N/A</text:p>
          </table:table-cell>
          <table:table-cell office:value-type="float" office:value="0.192495033" calcext:value-type="float">
            <text:p>0.192495033</text:p>
          </table:table-cell>
          <table:table-cell office:value-type="float" office:value="1.194459243" calcext:value-type="float">
            <text:p>1.194459243</text:p>
          </table:table-cell>
          <table:table-cell office:value-type="float" office:value="0.94938732" calcext:value-type="float">
            <text:p>0.94938732</text:p>
          </table:table-cell>
          <table:table-cell office:value-type="float" office:value="1.405434204" calcext:value-type="float">
            <text:p>1.405434204</text:p>
          </table:table-cell>
          <table:table-cell office:value-type="float" office:value="1.228556207" calcext:value-type="float">
            <text:p>1.22855620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85</text:p>
          </table:table-cell>
          <table:table-cell table:formula="of:=EXACT([.A303];[.B303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7</text:p>
          </table:table-cell>
          <table:table-cell office:value-type="float" office:value="19411719" calcext:value-type="float">
            <text:p>19411719</text:p>
          </table:table-cell>
          <table:table-cell office:value-type="float" office:value="19412339" calcext:value-type="float">
            <text:p>19412339</text:p>
          </table:table-cell>
          <table:table-cell office:value-type="float" office:value="0.2024573374" calcext:value-type="float">
            <text:p>0.2024573374</text:p>
          </table:table-cell>
          <table:table-cell office:value-type="float" office:value="0.319253064" calcext:value-type="float">
            <text:p>0.319253064</text:p>
          </table:table-cell>
          <table:table-cell office:value-type="float" office:value="0.392450689" calcext:value-type="float">
            <text:p>0.392450689</text:p>
          </table:table-cell>
          <table:table-cell office:value-type="float" office:value="0.285981417" calcext:value-type="float">
            <text:p>0.285981417</text:p>
          </table:table-cell>
          <table:table-cell office:value-type="float" office:value="0.374112595" calcext:value-type="float">
            <text:p>0.374112595</text:p>
          </table:table-cell>
          <table:table-cell office:value-type="float" office:value="0.224467557" calcext:value-type="float">
            <text:p>0.224467557</text:p>
          </table:table-cell>
          <table:table-cell office:value-type="float" office:value="0.295262896" calcext:value-type="float">
            <text:p>0.295262896</text:p>
          </table:table-cell>
          <table:table-cell office:value-type="float" office:value="0.517938621" calcext:value-type="float">
            <text:p>0.517938621</text:p>
          </table:table-cell>
          <table:table-cell office:value-type="float" office:value="0.661533192" calcext:value-type="float">
            <text:p>0.661533192</text:p>
          </table:table-cell>
          <table:table-cell office:value-type="float" office:value="0.357133246" calcext:value-type="float">
            <text:p>0.357133246</text:p>
          </table:table-cell>
          <table:table-cell office:value-type="float" office:value="0.535149417" calcext:value-type="float">
            <text:p>0.535149417</text:p>
          </table:table-cell>
          <table:table-cell office:value-type="string" calcext:value-type="string">
            <text:p>N/A</text:p>
          </table:table-cell>
          <table:table-cell office:value-type="float" office:value="0.420751281" calcext:value-type="float">
            <text:p>0.420751281</text:p>
          </table:table-cell>
          <table:table-cell office:value-type="float" office:value="0.450806933" calcext:value-type="float">
            <text:p>0.450806933</text:p>
          </table:table-cell>
          <table:table-cell office:value-type="float" office:value="0.729468021" calcext:value-type="float">
            <text:p>0.729468021</text:p>
          </table:table-cell>
          <table:table-cell office:value-type="float" office:value="0.308427974" calcext:value-type="float">
            <text:p>0.308427974</text:p>
          </table:table-cell>
          <table:table-cell office:value-type="float" office:value="0.40167364" calcext:value-type="float">
            <text:p>0.40167364</text:p>
          </table:table-cell>
          <table:table-cell office:value-type="float" office:value="0.363658099" calcext:value-type="float">
            <text:p>0.363658099</text:p>
          </table:table-cell>
          <table:table-cell office:value-type="float" office:value="0.100540987" calcext:value-type="float">
            <text:p>0.100540987</text:p>
          </table:table-cell>
          <table:table-cell office:value-type="float" office:value="0.898891666" calcext:value-type="float">
            <text:p>0.898891666</text:p>
          </table:table-cell>
          <table:table-cell office:value-type="float" office:value="0.967673585" calcext:value-type="float">
            <text:p>0.967673585</text:p>
          </table:table-cell>
          <table:table-cell office:value-type="float" office:value="0.796533739" calcext:value-type="float">
            <text:p>0.796533739</text:p>
          </table:table-cell>
          <table:table-cell office:value-type="float" office:value="0.932467674" calcext:value-type="float">
            <text:p>0.932467674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86</text:p>
          </table:table-cell>
          <table:table-cell table:formula="of:=EXACT([.A304];[.B304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92787053" calcext:value-type="float">
            <text:p>92787053</text:p>
          </table:table-cell>
          <table:table-cell office:value-type="float" office:value="92787878" calcext:value-type="float">
            <text:p>92787878</text:p>
          </table:table-cell>
          <table:table-cell office:value-type="float" office:value="0.07730567601" calcext:value-type="float">
            <text:p>0.07730567601</text:p>
          </table:table-cell>
          <table:table-cell office:value-type="float" office:value="6.393950663" calcext:value-type="float">
            <text:p>6.393950663</text:p>
          </table:table-cell>
          <table:table-cell office:value-type="float" office:value="5.570100409" calcext:value-type="float">
            <text:p>5.570100409</text:p>
          </table:table-cell>
          <table:table-cell office:value-type="float" office:value="7.437709186" calcext:value-type="float">
            <text:p>7.437709186</text:p>
          </table:table-cell>
          <table:table-cell office:value-type="float" office:value="6.174042395" calcext:value-type="float">
            <text:p>6.174042395</text:p>
          </table:table-cell>
          <table:table-cell office:value-type="string" calcext:value-type="string">
            <text:p>N/A</text:p>
          </table:table-cell>
          <table:table-cell office:value-type="float" office:value="0.140795684" calcext:value-type="float">
            <text:p>0.140795684</text:p>
          </table:table-cell>
          <table:table-cell office:value-type="float" office:value="5.191111111" calcext:value-type="float">
            <text:p>5.191111111</text:p>
          </table:table-cell>
          <table:table-cell office:value-type="float" office:value="5.676190476" calcext:value-type="float">
            <text:p>5.676190476</text:p>
          </table:table-cell>
          <table:table-cell office:value-type="float" office:value="5.546666667" calcext:value-type="float">
            <text:p>5.546666667</text:p>
          </table:table-cell>
          <table:table-cell office:value-type="float" office:value="4.35047619" calcext:value-type="float">
            <text:p>4.35047619</text:p>
          </table:table-cell>
          <table:table-cell office:value-type="string" calcext:value-type="string">
            <text:p>N/A</text:p>
          </table:table-cell>
          <table:table-cell office:value-type="float" office:value="0.203467219" calcext:value-type="float">
            <text:p>0.203467219</text:p>
          </table:table-cell>
          <table:table-cell office:value-type="float" office:value="23.93351801" calcext:value-type="float">
            <text:p>23.93351801</text:p>
          </table:table-cell>
          <table:table-cell office:value-type="float" office:value="18.38227147" calcext:value-type="float">
            <text:p>18.38227147</text:p>
          </table:table-cell>
          <table:table-cell office:value-type="float" office:value="27.48476454" calcext:value-type="float">
            <text:p>27.48476454</text:p>
          </table:table-cell>
          <table:table-cell office:value-type="float" office:value="25.93351801" calcext:value-type="float">
            <text:p>25.93351801</text:p>
          </table:table-cell>
          <table:table-cell office:value-type="string" calcext:value-type="string">
            <text:p>N/A</text:p>
          </table:table-cell>
          <table:table-cell office:value-type="float" office:value="0.129692861" calcext:value-type="float">
            <text:p>0.129692861</text:p>
          </table:table-cell>
          <table:table-cell office:value-type="float" office:value="5.468950749" calcext:value-type="float">
            <text:p>5.468950749</text:p>
          </table:table-cell>
          <table:table-cell office:value-type="float" office:value="5.235546039" calcext:value-type="float">
            <text:p>5.235546039</text:p>
          </table:table-cell>
          <table:table-cell office:value-type="float" office:value="6.265524625" calcext:value-type="float">
            <text:p>6.265524625</text:p>
          </table:table-cell>
          <table:table-cell office:value-type="float" office:value="4.905781585" calcext:value-type="float">
            <text:p>4.905781585</text:p>
          </table:table-cell>
          <table:table-cell office:value-type="string" calcext:value-type="string">
            <text:p>N/A</text:p>
          </table:table-cell>
          <table:table-cell office:value-type="float" office:value="0.214619916" calcext:value-type="float">
            <text:p>0.214619916</text:p>
          </table:table-cell>
          <table:table-cell office:value-type="float" office:value="4.052960685" calcext:value-type="float">
            <text:p>4.052960685</text:p>
          </table:table-cell>
          <table:table-cell office:value-type="float" office:value="3.124933546" calcext:value-type="float">
            <text:p>3.124933546</text:p>
          </table:table-cell>
          <table:table-cell office:value-type="float" office:value="4.849700008" calcext:value-type="float">
            <text:p>4.849700008</text:p>
          </table:table-cell>
          <table:table-cell office:value-type="float" office:value="4.1842485" calcext:value-type="float">
            <text:p>4.1842485</text:p>
          </table:table-cell>
          <table:table-cell office:value-type="string" calcext:value-type="string">
            <text:p>N/A</text:p>
          </table:table-cell>
          <table:table-cell office:value-type="float" office:value="0.048333547" calcext:value-type="float">
            <text:p>0.048333547</text:p>
          </table:table-cell>
          <table:table-cell office:value-type="float" office:value="3.209130032" calcext:value-type="float">
            <text:p>3.209130032</text:p>
          </table:table-cell>
          <table:table-cell office:value-type="float" office:value="3.365582612" calcext:value-type="float">
            <text:p>3.365582612</text:p>
          </table:table-cell>
          <table:table-cell office:value-type="float" office:value="3.055401209" calcext:value-type="float">
            <text:p>3.055401209</text:p>
          </table:table-cell>
          <table:table-cell office:value-type="float" office:value="3.206406276" calcext:value-type="float">
            <text:p>3.206406276</text:p>
          </table:table-cell>
          <table:table-cell office:value-type="string" calcext:value-type="string">
            <text:p>N/A</text:p>
          </table:table-cell>
          <table:table-cell office:value-type="float" office:value="0.245209166" calcext:value-type="float">
            <text:p>0.245209166</text:p>
          </table:table-cell>
          <table:table-cell office:value-type="float" office:value="14.42956458" calcext:value-type="float">
            <text:p>14.42956458</text:p>
          </table:table-cell>
          <table:table-cell office:value-type="float" office:value="11.56970362" calcext:value-type="float">
            <text:p>11.56970362</text:p>
          </table:table-cell>
          <table:table-cell office:value-type="float" office:value="13.33260154" calcext:value-type="float">
            <text:p>13.33260154</text:p>
          </table:table-cell>
          <table:table-cell office:value-type="float" office:value="18.38638858" calcext:value-type="float">
            <text:p>18.38638858</text:p>
          </table:table-cell>
          <table:table-cell office:value-type="string" calcext:value-type="string">
            <text:p>N/A</text:p>
          </table:table-cell>
          <table:table-cell office:value-type="float" office:value="0.082012413" calcext:value-type="float">
            <text:p>0.082012413</text:p>
          </table:table-cell>
          <table:table-cell office:value-type="float" office:value="3.833066951" calcext:value-type="float">
            <text:p>3.833066951</text:p>
          </table:table-cell>
          <table:table-cell office:value-type="float" office:value="4.188598828" calcext:value-type="float">
            <text:p>4.188598828</text:p>
          </table:table-cell>
          <table:table-cell office:value-type="float" office:value="3.718700053" calcext:value-type="float">
            <text:p>3.718700053</text:p>
          </table:table-cell>
          <table:table-cell office:value-type="float" office:value="3.591901971" calcext:value-type="float">
            <text:p>3.59190197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87</text:p>
          </table:table-cell>
          <table:table-cell table:formula="of:=EXACT([.A305];[.B305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70655330" calcext:value-type="float">
            <text:p>170655330</text:p>
          </table:table-cell>
          <table:table-cell office:value-type="float" office:value="170656359" calcext:value-type="float">
            <text:p>170656359</text:p>
          </table:table-cell>
          <table:table-cell office:value-type="float" office:value="0.6223608809" calcext:value-type="float">
            <text:p>0.6223608809</text:p>
          </table:table-cell>
          <table:table-cell office:value-type="float" office:value="0.695936559" calcext:value-type="float">
            <text:p>0.695936559</text:p>
          </table:table-cell>
          <table:table-cell office:value-type="float" office:value="0.527321139" calcext:value-type="float">
            <text:p>0.527321139</text:p>
          </table:table-cell>
          <table:table-cell office:value-type="float" office:value="0.966890484" calcext:value-type="float">
            <text:p>0.966890484</text:p>
          </table:table-cell>
          <table:table-cell office:value-type="float" office:value="0.650845103" calcext:value-type="float">
            <text:p>0.650845103</text:p>
          </table:table-cell>
          <table:table-cell office:value-type="float" office:value="0.638689511" calcext:value-type="float">
            <text:p>0.638689511</text:p>
          </table:table-cell>
          <table:table-cell office:value-type="float" office:value="0.279222718" calcext:value-type="float">
            <text:p>0.279222718</text:p>
          </table:table-cell>
          <table:table-cell office:value-type="float" office:value="1.104039965" calcext:value-type="float">
            <text:p>1.104039965</text:p>
          </table:table-cell>
          <table:table-cell office:value-type="float" office:value="1.273964668" calcext:value-type="float">
            <text:p>1.273964668</text:p>
          </table:table-cell>
          <table:table-cell office:value-type="float" office:value="1.265566174" calcext:value-type="float">
            <text:p>1.265566174</text:p>
          </table:table-cell>
          <table:table-cell office:value-type="float" office:value="1.234289024" calcext:value-type="float">
            <text:p>1.234289024</text:p>
          </table:table-cell>
          <table:table-cell office:value-type="float" office:value="0.642339994" calcext:value-type="float">
            <text:p>0.642339994</text:p>
          </table:table-cell>
          <table:table-cell office:value-type="float" office:value="0.106179676" calcext:value-type="float">
            <text:p>0.106179676</text:p>
          </table:table-cell>
          <table:table-cell office:value-type="float" office:value="14.35338346" calcext:value-type="float">
            <text:p>14.35338346</text:p>
          </table:table-cell>
          <table:table-cell office:value-type="float" office:value="15.839599" calcext:value-type="float">
            <text:p>15.839599</text:p>
          </table:table-cell>
          <table:table-cell office:value-type="float" office:value="12.9122807" calcext:value-type="float">
            <text:p>12.9122807</text:p>
          </table:table-cell>
          <table:table-cell office:value-type="float" office:value="13.17293233" calcext:value-type="float">
            <text:p>13.17293233</text:p>
          </table:table-cell>
          <table:table-cell office:value-type="float" office:value="15.4887218" calcext:value-type="float">
            <text:p>15.4887218</text:p>
          </table:table-cell>
          <table:table-cell office:value-type="float" office:value="0.227593671" calcext:value-type="float">
            <text:p>0.227593671</text:p>
          </table:table-cell>
          <table:table-cell office:value-type="float" office:value="0.925576229" calcext:value-type="float">
            <text:p>0.925576229</text:p>
          </table:table-cell>
          <table:table-cell office:value-type="float" office:value="1.145237434" calcext:value-type="float">
            <text:p>1.145237434</text:p>
          </table:table-cell>
          <table:table-cell office:value-type="float" office:value="0.75201333" calcext:value-type="float">
            <text:p>0.75201333</text:p>
          </table:table-cell>
          <table:table-cell office:value-type="float" office:value="0.738683699" calcext:value-type="float">
            <text:p>0.738683699</text:p>
          </table:table-cell>
          <table:table-cell office:value-type="float" office:value="1.066370453" calcext:value-type="float">
            <text:p>1.066370453</text:p>
          </table:table-cell>
          <table:table-cell office:value-type="float" office:value="0.079875606" calcext:value-type="float">
            <text:p>0.079875606</text:p>
          </table:table-cell>
          <table:table-cell office:value-type="float" office:value="1.012586306" calcext:value-type="float">
            <text:p>1.012586306</text:p>
          </table:table-cell>
          <table:table-cell office:value-type="float" office:value="1.122842348" calcext:value-type="float">
            <text:p>1.122842348</text:p>
          </table:table-cell>
          <table:table-cell office:value-type="float" office:value="0.932393556" calcext:value-type="float">
            <text:p>0.932393556</text:p>
          </table:table-cell>
          <table:table-cell office:value-type="float" office:value="1.014672037" calcext:value-type="float">
            <text:p>1.014672037</text:p>
          </table:table-cell>
          <table:table-cell office:value-type="float" office:value="0.980437284" calcext:value-type="float">
            <text:p>0.980437284</text:p>
          </table:table-cell>
          <table:table-cell office:value-type="float" office:value="0.201731636" calcext:value-type="float">
            <text:p>0.201731636</text:p>
          </table:table-cell>
          <table:table-cell office:value-type="float" office:value="1.804500703" calcext:value-type="float">
            <text:p>1.804500703</text:p>
          </table:table-cell>
          <table:table-cell office:value-type="float" office:value="2.028129395" calcext:value-type="float">
            <text:p>2.028129395</text:p>
          </table:table-cell>
          <table:table-cell office:value-type="float" office:value="1.919831224" calcext:value-type="float">
            <text:p>1.919831224</text:p>
          </table:table-cell>
          <table:table-cell office:value-type="float" office:value="2.007032349" calcext:value-type="float">
            <text:p>2.007032349</text:p>
          </table:table-cell>
          <table:table-cell office:value-type="float" office:value="1.263009845" calcext:value-type="float">
            <text:p>1.263009845</text:p>
          </table:table-cell>
          <table:table-cell office:value-type="float" office:value="0.175834916" calcext:value-type="float">
            <text:p>0.175834916</text:p>
          </table:table-cell>
          <table:table-cell office:value-type="float" office:value="11.70216049" calcext:value-type="float">
            <text:p>11.70216049</text:p>
          </table:table-cell>
          <table:table-cell office:value-type="float" office:value="11.11419753" calcext:value-type="float">
            <text:p>11.11419753</text:p>
          </table:table-cell>
          <table:table-cell office:value-type="float" office:value="13.82407407" calcext:value-type="float">
            <text:p>13.82407407</text:p>
          </table:table-cell>
          <table:table-cell office:value-type="float" office:value="9.108024691" calcext:value-type="float">
            <text:p>9.108024691</text:p>
          </table:table-cell>
          <table:table-cell office:value-type="float" office:value="12.76234568" calcext:value-type="float">
            <text:p>12.76234568</text:p>
          </table:table-cell>
          <table:table-cell office:value-type="float" office:value="0.160893358" calcext:value-type="float">
            <text:p>0.160893358</text:p>
          </table:table-cell>
          <table:table-cell office:value-type="float" office:value="0.205244882" calcext:value-type="float">
            <text:p>0.205244882</text:p>
          </table:table-cell>
          <table:table-cell office:value-type="float" office:value="1.389473684" calcext:value-type="float">
            <text:p>1.389473684</text:p>
          </table:table-cell>
          <table:table-cell office:value-type="float" office:value="1.486842105" calcext:value-type="float">
            <text:p>1.486842105</text:p>
          </table:table-cell>
          <table:table-cell office:value-type="float" office:value="1.202631579" calcext:value-type="float">
            <text:p>1.202631579</text:p>
          </table:table-cell>
          <table:table-cell office:value-type="float" office:value="1.023684211" calcext:value-type="float">
            <text:p>1.023684211</text:p>
          </table:table-cell>
        </table:table-row>
        <table:table-row table:style-name="ro1">
          <table:table-cell table:number-columns-repeated="2" office:value-type="string" calcext:value-type="string">
            <text:p>WOLD_LR_088</text:p>
          </table:table-cell>
          <table:table-cell table:formula="of:=EXACT([.A306];[.B306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7</text:p>
          </table:table-cell>
          <table:table-cell office:value-type="float" office:value="46761011" calcext:value-type="float">
            <text:p>46761011</text:p>
          </table:table-cell>
          <table:table-cell office:value-type="float" office:value="46761553" calcext:value-type="float">
            <text:p>46761553</text:p>
          </table:table-cell>
          <table:table-cell office:value-type="float" office:value="0.6628092312" calcext:value-type="float">
            <text:p>0.6628092312</text:p>
          </table:table-cell>
          <table:table-cell office:value-type="float" office:value="0.527333581" calcext:value-type="float">
            <text:p>0.527333581</text:p>
          </table:table-cell>
          <table:table-cell office:value-type="float" office:value="0.493120119" calcext:value-type="float">
            <text:p>0.493120119</text:p>
          </table:table-cell>
          <table:table-cell office:value-type="float" office:value="0.615842321" calcext:value-type="float">
            <text:p>0.615842321</text:p>
          </table:table-cell>
          <table:table-cell office:value-type="float" office:value="0.473038304" calcext:value-type="float">
            <text:p>0.473038304</text:p>
          </table:table-cell>
          <table:table-cell office:value-type="string" calcext:value-type="string">
            <text:p>N/A</text:p>
          </table:table-cell>
          <table:table-cell office:value-type="float" office:value="0.07051859" calcext:value-type="float">
            <text:p>0.07051859</text:p>
          </table:table-cell>
          <table:table-cell office:value-type="float" office:value="0.633650794" calcext:value-type="float">
            <text:p>0.633650794</text:p>
          </table:table-cell>
          <table:table-cell office:value-type="float" office:value="0.672380952" calcext:value-type="float">
            <text:p>0.672380952</text:p>
          </table:table-cell>
          <table:table-cell office:value-type="float" office:value="0.643809524" calcext:value-type="float">
            <text:p>0.643809524</text:p>
          </table:table-cell>
          <table:table-cell office:value-type="float" office:value="0.584761905" calcext:value-type="float">
            <text:p>0.584761905</text:p>
          </table:table-cell>
          <table:table-cell office:value-type="string" calcext:value-type="string">
            <text:p>N/A</text:p>
          </table:table-cell>
          <table:table-cell office:value-type="float" office:value="0.091130767" calcext:value-type="float">
            <text:p>0.091130767</text:p>
          </table:table-cell>
          <table:table-cell office:value-type="float" office:value="0.650046168" calcext:value-type="float">
            <text:p>0.650046168</text:p>
          </table:table-cell>
          <table:table-cell office:value-type="float" office:value="0.581717452" calcext:value-type="float">
            <text:p>0.581717452</text:p>
          </table:table-cell>
          <table:table-cell office:value-type="float" office:value="0.681440443" calcext:value-type="float">
            <text:p>0.681440443</text:p>
          </table:table-cell>
          <table:table-cell office:value-type="float" office:value="0.686980609" calcext:value-type="float">
            <text:p>0.686980609</text:p>
          </table:table-cell>
          <table:table-cell office:value-type="string" calcext:value-type="string">
            <text:p>N/A</text:p>
          </table:table-cell>
          <table:table-cell office:value-type="float" office:value="0.117437722" calcext:value-type="float">
            <text:p>0.117437722</text:p>
          </table:table-cell>
          <table:table-cell table:number-columns-repeated="2" office:value-type="float" office:value="0.601713062" calcext:value-type="float">
            <text:p>0.601713062</text:p>
          </table:table-cell>
          <table:table-cell office:value-type="float" office:value="0.672376874" calcext:value-type="float">
            <text:p>0.672376874</text:p>
          </table:table-cell>
          <table:table-cell office:value-type="float" office:value="0.531049251" calcext:value-type="float">
            <text:p>0.531049251</text:p>
          </table:table-cell>
          <table:table-cell office:value-type="string" calcext:value-type="string">
            <text:p>N/A</text:p>
          </table:table-cell>
          <table:table-cell office:value-type="float" office:value="0.260077987" calcext:value-type="float">
            <text:p>0.260077987</text:p>
          </table:table-cell>
          <table:table-cell office:value-type="float" office:value="0.446925394" calcext:value-type="float">
            <text:p>0.446925394</text:p>
          </table:table-cell>
          <table:table-cell office:value-type="float" office:value="0.34829498" calcext:value-type="float">
            <text:p>0.34829498</text:p>
          </table:table-cell>
          <table:table-cell office:value-type="float" office:value="0.575074049" calcext:value-type="float">
            <text:p>0.575074049</text:p>
          </table:table-cell>
          <table:table-cell office:value-type="float" office:value="0.417407154" calcext:value-type="float">
            <text:p>0.417407154</text:p>
          </table:table-cell>
          <table:table-cell office:value-type="string" calcext:value-type="string">
            <text:p>N/A</text:p>
          </table:table-cell>
          <table:table-cell office:value-type="float" office:value="0.084935677" calcext:value-type="float">
            <text:p>0.084935677</text:p>
          </table:table-cell>
          <table:table-cell office:value-type="float" office:value="0.419349567" calcext:value-type="float">
            <text:p>0.419349567</text:p>
          </table:table-cell>
          <table:table-cell office:value-type="float" office:value="0.460205916" calcext:value-type="float">
            <text:p>0.460205916</text:p>
          </table:table-cell>
          <table:table-cell office:value-type="float" office:value="0.394835757" calcext:value-type="float">
            <text:p>0.394835757</text:p>
          </table:table-cell>
          <table:table-cell office:value-type="float" office:value="0.403007027" calcext:value-type="float">
            <text:p>0.403007027</text:p>
          </table:table-cell>
          <table:table-cell office:value-type="string" calcext:value-type="string">
            <text:p>N/A</text:p>
          </table:table-cell>
          <table:table-cell office:value-type="float" office:value="0.027500767" calcext:value-type="float">
            <text:p>0.027500767</text:p>
          </table:table-cell>
          <table:table-cell office:value-type="float" office:value="0.30223198" calcext:value-type="float">
            <text:p>0.30223198</text:p>
          </table:table-cell>
          <table:table-cell office:value-type="float" office:value="0.311745335" calcext:value-type="float">
            <text:p>0.311745335</text:p>
          </table:table-cell>
          <table:table-cell office:value-type="float" office:value="0.298572997" calcext:value-type="float">
            <text:p>0.298572997</text:p>
          </table:table-cell>
          <table:table-cell office:value-type="float" office:value="0.296377607" calcext:value-type="float">
            <text:p>0.296377607</text:p>
          </table:table-cell>
          <table:table-cell office:value-type="string" calcext:value-type="string">
            <text:p>N/A</text:p>
          </table:table-cell>
          <table:table-cell office:value-type="float" office:value="0.221384866" calcext:value-type="float">
            <text:p>0.221384866</text:p>
          </table:table-cell>
          <table:table-cell office:value-type="float" office:value="0.507547505" calcext:value-type="float">
            <text:p>0.507547505</text:p>
          </table:table-cell>
          <table:table-cell office:value-type="float" office:value="0.42301545" calcext:value-type="float">
            <text:p>0.42301545</text:p>
          </table:table-cell>
          <table:table-cell office:value-type="float" office:value="0.63505594" calcext:value-type="float">
            <text:p>0.63505594</text:p>
          </table:table-cell>
          <table:table-cell office:value-type="float" office:value="0.464571124" calcext:value-type="float">
            <text:p>0.46457112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89</text:p>
          </table:table-cell>
          <table:table-cell table:formula="of:=EXACT([.A307];[.B307])" office:value-type="boolean" office:boolean-value="true" calcext:value-type="boolean">
            <text:p>TRUE</text:p>
          </table:table-cell>
          <table:table-cell office:value-type="string" calcext:value-type="string">
            <text:p>TEST ELEMENT*NESTED</text:p>
          </table:table-cell>
          <table:table-cell office:value-type="string" calcext:value-type="string">
            <text:p>chr7</text:p>
          </table:table-cell>
          <table:table-cell office:value-type="float" office:value="46352696" calcext:value-type="float">
            <text:p>46352696</text:p>
          </table:table-cell>
          <table:table-cell office:value-type="float" office:value="46353742" calcext:value-type="float">
            <text:p>46353742</text:p>
          </table:table-cell>
          <table:table-cell office:value-type="float" office:value="0.1598144318" calcext:value-type="float">
            <text:p>0.1598144318</text:p>
          </table:table-cell>
          <table:table-cell office:value-type="float" office:value="5.015495227" calcext:value-type="float">
            <text:p>5.015495227</text:p>
          </table:table-cell>
          <table:table-cell office:value-type="float" office:value="5.556712533" calcext:value-type="float">
            <text:p>5.556712533</text:p>
          </table:table-cell>
          <table:table-cell office:value-type="float" office:value="5.154332466" calcext:value-type="float">
            <text:p>5.154332466</text:p>
          </table:table-cell>
          <table:table-cell office:value-type="float" office:value="4.335440684" calcext:value-type="float">
            <text:p>4.335440684</text:p>
          </table:table-cell>
          <table:table-cell office:value-type="string" calcext:value-type="string">
            <text:p>N/A</text:p>
          </table:table-cell>
          <table:table-cell office:value-type="float" office:value="0.11929391" calcext:value-type="float">
            <text:p>0.11929391</text:p>
          </table:table-cell>
          <table:table-cell office:value-type="float" office:value="2.153015873" calcext:value-type="float">
            <text:p>2.153015873</text:p>
          </table:table-cell>
          <table:table-cell office:value-type="float" office:value="2.441904762" calcext:value-type="float">
            <text:p>2.441904762</text:p>
          </table:table-cell>
          <table:table-cell office:value-type="float" office:value="2.066666667" calcext:value-type="float">
            <text:p>2.066666667</text:p>
          </table:table-cell>
          <table:table-cell office:value-type="float" office:value="1.95047619" calcext:value-type="float">
            <text:p>1.95047619</text:p>
          </table:table-cell>
          <table:table-cell office:value-type="string" calcext:value-type="string">
            <text:p>N/A</text:p>
          </table:table-cell>
          <table:table-cell office:value-type="float" office:value="0.129232453" calcext:value-type="float">
            <text:p>0.129232453</text:p>
          </table:table-cell>
          <table:table-cell office:value-type="float" office:value="38.34718375" calcext:value-type="float">
            <text:p>38.34718375</text:p>
          </table:table-cell>
          <table:table-cell office:value-type="float" office:value="38.15512465" calcext:value-type="float">
            <text:p>38.15512465</text:p>
          </table:table-cell>
          <table:table-cell office:value-type="float" office:value="33.49030471" calcext:value-type="float">
            <text:p>33.49030471</text:p>
          </table:table-cell>
          <table:table-cell office:value-type="float" office:value="43.39612188" calcext:value-type="float">
            <text:p>43.39612188</text:p>
          </table:table-cell>
          <table:table-cell office:value-type="string" calcext:value-type="string">
            <text:p>N/A</text:p>
          </table:table-cell>
          <table:table-cell office:value-type="float" office:value="0.115221917" calcext:value-type="float">
            <text:p>0.115221917</text:p>
          </table:table-cell>
          <table:table-cell office:value-type="float" office:value="3.22840828" calcext:value-type="float">
            <text:p>3.22840828</text:p>
          </table:table-cell>
          <table:table-cell office:value-type="float" office:value="3.389721627" calcext:value-type="float">
            <text:p>3.389721627</text:p>
          </table:table-cell>
          <table:table-cell office:value-type="float" office:value="2.802997859" calcext:value-type="float">
            <text:p>2.802997859</text:p>
          </table:table-cell>
          <table:table-cell office:value-type="float" office:value="3.492505353" calcext:value-type="float">
            <text:p>3.492505353</text:p>
          </table:table-cell>
          <table:table-cell office:value-type="string" calcext:value-type="string">
            <text:p>N/A</text:p>
          </table:table-cell>
          <table:table-cell table:number-columns-repeated="5" office:value-type="string" calcext:value-type="string">
            <text:p>#N/A</text:p>
          </table:table-cell>
          <table:table-cell office:value-type="string" calcext:value-type="string">
            <text:p>N/A</text:p>
          </table:table-cell>
          <table:table-cell table:number-columns-repeated="5" office:value-type="string" calcext:value-type="string">
            <text:p>#N/A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#N/A</text:p>
          </table:table-cell>
          <table:table-cell office:value-type="float" office:value="8.522502744" calcext:value-type="float">
            <text:p>8.522502744</text:p>
          </table:table-cell>
          <table:table-cell office:value-type="float" office:value="9.293084523" calcext:value-type="float">
            <text:p>9.293084523</text:p>
          </table:table-cell>
          <table:table-cell office:value-type="float" office:value="8.513721186" calcext:value-type="float">
            <text:p>8.513721186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#N/A</text:p>
          </table:table-cell>
          <table:table-cell office:value-type="float" office:value="1.511987214" calcext:value-type="float">
            <text:p>1.511987214</text:p>
          </table:table-cell>
          <table:table-cell office:value-type="float" office:value="1.600426212" calcext:value-type="float">
            <text:p>1.600426212</text:p>
          </table:table-cell>
          <table:table-cell office:value-type="float" office:value="1.589770911" calcext:value-type="float">
            <text:p>1.58977091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91</text:p>
          </table:table-cell>
          <table:table-cell table:formula="of:=EXACT([.A308];[.B308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7</text:p>
          </table:table-cell>
          <table:table-cell office:value-type="float" office:value="46341337" calcext:value-type="float">
            <text:p>46341337</text:p>
          </table:table-cell>
          <table:table-cell office:value-type="float" office:value="46341939" calcext:value-type="float">
            <text:p>46341939</text:p>
          </table:table-cell>
          <table:table-cell office:value-type="float" office:value="0.07551747524" calcext:value-type="float">
            <text:p>0.07551747524</text:p>
          </table:table-cell>
          <table:table-cell office:value-type="float" office:value="6.006693938" calcext:value-type="float">
            <text:p>6.006693938</text:p>
          </table:table-cell>
          <table:table-cell office:value-type="float" office:value="5.788025288" calcext:value-type="float">
            <text:p>5.788025288</text:p>
          </table:table-cell>
          <table:table-cell office:value-type="float" office:value="6.751208628" calcext:value-type="float">
            <text:p>6.751208628</text:p>
          </table:table-cell>
          <table:table-cell office:value-type="float" office:value="5.480847899" calcext:value-type="float">
            <text:p>5.480847899</text:p>
          </table:table-cell>
          <table:table-cell office:value-type="string" calcext:value-type="string">
            <text:p>N/A</text:p>
          </table:table-cell>
          <table:table-cell office:value-type="float" office:value="0.123279799" calcext:value-type="float">
            <text:p>0.123279799</text:p>
          </table:table-cell>
          <table:table-cell office:value-type="float" office:value="4.266031746" calcext:value-type="float">
            <text:p>4.266031746</text:p>
          </table:table-cell>
          <table:table-cell office:value-type="float" office:value="4.064761905" calcext:value-type="float">
            <text:p>4.064761905</text:p>
          </table:table-cell>
          <table:table-cell office:value-type="float" office:value="4.862857143" calcext:value-type="float">
            <text:p>4.862857143</text:p>
          </table:table-cell>
          <table:table-cell office:value-type="float" office:value="3.87047619" calcext:value-type="float">
            <text:p>3.87047619</text:p>
          </table:table-cell>
          <table:table-cell office:value-type="string" calcext:value-type="string">
            <text:p>N/A</text:p>
          </table:table-cell>
          <table:table-cell office:value-type="float" office:value="0.152256507" calcext:value-type="float">
            <text:p>0.152256507</text:p>
          </table:table-cell>
          <table:table-cell office:value-type="float" office:value="6.404432133" calcext:value-type="float">
            <text:p>6.404432133</text:p>
          </table:table-cell>
          <table:table-cell office:value-type="float" office:value="6.91966759" calcext:value-type="float">
            <text:p>6.91966759</text:p>
          </table:table-cell>
          <table:table-cell office:value-type="float" office:value="7.013850416" calcext:value-type="float">
            <text:p>7.013850416</text:p>
          </table:table-cell>
          <table:table-cell office:value-type="float" office:value="5.279778393" calcext:value-type="float">
            <text:p>5.279778393</text:p>
          </table:table-cell>
          <table:table-cell office:value-type="string" calcext:value-type="string">
            <text:p>N/A</text:p>
          </table:table-cell>
          <table:table-cell office:value-type="float" office:value="0.157857494" calcext:value-type="float">
            <text:p>0.157857494</text:p>
          </table:table-cell>
          <table:table-cell office:value-type="float" office:value="4.045681656" calcext:value-type="float">
            <text:p>4.045681656</text:p>
          </table:table-cell>
          <table:table-cell office:value-type="float" office:value="3.312633833" calcext:value-type="float">
            <text:p>3.312633833</text:p>
          </table:table-cell>
          <table:table-cell office:value-type="float" office:value="4.481798715" calcext:value-type="float">
            <text:p>4.481798715</text:p>
          </table:table-cell>
          <table:table-cell office:value-type="float" office:value="4.34261242" calcext:value-type="float">
            <text:p>4.34261242</text:p>
          </table:table-cell>
          <table:table-cell office:value-type="string" calcext:value-type="string">
            <text:p>N/A</text:p>
          </table:table-cell>
          <table:table-cell office:value-type="float" office:value="0.141378518" calcext:value-type="float">
            <text:p>0.141378518</text:p>
          </table:table-cell>
          <table:table-cell office:value-type="float" office:value="3.924153819" calcext:value-type="float">
            <text:p>3.924153819</text:p>
          </table:table-cell>
          <table:table-cell office:value-type="float" office:value="3.301739196" calcext:value-type="float">
            <text:p>3.301739196</text:p>
          </table:table-cell>
          <table:table-cell office:value-type="float" office:value="4.366674261" calcext:value-type="float">
            <text:p>4.366674261</text:p>
          </table:table-cell>
          <table:table-cell office:value-type="float" office:value="4.104047999" calcext:value-type="float">
            <text:p>4.104047999</text:p>
          </table:table-cell>
          <table:table-cell office:value-type="string" calcext:value-type="string">
            <text:p>N/A</text:p>
          </table:table-cell>
          <table:table-cell office:value-type="float" office:value="0.105924032" calcext:value-type="float">
            <text:p>0.105924032</text:p>
          </table:table-cell>
          <table:table-cell office:value-type="float" office:value="4.366072888" calcext:value-type="float">
            <text:p>4.366072888</text:p>
          </table:table-cell>
          <table:table-cell office:value-type="float" office:value="3.956201994" calcext:value-type="float">
            <text:p>3.956201994</text:p>
          </table:table-cell>
          <table:table-cell office:value-type="float" office:value="4.274554666" calcext:value-type="float">
            <text:p>4.274554666</text:p>
          </table:table-cell>
          <table:table-cell office:value-type="float" office:value="4.867462004" calcext:value-type="float">
            <text:p>4.867462004</text:p>
          </table:table-cell>
          <table:table-cell office:value-type="string" calcext:value-type="string">
            <text:p>N/A</text:p>
          </table:table-cell>
          <table:table-cell office:value-type="float" office:value="0.220817361" calcext:value-type="float">
            <text:p>0.220817361</text:p>
          </table:table-cell>
          <table:table-cell office:value-type="float" office:value="5.116721551" calcext:value-type="float">
            <text:p>5.116721551</text:p>
          </table:table-cell>
          <table:table-cell office:value-type="float" office:value="6.41712404" calcext:value-type="float">
            <text:p>6.41712404</text:p>
          </table:table-cell>
          <table:table-cell office:value-type="float" office:value="4.557628979" calcext:value-type="float">
            <text:p>4.557628979</text:p>
          </table:table-cell>
          <table:table-cell office:value-type="float" office:value="4.375411636" calcext:value-type="float">
            <text:p>4.375411636</text:p>
          </table:table-cell>
          <table:table-cell office:value-type="string" calcext:value-type="string">
            <text:p>N/A</text:p>
          </table:table-cell>
          <table:table-cell office:value-type="float" office:value="0.103231467" calcext:value-type="float">
            <text:p>0.103231467</text:p>
          </table:table-cell>
          <table:table-cell office:value-type="float" office:value="3.795418221" calcext:value-type="float">
            <text:p>3.795418221</text:p>
          </table:table-cell>
          <table:table-cell office:value-type="float" office:value="3.955247736" calcext:value-type="float">
            <text:p>3.955247736</text:p>
          </table:table-cell>
          <table:table-cell office:value-type="float" office:value="4.082045818" calcext:value-type="float">
            <text:p>4.082045818</text:p>
          </table:table-cell>
          <table:table-cell office:value-type="float" office:value="3.348961108" calcext:value-type="float">
            <text:p>3.34896110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93</text:p>
          </table:table-cell>
          <table:table-cell table:formula="of:=EXACT([.A309];[.B309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7</text:p>
          </table:table-cell>
          <table:table-cell office:value-type="float" office:value="46365661" calcext:value-type="float">
            <text:p>46365661</text:p>
          </table:table-cell>
          <table:table-cell office:value-type="float" office:value="46366358" calcext:value-type="float">
            <text:p>46366358</text:p>
          </table:table-cell>
          <table:table-cell office:value-type="float" office:value="0.07152199578" calcext:value-type="float">
            <text:p>0.07152199578</text:p>
          </table:table-cell>
          <table:table-cell office:value-type="float" office:value="0.816412545" calcext:value-type="float">
            <text:p>0.816412545</text:p>
          </table:table-cell>
          <table:table-cell office:value-type="float" office:value="0.792116028" calcext:value-type="float">
            <text:p>0.792116028</text:p>
          </table:table-cell>
          <table:table-cell office:value-type="float" office:value="0.986984009" calcext:value-type="float">
            <text:p>0.986984009</text:p>
          </table:table-cell>
          <table:table-cell office:value-type="float" office:value="0.670137598" calcext:value-type="float">
            <text:p>0.670137598</text:p>
          </table:table-cell>
          <table:table-cell office:value-type="string" calcext:value-type="string">
            <text:p>N/A</text:p>
          </table:table-cell>
          <table:table-cell office:value-type="float" office:value="0.273193659" calcext:value-type="float">
            <text:p>0.273193659</text:p>
          </table:table-cell>
          <table:table-cell office:value-type="float" office:value="0.843809524" calcext:value-type="float">
            <text:p>0.843809524</text:p>
          </table:table-cell>
          <table:table-cell office:value-type="float" office:value="0.868571429" calcext:value-type="float">
            <text:p>0.868571429</text:p>
          </table:table-cell>
          <table:table-cell office:value-type="float" office:value="1.060952381" calcext:value-type="float">
            <text:p>1.060952381</text:p>
          </table:table-cell>
          <table:table-cell office:value-type="float" office:value="0.601904762" calcext:value-type="float">
            <text:p>0.601904762</text:p>
          </table:table-cell>
          <table:table-cell office:value-type="string" calcext:value-type="string">
            <text:p>N/A</text:p>
          </table:table-cell>
          <table:table-cell office:value-type="float" office:value="0.242435613" calcext:value-type="float">
            <text:p>0.242435613</text:p>
          </table:table-cell>
          <table:table-cell office:value-type="float" office:value="1.091412742" calcext:value-type="float">
            <text:p>1.091412742</text:p>
          </table:table-cell>
          <table:table-cell office:value-type="float" office:value="0.958448753" calcext:value-type="float">
            <text:p>0.958448753</text:p>
          </table:table-cell>
          <table:table-cell office:value-type="float" office:value="1.396121884" calcext:value-type="float">
            <text:p>1.396121884</text:p>
          </table:table-cell>
          <table:table-cell office:value-type="float" office:value="0.91966759" calcext:value-type="float">
            <text:p>0.91966759</text:p>
          </table:table-cell>
          <table:table-cell office:value-type="string" calcext:value-type="string">
            <text:p>N/A</text:p>
          </table:table-cell>
          <table:table-cell office:value-type="float" office:value="0.124376838" calcext:value-type="float">
            <text:p>0.124376838</text:p>
          </table:table-cell>
          <table:table-cell office:value-type="float" office:value="0.633119201" calcext:value-type="float">
            <text:p>0.633119201</text:p>
          </table:table-cell>
          <table:table-cell office:value-type="float" office:value="0.614561028" calcext:value-type="float">
            <text:p>0.614561028</text:p>
          </table:table-cell>
          <table:table-cell office:value-type="float" office:value="0.719486081" calcext:value-type="float">
            <text:p>0.719486081</text:p>
          </table:table-cell>
          <table:table-cell office:value-type="float" office:value="0.565310493" calcext:value-type="float">
            <text:p>0.565310493</text:p>
          </table:table-cell>
          <table:table-cell office:value-type="string" calcext:value-type="string">
            <text:p>N/A</text:p>
          </table:table-cell>
          <table:table-cell office:value-type="float" office:value="0.215012854" calcext:value-type="float">
            <text:p>0.215012854</text:p>
          </table:table-cell>
          <table:table-cell office:value-type="float" office:value="0.727424622" calcext:value-type="float">
            <text:p>0.727424622</text:p>
          </table:table-cell>
          <table:table-cell office:value-type="float" office:value="0.598313967" calcext:value-type="float">
            <text:p>0.598313967</text:p>
          </table:table-cell>
          <table:table-cell office:value-type="float" office:value="0.68261563" calcext:value-type="float">
            <text:p>0.68261563</text:p>
          </table:table-cell>
          <table:table-cell office:value-type="float" office:value="0.90134427" calcext:value-type="float">
            <text:p>0.90134427</text:p>
          </table:table-cell>
          <table:table-cell office:value-type="string" calcext:value-type="string">
            <text:p>N/A</text:p>
          </table:table-cell>
          <table:table-cell office:value-type="float" office:value="0.108906571" calcext:value-type="float">
            <text:p>0.108906571</text:p>
          </table:table-cell>
          <table:table-cell office:value-type="float" office:value="0.775834831" calcext:value-type="float">
            <text:p>0.775834831</text:p>
          </table:table-cell>
          <table:table-cell office:value-type="float" office:value="0.690962576" calcext:value-type="float">
            <text:p>0.690962576</text:p>
          </table:table-cell>
          <table:table-cell office:value-type="float" office:value="0.776597483" calcext:value-type="float">
            <text:p>0.776597483</text:p>
          </table:table-cell>
          <table:table-cell office:value-type="float" office:value="0.859944435" calcext:value-type="float">
            <text:p>0.859944435</text:p>
          </table:table-cell>
          <table:table-cell office:value-type="string" calcext:value-type="string">
            <text:p>N/A</text:p>
          </table:table-cell>
          <table:table-cell office:value-type="float" office:value="0.457047852" calcext:value-type="float">
            <text:p>0.457047852</text:p>
          </table:table-cell>
          <table:table-cell office:value-type="float" office:value="0.787413099" calcext:value-type="float">
            <text:p>0.787413099</text:p>
          </table:table-cell>
          <table:table-cell office:value-type="float" office:value="0.911086718" calcext:value-type="float">
            <text:p>0.911086718</text:p>
          </table:table-cell>
          <table:table-cell office:value-type="float" office:value="0.381997805" calcext:value-type="float">
            <text:p>0.381997805</text:p>
          </table:table-cell>
          <table:table-cell office:value-type="float" office:value="1.069154775" calcext:value-type="float">
            <text:p>1.069154775</text:p>
          </table:table-cell>
          <table:table-cell office:value-type="string" calcext:value-type="string">
            <text:p>N/A</text:p>
          </table:table-cell>
          <table:table-cell office:value-type="float" office:value="0.194620818" calcext:value-type="float">
            <text:p>0.194620818</text:p>
          </table:table-cell>
          <table:table-cell office:value-type="float" office:value="0.691884212" calcext:value-type="float">
            <text:p>0.691884212</text:p>
          </table:table-cell>
          <table:table-cell office:value-type="float" office:value="0.622269579" calcext:value-type="float">
            <text:p>0.622269579</text:p>
          </table:table-cell>
          <table:table-cell office:value-type="float" office:value="0.606286628" calcext:value-type="float">
            <text:p>0.606286628</text:p>
          </table:table-cell>
          <table:table-cell office:value-type="float" office:value="0.84709643" calcext:value-type="float">
            <text:p>0.8470964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94</text:p>
          </table:table-cell>
          <table:table-cell table:formula="of:=EXACT([.A310];[.B310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7</text:p>
          </table:table-cell>
          <table:table-cell office:value-type="float" office:value="46300938" calcext:value-type="float">
            <text:p>46300938</text:p>
          </table:table-cell>
          <table:table-cell office:value-type="float" office:value="46301614" calcext:value-type="float">
            <text:p>46301614</text:p>
          </table:table-cell>
          <table:table-cell office:value-type="float" office:value="0.314054867" calcext:value-type="float">
            <text:p>0.314054867</text:p>
          </table:table-cell>
          <table:table-cell office:value-type="float" office:value="1.226478245" calcext:value-type="float">
            <text:p>1.226478245</text:p>
          </table:table-cell>
          <table:table-cell office:value-type="float" office:value="1.235403496" calcext:value-type="float">
            <text:p>1.235403496</text:p>
          </table:table-cell>
          <table:table-cell office:value-type="float" office:value="1.297136482" calcext:value-type="float">
            <text:p>1.297136482</text:p>
          </table:table-cell>
          <table:table-cell office:value-type="float" office:value="1.146894756" calcext:value-type="float">
            <text:p>1.146894756</text:p>
          </table:table-cell>
          <table:table-cell office:value-type="string" calcext:value-type="string">
            <text:p>N/A</text:p>
          </table:table-cell>
          <table:table-cell office:value-type="float" office:value="0.107373785" calcext:value-type="float">
            <text:p>0.107373785</text:p>
          </table:table-cell>
          <table:table-cell office:value-type="float" office:value="1.182222222" calcext:value-type="float">
            <text:p>1.182222222</text:p>
          </table:table-cell>
          <table:table-cell office:value-type="float" office:value="1.161904762" calcext:value-type="float">
            <text:p>1.161904762</text:p>
          </table:table-cell>
          <table:table-cell office:value-type="float" office:value="1.318095238" calcext:value-type="float">
            <text:p>1.318095238</text:p>
          </table:table-cell>
          <table:table-cell office:value-type="float" office:value="1.066666667" calcext:value-type="float">
            <text:p>1.066666667</text:p>
          </table:table-cell>
          <table:table-cell office:value-type="string" calcext:value-type="string">
            <text:p>N/A</text:p>
          </table:table-cell>
          <table:table-cell office:value-type="float" office:value="0.201698748" calcext:value-type="float">
            <text:p>0.201698748</text:p>
          </table:table-cell>
          <table:table-cell office:value-type="float" office:value="1.397968606" calcext:value-type="float">
            <text:p>1.397968606</text:p>
          </table:table-cell>
          <table:table-cell office:value-type="float" office:value="1.218836565" calcext:value-type="float">
            <text:p>1.218836565</text:p>
          </table:table-cell>
          <table:table-cell office:value-type="float" office:value="1.252077562" calcext:value-type="float">
            <text:p>1.252077562</text:p>
          </table:table-cell>
          <table:table-cell office:value-type="float" office:value="1.72299169" calcext:value-type="float">
            <text:p>1.72299169</text:p>
          </table:table-cell>
          <table:table-cell office:value-type="string" calcext:value-type="string">
            <text:p>N/A</text:p>
          </table:table-cell>
          <table:table-cell office:value-type="float" office:value="0.199720426" calcext:value-type="float">
            <text:p>0.199720426</text:p>
          </table:table-cell>
          <table:table-cell office:value-type="float" office:value="0.977159172" calcext:value-type="float">
            <text:p>0.977159172</text:p>
          </table:table-cell>
          <table:table-cell office:value-type="float" office:value="1.143468951" calcext:value-type="float">
            <text:p>1.143468951</text:p>
          </table:table-cell>
          <table:table-cell office:value-type="float" office:value="0.762312634" calcext:value-type="float">
            <text:p>0.762312634</text:p>
          </table:table-cell>
          <table:table-cell office:value-type="float" office:value="1.025695931" calcext:value-type="float">
            <text:p>1.025695931</text:p>
          </table:table-cell>
          <table:table-cell office:value-type="string" calcext:value-type="string">
            <text:p>N/A</text:p>
          </table:table-cell>
          <table:table-cell office:value-type="float" office:value="0.088999847" calcext:value-type="float">
            <text:p>0.088999847</text:p>
          </table:table-cell>
          <table:table-cell office:value-type="float" office:value="1.215311005" calcext:value-type="float">
            <text:p>1.215311005</text:p>
          </table:table-cell>
          <table:table-cell office:value-type="float" office:value="1.169742538" calcext:value-type="float">
            <text:p>1.169742538</text:p>
          </table:table-cell>
          <table:table-cell office:value-type="float" office:value="1.338801549" calcext:value-type="float">
            <text:p>1.338801549</text:p>
          </table:table-cell>
          <table:table-cell office:value-type="float" office:value="1.137388927" calcext:value-type="float">
            <text:p>1.137388927</text:p>
          </table:table-cell>
          <table:table-cell office:value-type="string" calcext:value-type="string">
            <text:p>N/A</text:p>
          </table:table-cell>
          <table:table-cell office:value-type="float" office:value="0.056866057" calcext:value-type="float">
            <text:p>0.056866057</text:p>
          </table:table-cell>
          <table:table-cell office:value-type="float" office:value="1.120989268" calcext:value-type="float">
            <text:p>1.120989268</text:p>
          </table:table-cell>
          <table:table-cell office:value-type="float" office:value="1.096584409" calcext:value-type="float">
            <text:p>1.096584409</text:p>
          </table:table-cell>
          <table:table-cell office:value-type="float" office:value="1.073051152" calcext:value-type="float">
            <text:p>1.073051152</text:p>
          </table:table-cell>
          <table:table-cell office:value-type="float" office:value="1.193332244" calcext:value-type="float">
            <text:p>1.193332244</text:p>
          </table:table-cell>
          <table:table-cell office:value-type="string" calcext:value-type="string">
            <text:p>N/A</text:p>
          </table:table-cell>
          <table:table-cell office:value-type="float" office:value="0.123714476" calcext:value-type="float">
            <text:p>0.123714476</text:p>
          </table:table-cell>
          <table:table-cell office:value-type="float" office:value="0.832784486" calcext:value-type="float">
            <text:p>0.832784486</text:p>
          </table:table-cell>
          <table:table-cell office:value-type="float" office:value="0.950603732" calcext:value-type="float">
            <text:p>0.950603732</text:p>
          </table:table-cell>
          <table:table-cell office:value-type="float" office:value="0.75960483" calcext:value-type="float">
            <text:p>0.75960483</text:p>
          </table:table-cell>
          <table:table-cell office:value-type="float" office:value="0.788144896" calcext:value-type="float">
            <text:p>0.788144896</text:p>
          </table:table-cell>
          <table:table-cell office:value-type="string" calcext:value-type="string">
            <text:p>N/A</text:p>
          </table:table-cell>
          <table:table-cell office:value-type="float" office:value="0.294731353" calcext:value-type="float">
            <text:p>0.294731353</text:p>
          </table:table-cell>
          <table:table-cell office:value-type="float" office:value="0.800568283" calcext:value-type="float">
            <text:p>0.800568283</text:p>
          </table:table-cell>
          <table:table-cell office:value-type="float" office:value="0.668087373" calcext:value-type="float">
            <text:p>0.668087373</text:p>
          </table:table-cell>
          <table:table-cell office:value-type="float" office:value="1.072988812" calcext:value-type="float">
            <text:p>1.072988812</text:p>
          </table:table-cell>
          <table:table-cell office:value-type="float" office:value="0.660628663" calcext:value-type="float">
            <text:p>0.66062866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95</text:p>
          </table:table-cell>
          <table:table-cell table:formula="of:=EXACT([.A311];[.B311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7</text:p>
          </table:table-cell>
          <table:table-cell office:value-type="float" office:value="46314526" calcext:value-type="float">
            <text:p>46314526</text:p>
          </table:table-cell>
          <table:table-cell office:value-type="float" office:value="46315060" calcext:value-type="float">
            <text:p>46315060</text:p>
          </table:table-cell>
          <table:table-cell office:value-type="float" office:value="0.406008758" calcext:value-type="float">
            <text:p>0.406008758</text:p>
          </table:table-cell>
          <table:table-cell office:value-type="float" office:value="1.417627371" calcext:value-type="float">
            <text:p>1.417627371</text:p>
          </table:table-cell>
          <table:table-cell office:value-type="float" office:value="1.351431759" calcext:value-type="float">
            <text:p>1.351431759</text:p>
          </table:table-cell>
          <table:table-cell office:value-type="float" office:value="1.407958349" calcext:value-type="float">
            <text:p>1.407958349</text:p>
          </table:table-cell>
          <table:table-cell office:value-type="float" office:value="1.493492004" calcext:value-type="float">
            <text:p>1.493492004</text:p>
          </table:table-cell>
          <table:table-cell office:value-type="string" calcext:value-type="string">
            <text:p>N/A</text:p>
          </table:table-cell>
          <table:table-cell office:value-type="float" office:value="0.21275938" calcext:value-type="float">
            <text:p>0.21275938</text:p>
          </table:table-cell>
          <table:table-cell office:value-type="float" office:value="1.888253968" calcext:value-type="float">
            <text:p>1.888253968</text:p>
          </table:table-cell>
          <table:table-cell office:value-type="float" office:value="1.740952381" calcext:value-type="float">
            <text:p>1.740952381</text:p>
          </table:table-cell>
          <table:table-cell office:value-type="float" office:value="2.342857143" calcext:value-type="float">
            <text:p>2.342857143</text:p>
          </table:table-cell>
          <table:table-cell office:value-type="float" office:value="1.580952381" calcext:value-type="float">
            <text:p>1.580952381</text:p>
          </table:table-cell>
          <table:table-cell office:value-type="string" calcext:value-type="string">
            <text:p>N/A</text:p>
          </table:table-cell>
          <table:table-cell office:value-type="float" office:value="0.167283881" calcext:value-type="float">
            <text:p>0.167283881</text:p>
          </table:table-cell>
          <table:table-cell office:value-type="float" office:value="2.068328717" calcext:value-type="float">
            <text:p>2.068328717</text:p>
          </table:table-cell>
          <table:table-cell office:value-type="float" office:value="1.700831025" calcext:value-type="float">
            <text:p>1.700831025</text:p>
          </table:table-cell>
          <table:table-cell office:value-type="float" office:value="2.11634349" calcext:value-type="float">
            <text:p>2.11634349</text:p>
          </table:table-cell>
          <table:table-cell office:value-type="float" office:value="2.387811634" calcext:value-type="float">
            <text:p>2.387811634</text:p>
          </table:table-cell>
          <table:table-cell office:value-type="string" calcext:value-type="string">
            <text:p>N/A</text:p>
          </table:table-cell>
          <table:table-cell office:value-type="float" office:value="0.236806916" calcext:value-type="float">
            <text:p>0.236806916</text:p>
          </table:table-cell>
          <table:table-cell office:value-type="float" office:value="1.905781585" calcext:value-type="float">
            <text:p>1.905781585</text:p>
          </table:table-cell>
          <table:table-cell office:value-type="float" office:value="2.141327623" calcext:value-type="float">
            <text:p>2.141327623</text:p>
          </table:table-cell>
          <table:table-cell office:value-type="float" office:value="1.385438972" calcext:value-type="float">
            <text:p>1.385438972</text:p>
          </table:table-cell>
          <table:table-cell office:value-type="float" office:value="2.190578158" calcext:value-type="float">
            <text:p>2.190578158</text:p>
          </table:table-cell>
          <table:table-cell office:value-type="string" calcext:value-type="string">
            <text:p>N/A</text:p>
          </table:table-cell>
          <table:table-cell office:value-type="float" office:value="0.372066379" calcext:value-type="float">
            <text:p>0.372066379</text:p>
          </table:table-cell>
          <table:table-cell office:value-type="float" office:value="1.81732108" calcext:value-type="float">
            <text:p>1.81732108</text:p>
          </table:table-cell>
          <table:table-cell office:value-type="float" office:value="1.0995671" calcext:value-type="float">
            <text:p>1.0995671</text:p>
          </table:table-cell>
          <table:table-cell office:value-type="float" office:value="2.442317916" calcext:value-type="float">
            <text:p>2.442317916</text:p>
          </table:table-cell>
          <table:table-cell office:value-type="float" office:value="1.910078226" calcext:value-type="float">
            <text:p>1.910078226</text:p>
          </table:table-cell>
          <table:table-cell office:value-type="string" calcext:value-type="string">
            <text:p>N/A</text:p>
          </table:table-cell>
          <table:table-cell office:value-type="float" office:value="0.127077738" calcext:value-type="float">
            <text:p>0.127077738</text:p>
          </table:table-cell>
          <table:table-cell office:value-type="float" office:value="1.817072506" calcext:value-type="float">
            <text:p>1.817072506</text:p>
          </table:table-cell>
          <table:table-cell office:value-type="float" office:value="1.788854388" calcext:value-type="float">
            <text:p>1.788854388</text:p>
          </table:table-cell>
          <table:table-cell office:value-type="float" office:value="2.060794247" calcext:value-type="float">
            <text:p>2.060794247</text:p>
          </table:table-cell>
          <table:table-cell office:value-type="float" office:value="1.601568884" calcext:value-type="float">
            <text:p>1.601568884</text:p>
          </table:table-cell>
          <table:table-cell office:value-type="string" calcext:value-type="string">
            <text:p>N/A</text:p>
          </table:table-cell>
          <table:table-cell office:value-type="float" office:value="0.307579508" calcext:value-type="float">
            <text:p>0.307579508</text:p>
          </table:table-cell>
          <table:table-cell office:value-type="float" office:value="1.520673253" calcext:value-type="float">
            <text:p>1.520673253</text:p>
          </table:table-cell>
          <table:table-cell office:value-type="float" office:value="1.356750823" calcext:value-type="float">
            <text:p>1.356750823</text:p>
          </table:table-cell>
          <table:table-cell office:value-type="float" office:value="2.048298573" calcext:value-type="float">
            <text:p>2.048298573</text:p>
          </table:table-cell>
          <table:table-cell office:value-type="float" office:value="1.156970362" calcext:value-type="float">
            <text:p>1.156970362</text:p>
          </table:table-cell>
          <table:table-cell office:value-type="string" calcext:value-type="string">
            <text:p>N/A</text:p>
          </table:table-cell>
          <table:table-cell office:value-type="float" office:value="0.134341003" calcext:value-type="float">
            <text:p>0.134341003</text:p>
          </table:table-cell>
          <table:table-cell office:value-type="float" office:value="1.168531344" calcext:value-type="float">
            <text:p>1.168531344</text:p>
          </table:table-cell>
          <table:table-cell office:value-type="float" office:value="0.993074054" calcext:value-type="float">
            <text:p>0.993074054</text:p>
          </table:table-cell>
          <table:table-cell office:value-type="float" office:value="1.295684603" calcext:value-type="float">
            <text:p>1.295684603</text:p>
          </table:table-cell>
          <table:table-cell office:value-type="float" office:value="1.216835376" calcext:value-type="float">
            <text:p>1.21683537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96</text:p>
          </table:table-cell>
          <table:table-cell table:formula="of:=EXACT([.A312];[.B312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7</text:p>
          </table:table-cell>
          <table:table-cell office:value-type="float" office:value="46316843" calcext:value-type="float">
            <text:p>46316843</text:p>
          </table:table-cell>
          <table:table-cell office:value-type="float" office:value="46317458" calcext:value-type="float">
            <text:p>46317458</text:p>
          </table:table-cell>
          <table:table-cell office:value-type="float" office:value="0.03321529135" calcext:value-type="float">
            <text:p>0.03321529135</text:p>
          </table:table-cell>
          <table:table-cell office:value-type="float" office:value="1.177885211" calcext:value-type="float">
            <text:p>1.177885211</text:p>
          </table:table-cell>
          <table:table-cell office:value-type="float" office:value="1.405727036" calcext:value-type="float">
            <text:p>1.405727036</text:p>
          </table:table-cell>
          <table:table-cell office:value-type="float" office:value="1.308293046" calcext:value-type="float">
            <text:p>1.308293046</text:p>
          </table:table-cell>
          <table:table-cell office:value-type="float" office:value="0.819635552" calcext:value-type="float">
            <text:p>0.819635552</text:p>
          </table:table-cell>
          <table:table-cell office:value-type="string" calcext:value-type="string">
            <text:p>N/A</text:p>
          </table:table-cell>
          <table:table-cell office:value-type="float" office:value="0.098067027" calcext:value-type="float">
            <text:p>0.098067027</text:p>
          </table:table-cell>
          <table:table-cell office:value-type="float" office:value="1.737142857" calcext:value-type="float">
            <text:p>1.737142857</text:p>
          </table:table-cell>
          <table:table-cell office:value-type="float" office:value="1.847619048" calcext:value-type="float">
            <text:p>1.847619048</text:p>
          </table:table-cell>
          <table:table-cell office:value-type="float" office:value="1.822857143" calcext:value-type="float">
            <text:p>1.822857143</text:p>
          </table:table-cell>
          <table:table-cell office:value-type="float" office:value="1.540952381" calcext:value-type="float">
            <text:p>1.540952381</text:p>
          </table:table-cell>
          <table:table-cell office:value-type="string" calcext:value-type="string">
            <text:p>N/A</text:p>
          </table:table-cell>
          <table:table-cell office:value-type="float" office:value="0.198623975" calcext:value-type="float">
            <text:p>0.198623975</text:p>
          </table:table-cell>
          <table:table-cell office:value-type="float" office:value="0.934441367" calcext:value-type="float">
            <text:p>0.934441367</text:p>
          </table:table-cell>
          <table:table-cell office:value-type="float" office:value="1.146814404" calcext:value-type="float">
            <text:p>1.146814404</text:p>
          </table:table-cell>
          <table:table-cell office:value-type="float" office:value="0.8033241" calcext:value-type="float">
            <text:p>0.8033241</text:p>
          </table:table-cell>
          <table:table-cell office:value-type="float" office:value="0.853185596" calcext:value-type="float">
            <text:p>0.853185596</text:p>
          </table:table-cell>
          <table:table-cell office:value-type="string" calcext:value-type="string">
            <text:p>N/A</text:p>
          </table:table-cell>
          <table:table-cell office:value-type="float" office:value="0.069427372" calcext:value-type="float">
            <text:p>0.069427372</text:p>
          </table:table-cell>
          <table:table-cell office:value-type="float" office:value="1.574589579" calcext:value-type="float">
            <text:p>1.574589579</text:p>
          </table:table-cell>
          <table:table-cell office:value-type="float" office:value="1.580299786" calcext:value-type="float">
            <text:p>1.580299786</text:p>
          </table:table-cell>
          <table:table-cell office:value-type="float" office:value="1.680942184" calcext:value-type="float">
            <text:p>1.680942184</text:p>
          </table:table-cell>
          <table:table-cell office:value-type="float" office:value="1.462526767" calcext:value-type="float">
            <text:p>1.462526767</text:p>
          </table:table-cell>
          <table:table-cell office:value-type="string" calcext:value-type="string">
            <text:p>N/A</text:p>
          </table:table-cell>
          <table:table-cell office:value-type="float" office:value="0.391768248" calcext:value-type="float">
            <text:p>0.391768248</text:p>
          </table:table-cell>
          <table:table-cell office:value-type="float" office:value="1.441128073" calcext:value-type="float">
            <text:p>1.441128073</text:p>
          </table:table-cell>
          <table:table-cell office:value-type="float" office:value="0.956785904" calcext:value-type="float">
            <text:p>0.956785904</text:p>
          </table:table-cell>
          <table:table-cell office:value-type="float" office:value="1.305384674" calcext:value-type="float">
            <text:p>1.305384674</text:p>
          </table:table-cell>
          <table:table-cell office:value-type="float" office:value="2.06121364" calcext:value-type="float">
            <text:p>2.06121364</text:p>
          </table:table-cell>
          <table:table-cell office:value-type="string" calcext:value-type="string">
            <text:p>N/A</text:p>
          </table:table-cell>
          <table:table-cell office:value-type="float" office:value="0.118235496" calcext:value-type="float">
            <text:p>0.118235496</text:p>
          </table:table-cell>
          <table:table-cell office:value-type="float" office:value="1.799967315" calcext:value-type="float">
            <text:p>1.799967315</text:p>
          </table:table-cell>
          <table:table-cell office:value-type="float" office:value="1.876777251" calcext:value-type="float">
            <text:p>1.876777251</text:p>
          </table:table-cell>
          <table:table-cell office:value-type="float" office:value="1.559405132" calcext:value-type="float">
            <text:p>1.559405132</text:p>
          </table:table-cell>
          <table:table-cell office:value-type="float" office:value="1.963719562" calcext:value-type="float">
            <text:p>1.963719562</text:p>
          </table:table-cell>
          <table:table-cell office:value-type="string" calcext:value-type="string">
            <text:p>N/A</text:p>
          </table:table-cell>
          <table:table-cell office:value-type="float" office:value="0.371155305" calcext:value-type="float">
            <text:p>0.371155305</text:p>
          </table:table-cell>
          <table:table-cell office:value-type="float" office:value="1.213318697" calcext:value-type="float">
            <text:p>1.213318697</text:p>
          </table:table-cell>
          <table:table-cell office:value-type="float" office:value="1.31064764" calcext:value-type="float">
            <text:p>1.31064764</text:p>
          </table:table-cell>
          <table:table-cell office:value-type="float" office:value="0.722283205" calcext:value-type="float">
            <text:p>0.722283205</text:p>
          </table:table-cell>
          <table:table-cell office:value-type="float" office:value="1.607025247" calcext:value-type="float">
            <text:p>1.607025247</text:p>
          </table:table-cell>
          <table:table-cell office:value-type="string" calcext:value-type="string">
            <text:p>N/A</text:p>
          </table:table-cell>
          <table:table-cell office:value-type="float" office:value="0.287873145" calcext:value-type="float">
            <text:p>0.287873145</text:p>
          </table:table-cell>
          <table:table-cell office:value-type="float" office:value="0.901083289" calcext:value-type="float">
            <text:p>0.901083289</text:p>
          </table:table-cell>
          <table:table-cell office:value-type="float" office:value="0.604155567" calcext:value-type="float">
            <text:p>0.604155567</text:p>
          </table:table-cell>
          <table:table-cell office:value-type="float" office:value="1.083644113" calcext:value-type="float">
            <text:p>1.083644113</text:p>
          </table:table-cell>
          <table:table-cell office:value-type="float" office:value="1.015450186" calcext:value-type="float">
            <text:p>1.01545018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98</text:p>
          </table:table-cell>
          <table:table-cell table:formula="of:=EXACT([.A313];[.B313])" office:value-type="boolean" office:boolean-value="true" calcext:value-type="boolean">
            <text:p>TRUE</text:p>
          </table:table-cell>
          <table:table-cell office:value-type="string" calcext:value-type="string">
            <text:p>TEST ELEMENT*NESTED</text:p>
          </table:table-cell>
          <table:table-cell office:value-type="string" calcext:value-type="string">
            <text:p>chr7</text:p>
          </table:table-cell>
          <table:table-cell office:value-type="float" office:value="46300938" calcext:value-type="float">
            <text:p>46300938</text:p>
          </table:table-cell>
          <table:table-cell office:value-type="float" office:value="46301505" calcext:value-type="float">
            <text:p>46301505</text:p>
          </table:table-cell>
          <table:table-cell office:value-type="float" office:value="0.03741347618" calcext:value-type="float">
            <text:p>0.03741347618</text:p>
          </table:table-cell>
          <table:table-cell office:value-type="float" office:value="0.580667625" calcext:value-type="float">
            <text:p>0.580667625</text:p>
          </table:table-cell>
          <table:table-cell office:value-type="float" office:value="0.762384984" calcext:value-type="float">
            <text:p>0.762384984</text:p>
          </table:table-cell>
          <table:table-cell office:value-type="float" office:value="0.488551587" calcext:value-type="float">
            <text:p>0.488551587</text:p>
          </table:table-cell>
          <table:table-cell office:value-type="float" office:value="0.633321942" calcext:value-type="float">
            <text:p>0.633321942</text:p>
          </table:table-cell>
          <table:table-cell office:value-type="float" office:value="0.438411988" calcext:value-type="float">
            <text:p>0.438411988</text:p>
          </table:table-cell>
          <table:table-cell office:value-type="float" office:value="0.489515901" calcext:value-type="float">
            <text:p>0.489515901</text:p>
          </table:table-cell>
          <table:table-cell office:value-type="float" office:value="0.453535739" calcext:value-type="float">
            <text:p>0.453535739</text:p>
          </table:table-cell>
          <table:table-cell office:value-type="float" office:value="0.707771159" calcext:value-type="float">
            <text:p>0.707771159</text:p>
          </table:table-cell>
          <table:table-cell office:value-type="float" office:value="0.297904613" calcext:value-type="float">
            <text:p>0.297904613</text:p>
          </table:table-cell>
          <table:table-cell office:value-type="float" office:value="0.354931438" calcext:value-type="float">
            <text:p>0.354931438</text:p>
          </table:table-cell>
          <table:table-cell office:value-type="string" calcext:value-type="string">
            <text:p>N/A</text:p>
          </table:table-cell>
          <table:table-cell office:value-type="float" office:value="0.272230929" calcext:value-type="float">
            <text:p>0.272230929</text:p>
          </table:table-cell>
          <table:table-cell office:value-type="float" office:value="0.711536161" calcext:value-type="float">
            <text:p>0.711536161</text:p>
          </table:table-cell>
          <table:table-cell office:value-type="float" office:value="0.99916318" calcext:value-type="float">
            <text:p>0.99916318</text:p>
          </table:table-cell>
          <table:table-cell office:value-type="float" office:value="0.651285116" calcext:value-type="float">
            <text:p>0.651285116</text:p>
          </table:table-cell>
          <table:table-cell office:value-type="float" office:value="0.584578601" calcext:value-type="float">
            <text:p>0.584578601</text:p>
          </table:table-cell>
          <table:table-cell office:value-type="float" office:value="0.611117752" calcext:value-type="float">
            <text:p>0.611117752</text:p>
          </table:table-cell>
          <table:table-cell office:value-type="float" office:value="0.24641299" calcext:value-type="float">
            <text:p>0.24641299</text:p>
          </table:table-cell>
          <table:table-cell office:value-type="float" office:value="1.005324351" calcext:value-type="float">
            <text:p>1.005324351</text:p>
          </table:table-cell>
          <table:table-cell office:value-type="float" office:value="1.187221558" calcext:value-type="float">
            <text:p>1.187221558</text:p>
          </table:table-cell>
          <table:table-cell office:value-type="float" office:value="0.723188091" calcext:value-type="float">
            <text:p>0.723188091</text:p>
          </table:table-cell>
          <table:table-cell office:value-type="float" office:value="1.105563403" calcext:value-type="float">
            <text:p>1.105563403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099</text:p>
          </table:table-cell>
          <table:table-cell table:formula="of:=EXACT([.A314];[.B314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7</text:p>
          </table:table-cell>
          <table:table-cell office:value-type="float" office:value="46347589" calcext:value-type="float">
            <text:p>46347589</text:p>
          </table:table-cell>
          <table:table-cell office:value-type="float" office:value="46348122" calcext:value-type="float">
            <text:p>46348122</text:p>
          </table:table-cell>
          <table:table-cell office:value-type="float" office:value="0.01384160144" calcext:value-type="float">
            <text:p>0.01384160144</text:p>
          </table:table-cell>
          <table:table-cell office:value-type="float" office:value="0.347093095" calcext:value-type="float">
            <text:p>0.347093095</text:p>
          </table:table-cell>
          <table:table-cell office:value-type="float" office:value="0.312383786" calcext:value-type="float">
            <text:p>0.312383786</text:p>
          </table:table-cell>
          <table:table-cell office:value-type="float" office:value="0.378579398" calcext:value-type="float">
            <text:p>0.378579398</text:p>
          </table:table-cell>
          <table:table-cell office:value-type="float" office:value="0.350316103" calcext:value-type="float">
            <text:p>0.350316103</text:p>
          </table:table-cell>
          <table:table-cell office:value-type="string" calcext:value-type="string">
            <text:p>N/A</text:p>
          </table:table-cell>
          <table:table-cell office:value-type="float" office:value="0.47523673" calcext:value-type="float">
            <text:p>0.47523673</text:p>
          </table:table-cell>
          <table:table-cell office:value-type="float" office:value="0.262222222" calcext:value-type="float">
            <text:p>0.262222222</text:p>
          </table:table-cell>
          <table:table-cell office:value-type="float" office:value="0.36" calcext:value-type="float">
            <text:p>0.36</text:p>
          </table:table-cell>
          <table:table-cell office:value-type="float" office:value="0.304761905" calcext:value-type="float">
            <text:p>0.304761905</text:p>
          </table:table-cell>
          <table:table-cell office:value-type="float" office:value="0.121904762" calcext:value-type="float">
            <text:p>0.121904762</text:p>
          </table:table-cell>
          <table:table-cell office:value-type="string" calcext:value-type="string">
            <text:p>N/A</text:p>
          </table:table-cell>
          <table:table-cell office:value-type="float" office:value="0.198695731" calcext:value-type="float">
            <text:p>0.198695731</text:p>
          </table:table-cell>
          <table:table-cell office:value-type="float" office:value="0.253000923" calcext:value-type="float">
            <text:p>0.253000923</text:p>
          </table:table-cell>
          <table:table-cell office:value-type="float" office:value="0.299168975" calcext:value-type="float">
            <text:p>0.299168975</text:p>
          </table:table-cell>
          <table:table-cell office:value-type="float" office:value="0.260387812" calcext:value-type="float">
            <text:p>0.260387812</text:p>
          </table:table-cell>
          <table:table-cell office:value-type="float" office:value="0.199445983" calcext:value-type="float">
            <text:p>0.199445983</text:p>
          </table:table-cell>
          <table:table-cell office:value-type="string" calcext:value-type="string">
            <text:p>N/A</text:p>
          </table:table-cell>
          <table:table-cell office:value-type="float" office:value="0.169032248" calcext:value-type="float">
            <text:p>0.169032248</text:p>
          </table:table-cell>
          <table:table-cell office:value-type="float" office:value="0.392576731" calcext:value-type="float">
            <text:p>0.392576731</text:p>
          </table:table-cell>
          <table:table-cell office:value-type="float" office:value="0.359743041" calcext:value-type="float">
            <text:p>0.359743041</text:p>
          </table:table-cell>
          <table:table-cell office:value-type="float" office:value="0.349036403" calcext:value-type="float">
            <text:p>0.349036403</text:p>
          </table:table-cell>
          <table:table-cell office:value-type="float" office:value="0.468950749" calcext:value-type="float">
            <text:p>0.468950749</text:p>
          </table:table-cell>
          <table:table-cell office:value-type="string" calcext:value-type="string">
            <text:p>N/A</text:p>
          </table:table-cell>
          <table:table-cell office:value-type="float" office:value="0.109746598" calcext:value-type="float">
            <text:p>0.109746598</text:p>
          </table:table-cell>
          <table:table-cell office:value-type="float" office:value="0.343434343" calcext:value-type="float">
            <text:p>0.343434343</text:p>
          </table:table-cell>
          <table:table-cell office:value-type="float" office:value="0.302118934" calcext:value-type="float">
            <text:p>0.302118934</text:p>
          </table:table-cell>
          <table:table-cell office:value-type="float" office:value="0.352244247" calcext:value-type="float">
            <text:p>0.352244247</text:p>
          </table:table-cell>
          <table:table-cell office:value-type="float" office:value="0.37593985" calcext:value-type="float">
            <text:p>0.37593985</text:p>
          </table:table-cell>
          <table:table-cell office:value-type="string" calcext:value-type="string">
            <text:p>N/A</text:p>
          </table:table-cell>
          <table:table-cell office:value-type="float" office:value="0.147677768" calcext:value-type="float">
            <text:p>0.147677768</text:p>
          </table:table-cell>
          <table:table-cell office:value-type="float" office:value="0.393964155" calcext:value-type="float">
            <text:p>0.393964155</text:p>
          </table:table-cell>
          <table:table-cell office:value-type="float" office:value="0.418695865" calcext:value-type="float">
            <text:p>0.418695865</text:p>
          </table:table-cell>
          <table:table-cell office:value-type="float" office:value="0.435692107" calcext:value-type="float">
            <text:p>0.435692107</text:p>
          </table:table-cell>
          <table:table-cell office:value-type="float" office:value="0.327504494" calcext:value-type="float">
            <text:p>0.327504494</text:p>
          </table:table-cell>
          <table:table-cell office:value-type="string" calcext:value-type="string">
            <text:p>N/A</text:p>
          </table:table-cell>
          <table:table-cell office:value-type="float" office:value="0.076432273" calcext:value-type="float">
            <text:p>0.076432273</text:p>
          </table:table-cell>
          <table:table-cell office:value-type="float" office:value="0.363702891" calcext:value-type="float">
            <text:p>0.363702891</text:p>
          </table:table-cell>
          <table:table-cell office:value-type="float" office:value="0.353457739" calcext:value-type="float">
            <text:p>0.353457739</text:p>
          </table:table-cell>
          <table:table-cell office:value-type="float" office:value="0.34248079" calcext:value-type="float">
            <text:p>0.34248079</text:p>
          </table:table-cell>
          <table:table-cell office:value-type="float" office:value="0.395170143" calcext:value-type="float">
            <text:p>0.395170143</text:p>
          </table:table-cell>
          <table:table-cell office:value-type="string" calcext:value-type="string">
            <text:p>N/A</text:p>
          </table:table-cell>
          <table:table-cell office:value-type="float" office:value="0.059720995" calcext:value-type="float">
            <text:p>0.059720995</text:p>
          </table:table-cell>
          <table:table-cell office:value-type="float" office:value="0.440419109" calcext:value-type="float">
            <text:p>0.440419109</text:p>
          </table:table-cell>
          <table:table-cell office:value-type="float" office:value="0.462440064" calcext:value-type="float">
            <text:p>0.462440064</text:p>
          </table:table-cell>
          <table:table-cell office:value-type="float" office:value="0.411294619" calcext:value-type="float">
            <text:p>0.411294619</text:p>
          </table:table-cell>
          <table:table-cell office:value-type="float" office:value="0.447522643" calcext:value-type="float">
            <text:p>0.44752264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100</text:p>
          </table:table-cell>
          <table:table-cell table:formula="of:=EXACT([.A315];[.B315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7</text:p>
          </table:table-cell>
          <table:table-cell office:value-type="float" office:value="46348623" calcext:value-type="float">
            <text:p>46348623</text:p>
          </table:table-cell>
          <table:table-cell office:value-type="float" office:value="46349422" calcext:value-type="float">
            <text:p>46349422</text:p>
          </table:table-cell>
          <table:table-cell office:value-type="float" office:value="0.1365384509" calcext:value-type="float">
            <text:p>0.1365384509</text:p>
          </table:table-cell>
          <table:table-cell office:value-type="float" office:value="0.607908764" calcext:value-type="float">
            <text:p>0.607908764</text:p>
          </table:table-cell>
          <table:table-cell office:value-type="float" office:value="0.648568241" calcext:value-type="float">
            <text:p>0.648568241</text:p>
          </table:table-cell>
          <table:table-cell office:value-type="float" office:value="0.600223131" calcext:value-type="float">
            <text:p>0.600223131</text:p>
          </table:table-cell>
          <table:table-cell office:value-type="float" office:value="0.57493492" calcext:value-type="float">
            <text:p>0.57493492</text:p>
          </table:table-cell>
          <table:table-cell office:value-type="string" calcext:value-type="string">
            <text:p>N/A</text:p>
          </table:table-cell>
          <table:table-cell office:value-type="float" office:value="0.046839507" calcext:value-type="float">
            <text:p>0.046839507</text:p>
          </table:table-cell>
          <table:table-cell office:value-type="float" office:value="1.02984127" calcext:value-type="float">
            <text:p>1.02984127</text:p>
          </table:table-cell>
          <table:table-cell office:value-type="float" office:value="1.081904762" calcext:value-type="float">
            <text:p>1.081904762</text:p>
          </table:table-cell>
          <table:table-cell office:value-type="float" office:value="1.020952381" calcext:value-type="float">
            <text:p>1.020952381</text:p>
          </table:table-cell>
          <table:table-cell office:value-type="float" office:value="0.986666667" calcext:value-type="float">
            <text:p>0.986666667</text:p>
          </table:table-cell>
          <table:table-cell office:value-type="string" calcext:value-type="string">
            <text:p>N/A</text:p>
          </table:table-cell>
          <table:table-cell office:value-type="float" office:value="0.288345449" calcext:value-type="float">
            <text:p>0.288345449</text:p>
          </table:table-cell>
          <table:table-cell office:value-type="float" office:value="0.722068329" calcext:value-type="float">
            <text:p>0.722068329</text:p>
          </table:table-cell>
          <table:table-cell office:value-type="float" office:value="0.48199446" calcext:value-type="float">
            <text:p>0.48199446</text:p>
          </table:table-cell>
          <table:table-cell office:value-type="float" office:value="0.831024931" calcext:value-type="float">
            <text:p>0.831024931</text:p>
          </table:table-cell>
          <table:table-cell office:value-type="float" office:value="0.853185596" calcext:value-type="float">
            <text:p>0.853185596</text:p>
          </table:table-cell>
          <table:table-cell office:value-type="string" calcext:value-type="string">
            <text:p>N/A</text:p>
          </table:table-cell>
          <table:table-cell office:value-type="float" office:value="0.073424881" calcext:value-type="float">
            <text:p>0.073424881</text:p>
          </table:table-cell>
          <table:table-cell office:value-type="float" office:value="0.940042827" calcext:value-type="float">
            <text:p>0.940042827</text:p>
          </table:table-cell>
          <table:table-cell office:value-type="float" office:value="0.987152034" calcext:value-type="float">
            <text:p>0.987152034</text:p>
          </table:table-cell>
          <table:table-cell office:value-type="float" office:value="0.972162741" calcext:value-type="float">
            <text:p>0.972162741</text:p>
          </table:table-cell>
          <table:table-cell office:value-type="float" office:value="0.860813704" calcext:value-type="float">
            <text:p>0.860813704</text:p>
          </table:table-cell>
          <table:table-cell office:value-type="string" calcext:value-type="string">
            <text:p>N/A</text:p>
          </table:table-cell>
          <table:table-cell office:value-type="float" office:value="0.327619952" calcext:value-type="float">
            <text:p>0.327619952</text:p>
          </table:table-cell>
          <table:table-cell office:value-type="float" office:value="0.75127212" calcext:value-type="float">
            <text:p>0.75127212</text:p>
          </table:table-cell>
          <table:table-cell office:value-type="float" office:value="0.502012607" calcext:value-type="float">
            <text:p>0.502012607</text:p>
          </table:table-cell>
          <table:table-cell office:value-type="float" office:value="0.757651705" calcext:value-type="float">
            <text:p>0.757651705</text:p>
          </table:table-cell>
          <table:table-cell office:value-type="float" office:value="0.994152047" calcext:value-type="float">
            <text:p>0.994152047</text:p>
          </table:table-cell>
          <table:table-cell office:value-type="string" calcext:value-type="string">
            <text:p>N/A</text:p>
          </table:table-cell>
          <table:table-cell office:value-type="float" office:value="0.228157696" calcext:value-type="float">
            <text:p>0.228157696</text:p>
          </table:table-cell>
          <table:table-cell office:value-type="float" office:value="1.094623304" calcext:value-type="float">
            <text:p>1.094623304</text:p>
          </table:table-cell>
          <table:table-cell office:value-type="float" office:value="1.055401209" calcext:value-type="float">
            <text:p>1.055401209</text:p>
          </table:table-cell>
          <table:table-cell office:value-type="float" office:value="1.361660402" calcext:value-type="float">
            <text:p>1.361660402</text:p>
          </table:table-cell>
          <table:table-cell office:value-type="float" office:value="0.866808302" calcext:value-type="float">
            <text:p>0.866808302</text:p>
          </table:table-cell>
          <table:table-cell office:value-type="string" calcext:value-type="string">
            <text:p>N/A</text:p>
          </table:table-cell>
          <table:table-cell office:value-type="float" office:value="0.501510702" calcext:value-type="float">
            <text:p>0.501510702</text:p>
          </table:table-cell>
          <table:table-cell office:value-type="float" office:value="0.545920234" calcext:value-type="float">
            <text:p>0.545920234</text:p>
          </table:table-cell>
          <table:table-cell office:value-type="float" office:value="0.860592755" calcext:value-type="float">
            <text:p>0.860592755</text:p>
          </table:table-cell>
          <table:table-cell office:value-type="float" office:value="0.41492865" calcext:value-type="float">
            <text:p>0.41492865</text:p>
          </table:table-cell>
          <table:table-cell office:value-type="float" office:value="0.362239297" calcext:value-type="float">
            <text:p>0.362239297</text:p>
          </table:table-cell>
          <table:table-cell office:value-type="string" calcext:value-type="string">
            <text:p>N/A</text:p>
          </table:table-cell>
          <table:table-cell office:value-type="float" office:value="0.011764706" calcext:value-type="float">
            <text:p>0.011764706</text:p>
          </table:table-cell>
          <table:table-cell office:value-type="float" office:value="0.63399041" calcext:value-type="float">
            <text:p>0.63399041</text:p>
          </table:table-cell>
          <table:table-cell office:value-type="float" office:value="0.641449121" calcext:value-type="float">
            <text:p>0.641449121</text:p>
          </table:table-cell>
          <table:table-cell office:value-type="float" office:value="0.6265317" calcext:value-type="float">
            <text:p>0.6265317</text:p>
          </table:table-cell>
          <table:table-cell office:value-type="float" office:value="0.63399041" calcext:value-type="float">
            <text:p>0.6339904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101</text:p>
          </table:table-cell>
          <table:table-cell table:formula="of:=EXACT([.A316];[.B316])" office:value-type="boolean" office:boolean-value="true" calcext:value-type="boolean">
            <text:p>TRUE</text:p>
          </table:table-cell>
          <table:table-cell office:value-type="string" calcext:value-type="string">
            <text:p>TEST ELEMENT*TSS</text:p>
          </table:table-cell>
          <table:table-cell office:value-type="string" calcext:value-type="string">
            <text:p>chr7</text:p>
          </table:table-cell>
          <table:table-cell office:value-type="float" office:value="46375978" calcext:value-type="float">
            <text:p>46375978</text:p>
          </table:table-cell>
          <table:table-cell office:value-type="float" office:value="46376774" calcext:value-type="float">
            <text:p>46376774</text:p>
          </table:table-cell>
          <table:table-cell office:value-type="float" office:value="0.4562725316" calcext:value-type="float">
            <text:p>0.4562725316</text:p>
          </table:table-cell>
          <table:table-cell office:value-type="float" office:value="0.599975208" calcext:value-type="float">
            <text:p>0.599975208</text:p>
          </table:table-cell>
          <table:table-cell office:value-type="float" office:value="0.612867237" calcext:value-type="float">
            <text:p>0.612867237</text:p>
          </table:table-cell>
          <table:table-cell office:value-type="float" office:value="0.601710673" calcext:value-type="float">
            <text:p>0.601710673</text:p>
          </table:table-cell>
          <table:table-cell office:value-type="float" office:value="0.585347713" calcext:value-type="float">
            <text:p>0.585347713</text:p>
          </table:table-cell>
          <table:table-cell office:value-type="string" calcext:value-type="string">
            <text:p>N/A</text:p>
          </table:table-cell>
          <table:table-cell office:value-type="float" office:value="0.0469597" calcext:value-type="float">
            <text:p>0.0469597</text:p>
          </table:table-cell>
          <table:table-cell office:value-type="float" office:value="0.605714286" calcext:value-type="float">
            <text:p>0.605714286</text:p>
          </table:table-cell>
          <table:table-cell office:value-type="float" office:value="0.573333333" calcext:value-type="float">
            <text:p>0.573333333</text:p>
          </table:table-cell>
          <table:table-cell office:value-type="float" office:value="0.617142857" calcext:value-type="float">
            <text:p>0.617142857</text:p>
          </table:table-cell>
          <table:table-cell office:value-type="float" office:value="0.626666667" calcext:value-type="float">
            <text:p>0.626666667</text:p>
          </table:table-cell>
          <table:table-cell office:value-type="string" calcext:value-type="string">
            <text:p>N/A</text:p>
          </table:table-cell>
          <table:table-cell office:value-type="float" office:value="0.254101659" calcext:value-type="float">
            <text:p>0.254101659</text:p>
          </table:table-cell>
          <table:table-cell office:value-type="float" office:value="0.54478301" calcext:value-type="float">
            <text:p>0.54478301</text:p>
          </table:table-cell>
          <table:table-cell office:value-type="float" office:value="0.393351801" calcext:value-type="float">
            <text:p>0.393351801</text:p>
          </table:table-cell>
          <table:table-cell office:value-type="float" office:value="0.664819945" calcext:value-type="float">
            <text:p>0.664819945</text:p>
          </table:table-cell>
          <table:table-cell office:value-type="float" office:value="0.576177285" calcext:value-type="float">
            <text:p>0.576177285</text:p>
          </table:table-cell>
          <table:table-cell office:value-type="string" calcext:value-type="string">
            <text:p>N/A</text:p>
          </table:table-cell>
          <table:table-cell office:value-type="float" office:value="0.091907434" calcext:value-type="float">
            <text:p>0.091907434</text:p>
          </table:table-cell>
          <table:table-cell office:value-type="float" office:value="0.665952891" calcext:value-type="float">
            <text:p>0.665952891</text:p>
          </table:table-cell>
          <table:table-cell office:value-type="float" office:value="0.646680942" calcext:value-type="float">
            <text:p>0.646680942</text:p>
          </table:table-cell>
          <table:table-cell office:value-type="float" office:value="0.734475375" calcext:value-type="float">
            <text:p>0.734475375</text:p>
          </table:table-cell>
          <table:table-cell office:value-type="float" office:value="0.616702355" calcext:value-type="float">
            <text:p>0.616702355</text:p>
          </table:table-cell>
          <table:table-cell office:value-type="string" calcext:value-type="string">
            <text:p>N/A</text:p>
          </table:table-cell>
          <table:table-cell office:value-type="float" office:value="0.044828802" calcext:value-type="float">
            <text:p>0.044828802</text:p>
          </table:table-cell>
          <table:table-cell office:value-type="float" office:value="1.004835321" calcext:value-type="float">
            <text:p>1.004835321</text:p>
          </table:table-cell>
          <table:table-cell office:value-type="float" office:value="1.038201565" calcext:value-type="float">
            <text:p>1.038201565</text:p>
          </table:table-cell>
          <table:table-cell office:value-type="float" office:value="0.953596111" calcext:value-type="float">
            <text:p>0.953596111</text:p>
          </table:table-cell>
          <table:table-cell office:value-type="float" office:value="1.022708286" calcext:value-type="float">
            <text:p>1.022708286</text:p>
          </table:table-cell>
          <table:table-cell office:value-type="string" calcext:value-type="string">
            <text:p>N/A</text:p>
          </table:table-cell>
          <table:table-cell office:value-type="float" office:value="0.099046882" calcext:value-type="float">
            <text:p>0.099046882</text:p>
          </table:table-cell>
          <table:table-cell office:value-type="float" office:value="0.787165659" calcext:value-type="float">
            <text:p>0.787165659</text:p>
          </table:table-cell>
          <table:table-cell office:value-type="float" office:value="0.860598137" calcext:value-type="float">
            <text:p>0.860598137</text:p>
          </table:table-cell>
          <table:table-cell office:value-type="float" office:value="0.795554829" calcext:value-type="float">
            <text:p>0.795554829</text:p>
          </table:table-cell>
          <table:table-cell office:value-type="float" office:value="0.70534401" calcext:value-type="float">
            <text:p>0.70534401</text:p>
          </table:table-cell>
          <table:table-cell office:value-type="string" calcext:value-type="string">
            <text:p>N/A</text:p>
          </table:table-cell>
          <table:table-cell office:value-type="float" office:value="0.351587627" calcext:value-type="float">
            <text:p>0.351587627</text:p>
          </table:table-cell>
          <table:table-cell office:value-type="float" office:value="0.598609587" calcext:value-type="float">
            <text:p>0.598609587</text:p>
          </table:table-cell>
          <table:table-cell office:value-type="float" office:value="0.511525796" calcext:value-type="float">
            <text:p>0.511525796</text:p>
          </table:table-cell>
          <table:table-cell office:value-type="float" office:value="0.445664105" calcext:value-type="float">
            <text:p>0.445664105</text:p>
          </table:table-cell>
          <table:table-cell office:value-type="float" office:value="0.838638858" calcext:value-type="float">
            <text:p>0.838638858</text:p>
          </table:table-cell>
          <table:table-cell office:value-type="string" calcext:value-type="string">
            <text:p>N/A</text:p>
          </table:table-cell>
          <table:table-cell office:value-type="float" office:value="0.106563526" calcext:value-type="float">
            <text:p>0.106563526</text:p>
          </table:table-cell>
          <table:table-cell office:value-type="float" office:value="0.588527793" calcext:value-type="float">
            <text:p>0.588527793</text:p>
          </table:table-cell>
          <table:table-cell office:value-type="float" office:value="0.546616942" calcext:value-type="float">
            <text:p>0.546616942</text:p>
          </table:table-cell>
          <table:table-cell office:value-type="float" office:value="0.660628663" calcext:value-type="float">
            <text:p>0.660628663</text:p>
          </table:table-cell>
          <table:table-cell office:value-type="float" office:value="0.558337773" calcext:value-type="float">
            <text:p>0.55833777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_LR_103</text:p>
          </table:table-cell>
          <table:table-cell table:formula="of:=EXACT([.A317];[.B317])" office:value-type="boolean" office:boolean-value="true" calcext:value-type="boolean">
            <text:p>TRUE</text:p>
          </table:table-cell>
          <table:table-cell office:value-type="string" calcext:value-type="string">
            <text:p>TEST ELEMENT*NESTED</text:p>
          </table:table-cell>
          <table:table-cell office:value-type="string" calcext:value-type="string">
            <text:p>chr1</text:p>
          </table:table-cell>
          <table:table-cell office:value-type="float" office:value="134320413" calcext:value-type="float">
            <text:p>134320413</text:p>
          </table:table-cell>
          <table:table-cell office:value-type="float" office:value="134321185" calcext:value-type="float">
            <text:p>134321185</text:p>
          </table:table-cell>
          <table:table-cell office:value-type="float" office:value="0.373168413" calcext:value-type="float">
            <text:p>0.373168413</text:p>
          </table:table-cell>
          <table:table-cell office:value-type="float" office:value="0.311244656" calcext:value-type="float">
            <text:p>0.311244656</text:p>
          </table:table-cell>
          <table:table-cell office:value-type="float" office:value="0.336972151" calcext:value-type="float">
            <text:p>0.336972151</text:p>
          </table:table-cell>
          <table:table-cell office:value-type="float" office:value="0.251239627" calcext:value-type="float">
            <text:p>0.251239627</text:p>
          </table:table-cell>
          <table:table-cell office:value-type="float" office:value="0.363357341" calcext:value-type="float">
            <text:p>0.363357341</text:p>
          </table:table-cell>
          <table:table-cell office:value-type="float" office:value="0.293409506" calcext:value-type="float">
            <text:p>0.293409506</text:p>
          </table:table-cell>
          <table:table-cell office:value-type="float" office:value="0.516477725" calcext:value-type="float">
            <text:p>0.516477725</text:p>
          </table:table-cell>
          <table:table-cell office:value-type="float" office:value="0.287262543" calcext:value-type="float">
            <text:p>0.287262543</text:p>
          </table:table-cell>
          <table:table-cell office:value-type="float" office:value="0.442233123" calcext:value-type="float">
            <text:p>0.442233123</text:p>
          </table:table-cell>
          <table:table-cell office:value-type="float" office:value="0.146530318" calcext:value-type="float">
            <text:p>0.146530318</text:p>
          </table:table-cell>
          <table:table-cell office:value-type="float" office:value="0.273024183" calcext:value-type="float">
            <text:p>0.273024183</text:p>
          </table:table-cell>
          <table:table-cell office:value-type="string" calcext:value-type="string">
            <text:p>N/A</text:p>
          </table:table-cell>
          <table:table-cell office:value-type="float" office:value="0.078541409" calcext:value-type="float">
            <text:p>0.078541409</text:p>
          </table:table-cell>
          <table:table-cell office:value-type="float" office:value="1.574058574" calcext:value-type="float">
            <text:p>1.574058574</text:p>
          </table:table-cell>
          <table:table-cell office:value-type="float" office:value="1.577286312" calcext:value-type="float">
            <text:p>1.577286312</text:p>
          </table:table-cell>
          <table:table-cell office:value-type="float" office:value="1.531380753" calcext:value-type="float">
            <text:p>1.531380753</text:p>
          </table:table-cell>
          <table:table-cell office:value-type="float" office:value="1.740824865" calcext:value-type="float">
            <text:p>1.740824865</text:p>
          </table:table-cell>
          <table:table-cell office:value-type="float" office:value="1.446742379" calcext:value-type="float">
            <text:p>1.446742379</text:p>
          </table:table-cell>
          <table:table-cell office:value-type="float" office:value="0.366145829" calcext:value-type="float">
            <text:p>0.366145829</text:p>
          </table:table-cell>
          <table:table-cell office:value-type="float" office:value="0.797674672" calcext:value-type="float">
            <text:p>0.797674672</text:p>
          </table:table-cell>
          <table:table-cell office:value-type="float" office:value="1.067423666" calcext:value-type="float">
            <text:p>1.067423666</text:p>
          </table:table-cell>
          <table:table-cell office:value-type="float" office:value="0.487504075" calcext:value-type="float">
            <text:p>0.487504075</text:p>
          </table:table-cell>
          <table:table-cell office:value-type="float" office:value="0.838096273" calcext:value-type="float">
            <text:p>0.838096273</text:p>
          </table:table-cell>
          <table:table-cell table:number-columns-repeated="25" office:value-type="string" calcext:value-type="string">
            <text:p>N/A</text:p>
          </table:table-cell>
        </table:table-row>
        <table:table-row table:style-name="ro1">
          <table:table-cell/>
          <table:table-cell office:value-type="string" calcext:value-type="string">
            <text:p>WOLD_LR_104</text:p>
          </table:table-cell>
          <table:table-cell table:formula="of:=EXACT([.A318];[.B318])" office:value-type="boolean" office:boolean-value="false" calcext:value-type="boolean">
            <text:p>FALS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5</text:p>
          </table:table-cell>
          <table:table-cell office:value-type="float" office:value="66885900" calcext:value-type="float">
            <text:p>66885900</text:p>
          </table:table-cell>
          <table:table-cell office:value-type="float" office:value="66886633" calcext:value-type="float">
            <text:p>66886633</text:p>
          </table:table-cell>
          <table:table-cell table:number-columns-repeated="48"/>
        </table:table-row>
        <table:table-row table:style-name="ro1">
          <table:table-cell table:number-columns-repeated="2" office:value-type="string" calcext:value-type="string">
            <text:p>WOLD2014JAN_031</text:p>
          </table:table-cell>
          <table:table-cell table:formula="of:=EXACT([.A319];[.B319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5466370" calcext:value-type="float">
            <text:p>135466370</text:p>
          </table:table-cell>
          <table:table-cell office:value-type="float" office:value="135467682" calcext:value-type="float">
            <text:p>135467682</text:p>
          </table:table-cell>
          <table:table-cell office:value-type="float" office:value="0.9458573248" calcext:value-type="float">
            <text:p>0.9458573248</text:p>
          </table:table-cell>
          <table:table-cell office:value-type="float" office:value="2.603988192" calcext:value-type="float">
            <text:p>2.603988192</text:p>
          </table:table-cell>
          <table:table-cell office:value-type="float" office:value="2.715327622" calcext:value-type="float">
            <text:p>2.715327622</text:p>
          </table:table-cell>
          <table:table-cell office:value-type="float" office:value="3.059041445" calcext:value-type="float">
            <text:p>3.059041445</text:p>
          </table:table-cell>
          <table:table-cell office:value-type="float" office:value="2.458439454" calcext:value-type="float">
            <text:p>2.458439454</text:p>
          </table:table-cell>
          <table:table-cell office:value-type="float" office:value="2.183144246" calcext:value-type="float">
            <text:p>2.183144246</text:p>
          </table:table-cell>
          <table:table-cell office:value-type="float" office:value="0.076159157" calcext:value-type="float">
            <text:p>0.076159157</text:p>
          </table:table-cell>
          <table:table-cell office:value-type="float" office:value="3.558210252" calcext:value-type="float">
            <text:p>3.558210252</text:p>
          </table:table-cell>
          <table:table-cell office:value-type="float" office:value="3.369244136" calcext:value-type="float">
            <text:p>3.369244136</text:p>
          </table:table-cell>
          <table:table-cell office:value-type="float" office:value="3.349551115" calcext:value-type="float">
            <text:p>3.349551115</text:p>
          </table:table-cell>
          <table:table-cell office:value-type="float" office:value="3.580944107" calcext:value-type="float">
            <text:p>3.580944107</text:p>
          </table:table-cell>
          <table:table-cell office:value-type="float" office:value="3.933101651" calcext:value-type="float">
            <text:p>3.933101651</text:p>
          </table:table-cell>
          <table:table-cell office:value-type="float" office:value="0.218677783" calcext:value-type="float">
            <text:p>0.218677783</text:p>
          </table:table-cell>
          <table:table-cell office:value-type="float" office:value="4.678571429" calcext:value-type="float">
            <text:p>4.678571429</text:p>
          </table:table-cell>
          <table:table-cell office:value-type="float" office:value="4.719298246" calcext:value-type="float">
            <text:p>4.719298246</text:p>
          </table:table-cell>
          <table:table-cell office:value-type="float" office:value="3.62406015" calcext:value-type="float">
            <text:p>3.62406015</text:p>
          </table:table-cell>
          <table:table-cell office:value-type="float" office:value="6.055137845" calcext:value-type="float">
            <text:p>6.055137845</text:p>
          </table:table-cell>
          <table:table-cell office:value-type="float" office:value="4.315789474" calcext:value-type="float">
            <text:p>4.315789474</text:p>
          </table:table-cell>
          <table:table-cell office:value-type="float" office:value="0.117639376" calcext:value-type="float">
            <text:p>0.117639376</text:p>
          </table:table-cell>
          <table:table-cell office:value-type="float" office:value="2.361566232" calcext:value-type="float">
            <text:p>2.361566232</text:p>
          </table:table-cell>
          <table:table-cell office:value-type="float" office:value="2.189391836" calcext:value-type="float">
            <text:p>2.189391836</text:p>
          </table:table-cell>
          <table:table-cell office:value-type="float" office:value="2.538183838" calcext:value-type="float">
            <text:p>2.538183838</text:p>
          </table:table-cell>
          <table:table-cell office:value-type="float" office:value="2.651485698" calcext:value-type="float">
            <text:p>2.651485698</text:p>
          </table:table-cell>
          <table:table-cell office:value-type="float" office:value="2.067203555" calcext:value-type="float">
            <text:p>2.067203555</text:p>
          </table:table-cell>
          <table:table-cell office:value-type="float" office:value="0.269960012" calcext:value-type="float">
            <text:p>0.269960012</text:p>
          </table:table-cell>
          <table:table-cell office:value-type="float" office:value="2.36306099" calcext:value-type="float">
            <text:p>2.36306099</text:p>
          </table:table-cell>
          <table:table-cell office:value-type="float" office:value="3.231875719" calcext:value-type="float">
            <text:p>3.231875719</text:p>
          </table:table-cell>
          <table:table-cell office:value-type="float" office:value="1.704833142" calcext:value-type="float">
            <text:p>1.704833142</text:p>
          </table:table-cell>
          <table:table-cell office:value-type="float" office:value="2.184982739" calcext:value-type="float">
            <text:p>2.184982739</text:p>
          </table:table-cell>
          <table:table-cell office:value-type="float" office:value="2.330552359" calcext:value-type="float">
            <text:p>2.330552359</text:p>
          </table:table-cell>
          <table:table-cell office:value-type="float" office:value="0.183804412" calcext:value-type="float">
            <text:p>0.183804412</text:p>
          </table:table-cell>
          <table:table-cell office:value-type="float" office:value="2.818565401" calcext:value-type="float">
            <text:p>2.818565401</text:p>
          </table:table-cell>
          <table:table-cell office:value-type="float" office:value="3.268635724" calcext:value-type="float">
            <text:p>3.268635724</text:p>
          </table:table-cell>
          <table:table-cell office:value-type="float" office:value="3.007032349" calcext:value-type="float">
            <text:p>3.007032349</text:p>
          </table:table-cell>
          <table:table-cell office:value-type="float" office:value="2.925457103" calcext:value-type="float">
            <text:p>2.925457103</text:p>
          </table:table-cell>
          <table:table-cell office:value-type="float" office:value="2.073136428" calcext:value-type="float">
            <text:p>2.073136428</text:p>
          </table:table-cell>
          <table:table-cell office:value-type="float" office:value="0.296098737" calcext:value-type="float">
            <text:p>0.296098737</text:p>
          </table:table-cell>
          <table:table-cell office:value-type="float" office:value="4.987654321" calcext:value-type="float">
            <text:p>4.987654321</text:p>
          </table:table-cell>
          <table:table-cell office:value-type="float" office:value="4.141975309" calcext:value-type="float">
            <text:p>4.141975309</text:p>
          </table:table-cell>
          <table:table-cell office:value-type="float" office:value="7.191358025" calcext:value-type="float">
            <text:p>7.191358025</text:p>
          </table:table-cell>
          <table:table-cell office:value-type="float" office:value="4.151234568" calcext:value-type="float">
            <text:p>4.151234568</text:p>
          </table:table-cell>
          <table:table-cell office:value-type="float" office:value="4.466049383" calcext:value-type="float">
            <text:p>4.466049383</text:p>
          </table:table-cell>
          <table:table-cell office:value-type="float" office:value="0.438417611" calcext:value-type="float">
            <text:p>0.438417611</text:p>
          </table:table-cell>
          <table:table-cell office:value-type="float" office:value="2.177631579" calcext:value-type="float">
            <text:p>2.177631579</text:p>
          </table:table-cell>
          <table:table-cell office:value-type="float" office:value="3.4" calcext:value-type="float">
            <text:p>3.4</text:p>
          </table:table-cell>
          <table:table-cell office:value-type="float" office:value="2.468421053" calcext:value-type="float">
            <text:p>2.468421053</text:p>
          </table:table-cell>
          <table:table-cell office:value-type="float" office:value="1.347368421" calcext:value-type="float">
            <text:p>1.347368421</text:p>
          </table:table-cell>
          <table:table-cell office:value-type="float" office:value="1.494736842" calcext:value-type="float">
            <text:p>1.494736842</text:p>
          </table:table-cell>
        </table:table-row>
        <table:table-row table:style-name="ro1">
          <table:table-cell table:number-columns-repeated="2" office:value-type="string" calcext:value-type="string">
            <text:p>WOLD2014JAN_032</text:p>
          </table:table-cell>
          <table:table-cell table:formula="of:=EXACT([.A320];[.B320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5534977" calcext:value-type="float">
            <text:p>135534977</text:p>
          </table:table-cell>
          <table:table-cell office:value-type="float" office:value="135536185" calcext:value-type="float">
            <text:p>135536185</text:p>
          </table:table-cell>
          <table:table-cell office:value-type="float" office:value="0.1242010486" calcext:value-type="float">
            <text:p>0.1242010486</text:p>
          </table:table-cell>
          <table:table-cell office:value-type="float" office:value="4.506627692" calcext:value-type="float">
            <text:p>4.506627692</text:p>
          </table:table-cell>
          <table:table-cell office:value-type="float" office:value="3.736165779" calcext:value-type="float">
            <text:p>3.736165779</text:p>
          </table:table-cell>
          <table:table-cell office:value-type="float" office:value="5.791849965" calcext:value-type="float">
            <text:p>5.791849965</text:p>
          </table:table-cell>
          <table:table-cell office:value-type="float" office:value="3.858068997" calcext:value-type="float">
            <text:p>3.858068997</text:p>
          </table:table-cell>
          <table:table-cell office:value-type="float" office:value="4.640426025" calcext:value-type="float">
            <text:p>4.640426025</text:p>
          </table:table-cell>
          <table:table-cell office:value-type="float" office:value="0.088292799" calcext:value-type="float">
            <text:p>0.088292799</text:p>
          </table:table-cell>
          <table:table-cell office:value-type="float" office:value="4.79192007" calcext:value-type="float">
            <text:p>4.79192007</text:p>
          </table:table-cell>
          <table:table-cell office:value-type="float" office:value="4.485954243" calcext:value-type="float">
            <text:p>4.485954243</text:p>
          </table:table-cell>
          <table:table-cell office:value-type="float" office:value="4.373298581" calcext:value-type="float">
            <text:p>4.373298581</text:p>
          </table:table-cell>
          <table:table-cell office:value-type="float" office:value="5.101071532" calcext:value-type="float">
            <text:p>5.101071532</text:p>
          </table:table-cell>
          <table:table-cell office:value-type="float" office:value="5.207355922" calcext:value-type="float">
            <text:p>5.207355922</text:p>
          </table:table-cell>
          <table:table-cell office:value-type="float" office:value="0.088934826" calcext:value-type="float">
            <text:p>0.088934826</text:p>
          </table:table-cell>
          <table:table-cell office:value-type="float" office:value="13.44548872" calcext:value-type="float">
            <text:p>13.44548872</text:p>
          </table:table-cell>
          <table:table-cell office:value-type="float" office:value="13.5112782" calcext:value-type="float">
            <text:p>13.5112782</text:p>
          </table:table-cell>
          <table:table-cell office:value-type="float" office:value="14.7518797" calcext:value-type="float">
            <text:p>14.7518797</text:p>
          </table:table-cell>
          <table:table-cell office:value-type="float" office:value="11.85463659" calcext:value-type="float">
            <text:p>11.85463659</text:p>
          </table:table-cell>
          <table:table-cell office:value-type="float" office:value="13.6641604" calcext:value-type="float">
            <text:p>13.6641604</text:p>
          </table:table-cell>
          <table:table-cell office:value-type="float" office:value="0.17496854" calcext:value-type="float">
            <text:p>0.17496854</text:p>
          </table:table-cell>
          <table:table-cell office:value-type="float" office:value="3.875034713" calcext:value-type="float">
            <text:p>3.875034713</text:p>
          </table:table-cell>
          <table:table-cell office:value-type="float" office:value="4.453207442" calcext:value-type="float">
            <text:p>4.453207442</text:p>
          </table:table-cell>
          <table:table-cell office:value-type="float" office:value="3.886698139" calcext:value-type="float">
            <text:p>3.886698139</text:p>
          </table:table-cell>
          <table:table-cell office:value-type="float" office:value="4.239933352" calcext:value-type="float">
            <text:p>4.239933352</text:p>
          </table:table-cell>
          <table:table-cell office:value-type="float" office:value="2.920299917" calcext:value-type="float">
            <text:p>2.920299917</text:p>
          </table:table-cell>
          <table:table-cell office:value-type="float" office:value="0.098796404" calcext:value-type="float">
            <text:p>0.098796404</text:p>
          </table:table-cell>
          <table:table-cell office:value-type="float" office:value="5.440880322" calcext:value-type="float">
            <text:p>5.440880322</text:p>
          </table:table-cell>
          <table:table-cell office:value-type="float" office:value="6.206271577" calcext:value-type="float">
            <text:p>6.206271577</text:p>
          </table:table-cell>
          <table:table-cell office:value-type="float" office:value="5.364499425" calcext:value-type="float">
            <text:p>5.364499425</text:p>
          </table:table-cell>
          <table:table-cell office:value-type="float" office:value="5.233889528" calcext:value-type="float">
            <text:p>5.233889528</text:p>
          </table:table-cell>
          <table:table-cell office:value-type="float" office:value="4.958860759" calcext:value-type="float">
            <text:p>4.958860759</text:p>
          </table:table-cell>
          <table:table-cell office:value-type="float" office:value="0.187788694" calcext:value-type="float">
            <text:p>0.187788694</text:p>
          </table:table-cell>
          <table:table-cell office:value-type="float" office:value="6.147679325" calcext:value-type="float">
            <text:p>6.147679325</text:p>
          </table:table-cell>
          <table:table-cell office:value-type="float" office:value="6.459915612" calcext:value-type="float">
            <text:p>6.459915612</text:p>
          </table:table-cell>
          <table:table-cell office:value-type="float" office:value="4.450070323" calcext:value-type="float">
            <text:p>4.450070323</text:p>
          </table:table-cell>
          <table:table-cell office:value-type="float" office:value="7.012658228" calcext:value-type="float">
            <text:p>7.012658228</text:p>
          </table:table-cell>
          <table:table-cell office:value-type="float" office:value="6.668073136" calcext:value-type="float">
            <text:p>6.668073136</text:p>
          </table:table-cell>
          <table:table-cell office:value-type="float" office:value="0.130255176" calcext:value-type="float">
            <text:p>0.130255176</text:p>
          </table:table-cell>
          <table:table-cell office:value-type="float" office:value="16.18595679" calcext:value-type="float">
            <text:p>16.18595679</text:p>
          </table:table-cell>
          <table:table-cell office:value-type="float" office:value="17.74382716" calcext:value-type="float">
            <text:p>17.74382716</text:p>
          </table:table-cell>
          <table:table-cell office:value-type="float" office:value="17.4845679" calcext:value-type="float">
            <text:p>17.4845679</text:p>
          </table:table-cell>
          <table:table-cell office:value-type="float" office:value="16.36111111" calcext:value-type="float">
            <text:p>16.36111111</text:p>
          </table:table-cell>
          <table:table-cell office:value-type="float" office:value="13.15432099" calcext:value-type="float">
            <text:p>13.15432099</text:p>
          </table:table-cell>
          <table:table-cell office:value-type="float" office:value="0.137645544" calcext:value-type="float">
            <text:p>0.137645544</text:p>
          </table:table-cell>
          <table:table-cell office:value-type="float" office:value="0.416468328" calcext:value-type="float">
            <text:p>0.416468328</text:p>
          </table:table-cell>
          <table:table-cell office:value-type="float" office:value="3.594736842" calcext:value-type="float">
            <text:p>3.594736842</text:p>
          </table:table-cell>
          <table:table-cell office:value-type="float" office:value="2.931578947" calcext:value-type="float">
            <text:p>2.931578947</text:p>
          </table:table-cell>
          <table:table-cell office:value-type="float" office:value="2.594736842" calcext:value-type="float">
            <text:p>2.594736842</text:p>
          </table:table-cell>
          <table:table-cell office:value-type="float" office:value="2.981578947" calcext:value-type="float">
            <text:p>2.981578947</text:p>
          </table:table-cell>
        </table:table-row>
        <table:table-row table:style-name="ro1">
          <table:table-cell table:number-columns-repeated="2" office:value-type="string" calcext:value-type="string">
            <text:p>WOLD2014JAN_033</text:p>
          </table:table-cell>
          <table:table-cell table:formula="of:=EXACT([.A321];[.B321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5567612" calcext:value-type="float">
            <text:p>135567612</text:p>
          </table:table-cell>
          <table:table-cell office:value-type="float" office:value="135569202" calcext:value-type="float">
            <text:p>135569202</text:p>
          </table:table-cell>
          <table:table-cell office:value-type="float" office:value="0.3039956715" calcext:value-type="float">
            <text:p>0.3039956715</text:p>
          </table:table-cell>
          <table:table-cell office:value-type="float" office:value="0.906778189" calcext:value-type="float">
            <text:p>0.906778189</text:p>
          </table:table-cell>
          <table:table-cell office:value-type="float" office:value="0.808173188" calcext:value-type="float">
            <text:p>0.808173188</text:p>
          </table:table-cell>
          <table:table-cell office:value-type="float" office:value="1.053368835" calcext:value-type="float">
            <text:p>1.053368835</text:p>
          </table:table-cell>
          <table:table-cell office:value-type="float" office:value="0.799374855" calcext:value-type="float">
            <text:p>0.799374855</text:p>
          </table:table-cell>
          <table:table-cell office:value-type="float" office:value="0.966195879" calcext:value-type="float">
            <text:p>0.966195879</text:p>
          </table:table-cell>
          <table:table-cell office:value-type="float" office:value="0.12167562" calcext:value-type="float">
            <text:p>0.12167562</text:p>
          </table:table-cell>
          <table:table-cell office:value-type="float" office:value="1.063857515" calcext:value-type="float">
            <text:p>1.063857515</text:p>
          </table:table-cell>
          <table:table-cell office:value-type="float" office:value="1.126267014" calcext:value-type="float">
            <text:p>1.126267014</text:p>
          </table:table-cell>
          <table:table-cell office:value-type="float" office:value="1.174630756" calcext:value-type="float">
            <text:p>1.174630756</text:p>
          </table:table-cell>
          <table:table-cell office:value-type="float" office:value="0.879525051" calcext:value-type="float">
            <text:p>0.879525051</text:p>
          </table:table-cell>
          <table:table-cell office:value-type="float" office:value="1.07500724" calcext:value-type="float">
            <text:p>1.07500724</text:p>
          </table:table-cell>
          <table:table-cell office:value-type="float" office:value="0.264195566" calcext:value-type="float">
            <text:p>0.264195566</text:p>
          </table:table-cell>
          <table:table-cell office:value-type="float" office:value="1.844611529" calcext:value-type="float">
            <text:p>1.844611529</text:p>
          </table:table-cell>
          <table:table-cell office:value-type="float" office:value="2.185463659" calcext:value-type="float">
            <text:p>2.185463659</text:p>
          </table:table-cell>
          <table:table-cell office:value-type="float" office:value="2.288220551" calcext:value-type="float">
            <text:p>2.288220551</text:p>
          </table:table-cell>
          <table:table-cell office:value-type="float" office:value="1.666666667" calcext:value-type="float">
            <text:p>1.666666667</text:p>
          </table:table-cell>
          <table:table-cell office:value-type="float" office:value="1.238095238" calcext:value-type="float">
            <text:p>1.238095238</text:p>
          </table:table-cell>
          <table:table-cell office:value-type="float" office:value="0.243944955" calcext:value-type="float">
            <text:p>0.243944955</text:p>
          </table:table-cell>
          <table:table-cell office:value-type="float" office:value="1.044432102" calcext:value-type="float">
            <text:p>1.044432102</text:p>
          </table:table-cell>
          <table:table-cell office:value-type="float" office:value="1.143015829" calcext:value-type="float">
            <text:p>1.143015829</text:p>
          </table:table-cell>
          <table:table-cell office:value-type="float" office:value="1.216328798" calcext:value-type="float">
            <text:p>1.216328798</text:p>
          </table:table-cell>
          <table:table-cell office:value-type="float" office:value="0.66537073" calcext:value-type="float">
            <text:p>0.66537073</text:p>
          </table:table-cell>
          <table:table-cell office:value-type="float" office:value="1.153013052" calcext:value-type="float">
            <text:p>1.153013052</text:p>
          </table:table-cell>
          <table:table-cell office:value-type="float" office:value="0.162795355" calcext:value-type="float">
            <text:p>0.162795355</text:p>
          </table:table-cell>
          <table:table-cell office:value-type="float" office:value="0.946418297" calcext:value-type="float">
            <text:p>0.946418297</text:p>
          </table:table-cell>
          <table:table-cell office:value-type="float" office:value="0.911967779" calcext:value-type="float">
            <text:p>0.911967779</text:p>
          </table:table-cell>
          <table:table-cell office:value-type="float" office:value="1.094936709" calcext:value-type="float">
            <text:p>1.094936709</text:p>
          </table:table-cell>
          <table:table-cell office:value-type="float" office:value="0.745397008" calcext:value-type="float">
            <text:p>0.745397008</text:p>
          </table:table-cell>
          <table:table-cell office:value-type="float" office:value="1.033371692" calcext:value-type="float">
            <text:p>1.033371692</text:p>
          </table:table-cell>
          <table:table-cell office:value-type="float" office:value="0.05238484" calcext:value-type="float">
            <text:p>0.05238484</text:p>
          </table:table-cell>
          <table:table-cell office:value-type="float" office:value="1.339662447" calcext:value-type="float">
            <text:p>1.339662447</text:p>
          </table:table-cell>
          <table:table-cell office:value-type="float" office:value="1.324894515" calcext:value-type="float">
            <text:p>1.324894515</text:p>
          </table:table-cell>
          <table:table-cell office:value-type="float" office:value="1.345991561" calcext:value-type="float">
            <text:p>1.345991561</text:p>
          </table:table-cell>
          <table:table-cell office:value-type="float" office:value="1.428973277" calcext:value-type="float">
            <text:p>1.428973277</text:p>
          </table:table-cell>
          <table:table-cell office:value-type="float" office:value="1.258790436" calcext:value-type="float">
            <text:p>1.258790436</text:p>
          </table:table-cell>
          <table:table-cell office:value-type="float" office:value="0.272476458" calcext:value-type="float">
            <text:p>0.272476458</text:p>
          </table:table-cell>
          <table:table-cell office:value-type="float" office:value="2.648148148" calcext:value-type="float">
            <text:p>2.648148148</text:p>
          </table:table-cell>
          <table:table-cell office:value-type="float" office:value="3.317901235" calcext:value-type="float">
            <text:p>3.317901235</text:p>
          </table:table-cell>
          <table:table-cell office:value-type="float" office:value="2.811728395" calcext:value-type="float">
            <text:p>2.811728395</text:p>
          </table:table-cell>
          <table:table-cell office:value-type="float" office:value="2.839506173" calcext:value-type="float">
            <text:p>2.839506173</text:p>
          </table:table-cell>
          <table:table-cell office:value-type="float" office:value="1.62345679" calcext:value-type="float">
            <text:p>1.62345679</text:p>
          </table:table-cell>
          <table:table-cell office:value-type="float" office:value="0.208155533" calcext:value-type="float">
            <text:p>0.208155533</text:p>
          </table:table-cell>
          <table:table-cell office:value-type="float" office:value="0.344689129" calcext:value-type="float">
            <text:p>0.344689129</text:p>
          </table:table-cell>
          <table:table-cell office:value-type="float" office:value="1.452631579" calcext:value-type="float">
            <text:p>1.452631579</text:p>
          </table:table-cell>
          <table:table-cell office:value-type="float" office:value="1.971052632" calcext:value-type="float">
            <text:p>1.971052632</text:p>
          </table:table-cell>
          <table:table-cell office:value-type="float" office:value="1.923684211" calcext:value-type="float">
            <text:p>1.923684211</text:p>
          </table:table-cell>
          <table:table-cell office:value-type="float" office:value="1.276315789" calcext:value-type="float">
            <text:p>1.276315789</text:p>
          </table:table-cell>
        </table:table-row>
        <table:table-row table:style-name="ro1">
          <table:table-cell table:number-columns-repeated="2" office:value-type="string" calcext:value-type="string">
            <text:p>WOLD2014JAN_034</text:p>
          </table:table-cell>
          <table:table-cell table:formula="of:=EXACT([.A322];[.B322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5637264" calcext:value-type="float">
            <text:p>135637264</text:p>
          </table:table-cell>
          <table:table-cell office:value-type="float" office:value="135638483" calcext:value-type="float">
            <text:p>135638483</text:p>
          </table:table-cell>
          <table:table-cell office:value-type="float" office:value="0.6932397705" calcext:value-type="float">
            <text:p>0.6932397705</text:p>
          </table:table-cell>
          <table:table-cell office:value-type="float" office:value="2.092990276" calcext:value-type="float">
            <text:p>2.092990276</text:p>
          </table:table-cell>
          <table:table-cell office:value-type="float" office:value="1.847649919" calcext:value-type="float">
            <text:p>1.847649919</text:p>
          </table:table-cell>
          <table:table-cell office:value-type="float" office:value="2.414795091" calcext:value-type="float">
            <text:p>2.414795091</text:p>
          </table:table-cell>
          <table:table-cell office:value-type="float" office:value="1.819634175" calcext:value-type="float">
            <text:p>1.819634175</text:p>
          </table:table-cell>
          <table:table-cell office:value-type="float" office:value="2.289881917" calcext:value-type="float">
            <text:p>2.289881917</text:p>
          </table:table-cell>
          <table:table-cell office:value-type="float" office:value="0.154992812" calcext:value-type="float">
            <text:p>0.154992812</text:p>
          </table:table-cell>
          <table:table-cell office:value-type="float" office:value="2.112438459" calcext:value-type="float">
            <text:p>2.112438459</text:p>
          </table:table-cell>
          <table:table-cell office:value-type="float" office:value="2.379959456" calcext:value-type="float">
            <text:p>2.379959456</text:p>
          </table:table-cell>
          <table:table-cell office:value-type="float" office:value="2.408340573" calcext:value-type="float">
            <text:p>2.408340573</text:p>
          </table:table-cell>
          <table:table-cell office:value-type="float" office:value="1.874022589" calcext:value-type="float">
            <text:p>1.874022589</text:p>
          </table:table-cell>
          <table:table-cell office:value-type="float" office:value="1.787431219" calcext:value-type="float">
            <text:p>1.787431219</text:p>
          </table:table-cell>
          <table:table-cell office:value-type="float" office:value="0.256655694" calcext:value-type="float">
            <text:p>0.256655694</text:p>
          </table:table-cell>
          <table:table-cell office:value-type="float" office:value="3.841478697" calcext:value-type="float">
            <text:p>3.841478697</text:p>
          </table:table-cell>
          <table:table-cell office:value-type="float" office:value="3.160401003" calcext:value-type="float">
            <text:p>3.160401003</text:p>
          </table:table-cell>
          <table:table-cell office:value-type="float" office:value="3.255639098" calcext:value-type="float">
            <text:p>3.255639098</text:p>
          </table:table-cell>
          <table:table-cell office:value-type="float" office:value="5.28320802" calcext:value-type="float">
            <text:p>5.28320802</text:p>
          </table:table-cell>
          <table:table-cell office:value-type="float" office:value="3.666666667" calcext:value-type="float">
            <text:p>3.666666667</text:p>
          </table:table-cell>
          <table:table-cell office:value-type="float" office:value="0.166013785" calcext:value-type="float">
            <text:p>0.166013785</text:p>
          </table:table-cell>
          <table:table-cell office:value-type="float" office:value="1.209663982" calcext:value-type="float">
            <text:p>1.209663982</text:p>
          </table:table-cell>
          <table:table-cell office:value-type="float" office:value="1.242988059" calcext:value-type="float">
            <text:p>1.242988059</text:p>
          </table:table-cell>
          <table:table-cell office:value-type="float" office:value="1.439600111" calcext:value-type="float">
            <text:p>1.439600111</text:p>
          </table:table-cell>
          <table:table-cell office:value-type="float" office:value="0.950846987" calcext:value-type="float">
            <text:p>0.950846987</text:p>
          </table:table-cell>
          <table:table-cell office:value-type="float" office:value="1.205220772" calcext:value-type="float">
            <text:p>1.205220772</text:p>
          </table:table-cell>
          <table:table-cell office:value-type="float" office:value="0.137618397" calcext:value-type="float">
            <text:p>0.137618397</text:p>
          </table:table-cell>
          <table:table-cell office:value-type="float" office:value="2.365290564" calcext:value-type="float">
            <text:p>2.365290564</text:p>
          </table:table-cell>
          <table:table-cell office:value-type="float" office:value="2.738204833" calcext:value-type="float">
            <text:p>2.738204833</text:p>
          </table:table-cell>
          <table:table-cell office:value-type="float" office:value="2.048906789" calcext:value-type="float">
            <text:p>2.048906789</text:p>
          </table:table-cell>
          <table:table-cell office:value-type="float" office:value="2.140678941" calcext:value-type="float">
            <text:p>2.140678941</text:p>
          </table:table-cell>
          <table:table-cell office:value-type="float" office:value="2.533371692" calcext:value-type="float">
            <text:p>2.533371692</text:p>
          </table:table-cell>
          <table:table-cell office:value-type="float" office:value="0.129356561" calcext:value-type="float">
            <text:p>0.129356561</text:p>
          </table:table-cell>
          <table:table-cell office:value-type="float" office:value="2.45745429" calcext:value-type="float">
            <text:p>2.45745429</text:p>
          </table:table-cell>
          <table:table-cell office:value-type="float" office:value="2.777777778" calcext:value-type="float">
            <text:p>2.777777778</text:p>
          </table:table-cell>
          <table:table-cell office:value-type="float" office:value="2.499296765" calcext:value-type="float">
            <text:p>2.499296765</text:p>
          </table:table-cell>
          <table:table-cell office:value-type="float" office:value="2.534458509" calcext:value-type="float">
            <text:p>2.534458509</text:p>
          </table:table-cell>
          <table:table-cell office:value-type="float" office:value="2.018284107" calcext:value-type="float">
            <text:p>2.018284107</text:p>
          </table:table-cell>
          <table:table-cell office:value-type="float" office:value="0.354352251" calcext:value-type="float">
            <text:p>0.354352251</text:p>
          </table:table-cell>
          <table:table-cell office:value-type="float" office:value="5.080246914" calcext:value-type="float">
            <text:p>5.080246914</text:p>
          </table:table-cell>
          <table:table-cell office:value-type="float" office:value="4.645061728" calcext:value-type="float">
            <text:p>4.645061728</text:p>
          </table:table-cell>
          <table:table-cell office:value-type="float" office:value="5.320987654" calcext:value-type="float">
            <text:p>5.320987654</text:p>
          </table:table-cell>
          <table:table-cell office:value-type="float" office:value="3.00308642" calcext:value-type="float">
            <text:p>3.00308642</text:p>
          </table:table-cell>
          <table:table-cell office:value-type="float" office:value="7.351851852" calcext:value-type="float">
            <text:p>7.351851852</text:p>
          </table:table-cell>
          <table:table-cell office:value-type="float" office:value="0.363791185" calcext:value-type="float">
            <text:p>0.363791185</text:p>
          </table:table-cell>
          <table:table-cell office:value-type="float" office:value="0.74960131" calcext:value-type="float">
            <text:p>0.74960131</text:p>
          </table:table-cell>
          <table:table-cell office:value-type="float" office:value="2.602631579" calcext:value-type="float">
            <text:p>2.602631579</text:p>
          </table:table-cell>
          <table:table-cell office:value-type="float" office:value="1.660526316" calcext:value-type="float">
            <text:p>1.660526316</text:p>
          </table:table-cell>
          <table:table-cell office:value-type="float" office:value="2.771052632" calcext:value-type="float">
            <text:p>2.771052632</text:p>
          </table:table-cell>
          <table:table-cell office:value-type="float" office:value="1.207894737" calcext:value-type="float">
            <text:p>1.207894737</text:p>
          </table:table-cell>
        </table:table-row>
        <table:table-row table:style-name="ro1">
          <table:table-cell table:number-columns-repeated="2" office:value-type="string" calcext:value-type="string">
            <text:p>WOLD2014JAN_035</text:p>
          </table:table-cell>
          <table:table-cell table:formula="of:=EXACT([.A323];[.B323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5668102" calcext:value-type="float">
            <text:p>135668102</text:p>
          </table:table-cell>
          <table:table-cell office:value-type="float" office:value="135668958" calcext:value-type="float">
            <text:p>135668958</text:p>
          </table:table-cell>
          <table:table-cell office:value-type="float" office:value="0.4217408215" calcext:value-type="float">
            <text:p>0.4217408215</text:p>
          </table:table-cell>
          <table:table-cell office:value-type="float" office:value="4.626273443" calcext:value-type="float">
            <text:p>4.626273443</text:p>
          </table:table-cell>
          <table:table-cell office:value-type="float" office:value="5.570155129" calcext:value-type="float">
            <text:p>5.570155129</text:p>
          </table:table-cell>
          <table:table-cell office:value-type="float" office:value="4.634637648" calcext:value-type="float">
            <text:p>4.634637648</text:p>
          </table:table-cell>
          <table:table-cell office:value-type="float" office:value="4.370803427" calcext:value-type="float">
            <text:p>4.370803427</text:p>
          </table:table-cell>
          <table:table-cell office:value-type="float" office:value="3.929497569" calcext:value-type="float">
            <text:p>3.929497569</text:p>
          </table:table-cell>
          <table:table-cell office:value-type="float" office:value="0.088945048" calcext:value-type="float">
            <text:p>0.088945048</text:p>
          </table:table-cell>
          <table:table-cell office:value-type="float" office:value="3.016652187" calcext:value-type="float">
            <text:p>3.016652187</text:p>
          </table:table-cell>
          <table:table-cell office:value-type="float" office:value="3.22502172" calcext:value-type="float">
            <text:p>3.22502172</text:p>
          </table:table-cell>
          <table:table-cell office:value-type="float" office:value="3.268172604" calcext:value-type="float">
            <text:p>3.268172604</text:p>
          </table:table-cell>
          <table:table-cell office:value-type="float" office:value="2.744569939" calcext:value-type="float">
            <text:p>2.744569939</text:p>
          </table:table-cell>
          <table:table-cell office:value-type="float" office:value="2.828844483" calcext:value-type="float">
            <text:p>2.828844483</text:p>
          </table:table-cell>
          <table:table-cell office:value-type="float" office:value="0.167857471" calcext:value-type="float">
            <text:p>0.167857471</text:p>
          </table:table-cell>
          <table:table-cell office:value-type="float" office:value="11.41290727" calcext:value-type="float">
            <text:p>11.41290727</text:p>
          </table:table-cell>
          <table:table-cell office:value-type="float" office:value="10.18295739" calcext:value-type="float">
            <text:p>10.18295739</text:p>
          </table:table-cell>
          <table:table-cell office:value-type="float" office:value="11.73182957" calcext:value-type="float">
            <text:p>11.73182957</text:p>
          </table:table-cell>
          <table:table-cell office:value-type="float" office:value="13.98746867" calcext:value-type="float">
            <text:p>13.98746867</text:p>
          </table:table-cell>
          <table:table-cell office:value-type="float" office:value="9.749373434" calcext:value-type="float">
            <text:p>9.749373434</text:p>
          </table:table-cell>
          <table:table-cell office:value-type="float" office:value="0.170823295" calcext:value-type="float">
            <text:p>0.170823295</text:p>
          </table:table-cell>
          <table:table-cell office:value-type="float" office:value="1.763399056" calcext:value-type="float">
            <text:p>1.763399056</text:p>
          </table:table-cell>
          <table:table-cell office:value-type="float" office:value="2.153846154" calcext:value-type="float">
            <text:p>2.153846154</text:p>
          </table:table-cell>
          <table:table-cell office:value-type="float" office:value="1.556234379" calcext:value-type="float">
            <text:p>1.556234379</text:p>
          </table:table-cell>
          <table:table-cell office:value-type="float" office:value="1.498472646" calcext:value-type="float">
            <text:p>1.498472646</text:p>
          </table:table-cell>
          <table:table-cell office:value-type="float" office:value="1.845043044" calcext:value-type="float">
            <text:p>1.845043044</text:p>
          </table:table-cell>
          <table:table-cell office:value-type="float" office:value="0.132538894" calcext:value-type="float">
            <text:p>0.132538894</text:p>
          </table:table-cell>
          <table:table-cell office:value-type="float" office:value="4.237917146" calcext:value-type="float">
            <text:p>4.237917146</text:p>
          </table:table-cell>
          <table:table-cell office:value-type="float" office:value="4.726121979" calcext:value-type="float">
            <text:p>4.726121979</text:p>
          </table:table-cell>
          <table:table-cell office:value-type="float" office:value="3.852991945" calcext:value-type="float">
            <text:p>3.852991945</text:p>
          </table:table-cell>
          <table:table-cell office:value-type="float" office:value="3.659666283" calcext:value-type="float">
            <text:p>3.659666283</text:p>
          </table:table-cell>
          <table:table-cell office:value-type="float" office:value="4.712888377" calcext:value-type="float">
            <text:p>4.712888377</text:p>
          </table:table-cell>
          <table:table-cell office:value-type="float" office:value="0.169936314" calcext:value-type="float">
            <text:p>0.169936314</text:p>
          </table:table-cell>
          <table:table-cell office:value-type="float" office:value="2.150140647" calcext:value-type="float">
            <text:p>2.150140647</text:p>
          </table:table-cell>
          <table:table-cell office:value-type="float" office:value="2.583684951" calcext:value-type="float">
            <text:p>2.583684951</text:p>
          </table:table-cell>
          <table:table-cell office:value-type="float" office:value="2.210970464" calcext:value-type="float">
            <text:p>2.210970464</text:p>
          </table:table-cell>
          <table:table-cell office:value-type="float" office:value="2.111111111" calcext:value-type="float">
            <text:p>2.111111111</text:p>
          </table:table-cell>
          <table:table-cell office:value-type="float" office:value="1.694796062" calcext:value-type="float">
            <text:p>1.694796062</text:p>
          </table:table-cell>
          <table:table-cell office:value-type="float" office:value="0.162698295" calcext:value-type="float">
            <text:p>0.162698295</text:p>
          </table:table-cell>
          <table:table-cell office:value-type="float" office:value="10.61419753" calcext:value-type="float">
            <text:p>10.61419753</text:p>
          </table:table-cell>
          <table:table-cell office:value-type="float" office:value="11.64197531" calcext:value-type="float">
            <text:p>11.64197531</text:p>
          </table:table-cell>
          <table:table-cell office:value-type="float" office:value="12.4845679" calcext:value-type="float">
            <text:p>12.4845679</text:p>
          </table:table-cell>
          <table:table-cell office:value-type="float" office:value="9.475308642" calcext:value-type="float">
            <text:p>9.475308642</text:p>
          </table:table-cell>
          <table:table-cell office:value-type="float" office:value="8.854938272" calcext:value-type="float">
            <text:p>8.854938272</text:p>
          </table:table-cell>
          <table:table-cell office:value-type="float" office:value="0.530051944" calcext:value-type="float">
            <text:p>0.530051944</text:p>
          </table:table-cell>
          <table:table-cell office:value-type="float" office:value="0.844247207" calcext:value-type="float">
            <text:p>0.844247207</text:p>
          </table:table-cell>
          <table:table-cell office:value-type="float" office:value="2.607894737" calcext:value-type="float">
            <text:p>2.607894737</text:p>
          </table:table-cell>
          <table:table-cell office:value-type="float" office:value="1.955263158" calcext:value-type="float">
            <text:p>1.955263158</text:p>
          </table:table-cell>
          <table:table-cell office:value-type="float" office:value="1.021052632" calcext:value-type="float">
            <text:p>1.021052632</text:p>
          </table:table-cell>
          <table:table-cell office:value-type="float" office:value="0.786842105" calcext:value-type="float">
            <text:p>0.786842105</text:p>
          </table:table-cell>
        </table:table-row>
        <table:table-row table:style-name="ro1">
          <table:table-cell table:number-columns-repeated="2" office:value-type="string" calcext:value-type="string">
            <text:p>WOLD2014JAN_036</text:p>
          </table:table-cell>
          <table:table-cell table:formula="of:=EXACT([.A324];[.B324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5697928" calcext:value-type="float">
            <text:p>135697928</text:p>
          </table:table-cell>
          <table:table-cell office:value-type="float" office:value="135699002" calcext:value-type="float">
            <text:p>135699002</text:p>
          </table:table-cell>
          <table:table-cell office:value-type="float" office:value="0.4076233007" calcext:value-type="float">
            <text:p>0.4076233007</text:p>
          </table:table-cell>
          <table:table-cell office:value-type="float" office:value="1.947441537" calcext:value-type="float">
            <text:p>1.947441537</text:p>
          </table:table-cell>
          <table:table-cell office:value-type="float" office:value="2.468395462" calcext:value-type="float">
            <text:p>2.468395462</text:p>
          </table:table-cell>
          <table:table-cell office:value-type="float" office:value="2.006367215" calcext:value-type="float">
            <text:p>2.006367215</text:p>
          </table:table-cell>
          <table:table-cell office:value-type="float" office:value="1.444663116" calcext:value-type="float">
            <text:p>1.444663116</text:p>
          </table:table-cell>
          <table:table-cell office:value-type="float" office:value="1.870340357" calcext:value-type="float">
            <text:p>1.870340357</text:p>
          </table:table-cell>
          <table:table-cell office:value-type="float" office:value="0.156375372" calcext:value-type="float">
            <text:p>0.156375372</text:p>
          </table:table-cell>
          <table:table-cell office:value-type="float" office:value="3.129307848" calcext:value-type="float">
            <text:p>3.129307848</text:p>
          </table:table-cell>
          <table:table-cell office:value-type="float" office:value="3.069504778" calcext:value-type="float">
            <text:p>3.069504778</text:p>
          </table:table-cell>
          <table:table-cell office:value-type="float" office:value="3.838980597" calcext:value-type="float">
            <text:p>3.838980597</text:p>
          </table:table-cell>
          <table:table-cell office:value-type="float" office:value="2.805676224" calcext:value-type="float">
            <text:p>2.805676224</text:p>
          </table:table-cell>
          <table:table-cell office:value-type="float" office:value="2.803069794" calcext:value-type="float">
            <text:p>2.803069794</text:p>
          </table:table-cell>
          <table:table-cell office:value-type="float" office:value="0.24909933" calcext:value-type="float">
            <text:p>0.24909933</text:p>
          </table:table-cell>
          <table:table-cell office:value-type="float" office:value="8.455513784" calcext:value-type="float">
            <text:p>8.455513784</text:p>
          </table:table-cell>
          <table:table-cell office:value-type="float" office:value="7.874686717" calcext:value-type="float">
            <text:p>7.874686717</text:p>
          </table:table-cell>
          <table:table-cell office:value-type="float" office:value="6.894736842" calcext:value-type="float">
            <text:p>6.894736842</text:p>
          </table:table-cell>
          <table:table-cell office:value-type="float" office:value="11.55639098" calcext:value-type="float">
            <text:p>11.55639098</text:p>
          </table:table-cell>
          <table:table-cell office:value-type="float" office:value="7.496240602" calcext:value-type="float">
            <text:p>7.496240602</text:p>
          </table:table-cell>
          <table:table-cell office:value-type="float" office:value="0.376787757" calcext:value-type="float">
            <text:p>0.376787757</text:p>
          </table:table-cell>
          <table:table-cell office:value-type="float" office:value="2.620383227" calcext:value-type="float">
            <text:p>2.620383227</text:p>
          </table:table-cell>
          <table:table-cell office:value-type="float" office:value="1.849486254" calcext:value-type="float">
            <text:p>1.849486254</text:p>
          </table:table-cell>
          <table:table-cell office:value-type="float" office:value="3.594557067" calcext:value-type="float">
            <text:p>3.594557067</text:p>
          </table:table-cell>
          <table:table-cell office:value-type="float" office:value="3.34351569" calcext:value-type="float">
            <text:p>3.34351569</text:p>
          </table:table-cell>
          <table:table-cell office:value-type="float" office:value="1.693973896" calcext:value-type="float">
            <text:p>1.693973896</text:p>
          </table:table-cell>
          <table:table-cell office:value-type="float" office:value="0.189324815" calcext:value-type="float">
            <text:p>0.189324815</text:p>
          </table:table-cell>
          <table:table-cell office:value-type="float" office:value="2.305883199" calcext:value-type="float">
            <text:p>2.305883199</text:p>
          </table:table-cell>
          <table:table-cell office:value-type="float" office:value="2.402761795" calcext:value-type="float">
            <text:p>2.402761795</text:p>
          </table:table-cell>
          <table:table-cell office:value-type="float" office:value="2.179228999" calcext:value-type="float">
            <text:p>2.179228999</text:p>
          </table:table-cell>
          <table:table-cell office:value-type="float" office:value="1.798331415" calcext:value-type="float">
            <text:p>1.798331415</text:p>
          </table:table-cell>
          <table:table-cell office:value-type="float" office:value="2.843210587" calcext:value-type="float">
            <text:p>2.843210587</text:p>
          </table:table-cell>
          <table:table-cell office:value-type="float" office:value="0.192666726" calcext:value-type="float">
            <text:p>0.192666726</text:p>
          </table:table-cell>
          <table:table-cell office:value-type="float" office:value="3.685654008" calcext:value-type="float">
            <text:p>3.685654008</text:p>
          </table:table-cell>
          <table:table-cell office:value-type="float" office:value="3.893108298" calcext:value-type="float">
            <text:p>3.893108298</text:p>
          </table:table-cell>
          <table:table-cell office:value-type="float" office:value="4.112517581" calcext:value-type="float">
            <text:p>4.112517581</text:p>
          </table:table-cell>
          <table:table-cell office:value-type="float" office:value="4.105485232" calcext:value-type="float">
            <text:p>4.105485232</text:p>
          </table:table-cell>
          <table:table-cell office:value-type="float" office:value="2.631504923" calcext:value-type="float">
            <text:p>2.631504923</text:p>
          </table:table-cell>
          <table:table-cell office:value-type="float" office:value="0.14276285" calcext:value-type="float">
            <text:p>0.14276285</text:p>
          </table:table-cell>
          <table:table-cell office:value-type="float" office:value="9.616512346" calcext:value-type="float">
            <text:p>9.616512346</text:p>
          </table:table-cell>
          <table:table-cell office:value-type="float" office:value="10.31481481" calcext:value-type="float">
            <text:p>10.31481481</text:p>
          </table:table-cell>
          <table:table-cell office:value-type="float" office:value="10.66049383" calcext:value-type="float">
            <text:p>10.66049383</text:p>
          </table:table-cell>
          <table:table-cell office:value-type="float" office:value="7.614197531" calcext:value-type="float">
            <text:p>7.614197531</text:p>
          </table:table-cell>
          <table:table-cell office:value-type="float" office:value="9.87654321" calcext:value-type="float">
            <text:p>9.87654321</text:p>
          </table:table-cell>
          <table:table-cell office:value-type="float" office:value="0.330166061" calcext:value-type="float">
            <text:p>0.330166061</text:p>
          </table:table-cell>
          <table:table-cell office:value-type="float" office:value="1.08411764" calcext:value-type="float">
            <text:p>1.08411764</text:p>
          </table:table-cell>
          <table:table-cell office:value-type="float" office:value="3.952631579" calcext:value-type="float">
            <text:p>3.952631579</text:p>
          </table:table-cell>
          <table:table-cell office:value-type="float" office:value="4.355263158" calcext:value-type="float">
            <text:p>4.355263158</text:p>
          </table:table-cell>
          <table:table-cell office:value-type="float" office:value="2.868421053" calcext:value-type="float">
            <text:p>2.868421053</text:p>
          </table:table-cell>
          <table:table-cell office:value-type="float" office:value="1.957894737" calcext:value-type="float">
            <text:p>1.957894737</text:p>
          </table:table-cell>
        </table:table-row>
        <table:table-row table:style-name="ro1">
          <table:table-cell table:number-columns-repeated="2" office:value-type="string" calcext:value-type="string">
            <text:p>WOLD2014JAN_037</text:p>
          </table:table-cell>
          <table:table-cell table:formula="of:=EXACT([.A325];[.B325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5770524" calcext:value-type="float">
            <text:p>135770524</text:p>
          </table:table-cell>
          <table:table-cell office:value-type="float" office:value="135771765" calcext:value-type="float">
            <text:p>135771765</text:p>
          </table:table-cell>
          <table:table-cell office:value-type="float" office:value="0.7968130981" calcext:value-type="float">
            <text:p>0.7968130981</text:p>
          </table:table-cell>
          <table:table-cell office:value-type="float" office:value="4.347476268" calcext:value-type="float">
            <text:p>4.347476268</text:p>
          </table:table-cell>
          <table:table-cell office:value-type="float" office:value="3.94825191" calcext:value-type="float">
            <text:p>3.94825191</text:p>
          </table:table-cell>
          <table:table-cell office:value-type="float" office:value="4.435054411" calcext:value-type="float">
            <text:p>4.435054411</text:p>
          </table:table-cell>
          <table:table-cell office:value-type="float" office:value="4.879370225" calcext:value-type="float">
            <text:p>4.879370225</text:p>
          </table:table-cell>
          <table:table-cell office:value-type="float" office:value="4.127228525" calcext:value-type="float">
            <text:p>4.127228525</text:p>
          </table:table-cell>
          <table:table-cell office:value-type="float" office:value="0.151002393" calcext:value-type="float">
            <text:p>0.151002393</text:p>
          </table:table-cell>
          <table:table-cell office:value-type="float" office:value="4.600637127" calcext:value-type="float">
            <text:p>4.600637127</text:p>
          </table:table-cell>
          <table:table-cell office:value-type="float" office:value="5.541558065" calcext:value-type="float">
            <text:p>5.541558065</text:p>
          </table:table-cell>
          <table:table-cell office:value-type="float" office:value="4.361135245" calcext:value-type="float">
            <text:p>4.361135245</text:p>
          </table:table-cell>
          <table:table-cell office:value-type="float" office:value="4.609904431" calcext:value-type="float">
            <text:p>4.609904431</text:p>
          </table:table-cell>
          <table:table-cell office:value-type="float" office:value="3.889950767" calcext:value-type="float">
            <text:p>3.889950767</text:p>
          </table:table-cell>
          <table:table-cell office:value-type="float" office:value="0.222422228" calcext:value-type="float">
            <text:p>0.222422228</text:p>
          </table:table-cell>
          <table:table-cell office:value-type="float" office:value="10.72431078" calcext:value-type="float">
            <text:p>10.72431078</text:p>
          </table:table-cell>
          <table:table-cell office:value-type="float" office:value="11.12781955" calcext:value-type="float">
            <text:p>11.12781955</text:p>
          </table:table-cell>
          <table:table-cell office:value-type="float" office:value="13.13533835" calcext:value-type="float">
            <text:p>13.13533835</text:p>
          </table:table-cell>
          <table:table-cell office:value-type="float" office:value="11.20551378" calcext:value-type="float">
            <text:p>11.20551378</text:p>
          </table:table-cell>
          <table:table-cell office:value-type="float" office:value="7.428571429" calcext:value-type="float">
            <text:p>7.428571429</text:p>
          </table:table-cell>
          <table:table-cell office:value-type="float" office:value="0.273693815" calcext:value-type="float">
            <text:p>0.273693815</text:p>
          </table:table-cell>
          <table:table-cell office:value-type="float" office:value="2.332129964" calcext:value-type="float">
            <text:p>2.332129964</text:p>
          </table:table-cell>
          <table:table-cell office:value-type="float" office:value="2.811441266" calcext:value-type="float">
            <text:p>2.811441266</text:p>
          </table:table-cell>
          <table:table-cell office:value-type="float" office:value="2.902527076" calcext:value-type="float">
            <text:p>2.902527076</text:p>
          </table:table-cell>
          <table:table-cell office:value-type="float" office:value="2.048319911" calcext:value-type="float">
            <text:p>2.048319911</text:p>
          </table:table-cell>
          <table:table-cell office:value-type="float" office:value="1.566231602" calcext:value-type="float">
            <text:p>1.566231602</text:p>
          </table:table-cell>
          <table:table-cell office:value-type="float" office:value="0.150920563" calcext:value-type="float">
            <text:p>0.150920563</text:p>
          </table:table-cell>
          <table:table-cell office:value-type="float" office:value="4.850834292" calcext:value-type="float">
            <text:p>4.850834292</text:p>
          </table:table-cell>
          <table:table-cell office:value-type="float" office:value="5.59004603" calcext:value-type="float">
            <text:p>5.59004603</text:p>
          </table:table-cell>
          <table:table-cell office:value-type="float" office:value="4.704545455" calcext:value-type="float">
            <text:p>4.704545455</text:p>
          </table:table-cell>
          <table:table-cell office:value-type="float" office:value="3.897008055" calcext:value-type="float">
            <text:p>3.897008055</text:p>
          </table:table-cell>
          <table:table-cell office:value-type="float" office:value="5.211737629" calcext:value-type="float">
            <text:p>5.211737629</text:p>
          </table:table-cell>
          <table:table-cell office:value-type="float" office:value="0.247428938" calcext:value-type="float">
            <text:p>0.247428938</text:p>
          </table:table-cell>
          <table:table-cell office:value-type="float" office:value="6.658579466" calcext:value-type="float">
            <text:p>6.658579466</text:p>
          </table:table-cell>
          <table:table-cell office:value-type="float" office:value="6.618846695" calcext:value-type="float">
            <text:p>6.618846695</text:p>
          </table:table-cell>
          <table:table-cell office:value-type="float" office:value="6.341772152" calcext:value-type="float">
            <text:p>6.341772152</text:p>
          </table:table-cell>
          <table:table-cell office:value-type="float" office:value="8.834036568" calcext:value-type="float">
            <text:p>8.834036568</text:p>
          </table:table-cell>
          <table:table-cell office:value-type="float" office:value="4.839662447" calcext:value-type="float">
            <text:p>4.839662447</text:p>
          </table:table-cell>
          <table:table-cell office:value-type="float" office:value="0.120719608" calcext:value-type="float">
            <text:p>0.120719608</text:p>
          </table:table-cell>
          <table:table-cell office:value-type="float" office:value="11.98919753" calcext:value-type="float">
            <text:p>11.98919753</text:p>
          </table:table-cell>
          <table:table-cell office:value-type="float" office:value="10.75" calcext:value-type="float">
            <text:p>10.75</text:p>
          </table:table-cell>
          <table:table-cell office:value-type="float" office:value="13.98765432" calcext:value-type="float">
            <text:p>13.98765432</text:p>
          </table:table-cell>
          <table:table-cell office:value-type="float" office:value="11.12654321" calcext:value-type="float">
            <text:p>11.12654321</text:p>
          </table:table-cell>
          <table:table-cell office:value-type="float" office:value="12.09259259" calcext:value-type="float">
            <text:p>12.09259259</text:p>
          </table:table-cell>
          <table:table-cell office:value-type="float" office:value="0.216202995" calcext:value-type="float">
            <text:p>0.216202995</text:p>
          </table:table-cell>
          <table:table-cell office:value-type="float" office:value="0.636945403" calcext:value-type="float">
            <text:p>0.636945403</text:p>
          </table:table-cell>
          <table:table-cell office:value-type="float" office:value="2.75" calcext:value-type="float">
            <text:p>2.75</text:p>
          </table:table-cell>
          <table:table-cell office:value-type="float" office:value="3.373684211" calcext:value-type="float">
            <text:p>3.373684211</text:p>
          </table:table-cell>
          <table:table-cell office:value-type="float" office:value="3.526315789" calcext:value-type="float">
            <text:p>3.526315789</text:p>
          </table:table-cell>
          <table:table-cell office:value-type="float" office:value="2.134210526" calcext:value-type="float">
            <text:p>2.134210526</text:p>
          </table:table-cell>
        </table:table-row>
        <table:table-row table:style-name="ro1">
          <table:table-cell table:number-columns-repeated="2" office:value-type="string" calcext:value-type="string">
            <text:p>WOLD2014JAN_038</text:p>
          </table:table-cell>
          <table:table-cell table:formula="of:=EXACT([.A326];[.B326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5861587" calcext:value-type="float">
            <text:p>135861587</text:p>
          </table:table-cell>
          <table:table-cell office:value-type="float" office:value="135863192" calcext:value-type="float">
            <text:p>135863192</text:p>
          </table:table-cell>
          <table:table-cell office:value-type="float" office:value="0.2470691558" calcext:value-type="float">
            <text:p>0.2470691558</text:p>
          </table:table-cell>
          <table:table-cell office:value-type="float" office:value="6.001273443" calcext:value-type="float">
            <text:p>6.001273443</text:p>
          </table:table-cell>
          <table:table-cell office:value-type="float" office:value="5.431697152" calcext:value-type="float">
            <text:p>5.431697152</text:p>
          </table:table-cell>
          <table:table-cell office:value-type="float" office:value="6.376244501" calcext:value-type="float">
            <text:p>6.376244501</text:p>
          </table:table-cell>
          <table:table-cell office:value-type="float" office:value="5.255730493" calcext:value-type="float">
            <text:p>5.255730493</text:p>
          </table:table-cell>
          <table:table-cell office:value-type="float" office:value="6.941421625" calcext:value-type="float">
            <text:p>6.941421625</text:p>
          </table:table-cell>
          <table:table-cell office:value-type="float" office:value="0.173479415" calcext:value-type="float">
            <text:p>0.173479415</text:p>
          </table:table-cell>
          <table:table-cell office:value-type="float" office:value="4.031783956" calcext:value-type="float">
            <text:p>4.031783956</text:p>
          </table:table-cell>
          <table:table-cell office:value-type="float" office:value="4.650448885" calcext:value-type="float">
            <text:p>4.650448885</text:p>
          </table:table-cell>
          <table:table-cell office:value-type="float" office:value="4.599768317" calcext:value-type="float">
            <text:p>4.599768317</text:p>
          </table:table-cell>
          <table:table-cell office:value-type="float" office:value="3.609035621" calcext:value-type="float">
            <text:p>3.609035621</text:p>
          </table:table-cell>
          <table:table-cell office:value-type="float" office:value="3.267883" calcext:value-type="float">
            <text:p>3.267883</text:p>
          </table:table-cell>
          <table:table-cell office:value-type="float" office:value="0.152669728" calcext:value-type="float">
            <text:p>0.152669728</text:p>
          </table:table-cell>
          <table:table-cell office:value-type="float" office:value="9.060776942" calcext:value-type="float">
            <text:p>9.060776942</text:p>
          </table:table-cell>
          <table:table-cell office:value-type="float" office:value="10.6716792" calcext:value-type="float">
            <text:p>10.6716792</text:p>
          </table:table-cell>
          <table:table-cell office:value-type="float" office:value="7.761904762" calcext:value-type="float">
            <text:p>7.761904762</text:p>
          </table:table-cell>
          <table:table-cell office:value-type="float" office:value="9.744360902" calcext:value-type="float">
            <text:p>9.744360902</text:p>
          </table:table-cell>
          <table:table-cell office:value-type="float" office:value="8.065162907" calcext:value-type="float">
            <text:p>8.065162907</text:p>
          </table:table-cell>
          <table:table-cell office:value-type="float" office:value="0.223848599" calcext:value-type="float">
            <text:p>0.223848599</text:p>
          </table:table-cell>
          <table:table-cell office:value-type="float" office:value="2.411552347" calcext:value-type="float">
            <text:p>2.411552347</text:p>
          </table:table-cell>
          <table:table-cell office:value-type="float" office:value="2.754790336" calcext:value-type="float">
            <text:p>2.754790336</text:p>
          </table:table-cell>
          <table:table-cell office:value-type="float" office:value="2.985837267" calcext:value-type="float">
            <text:p>2.985837267</text:p>
          </table:table-cell>
          <table:table-cell office:value-type="float" office:value="2.006109414" calcext:value-type="float">
            <text:p>2.006109414</text:p>
          </table:table-cell>
          <table:table-cell office:value-type="float" office:value="1.899472369" calcext:value-type="float">
            <text:p>1.899472369</text:p>
          </table:table-cell>
          <table:table-cell office:value-type="float" office:value="0.143869456" calcext:value-type="float">
            <text:p>0.143869456</text:p>
          </table:table-cell>
          <table:table-cell office:value-type="float" office:value="5.453250863" calcext:value-type="float">
            <text:p>5.453250863</text:p>
          </table:table-cell>
          <table:table-cell office:value-type="float" office:value="6.390103567" calcext:value-type="float">
            <text:p>6.390103567</text:p>
          </table:table-cell>
          <table:table-cell office:value-type="float" office:value="5.800632911" calcext:value-type="float">
            <text:p>5.800632911</text:p>
          </table:table-cell>
          <table:table-cell office:value-type="float" office:value="4.919735328" calcext:value-type="float">
            <text:p>4.919735328</text:p>
          </table:table-cell>
          <table:table-cell office:value-type="float" office:value="4.702531646" calcext:value-type="float">
            <text:p>4.702531646</text:p>
          </table:table-cell>
          <table:table-cell office:value-type="float" office:value="0.098039368" calcext:value-type="float">
            <text:p>0.098039368</text:p>
          </table:table-cell>
          <table:table-cell office:value-type="float" office:value="5.221518987" calcext:value-type="float">
            <text:p>5.221518987</text:p>
          </table:table-cell>
          <table:table-cell office:value-type="float" office:value="4.909985935" calcext:value-type="float">
            <text:p>4.909985935</text:p>
          </table:table-cell>
          <table:table-cell office:value-type="float" office:value="4.694796062" calcext:value-type="float">
            <text:p>4.694796062</text:p>
          </table:table-cell>
          <table:table-cell office:value-type="float" office:value="5.466947961" calcext:value-type="float">
            <text:p>5.466947961</text:p>
          </table:table-cell>
          <table:table-cell office:value-type="float" office:value="5.814345992" calcext:value-type="float">
            <text:p>5.814345992</text:p>
          </table:table-cell>
          <table:table-cell office:value-type="float" office:value="0.09875991" calcext:value-type="float">
            <text:p>0.09875991</text:p>
          </table:table-cell>
          <table:table-cell office:value-type="float" office:value="13.33950617" calcext:value-type="float">
            <text:p>13.33950617</text:p>
          </table:table-cell>
          <table:table-cell office:value-type="float" office:value="12.77777778" calcext:value-type="float">
            <text:p>12.77777778</text:p>
          </table:table-cell>
          <table:table-cell office:value-type="float" office:value="15.26234568" calcext:value-type="float">
            <text:p>15.26234568</text:p>
          </table:table-cell>
          <table:table-cell office:value-type="float" office:value="13.02469136" calcext:value-type="float">
            <text:p>13.02469136</text:p>
          </table:table-cell>
          <table:table-cell office:value-type="float" office:value="12.29320988" calcext:value-type="float">
            <text:p>12.29320988</text:p>
          </table:table-cell>
          <table:table-cell office:value-type="float" office:value="0.058933022" calcext:value-type="float">
            <text:p>0.058933022</text:p>
          </table:table-cell>
          <table:table-cell office:value-type="float" office:value="0.144734848" calcext:value-type="float">
            <text:p>0.144734848</text:p>
          </table:table-cell>
          <table:table-cell office:value-type="float" office:value="2.389473684" calcext:value-type="float">
            <text:p>2.389473684</text:p>
          </table:table-cell>
          <table:table-cell office:value-type="float" office:value="2.557894737" calcext:value-type="float">
            <text:p>2.557894737</text:p>
          </table:table-cell>
          <table:table-cell office:value-type="float" office:value="2.592105263" calcext:value-type="float">
            <text:p>2.592105263</text:p>
          </table:table-cell>
          <table:table-cell office:value-type="float" office:value="2.284210526" calcext:value-type="float">
            <text:p>2.284210526</text:p>
          </table:table-cell>
        </table:table-row>
        <table:table-row table:style-name="ro1">
          <table:table-cell table:number-columns-repeated="2" office:value-type="string" calcext:value-type="string">
            <text:p>WOLD2014JAN_039</text:p>
          </table:table-cell>
          <table:table-cell table:formula="of:=EXACT([.A327];[.B327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5794180" calcext:value-type="float">
            <text:p>135794180</text:p>
          </table:table-cell>
          <table:table-cell office:value-type="float" office:value="135795780" calcext:value-type="float">
            <text:p>135795780</text:p>
          </table:table-cell>
          <table:table-cell office:value-type="float" office:value="0.133717216" calcext:value-type="float">
            <text:p>0.133717216</text:p>
          </table:table-cell>
          <table:table-cell office:value-type="float" office:value="1.361542024" calcext:value-type="float">
            <text:p>1.361542024</text:p>
          </table:table-cell>
          <table:table-cell office:value-type="float" office:value="1.47082658" calcext:value-type="float">
            <text:p>1.47082658</text:p>
          </table:table-cell>
          <table:table-cell office:value-type="float" office:value="1.654433897" calcext:value-type="float">
            <text:p>1.654433897</text:p>
          </table:table-cell>
          <table:table-cell office:value-type="float" office:value="1.208034267" calcext:value-type="float">
            <text:p>1.208034267</text:p>
          </table:table-cell>
          <table:table-cell office:value-type="float" office:value="1.11287335" calcext:value-type="float">
            <text:p>1.11287335</text:p>
          </table:table-cell>
          <table:table-cell office:value-type="float" office:value="0.212782571" calcext:value-type="float">
            <text:p>0.212782571</text:p>
          </table:table-cell>
          <table:table-cell office:value-type="float" office:value="1.61432088" calcext:value-type="float">
            <text:p>1.61432088</text:p>
          </table:table-cell>
          <table:table-cell office:value-type="float" office:value="1.804517811" calcext:value-type="float">
            <text:p>1.804517811</text:p>
          </table:table-cell>
          <table:table-cell office:value-type="float" office:value="1.935128873" calcext:value-type="float">
            <text:p>1.935128873</text:p>
          </table:table-cell>
          <table:table-cell office:value-type="float" office:value="1.564147118" calcext:value-type="float">
            <text:p>1.564147118</text:p>
          </table:table-cell>
          <table:table-cell office:value-type="float" office:value="1.153489719" calcext:value-type="float">
            <text:p>1.153489719</text:p>
          </table:table-cell>
          <table:table-cell office:value-type="float" office:value="0.184266091" calcext:value-type="float">
            <text:p>0.184266091</text:p>
          </table:table-cell>
          <table:table-cell office:value-type="float" office:value="8.016290727" calcext:value-type="float">
            <text:p>8.016290727</text:p>
          </table:table-cell>
          <table:table-cell office:value-type="float" office:value="9.431077694" calcext:value-type="float">
            <text:p>9.431077694</text:p>
          </table:table-cell>
          <table:table-cell office:value-type="float" office:value="9.137844612" calcext:value-type="float">
            <text:p>9.137844612</text:p>
          </table:table-cell>
          <table:table-cell office:value-type="float" office:value="6.934837093" calcext:value-type="float">
            <text:p>6.934837093</text:p>
          </table:table-cell>
          <table:table-cell office:value-type="float" office:value="6.561403509" calcext:value-type="float">
            <text:p>6.561403509</text:p>
          </table:table-cell>
          <table:table-cell office:value-type="float" office:value="0.18719008" calcext:value-type="float">
            <text:p>0.18719008</text:p>
          </table:table-cell>
          <table:table-cell office:value-type="float" office:value="1.51735629" calcext:value-type="float">
            <text:p>1.51735629</text:p>
          </table:table-cell>
          <table:table-cell office:value-type="float" office:value="1.818383782" calcext:value-type="float">
            <text:p>1.818383782</text:p>
          </table:table-cell>
          <table:table-cell office:value-type="float" office:value="1.676201055" calcext:value-type="float">
            <text:p>1.676201055</text:p>
          </table:table-cell>
          <table:table-cell office:value-type="float" office:value="1.186337129" calcext:value-type="float">
            <text:p>1.186337129</text:p>
          </table:table-cell>
          <table:table-cell office:value-type="float" office:value="1.388503194" calcext:value-type="float">
            <text:p>1.388503194</text:p>
          </table:table-cell>
          <table:table-cell office:value-type="float" office:value="0.124051679" calcext:value-type="float">
            <text:p>0.124051679</text:p>
          </table:table-cell>
          <table:table-cell office:value-type="float" office:value="2.582710012" calcext:value-type="float">
            <text:p>2.582710012</text:p>
          </table:table-cell>
          <table:table-cell office:value-type="float" office:value="2.946202532" calcext:value-type="float">
            <text:p>2.946202532</text:p>
          </table:table-cell>
          <table:table-cell office:value-type="float" office:value="2.401898734" calcext:value-type="float">
            <text:p>2.401898734</text:p>
          </table:table-cell>
          <table:table-cell office:value-type="float" office:value="2.742807825" calcext:value-type="float">
            <text:p>2.742807825</text:p>
          </table:table-cell>
          <table:table-cell office:value-type="float" office:value="2.239930955" calcext:value-type="float">
            <text:p>2.239930955</text:p>
          </table:table-cell>
          <table:table-cell office:value-type="float" office:value="0.165958891" calcext:value-type="float">
            <text:p>0.165958891</text:p>
          </table:table-cell>
          <table:table-cell office:value-type="float" office:value="4.080520394" calcext:value-type="float">
            <text:p>4.080520394</text:p>
          </table:table-cell>
          <table:table-cell office:value-type="float" office:value="3.230661041" calcext:value-type="float">
            <text:p>3.230661041</text:p>
          </table:table-cell>
          <table:table-cell office:value-type="float" office:value="4.360056259" calcext:value-type="float">
            <text:p>4.360056259</text:p>
          </table:table-cell>
          <table:table-cell office:value-type="float" office:value="4.819971871" calcext:value-type="float">
            <text:p>4.819971871</text:p>
          </table:table-cell>
          <table:table-cell office:value-type="float" office:value="3.911392405" calcext:value-type="float">
            <text:p>3.911392405</text:p>
          </table:table-cell>
          <table:table-cell office:value-type="float" office:value="0.100742365" calcext:value-type="float">
            <text:p>0.100742365</text:p>
          </table:table-cell>
          <table:table-cell office:value-type="float" office:value="9.260802469" calcext:value-type="float">
            <text:p>9.260802469</text:p>
          </table:table-cell>
          <table:table-cell office:value-type="float" office:value="8.163580247" calcext:value-type="float">
            <text:p>8.163580247</text:p>
          </table:table-cell>
          <table:table-cell office:value-type="float" office:value="10.29938272" calcext:value-type="float">
            <text:p>10.29938272</text:p>
          </table:table-cell>
          <table:table-cell office:value-type="float" office:value="9.694444444" calcext:value-type="float">
            <text:p>9.694444444</text:p>
          </table:table-cell>
          <table:table-cell office:value-type="float" office:value="8.885802469" calcext:value-type="float">
            <text:p>8.885802469</text:p>
          </table:table-cell>
          <table:table-cell office:value-type="float" office:value="0.171446843" calcext:value-type="float">
            <text:p>0.171446843</text:p>
          </table:table-cell>
          <table:table-cell office:value-type="float" office:value="0.417788886" calcext:value-type="float">
            <text:p>0.417788886</text:p>
          </table:table-cell>
          <table:table-cell office:value-type="float" office:value="2.257894737" calcext:value-type="float">
            <text:p>2.257894737</text:p>
          </table:table-cell>
          <table:table-cell office:value-type="float" office:value="2.686842105" calcext:value-type="float">
            <text:p>2.686842105</text:p>
          </table:table-cell>
          <table:table-cell office:value-type="float" office:value="2.863157895" calcext:value-type="float">
            <text:p>2.863157895</text:p>
          </table:table-cell>
          <table:table-cell office:value-type="float" office:value="1.939473684" calcext:value-type="float">
            <text:p>1.939473684</text:p>
          </table:table-cell>
        </table:table-row>
        <table:table-row table:style-name="ro1">
          <table:table-cell table:number-columns-repeated="2" office:value-type="string" calcext:value-type="string">
            <text:p>WOLD2014JAN_040</text:p>
          </table:table-cell>
          <table:table-cell table:formula="of:=EXACT([.A328];[.B328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5833826" calcext:value-type="float">
            <text:p>135833826</text:p>
          </table:table-cell>
          <table:table-cell office:value-type="float" office:value="135835050" calcext:value-type="float">
            <text:p>135835050</text:p>
          </table:table-cell>
          <table:table-cell office:value-type="float" office:value="1.566021383" calcext:value-type="float">
            <text:p>1.566021383</text:p>
          </table:table-cell>
          <table:table-cell office:value-type="float" office:value="0.594321602" calcext:value-type="float">
            <text:p>0.594321602</text:p>
          </table:table-cell>
          <table:table-cell office:value-type="float" office:value="0.788376939" calcext:value-type="float">
            <text:p>0.788376939</text:p>
          </table:table-cell>
          <table:table-cell office:value-type="float" office:value="0.49340125" calcext:value-type="float">
            <text:p>0.49340125</text:p>
          </table:table-cell>
          <table:table-cell office:value-type="float" office:value="0.57478583" calcext:value-type="float">
            <text:p>0.57478583</text:p>
          </table:table-cell>
          <table:table-cell office:value-type="float" office:value="0.520722389" calcext:value-type="float">
            <text:p>0.520722389</text:p>
          </table:table-cell>
          <table:table-cell office:value-type="float" office:value="0.124256489" calcext:value-type="float">
            <text:p>0.124256489</text:p>
          </table:table-cell>
          <table:table-cell office:value-type="float" office:value="0.882059079" calcext:value-type="float">
            <text:p>0.882059079</text:p>
          </table:table-cell>
          <table:table-cell office:value-type="float" office:value="1.01071532" calcext:value-type="float">
            <text:p>1.01071532</text:p>
          </table:table-cell>
          <table:table-cell office:value-type="float" office:value="0.865044889" calcext:value-type="float">
            <text:p>0.865044889</text:p>
          </table:table-cell>
          <table:table-cell office:value-type="float" office:value="0.906747756" calcext:value-type="float">
            <text:p>0.906747756</text:p>
          </table:table-cell>
          <table:table-cell office:value-type="float" office:value="0.745728352" calcext:value-type="float">
            <text:p>0.745728352</text:p>
          </table:table-cell>
          <table:table-cell office:value-type="float" office:value="0.305202222" calcext:value-type="float">
            <text:p>0.305202222</text:p>
          </table:table-cell>
          <table:table-cell office:value-type="float" office:value="1.567669173" calcext:value-type="float">
            <text:p>1.567669173</text:p>
          </table:table-cell>
          <table:table-cell office:value-type="float" office:value="1.531328321" calcext:value-type="float">
            <text:p>1.531328321</text:p>
          </table:table-cell>
          <table:table-cell office:value-type="float" office:value="1.944862155" calcext:value-type="float">
            <text:p>1.944862155</text:p>
          </table:table-cell>
          <table:table-cell office:value-type="float" office:value="1.889724311" calcext:value-type="float">
            <text:p>1.889724311</text:p>
          </table:table-cell>
          <table:table-cell office:value-type="float" office:value="0.904761905" calcext:value-type="float">
            <text:p>0.904761905</text:p>
          </table:table-cell>
          <table:table-cell office:value-type="float" office:value="0.274855149" calcext:value-type="float">
            <text:p>0.274855149</text:p>
          </table:table-cell>
          <table:table-cell office:value-type="float" office:value="0.84337684" calcext:value-type="float">
            <text:p>0.84337684</text:p>
          </table:table-cell>
          <table:table-cell office:value-type="float" office:value="1.061927242" calcext:value-type="float">
            <text:p>1.061927242</text:p>
          </table:table-cell>
          <table:table-cell office:value-type="float" office:value="0.784226604" calcext:value-type="float">
            <text:p>0.784226604</text:p>
          </table:table-cell>
          <table:table-cell office:value-type="float" office:value="0.984171064" calcext:value-type="float">
            <text:p>0.984171064</text:p>
          </table:table-cell>
          <table:table-cell office:value-type="float" office:value="0.543182449" calcext:value-type="float">
            <text:p>0.543182449</text:p>
          </table:table-cell>
          <table:table-cell office:value-type="float" office:value="0.367571797" calcext:value-type="float">
            <text:p>0.367571797</text:p>
          </table:table-cell>
          <table:table-cell office:value-type="float" office:value="0.899525316" calcext:value-type="float">
            <text:p>0.899525316</text:p>
          </table:table-cell>
          <table:table-cell office:value-type="float" office:value="1.343785961" calcext:value-type="float">
            <text:p>1.343785961</text:p>
          </table:table-cell>
          <table:table-cell office:value-type="float" office:value="0.624280783" calcext:value-type="float">
            <text:p>0.624280783</text:p>
          </table:table-cell>
          <table:table-cell office:value-type="float" office:value="0.672612198" calcext:value-type="float">
            <text:p>0.672612198</text:p>
          </table:table-cell>
          <table:table-cell office:value-type="float" office:value="0.957422325" calcext:value-type="float">
            <text:p>0.957422325</text:p>
          </table:table-cell>
          <table:table-cell office:value-type="float" office:value="0.107748254" calcext:value-type="float">
            <text:p>0.107748254</text:p>
          </table:table-cell>
          <table:table-cell office:value-type="float" office:value="1.48488045" calcext:value-type="float">
            <text:p>1.48488045</text:p>
          </table:table-cell>
          <table:table-cell office:value-type="float" office:value="1.423347398" calcext:value-type="float">
            <text:p>1.423347398</text:p>
          </table:table-cell>
          <table:table-cell office:value-type="float" office:value="1.689170183" calcext:value-type="float">
            <text:p>1.689170183</text:p>
          </table:table-cell>
          <table:table-cell office:value-type="float" office:value="1.516174402" calcext:value-type="float">
            <text:p>1.516174402</text:p>
          </table:table-cell>
          <table:table-cell office:value-type="float" office:value="1.310829817" calcext:value-type="float">
            <text:p>1.310829817</text:p>
          </table:table-cell>
          <table:table-cell office:value-type="float" office:value="0.036712681" calcext:value-type="float">
            <text:p>0.036712681</text:p>
          </table:table-cell>
          <table:table-cell office:value-type="float" office:value="2.451388889" calcext:value-type="float">
            <text:p>2.451388889</text:p>
          </table:table-cell>
          <table:table-cell office:value-type="float" office:value="2.385802469" calcext:value-type="float">
            <text:p>2.385802469</text:p>
          </table:table-cell>
          <table:table-cell office:value-type="float" office:value="2.404320988" calcext:value-type="float">
            <text:p>2.404320988</text:p>
          </table:table-cell>
          <table:table-cell office:value-type="float" office:value="2.583333333" calcext:value-type="float">
            <text:p>2.583333333</text:p>
          </table:table-cell>
          <table:table-cell office:value-type="float" office:value="2.432098765" calcext:value-type="float">
            <text:p>2.432098765</text:p>
          </table:table-cell>
          <table:table-cell office:value-type="float" office:value="0.259630629" calcext:value-type="float">
            <text:p>0.259630629</text:p>
          </table:table-cell>
          <table:table-cell office:value-type="float" office:value="0.298746033" calcext:value-type="float">
            <text:p>0.298746033</text:p>
          </table:table-cell>
          <table:table-cell office:value-type="float" office:value="1.489473684" calcext:value-type="float">
            <text:p>1.489473684</text:p>
          </table:table-cell>
          <table:table-cell office:value-type="float" office:value="1.313157895" calcext:value-type="float">
            <text:p>1.313157895</text:p>
          </table:table-cell>
          <table:table-cell office:value-type="float" office:value="0.921052632" calcext:value-type="float">
            <text:p>0.921052632</text:p>
          </table:table-cell>
          <table:table-cell office:value-type="float" office:value="0.878947368" calcext:value-type="float">
            <text:p>0.878947368</text:p>
          </table:table-cell>
        </table:table-row>
        <table:table-row table:style-name="ro1">
          <table:table-cell table:number-columns-repeated="2" office:value-type="string" calcext:value-type="string">
            <text:p>WOLD2014JAN_041</text:p>
          </table:table-cell>
          <table:table-cell table:formula="of:=EXACT([.A329];[.B329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5843983" calcext:value-type="float">
            <text:p>135843983</text:p>
          </table:table-cell>
          <table:table-cell office:value-type="float" office:value="135845220" calcext:value-type="float">
            <text:p>135845220</text:p>
          </table:table-cell>
          <table:table-cell office:value-type="float" office:value="0.131923481" calcext:value-type="float">
            <text:p>0.131923481</text:p>
          </table:table-cell>
          <table:table-cell office:value-type="float" office:value="10.89181524" calcext:value-type="float">
            <text:p>10.89181524</text:p>
          </table:table-cell>
          <table:table-cell office:value-type="float" office:value="10.15894883" calcext:value-type="float">
            <text:p>10.15894883</text:p>
          </table:table-cell>
          <table:table-cell office:value-type="float" office:value="13.02952072" calcext:value-type="float">
            <text:p>13.02952072</text:p>
          </table:table-cell>
          <table:table-cell office:value-type="float" office:value="10.98425561" calcext:value-type="float">
            <text:p>10.98425561</text:p>
          </table:table-cell>
          <table:table-cell office:value-type="float" office:value="9.394535772" calcext:value-type="float">
            <text:p>9.394535772</text:p>
          </table:table-cell>
          <table:table-cell office:value-type="float" office:value="0.207132251" calcext:value-type="float">
            <text:p>0.207132251</text:p>
          </table:table-cell>
          <table:table-cell office:value-type="float" office:value="6.167318274" calcext:value-type="float">
            <text:p>6.167318274</text:p>
          </table:table-cell>
          <table:table-cell office:value-type="float" office:value="7.032725167" calcext:value-type="float">
            <text:p>7.032725167</text:p>
          </table:table-cell>
          <table:table-cell office:value-type="float" office:value="6.737329858" calcext:value-type="float">
            <text:p>6.737329858</text:p>
          </table:table-cell>
          <table:table-cell office:value-type="float" office:value="6.631045468" calcext:value-type="float">
            <text:p>6.631045468</text:p>
          </table:table-cell>
          <table:table-cell office:value-type="float" office:value="4.268172604" calcext:value-type="float">
            <text:p>4.268172604</text:p>
          </table:table-cell>
          <table:table-cell office:value-type="float" office:value="0.062601765" calcext:value-type="float">
            <text:p>0.062601765</text:p>
          </table:table-cell>
          <table:table-cell office:value-type="float" office:value="33.57581454" calcext:value-type="float">
            <text:p>33.57581454</text:p>
          </table:table-cell>
          <table:table-cell office:value-type="float" office:value="32.18295739" calcext:value-type="float">
            <text:p>32.18295739</text:p>
          </table:table-cell>
          <table:table-cell office:value-type="float" office:value="36.52380952" calcext:value-type="float">
            <text:p>36.52380952</text:p>
          </table:table-cell>
          <table:table-cell office:value-type="float" office:value="31.95739348" calcext:value-type="float">
            <text:p>31.95739348</text:p>
          </table:table-cell>
          <table:table-cell office:value-type="float" office:value="33.63909774" calcext:value-type="float">
            <text:p>33.63909774</text:p>
          </table:table-cell>
          <table:table-cell office:value-type="float" office:value="0.228389468" calcext:value-type="float">
            <text:p>0.228389468</text:p>
          </table:table-cell>
          <table:table-cell office:value-type="float" office:value="5.331296862" calcext:value-type="float">
            <text:p>5.331296862</text:p>
          </table:table-cell>
          <table:table-cell office:value-type="float" office:value="5.603998889" calcext:value-type="float">
            <text:p>5.603998889</text:p>
          </table:table-cell>
          <table:table-cell office:value-type="float" office:value="6.938072758" calcext:value-type="float">
            <text:p>6.938072758</text:p>
          </table:table-cell>
          <table:table-cell office:value-type="float" office:value="4.50430436" calcext:value-type="float">
            <text:p>4.50430436</text:p>
          </table:table-cell>
          <table:table-cell office:value-type="float" office:value="4.278811441" calcext:value-type="float">
            <text:p>4.278811441</text:p>
          </table:table-cell>
          <table:table-cell office:value-type="float" office:value="0.202847725" calcext:value-type="float">
            <text:p>0.202847725</text:p>
          </table:table-cell>
          <table:table-cell office:value-type="float" office:value="13.89736766" calcext:value-type="float">
            <text:p>13.89736766</text:p>
          </table:table-cell>
          <table:table-cell office:value-type="float" office:value="17.94217491" calcext:value-type="float">
            <text:p>17.94217491</text:p>
          </table:table-cell>
          <table:table-cell office:value-type="float" office:value="11.52560414" calcext:value-type="float">
            <text:p>11.52560414</text:p>
          </table:table-cell>
          <table:table-cell office:value-type="float" office:value="12.58342923" calcext:value-type="float">
            <text:p>12.58342923</text:p>
          </table:table-cell>
          <table:table-cell office:value-type="float" office:value="13.53826237" calcext:value-type="float">
            <text:p>13.53826237</text:p>
          </table:table-cell>
          <table:table-cell office:value-type="float" office:value="0.16951752" calcext:value-type="float">
            <text:p>0.16951752</text:p>
          </table:table-cell>
          <table:table-cell office:value-type="float" office:value="13.36568214" calcext:value-type="float">
            <text:p>13.36568214</text:p>
          </table:table-cell>
          <table:table-cell office:value-type="float" office:value="13.5161744" calcext:value-type="float">
            <text:p>13.5161744</text:p>
          </table:table-cell>
          <table:table-cell office:value-type="float" office:value="16.18987342" calcext:value-type="float">
            <text:p>16.18987342</text:p>
          </table:table-cell>
          <table:table-cell office:value-type="float" office:value="13.09845288" calcext:value-type="float">
            <text:p>13.09845288</text:p>
          </table:table-cell>
          <table:table-cell office:value-type="float" office:value="10.65822785" calcext:value-type="float">
            <text:p>10.65822785</text:p>
          </table:table-cell>
          <table:table-cell office:value-type="float" office:value="0.078419851" calcext:value-type="float">
            <text:p>0.078419851</text:p>
          </table:table-cell>
          <table:table-cell office:value-type="float" office:value="37.6242284" calcext:value-type="float">
            <text:p>37.6242284</text:p>
          </table:table-cell>
          <table:table-cell office:value-type="float" office:value="37.69135802" calcext:value-type="float">
            <text:p>37.69135802</text:p>
          </table:table-cell>
          <table:table-cell office:value-type="float" office:value="34.02469136" calcext:value-type="float">
            <text:p>34.02469136</text:p>
          </table:table-cell>
          <table:table-cell office:value-type="float" office:value="37.5308642" calcext:value-type="float">
            <text:p>37.5308642</text:p>
          </table:table-cell>
          <table:table-cell office:value-type="float" office:value="41.25" calcext:value-type="float">
            <text:p>41.25</text:p>
          </table:table-cell>
          <table:table-cell office:value-type="float" office:value="0.243255388" calcext:value-type="float">
            <text:p>0.243255388</text:p>
          </table:table-cell>
          <table:table-cell office:value-type="float" office:value="2.08271422" calcext:value-type="float">
            <text:p>2.08271422</text:p>
          </table:table-cell>
          <table:table-cell office:value-type="float" office:value="11.62105263" calcext:value-type="float">
            <text:p>11.62105263</text:p>
          </table:table-cell>
          <table:table-cell office:value-type="float" office:value="7.584210526" calcext:value-type="float">
            <text:p>7.584210526</text:p>
          </table:table-cell>
          <table:table-cell office:value-type="float" office:value="8.036842105" calcext:value-type="float">
            <text:p>8.036842105</text:p>
          </table:table-cell>
          <table:table-cell office:value-type="float" office:value="7.005263158" calcext:value-type="float">
            <text:p>7.005263158</text:p>
          </table:table-cell>
        </table:table-row>
        <table:table-row table:style-name="ro1">
          <table:table-cell table:number-columns-repeated="2" office:value-type="string" calcext:value-type="string">
            <text:p>WOLD2014JAN_042</text:p>
          </table:table-cell>
          <table:table-cell table:formula="of:=EXACT([.A330];[.B330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5925695" calcext:value-type="float">
            <text:p>135925695</text:p>
          </table:table-cell>
          <table:table-cell office:value-type="float" office:value="135926501" calcext:value-type="float">
            <text:p>135926501</text:p>
          </table:table-cell>
          <table:table-cell office:value-type="float" office:value="0.6717587798" calcext:value-type="float">
            <text:p>0.6717587798</text:p>
          </table:table-cell>
          <table:table-cell office:value-type="float" office:value="0.795728178" calcext:value-type="float">
            <text:p>0.795728178</text:p>
          </table:table-cell>
          <table:table-cell office:value-type="float" office:value="0.916878907" calcext:value-type="float">
            <text:p>0.916878907</text:p>
          </table:table-cell>
          <table:table-cell office:value-type="float" office:value="0.862931234" calcext:value-type="float">
            <text:p>0.862931234</text:p>
          </table:table-cell>
          <table:table-cell office:value-type="float" office:value="0.788955777" calcext:value-type="float">
            <text:p>0.788955777</text:p>
          </table:table-cell>
          <table:table-cell office:value-type="float" office:value="0.614146793" calcext:value-type="float">
            <text:p>0.614146793</text:p>
          </table:table-cell>
          <table:table-cell office:value-type="float" office:value="0.386596638" calcext:value-type="float">
            <text:p>0.386596638</text:p>
          </table:table-cell>
          <table:table-cell office:value-type="float" office:value="0.955763105" calcext:value-type="float">
            <text:p>0.955763105</text:p>
          </table:table-cell>
          <table:table-cell office:value-type="float" office:value="1.043440487" calcext:value-type="float">
            <text:p>1.043440487</text:p>
          </table:table-cell>
          <table:table-cell office:value-type="float" office:value="1.286128005" calcext:value-type="float">
            <text:p>1.286128005</text:p>
          </table:table-cell>
          <table:table-cell office:value-type="float" office:value="1.067187953" calcext:value-type="float">
            <text:p>1.067187953</text:p>
          </table:table-cell>
          <table:table-cell office:value-type="float" office:value="0.426295975" calcext:value-type="float">
            <text:p>0.426295975</text:p>
          </table:table-cell>
          <table:table-cell office:value-type="float" office:value="0.315646499" calcext:value-type="float">
            <text:p>0.315646499</text:p>
          </table:table-cell>
          <table:table-cell office:value-type="float" office:value="0.770050125" calcext:value-type="float">
            <text:p>0.770050125</text:p>
          </table:table-cell>
          <table:table-cell office:value-type="float" office:value="0.799498747" calcext:value-type="float">
            <text:p>0.799498747</text:p>
          </table:table-cell>
          <table:table-cell office:value-type="float" office:value="1.085213033" calcext:value-type="float">
            <text:p>1.085213033</text:p>
          </table:table-cell>
          <table:table-cell office:value-type="float" office:value="0.691729323" calcext:value-type="float">
            <text:p>0.691729323</text:p>
          </table:table-cell>
          <table:table-cell office:value-type="float" office:value="0.503759398" calcext:value-type="float">
            <text:p>0.503759398</text:p>
          </table:table-cell>
          <table:table-cell office:value-type="float" office:value="0.204485578" calcext:value-type="float">
            <text:p>0.204485578</text:p>
          </table:table-cell>
          <table:table-cell office:value-type="float" office:value="0.802277145" calcext:value-type="float">
            <text:p>0.802277145</text:p>
          </table:table-cell>
          <table:table-cell office:value-type="float" office:value="0.950846987" calcext:value-type="float">
            <text:p>0.950846987</text:p>
          </table:table-cell>
          <table:table-cell office:value-type="float" office:value="0.880866426" calcext:value-type="float">
            <text:p>0.880866426</text:p>
          </table:table-cell>
          <table:table-cell office:value-type="float" office:value="0.573174118" calcext:value-type="float">
            <text:p>0.573174118</text:p>
          </table:table-cell>
          <table:table-cell office:value-type="float" office:value="0.80422105" calcext:value-type="float">
            <text:p>0.80422105</text:p>
          </table:table-cell>
          <table:table-cell office:value-type="float" office:value="0.373760391" calcext:value-type="float">
            <text:p>0.373760391</text:p>
          </table:table-cell>
          <table:table-cell office:value-type="float" office:value="2.004674914" calcext:value-type="float">
            <text:p>2.004674914</text:p>
          </table:table-cell>
          <table:table-cell office:value-type="float" office:value="2.866225547" calcext:value-type="float">
            <text:p>2.866225547</text:p>
          </table:table-cell>
          <table:table-cell office:value-type="float" office:value="1.296605293" calcext:value-type="float">
            <text:p>1.296605293</text:p>
          </table:table-cell>
          <table:table-cell office:value-type="float" office:value="1.464902186" calcext:value-type="float">
            <text:p>1.464902186</text:p>
          </table:table-cell>
          <table:table-cell office:value-type="float" office:value="2.390966628" calcext:value-type="float">
            <text:p>2.390966628</text:p>
          </table:table-cell>
          <table:table-cell office:value-type="float" office:value="0.053742621" calcext:value-type="float">
            <text:p>0.053742621</text:p>
          </table:table-cell>
          <table:table-cell office:value-type="float" office:value="2.520745429" calcext:value-type="float">
            <text:p>2.520745429</text:p>
          </table:table-cell>
          <table:table-cell office:value-type="float" office:value="2.41350211" calcext:value-type="float">
            <text:p>2.41350211</text:p>
          </table:table-cell>
          <table:table-cell office:value-type="float" office:value="2.691983122" calcext:value-type="float">
            <text:p>2.691983122</text:p>
          </table:table-cell>
          <table:table-cell office:value-type="float" office:value="2.566807314" calcext:value-type="float">
            <text:p>2.566807314</text:p>
          </table:table-cell>
          <table:table-cell office:value-type="float" office:value="2.41068917" calcext:value-type="float">
            <text:p>2.41068917</text:p>
          </table:table-cell>
          <table:table-cell office:value-type="float" office:value="0.014247961" calcext:value-type="float">
            <text:p>0.014247961</text:p>
          </table:table-cell>
          <table:table-cell office:value-type="float" office:value="2.535493827" calcext:value-type="float">
            <text:p>2.535493827</text:p>
          </table:table-cell>
          <table:table-cell office:value-type="float" office:value="2.577160494" calcext:value-type="float">
            <text:p>2.577160494</text:p>
          </table:table-cell>
          <table:table-cell office:value-type="float" office:value="2.552469136" calcext:value-type="float">
            <text:p>2.552469136</text:p>
          </table:table-cell>
          <table:table-cell office:value-type="float" office:value="2.49691358" calcext:value-type="float">
            <text:p>2.49691358</text:p>
          </table:table-cell>
          <table:table-cell office:value-type="float" office:value="2.515432099" calcext:value-type="float">
            <text:p>2.515432099</text:p>
          </table:table-cell>
          <table:table-cell office:value-type="float" office:value="0.111446408" calcext:value-type="float">
            <text:p>0.111446408</text:p>
          </table:table-cell>
          <table:table-cell office:value-type="float" office:value="0.175894692" calcext:value-type="float">
            <text:p>0.175894692</text:p>
          </table:table-cell>
          <table:table-cell office:value-type="float" office:value="1.676315789" calcext:value-type="float">
            <text:p>1.676315789</text:p>
          </table:table-cell>
          <table:table-cell office:value-type="float" office:value="1.776315789" calcext:value-type="float">
            <text:p>1.776315789</text:p>
          </table:table-cell>
          <table:table-cell office:value-type="float" office:value="1.439473684" calcext:value-type="float">
            <text:p>1.439473684</text:p>
          </table:table-cell>
          <table:table-cell office:value-type="float" office:value="1.421052632" calcext:value-type="float">
            <text:p>1.421052632</text:p>
          </table:table-cell>
        </table:table-row>
        <table:table-row table:style-name="ro1">
          <table:table-cell table:number-columns-repeated="2" office:value-type="string" calcext:value-type="string">
            <text:p>WOLD2014JAN_043</text:p>
          </table:table-cell>
          <table:table-cell table:formula="of:=EXACT([.A331];[.B331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5933277" calcext:value-type="float">
            <text:p>135933277</text:p>
          </table:table-cell>
          <table:table-cell office:value-type="float" office:value="135934547" calcext:value-type="float">
            <text:p>135934547</text:p>
          </table:table-cell>
          <table:table-cell office:value-type="float" office:value="0.3105216504" calcext:value-type="float">
            <text:p>0.3105216504</text:p>
          </table:table-cell>
          <table:table-cell office:value-type="float" office:value="4.514326233" calcext:value-type="float">
            <text:p>4.514326233</text:p>
          </table:table-cell>
          <table:table-cell office:value-type="float" office:value="5.011113684" calcext:value-type="float">
            <text:p>5.011113684</text:p>
          </table:table-cell>
          <table:table-cell office:value-type="float" office:value="5.1636953" calcext:value-type="float">
            <text:p>5.1636953</text:p>
          </table:table-cell>
          <table:table-cell office:value-type="float" office:value="3.821949525" calcext:value-type="float">
            <text:p>3.821949525</text:p>
          </table:table-cell>
          <table:table-cell office:value-type="float" office:value="4.060546423" calcext:value-type="float">
            <text:p>4.060546423</text:p>
          </table:table-cell>
          <table:table-cell office:value-type="float" office:value="0.231862396" calcext:value-type="float">
            <text:p>0.231862396</text:p>
          </table:table-cell>
          <table:table-cell office:value-type="float" office:value="2.918693889" calcext:value-type="float">
            <text:p>2.918693889</text:p>
          </table:table-cell>
          <table:table-cell office:value-type="float" office:value="3.285548798" calcext:value-type="float">
            <text:p>3.285548798</text:p>
          </table:table-cell>
          <table:table-cell office:value-type="float" office:value="3.636547929" calcext:value-type="float">
            <text:p>3.636547929</text:p>
          </table:table-cell>
          <table:table-cell office:value-type="float" office:value="2.636837533" calcext:value-type="float">
            <text:p>2.636837533</text:p>
          </table:table-cell>
          <table:table-cell office:value-type="float" office:value="2.115841297" calcext:value-type="float">
            <text:p>2.115841297</text:p>
          </table:table-cell>
          <table:table-cell office:value-type="float" office:value="0.141638109" calcext:value-type="float">
            <text:p>0.141638109</text:p>
          </table:table-cell>
          <table:table-cell office:value-type="float" office:value="8.080827068" calcext:value-type="float">
            <text:p>8.080827068</text:p>
          </table:table-cell>
          <table:table-cell office:value-type="float" office:value="8.741854637" calcext:value-type="float">
            <text:p>8.741854637</text:p>
          </table:table-cell>
          <table:table-cell office:value-type="float" office:value="8.100250627" calcext:value-type="float">
            <text:p>8.100250627</text:p>
          </table:table-cell>
          <table:table-cell office:value-type="float" office:value="6.463659148" calcext:value-type="float">
            <text:p>6.463659148</text:p>
          </table:table-cell>
          <table:table-cell office:value-type="float" office:value="9.01754386" calcext:value-type="float">
            <text:p>9.01754386</text:p>
          </table:table-cell>
          <table:table-cell office:value-type="float" office:value="0.282743635" calcext:value-type="float">
            <text:p>0.282743635</text:p>
          </table:table-cell>
          <table:table-cell office:value-type="float" office:value="5.851152458" calcext:value-type="float">
            <text:p>5.851152458</text:p>
          </table:table-cell>
          <table:table-cell office:value-type="float" office:value="6.432657595" calcext:value-type="float">
            <text:p>6.432657595</text:p>
          </table:table-cell>
          <table:table-cell office:value-type="float" office:value="5.458483755" calcext:value-type="float">
            <text:p>5.458483755</text:p>
          </table:table-cell>
          <table:table-cell office:value-type="float" office:value="7.718966954" calcext:value-type="float">
            <text:p>7.718966954</text:p>
          </table:table-cell>
          <table:table-cell office:value-type="float" office:value="3.794501527" calcext:value-type="float">
            <text:p>3.794501527</text:p>
          </table:table-cell>
          <table:table-cell office:value-type="float" office:value="0.170170277" calcext:value-type="float">
            <text:p>0.170170277</text:p>
          </table:table-cell>
          <table:table-cell office:value-type="float" office:value="6.836234177" calcext:value-type="float">
            <text:p>6.836234177</text:p>
          </table:table-cell>
          <table:table-cell office:value-type="float" office:value="8.271576525" calcext:value-type="float">
            <text:p>8.271576525</text:p>
          </table:table-cell>
          <table:table-cell office:value-type="float" office:value="6.102416571" calcext:value-type="float">
            <text:p>6.102416571</text:p>
          </table:table-cell>
          <table:table-cell office:value-type="float" office:value="5.70598389" calcext:value-type="float">
            <text:p>5.70598389</text:p>
          </table:table-cell>
          <table:table-cell office:value-type="float" office:value="7.264959724" calcext:value-type="float">
            <text:p>7.264959724</text:p>
          </table:table-cell>
          <table:table-cell office:value-type="float" office:value="0.108521323" calcext:value-type="float">
            <text:p>0.108521323</text:p>
          </table:table-cell>
          <table:table-cell office:value-type="float" office:value="5.834388186" calcext:value-type="float">
            <text:p>5.834388186</text:p>
          </table:table-cell>
          <table:table-cell office:value-type="float" office:value="5.229254571" calcext:value-type="float">
            <text:p>5.229254571</text:p>
          </table:table-cell>
          <table:table-cell office:value-type="float" office:value="5.423347398" calcext:value-type="float">
            <text:p>5.423347398</text:p>
          </table:table-cell>
          <table:table-cell office:value-type="float" office:value="6.067510549" calcext:value-type="float">
            <text:p>6.067510549</text:p>
          </table:table-cell>
          <table:table-cell office:value-type="float" office:value="6.617440225" calcext:value-type="float">
            <text:p>6.617440225</text:p>
          </table:table-cell>
          <table:table-cell office:value-type="float" office:value="0.082725414" calcext:value-type="float">
            <text:p>0.082725414</text:p>
          </table:table-cell>
          <table:table-cell office:value-type="float" office:value="8.200617284" calcext:value-type="float">
            <text:p>8.200617284</text:p>
          </table:table-cell>
          <table:table-cell office:value-type="float" office:value="8.824074074" calcext:value-type="float">
            <text:p>8.824074074</text:p>
          </table:table-cell>
          <table:table-cell office:value-type="float" office:value="8.37654321" calcext:value-type="float">
            <text:p>8.37654321</text:p>
          </table:table-cell>
          <table:table-cell office:value-type="float" office:value="8.367283951" calcext:value-type="float">
            <text:p>8.367283951</text:p>
          </table:table-cell>
          <table:table-cell office:value-type="float" office:value="7.234567901" calcext:value-type="float">
            <text:p>7.234567901</text:p>
          </table:table-cell>
          <table:table-cell office:value-type="float" office:value="0.139675178" calcext:value-type="float">
            <text:p>0.139675178</text:p>
          </table:table-cell>
          <table:table-cell office:value-type="float" office:value="0.827207866" calcext:value-type="float">
            <text:p>0.827207866</text:p>
          </table:table-cell>
          <table:table-cell office:value-type="float" office:value="6.444736842" calcext:value-type="float">
            <text:p>6.444736842</text:p>
          </table:table-cell>
          <table:table-cell office:value-type="float" office:value="5.481578947" calcext:value-type="float">
            <text:p>5.481578947</text:p>
          </table:table-cell>
          <table:table-cell office:value-type="float" office:value="6.771052632" calcext:value-type="float">
            <text:p>6.771052632</text:p>
          </table:table-cell>
          <table:table-cell office:value-type="float" office:value="4.992105263" calcext:value-type="float">
            <text:p>4.992105263</text:p>
          </table:table-cell>
        </table:table-row>
        <table:table-row table:style-name="ro1">
          <table:table-cell table:number-columns-repeated="2" office:value-type="string" calcext:value-type="string">
            <text:p>WOLD2014JAN_044</text:p>
          </table:table-cell>
          <table:table-cell table:formula="of:=EXACT([.A332];[.B332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5943565" calcext:value-type="float">
            <text:p>135943565</text:p>
          </table:table-cell>
          <table:table-cell office:value-type="float" office:value="135944343" calcext:value-type="float">
            <text:p>135944343</text:p>
          </table:table-cell>
          <table:table-cell office:value-type="float" office:value="0.2756426472" calcext:value-type="float">
            <text:p>0.2756426472</text:p>
          </table:table-cell>
          <table:table-cell office:value-type="float" office:value="1.55067724" calcext:value-type="float">
            <text:p>1.55067724</text:p>
          </table:table-cell>
          <table:table-cell office:value-type="float" office:value="1.673998611" calcext:value-type="float">
            <text:p>1.673998611</text:p>
          </table:table-cell>
          <table:table-cell office:value-type="float" office:value="1.912248206" calcext:value-type="float">
            <text:p>1.912248206</text:p>
          </table:table-cell>
          <table:table-cell office:value-type="float" office:value="1.194721" calcext:value-type="float">
            <text:p>1.194721</text:p>
          </table:table-cell>
          <table:table-cell office:value-type="float" office:value="1.421741144" calcext:value-type="float">
            <text:p>1.421741144</text:p>
          </table:table-cell>
          <table:table-cell office:value-type="float" office:value="0.246401992" calcext:value-type="float">
            <text:p>0.246401992</text:p>
          </table:table-cell>
          <table:table-cell office:value-type="float" office:value="2.305024616" calcext:value-type="float">
            <text:p>2.305024616</text:p>
          </table:table-cell>
          <table:table-cell office:value-type="float" office:value="2.412395019" calcext:value-type="float">
            <text:p>2.412395019</text:p>
          </table:table-cell>
          <table:table-cell office:value-type="float" office:value="2.739067478" calcext:value-type="float">
            <text:p>2.739067478</text:p>
          </table:table-cell>
          <table:table-cell office:value-type="float" office:value="2.591659427" calcext:value-type="float">
            <text:p>2.591659427</text:p>
          </table:table-cell>
          <table:table-cell office:value-type="float" office:value="1.476976542" calcext:value-type="float">
            <text:p>1.476976542</text:p>
          </table:table-cell>
          <table:table-cell office:value-type="float" office:value="0.227589818" calcext:value-type="float">
            <text:p>0.227589818</text:p>
          </table:table-cell>
          <table:table-cell office:value-type="float" office:value="3.807017544" calcext:value-type="float">
            <text:p>3.807017544</text:p>
          </table:table-cell>
          <table:table-cell office:value-type="float" office:value="3.471177945" calcext:value-type="float">
            <text:p>3.471177945</text:p>
          </table:table-cell>
          <table:table-cell office:value-type="float" office:value="4.864661654" calcext:value-type="float">
            <text:p>4.864661654</text:p>
          </table:table-cell>
          <table:table-cell office:value-type="float" office:value="2.829573935" calcext:value-type="float">
            <text:p>2.829573935</text:p>
          </table:table-cell>
          <table:table-cell office:value-type="float" office:value="4.062656642" calcext:value-type="float">
            <text:p>4.062656642</text:p>
          </table:table-cell>
          <table:table-cell office:value-type="float" office:value="0.140211103" calcext:value-type="float">
            <text:p>0.140211103</text:p>
          </table:table-cell>
          <table:table-cell office:value-type="float" office:value="1.923910025" calcext:value-type="float">
            <text:p>1.923910025</text:p>
          </table:table-cell>
          <table:table-cell office:value-type="float" office:value="1.807275757" calcext:value-type="float">
            <text:p>1.807275757</text:p>
          </table:table-cell>
          <table:table-cell office:value-type="float" office:value="2.250485976" calcext:value-type="float">
            <text:p>2.250485976</text:p>
          </table:table-cell>
          <table:table-cell office:value-type="float" office:value="2.013885032" calcext:value-type="float">
            <text:p>2.013885032</text:p>
          </table:table-cell>
          <table:table-cell office:value-type="float" office:value="1.623993335" calcext:value-type="float">
            <text:p>1.623993335</text:p>
          </table:table-cell>
          <table:table-cell office:value-type="float" office:value="0.332730442" calcext:value-type="float">
            <text:p>0.332730442</text:p>
          </table:table-cell>
          <table:table-cell office:value-type="float" office:value="2.266182394" calcext:value-type="float">
            <text:p>2.266182394</text:p>
          </table:table-cell>
          <table:table-cell office:value-type="float" office:value="3.071921749" calcext:value-type="float">
            <text:p>3.071921749</text:p>
          </table:table-cell>
          <table:table-cell office:value-type="float" office:value="1.473820483" calcext:value-type="float">
            <text:p>1.473820483</text:p>
          </table:table-cell>
          <table:table-cell office:value-type="float" office:value="1.796605293" calcext:value-type="float">
            <text:p>1.796605293</text:p>
          </table:table-cell>
          <table:table-cell office:value-type="float" office:value="2.722382048" calcext:value-type="float">
            <text:p>2.722382048</text:p>
          </table:table-cell>
          <table:table-cell office:value-type="float" office:value="0.04322647" calcext:value-type="float">
            <text:p>0.04322647</text:p>
          </table:table-cell>
          <table:table-cell office:value-type="float" office:value="4.109353024" calcext:value-type="float">
            <text:p>4.109353024</text:p>
          </table:table-cell>
          <table:table-cell office:value-type="float" office:value="3.992967651" calcext:value-type="float">
            <text:p>3.992967651</text:p>
          </table:table-cell>
          <table:table-cell office:value-type="float" office:value="4.348804501" calcext:value-type="float">
            <text:p>4.348804501</text:p>
          </table:table-cell>
          <table:table-cell office:value-type="float" office:value="4.137834037" calcext:value-type="float">
            <text:p>4.137834037</text:p>
          </table:table-cell>
          <table:table-cell office:value-type="float" office:value="3.957805907" calcext:value-type="float">
            <text:p>3.957805907</text:p>
          </table:table-cell>
          <table:table-cell office:value-type="float" office:value="0.164793352" calcext:value-type="float">
            <text:p>0.164793352</text:p>
          </table:table-cell>
          <table:table-cell office:value-type="float" office:value="5.357253086" calcext:value-type="float">
            <text:p>5.357253086</text:p>
          </table:table-cell>
          <table:table-cell office:value-type="float" office:value="6.00617284" calcext:value-type="float">
            <text:p>6.00617284</text:p>
          </table:table-cell>
          <table:table-cell office:value-type="float" office:value="5.75308642" calcext:value-type="float">
            <text:p>5.75308642</text:p>
          </table:table-cell>
          <table:table-cell office:value-type="float" office:value="5.614197531" calcext:value-type="float">
            <text:p>5.614197531</text:p>
          </table:table-cell>
          <table:table-cell office:value-type="float" office:value="4.055555556" calcext:value-type="float">
            <text:p>4.055555556</text:p>
          </table:table-cell>
          <table:table-cell office:value-type="float" office:value="0.191003084" calcext:value-type="float">
            <text:p>0.191003084</text:p>
          </table:table-cell>
          <table:table-cell office:value-type="float" office:value="0.606434793" calcext:value-type="float">
            <text:p>0.606434793</text:p>
          </table:table-cell>
          <table:table-cell office:value-type="float" office:value="2.605263158" calcext:value-type="float">
            <text:p>2.605263158</text:p>
          </table:table-cell>
          <table:table-cell office:value-type="float" office:value="3.636842105" calcext:value-type="float">
            <text:p>3.636842105</text:p>
          </table:table-cell>
          <table:table-cell office:value-type="float" office:value="2.7" calcext:value-type="float">
            <text:p>2.7</text:p>
          </table:table-cell>
          <table:table-cell office:value-type="float" office:value="3.757894737" calcext:value-type="float">
            <text:p>3.757894737</text:p>
          </table:table-cell>
        </table:table-row>
        <table:table-row table:style-name="ro1">
          <table:table-cell table:number-columns-repeated="2" office:value-type="string" calcext:value-type="string">
            <text:p>WOLD2014JAN_045</text:p>
          </table:table-cell>
          <table:table-cell table:formula="of:=EXACT([.A333];[.B333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6139456" calcext:value-type="float">
            <text:p>136139456</text:p>
          </table:table-cell>
          <table:table-cell office:value-type="float" office:value="136141289" calcext:value-type="float">
            <text:p>136141289</text:p>
          </table:table-cell>
          <table:table-cell office:value-type="float" office:value="0.6639099569" calcext:value-type="float">
            <text:p>0.6639099569</text:p>
          </table:table-cell>
          <table:table-cell office:value-type="float" office:value="1.572123177" calcext:value-type="float">
            <text:p>1.572123177</text:p>
          </table:table-cell>
          <table:table-cell office:value-type="float" office:value="1.422204214" calcext:value-type="float">
            <text:p>1.422204214</text:p>
          </table:table-cell>
          <table:table-cell office:value-type="float" office:value="1.959365594" calcext:value-type="float">
            <text:p>1.959365594</text:p>
          </table:table-cell>
          <table:table-cell office:value-type="float" office:value="1.336536235" calcext:value-type="float">
            <text:p>1.336536235</text:p>
          </table:table-cell>
          <table:table-cell office:value-type="float" office:value="1.570386664" calcext:value-type="float">
            <text:p>1.570386664</text:p>
          </table:table-cell>
          <table:table-cell office:value-type="float" office:value="0.264930266" calcext:value-type="float">
            <text:p>0.264930266</text:p>
          </table:table-cell>
          <table:table-cell office:value-type="float" office:value="1.624312192" calcext:value-type="float">
            <text:p>1.624312192</text:p>
          </table:table-cell>
          <table:table-cell office:value-type="float" office:value="1.690703736" calcext:value-type="float">
            <text:p>1.690703736</text:p>
          </table:table-cell>
          <table:table-cell office:value-type="float" office:value="1.502461628" calcext:value-type="float">
            <text:p>1.502461628</text:p>
          </table:table-cell>
          <table:table-cell office:value-type="float" office:value="2.169128294" calcext:value-type="float">
            <text:p>2.169128294</text:p>
          </table:table-cell>
          <table:table-cell office:value-type="float" office:value="1.134955111" calcext:value-type="float">
            <text:p>1.134955111</text:p>
          </table:table-cell>
          <table:table-cell office:value-type="float" office:value="0.263962643" calcext:value-type="float">
            <text:p>0.263962643</text:p>
          </table:table-cell>
          <table:table-cell office:value-type="float" office:value="2.593358396" calcext:value-type="float">
            <text:p>2.593358396</text:p>
          </table:table-cell>
          <table:table-cell office:value-type="float" office:value="2.127819549" calcext:value-type="float">
            <text:p>2.127819549</text:p>
          </table:table-cell>
          <table:table-cell office:value-type="float" office:value="3.604010025" calcext:value-type="float">
            <text:p>3.604010025</text:p>
          </table:table-cell>
          <table:table-cell office:value-type="float" office:value="2.418546366" calcext:value-type="float">
            <text:p>2.418546366</text:p>
          </table:table-cell>
          <table:table-cell office:value-type="float" office:value="2.223057644" calcext:value-type="float">
            <text:p>2.223057644</text:p>
          </table:table-cell>
          <table:table-cell office:value-type="float" office:value="0.11834257" calcext:value-type="float">
            <text:p>0.11834257</text:p>
          </table:table-cell>
          <table:table-cell office:value-type="float" office:value="0.929464038" calcext:value-type="float">
            <text:p>0.929464038</text:p>
          </table:table-cell>
          <table:table-cell table:number-columns-repeated="2" office:value-type="float" office:value="0.949736184" calcext:value-type="float">
            <text:p>0.949736184</text:p>
          </table:table-cell>
          <table:table-cell office:value-type="float" office:value="1.040821994" calcext:value-type="float">
            <text:p>1.040821994</text:p>
          </table:table-cell>
          <table:table-cell office:value-type="float" office:value="0.777561788" calcext:value-type="float">
            <text:p>0.777561788</text:p>
          </table:table-cell>
          <table:table-cell office:value-type="float" office:value="0.177113787" calcext:value-type="float">
            <text:p>0.177113787</text:p>
          </table:table-cell>
          <table:table-cell office:value-type="float" office:value="1.678725547" calcext:value-type="float">
            <text:p>1.678725547</text:p>
          </table:table-cell>
          <table:table-cell office:value-type="float" office:value="2.063003452" calcext:value-type="float">
            <text:p>2.063003452</text:p>
          </table:table-cell>
          <table:table-cell office:value-type="float" office:value="1.338319908" calcext:value-type="float">
            <text:p>1.338319908</text:p>
          </table:table-cell>
          <table:table-cell office:value-type="float" office:value="1.675489068" calcext:value-type="float">
            <text:p>1.675489068</text:p>
          </table:table-cell>
          <table:table-cell office:value-type="float" office:value="1.638089758" calcext:value-type="float">
            <text:p>1.638089758</text:p>
          </table:table-cell>
          <table:table-cell office:value-type="float" office:value="0.193389984" calcext:value-type="float">
            <text:p>0.193389984</text:p>
          </table:table-cell>
          <table:table-cell office:value-type="float" office:value="3.245077356" calcext:value-type="float">
            <text:p>3.245077356</text:p>
          </table:table-cell>
          <table:table-cell office:value-type="float" office:value="3.037974684" calcext:value-type="float">
            <text:p>3.037974684</text:p>
          </table:table-cell>
          <table:table-cell office:value-type="float" office:value="2.572433193" calcext:value-type="float">
            <text:p>2.572433193</text:p>
          </table:table-cell>
          <table:table-cell office:value-type="float" office:value="4.071729958" calcext:value-type="float">
            <text:p>4.071729958</text:p>
          </table:table-cell>
          <table:table-cell office:value-type="float" office:value="3.298171589" calcext:value-type="float">
            <text:p>3.298171589</text:p>
          </table:table-cell>
          <table:table-cell office:value-type="float" office:value="0.056099175" calcext:value-type="float">
            <text:p>0.056099175</text:p>
          </table:table-cell>
          <table:table-cell office:value-type="float" office:value="3.764660494" calcext:value-type="float">
            <text:p>3.764660494</text:p>
          </table:table-cell>
          <table:table-cell office:value-type="float" office:value="3.836419753" calcext:value-type="float">
            <text:p>3.836419753</text:p>
          </table:table-cell>
          <table:table-cell office:value-type="float" office:value="3.577160494" calcext:value-type="float">
            <text:p>3.577160494</text:p>
          </table:table-cell>
          <table:table-cell office:value-type="float" office:value="3.614197531" calcext:value-type="float">
            <text:p>3.614197531</text:p>
          </table:table-cell>
          <table:table-cell office:value-type="float" office:value="4.030864198" calcext:value-type="float">
            <text:p>4.030864198</text:p>
          </table:table-cell>
          <table:table-cell office:value-type="float" office:value="0.172452584" calcext:value-type="float">
            <text:p>0.172452584</text:p>
          </table:table-cell>
          <table:table-cell office:value-type="float" office:value="0.309960829" calcext:value-type="float">
            <text:p>0.309960829</text:p>
          </table:table-cell>
          <table:table-cell office:value-type="float" office:value="2.194736842" calcext:value-type="float">
            <text:p>2.194736842</text:p>
          </table:table-cell>
          <table:table-cell office:value-type="float" office:value="1.831578947" calcext:value-type="float">
            <text:p>1.831578947</text:p>
          </table:table-cell>
          <table:table-cell office:value-type="float" office:value="1.447368421" calcext:value-type="float">
            <text:p>1.447368421</text:p>
          </table:table-cell>
          <table:table-cell office:value-type="float" office:value="1.715789474" calcext:value-type="float">
            <text:p>1.715789474</text:p>
          </table:table-cell>
        </table:table-row>
        <table:table-row table:style-name="ro1">
          <table:table-cell table:number-columns-repeated="2" office:value-type="string" calcext:value-type="string">
            <text:p>WOLD2014JAN_046</text:p>
          </table:table-cell>
          <table:table-cell table:formula="of:=EXACT([.A334];[.B334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136228027" calcext:value-type="float">
            <text:p>136228027</text:p>
          </table:table-cell>
          <table:table-cell office:value-type="float" office:value="136229131" calcext:value-type="float">
            <text:p>136229131</text:p>
          </table:table-cell>
          <table:table-cell office:value-type="float" office:value="0.06549507546" calcext:value-type="float">
            <text:p>0.06549507546</text:p>
          </table:table-cell>
          <table:table-cell office:value-type="float" office:value="4.494906228" calcext:value-type="float">
            <text:p>4.494906228</text:p>
          </table:table-cell>
          <table:table-cell office:value-type="float" office:value="3.928455661" calcext:value-type="float">
            <text:p>3.928455661</text:p>
          </table:table-cell>
          <table:table-cell office:value-type="float" office:value="5.315119241" calcext:value-type="float">
            <text:p>5.315119241</text:p>
          </table:table-cell>
          <table:table-cell office:value-type="float" office:value="4.75306784" calcext:value-type="float">
            <text:p>4.75306784</text:p>
          </table:table-cell>
          <table:table-cell office:value-type="float" office:value="3.982982172" calcext:value-type="float">
            <text:p>3.982982172</text:p>
          </table:table-cell>
          <table:table-cell office:value-type="float" office:value="0.156860718" calcext:value-type="float">
            <text:p>0.156860718</text:p>
          </table:table-cell>
          <table:table-cell office:value-type="float" office:value="6.080582103" calcext:value-type="float">
            <text:p>6.080582103</text:p>
          </table:table-cell>
          <table:table-cell office:value-type="float" office:value="6.92412395" calcext:value-type="float">
            <text:p>6.92412395</text:p>
          </table:table-cell>
          <table:table-cell office:value-type="float" office:value="6.261801332" calcext:value-type="float">
            <text:p>6.261801332</text:p>
          </table:table-cell>
          <table:table-cell office:value-type="float" office:value="6.422531132" calcext:value-type="float">
            <text:p>6.422531132</text:p>
          </table:table-cell>
          <table:table-cell office:value-type="float" office:value="4.713871995" calcext:value-type="float">
            <text:p>4.713871995</text:p>
          </table:table-cell>
          <table:table-cell office:value-type="float" office:value="0.2368561" calcext:value-type="float">
            <text:p>0.2368561</text:p>
          </table:table-cell>
          <table:table-cell office:value-type="float" office:value="29.73997494" calcext:value-type="float">
            <text:p>29.73997494</text:p>
          </table:table-cell>
          <table:table-cell office:value-type="float" office:value="33.41102757" calcext:value-type="float">
            <text:p>33.41102757</text:p>
          </table:table-cell>
          <table:table-cell office:value-type="float" office:value="37.85714286" calcext:value-type="float">
            <text:p>37.85714286</text:p>
          </table:table-cell>
          <table:table-cell office:value-type="float" office:value="23.92230576" calcext:value-type="float">
            <text:p>23.92230576</text:p>
          </table:table-cell>
          <table:table-cell office:value-type="float" office:value="23.76942356" calcext:value-type="float">
            <text:p>23.76942356</text:p>
          </table:table-cell>
          <table:table-cell office:value-type="float" office:value="0.102919503" calcext:value-type="float">
            <text:p>0.102919503</text:p>
          </table:table-cell>
          <table:table-cell office:value-type="float" office:value="3.948347681" calcext:value-type="float">
            <text:p>3.948347681</text:p>
          </table:table-cell>
          <table:table-cell office:value-type="float" office:value="4.232157734" calcext:value-type="float">
            <text:p>4.232157734</text:p>
          </table:table-cell>
          <table:table-cell office:value-type="float" office:value="3.827825604" calcext:value-type="float">
            <text:p>3.827825604</text:p>
          </table:table-cell>
          <table:table-cell office:value-type="float" office:value="3.426825882" calcext:value-type="float">
            <text:p>3.426825882</text:p>
          </table:table-cell>
          <table:table-cell office:value-type="float" office:value="4.306581505" calcext:value-type="float">
            <text:p>4.306581505</text:p>
          </table:table-cell>
          <table:table-cell office:value-type="float" office:value="0.098797841" calcext:value-type="float">
            <text:p>0.098797841</text:p>
          </table:table-cell>
          <table:table-cell office:value-type="float" office:value="7.429948216" calcext:value-type="float">
            <text:p>7.429948216</text:p>
          </table:table-cell>
          <table:table-cell office:value-type="float" office:value="7.59004603" calcext:value-type="float">
            <text:p>7.59004603</text:p>
          </table:table-cell>
          <table:table-cell office:value-type="float" office:value="8.105581128" calcext:value-type="float">
            <text:p>8.105581128</text:p>
          </table:table-cell>
          <table:table-cell office:value-type="float" office:value="6.385500575" calcext:value-type="float">
            <text:p>6.385500575</text:p>
          </table:table-cell>
          <table:table-cell office:value-type="float" office:value="7.638665132" calcext:value-type="float">
            <text:p>7.638665132</text:p>
          </table:table-cell>
          <table:table-cell office:value-type="float" office:value="0.179267488" calcext:value-type="float">
            <text:p>0.179267488</text:p>
          </table:table-cell>
          <table:table-cell office:value-type="float" office:value="9.356188467" calcext:value-type="float">
            <text:p>9.356188467</text:p>
          </table:table-cell>
          <table:table-cell office:value-type="float" office:value="9.627285513" calcext:value-type="float">
            <text:p>9.627285513</text:p>
          </table:table-cell>
          <table:table-cell office:value-type="float" office:value="7.344585091" calcext:value-type="float">
            <text:p>7.344585091</text:p>
          </table:table-cell>
          <table:table-cell office:value-type="float" office:value="11.41068917" calcext:value-type="float">
            <text:p>11.41068917</text:p>
          </table:table-cell>
          <table:table-cell office:value-type="float" office:value="9.042194093" calcext:value-type="float">
            <text:p>9.042194093</text:p>
          </table:table-cell>
          <table:table-cell office:value-type="float" office:value="0.158789616" calcext:value-type="float">
            <text:p>0.158789616</text:p>
          </table:table-cell>
          <table:table-cell office:value-type="float" office:value="34.90046296" calcext:value-type="float">
            <text:p>34.90046296</text:p>
          </table:table-cell>
          <table:table-cell office:value-type="float" office:value="36.55864198" calcext:value-type="float">
            <text:p>36.55864198</text:p>
          </table:table-cell>
          <table:table-cell office:value-type="float" office:value="34.07098765" calcext:value-type="float">
            <text:p>34.07098765</text:p>
          </table:table-cell>
          <table:table-cell office:value-type="float" office:value="41.13271605" calcext:value-type="float">
            <text:p>41.13271605</text:p>
          </table:table-cell>
          <table:table-cell office:value-type="float" office:value="27.83950617" calcext:value-type="float">
            <text:p>27.83950617</text:p>
          </table:table-cell>
          <table:table-cell office:value-type="float" office:value="0.256008596" calcext:value-type="float">
            <text:p>0.256008596</text:p>
          </table:table-cell>
          <table:table-cell office:value-type="float" office:value="1.309012371" calcext:value-type="float">
            <text:p>1.309012371</text:p>
          </table:table-cell>
          <table:table-cell office:value-type="float" office:value="5.813157895" calcext:value-type="float">
            <text:p>5.813157895</text:p>
          </table:table-cell>
          <table:table-cell office:value-type="float" office:value="3.426315789" calcext:value-type="float">
            <text:p>3.426315789</text:p>
          </table:table-cell>
          <table:table-cell office:value-type="float" office:value="6.418421053" calcext:value-type="float">
            <text:p>6.418421053</text:p>
          </table:table-cell>
          <table:table-cell office:value-type="float" office:value="4.794736842" calcext:value-type="float">
            <text:p>4.794736842</text:p>
          </table:table-cell>
        </table:table-row>
        <table:table-row table:style-name="ro1">
          <table:table-cell table:number-columns-repeated="2" office:value-type="string" calcext:value-type="string">
            <text:p>WOLD2014JAN_047</text:p>
          </table:table-cell>
          <table:table-cell table:formula="of:=EXACT([.A335];[.B335])" office:value-type="boolean" office:boolean-value="true" calcext:value-type="boolean">
            <text:p>TRUE</text:p>
          </table:table-cell>
          <table:table-cell office:value-type="string" calcext:value-type="string">
            <text:p>TEST ELEMENT*NESTED</text:p>
          </table:table-cell>
          <table:table-cell office:value-type="string" calcext:value-type="string">
            <text:p>chr7</text:p>
          </table:table-cell>
          <table:table-cell office:value-type="float" office:value="46314527" calcext:value-type="float">
            <text:p>46314527</text:p>
          </table:table-cell>
          <table:table-cell office:value-type="float" office:value="46317458" calcext:value-type="float">
            <text:p>46317458</text:p>
          </table:table-cell>
          <table:table-cell office:value-type="float" office:value="0.7990199876" calcext:value-type="float">
            <text:p>0.7990199876</text:p>
          </table:table-cell>
          <table:table-cell office:value-type="float" office:value="0.177451923" calcext:value-type="float">
            <text:p>0.177451923</text:p>
          </table:table-cell>
          <table:table-cell office:value-type="float" office:value="0.085961538" calcext:value-type="float">
            <text:p>0.085961538</text:p>
          </table:table-cell>
          <table:table-cell office:value-type="float" office:value="0.203269231" calcext:value-type="float">
            <text:p>0.203269231</text:p>
          </table:table-cell>
          <table:table-cell office:value-type="float" office:value="0.239230769" calcext:value-type="float">
            <text:p>0.239230769</text:p>
          </table:table-cell>
          <table:table-cell office:value-type="float" office:value="0.181346154" calcext:value-type="float">
            <text:p>0.181346154</text:p>
          </table:table-cell>
          <table:table-cell office:value-type="float" office:value="0.245643069" calcext:value-type="float">
            <text:p>0.245643069</text:p>
          </table:table-cell>
          <table:table-cell office:value-type="float" office:value="0.317876788" calcext:value-type="float">
            <text:p>0.317876788</text:p>
          </table:table-cell>
          <table:table-cell office:value-type="float" office:value="0.358855886" calcext:value-type="float">
            <text:p>0.358855886</text:p>
          </table:table-cell>
          <table:table-cell office:value-type="float" office:value="0.403960396" calcext:value-type="float">
            <text:p>0.403960396</text:p>
          </table:table-cell>
          <table:table-cell office:value-type="float" office:value="0.278107811" calcext:value-type="float">
            <text:p>0.278107811</text:p>
          </table:table-cell>
          <table:table-cell office:value-type="float" office:value="0.230583058" calcext:value-type="float">
            <text:p>0.230583058</text:p>
          </table:table-cell>
          <table:table-cell office:value-type="float" office:value="0.808320745" calcext:value-type="float">
            <text:p>0.808320745</text:p>
          </table:table-cell>
          <table:table-cell office:value-type="float" office:value="2.010350318" calcext:value-type="float">
            <text:p>2.010350318</text:p>
          </table:table-cell>
          <table:table-cell office:value-type="float" office:value="1.213375796" calcext:value-type="float">
            <text:p>1.213375796</text:p>
          </table:table-cell>
          <table:table-cell office:value-type="float" office:value="4.445859873" calcext:value-type="float">
            <text:p>4.445859873</text:p>
          </table:table-cell>
          <table:table-cell office:value-type="float" office:value="1.111464968" calcext:value-type="float">
            <text:p>1.111464968</text:p>
          </table:table-cell>
          <table:table-cell office:value-type="float" office:value="1.270700637" calcext:value-type="float">
            <text:p>1.270700637</text:p>
          </table:table-cell>
          <table:table-cell office:value-type="float" office:value="0.184498057" calcext:value-type="float">
            <text:p>0.184498057</text:p>
          </table:table-cell>
          <table:table-cell office:value-type="float" office:value="0.841805766" calcext:value-type="float">
            <text:p>0.841805766</text:p>
          </table:table-cell>
          <table:table-cell office:value-type="float" office:value="1.06676783" calcext:value-type="float">
            <text:p>1.06676783</text:p>
          </table:table-cell>
          <table:table-cell office:value-type="float" office:value="0.789074355" calcext:value-type="float">
            <text:p>0.789074355</text:p>
          </table:table-cell>
          <table:table-cell office:value-type="float" office:value="0.801213961" calcext:value-type="float">
            <text:p>0.801213961</text:p>
          </table:table-cell>
          <table:table-cell office:value-type="float" office:value="0.71016692" calcext:value-type="float">
            <text:p>0.71016692</text:p>
          </table:table-cell>
          <table:table-cell office:value-type="float" office:value="0.143481538" calcext:value-type="float">
            <text:p>0.143481538</text:p>
          </table:table-cell>
          <table:table-cell office:value-type="float" office:value="0.102325418" calcext:value-type="float">
            <text:p>0.102325418</text:p>
          </table:table-cell>
          <table:table-cell office:value-type="float" office:value="0.084867219" calcext:value-type="float">
            <text:p>0.084867219</text:p>
          </table:table-cell>
          <table:table-cell office:value-type="float" office:value="0.108332162" calcext:value-type="float">
            <text:p>0.108332162</text:p>
          </table:table-cell>
          <table:table-cell office:value-type="float" office:value="0.119010819" calcext:value-type="float">
            <text:p>0.119010819</text:p>
          </table:table-cell>
          <table:table-cell office:value-type="float" office:value="0.097091471" calcext:value-type="float">
            <text:p>0.097091471</text:p>
          </table:table-cell>
          <table:table-cell office:value-type="float" office:value="0.10581566" calcext:value-type="float">
            <text:p>0.10581566</text:p>
          </table:table-cell>
          <table:table-cell office:value-type="float" office:value="0.053412872" calcext:value-type="float">
            <text:p>0.053412872</text:p>
          </table:table-cell>
          <table:table-cell office:value-type="float" office:value="0.05961405" calcext:value-type="float">
            <text:p>0.05961405</text:p>
          </table:table-cell>
          <table:table-cell office:value-type="float" office:value="0.048550686" calcext:value-type="float">
            <text:p>0.048550686</text:p>
          </table:table-cell>
          <table:table-cell office:value-type="float" office:value="0.05207388" calcext:value-type="float">
            <text:p>0.05207388</text:p>
          </table:table-cell>
          <table:table-cell office:value-type="string" calcext:value-type="string">
            <text:p>N/A</text:p>
          </table:table-cell>
          <table:table-cell office:value-type="float" office:value="0.321479245" calcext:value-type="float">
            <text:p>0.321479245</text:p>
          </table:table-cell>
          <table:table-cell office:value-type="float" office:value="0.258518519" calcext:value-type="float">
            <text:p>0.258518519</text:p>
          </table:table-cell>
          <table:table-cell office:value-type="float" office:value="0.274074074" calcext:value-type="float">
            <text:p>0.274074074</text:p>
          </table:table-cell>
          <table:table-cell office:value-type="float" office:value="0.361481481" calcext:value-type="float">
            <text:p>0.361481481</text:p>
          </table:table-cell>
          <table:table-cell office:value-type="float" office:value="0.161481481" calcext:value-type="float">
            <text:p>0.161481481</text:p>
          </table:table-cell>
          <table:table-cell office:value-type="float" office:value="0.237037037" calcext:value-type="float">
            <text:p>0.237037037</text:p>
          </table:table-cell>
          <table:table-cell office:value-type="float" office:value="0.106625246" calcext:value-type="float">
            <text:p>0.106625246</text:p>
          </table:table-cell>
          <table:table-cell office:value-type="float" office:value="0.218068066" calcext:value-type="float">
            <text:p>0.218068066</text:p>
          </table:table-cell>
          <table:table-cell office:value-type="float" office:value="0.223066472" calcext:value-type="float">
            <text:p>0.223066472</text:p>
          </table:table-cell>
          <table:table-cell office:value-type="float" office:value="0.238413928" calcext:value-type="float">
            <text:p>0.238413928</text:p>
          </table:table-cell>
          <table:table-cell office:value-type="float" office:value="0.192723796" calcext:value-type="float">
            <text:p>0.19272379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2014JAN_048</text:p>
          </table:table-cell>
          <table:table-cell table:formula="of:=EXACT([.A336];[.B336])" office:value-type="boolean" office:boolean-value="true" calcext:value-type="boolean">
            <text:p>TRUE</text:p>
          </table:table-cell>
          <table:table-cell office:value-type="string" calcext:value-type="string">
            <text:p>TEST ELEMENT*NESTED</text:p>
          </table:table-cell>
          <table:table-cell office:value-type="string" calcext:value-type="string">
            <text:p>chr12</text:p>
          </table:table-cell>
          <table:table-cell office:value-type="float" office:value="25097311" calcext:value-type="float">
            <text:p>25097311</text:p>
          </table:table-cell>
          <table:table-cell office:value-type="float" office:value="25099472" calcext:value-type="float">
            <text:p>25099472</text:p>
          </table:table-cell>
          <table:table-cell office:value-type="float" office:value="1.391248558" calcext:value-type="float">
            <text:p>1.391248558</text:p>
          </table:table-cell>
          <table:table-cell office:value-type="float" office:value="6.26151887" calcext:value-type="float">
            <text:p>6.26151887</text:p>
          </table:table-cell>
          <table:table-cell office:value-type="float" office:value="7.229451262" calcext:value-type="float">
            <text:p>7.229451262</text:p>
          </table:table-cell>
          <table:table-cell office:value-type="float" office:value="5.73940727" calcext:value-type="float">
            <text:p>5.73940727</text:p>
          </table:table-cell>
          <table:table-cell office:value-type="float" office:value="6.589256772" calcext:value-type="float">
            <text:p>6.589256772</text:p>
          </table:table-cell>
          <table:table-cell office:value-type="float" office:value="5.487960176" calcext:value-type="float">
            <text:p>5.487960176</text:p>
          </table:table-cell>
          <table:table-cell office:value-type="float" office:value="0.183882581" calcext:value-type="float">
            <text:p>0.183882581</text:p>
          </table:table-cell>
          <table:table-cell office:value-type="float" office:value="10.95684912" calcext:value-type="float">
            <text:p>10.95684912</text:p>
          </table:table-cell>
          <table:table-cell office:value-type="float" office:value="12.87199537" calcext:value-type="float">
            <text:p>12.87199537</text:p>
          </table:table-cell>
          <table:table-cell office:value-type="float" office:value="10.18650449" calcext:value-type="float">
            <text:p>10.18650449</text:p>
          </table:table-cell>
          <table:table-cell office:value-type="float" office:value="12.28989285" calcext:value-type="float">
            <text:p>12.28989285</text:p>
          </table:table-cell>
          <table:table-cell office:value-type="float" office:value="8.479003765" calcext:value-type="float">
            <text:p>8.479003765</text:p>
          </table:table-cell>
          <table:table-cell office:value-type="float" office:value="0.377503535" calcext:value-type="float">
            <text:p>0.377503535</text:p>
          </table:table-cell>
          <table:table-cell office:value-type="float" office:value="5.711779449" calcext:value-type="float">
            <text:p>5.711779449</text:p>
          </table:table-cell>
          <table:table-cell office:value-type="float" office:value="8.872180451" calcext:value-type="float">
            <text:p>8.872180451</text:p>
          </table:table-cell>
          <table:table-cell office:value-type="float" office:value="5.117794486" calcext:value-type="float">
            <text:p>5.117794486</text:p>
          </table:table-cell>
          <table:table-cell office:value-type="float" office:value="4.824561404" calcext:value-type="float">
            <text:p>4.824561404</text:p>
          </table:table-cell>
          <table:table-cell office:value-type="float" office:value="4.032581454" calcext:value-type="float">
            <text:p>4.032581454</text:p>
          </table:table-cell>
          <table:table-cell office:value-type="float" office:value="0.218220477" calcext:value-type="float">
            <text:p>0.218220477</text:p>
          </table:table-cell>
          <table:table-cell office:value-type="float" office:value="6.306859206" calcext:value-type="float">
            <text:p>6.306859206</text:p>
          </table:table-cell>
          <table:table-cell office:value-type="float" office:value="5.580672036" calcext:value-type="float">
            <text:p>5.580672036</text:p>
          </table:table-cell>
          <table:table-cell office:value-type="float" office:value="8.355456818" calcext:value-type="float">
            <text:p>8.355456818</text:p>
          </table:table-cell>
          <table:table-cell office:value-type="float" office:value="5.440710914" calcext:value-type="float">
            <text:p>5.440710914</text:p>
          </table:table-cell>
          <table:table-cell office:value-type="float" office:value="5.850597056" calcext:value-type="float">
            <text:p>5.850597056</text:p>
          </table:table-cell>
          <table:table-cell office:value-type="float" office:value="0.156895633" calcext:value-type="float">
            <text:p>0.156895633</text:p>
          </table:table-cell>
          <table:table-cell office:value-type="float" office:value="13.06947641" calcext:value-type="float">
            <text:p>13.06947641</text:p>
          </table:table-cell>
          <table:table-cell office:value-type="float" office:value="14.01956272" calcext:value-type="float">
            <text:p>14.01956272</text:p>
          </table:table-cell>
          <table:table-cell office:value-type="float" office:value="11.12226697" calcext:value-type="float">
            <text:p>11.12226697</text:p>
          </table:table-cell>
          <table:table-cell office:value-type="float" office:value="11.641542" calcext:value-type="float">
            <text:p>11.641542</text:p>
          </table:table-cell>
          <table:table-cell office:value-type="float" office:value="15.49453395" calcext:value-type="float">
            <text:p>15.49453395</text:p>
          </table:table-cell>
          <table:table-cell office:value-type="float" office:value="0.232893855" calcext:value-type="float">
            <text:p>0.232893855</text:p>
          </table:table-cell>
          <table:table-cell office:value-type="float" office:value="21.43213783" calcext:value-type="float">
            <text:p>21.43213783</text:p>
          </table:table-cell>
          <table:table-cell office:value-type="float" office:value="26.61744023" calcext:value-type="float">
            <text:p>26.61744023</text:p>
          </table:table-cell>
          <table:table-cell office:value-type="float" office:value="18.57946554" calcext:value-type="float">
            <text:p>18.57946554</text:p>
          </table:table-cell>
          <table:table-cell office:value-type="float" office:value="15.96483826" calcext:value-type="float">
            <text:p>15.96483826</text:p>
          </table:table-cell>
          <table:table-cell office:value-type="float" office:value="24.56680731" calcext:value-type="float">
            <text:p>24.56680731</text:p>
          </table:table-cell>
          <table:table-cell office:value-type="float" office:value="0.247988167" calcext:value-type="float">
            <text:p>0.247988167</text:p>
          </table:table-cell>
          <table:table-cell office:value-type="float" office:value="13.28549383" calcext:value-type="float">
            <text:p>13.28549383</text:p>
          </table:table-cell>
          <table:table-cell office:value-type="float" office:value="11.70679012" calcext:value-type="float">
            <text:p>11.70679012</text:p>
          </table:table-cell>
          <table:table-cell office:value-type="float" office:value="13.91975309" calcext:value-type="float">
            <text:p>13.91975309</text:p>
          </table:table-cell>
          <table:table-cell office:value-type="float" office:value="9.935185185" calcext:value-type="float">
            <text:p>9.935185185</text:p>
          </table:table-cell>
          <table:table-cell office:value-type="float" office:value="17.58024691" calcext:value-type="float">
            <text:p>17.58024691</text:p>
          </table:table-cell>
          <table:table-cell office:value-type="float" office:value="0.348454063" calcext:value-type="float">
            <text:p>0.348454063</text:p>
          </table:table-cell>
          <table:table-cell office:value-type="float" office:value="5.054876375" calcext:value-type="float">
            <text:p>5.054876375</text:p>
          </table:table-cell>
          <table:table-cell office:value-type="float" office:value="7.986842105" calcext:value-type="float">
            <text:p>7.986842105</text:p>
          </table:table-cell>
          <table:table-cell office:value-type="float" office:value="16.49473684" calcext:value-type="float">
            <text:p>16.49473684</text:p>
          </table:table-cell>
          <table:table-cell office:value-type="float" office:value="13.61578947" calcext:value-type="float">
            <text:p>13.61578947</text:p>
          </table:table-cell>
          <table:table-cell office:value-type="float" office:value="19.92894737" calcext:value-type="float">
            <text:p>19.92894737</text:p>
          </table:table-cell>
        </table:table-row>
        <table:table-row table:style-name="ro1">
          <table:table-cell table:number-columns-repeated="2" office:value-type="string" calcext:value-type="string">
            <text:p>WOLD2014JAN_050</text:p>
          </table:table-cell>
          <table:table-cell table:formula="of:=EXACT([.A337];[.B337])" office:value-type="boolean" office:boolean-value="true" calcext:value-type="boolean">
            <text:p>TRUE</text:p>
          </table:table-cell>
          <table:table-cell office:value-type="string" calcext:value-type="string">
            <text:p>TEST ELEMENT*NESTED</text:p>
          </table:table-cell>
          <table:table-cell office:value-type="string" calcext:value-type="string">
            <text:p>chr8</text:p>
          </table:table-cell>
          <table:table-cell office:value-type="float" office:value="123882342" calcext:value-type="float">
            <text:p>123882342</text:p>
          </table:table-cell>
          <table:table-cell office:value-type="float" office:value="123885242" calcext:value-type="float">
            <text:p>123885242</text:p>
          </table:table-cell>
          <table:table-cell office:value-type="float" office:value="0.03688700173" calcext:value-type="float">
            <text:p>0.03688700173</text:p>
          </table:table-cell>
          <table:table-cell office:value-type="float" office:value="4.216394231" calcext:value-type="float">
            <text:p>4.216394231</text:p>
          </table:table-cell>
          <table:table-cell office:value-type="float" office:value="2.760192308" calcext:value-type="float">
            <text:p>2.760192308</text:p>
          </table:table-cell>
          <table:table-cell office:value-type="float" office:value="4.177115385" calcext:value-type="float">
            <text:p>4.177115385</text:p>
          </table:table-cell>
          <table:table-cell office:value-type="float" office:value="6.096923077" calcext:value-type="float">
            <text:p>6.096923077</text:p>
          </table:table-cell>
          <table:table-cell office:value-type="float" office:value="3.831346154" calcext:value-type="float">
            <text:p>3.831346154</text:p>
          </table:table-cell>
          <table:table-cell office:value-type="float" office:value="0.213231994" calcext:value-type="float">
            <text:p>0.213231994</text:p>
          </table:table-cell>
          <table:table-cell office:value-type="float" office:value="5.433113311" calcext:value-type="float">
            <text:p>5.433113311</text:p>
          </table:table-cell>
          <table:table-cell office:value-type="float" office:value="6.211661166" calcext:value-type="float">
            <text:p>6.211661166</text:p>
          </table:table-cell>
          <table:table-cell office:value-type="float" office:value="6.630363036" calcext:value-type="float">
            <text:p>6.630363036</text:p>
          </table:table-cell>
          <table:table-cell office:value-type="float" office:value="4.312871287" calcext:value-type="float">
            <text:p>4.312871287</text:p>
          </table:table-cell>
          <table:table-cell office:value-type="float" office:value="4.577557756" calcext:value-type="float">
            <text:p>4.577557756</text:p>
          </table:table-cell>
          <table:table-cell office:value-type="float" office:value="0.080803267" calcext:value-type="float">
            <text:p>0.080803267</text:p>
          </table:table-cell>
          <table:table-cell office:value-type="float" office:value="85.62579618" calcext:value-type="float">
            <text:p>85.62579618</text:p>
          </table:table-cell>
          <table:table-cell office:value-type="float" office:value="93.55414013" calcext:value-type="float">
            <text:p>93.55414013</text:p>
          </table:table-cell>
          <table:table-cell office:value-type="float" office:value="86.47770701" calcext:value-type="float">
            <text:p>86.47770701</text:p>
          </table:table-cell>
          <table:table-cell office:value-type="float" office:value="85.78980892" calcext:value-type="float">
            <text:p>85.78980892</text:p>
          </table:table-cell>
          <table:table-cell office:value-type="float" office:value="76.68152866" calcext:value-type="float">
            <text:p>76.68152866</text:p>
          </table:table-cell>
          <table:table-cell office:value-type="float" office:value="0.188894298" calcext:value-type="float">
            <text:p>0.188894298</text:p>
          </table:table-cell>
          <table:table-cell office:value-type="float" office:value="9.75" calcext:value-type="float">
            <text:p>9.75</text:p>
          </table:table-cell>
          <table:table-cell office:value-type="float" office:value="10.24430956" calcext:value-type="float">
            <text:p>10.24430956</text:p>
          </table:table-cell>
          <table:table-cell office:value-type="float" office:value="11.45675266" calcext:value-type="float">
            <text:p>11.45675266</text:p>
          </table:table-cell>
          <table:table-cell office:value-type="float" office:value="7.13353566" calcext:value-type="float">
            <text:p>7.13353566</text:p>
          </table:table-cell>
          <table:table-cell office:value-type="float" office:value="10.16540212" calcext:value-type="float">
            <text:p>10.16540212</text:p>
          </table:table-cell>
          <table:table-cell office:value-type="float" office:value="0.158995094" calcext:value-type="float">
            <text:p>0.158995094</text:p>
          </table:table-cell>
          <table:table-cell office:value-type="float" office:value="2.690108192" calcext:value-type="float">
            <text:p>2.690108192</text:p>
          </table:table-cell>
          <table:table-cell office:value-type="float" office:value="3.200224814" calcext:value-type="float">
            <text:p>3.200224814</text:p>
          </table:table-cell>
          <table:table-cell office:value-type="float" office:value="2.153575945" calcext:value-type="float">
            <text:p>2.153575945</text:p>
          </table:table-cell>
          <table:table-cell office:value-type="float" office:value="2.717156105" calcext:value-type="float">
            <text:p>2.717156105</text:p>
          </table:table-cell>
          <table:table-cell office:value-type="float" office:value="2.689475903" calcext:value-type="float">
            <text:p>2.689475903</text:p>
          </table:table-cell>
          <table:table-cell office:value-type="float" office:value="0.109144499" calcext:value-type="float">
            <text:p>0.109144499</text:p>
          </table:table-cell>
          <table:table-cell office:value-type="float" office:value="2.88360558" calcext:value-type="float">
            <text:p>2.88360558</text:p>
          </table:table-cell>
          <table:table-cell office:value-type="float" office:value="2.543386003" calcext:value-type="float">
            <text:p>2.543386003</text:p>
          </table:table-cell>
          <table:table-cell office:value-type="float" office:value="2.943068382" calcext:value-type="float">
            <text:p>2.943068382</text:p>
          </table:table-cell>
          <table:table-cell office:value-type="float" office:value="3.164362355" calcext:value-type="float">
            <text:p>3.164362355</text:p>
          </table:table-cell>
          <table:table-cell office:value-type="string" calcext:value-type="string">
            <text:p>N/A</text:p>
          </table:table-cell>
          <table:table-cell office:value-type="float" office:value="0.116901222" calcext:value-type="float">
            <text:p>0.116901222</text:p>
          </table:table-cell>
          <table:table-cell office:value-type="float" office:value="24.66222222" calcext:value-type="float">
            <text:p>24.66222222</text:p>
          </table:table-cell>
          <table:table-cell office:value-type="float" office:value="26.64148148" calcext:value-type="float">
            <text:p>26.64148148</text:p>
          </table:table-cell>
          <table:table-cell office:value-type="float" office:value="25.15851852" calcext:value-type="float">
            <text:p>25.15851852</text:p>
          </table:table-cell>
          <table:table-cell office:value-type="float" office:value="26.4" calcext:value-type="float">
            <text:p>26.4</text:p>
          </table:table-cell>
          <table:table-cell office:value-type="float" office:value="20.44888889" calcext:value-type="float">
            <text:p>20.44888889</text:p>
          </table:table-cell>
          <table:table-cell office:value-type="float" office:value="0.328445134" calcext:value-type="float">
            <text:p>0.328445134</text:p>
          </table:table-cell>
          <table:table-cell office:value-type="float" office:value="5.947483185" calcext:value-type="float">
            <text:p>5.947483185</text:p>
          </table:table-cell>
          <table:table-cell office:value-type="float" office:value="4.170432245" calcext:value-type="float">
            <text:p>4.170432245</text:p>
          </table:table-cell>
          <table:table-cell office:value-type="float" office:value="8.039098274" calcext:value-type="float">
            <text:p>8.039098274</text:p>
          </table:table-cell>
          <table:table-cell office:value-type="float" office:value="5.632919036" calcext:value-type="float">
            <text:p>5.63291903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2014JAN_051</text:p>
          </table:table-cell>
          <table:table-cell table:formula="of:=EXACT([.A338];[.B338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4</text:p>
          </table:table-cell>
          <table:table-cell office:value-type="float" office:value="136140124" calcext:value-type="float">
            <text:p>136140124</text:p>
          </table:table-cell>
          <table:table-cell office:value-type="float" office:value="136140924" calcext:value-type="float">
            <text:p>136140924</text:p>
          </table:table-cell>
          <table:table-cell office:value-type="float" office:value="0.03774388713" calcext:value-type="float">
            <text:p>0.03774388713</text:p>
          </table:table-cell>
          <table:table-cell office:value-type="float" office:value="0.159038462" calcext:value-type="float">
            <text:p>0.159038462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122115385" calcext:value-type="float">
            <text:p>0.122115385</text:p>
          </table:table-cell>
          <table:table-cell office:value-type="float" office:value="0.151346154" calcext:value-type="float">
            <text:p>0.151346154</text:p>
          </table:table-cell>
          <table:table-cell office:value-type="float" office:value="0.210192308" calcext:value-type="float">
            <text:p>0.210192308</text:p>
          </table:table-cell>
          <table:table-cell office:value-type="float" office:value="0.210972372" calcext:value-type="float">
            <text:p>0.210972372</text:p>
          </table:table-cell>
          <table:table-cell office:value-type="float" office:value="0.028932893" calcext:value-type="float">
            <text:p>0.028932893</text:p>
          </table:table-cell>
          <table:table-cell office:value-type="float" office:value="0.028162816" calcext:value-type="float">
            <text:p>0.028162816</text:p>
          </table:table-cell>
          <table:table-cell office:value-type="float" office:value="0.034543454" calcext:value-type="float">
            <text:p>0.034543454</text:p>
          </table:table-cell>
          <table:table-cell office:value-type="float" office:value="0.020682068" calcext:value-type="float">
            <text:p>0.020682068</text:p>
          </table:table-cell>
          <table:table-cell office:value-type="float" office:value="0.032343234" calcext:value-type="float">
            <text:p>0.032343234</text:p>
          </table:table-cell>
          <table:table-cell office:value-type="float" office:value="0.544919204" calcext:value-type="float">
            <text:p>0.544919204</text:p>
          </table:table-cell>
          <table:table-cell office:value-type="float" office:value="0.655254777" calcext:value-type="float">
            <text:p>0.655254777</text:p>
          </table:table-cell>
          <table:table-cell office:value-type="float" office:value="1.168789809" calcext:value-type="float">
            <text:p>1.168789809</text:p>
          </table:table-cell>
          <table:table-cell office:value-type="float" office:value="0.359872611" calcext:value-type="float">
            <text:p>0.359872611</text:p>
          </table:table-cell>
          <table:table-cell office:value-type="float" office:value="0.608280255" calcext:value-type="float">
            <text:p>0.608280255</text:p>
          </table:table-cell>
          <table:table-cell office:value-type="float" office:value="0.484076433" calcext:value-type="float">
            <text:p>0.484076433</text:p>
          </table:table-cell>
          <table:table-cell office:value-type="float" office:value="0.439964937" calcext:value-type="float">
            <text:p>0.439964937</text:p>
          </table:table-cell>
          <table:table-cell office:value-type="float" office:value="0.104324734" calcext:value-type="float">
            <text:p>0.104324734</text:p>
          </table:table-cell>
          <table:table-cell office:value-type="float" office:value="0.059180577" calcext:value-type="float">
            <text:p>0.059180577</text:p>
          </table:table-cell>
          <table:table-cell office:value-type="float" office:value="0.135053111" calcext:value-type="float">
            <text:p>0.135053111</text:p>
          </table:table-cell>
          <table:table-cell office:value-type="float" office:value="0.071320182" calcext:value-type="float">
            <text:p>0.071320182</text:p>
          </table:table-cell>
          <table:table-cell office:value-type="float" office:value="0.151745068" calcext:value-type="float">
            <text:p>0.151745068</text:p>
          </table:table-cell>
          <table:table-cell office:value-type="float" office:value="0.247366069" calcext:value-type="float">
            <text:p>0.247366069</text:p>
          </table:table-cell>
          <table:table-cell office:value-type="float" office:value="0.049423915" calcext:value-type="float">
            <text:p>0.049423915</text:p>
          </table:table-cell>
          <table:table-cell office:value-type="float" office:value="0.031754953" calcext:value-type="float">
            <text:p>0.031754953</text:p>
          </table:table-cell>
          <table:table-cell office:value-type="float" office:value="0.055079387" calcext:value-type="float">
            <text:p>0.055079387</text:p>
          </table:table-cell>
          <table:table-cell office:value-type="float" office:value="0.051426163" calcext:value-type="float">
            <text:p>0.051426163</text:p>
          </table:table-cell>
          <table:table-cell office:value-type="float" office:value="0.059435155" calcext:value-type="float">
            <text:p>0.059435155</text:p>
          </table:table-cell>
          <table:table-cell office:value-type="float" office:value="0.377340542" calcext:value-type="float">
            <text:p>0.377340542</text:p>
          </table:table-cell>
          <table:table-cell office:value-type="float" office:value="0.003785655" calcext:value-type="float">
            <text:p>0.003785655</text:p>
          </table:table-cell>
          <table:table-cell office:value-type="float" office:value="0.005431591" calcext:value-type="float">
            <text:p>0.005431591</text:p>
          </table:table-cell>
          <table:table-cell office:value-type="float" office:value="0.002869268" calcext:value-type="float">
            <text:p>0.002869268</text:p>
          </table:table-cell>
          <table:table-cell office:value-type="float" office:value="0.003056104" calcext:value-type="float">
            <text:p>0.003056104</text:p>
          </table:table-cell>
          <table:table-cell office:value-type="string" calcext:value-type="string">
            <text:p>N/A</text:p>
          </table:table-cell>
          <table:table-cell office:value-type="float" office:value="0.457021654" calcext:value-type="float">
            <text:p>0.457021654</text:p>
          </table:table-cell>
          <table:table-cell office:value-type="float" office:value="0.115925926" calcext:value-type="float">
            <text:p>0.115925926</text:p>
          </table:table-cell>
          <table:table-cell office:value-type="float" office:value="0.191111111" calcext:value-type="float">
            <text:p>0.191111111</text:p>
          </table:table-cell>
          <table:table-cell office:value-type="float" office:value="0.10962963" calcext:value-type="float">
            <text:p>0.10962963</text:p>
          </table:table-cell>
          <table:table-cell office:value-type="float" office:value="0.068148148" calcext:value-type="float">
            <text:p>0.068148148</text:p>
          </table:table-cell>
          <table:table-cell office:value-type="float" office:value="0.094814815" calcext:value-type="float">
            <text:p>0.094814815</text:p>
          </table:table-cell>
          <table:table-cell office:value-type="float" office:value="0.209173898" calcext:value-type="float">
            <text:p>0.209173898</text:p>
          </table:table-cell>
          <table:table-cell office:value-type="float" office:value="0.014290746" calcext:value-type="float">
            <text:p>0.014290746</text:p>
          </table:table-cell>
          <table:table-cell office:value-type="float" office:value="0.011523172" calcext:value-type="float">
            <text:p>0.011523172</text:p>
          </table:table-cell>
          <table:table-cell office:value-type="float" office:value="0.01388819" calcext:value-type="float">
            <text:p>0.01388819</text:p>
          </table:table-cell>
          <table:table-cell office:value-type="float" office:value="0.017460877" calcext:value-type="float">
            <text:p>0.01746087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2014JAN_052</text:p>
          </table:table-cell>
          <table:table-cell table:formula="of:=EXACT([.A339];[.B339])" office:value-type="boolean" office:boolean-value="true" calcext:value-type="boolean">
            <text:p>TRUE</text:p>
          </table:table-cell>
          <table:table-cell office:value-type="string" calcext:value-type="string">
            <text:p>CONTROL ELEMENT</text:p>
          </table:table-cell>
          <table:table-cell office:value-type="string" calcext:value-type="string">
            <text:p>chr5</text:p>
          </table:table-cell>
          <table:table-cell office:value-type="float" office:value="37837798" calcext:value-type="float">
            <text:p>37837798</text:p>
          </table:table-cell>
          <table:table-cell office:value-type="float" office:value="37838973" calcext:value-type="float">
            <text:p>37838973</text:p>
          </table:table-cell>
          <table:table-cell office:value-type="float" office:value="0.1589701617" calcext:value-type="float">
            <text:p>0.1589701617</text:p>
          </table:table-cell>
          <table:table-cell office:value-type="float" office:value="0.349386432" calcext:value-type="float">
            <text:p>0.349386432</text:p>
          </table:table-cell>
          <table:table-cell office:value-type="float" office:value="0.346260708" calcext:value-type="float">
            <text:p>0.346260708</text:p>
          </table:table-cell>
          <table:table-cell office:value-type="float" office:value="0.29914332" calcext:value-type="float">
            <text:p>0.29914332</text:p>
          </table:table-cell>
          <table:table-cell office:value-type="float" office:value="0.388631628" calcext:value-type="float">
            <text:p>0.388631628</text:p>
          </table:table-cell>
          <table:table-cell office:value-type="float" office:value="0.363510072" calcext:value-type="float">
            <text:p>0.363510072</text:p>
          </table:table-cell>
          <table:table-cell office:value-type="float" office:value="0.112751472" calcext:value-type="float">
            <text:p>0.112751472</text:p>
          </table:table-cell>
          <table:table-cell office:value-type="float" office:value="0.486750652" calcext:value-type="float">
            <text:p>0.486750652</text:p>
          </table:table-cell>
          <table:table-cell office:value-type="float" office:value="0.550535766" calcext:value-type="float">
            <text:p>0.550535766</text:p>
          </table:table-cell>
          <table:table-cell office:value-type="float" office:value="0.500434405" calcext:value-type="float">
            <text:p>0.500434405</text:p>
          </table:table-cell>
          <table:table-cell office:value-type="float" office:value="0.477845352" calcext:value-type="float">
            <text:p>0.477845352</text:p>
          </table:table-cell>
          <table:table-cell office:value-type="float" office:value="0.418187084" calcext:value-type="float">
            <text:p>0.418187084</text:p>
          </table:table-cell>
          <table:table-cell office:value-type="float" office:value="0.66253837" calcext:value-type="float">
            <text:p>0.66253837</text:p>
          </table:table-cell>
          <table:table-cell office:value-type="float" office:value="0.630952381" calcext:value-type="float">
            <text:p>0.630952381</text:p>
          </table:table-cell>
          <table:table-cell office:value-type="float" office:value="1.248120301" calcext:value-type="float">
            <text:p>1.248120301</text:p>
          </table:table-cell>
          <table:table-cell office:value-type="float" office:value="0.473684211" calcext:value-type="float">
            <text:p>0.473684211</text:p>
          </table:table-cell>
          <table:table-cell office:value-type="float" office:value="0.481203008" calcext:value-type="float">
            <text:p>0.481203008</text:p>
          </table:table-cell>
          <table:table-cell office:value-type="float" office:value="0.320802005" calcext:value-type="float">
            <text:p>0.320802005</text:p>
          </table:table-cell>
          <table:table-cell office:value-type="float" office:value="0.066887375" calcext:value-type="float">
            <text:p>0.066887375</text:p>
          </table:table-cell>
          <table:table-cell office:value-type="float" office:value="0.56956401" calcext:value-type="float">
            <text:p>0.56956401</text:p>
          </table:table-cell>
          <table:table-cell office:value-type="float" office:value="0.527631214" calcext:value-type="float">
            <text:p>0.527631214</text:p>
          </table:table-cell>
          <table:table-cell office:value-type="float" office:value="0.614273813" calcext:value-type="float">
            <text:p>0.614273813</text:p>
          </table:table-cell>
          <table:table-cell office:value-type="float" office:value="0.550958067" calcext:value-type="float">
            <text:p>0.550958067</text:p>
          </table:table-cell>
          <table:table-cell office:value-type="float" office:value="0.585392946" calcext:value-type="float">
            <text:p>0.585392946</text:p>
          </table:table-cell>
          <table:table-cell office:value-type="float" office:value="0.218872133" calcext:value-type="float">
            <text:p>0.218872133</text:p>
          </table:table-cell>
          <table:table-cell office:value-type="float" office:value="0.641685846" calcext:value-type="float">
            <text:p>0.641685846</text:p>
          </table:table-cell>
          <table:table-cell office:value-type="float" office:value="0.692462601" calcext:value-type="float">
            <text:p>0.692462601</text:p>
          </table:table-cell>
          <table:table-cell office:value-type="float" office:value="0.558112773" calcext:value-type="float">
            <text:p>0.558112773</text:p>
          </table:table-cell>
          <table:table-cell office:value-type="float" office:value="0.501438435" calcext:value-type="float">
            <text:p>0.501438435</text:p>
          </table:table-cell>
          <table:table-cell office:value-type="float" office:value="0.814729574" calcext:value-type="float">
            <text:p>0.814729574</text:p>
          </table:table-cell>
          <table:table-cell office:value-type="float" office:value="0.244475856" calcext:value-type="float">
            <text:p>0.244475856</text:p>
          </table:table-cell>
          <table:table-cell office:value-type="float" office:value="0.768284107" calcext:value-type="float">
            <text:p>0.768284107</text:p>
          </table:table-cell>
          <table:table-cell office:value-type="float" office:value="0.962025316" calcext:value-type="float">
            <text:p>0.962025316</text:p>
          </table:table-cell>
          <table:table-cell office:value-type="float" office:value="0.561181435" calcext:value-type="float">
            <text:p>0.561181435</text:p>
          </table:table-cell>
          <table:table-cell office:value-type="float" office:value="0.662447257" calcext:value-type="float">
            <text:p>0.662447257</text:p>
          </table:table-cell>
          <table:table-cell office:value-type="float" office:value="0.887482419" calcext:value-type="float">
            <text:p>0.887482419</text:p>
          </table:table-cell>
          <table:table-cell office:value-type="float" office:value="0.415082723" calcext:value-type="float">
            <text:p>0.415082723</text:p>
          </table:table-cell>
          <table:table-cell office:value-type="float" office:value="0.898148148" calcext:value-type="float">
            <text:p>0.898148148</text:p>
          </table:table-cell>
          <table:table-cell office:value-type="float" office:value="0.50617284" calcext:value-type="float">
            <text:p>0.50617284</text:p>
          </table:table-cell>
          <table:table-cell office:value-type="float" office:value="1.033950617" calcext:value-type="float">
            <text:p>1.033950617</text:p>
          </table:table-cell>
          <table:table-cell office:value-type="float" office:value="0.700617284" calcext:value-type="float">
            <text:p>0.700617284</text:p>
          </table:table-cell>
          <table:table-cell office:value-type="float" office:value="1.351851852" calcext:value-type="float">
            <text:p>1.351851852</text:p>
          </table:table-cell>
          <table:table-cell office:value-type="float" office:value="0.225786072" calcext:value-type="float">
            <text:p>0.225786072</text:p>
          </table:table-cell>
          <table:table-cell office:value-type="float" office:value="0.270349113" calcext:value-type="float">
            <text:p>0.270349113</text:p>
          </table:table-cell>
          <table:table-cell office:value-type="float" office:value="1.342105263" calcext:value-type="float">
            <text:p>1.342105263</text:p>
          </table:table-cell>
          <table:table-cell office:value-type="float" office:value="1.397368421" calcext:value-type="float">
            <text:p>1.397368421</text:p>
          </table:table-cell>
          <table:table-cell office:value-type="float" office:value="0.802631579" calcext:value-type="float">
            <text:p>0.802631579</text:p>
          </table:table-cell>
          <table:table-cell office:value-type="float" office:value="1.247368421" calcext:value-type="float">
            <text:p>1.247368421</text:p>
          </table:table-cell>
        </table:table-row>
        <table:table-row table:style-name="ro1">
          <table:table-cell table:number-columns-repeated="2" office:value-type="string" calcext:value-type="string">
            <text:p>WOLD2014JAN_054</text:p>
          </table:table-cell>
          <table:table-cell table:formula="of:=EXACT([.A340];[.B340])" office:value-type="boolean" office:boolean-value="true" calcext:value-type="boolean">
            <text:p>TRUE</text:p>
          </table:table-cell>
          <table:table-cell office:value-type="string" calcext:value-type="string">
            <text:p>CONTROL ELEMENT</text:p>
          </table:table-cell>
          <table:table-cell office:value-type="string" calcext:value-type="string">
            <text:p>chr7</text:p>
          </table:table-cell>
          <table:table-cell office:value-type="float" office:value="46382286" calcext:value-type="float">
            <text:p>46382286</text:p>
          </table:table-cell>
          <table:table-cell office:value-type="float" office:value="46382924" calcext:value-type="float">
            <text:p>46382924</text:p>
          </table:table-cell>
          <table:table-cell office:value-type="float" office:value="0.3201819747" calcext:value-type="float">
            <text:p>0.3201819747</text:p>
          </table:table-cell>
          <table:table-cell office:value-type="float" office:value="0.526684418" calcext:value-type="float">
            <text:p>0.526684418</text:p>
          </table:table-cell>
          <table:table-cell office:value-type="float" office:value="0.462491317" calcext:value-type="float">
            <text:p>0.462491317</text:p>
          </table:table-cell>
          <table:table-cell office:value-type="float" office:value="0.725399398" calcext:value-type="float">
            <text:p>0.725399398</text:p>
          </table:table-cell>
          <table:table-cell office:value-type="float" office:value="0.567029405" calcext:value-type="float">
            <text:p>0.567029405</text:p>
          </table:table-cell>
          <table:table-cell office:value-type="float" office:value="0.35181755" calcext:value-type="float">
            <text:p>0.35181755</text:p>
          </table:table-cell>
          <table:table-cell office:value-type="float" office:value="0.134821783" calcext:value-type="float">
            <text:p>0.134821783</text:p>
          </table:table-cell>
          <table:table-cell office:value-type="float" office:value="0.962858384" calcext:value-type="float">
            <text:p>0.962858384</text:p>
          </table:table-cell>
          <table:table-cell office:value-type="float" office:value="1.088039386" calcext:value-type="float">
            <text:p>1.088039386</text:p>
          </table:table-cell>
          <table:table-cell office:value-type="float" office:value="1.047494932" calcext:value-type="float">
            <text:p>1.047494932</text:p>
          </table:table-cell>
          <table:table-cell office:value-type="float" office:value="0.911381407" calcext:value-type="float">
            <text:p>0.911381407</text:p>
          </table:table-cell>
          <table:table-cell office:value-type="float" office:value="0.804517811" calcext:value-type="float">
            <text:p>0.804517811</text:p>
          </table:table-cell>
          <table:table-cell office:value-type="float" office:value="0.511991162" calcext:value-type="float">
            <text:p>0.511991162</text:p>
          </table:table-cell>
          <table:table-cell office:value-type="float" office:value="1.286967419" calcext:value-type="float">
            <text:p>1.286967419</text:p>
          </table:table-cell>
          <table:table-cell office:value-type="float" office:value="0.954887218" calcext:value-type="float">
            <text:p>0.954887218</text:p>
          </table:table-cell>
          <table:table-cell office:value-type="float" office:value="0.581453634" calcext:value-type="float">
            <text:p>0.581453634</text:p>
          </table:table-cell>
          <table:table-cell office:value-type="float" office:value="2.085213033" calcext:value-type="float">
            <text:p>2.085213033</text:p>
          </table:table-cell>
          <table:table-cell office:value-type="float" office:value="1.526315789" calcext:value-type="float">
            <text:p>1.526315789</text:p>
          </table:table-cell>
          <table:table-cell office:value-type="float" office:value="0.063177238" calcext:value-type="float">
            <text:p>0.063177238</text:p>
          </table:table-cell>
          <table:table-cell office:value-type="float" office:value="0.889197445" calcext:value-type="float">
            <text:p>0.889197445</text:p>
          </table:table-cell>
          <table:table-cell office:value-type="float" office:value="0.950846987" calcext:value-type="float">
            <text:p>0.950846987</text:p>
          </table:table-cell>
          <table:table-cell office:value-type="float" office:value="0.919744515" calcext:value-type="float">
            <text:p>0.919744515</text:p>
          </table:table-cell>
          <table:table-cell office:value-type="float" office:value="0.827547903" calcext:value-type="float">
            <text:p>0.827547903</text:p>
          </table:table-cell>
          <table:table-cell office:value-type="float" office:value="0.858650375" calcext:value-type="float">
            <text:p>0.858650375</text:p>
          </table:table-cell>
          <table:table-cell office:value-type="float" office:value="0.096776981" calcext:value-type="float">
            <text:p>0.096776981</text:p>
          </table:table-cell>
          <table:table-cell office:value-type="float" office:value="0.775747986" calcext:value-type="float">
            <text:p>0.775747986</text:p>
          </table:table-cell>
          <table:table-cell office:value-type="float" office:value="0.682105869" calcext:value-type="float">
            <text:p>0.682105869</text:p>
          </table:table-cell>
          <table:table-cell office:value-type="float" office:value="0.763808976" calcext:value-type="float">
            <text:p>0.763808976</text:p>
          </table:table-cell>
          <table:table-cell office:value-type="float" office:value="0.863348677" calcext:value-type="float">
            <text:p>0.863348677</text:p>
          </table:table-cell>
          <table:table-cell office:value-type="float" office:value="0.793728423" calcext:value-type="float">
            <text:p>0.793728423</text:p>
          </table:table-cell>
          <table:table-cell office:value-type="float" office:value="0.119800963" calcext:value-type="float">
            <text:p>0.119800963</text:p>
          </table:table-cell>
          <table:table-cell office:value-type="float" office:value="1.609001406" calcext:value-type="float">
            <text:p>1.609001406</text:p>
          </table:table-cell>
          <table:table-cell office:value-type="float" office:value="1.82559775" calcext:value-type="float">
            <text:p>1.82559775</text:p>
          </table:table-cell>
          <table:table-cell office:value-type="float" office:value="1.682137834" calcext:value-type="float">
            <text:p>1.682137834</text:p>
          </table:table-cell>
          <table:table-cell office:value-type="float" office:value="1.371308017" calcext:value-type="float">
            <text:p>1.371308017</text:p>
          </table:table-cell>
          <table:table-cell office:value-type="float" office:value="1.556962025" calcext:value-type="float">
            <text:p>1.556962025</text:p>
          </table:table-cell>
          <table:table-cell office:value-type="float" office:value="0.246989187" calcext:value-type="float">
            <text:p>0.246989187</text:p>
          </table:table-cell>
          <table:table-cell office:value-type="float" office:value="1.178240741" calcext:value-type="float">
            <text:p>1.178240741</text:p>
          </table:table-cell>
          <table:table-cell office:value-type="float" office:value="1.108024691" calcext:value-type="float">
            <text:p>1.108024691</text:p>
          </table:table-cell>
          <table:table-cell office:value-type="float" office:value="1.061728395" calcext:value-type="float">
            <text:p>1.061728395</text:p>
          </table:table-cell>
          <table:table-cell office:value-type="float" office:value="1.601851852" calcext:value-type="float">
            <text:p>1.601851852</text:p>
          </table:table-cell>
          <table:table-cell office:value-type="float" office:value="0.941358025" calcext:value-type="float">
            <text:p>0.941358025</text:p>
          </table:table-cell>
          <table:table-cell office:value-type="float" office:value="0.25560659" calcext:value-type="float">
            <text:p>0.25560659</text:p>
          </table:table-cell>
          <table:table-cell office:value-type="float" office:value="0.299665095" calcext:value-type="float">
            <text:p>0.299665095</text:p>
          </table:table-cell>
          <table:table-cell office:value-type="float" office:value="1.526315789" calcext:value-type="float">
            <text:p>1.526315789</text:p>
          </table:table-cell>
          <table:table-cell office:value-type="float" office:value="0.815789474" calcext:value-type="float">
            <text:p>0.815789474</text:p>
          </table:table-cell>
          <table:table-cell office:value-type="float" office:value="1.265789474" calcext:value-type="float">
            <text:p>1.265789474</text:p>
          </table:table-cell>
          <table:table-cell office:value-type="float" office:value="1.081578947" calcext:value-type="float">
            <text:p>1.081578947</text:p>
          </table:table-cell>
        </table:table-row>
        <table:table-row table:style-name="ro1">
          <table:table-cell table:number-columns-repeated="2" office:value-type="string" calcext:value-type="string">
            <text:p>WOLD2014JAN_055</text:p>
          </table:table-cell>
          <table:table-cell table:formula="of:=EXACT([.A341];[.B341])" office:value-type="boolean" office:boolean-value="true" calcext:value-type="boolean">
            <text:p>TRUE</text:p>
          </table:table-cell>
          <table:table-cell office:value-type="string" calcext:value-type="string">
            <text:p>CONTROL ELEMENT</text:p>
          </table:table-cell>
          <table:table-cell office:value-type="string" calcext:value-type="string">
            <text:p>chr12</text:p>
          </table:table-cell>
          <table:table-cell office:value-type="float" office:value="90700372" calcext:value-type="float">
            <text:p>90700372</text:p>
          </table:table-cell>
          <table:table-cell office:value-type="float" office:value="90701285" calcext:value-type="float">
            <text:p>90701285</text:p>
          </table:table-cell>
          <table:table-cell office:value-type="float" office:value="0.1847405547" calcext:value-type="float">
            <text:p>0.1847405547</text:p>
          </table:table-cell>
          <table:table-cell office:value-type="float" office:value="0.877373235" calcext:value-type="float">
            <text:p>0.877373235</text:p>
          </table:table-cell>
          <table:table-cell office:value-type="float" office:value="0.703403566" calcext:value-type="float">
            <text:p>0.703403566</text:p>
          </table:table-cell>
          <table:table-cell office:value-type="float" office:value="1.357142857" calcext:value-type="float">
            <text:p>1.357142857</text:p>
          </table:table-cell>
          <table:table-cell office:value-type="float" office:value="0.737670757" calcext:value-type="float">
            <text:p>0.737670757</text:p>
          </table:table-cell>
          <table:table-cell office:value-type="float" office:value="0.711275758" calcext:value-type="float">
            <text:p>0.711275758</text:p>
          </table:table-cell>
          <table:table-cell office:value-type="float" office:value="0.259816227" calcext:value-type="float">
            <text:p>0.259816227</text:p>
          </table:table-cell>
          <table:table-cell office:value-type="float" office:value="1.546626122" calcext:value-type="float">
            <text:p>1.546626122</text:p>
          </table:table-cell>
          <table:table-cell office:value-type="float" office:value="2.134375905" calcext:value-type="float">
            <text:p>2.134375905</text:p>
          </table:table-cell>
          <table:table-cell office:value-type="float" office:value="1.277150304" calcext:value-type="float">
            <text:p>1.277150304</text:p>
          </table:table-cell>
          <table:table-cell office:value-type="float" office:value="1.476107732" calcext:value-type="float">
            <text:p>1.476107732</text:p>
          </table:table-cell>
          <table:table-cell office:value-type="float" office:value="1.298870547" calcext:value-type="float">
            <text:p>1.298870547</text:p>
          </table:table-cell>
          <table:table-cell office:value-type="float" office:value="0.55128599" calcext:value-type="float">
            <text:p>0.55128599</text:p>
          </table:table-cell>
          <table:table-cell office:value-type="float" office:value="2.353383459" calcext:value-type="float">
            <text:p>2.353383459</text:p>
          </table:table-cell>
          <table:table-cell office:value-type="float" office:value="1.614035088" calcext:value-type="float">
            <text:p>1.614035088</text:p>
          </table:table-cell>
          <table:table-cell office:value-type="float" office:value="1.694235589" calcext:value-type="float">
            <text:p>1.694235589</text:p>
          </table:table-cell>
          <table:table-cell office:value-type="float" office:value="1.80952381" calcext:value-type="float">
            <text:p>1.80952381</text:p>
          </table:table-cell>
          <table:table-cell office:value-type="float" office:value="4.295739348" calcext:value-type="float">
            <text:p>4.295739348</text:p>
          </table:table-cell>
          <table:table-cell office:value-type="float" office:value="0.151668127" calcext:value-type="float">
            <text:p>0.151668127</text:p>
          </table:table-cell>
          <table:table-cell office:value-type="float" office:value="1.200777562" calcext:value-type="float">
            <text:p>1.200777562</text:p>
          </table:table-cell>
          <table:table-cell office:value-type="float" office:value="1.190780339" calcext:value-type="float">
            <text:p>1.190780339</text:p>
          </table:table-cell>
          <table:table-cell office:value-type="float" office:value="1.400722022" calcext:value-type="float">
            <text:p>1.400722022</text:p>
          </table:table-cell>
          <table:table-cell office:value-type="float" office:value="1.249652874" calcext:value-type="float">
            <text:p>1.249652874</text:p>
          </table:table-cell>
          <table:table-cell office:value-type="float" office:value="0.961955012" calcext:value-type="float">
            <text:p>0.961955012</text:p>
          </table:table-cell>
          <table:table-cell office:value-type="float" office:value="0.14163023" calcext:value-type="float">
            <text:p>0.14163023</text:p>
          </table:table-cell>
          <table:table-cell office:value-type="float" office:value="0.923762946" calcext:value-type="float">
            <text:p>0.923762946</text:p>
          </table:table-cell>
          <table:table-cell office:value-type="float" office:value="0.968929804" calcext:value-type="float">
            <text:p>0.968929804</text:p>
          </table:table-cell>
          <table:table-cell office:value-type="float" office:value="1.085155351" calcext:value-type="float">
            <text:p>1.085155351</text:p>
          </table:table-cell>
          <table:table-cell office:value-type="float" office:value="0.85155351" calcext:value-type="float">
            <text:p>0.85155351</text:p>
          </table:table-cell>
          <table:table-cell office:value-type="float" office:value="0.789413119" calcext:value-type="float">
            <text:p>0.789413119</text:p>
          </table:table-cell>
          <table:table-cell office:value-type="float" office:value="0.670392325" calcext:value-type="float">
            <text:p>0.670392325</text:p>
          </table:table-cell>
          <table:table-cell office:value-type="float" office:value="1.525668073" calcext:value-type="float">
            <text:p>1.525668073</text:p>
          </table:table-cell>
          <table:table-cell office:value-type="float" office:value="2.147679325" calcext:value-type="float">
            <text:p>2.147679325</text:p>
          </table:table-cell>
          <table:table-cell office:value-type="float" office:value="2.129395218" calcext:value-type="float">
            <text:p>2.129395218</text:p>
          </table:table-cell>
          <table:table-cell office:value-type="float" office:value="1.817158931" calcext:value-type="float">
            <text:p>1.817158931</text:p>
          </table:table-cell>
          <table:table-cell office:value-type="float" office:value="0.008438819" calcext:value-type="float">
            <text:p>0.008438819</text:p>
          </table:table-cell>
          <table:table-cell office:value-type="float" office:value="0.462345021" calcext:value-type="float">
            <text:p>0.462345021</text:p>
          </table:table-cell>
          <table:table-cell office:value-type="float" office:value="2.331018519" calcext:value-type="float">
            <text:p>2.331018519</text:p>
          </table:table-cell>
          <table:table-cell office:value-type="float" office:value="3.268518519" calcext:value-type="float">
            <text:p>3.268518519</text:p>
          </table:table-cell>
          <table:table-cell office:value-type="float" office:value="3.046296296" calcext:value-type="float">
            <text:p>3.046296296</text:p>
          </table:table-cell>
          <table:table-cell office:value-type="float" office:value="0.901234568" calcext:value-type="float">
            <text:p>0.901234568</text:p>
          </table:table-cell>
          <table:table-cell office:value-type="float" office:value="2.108024691" calcext:value-type="float">
            <text:p>2.108024691</text:p>
          </table:table-cell>
          <table:table-cell office:value-type="float" office:value="0.684438164" calcext:value-type="float">
            <text:p>0.684438164</text:p>
          </table:table-cell>
          <table:table-cell office:value-type="float" office:value="1.069884919" calcext:value-type="float">
            <text:p>1.069884919</text:p>
          </table:table-cell>
          <table:table-cell office:value-type="float" office:value="2.142105263" calcext:value-type="float">
            <text:p>2.142105263</text:p>
          </table:table-cell>
          <table:table-cell office:value-type="float" office:value="1.652631579" calcext:value-type="float">
            <text:p>1.652631579</text:p>
          </table:table-cell>
          <table:table-cell office:value-type="float" office:value="2.426315789" calcext:value-type="float">
            <text:p>2.426315789</text:p>
          </table:table-cell>
          <table:table-cell office:value-type="float" office:value="0.031578947" calcext:value-type="float">
            <text:p>0.031578947</text:p>
          </table:table-cell>
        </table:table-row>
        <table:table-row table:style-name="ro1">
          <table:table-cell table:number-columns-repeated="2" office:value-type="string" calcext:value-type="string">
            <text:p>WOLD2014JAN_056</text:p>
          </table:table-cell>
          <table:table-cell table:formula="of:=EXACT([.A342];[.B342])" office:value-type="boolean" office:boolean-value="true" calcext:value-type="boolean">
            <text:p>TRUE</text:p>
          </table:table-cell>
          <table:table-cell office:value-type="string" calcext:value-type="string">
            <text:p>CONTROL ELEMENT</text:p>
          </table:table-cell>
          <table:table-cell office:value-type="string" calcext:value-type="string">
            <text:p>chr17</text:p>
          </table:table-cell>
          <table:table-cell office:value-type="float" office:value="78294828" calcext:value-type="float">
            <text:p>78294828</text:p>
          </table:table-cell>
          <table:table-cell office:value-type="float" office:value="78295845" calcext:value-type="float">
            <text:p>78295845</text:p>
          </table:table-cell>
          <table:table-cell office:value-type="float" office:value="0.5887610517" calcext:value-type="float">
            <text:p>0.5887610517</text:p>
          </table:table-cell>
          <table:table-cell office:value-type="float" office:value="0.633798333" calcext:value-type="float">
            <text:p>0.633798333</text:p>
          </table:table-cell>
          <table:table-cell office:value-type="float" office:value="0.799259088" calcext:value-type="float">
            <text:p>0.799259088</text:p>
          </table:table-cell>
          <table:table-cell office:value-type="float" office:value="0.788145404" calcext:value-type="float">
            <text:p>0.788145404</text:p>
          </table:table-cell>
          <table:table-cell office:value-type="float" office:value="0.47881454" calcext:value-type="float">
            <text:p>0.47881454</text:p>
          </table:table-cell>
          <table:table-cell office:value-type="float" office:value="0.4689743" calcext:value-type="float">
            <text:p>0.4689743</text:p>
          </table:table-cell>
          <table:table-cell office:value-type="float" office:value="0.269944422" calcext:value-type="float">
            <text:p>0.269944422</text:p>
          </table:table-cell>
          <table:table-cell office:value-type="float" office:value="0.637199537" calcext:value-type="float">
            <text:p>0.637199537</text:p>
          </table:table-cell>
          <table:table-cell office:value-type="float" office:value="0.800752968" calcext:value-type="float">
            <text:p>0.800752968</text:p>
          </table:table-cell>
          <table:table-cell office:value-type="float" office:value="0.664929047" calcext:value-type="float">
            <text:p>0.664929047</text:p>
          </table:table-cell>
          <table:table-cell office:value-type="float" office:value="0.688097307" calcext:value-type="float">
            <text:p>0.688097307</text:p>
          </table:table-cell>
          <table:table-cell office:value-type="float" office:value="0.395018824" calcext:value-type="float">
            <text:p>0.395018824</text:p>
          </table:table-cell>
          <table:table-cell office:value-type="float" office:value="0.601075947" calcext:value-type="float">
            <text:p>0.601075947</text:p>
          </table:table-cell>
          <table:table-cell office:value-type="float" office:value="0.985588972" calcext:value-type="float">
            <text:p>0.985588972</text:p>
          </table:table-cell>
          <table:table-cell office:value-type="float" office:value="0.77443609" calcext:value-type="float">
            <text:p>0.77443609</text:p>
          </table:table-cell>
          <table:table-cell office:value-type="float" office:value="0.706766917" calcext:value-type="float">
            <text:p>0.706766917</text:p>
          </table:table-cell>
          <table:table-cell office:value-type="float" office:value="1.86716792" calcext:value-type="float">
            <text:p>1.86716792</text:p>
          </table:table-cell>
          <table:table-cell office:value-type="float" office:value="0.593984962" calcext:value-type="float">
            <text:p>0.593984962</text:p>
          </table:table-cell>
          <table:table-cell office:value-type="float" office:value="0.2413768" calcext:value-type="float">
            <text:p>0.2413768</text:p>
          </table:table-cell>
          <table:table-cell office:value-type="float" office:value="0.755901139" calcext:value-type="float">
            <text:p>0.755901139</text:p>
          </table:table-cell>
          <table:table-cell office:value-type="float" office:value="0.898639267" calcext:value-type="float">
            <text:p>0.898639267</text:p>
          </table:table-cell>
          <table:table-cell office:value-type="float" office:value="0.926409331" calcext:value-type="float">
            <text:p>0.926409331</text:p>
          </table:table-cell>
          <table:table-cell office:value-type="float" office:value="0.573174118" calcext:value-type="float">
            <text:p>0.573174118</text:p>
          </table:table-cell>
          <table:table-cell office:value-type="float" office:value="0.625381838" calcext:value-type="float">
            <text:p>0.625381838</text:p>
          </table:table-cell>
          <table:table-cell office:value-type="float" office:value="0.310041767" calcext:value-type="float">
            <text:p>0.310041767</text:p>
          </table:table-cell>
          <table:table-cell office:value-type="float" office:value="0.894490794" calcext:value-type="float">
            <text:p>0.894490794</text:p>
          </table:table-cell>
          <table:table-cell office:value-type="float" office:value="1.187284235" calcext:value-type="float">
            <text:p>1.187284235</text:p>
          </table:table-cell>
          <table:table-cell office:value-type="float" office:value="0.928941312" calcext:value-type="float">
            <text:p>0.928941312</text:p>
          </table:table-cell>
          <table:table-cell office:value-type="float" office:value="0.943325662" calcext:value-type="float">
            <text:p>0.943325662</text:p>
          </table:table-cell>
          <table:table-cell office:value-type="float" office:value="0.518411968" calcext:value-type="float">
            <text:p>0.518411968</text:p>
          </table:table-cell>
          <table:table-cell office:value-type="float" office:value="0.295453548" calcext:value-type="float">
            <text:p>0.295453548</text:p>
          </table:table-cell>
          <table:table-cell office:value-type="float" office:value="1.159634318" calcext:value-type="float">
            <text:p>1.159634318</text:p>
          </table:table-cell>
          <table:table-cell office:value-type="float" office:value="1.593530239" calcext:value-type="float">
            <text:p>1.593530239</text:p>
          </table:table-cell>
          <table:table-cell office:value-type="float" office:value="1.182841069" calcext:value-type="float">
            <text:p>1.182841069</text:p>
          </table:table-cell>
          <table:table-cell office:value-type="float" office:value="0.759493671" calcext:value-type="float">
            <text:p>0.759493671</text:p>
          </table:table-cell>
          <table:table-cell office:value-type="float" office:value="1.102672293" calcext:value-type="float">
            <text:p>1.102672293</text:p>
          </table:table-cell>
          <table:table-cell office:value-type="float" office:value="0.228784062" calcext:value-type="float">
            <text:p>0.228784062</text:p>
          </table:table-cell>
          <table:table-cell office:value-type="float" office:value="1.147376543" calcext:value-type="float">
            <text:p>1.147376543</text:p>
          </table:table-cell>
          <table:table-cell office:value-type="float" office:value="1.030864198" calcext:value-type="float">
            <text:p>1.030864198</text:p>
          </table:table-cell>
          <table:table-cell office:value-type="float" office:value="1.185185185" calcext:value-type="float">
            <text:p>1.185185185</text:p>
          </table:table-cell>
          <table:table-cell office:value-type="float" office:value="1.49382716" calcext:value-type="float">
            <text:p>1.49382716</text:p>
          </table:table-cell>
          <table:table-cell office:value-type="float" office:value="0.87962963" calcext:value-type="float">
            <text:p>0.87962963</text:p>
          </table:table-cell>
          <table:table-cell office:value-type="float" office:value="0.17755923" calcext:value-type="float">
            <text:p>0.17755923</text:p>
          </table:table-cell>
          <table:table-cell office:value-type="float" office:value="0.168681268" calcext:value-type="float">
            <text:p>0.168681268</text:p>
          </table:table-cell>
          <table:table-cell office:value-type="float" office:value="0.989473684" calcext:value-type="float">
            <text:p>0.989473684</text:p>
          </table:table-cell>
          <table:table-cell office:value-type="float" office:value="0.928947368" calcext:value-type="float">
            <text:p>0.928947368</text:p>
          </table:table-cell>
          <table:table-cell office:value-type="float" office:value="1.144736842" calcext:value-type="float">
            <text:p>1.144736842</text:p>
          </table:table-cell>
          <table:table-cell office:value-type="float" office:value="0.736842105" calcext:value-type="float">
            <text:p>0.736842105</text:p>
          </table:table-cell>
        </table:table-row>
        <table:table-row table:style-name="ro1">
          <table:table-cell table:number-columns-repeated="2" office:value-type="string" calcext:value-type="string">
            <text:p>WOLD2014JAN_057</text:p>
          </table:table-cell>
          <table:table-cell table:formula="of:=EXACT([.A343];[.B343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6</text:p>
          </table:table-cell>
          <table:table-cell office:value-type="float" office:value="72216026" calcext:value-type="float">
            <text:p>72216026</text:p>
          </table:table-cell>
          <table:table-cell office:value-type="float" office:value="72218866" calcext:value-type="float">
            <text:p>72218866</text:p>
          </table:table-cell>
          <table:table-cell office:value-type="float" office:value="0.3081435759" calcext:value-type="float">
            <text:p>0.3081435759</text:p>
          </table:table-cell>
          <table:table-cell office:value-type="float" office:value="2.977541097" calcext:value-type="float">
            <text:p>2.977541097</text:p>
          </table:table-cell>
          <table:table-cell office:value-type="float" office:value="3.070039361" calcext:value-type="float">
            <text:p>3.070039361</text:p>
          </table:table-cell>
          <table:table-cell office:value-type="float" office:value="3.468395462" calcext:value-type="float">
            <text:p>3.468395462</text:p>
          </table:table-cell>
          <table:table-cell office:value-type="float" office:value="3.242764529" calcext:value-type="float">
            <text:p>3.242764529</text:p>
          </table:table-cell>
          <table:table-cell office:value-type="float" office:value="2.128965038" calcext:value-type="float">
            <text:p>2.128965038</text:p>
          </table:table-cell>
          <table:table-cell office:value-type="float" office:value="0.156166313" calcext:value-type="float">
            <text:p>0.156166313</text:p>
          </table:table-cell>
          <table:table-cell office:value-type="float" office:value="4.348537504" calcext:value-type="float">
            <text:p>4.348537504</text:p>
          </table:table-cell>
          <table:table-cell office:value-type="float" office:value="4.465102809" calcext:value-type="float">
            <text:p>4.465102809</text:p>
          </table:table-cell>
          <table:table-cell office:value-type="float" office:value="3.663481031" calcext:value-type="float">
            <text:p>3.663481031</text:p>
          </table:table-cell>
          <table:table-cell office:value-type="float" office:value="4.024905879" calcext:value-type="float">
            <text:p>4.024905879</text:p>
          </table:table-cell>
          <table:table-cell office:value-type="float" office:value="5.240660295" calcext:value-type="float">
            <text:p>5.240660295</text:p>
          </table:table-cell>
          <table:table-cell office:value-type="float" office:value="0.105407792" calcext:value-type="float">
            <text:p>0.105407792</text:p>
          </table:table-cell>
          <table:table-cell office:value-type="float" office:value="17.95802005" calcext:value-type="float">
            <text:p>17.95802005</text:p>
          </table:table-cell>
          <table:table-cell office:value-type="float" office:value="17.70927318" calcext:value-type="float">
            <text:p>17.70927318</text:p>
          </table:table-cell>
          <table:table-cell office:value-type="float" office:value="20.69924812" calcext:value-type="float">
            <text:p>20.69924812</text:p>
          </table:table-cell>
          <table:table-cell office:value-type="float" office:value="16.52882206" calcext:value-type="float">
            <text:p>16.52882206</text:p>
          </table:table-cell>
          <table:table-cell office:value-type="float" office:value="16.89473684" calcext:value-type="float">
            <text:p>16.89473684</text:p>
          </table:table-cell>
          <table:table-cell office:value-type="float" office:value="0.192934467" calcext:value-type="float">
            <text:p>0.192934467</text:p>
          </table:table-cell>
          <table:table-cell office:value-type="float" office:value="4.005554013" calcext:value-type="float">
            <text:p>4.005554013</text:p>
          </table:table-cell>
          <table:table-cell office:value-type="float" office:value="3.532352124" calcext:value-type="float">
            <text:p>3.532352124</text:p>
          </table:table-cell>
          <table:table-cell office:value-type="float" office:value="5.157456262" calcext:value-type="float">
            <text:p>5.157456262</text:p>
          </table:table-cell>
          <table:table-cell office:value-type="float" office:value="3.593446265" calcext:value-type="float">
            <text:p>3.593446265</text:p>
          </table:table-cell>
          <table:table-cell office:value-type="float" office:value="3.7389614" calcext:value-type="float">
            <text:p>3.7389614</text:p>
          </table:table-cell>
          <table:table-cell office:value-type="float" office:value="0.082052503" calcext:value-type="float">
            <text:p>0.082052503</text:p>
          </table:table-cell>
          <table:table-cell office:value-type="float" office:value="4.513089758" calcext:value-type="float">
            <text:p>4.513089758</text:p>
          </table:table-cell>
          <table:table-cell office:value-type="float" office:value="4.495684695" calcext:value-type="float">
            <text:p>4.495684695</text:p>
          </table:table-cell>
          <table:table-cell office:value-type="float" office:value="4.251438435" calcext:value-type="float">
            <text:p>4.251438435</text:p>
          </table:table-cell>
          <table:table-cell office:value-type="float" office:value="5.042289988" calcext:value-type="float">
            <text:p>5.042289988</text:p>
          </table:table-cell>
          <table:table-cell office:value-type="float" office:value="4.262945915" calcext:value-type="float">
            <text:p>4.262945915</text:p>
          </table:table-cell>
          <table:table-cell office:value-type="float" office:value="0.157473138" calcext:value-type="float">
            <text:p>0.157473138</text:p>
          </table:table-cell>
          <table:table-cell office:value-type="float" office:value="6.266174402" calcext:value-type="float">
            <text:p>6.266174402</text:p>
          </table:table-cell>
          <table:table-cell office:value-type="float" office:value="5.94374121" calcext:value-type="float">
            <text:p>5.94374121</text:p>
          </table:table-cell>
          <table:table-cell office:value-type="float" office:value="6.147679325" calcext:value-type="float">
            <text:p>6.147679325</text:p>
          </table:table-cell>
          <table:table-cell office:value-type="float" office:value="7.64978903" calcext:value-type="float">
            <text:p>7.64978903</text:p>
          </table:table-cell>
          <table:table-cell office:value-type="float" office:value="5.323488045" calcext:value-type="float">
            <text:p>5.323488045</text:p>
          </table:table-cell>
          <table:table-cell office:value-type="float" office:value="0.229619805" calcext:value-type="float">
            <text:p>0.229619805</text:p>
          </table:table-cell>
          <table:table-cell office:value-type="float" office:value="18.92592593" calcext:value-type="float">
            <text:p>18.92592593</text:p>
          </table:table-cell>
          <table:table-cell office:value-type="float" office:value="21.58641975" calcext:value-type="float">
            <text:p>21.58641975</text:p>
          </table:table-cell>
          <table:table-cell office:value-type="float" office:value="18.2191358" calcext:value-type="float">
            <text:p>18.2191358</text:p>
          </table:table-cell>
          <table:table-cell office:value-type="float" office:value="22.80555556" calcext:value-type="float">
            <text:p>22.80555556</text:p>
          </table:table-cell>
          <table:table-cell office:value-type="float" office:value="13.09259259" calcext:value-type="float">
            <text:p>13.09259259</text:p>
          </table:table-cell>
          <table:table-cell office:value-type="float" office:value="0.232517398" calcext:value-type="float">
            <text:p>0.232517398</text:p>
          </table:table-cell>
          <table:table-cell office:value-type="float" office:value="0.860008428" calcext:value-type="float">
            <text:p>0.860008428</text:p>
          </table:table-cell>
          <table:table-cell office:value-type="float" office:value="2.805263158" calcext:value-type="float">
            <text:p>2.805263158</text:p>
          </table:table-cell>
          <table:table-cell office:value-type="float" office:value="3.644736842" calcext:value-type="float">
            <text:p>3.644736842</text:p>
          </table:table-cell>
          <table:table-cell office:value-type="float" office:value="4.868421053" calcext:value-type="float">
            <text:p>4.868421053</text:p>
          </table:table-cell>
          <table:table-cell office:value-type="float" office:value="3.476315789" calcext:value-type="float">
            <text:p>3.476315789</text:p>
          </table:table-cell>
        </table:table-row>
        <table:table-row table:style-name="ro1">
          <table:table-cell table:number-columns-repeated="2" office:value-type="string" calcext:value-type="string">
            <text:p>WOLD2014JAN_058</text:p>
          </table:table-cell>
          <table:table-cell table:formula="of:=EXACT([.A344];[.B344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6</text:p>
          </table:table-cell>
          <table:table-cell office:value-type="float" office:value="72277019" calcext:value-type="float">
            <text:p>72277019</text:p>
          </table:table-cell>
          <table:table-cell office:value-type="float" office:value="72278025" calcext:value-type="float">
            <text:p>72278025</text:p>
          </table:table-cell>
          <table:table-cell office:value-type="float" office:value="0.6354757409" calcext:value-type="float">
            <text:p>0.6354757409</text:p>
          </table:table-cell>
          <table:table-cell office:value-type="float" office:value="1.568216022" calcext:value-type="float">
            <text:p>1.568216022</text:p>
          </table:table-cell>
          <table:table-cell office:value-type="float" office:value="1.375202593" calcext:value-type="float">
            <text:p>1.375202593</text:p>
          </table:table-cell>
          <table:table-cell office:value-type="float" office:value="2.013429034" calcext:value-type="float">
            <text:p>2.013429034</text:p>
          </table:table-cell>
          <table:table-cell office:value-type="float" office:value="1.535887937" calcext:value-type="float">
            <text:p>1.535887937</text:p>
          </table:table-cell>
          <table:table-cell office:value-type="float" office:value="1.348344524" calcext:value-type="float">
            <text:p>1.348344524</text:p>
          </table:table-cell>
          <table:table-cell office:value-type="float" office:value="0.235325988" calcext:value-type="float">
            <text:p>0.235325988</text:p>
          </table:table-cell>
          <table:table-cell office:value-type="float" office:value="1.834274544" calcext:value-type="float">
            <text:p>1.834274544</text:p>
          </table:table-cell>
          <table:table-cell office:value-type="float" office:value="1.695047785" calcext:value-type="float">
            <text:p>1.695047785</text:p>
          </table:table-cell>
          <table:table-cell office:value-type="float" office:value="2.43932812" calcext:value-type="float">
            <text:p>2.43932812</text:p>
          </table:table-cell>
          <table:table-cell office:value-type="float" office:value="1.781639154" calcext:value-type="float">
            <text:p>1.781639154</text:p>
          </table:table-cell>
          <table:table-cell office:value-type="float" office:value="1.421083116" calcext:value-type="float">
            <text:p>1.421083116</text:p>
          </table:table-cell>
          <table:table-cell office:value-type="float" office:value="0.139246042" calcext:value-type="float">
            <text:p>0.139246042</text:p>
          </table:table-cell>
          <table:table-cell office:value-type="float" office:value="4.082706767" calcext:value-type="float">
            <text:p>4.082706767</text:p>
          </table:table-cell>
          <table:table-cell office:value-type="float" office:value="3.664160401" calcext:value-type="float">
            <text:p>3.664160401</text:p>
          </table:table-cell>
          <table:table-cell office:value-type="float" office:value="3.684210526" calcext:value-type="float">
            <text:p>3.684210526</text:p>
          </table:table-cell>
          <table:table-cell office:value-type="float" office:value="4.879699248" calcext:value-type="float">
            <text:p>4.879699248</text:p>
          </table:table-cell>
          <table:table-cell office:value-type="float" office:value="4.102756892" calcext:value-type="float">
            <text:p>4.102756892</text:p>
          </table:table-cell>
          <table:table-cell office:value-type="float" office:value="0.450975979" calcext:value-type="float">
            <text:p>0.450975979</text:p>
          </table:table-cell>
          <table:table-cell office:value-type="float" office:value="2.786725909" calcext:value-type="float">
            <text:p>2.786725909</text:p>
          </table:table-cell>
          <table:table-cell office:value-type="float" office:value="2.910302694" calcext:value-type="float">
            <text:p>2.910302694</text:p>
          </table:table-cell>
          <table:table-cell office:value-type="float" office:value="4.51319078" calcext:value-type="float">
            <text:p>4.51319078</text:p>
          </table:table-cell>
          <table:table-cell office:value-type="float" office:value="1.986114968" calcext:value-type="float">
            <text:p>1.986114968</text:p>
          </table:table-cell>
          <table:table-cell office:value-type="float" office:value="1.737295196" calcext:value-type="float">
            <text:p>1.737295196</text:p>
          </table:table-cell>
          <table:table-cell office:value-type="float" office:value="0.108388302" calcext:value-type="float">
            <text:p>0.108388302</text:p>
          </table:table-cell>
          <table:table-cell office:value-type="float" office:value="2.97820771" calcext:value-type="float">
            <text:p>2.97820771</text:p>
          </table:table-cell>
          <table:table-cell office:value-type="float" office:value="2.819620253" calcext:value-type="float">
            <text:p>2.819620253</text:p>
          </table:table-cell>
          <table:table-cell office:value-type="float" office:value="3.462313003" calcext:value-type="float">
            <text:p>3.462313003</text:p>
          </table:table-cell>
          <table:table-cell office:value-type="float" office:value="2.823072497" calcext:value-type="float">
            <text:p>2.823072497</text:p>
          </table:table-cell>
          <table:table-cell office:value-type="float" office:value="2.807825086" calcext:value-type="float">
            <text:p>2.807825086</text:p>
          </table:table-cell>
          <table:table-cell office:value-type="float" office:value="0.171267683" calcext:value-type="float">
            <text:p>0.171267683</text:p>
          </table:table-cell>
          <table:table-cell office:value-type="float" office:value="4.061884669" calcext:value-type="float">
            <text:p>4.061884669</text:p>
          </table:table-cell>
          <table:table-cell office:value-type="float" office:value="4.331926864" calcext:value-type="float">
            <text:p>4.331926864</text:p>
          </table:table-cell>
          <table:table-cell office:value-type="float" office:value="4.091420534" calcext:value-type="float">
            <text:p>4.091420534</text:p>
          </table:table-cell>
          <table:table-cell office:value-type="float" office:value="4.728551336" calcext:value-type="float">
            <text:p>4.728551336</text:p>
          </table:table-cell>
          <table:table-cell office:value-type="float" office:value="3.095639944" calcext:value-type="float">
            <text:p>3.095639944</text:p>
          </table:table-cell>
          <table:table-cell office:value-type="float" office:value="0.359054486" calcext:value-type="float">
            <text:p>0.359054486</text:p>
          </table:table-cell>
          <table:table-cell office:value-type="float" office:value="5.770833333" calcext:value-type="float">
            <text:p>5.770833333</text:p>
          </table:table-cell>
          <table:table-cell office:value-type="float" office:value="5.527777778" calcext:value-type="float">
            <text:p>5.527777778</text:p>
          </table:table-cell>
          <table:table-cell office:value-type="float" office:value="7.395061728" calcext:value-type="float">
            <text:p>7.395061728</text:p>
          </table:table-cell>
          <table:table-cell office:value-type="float" office:value="7.228395062" calcext:value-type="float">
            <text:p>7.228395062</text:p>
          </table:table-cell>
          <table:table-cell office:value-type="float" office:value="2.932098765" calcext:value-type="float">
            <text:p>2.932098765</text:p>
          </table:table-cell>
          <table:table-cell office:value-type="float" office:value="0.106821465" calcext:value-type="float">
            <text:p>0.106821465</text:p>
          </table:table-cell>
          <table:table-cell office:value-type="float" office:value="0.424826155" calcext:value-type="float">
            <text:p>0.424826155</text:p>
          </table:table-cell>
          <table:table-cell office:value-type="float" office:value="3.526315789" calcext:value-type="float">
            <text:p>3.526315789</text:p>
          </table:table-cell>
          <table:table-cell office:value-type="float" office:value="4.507894737" calcext:value-type="float">
            <text:p>4.507894737</text:p>
          </table:table-cell>
          <table:table-cell office:value-type="float" office:value="3.773684211" calcext:value-type="float">
            <text:p>3.773684211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table:number-columns-repeated="2" office:value-type="string" calcext:value-type="string">
            <text:p>WOLD2014JAN_059</text:p>
          </table:table-cell>
          <table:table-cell table:formula="of:=EXACT([.A345];[.B345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6</text:p>
          </table:table-cell>
          <table:table-cell office:value-type="float" office:value="72259181" calcext:value-type="float">
            <text:p>72259181</text:p>
          </table:table-cell>
          <table:table-cell office:value-type="float" office:value="72260517" calcext:value-type="float">
            <text:p>72260517</text:p>
          </table:table-cell>
          <table:table-cell office:value-type="float" office:value="0.3391027455" calcext:value-type="float">
            <text:p>0.3391027455</text:p>
          </table:table-cell>
          <table:table-cell office:value-type="float" office:value="3.500752489" calcext:value-type="float">
            <text:p>3.500752489</text:p>
          </table:table-cell>
          <table:table-cell office:value-type="float" office:value="3.762676545" calcext:value-type="float">
            <text:p>3.762676545</text:p>
          </table:table-cell>
          <table:table-cell office:value-type="float" office:value="4.252257467" calcext:value-type="float">
            <text:p>4.252257467</text:p>
          </table:table-cell>
          <table:table-cell office:value-type="float" office:value="3.173767076" calcext:value-type="float">
            <text:p>3.173767076</text:p>
          </table:table-cell>
          <table:table-cell office:value-type="float" office:value="2.814308868" calcext:value-type="float">
            <text:p>2.814308868</text:p>
          </table:table-cell>
          <table:table-cell office:value-type="float" office:value="0.300161072" calcext:value-type="float">
            <text:p>0.300161072</text:p>
          </table:table-cell>
          <table:table-cell office:value-type="float" office:value="2.068563568" calcext:value-type="float">
            <text:p>2.068563568</text:p>
          </table:table-cell>
          <table:table-cell office:value-type="float" office:value="1.551404576" calcext:value-type="float">
            <text:p>1.551404576</text:p>
          </table:table-cell>
          <table:table-cell office:value-type="float" office:value="2.779322328" calcext:value-type="float">
            <text:p>2.779322328</text:p>
          </table:table-cell>
          <table:table-cell office:value-type="float" office:value="2.39907327" calcext:value-type="float">
            <text:p>2.39907327</text:p>
          </table:table-cell>
          <table:table-cell office:value-type="float" office:value="1.544454098" calcext:value-type="float">
            <text:p>1.544454098</text:p>
          </table:table-cell>
          <table:table-cell office:value-type="float" office:value="0.155292896" calcext:value-type="float">
            <text:p>0.155292896</text:p>
          </table:table-cell>
          <table:table-cell office:value-type="float" office:value="9.527568922" calcext:value-type="float">
            <text:p>9.527568922</text:p>
          </table:table-cell>
          <table:table-cell office:value-type="float" office:value="8.69924812" calcext:value-type="float">
            <text:p>8.69924812</text:p>
          </table:table-cell>
          <table:table-cell office:value-type="float" office:value="11.12781955" calcext:value-type="float">
            <text:p>11.12781955</text:p>
          </table:table-cell>
          <table:table-cell office:value-type="float" office:value="7.912280702" calcext:value-type="float">
            <text:p>7.912280702</text:p>
          </table:table-cell>
          <table:table-cell office:value-type="float" office:value="10.37092732" calcext:value-type="float">
            <text:p>10.37092732</text:p>
          </table:table-cell>
          <table:table-cell office:value-type="float" office:value="0.407369047" calcext:value-type="float">
            <text:p>0.407369047</text:p>
          </table:table-cell>
          <table:table-cell office:value-type="float" office:value="3.575673424" calcext:value-type="float">
            <text:p>3.575673424</text:p>
          </table:table-cell>
          <table:table-cell office:value-type="float" office:value="5.681755068" calcext:value-type="float">
            <text:p>5.681755068</text:p>
          </table:table-cell>
          <table:table-cell office:value-type="float" office:value="3.029158567" calcext:value-type="float">
            <text:p>3.029158567</text:p>
          </table:table-cell>
          <table:table-cell office:value-type="float" office:value="2.340460983" calcext:value-type="float">
            <text:p>2.340460983</text:p>
          </table:table-cell>
          <table:table-cell office:value-type="float" office:value="3.251319078" calcext:value-type="float">
            <text:p>3.251319078</text:p>
          </table:table-cell>
          <table:table-cell office:value-type="float" office:value="0.087319967" calcext:value-type="float">
            <text:p>0.087319967</text:p>
          </table:table-cell>
          <table:table-cell office:value-type="float" office:value="4.792002301" calcext:value-type="float">
            <text:p>4.792002301</text:p>
          </table:table-cell>
          <table:table-cell office:value-type="float" office:value="5.16283084" calcext:value-type="float">
            <text:p>5.16283084</text:p>
          </table:table-cell>
          <table:table-cell office:value-type="float" office:value="4.947065593" calcext:value-type="float">
            <text:p>4.947065593</text:p>
          </table:table-cell>
          <table:table-cell office:value-type="float" office:value="4.193325662" calcext:value-type="float">
            <text:p>4.193325662</text:p>
          </table:table-cell>
          <table:table-cell office:value-type="float" office:value="4.864787112" calcext:value-type="float">
            <text:p>4.864787112</text:p>
          </table:table-cell>
          <table:table-cell office:value-type="float" office:value="0.059995048" calcext:value-type="float">
            <text:p>0.059995048</text:p>
          </table:table-cell>
          <table:table-cell office:value-type="float" office:value="4.997890295" calcext:value-type="float">
            <text:p>4.997890295</text:p>
          </table:table-cell>
          <table:table-cell office:value-type="float" office:value="4.924050633" calcext:value-type="float">
            <text:p>4.924050633</text:p>
          </table:table-cell>
          <table:table-cell office:value-type="float" office:value="4.642756681" calcext:value-type="float">
            <text:p>4.642756681</text:p>
          </table:table-cell>
          <table:table-cell office:value-type="float" office:value="5.364275668" calcext:value-type="float">
            <text:p>5.364275668</text:p>
          </table:table-cell>
          <table:table-cell office:value-type="float" office:value="5.0604782" calcext:value-type="float">
            <text:p>5.0604782</text:p>
          </table:table-cell>
          <table:table-cell office:value-type="float" office:value="0.200973641" calcext:value-type="float">
            <text:p>0.200973641</text:p>
          </table:table-cell>
          <table:table-cell office:value-type="float" office:value="4.487654321" calcext:value-type="float">
            <text:p>4.487654321</text:p>
          </table:table-cell>
          <table:table-cell office:value-type="float" office:value="4.697530864" calcext:value-type="float">
            <text:p>4.697530864</text:p>
          </table:table-cell>
          <table:table-cell office:value-type="float" office:value="4.608024691" calcext:value-type="float">
            <text:p>4.608024691</text:p>
          </table:table-cell>
          <table:table-cell office:value-type="float" office:value="5.401234568" calcext:value-type="float">
            <text:p>5.401234568</text:p>
          </table:table-cell>
          <table:table-cell office:value-type="float" office:value="3.24382716" calcext:value-type="float">
            <text:p>3.24382716</text:p>
          </table:table-cell>
          <table:table-cell office:value-type="float" office:value="0.385979806" calcext:value-type="float">
            <text:p>0.385979806</text:p>
          </table:table-cell>
          <table:table-cell office:value-type="float" office:value="1.751129434" calcext:value-type="float">
            <text:p>1.751129434</text:p>
          </table:table-cell>
          <table:table-cell office:value-type="float" office:value="4.313157895" calcext:value-type="float">
            <text:p>4.313157895</text:p>
          </table:table-cell>
          <table:table-cell office:value-type="float" office:value="6.739473684" calcext:value-type="float">
            <text:p>6.739473684</text:p>
          </table:table-cell>
          <table:table-cell office:value-type="float" office:value="4.628947368" calcext:value-type="float">
            <text:p>4.628947368</text:p>
          </table:table-cell>
          <table:table-cell office:value-type="float" office:value="2.465789474" calcext:value-type="float">
            <text:p>2.465789474</text:p>
          </table:table-cell>
        </table:table-row>
        <table:table-row table:style-name="ro1">
          <table:table-cell table:number-columns-repeated="2" office:value-type="string" calcext:value-type="string">
            <text:p>WOLD2014JAN_060</text:p>
          </table:table-cell>
          <table:table-cell table:formula="of:=EXACT([.A346];[.B346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6</text:p>
          </table:table-cell>
          <table:table-cell office:value-type="float" office:value="72260927" calcext:value-type="float">
            <text:p>72260927</text:p>
          </table:table-cell>
          <table:table-cell office:value-type="float" office:value="72261972" calcext:value-type="float">
            <text:p>72261972</text:p>
          </table:table-cell>
          <table:table-cell office:value-type="float" office:value="0.03318598208" calcext:value-type="float">
            <text:p>0.03318598208</text:p>
          </table:table-cell>
          <table:table-cell office:value-type="float" office:value="2.250752489" calcext:value-type="float">
            <text:p>2.250752489</text:p>
          </table:table-cell>
          <table:table-cell office:value-type="float" office:value="2.598633943" calcext:value-type="float">
            <text:p>2.598633943</text:p>
          </table:table-cell>
          <table:table-cell office:value-type="float" office:value="2.385505904" calcext:value-type="float">
            <text:p>2.385505904</text:p>
          </table:table-cell>
          <table:table-cell office:value-type="float" office:value="2.220768696" calcext:value-type="float">
            <text:p>2.220768696</text:p>
          </table:table-cell>
          <table:table-cell office:value-type="float" office:value="1.798101412" calcext:value-type="float">
            <text:p>1.798101412</text:p>
          </table:table-cell>
          <table:table-cell office:value-type="float" office:value="0.116423494" calcext:value-type="float">
            <text:p>0.116423494</text:p>
          </table:table-cell>
          <table:table-cell office:value-type="float" office:value="2.123081379" calcext:value-type="float">
            <text:p>2.123081379</text:p>
          </table:table-cell>
          <table:table-cell office:value-type="float" office:value="2.213727194" calcext:value-type="float">
            <text:p>2.213727194</text:p>
          </table:table-cell>
          <table:table-cell office:value-type="float" office:value="2.384013901" calcext:value-type="float">
            <text:p>2.384013901</text:p>
          </table:table-cell>
          <table:table-cell office:value-type="float" office:value="1.796988126" calcext:value-type="float">
            <text:p>1.796988126</text:p>
          </table:table-cell>
          <table:table-cell office:value-type="float" office:value="2.097596293" calcext:value-type="float">
            <text:p>2.097596293</text:p>
          </table:table-cell>
          <table:table-cell office:value-type="float" office:value="0.360501751" calcext:value-type="float">
            <text:p>0.360501751</text:p>
          </table:table-cell>
          <table:table-cell office:value-type="float" office:value="2.828947368" calcext:value-type="float">
            <text:p>2.828947368</text:p>
          </table:table-cell>
          <table:table-cell office:value-type="float" office:value="4.037593985" calcext:value-type="float">
            <text:p>4.037593985</text:p>
          </table:table-cell>
          <table:table-cell office:value-type="float" office:value="2.035087719" calcext:value-type="float">
            <text:p>2.035087719</text:p>
          </table:table-cell>
          <table:table-cell office:value-type="float" office:value="1.934837093" calcext:value-type="float">
            <text:p>1.934837093</text:p>
          </table:table-cell>
          <table:table-cell office:value-type="float" office:value="3.308270677" calcext:value-type="float">
            <text:p>3.308270677</text:p>
          </table:table-cell>
          <table:table-cell office:value-type="float" office:value="0.133249132" calcext:value-type="float">
            <text:p>0.133249132</text:p>
          </table:table-cell>
          <table:table-cell office:value-type="float" office:value="1.099694529" calcext:value-type="float">
            <text:p>1.099694529</text:p>
          </table:table-cell>
          <table:table-cell office:value-type="float" office:value="0.898639267" calcext:value-type="float">
            <text:p>0.898639267</text:p>
          </table:table-cell>
          <table:table-cell office:value-type="float" office:value="1.088586504" calcext:value-type="float">
            <text:p>1.088586504</text:p>
          </table:table-cell>
          <table:table-cell office:value-type="float" office:value="1.179672313" calcext:value-type="float">
            <text:p>1.179672313</text:p>
          </table:table-cell>
          <table:table-cell office:value-type="float" office:value="1.231880033" calcext:value-type="float">
            <text:p>1.231880033</text:p>
          </table:table-cell>
          <table:table-cell office:value-type="float" office:value="0.171320126" calcext:value-type="float">
            <text:p>0.171320126</text:p>
          </table:table-cell>
          <table:table-cell office:value-type="float" office:value="2.080264672" calcext:value-type="float">
            <text:p>2.080264672</text:p>
          </table:table-cell>
          <table:table-cell office:value-type="float" office:value="1.667721519" calcext:value-type="float">
            <text:p>1.667721519</text:p>
          </table:table-cell>
          <table:table-cell office:value-type="float" office:value="2.292289988" calcext:value-type="float">
            <text:p>2.292289988</text:p>
          </table:table-cell>
          <table:table-cell office:value-type="float" office:value="1.910529344" calcext:value-type="float">
            <text:p>1.910529344</text:p>
          </table:table-cell>
          <table:table-cell office:value-type="float" office:value="2.450517837" calcext:value-type="float">
            <text:p>2.450517837</text:p>
          </table:table-cell>
          <table:table-cell office:value-type="float" office:value="0.209108636" calcext:value-type="float">
            <text:p>0.209108636</text:p>
          </table:table-cell>
          <table:table-cell office:value-type="float" office:value="1.447960619" calcext:value-type="float">
            <text:p>1.447960619</text:p>
          </table:table-cell>
          <table:table-cell office:value-type="float" office:value="1.616033755" calcext:value-type="float">
            <text:p>1.616033755</text:p>
          </table:table-cell>
          <table:table-cell office:value-type="float" office:value="1.149085795" calcext:value-type="float">
            <text:p>1.149085795</text:p>
          </table:table-cell>
          <table:table-cell office:value-type="float" office:value="1.786216596" calcext:value-type="float">
            <text:p>1.786216596</text:p>
          </table:table-cell>
          <table:table-cell office:value-type="float" office:value="1.240506329" calcext:value-type="float">
            <text:p>1.240506329</text:p>
          </table:table-cell>
          <table:table-cell office:value-type="float" office:value="0.104910893" calcext:value-type="float">
            <text:p>0.104910893</text:p>
          </table:table-cell>
          <table:table-cell office:value-type="float" office:value="2.920524691" calcext:value-type="float">
            <text:p>2.920524691</text:p>
          </table:table-cell>
          <table:table-cell office:value-type="float" office:value="3.052469136" calcext:value-type="float">
            <text:p>3.052469136</text:p>
          </table:table-cell>
          <table:table-cell office:value-type="float" office:value="2.913580247" calcext:value-type="float">
            <text:p>2.913580247</text:p>
          </table:table-cell>
          <table:table-cell office:value-type="float" office:value="2.5" calcext:value-type="float">
            <text:p>2.5</text:p>
          </table:table-cell>
          <table:table-cell office:value-type="float" office:value="3.216049383" calcext:value-type="float">
            <text:p>3.216049383</text:p>
          </table:table-cell>
          <table:table-cell office:value-type="float" office:value="0.113047952" calcext:value-type="float">
            <text:p>0.113047952</text:p>
          </table:table-cell>
          <table:table-cell office:value-type="float" office:value="0.102561267" calcext:value-type="float">
            <text:p>0.102561267</text:p>
          </table:table-cell>
          <table:table-cell office:value-type="float" office:value="0.944736842" calcext:value-type="float">
            <text:p>0.944736842</text:p>
          </table:table-cell>
          <table:table-cell office:value-type="float" office:value="0.910526316" calcext:value-type="float">
            <text:p>0.910526316</text:p>
          </table:table-cell>
          <table:table-cell office:value-type="float" office:value="1.007894737" calcext:value-type="float">
            <text:p>1.007894737</text:p>
          </table:table-cell>
          <table:table-cell office:value-type="float" office:value="0.765789474" calcext:value-type="float">
            <text:p>0.765789474</text:p>
          </table:table-cell>
        </table:table-row>
        <table:table-row table:style-name="ro1">
          <table:table-cell table:number-columns-repeated="2" office:value-type="string" calcext:value-type="string">
            <text:p>WOLD2014JAN_061</text:p>
          </table:table-cell>
          <table:table-cell table:formula="of:=EXACT([.A347];[.B347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4</text:p>
          </table:table-cell>
          <table:table-cell office:value-type="float" office:value="136069647" calcext:value-type="float">
            <text:p>136069647</text:p>
          </table:table-cell>
          <table:table-cell office:value-type="float" office:value="136072206" calcext:value-type="float">
            <text:p>136072206</text:p>
          </table:table-cell>
          <table:table-cell office:value-type="float" office:value="0.5093962573" calcext:value-type="float">
            <text:p>0.5093962573</text:p>
          </table:table-cell>
          <table:table-cell office:value-type="float" office:value="0.157935865" calcext:value-type="float">
            <text:p>0.157935865</text:p>
          </table:table-cell>
          <table:table-cell office:value-type="float" office:value="0.164042602" calcext:value-type="float">
            <text:p>0.164042602</text:p>
          </table:table-cell>
          <table:table-cell office:value-type="float" office:value="0.200162075" calcext:value-type="float">
            <text:p>0.200162075</text:p>
          </table:table-cell>
          <table:table-cell office:value-type="float" office:value="0.121208613" calcext:value-type="float">
            <text:p>0.121208613</text:p>
          </table:table-cell>
          <table:table-cell office:value-type="float" office:value="0.146330169" calcext:value-type="float">
            <text:p>0.146330169</text:p>
          </table:table-cell>
          <table:table-cell office:value-type="float" office:value="0.357154124" calcext:value-type="float">
            <text:p>0.357154124</text:p>
          </table:table-cell>
          <table:table-cell office:value-type="float" office:value="0.216116421" calcext:value-type="float">
            <text:p>0.216116421</text:p>
          </table:table-cell>
          <table:table-cell office:value-type="float" office:value="0.178685201" calcext:value-type="float">
            <text:p>0.178685201</text:p>
          </table:table-cell>
          <table:table-cell office:value-type="float" office:value="0.331885317" calcext:value-type="float">
            <text:p>0.331885317</text:p>
          </table:table-cell>
          <table:table-cell office:value-type="float" office:value="0.176078772" calcext:value-type="float">
            <text:p>0.176078772</text:p>
          </table:table-cell>
          <table:table-cell office:value-type="float" office:value="0.177816392" calcext:value-type="float">
            <text:p>0.177816392</text:p>
          </table:table-cell>
          <table:table-cell office:value-type="float" office:value="0.56167292" calcext:value-type="float">
            <text:p>0.56167292</text:p>
          </table:table-cell>
          <table:table-cell office:value-type="float" office:value="0.317042607" calcext:value-type="float">
            <text:p>0.317042607</text:p>
          </table:table-cell>
          <table:table-cell office:value-type="float" office:value="0.203007519" calcext:value-type="float">
            <text:p>0.203007519</text:p>
          </table:table-cell>
          <table:table-cell office:value-type="float" office:value="0.370927318" calcext:value-type="float">
            <text:p>0.370927318</text:p>
          </table:table-cell>
          <table:table-cell office:value-type="float" office:value="0.543859649" calcext:value-type="float">
            <text:p>0.543859649</text:p>
          </table:table-cell>
          <table:table-cell office:value-type="float" office:value="0.15037594" calcext:value-type="float">
            <text:p>0.15037594</text:p>
          </table:table-cell>
          <table:table-cell office:value-type="float" office:value="0.503934136" calcext:value-type="float">
            <text:p>0.503934136</text:p>
          </table:table-cell>
          <table:table-cell office:value-type="float" office:value="0.197167453" calcext:value-type="float">
            <text:p>0.197167453</text:p>
          </table:table-cell>
          <table:table-cell office:value-type="float" office:value="0.246598167" calcext:value-type="float">
            <text:p>0.246598167</text:p>
          </table:table-cell>
          <table:table-cell office:value-type="float" office:value="0.31324632" calcext:value-type="float">
            <text:p>0.31324632</text:p>
          </table:table-cell>
          <table:table-cell office:value-type="float" office:value="0.113301861" calcext:value-type="float">
            <text:p>0.113301861</text:p>
          </table:table-cell>
          <table:table-cell office:value-type="float" office:value="0.115523466" calcext:value-type="float">
            <text:p>0.115523466</text:p>
          </table:table-cell>
          <table:table-cell office:value-type="float" office:value="0.388252846" calcext:value-type="float">
            <text:p>0.388252846</text:p>
          </table:table-cell>
          <table:table-cell office:value-type="float" office:value="0.172396433" calcext:value-type="float">
            <text:p>0.172396433</text:p>
          </table:table-cell>
          <table:table-cell office:value-type="float" office:value="0.230437284" calcext:value-type="float">
            <text:p>0.230437284</text:p>
          </table:table-cell>
          <table:table-cell office:value-type="float" office:value="0.145857307" calcext:value-type="float">
            <text:p>0.145857307</text:p>
          </table:table-cell>
          <table:table-cell office:value-type="float" office:value="0.09004603" calcext:value-type="float">
            <text:p>0.09004603</text:p>
          </table:table-cell>
          <table:table-cell office:value-type="float" office:value="0.223245109" calcext:value-type="float">
            <text:p>0.223245109</text:p>
          </table:table-cell>
          <table:table-cell office:value-type="float" office:value="0.242678807" calcext:value-type="float">
            <text:p>0.242678807</text:p>
          </table:table-cell>
          <table:table-cell office:value-type="float" office:value="0.32419128" calcext:value-type="float">
            <text:p>0.32419128</text:p>
          </table:table-cell>
          <table:table-cell office:value-type="float" office:value="0.275668073" calcext:value-type="float">
            <text:p>0.275668073</text:p>
          </table:table-cell>
          <table:table-cell office:value-type="float" office:value="0.241912799" calcext:value-type="float">
            <text:p>0.241912799</text:p>
          </table:table-cell>
          <table:table-cell office:value-type="float" office:value="0.368495077" calcext:value-type="float">
            <text:p>0.368495077</text:p>
          </table:table-cell>
          <table:table-cell office:value-type="float" office:value="0.41068917" calcext:value-type="float">
            <text:p>0.41068917</text:p>
          </table:table-cell>
          <table:table-cell office:value-type="float" office:value="0.063821895" calcext:value-type="float">
            <text:p>0.063821895</text:p>
          </table:table-cell>
          <table:table-cell office:value-type="float" office:value="0.388888889" calcext:value-type="float">
            <text:p>0.388888889</text:p>
          </table:table-cell>
          <table:table-cell office:value-type="float" office:value="0.413580247" calcext:value-type="float">
            <text:p>0.413580247</text:p>
          </table:table-cell>
          <table:table-cell office:value-type="float" office:value="0.398148148" calcext:value-type="float">
            <text:p>0.398148148</text:p>
          </table:table-cell>
          <table:table-cell office:value-type="float" office:value="0.354938272" calcext:value-type="float">
            <text:p>0.354938272</text:p>
          </table:table-cell>
          <table:table-cell office:value-type="float" office:value="0.388888889" calcext:value-type="float">
            <text:p>0.388888889</text:p>
          </table:table-cell>
          <table:table-cell office:value-type="float" office:value="0.230073182" calcext:value-type="float">
            <text:p>0.230073182</text:p>
          </table:table-cell>
          <table:table-cell office:value-type="float" office:value="0.06690286" calcext:value-type="float">
            <text:p>0.06690286</text:p>
          </table:table-cell>
          <table:table-cell office:value-type="float" office:value="0.226315789" calcext:value-type="float">
            <text:p>0.226315789</text:p>
          </table:table-cell>
          <table:table-cell office:value-type="float" office:value="0.242105263" calcext:value-type="float">
            <text:p>0.242105263</text:p>
          </table:table-cell>
          <table:table-cell office:value-type="float" office:value="0.331578947" calcext:value-type="float">
            <text:p>0.331578947</text:p>
          </table:table-cell>
          <table:table-cell office:value-type="float" office:value="0.363157895" calcext:value-type="float">
            <text:p>0.363157895</text:p>
          </table:table-cell>
        </table:table-row>
        <table:table-row table:style-name="ro1">
          <table:table-cell table:number-columns-repeated="2" office:value-type="string" calcext:value-type="string">
            <text:p>WOLD2014JAN_062</text:p>
          </table:table-cell>
          <table:table-cell table:formula="of:=EXACT([.A348];[.B348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4</text:p>
          </table:table-cell>
          <table:table-cell office:value-type="float" office:value="136116654" calcext:value-type="float">
            <text:p>136116654</text:p>
          </table:table-cell>
          <table:table-cell office:value-type="float" office:value="136117850" calcext:value-type="float">
            <text:p>136117850</text:p>
          </table:table-cell>
          <table:table-cell office:value-type="float" office:value="0.1465568388" calcext:value-type="float">
            <text:p>0.1465568388</text:p>
          </table:table-cell>
          <table:table-cell office:value-type="float" office:value="1.961131049" calcext:value-type="float">
            <text:p>1.961131049</text:p>
          </table:table-cell>
          <table:table-cell office:value-type="float" office:value="2.057189164" calcext:value-type="float">
            <text:p>2.057189164</text:p>
          </table:table-cell>
          <table:table-cell office:value-type="float" office:value="2.572123177" calcext:value-type="float">
            <text:p>2.572123177</text:p>
          </table:table-cell>
          <table:table-cell office:value-type="float" office:value="1.337462376" calcext:value-type="float">
            <text:p>1.337462376</text:p>
          </table:table-cell>
          <table:table-cell office:value-type="float" office:value="1.877749479" calcext:value-type="float">
            <text:p>1.877749479</text:p>
          </table:table-cell>
          <table:table-cell office:value-type="float" office:value="0.116231294" calcext:value-type="float">
            <text:p>0.116231294</text:p>
          </table:table-cell>
          <table:table-cell office:value-type="float" office:value="1.46698523" calcext:value-type="float">
            <text:p>1.46698523</text:p>
          </table:table-cell>
          <table:table-cell office:value-type="float" office:value="1.492615117" calcext:value-type="float">
            <text:p>1.492615117</text:p>
          </table:table-cell>
          <table:table-cell office:value-type="float" office:value="1.693310165" calcext:value-type="float">
            <text:p>1.693310165</text:p>
          </table:table-cell>
          <table:table-cell office:value-type="float" office:value="1.383434694" calcext:value-type="float">
            <text:p>1.383434694</text:p>
          </table:table-cell>
          <table:table-cell office:value-type="float" office:value="1.298580944" calcext:value-type="float">
            <text:p>1.298580944</text:p>
          </table:table-cell>
          <table:table-cell office:value-type="float" office:value="0.177046443" calcext:value-type="float">
            <text:p>0.177046443</text:p>
          </table:table-cell>
          <table:table-cell office:value-type="float" office:value="3.189849624" calcext:value-type="float">
            <text:p>3.189849624</text:p>
          </table:table-cell>
          <table:table-cell office:value-type="float" office:value="3.378446115" calcext:value-type="float">
            <text:p>3.378446115</text:p>
          </table:table-cell>
          <table:table-cell office:value-type="float" office:value="3.010025063" calcext:value-type="float">
            <text:p>3.010025063</text:p>
          </table:table-cell>
          <table:table-cell office:value-type="float" office:value="3.852130326" calcext:value-type="float">
            <text:p>3.852130326</text:p>
          </table:table-cell>
          <table:table-cell office:value-type="float" office:value="2.518796992" calcext:value-type="float">
            <text:p>2.518796992</text:p>
          </table:table-cell>
          <table:table-cell office:value-type="float" office:value="0.251398457" calcext:value-type="float">
            <text:p>0.251398457</text:p>
          </table:table-cell>
          <table:table-cell office:value-type="float" office:value="2.281310747" calcext:value-type="float">
            <text:p>2.281310747</text:p>
          </table:table-cell>
          <table:table-cell office:value-type="float" office:value="2.798111636" calcext:value-type="float">
            <text:p>2.798111636</text:p>
          </table:table-cell>
          <table:table-cell office:value-type="float" office:value="2.684809775" calcext:value-type="float">
            <text:p>2.684809775</text:p>
          </table:table-cell>
          <table:table-cell office:value-type="float" office:value="1.562899195" calcext:value-type="float">
            <text:p>1.562899195</text:p>
          </table:table-cell>
          <table:table-cell office:value-type="float" office:value="2.079422383" calcext:value-type="float">
            <text:p>2.079422383</text:p>
          </table:table-cell>
          <table:table-cell office:value-type="float" office:value="0.172007643" calcext:value-type="float">
            <text:p>0.172007643</text:p>
          </table:table-cell>
          <table:table-cell office:value-type="float" office:value="3.041786536" calcext:value-type="float">
            <text:p>3.041786536</text:p>
          </table:table-cell>
          <table:table-cell office:value-type="float" office:value="3.745972382" calcext:value-type="float">
            <text:p>3.745972382</text:p>
          </table:table-cell>
          <table:table-cell office:value-type="float" office:value="2.769850403" calcext:value-type="float">
            <text:p>2.769850403</text:p>
          </table:table-cell>
          <table:table-cell office:value-type="float" office:value="2.544591484" calcext:value-type="float">
            <text:p>2.544591484</text:p>
          </table:table-cell>
          <table:table-cell office:value-type="float" office:value="3.106731876" calcext:value-type="float">
            <text:p>3.106731876</text:p>
          </table:table-cell>
          <table:table-cell office:value-type="float" office:value="0.150888141" calcext:value-type="float">
            <text:p>0.150888141</text:p>
          </table:table-cell>
          <table:table-cell office:value-type="float" office:value="2.706751055" calcext:value-type="float">
            <text:p>2.706751055</text:p>
          </table:table-cell>
          <table:table-cell office:value-type="float" office:value="3.171589311" calcext:value-type="float">
            <text:p>3.171589311</text:p>
          </table:table-cell>
          <table:table-cell office:value-type="float" office:value="2.264416315" calcext:value-type="float">
            <text:p>2.264416315</text:p>
          </table:table-cell>
          <table:table-cell office:value-type="float" office:value="2.485232068" calcext:value-type="float">
            <text:p>2.485232068</text:p>
          </table:table-cell>
          <table:table-cell office:value-type="float" office:value="2.905766526" calcext:value-type="float">
            <text:p>2.905766526</text:p>
          </table:table-cell>
          <table:table-cell office:value-type="float" office:value="0.434554475" calcext:value-type="float">
            <text:p>0.434554475</text:p>
          </table:table-cell>
          <table:table-cell office:value-type="float" office:value="5.405092593" calcext:value-type="float">
            <text:p>5.405092593</text:p>
          </table:table-cell>
          <table:table-cell office:value-type="float" office:value="4.885802469" calcext:value-type="float">
            <text:p>4.885802469</text:p>
          </table:table-cell>
          <table:table-cell office:value-type="float" office:value="8.632716049" calcext:value-type="float">
            <text:p>8.632716049</text:p>
          </table:table-cell>
          <table:table-cell office:value-type="float" office:value="3.00308642" calcext:value-type="float">
            <text:p>3.00308642</text:p>
          </table:table-cell>
          <table:table-cell office:value-type="float" office:value="5.098765432" calcext:value-type="float">
            <text:p>5.098765432</text:p>
          </table:table-cell>
          <table:table-cell office:value-type="float" office:value="0.386962718" calcext:value-type="float">
            <text:p>0.386962718</text:p>
          </table:table-cell>
          <table:table-cell office:value-type="float" office:value="1.029779076" calcext:value-type="float">
            <text:p>1.029779076</text:p>
          </table:table-cell>
          <table:table-cell office:value-type="float" office:value="1.560526316" calcext:value-type="float">
            <text:p>1.560526316</text:p>
          </table:table-cell>
          <table:table-cell office:value-type="float" office:value="3.960526316" calcext:value-type="float">
            <text:p>3.960526316</text:p>
          </table:table-cell>
          <table:table-cell office:value-type="float" office:value="2.923684211" calcext:value-type="float">
            <text:p>2.92368421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number-columns-repeated="2" office:value-type="string" calcext:value-type="string">
            <text:p>WOLD2014JAN_064</text:p>
          </table:table-cell>
          <table:table-cell table:formula="of:=EXACT([.A349];[.B349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4</text:p>
          </table:table-cell>
          <table:table-cell office:value-type="float" office:value="136164582" calcext:value-type="float">
            <text:p>136164582</text:p>
          </table:table-cell>
          <table:table-cell office:value-type="float" office:value="136165778" calcext:value-type="float">
            <text:p>136165778</text:p>
          </table:table-cell>
          <table:table-cell office:value-type="float" office:value="0.1834704882" calcext:value-type="float">
            <text:p>0.1834704882</text:p>
          </table:table-cell>
          <table:table-cell office:value-type="float" office:value="1.460089141" calcext:value-type="float">
            <text:p>1.460089141</text:p>
          </table:table-cell>
          <table:table-cell office:value-type="float" office:value="1.665663348" calcext:value-type="float">
            <text:p>1.665663348</text:p>
          </table:table-cell>
          <table:table-cell office:value-type="float" office:value="1.347418384" calcext:value-type="float">
            <text:p>1.347418384</text:p>
          </table:table-cell>
          <table:table-cell office:value-type="float" office:value="1.362815467" calcext:value-type="float">
            <text:p>1.362815467</text:p>
          </table:table-cell>
          <table:table-cell office:value-type="float" office:value="1.464459366" calcext:value-type="float">
            <text:p>1.464459366</text:p>
          </table:table-cell>
          <table:table-cell office:value-type="float" office:value="0.349458732" calcext:value-type="float">
            <text:p>0.349458732</text:p>
          </table:table-cell>
          <table:table-cell office:value-type="float" office:value="1.404648132" calcext:value-type="float">
            <text:p>1.404648132</text:p>
          </table:table-cell>
          <table:table-cell office:value-type="float" office:value="2.103388358" calcext:value-type="float">
            <text:p>2.103388358</text:p>
          </table:table-cell>
          <table:table-cell office:value-type="float" office:value="0.99015349" calcext:value-type="float">
            <text:p>0.99015349</text:p>
          </table:table-cell>
          <table:table-cell office:value-type="float" office:value="1.156675355" calcext:value-type="float">
            <text:p>1.156675355</text:p>
          </table:table-cell>
          <table:table-cell office:value-type="float" office:value="1.368375326" calcext:value-type="float">
            <text:p>1.368375326</text:p>
          </table:table-cell>
          <table:table-cell office:value-type="float" office:value="0.154729981" calcext:value-type="float">
            <text:p>0.154729981</text:p>
          </table:table-cell>
          <table:table-cell office:value-type="float" office:value="3.804511278" calcext:value-type="float">
            <text:p>3.804511278</text:p>
          </table:table-cell>
          <table:table-cell office:value-type="float" office:value="4.240601504" calcext:value-type="float">
            <text:p>4.240601504</text:p>
          </table:table-cell>
          <table:table-cell office:value-type="float" office:value="4.323308271" calcext:value-type="float">
            <text:p>4.323308271</text:p>
          </table:table-cell>
          <table:table-cell office:value-type="float" office:value="3.077694236" calcext:value-type="float">
            <text:p>3.077694236</text:p>
          </table:table-cell>
          <table:table-cell office:value-type="float" office:value="3.576441103" calcext:value-type="float">
            <text:p>3.576441103</text:p>
          </table:table-cell>
          <table:table-cell office:value-type="float" office:value="0.31477021" calcext:value-type="float">
            <text:p>0.31477021</text:p>
          </table:table-cell>
          <table:table-cell office:value-type="float" office:value="1.194390447" calcext:value-type="float">
            <text:p>1.194390447</text:p>
          </table:table-cell>
          <table:table-cell office:value-type="float" office:value="1.32185504" calcext:value-type="float">
            <text:p>1.32185504</text:p>
          </table:table-cell>
          <table:table-cell office:value-type="float" office:value="1.475145793" calcext:value-type="float">
            <text:p>1.475145793</text:p>
          </table:table-cell>
          <table:table-cell office:value-type="float" office:value="1.340738684" calcext:value-type="float">
            <text:p>1.340738684</text:p>
          </table:table-cell>
          <table:table-cell office:value-type="float" office:value="0.639822272" calcext:value-type="float">
            <text:p>0.639822272</text:p>
          </table:table-cell>
          <table:table-cell office:value-type="float" office:value="0.210847581" calcext:value-type="float">
            <text:p>0.210847581</text:p>
          </table:table-cell>
          <table:table-cell office:value-type="float" office:value="1.619102417" calcext:value-type="float">
            <text:p>1.619102417</text:p>
          </table:table-cell>
          <table:table-cell office:value-type="float" office:value="1.250863061" calcext:value-type="float">
            <text:p>1.250863061</text:p>
          </table:table-cell>
          <table:table-cell office:value-type="float" office:value="2.074798619" calcext:value-type="float">
            <text:p>2.074798619</text:p>
          </table:table-cell>
          <table:table-cell office:value-type="float" office:value="1.539700806" calcext:value-type="float">
            <text:p>1.539700806</text:p>
          </table:table-cell>
          <table:table-cell office:value-type="float" office:value="1.611047181" calcext:value-type="float">
            <text:p>1.611047181</text:p>
          </table:table-cell>
          <table:table-cell office:value-type="float" office:value="0.226519072" calcext:value-type="float">
            <text:p>0.226519072</text:p>
          </table:table-cell>
          <table:table-cell office:value-type="float" office:value="1.541842475" calcext:value-type="float">
            <text:p>1.541842475</text:p>
          </table:table-cell>
          <table:table-cell office:value-type="float" office:value="1.798874824" calcext:value-type="float">
            <text:p>1.798874824</text:p>
          </table:table-cell>
          <table:table-cell office:value-type="float" office:value="1.35443038" calcext:value-type="float">
            <text:p>1.35443038</text:p>
          </table:table-cell>
          <table:table-cell office:value-type="float" office:value="1.869198312" calcext:value-type="float">
            <text:p>1.869198312</text:p>
          </table:table-cell>
          <table:table-cell office:value-type="float" office:value="1.144866385" calcext:value-type="float">
            <text:p>1.144866385</text:p>
          </table:table-cell>
          <table:table-cell office:value-type="float" office:value="0.19638252" calcext:value-type="float">
            <text:p>0.19638252</text:p>
          </table:table-cell>
          <table:table-cell office:value-type="float" office:value="6.672839506" calcext:value-type="float">
            <text:p>6.672839506</text:p>
          </table:table-cell>
          <table:table-cell office:value-type="float" office:value="6.037037037" calcext:value-type="float">
            <text:p>6.037037037</text:p>
          </table:table-cell>
          <table:table-cell office:value-type="float" office:value="8.632716049" calcext:value-type="float">
            <text:p>8.632716049</text:p>
          </table:table-cell>
          <table:table-cell office:value-type="float" office:value="5.888888889" calcext:value-type="float">
            <text:p>5.888888889</text:p>
          </table:table-cell>
          <table:table-cell office:value-type="float" office:value="6.132716049" calcext:value-type="float">
            <text:p>6.132716049</text:p>
          </table:table-cell>
          <table:table-cell office:value-type="float" office:value="0.266645315" calcext:value-type="float">
            <text:p>0.266645315</text:p>
          </table:table-cell>
          <table:table-cell office:value-type="float" office:value="0.490662464" calcext:value-type="float">
            <text:p>0.490662464</text:p>
          </table:table-cell>
          <table:table-cell office:value-type="float" office:value="2.318421053" calcext:value-type="float">
            <text:p>2.318421053</text:p>
          </table:table-cell>
          <table:table-cell office:value-type="float" office:value="1.465789474" calcext:value-type="float">
            <text:p>1.465789474</text:p>
          </table:table-cell>
          <table:table-cell office:value-type="float" office:value="2.205263158" calcext:value-type="float">
            <text:p>2.205263158</text:p>
          </table:table-cell>
          <table:table-cell office:value-type="float" office:value="1.371052632" calcext:value-type="float">
            <text:p>1.371052632</text:p>
          </table:table-cell>
        </table:table-row>
        <table:table-row table:style-name="ro1">
          <table:table-cell table:number-columns-repeated="2" office:value-type="string" calcext:value-type="string">
            <text:p>WOLD2014JAN_065</text:p>
          </table:table-cell>
          <table:table-cell table:formula="of:=EXACT([.A350];[.B350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4</text:p>
          </table:table-cell>
          <table:table-cell office:value-type="float" office:value="136174130" calcext:value-type="float">
            <text:p>136174130</text:p>
          </table:table-cell>
          <table:table-cell office:value-type="float" office:value="136175304" calcext:value-type="float">
            <text:p>136175304</text:p>
          </table:table-cell>
          <table:table-cell office:value-type="float" office:value="0.3194339061" calcext:value-type="float">
            <text:p>0.3194339061</text:p>
          </table:table-cell>
          <table:table-cell office:value-type="float" office:value="0.928513545" calcext:value-type="float">
            <text:p>0.928513545</text:p>
          </table:table-cell>
          <table:table-cell office:value-type="float" office:value="1.193447557" calcext:value-type="float">
            <text:p>1.193447557</text:p>
          </table:table-cell>
          <table:table-cell office:value-type="float" office:value="0.845218801" calcext:value-type="float">
            <text:p>0.845218801</text:p>
          </table:table-cell>
          <table:table-cell office:value-type="float" office:value="0.898356101" calcext:value-type="float">
            <text:p>0.898356101</text:p>
          </table:table-cell>
          <table:table-cell office:value-type="float" office:value="0.77703172" calcext:value-type="float">
            <text:p>0.77703172</text:p>
          </table:table-cell>
          <table:table-cell office:value-type="float" office:value="0.319012383" calcext:value-type="float">
            <text:p>0.319012383</text:p>
          </table:table-cell>
          <table:table-cell office:value-type="float" office:value="0.932522444" calcext:value-type="float">
            <text:p>0.932522444</text:p>
          </table:table-cell>
          <table:table-cell office:value-type="float" office:value="1.174920359" calcext:value-type="float">
            <text:p>1.174920359</text:p>
          </table:table-cell>
          <table:table-cell office:value-type="float" office:value="1.05444541" calcext:value-type="float">
            <text:p>1.05444541</text:p>
          </table:table-cell>
          <table:table-cell office:value-type="float" office:value="1.00086881" calcext:value-type="float">
            <text:p>1.00086881</text:p>
          </table:table-cell>
          <table:table-cell office:value-type="float" office:value="0.499855198" calcext:value-type="float">
            <text:p>0.499855198</text:p>
          </table:table-cell>
          <table:table-cell office:value-type="float" office:value="0.306640427" calcext:value-type="float">
            <text:p>0.306640427</text:p>
          </table:table-cell>
          <table:table-cell office:value-type="float" office:value="1.937343358" calcext:value-type="float">
            <text:p>1.937343358</text:p>
          </table:table-cell>
          <table:table-cell office:value-type="float" office:value="1.619047619" calcext:value-type="float">
            <text:p>1.619047619</text:p>
          </table:table-cell>
          <table:table-cell office:value-type="float" office:value="1.285714286" calcext:value-type="float">
            <text:p>1.285714286</text:p>
          </table:table-cell>
          <table:table-cell office:value-type="float" office:value="2.598997494" calcext:value-type="float">
            <text:p>2.598997494</text:p>
          </table:table-cell>
          <table:table-cell office:value-type="float" office:value="2.245614035" calcext:value-type="float">
            <text:p>2.245614035</text:p>
          </table:table-cell>
          <table:table-cell office:value-type="float" office:value="0.212757705" calcext:value-type="float">
            <text:p>0.212757705</text:p>
          </table:table-cell>
          <table:table-cell office:value-type="float" office:value="1.579561233" calcext:value-type="float">
            <text:p>1.579561233</text:p>
          </table:table-cell>
          <table:table-cell office:value-type="float" office:value="1.97833935" calcext:value-type="float">
            <text:p>1.97833935</text:p>
          </table:table-cell>
          <table:table-cell office:value-type="float" office:value="1.164121077" calcext:value-type="float">
            <text:p>1.164121077</text:p>
          </table:table-cell>
          <table:table-cell office:value-type="float" office:value="1.647320189" calcext:value-type="float">
            <text:p>1.647320189</text:p>
          </table:table-cell>
          <table:table-cell office:value-type="float" office:value="1.528464315" calcext:value-type="float">
            <text:p>1.528464315</text:p>
          </table:table-cell>
          <table:table-cell office:value-type="float" office:value="0.06129665" calcext:value-type="float">
            <text:p>0.06129665</text:p>
          </table:table-cell>
          <table:table-cell office:value-type="float" office:value="3.553653625" calcext:value-type="float">
            <text:p>3.553653625</text:p>
          </table:table-cell>
          <table:table-cell office:value-type="float" office:value="3.594936709" calcext:value-type="float">
            <text:p>3.594936709</text:p>
          </table:table-cell>
          <table:table-cell office:value-type="float" office:value="3.308112773" calcext:value-type="float">
            <text:p>3.308112773</text:p>
          </table:table-cell>
          <table:table-cell office:value-type="float" office:value="3.828250863" calcext:value-type="float">
            <text:p>3.828250863</text:p>
          </table:table-cell>
          <table:table-cell office:value-type="float" office:value="3.483314154" calcext:value-type="float">
            <text:p>3.483314154</text:p>
          </table:table-cell>
          <table:table-cell office:value-type="float" office:value="0.152298968" calcext:value-type="float">
            <text:p>0.152298968</text:p>
          </table:table-cell>
          <table:table-cell office:value-type="float" office:value="2.977496484" calcext:value-type="float">
            <text:p>2.977496484</text:p>
          </table:table-cell>
          <table:table-cell office:value-type="float" office:value="3.64838256" calcext:value-type="float">
            <text:p>3.64838256</text:p>
          </table:table-cell>
          <table:table-cell office:value-type="float" office:value="2.673699015" calcext:value-type="float">
            <text:p>2.673699015</text:p>
          </table:table-cell>
          <table:table-cell office:value-type="float" office:value="2.853727145" calcext:value-type="float">
            <text:p>2.853727145</text:p>
          </table:table-cell>
          <table:table-cell office:value-type="float" office:value="2.734177215" calcext:value-type="float">
            <text:p>2.734177215</text:p>
          </table:table-cell>
          <table:table-cell office:value-type="float" office:value="0.232604172" calcext:value-type="float">
            <text:p>0.232604172</text:p>
          </table:table-cell>
          <table:table-cell office:value-type="float" office:value="5.378858025" calcext:value-type="float">
            <text:p>5.378858025</text:p>
          </table:table-cell>
          <table:table-cell office:value-type="float" office:value="5.336419753" calcext:value-type="float">
            <text:p>5.336419753</text:p>
          </table:table-cell>
          <table:table-cell office:value-type="float" office:value="7.157407407" calcext:value-type="float">
            <text:p>7.157407407</text:p>
          </table:table-cell>
          <table:table-cell office:value-type="float" office:value="4.62037037" calcext:value-type="float">
            <text:p>4.62037037</text:p>
          </table:table-cell>
          <table:table-cell office:value-type="float" office:value="4.401234568" calcext:value-type="float">
            <text:p>4.401234568</text:p>
          </table:table-cell>
          <table:table-cell office:value-type="float" office:value="0.104201948" calcext:value-type="float">
            <text:p>0.104201948</text:p>
          </table:table-cell>
          <table:table-cell office:value-type="float" office:value="0.273324451" calcext:value-type="float">
            <text:p>0.273324451</text:p>
          </table:table-cell>
          <table:table-cell office:value-type="float" office:value="2.963157895" calcext:value-type="float">
            <text:p>2.963157895</text:p>
          </table:table-cell>
          <table:table-cell office:value-type="float" office:value="2.357894737" calcext:value-type="float">
            <text:p>2.357894737</text:p>
          </table:table-cell>
          <table:table-cell office:value-type="float" office:value="2.452631579" calcext:value-type="float">
            <text:p>2.452631579</text:p>
          </table:table-cell>
          <table:table-cell office:value-type="float" office:value="2.718421053" calcext:value-type="float">
            <text:p>2.718421053</text:p>
          </table:table-cell>
        </table:table-row>
        <table:table-row table:style-name="ro1">
          <table:table-cell table:number-columns-repeated="2" office:value-type="string" calcext:value-type="string">
            <text:p>WOLD2014JAN_066</text:p>
          </table:table-cell>
          <table:table-cell table:formula="of:=EXACT([.A351];[.B351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4</text:p>
          </table:table-cell>
          <table:table-cell office:value-type="float" office:value="136176947" calcext:value-type="float">
            <text:p>136176947</text:p>
          </table:table-cell>
          <table:table-cell office:value-type="float" office:value="136178546" calcext:value-type="float">
            <text:p>136178546</text:p>
          </table:table-cell>
          <table:table-cell office:value-type="float" office:value="0.2823749027" calcext:value-type="float">
            <text:p>0.2823749027</text:p>
          </table:table-cell>
          <table:table-cell office:value-type="float" office:value="1.75260477" calcext:value-type="float">
            <text:p>1.75260477</text:p>
          </table:table-cell>
          <table:table-cell office:value-type="float" office:value="1.511692521" calcext:value-type="float">
            <text:p>1.511692521</text:p>
          </table:table-cell>
          <table:table-cell office:value-type="float" office:value="2.215790692" calcext:value-type="float">
            <text:p>2.215790692</text:p>
          </table:table-cell>
          <table:table-cell office:value-type="float" office:value="1.7079185" calcext:value-type="float">
            <text:p>1.7079185</text:p>
          </table:table-cell>
          <table:table-cell office:value-type="float" office:value="1.575017365" calcext:value-type="float">
            <text:p>1.575017365</text:p>
          </table:table-cell>
          <table:table-cell office:value-type="float" office:value="0.205513285" calcext:value-type="float">
            <text:p>0.205513285</text:p>
          </table:table-cell>
          <table:table-cell office:value-type="float" office:value="1.221836085" calcext:value-type="float">
            <text:p>1.221836085</text:p>
          </table:table-cell>
          <table:table-cell office:value-type="float" office:value="1.457573125" calcext:value-type="float">
            <text:p>1.457573125</text:p>
          </table:table-cell>
          <table:table-cell office:value-type="float" office:value="1.003185636" calcext:value-type="float">
            <text:p>1.003185636</text:p>
          </table:table-cell>
          <table:table-cell office:value-type="float" office:value="1.420214306" calcext:value-type="float">
            <text:p>1.420214306</text:p>
          </table:table-cell>
          <table:table-cell office:value-type="float" office:value="1.006371271" calcext:value-type="float">
            <text:p>1.006371271</text:p>
          </table:table-cell>
          <table:table-cell office:value-type="float" office:value="0.313331647" calcext:value-type="float">
            <text:p>0.313331647</text:p>
          </table:table-cell>
          <table:table-cell office:value-type="float" office:value="4.703007519" calcext:value-type="float">
            <text:p>4.703007519</text:p>
          </table:table-cell>
          <table:table-cell office:value-type="float" office:value="6.290726817" calcext:value-type="float">
            <text:p>6.290726817</text:p>
          </table:table-cell>
          <table:table-cell office:value-type="float" office:value="5.43358396" calcext:value-type="float">
            <text:p>5.43358396</text:p>
          </table:table-cell>
          <table:table-cell office:value-type="float" office:value="4.165413534" calcext:value-type="float">
            <text:p>4.165413534</text:p>
          </table:table-cell>
          <table:table-cell office:value-type="float" office:value="2.922305764" calcext:value-type="float">
            <text:p>2.922305764</text:p>
          </table:table-cell>
          <table:table-cell office:value-type="float" office:value="0.155865781" calcext:value-type="float">
            <text:p>0.155865781</text:p>
          </table:table-cell>
          <table:table-cell office:value-type="float" office:value="1.266314913" calcext:value-type="float">
            <text:p>1.266314913</text:p>
          </table:table-cell>
          <table:table-cell office:value-type="float" office:value="1.291863371" calcext:value-type="float">
            <text:p>1.291863371</text:p>
          </table:table-cell>
          <table:table-cell office:value-type="float" office:value="0.994168287" calcext:value-type="float">
            <text:p>0.994168287</text:p>
          </table:table-cell>
          <table:table-cell office:value-type="float" office:value="1.466259372" calcext:value-type="float">
            <text:p>1.466259372</text:p>
          </table:table-cell>
          <table:table-cell office:value-type="float" office:value="1.31296862" calcext:value-type="float">
            <text:p>1.31296862</text:p>
          </table:table-cell>
          <table:table-cell office:value-type="float" office:value="0.120085401" calcext:value-type="float">
            <text:p>0.120085401</text:p>
          </table:table-cell>
          <table:table-cell office:value-type="float" office:value="2.983601841" calcext:value-type="float">
            <text:p>2.983601841</text:p>
          </table:table-cell>
          <table:table-cell office:value-type="float" office:value="3.30840046" calcext:value-type="float">
            <text:p>3.30840046</text:p>
          </table:table-cell>
          <table:table-cell office:value-type="float" office:value="2.794303797" calcext:value-type="float">
            <text:p>2.794303797</text:p>
          </table:table-cell>
          <table:table-cell office:value-type="float" office:value="3.258342923" calcext:value-type="float">
            <text:p>3.258342923</text:p>
          </table:table-cell>
          <table:table-cell office:value-type="float" office:value="2.573360184" calcext:value-type="float">
            <text:p>2.573360184</text:p>
          </table:table-cell>
          <table:table-cell office:value-type="float" office:value="0.220022791" calcext:value-type="float">
            <text:p>0.220022791</text:p>
          </table:table-cell>
          <table:table-cell office:value-type="float" office:value="3.363220816" calcext:value-type="float">
            <text:p>3.363220816</text:p>
          </table:table-cell>
          <table:table-cell office:value-type="float" office:value="3.213783404" calcext:value-type="float">
            <text:p>3.213783404</text:p>
          </table:table-cell>
          <table:table-cell office:value-type="float" office:value="3.407876231" calcext:value-type="float">
            <text:p>3.407876231</text:p>
          </table:table-cell>
          <table:table-cell office:value-type="float" office:value="2.517580872" calcext:value-type="float">
            <text:p>2.517580872</text:p>
          </table:table-cell>
          <table:table-cell office:value-type="float" office:value="4.313642757" calcext:value-type="float">
            <text:p>4.313642757</text:p>
          </table:table-cell>
          <table:table-cell office:value-type="float" office:value="0.224787535" calcext:value-type="float">
            <text:p>0.224787535</text:p>
          </table:table-cell>
          <table:table-cell office:value-type="float" office:value="7.094907407" calcext:value-type="float">
            <text:p>7.094907407</text:p>
          </table:table-cell>
          <table:table-cell office:value-type="float" office:value="6.12962963" calcext:value-type="float">
            <text:p>6.12962963</text:p>
          </table:table-cell>
          <table:table-cell office:value-type="float" office:value="8.320987654" calcext:value-type="float">
            <text:p>8.320987654</text:p>
          </table:table-cell>
          <table:table-cell office:value-type="float" office:value="5.358024691" calcext:value-type="float">
            <text:p>5.358024691</text:p>
          </table:table-cell>
          <table:table-cell office:value-type="float" office:value="8.570987654" calcext:value-type="float">
            <text:p>8.570987654</text:p>
          </table:table-cell>
          <table:table-cell office:value-type="float" office:value="0.416170327" calcext:value-type="float">
            <text:p>0.416170327</text:p>
          </table:table-cell>
          <table:table-cell office:value-type="float" office:value="1.007844062" calcext:value-type="float">
            <text:p>1.007844062</text:p>
          </table:table-cell>
          <table:table-cell office:value-type="float" office:value="2.426315789" calcext:value-type="float">
            <text:p>2.426315789</text:p>
          </table:table-cell>
          <table:table-cell office:value-type="float" office:value="1.823684211" calcext:value-type="float">
            <text:p>1.823684211</text:p>
          </table:table-cell>
          <table:table-cell office:value-type="float" office:value="1.597368421" calcext:value-type="float">
            <text:p>1.597368421</text:p>
          </table:table-cell>
          <table:table-cell office:value-type="float" office:value="3.839473684" calcext:value-type="float">
            <text:p>3.839473684</text:p>
          </table:table-cell>
        </table:table-row>
        <table:table-row table:style-name="ro1">
          <table:table-cell table:number-columns-repeated="2" office:value-type="string" calcext:value-type="string">
            <text:p>WOLD2014JAN_067</text:p>
          </table:table-cell>
          <table:table-cell table:formula="of:=EXACT([.A352];[.B352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4</text:p>
          </table:table-cell>
          <table:table-cell office:value-type="float" office:value="136185010" calcext:value-type="float">
            <text:p>136185010</text:p>
          </table:table-cell>
          <table:table-cell office:value-type="float" office:value="136186108" calcext:value-type="float">
            <text:p>136186108</text:p>
          </table:table-cell>
          <table:table-cell office:value-type="float" office:value="0.06369230608" calcext:value-type="float">
            <text:p>0.06369230608</text:p>
          </table:table-cell>
          <table:table-cell office:value-type="float" office:value="1.555886779" calcext:value-type="float">
            <text:p>1.555886779</text:p>
          </table:table-cell>
          <table:table-cell office:value-type="float" office:value="1.189742996" calcext:value-type="float">
            <text:p>1.189742996</text:p>
          </table:table-cell>
          <table:table-cell office:value-type="float" office:value="1.730724705" calcext:value-type="float">
            <text:p>1.730724705</text:p>
          </table:table-cell>
          <table:table-cell office:value-type="float" office:value="1.819286872" calcext:value-type="float">
            <text:p>1.819286872</text:p>
          </table:table-cell>
          <table:table-cell office:value-type="float" office:value="1.483792545" calcext:value-type="float">
            <text:p>1.483792545</text:p>
          </table:table-cell>
          <table:table-cell office:value-type="float" office:value="0.375865319" calcext:value-type="float">
            <text:p>0.375865319</text:p>
          </table:table-cell>
          <table:table-cell office:value-type="float" office:value="1.075079641" calcext:value-type="float">
            <text:p>1.075079641</text:p>
          </table:table-cell>
          <table:table-cell office:value-type="float" office:value="1.099913119" calcext:value-type="float">
            <text:p>1.099913119</text:p>
          </table:table-cell>
          <table:table-cell office:value-type="float" office:value="0.863886476" calcext:value-type="float">
            <text:p>0.863886476</text:p>
          </table:table-cell>
          <table:table-cell office:value-type="float" office:value="1.630466261" calcext:value-type="float">
            <text:p>1.630466261</text:p>
          </table:table-cell>
          <table:table-cell office:value-type="float" office:value="0.706052708" calcext:value-type="float">
            <text:p>0.706052708</text:p>
          </table:table-cell>
          <table:table-cell office:value-type="float" office:value="0.365599435" calcext:value-type="float">
            <text:p>0.365599435</text:p>
          </table:table-cell>
          <table:table-cell office:value-type="float" office:value="3.394110276" calcext:value-type="float">
            <text:p>3.394110276</text:p>
          </table:table-cell>
          <table:table-cell office:value-type="float" office:value="4.744360902" calcext:value-type="float">
            <text:p>4.744360902</text:p>
          </table:table-cell>
          <table:table-cell office:value-type="float" office:value="4.117794486" calcext:value-type="float">
            <text:p>4.117794486</text:p>
          </table:table-cell>
          <table:table-cell office:value-type="float" office:value="2.110275689" calcext:value-type="float">
            <text:p>2.110275689</text:p>
          </table:table-cell>
          <table:table-cell office:value-type="float" office:value="2.604010025" calcext:value-type="float">
            <text:p>2.604010025</text:p>
          </table:table-cell>
          <table:table-cell office:value-type="float" office:value="0.131808455" calcext:value-type="float">
            <text:p>0.131808455</text:p>
          </table:table-cell>
          <table:table-cell office:value-type="float" office:value="1.468480978" calcext:value-type="float">
            <text:p>1.468480978</text:p>
          </table:table-cell>
          <table:table-cell office:value-type="float" office:value="1.580672036" calcext:value-type="float">
            <text:p>1.580672036</text:p>
          </table:table-cell>
          <table:table-cell office:value-type="float" office:value="1.193001944" calcext:value-type="float">
            <text:p>1.193001944</text:p>
          </table:table-cell>
          <table:table-cell office:value-type="float" office:value="1.622882533" calcext:value-type="float">
            <text:p>1.622882533</text:p>
          </table:table-cell>
          <table:table-cell office:value-type="float" office:value="1.477367398" calcext:value-type="float">
            <text:p>1.477367398</text:p>
          </table:table-cell>
          <table:table-cell office:value-type="float" office:value="0.231895866" calcext:value-type="float">
            <text:p>0.231895866</text:p>
          </table:table-cell>
          <table:table-cell office:value-type="float" office:value="4.407292865" calcext:value-type="float">
            <text:p>4.407292865</text:p>
          </table:table-cell>
          <table:table-cell office:value-type="float" office:value="5.879171461" calcext:value-type="float">
            <text:p>5.879171461</text:p>
          </table:table-cell>
          <table:table-cell office:value-type="float" office:value="4.273878021" calcext:value-type="float">
            <text:p>4.273878021</text:p>
          </table:table-cell>
          <table:table-cell office:value-type="float" office:value="3.901898734" calcext:value-type="float">
            <text:p>3.901898734</text:p>
          </table:table-cell>
          <table:table-cell office:value-type="float" office:value="3.574223245" calcext:value-type="float">
            <text:p>3.574223245</text:p>
          </table:table-cell>
          <table:table-cell office:value-type="float" office:value="0.242823551" calcext:value-type="float">
            <text:p>0.242823551</text:p>
          </table:table-cell>
          <table:table-cell office:value-type="float" office:value="4.699015471" calcext:value-type="float">
            <text:p>4.699015471</text:p>
          </table:table-cell>
          <table:table-cell office:value-type="float" office:value="4.35302391" calcext:value-type="float">
            <text:p>4.35302391</text:p>
          </table:table-cell>
          <table:table-cell office:value-type="float" office:value="4.070323488" calcext:value-type="float">
            <text:p>4.070323488</text:p>
          </table:table-cell>
          <table:table-cell office:value-type="float" office:value="3.978902954" calcext:value-type="float">
            <text:p>3.978902954</text:p>
          </table:table-cell>
          <table:table-cell office:value-type="float" office:value="6.393811533" calcext:value-type="float">
            <text:p>6.393811533</text:p>
          </table:table-cell>
          <table:table-cell office:value-type="float" office:value="0.367935281" calcext:value-type="float">
            <text:p>0.367935281</text:p>
          </table:table-cell>
          <table:table-cell office:value-type="float" office:value="6.93132716" calcext:value-type="float">
            <text:p>6.93132716</text:p>
          </table:table-cell>
          <table:table-cell office:value-type="float" office:value="4.462962963" calcext:value-type="float">
            <text:p>4.462962963</text:p>
          </table:table-cell>
          <table:table-cell office:value-type="float" office:value="9.549382716" calcext:value-type="float">
            <text:p>9.549382716</text:p>
          </table:table-cell>
          <table:table-cell office:value-type="float" office:value="5.046296296" calcext:value-type="float">
            <text:p>5.046296296</text:p>
          </table:table-cell>
          <table:table-cell office:value-type="float" office:value="8.666666667" calcext:value-type="float">
            <text:p>8.666666667</text:p>
          </table:table-cell>
          <table:table-cell office:value-type="float" office:value="0.407026482" calcext:value-type="float">
            <text:p>0.407026482</text:p>
          </table:table-cell>
          <table:table-cell office:value-type="float" office:value="1.662381842" calcext:value-type="float">
            <text:p>1.662381842</text:p>
          </table:table-cell>
          <table:table-cell office:value-type="float" office:value="5.823684211" calcext:value-type="float">
            <text:p>5.823684211</text:p>
          </table:table-cell>
          <table:table-cell office:value-type="float" office:value="2.273684211" calcext:value-type="float">
            <text:p>2.273684211</text:p>
          </table:table-cell>
          <table:table-cell office:value-type="float" office:value="3.123684211" calcext:value-type="float">
            <text:p>3.123684211</text:p>
          </table:table-cell>
          <table:table-cell office:value-type="float" office:value="5.115789474" calcext:value-type="float">
            <text:p>5.115789474</text:p>
          </table:table-cell>
        </table:table-row>
        <table:table-row table:style-name="ro1">
          <table:table-cell table:number-columns-repeated="2" office:value-type="string" calcext:value-type="string">
            <text:p>WOLD2014JAN_068</text:p>
          </table:table-cell>
          <table:table-cell table:formula="of:=EXACT([.A353];[.B353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4</text:p>
          </table:table-cell>
          <table:table-cell office:value-type="float" office:value="136133996" calcext:value-type="float">
            <text:p>136133996</text:p>
          </table:table-cell>
          <table:table-cell office:value-type="float" office:value="136135524" calcext:value-type="float">
            <text:p>136135524</text:p>
          </table:table-cell>
          <table:table-cell office:value-type="float" office:value="0.0705049658" calcext:value-type="float">
            <text:p>0.0705049658</text:p>
          </table:table-cell>
          <table:table-cell office:value-type="float" office:value="0.535280157" calcext:value-type="float">
            <text:p>0.535280157</text:p>
          </table:table-cell>
          <table:table-cell office:value-type="float" office:value="0.498147719" calcext:value-type="float">
            <text:p>0.498147719</text:p>
          </table:table-cell>
          <table:table-cell office:value-type="float" office:value="0.471868488" calcext:value-type="float">
            <text:p>0.471868488</text:p>
          </table:table-cell>
          <table:table-cell office:value-type="float" office:value="0.556263024" calcext:value-type="float">
            <text:p>0.556263024</text:p>
          </table:table-cell>
          <table:table-cell office:value-type="float" office:value="0.614841398" calcext:value-type="float">
            <text:p>0.614841398</text:p>
          </table:table-cell>
          <table:table-cell office:value-type="float" office:value="0.386869904" calcext:value-type="float">
            <text:p>0.386869904</text:p>
          </table:table-cell>
          <table:table-cell office:value-type="float" office:value="1.029539531" calcext:value-type="float">
            <text:p>1.029539531</text:p>
          </table:table-cell>
          <table:table-cell office:value-type="float" office:value="1.040544454" calcext:value-type="float">
            <text:p>1.040544454</text:p>
          </table:table-cell>
          <table:table-cell office:value-type="float" office:value="0.743411526" calcext:value-type="float">
            <text:p>0.743411526</text:p>
          </table:table-cell>
          <table:table-cell office:value-type="float" office:value="1.589052997" calcext:value-type="float">
            <text:p>1.589052997</text:p>
          </table:table-cell>
          <table:table-cell office:value-type="float" office:value="0.745149146" calcext:value-type="float">
            <text:p>0.745149146</text:p>
          </table:table-cell>
          <table:table-cell office:value-type="float" office:value="0.40570149" calcext:value-type="float">
            <text:p>0.40570149</text:p>
          </table:table-cell>
          <table:table-cell office:value-type="float" office:value="1.236215539" calcext:value-type="float">
            <text:p>1.236215539</text:p>
          </table:table-cell>
          <table:table-cell office:value-type="float" office:value="1.493734336" calcext:value-type="float">
            <text:p>1.493734336</text:p>
          </table:table-cell>
          <table:table-cell office:value-type="float" office:value="1.067669173" calcext:value-type="float">
            <text:p>1.067669173</text:p>
          </table:table-cell>
          <table:table-cell office:value-type="float" office:value="0.619047619" calcext:value-type="float">
            <text:p>0.619047619</text:p>
          </table:table-cell>
          <table:table-cell office:value-type="float" office:value="1.764411028" calcext:value-type="float">
            <text:p>1.764411028</text:p>
          </table:table-cell>
          <table:table-cell office:value-type="float" office:value="0.368086316" calcext:value-type="float">
            <text:p>0.368086316</text:p>
          </table:table-cell>
          <table:table-cell office:value-type="float" office:value="1.053596223" calcext:value-type="float">
            <text:p>1.053596223</text:p>
          </table:table-cell>
          <table:table-cell office:value-type="float" office:value="0.991946681" calcext:value-type="float">
            <text:p>0.991946681</text:p>
          </table:table-cell>
          <table:table-cell office:value-type="float" office:value="1.140794224" calcext:value-type="float">
            <text:p>1.140794224</text:p>
          </table:table-cell>
          <table:table-cell office:value-type="float" office:value="0.572063316" calcext:value-type="float">
            <text:p>0.572063316</text:p>
          </table:table-cell>
          <table:table-cell office:value-type="float" office:value="1.509580672" calcext:value-type="float">
            <text:p>1.509580672</text:p>
          </table:table-cell>
          <table:table-cell office:value-type="float" office:value="0.260543069" calcext:value-type="float">
            <text:p>0.260543069</text:p>
          </table:table-cell>
          <table:table-cell office:value-type="float" office:value="1.401251438" calcext:value-type="float">
            <text:p>1.401251438</text:p>
          </table:table-cell>
          <table:table-cell office:value-type="float" office:value="1.782508631" calcext:value-type="float">
            <text:p>1.782508631</text:p>
          </table:table-cell>
          <table:table-cell office:value-type="float" office:value="1.108457998" calcext:value-type="float">
            <text:p>1.108457998</text:p>
          </table:table-cell>
          <table:table-cell office:value-type="float" office:value="1.644131185" calcext:value-type="float">
            <text:p>1.644131185</text:p>
          </table:table-cell>
          <table:table-cell office:value-type="float" office:value="1.06990794" calcext:value-type="float">
            <text:p>1.06990794</text:p>
          </table:table-cell>
          <table:table-cell office:value-type="float" office:value="0.279269505" calcext:value-type="float">
            <text:p>0.279269505</text:p>
          </table:table-cell>
          <table:table-cell office:value-type="float" office:value="2.709563994" calcext:value-type="float">
            <text:p>2.709563994</text:p>
          </table:table-cell>
          <table:table-cell office:value-type="float" office:value="3.496483826" calcext:value-type="float">
            <text:p>3.496483826</text:p>
          </table:table-cell>
          <table:table-cell office:value-type="float" office:value="3.195499297" calcext:value-type="float">
            <text:p>3.195499297</text:p>
          </table:table-cell>
          <table:table-cell office:value-type="float" office:value="1.911392405" calcext:value-type="float">
            <text:p>1.911392405</text:p>
          </table:table-cell>
          <table:table-cell office:value-type="float" office:value="2.23488045" calcext:value-type="float">
            <text:p>2.23488045</text:p>
          </table:table-cell>
          <table:table-cell office:value-type="float" office:value="0.158395383" calcext:value-type="float">
            <text:p>0.158395383</text:p>
          </table:table-cell>
          <table:table-cell office:value-type="float" office:value="2.858796296" calcext:value-type="float">
            <text:p>2.858796296</text:p>
          </table:table-cell>
          <table:table-cell office:value-type="float" office:value="3.049382716" calcext:value-type="float">
            <text:p>3.049382716</text:p>
          </table:table-cell>
          <table:table-cell office:value-type="float" office:value="3.064814815" calcext:value-type="float">
            <text:p>3.064814815</text:p>
          </table:table-cell>
          <table:table-cell office:value-type="float" office:value="3.138888889" calcext:value-type="float">
            <text:p>3.138888889</text:p>
          </table:table-cell>
          <table:table-cell office:value-type="float" office:value="2.182098765" calcext:value-type="float">
            <text:p>2.182098765</text:p>
          </table:table-cell>
          <table:table-cell office:value-type="float" office:value="0.132863907" calcext:value-type="float">
            <text:p>0.132863907</text:p>
          </table:table-cell>
          <table:table-cell office:value-type="float" office:value="0.421580672" calcext:value-type="float">
            <text:p>0.421580672</text:p>
          </table:table-cell>
          <table:table-cell office:value-type="float" office:value="3.421052632" calcext:value-type="float">
            <text:p>3.421052632</text:p>
          </table:table-cell>
          <table:table-cell office:value-type="float" office:value="3.452631579" calcext:value-type="float">
            <text:p>3.452631579</text:p>
          </table:table-cell>
          <table:table-cell office:value-type="float" office:value="3.265789474" calcext:value-type="float">
            <text:p>3.265789474</text:p>
          </table:table-cell>
          <table:table-cell office:value-type="float" office:value="2.552631579" calcext:value-type="float">
            <text:p>2.552631579</text:p>
          </table:table-cell>
        </table:table-row>
        <table:table-row table:style-name="ro1">
          <table:table-cell table:number-columns-repeated="2" office:value-type="string" calcext:value-type="string">
            <text:p>WOLD2014JAN_069</text:p>
          </table:table-cell>
          <table:table-cell table:formula="of:=EXACT([.A354];[.B354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4</text:p>
          </table:table-cell>
          <table:table-cell office:value-type="float" office:value="136163232" calcext:value-type="float">
            <text:p>136163232</text:p>
          </table:table-cell>
          <table:table-cell office:value-type="float" office:value="136164381" calcext:value-type="float">
            <text:p>136164381</text:p>
          </table:table-cell>
          <table:table-cell office:value-type="float" office:value="0.1288030762" calcext:value-type="float">
            <text:p>0.1288030762</text:p>
          </table:table-cell>
          <table:table-cell office:value-type="float" office:value="0.324091225" calcext:value-type="float">
            <text:p>0.324091225</text:p>
          </table:table-cell>
          <table:table-cell office:value-type="float" office:value="0.218800648" calcext:value-type="float">
            <text:p>0.218800648</text:p>
          </table:table-cell>
          <table:table-cell office:value-type="float" office:value="0.367214633" calcext:value-type="float">
            <text:p>0.367214633</text:p>
          </table:table-cell>
          <table:table-cell office:value-type="float" office:value="0.351007178" calcext:value-type="float">
            <text:p>0.351007178</text:p>
          </table:table-cell>
          <table:table-cell office:value-type="float" office:value="0.35934244" calcext:value-type="float">
            <text:p>0.35934244</text:p>
          </table:table-cell>
          <table:table-cell office:value-type="float" office:value="0.174160144" calcext:value-type="float">
            <text:p>0.174160144</text:p>
          </table:table-cell>
          <table:table-cell office:value-type="float" office:value="0.295612511" calcext:value-type="float">
            <text:p>0.295612511</text:p>
          </table:table-cell>
          <table:table-cell office:value-type="float" office:value="0.346944686" calcext:value-type="float">
            <text:p>0.346944686</text:p>
          </table:table-cell>
          <table:table-cell office:value-type="float" office:value="0.239212279" calcext:value-type="float">
            <text:p>0.239212279</text:p>
          </table:table-cell>
          <table:table-cell office:value-type="float" office:value="0.330726904" calcext:value-type="float">
            <text:p>0.330726904</text:p>
          </table:table-cell>
          <table:table-cell office:value-type="float" office:value="0.265566174" calcext:value-type="float">
            <text:p>0.265566174</text:p>
          </table:table-cell>
          <table:table-cell office:value-type="float" office:value="0.284456096" calcext:value-type="float">
            <text:p>0.284456096</text:p>
          </table:table-cell>
          <table:table-cell office:value-type="float" office:value="0.461779449" calcext:value-type="float">
            <text:p>0.461779449</text:p>
          </table:table-cell>
          <table:table-cell office:value-type="float" office:value="0.486215539" calcext:value-type="float">
            <text:p>0.486215539</text:p>
          </table:table-cell>
          <table:table-cell office:value-type="float" office:value="0.273182957" calcext:value-type="float">
            <text:p>0.273182957</text:p>
          </table:table-cell>
          <table:table-cell office:value-type="float" office:value="0.511278195" calcext:value-type="float">
            <text:p>0.511278195</text:p>
          </table:table-cell>
          <table:table-cell office:value-type="float" office:value="0.576441103" calcext:value-type="float">
            <text:p>0.576441103</text:p>
          </table:table-cell>
          <table:table-cell office:value-type="float" office:value="0.824545957" calcext:value-type="float">
            <text:p>0.824545957</text:p>
          </table:table-cell>
          <table:table-cell office:value-type="float" office:value="0.269925021" calcext:value-type="float">
            <text:p>0.269925021</text:p>
          </table:table-cell>
          <table:table-cell office:value-type="float" office:value="0.578728131" calcext:value-type="float">
            <text:p>0.578728131</text:p>
          </table:table-cell>
          <table:table-cell office:value-type="float" office:value="0.10885865" calcext:value-type="float">
            <text:p>0.10885865</text:p>
          </table:table-cell>
          <table:table-cell office:value-type="float" office:value="0.105526243" calcext:value-type="float">
            <text:p>0.105526243</text:p>
          </table:table-cell>
          <table:table-cell office:value-type="float" office:value="0.286587059" calcext:value-type="float">
            <text:p>0.286587059</text:p>
          </table:table-cell>
          <table:table-cell office:value-type="float" office:value="0.261844024" calcext:value-type="float">
            <text:p>0.261844024</text:p>
          </table:table-cell>
          <table:table-cell office:value-type="float" office:value="0.572281358" calcext:value-type="float">
            <text:p>0.572281358</text:p>
          </table:table-cell>
          <table:table-cell office:value-type="float" office:value="0.718929804" calcext:value-type="float">
            <text:p>0.718929804</text:p>
          </table:table-cell>
          <table:table-cell office:value-type="float" office:value="0.375719217" calcext:value-type="float">
            <text:p>0.375719217</text:p>
          </table:table-cell>
          <table:table-cell office:value-type="float" office:value="0.651898734" calcext:value-type="float">
            <text:p>0.651898734</text:p>
          </table:table-cell>
          <table:table-cell office:value-type="float" office:value="0.542577675" calcext:value-type="float">
            <text:p>0.542577675</text:p>
          </table:table-cell>
          <table:table-cell office:value-type="float" office:value="0.353246726" calcext:value-type="float">
            <text:p>0.353246726</text:p>
          </table:table-cell>
          <table:table-cell office:value-type="float" office:value="0.73347398" calcext:value-type="float">
            <text:p>0.73347398</text:p>
          </table:table-cell>
          <table:table-cell office:value-type="float" office:value="0.957805907" calcext:value-type="float">
            <text:p>0.957805907</text:p>
          </table:table-cell>
          <table:table-cell office:value-type="float" office:value="0.483825598" calcext:value-type="float">
            <text:p>0.483825598</text:p>
          </table:table-cell>
          <table:table-cell office:value-type="float" office:value="0.535864979" calcext:value-type="float">
            <text:p>0.535864979</text:p>
          </table:table-cell>
          <table:table-cell office:value-type="float" office:value="0.956399437" calcext:value-type="float">
            <text:p>0.956399437</text:p>
          </table:table-cell>
          <table:table-cell office:value-type="float" office:value="0.333151116" calcext:value-type="float">
            <text:p>0.333151116</text:p>
          </table:table-cell>
          <table:table-cell office:value-type="float" office:value="0.584876543" calcext:value-type="float">
            <text:p>0.584876543</text:p>
          </table:table-cell>
          <table:table-cell office:value-type="float" office:value="0.336419753" calcext:value-type="float">
            <text:p>0.336419753</text:p>
          </table:table-cell>
          <table:table-cell office:value-type="float" office:value="0.811728395" calcext:value-type="float">
            <text:p>0.811728395</text:p>
          </table:table-cell>
          <table:table-cell office:value-type="float" office:value="0.611111111" calcext:value-type="float">
            <text:p>0.611111111</text:p>
          </table:table-cell>
          <table:table-cell office:value-type="float" office:value="0.580246914" calcext:value-type="float">
            <text:p>0.580246914</text:p>
          </table:table-cell>
          <table:table-cell office:value-type="float" office:value="0.16652083" calcext:value-type="float">
            <text:p>0.16652083</text:p>
          </table:table-cell>
          <table:table-cell office:value-type="float" office:value="0.080521586" calcext:value-type="float">
            <text:p>0.080521586</text:p>
          </table:table-cell>
          <table:table-cell office:value-type="float" office:value="0.589473684" calcext:value-type="float">
            <text:p>0.589473684</text:p>
          </table:table-cell>
          <table:table-cell office:value-type="float" office:value="0.426315789" calcext:value-type="float">
            <text:p>0.426315789</text:p>
          </table:table-cell>
          <table:table-cell office:value-type="float" office:value="0.415789474" calcext:value-type="float">
            <text:p>0.415789474</text:p>
          </table:table-cell>
          <table:table-cell office:value-type="float" office:value="0.502631579" calcext:value-type="float">
            <text:p>0.502631579</text:p>
          </table:table-cell>
        </table:table-row>
        <table:table-row table:style-name="ro1">
          <table:table-cell office:value-type="string" calcext:value-type="string">
            <text:p>WOLD2014JAN_070</text:p>
          </table:table-cell>
          <table:table-cell table:style-name="Default" table:number-columns-repeated="6"/>
          <table:table-cell office:value-type="float" office:value="0.1095359711" calcext:value-type="float">
            <text:p>0.1095359711</text:p>
          </table:table-cell>
          <table:table-cell office:value-type="float" office:value="0.729393378" calcext:value-type="float">
            <text:p>0.729393378</text:p>
          </table:table-cell>
          <table:table-cell office:value-type="float" office:value="0.706645057" calcext:value-type="float">
            <text:p>0.706645057</text:p>
          </table:table-cell>
          <table:table-cell office:value-type="float" office:value="0.770664506" calcext:value-type="float">
            <text:p>0.770664506</text:p>
          </table:table-cell>
          <table:table-cell office:value-type="float" office:value="0.643320213" calcext:value-type="float">
            <text:p>0.643320213</text:p>
          </table:table-cell>
          <table:table-cell office:value-type="float" office:value="0.796943737" calcext:value-type="float">
            <text:p>0.796943737</text:p>
          </table:table-cell>
          <table:table-cell office:value-type="float" office:value="0.251313791" calcext:value-type="float">
            <text:p>0.251313791</text:p>
          </table:table-cell>
          <table:table-cell office:value-type="float" office:value="0.427019983" calcext:value-type="float">
            <text:p>0.427019983</text:p>
          </table:table-cell>
          <table:table-cell office:value-type="float" office:value="0.53663481" calcext:value-type="float">
            <text:p>0.53663481</text:p>
          </table:table-cell>
          <table:table-cell office:value-type="float" office:value="0.290472053" calcext:value-type="float">
            <text:p>0.290472053</text:p>
          </table:table-cell>
          <table:table-cell office:value-type="float" office:value="0.482479004" calcext:value-type="float">
            <text:p>0.482479004</text:p>
          </table:table-cell>
          <table:table-cell office:value-type="float" office:value="0.398494063" calcext:value-type="float">
            <text:p>0.398494063</text:p>
          </table:table-cell>
          <table:table-cell office:value-type="float" office:value="0.186995835" calcext:value-type="float">
            <text:p>0.186995835</text:p>
          </table:table-cell>
          <table:table-cell office:value-type="float" office:value="8.872180451" calcext:value-type="float">
            <text:p>8.872180451</text:p>
          </table:table-cell>
          <table:table-cell office:value-type="float" office:value="8.090225564" calcext:value-type="float">
            <text:p>8.090225564</text:p>
          </table:table-cell>
          <table:table-cell office:value-type="float" office:value="7.476190476" calcext:value-type="float">
            <text:p>7.476190476</text:p>
          </table:table-cell>
          <table:table-cell office:value-type="float" office:value="11.25062657" calcext:value-type="float">
            <text:p>11.25062657</text:p>
          </table:table-cell>
          <table:table-cell office:value-type="float" office:value="8.671679198" calcext:value-type="float">
            <text:p>8.671679198</text:p>
          </table:table-cell>
          <table:table-cell office:value-type="float" office:value="0.319236705" calcext:value-type="float">
            <text:p>0.319236705</text:p>
          </table:table-cell>
          <table:table-cell office:value-type="float" office:value="0.516245487" calcext:value-type="float">
            <text:p>0.516245487</text:p>
          </table:table-cell>
          <table:table-cell office:value-type="float" office:value="0.609830603" calcext:value-type="float">
            <text:p>0.609830603</text:p>
          </table:table-cell>
          <table:table-cell office:value-type="float" office:value="0.606498195" calcext:value-type="float">
            <text:p>0.606498195</text:p>
          </table:table-cell>
          <table:table-cell office:value-type="float" office:value="0.269925021" calcext:value-type="float">
            <text:p>0.269925021</text:p>
          </table:table-cell>
          <table:table-cell office:value-type="float" office:value="0.578728131" calcext:value-type="float">
            <text:p>0.578728131</text:p>
          </table:table-cell>
          <table:table-cell office:value-type="float" office:value="0.197929458" calcext:value-type="float">
            <text:p>0.197929458</text:p>
          </table:table-cell>
          <table:table-cell office:value-type="float" office:value="1.900316456" calcext:value-type="float">
            <text:p>1.900316456</text:p>
          </table:table-cell>
          <table:table-cell office:value-type="float" office:value="2.353855006" calcext:value-type="float">
            <text:p>2.353855006</text:p>
          </table:table-cell>
          <table:table-cell office:value-type="float" office:value="1.819620253" calcext:value-type="float">
            <text:p>1.819620253</text:p>
          </table:table-cell>
          <table:table-cell office:value-type="float" office:value="1.981012658" calcext:value-type="float">
            <text:p>1.981012658</text:p>
          </table:table-cell>
          <table:table-cell office:value-type="float" office:value="1.446777906" calcext:value-type="float">
            <text:p>1.446777906</text:p>
          </table:table-cell>
          <table:table-cell office:value-type="float" office:value="0.333400508" calcext:value-type="float">
            <text:p>0.333400508</text:p>
          </table:table-cell>
          <table:table-cell office:value-type="float" office:value="1.021800281" calcext:value-type="float">
            <text:p>1.021800281</text:p>
          </table:table-cell>
          <table:table-cell office:value-type="float" office:value="1.090014065" calcext:value-type="float">
            <text:p>1.090014065</text:p>
          </table:table-cell>
          <table:table-cell office:value-type="float" office:value="0.524613221" calcext:value-type="float">
            <text:p>0.524613221</text:p>
          </table:table-cell>
          <table:table-cell office:value-type="float" office:value="1.189873418" calcext:value-type="float">
            <text:p>1.189873418</text:p>
          </table:table-cell>
          <table:table-cell office:value-type="float" office:value="1.282700422" calcext:value-type="float">
            <text:p>1.282700422</text:p>
          </table:table-cell>
          <table:table-cell office:value-type="float" office:value="0.246327475" calcext:value-type="float">
            <text:p>0.246327475</text:p>
          </table:table-cell>
          <table:table-cell office:value-type="float" office:value="8.963734568" calcext:value-type="float">
            <text:p>8.963734568</text:p>
          </table:table-cell>
          <table:table-cell office:value-type="float" office:value="8.450617284" calcext:value-type="float">
            <text:p>8.450617284</text:p>
          </table:table-cell>
          <table:table-cell office:value-type="float" office:value="10.17901235" calcext:value-type="float">
            <text:p>10.17901235</text:p>
          </table:table-cell>
          <table:table-cell office:value-type="float" office:value="6.098765432" calcext:value-type="float">
            <text:p>6.098765432</text:p>
          </table:table-cell>
          <table:table-cell office:value-type="float" office:value="11.12654321" calcext:value-type="float">
            <text:p>11.12654321</text:p>
          </table:table-cell>
          <table:table-cell office:value-type="float" office:value="0.43768409" calcext:value-type="float">
            <text:p>0.43768409</text:p>
          </table:table-cell>
          <table:table-cell office:value-type="float" office:value="0.570717017" calcext:value-type="float">
            <text:p>0.570717017</text:p>
          </table:table-cell>
          <table:table-cell office:value-type="float" office:value="0.952631579" calcext:value-type="float">
            <text:p>0.952631579</text:p>
          </table:table-cell>
          <table:table-cell office:value-type="float" office:value="1.347368421" calcext:value-type="float">
            <text:p>1.347368421</text:p>
          </table:table-cell>
          <table:table-cell office:value-type="float" office:value="0.823684211" calcext:value-type="float">
            <text:p>0.823684211</text:p>
          </table:table-cell>
          <table:table-cell office:value-type="float" office:value="2.092105263" calcext:value-type="float">
            <text:p>2.092105263</text:p>
          </table:table-cell>
        </table:table-row>
        <table:table-row table:style-name="ro1">
          <table:table-cell table:number-columns-repeated="2" office:value-type="string" calcext:value-type="string">
            <text:p>WOLD2014JAN_071</text:p>
          </table:table-cell>
          <table:table-cell table:formula="of:=EXACT([.A356];[.B356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2</text:p>
          </table:table-cell>
          <table:table-cell office:value-type="float" office:value="25190238" calcext:value-type="float">
            <text:p>25190238</text:p>
          </table:table-cell>
          <table:table-cell office:value-type="float" office:value="25190795" calcext:value-type="float">
            <text:p>25190795</text:p>
          </table:table-cell>
          <table:table-cell office:value-type="float" office:value="0.07436160171" calcext:value-type="float">
            <text:p>0.07436160171</text:p>
          </table:table-cell>
          <table:table-cell office:value-type="float" office:value="1.150584626" calcext:value-type="float">
            <text:p>1.150584626</text:p>
          </table:table-cell>
          <table:table-cell office:value-type="float" office:value="1.136258393" calcext:value-type="float">
            <text:p>1.136258393</text:p>
          </table:table-cell>
          <table:table-cell office:value-type="float" office:value="1.021301227" calcext:value-type="float">
            <text:p>1.021301227</text:p>
          </table:table-cell>
          <table:table-cell office:value-type="float" office:value="1.116230609" calcext:value-type="float">
            <text:p>1.116230609</text:p>
          </table:table-cell>
          <table:table-cell office:value-type="float" office:value="1.328548275" calcext:value-type="float">
            <text:p>1.328548275</text:p>
          </table:table-cell>
          <table:table-cell office:value-type="float" office:value="0.39181308" calcext:value-type="float">
            <text:p>0.39181308</text:p>
          </table:table-cell>
          <table:table-cell office:value-type="float" office:value="0.927454387" calcext:value-type="float">
            <text:p>0.927454387</text:p>
          </table:table-cell>
          <table:table-cell office:value-type="float" office:value="1.424558355" calcext:value-type="float">
            <text:p>1.424558355</text:p>
          </table:table-cell>
          <table:table-cell office:value-type="float" office:value="0.651028092" calcext:value-type="float">
            <text:p>0.651028092</text:p>
          </table:table-cell>
          <table:table-cell office:value-type="float" office:value="0.661743412" calcext:value-type="float">
            <text:p>0.661743412</text:p>
          </table:table-cell>
          <table:table-cell office:value-type="float" office:value="0.972487692" calcext:value-type="float">
            <text:p>0.972487692</text:p>
          </table:table-cell>
          <table:table-cell office:value-type="float" office:value="0.174730794" calcext:value-type="float">
            <text:p>0.174730794</text:p>
          </table:table-cell>
          <table:table-cell office:value-type="float" office:value="2.77443609" calcext:value-type="float">
            <text:p>2.77443609</text:p>
          </table:table-cell>
          <table:table-cell office:value-type="float" office:value="3.002506266" calcext:value-type="float">
            <text:p>3.002506266</text:p>
          </table:table-cell>
          <table:table-cell office:value-type="float" office:value="2.739348371" calcext:value-type="float">
            <text:p>2.739348371</text:p>
          </table:table-cell>
          <table:table-cell office:value-type="float" office:value="3.240601504" calcext:value-type="float">
            <text:p>3.240601504</text:p>
          </table:table-cell>
          <table:table-cell office:value-type="float" office:value="2.115288221" calcext:value-type="float">
            <text:p>2.115288221</text:p>
          </table:table-cell>
          <table:table-cell office:value-type="float" office:value="0.457099764" calcext:value-type="float">
            <text:p>0.457099764</text:p>
          </table:table-cell>
          <table:table-cell office:value-type="float" office:value="0.933907248" calcext:value-type="float">
            <text:p>0.933907248</text:p>
          </table:table-cell>
          <table:table-cell office:value-type="float" office:value="1.250763677" calcext:value-type="float">
            <text:p>1.250763677</text:p>
          </table:table-cell>
          <table:table-cell office:value-type="float" office:value="0.387670092" calcext:value-type="float">
            <text:p>0.387670092</text:p>
          </table:table-cell>
          <table:table-cell office:value-type="float" office:value="0.801999445" calcext:value-type="float">
            <text:p>0.801999445</text:p>
          </table:table-cell>
          <table:table-cell office:value-type="float" office:value="1.295195779" calcext:value-type="float">
            <text:p>1.295195779</text:p>
          </table:table-cell>
          <table:table-cell office:value-type="float" office:value="0.165394441" calcext:value-type="float">
            <text:p>0.165394441</text:p>
          </table:table-cell>
          <table:table-cell office:value-type="float" office:value="2.39556962" calcext:value-type="float">
            <text:p>2.39556962</text:p>
          </table:table-cell>
          <table:table-cell office:value-type="float" office:value="2.807537399" calcext:value-type="float">
            <text:p>2.807537399</text:p>
          </table:table-cell>
          <table:table-cell office:value-type="float" office:value="2.612197929" calcext:value-type="float">
            <text:p>2.612197929</text:p>
          </table:table-cell>
          <table:table-cell office:value-type="float" office:value="1.91283084" calcext:value-type="float">
            <text:p>1.91283084</text:p>
          </table:table-cell>
          <table:table-cell office:value-type="float" office:value="2.249712313" calcext:value-type="float">
            <text:p>2.249712313</text:p>
          </table:table-cell>
          <table:table-cell office:value-type="float" office:value="0.284775109" calcext:value-type="float">
            <text:p>0.284775109</text:p>
          </table:table-cell>
          <table:table-cell office:value-type="float" office:value="2.317158931" calcext:value-type="float">
            <text:p>2.317158931</text:p>
          </table:table-cell>
          <table:table-cell office:value-type="float" office:value="3.23769339" calcext:value-type="float">
            <text:p>3.23769339</text:p>
          </table:table-cell>
          <table:table-cell office:value-type="float" office:value="1.793248945" calcext:value-type="float">
            <text:p>1.793248945</text:p>
          </table:table-cell>
          <table:table-cell office:value-type="float" office:value="2.348804501" calcext:value-type="float">
            <text:p>2.348804501</text:p>
          </table:table-cell>
          <table:table-cell office:value-type="float" office:value="1.888888889" calcext:value-type="float">
            <text:p>1.888888889</text:p>
          </table:table-cell>
          <table:table-cell office:value-type="float" office:value="0.168369288" calcext:value-type="float">
            <text:p>0.168369288</text:p>
          </table:table-cell>
          <table:table-cell office:value-type="float" office:value="5.667438272" calcext:value-type="float">
            <text:p>5.667438272</text:p>
          </table:table-cell>
          <table:table-cell office:value-type="float" office:value="5.132716049" calcext:value-type="float">
            <text:p>5.132716049</text:p>
          </table:table-cell>
          <table:table-cell office:value-type="float" office:value="5.62037037" calcext:value-type="float">
            <text:p>5.62037037</text:p>
          </table:table-cell>
          <table:table-cell office:value-type="float" office:value="4.891975309" calcext:value-type="float">
            <text:p>4.891975309</text:p>
          </table:table-cell>
          <table:table-cell office:value-type="float" office:value="7.024691358" calcext:value-type="float">
            <text:p>7.024691358</text:p>
          </table:table-cell>
          <table:table-cell office:value-type="float" office:value="0.275556625" calcext:value-type="float">
            <text:p>0.275556625</text:p>
          </table:table-cell>
          <table:table-cell office:value-type="float" office:value="0.518300258" calcext:value-type="float">
            <text:p>0.518300258</text:p>
          </table:table-cell>
          <table:table-cell office:value-type="float" office:value="1.618421053" calcext:value-type="float">
            <text:p>1.618421053</text:p>
          </table:table-cell>
          <table:table-cell office:value-type="float" office:value="2.255263158" calcext:value-type="float">
            <text:p>2.255263158</text:p>
          </table:table-cell>
          <table:table-cell office:value-type="float" office:value="1.281578947" calcext:value-type="float">
            <text:p>1.281578947</text:p>
          </table:table-cell>
          <table:table-cell office:value-type="float" office:value="2.368421053" calcext:value-type="float">
            <text:p>2.368421053</text:p>
          </table:table-cell>
        </table:table-row>
        <table:table-row table:style-name="ro1">
          <table:table-cell table:number-columns-repeated="2" office:value-type="string" calcext:value-type="string">
            <text:p>WOLD2014JAN_072</text:p>
          </table:table-cell>
          <table:table-cell table:formula="of:=EXACT([.A357];[.B357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2</text:p>
          </table:table-cell>
          <table:table-cell office:value-type="float" office:value="25188939" calcext:value-type="float">
            <text:p>25188939</text:p>
          </table:table-cell>
          <table:table-cell office:value-type="float" office:value="25189895" calcext:value-type="float">
            <text:p>25189895</text:p>
          </table:table-cell>
          <table:table-cell office:value-type="float" office:value="0.4757421686" calcext:value-type="float">
            <text:p>0.4757421686</text:p>
          </table:table-cell>
          <table:table-cell office:value-type="float" office:value="0.53776916" calcext:value-type="float">
            <text:p>0.53776916</text:p>
          </table:table-cell>
          <table:table-cell office:value-type="float" office:value="0.383074786" calcext:value-type="float">
            <text:p>0.383074786</text:p>
          </table:table-cell>
          <table:table-cell office:value-type="float" office:value="0.635795323" calcext:value-type="float">
            <text:p>0.635795323</text:p>
          </table:table-cell>
          <table:table-cell office:value-type="float" office:value="0.586709887" calcext:value-type="float">
            <text:p>0.586709887</text:p>
          </table:table-cell>
          <table:table-cell office:value-type="float" office:value="0.545496643" calcext:value-type="float">
            <text:p>0.545496643</text:p>
          </table:table-cell>
          <table:table-cell office:value-type="float" office:value="0.282120729" calcext:value-type="float">
            <text:p>0.282120729</text:p>
          </table:table-cell>
          <table:table-cell office:value-type="float" office:value="0.87235737" calcext:value-type="float">
            <text:p>0.87235737</text:p>
          </table:table-cell>
          <table:table-cell office:value-type="float" office:value="0.937156096" calcext:value-type="float">
            <text:p>0.937156096</text:p>
          </table:table-cell>
          <table:table-cell office:value-type="float" office:value="0.590790617" calcext:value-type="float">
            <text:p>0.590790617</text:p>
          </table:table-cell>
          <table:table-cell office:value-type="float" office:value="0.787431219" calcext:value-type="float">
            <text:p>0.787431219</text:p>
          </table:table-cell>
          <table:table-cell office:value-type="float" office:value="1.174051549" calcext:value-type="float">
            <text:p>1.174051549</text:p>
          </table:table-cell>
          <table:table-cell office:value-type="float" office:value="0.410103642" calcext:value-type="float">
            <text:p>0.410103642</text:p>
          </table:table-cell>
          <table:table-cell office:value-type="float" office:value="0.694235589" calcext:value-type="float">
            <text:p>0.694235589</text:p>
          </table:table-cell>
          <table:table-cell office:value-type="float" office:value="1.077694236" calcext:value-type="float">
            <text:p>1.077694236</text:p>
          </table:table-cell>
          <table:table-cell office:value-type="float" office:value="0.704260652" calcext:value-type="float">
            <text:p>0.704260652</text:p>
          </table:table-cell>
          <table:table-cell office:value-type="float" office:value="0.401002506" calcext:value-type="float">
            <text:p>0.401002506</text:p>
          </table:table-cell>
          <table:table-cell office:value-type="float" office:value="0.593984962" calcext:value-type="float">
            <text:p>0.593984962</text:p>
          </table:table-cell>
          <table:table-cell office:value-type="float" office:value="0.118853559" calcext:value-type="float">
            <text:p>0.118853559</text:p>
          </table:table-cell>
          <table:table-cell office:value-type="float" office:value="2.102193835" calcext:value-type="float">
            <text:p>2.102193835</text:p>
          </table:table-cell>
          <table:table-cell office:value-type="float" office:value="2.364898639" calcext:value-type="float">
            <text:p>2.364898639</text:p>
          </table:table-cell>
          <table:table-cell office:value-type="float" office:value="1.903915579" calcext:value-type="float">
            <text:p>1.903915579</text:p>
          </table:table-cell>
          <table:table-cell office:value-type="float" office:value="2.266037212" calcext:value-type="float">
            <text:p>2.266037212</text:p>
          </table:table-cell>
          <table:table-cell office:value-type="float" office:value="1.87392391" calcext:value-type="float">
            <text:p>1.87392391</text:p>
          </table:table-cell>
          <table:table-cell office:value-type="float" office:value="0.089613281" calcext:value-type="float">
            <text:p>0.089613281</text:p>
          </table:table-cell>
          <table:table-cell office:value-type="float" office:value="1.043296893" calcext:value-type="float">
            <text:p>1.043296893</text:p>
          </table:table-cell>
          <table:table-cell office:value-type="float" office:value="0.971806674" calcext:value-type="float">
            <text:p>0.971806674</text:p>
          </table:table-cell>
          <table:table-cell office:value-type="float" office:value="0.958285386" calcext:value-type="float">
            <text:p>0.958285386</text:p>
          </table:table-cell>
          <table:table-cell office:value-type="float" office:value="1.150172612" calcext:value-type="float">
            <text:p>1.150172612</text:p>
          </table:table-cell>
          <table:table-cell office:value-type="float" office:value="1.0929229" calcext:value-type="float">
            <text:p>1.0929229</text:p>
          </table:table-cell>
          <table:table-cell office:value-type="float" office:value="0.216028337" calcext:value-type="float">
            <text:p>0.216028337</text:p>
          </table:table-cell>
          <table:table-cell office:value-type="float" office:value="1.910337553" calcext:value-type="float">
            <text:p>1.910337553</text:p>
          </table:table-cell>
          <table:table-cell office:value-type="float" office:value="2.098452883" calcext:value-type="float">
            <text:p>2.098452883</text:p>
          </table:table-cell>
          <table:table-cell office:value-type="float" office:value="1.343178622" calcext:value-type="float">
            <text:p>1.343178622</text:p>
          </table:table-cell>
          <table:table-cell office:value-type="float" office:value="2.302390999" calcext:value-type="float">
            <text:p>2.302390999</text:p>
          </table:table-cell>
          <table:table-cell office:value-type="float" office:value="1.897327707" calcext:value-type="float">
            <text:p>1.897327707</text:p>
          </table:table-cell>
          <table:table-cell office:value-type="float" office:value="0.346487111" calcext:value-type="float">
            <text:p>0.346487111</text:p>
          </table:table-cell>
          <table:table-cell office:value-type="float" office:value="2.141975309" calcext:value-type="float">
            <text:p>2.141975309</text:p>
          </table:table-cell>
          <table:table-cell office:value-type="float" office:value="1.759259259" calcext:value-type="float">
            <text:p>1.759259259</text:p>
          </table:table-cell>
          <table:table-cell office:value-type="float" office:value="3.132716049" calcext:value-type="float">
            <text:p>3.132716049</text:p>
          </table:table-cell>
          <table:table-cell office:value-type="float" office:value="1.425925926" calcext:value-type="float">
            <text:p>1.425925926</text:p>
          </table:table-cell>
          <table:table-cell office:value-type="float" office:value="2.25" calcext:value-type="float">
            <text:p>2.25</text:p>
          </table:table-cell>
          <table:table-cell office:value-type="float" office:value="0.216484645" calcext:value-type="float">
            <text:p>0.216484645</text:p>
          </table:table-cell>
          <table:table-cell office:value-type="float" office:value="0.456184419" calcext:value-type="float">
            <text:p>0.456184419</text:p>
          </table:table-cell>
          <table:table-cell office:value-type="float" office:value="2.010526316" calcext:value-type="float">
            <text:p>2.010526316</text:p>
          </table:table-cell>
          <table:table-cell office:value-type="float" office:value="1.573684211" calcext:value-type="float">
            <text:p>1.573684211</text:p>
          </table:table-cell>
          <table:table-cell office:value-type="float" office:value="2.165789474" calcext:value-type="float">
            <text:p>2.165789474</text:p>
          </table:table-cell>
          <table:table-cell office:value-type="float" office:value="2.678947368" calcext:value-type="float">
            <text:p>2.678947368</text:p>
          </table:table-cell>
        </table:table-row>
        <table:table-row table:style-name="ro1">
          <table:table-cell table:number-columns-repeated="2" office:value-type="string" calcext:value-type="string">
            <text:p>WOLD2014JAN_073</text:p>
          </table:table-cell>
          <table:table-cell table:formula="of:=EXACT([.A358];[.B358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2</text:p>
          </table:table-cell>
          <table:table-cell office:value-type="float" office:value="25097311" calcext:value-type="float">
            <text:p>25097311</text:p>
          </table:table-cell>
          <table:table-cell office:value-type="float" office:value="25098321" calcext:value-type="float">
            <text:p>25098321</text:p>
          </table:table-cell>
          <table:table-cell office:value-type="float" office:value="0.05366767206" calcext:value-type="float">
            <text:p>0.05366767206</text:p>
          </table:table-cell>
          <table:table-cell office:value-type="float" office:value="0.324756888" calcext:value-type="float">
            <text:p>0.324756888</text:p>
          </table:table-cell>
          <table:table-cell office:value-type="float" office:value="0.259203519" calcext:value-type="float">
            <text:p>0.259203519</text:p>
          </table:table-cell>
          <table:table-cell office:value-type="float" office:value="0.290576522" calcext:value-type="float">
            <text:p>0.290576522</text:p>
          </table:table-cell>
          <table:table-cell office:value-type="float" office:value="0.319171104" calcext:value-type="float">
            <text:p>0.319171104</text:p>
          </table:table-cell>
          <table:table-cell office:value-type="float" office:value="0.430076407" calcext:value-type="float">
            <text:p>0.430076407</text:p>
          </table:table-cell>
          <table:table-cell office:value-type="float" office:value="0.256296419" calcext:value-type="float">
            <text:p>0.256296419</text:p>
          </table:table-cell>
          <table:table-cell office:value-type="float" office:value="0.464958008" calcext:value-type="float">
            <text:p>0.464958008</text:p>
          </table:table-cell>
          <table:table-cell office:value-type="float" office:value="0.618592528" calcext:value-type="float">
            <text:p>0.618592528</text:p>
          </table:table-cell>
          <table:table-cell office:value-type="float" office:value="0.337966985" calcext:value-type="float">
            <text:p>0.337966985</text:p>
          </table:table-cell>
          <table:table-cell office:value-type="float" office:value="0.416159861" calcext:value-type="float">
            <text:p>0.416159861</text:p>
          </table:table-cell>
          <table:table-cell office:value-type="float" office:value="0.487112656" calcext:value-type="float">
            <text:p>0.487112656</text:p>
          </table:table-cell>
          <table:table-cell office:value-type="float" office:value="0.178108732" calcext:value-type="float">
            <text:p>0.178108732</text:p>
          </table:table-cell>
          <table:table-cell office:value-type="float" office:value="0.755639098" calcext:value-type="float">
            <text:p>0.755639098</text:p>
          </table:table-cell>
          <table:table-cell office:value-type="float" office:value="0.834586466" calcext:value-type="float">
            <text:p>0.834586466</text:p>
          </table:table-cell>
          <table:table-cell office:value-type="float" office:value="0.899749373" calcext:value-type="float">
            <text:p>0.899749373</text:p>
          </table:table-cell>
          <table:table-cell office:value-type="float" office:value="0.679197995" calcext:value-type="float">
            <text:p>0.679197995</text:p>
          </table:table-cell>
          <table:table-cell office:value-type="float" office:value="0.609022556" calcext:value-type="float">
            <text:p>0.609022556</text:p>
          </table:table-cell>
          <table:table-cell office:value-type="float" office:value="0.701863085" calcext:value-type="float">
            <text:p>0.701863085</text:p>
          </table:table-cell>
          <table:table-cell office:value-type="float" office:value="0.604831991" calcext:value-type="float">
            <text:p>0.604831991</text:p>
          </table:table-cell>
          <table:table-cell office:value-type="float" office:value="0.422104971" calcext:value-type="float">
            <text:p>0.422104971</text:p>
          </table:table-cell>
          <table:table-cell office:value-type="float" office:value="0.534296029" calcext:value-type="float">
            <text:p>0.534296029</text:p>
          </table:table-cell>
          <table:table-cell office:value-type="float" office:value="0.246598167" calcext:value-type="float">
            <text:p>0.246598167</text:p>
          </table:table-cell>
          <table:table-cell office:value-type="float" office:value="1.216328798" calcext:value-type="float">
            <text:p>1.216328798</text:p>
          </table:table-cell>
          <table:table-cell office:value-type="float" office:value="0.203686605" calcext:value-type="float">
            <text:p>0.203686605</text:p>
          </table:table-cell>
          <table:table-cell office:value-type="float" office:value="0.766110472" calcext:value-type="float">
            <text:p>0.766110472</text:p>
          </table:table-cell>
          <table:table-cell office:value-type="float" office:value="0.966052934" calcext:value-type="float">
            <text:p>0.966052934</text:p>
          </table:table-cell>
          <table:table-cell office:value-type="float" office:value="0.593498274" calcext:value-type="float">
            <text:p>0.593498274</text:p>
          </table:table-cell>
          <table:table-cell office:value-type="float" office:value="0.790563867" calcext:value-type="float">
            <text:p>0.790563867</text:p>
          </table:table-cell>
          <table:table-cell office:value-type="float" office:value="0.714326812" calcext:value-type="float">
            <text:p>0.714326812</text:p>
          </table:table-cell>
          <table:table-cell office:value-type="float" office:value="0.345301772" calcext:value-type="float">
            <text:p>0.345301772</text:p>
          </table:table-cell>
          <table:table-cell office:value-type="float" office:value="1.123769339" calcext:value-type="float">
            <text:p>1.123769339</text:p>
          </table:table-cell>
          <table:table-cell office:value-type="float" office:value="1.122362869" calcext:value-type="float">
            <text:p>1.122362869</text:p>
          </table:table-cell>
          <table:table-cell office:value-type="float" office:value="0.585091421" calcext:value-type="float">
            <text:p>0.585091421</text:p>
          </table:table-cell>
          <table:table-cell office:value-type="float" office:value="1.305203938" calcext:value-type="float">
            <text:p>1.305203938</text:p>
          </table:table-cell>
          <table:table-cell office:value-type="float" office:value="1.482419128" calcext:value-type="float">
            <text:p>1.482419128</text:p>
          </table:table-cell>
          <table:table-cell office:value-type="float" office:value="0.267936205" calcext:value-type="float">
            <text:p>0.267936205</text:p>
          </table:table-cell>
          <table:table-cell office:value-type="float" office:value="0.640432099" calcext:value-type="float">
            <text:p>0.640432099</text:p>
          </table:table-cell>
          <table:table-cell office:value-type="float" office:value="0.472222222" calcext:value-type="float">
            <text:p>0.472222222</text:p>
          </table:table-cell>
          <table:table-cell office:value-type="float" office:value="0.703703704" calcext:value-type="float">
            <text:p>0.703703704</text:p>
          </table:table-cell>
          <table:table-cell office:value-type="float" office:value="0.533950617" calcext:value-type="float">
            <text:p>0.533950617</text:p>
          </table:table-cell>
          <table:table-cell office:value-type="float" office:value="0.851851852" calcext:value-type="float">
            <text:p>0.851851852</text:p>
          </table:table-cell>
          <table:table-cell office:value-type="float" office:value="0.398864331" calcext:value-type="float">
            <text:p>0.398864331</text:p>
          </table:table-cell>
          <table:table-cell office:value-type="float" office:value="0.573629886" calcext:value-type="float">
            <text:p>0.573629886</text:p>
          </table:table-cell>
          <table:table-cell office:value-type="float" office:value="1.121052632" calcext:value-type="float">
            <text:p>1.121052632</text:p>
          </table:table-cell>
          <table:table-cell office:value-type="float" office:value="1.310526316" calcext:value-type="float">
            <text:p>1.310526316</text:p>
          </table:table-cell>
          <table:table-cell office:value-type="float" office:value="1.039473684" calcext:value-type="float">
            <text:p>1.039473684</text:p>
          </table:table-cell>
          <table:table-cell office:value-type="float" office:value="2.281578947" calcext:value-type="float">
            <text:p>2.281578947</text:p>
          </table:table-cell>
        </table:table-row>
        <table:table-row table:style-name="ro1">
          <table:table-cell table:number-columns-repeated="2" office:value-type="string" calcext:value-type="string">
            <text:p>WOLD2014JAN_074</text:p>
          </table:table-cell>
          <table:table-cell table:formula="of:=EXACT([.A359];[.B359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2</text:p>
          </table:table-cell>
          <table:table-cell office:value-type="float" office:value="25098697" calcext:value-type="float">
            <text:p>25098697</text:p>
          </table:table-cell>
          <table:table-cell office:value-type="float" office:value="25099143" calcext:value-type="float">
            <text:p>25099143</text:p>
          </table:table-cell>
          <table:table-cell office:value-type="float" office:value="0.4014885946" calcext:value-type="float">
            <text:p>0.4014885946</text:p>
          </table:table-cell>
          <table:table-cell office:value-type="float" office:value="0.210336538" calcext:value-type="float">
            <text:p>0.210336538</text:p>
          </table:table-cell>
          <table:table-cell office:value-type="float" office:value="0.329423077" calcext:value-type="float">
            <text:p>0.329423077</text:p>
          </table:table-cell>
          <table:table-cell office:value-type="float" office:value="0.206538462" calcext:value-type="float">
            <text:p>0.206538462</text:p>
          </table:table-cell>
          <table:table-cell office:value-type="float" office:value="0.154230769" calcext:value-type="float">
            <text:p>0.154230769</text:p>
          </table:table-cell>
          <table:table-cell office:value-type="float" office:value="0.151153846" calcext:value-type="float">
            <text:p>0.151153846</text:p>
          </table:table-cell>
          <table:table-cell office:value-type="float" office:value="0.240309898" calcext:value-type="float">
            <text:p>0.240309898</text:p>
          </table:table-cell>
          <table:table-cell office:value-type="float" office:value="0.077337734" calcext:value-type="float">
            <text:p>0.077337734</text:p>
          </table:table-cell>
          <table:table-cell office:value-type="float" office:value="0.101430143" calcext:value-type="float">
            <text:p>0.101430143</text:p>
          </table:table-cell>
          <table:table-cell office:value-type="float" office:value="0.081848185" calcext:value-type="float">
            <text:p>0.081848185</text:p>
          </table:table-cell>
          <table:table-cell office:value-type="float" office:value="0.059405941" calcext:value-type="float">
            <text:p>0.059405941</text:p>
          </table:table-cell>
          <table:table-cell office:value-type="float" office:value="0.066666667" calcext:value-type="float">
            <text:p>0.066666667</text:p>
          </table:table-cell>
          <table:table-cell office:value-type="float" office:value="0.200508512" calcext:value-type="float">
            <text:p>0.200508512</text:p>
          </table:table-cell>
          <table:table-cell table:number-columns-repeated="2" office:value-type="float" office:value="0.22611465" calcext:value-type="float">
            <text:p>0.22611465</text:p>
          </table:table-cell>
          <table:table-cell office:value-type="float" office:value="0.289808917" calcext:value-type="float">
            <text:p>0.289808917</text:p>
          </table:table-cell>
          <table:table-cell office:value-type="float" office:value="0.187898089" calcext:value-type="float">
            <text:p>0.187898089</text:p>
          </table:table-cell>
          <table:table-cell office:value-type="float" office:value="0.200636943" calcext:value-type="float">
            <text:p>0.200636943</text:p>
          </table:table-cell>
          <table:table-cell office:value-type="float" office:value="0.262892211" calcext:value-type="float">
            <text:p>0.262892211</text:p>
          </table:table-cell>
          <table:table-cell office:value-type="float" office:value="0.099013657" calcext:value-type="float">
            <text:p>0.099013657</text:p>
          </table:table-cell>
          <table:table-cell office:value-type="float" office:value="0.124430956" calcext:value-type="float">
            <text:p>0.124430956</text:p>
          </table:table-cell>
          <table:table-cell office:value-type="float" office:value="0.118361153" calcext:value-type="float">
            <text:p>0.118361153</text:p>
          </table:table-cell>
          <table:table-cell office:value-type="float" office:value="0.078907436" calcext:value-type="float">
            <text:p>0.078907436</text:p>
          </table:table-cell>
          <table:table-cell office:value-type="float" office:value="0.074355083" calcext:value-type="float">
            <text:p>0.074355083</text:p>
          </table:table-cell>
          <table:table-cell office:value-type="float" office:value="0.062501687" calcext:value-type="float">
            <text:p>0.062501687</text:p>
          </table:table-cell>
          <table:table-cell office:value-type="float" office:value="7.611669243" calcext:value-type="float">
            <text:p>7.611669243</text:p>
          </table:table-cell>
          <table:table-cell office:value-type="float" office:value="6.946044682" calcext:value-type="float">
            <text:p>6.946044682</text:p>
          </table:table-cell>
          <table:table-cell office:value-type="float" office:value="7.897850218" calcext:value-type="float">
            <text:p>7.897850218</text:p>
          </table:table-cell>
          <table:table-cell office:value-type="float" office:value="8.003934242" calcext:value-type="float">
            <text:p>8.003934242</text:p>
          </table:table-cell>
          <table:table-cell office:value-type="float" office:value="7.598847829" calcext:value-type="float">
            <text:p>7.598847829</text:p>
          </table:table-cell>
          <table:table-cell office:value-type="float" office:value="0.096801215" calcext:value-type="float">
            <text:p>0.096801215</text:p>
          </table:table-cell>
          <table:table-cell office:value-type="float" office:value="0.220706774" calcext:value-type="float">
            <text:p>0.220706774</text:p>
          </table:table-cell>
          <table:table-cell office:value-type="float" office:value="0.242646666" calcext:value-type="float">
            <text:p>0.242646666</text:p>
          </table:table-cell>
          <table:table-cell office:value-type="float" office:value="0.199967971" calcext:value-type="float">
            <text:p>0.199967971</text:p>
          </table:table-cell>
          <table:table-cell office:value-type="float" office:value="0.219505685" calcext:value-type="float">
            <text:p>0.219505685</text:p>
          </table:table-cell>
          <table:table-cell office:value-type="string" calcext:value-type="string">
            <text:p>N/A</text:p>
          </table:table-cell>
          <table:table-cell office:value-type="float" office:value="0.128085997" calcext:value-type="float">
            <text:p>0.128085997</text:p>
          </table:table-cell>
          <table:table-cell office:value-type="float" office:value="3.243703704" calcext:value-type="float">
            <text:p>3.243703704</text:p>
          </table:table-cell>
          <table:table-cell office:value-type="float" office:value="2.734814815" calcext:value-type="float">
            <text:p>2.734814815</text:p>
          </table:table-cell>
          <table:table-cell office:value-type="float" office:value="3.608888889" calcext:value-type="float">
            <text:p>3.608888889</text:p>
          </table:table-cell>
          <table:table-cell office:value-type="float" office:value="3.075555556" calcext:value-type="float">
            <text:p>3.075555556</text:p>
          </table:table-cell>
          <table:table-cell office:value-type="float" office:value="3.555555556" calcext:value-type="float">
            <text:p>3.555555556</text:p>
          </table:table-cell>
          <table:table-cell office:value-type="float" office:value="0.10084192" calcext:value-type="float">
            <text:p>0.10084192</text:p>
          </table:table-cell>
          <table:table-cell office:value-type="float" office:value="0.287492242" calcext:value-type="float">
            <text:p>0.287492242</text:p>
          </table:table-cell>
          <table:table-cell office:value-type="float" office:value="0.260051326" calcext:value-type="float">
            <text:p>0.260051326</text:p>
          </table:table-cell>
          <table:table-cell office:value-type="float" office:value="0.284607256" calcext:value-type="float">
            <text:p>0.284607256</text:p>
          </table:table-cell>
          <table:table-cell office:value-type="float" office:value="0.317818145" calcext:value-type="float">
            <text:p>0.31781814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2014JAN_075</text:p>
          </table:table-cell>
          <table:table-cell table:formula="of:=EXACT([.A360];[.B360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X</text:p>
          </table:table-cell>
          <table:table-cell office:value-type="float" office:value="167099314" calcext:value-type="float">
            <text:p>167099314</text:p>
          </table:table-cell>
          <table:table-cell office:value-type="float" office:value="167100001" calcext:value-type="float">
            <text:p>167100001</text:p>
          </table:table-cell>
          <table:table-cell office:value-type="float" office:value="0.3459448045" calcext:value-type="float">
            <text:p>0.3459448045</text:p>
          </table:table-cell>
          <table:table-cell office:value-type="float" office:value="0.872945126" calcext:value-type="float">
            <text:p>0.872945126</text:p>
          </table:table-cell>
          <table:table-cell office:value-type="float" office:value="0.811530447" calcext:value-type="float">
            <text:p>0.811530447</text:p>
          </table:table-cell>
          <table:table-cell office:value-type="float" office:value="0.922435749" calcext:value-type="float">
            <text:p>0.922435749</text:p>
          </table:table-cell>
          <table:table-cell office:value-type="float" office:value="0.844639963" calcext:value-type="float">
            <text:p>0.844639963</text:p>
          </table:table-cell>
          <table:table-cell office:value-type="float" office:value="0.913174346" calcext:value-type="float">
            <text:p>0.913174346</text:p>
          </table:table-cell>
          <table:table-cell office:value-type="float" office:value="0.184370673" calcext:value-type="float">
            <text:p>0.184370673</text:p>
          </table:table-cell>
          <table:table-cell office:value-type="float" office:value="1.53837243" calcext:value-type="float">
            <text:p>1.53837243</text:p>
          </table:table-cell>
          <table:table-cell office:value-type="float" office:value="1.779611932" calcext:value-type="float">
            <text:p>1.779611932</text:p>
          </table:table-cell>
          <table:table-cell office:value-type="float" office:value="1.781059948" calcext:value-type="float">
            <text:p>1.781059948</text:p>
          </table:table-cell>
          <table:table-cell office:value-type="float" office:value="1.35621199" calcext:value-type="float">
            <text:p>1.35621199</text:p>
          </table:table-cell>
          <table:table-cell office:value-type="float" office:value="1.23660585" calcext:value-type="float">
            <text:p>1.23660585</text:p>
          </table:table-cell>
          <table:table-cell office:value-type="float" office:value="0.263777852" calcext:value-type="float">
            <text:p>0.263777852</text:p>
          </table:table-cell>
          <table:table-cell office:value-type="float" office:value="2.427318296" calcext:value-type="float">
            <text:p>2.427318296</text:p>
          </table:table-cell>
          <table:table-cell office:value-type="float" office:value="1.969924812" calcext:value-type="float">
            <text:p>1.969924812</text:p>
          </table:table-cell>
          <table:table-cell office:value-type="float" office:value="2.651629073" calcext:value-type="float">
            <text:p>2.651629073</text:p>
          </table:table-cell>
          <table:table-cell office:value-type="float" office:value="3.230576441" calcext:value-type="float">
            <text:p>3.230576441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0.14335413" calcext:value-type="float">
            <text:p>0.14335413</text:p>
          </table:table-cell>
          <table:table-cell office:value-type="float" office:value="1.081366287" calcext:value-type="float">
            <text:p>1.081366287</text:p>
          </table:table-cell>
          <table:table-cell office:value-type="float" office:value="1.02193835" calcext:value-type="float">
            <text:p>1.02193835</text:p>
          </table:table-cell>
          <table:table-cell office:value-type="float" office:value="1.299638989" calcext:value-type="float">
            <text:p>1.299638989</text:p>
          </table:table-cell>
          <table:table-cell office:value-type="float" office:value="0.937517356" calcext:value-type="float">
            <text:p>0.937517356</text:p>
          </table:table-cell>
          <table:table-cell office:value-type="float" office:value="1.066370453" calcext:value-type="float">
            <text:p>1.066370453</text:p>
          </table:table-cell>
          <table:table-cell office:value-type="float" office:value="0.121574166" calcext:value-type="float">
            <text:p>0.121574166</text:p>
          </table:table-cell>
          <table:table-cell office:value-type="float" office:value="0.985040276" calcext:value-type="float">
            <text:p>0.985040276</text:p>
          </table:table-cell>
          <table:table-cell office:value-type="float" office:value="1.096375144" calcext:value-type="float">
            <text:p>1.096375144</text:p>
          </table:table-cell>
          <table:table-cell office:value-type="float" office:value="0.852991945" calcext:value-type="float">
            <text:p>0.852991945</text:p>
          </table:table-cell>
          <table:table-cell office:value-type="float" office:value="0.914844649" calcext:value-type="float">
            <text:p>0.914844649</text:p>
          </table:table-cell>
          <table:table-cell office:value-type="float" office:value="1.075949367" calcext:value-type="float">
            <text:p>1.075949367</text:p>
          </table:table-cell>
          <table:table-cell office:value-type="float" office:value="0.231125902" calcext:value-type="float">
            <text:p>0.231125902</text:p>
          </table:table-cell>
          <table:table-cell office:value-type="float" office:value="1.386427567" calcext:value-type="float">
            <text:p>1.386427567</text:p>
          </table:table-cell>
          <table:table-cell office:value-type="float" office:value="1.336146273" calcext:value-type="float">
            <text:p>1.336146273</text:p>
          </table:table-cell>
          <table:table-cell office:value-type="float" office:value="1.210970464" calcext:value-type="float">
            <text:p>1.210970464</text:p>
          </table:table-cell>
          <table:table-cell office:value-type="float" office:value="1.852320675" calcext:value-type="float">
            <text:p>1.852320675</text:p>
          </table:table-cell>
          <table:table-cell office:value-type="float" office:value="1.146272855" calcext:value-type="float">
            <text:p>1.146272855</text:p>
          </table:table-cell>
          <table:table-cell office:value-type="float" office:value="0.371393739" calcext:value-type="float">
            <text:p>0.371393739</text:p>
          </table:table-cell>
          <table:table-cell office:value-type="float" office:value="3.755401235" calcext:value-type="float">
            <text:p>3.755401235</text:p>
          </table:table-cell>
          <table:table-cell office:value-type="float" office:value="4.046296296" calcext:value-type="float">
            <text:p>4.046296296</text:p>
          </table:table-cell>
          <table:table-cell office:value-type="float" office:value="2.395061728" calcext:value-type="float">
            <text:p>2.395061728</text:p>
          </table:table-cell>
          <table:table-cell office:value-type="float" office:value="3" calcext:value-type="float">
            <text:p>3</text:p>
          </table:table-cell>
          <table:table-cell office:value-type="float" office:value="5.580246914" calcext:value-type="float">
            <text:p>5.580246914</text:p>
          </table:table-cell>
          <table:table-cell office:value-type="float" office:value="0.157620641" calcext:value-type="float">
            <text:p>0.157620641</text:p>
          </table:table-cell>
          <table:table-cell office:value-type="float" office:value="0.2205652" calcext:value-type="float">
            <text:p>0.2205652</text:p>
          </table:table-cell>
          <table:table-cell office:value-type="float" office:value="1.421052632" calcext:value-type="float">
            <text:p>1.421052632</text:p>
          </table:table-cell>
          <table:table-cell office:value-type="float" office:value="1.597368421" calcext:value-type="float">
            <text:p>1.597368421</text:p>
          </table:table-cell>
          <table:table-cell office:value-type="float" office:value="1.492105263" calcext:value-type="float">
            <text:p>1.492105263</text:p>
          </table:table-cell>
          <table:table-cell office:value-type="float" office:value="1.086842105" calcext:value-type="float">
            <text:p>1.086842105</text:p>
          </table:table-cell>
        </table:table-row>
        <table:table-row table:style-name="ro1">
          <table:table-cell table:number-columns-repeated="2" office:value-type="string" calcext:value-type="string">
            <text:p>WOLD2014JAN_076</text:p>
          </table:table-cell>
          <table:table-cell table:formula="of:=EXACT([.A361];[.B361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X</text:p>
          </table:table-cell>
          <table:table-cell office:value-type="float" office:value="167091787" calcext:value-type="float">
            <text:p>167091787</text:p>
          </table:table-cell>
          <table:table-cell office:value-type="float" office:value="167092426" calcext:value-type="float">
            <text:p>167092426</text:p>
          </table:table-cell>
          <table:table-cell office:value-type="float" office:value="0.07447439987" calcext:value-type="float">
            <text:p>0.07447439987</text:p>
          </table:table-cell>
          <table:table-cell office:value-type="float" office:value="4.227193795" calcext:value-type="float">
            <text:p>4.227193795</text:p>
          </table:table-cell>
          <table:table-cell office:value-type="float" office:value="3.990159759" calcext:value-type="float">
            <text:p>3.990159759</text:p>
          </table:table-cell>
          <table:table-cell office:value-type="float" office:value="4.685112295" calcext:value-type="float">
            <text:p>4.685112295</text:p>
          </table:table-cell>
          <table:table-cell office:value-type="float" office:value="4.427645288" calcext:value-type="float">
            <text:p>4.427645288</text:p>
          </table:table-cell>
          <table:table-cell office:value-type="float" office:value="3.805857837" calcext:value-type="float">
            <text:p>3.805857837</text:p>
          </table:table-cell>
          <table:table-cell office:value-type="float" office:value="0.096664368" calcext:value-type="float">
            <text:p>0.096664368</text:p>
          </table:table-cell>
          <table:table-cell office:value-type="float" office:value="9.103967564" calcext:value-type="float">
            <text:p>9.103967564</text:p>
          </table:table-cell>
          <table:table-cell office:value-type="float" office:value="9.3214596" calcext:value-type="float">
            <text:p>9.3214596</text:p>
          </table:table-cell>
          <table:table-cell office:value-type="float" office:value="9.813495511" calcext:value-type="float">
            <text:p>9.813495511</text:p>
          </table:table-cell>
          <table:table-cell office:value-type="float" office:value="9.459889951" calcext:value-type="float">
            <text:p>9.459889951</text:p>
          </table:table-cell>
          <table:table-cell office:value-type="float" office:value="7.821025195" calcext:value-type="float">
            <text:p>7.821025195</text:p>
          </table:table-cell>
          <table:table-cell office:value-type="float" office:value="0.300791338" calcext:value-type="float">
            <text:p>0.300791338</text:p>
          </table:table-cell>
          <table:table-cell office:value-type="float" office:value="10.02192982" calcext:value-type="float">
            <text:p>10.02192982</text:p>
          </table:table-cell>
          <table:table-cell office:value-type="float" office:value="6.872180451" calcext:value-type="float">
            <text:p>6.872180451</text:p>
          </table:table-cell>
          <table:table-cell office:value-type="float" office:value="11.90977444" calcext:value-type="float">
            <text:p>11.90977444</text:p>
          </table:table-cell>
          <table:table-cell office:value-type="float" office:value="13.20050125" calcext:value-type="float">
            <text:p>13.20050125</text:p>
          </table:table-cell>
          <table:table-cell office:value-type="float" office:value="8.105263158" calcext:value-type="float">
            <text:p>8.105263158</text:p>
          </table:table-cell>
          <table:table-cell office:value-type="float" office:value="0.379185912" calcext:value-type="float">
            <text:p>0.379185912</text:p>
          </table:table-cell>
          <table:table-cell office:value-type="float" office:value="7.605665093" calcext:value-type="float">
            <text:p>7.605665093</text:p>
          </table:table-cell>
          <table:table-cell office:value-type="float" office:value="8.684254374" calcext:value-type="float">
            <text:p>8.684254374</text:p>
          </table:table-cell>
          <table:table-cell office:value-type="float" office:value="9.871702305" calcext:value-type="float">
            <text:p>9.871702305</text:p>
          </table:table-cell>
          <table:table-cell office:value-type="float" office:value="8.488753124" calcext:value-type="float">
            <text:p>8.488753124</text:p>
          </table:table-cell>
          <table:table-cell office:value-type="float" office:value="3.377950569" calcext:value-type="float">
            <text:p>3.377950569</text:p>
          </table:table-cell>
          <table:table-cell office:value-type="float" office:value="0.186710774" calcext:value-type="float">
            <text:p>0.186710774</text:p>
          </table:table-cell>
          <table:table-cell office:value-type="float" office:value="5.619893556" calcext:value-type="float">
            <text:p>5.619893556</text:p>
          </table:table-cell>
          <table:table-cell office:value-type="float" office:value="6.984752589" calcext:value-type="float">
            <text:p>6.984752589</text:p>
          </table:table-cell>
          <table:table-cell office:value-type="float" office:value="4.742520138" calcext:value-type="float">
            <text:p>4.742520138</text:p>
          </table:table-cell>
          <table:table-cell office:value-type="float" office:value="4.850978136" calcext:value-type="float">
            <text:p>4.850978136</text:p>
          </table:table-cell>
          <table:table-cell office:value-type="float" office:value="5.90132336" calcext:value-type="float">
            <text:p>5.90132336</text:p>
          </table:table-cell>
          <table:table-cell office:value-type="float" office:value="0.072849631" calcext:value-type="float">
            <text:p>0.072849631</text:p>
          </table:table-cell>
          <table:table-cell office:value-type="float" office:value="9.415260197" calcext:value-type="float">
            <text:p>9.415260197</text:p>
          </table:table-cell>
          <table:table-cell office:value-type="float" office:value="9.755274262" calcext:value-type="float">
            <text:p>9.755274262</text:p>
          </table:table-cell>
          <table:table-cell office:value-type="float" office:value="10.13220816" calcext:value-type="float">
            <text:p>10.13220816</text:p>
          </table:table-cell>
          <table:table-cell office:value-type="float" office:value="8.552742616" calcext:value-type="float">
            <text:p>8.552742616</text:p>
          </table:table-cell>
          <table:table-cell office:value-type="float" office:value="9.220815752" calcext:value-type="float">
            <text:p>9.220815752</text:p>
          </table:table-cell>
          <table:table-cell office:value-type="float" office:value="0.108683189" calcext:value-type="float">
            <text:p>0.108683189</text:p>
          </table:table-cell>
          <table:table-cell office:value-type="float" office:value="11.33641975" calcext:value-type="float">
            <text:p>11.33641975</text:p>
          </table:table-cell>
          <table:table-cell office:value-type="float" office:value="12.60802469" calcext:value-type="float">
            <text:p>12.60802469</text:p>
          </table:table-cell>
          <table:table-cell office:value-type="float" office:value="11.5462963" calcext:value-type="float">
            <text:p>11.5462963</text:p>
          </table:table-cell>
          <table:table-cell office:value-type="float" office:value="9.648148148" calcext:value-type="float">
            <text:p>9.648148148</text:p>
          </table:table-cell>
          <table:table-cell office:value-type="float" office:value="11.54320988" calcext:value-type="float">
            <text:p>11.54320988</text:p>
          </table:table-cell>
          <table:table-cell office:value-type="float" office:value="0.242040948" calcext:value-type="float">
            <text:p>0.242040948</text:p>
          </table:table-cell>
          <table:table-cell office:value-type="float" office:value="1.483137755" calcext:value-type="float">
            <text:p>1.483137755</text:p>
          </table:table-cell>
          <table:table-cell office:value-type="float" office:value="8.171052632" calcext:value-type="float">
            <text:p>8.171052632</text:p>
          </table:table-cell>
          <table:table-cell office:value-type="float" office:value="5.163157895" calcext:value-type="float">
            <text:p>5.163157895</text:p>
          </table:table-cell>
          <table:table-cell office:value-type="float" office:value="6.263157895" calcext:value-type="float">
            <text:p>6.263157895</text:p>
          </table:table-cell>
          <table:table-cell office:value-type="float" office:value="4.913157895" calcext:value-type="float">
            <text:p>4.913157895</text:p>
          </table:table-cell>
        </table:table-row>
        <table:table-row table:style-name="ro1">
          <table:table-cell table:number-columns-repeated="2" office:value-type="string" calcext:value-type="string">
            <text:p>WOLD2014JAN_077</text:p>
          </table:table-cell>
          <table:table-cell table:formula="of:=EXACT([.A362];[.B362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X</text:p>
          </table:table-cell>
          <table:table-cell office:value-type="float" office:value="166783301" calcext:value-type="float">
            <text:p>166783301</text:p>
          </table:table-cell>
          <table:table-cell office:value-type="float" office:value="166783920" calcext:value-type="float">
            <text:p>166783920</text:p>
          </table:table-cell>
          <table:table-cell office:value-type="float" office:value="0.2380476082" calcext:value-type="float">
            <text:p>0.2380476082</text:p>
          </table:table-cell>
          <table:table-cell office:value-type="float" office:value="1.773877055" calcext:value-type="float">
            <text:p>1.773877055</text:p>
          </table:table-cell>
          <table:table-cell office:value-type="float" office:value="1.354480204" calcext:value-type="float">
            <text:p>1.354480204</text:p>
          </table:table-cell>
          <table:table-cell office:value-type="float" office:value="2.152002778" calcext:value-type="float">
            <text:p>2.152002778</text:p>
          </table:table-cell>
          <table:table-cell office:value-type="float" office:value="1.934707108" calcext:value-type="float">
            <text:p>1.934707108</text:p>
          </table:table-cell>
          <table:table-cell office:value-type="float" office:value="1.654318129" calcext:value-type="float">
            <text:p>1.654318129</text:p>
          </table:table-cell>
          <table:table-cell office:value-type="float" office:value="0.16350425" calcext:value-type="float">
            <text:p>0.16350425</text:p>
          </table:table-cell>
          <table:table-cell office:value-type="float" office:value="2.614755285" calcext:value-type="float">
            <text:p>2.614755285</text:p>
          </table:table-cell>
          <table:table-cell office:value-type="float" office:value="3.099044309" calcext:value-type="float">
            <text:p>3.099044309</text:p>
          </table:table-cell>
          <table:table-cell office:value-type="float" office:value="2.824500434" calcext:value-type="float">
            <text:p>2.824500434</text:p>
          </table:table-cell>
          <table:table-cell office:value-type="float" office:value="2.388068346" calcext:value-type="float">
            <text:p>2.388068346</text:p>
          </table:table-cell>
          <table:table-cell office:value-type="float" office:value="2.147408051" calcext:value-type="float">
            <text:p>2.147408051</text:p>
          </table:table-cell>
          <table:table-cell office:value-type="float" office:value="0.162112529" calcext:value-type="float">
            <text:p>0.162112529</text:p>
          </table:table-cell>
          <table:table-cell office:value-type="float" office:value="3.664786967" calcext:value-type="float">
            <text:p>3.664786967</text:p>
          </table:table-cell>
          <table:table-cell office:value-type="float" office:value="3.937343358" calcext:value-type="float">
            <text:p>3.937343358</text:p>
          </table:table-cell>
          <table:table-cell office:value-type="float" office:value="4.320802005" calcext:value-type="float">
            <text:p>4.320802005</text:p>
          </table:table-cell>
          <table:table-cell office:value-type="float" office:value="3.448621554" calcext:value-type="float">
            <text:p>3.448621554</text:p>
          </table:table-cell>
          <table:table-cell office:value-type="float" office:value="2.952380952" calcext:value-type="float">
            <text:p>2.952380952</text:p>
          </table:table-cell>
          <table:table-cell office:value-type="float" office:value="0.394284938" calcext:value-type="float">
            <text:p>0.394284938</text:p>
          </table:table-cell>
          <table:table-cell office:value-type="float" office:value="1.799222438" calcext:value-type="float">
            <text:p>1.799222438</text:p>
          </table:table-cell>
          <table:table-cell office:value-type="float" office:value="1.211885587" calcext:value-type="float">
            <text:p>1.211885587</text:p>
          </table:table-cell>
          <table:table-cell office:value-type="float" office:value="2.795890031" calcext:value-type="float">
            <text:p>2.795890031</text:p>
          </table:table-cell>
          <table:table-cell office:value-type="float" office:value="1.803943349" calcext:value-type="float">
            <text:p>1.803943349</text:p>
          </table:table-cell>
          <table:table-cell office:value-type="float" office:value="1.385170786" calcext:value-type="float">
            <text:p>1.385170786</text:p>
          </table:table-cell>
          <table:table-cell office:value-type="float" office:value="0.159229608" calcext:value-type="float">
            <text:p>0.159229608</text:p>
          </table:table-cell>
          <table:table-cell office:value-type="float" office:value="1.319404488" calcext:value-type="float">
            <text:p>1.319404488</text:p>
          </table:table-cell>
          <table:table-cell office:value-type="float" office:value="1.336593786" calcext:value-type="float">
            <text:p>1.336593786</text:p>
          </table:table-cell>
          <table:table-cell office:value-type="float" office:value="1.093785961" calcext:value-type="float">
            <text:p>1.093785961</text:p>
          </table:table-cell>
          <table:table-cell office:value-type="float" office:value="1.251150748" calcext:value-type="float">
            <text:p>1.251150748</text:p>
          </table:table-cell>
          <table:table-cell office:value-type="float" office:value="1.596087457" calcext:value-type="float">
            <text:p>1.596087457</text:p>
          </table:table-cell>
          <table:table-cell office:value-type="float" office:value="0.104601882" calcext:value-type="float">
            <text:p>0.104601882</text:p>
          </table:table-cell>
          <table:table-cell office:value-type="float" office:value="1.937412096" calcext:value-type="float">
            <text:p>1.937412096</text:p>
          </table:table-cell>
          <table:table-cell office:value-type="float" office:value="1.864978903" calcext:value-type="float">
            <text:p>1.864978903</text:p>
          </table:table-cell>
          <table:table-cell office:value-type="float" office:value="2.239099859" calcext:value-type="float">
            <text:p>2.239099859</text:p>
          </table:table-cell>
          <table:table-cell office:value-type="float" office:value="1.841068917" calcext:value-type="float">
            <text:p>1.841068917</text:p>
          </table:table-cell>
          <table:table-cell office:value-type="float" office:value="1.804500703" calcext:value-type="float">
            <text:p>1.804500703</text:p>
          </table:table-cell>
          <table:table-cell office:value-type="float" office:value="0.328328571" calcext:value-type="float">
            <text:p>0.328328571</text:p>
          </table:table-cell>
          <table:table-cell office:value-type="float" office:value="2.375771605" calcext:value-type="float">
            <text:p>2.375771605</text:p>
          </table:table-cell>
          <table:table-cell office:value-type="float" office:value="3.50308642" calcext:value-type="float">
            <text:p>3.50308642</text:p>
          </table:table-cell>
          <table:table-cell office:value-type="float" office:value="2.043209877" calcext:value-type="float">
            <text:p>2.043209877</text:p>
          </table:table-cell>
          <table:table-cell office:value-type="float" office:value="1.725308642" calcext:value-type="float">
            <text:p>1.725308642</text:p>
          </table:table-cell>
          <table:table-cell office:value-type="float" office:value="2.231481481" calcext:value-type="float">
            <text:p>2.231481481</text:p>
          </table:table-cell>
          <table:table-cell office:value-type="float" office:value="0.434926274" calcext:value-type="float">
            <text:p>0.434926274</text:p>
          </table:table-cell>
          <table:table-cell office:value-type="float" office:value="1.035238987" calcext:value-type="float">
            <text:p>1.035238987</text:p>
          </table:table-cell>
          <table:table-cell office:value-type="float" office:value="1.584210526" calcext:value-type="float">
            <text:p>1.584210526</text:p>
          </table:table-cell>
          <table:table-cell office:value-type="float" office:value="3.839473684" calcext:value-type="float">
            <text:p>3.839473684</text:p>
          </table:table-cell>
          <table:table-cell office:value-type="float" office:value="2.389473684" calcext:value-type="float">
            <text:p>2.389473684</text:p>
          </table:table-cell>
          <table:table-cell office:value-type="float" office:value="1.707894737" calcext:value-type="float">
            <text:p>1.707894737</text:p>
          </table:table-cell>
        </table:table-row>
        <table:table-row table:style-name="ro1">
          <table:table-cell table:number-columns-repeated="2" office:value-type="string" calcext:value-type="string">
            <text:p>WOLD2014JAN_078</text:p>
          </table:table-cell>
          <table:table-cell table:formula="of:=EXACT([.A363];[.B363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X</text:p>
          </table:table-cell>
          <table:table-cell office:value-type="float" office:value="166803118" calcext:value-type="float">
            <text:p>166803118</text:p>
          </table:table-cell>
          <table:table-cell office:value-type="float" office:value="166803588" calcext:value-type="float">
            <text:p>166803588</text:p>
          </table:table-cell>
          <table:table-cell office:value-type="float" office:value="0.3548932908" calcext:value-type="float">
            <text:p>0.3548932908</text:p>
          </table:table-cell>
          <table:table-cell office:value-type="float" office:value="0.447296828" calcext:value-type="float">
            <text:p>0.447296828</text:p>
          </table:table-cell>
          <table:table-cell office:value-type="float" office:value="0.371613799" calcext:value-type="float">
            <text:p>0.371613799</text:p>
          </table:table-cell>
          <table:table-cell office:value-type="float" office:value="0.44119009" calcext:value-type="float">
            <text:p>0.44119009</text:p>
          </table:table-cell>
          <table:table-cell office:value-type="float" office:value="0.426834915" calcext:value-type="float">
            <text:p>0.426834915</text:p>
          </table:table-cell>
          <table:table-cell office:value-type="float" office:value="0.549548507" calcext:value-type="float">
            <text:p>0.549548507</text:p>
          </table:table-cell>
          <table:table-cell office:value-type="float" office:value="0.14838741" calcext:value-type="float">
            <text:p>0.14838741</text:p>
          </table:table-cell>
          <table:table-cell office:value-type="float" office:value="0.608673617" calcext:value-type="float">
            <text:p>0.608673617</text:p>
          </table:table-cell>
          <table:table-cell office:value-type="float" office:value="0.738488271" calcext:value-type="float">
            <text:p>0.738488271</text:p>
          </table:table-cell>
          <table:table-cell office:value-type="float" office:value="0.552273385" calcext:value-type="float">
            <text:p>0.552273385</text:p>
          </table:table-cell>
          <table:table-cell office:value-type="float" office:value="0.542426875" calcext:value-type="float">
            <text:p>0.542426875</text:p>
          </table:table-cell>
          <table:table-cell office:value-type="float" office:value="0.601505937" calcext:value-type="float">
            <text:p>0.601505937</text:p>
          </table:table-cell>
          <table:table-cell office:value-type="float" office:value="0.199471396" calcext:value-type="float">
            <text:p>0.199471396</text:p>
          </table:table-cell>
          <table:table-cell office:value-type="float" office:value="20.75438596" calcext:value-type="float">
            <text:p>20.75438596</text:p>
          </table:table-cell>
          <table:table-cell office:value-type="float" office:value="20.11528822" calcext:value-type="float">
            <text:p>20.11528822</text:p>
          </table:table-cell>
          <table:table-cell office:value-type="float" office:value="22.35338346" calcext:value-type="float">
            <text:p>22.35338346</text:p>
          </table:table-cell>
          <table:table-cell office:value-type="float" office:value="25.17293233" calcext:value-type="float">
            <text:p>25.17293233</text:p>
          </table:table-cell>
          <table:table-cell office:value-type="float" office:value="15.37593985" calcext:value-type="float">
            <text:p>15.37593985</text:p>
          </table:table-cell>
          <table:table-cell office:value-type="float" office:value="0.277658158" calcext:value-type="float">
            <text:p>0.277658158</text:p>
          </table:table-cell>
          <table:table-cell office:value-type="float" office:value="0.760344349" calcext:value-type="float">
            <text:p>0.760344349</text:p>
          </table:table-cell>
          <table:table-cell office:value-type="float" office:value="0.558733685" calcext:value-type="float">
            <text:p>0.558733685</text:p>
          </table:table-cell>
          <table:table-cell office:value-type="float" office:value="0.828658706" calcext:value-type="float">
            <text:p>0.828658706</text:p>
          </table:table-cell>
          <table:table-cell office:value-type="float" office:value="1.026381561" calcext:value-type="float">
            <text:p>1.026381561</text:p>
          </table:table-cell>
          <table:table-cell office:value-type="float" office:value="0.627603443" calcext:value-type="float">
            <text:p>0.627603443</text:p>
          </table:table-cell>
          <table:table-cell office:value-type="float" office:value="0.051188339" calcext:value-type="float">
            <text:p>0.051188339</text:p>
          </table:table-cell>
          <table:table-cell office:value-type="float" office:value="0.542074223" calcext:value-type="float">
            <text:p>0.542074223</text:p>
          </table:table-cell>
          <table:table-cell office:value-type="float" office:value="0.575949367" calcext:value-type="float">
            <text:p>0.575949367</text:p>
          </table:table-cell>
          <table:table-cell office:value-type="float" office:value="0.511795167" calcext:value-type="float">
            <text:p>0.511795167</text:p>
          </table:table-cell>
          <table:table-cell office:value-type="float" office:value="0.529344074" calcext:value-type="float">
            <text:p>0.529344074</text:p>
          </table:table-cell>
          <table:table-cell office:value-type="float" office:value="0.551208285" calcext:value-type="float">
            <text:p>0.551208285</text:p>
          </table:table-cell>
          <table:table-cell office:value-type="float" office:value="0.206716685" calcext:value-type="float">
            <text:p>0.206716685</text:p>
          </table:table-cell>
          <table:table-cell office:value-type="float" office:value="0.778129395" calcext:value-type="float">
            <text:p>0.778129395</text:p>
          </table:table-cell>
          <table:table-cell office:value-type="float" office:value="0.679324895" calcext:value-type="float">
            <text:p>0.679324895</text:p>
          </table:table-cell>
          <table:table-cell office:value-type="float" office:value="0.894514768" calcext:value-type="float">
            <text:p>0.894514768</text:p>
          </table:table-cell>
          <table:table-cell office:value-type="float" office:value="0.933895921" calcext:value-type="float">
            <text:p>0.933895921</text:p>
          </table:table-cell>
          <table:table-cell office:value-type="float" office:value="0.604781997" calcext:value-type="float">
            <text:p>0.604781997</text:p>
          </table:table-cell>
          <table:table-cell office:value-type="float" office:value="0.134576715" calcext:value-type="float">
            <text:p>0.134576715</text:p>
          </table:table-cell>
          <table:table-cell office:value-type="float" office:value="13.40123457" calcext:value-type="float">
            <text:p>13.40123457</text:p>
          </table:table-cell>
          <table:table-cell office:value-type="float" office:value="15.62654321" calcext:value-type="float">
            <text:p>15.62654321</text:p>
          </table:table-cell>
          <table:table-cell office:value-type="float" office:value="11.99691358" calcext:value-type="float">
            <text:p>11.99691358</text:p>
          </table:table-cell>
          <table:table-cell office:value-type="float" office:value="11.87345679" calcext:value-type="float">
            <text:p>11.87345679</text:p>
          </table:table-cell>
          <table:table-cell office:value-type="float" office:value="14.10802469" calcext:value-type="float">
            <text:p>14.10802469</text:p>
          </table:table-cell>
          <table:table-cell office:value-type="float" office:value="0.158824411" calcext:value-type="float">
            <text:p>0.158824411</text:p>
          </table:table-cell>
          <table:table-cell office:value-type="float" office:value="0.176065219" calcext:value-type="float">
            <text:p>0.176065219</text:p>
          </table:table-cell>
          <table:table-cell office:value-type="float" office:value="1.318421053" calcext:value-type="float">
            <text:p>1.318421053</text:p>
          </table:table-cell>
          <table:table-cell office:value-type="float" office:value="1.023684211" calcext:value-type="float">
            <text:p>1.023684211</text:p>
          </table:table-cell>
          <table:table-cell office:value-type="float" office:value="1.176315789" calcext:value-type="float">
            <text:p>1.176315789</text:p>
          </table:table-cell>
          <table:table-cell office:value-type="float" office:value="0.915789474" calcext:value-type="float">
            <text:p>0.915789474</text:p>
          </table:table-cell>
        </table:table-row>
        <table:table-row table:style-name="ro1">
          <table:table-cell table:number-columns-repeated="2" office:value-type="string" calcext:value-type="string">
            <text:p>WOLD2014JAN_079</text:p>
          </table:table-cell>
          <table:table-cell table:formula="of:=EXACT([.A364];[.B364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X</text:p>
          </table:table-cell>
          <table:table-cell office:value-type="float" office:value="166805408" calcext:value-type="float">
            <text:p>166805408</text:p>
          </table:table-cell>
          <table:table-cell office:value-type="float" office:value="166805925" calcext:value-type="float">
            <text:p>166805925</text:p>
          </table:table-cell>
          <table:table-cell office:value-type="float" office:value="0.0429355048" calcext:value-type="float">
            <text:p>0.0429355048</text:p>
          </table:table-cell>
          <table:table-cell office:value-type="float" office:value="2.957600139" calcext:value-type="float">
            <text:p>2.957600139</text:p>
          </table:table-cell>
          <table:table-cell office:value-type="float" office:value="2.95485066" calcext:value-type="float">
            <text:p>2.95485066</text:p>
          </table:table-cell>
          <table:table-cell office:value-type="float" office:value="2.869414216" calcext:value-type="float">
            <text:p>2.869414216</text:p>
          </table:table-cell>
          <table:table-cell office:value-type="float" office:value="2.721926372" calcext:value-type="float">
            <text:p>2.721926372</text:p>
          </table:table-cell>
          <table:table-cell office:value-type="float" office:value="3.284209308" calcext:value-type="float">
            <text:p>3.284209308</text:p>
          </table:table-cell>
          <table:table-cell office:value-type="float" office:value="0.139937701" calcext:value-type="float">
            <text:p>0.139937701</text:p>
          </table:table-cell>
          <table:table-cell office:value-type="float" office:value="1.740225891" calcext:value-type="float">
            <text:p>1.740225891</text:p>
          </table:table-cell>
          <table:table-cell office:value-type="float" office:value="1.778743122" calcext:value-type="float">
            <text:p>1.778743122</text:p>
          </table:table-cell>
          <table:table-cell office:value-type="float" office:value="1.968433246" calcext:value-type="float">
            <text:p>1.968433246</text:p>
          </table:table-cell>
          <table:table-cell office:value-type="float" office:value="1.817549957" calcext:value-type="float">
            <text:p>1.817549957</text:p>
          </table:table-cell>
          <table:table-cell office:value-type="float" office:value="1.396177237" calcext:value-type="float">
            <text:p>1.396177237</text:p>
          </table:table-cell>
          <table:table-cell office:value-type="float" office:value="0.286571222" calcext:value-type="float">
            <text:p>0.286571222</text:p>
          </table:table-cell>
          <table:table-cell office:value-type="float" office:value="15.19862155" calcext:value-type="float">
            <text:p>15.19862155</text:p>
          </table:table-cell>
          <table:table-cell office:value-type="float" office:value="17.80451128" calcext:value-type="float">
            <text:p>17.80451128</text:p>
          </table:table-cell>
          <table:table-cell office:value-type="float" office:value="19.72681704" calcext:value-type="float">
            <text:p>19.72681704</text:p>
          </table:table-cell>
          <table:table-cell office:value-type="float" office:value="13.07518797" calcext:value-type="float">
            <text:p>13.07518797</text:p>
          </table:table-cell>
          <table:table-cell office:value-type="float" office:value="10.18796992" calcext:value-type="float">
            <text:p>10.18796992</text:p>
          </table:table-cell>
          <table:table-cell office:value-type="float" office:value="0.08259982" calcext:value-type="float">
            <text:p>0.08259982</text:p>
          </table:table-cell>
          <table:table-cell office:value-type="float" office:value="1.221049708" calcext:value-type="float">
            <text:p>1.221049708</text:p>
          </table:table-cell>
          <table:table-cell office:value-type="float" office:value="1.116356568" calcext:value-type="float">
            <text:p>1.116356568</text:p>
          </table:table-cell>
          <table:table-cell office:value-type="float" office:value="1.305193002" calcext:value-type="float">
            <text:p>1.305193002</text:p>
          </table:table-cell>
          <table:table-cell office:value-type="float" office:value="1.309636212" calcext:value-type="float">
            <text:p>1.309636212</text:p>
          </table:table-cell>
          <table:table-cell office:value-type="float" office:value="1.153013052" calcext:value-type="float">
            <text:p>1.153013052</text:p>
          </table:table-cell>
          <table:table-cell office:value-type="float" office:value="0.253431554" calcext:value-type="float">
            <text:p>0.253431554</text:p>
          </table:table-cell>
          <table:table-cell office:value-type="float" office:value="6.002085731" calcext:value-type="float">
            <text:p>6.002085731</text:p>
          </table:table-cell>
          <table:table-cell office:value-type="float" office:value="7.518124281" calcext:value-type="float">
            <text:p>7.518124281</text:p>
          </table:table-cell>
          <table:table-cell office:value-type="float" office:value="4.516110472" calcext:value-type="float">
            <text:p>4.516110472</text:p>
          </table:table-cell>
          <table:table-cell office:value-type="float" office:value="4.883774453" calcext:value-type="float">
            <text:p>4.883774453</text:p>
          </table:table-cell>
          <table:table-cell office:value-type="float" office:value="7.090333717" calcext:value-type="float">
            <text:p>7.090333717</text:p>
          </table:table-cell>
          <table:table-cell office:value-type="float" office:value="0.058849872" calcext:value-type="float">
            <text:p>0.058849872</text:p>
          </table:table-cell>
          <table:table-cell office:value-type="float" office:value="4.398030942" calcext:value-type="float">
            <text:p>4.398030942</text:p>
          </table:table-cell>
          <table:table-cell office:value-type="float" office:value="4.219409283" calcext:value-type="float">
            <text:p>4.219409283</text:p>
          </table:table-cell>
          <table:table-cell office:value-type="float" office:value="4.690576653" calcext:value-type="float">
            <text:p>4.690576653</text:p>
          </table:table-cell>
          <table:table-cell office:value-type="float" office:value="4.537271449" calcext:value-type="float">
            <text:p>4.537271449</text:p>
          </table:table-cell>
          <table:table-cell office:value-type="float" office:value="4.144866385" calcext:value-type="float">
            <text:p>4.144866385</text:p>
          </table:table-cell>
          <table:table-cell office:value-type="float" office:value="0.181324039" calcext:value-type="float">
            <text:p>0.181324039</text:p>
          </table:table-cell>
          <table:table-cell office:value-type="float" office:value="23.15200617" calcext:value-type="float">
            <text:p>23.15200617</text:p>
          </table:table-cell>
          <table:table-cell office:value-type="float" office:value="19.13271605" calcext:value-type="float">
            <text:p>19.13271605</text:p>
          </table:table-cell>
          <table:table-cell office:value-type="float" office:value="26.10802469" calcext:value-type="float">
            <text:p>26.10802469</text:p>
          </table:table-cell>
          <table:table-cell office:value-type="float" office:value="27.38580247" calcext:value-type="float">
            <text:p>27.38580247</text:p>
          </table:table-cell>
          <table:table-cell office:value-type="float" office:value="19.98148148" calcext:value-type="float">
            <text:p>19.98148148</text:p>
          </table:table-cell>
          <table:table-cell office:value-type="float" office:value="0.164107908" calcext:value-type="float">
            <text:p>0.164107908</text:p>
          </table:table-cell>
          <table:table-cell office:value-type="float" office:value="0.466303983" calcext:value-type="float">
            <text:p>0.466303983</text:p>
          </table:table-cell>
          <table:table-cell office:value-type="float" office:value="2.886842105" calcext:value-type="float">
            <text:p>2.886842105</text:p>
          </table:table-cell>
          <table:table-cell office:value-type="float" office:value="3.371052632" calcext:value-type="float">
            <text:p>3.371052632</text:p>
          </table:table-cell>
          <table:table-cell office:value-type="float" office:value="2.873684211" calcext:value-type="float">
            <text:p>2.873684211</text:p>
          </table:table-cell>
          <table:table-cell office:value-type="float" office:value="2.234210526" calcext:value-type="float">
            <text:p>2.234210526</text:p>
          </table:table-cell>
        </table:table-row>
        <table:table-row table:style-name="ro1">
          <table:table-cell table:number-columns-repeated="2" office:value-type="string" calcext:value-type="string">
            <text:p>WOLD2014JAN_080</text:p>
          </table:table-cell>
          <table:table-cell table:formula="of:=EXACT([.A365];[.B365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X</text:p>
          </table:table-cell>
          <table:table-cell office:value-type="float" office:value="166778620" calcext:value-type="float">
            <text:p>166778620</text:p>
          </table:table-cell>
          <table:table-cell office:value-type="float" office:value="166779781" calcext:value-type="float">
            <text:p>166779781</text:p>
          </table:table-cell>
          <table:table-cell office:value-type="float" office:value="0.2389388333" calcext:value-type="float">
            <text:p>0.2389388333</text:p>
          </table:table-cell>
          <table:table-cell office:value-type="float" office:value="1.123557692" calcext:value-type="float">
            <text:p>1.123557692</text:p>
          </table:table-cell>
          <table:table-cell office:value-type="float" office:value="0.994038462" calcext:value-type="float">
            <text:p>0.994038462</text:p>
          </table:table-cell>
          <table:table-cell office:value-type="float" office:value="0.687884615" calcext:value-type="float">
            <text:p>0.687884615</text:p>
          </table:table-cell>
          <table:table-cell office:value-type="float" office:value="1.482115385" calcext:value-type="float">
            <text:p>1.482115385</text:p>
          </table:table-cell>
          <table:table-cell office:value-type="float" office:value="1.330192308" calcext:value-type="float">
            <text:p>1.330192308</text:p>
          </table:table-cell>
          <table:table-cell office:value-type="float" office:value="0.16471311" calcext:value-type="float">
            <text:p>0.16471311</text:p>
          </table:table-cell>
          <table:table-cell office:value-type="float" office:value="0.520187019" calcext:value-type="float">
            <text:p>0.520187019</text:p>
          </table:table-cell>
          <table:table-cell office:value-type="float" office:value="0.514191419" calcext:value-type="float">
            <text:p>0.514191419</text:p>
          </table:table-cell>
          <table:table-cell office:value-type="float" office:value="0.643124312" calcext:value-type="float">
            <text:p>0.643124312</text:p>
          </table:table-cell>
          <table:table-cell office:value-type="float" office:value="0.457425743" calcext:value-type="float">
            <text:p>0.457425743</text:p>
          </table:table-cell>
          <table:table-cell office:value-type="float" office:value="0.466006601" calcext:value-type="float">
            <text:p>0.466006601</text:p>
          </table:table-cell>
          <table:table-cell office:value-type="float" office:value="0.196048264" calcext:value-type="float">
            <text:p>0.196048264</text:p>
          </table:table-cell>
          <table:table-cell office:value-type="float" office:value="6.312898089" calcext:value-type="float">
            <text:p>6.312898089</text:p>
          </table:table-cell>
          <table:table-cell office:value-type="float" office:value="6.076433121" calcext:value-type="float">
            <text:p>6.076433121</text:p>
          </table:table-cell>
          <table:table-cell office:value-type="float" office:value="7.229299363" calcext:value-type="float">
            <text:p>7.229299363</text:p>
          </table:table-cell>
          <table:table-cell office:value-type="float" office:value="4.656050955" calcext:value-type="float">
            <text:p>4.656050955</text:p>
          </table:table-cell>
          <table:table-cell office:value-type="float" office:value="7.289808917" calcext:value-type="float">
            <text:p>7.289808917</text:p>
          </table:table-cell>
          <table:table-cell office:value-type="float" office:value="0.358114387" calcext:value-type="float">
            <text:p>0.358114387</text:p>
          </table:table-cell>
          <table:table-cell office:value-type="float" office:value="1.579286798" calcext:value-type="float">
            <text:p>1.579286798</text:p>
          </table:table-cell>
          <table:table-cell office:value-type="float" office:value="1.75569044" calcext:value-type="float">
            <text:p>1.75569044</text:p>
          </table:table-cell>
          <table:table-cell office:value-type="float" office:value="2.298937785" calcext:value-type="float">
            <text:p>2.298937785</text:p>
          </table:table-cell>
          <table:table-cell office:value-type="float" office:value="1.198786039" calcext:value-type="float">
            <text:p>1.198786039</text:p>
          </table:table-cell>
          <table:table-cell office:value-type="float" office:value="1.063732929" calcext:value-type="float">
            <text:p>1.063732929</text:p>
          </table:table-cell>
          <table:table-cell office:value-type="float" office:value="0.238961523" calcext:value-type="float">
            <text:p>0.238961523</text:p>
          </table:table-cell>
          <table:table-cell office:value-type="float" office:value="0.58918786" calcext:value-type="float">
            <text:p>0.58918786</text:p>
          </table:table-cell>
          <table:table-cell office:value-type="float" office:value="0.737810875" calcext:value-type="float">
            <text:p>0.737810875</text:p>
          </table:table-cell>
          <table:table-cell office:value-type="float" office:value="0.405929465" calcext:value-type="float">
            <text:p>0.405929465</text:p>
          </table:table-cell>
          <table:table-cell office:value-type="float" office:value="0.646480259" calcext:value-type="float">
            <text:p>0.646480259</text:p>
          </table:table-cell>
          <table:table-cell office:value-type="float" office:value="0.566530842" calcext:value-type="float">
            <text:p>0.566530842</text:p>
          </table:table-cell>
          <table:table-cell office:value-type="float" office:value="0.148850126" calcext:value-type="float">
            <text:p>0.148850126</text:p>
          </table:table-cell>
          <table:table-cell office:value-type="float" office:value="0.568506557" calcext:value-type="float">
            <text:p>0.568506557</text:p>
          </table:table-cell>
          <table:table-cell office:value-type="float" office:value="0.470800192" calcext:value-type="float">
            <text:p>0.470800192</text:p>
          </table:table-cell>
          <table:table-cell office:value-type="float" office:value="0.616345487" calcext:value-type="float">
            <text:p>0.616345487</text:p>
          </table:table-cell>
          <table:table-cell office:value-type="float" office:value="0.618373992" calcext:value-type="float">
            <text:p>0.618373992</text:p>
          </table:table-cell>
          <table:table-cell office:value-type="string" calcext:value-type="string">
            <text:p>N/A</text:p>
          </table:table-cell>
          <table:table-cell office:value-type="float" office:value="0.346560766" calcext:value-type="float">
            <text:p>0.346560766</text:p>
          </table:table-cell>
          <table:table-cell office:value-type="float" office:value="1.708888889" calcext:value-type="float">
            <text:p>1.708888889</text:p>
          </table:table-cell>
          <table:table-cell office:value-type="float" office:value="2.522962963" calcext:value-type="float">
            <text:p>2.522962963</text:p>
          </table:table-cell>
          <table:table-cell office:value-type="float" office:value="1.379259259" calcext:value-type="float">
            <text:p>1.379259259</text:p>
          </table:table-cell>
          <table:table-cell office:value-type="float" office:value="1.752592593" calcext:value-type="float">
            <text:p>1.752592593</text:p>
          </table:table-cell>
          <table:table-cell office:value-type="float" office:value="1.180740741" calcext:value-type="float">
            <text:p>1.180740741</text:p>
          </table:table-cell>
          <table:table-cell office:value-type="float" office:value="0.068821217" calcext:value-type="float">
            <text:p>0.068821217</text:p>
          </table:table-cell>
          <table:table-cell office:value-type="float" office:value="1.218286117" calcext:value-type="float">
            <text:p>1.218286117</text:p>
          </table:table-cell>
          <table:table-cell office:value-type="float" office:value="1.30131334" calcext:value-type="float">
            <text:p>1.30131334</text:p>
          </table:table-cell>
          <table:table-cell office:value-type="float" office:value="1.219896342" calcext:value-type="float">
            <text:p>1.219896342</text:p>
          </table:table-cell>
          <table:table-cell office:value-type="float" office:value="1.133648669" calcext:value-type="float">
            <text:p>1.13364866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string" calcext:value-type="string">
            <text:p>WOLD2014JAN_081</text:p>
          </table:table-cell>
          <table:table-cell table:formula="of:=EXACT([.A366];[.B366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X</text:p>
          </table:table-cell>
          <table:table-cell office:value-type="float" office:value="167229769" calcext:value-type="float">
            <text:p>167229769</text:p>
          </table:table-cell>
          <table:table-cell office:value-type="float" office:value="167230320" calcext:value-type="float">
            <text:p>167230320</text:p>
          </table:table-cell>
          <table:table-cell office:value-type="float" office:value="0.2209775681" calcext:value-type="float">
            <text:p>0.2209775681</text:p>
          </table:table-cell>
          <table:table-cell office:value-type="float" office:value="0.614088909" calcext:value-type="float">
            <text:p>0.614088909</text:p>
          </table:table-cell>
          <table:table-cell office:value-type="float" office:value="0.62086131" calcext:value-type="float">
            <text:p>0.62086131</text:p>
          </table:table-cell>
          <table:table-cell office:value-type="float" office:value="0.602685807" calcext:value-type="float">
            <text:p>0.602685807</text:p>
          </table:table-cell>
          <table:table-cell office:value-type="float" office:value="0.668094466" calcext:value-type="float">
            <text:p>0.668094466</text:p>
          </table:table-cell>
          <table:table-cell office:value-type="float" office:value="0.564714054" calcext:value-type="float">
            <text:p>0.564714054</text:p>
          </table:table-cell>
          <table:table-cell office:value-type="float" office:value="0.125941358" calcext:value-type="float">
            <text:p>0.125941358</text:p>
          </table:table-cell>
          <table:table-cell office:value-type="float" office:value="1.271575442" calcext:value-type="float">
            <text:p>1.271575442</text:p>
          </table:table-cell>
          <table:table-cell office:value-type="float" office:value="1.384882711" calcext:value-type="float">
            <text:p>1.384882711</text:p>
          </table:table-cell>
          <table:table-cell office:value-type="float" office:value="1.347234289" calcext:value-type="float">
            <text:p>1.347234289</text:p>
          </table:table-cell>
          <table:table-cell office:value-type="float" office:value="1.319432378" calcext:value-type="float">
            <text:p>1.319432378</text:p>
          </table:table-cell>
          <table:table-cell office:value-type="float" office:value="1.034752389" calcext:value-type="float">
            <text:p>1.034752389</text:p>
          </table:table-cell>
          <table:table-cell office:value-type="float" office:value="0.418165724" calcext:value-type="float">
            <text:p>0.418165724</text:p>
          </table:table-cell>
          <table:table-cell office:value-type="float" office:value="0.968045113" calcext:value-type="float">
            <text:p>0.968045113</text:p>
          </table:table-cell>
          <table:table-cell office:value-type="float" office:value="0.649122807" calcext:value-type="float">
            <text:p>0.649122807</text:p>
          </table:table-cell>
          <table:table-cell office:value-type="float" office:value="1.561403509" calcext:value-type="float">
            <text:p>1.561403509</text:p>
          </table:table-cell>
          <table:table-cell office:value-type="float" office:value="0.822055138" calcext:value-type="float">
            <text:p>0.822055138</text:p>
          </table:table-cell>
          <table:table-cell office:value-type="float" office:value="0.839598997" calcext:value-type="float">
            <text:p>0.839598997</text:p>
          </table:table-cell>
          <table:table-cell office:value-type="float" office:value="0.205136321" calcext:value-type="float">
            <text:p>0.205136321</text:p>
          </table:table-cell>
          <table:table-cell office:value-type="float" office:value="1.389613996" calcext:value-type="float">
            <text:p>1.389613996</text:p>
          </table:table-cell>
          <table:table-cell office:value-type="float" office:value="1.103026937" calcext:value-type="float">
            <text:p>1.103026937</text:p>
          </table:table-cell>
          <table:table-cell office:value-type="float" office:value="1.209663982" calcext:value-type="float">
            <text:p>1.209663982</text:p>
          </table:table-cell>
          <table:table-cell office:value-type="float" office:value="1.5217995" calcext:value-type="float">
            <text:p>1.5217995</text:p>
          </table:table-cell>
          <table:table-cell office:value-type="float" office:value="1.723965565" calcext:value-type="float">
            <text:p>1.723965565</text:p>
          </table:table-cell>
          <table:table-cell office:value-type="float" office:value="0.241503725" calcext:value-type="float">
            <text:p>0.241503725</text:p>
          </table:table-cell>
          <table:table-cell office:value-type="float" office:value="1.193541427" calcext:value-type="float">
            <text:p>1.193541427</text:p>
          </table:table-cell>
          <table:table-cell office:value-type="float" office:value="1.483314154" calcext:value-type="float">
            <text:p>1.483314154</text:p>
          </table:table-cell>
          <table:table-cell office:value-type="float" office:value="1.030494822" calcext:value-type="float">
            <text:p>1.030494822</text:p>
          </table:table-cell>
          <table:table-cell office:value-type="float" office:value="0.87456847" calcext:value-type="float">
            <text:p>0.87456847</text:p>
          </table:table-cell>
          <table:table-cell office:value-type="float" office:value="1.385788262" calcext:value-type="float">
            <text:p>1.385788262</text:p>
          </table:table-cell>
          <table:table-cell office:value-type="float" office:value="0.071911232" calcext:value-type="float">
            <text:p>0.071911232</text:p>
          </table:table-cell>
          <table:table-cell office:value-type="float" office:value="2.047819972" calcext:value-type="float">
            <text:p>2.047819972</text:p>
          </table:table-cell>
          <table:table-cell office:value-type="float" office:value="2.219409283" calcext:value-type="float">
            <text:p>2.219409283</text:p>
          </table:table-cell>
          <table:table-cell office:value-type="float" office:value="1.938115331" calcext:value-type="float">
            <text:p>1.938115331</text:p>
          </table:table-cell>
          <table:table-cell office:value-type="float" office:value="2.120956399" calcext:value-type="float">
            <text:p>2.120956399</text:p>
          </table:table-cell>
          <table:table-cell office:value-type="float" office:value="1.912798875" calcext:value-type="float">
            <text:p>1.912798875</text:p>
          </table:table-cell>
          <table:table-cell office:value-type="float" office:value="0.250986171" calcext:value-type="float">
            <text:p>0.250986171</text:p>
          </table:table-cell>
          <table:table-cell office:value-type="float" office:value="2.297067901" calcext:value-type="float">
            <text:p>2.297067901</text:p>
          </table:table-cell>
          <table:table-cell office:value-type="float" office:value="1.712962963" calcext:value-type="float">
            <text:p>1.712962963</text:p>
          </table:table-cell>
          <table:table-cell office:value-type="float" office:value="2.080246914" calcext:value-type="float">
            <text:p>2.080246914</text:p>
          </table:table-cell>
          <table:table-cell office:value-type="float" office:value="3.077160494" calcext:value-type="float">
            <text:p>3.077160494</text:p>
          </table:table-cell>
          <table:table-cell office:value-type="float" office:value="2.317901235" calcext:value-type="float">
            <text:p>2.317901235</text:p>
          </table:table-cell>
          <table:table-cell office:value-type="float" office:value="0.161397693" calcext:value-type="float">
            <text:p>0.161397693</text:p>
          </table:table-cell>
          <table:table-cell office:value-type="float" office:value="0.412519761" calcext:value-type="float">
            <text:p>0.412519761</text:p>
          </table:table-cell>
          <table:table-cell office:value-type="float" office:value="1.989473684" calcext:value-type="float">
            <text:p>1.989473684</text:p>
          </table:table-cell>
          <table:table-cell office:value-type="float" office:value="2.613157895" calcext:value-type="float">
            <text:p>2.613157895</text:p>
          </table:table-cell>
          <table:table-cell office:value-type="float" office:value="2.978947368" calcext:value-type="float">
            <text:p>2.978947368</text:p>
          </table:table-cell>
          <table:table-cell office:value-type="float" office:value="2.642105263" calcext:value-type="float">
            <text:p>2.642105263</text:p>
          </table:table-cell>
        </table:table-row>
        <table:table-row table:style-name="ro1">
          <table:table-cell table:number-columns-repeated="2" office:value-type="string" calcext:value-type="string">
            <text:p>WOLD2014JAN_082</text:p>
          </table:table-cell>
          <table:table-cell table:formula="of:=EXACT([.A367];[.B367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X</text:p>
          </table:table-cell>
          <table:table-cell office:value-type="float" office:value="167229151" calcext:value-type="float">
            <text:p>167229151</text:p>
          </table:table-cell>
          <table:table-cell office:value-type="float" office:value="167229598" calcext:value-type="float">
            <text:p>167229598</text:p>
          </table:table-cell>
          <table:table-cell office:value-type="float" office:value="1.013770653" calcext:value-type="float">
            <text:p>1.013770653</text:p>
          </table:table-cell>
          <table:table-cell office:value-type="float" office:value="1.918499653" calcext:value-type="float">
            <text:p>1.918499653</text:p>
          </table:table-cell>
          <table:table-cell office:value-type="float" office:value="2.194721" calcext:value-type="float">
            <text:p>2.194721</text:p>
          </table:table-cell>
          <table:table-cell office:value-type="float" office:value="2.032067608" calcext:value-type="float">
            <text:p>2.032067608</text:p>
          </table:table-cell>
          <table:table-cell office:value-type="float" office:value="1.668326001" calcext:value-type="float">
            <text:p>1.668326001</text:p>
          </table:table-cell>
          <table:table-cell office:value-type="float" office:value="1.778884001" calcext:value-type="float">
            <text:p>1.778884001</text:p>
          </table:table-cell>
          <table:table-cell office:value-type="float" office:value="0.142388193" calcext:value-type="float">
            <text:p>0.142388193</text:p>
          </table:table-cell>
          <table:table-cell office:value-type="float" office:value="2.011439328" calcext:value-type="float">
            <text:p>2.011439328</text:p>
          </table:table-cell>
          <table:table-cell office:value-type="float" office:value="1.940920938" calcext:value-type="float">
            <text:p>1.940920938</text:p>
          </table:table-cell>
          <table:table-cell office:value-type="float" office:value="2.425716768" calcext:value-type="float">
            <text:p>2.425716768</text:p>
          </table:table-cell>
          <table:table-cell office:value-type="float" office:value="1.911671011" calcext:value-type="float">
            <text:p>1.911671011</text:p>
          </table:table-cell>
          <table:table-cell office:value-type="float" office:value="1.767448595" calcext:value-type="float">
            <text:p>1.767448595</text:p>
          </table:table-cell>
          <table:table-cell office:value-type="float" office:value="0.197772293" calcext:value-type="float">
            <text:p>0.197772293</text:p>
          </table:table-cell>
          <table:table-cell office:value-type="float" office:value="3.99122807" calcext:value-type="float">
            <text:p>3.99122807</text:p>
          </table:table-cell>
          <table:table-cell office:value-type="float" office:value="3.250626566" calcext:value-type="float">
            <text:p>3.250626566</text:p>
          </table:table-cell>
          <table:table-cell office:value-type="float" office:value="4.844611529" calcext:value-type="float">
            <text:p>4.844611529</text:p>
          </table:table-cell>
          <table:table-cell office:value-type="float" office:value="3.393483709" calcext:value-type="float">
            <text:p>3.393483709</text:p>
          </table:table-cell>
          <table:table-cell office:value-type="float" office:value="4.476190476" calcext:value-type="float">
            <text:p>4.476190476</text:p>
          </table:table-cell>
          <table:table-cell office:value-type="float" office:value="0.195239966" calcext:value-type="float">
            <text:p>0.195239966</text:p>
          </table:table-cell>
          <table:table-cell office:value-type="float" office:value="1.316856429" calcext:value-type="float">
            <text:p>1.316856429</text:p>
          </table:table-cell>
          <table:table-cell office:value-type="float" office:value="1.690641488" calcext:value-type="float">
            <text:p>1.690641488</text:p>
          </table:table-cell>
          <table:table-cell office:value-type="float" office:value="1.242988059" calcext:value-type="float">
            <text:p>1.242988059</text:p>
          </table:table-cell>
          <table:table-cell office:value-type="float" office:value="1.103026937" calcext:value-type="float">
            <text:p>1.103026937</text:p>
          </table:table-cell>
          <table:table-cell office:value-type="float" office:value="1.230769231" calcext:value-type="float">
            <text:p>1.230769231</text:p>
          </table:table-cell>
          <table:table-cell office:value-type="float" office:value="0.173286439" calcext:value-type="float">
            <text:p>0.173286439</text:p>
          </table:table-cell>
          <table:table-cell office:value-type="float" office:value="4.769275029" calcext:value-type="float">
            <text:p>4.769275029</text:p>
          </table:table-cell>
          <table:table-cell office:value-type="float" office:value="6.005466053" calcext:value-type="float">
            <text:p>6.005466053</text:p>
          </table:table-cell>
          <table:table-cell office:value-type="float" office:value="4.385500575" calcext:value-type="float">
            <text:p>4.385500575</text:p>
          </table:table-cell>
          <table:table-cell office:value-type="float" office:value="4.271288838" calcext:value-type="float">
            <text:p>4.271288838</text:p>
          </table:table-cell>
          <table:table-cell office:value-type="float" office:value="4.414844649" calcext:value-type="float">
            <text:p>4.414844649</text:p>
          </table:table-cell>
          <table:table-cell office:value-type="float" office:value="0.219455413" calcext:value-type="float">
            <text:p>0.219455413</text:p>
          </table:table-cell>
          <table:table-cell office:value-type="float" office:value="4.842827004" calcext:value-type="float">
            <text:p>4.842827004</text:p>
          </table:table-cell>
          <table:table-cell office:value-type="float" office:value="4.014064698" calcext:value-type="float">
            <text:p>4.014064698</text:p>
          </table:table-cell>
          <table:table-cell office:value-type="float" office:value="5.836849508" calcext:value-type="float">
            <text:p>5.836849508</text:p>
          </table:table-cell>
          <table:table-cell office:value-type="float" office:value="5.682137834" calcext:value-type="float">
            <text:p>5.682137834</text:p>
          </table:table-cell>
          <table:table-cell office:value-type="float" office:value="3.838255977" calcext:value-type="float">
            <text:p>3.838255977</text:p>
          </table:table-cell>
          <table:table-cell office:value-type="float" office:value="0.240261887" calcext:value-type="float">
            <text:p>0.240261887</text:p>
          </table:table-cell>
          <table:table-cell office:value-type="float" office:value="8.280092593" calcext:value-type="float">
            <text:p>8.280092593</text:p>
          </table:table-cell>
          <table:table-cell office:value-type="float" office:value="11.16049383" calcext:value-type="float">
            <text:p>11.16049383</text:p>
          </table:table-cell>
          <table:table-cell office:value-type="float" office:value="6.820987654" calcext:value-type="float">
            <text:p>6.820987654</text:p>
          </table:table-cell>
          <table:table-cell office:value-type="float" office:value="8.037037037" calcext:value-type="float">
            <text:p>8.037037037</text:p>
          </table:table-cell>
          <table:table-cell office:value-type="float" office:value="7.101851852" calcext:value-type="float">
            <text:p>7.101851852</text:p>
          </table:table-cell>
          <table:table-cell office:value-type="float" office:value="0.066724463" calcext:value-type="float">
            <text:p>0.066724463</text:p>
          </table:table-cell>
          <table:table-cell office:value-type="float" office:value="0.180902312" calcext:value-type="float">
            <text:p>0.180902312</text:p>
          </table:table-cell>
          <table:table-cell office:value-type="float" office:value="2.952631579" calcext:value-type="float">
            <text:p>2.952631579</text:p>
          </table:table-cell>
          <table:table-cell office:value-type="float" office:value="2.747368421" calcext:value-type="float">
            <text:p>2.747368421</text:p>
          </table:table-cell>
          <table:table-cell office:value-type="float" office:value="2.576315789" calcext:value-type="float">
            <text:p>2.576315789</text:p>
          </table:table-cell>
          <table:table-cell office:value-type="float" office:value="2.568421053" calcext:value-type="float">
            <text:p>2.568421053</text:p>
          </table:table-cell>
        </table:table-row>
        <table:table-row table:style-name="ro1">
          <table:table-cell table:number-columns-repeated="2" office:value-type="string" calcext:value-type="string">
            <text:p>WOLD2014JAN_083</text:p>
          </table:table-cell>
          <table:table-cell table:formula="of:=EXACT([.A368];[.B368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75559380" calcext:value-type="float">
            <text:p>75559380</text:p>
          </table:table-cell>
          <table:table-cell office:value-type="float" office:value="75560082" calcext:value-type="float">
            <text:p>75560082</text:p>
          </table:table-cell>
          <table:table-cell office:value-type="float" office:value="0.4489799929" calcext:value-type="float">
            <text:p>0.4489799929</text:p>
          </table:table-cell>
          <table:table-cell office:value-type="float" office:value="1.255296365" calcext:value-type="float">
            <text:p>1.255296365</text:p>
          </table:table-cell>
          <table:table-cell office:value-type="float" office:value="1.073512387" calcext:value-type="float">
            <text:p>1.073512387</text:p>
          </table:table-cell>
          <table:table-cell office:value-type="float" office:value="1.571197036" calcext:value-type="float">
            <text:p>1.571197036</text:p>
          </table:table-cell>
          <table:table-cell office:value-type="float" office:value="1.236513082" calcext:value-type="float">
            <text:p>1.236513082</text:p>
          </table:table-cell>
          <table:table-cell office:value-type="float" office:value="1.139962954" calcext:value-type="float">
            <text:p>1.139962954</text:p>
          </table:table-cell>
          <table:table-cell office:value-type="float" office:value="0.110355976" calcext:value-type="float">
            <text:p>0.110355976</text:p>
          </table:table-cell>
          <table:table-cell office:value-type="float" office:value="2.03750362" calcext:value-type="float">
            <text:p>2.03750362</text:p>
          </table:table-cell>
          <table:table-cell office:value-type="float" office:value="2.116130901" calcext:value-type="float">
            <text:p>2.116130901</text:p>
          </table:table-cell>
          <table:table-cell office:value-type="float" office:value="1.87228497" calcext:value-type="float">
            <text:p>1.87228497</text:p>
          </table:table-cell>
          <table:table-cell office:value-type="float" office:value="1.841587026" calcext:value-type="float">
            <text:p>1.841587026</text:p>
          </table:table-cell>
          <table:table-cell office:value-type="float" office:value="2.320011584" calcext:value-type="float">
            <text:p>2.320011584</text:p>
          </table:table-cell>
          <table:table-cell office:value-type="float" office:value="0.578812344" calcext:value-type="float">
            <text:p>0.578812344</text:p>
          </table:table-cell>
          <table:table-cell office:value-type="float" office:value="2.738095238" calcext:value-type="float">
            <text:p>2.738095238</text:p>
          </table:table-cell>
          <table:table-cell office:value-type="float" office:value="2.37593985" calcext:value-type="float">
            <text:p>2.37593985</text:p>
          </table:table-cell>
          <table:table-cell office:value-type="float" office:value="1.686716792" calcext:value-type="float">
            <text:p>1.686716792</text:p>
          </table:table-cell>
          <table:table-cell office:value-type="float" office:value="5.072681704" calcext:value-type="float">
            <text:p>5.072681704</text:p>
          </table:table-cell>
          <table:table-cell office:value-type="float" office:value="1.817042607" calcext:value-type="float">
            <text:p>1.817042607</text:p>
          </table:table-cell>
          <table:table-cell office:value-type="float" office:value="0.290122065" calcext:value-type="float">
            <text:p>0.290122065</text:p>
          </table:table-cell>
          <table:table-cell office:value-type="float" office:value="1.280477645" calcext:value-type="float">
            <text:p>1.280477645</text:p>
          </table:table-cell>
          <table:table-cell office:value-type="float" office:value="1.61288531" calcext:value-type="float">
            <text:p>1.61288531</text:p>
          </table:table-cell>
          <table:table-cell office:value-type="float" office:value="1.590669259" calcext:value-type="float">
            <text:p>1.590669259</text:p>
          </table:table-cell>
          <table:table-cell office:value-type="float" office:value="0.938628159" calcext:value-type="float">
            <text:p>0.938628159</text:p>
          </table:table-cell>
          <table:table-cell office:value-type="float" office:value="0.979727853" calcext:value-type="float">
            <text:p>0.979727853</text:p>
          </table:table-cell>
          <table:table-cell office:value-type="float" office:value="0.194377955" calcext:value-type="float">
            <text:p>0.194377955</text:p>
          </table:table-cell>
          <table:table-cell office:value-type="float" office:value="1.92146145" calcext:value-type="float">
            <text:p>1.92146145</text:p>
          </table:table-cell>
          <table:table-cell office:value-type="float" office:value="2.243383199" calcext:value-type="float">
            <text:p>2.243383199</text:p>
          </table:table-cell>
          <table:table-cell office:value-type="float" office:value="1.829401611" calcext:value-type="float">
            <text:p>1.829401611</text:p>
          </table:table-cell>
          <table:table-cell office:value-type="float" office:value="1.432393556" calcext:value-type="float">
            <text:p>1.432393556</text:p>
          </table:table-cell>
          <table:table-cell office:value-type="float" office:value="2.180667434" calcext:value-type="float">
            <text:p>2.180667434</text:p>
          </table:table-cell>
          <table:table-cell office:value-type="float" office:value="0.357927668" calcext:value-type="float">
            <text:p>0.357927668</text:p>
          </table:table-cell>
          <table:table-cell office:value-type="float" office:value="2.710618847" calcext:value-type="float">
            <text:p>2.710618847</text:p>
          </table:table-cell>
          <table:table-cell office:value-type="float" office:value="2.368495077" calcext:value-type="float">
            <text:p>2.368495077</text:p>
          </table:table-cell>
          <table:table-cell office:value-type="float" office:value="1.697609001" calcext:value-type="float">
            <text:p>1.697609001</text:p>
          </table:table-cell>
          <table:table-cell office:value-type="float" office:value="2.770745429" calcext:value-type="float">
            <text:p>2.770745429</text:p>
          </table:table-cell>
          <table:table-cell office:value-type="float" office:value="4.005625879" calcext:value-type="float">
            <text:p>4.005625879</text:p>
          </table:table-cell>
          <table:table-cell office:value-type="float" office:value="0.290824467" calcext:value-type="float">
            <text:p>0.290824467</text:p>
          </table:table-cell>
          <table:table-cell office:value-type="float" office:value="3.206790123" calcext:value-type="float">
            <text:p>3.206790123</text:p>
          </table:table-cell>
          <table:table-cell office:value-type="float" office:value="3.87037037" calcext:value-type="float">
            <text:p>3.87037037</text:p>
          </table:table-cell>
          <table:table-cell office:value-type="float" office:value="3.632716049" calcext:value-type="float">
            <text:p>3.632716049</text:p>
          </table:table-cell>
          <table:table-cell office:value-type="float" office:value="1.827160494" calcext:value-type="float">
            <text:p>1.827160494</text:p>
          </table:table-cell>
          <table:table-cell office:value-type="float" office:value="3.49691358" calcext:value-type="float">
            <text:p>3.49691358</text:p>
          </table:table-cell>
          <table:table-cell office:value-type="float" office:value="0.378478745" calcext:value-type="float">
            <text:p>0.378478745</text:p>
          </table:table-cell>
          <table:table-cell office:value-type="float" office:value="0.854565167" calcext:value-type="float">
            <text:p>0.854565167</text:p>
          </table:table-cell>
          <table:table-cell office:value-type="float" office:value="1.231578947" calcext:value-type="float">
            <text:p>1.231578947</text:p>
          </table:table-cell>
          <table:table-cell office:value-type="float" office:value="3.171052632" calcext:value-type="float">
            <text:p>3.171052632</text:p>
          </table:table-cell>
          <table:table-cell office:value-type="float" office:value="1.928947368" calcext:value-type="float">
            <text:p>1.928947368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table:number-columns-repeated="2" office:value-type="string" calcext:value-type="string">
            <text:p>WOLD2014JAN_084</text:p>
          </table:table-cell>
          <table:table-cell table:formula="of:=EXACT([.A369];[.B369])" office:value-type="boolean" office:boolean-value="true" calcext:value-type="boolean">
            <text:p>TRUE</text:p>
          </table:table-cell>
          <table:table-cell office:value-type="string" calcext:value-type="string">
            <text:p>TEST ELEMENT*TSS</text:p>
          </table:table-cell>
          <table:table-cell office:value-type="string" calcext:value-type="string">
            <text:p>chr1</text:p>
          </table:table-cell>
          <table:table-cell office:value-type="float" office:value="75361825" calcext:value-type="float">
            <text:p>75361825</text:p>
          </table:table-cell>
          <table:table-cell office:value-type="float" office:value="75362213" calcext:value-type="float">
            <text:p>75362213</text:p>
          </table:table-cell>
          <table:table-cell office:value-type="float" office:value="0.0738390312" calcext:value-type="float">
            <text:p>0.0738390312</text:p>
          </table:table-cell>
          <table:table-cell office:value-type="float" office:value="3.12100602" calcext:value-type="float">
            <text:p>3.12100602</text:p>
          </table:table-cell>
          <table:table-cell office:value-type="float" office:value="2.798332947" calcext:value-type="float">
            <text:p>2.798332947</text:p>
          </table:table-cell>
          <table:table-cell office:value-type="float" office:value="4.294975689" calcext:value-type="float">
            <text:p>4.294975689</text:p>
          </table:table-cell>
          <table:table-cell office:value-type="float" office:value="1.908427877" calcext:value-type="float">
            <text:p>1.908427877</text:p>
          </table:table-cell>
          <table:table-cell office:value-type="float" office:value="3.482287567" calcext:value-type="float">
            <text:p>3.482287567</text:p>
          </table:table-cell>
          <table:table-cell office:value-type="float" office:value="0.154525628" calcext:value-type="float">
            <text:p>0.154525628</text:p>
          </table:table-cell>
          <table:table-cell office:value-type="float" office:value="3.156023747" calcext:value-type="float">
            <text:p>3.156023747</text:p>
          </table:table-cell>
          <table:table-cell office:value-type="float" office:value="3.055893426" calcext:value-type="float">
            <text:p>3.055893426</text:p>
          </table:table-cell>
          <table:table-cell office:value-type="float" office:value="3.341152621" calcext:value-type="float">
            <text:p>3.341152621</text:p>
          </table:table-cell>
          <table:table-cell office:value-type="float" office:value="2.53663481" calcext:value-type="float">
            <text:p>2.53663481</text:p>
          </table:table-cell>
          <table:table-cell office:value-type="float" office:value="3.690414133" calcext:value-type="float">
            <text:p>3.690414133</text:p>
          </table:table-cell>
          <table:table-cell office:value-type="float" office:value="0.40621466" calcext:value-type="float">
            <text:p>0.40621466</text:p>
          </table:table-cell>
          <table:table-cell office:value-type="float" office:value="6.490601504" calcext:value-type="float">
            <text:p>6.490601504</text:p>
          </table:table-cell>
          <table:table-cell office:value-type="float" office:value="4.200501253" calcext:value-type="float">
            <text:p>4.200501253</text:p>
          </table:table-cell>
          <table:table-cell office:value-type="float" office:value="6.22556391" calcext:value-type="float">
            <text:p>6.22556391</text:p>
          </table:table-cell>
          <table:table-cell office:value-type="float" office:value="10.24561404" calcext:value-type="float">
            <text:p>10.24561404</text:p>
          </table:table-cell>
          <table:table-cell office:value-type="float" office:value="5.290726817" calcext:value-type="float">
            <text:p>5.290726817</text:p>
          </table:table-cell>
          <table:table-cell office:value-type="float" office:value="0.269239862" calcext:value-type="float">
            <text:p>0.269239862</text:p>
          </table:table-cell>
          <table:table-cell office:value-type="float" office:value="2.911968898" calcext:value-type="float">
            <text:p>2.911968898</text:p>
          </table:table-cell>
          <table:table-cell office:value-type="float" office:value="3.431269092" calcext:value-type="float">
            <text:p>3.431269092</text:p>
          </table:table-cell>
          <table:table-cell office:value-type="float" office:value="2.4348792" calcext:value-type="float">
            <text:p>2.4348792</text:p>
          </table:table-cell>
          <table:table-cell office:value-type="float" office:value="3.711191336" calcext:value-type="float">
            <text:p>3.711191336</text:p>
          </table:table-cell>
          <table:table-cell office:value-type="float" office:value="2.070535962" calcext:value-type="float">
            <text:p>2.070535962</text:p>
          </table:table-cell>
          <table:table-cell office:value-type="float" office:value="0.246515089" calcext:value-type="float">
            <text:p>0.246515089</text:p>
          </table:table-cell>
          <table:table-cell office:value-type="float" office:value="4.647439586" calcext:value-type="float">
            <text:p>4.647439586</text:p>
          </table:table-cell>
          <table:table-cell office:value-type="float" office:value="5.493095512" calcext:value-type="float">
            <text:p>5.493095512</text:p>
          </table:table-cell>
          <table:table-cell office:value-type="float" office:value="4.245397008" calcext:value-type="float">
            <text:p>4.245397008</text:p>
          </table:table-cell>
          <table:table-cell office:value-type="float" office:value="3.208573072" calcext:value-type="float">
            <text:p>3.208573072</text:p>
          </table:table-cell>
          <table:table-cell office:value-type="float" office:value="5.64269275" calcext:value-type="float">
            <text:p>5.64269275</text:p>
          </table:table-cell>
          <table:table-cell office:value-type="float" office:value="0.089351912" calcext:value-type="float">
            <text:p>0.089351912</text:p>
          </table:table-cell>
          <table:table-cell office:value-type="float" office:value="3.573136428" calcext:value-type="float">
            <text:p>3.573136428</text:p>
          </table:table-cell>
          <table:table-cell office:value-type="float" office:value="3.64838256" calcext:value-type="float">
            <text:p>3.64838256</text:p>
          </table:table-cell>
          <table:table-cell office:value-type="float" office:value="3.129395218" calcext:value-type="float">
            <text:p>3.129395218</text:p>
          </table:table-cell>
          <table:table-cell office:value-type="float" office:value="3.890295359" calcext:value-type="float">
            <text:p>3.890295359</text:p>
          </table:table-cell>
          <table:table-cell office:value-type="float" office:value="3.624472574" calcext:value-type="float">
            <text:p>3.624472574</text:p>
          </table:table-cell>
          <table:table-cell office:value-type="float" office:value="0.408428498" calcext:value-type="float">
            <text:p>0.408428498</text:p>
          </table:table-cell>
          <table:table-cell office:value-type="float" office:value="9.491512346" calcext:value-type="float">
            <text:p>9.491512346</text:p>
          </table:table-cell>
          <table:table-cell office:value-type="float" office:value="12.3117284" calcext:value-type="float">
            <text:p>12.3117284</text:p>
          </table:table-cell>
          <table:table-cell office:value-type="float" office:value="12.07098765" calcext:value-type="float">
            <text:p>12.07098765</text:p>
          </table:table-cell>
          <table:table-cell office:value-type="float" office:value="3.972222222" calcext:value-type="float">
            <text:p>3.972222222</text:p>
          </table:table-cell>
          <table:table-cell office:value-type="float" office:value="9.611111111" calcext:value-type="float">
            <text:p>9.611111111</text:p>
          </table:table-cell>
          <table:table-cell office:value-type="float" office:value="0.101646207" calcext:value-type="float">
            <text:p>0.101646207</text:p>
          </table:table-cell>
          <table:table-cell office:value-type="float" office:value="0.314635134" calcext:value-type="float">
            <text:p>0.314635134</text:p>
          </table:table-cell>
          <table:table-cell office:value-type="float" office:value="3.410526316" calcext:value-type="float">
            <text:p>3.410526316</text:p>
          </table:table-cell>
          <table:table-cell office:value-type="float" office:value="3.278947368" calcext:value-type="float">
            <text:p>3.278947368</text:p>
          </table:table-cell>
          <table:table-cell office:value-type="float" office:value="2.986842105" calcext:value-type="float">
            <text:p>2.986842105</text:p>
          </table:table-cell>
          <table:table-cell office:value-type="float" office:value="2.705263158" calcext:value-type="float">
            <text:p>2.705263158</text:p>
          </table:table-cell>
        </table:table-row>
        <table:table-row table:style-name="ro1">
          <table:table-cell table:number-columns-repeated="2" office:value-type="string" calcext:value-type="string">
            <text:p>WOLD2014JAN_085</text:p>
          </table:table-cell>
          <table:table-cell table:formula="of:=EXACT([.A370];[.B370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6</text:p>
          </table:table-cell>
          <table:table-cell office:value-type="float" office:value="72200592" calcext:value-type="float">
            <text:p>72200592</text:p>
          </table:table-cell>
          <table:table-cell office:value-type="float" office:value="72201343" calcext:value-type="float">
            <text:p>72201343</text:p>
          </table:table-cell>
          <table:table-cell office:value-type="float" office:value="0.3752134997" calcext:value-type="float">
            <text:p>0.3752134997</text:p>
          </table:table-cell>
          <table:table-cell office:value-type="float" office:value="1.559359806" calcext:value-type="float">
            <text:p>1.559359806</text:p>
          </table:table-cell>
          <table:table-cell office:value-type="float" office:value="1.343598055" calcext:value-type="float">
            <text:p>1.343598055</text:p>
          </table:table-cell>
          <table:table-cell office:value-type="float" office:value="1.501157675" calcext:value-type="float">
            <text:p>1.501157675</text:p>
          </table:table-cell>
          <table:table-cell office:value-type="float" office:value="1.187774948" calcext:value-type="float">
            <text:p>1.187774948</text:p>
          </table:table-cell>
          <table:table-cell office:value-type="float" office:value="2.204908544" calcext:value-type="float">
            <text:p>2.204908544</text:p>
          </table:table-cell>
          <table:table-cell office:value-type="float" office:value="0.208877614" calcext:value-type="float">
            <text:p>0.208877614</text:p>
          </table:table-cell>
          <table:table-cell office:value-type="float" office:value="2.33123371" calcext:value-type="float">
            <text:p>2.33123371</text:p>
          </table:table-cell>
          <table:table-cell office:value-type="float" office:value="3.047784535" calcext:value-type="float">
            <text:p>3.047784535</text:p>
          </table:table-cell>
          <table:table-cell office:value-type="float" office:value="2.023457863" calcext:value-type="float">
            <text:p>2.023457863</text:p>
          </table:table-cell>
          <table:table-cell office:value-type="float" office:value="2.22589053" calcext:value-type="float">
            <text:p>2.22589053</text:p>
          </table:table-cell>
          <table:table-cell office:value-type="float" office:value="2.027801911" calcext:value-type="float">
            <text:p>2.027801911</text:p>
          </table:table-cell>
          <table:table-cell office:value-type="float" office:value="0.197688348" calcext:value-type="float">
            <text:p>0.197688348</text:p>
          </table:table-cell>
          <table:table-cell office:value-type="float" office:value="2.795739348" calcext:value-type="float">
            <text:p>2.795739348</text:p>
          </table:table-cell>
          <table:table-cell office:value-type="float" office:value="2.79197995" calcext:value-type="float">
            <text:p>2.79197995</text:p>
          </table:table-cell>
          <table:table-cell office:value-type="float" office:value="3.30075188" calcext:value-type="float">
            <text:p>3.30075188</text:p>
          </table:table-cell>
          <table:table-cell office:value-type="float" office:value="3.062656642" calcext:value-type="float">
            <text:p>3.062656642</text:p>
          </table:table-cell>
          <table:table-cell office:value-type="float" office:value="2.027568922" calcext:value-type="float">
            <text:p>2.027568922</text:p>
          </table:table-cell>
          <table:table-cell office:value-type="float" office:value="0.092537681" calcext:value-type="float">
            <text:p>0.092537681</text:p>
          </table:table-cell>
          <table:table-cell office:value-type="float" office:value="1.792557623" calcext:value-type="float">
            <text:p>1.792557623</text:p>
          </table:table-cell>
          <table:table-cell office:value-type="float" office:value="1.776173285" calcext:value-type="float">
            <text:p>1.776173285</text:p>
          </table:table-cell>
          <table:table-cell office:value-type="float" office:value="1.572896418" calcext:value-type="float">
            <text:p>1.572896418</text:p>
          </table:table-cell>
          <table:table-cell office:value-type="float" office:value="1.855040267" calcext:value-type="float">
            <text:p>1.855040267</text:p>
          </table:table-cell>
          <table:table-cell office:value-type="float" office:value="1.966120522" calcext:value-type="float">
            <text:p>1.966120522</text:p>
          </table:table-cell>
          <table:table-cell office:value-type="float" office:value="0.151519436" calcext:value-type="float">
            <text:p>0.151519436</text:p>
          </table:table-cell>
          <table:table-cell office:value-type="float" office:value="1.537327388" calcext:value-type="float">
            <text:p>1.537327388</text:p>
          </table:table-cell>
          <table:table-cell office:value-type="float" office:value="1.737917146" calcext:value-type="float">
            <text:p>1.737917146</text:p>
          </table:table-cell>
          <table:table-cell office:value-type="float" office:value="1.621116226" calcext:value-type="float">
            <text:p>1.621116226</text:p>
          </table:table-cell>
          <table:table-cell office:value-type="float" office:value="1.588895282" calcext:value-type="float">
            <text:p>1.588895282</text:p>
          </table:table-cell>
          <table:table-cell office:value-type="float" office:value="1.201380898" calcext:value-type="float">
            <text:p>1.201380898</text:p>
          </table:table-cell>
          <table:table-cell office:value-type="float" office:value="0.100794387" calcext:value-type="float">
            <text:p>0.100794387</text:p>
          </table:table-cell>
          <table:table-cell office:value-type="float" office:value="2.138185654" calcext:value-type="float">
            <text:p>2.138185654</text:p>
          </table:table-cell>
          <table:table-cell office:value-type="float" office:value="2.454289733" calcext:value-type="float">
            <text:p>2.454289733</text:p>
          </table:table-cell>
          <table:table-cell office:value-type="float" office:value="2.011251758" calcext:value-type="float">
            <text:p>2.011251758</text:p>
          </table:table-cell>
          <table:table-cell office:value-type="float" office:value="2.095639944" calcext:value-type="float">
            <text:p>2.095639944</text:p>
          </table:table-cell>
          <table:table-cell office:value-type="float" office:value="1.991561181" calcext:value-type="float">
            <text:p>1.991561181</text:p>
          </table:table-cell>
          <table:table-cell office:value-type="float" office:value="0.340247688" calcext:value-type="float">
            <text:p>0.340247688</text:p>
          </table:table-cell>
          <table:table-cell office:value-type="float" office:value="3.874228395" calcext:value-type="float">
            <text:p>3.874228395</text:p>
          </table:table-cell>
          <table:table-cell office:value-type="float" office:value="5.027777778" calcext:value-type="float">
            <text:p>5.027777778</text:p>
          </table:table-cell>
          <table:table-cell office:value-type="float" office:value="2.209876543" calcext:value-type="float">
            <text:p>2.209876543</text:p>
          </table:table-cell>
          <table:table-cell office:value-type="float" office:value="3.429012346" calcext:value-type="float">
            <text:p>3.429012346</text:p>
          </table:table-cell>
          <table:table-cell office:value-type="float" office:value="4.830246914" calcext:value-type="float">
            <text:p>4.830246914</text:p>
          </table:table-cell>
          <table:table-cell office:value-type="float" office:value="0.227609021" calcext:value-type="float">
            <text:p>0.227609021</text:p>
          </table:table-cell>
          <table:table-cell office:value-type="float" office:value="0.360730349" calcext:value-type="float">
            <text:p>0.360730349</text:p>
          </table:table-cell>
          <table:table-cell office:value-type="float" office:value="1.565789474" calcext:value-type="float">
            <text:p>1.565789474</text:p>
          </table:table-cell>
          <table:table-cell office:value-type="float" office:value="2.055263158" calcext:value-type="float">
            <text:p>2.055263158</text:p>
          </table:table-cell>
          <table:table-cell office:value-type="float" office:value="1.542105263" calcext:value-type="float">
            <text:p>1.542105263</text:p>
          </table:table-cell>
          <table:table-cell office:value-type="float" office:value="1.176315789" calcext:value-type="float">
            <text:p>1.176315789</text:p>
          </table:table-cell>
        </table:table-row>
        <table:table-row table:style-name="ro1">
          <table:table-cell table:number-columns-repeated="2" office:value-type="string" calcext:value-type="string">
            <text:p>WOLD2014JAN_086</text:p>
          </table:table-cell>
          <table:table-cell table:formula="of:=EXACT([.A371];[.B371])" office:value-type="boolean" office:boolean-value="true" calcext:value-type="boolean">
            <text:p>TRUE</text:p>
          </table:table-cell>
          <table:table-cell office:value-type="string" calcext:value-type="string">
            <text:p>TEST ELEMENT*NESTED</text:p>
          </table:table-cell>
          <table:table-cell office:value-type="string" calcext:value-type="string">
            <text:p>chr4</text:p>
          </table:table-cell>
          <table:table-cell office:value-type="float" office:value="136147444" calcext:value-type="float">
            <text:p>136147444</text:p>
          </table:table-cell>
          <table:table-cell office:value-type="float" office:value="136148733" calcext:value-type="float">
            <text:p>136148733</text:p>
          </table:table-cell>
          <table:table-cell table:style-name="Default" office:value-type="float" office:value="0.113805255" calcext:value-type="float">
            <text:p>0.113805255</text:p>
          </table:table-cell>
          <table:table-cell office:value-type="float" office:value="0.648819171" calcext:value-type="float">
            <text:p>0.648819171</text:p>
          </table:table-cell>
          <table:table-cell office:value-type="float" office:value="0.600601991" calcext:value-type="float">
            <text:p>0.600601991</text:p>
          </table:table-cell>
          <table:table-cell office:value-type="float" office:value="0.572007409" calcext:value-type="float">
            <text:p>0.572007409</text:p>
          </table:table-cell>
          <table:table-cell office:value-type="float" office:value="0.72389442" calcext:value-type="float">
            <text:p>0.72389442</text:p>
          </table:table-cell>
          <table:table-cell office:value-type="float" office:value="0.698772864" calcext:value-type="float">
            <text:p>0.698772864</text:p>
          </table:table-cell>
          <table:table-cell office:value-type="float" office:value="0.203493532" calcext:value-type="float">
            <text:p>0.203493532</text:p>
          </table:table-cell>
          <table:table-cell office:value-type="float" office:value="1.60353316" calcext:value-type="float">
            <text:p>1.60353316</text:p>
          </table:table-cell>
          <table:table-cell office:value-type="float" office:value="1.893426006" calcext:value-type="float">
            <text:p>1.893426006</text:p>
          </table:table-cell>
          <table:table-cell office:value-type="float" office:value="1.335360556" calcext:value-type="float">
            <text:p>1.335360556</text:p>
          </table:table-cell>
          <table:table-cell office:value-type="float" office:value="1.878366638" calcext:value-type="float">
            <text:p>1.878366638</text:p>
          </table:table-cell>
          <table:table-cell office:value-type="float" office:value="1.306979438" calcext:value-type="float">
            <text:p>1.306979438</text:p>
          </table:table-cell>
          <table:table-cell office:value-type="float" office:value="0.217025344" calcext:value-type="float">
            <text:p>0.217025344</text:p>
          </table:table-cell>
          <table:table-cell office:value-type="float" office:value="1.002506266" calcext:value-type="float">
            <text:p>1.002506266</text:p>
          </table:table-cell>
          <table:table-cell office:value-type="float" office:value="0.977443609" calcext:value-type="float">
            <text:p>0.977443609</text:p>
          </table:table-cell>
          <table:table-cell office:value-type="float" office:value="1.197994987" calcext:value-type="float">
            <text:p>1.197994987</text:p>
          </table:table-cell>
          <table:table-cell office:value-type="float" office:value="1.127819549" calcext:value-type="float">
            <text:p>1.127819549</text:p>
          </table:table-cell>
          <table:table-cell office:value-type="float" office:value="0.706766917" calcext:value-type="float">
            <text:p>0.706766917</text:p>
          </table:table-cell>
          <table:table-cell office:value-type="float" office:value="0.559806666" calcext:value-type="float">
            <text:p>0.559806666</text:p>
          </table:table-cell>
          <table:table-cell office:value-type="float" office:value="1.620383227" calcext:value-type="float">
            <text:p>1.620383227</text:p>
          </table:table-cell>
          <table:table-cell office:value-type="float" office:value="2.092752013" calcext:value-type="float">
            <text:p>2.092752013</text:p>
          </table:table-cell>
          <table:table-cell office:value-type="float" office:value="1.077478478" calcext:value-type="float">
            <text:p>1.077478478</text:p>
          </table:table-cell>
          <table:table-cell office:value-type="float" office:value="0.668703138" calcext:value-type="float">
            <text:p>0.668703138</text:p>
          </table:table-cell>
          <table:table-cell office:value-type="float" office:value="2.642599278" calcext:value-type="float">
            <text:p>2.642599278</text:p>
          </table:table-cell>
          <table:table-cell office:value-type="float" office:value="0.31392967" calcext:value-type="float">
            <text:p>0.31392967</text:p>
          </table:table-cell>
          <table:table-cell office:value-type="float" office:value="2.099827388" calcext:value-type="float">
            <text:p>2.099827388</text:p>
          </table:table-cell>
          <table:table-cell office:value-type="float" office:value="2.756329114" calcext:value-type="float">
            <text:p>2.756329114</text:p>
          </table:table-cell>
          <table:table-cell office:value-type="float" office:value="1.782508631" calcext:value-type="float">
            <text:p>1.782508631</text:p>
          </table:table-cell>
          <table:table-cell office:value-type="float" office:value="1.332566168" calcext:value-type="float">
            <text:p>1.332566168</text:p>
          </table:table-cell>
          <table:table-cell office:value-type="float" office:value="2.527905639" calcext:value-type="float">
            <text:p>2.527905639</text:p>
          </table:table-cell>
          <table:table-cell office:value-type="float" office:value="0.357192603" calcext:value-type="float">
            <text:p>0.357192603</text:p>
          </table:table-cell>
          <table:table-cell office:value-type="float" office:value="5.17721519" calcext:value-type="float">
            <text:p>5.17721519</text:p>
          </table:table-cell>
          <table:table-cell office:value-type="float" office:value="6.950773558" calcext:value-type="float">
            <text:p>6.950773558</text:p>
          </table:table-cell>
          <table:table-cell office:value-type="float" office:value="2.575246132" calcext:value-type="float">
            <text:p>2.575246132</text:p>
          </table:table-cell>
          <table:table-cell office:value-type="float" office:value="5.606188467" calcext:value-type="float">
            <text:p>5.606188467</text:p>
          </table:table-cell>
          <table:table-cell office:value-type="float" office:value="5.576652602" calcext:value-type="float">
            <text:p>5.576652602</text:p>
          </table:table-cell>
          <table:table-cell office:value-type="float" office:value="0.334901267" calcext:value-type="float">
            <text:p>0.334901267</text:p>
          </table:table-cell>
          <table:table-cell office:value-type="float" office:value="1.589506173" calcext:value-type="float">
            <text:p>1.589506173</text:p>
          </table:table-cell>
          <table:table-cell office:value-type="float" office:value="1.62962963" calcext:value-type="float">
            <text:p>1.62962963</text:p>
          </table:table-cell>
          <table:table-cell office:value-type="float" office:value="1.787037037" calcext:value-type="float">
            <text:p>1.787037037</text:p>
          </table:table-cell>
          <table:table-cell office:value-type="float" office:value="0.845679012" calcext:value-type="float">
            <text:p>0.845679012</text:p>
          </table:table-cell>
          <table:table-cell office:value-type="float" office:value="2.095679012" calcext:value-type="float">
            <text:p>2.095679012</text:p>
          </table:table-cell>
          <table:table-cell office:value-type="float" office:value="0.315885789" calcext:value-type="float">
            <text:p>0.315885789</text:p>
          </table:table-cell>
          <table:table-cell office:value-type="float" office:value="1.412757629" calcext:value-type="float">
            <text:p>1.412757629</text:p>
          </table:table-cell>
          <table:table-cell office:value-type="float" office:value="5.055263158" calcext:value-type="float">
            <text:p>5.055263158</text:p>
          </table:table-cell>
          <table:table-cell office:value-type="float" office:value="6.147368421" calcext:value-type="float">
            <text:p>6.147368421</text:p>
          </table:table-cell>
          <table:table-cell office:value-type="float" office:value="2.960526316" calcext:value-type="float">
            <text:p>2.960526316</text:p>
          </table:table-cell>
          <table:table-cell office:value-type="float" office:value="3.726315789" calcext:value-type="float">
            <text:p>3.726315789</text:p>
          </table:table-cell>
        </table:table-row>
        <table:table-row table:style-name="ro1">
          <table:table-cell table:number-columns-repeated="2" office:value-type="string" calcext:value-type="string">
            <text:p>WOLD2014JAN_087</text:p>
          </table:table-cell>
          <table:table-cell table:formula="of:=EXACT([.A372];[.B372])" office:value-type="boolean" office:boolean-value="true" calcext:value-type="boolean">
            <text:p>TRUE</text:p>
          </table:table-cell>
          <table:table-cell office:value-type="string" calcext:value-type="string">
            <text:p>TEST ELEMENT</text:p>
          </table:table-cell>
          <table:table-cell office:value-type="string" calcext:value-type="string">
            <text:p>chr1</text:p>
          </table:table-cell>
          <table:table-cell office:value-type="float" office:value="66921855" calcext:value-type="float">
            <text:p>66921855</text:p>
          </table:table-cell>
          <table:table-cell office:value-type="float" office:value="66922977" calcext:value-type="float">
            <text:p>66922977</text:p>
          </table:table-cell>
          <table:table-cell table:style-name="Default" office:value-type="float" office:value="0.170272634" calcext:value-type="float">
            <text:p>0.170272634</text:p>
          </table:table-cell>
          <table:table-cell office:value-type="float" office:value="1.188845798" calcext:value-type="float">
            <text:p>1.188845798</text:p>
          </table:table-cell>
          <table:table-cell office:value-type="float" office:value="1.370456124" calcext:value-type="float">
            <text:p>1.370456124</text:p>
          </table:table-cell>
          <table:table-cell office:value-type="float" office:value="1.200740912" calcext:value-type="float">
            <text:p>1.200740912</text:p>
          </table:table-cell>
          <table:table-cell office:value-type="float" office:value="1.280620514" calcext:value-type="float">
            <text:p>1.280620514</text:p>
          </table:table-cell>
          <table:table-cell office:value-type="float" office:value="0.90356564" calcext:value-type="float">
            <text:p>0.90356564</text:p>
          </table:table-cell>
          <table:table-cell office:value-type="float" office:value="0.189578263" calcext:value-type="float">
            <text:p>0.189578263</text:p>
          </table:table-cell>
          <table:table-cell office:value-type="float" office:value="1.089342601" calcext:value-type="float">
            <text:p>1.089342601</text:p>
          </table:table-cell>
          <table:table-cell office:value-type="float" office:value="1.331595714" calcext:value-type="float">
            <text:p>1.331595714</text:p>
          </table:table-cell>
          <table:table-cell office:value-type="float" office:value="1.118447727" calcext:value-type="float">
            <text:p>1.118447727</text:p>
          </table:table-cell>
          <table:table-cell office:value-type="float" office:value="1.079351289" calcext:value-type="float">
            <text:p>1.079351289</text:p>
          </table:table-cell>
          <table:table-cell office:value-type="float" office:value="0.827975673" calcext:value-type="float">
            <text:p>0.827975673</text:p>
          </table:table-cell>
          <table:table-cell office:value-type="float" office:value="0.117303026" calcext:value-type="float">
            <text:p>0.117303026</text:p>
          </table:table-cell>
          <table:table-cell office:value-type="float" office:value="27.80764411" calcext:value-type="float">
            <text:p>27.80764411</text:p>
          </table:table-cell>
          <table:table-cell office:value-type="float" office:value="25.30576441" calcext:value-type="float">
            <text:p>25.30576441</text:p>
          </table:table-cell>
          <table:table-cell office:value-type="float" office:value="29.37844612" calcext:value-type="float">
            <text:p>29.37844612</text:p>
          </table:table-cell>
          <table:table-cell office:value-type="float" office:value="31.64661654" calcext:value-type="float">
            <text:p>31.64661654</text:p>
          </table:table-cell>
          <table:table-cell office:value-type="float" office:value="24.89974937" calcext:value-type="float">
            <text:p>24.89974937</text:p>
          </table:table-cell>
          <table:table-cell office:value-type="float" office:value="0.090330066" calcext:value-type="float">
            <text:p>0.090330066</text:p>
          </table:table-cell>
          <table:table-cell office:value-type="float" office:value="1.064704249" calcext:value-type="float">
            <text:p>1.064704249</text:p>
          </table:table-cell>
          <table:table-cell office:value-type="float" office:value="1.037489586" calcext:value-type="float">
            <text:p>1.037489586</text:p>
          </table:table-cell>
          <table:table-cell office:value-type="float" office:value="0.987503471" calcext:value-type="float">
            <text:p>0.987503471</text:p>
          </table:table-cell>
          <table:table-cell office:value-type="float" office:value="1.205220772" calcext:value-type="float">
            <text:p>1.205220772</text:p>
          </table:table-cell>
          <table:table-cell office:value-type="float" office:value="1.028603166" calcext:value-type="float">
            <text:p>1.028603166</text:p>
          </table:table-cell>
          <table:table-cell office:value-type="float" office:value="0.168976591" calcext:value-type="float">
            <text:p>0.168976591</text:p>
          </table:table-cell>
          <table:table-cell office:value-type="float" office:value="0.95353855" calcext:value-type="float">
            <text:p>0.95353855</text:p>
          </table:table-cell>
          <table:table-cell office:value-type="float" office:value="0.785097814" calcext:value-type="float">
            <text:p>0.785097814</text:p>
          </table:table-cell>
          <table:table-cell office:value-type="float" office:value="0.999712313" calcext:value-type="float">
            <text:p>0.999712313</text:p>
          </table:table-cell>
          <table:table-cell office:value-type="float" office:value="0.873417722" calcext:value-type="float">
            <text:p>0.873417722</text:p>
          </table:table-cell>
          <table:table-cell office:value-type="float" office:value="1.155926352" calcext:value-type="float">
            <text:p>1.155926352</text:p>
          </table:table-cell>
          <table:table-cell office:value-type="float" office:value="0.225291653" calcext:value-type="float">
            <text:p>0.225291653</text:p>
          </table:table-cell>
          <table:table-cell office:value-type="float" office:value="0.998241913" calcext:value-type="float">
            <text:p>0.998241913</text:p>
          </table:table-cell>
          <table:table-cell office:value-type="float" office:value="1.302390999" calcext:value-type="float">
            <text:p>1.302390999</text:p>
          </table:table-cell>
          <table:table-cell office:value-type="float" office:value="1.023909986" calcext:value-type="float">
            <text:p>1.023909986</text:p>
          </table:table-cell>
          <table:table-cell office:value-type="float" office:value="0.879043601" calcext:value-type="float">
            <text:p>0.879043601</text:p>
          </table:table-cell>
          <table:table-cell office:value-type="float" office:value="0.787623066" calcext:value-type="float">
            <text:p>0.787623066</text:p>
          </table:table-cell>
          <table:table-cell office:value-type="float" office:value="0.422131131" calcext:value-type="float">
            <text:p>0.422131131</text:p>
          </table:table-cell>
          <table:table-cell office:value-type="float" office:value="12.92592593" calcext:value-type="float">
            <text:p>12.92592593</text:p>
          </table:table-cell>
          <table:table-cell office:value-type="float" office:value="13.49074074" calcext:value-type="float">
            <text:p>13.49074074</text:p>
          </table:table-cell>
          <table:table-cell office:value-type="float" office:value="20.05555556" calcext:value-type="float">
            <text:p>20.05555556</text:p>
          </table:table-cell>
          <table:table-cell office:value-type="float" office:value="7.009259259" calcext:value-type="float">
            <text:p>7.009259259</text:p>
          </table:table-cell>
          <table:table-cell office:value-type="float" office:value="11.14814815" calcext:value-type="float">
            <text:p>11.14814815</text:p>
          </table:table-cell>
          <table:table-cell office:value-type="float" office:value="0.314072181" calcext:value-type="float">
            <text:p>0.314072181</text:p>
          </table:table-cell>
          <table:table-cell office:value-type="float" office:value="0.403541427" calcext:value-type="float">
            <text:p>0.403541427</text:p>
          </table:table-cell>
          <table:table-cell office:value-type="float" office:value="1.389473684" calcext:value-type="float">
            <text:p>1.389473684</text:p>
          </table:table-cell>
          <table:table-cell office:value-type="float" office:value="0.802631579" calcext:value-type="float">
            <text:p>0.802631579</text:p>
          </table:table-cell>
          <table:table-cell office:value-type="float" office:value="1.768421053" calcext:value-type="float">
            <text:p>1.768421053</text:p>
          </table:table-cell>
          <table:table-cell office:value-type="float" office:value="1.178947368" calcext:value-type="float">
            <text:p>1.1789473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6">00/00/0000</text:date>, <text:time style:data-style-name="N2" text:time-value="11:24:12.9056022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6T15:06:48.887261162</dc:date>
    <meta:editing-duration>PT22H49M15S</meta:editing-duration>
    <meta:editing-cycles>5</meta:editing-cycles>
    <meta:generator>LibreOffice/6.1.3.2$Linux_X86_64 LibreOffice_project/10$Build-2</meta:generator>
    <meta:document-statistic meta:table-count="1" meta:cell-count="20393" meta:object-count="0"/>
  </office:meta>
</office:document-meta>
</file>